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Grande" svg:font-family="'Lucida Grande', Arial" style:font-pitch="variable"/>
    <style:font-face style:name="ArialMT" svg:font-family="ArialM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officeooo:paragraph-rsid="006aab10"/>
    </style:style>
    <style:style style:name="P3" style:family="paragraph" style:parent-style-name="Text_20_body">
      <style:paragraph-properties fo:line-height="100%"/>
      <style:text-properties officeooo:paragraph-rsid="00acaf3b"/>
    </style:style>
    <style:style style:name="P4" style:family="paragraph" style:parent-style-name="Text_20_body">
      <style:paragraph-properties fo:line-height="100%"/>
      <style:text-properties officeooo:paragraph-rsid="00d4d866"/>
    </style:style>
    <style:style style:name="P5" style:family="paragraph" style:parent-style-name="Text_20_body">
      <style:paragraph-properties fo:line-height="100%"/>
      <style:text-properties officeooo:paragraph-rsid="00e0f873"/>
    </style:style>
    <style:style style:name="P6" style:family="paragraph" style:parent-style-name="Text_20_body">
      <style:paragraph-properties fo:line-height="100%"/>
      <style:text-properties officeooo:paragraph-rsid="013278f5"/>
    </style:style>
    <style:style style:name="P7" style:family="paragraph" style:parent-style-name="Text_20_body">
      <style:paragraph-properties fo:line-height="100%"/>
      <style:text-properties officeooo:paragraph-rsid="0145717f"/>
    </style:style>
    <style:style style:name="P8" style:family="paragraph" style:parent-style-name="Text_20_body">
      <style:paragraph-properties fo:line-height="100%"/>
      <style:text-properties officeooo:paragraph-rsid="01572943"/>
    </style:style>
    <style:style style:name="P9" style:family="paragraph" style:parent-style-name="Text_20_body">
      <style:paragraph-properties fo:line-height="100%"/>
      <style:text-properties officeooo:paragraph-rsid="01ab73e4"/>
    </style:style>
    <style:style style:name="P10" style:family="paragraph" style:parent-style-name="Text_20_body">
      <style:paragraph-properties fo:line-height="100%"/>
      <style:text-properties officeooo:paragraph-rsid="01dfc00d"/>
    </style:style>
    <style:style style:name="P11" style:family="paragraph" style:parent-style-name="Text_20_body">
      <style:paragraph-properties fo:line-height="100%"/>
      <style:text-properties officeooo:paragraph-rsid="02112403"/>
    </style:style>
    <style:style style:name="P12" style:family="paragraph" style:parent-style-name="Text_20_body">
      <style:paragraph-properties fo:line-height="100%"/>
      <style:text-properties officeooo:paragraph-rsid="027bb9d7"/>
    </style:style>
    <style:style style:name="P13" style:family="paragraph" style:parent-style-name="Text_20_body">
      <style:paragraph-properties fo:line-height="100%"/>
      <style:text-properties officeooo:paragraph-rsid="0377e80a"/>
    </style:style>
    <style:style style:name="P14" style:family="paragraph" style:parent-style-name="Text_20_body">
      <style:paragraph-properties fo:line-height="100%"/>
      <style:text-properties officeooo:paragraph-rsid="038433b9"/>
    </style:style>
    <style:style style:name="P15" style:family="paragraph" style:parent-style-name="Text_20_body">
      <style:paragraph-properties fo:line-height="100%"/>
      <style:text-properties officeooo:paragraph-rsid="039f8794"/>
    </style:style>
    <style:style style:name="P16" style:family="paragraph" style:parent-style-name="Text_20_body">
      <style:paragraph-properties fo:line-height="100%"/>
      <style:text-properties officeooo:paragraph-rsid="03b11ee5"/>
    </style:style>
    <style:style style:name="P17" style:family="paragraph" style:parent-style-name="Text_20_body">
      <style:paragraph-properties fo:line-height="100%"/>
      <style:text-properties officeooo:paragraph-rsid="03b97628"/>
    </style:style>
    <style:style style:name="P18" style:family="paragraph" style:parent-style-name="Text_20_body">
      <style:paragraph-properties fo:line-height="100%"/>
      <style:text-properties officeooo:paragraph-rsid="03beb676"/>
    </style:style>
    <style:style style:name="P19" style:family="paragraph" style:parent-style-name="Text_20_body">
      <style:paragraph-properties fo:line-height="100%"/>
      <style:text-properties officeooo:paragraph-rsid="03ca793c"/>
    </style:style>
    <style:style style:name="P20" style:family="paragraph" style:parent-style-name="Text_20_body">
      <style:paragraph-properties fo:line-height="100%"/>
      <style:text-properties officeooo:paragraph-rsid="03d10172"/>
    </style:style>
    <style:style style:name="P21" style:family="paragraph" style:parent-style-name="Text_20_body">
      <style:paragraph-properties fo:line-height="100%"/>
      <style:text-properties officeooo:paragraph-rsid="03d18cd0"/>
    </style:style>
    <style:style style:name="P22" style:family="paragraph" style:parent-style-name="Text_20_body">
      <style:paragraph-properties fo:line-height="100%"/>
      <style:text-properties officeooo:paragraph-rsid="03d192d6"/>
    </style:style>
    <style:style style:name="P23" style:family="paragraph" style:parent-style-name="Text_20_body">
      <style:paragraph-properties fo:line-height="100%"/>
      <style:text-properties officeooo:paragraph-rsid="03d64a29"/>
    </style:style>
    <style:style style:name="P24" style:family="paragraph" style:parent-style-name="Text_20_body">
      <style:paragraph-properties fo:line-height="100%"/>
      <style:text-properties officeooo:paragraph-rsid="03da3562"/>
    </style:style>
    <style:style style:name="P25" style:family="paragraph" style:parent-style-name="Text_20_body">
      <style:paragraph-properties fo:line-height="100%"/>
      <style:text-properties officeooo:paragraph-rsid="03dc9912"/>
    </style:style>
    <style:style style:name="P26" style:family="paragraph" style:parent-style-name="Text_20_body">
      <style:text-properties fo:font-style="normal" style:font-style-asian="normal" style:font-style-complex="normal"/>
    </style:style>
    <style:style style:name="P27" style:family="paragraph" style:parent-style-name="Text_20_body">
      <style:paragraph-properties fo:line-height="100%" fo:text-align="center" style:justify-single-word="false"/>
      <style:text-properties fo:font-style="normal" officeooo:rsid="0044acc3" officeooo:paragraph-rsid="0044acc3" style:font-style-asian="normal" style:font-style-complex="normal"/>
    </style:style>
    <style:style style:name="P28" style:family="paragraph" style:parent-style-name="Text_20_body">
      <style:paragraph-properties fo:line-height="100%"/>
      <style:text-properties fo:font-style="normal" officeooo:paragraph-rsid="00722970" style:font-style-asian="normal" style:font-style-complex="normal"/>
    </style:style>
    <style:style style:name="P29" style:family="paragraph" style:parent-style-name="Text_20_body">
      <style:paragraph-properties fo:line-height="100%"/>
      <style:text-properties fo:font-style="normal" officeooo:rsid="009d0c24" officeooo:paragraph-rsid="009d0c24" style:font-style-asian="normal" style:font-style-complex="normal"/>
    </style:style>
    <style:style style:name="P30" style:family="paragraph" style:parent-style-name="Text_20_body">
      <style:paragraph-properties fo:line-height="100%"/>
      <style:text-properties fo:font-style="normal" officeooo:rsid="009d0c24" officeooo:paragraph-rsid="0377e80a" style:font-style-asian="normal" style:font-style-complex="normal"/>
    </style:style>
    <style:style style:name="P31" style:family="paragraph" style:parent-style-name="Text_20_body">
      <style:paragraph-properties fo:line-height="100%"/>
      <style:text-properties fo:font-style="normal" officeooo:rsid="009d0c24" officeooo:paragraph-rsid="038433b9" style:font-style-asian="normal" style:font-style-complex="normal"/>
    </style:style>
    <style:style style:name="P32" style:family="paragraph" style:parent-style-name="Text_20_body">
      <style:paragraph-properties fo:line-height="100%" fo:text-align="center" style:justify-single-word="false"/>
      <style:text-properties fo:font-style="normal" officeooo:rsid="00ad52a4" officeooo:paragraph-rsid="00ad52a4" style:font-style-asian="normal" style:font-style-complex="normal"/>
    </style:style>
    <style:style style:name="P33" style:family="paragraph" style:parent-style-name="Text_20_body">
      <style:paragraph-properties fo:line-height="100%" fo:text-align="center" style:justify-single-word="false"/>
      <style:text-properties fo:font-style="normal" style:text-underline-style="none" officeooo:rsid="00ad52a4" officeooo:paragraph-rsid="00af49e6" style:font-style-asian="normal" style:font-style-complex="normal"/>
    </style:style>
    <style:style style:name="P34" style:family="paragraph" style:parent-style-name="Text_20_body">
      <style:text-properties fo:font-style="normal" style:text-underline-style="none" officeooo:rsid="03326901" officeooo:paragraph-rsid="03326901" style:font-style-asian="normal" style:font-style-complex="normal"/>
    </style:style>
    <style:style style:name="P35" style:family="paragraph" style:parent-style-name="Text_20_body">
      <style:paragraph-properties fo:line-height="100%"/>
      <style:text-properties fo:font-style="normal" style:text-underline-style="none" fo:font-weight="normal" officeooo:rsid="006f336c" officeooo:paragraph-rsid="00d64a9f" style:font-style-asian="normal" style:font-weight-asian="normal" style:font-style-complex="normal" style:font-weight-complex="normal"/>
    </style:style>
    <style:style style:name="P36" style:family="paragraph" style:parent-style-name="Text_20_body">
      <style:paragraph-properties fo:line-height="100%"/>
      <style:text-properties fo:font-style="normal" style:text-underline-style="none" fo:font-weight="bold" officeooo:rsid="01e78dfe" officeooo:paragraph-rsid="01fd58d0" style:font-style-asian="normal" style:font-weight-asian="bold" style:font-style-complex="normal" style:font-weight-complex="bold"/>
    </style:style>
    <style:style style:name="P37" style:family="paragraph" style:parent-style-name="Text_20_body">
      <style:paragraph-properties fo:line-height="100%"/>
      <style:text-properties fo:font-style="normal" style:text-underline-style="none" fo:font-weight="bold" officeooo:rsid="015e8603" officeooo:paragraph-rsid="03d18cd0" style:font-style-asian="normal" style:font-weight-asian="bold" style:font-style-complex="normal" style:font-weight-complex="bold"/>
    </style:style>
    <style:style style:name="P38" style:family="paragraph" style:parent-style-name="Text_20_body">
      <style:paragraph-properties fo:line-height="100%" fo:text-align="start" style:justify-single-word="false"/>
      <style:text-properties fo:font-style="normal" fo:font-weight="bold" officeooo:rsid="025130f2" officeooo:paragraph-rsid="025130f2" style:font-style-asian="normal" style:font-weight-asian="bold" style:font-style-complex="normal" style:font-weight-complex="bold"/>
    </style:style>
    <style:style style:name="P39" style:family="paragraph" style:parent-style-name="Text_20_body">
      <style:text-properties fo:font-style="normal" style:text-underline-style="solid" style:text-underline-width="auto" style:text-underline-color="font-color" fo:font-weight="bold" officeooo:rsid="03326901" officeooo:paragraph-rsid="03326901" style:font-style-asian="normal" style:font-weight-asian="bold" style:font-style-complex="normal" style:font-weight-complex="bold"/>
    </style:style>
    <style:style style:name="P40" style:family="paragraph" style:parent-style-name="Text_20_body">
      <style:paragraph-properties fo:line-height="100%"/>
      <style:text-properties fo:font-weight="bold" officeooo:rsid="001cafa9" officeooo:paragraph-rsid="001cafa9" style:font-weight-asian="bold" style:font-weight-complex="bold"/>
    </style:style>
    <style:style style:name="P41" style:family="paragraph" style:parent-style-name="Text_20_body">
      <style:paragraph-properties fo:line-height="100%"/>
      <style:text-properties fo:font-weight="bold" officeooo:rsid="001cafa9" officeooo:paragraph-rsid="003a8cac" style:font-weight-asian="bold" style:font-weight-complex="bold"/>
    </style:style>
    <style:style style:name="P42" style:family="paragraph" style:parent-style-name="Text_20_body">
      <style:paragraph-properties fo:line-height="100%"/>
      <style:text-properties fo:font-weight="bold" officeooo:rsid="001cafa9" officeooo:paragraph-rsid="0060194d" style:font-weight-asian="bold" style:font-weight-complex="bold"/>
    </style:style>
    <style:style style:name="P43" style:family="paragraph" style:parent-style-name="Text_20_body">
      <style:paragraph-properties fo:line-height="100%"/>
      <style:text-properties fo:font-weight="bold" officeooo:rsid="001cafa9" officeooo:paragraph-rsid="006ac0aa" style:font-weight-asian="bold" style:font-weight-complex="bold"/>
    </style:style>
    <style:style style:name="P44" style:family="paragraph" style:parent-style-name="Text_20_body">
      <style:paragraph-properties fo:line-height="100%"/>
      <style:text-properties fo:font-weight="bold" officeooo:rsid="001cafa9" officeooo:paragraph-rsid="006aab10" style:font-weight-asian="bold" style:font-weight-complex="bold"/>
    </style:style>
    <style:style style:name="P45" style:family="paragraph" style:parent-style-name="Text_20_body">
      <style:paragraph-properties fo:line-height="100%"/>
      <style:text-properties fo:font-weight="bold" officeooo:rsid="001cafa9" officeooo:paragraph-rsid="0093b788" style:font-weight-asian="bold" style:font-weight-complex="bold"/>
    </style:style>
    <style:style style:name="P46" style:family="paragraph" style:parent-style-name="Text_20_body">
      <style:paragraph-properties fo:line-height="100%"/>
      <style:text-properties fo:font-weight="bold" officeooo:rsid="001cafa9" officeooo:paragraph-rsid="00e0f873" style:font-weight-asian="bold" style:font-weight-complex="bold"/>
    </style:style>
    <style:style style:name="P47" style:family="paragraph" style:parent-style-name="Text_20_body">
      <style:paragraph-properties fo:line-height="100%"/>
      <style:text-properties fo:font-weight="bold" officeooo:rsid="001cafa9" officeooo:paragraph-rsid="01ab73e4" style:font-weight-asian="bold" style:font-weight-complex="bold"/>
    </style:style>
    <style:style style:name="P48" style:family="paragraph" style:parent-style-name="Text_20_body">
      <style:paragraph-properties fo:line-height="100%"/>
      <style:text-properties fo:font-weight="bold" officeooo:rsid="001cafa9" officeooo:paragraph-rsid="01dfc00d" style:font-weight-asian="bold" style:font-weight-complex="bold"/>
    </style:style>
    <style:style style:name="P49" style:family="paragraph" style:parent-style-name="Text_20_body">
      <style:paragraph-properties fo:line-height="100%"/>
      <style:text-properties fo:font-weight="bold" officeooo:rsid="001cafa9" officeooo:paragraph-rsid="01fd58d0" style:font-weight-asian="bold" style:font-weight-complex="bold"/>
    </style:style>
    <style:style style:name="P50" style:family="paragraph" style:parent-style-name="Text_20_body">
      <style:paragraph-properties fo:line-height="100%"/>
      <style:text-properties fo:font-weight="bold" officeooo:rsid="001cafa9" officeooo:paragraph-rsid="02112403" style:font-weight-asian="bold" style:font-weight-complex="bold"/>
    </style:style>
    <style:style style:name="P51" style:family="paragraph" style:parent-style-name="Text_20_body">
      <style:paragraph-properties fo:line-height="100%"/>
      <style:text-properties fo:font-weight="bold" officeooo:rsid="001cafa9" officeooo:paragraph-rsid="027bb9d7" style:font-weight-asian="bold" style:font-weight-complex="bold"/>
    </style:style>
    <style:style style:name="P52" style:family="paragraph" style:parent-style-name="Text_20_body">
      <style:paragraph-properties fo:line-height="100%"/>
      <style:text-properties fo:font-weight="bold" officeooo:rsid="001cafa9" officeooo:paragraph-rsid="0281eb89" style:font-weight-asian="bold" style:font-weight-complex="bold"/>
    </style:style>
    <style:style style:name="P53" style:family="paragraph" style:parent-style-name="Text_20_body">
      <style:paragraph-properties fo:line-height="100%"/>
      <style:text-properties fo:font-weight="bold" officeooo:rsid="001cafa9" officeooo:paragraph-rsid="0377e80a" style:font-weight-asian="bold" style:font-weight-complex="bold"/>
    </style:style>
    <style:style style:name="P54" style:family="paragraph" style:parent-style-name="Text_20_body">
      <style:paragraph-properties fo:line-height="100%"/>
      <style:text-properties fo:font-weight="bold" officeooo:rsid="001cafa9" officeooo:paragraph-rsid="038433b9" style:font-weight-asian="bold" style:font-weight-complex="bold"/>
    </style:style>
    <style:style style:name="P55" style:family="paragraph" style:parent-style-name="Text_20_body">
      <style:paragraph-properties fo:line-height="100%"/>
      <style:text-properties fo:font-weight="bold" officeooo:rsid="001cafa9" officeooo:paragraph-rsid="039f8794" style:font-weight-asian="bold" style:font-weight-complex="bold"/>
    </style:style>
    <style:style style:name="P56" style:family="paragraph" style:parent-style-name="Text_20_body">
      <style:paragraph-properties fo:line-height="100%"/>
      <style:text-properties fo:font-weight="bold" officeooo:rsid="001cafa9" officeooo:paragraph-rsid="03a38f52" style:font-weight-asian="bold" style:font-weight-complex="bold"/>
    </style:style>
    <style:style style:name="P57" style:family="paragraph" style:parent-style-name="Text_20_body">
      <style:paragraph-properties fo:line-height="100%"/>
      <style:text-properties fo:font-weight="bold" officeooo:rsid="001cafa9" officeooo:paragraph-rsid="03b11ee5" style:font-weight-asian="bold" style:font-weight-complex="bold"/>
    </style:style>
    <style:style style:name="P58" style:family="paragraph" style:parent-style-name="Text_20_body">
      <style:paragraph-properties fo:line-height="100%"/>
      <style:text-properties fo:font-weight="bold" officeooo:rsid="001cafa9" officeooo:paragraph-rsid="03beb676" style:font-weight-asian="bold" style:font-weight-complex="bold"/>
    </style:style>
    <style:style style:name="P59" style:family="paragraph" style:parent-style-name="Text_20_body">
      <style:paragraph-properties fo:line-height="100%"/>
      <style:text-properties fo:font-weight="bold" officeooo:rsid="001cafa9" officeooo:paragraph-rsid="03ca793c" style:font-weight-asian="bold" style:font-weight-complex="bold"/>
    </style:style>
    <style:style style:name="P60" style:family="paragraph" style:parent-style-name="Text_20_body">
      <style:paragraph-properties fo:line-height="100%"/>
      <style:text-properties fo:font-weight="bold" officeooo:rsid="001cafa9" officeooo:paragraph-rsid="03d10172" style:font-weight-asian="bold" style:font-weight-complex="bold"/>
    </style:style>
    <style:style style:name="P61" style:family="paragraph" style:parent-style-name="Text_20_body">
      <style:paragraph-properties fo:line-height="100%"/>
      <style:text-properties fo:font-weight="bold" officeooo:rsid="001cafa9" officeooo:paragraph-rsid="03d18cd0" style:font-weight-asian="bold" style:font-weight-complex="bold"/>
    </style:style>
    <style:style style:name="P62" style:family="paragraph" style:parent-style-name="Text_20_body">
      <style:paragraph-properties fo:line-height="100%"/>
      <style:text-properties fo:font-weight="bold" officeooo:rsid="001cafa9" officeooo:paragraph-rsid="03d192d6" style:font-weight-asian="bold" style:font-weight-complex="bold"/>
    </style:style>
    <style:style style:name="P63" style:family="paragraph" style:parent-style-name="Text_20_body">
      <style:paragraph-properties fo:line-height="100%"/>
      <style:text-properties fo:font-weight="bold" officeooo:rsid="001cafa9" officeooo:paragraph-rsid="03d64a29" style:font-weight-asian="bold" style:font-weight-complex="bold"/>
    </style:style>
    <style:style style:name="P64" style:family="paragraph" style:parent-style-name="Text_20_body">
      <style:paragraph-properties fo:line-height="100%"/>
      <style:text-properties fo:font-weight="bold" officeooo:rsid="001cafa9" officeooo:paragraph-rsid="03da3562" style:font-weight-asian="bold" style:font-weight-complex="bold"/>
    </style:style>
    <style:style style:name="P65" style:family="paragraph" style:parent-style-name="Text_20_body">
      <style:paragraph-properties fo:line-height="100%"/>
      <style:text-properties fo:font-weight="bold" officeooo:rsid="001cafa9" officeooo:paragraph-rsid="03dc9912" style:font-weight-asian="bold" style:font-weight-complex="bold"/>
    </style:style>
    <style:style style:name="P66" style:family="paragraph" style:parent-style-name="Text_20_body">
      <style:paragraph-properties fo:line-height="100%"/>
      <style:text-properties fo:font-weight="bold" officeooo:rsid="001cafa9" officeooo:paragraph-rsid="03dd2c19" style:font-weight-asian="bold" style:font-weight-complex="bold"/>
    </style:style>
    <style:style style:name="P67" style:family="paragraph" style:parent-style-name="Text_20_body">
      <style:paragraph-properties fo:line-height="100%"/>
      <style:text-properties fo:font-weight="bold" officeooo:rsid="003a8cac" officeooo:paragraph-rsid="003a8cac" style:font-weight-asian="bold" style:font-weight-complex="bold"/>
    </style:style>
    <style:style style:name="P68" style:family="paragraph" style:parent-style-name="Text_20_body">
      <style:text-properties fo:font-weight="bold" officeooo:rsid="0095da80" style:font-weight-asian="bold" style:font-weight-complex="bold"/>
    </style:style>
    <style:style style:name="P69" style:family="paragraph" style:parent-style-name="Text_20_body">
      <style:paragraph-properties fo:line-height="100%"/>
      <style:text-properties fo:font-weight="bold" officeooo:rsid="006ac0aa" officeooo:paragraph-rsid="00ad8e7d" style:font-weight-asian="bold" style:font-weight-complex="bold"/>
    </style:style>
    <style:style style:name="P70" style:family="paragraph" style:parent-style-name="Text_20_body">
      <style:paragraph-properties fo:line-height="100%"/>
      <style:text-properties fo:font-weight="bold" officeooo:rsid="0048e4ff" officeooo:paragraph-rsid="01ab73e4" style:font-weight-asian="bold" style:font-weight-complex="bold"/>
    </style:style>
    <style:style style:name="P71" style:family="paragraph" style:parent-style-name="Text_20_body">
      <style:paragraph-properties fo:line-height="100%"/>
      <style:text-properties fo:font-weight="bold" officeooo:rsid="0048e4ff" officeooo:paragraph-rsid="027bb9d7" style:font-weight-asian="bold" style:font-weight-complex="bold"/>
    </style:style>
    <style:style style:name="P72" style:family="paragraph" style:parent-style-name="Text_20_body">
      <style:paragraph-properties fo:line-height="100%"/>
      <style:text-properties fo:font-weight="bold" officeooo:rsid="0048e4ff" officeooo:paragraph-rsid="0281eb89" style:font-weight-asian="bold" style:font-weight-complex="bold"/>
    </style:style>
    <style:style style:name="P73" style:family="paragraph" style:parent-style-name="Text_20_body">
      <style:paragraph-properties fo:line-height="100%"/>
      <style:text-properties fo:font-weight="bold" officeooo:rsid="01ff14e8" officeooo:paragraph-rsid="0211ea1b" style:font-weight-asian="bold" style:font-weight-complex="bold"/>
    </style:style>
    <style:style style:name="P74" style:family="paragraph" style:parent-style-name="Text_20_body">
      <style:paragraph-properties fo:line-height="100%" fo:text-align="start" style:justify-single-word="false"/>
      <style:text-properties fo:font-weight="bold" officeooo:paragraph-rsid="025130f2" style:font-weight-asian="bold" style:font-weight-complex="bold"/>
    </style:style>
    <style:style style:name="P75" style:family="paragraph" style:parent-style-name="Text_20_body">
      <style:paragraph-properties fo:line-height="100%"/>
      <style:text-properties fo:font-weight="bold" officeooo:paragraph-rsid="038433b9" style:font-weight-asian="bold" style:font-weight-complex="bold"/>
    </style:style>
    <style:style style:name="P76" style:family="paragraph" style:parent-style-name="Text_20_body">
      <style:paragraph-properties fo:line-height="100%"/>
      <style:text-properties fo:font-weight="bold" officeooo:paragraph-rsid="03a38f52" style:font-weight-asian="bold" style:font-weight-complex="bold"/>
    </style:style>
    <style:style style:name="P77" style:family="paragraph" style:parent-style-name="Text_20_body">
      <style:paragraph-properties fo:line-height="100%"/>
      <style:text-properties fo:font-weight="bold" officeooo:paragraph-rsid="03b2faa4" style:font-weight-asian="bold" style:font-weight-complex="bold"/>
    </style:style>
    <style:style style:name="P78" style:family="paragraph" style:parent-style-name="Text_20_body">
      <style:paragraph-properties fo:line-height="100%"/>
      <style:text-properties fo:font-weight="bold" officeooo:paragraph-rsid="03beb676" style:font-weight-asian="bold" style:font-weight-complex="bold"/>
    </style:style>
    <style:style style:name="P79" style:family="paragraph" style:parent-style-name="Text_20_body">
      <style:paragraph-properties fo:line-height="100%"/>
      <style:text-properties fo:font-weight="bold" officeooo:paragraph-rsid="03ca793c" style:font-weight-asian="bold" style:font-weight-complex="bold"/>
    </style:style>
    <style:style style:name="P80" style:family="paragraph" style:parent-style-name="Text_20_body">
      <style:paragraph-properties fo:line-height="100%"/>
      <style:text-properties fo:font-weight="bold" officeooo:paragraph-rsid="03d10172" style:font-weight-asian="bold" style:font-weight-complex="bold"/>
    </style:style>
    <style:style style:name="P81" style:family="paragraph" style:parent-style-name="Text_20_body">
      <style:paragraph-properties fo:line-height="100%"/>
      <style:text-properties fo:font-weight="bold" officeooo:paragraph-rsid="03d18cd0" style:font-weight-asian="bold" style:font-weight-complex="bold"/>
    </style:style>
    <style:style style:name="P82" style:family="paragraph" style:parent-style-name="Text_20_body">
      <style:paragraph-properties fo:line-height="100%"/>
      <style:text-properties fo:font-weight="bold" officeooo:paragraph-rsid="03d192d6" style:font-weight-asian="bold" style:font-weight-complex="bold"/>
    </style:style>
    <style:style style:name="P83" style:family="paragraph" style:parent-style-name="Text_20_body">
      <style:paragraph-properties fo:line-height="100%"/>
      <style:text-properties fo:font-weight="bold" officeooo:paragraph-rsid="03d64a29" style:font-weight-asian="bold" style:font-weight-complex="bold"/>
    </style:style>
    <style:style style:name="P84" style:family="paragraph" style:parent-style-name="Text_20_body">
      <style:paragraph-properties fo:line-height="100%"/>
      <style:text-properties fo:font-weight="bold" officeooo:paragraph-rsid="03da3562" style:font-weight-asian="bold" style:font-weight-complex="bold"/>
    </style:style>
    <style:style style:name="P85" style:family="paragraph" style:parent-style-name="Text_20_body">
      <style:paragraph-properties fo:line-height="100%"/>
      <style:text-properties fo:font-weight="bold" officeooo:paragraph-rsid="03dc9912" style:font-weight-asian="bold" style:font-weight-complex="bold"/>
    </style:style>
    <style:style style:name="P86" style:family="paragraph" style:parent-style-name="Text_20_body">
      <style:paragraph-properties fo:line-height="100%"/>
      <style:text-properties fo:font-weight="bold" officeooo:paragraph-rsid="03dd2c19" style:font-weight-asian="bold" style:font-weight-complex="bold"/>
    </style:style>
    <style:style style:name="P87" style:family="paragraph" style:parent-style-name="Text_20_body">
      <style:paragraph-properties fo:line-height="100%" fo:text-align="start" style:justify-single-word="false"/>
      <style:text-properties fo:font-weight="bold" officeooo:rsid="025130f2" officeooo:paragraph-rsid="025130f2" style:font-weight-asian="bold" style:font-weight-complex="bold"/>
    </style:style>
    <style:style style:name="P88" style:family="paragraph" style:parent-style-name="Text_20_body">
      <style:text-properties fo:font-style="italic" style:font-style-asian="italic" style:font-style-complex="italic"/>
    </style:style>
    <style:style style:name="P89" style:family="paragraph" style:parent-style-name="Text_20_body">
      <style:paragraph-properties fo:line-height="100%" fo:text-align="center" style:justify-single-word="false"/>
      <style:text-properties fo:font-style="italic" officeooo:rsid="0029630c" officeooo:paragraph-rsid="0029630c" style:font-style-asian="italic" style:font-style-complex="italic"/>
    </style:style>
    <style:style style:name="P90" style:family="paragraph" style:parent-style-name="Text_20_body">
      <style:paragraph-properties fo:line-height="100%"/>
      <style:text-properties fo:font-style="italic" officeooo:rsid="006ac0aa" officeooo:paragraph-rsid="006ac0aa" style:font-style-asian="italic" style:font-style-complex="italic"/>
    </style:style>
    <style:style style:name="P91" style:family="paragraph" style:parent-style-name="Text_20_body">
      <style:paragraph-properties fo:line-height="100%" fo:text-align="center" style:justify-single-word="false"/>
      <style:text-properties fo:font-style="italic" officeooo:rsid="0044acc3" officeooo:paragraph-rsid="0044acc3" style:font-style-asian="italic" style:font-style-complex="italic"/>
    </style:style>
    <style:style style:name="P92" style:family="paragraph" style:parent-style-name="Text_20_body">
      <style:text-properties fo:font-style="italic" officeooo:rsid="0278d8a7" officeooo:paragraph-rsid="0278d8a7" style:font-style-asian="italic" style:font-style-complex="italic"/>
    </style:style>
    <style:style style:name="P93" style:family="paragraph" style:parent-style-name="Text_20_body">
      <style:paragraph-properties fo:line-height="100%"/>
      <style:text-properties fo:font-style="italic" fo:font-weight="normal" officeooo:rsid="004ca56c" officeooo:paragraph-rsid="004ca56c" style:font-style-asian="italic" style:font-weight-asian="normal" style:font-style-complex="italic" style:font-weight-complex="normal"/>
    </style:style>
    <style:style style:name="P94" style:family="paragraph" style:parent-style-name="Text_20_body">
      <style:paragraph-properties fo:line-height="100%" fo:text-align="end" style:justify-single-word="false"/>
      <style:text-properties fo:font-style="italic" fo:font-weight="normal" officeooo:rsid="0117a420" officeooo:paragraph-rsid="013278f5" style:font-style-asian="italic" style:font-weight-asian="normal" style:font-style-complex="italic" style:font-weight-complex="normal"/>
    </style:style>
    <style:style style:name="P95" style:family="paragraph" style:parent-style-name="Text_20_body">
      <style:paragraph-properties fo:line-height="100%"/>
      <style:text-properties fo:font-style="italic" fo:font-weight="normal" officeooo:rsid="0117a420" officeooo:paragraph-rsid="013278f5" style:font-style-asian="italic" style:font-weight-asian="normal" style:font-style-complex="italic" style:font-weight-complex="normal"/>
    </style:style>
    <style:style style:name="P96" style:family="paragraph" style:parent-style-name="Text_20_body">
      <style:paragraph-properties fo:line-height="100%" fo:text-align="start" style:justify-single-word="false"/>
      <style:text-properties fo:font-style="italic" fo:font-weight="normal" officeooo:paragraph-rsid="025130f2" style:font-style-asian="italic" style:font-weight-asian="normal" style:font-style-complex="italic" style:font-weight-complex="normal"/>
    </style:style>
    <style:style style:name="P97" style:family="paragraph" style:parent-style-name="Text_20_body">
      <style:paragraph-properties fo:line-height="100%"/>
      <style:text-properties fo:font-style="italic" fo:font-weight="normal" officeooo:rsid="006ac0aa" officeooo:paragraph-rsid="00da2f2d" style:font-weight-asian="normal" style:font-weight-complex="normal"/>
    </style:style>
    <style:style style:name="P98" style:family="paragraph" style:parent-style-name="Text_20_body">
      <style:paragraph-properties fo:line-height="100%"/>
      <style:text-properties fo:font-style="italic" style:text-underline-style="none" fo:font-weight="bold" officeooo:rsid="022043d4" officeooo:paragraph-rsid="022a7e55" style:font-style-asian="italic" style:font-weight-asian="bold" style:font-style-complex="italic" style:font-weight-complex="bold"/>
    </style:style>
    <style:style style:name="P99" style:family="paragraph" style:parent-style-name="Text_20_body">
      <style:text-properties fo:font-style="italic" style:text-underline-style="none" fo:font-weight="bold" officeooo:rsid="03326901" officeooo:paragraph-rsid="03326901" style:font-style-asian="italic" style:font-weight-asian="bold" style:font-style-complex="italic" style:font-weight-complex="bold"/>
    </style:style>
    <style:style style:name="P100" style:family="paragraph" style:parent-style-name="Text_20_body">
      <style:paragraph-properties fo:line-height="100%" fo:text-align="start" style:justify-single-word="false"/>
      <style:text-properties fo:font-style="italic" fo:font-weight="bold" officeooo:rsid="025130f2" officeooo:paragraph-rsid="025130f2" style:font-style-asian="italic" style:font-weight-asian="bold" style:font-style-complex="italic" style:font-weight-complex="bold"/>
    </style:style>
    <style:style style:name="P101" style:family="paragraph" style:parent-style-name="Text_20_body">
      <style:text-properties fo:font-style="italic" style:text-underline-style="solid" style:text-underline-width="auto" style:text-underline-color="font-color" fo:font-weight="bold" officeooo:rsid="03326901" officeooo:paragraph-rsid="03326901" style:font-style-asian="italic" style:font-weight-asian="bold" style:font-style-complex="italic" style:font-weight-complex="bold"/>
    </style:style>
    <style:style style:name="P102" style:family="paragraph" style:parent-style-name="Text_20_body">
      <style:text-properties fo:font-style="italic" style:text-underline-style="solid" style:text-underline-width="auto" style:text-underline-color="font-color" fo:font-weight="normal" officeooo:rsid="03326901" officeooo:paragraph-rsid="03326901" style:font-style-asian="italic" style:font-weight-asian="normal" style:font-style-complex="italic" style:font-weight-complex="normal"/>
    </style:style>
    <style:style style:name="P103" style:family="paragraph" style:parent-style-name="Text_20_body">
      <style:paragraph-properties fo:line-height="100%"/>
      <style:text-properties style:text-underline-style="solid" style:text-underline-width="auto" style:text-underline-color="font-color" fo:font-weight="bold" officeooo:rsid="0048e4ff" officeooo:paragraph-rsid="0048e4ff" style:font-weight-asian="bold" style:font-weight-complex="bold"/>
    </style:style>
    <style:style style:name="P104" style:family="paragraph" style:parent-style-name="Text_20_body">
      <style:paragraph-properties fo:line-height="100%"/>
      <style:text-properties style:text-underline-style="solid" style:text-underline-width="auto" style:text-underline-color="font-color" fo:font-weight="bold" officeooo:rsid="0048e4ff" officeooo:paragraph-rsid="0060194d" style:font-weight-asian="bold" style:font-weight-complex="bold"/>
    </style:style>
    <style:style style:name="P105" style:family="paragraph" style:parent-style-name="Text_20_body">
      <style:paragraph-properties fo:line-height="100%"/>
      <style:text-properties style:text-underline-style="solid" style:text-underline-width="auto" style:text-underline-color="font-color" fo:font-weight="bold" officeooo:rsid="0048e4ff" officeooo:paragraph-rsid="006aab10" style:font-weight-asian="bold" style:font-weight-complex="bold"/>
    </style:style>
    <style:style style:name="P106" style:family="paragraph" style:parent-style-name="Text_20_body">
      <style:paragraph-properties fo:line-height="100%"/>
      <style:text-properties style:text-underline-style="solid" style:text-underline-width="auto" style:text-underline-color="font-color" fo:font-weight="bold" officeooo:rsid="0048e4ff" officeooo:paragraph-rsid="0093b788" style:font-weight-asian="bold" style:font-weight-complex="bold"/>
    </style:style>
    <style:style style:name="P107" style:family="paragraph" style:parent-style-name="Text_20_body">
      <style:paragraph-properties fo:line-height="100%"/>
      <style:text-properties style:text-underline-style="solid" style:text-underline-width="auto" style:text-underline-color="font-color" fo:font-weight="bold" officeooo:rsid="0048e4ff" officeooo:paragraph-rsid="00e0f873" style:font-weight-asian="bold" style:font-weight-complex="bold"/>
    </style:style>
    <style:style style:name="P108" style:family="paragraph" style:parent-style-name="Text_20_body">
      <style:paragraph-properties fo:line-height="100%"/>
      <style:text-properties style:text-underline-style="solid" style:text-underline-width="auto" style:text-underline-color="font-color" fo:font-weight="bold" officeooo:rsid="0048e4ff" officeooo:paragraph-rsid="01dfc00d" style:font-weight-asian="bold" style:font-weight-complex="bold"/>
    </style:style>
    <style:style style:name="P109" style:family="paragraph" style:parent-style-name="Text_20_body">
      <style:paragraph-properties fo:line-height="100%"/>
      <style:text-properties style:text-underline-style="solid" style:text-underline-width="auto" style:text-underline-color="font-color" fo:font-weight="bold" officeooo:rsid="0048e4ff" officeooo:paragraph-rsid="02112403" style:font-weight-asian="bold" style:font-weight-complex="bold"/>
    </style:style>
    <style:style style:name="P110" style:family="paragraph" style:parent-style-name="Text_20_body">
      <style:paragraph-properties fo:line-height="100%"/>
      <style:text-properties style:text-underline-style="solid" style:text-underline-width="auto" style:text-underline-color="font-color" fo:font-weight="bold" officeooo:rsid="0048e4ff" officeooo:paragraph-rsid="0377e80a" style:font-weight-asian="bold" style:font-weight-complex="bold"/>
    </style:style>
    <style:style style:name="P111" style:family="paragraph" style:parent-style-name="Text_20_body">
      <style:paragraph-properties fo:line-height="100%"/>
      <style:text-properties style:text-underline-style="solid" style:text-underline-width="auto" style:text-underline-color="font-color" fo:font-weight="bold" officeooo:rsid="0048e4ff" officeooo:paragraph-rsid="038433b9" style:font-weight-asian="bold" style:font-weight-complex="bold"/>
    </style:style>
    <style:style style:name="P112" style:family="paragraph" style:parent-style-name="Text_20_body">
      <style:paragraph-properties fo:line-height="100%"/>
      <style:text-properties style:text-underline-style="solid" style:text-underline-width="auto" style:text-underline-color="font-color" fo:font-weight="bold" officeooo:rsid="0048e4ff" officeooo:paragraph-rsid="039f8794" style:font-weight-asian="bold" style:font-weight-complex="bold"/>
    </style:style>
    <style:style style:name="P113" style:family="paragraph" style:parent-style-name="Text_20_body">
      <style:paragraph-properties fo:line-height="100%"/>
      <style:text-properties style:text-underline-style="solid" style:text-underline-width="auto" style:text-underline-color="font-color" fo:font-weight="bold" officeooo:rsid="0048e4ff" officeooo:paragraph-rsid="03b11ee5" style:font-weight-asian="bold" style:font-weight-complex="bold"/>
    </style:style>
    <style:style style:name="P114" style:family="paragraph" style:parent-style-name="Text_20_body">
      <style:paragraph-properties fo:line-height="100%"/>
      <style:text-properties style:text-underline-style="solid" style:text-underline-width="auto" style:text-underline-color="font-color" fo:font-weight="bold" officeooo:rsid="0048e4ff" officeooo:paragraph-rsid="03beb676" style:font-weight-asian="bold" style:font-weight-complex="bold"/>
    </style:style>
    <style:style style:name="P115" style:family="paragraph" style:parent-style-name="Text_20_body">
      <style:paragraph-properties fo:line-height="100%"/>
      <style:text-properties style:text-underline-style="solid" style:text-underline-width="auto" style:text-underline-color="font-color" fo:font-weight="bold" officeooo:rsid="0048e4ff" officeooo:paragraph-rsid="03ca793c" style:font-weight-asian="bold" style:font-weight-complex="bold"/>
    </style:style>
    <style:style style:name="P116" style:family="paragraph" style:parent-style-name="Text_20_body">
      <style:paragraph-properties fo:line-height="100%"/>
      <style:text-properties style:text-underline-style="solid" style:text-underline-width="auto" style:text-underline-color="font-color" fo:font-weight="bold" officeooo:rsid="0048e4ff" officeooo:paragraph-rsid="03d18cd0" style:font-weight-asian="bold" style:font-weight-complex="bold"/>
    </style:style>
    <style:style style:name="P117" style:family="paragraph" style:parent-style-name="Text_20_body">
      <style:paragraph-properties fo:line-height="100%"/>
      <style:text-properties style:text-underline-style="solid" style:text-underline-width="auto" style:text-underline-color="font-color" fo:font-weight="bold" officeooo:rsid="0048e4ff" officeooo:paragraph-rsid="03d192d6" style:font-weight-asian="bold" style:font-weight-complex="bold"/>
    </style:style>
    <style:style style:name="P118" style:family="paragraph" style:parent-style-name="Text_20_body">
      <style:paragraph-properties fo:line-height="100%"/>
      <style:text-properties style:text-underline-style="solid" style:text-underline-width="auto" style:text-underline-color="font-color" fo:font-weight="bold" officeooo:rsid="0048e4ff" officeooo:paragraph-rsid="03d64a29" style:font-weight-asian="bold" style:font-weight-complex="bold"/>
    </style:style>
    <style:style style:name="P119" style:family="paragraph" style:parent-style-name="Text_20_body">
      <style:paragraph-properties fo:line-height="100%"/>
      <style:text-properties style:text-underline-style="solid" style:text-underline-width="auto" style:text-underline-color="font-color" fo:font-weight="bold" officeooo:rsid="0048e4ff" officeooo:paragraph-rsid="03da3562" style:font-weight-asian="bold" style:font-weight-complex="bold"/>
    </style:style>
    <style:style style:name="P120" style:family="paragraph" style:parent-style-name="Text_20_body">
      <style:paragraph-properties fo:line-height="100%"/>
      <style:text-properties style:text-underline-style="solid" style:text-underline-width="auto" style:text-underline-color="font-color" fo:font-weight="bold" officeooo:rsid="001e53f6" officeooo:paragraph-rsid="0021eefc" style:font-weight-asian="bold" style:font-weight-complex="bold"/>
    </style:style>
    <style:style style:name="P121" style:family="paragraph" style:parent-style-name="Text_20_body">
      <style:paragraph-properties fo:line-height="100%"/>
      <style:text-properties style:text-underline-style="solid" style:text-underline-width="auto" style:text-underline-color="font-color" fo:font-weight="bold" officeooo:rsid="001e53f6" officeooo:paragraph-rsid="00567429" style:font-weight-asian="bold" style:font-weight-complex="bold"/>
    </style:style>
    <style:style style:name="P122" style:family="paragraph" style:parent-style-name="Text_20_body">
      <style:paragraph-properties fo:line-height="100%"/>
      <style:text-properties style:text-underline-style="solid" style:text-underline-width="auto" style:text-underline-color="font-color" fo:font-weight="bold" officeooo:rsid="001e53f6" officeooo:paragraph-rsid="0060194d" style:font-weight-asian="bold" style:font-weight-complex="bold"/>
    </style:style>
    <style:style style:name="P123" style:family="paragraph" style:parent-style-name="Text_20_body">
      <style:paragraph-properties fo:line-height="100%"/>
      <style:text-properties style:text-underline-style="solid" style:text-underline-width="auto" style:text-underline-color="font-color" fo:font-weight="bold" officeooo:rsid="001e53f6" officeooo:paragraph-rsid="006aab10" style:font-weight-asian="bold" style:font-weight-complex="bold"/>
    </style:style>
    <style:style style:name="P124" style:family="paragraph" style:parent-style-name="Text_20_body">
      <style:paragraph-properties fo:line-height="100%"/>
      <style:text-properties style:text-underline-style="solid" style:text-underline-width="auto" style:text-underline-color="font-color" fo:font-weight="bold" officeooo:rsid="001e53f6" officeooo:paragraph-rsid="00e0f873" style:font-weight-asian="bold" style:font-weight-complex="bold"/>
    </style:style>
    <style:style style:name="P125" style:family="paragraph" style:parent-style-name="Text_20_body">
      <style:paragraph-properties fo:line-height="100%"/>
      <style:text-properties style:text-underline-style="solid" style:text-underline-width="auto" style:text-underline-color="font-color" fo:font-weight="bold" officeooo:rsid="001e53f6" officeooo:paragraph-rsid="01ab73e4" style:font-weight-asian="bold" style:font-weight-complex="bold"/>
    </style:style>
    <style:style style:name="P126" style:family="paragraph" style:parent-style-name="Text_20_body">
      <style:paragraph-properties fo:line-height="100%"/>
      <style:text-properties style:text-underline-style="solid" style:text-underline-width="auto" style:text-underline-color="font-color" fo:font-weight="bold" officeooo:rsid="001e53f6" officeooo:paragraph-rsid="01dfc00d" style:font-weight-asian="bold" style:font-weight-complex="bold"/>
    </style:style>
    <style:style style:name="P127" style:family="paragraph" style:parent-style-name="Text_20_body">
      <style:paragraph-properties fo:line-height="100%"/>
      <style:text-properties style:text-underline-style="solid" style:text-underline-width="auto" style:text-underline-color="font-color" fo:font-weight="bold" officeooo:rsid="001e53f6" officeooo:paragraph-rsid="02112403" style:font-weight-asian="bold" style:font-weight-complex="bold"/>
    </style:style>
    <style:style style:name="P128" style:family="paragraph" style:parent-style-name="Text_20_body">
      <style:paragraph-properties fo:line-height="100%"/>
      <style:text-properties style:text-underline-style="solid" style:text-underline-width="auto" style:text-underline-color="font-color" fo:font-weight="bold" officeooo:rsid="001e53f6" officeooo:paragraph-rsid="027bb9d7" style:font-weight-asian="bold" style:font-weight-complex="bold"/>
    </style:style>
    <style:style style:name="P129" style:family="paragraph" style:parent-style-name="Text_20_body">
      <style:paragraph-properties fo:line-height="100%"/>
      <style:text-properties style:text-underline-style="solid" style:text-underline-width="auto" style:text-underline-color="font-color" fo:font-weight="bold" officeooo:rsid="001e53f6" officeooo:paragraph-rsid="0281eb89" style:font-weight-asian="bold" style:font-weight-complex="bold"/>
    </style:style>
    <style:style style:name="P130" style:family="paragraph" style:parent-style-name="Text_20_body">
      <style:paragraph-properties fo:line-height="100%"/>
      <style:text-properties style:text-underline-style="solid" style:text-underline-width="auto" style:text-underline-color="font-color" fo:font-weight="bold" officeooo:rsid="001e53f6" officeooo:paragraph-rsid="0377e80a" style:font-weight-asian="bold" style:font-weight-complex="bold"/>
    </style:style>
    <style:style style:name="P131" style:family="paragraph" style:parent-style-name="Text_20_body">
      <style:paragraph-properties fo:line-height="100%"/>
      <style:text-properties style:text-underline-style="solid" style:text-underline-width="auto" style:text-underline-color="font-color" fo:font-weight="bold" officeooo:rsid="001e53f6" officeooo:paragraph-rsid="038433b9" style:font-weight-asian="bold" style:font-weight-complex="bold"/>
    </style:style>
    <style:style style:name="P132" style:family="paragraph" style:parent-style-name="Text_20_body">
      <style:paragraph-properties fo:line-height="100%"/>
      <style:text-properties style:text-underline-style="solid" style:text-underline-width="auto" style:text-underline-color="font-color" fo:font-weight="bold" officeooo:rsid="001e53f6" officeooo:paragraph-rsid="039f8794" style:font-weight-asian="bold" style:font-weight-complex="bold"/>
    </style:style>
    <style:style style:name="P133" style:family="paragraph" style:parent-style-name="Text_20_body">
      <style:paragraph-properties fo:line-height="100%"/>
      <style:text-properties style:text-underline-style="solid" style:text-underline-width="auto" style:text-underline-color="font-color" fo:font-weight="bold" officeooo:rsid="001e53f6" officeooo:paragraph-rsid="03b11ee5" style:font-weight-asian="bold" style:font-weight-complex="bold"/>
    </style:style>
    <style:style style:name="P134" style:family="paragraph" style:parent-style-name="Text_20_body">
      <style:paragraph-properties fo:line-height="100%"/>
      <style:text-properties style:text-underline-style="solid" style:text-underline-width="auto" style:text-underline-color="font-color" fo:font-weight="bold" officeooo:rsid="001e53f6" officeooo:paragraph-rsid="03beb676" style:font-weight-asian="bold" style:font-weight-complex="bold"/>
    </style:style>
    <style:style style:name="P135" style:family="paragraph" style:parent-style-name="Text_20_body">
      <style:paragraph-properties fo:line-height="100%"/>
      <style:text-properties style:text-underline-style="solid" style:text-underline-width="auto" style:text-underline-color="font-color" fo:font-weight="bold" officeooo:rsid="001e53f6" officeooo:paragraph-rsid="03d18cd0" style:font-weight-asian="bold" style:font-weight-complex="bold"/>
    </style:style>
    <style:style style:name="P136" style:family="paragraph" style:parent-style-name="Text_20_body">
      <style:paragraph-properties fo:line-height="100%"/>
      <style:text-properties style:text-underline-style="solid" style:text-underline-width="auto" style:text-underline-color="font-color" fo:font-weight="bold" officeooo:rsid="00567429" officeooo:paragraph-rsid="00567429" style:font-weight-asian="bold" style:font-weight-complex="bold"/>
    </style:style>
    <style:style style:name="P137" style:family="paragraph" style:parent-style-name="Text_20_body">
      <style:paragraph-properties fo:line-height="100%"/>
      <style:text-properties style:text-underline-style="solid" style:text-underline-width="auto" style:text-underline-color="font-color" fo:font-weight="bold" officeooo:rsid="0078f30f" style:font-weight-asian="bold" style:font-weight-complex="bold"/>
    </style:style>
    <style:style style:name="P138" style:family="paragraph" style:parent-style-name="Text_20_body">
      <style:paragraph-properties fo:line-height="100%"/>
      <style:text-properties style:text-underline-style="solid" style:text-underline-width="auto" style:text-underline-color="font-color" fo:font-weight="bold" officeooo:rsid="001cafa9" officeooo:paragraph-rsid="0211ea1b" style:font-weight-asian="bold" style:font-weight-complex="bold"/>
    </style:style>
    <style:style style:name="P139" style:family="paragraph" style:parent-style-name="Text_20_body">
      <style:paragraph-properties fo:line-height="100%"/>
      <style:text-properties style:text-underline-style="solid" style:text-underline-width="auto" style:text-underline-color="font-color" officeooo:rsid="03cdfce3" officeooo:paragraph-rsid="03cdfce3"/>
    </style:style>
    <style:style style:name="P140" style:family="paragraph" style:parent-style-name="Text_20_body">
      <style:paragraph-properties fo:line-height="100%"/>
      <style:text-properties style:text-underline-style="none" fo:font-weight="normal" officeooo:rsid="00567429" officeooo:paragraph-rsid="00567429" style:font-weight-asian="normal" style:font-weight-complex="normal"/>
    </style:style>
    <style:style style:name="P141" style:family="paragraph" style:parent-style-name="Text_20_body">
      <style:paragraph-properties fo:line-height="100%"/>
      <style:text-properties style:text-underline-style="none" fo:font-weight="bold" officeooo:rsid="0095da80" officeooo:paragraph-rsid="0093b788" style:font-weight-asian="bold" style:font-weight-complex="bold"/>
    </style:style>
    <style:style style:name="P142" style:family="paragraph" style:parent-style-name="Text_20_body">
      <style:paragraph-properties fo:line-height="100%"/>
      <style:text-properties style:text-underline-style="none" fo:font-weight="bold" officeooo:rsid="001cafa9" officeooo:paragraph-rsid="02112403" style:font-weight-asian="bold" style:font-weight-complex="bold"/>
    </style:style>
    <style:style style:name="P143" style:family="paragraph" style:parent-style-name="Text_20_body">
      <style:paragraph-properties fo:line-height="100%"/>
      <style:text-properties style:text-underline-style="none" fo:font-weight="bold" officeooo:rsid="001cafa9" officeooo:paragraph-rsid="021221cc" style:font-weight-asian="bold" style:font-weight-complex="bold"/>
    </style:style>
    <style:style style:name="P144" style:family="paragraph" style:parent-style-name="Text_20_body">
      <style:paragraph-properties fo:line-height="100%"/>
      <style:text-properties style:text-underline-style="none" fo:font-weight="bold" officeooo:rsid="022043d4" officeooo:paragraph-rsid="022043d4" style:font-weight-asian="bold" style:font-weight-complex="bold"/>
    </style:style>
    <style:style style:name="P145" style:family="paragraph" style:parent-style-name="Text_20_body">
      <style:paragraph-properties fo:line-height="100%"/>
      <style:text-properties style:text-underline-style="none" fo:font-weight="bold" officeooo:rsid="022043d4" officeooo:paragraph-rsid="022a7e55" style:font-weight-asian="bold" style:font-weight-complex="bold"/>
    </style:style>
    <style:style style:name="P146" style:family="paragraph" style:parent-style-name="Text_20_body">
      <style:paragraph-properties fo:line-height="100%"/>
      <style:text-properties style:text-underline-style="none" fo:font-weight="bold" officeooo:rsid="022b61c7" officeooo:paragraph-rsid="022b61c7" style:font-weight-asian="bold" style:font-weight-complex="bold"/>
    </style:style>
    <style:style style:name="P147" style:family="paragraph" style:parent-style-name="Text_20_body">
      <style:paragraph-properties fo:line-height="100%"/>
      <style:text-properties style:text-underline-style="none" fo:font-weight="bold" officeooo:rsid="021fa407" officeooo:paragraph-rsid="021fa407" style:font-weight-asian="bold" style:font-weight-complex="bold"/>
    </style:style>
    <style:style style:name="P148" style:family="paragraph" style:parent-style-name="Text_20_body">
      <style:paragraph-properties fo:line-height="100%"/>
      <style:text-properties style:text-underline-style="none" fo:font-weight="bold" officeooo:rsid="022c3090" officeooo:paragraph-rsid="022a7e55" style:font-weight-asian="bold" style:font-weight-complex="bold"/>
    </style:style>
    <style:style style:name="P149" style:family="paragraph" style:parent-style-name="Text_20_body">
      <style:paragraph-properties fo:line-height="100%"/>
      <style:text-properties style:text-underline-style="none" fo:font-weight="bold" officeooo:rsid="022c3090" officeooo:paragraph-rsid="0253ab22" style:font-weight-asian="bold" style:font-weight-complex="bold"/>
    </style:style>
    <style:style style:name="P150" style:family="paragraph" style:parent-style-name="Text_20_body">
      <style:paragraph-properties fo:line-height="100%"/>
      <style:text-properties style:text-underline-style="none" fo:font-weight="bold" officeooo:rsid="02553810" officeooo:paragraph-rsid="02553810" style:font-weight-asian="bold" style:font-weight-complex="bold"/>
    </style:style>
    <style:style style:name="P151" style:family="paragraph" style:parent-style-name="Text_20_body">
      <style:paragraph-properties fo:line-height="100%"/>
      <style:text-properties style:text-underline-style="none" fo:font-weight="bold" officeooo:rsid="026a485f" officeooo:paragraph-rsid="026a485f" style:font-weight-asian="bold" style:font-weight-complex="bold"/>
    </style:style>
    <style:style style:name="P152" style:family="paragraph" style:parent-style-name="Text_20_body">
      <style:paragraph-properties fo:line-height="100%"/>
      <style:text-properties style:text-underline-style="none" fo:font-weight="bold" officeooo:rsid="027fd9ea" officeooo:paragraph-rsid="027fd9ea" style:font-weight-asian="bold" style:font-weight-complex="bold"/>
    </style:style>
    <style:style style:name="P153" style:family="paragraph" style:parent-style-name="Text_20_body">
      <style:paragraph-properties fo:line-height="100%"/>
      <style:text-properties style:text-underline-style="none" fo:font-weight="bold" officeooo:rsid="02b481fe" officeooo:paragraph-rsid="02b481fe" style:font-weight-asian="bold" style:font-weight-complex="bold"/>
    </style:style>
    <style:style style:name="P154" style:family="paragraph" style:parent-style-name="Text_20_body">
      <style:paragraph-properties fo:line-height="100%"/>
      <style:text-properties style:text-underline-style="none" fo:font-weight="bold" officeooo:rsid="02fe6b0a" officeooo:paragraph-rsid="02fe6b0a" style:font-weight-asian="bold" style:font-weight-complex="bold"/>
    </style:style>
    <style:style style:name="P155" style:family="paragraph" style:parent-style-name="Text_20_body">
      <style:paragraph-properties fo:line-height="100%"/>
      <style:text-properties style:text-underline-style="none" fo:font-weight="bold" officeooo:rsid="0331e17a" officeooo:paragraph-rsid="0331e17a" style:font-weight-asian="bold" style:font-weight-complex="bold"/>
    </style:style>
    <style:style style:name="P156" style:family="paragraph" style:parent-style-name="Text_20_body">
      <style:paragraph-properties fo:line-height="100%"/>
      <style:text-properties style:text-underline-style="none" fo:font-weight="bold" officeooo:rsid="035a388c" officeooo:paragraph-rsid="035a388c" style:font-weight-asian="bold" style:font-weight-complex="bold"/>
    </style:style>
    <style:style style:name="P157" style:family="paragraph" style:parent-style-name="Text_20_body">
      <style:paragraph-properties fo:line-height="100%"/>
      <style:text-properties style:text-underline-style="none" fo:font-weight="bold" officeooo:rsid="0341120e" officeooo:paragraph-rsid="0341120e" style:font-weight-asian="bold" style:font-weight-complex="bold"/>
    </style:style>
    <style:style style:name="P158" style:family="paragraph" style:parent-style-name="Text_20_body">
      <style:paragraph-properties fo:line-height="100%"/>
      <style:text-properties style:text-underline-style="none" fo:font-weight="bold" officeooo:rsid="038414b6" officeooo:paragraph-rsid="038414b6" style:font-weight-asian="bold" style:font-weight-complex="bold"/>
    </style:style>
    <style:style style:name="P159" style:family="paragraph" style:parent-style-name="Text_20_body">
      <style:paragraph-properties fo:line-height="100%"/>
      <style:text-properties style:text-underline-style="none" fo:font-weight="bold" officeooo:rsid="03a056b6" officeooo:paragraph-rsid="039f8794" style:font-weight-asian="bold" style:font-weight-complex="bold"/>
    </style:style>
    <style:style style:name="P160" style:family="paragraph" style:parent-style-name="Text_20_body">
      <style:paragraph-properties fo:line-height="100%" fo:text-align="center" style:justify-single-word="false"/>
      <style:text-properties style:text-underline-style="none" officeooo:rsid="00ad52a4" officeooo:paragraph-rsid="00af49e6"/>
    </style:style>
    <style:style style:name="P161" style:family="paragraph" style:parent-style-name="Text_20_body">
      <style:paragraph-properties fo:line-height="100%" fo:text-align="center" style:justify-single-word="false"/>
      <style:text-properties style:text-underline-style="none" officeooo:rsid="00ad52a4" officeooo:paragraph-rsid="0377e80a"/>
    </style:style>
    <style:style style:name="P162" style:family="paragraph" style:parent-style-name="Text_20_body">
      <style:paragraph-properties fo:line-height="100%" fo:text-align="center" style:justify-single-word="false"/>
      <style:text-properties style:text-underline-style="none" officeooo:rsid="00ad52a4" officeooo:paragraph-rsid="038433b9"/>
    </style:style>
    <style:style style:name="P163" style:family="paragraph" style:parent-style-name="Text_20_body">
      <style:paragraph-properties fo:line-height="100%"/>
      <style:text-properties officeooo:rsid="001cafa9" officeooo:paragraph-rsid="0093b788"/>
    </style:style>
    <style:style style:name="P164" style:family="paragraph" style:parent-style-name="Text_20_body">
      <style:paragraph-properties fo:text-align="center" style:justify-single-word="false"/>
      <style:text-properties style:font-name="Cambria" fo:font-size="25pt" fo:font-style="italic" fo:font-weight="bold" style:font-size-asian="25pt" style:font-style-asian="italic" style:font-weight-asian="bold" style:font-size-complex="25pt" style:font-style-complex="italic" style:font-weight-complex="bold"/>
    </style:style>
    <style:style style:name="P165" style:family="paragraph" style:parent-style-name="Text_20_body">
      <style:paragraph-properties fo:line-height="100%"/>
      <style:text-properties officeooo:rsid="009d0c24" officeooo:paragraph-rsid="009d0c24"/>
    </style:style>
    <style:style style:name="P166" style:family="paragraph" style:parent-style-name="Text_20_body">
      <style:paragraph-properties fo:line-height="100%" fo:text-align="center" style:justify-single-word="false"/>
      <style:text-properties officeooo:rsid="00ad52a4" officeooo:paragraph-rsid="00acaf3b"/>
    </style:style>
    <style:style style:name="P167" style:family="paragraph" style:parent-style-name="Text_20_body">
      <style:paragraph-properties fo:line-height="100%" fo:text-align="center" style:justify-single-word="false"/>
      <style:text-properties officeooo:rsid="00ad52a4" officeooo:paragraph-rsid="00af49e6"/>
    </style:style>
    <style:style style:name="P168" style:family="paragraph" style:parent-style-name="Text_20_body">
      <style:paragraph-properties fo:line-height="100%" fo:text-align="center" style:justify-single-word="false"/>
      <style:text-properties officeooo:rsid="00ad52a4" officeooo:paragraph-rsid="00e0f873"/>
    </style:style>
    <style:style style:name="P169" style:family="paragraph" style:parent-style-name="Text_20_body">
      <style:paragraph-properties fo:line-height="100%" fo:text-align="center" style:justify-single-word="false"/>
      <style:text-properties officeooo:rsid="00ad52a4" officeooo:paragraph-rsid="01ab73e4"/>
    </style:style>
    <style:style style:name="P170" style:family="paragraph" style:parent-style-name="Text_20_body">
      <style:paragraph-properties fo:line-height="100%" fo:text-align="center" style:justify-single-word="false"/>
      <style:text-properties officeooo:rsid="00ad52a4" officeooo:paragraph-rsid="01dfc00d"/>
    </style:style>
    <style:style style:name="P171" style:family="paragraph" style:parent-style-name="Text_20_body">
      <style:paragraph-properties fo:line-height="100%" fo:text-align="center" style:justify-single-word="false"/>
      <style:text-properties officeooo:rsid="00ad52a4" officeooo:paragraph-rsid="02112403"/>
    </style:style>
    <style:style style:name="P172" style:family="paragraph" style:parent-style-name="Text_20_body">
      <style:paragraph-properties fo:line-height="100%" fo:text-align="center" style:justify-single-word="false"/>
      <style:text-properties officeooo:rsid="00ad52a4" officeooo:paragraph-rsid="027bb9d7"/>
    </style:style>
    <style:style style:name="P173" style:family="paragraph" style:parent-style-name="Text_20_body">
      <style:paragraph-properties fo:line-height="100%"/>
      <style:text-properties officeooo:rsid="00c3621f" officeooo:paragraph-rsid="00c3621f"/>
    </style:style>
    <style:style style:name="P174" style:family="paragraph" style:parent-style-name="Text_20_body">
      <style:paragraph-properties fo:line-height="100%"/>
      <style:text-properties style:font-name="Liberation Serif" style:text-underline-style="none" fo:font-weight="normal" officeooo:rsid="021dc1ae" officeooo:paragraph-rsid="02394941" style:font-weight-asian="normal" style:font-weight-complex="normal"/>
    </style:style>
    <style:style style:name="P175" style:family="paragraph" style:parent-style-name="Text_20_body">
      <style:paragraph-properties fo:line-height="100%"/>
      <style:text-properties style:font-name="Liberation Serif" style:text-underline-style="none" fo:font-weight="bold" officeooo:rsid="001cafa9" officeooo:paragraph-rsid="0211ea1b" style:font-weight-asian="bold" style:font-weight-complex="bold"/>
    </style:style>
    <style:style style:name="P176" style:family="paragraph" style:parent-style-name="Text_20_body">
      <style:paragraph-properties fo:line-height="100%"/>
      <style:text-properties style:font-name="Liberation Serif" style:text-underline-style="none" fo:font-weight="bold" officeooo:rsid="021dc1ae" officeooo:paragraph-rsid="021dc1ae" style:font-weight-asian="bold" style:font-weight-complex="bold"/>
    </style:style>
    <style:style style:name="P177" style:family="paragraph" style:parent-style-name="Text_20_body">
      <style:paragraph-properties fo:line-height="100%"/>
      <style:text-properties style:font-name="Liberation Serif" style:text-underline-style="none" fo:font-weight="bold" officeooo:rsid="021dc1ae" officeooo:paragraph-rsid="02239262" style:font-weight-asian="bold" style:font-weight-complex="bold"/>
    </style:style>
    <style:style style:name="P178" style:family="paragraph" style:parent-style-name="Text_20_body">
      <style:paragraph-properties fo:line-height="100%"/>
      <style:text-properties style:font-name="Liberation Serif" style:text-underline-style="none" fo:font-weight="bold" officeooo:rsid="021221cc" officeooo:paragraph-rsid="021221cc" style:font-weight-asian="bold" style:font-weight-complex="bold"/>
    </style:style>
    <style:style style:name="P179" style:family="paragraph" style:parent-style-name="Text_20_body">
      <style:paragraph-properties fo:line-height="100%"/>
      <style:text-properties fo:color="#000000" style:text-outline="false" style:font-name="Liberation Serif" fo:font-size="12pt" fo:letter-spacing="normal" fo:font-style="normal" style:text-underline-style="none" fo:font-weight="bold" officeooo:rsid="021fa407" officeooo:paragraph-rsid="021fa407" style:letter-kerning="false" style:font-size-asian="12pt" style:font-style-asian="normal" style:font-weight-asian="bold" style:font-weight-complex="bold"/>
    </style:style>
    <style:style style:name="P180" style:family="paragraph" style:parent-style-name="Text_20_body">
      <style:paragraph-properties fo:line-height="100%"/>
      <style:text-properties fo:color="#000000" style:text-outline="false" style:font-name="Liberation Serif" fo:font-size="12pt" fo:letter-spacing="normal" fo:font-style="normal" style:text-underline-style="none" fo:font-weight="bold" officeooo:rsid="021dc1ae" officeooo:paragraph-rsid="021dc1ae" style:letter-kerning="false" style:font-size-asian="12pt" style:font-style-asian="normal" style:font-weight-asian="bold" style:font-weight-complex="bold"/>
    </style:style>
    <style:style style:name="P181" style:family="paragraph" style:parent-style-name="Text_20_body">
      <style:paragraph-properties fo:line-height="100%"/>
      <style:text-properties fo:color="#000000" style:text-outline="false" style:font-name="Liberation Serif" fo:font-size="12pt" fo:letter-spacing="normal" fo:font-style="normal" style:text-underline-style="none" fo:font-weight="bold" officeooo:rsid="0281779c" officeooo:paragraph-rsid="0281779c" style:letter-kerning="false" style:font-size-asian="12pt" style:font-style-asian="normal" style:font-weight-asian="bold" style:font-weight-complex="bold"/>
    </style:style>
    <style:style style:name="P182" style:family="paragraph" style:parent-style-name="Text_20_body">
      <style:text-properties officeooo:rsid="0278d8a7" officeooo:paragraph-rsid="0278d8a7"/>
    </style:style>
    <style:style style:name="P183" style:family="paragraph" style:parent-style-name="Text_20_body">
      <style:text-properties officeooo:paragraph-rsid="0387044e"/>
    </style:style>
    <style:style style:name="P184" style:family="paragraph" style:parent-style-name="Text_20_body">
      <style:text-properties officeooo:rsid="03a4194b" officeooo:paragraph-rsid="03a4194b"/>
    </style:style>
    <style:style style:name="P185" style:family="paragraph" style:parent-style-name="Text_20_body">
      <style:paragraph-properties fo:line-height="100%"/>
      <style:text-properties style:text-line-through-style="solid" style:text-line-through-type="single" officeooo:paragraph-rsid="03b8b869"/>
    </style:style>
    <style:style style:name="P186" style:family="paragraph" style:parent-style-name="Text_20_body">
      <style:paragraph-properties fo:line-height="100%"/>
      <style:text-properties style:text-line-through-style="solid" style:text-line-through-type="single" fo:font-weight="bold" officeooo:rsid="001cafa9" officeooo:paragraph-rsid="03b8b869" style:font-weight-asian="bold" style:font-weight-complex="bold"/>
    </style:style>
    <style:style style:name="P187" style:family="paragraph" style:parent-style-name="Text_20_body">
      <style:paragraph-properties fo:line-height="100%"/>
      <style:text-properties style:text-line-through-style="solid" style:text-line-through-type="single" fo:font-weight="bold" officeooo:paragraph-rsid="03b8b869" style:font-weight-asian="bold" style:font-weight-complex="bold"/>
    </style:style>
    <style:style style:name="P188" style:family="paragraph" style:parent-style-name="Text_20_body">
      <style:paragraph-properties fo:line-height="100%"/>
      <style:text-properties style:text-line-through-style="solid" style:text-line-through-type="single" style:text-underline-style="solid" style:text-underline-width="auto" style:text-underline-color="font-color" fo:font-weight="bold" officeooo:rsid="0048e4ff" officeooo:paragraph-rsid="03b8b869" style:font-weight-asian="bold" style:font-weight-complex="bold"/>
    </style:style>
    <style:style style:name="P189" style:family="paragraph" style:parent-style-name="Text_20_body">
      <style:paragraph-properties fo:line-height="100%"/>
      <style:text-properties style:text-line-through-style="solid" style:text-line-through-type="single" style:text-underline-style="solid" style:text-underline-width="auto" style:text-underline-color="font-color" fo:font-weight="bold" officeooo:rsid="001e53f6" officeooo:paragraph-rsid="03b8b869" style:font-weight-asian="bold" style:font-weight-complex="bold"/>
    </style:style>
    <style:style style:name="P190" style:family="paragraph" style:parent-style-name="Text_20_body">
      <style:paragraph-properties fo:line-height="100%"/>
      <style:text-properties officeooo:rsid="001e53f6" officeooo:paragraph-rsid="03ca793c"/>
    </style:style>
    <style:style style:name="P191" style:family="paragraph" style:parent-style-name="Text_20_body">
      <style:paragraph-properties fo:line-height="100%"/>
      <style:text-properties officeooo:rsid="001e53f6" officeooo:paragraph-rsid="03d10172"/>
    </style:style>
    <style:style style:name="P192" style:family="paragraph" style:parent-style-name="Text_20_body">
      <style:paragraph-properties fo:line-height="100%"/>
      <style:text-properties officeooo:rsid="03d18cd0" officeooo:paragraph-rsid="03d18cd0"/>
    </style:style>
    <style:style style:name="P193" style:family="paragraph" style:parent-style-name="Standard">
      <style:paragraph-properties fo:line-height="100%"/>
      <style:text-properties style:text-underline-style="solid" style:text-underline-width="auto" style:text-underline-color="font-color" fo:font-weight="bold" officeooo:rsid="001cafa9" officeooo:paragraph-rsid="00550494" style:font-weight-asian="bold" style:font-weight-complex="bold"/>
    </style:style>
    <style:style style:name="P194" style:family="paragraph" style:parent-style-name="Standard">
      <style:paragraph-properties fo:line-height="100%"/>
      <style:text-properties style:text-underline-style="solid" style:text-underline-width="auto" style:text-underline-color="font-color" fo:font-weight="bold" officeooo:rsid="001cafa9" officeooo:paragraph-rsid="006aab10" style:font-weight-asian="bold" style:font-weight-complex="bold"/>
    </style:style>
    <style:style style:name="P195" style:family="paragraph" style:parent-style-name="Standard">
      <style:paragraph-properties fo:line-height="100%"/>
      <style:text-properties style:text-underline-style="solid" style:text-underline-width="auto" style:text-underline-color="font-color" fo:font-weight="bold" officeooo:rsid="001cafa9" officeooo:paragraph-rsid="00c10c56" style:font-weight-asian="bold" style:font-weight-complex="bold"/>
    </style:style>
    <style:style style:name="P196" style:family="paragraph" style:parent-style-name="Standard">
      <style:paragraph-properties fo:line-height="100%"/>
      <style:text-properties style:text-underline-style="solid" style:text-underline-width="auto" style:text-underline-color="font-color" fo:font-weight="bold" officeooo:rsid="001cafa9" officeooo:paragraph-rsid="00e0f873" style:font-weight-asian="bold" style:font-weight-complex="bold"/>
    </style:style>
    <style:style style:name="P197" style:family="paragraph" style:parent-style-name="Standard">
      <style:paragraph-properties fo:line-height="100%"/>
      <style:text-properties style:text-underline-style="solid" style:text-underline-width="auto" style:text-underline-color="font-color" fo:font-weight="bold" officeooo:rsid="001cafa9" officeooo:paragraph-rsid="001cafa9" style:font-weight-asian="bold" style:font-weight-complex="bold"/>
    </style:style>
    <style:style style:name="P198" style:family="paragraph" style:parent-style-name="Standard">
      <style:paragraph-properties fo:line-height="100%"/>
      <style:text-properties style:text-underline-style="solid" style:text-underline-width="auto" style:text-underline-color="font-color" fo:font-weight="bold" officeooo:rsid="001cafa9" officeooo:paragraph-rsid="0060194d" style:font-weight-asian="bold" style:font-weight-complex="bold"/>
    </style:style>
    <style:style style:name="P199" style:family="paragraph" style:parent-style-name="Standard">
      <style:paragraph-properties fo:line-height="100%"/>
      <style:text-properties style:text-underline-style="solid" style:text-underline-width="auto" style:text-underline-color="font-color" fo:font-weight="bold" officeooo:rsid="001cafa9" officeooo:paragraph-rsid="01ab73e4" style:font-weight-asian="bold" style:font-weight-complex="bold"/>
    </style:style>
    <style:style style:name="P200" style:family="paragraph" style:parent-style-name="Standard">
      <style:paragraph-properties fo:line-height="100%"/>
      <style:text-properties style:text-underline-style="solid" style:text-underline-width="auto" style:text-underline-color="font-color" fo:font-weight="bold" officeooo:rsid="001cafa9" officeooo:paragraph-rsid="01dfc00d" style:font-weight-asian="bold" style:font-weight-complex="bold"/>
    </style:style>
    <style:style style:name="P201" style:family="paragraph" style:parent-style-name="Standard">
      <style:paragraph-properties fo:line-height="100%"/>
      <style:text-properties style:text-underline-style="solid" style:text-underline-width="auto" style:text-underline-color="font-color" fo:font-weight="bold" officeooo:rsid="001cafa9" officeooo:paragraph-rsid="02112403" style:font-weight-asian="bold" style:font-weight-complex="bold"/>
    </style:style>
    <style:style style:name="P202" style:family="paragraph" style:parent-style-name="Standard">
      <style:paragraph-properties fo:line-height="100%"/>
      <style:text-properties style:text-underline-style="solid" style:text-underline-width="auto" style:text-underline-color="font-color" fo:font-weight="bold" officeooo:rsid="001cafa9" officeooo:paragraph-rsid="027bb9d7" style:font-weight-asian="bold" style:font-weight-complex="bold"/>
    </style:style>
    <style:style style:name="P203" style:family="paragraph" style:parent-style-name="Standard">
      <style:paragraph-properties fo:line-height="100%"/>
      <style:text-properties style:text-underline-style="solid" style:text-underline-width="auto" style:text-underline-color="font-color" fo:font-weight="bold" officeooo:rsid="001cafa9" officeooo:paragraph-rsid="0281eb89" style:font-weight-asian="bold" style:font-weight-complex="bold"/>
    </style:style>
    <style:style style:name="P204" style:family="paragraph" style:parent-style-name="Standard">
      <style:paragraph-properties fo:line-height="100%"/>
      <style:text-properties style:text-underline-style="solid" style:text-underline-width="auto" style:text-underline-color="font-color" fo:font-weight="bold" officeooo:rsid="001cafa9" officeooo:paragraph-rsid="0377e80a" style:font-weight-asian="bold" style:font-weight-complex="bold"/>
    </style:style>
    <style:style style:name="P205" style:family="paragraph" style:parent-style-name="Standard">
      <style:paragraph-properties fo:line-height="100%"/>
      <style:text-properties style:text-underline-style="solid" style:text-underline-width="auto" style:text-underline-color="font-color" fo:font-weight="bold" officeooo:rsid="001cafa9" officeooo:paragraph-rsid="038433b9" style:font-weight-asian="bold" style:font-weight-complex="bold"/>
    </style:style>
    <style:style style:name="P206" style:family="paragraph" style:parent-style-name="Standard">
      <style:paragraph-properties fo:line-height="100%"/>
      <style:text-properties style:text-underline-style="solid" style:text-underline-width="auto" style:text-underline-color="font-color" fo:font-weight="bold" officeooo:rsid="001cafa9" officeooo:paragraph-rsid="039f8794" style:font-weight-asian="bold" style:font-weight-complex="bold"/>
    </style:style>
    <style:style style:name="P207" style:family="paragraph" style:parent-style-name="Standard">
      <style:paragraph-properties fo:line-height="100%"/>
      <style:text-properties style:text-underline-style="solid" style:text-underline-width="auto" style:text-underline-color="font-color" fo:font-weight="bold" officeooo:rsid="001cafa9" officeooo:paragraph-rsid="03b11ee5" style:font-weight-asian="bold" style:font-weight-complex="bold"/>
    </style:style>
    <style:style style:name="P208" style:family="paragraph" style:parent-style-name="Standard">
      <style:paragraph-properties fo:line-height="100%"/>
      <style:text-properties style:text-underline-style="solid" style:text-underline-width="auto" style:text-underline-color="font-color" fo:font-weight="bold" officeooo:rsid="00467f46" officeooo:paragraph-rsid="00467f46" style:font-weight-asian="bold" style:font-weight-complex="bold"/>
    </style:style>
    <style:style style:name="P209" style:family="paragraph" style:parent-style-name="Standard">
      <style:paragraph-properties fo:line-height="100%"/>
      <style:text-properties style:text-underline-style="solid" style:text-underline-width="auto" style:text-underline-color="font-color" fo:font-weight="bold" officeooo:rsid="00467f46" officeooo:paragraph-rsid="00527640" style:font-weight-asian="bold" style:font-weight-complex="bold"/>
    </style:style>
    <style:style style:name="P210" style:family="paragraph" style:parent-style-name="Standard">
      <style:paragraph-properties fo:line-height="100%"/>
      <style:text-properties style:text-underline-style="solid" style:text-underline-width="auto" style:text-underline-color="font-color" fo:font-weight="bold" officeooo:rsid="00467f46" officeooo:paragraph-rsid="0075bb59" style:font-weight-asian="bold" style:font-weight-complex="bold"/>
    </style:style>
    <style:style style:name="P211" style:family="paragraph" style:parent-style-name="Standard">
      <style:paragraph-properties fo:line-height="100%"/>
      <style:text-properties style:text-underline-style="solid" style:text-underline-width="auto" style:text-underline-color="font-color" fo:font-weight="bold" officeooo:rsid="00669d34" officeooo:paragraph-rsid="00669d34" style:font-weight-asian="bold" style:font-weight-complex="bold"/>
    </style:style>
    <style:style style:name="P212" style:family="paragraph" style:parent-style-name="Standard">
      <style:paragraph-properties fo:line-height="100%"/>
      <style:text-properties style:text-underline-style="solid" style:text-underline-width="auto" style:text-underline-color="font-color" fo:font-weight="bold" officeooo:rsid="00527640" officeooo:paragraph-rsid="00527640" style:font-weight-asian="bold" style:font-weight-complex="bold"/>
    </style:style>
    <style:style style:name="P213" style:family="paragraph" style:parent-style-name="Standard">
      <style:paragraph-properties fo:line-height="100%"/>
      <style:text-properties style:text-underline-style="solid" style:text-underline-width="auto" style:text-underline-color="font-color" fo:font-weight="bold" officeooo:rsid="0064a57b" officeooo:paragraph-rsid="0075bb59" style:font-weight-asian="bold" style:font-weight-complex="bold"/>
    </style:style>
    <style:style style:name="P214" style:family="paragraph" style:parent-style-name="Standard">
      <style:paragraph-properties fo:line-height="100%"/>
      <style:text-properties style:text-underline-style="solid" style:text-underline-width="auto" style:text-underline-color="font-color" fo:font-weight="bold" officeooo:rsid="00777149" officeooo:paragraph-rsid="00777149" style:font-weight-asian="bold" style:font-weight-complex="bold"/>
    </style:style>
    <style:style style:name="P215" style:family="paragraph" style:parent-style-name="Standard">
      <style:paragraph-properties fo:line-height="100%"/>
      <style:text-properties style:text-underline-style="solid" style:text-underline-width="auto" style:text-underline-color="font-color" fo:font-weight="bold" officeooo:rsid="010e0ed2" officeooo:paragraph-rsid="010e0ed2" style:font-weight-asian="bold" style:font-weight-complex="bold"/>
    </style:style>
    <style:style style:name="P216" style:family="paragraph" style:parent-style-name="Standard">
      <style:paragraph-properties fo:line-height="100%"/>
      <style:text-properties style:text-underline-style="solid" style:text-underline-width="auto" style:text-underline-color="font-color" fo:font-weight="bold" officeooo:rsid="0177f0a2" officeooo:paragraph-rsid="0177f0a2" style:font-weight-asian="bold" style:font-weight-complex="bold"/>
    </style:style>
    <style:style style:name="P217" style:family="paragraph" style:parent-style-name="Standard">
      <style:paragraph-properties fo:line-height="100%"/>
      <style:text-properties style:text-underline-style="solid" style:text-underline-width="auto" style:text-underline-color="font-color" fo:font-weight="bold" officeooo:rsid="0177f0a2" officeooo:paragraph-rsid="01dfc00d" style:font-weight-asian="bold" style:font-weight-complex="bold"/>
    </style:style>
    <style:style style:name="P218" style:family="paragraph" style:parent-style-name="Standard">
      <style:paragraph-properties fo:line-height="100%"/>
      <style:text-properties style:text-underline-style="solid" style:text-underline-width="auto" style:text-underline-color="font-color" fo:font-weight="bold" officeooo:rsid="038433b9" officeooo:paragraph-rsid="038433b9" style:font-weight-asian="bold" style:font-weight-complex="bold"/>
    </style:style>
    <style:style style:name="P219" style:family="paragraph" style:parent-style-name="Standard">
      <style:paragraph-properties fo:line-height="100%"/>
      <style:text-properties style:text-underline-style="solid" style:text-underline-width="auto" style:text-underline-color="font-color" fo:font-weight="bold" officeooo:rsid="038433b9" officeooo:paragraph-rsid="039f8794" style:font-weight-asian="bold" style:font-weight-complex="bold"/>
    </style:style>
    <style:style style:name="P220" style:family="paragraph" style:parent-style-name="Standard">
      <style:paragraph-properties fo:line-height="100%"/>
      <style:text-properties style:text-underline-style="solid" style:text-underline-width="auto" style:text-underline-color="font-color" fo:font-weight="bold" officeooo:rsid="038433b9" officeooo:paragraph-rsid="03b11ee5" style:font-weight-asian="bold" style:font-weight-complex="bold"/>
    </style:style>
    <style:style style:name="P221" style:family="paragraph" style:parent-style-name="Standard">
      <style:paragraph-properties fo:line-height="100%"/>
      <style:text-properties style:text-underline-style="solid" style:text-underline-width="auto" style:text-underline-color="font-color" officeooo:rsid="002f43e9" officeooo:paragraph-rsid="002f43e9"/>
    </style:style>
    <style:style style:name="P222" style:family="paragraph" style:parent-style-name="Standard">
      <style:paragraph-properties fo:line-height="100%"/>
      <style:text-properties style:text-underline-style="solid" style:text-underline-width="auto" style:text-underline-color="font-color" fo:font-weight="normal" officeooo:rsid="00439a95" officeooo:paragraph-rsid="00439a95" style:font-weight-asian="normal" style:font-weight-complex="normal"/>
    </style:style>
    <style:style style:name="P223" style:family="paragraph" style:parent-style-name="Standard">
      <style:paragraph-properties fo:line-height="100%"/>
      <style:text-properties style:text-underline-style="solid" style:text-underline-width="auto" style:text-underline-color="font-color" fo:font-weight="normal" officeooo:rsid="004adb86" officeooo:paragraph-rsid="004adb86" style:font-weight-asian="normal" style:font-weight-complex="normal"/>
    </style:style>
    <style:style style:name="P224" style:family="paragraph" style:parent-style-name="Standard">
      <style:paragraph-properties fo:line-height="100%"/>
      <style:text-properties style:text-underline-style="solid" style:text-underline-width="auto" style:text-underline-color="font-color" fo:font-weight="normal" officeooo:rsid="004adb86" officeooo:paragraph-rsid="005367bd" style:font-weight-asian="normal" style:font-weight-complex="normal"/>
    </style:style>
    <style:style style:name="P225" style:family="paragraph" style:parent-style-name="Standard">
      <style:paragraph-properties fo:line-height="100%"/>
      <style:text-properties style:text-underline-style="solid" style:text-underline-width="auto" style:text-underline-color="font-color" fo:font-weight="normal" officeooo:rsid="004adb86" officeooo:paragraph-rsid="00550494" style:font-weight-asian="normal" style:font-weight-complex="normal"/>
    </style:style>
    <style:style style:name="P226" style:family="paragraph" style:parent-style-name="Standard">
      <style:paragraph-properties fo:line-height="100%"/>
      <style:text-properties style:text-underline-style="solid" style:text-underline-width="auto" style:text-underline-color="font-color" fo:font-weight="normal" officeooo:rsid="001723b8" officeooo:paragraph-rsid="00439a95" style:font-weight-asian="normal" style:font-weight-complex="normal"/>
    </style:style>
    <style:style style:name="P227" style:family="paragraph" style:parent-style-name="Standard">
      <style:paragraph-properties fo:line-height="100%"/>
      <style:text-properties style:text-underline-style="solid" style:text-underline-width="auto" style:text-underline-color="font-color" officeooo:rsid="0014c9db" officeooo:paragraph-rsid="001723b8"/>
    </style:style>
    <style:style style:name="P228" style:family="paragraph" style:parent-style-name="Standard">
      <style:paragraph-properties fo:line-height="100%"/>
      <style:text-properties style:text-underline-style="solid" style:text-underline-width="auto" style:text-underline-color="font-color" officeooo:rsid="0064a57b" officeooo:paragraph-rsid="0064a57b"/>
    </style:style>
    <style:style style:name="P229" style:family="paragraph" style:parent-style-name="Standard">
      <style:paragraph-properties fo:line-height="100%"/>
      <style:text-properties officeooo:rsid="00149be0" officeooo:paragraph-rsid="001cafa9"/>
    </style:style>
    <style:style style:name="P230" style:family="paragraph" style:parent-style-name="Standard">
      <style:paragraph-properties fo:line-height="100%"/>
      <style:text-properties officeooo:rsid="00149be0" officeooo:paragraph-rsid="027bb9d7"/>
    </style:style>
    <style:style style:name="P231" style:family="paragraph" style:parent-style-name="Standard">
      <style:paragraph-properties fo:line-height="100%"/>
      <style:text-properties officeooo:rsid="0014c9db" officeooo:paragraph-rsid="0014c9db"/>
    </style:style>
    <style:style style:name="P232" style:family="paragraph" style:parent-style-name="Standard">
      <style:paragraph-properties fo:line-height="100%"/>
      <style:text-properties officeooo:paragraph-rsid="0015984f"/>
    </style:style>
    <style:style style:name="P233" style:family="paragraph" style:parent-style-name="Standard">
      <style:paragraph-properties fo:line-height="100%"/>
      <style:text-properties officeooo:paragraph-rsid="00165a41"/>
    </style:style>
    <style:style style:name="P234" style:family="paragraph" style:parent-style-name="Standard">
      <style:paragraph-properties fo:line-height="100%"/>
      <style:text-properties officeooo:paragraph-rsid="001723b8"/>
    </style:style>
    <style:style style:name="P235" style:family="paragraph" style:parent-style-name="Standard">
      <style:paragraph-properties fo:line-height="100%"/>
      <style:text-properties officeooo:paragraph-rsid="00439a95"/>
    </style:style>
    <style:style style:name="P236" style:family="paragraph" style:parent-style-name="Standard">
      <style:paragraph-properties fo:line-height="100%"/>
      <style:text-properties officeooo:paragraph-rsid="0026815d"/>
    </style:style>
    <style:style style:name="P237" style:family="paragraph" style:parent-style-name="Standard">
      <style:paragraph-properties fo:line-height="100%"/>
      <style:text-properties officeooo:paragraph-rsid="009ec7bf"/>
    </style:style>
    <style:style style:name="P238" style:family="paragraph" style:parent-style-name="Standard">
      <style:paragraph-properties fo:line-height="100%"/>
      <style:text-properties fo:font-weight="bold" officeooo:rsid="0014c9db" officeooo:paragraph-rsid="0015984f" style:font-weight-asian="bold" style:font-weight-complex="bold"/>
    </style:style>
    <style:style style:name="P239" style:family="paragraph" style:parent-style-name="Standard">
      <style:paragraph-properties fo:line-height="100%"/>
      <style:text-properties fo:font-weight="bold" officeooo:rsid="0014c9db" officeooo:paragraph-rsid="00439a95" style:font-weight-asian="bold" style:font-weight-complex="bold"/>
    </style:style>
    <style:style style:name="P240" style:family="paragraph" style:parent-style-name="Standard">
      <style:paragraph-properties fo:line-height="100%"/>
      <style:text-properties fo:font-weight="bold" officeooo:rsid="0014c9db" officeooo:paragraph-rsid="00ad8e7d" style:font-weight-asian="bold" style:font-weight-complex="bold"/>
    </style:style>
    <style:style style:name="P241" style:family="paragraph" style:parent-style-name="Standard">
      <style:paragraph-properties fo:line-height="100%"/>
      <style:text-properties fo:font-weight="bold" officeooo:rsid="0014c9db" officeooo:paragraph-rsid="00bfc28c" style:font-weight-asian="bold" style:font-weight-complex="bold"/>
    </style:style>
    <style:style style:name="P242" style:family="paragraph" style:parent-style-name="Standard">
      <style:paragraph-properties fo:line-height="100%"/>
      <style:text-properties fo:font-weight="bold" officeooo:rsid="00439a95" officeooo:paragraph-rsid="00439a95" style:font-weight-asian="bold" style:font-weight-complex="bold"/>
    </style:style>
    <style:style style:name="P243" style:family="paragraph" style:parent-style-name="Standard">
      <style:paragraph-properties fo:line-height="100%"/>
      <style:text-properties fo:font-weight="bold" officeooo:rsid="00439a95" officeooo:paragraph-rsid="00ad8e7d" style:font-weight-asian="bold" style:font-weight-complex="bold"/>
    </style:style>
    <style:style style:name="P244" style:family="paragraph" style:parent-style-name="Standard">
      <style:paragraph-properties fo:line-height="100%"/>
      <style:text-properties fo:font-weight="bold" officeooo:rsid="005efdc2" officeooo:paragraph-rsid="005efdc2" style:font-weight-asian="bold" style:font-weight-complex="bold"/>
    </style:style>
    <style:style style:name="P245" style:family="paragraph" style:parent-style-name="Standard">
      <style:paragraph-properties fo:line-height="100%"/>
      <style:text-properties fo:font-weight="bold" officeooo:rsid="005efdc2" officeooo:paragraph-rsid="00ad8e7d" style:font-weight-asian="bold" style:font-weight-complex="bold"/>
    </style:style>
    <style:style style:name="P246" style:family="paragraph" style:parent-style-name="Standard">
      <style:paragraph-properties fo:line-height="100%"/>
      <style:text-properties fo:font-weight="bold" officeooo:rsid="001723b8" officeooo:paragraph-rsid="001723b8" style:font-weight-asian="bold" style:font-weight-complex="bold"/>
    </style:style>
    <style:style style:name="P247" style:family="paragraph" style:parent-style-name="Standard">
      <style:paragraph-properties fo:line-height="100%"/>
      <style:text-properties fo:font-weight="bold" officeooo:rsid="00391751" officeooo:paragraph-rsid="0062b41e" style:font-weight-asian="bold" style:font-weight-complex="bold"/>
    </style:style>
    <style:style style:name="P248" style:family="paragraph" style:parent-style-name="Standard">
      <style:paragraph-properties fo:line-height="100%"/>
      <style:text-properties fo:font-weight="bold" officeooo:rsid="0062b41e" officeooo:paragraph-rsid="00ad8e7d" style:font-weight-asian="bold" style:font-weight-complex="bold"/>
    </style:style>
    <style:style style:name="P249" style:family="paragraph" style:parent-style-name="Standard">
      <style:text-properties fo:font-weight="bold" officeooo:rsid="029b9b9c" officeooo:paragraph-rsid="029b9b9c" style:font-weight-asian="bold" style:font-weight-complex="bold"/>
    </style:style>
    <style:style style:name="P250" style:family="paragraph" style:parent-style-name="Standard">
      <style:text-properties fo:font-weight="bold" officeooo:rsid="029b9b9c" officeooo:paragraph-rsid="03098385" style:font-weight-asian="bold" style:font-weight-complex="bold"/>
    </style:style>
    <style:style style:name="P251" style:family="paragraph" style:parent-style-name="Standard">
      <style:paragraph-properties fo:line-height="100%"/>
      <style:text-properties fo:font-weight="bold" officeooo:rsid="037697e8" officeooo:paragraph-rsid="037697e8" style:font-weight-asian="bold" style:font-weight-complex="bold"/>
    </style:style>
    <style:style style:name="P252" style:family="paragraph" style:parent-style-name="Standard">
      <style:paragraph-properties fo:line-height="100%"/>
      <style:text-properties officeooo:rsid="0015984f" officeooo:paragraph-rsid="0015984f"/>
    </style:style>
    <style:style style:name="P253" style:family="paragraph" style:parent-style-name="Standard">
      <style:paragraph-properties fo:line-height="100%"/>
      <style:text-properties officeooo:rsid="0015984f" officeooo:paragraph-rsid="002f43e9"/>
    </style:style>
    <style:style style:name="P254" style:family="paragraph" style:parent-style-name="Standard">
      <style:paragraph-properties fo:line-height="100%"/>
      <style:text-properties officeooo:rsid="002e277e" officeooo:paragraph-rsid="002e277e"/>
    </style:style>
    <style:style style:name="P255" style:family="paragraph" style:parent-style-name="Standard">
      <style:paragraph-properties fo:line-height="100%"/>
      <style:text-properties officeooo:rsid="00165a41" officeooo:paragraph-rsid="00165a41"/>
    </style:style>
    <style:style style:name="P256" style:family="paragraph" style:parent-style-name="Standard">
      <style:paragraph-properties fo:line-height="100%"/>
      <style:text-properties officeooo:rsid="00165a41" officeooo:paragraph-rsid="002f43e9"/>
    </style:style>
    <style:style style:name="P257" style:family="paragraph" style:parent-style-name="Standard">
      <style:paragraph-properties fo:line-height="100%"/>
      <style:text-properties fo:font-style="italic" officeooo:rsid="00165a41" officeooo:paragraph-rsid="00165a41" style:font-style-asian="italic" style:font-style-complex="italic"/>
    </style:style>
    <style:style style:name="P258" style:family="paragraph" style:parent-style-name="Standard">
      <style:paragraph-properties fo:line-height="100%"/>
      <style:text-properties fo:font-style="italic" officeooo:rsid="00165a41" officeooo:paragraph-rsid="001723b8" style:font-style-asian="italic" style:font-style-complex="italic"/>
    </style:style>
    <style:style style:name="P259" style:family="paragraph" style:parent-style-name="Standard">
      <style:paragraph-properties fo:line-height="100%"/>
      <style:text-properties fo:font-style="italic" officeooo:rsid="001723b8" officeooo:paragraph-rsid="0021eefc" style:font-style-asian="italic" style:font-style-complex="italic"/>
    </style:style>
    <style:style style:name="P260" style:family="paragraph" style:parent-style-name="Standard">
      <style:paragraph-properties fo:line-height="100%"/>
      <style:text-properties fo:font-style="italic" officeooo:rsid="001723b8" officeooo:paragraph-rsid="00439a95" style:font-style-asian="italic" style:font-style-complex="italic"/>
    </style:style>
    <style:style style:name="P261" style:family="paragraph" style:parent-style-name="Standard">
      <style:paragraph-properties fo:line-height="100%"/>
      <style:text-properties fo:font-style="italic" officeooo:rsid="001723b8" officeooo:paragraph-rsid="001723b8" style:font-style-asian="italic" style:font-style-complex="italic"/>
    </style:style>
    <style:style style:name="P262" style:family="paragraph" style:parent-style-name="Standard">
      <style:paragraph-properties fo:line-height="100%"/>
      <style:text-properties fo:font-style="italic" officeooo:rsid="001723b8" officeooo:paragraph-rsid="01318535" style:font-style-asian="italic" style:font-style-complex="italic"/>
    </style:style>
    <style:style style:name="P263" style:family="paragraph" style:parent-style-name="Standard">
      <style:paragraph-properties fo:line-height="100%"/>
      <style:text-properties fo:font-style="italic" officeooo:paragraph-rsid="00aff265" style:font-style-asian="italic" style:font-style-complex="italic"/>
    </style:style>
    <style:style style:name="P264" style:family="paragraph" style:parent-style-name="Standard">
      <style:paragraph-properties fo:line-height="100%"/>
      <style:text-properties fo:font-style="italic" officeooo:paragraph-rsid="01e1ba3c" style:font-style-asian="italic" style:font-style-complex="italic"/>
    </style:style>
    <style:style style:name="P265" style:family="paragraph" style:parent-style-name="Standard">
      <style:paragraph-properties fo:line-height="100%"/>
      <style:text-properties fo:font-style="italic" officeooo:rsid="01e4fca3" officeooo:paragraph-rsid="01e4fca3" style:font-style-asian="italic" style:font-style-complex="italic"/>
    </style:style>
    <style:style style:name="P266" style:family="paragraph" style:parent-style-name="Standard">
      <style:paragraph-properties fo:line-height="100%"/>
      <style:text-properties fo:font-style="italic" fo:font-weight="bold" officeooo:rsid="0014c9db" officeooo:paragraph-rsid="00ad8e7d" style:font-style-asian="italic" style:font-weight-asian="bold" style:font-style-complex="italic" style:font-weight-complex="bold"/>
    </style:style>
    <style:style style:name="P267" style:family="paragraph" style:parent-style-name="Standard">
      <style:paragraph-properties fo:line-height="100%"/>
      <style:text-properties fo:font-style="italic" fo:font-weight="bold" officeooo:rsid="0014c9db" officeooo:paragraph-rsid="00bfc28c" style:font-style-asian="italic" style:font-weight-asian="bold" style:font-style-complex="italic" style:font-weight-complex="bold"/>
    </style:style>
    <style:style style:name="P268" style:family="paragraph" style:parent-style-name="Standard">
      <style:paragraph-properties fo:line-height="100%"/>
      <style:text-properties fo:font-style="italic" fo:font-weight="bold" officeooo:rsid="00bfc28c" officeooo:paragraph-rsid="00bfc28c" style:font-style-asian="italic" style:font-weight-asian="bold" style:font-style-complex="italic" style:font-weight-complex="bold"/>
    </style:style>
    <style:style style:name="P269" style:family="paragraph" style:parent-style-name="Standard">
      <style:text-properties fo:font-style="italic" fo:font-weight="bold" officeooo:rsid="029b9b9c" officeooo:paragraph-rsid="02d0cd31" style:font-style-asian="italic" style:font-weight-asian="bold" style:font-style-complex="italic" style:font-weight-complex="bold"/>
    </style:style>
    <style:style style:name="P270" style:family="paragraph" style:parent-style-name="Standard">
      <style:paragraph-properties fo:line-height="100%"/>
      <style:text-properties officeooo:rsid="001723b8" officeooo:paragraph-rsid="0021eefc"/>
    </style:style>
    <style:style style:name="P271" style:family="paragraph" style:parent-style-name="Standard">
      <style:paragraph-properties fo:line-height="100%"/>
      <style:text-properties officeooo:rsid="001723b8" officeooo:paragraph-rsid="001723b8"/>
    </style:style>
    <style:style style:name="P272" style:family="paragraph" style:parent-style-name="Standard">
      <style:paragraph-properties fo:line-height="100%"/>
      <style:text-properties officeooo:rsid="001723b8" officeooo:paragraph-rsid="003ef47a"/>
    </style:style>
    <style:style style:name="P273" style:family="paragraph" style:parent-style-name="Standard">
      <style:paragraph-properties fo:line-height="100%"/>
      <style:text-properties officeooo:rsid="001723b8" officeooo:paragraph-rsid="005367bd"/>
    </style:style>
    <style:style style:name="P274" style:family="paragraph" style:parent-style-name="Standard">
      <style:paragraph-properties fo:line-height="100%"/>
      <style:text-properties officeooo:rsid="001723b8" officeooo:paragraph-rsid="005efdc2"/>
    </style:style>
    <style:style style:name="P275" style:family="paragraph" style:parent-style-name="Standard">
      <style:paragraph-properties fo:line-height="100%"/>
      <style:text-properties officeooo:rsid="001723b8" officeooo:paragraph-rsid="00b2ce29"/>
    </style:style>
    <style:style style:name="P276" style:family="paragraph" style:parent-style-name="Standard">
      <style:paragraph-properties fo:line-height="100%"/>
      <style:text-properties style:text-underline-style="none" officeooo:rsid="003ef47a" officeooo:paragraph-rsid="002f43e9"/>
    </style:style>
    <style:style style:name="P277" style:family="paragraph" style:parent-style-name="Standard">
      <style:paragraph-properties fo:line-height="100%"/>
      <style:text-properties style:text-underline-style="none" fo:font-weight="bold" officeooo:rsid="001cafa9" officeooo:paragraph-rsid="00550494" style:font-weight-asian="bold" style:font-weight-complex="bold"/>
    </style:style>
    <style:style style:name="P278" style:family="paragraph" style:parent-style-name="Standard">
      <style:paragraph-properties fo:line-height="100%"/>
      <style:text-properties style:text-underline-style="none" fo:font-weight="bold" officeooo:rsid="00550494" officeooo:paragraph-rsid="00550494" style:font-weight-asian="bold" style:font-weight-complex="bold"/>
    </style:style>
    <style:style style:name="P279" style:family="paragraph" style:parent-style-name="Standard">
      <style:paragraph-properties fo:line-height="100%"/>
      <style:text-properties style:text-underline-style="none" fo:font-weight="bold" officeooo:rsid="00439a95" officeooo:paragraph-rsid="00ad8e7d" style:font-weight-asian="bold" style:font-weight-complex="bold"/>
    </style:style>
    <style:style style:name="P280" style:family="paragraph" style:parent-style-name="Standard">
      <style:paragraph-properties fo:line-height="100%"/>
      <style:text-properties style:text-underline-style="none" fo:font-weight="bold" officeooo:rsid="00669d34" officeooo:paragraph-rsid="00ad8e7d" style:font-weight-asian="bold" style:font-weight-complex="bold"/>
    </style:style>
    <style:style style:name="P281" style:family="paragraph" style:parent-style-name="Standard">
      <style:paragraph-properties fo:line-height="100%"/>
      <style:text-properties style:text-underline-style="none" fo:font-weight="normal" officeooo:rsid="004ca56c" officeooo:paragraph-rsid="004ca56c" style:font-weight-asian="normal" style:font-weight-complex="normal"/>
    </style:style>
    <style:style style:name="P282" style:family="paragraph" style:parent-style-name="Standard">
      <style:paragraph-properties fo:line-height="100%"/>
      <style:text-properties style:text-underline-style="none" fo:font-weight="normal" officeooo:rsid="00439a95" officeooo:paragraph-rsid="00439a95" style:font-weight-asian="normal" style:font-weight-complex="normal"/>
    </style:style>
    <style:style style:name="P283" style:family="paragraph" style:parent-style-name="Standard">
      <style:paragraph-properties fo:line-height="100%"/>
      <style:text-properties style:text-underline-style="none" fo:font-weight="normal" officeooo:rsid="00439a95" officeooo:paragraph-rsid="007bf5dd" style:font-weight-asian="normal" style:font-weight-complex="normal"/>
    </style:style>
    <style:style style:name="P284" style:family="paragraph" style:parent-style-name="Standard">
      <style:paragraph-properties fo:line-height="100%"/>
      <style:text-properties style:text-underline-style="none" fo:font-weight="normal" officeooo:rsid="0064a57b" officeooo:paragraph-rsid="00467f46" style:font-weight-asian="normal" style:font-weight-complex="normal"/>
    </style:style>
    <style:style style:name="P285" style:family="paragraph" style:parent-style-name="Standard">
      <style:paragraph-properties fo:line-height="100%"/>
      <style:text-properties fo:font-weight="normal" officeooo:rsid="004ca56c" officeooo:paragraph-rsid="004ca56c" style:font-weight-asian="normal" style:font-weight-complex="normal"/>
    </style:style>
    <style:style style:name="P286" style:family="paragraph" style:parent-style-name="Standard">
      <style:paragraph-properties fo:line-height="100%"/>
      <style:text-properties fo:font-weight="normal" officeooo:rsid="005367bd" officeooo:paragraph-rsid="005367bd" style:font-weight-asian="normal" style:font-weight-complex="normal"/>
    </style:style>
    <style:style style:name="P287" style:family="paragraph" style:parent-style-name="Standard">
      <style:paragraph-properties fo:line-height="100%"/>
      <style:text-properties fo:font-style="normal" style:text-underline-style="solid" style:text-underline-width="auto" style:text-underline-color="font-color" fo:font-weight="bold" officeooo:rsid="008d53e0" officeooo:paragraph-rsid="008d53e0" style:font-style-asian="normal" style:font-weight-asian="bold" style:font-style-complex="normal" style:font-weight-complex="bold"/>
    </style:style>
    <style:style style:name="P288" style:family="paragraph" style:parent-style-name="Standard">
      <style:paragraph-properties fo:line-height="100%"/>
      <style:text-properties fo:font-style="normal" style:text-underline-style="solid" style:text-underline-width="auto" style:text-underline-color="font-color" fo:font-weight="bold" officeooo:rsid="008d53e0" officeooo:paragraph-rsid="008e4e44" style:font-style-asian="normal" style:font-weight-asian="bold" style:font-style-complex="normal" style:font-weight-complex="bold"/>
    </style:style>
    <style:style style:name="P289" style:family="paragraph" style:parent-style-name="Standard">
      <style:paragraph-properties fo:line-height="100%"/>
      <style:text-properties fo:font-style="normal" style:text-underline-style="solid" style:text-underline-width="auto" style:text-underline-color="font-color" fo:font-weight="bold" officeooo:rsid="00f9f704" officeooo:paragraph-rsid="00f9f704" style:font-style-asian="normal" style:font-weight-asian="bold" style:font-style-complex="normal" style:font-weight-complex="bold"/>
    </style:style>
    <style:style style:name="P290" style:family="paragraph" style:parent-style-name="Standard">
      <style:paragraph-properties fo:line-height="100%"/>
      <style:text-properties fo:font-style="normal" style:text-underline-style="solid" style:text-underline-width="auto" style:text-underline-color="font-color" fo:font-weight="bold" officeooo:rsid="0278d8a7" officeooo:paragraph-rsid="0278d8a7" style:font-style-asian="normal" style:font-weight-asian="bold" style:font-style-complex="normal" style:font-weight-complex="bold"/>
    </style:style>
    <style:style style:name="P291" style:family="paragraph" style:parent-style-name="Standard">
      <style:paragraph-properties fo:line-height="100%"/>
      <style:text-properties fo:font-style="normal" style:text-underline-style="solid" style:text-underline-width="auto" style:text-underline-color="font-color" fo:font-weight="bold" officeooo:rsid="0278d8a7" officeooo:paragraph-rsid="0278e6c9" style:font-style-asian="normal" style:font-weight-asian="bold" style:font-style-complex="normal" style:font-weight-complex="bold"/>
    </style:style>
    <style:style style:name="P292" style:family="paragraph" style:parent-style-name="Standard">
      <style:paragraph-properties fo:line-height="100%"/>
      <style:text-properties fo:font-style="normal" style:text-underline-style="solid" style:text-underline-width="auto" style:text-underline-color="font-color" fo:font-weight="bold" officeooo:rsid="0278d8a7" officeooo:paragraph-rsid="027bb9d7" style:font-style-asian="normal" style:font-weight-asian="bold" style:font-style-complex="normal" style:font-weight-complex="bold"/>
    </style:style>
    <style:style style:name="P293" style:family="paragraph" style:parent-style-name="Standard">
      <style:paragraph-properties fo:line-height="100%"/>
      <style:text-properties fo:font-style="normal" style:text-underline-style="solid" style:text-underline-width="auto" style:text-underline-color="font-color" fo:font-weight="bold" officeooo:rsid="0278d8a7" officeooo:paragraph-rsid="0281eb89" style:font-style-asian="normal" style:font-weight-asian="bold" style:font-style-complex="normal" style:font-weight-complex="bold"/>
    </style:style>
    <style:style style:name="P294" style:family="paragraph" style:parent-style-name="Standard">
      <style:paragraph-properties fo:line-height="100%"/>
      <style:text-properties fo:font-style="normal" style:text-underline-style="solid" style:text-underline-width="auto" style:text-underline-color="font-color" fo:font-weight="bold" officeooo:rsid="027bb9d7" officeooo:paragraph-rsid="027db6e3" style:font-style-asian="normal" style:font-weight-asian="bold" style:font-style-complex="normal" style:font-weight-complex="bold"/>
    </style:style>
    <style:style style:name="P295" style:family="paragraph" style:parent-style-name="Standard">
      <loext:graphic-properties draw:fill="none"/>
      <style:paragraph-properties fo:line-height="100%"/>
      <style:text-properties fo:font-style="normal" style:text-underline-style="solid" style:text-underline-width="auto" style:text-underline-color="font-color" fo:font-weight="bold" officeooo:rsid="029b9b9c" officeooo:paragraph-rsid="029b9b9c" style:font-style-asian="normal" style:font-weight-asian="bold" style:font-style-complex="normal" style:font-weight-complex="bold"/>
    </style:style>
    <style:style style:name="P296" style:family="paragraph" style:parent-style-name="Standard">
      <style:paragraph-properties fo:line-height="100%"/>
      <style:text-properties fo:font-style="normal" style:text-underline-style="none" fo:font-weight="bold" officeooo:rsid="008e4e44" officeooo:paragraph-rsid="008e4e44" style:font-style-asian="normal" style:font-weight-asian="bold" style:font-style-complex="normal" style:font-weight-complex="bold"/>
    </style:style>
    <style:style style:name="P297" style:family="paragraph" style:parent-style-name="Standard">
      <loext:graphic-properties draw:fill="none"/>
      <style:paragraph-properties fo:line-height="100%"/>
      <style:text-properties fo:font-style="normal" style:text-underline-style="none" fo:font-weight="bold" officeooo:rsid="0387505f" officeooo:paragraph-rsid="032d0177" style:font-style-asian="normal" style:font-weight-asian="bold" style:font-style-complex="normal" style:font-weight-complex="bold"/>
    </style:style>
    <style:style style:name="P298" style:family="paragraph" style:parent-style-name="Standard">
      <style:paragraph-properties fo:line-height="100%"/>
      <style:text-properties fo:font-style="normal" style:text-underline-style="none" fo:font-weight="bold" officeooo:rsid="038433b9" officeooo:paragraph-rsid="038433b9" style:font-style-asian="normal" style:font-weight-asian="bold" style:font-style-complex="normal" style:font-weight-complex="bold"/>
    </style:style>
    <style:style style:name="P299" style:family="paragraph" style:parent-style-name="Standard">
      <style:paragraph-properties fo:line-height="100%"/>
      <style:text-properties fo:font-style="normal" style:text-underline-style="none" fo:font-weight="bold" officeooo:rsid="038433b9" officeooo:paragraph-rsid="039f8794" style:font-style-asian="normal" style:font-weight-asian="bold" style:font-style-complex="normal" style:font-weight-complex="bold"/>
    </style:style>
    <style:style style:name="P300" style:family="paragraph" style:parent-style-name="Standard">
      <style:paragraph-properties fo:line-height="100%"/>
      <style:text-properties fo:font-style="normal" style:text-underline-style="none" fo:font-weight="bold" officeooo:rsid="038433b9" officeooo:paragraph-rsid="03b11ee5" style:font-style-asian="normal" style:font-weight-asian="bold" style:font-style-complex="normal" style:font-weight-complex="bold"/>
    </style:style>
    <style:style style:name="P301" style:family="paragraph" style:parent-style-name="Standard">
      <style:paragraph-properties fo:line-height="100%"/>
      <style:text-properties fo:font-style="normal" officeooo:rsid="0014c9db" officeooo:paragraph-rsid="0014c9db" style:font-style-asian="normal" style:font-style-complex="normal"/>
    </style:style>
    <style:style style:name="P302" style:family="paragraph" style:parent-style-name="Standard">
      <style:text-properties fo:font-style="normal" fo:font-weight="bold" officeooo:rsid="029b9b9c" officeooo:paragraph-rsid="029b9b9c" style:font-style-asian="normal" style:font-weight-asian="bold" style:font-style-complex="normal" style:font-weight-complex="bold"/>
    </style:style>
    <style:style style:name="P303" style:family="paragraph" style:parent-style-name="Standard">
      <style:text-properties fo:color="#000000" style:text-outline="false" style:font-name="Liberation Serif" fo:font-size="12pt" fo:letter-spacing="normal" fo:font-style="normal" style:text-underline-style="none" fo:font-weight="normal" officeooo:rsid="00e670c3" officeooo:paragraph-rsid="029b9b9c" style:letter-kerning="false" style:font-size-asian="12pt" style:font-style-asian="normal" style:font-weight-asian="normal" style:font-style-complex="normal" style:font-weight-complex="normal"/>
    </style:style>
    <style:style style:name="P304" style:family="paragraph" style:parent-style-name="Standard">
      <loext:graphic-properties draw:fill="none"/>
      <style:paragraph-properties fo:line-height="100%"/>
      <style:text-properties fo:color="#000000" style:text-outline="false" style:font-name="Liberation Serif" fo:font-size="12pt" fo:letter-spacing="normal" fo:font-style="normal" style:text-underline-style="none" fo:font-weight="normal" officeooo:rsid="00e670c3" officeooo:paragraph-rsid="029b9b9c" style:letter-kerning="false" style:font-size-asian="12pt" style:font-style-asian="normal" style:font-weight-asian="normal" style:font-style-complex="normal" style:font-weight-complex="normal"/>
    </style:style>
    <style:style style:name="P305" style:family="paragraph" style:parent-style-name="Standard">
      <style:text-properties fo:color="#000000" style:text-outline="false" style:font-name="Liberation Serif" fo:font-size="12pt" fo:letter-spacing="normal" fo:font-style="normal" style:text-underline-style="none" fo:font-weight="normal" officeooo:rsid="029b9b9c" officeooo:paragraph-rsid="029b9b9c" style:letter-kerning="false" style:font-size-asian="12pt" style:font-style-asian="normal" style:font-weight-asian="normal" style:font-style-complex="normal" style:font-weight-complex="normal"/>
    </style:style>
    <style:style style:name="P306" style:family="paragraph" style:parent-style-name="Standard">
      <style:text-properties fo:color="#000000" style:text-outline="false" style:font-name="Liberation Serif" fo:font-size="12pt" fo:letter-spacing="normal" fo:font-style="normal" style:text-underline-style="none" fo:font-weight="bold" officeooo:rsid="029b9b9c" officeooo:paragraph-rsid="029b9b9c" style:letter-kerning="false" style:font-size-asian="12pt" style:font-style-asian="normal" style:font-weight-asian="bold" style:font-style-complex="normal" style:font-weight-complex="bold"/>
    </style:style>
    <style:style style:name="P307" style:family="paragraph" style:parent-style-name="Standard">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308" style:family="paragraph" style:parent-style-name="Standard">
      <loext:graphic-properties draw:fill="none"/>
      <style:paragraph-properties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e958ab" style:letter-kerning="false" style:font-size-asian="12pt" style:font-style-asian="normal" style:font-weight-asian="bold" style:font-style-complex="normal" style:font-weight-complex="bold"/>
    </style:style>
    <style:style style:name="P309" style:family="paragraph" style:parent-style-name="Standard">
      <loext:graphic-properties draw:fill="none"/>
      <style:paragraph-properties fo:line-height="100%"/>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2e958ab" style:letter-kerning="false" style:font-size-asian="12pt" style:font-style-asian="normal" style:font-weight-asian="normal" style:font-style-complex="normal" style:font-weight-complex="normal"/>
    </style:style>
    <style:style style:name="P310" style:family="paragraph" style:parent-style-name="Standard">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2e958ab" style:letter-kerning="false" style:font-size-asian="12pt" style:font-style-asian="normal" style:font-weight-asian="normal" style:font-style-complex="normal" style:font-weight-complex="normal"/>
    </style:style>
    <style:style style:name="P311" style:family="paragraph" style:parent-style-name="Standard">
      <loext:graphic-properties draw:fill="none"/>
      <style:paragraph-properties fo:line-height="100%"/>
      <style:text-properties fo:color="#000000" style:text-outline="false" style:font-name="Liberation Serif" fo:font-size="12pt" fo:letter-spacing="normal" fo:font-style="italic" style:text-underline-style="none" fo:font-weight="normal" officeooo:rsid="02a0b86d" officeooo:paragraph-rsid="029b9b9c" style:letter-kerning="false" style:font-size-asian="12pt" style:font-style-asian="italic" style:font-weight-asian="normal" style:font-style-complex="italic" style:font-weight-complex="normal"/>
    </style:style>
    <style:style style:name="P312" style:family="paragraph" style:parent-style-name="Standard">
      <style:text-properties fo:color="#000000" style:text-outline="false" style:font-name="Liberation Serif" fo:font-size="12pt" fo:letter-spacing="normal" fo:font-style="italic" style:text-underline-style="none" fo:font-weight="bold" officeooo:rsid="029b9b9c" officeooo:paragraph-rsid="02a895c7" style:letter-kerning="false" style:font-size-asian="12pt" style:font-style-asian="italic" style:font-weight-asian="bold" style:font-style-complex="italic" style:font-weight-complex="bold"/>
    </style:style>
    <style:style style:name="P313" style:family="paragraph" style:parent-style-name="Standard">
      <style:text-properties officeooo:paragraph-rsid="02e68bb8"/>
    </style:style>
    <style:style style:name="P314" style:family="paragraph" style:parent-style-name="Standard">
      <loext:graphic-properties draw:fill="none"/>
      <style:paragraph-properties fo:line-height="100%"/>
      <style:text-properties officeooo:rsid="0387505f" officeooo:paragraph-rsid="0387505f"/>
    </style:style>
    <style:style style:name="P315" style:family="paragraph" style:parent-style-name="Standard">
      <style:paragraph-properties fo:line-height="100%"/>
      <style:text-properties style:text-line-through-style="solid" style:text-line-through-type="single" style:text-underline-style="solid" style:text-underline-width="auto" style:text-underline-color="font-color" fo:font-weight="bold" officeooo:rsid="001cafa9" officeooo:paragraph-rsid="03b8b869" style:font-weight-asian="bold" style:font-weight-complex="bold"/>
    </style:style>
    <style:style style:name="P316" style:family="paragraph" style:parent-style-name="Standard">
      <style:paragraph-properties fo:line-height="100%"/>
      <style:text-properties style:text-line-through-style="solid" style:text-line-through-type="single" style:text-underline-style="solid" style:text-underline-width="auto" style:text-underline-color="font-color" fo:font-weight="bold" officeooo:rsid="038433b9" officeooo:paragraph-rsid="03b8b869" style:font-weight-asian="bold" style:font-weight-complex="bold"/>
    </style:style>
    <style:style style:name="P317" style:family="paragraph" style:parent-style-name="Standard">
      <style:paragraph-properties fo:line-height="100%"/>
      <style:text-properties style:text-line-through-style="solid" style:text-line-through-type="single" fo:font-style="normal" style:text-underline-style="none" fo:font-weight="bold" officeooo:rsid="038433b9" officeooo:paragraph-rsid="03b8b869" style:font-style-asian="normal" style:font-weight-asian="bold" style:font-style-complex="normal" style:font-weight-complex="bold"/>
    </style:style>
    <style:style style:name="P318" style:family="paragraph" style:parent-style-name="Standard">
      <style:paragraph-properties fo:margin-left="0.0402in" fo:margin-right="0in" fo:line-height="100%" fo:text-indent="0in" style:auto-text-indent="false"/>
      <style:text-properties officeooo:rsid="000cb8c6" officeooo:paragraph-rsid="0037c95f"/>
    </style:style>
    <style:style style:name="P319" style:family="paragraph" style:parent-style-name="Standard">
      <style:paragraph-properties fo:margin-left="0.0402in" fo:margin-right="0in" fo:line-height="100%" fo:text-indent="0in" style:auto-text-indent="false"/>
      <style:text-properties officeooo:rsid="000cb8c6" officeooo:paragraph-rsid="00567429"/>
    </style:style>
    <style:style style:name="P320" style:family="paragraph" style:parent-style-name="Standard">
      <style:paragraph-properties fo:margin-left="0.0402in" fo:margin-right="0in" fo:line-height="100%" fo:text-indent="0in" style:auto-text-indent="false"/>
      <style:text-properties fo:font-style="normal" officeooo:rsid="000dc743" officeooo:paragraph-rsid="00567429" style:font-style-asian="normal" style:font-style-complex="normal"/>
    </style:style>
    <style:style style:name="P321" style:family="paragraph" style:parent-style-name="Standard">
      <style:paragraph-properties fo:margin-left="0.0402in" fo:margin-right="0in" fo:line-height="100%" fo:text-indent="0in" style:auto-text-indent="false"/>
      <style:text-properties fo:font-style="normal" officeooo:rsid="00526149" officeooo:paragraph-rsid="00526149" style:font-style-asian="normal" style:font-style-complex="normal"/>
    </style:style>
    <style:style style:name="P322" style:family="paragraph" style:parent-style-name="Standard">
      <style:paragraph-properties fo:margin-left="0.0402in" fo:margin-right="0in" fo:line-height="100%" fo:text-indent="0in" style:auto-text-indent="false"/>
      <style:text-properties fo:font-style="normal" fo:font-weight="bold" officeooo:rsid="00526149" officeooo:paragraph-rsid="00ad8e7d" style:font-style-asian="normal" style:font-weight-asian="bold" style:font-style-complex="normal" style:font-weight-complex="bold"/>
    </style:style>
    <style:style style:name="P323" style:family="paragraph" style:parent-style-name="Standard">
      <style:paragraph-properties fo:margin-left="0.0402in" fo:margin-right="0in" fo:line-height="100%" fo:text-indent="0in" style:auto-text-indent="false"/>
      <style:text-properties fo:font-style="normal" officeooo:paragraph-rsid="00b2ce29"/>
    </style:style>
    <style:style style:name="P324" style:family="paragraph" style:parent-style-name="Standard">
      <style:paragraph-properties fo:margin-left="0.0402in" fo:margin-right="0in" fo:text-indent="0in" style:auto-text-indent="false"/>
      <style:text-properties fo:font-size="12pt" officeooo:rsid="001c3ed6" officeooo:paragraph-rsid="03d18cd0" style:font-size-asian="12pt" style:font-size-complex="12pt"/>
    </style:style>
    <style:style style:name="P325" style:family="paragraph" style:parent-style-name="Standard">
      <style:paragraph-properties fo:margin-left="0.0402in" fo:margin-right="0in" fo:text-indent="0in" style:auto-text-indent="false"/>
      <style:text-properties fo:font-size="12pt" officeooo:rsid="006b604a" officeooo:paragraph-rsid="03d64a29" style:font-size-asian="12pt" style:font-size-complex="12pt"/>
    </style:style>
    <style:style style:name="P326" style:family="paragraph" style:parent-style-name="Standard">
      <style:paragraph-properties fo:margin-left="0.0402in" fo:margin-right="0in" fo:text-indent="0in" style:auto-text-indent="false"/>
      <style:text-properties fo:font-size="12pt" fo:font-style="italic" officeooo:rsid="001c3ed6" officeooo:paragraph-rsid="03da3562" style:font-size-asian="12pt" style:font-style-asian="italic" style:font-size-complex="12pt" style:font-style-complex="italic"/>
    </style:style>
    <style:style style:name="P327" style:family="paragraph" style:parent-style-name="Standard">
      <style:paragraph-properties fo:margin-left="0.0402in" fo:margin-right="0in" fo:text-indent="0in" style:auto-text-indent="false"/>
      <style:text-properties fo:font-size="12pt" fo:font-style="italic" officeooo:rsid="001c3ed6" officeooo:paragraph-rsid="03dd2c19" style:font-size-asian="12pt" style:font-style-asian="italic" style:font-size-complex="12pt" style:font-style-complex="italic"/>
    </style:style>
    <style:style style:name="P328" style:family="paragraph" style:parent-style-name="Standard">
      <style:paragraph-properties fo:margin-left="0.0402in" fo:margin-right="0in" fo:text-indent="0in" style:auto-text-indent="false"/>
      <style:text-properties fo:font-size="12pt" fo:font-style="italic" fo:font-weight="bold" officeooo:rsid="03e1ed86" officeooo:paragraph-rsid="03e1ed86" style:font-size-asian="12pt" style:font-style-asian="italic" style:font-weight-asian="bold" style:font-size-complex="12pt" style:font-style-complex="italic" style:font-weight-complex="bold"/>
    </style:style>
    <style:style style:name="P329" style:family="paragraph" style:parent-style-name="Standard">
      <style:paragraph-properties fo:margin-left="0.0402in" fo:margin-right="0in" fo:text-indent="0in" style:auto-text-indent="false"/>
      <style:text-properties officeooo:rsid="001c3ed6" officeooo:paragraph-rsid="03d20ca9"/>
    </style:style>
    <style:style style:name="P330" style:family="paragraph" style:parent-style-name="Standard">
      <style:paragraph-properties fo:margin-left="0.0402in" fo:margin-right="0in" fo:text-indent="0in" style:auto-text-indent="false"/>
      <style:text-properties officeooo:rsid="001c3ed6" officeooo:paragraph-rsid="03d64a29"/>
    </style:style>
    <style:style style:name="P331" style:family="paragraph" style:parent-style-name="Standard">
      <style:paragraph-properties fo:margin-left="0.0402in" fo:margin-right="0in" fo:text-indent="0in" style:auto-text-indent="false"/>
      <style:text-properties officeooo:paragraph-rsid="03d18cd0"/>
    </style:style>
    <style:style style:name="P332"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italic" style:text-underline-style="solid" style:text-underline-width="auto" style:text-underline-color="font-color" fo:font-weight="normal" officeooo:rsid="001bb7e5" officeooo:paragraph-rsid="0281eb89" style:letter-kerning="false" style:font-size-asian="12pt" style:font-style-asian="italic" style:font-weight-asian="normal" style:font-style-complex="italic" style:font-weight-complex="normal"/>
    </style:style>
    <style:style style:name="P333"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italic" style:text-underline-style="none" fo:font-weight="normal" officeooo:rsid="004ff732" officeooo:paragraph-rsid="0281eb89" style:letter-kerning="false" style:font-size-asian="12pt" style:font-style-asian="italic" style:font-weight-asian="normal" style:font-style-complex="italic" style:font-weight-complex="normal"/>
    </style:style>
    <style:style style:name="P334"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01c3ed6" officeooo:paragraph-rsid="0377e80a" style:letter-kerning="false" style:font-size-asian="12pt" style:font-style-asian="normal" style:font-weight-asian="bold" style:font-style-complex="normal" style:font-weight-complex="bold"/>
    </style:style>
    <style:style style:name="P335"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01c3ed6" officeooo:paragraph-rsid="03b11ee5" style:letter-kerning="false" style:font-size-asian="12pt" style:font-style-asian="normal" style:font-weight-asian="bold" style:font-style-complex="normal" style:font-weight-complex="bold"/>
    </style:style>
    <style:style style:name="P336"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b440ea" officeooo:paragraph-rsid="03b440ea" style:letter-kerning="false" style:font-size-asian="12pt" style:font-style-asian="normal" style:font-weight-asian="bold" style:font-style-complex="normal" style:font-weight-complex="bold"/>
    </style:style>
    <style:style style:name="P337"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b440ea" officeooo:paragraph-rsid="03b6ab3d" style:letter-kerning="false" style:font-size-asian="12pt" style:font-style-asian="normal" style:font-weight-asian="bold" style:font-style-complex="normal" style:font-weight-complex="bold"/>
    </style:style>
    <style:style style:name="P338"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color="#000000" style:text-outline="false" style:text-line-through-style="solid" style:text-line-through-type="single" style:font-name="Liberation Serif" fo:font-size="12pt" fo:letter-spacing="normal" fo:font-style="normal" style:text-underline-style="none" fo:font-weight="bold" officeooo:rsid="001c3ed6" officeooo:paragraph-rsid="03b8b869" style:letter-kerning="false" style:font-size-asian="12pt" style:font-style-asian="normal" style:font-weight-asian="bold" style:font-style-complex="normal" style:font-weight-complex="bold"/>
    </style:style>
    <style:style style:name="P339" style:family="paragraph" style:parent-style-name="Text_20_body">
      <loext:graphic-properties draw:fill="none"/>
      <style:paragraph-properties fo:margin-left="0.0402in" fo:margin-right="0in" fo:margin-top="0in" fo:margin-bottom="0in" loext:contextual-spacing="false" fo:line-height="100%" fo:text-indent="0in" style:auto-text-indent="false"/>
      <style:text-properties fo:font-style="normal" style:text-underline-style="none" fo:font-weight="bold" officeooo:rsid="03b440ea" officeooo:paragraph-rsid="03b440ea" style:font-style-asian="normal" style:font-weight-asian="bold" style:font-style-complex="normal" style:font-weight-complex="bold"/>
    </style:style>
    <style:style style:name="P340" style:family="paragraph" style:parent-style-name="Text_20_body">
      <loext:graphic-properties draw:fill="none"/>
      <style:paragraph-properties fo:margin-left="0.0402in" fo:margin-right="0in" fo:margin-top="0in" fo:margin-bottom="0in" loext:contextual-spacing="false" fo:line-height="100%" fo:text-indent="0in" style:auto-text-indent="false" fo:break-before="page"/>
      <style:text-properties fo:color="#000000" style:text-outline="false" style:font-name="Liberation Serif" fo:font-size="12pt" fo:letter-spacing="normal" fo:font-style="normal" style:text-underline-style="none" fo:font-weight="bold" officeooo:rsid="03b440ea" officeooo:paragraph-rsid="03b440ea" style:letter-kerning="false" style:font-size-asian="12pt" style:font-style-asian="normal" style:font-weight-asian="bold" style:font-style-complex="normal" style:font-weight-complex="bold"/>
    </style:style>
    <style:style style:name="P341" style:family="paragraph" style:parent-style-name="Text_20_body" style:master-page-name="">
      <loext:graphic-properties draw:fill="none"/>
      <style:paragraph-properties fo:margin-left="0.0402in" fo:margin-right="0in" fo:margin-top="0in" fo:margin-bottom="0in" loext:contextual-spacing="false" fo:line-height="100%" fo:text-indent="0in" style:auto-text-indent="false" style:page-number="auto"/>
      <style:text-properties fo:color="#000000" style:text-outline="false" style:font-name="Liberation Serif" fo:font-size="12pt" fo:letter-spacing="normal" fo:font-style="italic" style:text-underline-style="none" fo:font-weight="bold" officeooo:rsid="001c3ed6" officeooo:paragraph-rsid="03b11ee5" style:letter-kerning="false" style:font-size-asian="12pt" style:font-style-asian="italic" style:font-weight-asian="bold" style:font-style-complex="italic" style:font-weight-complex="bold"/>
    </style:style>
    <style:style style:name="P342" style:family="paragraph" style:parent-style-name="Text_20_body" style:master-page-name="">
      <loext:graphic-properties draw:fill="none"/>
      <style:paragraph-properties fo:margin-left="0.0402in" fo:margin-right="0in" fo:margin-top="0in" fo:margin-bottom="0in" loext:contextual-spacing="false" fo:line-height="100%" fo:text-indent="0in" style:auto-text-indent="false" style:page-number="auto"/>
      <style:text-properties fo:color="#000000" style:text-outline="false" style:text-line-through-style="solid" style:text-line-through-type="single" style:font-name="Liberation Serif" fo:font-size="12pt" fo:letter-spacing="normal" fo:font-style="italic" style:text-underline-style="none" fo:font-weight="normal" officeooo:rsid="03963cbe" officeooo:paragraph-rsid="03bd292b" style:letter-kerning="false" style:font-size-asian="12pt" style:font-style-asian="italic" style:font-weight-asian="normal" style:font-size-complex="12pt" style:font-style-complex="italic" style:font-weight-complex="normal"/>
    </style:style>
    <style:style style:name="P343" style:family="paragraph" style:parent-style-name="Text_20_body">
      <style:paragraph-properties fo:margin-left="0.0402in" fo:margin-right="0in" fo:line-height="100%" fo:text-indent="0in" style:auto-text-indent="false"/>
      <style:text-properties fo:font-style="italic" officeooo:rsid="001c3ed6" officeooo:paragraph-rsid="0377e80a" style:font-style-asian="italic" style:font-style-complex="italic"/>
    </style:style>
    <style:style style:name="P344" style:family="paragraph" style:parent-style-name="Text_20_body">
      <style:paragraph-properties fo:margin-left="0.0402in" fo:margin-right="0in" fo:line-height="100%" fo:text-indent="0in" style:auto-text-indent="false"/>
      <style:text-properties fo:font-style="italic" officeooo:rsid="001c3ed6" officeooo:paragraph-rsid="038433b9" style:font-style-asian="italic" style:font-style-complex="italic"/>
    </style:style>
    <style:style style:name="P345" style:family="paragraph" style:parent-style-name="Text_20_body">
      <style:paragraph-properties fo:margin-left="0.0402in" fo:margin-right="0in" fo:line-height="100%" fo:text-indent="0in" style:auto-text-indent="false"/>
      <style:text-properties fo:font-style="italic" officeooo:rsid="038d793b" officeooo:paragraph-rsid="038f422c" style:font-style-asian="italic" style:font-style-complex="italic"/>
    </style:style>
    <style:style style:name="P346" style:family="paragraph" style:parent-style-name="Standard">
      <style:paragraph-properties fo:margin-left="0in" fo:margin-right="0in" fo:line-height="100%" fo:text-indent="0in" style:auto-text-indent="false"/>
      <style:text-properties fo:font-style="normal" style:text-underline-style="none" fo:font-weight="normal" officeooo:rsid="0060f332" officeooo:paragraph-rsid="0060f332" style:font-style-asian="normal" style:font-weight-asian="normal" style:font-style-complex="normal" style:font-weight-complex="normal"/>
    </style:style>
    <style:style style:name="P347" style:family="paragraph" style:parent-style-name="Standard">
      <style:paragraph-properties fo:margin-left="0in" fo:margin-right="0in" fo:line-height="100%" fo:text-indent="0in" style:auto-text-indent="false"/>
      <style:text-properties fo:font-style="normal" style:text-underline-style="none" fo:font-weight="normal" officeooo:rsid="0060f332" officeooo:paragraph-rsid="007a3ed9" style:font-style-asian="normal" style:font-weight-asian="normal" style:font-style-complex="normal" style:font-weight-complex="normal"/>
    </style:style>
    <style:style style:name="P348" style:family="paragraph" style:parent-style-name="Standard">
      <style:paragraph-properties fo:margin-left="0in" fo:margin-right="0in" fo:line-height="100%" fo:text-indent="0in" style:auto-text-indent="false"/>
      <style:text-properties fo:font-style="normal" style:text-underline-style="none" fo:font-weight="normal" officeooo:rsid="0060f332" officeooo:paragraph-rsid="007f3769" style:font-style-asian="normal" style:font-weight-asian="normal" style:font-style-complex="normal" style:font-weight-complex="normal"/>
    </style:style>
    <style:style style:name="P349" style:family="paragraph" style:parent-style-name="Standard">
      <style:paragraph-properties fo:margin-left="0in" fo:margin-right="0in" fo:line-height="100%" fo:text-indent="0in" style:auto-text-indent="false"/>
      <style:text-properties fo:font-style="normal" style:text-underline-style="none" fo:font-weight="normal" officeooo:rsid="006cb9be" officeooo:paragraph-rsid="006cb9be" style:font-style-asian="normal" style:font-weight-asian="normal" style:font-style-complex="normal" style:font-weight-complex="normal"/>
    </style:style>
    <style:style style:name="P350" style:family="paragraph" style:parent-style-name="Standard">
      <style:paragraph-properties fo:margin-left="0in" fo:margin-right="0in" fo:line-height="100%" fo:text-indent="0in" style:auto-text-indent="false"/>
      <style:text-properties fo:font-style="normal" style:text-underline-style="none" fo:font-weight="normal" officeooo:rsid="006cb9be" officeooo:paragraph-rsid="01572943" style:font-style-asian="normal" style:font-weight-asian="normal" style:font-style-complex="normal" style:font-weight-complex="normal"/>
    </style:style>
    <style:style style:name="P351" style:family="paragraph" style:parent-style-name="Standard">
      <style:paragraph-properties fo:margin-left="0in" fo:margin-right="0in" fo:line-height="100%" fo:text-indent="0in" style:auto-text-indent="false"/>
      <style:text-properties fo:font-style="normal" style:text-underline-style="none" fo:font-weight="normal" officeooo:rsid="005367bd" officeooo:paragraph-rsid="00527640" style:font-style-asian="normal" style:font-weight-asian="normal" style:font-style-complex="normal" style:font-weight-complex="normal"/>
    </style:style>
    <style:style style:name="P352" style:family="paragraph" style:parent-style-name="Standard">
      <style:paragraph-properties fo:margin-left="0in" fo:margin-right="0in" fo:line-height="100%" fo:text-indent="0in" style:auto-text-indent="false"/>
      <style:text-properties fo:font-style="normal" style:text-underline-style="none" fo:font-weight="normal" officeooo:rsid="0078f30f" officeooo:paragraph-rsid="0078f30f" style:font-style-asian="normal" style:font-weight-asian="normal" style:font-style-complex="normal" style:font-weight-complex="normal"/>
    </style:style>
    <style:style style:name="P353" style:family="paragraph" style:parent-style-name="Standard">
      <style:paragraph-properties fo:margin-left="0in" fo:margin-right="0in" fo:line-height="100%" fo:text-indent="0in" style:auto-text-indent="false"/>
      <style:text-properties fo:font-style="normal" style:text-underline-style="none" fo:font-weight="normal" officeooo:rsid="006bcb60" officeooo:paragraph-rsid="006aab10" style:font-style-asian="normal" style:font-weight-asian="normal" style:font-style-complex="normal" style:font-weight-complex="normal"/>
    </style:style>
    <style:style style:name="P354" style:family="paragraph" style:parent-style-name="Standard">
      <style:paragraph-properties fo:margin-left="0in" fo:margin-right="0in" fo:line-height="100%" fo:text-align="center" style:justify-single-word="false" fo:text-indent="0in" style:auto-text-indent="false"/>
      <style:text-properties fo:font-style="normal" style:text-underline-style="none" fo:font-weight="normal" officeooo:rsid="00af49e6" officeooo:paragraph-rsid="00af49e6" style:font-style-asian="normal" style:font-weight-asian="normal" style:font-style-complex="normal" style:font-weight-complex="normal"/>
    </style:style>
    <style:style style:name="P355" style:family="paragraph" style:parent-style-name="Standard">
      <style:paragraph-properties fo:margin-left="0in" fo:margin-right="0in" fo:line-height="100%" fo:text-indent="0in" style:auto-text-indent="false"/>
      <style:text-properties fo:font-style="normal" style:text-underline-style="none" fo:font-weight="normal" officeooo:rsid="00b2ce29" officeooo:paragraph-rsid="00b2ce29" style:font-style-asian="normal" style:font-weight-asian="normal" style:font-style-complex="normal" style:font-weight-complex="normal"/>
    </style:style>
    <style:style style:name="P356" style:family="paragraph" style:parent-style-name="Standard">
      <style:paragraph-properties fo:margin-left="0in" fo:margin-right="0in" fo:line-height="100%" fo:text-align="center" style:justify-single-word="false" fo:text-indent="0in" style:auto-text-indent="false"/>
      <style:text-properties fo:font-style="normal" style:text-underline-style="none" fo:font-weight="normal" officeooo:rsid="00b906cd" officeooo:paragraph-rsid="00af49e6" style:font-style-asian="normal" style:font-weight-asian="normal" style:font-style-complex="normal" style:font-weight-complex="normal"/>
    </style:style>
    <style:style style:name="P357" style:family="paragraph" style:parent-style-name="Standard">
      <style:paragraph-properties fo:margin-left="0in" fo:margin-right="0in" fo:line-height="100%" fo:text-indent="0in" style:auto-text-indent="false"/>
      <style:text-properties fo:font-style="normal" style:text-underline-style="none" fo:font-weight="normal" officeooo:rsid="00df505c" officeooo:paragraph-rsid="00ad8e7d" style:font-style-asian="normal" style:font-weight-asian="normal" style:font-style-complex="normal" style:font-weight-complex="normal"/>
    </style:style>
    <style:style style:name="P358" style:family="paragraph" style:parent-style-name="Standard">
      <style:paragraph-properties fo:margin-left="0in" fo:margin-right="0in" fo:line-height="100%" fo:text-indent="0in" style:auto-text-indent="false"/>
      <style:text-properties fo:font-style="normal" style:text-underline-style="none" fo:font-weight="normal" officeooo:rsid="00eda480" officeooo:paragraph-rsid="00eda480" style:font-style-asian="normal" style:font-weight-asian="normal" style:font-style-complex="normal" style:font-weight-complex="normal"/>
    </style:style>
    <style:style style:name="P359" style:family="paragraph" style:parent-style-name="Standard">
      <style:paragraph-properties fo:margin-left="0in" fo:margin-right="0in" fo:line-height="100%" fo:text-align="center" style:justify-single-word="false" fo:text-indent="0in" style:auto-text-indent="false"/>
      <style:text-properties fo:font-style="normal" style:text-underline-style="none" fo:font-weight="normal" officeooo:rsid="00f5acda" officeooo:paragraph-rsid="00f5acda" style:font-style-asian="normal" style:font-weight-asian="normal" style:font-style-complex="normal" style:font-weight-complex="normal"/>
    </style:style>
    <style:style style:name="P360" style:family="paragraph" style:parent-style-name="Standard">
      <style:paragraph-properties fo:margin-left="0in" fo:margin-right="0in" fo:line-height="100%" fo:text-indent="0in" style:auto-text-indent="false"/>
      <style:text-properties fo:font-style="normal" style:text-underline-style="none" fo:font-weight="normal" officeooo:rsid="00918078" officeooo:paragraph-rsid="00f5acda" style:font-style-asian="normal" style:font-weight-asian="normal" style:font-style-complex="normal" style:font-weight-complex="normal"/>
    </style:style>
    <style:style style:name="P361" style:family="paragraph" style:parent-style-name="Standard">
      <style:paragraph-properties fo:margin-left="0in" fo:margin-right="0in" fo:line-height="100%" fo:text-indent="0in" style:auto-text-indent="false"/>
      <style:text-properties fo:font-style="normal" style:text-underline-style="none" fo:font-weight="normal" officeooo:rsid="00918078" officeooo:paragraph-rsid="01572943" style:font-style-asian="normal" style:font-weight-asian="normal" style:font-style-complex="normal" style:font-weight-complex="normal"/>
    </style:style>
    <style:style style:name="P362" style:family="paragraph" style:parent-style-name="Standard">
      <style:paragraph-properties fo:margin-left="0in" fo:margin-right="0in" fo:line-height="100%" fo:text-indent="0in" style:auto-text-indent="false"/>
      <style:text-properties fo:font-style="normal" style:text-underline-style="none" fo:font-weight="normal" officeooo:rsid="00918078" officeooo:paragraph-rsid="0073fc2f" style:font-style-asian="normal" style:font-weight-asian="normal" style:font-style-complex="normal" style:font-weight-complex="normal"/>
    </style:style>
    <style:style style:name="P363" style:family="paragraph" style:parent-style-name="Standard">
      <style:paragraph-properties fo:margin-left="0in" fo:margin-right="0in" fo:line-height="100%" fo:text-indent="0in" style:auto-text-indent="false"/>
      <style:text-properties fo:font-style="normal" style:text-underline-style="none" fo:font-weight="normal" officeooo:rsid="01158843" officeooo:paragraph-rsid="0060f332" style:font-style-asian="normal" style:font-weight-asian="normal" style:font-style-complex="normal" style:font-weight-complex="normal"/>
    </style:style>
    <style:style style:name="P364" style:family="paragraph" style:parent-style-name="Standard">
      <style:paragraph-properties fo:margin-left="0in" fo:margin-right="0in" fo:line-height="100%" fo:text-indent="0in" style:auto-text-indent="false"/>
      <style:text-properties fo:font-style="normal" style:text-underline-style="none" fo:font-weight="normal" officeooo:rsid="00d64a9f" officeooo:paragraph-rsid="01572943" style:font-style-asian="normal" style:font-weight-asian="normal" style:font-style-complex="normal" style:font-weight-complex="normal"/>
    </style:style>
    <style:style style:name="P365" style:family="paragraph" style:parent-style-name="Standard">
      <style:paragraph-properties fo:margin-left="0in" fo:margin-right="0in" fo:line-height="100%" fo:text-indent="0in" style:auto-text-indent="false"/>
      <style:text-properties fo:font-style="normal" style:text-underline-style="none" fo:font-weight="normal" officeooo:rsid="006ac0aa" officeooo:paragraph-rsid="01572943" style:font-style-asian="normal" style:font-weight-asian="normal" style:font-style-complex="normal" style:font-weight-complex="normal"/>
    </style:style>
    <style:style style:name="P366" style:family="paragraph" style:parent-style-name="Standard">
      <style:paragraph-properties fo:margin-left="0in" fo:margin-right="0in" fo:line-height="100%" fo:text-indent="0in" style:auto-text-indent="false"/>
      <style:text-properties fo:font-style="normal" style:text-underline-style="none" fo:font-weight="normal" officeooo:rsid="009bde3e" officeooo:paragraph-rsid="01572943" style:font-style-asian="normal" style:font-weight-asian="normal" style:font-style-complex="normal" style:font-weight-complex="normal"/>
    </style:style>
    <style:style style:name="P367" style:family="paragraph" style:parent-style-name="Standard">
      <style:paragraph-properties fo:margin-left="0in" fo:margin-right="0in" fo:line-height="100%" fo:text-indent="0in" style:auto-text-indent="false"/>
      <style:text-properties fo:font-style="normal" style:text-underline-style="none" fo:font-weight="normal" officeooo:rsid="00ef5ff8" officeooo:paragraph-rsid="00ef5ff8" style:font-style-asian="normal" style:font-weight-asian="normal" style:font-style-complex="normal" style:font-weight-complex="normal"/>
    </style:style>
    <style:style style:name="P368" style:family="paragraph" style:parent-style-name="Standard">
      <style:paragraph-properties fo:margin-left="0in" fo:margin-right="0in" fo:line-height="100%" fo:text-indent="0in" style:auto-text-indent="false"/>
      <style:text-properties fo:font-style="normal" style:text-underline-style="none" fo:font-weight="normal" officeooo:rsid="015ea2e6" officeooo:paragraph-rsid="015ea2e6" style:font-style-asian="normal" style:font-weight-asian="normal" style:font-style-complex="normal" style:font-weight-complex="normal"/>
    </style:style>
    <style:style style:name="P369" style:family="paragraph" style:parent-style-name="Standard">
      <style:paragraph-properties fo:margin-left="0in" fo:margin-right="0in" fo:line-height="100%" fo:text-indent="0in" style:auto-text-indent="false"/>
      <style:text-properties fo:font-style="normal" style:text-underline-style="none" fo:font-weight="normal" officeooo:rsid="018ee425" officeooo:paragraph-rsid="01692487" style:font-style-asian="normal" style:font-weight-asian="normal" style:font-style-complex="normal" style:font-weight-complex="normal"/>
    </style:style>
    <style:style style:name="P370" style:family="paragraph" style:parent-style-name="Standard">
      <style:paragraph-properties fo:margin-left="0in" fo:margin-right="0in" fo:line-height="100%" fo:text-indent="0in" style:auto-text-indent="false"/>
      <style:text-properties fo:font-style="normal" style:text-underline-style="none" fo:font-weight="normal" officeooo:rsid="016fa846" officeooo:paragraph-rsid="01692487" style:font-style-asian="normal" style:font-weight-asian="normal" style:font-style-complex="normal" style:font-weight-complex="normal"/>
    </style:style>
    <style:style style:name="P371"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7f37b5" officeooo:paragraph-rsid="017c0008" style:font-style-asian="normal" style:font-weight-asian="normal" style:font-style-complex="normal" style:font-weight-complex="normal"/>
    </style:style>
    <style:style style:name="P372"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47c00" officeooo:paragraph-rsid="01c2a8bb" style:font-style-asian="normal" style:font-weight-asian="normal" style:font-style-complex="normal" style:font-weight-complex="normal"/>
    </style:style>
    <style:style style:name="P373"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08aaaea" officeooo:paragraph-rsid="01ae62bc" style:font-style-asian="normal" style:font-weight-asian="normal" style:font-style-complex="normal" style:font-weight-complex="normal"/>
    </style:style>
    <style:style style:name="P374"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08aaaea" officeooo:paragraph-rsid="01ae2286" style:font-style-asian="normal" style:font-weight-asian="normal" style:font-style-complex="normal" style:font-weight-complex="normal"/>
    </style:style>
    <style:style style:name="P375"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eb458" officeooo:paragraph-rsid="01ae62bc" style:font-style-asian="normal" style:font-weight-asian="normal" style:font-style-complex="normal" style:font-weight-complex="normal"/>
    </style:style>
    <style:style style:name="P376"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eb458" officeooo:paragraph-rsid="01aeb458" style:font-style-asian="normal" style:font-weight-asian="normal" style:font-style-complex="normal" style:font-weight-complex="normal"/>
    </style:style>
    <style:style style:name="P377"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ded375" officeooo:paragraph-rsid="01ded375" style:font-style-asian="normal" style:font-weight-asian="normal" style:font-style-complex="normal" style:font-weight-complex="normal"/>
    </style:style>
    <style:style style:name="P378"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a43343" officeooo:paragraph-rsid="01dfc00d" style:font-style-asian="normal" style:font-weight-asian="normal" style:font-style-complex="normal" style:font-weight-complex="normal"/>
    </style:style>
    <style:style style:name="P379"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e3372a" officeooo:paragraph-rsid="01e3372a" style:font-style-asian="normal" style:font-weight-asian="normal" style:font-style-complex="normal" style:font-weight-complex="normal"/>
    </style:style>
    <style:style style:name="P380"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ef5eff" officeooo:paragraph-rsid="01ef5eff" style:font-style-asian="normal" style:font-weight-asian="normal" style:font-style-complex="normal" style:font-weight-complex="normal"/>
    </style:style>
    <style:style style:name="P381"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fcef04" officeooo:paragraph-rsid="01fcef04" style:font-style-asian="normal" style:font-weight-asian="normal" style:font-style-complex="normal" style:font-weight-complex="normal"/>
    </style:style>
    <style:style style:name="P382"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002baa" officeooo:paragraph-rsid="02002baa" style:font-style-asian="normal" style:font-weight-asian="normal" style:font-style-complex="normal" style:font-weight-complex="normal"/>
    </style:style>
    <style:style style:name="P383"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0212aa" officeooo:paragraph-rsid="020212aa" style:font-style-asian="normal" style:font-weight-asian="normal" style:font-style-complex="normal" style:font-weight-complex="normal"/>
    </style:style>
    <style:style style:name="P384"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03c227" officeooo:paragraph-rsid="0203c227" style:font-style-asian="normal" style:font-weight-asian="normal" style:font-style-complex="normal" style:font-weight-complex="normal"/>
    </style:style>
    <style:style style:name="P385"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330f92" officeooo:paragraph-rsid="02330f92" style:font-style-asian="normal" style:font-weight-asian="normal" style:font-style-complex="normal" style:font-weight-complex="normal"/>
    </style:style>
    <style:style style:name="P386"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394941" officeooo:paragraph-rsid="023797e5" style:font-style-asian="normal" style:font-weight-asian="normal" style:font-style-complex="normal" style:font-weight-complex="normal"/>
    </style:style>
    <style:style style:name="P387"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394941" officeooo:paragraph-rsid="024b6339" style:font-style-asian="normal" style:font-weight-asian="normal" style:font-style-complex="normal" style:font-weight-complex="normal"/>
    </style:style>
    <style:style style:name="P388"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498144" officeooo:paragraph-rsid="02359504" style:font-style-asian="normal" style:font-weight-asian="normal" style:font-style-complex="normal" style:font-weight-complex="normal"/>
    </style:style>
    <style:style style:name="P389"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26a485f" officeooo:paragraph-rsid="026a485f" style:font-style-asian="normal" style:font-weight-asian="normal" style:font-style-complex="normal" style:font-weight-complex="normal"/>
    </style:style>
    <style:style style:name="P390" style:family="paragraph" style:parent-style-name="Standard">
      <style:paragraph-properties fo:margin-left="0in" fo:margin-right="0in" fo:line-height="100%" fo:text-indent="0in" style:auto-text-indent="false"/>
      <style:text-properties fo:font-style="normal" style:text-underline-style="none" fo:font-weight="normal" officeooo:rsid="026d13b5" officeooo:paragraph-rsid="026bcbba" style:font-style-asian="normal" style:font-weight-asian="normal" style:font-style-complex="normal" style:font-weight-complex="normal"/>
    </style:style>
    <style:style style:name="P391"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15e8603" officeooo:paragraph-rsid="03c0ac3a" style:font-style-asian="normal" style:font-weight-asian="normal" style:font-style-complex="normal" style:font-weight-complex="normal"/>
    </style:style>
    <style:style style:name="P392"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3ccb450" officeooo:paragraph-rsid="03ccb450" style:font-style-asian="normal" style:font-weight-asian="normal" style:font-style-complex="normal" style:font-weight-complex="normal"/>
    </style:style>
    <style:style style:name="P393"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normal" officeooo:rsid="03cdfce3" officeooo:paragraph-rsid="03c0ac3a" style:font-style-asian="normal" style:font-weight-asian="normal" style:font-style-complex="normal" style:font-weight-complex="normal"/>
    </style:style>
    <style:style style:name="P394" style:family="paragraph" style:parent-style-name="Standard">
      <style:paragraph-properties fo:margin-left="0in" fo:margin-right="0in" fo:line-height="100%" fo:text-indent="0in" style:auto-text-indent="false"/>
      <style:text-properties fo:font-style="normal" style:text-underline-style="none" fo:font-weight="bold" officeooo:rsid="0060f332" officeooo:paragraph-rsid="0060f332" style:font-style-asian="normal" style:font-weight-asian="bold" style:font-style-complex="normal" style:font-weight-complex="bold"/>
    </style:style>
    <style:style style:name="P395" style:family="paragraph" style:parent-style-name="Standard">
      <style:paragraph-properties fo:margin-left="0in" fo:margin-right="0in" fo:line-height="100%" fo:text-indent="0in" style:auto-text-indent="false"/>
      <style:text-properties fo:font-style="normal" style:text-underline-style="none" fo:font-weight="bold" officeooo:rsid="0060f332" officeooo:paragraph-rsid="00ad8e7d" style:font-style-asian="normal" style:font-weight-asian="bold" style:font-style-complex="normal" style:font-weight-complex="bold"/>
    </style:style>
    <style:style style:name="P396" style:family="paragraph" style:parent-style-name="Standard">
      <style:paragraph-properties fo:margin-left="0in" fo:margin-right="0in" fo:line-height="100%" fo:text-indent="0in" style:auto-text-indent="false"/>
      <style:text-properties fo:font-style="normal" style:text-underline-style="none" fo:font-weight="bold" officeooo:rsid="0060f332" officeooo:paragraph-rsid="012bf79c" style:font-style-asian="normal" style:font-weight-asian="bold" style:font-style-complex="normal" style:font-weight-complex="bold"/>
    </style:style>
    <style:style style:name="P397" style:family="paragraph" style:parent-style-name="Standard">
      <style:paragraph-properties fo:margin-left="0in" fo:margin-right="0in" fo:line-height="100%" fo:text-indent="0in" style:auto-text-indent="false"/>
      <style:text-properties fo:font-style="normal" style:text-underline-style="none" fo:font-weight="bold" officeooo:rsid="006bcb60" officeooo:paragraph-rsid="00ad8e7d" style:font-style-asian="normal" style:font-weight-asian="bold" style:font-style-complex="normal" style:font-weight-complex="bold"/>
    </style:style>
    <style:style style:name="P398" style:family="paragraph" style:parent-style-name="Standard">
      <style:paragraph-properties fo:margin-left="0in" fo:margin-right="0in" fo:line-height="100%" fo:text-indent="0in" style:auto-text-indent="false"/>
      <style:text-properties fo:font-style="normal" style:text-underline-style="none" fo:font-weight="bold" officeooo:rsid="00e0f873" officeooo:paragraph-rsid="00e32ad2" style:font-style-asian="normal" style:font-weight-asian="bold" style:font-style-complex="normal" style:font-weight-complex="bold"/>
    </style:style>
    <style:style style:name="P399" style:family="paragraph" style:parent-style-name="Standard">
      <style:paragraph-properties fo:margin-left="0in" fo:margin-right="0in" fo:line-height="100%" fo:text-indent="0in" style:auto-text-indent="false"/>
      <style:text-properties fo:font-style="normal" style:text-underline-style="none" fo:font-weight="bold" officeooo:rsid="00e0f873" officeooo:paragraph-rsid="027efda7" style:font-style-asian="normal" style:font-weight-asian="bold" style:font-style-complex="normal" style:font-weight-complex="bold"/>
    </style:style>
    <style:style style:name="P400" style:family="paragraph" style:parent-style-name="Standard">
      <style:paragraph-properties fo:margin-left="0in" fo:margin-right="0in" fo:line-height="100%" fo:text-indent="0in" style:auto-text-indent="false"/>
      <style:text-properties fo:font-style="normal" style:text-underline-style="none" fo:font-weight="bold" officeooo:rsid="00e663cf" officeooo:paragraph-rsid="00ec4568" style:font-style-asian="normal" style:font-weight-asian="bold" style:font-style-complex="normal" style:font-weight-complex="bold"/>
    </style:style>
    <style:style style:name="P401" style:family="paragraph" style:parent-style-name="Standard">
      <style:paragraph-properties fo:margin-left="0in" fo:margin-right="0in" fo:line-height="100%" fo:text-indent="0in" style:auto-text-indent="false"/>
      <style:text-properties fo:font-style="normal" style:text-underline-style="none" fo:font-weight="bold" officeooo:rsid="00e663cf" officeooo:paragraph-rsid="017c0008" style:font-style-asian="normal" style:font-weight-asian="bold" style:font-style-complex="normal" style:font-weight-complex="bold"/>
    </style:style>
    <style:style style:name="P402" style:family="paragraph" style:parent-style-name="Standard">
      <style:paragraph-properties fo:margin-left="0in" fo:margin-right="0in" fo:line-height="100%" fo:text-indent="0in" style:auto-text-indent="false"/>
      <style:text-properties fo:font-style="normal" style:text-underline-style="none" fo:font-weight="bold" officeooo:rsid="013278f5" officeooo:paragraph-rsid="013278f5" style:font-style-asian="normal" style:font-weight-asian="bold" style:font-style-complex="normal" style:font-weight-complex="bold"/>
    </style:style>
    <style:style style:name="P403" style:family="paragraph" style:parent-style-name="Standard">
      <style:paragraph-properties fo:margin-left="0in" fo:margin-right="0in" fo:line-height="100%" fo:text-indent="0in" style:auto-text-indent="false"/>
      <style:text-properties fo:font-style="normal" style:text-underline-style="none" fo:font-weight="bold" officeooo:rsid="006f336c" officeooo:paragraph-rsid="013278f5" style:font-style-asian="normal" style:font-weight-asian="bold" style:font-style-complex="normal" style:font-weight-complex="bold"/>
    </style:style>
    <style:style style:name="P404" style:family="paragraph" style:parent-style-name="Standard">
      <style:paragraph-properties fo:margin-left="0in" fo:margin-right="0in" fo:line-height="100%" fo:text-indent="0in" style:auto-text-indent="false"/>
      <style:text-properties fo:font-style="normal" style:text-underline-style="none" fo:font-weight="bold" officeooo:rsid="006ac0aa" officeooo:paragraph-rsid="01572943" style:font-style-asian="normal" style:font-weight-asian="bold" style:font-style-complex="normal" style:font-weight-complex="bold"/>
    </style:style>
    <style:style style:name="P405"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168cdeb" style:font-style-asian="normal" style:font-weight-asian="bold" style:font-style-complex="normal" style:font-weight-complex="bold"/>
    </style:style>
    <style:style style:name="P406"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1692487" style:font-style-asian="normal" style:font-weight-asian="bold" style:font-style-complex="normal" style:font-weight-complex="bold"/>
    </style:style>
    <style:style style:name="P407"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171fdd3" style:font-style-asian="normal" style:font-weight-asian="bold" style:font-style-complex="normal" style:font-weight-complex="bold"/>
    </style:style>
    <style:style style:name="P408"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20579f1" style:font-style-asian="normal" style:font-weight-asian="bold" style:font-style-complex="normal" style:font-weight-complex="bold"/>
    </style:style>
    <style:style style:name="P409"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26bcbba" style:font-style-asian="normal" style:font-weight-asian="bold" style:font-style-complex="normal" style:font-weight-complex="bold"/>
    </style:style>
    <style:style style:name="P410" style:family="paragraph" style:parent-style-name="Standard">
      <style:paragraph-properties fo:margin-left="0in" fo:margin-right="0in" fo:line-height="100%" fo:text-indent="0in" style:auto-text-indent="false"/>
      <style:text-properties fo:font-style="normal" style:text-underline-style="none" fo:font-weight="bold" officeooo:rsid="00e4d443" officeooo:paragraph-rsid="026d13b5" style:font-style-asian="normal" style:font-weight-asian="bold" style:font-style-complex="normal" style:font-weight-complex="bold"/>
    </style:style>
    <style:style style:name="P411" style:family="paragraph" style:parent-style-name="Standard">
      <style:paragraph-properties fo:margin-left="0in" fo:margin-right="0in" fo:line-height="100%" fo:text-indent="0in" style:auto-text-indent="false"/>
      <style:text-properties fo:font-style="normal" style:text-underline-style="none" fo:font-weight="bold" officeooo:rsid="00e8d166" officeooo:paragraph-rsid="0168cdeb" style:font-style-asian="normal" style:font-weight-asian="bold" style:font-style-complex="normal" style:font-weight-complex="bold"/>
    </style:style>
    <style:style style:name="P412" style:family="paragraph" style:parent-style-name="Standard">
      <style:paragraph-properties fo:margin-left="0in" fo:margin-right="0in" fo:line-height="100%" fo:text-indent="0in" style:auto-text-indent="false"/>
      <style:text-properties fo:font-style="normal" style:text-underline-style="none" fo:font-weight="bold" officeooo:rsid="00e8d166" officeooo:paragraph-rsid="0171fdd3" style:font-style-asian="normal" style:font-weight-asian="bold" style:font-style-complex="normal" style:font-weight-complex="bold"/>
    </style:style>
    <style:style style:name="P413" style:family="paragraph" style:parent-style-name="Standard">
      <style:paragraph-properties fo:margin-left="0in" fo:margin-right="0in" fo:line-height="100%" fo:text-indent="0in" style:auto-text-indent="false"/>
      <style:text-properties fo:font-style="normal" style:text-underline-style="none" fo:font-weight="bold" officeooo:rsid="00e8d166" officeooo:paragraph-rsid="0184eff3" style:font-style-asian="normal" style:font-weight-asian="bold" style:font-style-complex="normal" style:font-weight-complex="bold"/>
    </style:style>
    <style:style style:name="P414" style:family="paragraph" style:parent-style-name="Standard">
      <style:paragraph-properties fo:margin-left="0in" fo:margin-right="0in" fo:line-height="100%" fo:text-align="start" style:justify-single-word="false" fo:text-indent="0in" style:auto-text-indent="false"/>
      <style:text-properties fo:font-style="normal" style:text-underline-style="none" fo:font-weight="bold" officeooo:rsid="00eda480" officeooo:paragraph-rsid="0168cdeb" style:font-style-asian="normal" style:font-weight-asian="bold" style:font-style-complex="normal" style:font-weight-complex="bold"/>
    </style:style>
    <style:style style:name="P415" style:family="paragraph" style:parent-style-name="Standard">
      <style:paragraph-properties fo:margin-left="0in" fo:margin-right="0in" fo:line-height="100%" fo:text-indent="0in" style:auto-text-indent="false"/>
      <style:text-properties fo:font-style="normal" style:text-underline-style="none" fo:font-weight="bold" officeooo:rsid="00eda480" officeooo:paragraph-rsid="0168cdeb" style:font-style-asian="normal" style:font-weight-asian="bold" style:font-style-complex="normal" style:font-weight-complex="bold"/>
    </style:style>
    <style:style style:name="P416" style:family="paragraph" style:parent-style-name="Standard">
      <style:paragraph-properties fo:margin-left="0in" fo:margin-right="0in" fo:line-height="100%" fo:text-indent="0in" style:auto-text-indent="false"/>
      <style:text-properties fo:font-style="normal" style:text-underline-style="none" fo:font-weight="bold" officeooo:rsid="015f426b" officeooo:paragraph-rsid="0168cdeb" style:font-style-asian="normal" style:font-weight-asian="bold" style:font-style-complex="normal" style:font-weight-complex="bold"/>
    </style:style>
    <style:style style:name="P417" style:family="paragraph" style:parent-style-name="Standard">
      <style:paragraph-properties fo:margin-left="0in" fo:margin-right="0in" fo:line-height="100%" fo:text-indent="0in" style:auto-text-indent="false"/>
      <style:text-properties fo:font-style="normal" style:text-underline-style="none" fo:font-weight="bold" officeooo:rsid="015f426b" officeooo:paragraph-rsid="0171fdd3" style:font-style-asian="normal" style:font-weight-asian="bold" style:font-style-complex="normal" style:font-weight-complex="bold"/>
    </style:style>
    <style:style style:name="P418" style:family="paragraph" style:parent-style-name="Standard">
      <style:paragraph-properties fo:margin-left="0in" fo:margin-right="0in" fo:line-height="100%" fo:text-indent="0in" style:auto-text-indent="false"/>
      <style:text-properties fo:font-style="normal" style:text-underline-style="none" fo:font-weight="bold" officeooo:rsid="01692487" officeooo:paragraph-rsid="0171fdd3" style:font-style-asian="normal" style:font-weight-asian="bold" style:font-style-complex="normal" style:font-weight-complex="bold"/>
    </style:style>
    <style:style style:name="P419"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c2a8bb" officeooo:paragraph-rsid="01c2a8bb" style:font-style-asian="normal" style:font-weight-asian="bold" style:font-style-complex="normal" style:font-weight-complex="bold"/>
    </style:style>
    <style:style style:name="P420"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aeb458" officeooo:paragraph-rsid="01aeb458" style:font-style-asian="normal" style:font-weight-asian="bold" style:font-style-complex="normal" style:font-weight-complex="bold"/>
    </style:style>
    <style:style style:name="P421"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e3372a" officeooo:paragraph-rsid="01e3372a" style:font-style-asian="normal" style:font-weight-asian="bold" style:font-style-complex="normal" style:font-weight-complex="bold"/>
    </style:style>
    <style:style style:name="P422"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e6e179" officeooo:paragraph-rsid="01e6e179" style:font-style-asian="normal" style:font-weight-asian="bold" style:font-style-complex="normal" style:font-weight-complex="bold"/>
    </style:style>
    <style:style style:name="P423"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ef5eff" officeooo:paragraph-rsid="01ef5eff" style:font-style-asian="normal" style:font-weight-asian="bold" style:font-style-complex="normal" style:font-weight-complex="bold"/>
    </style:style>
    <style:style style:name="P424"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f7bdf3" officeooo:paragraph-rsid="01f7bdf3" style:font-style-asian="normal" style:font-weight-asian="bold" style:font-style-complex="normal" style:font-weight-complex="bold"/>
    </style:style>
    <style:style style:name="P425"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05fc8e" officeooo:paragraph-rsid="0205fc8e" style:font-style-asian="normal" style:font-weight-asian="bold" style:font-style-complex="normal" style:font-weight-complex="bold"/>
    </style:style>
    <style:style style:name="P426"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2abf52" officeooo:paragraph-rsid="022abf52" style:font-style-asian="normal" style:font-weight-asian="bold" style:font-style-complex="normal" style:font-weight-complex="bold"/>
    </style:style>
    <style:style style:name="P427"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17288" officeooo:paragraph-rsid="02317288" style:font-style-asian="normal" style:font-weight-asian="bold" style:font-style-complex="normal" style:font-weight-complex="bold"/>
    </style:style>
    <style:style style:name="P428"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30f92" officeooo:paragraph-rsid="02330f92" style:font-style-asian="normal" style:font-weight-asian="bold" style:font-style-complex="normal" style:font-weight-complex="bold"/>
    </style:style>
    <style:style style:name="P429"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59504" officeooo:paragraph-rsid="02359504" style:font-style-asian="normal" style:font-weight-asian="bold" style:font-style-complex="normal" style:font-weight-complex="bold"/>
    </style:style>
    <style:style style:name="P430"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59504" officeooo:paragraph-rsid="02498144" style:font-style-asian="normal" style:font-weight-asian="bold" style:font-style-complex="normal" style:font-weight-complex="bold"/>
    </style:style>
    <style:style style:name="P431"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70989" officeooo:paragraph-rsid="02370989" style:font-style-asian="normal" style:font-weight-asian="bold" style:font-style-complex="normal" style:font-weight-complex="bold"/>
    </style:style>
    <style:style style:name="P432"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70989" officeooo:paragraph-rsid="023797e5" style:font-style-asian="normal" style:font-weight-asian="bold" style:font-style-complex="normal" style:font-weight-complex="bold"/>
    </style:style>
    <style:style style:name="P433"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70989" officeooo:paragraph-rsid="02394941" style:font-style-asian="normal" style:font-weight-asian="bold" style:font-style-complex="normal" style:font-weight-complex="bold"/>
    </style:style>
    <style:style style:name="P434"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370989" officeooo:paragraph-rsid="023b1174" style:font-style-asian="normal" style:font-weight-asian="bold" style:font-style-complex="normal" style:font-weight-complex="bold"/>
    </style:style>
    <style:style style:name="P435"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ff14e8" officeooo:paragraph-rsid="01ff14e8" style:font-style-asian="normal" style:font-weight-asian="bold" style:font-style-complex="normal" style:font-weight-complex="bold"/>
    </style:style>
    <style:style style:name="P436"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1ff14e8" officeooo:paragraph-rsid="026a485f" style:font-style-asian="normal" style:font-weight-asian="bold" style:font-style-complex="normal" style:font-weight-complex="bold"/>
    </style:style>
    <style:style style:name="P437" style:family="paragraph" style:parent-style-name="Standard">
      <loext:graphic-properties draw:fill="none"/>
      <style:paragraph-properties fo:margin-left="0in" fo:margin-right="0in" fo:line-height="100%" fo:text-indent="0in" style:auto-text-indent="false"/>
      <style:text-properties fo:font-style="normal" style:text-underline-style="none" fo:font-weight="bold" officeooo:rsid="026a485f" officeooo:paragraph-rsid="026a485f" style:font-style-asian="normal" style:font-weight-asian="bold" style:font-style-complex="normal" style:font-weight-complex="bold"/>
    </style:style>
    <style:style style:name="P438" style:family="paragraph" style:parent-style-name="Standard">
      <style:paragraph-properties fo:margin-left="0in" fo:margin-right="0in" fo:line-height="100%" fo:text-indent="0in" style:auto-text-indent="false"/>
      <style:text-properties fo:font-style="normal" style:text-underline-style="none" fo:font-weight="bold" officeooo:rsid="026d13b5" officeooo:paragraph-rsid="026d13b5" style:font-style-asian="normal" style:font-weight-asian="bold" style:font-style-complex="normal" style:font-weight-complex="bold"/>
    </style:style>
    <style:style style:name="P439" style:family="paragraph" style:parent-style-name="Standard">
      <style:paragraph-properties fo:margin-left="0in" fo:margin-right="0in" fo:line-height="100%" fo:text-indent="0in" style:auto-text-indent="false"/>
      <style:text-properties fo:font-style="normal" officeooo:rsid="000dc743" officeooo:paragraph-rsid="0037c95f" style:font-style-asian="normal" style:font-style-complex="normal"/>
    </style:style>
    <style:style style:name="P440"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60f332" style:font-style-asian="normal" style:font-weight-asian="bold" style:font-style-complex="normal" style:font-weight-complex="bold"/>
    </style:style>
    <style:style style:name="P441"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6aab10" style:font-style-asian="normal" style:font-weight-asian="bold" style:font-style-complex="normal" style:font-weight-complex="bold"/>
    </style:style>
    <style:style style:name="P442"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a79763" style:font-style-asian="normal" style:font-weight-asian="bold" style:font-style-complex="normal" style:font-weight-complex="bold"/>
    </style:style>
    <style:style style:name="P443"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d64a9f" style:font-style-asian="normal" style:font-weight-asian="bold" style:font-style-complex="normal" style:font-weight-complex="bold"/>
    </style:style>
    <style:style style:name="P444"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08334fa" style:font-style-asian="normal" style:font-weight-asian="bold" style:font-style-complex="normal" style:font-weight-complex="bold"/>
    </style:style>
    <style:style style:name="P445"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0f332" officeooo:paragraph-rsid="01572943" style:font-style-asian="normal" style:font-weight-asian="bold" style:font-style-complex="normal" style:font-weight-complex="bold"/>
    </style:style>
    <style:style style:name="P446"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14c9e" officeooo:paragraph-rsid="00614c9e" style:font-style-asian="normal" style:font-weight-asian="bold" style:font-style-complex="normal" style:font-weight-complex="bold"/>
    </style:style>
    <style:style style:name="P447"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14c9e" officeooo:paragraph-rsid="006aab10" style:font-style-asian="normal" style:font-weight-asian="bold" style:font-style-complex="normal" style:font-weight-complex="bold"/>
    </style:style>
    <style:style style:name="P448"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14c9e" officeooo:paragraph-rsid="01572943" style:font-style-asian="normal" style:font-weight-asian="bold" style:font-style-complex="normal" style:font-weight-complex="bold"/>
    </style:style>
    <style:style style:name="P449"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bcb60" officeooo:paragraph-rsid="006aab10" style:font-style-asian="normal" style:font-weight-asian="bold" style:font-style-complex="normal" style:font-weight-complex="bold"/>
    </style:style>
    <style:style style:name="P450"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918078" officeooo:paragraph-rsid="00918078" style:font-style-asian="normal" style:font-weight-asian="bold" style:font-style-complex="normal" style:font-weight-complex="bold"/>
    </style:style>
    <style:style style:name="P451"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0918078" officeooo:paragraph-rsid="01ae62bc" style:font-style-asian="normal" style:font-weight-asian="bold" style:font-style-complex="normal" style:font-weight-complex="bold"/>
    </style:style>
    <style:style style:name="P452"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bd5183" officeooo:paragraph-rsid="00bd5183" style:font-style-asian="normal" style:font-weight-asian="bold" style:font-style-complex="normal" style:font-weight-complex="bold"/>
    </style:style>
    <style:style style:name="P453"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dbd72d" officeooo:paragraph-rsid="01572943" style:font-style-asian="normal" style:font-weight-asian="bold" style:font-style-complex="normal" style:font-weight-complex="bold"/>
    </style:style>
    <style:style style:name="P454"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a79763" officeooo:paragraph-rsid="00a79763" style:font-style-asian="normal" style:font-weight-asian="bold" style:font-style-complex="normal" style:font-weight-complex="bold"/>
    </style:style>
    <style:style style:name="P455"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fdc796" officeooo:paragraph-rsid="00fdc796" style:font-style-asian="normal" style:font-weight-asian="bold" style:font-style-complex="normal" style:font-weight-complex="bold"/>
    </style:style>
    <style:style style:name="P456"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10e0ed2" officeooo:paragraph-rsid="010e0ed2" style:font-style-asian="normal" style:font-weight-asian="bold" style:font-style-complex="normal" style:font-weight-complex="bold"/>
    </style:style>
    <style:style style:name="P457"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06f336c" officeooo:paragraph-rsid="013278f5" style:font-style-asian="normal" style:font-weight-asian="bold" style:font-style-complex="normal" style:font-weight-complex="bold"/>
    </style:style>
    <style:style style:name="P458"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1530ac4" officeooo:paragraph-rsid="01530ac4" style:font-style-asian="normal" style:font-weight-asian="bold" style:font-style-complex="normal" style:font-weight-complex="bold"/>
    </style:style>
    <style:style style:name="P459"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bold" officeooo:rsid="01572943" officeooo:paragraph-rsid="01572943" style:font-style-asian="normal" style:font-weight-asian="bold" style:font-style-complex="normal" style:font-weight-complex="bold"/>
    </style:style>
    <style:style style:name="P460"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77f0a2" officeooo:paragraph-rsid="01ab73e4" style:font-style-asian="normal" style:font-weight-asian="bold" style:font-style-complex="normal" style:font-weight-complex="bold"/>
    </style:style>
    <style:style style:name="P461"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2286" officeooo:paragraph-rsid="01ae2286" style:font-style-asian="normal" style:font-weight-asian="bold" style:font-style-complex="normal" style:font-weight-complex="bold"/>
    </style:style>
    <style:style style:name="P462"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62bc" officeooo:paragraph-rsid="01ae62bc" style:font-style-asian="normal" style:font-weight-asian="bold" style:font-style-complex="normal" style:font-weight-complex="bold"/>
    </style:style>
    <style:style style:name="P463"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62bc" officeooo:paragraph-rsid="01e1ba3c" style:font-style-asian="normal" style:font-weight-asian="bold" style:font-style-complex="normal" style:font-weight-complex="bold"/>
    </style:style>
    <style:style style:name="P464"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aeb458" officeooo:paragraph-rsid="01aeb458" style:font-style-asian="normal" style:font-weight-asian="bold" style:font-style-complex="normal" style:font-weight-complex="bold"/>
    </style:style>
    <style:style style:name="P465"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1fcef04" officeooo:paragraph-rsid="01fcef04" style:font-style-asian="normal" style:font-weight-asian="bold" style:font-style-complex="normal" style:font-weight-complex="bold"/>
    </style:style>
    <style:style style:name="P466"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2002baa" officeooo:paragraph-rsid="02002baa" style:font-style-asian="normal" style:font-weight-asian="bold" style:font-style-complex="normal" style:font-weight-complex="bold"/>
    </style:style>
    <style:style style:name="P467"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20212aa" officeooo:paragraph-rsid="020212aa" style:font-style-asian="normal" style:font-weight-asian="bold" style:font-style-complex="normal" style:font-weight-complex="bold"/>
    </style:style>
    <style:style style:name="P468"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22abf52" officeooo:paragraph-rsid="022abf52" style:font-style-asian="normal" style:font-weight-asian="bold" style:font-style-complex="normal" style:font-weight-complex="bold"/>
    </style:style>
    <style:style style:name="P469"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bold" officeooo:rsid="026a485f" officeooo:paragraph-rsid="026a485f" style:font-style-asian="normal" style:font-weight-asian="bold" style:font-style-complex="normal" style:font-weight-complex="bold"/>
    </style:style>
    <style:style style:name="P470"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normal" officeooo:rsid="00b0d5b3" officeooo:paragraph-rsid="00b2ce29" style:font-style-asian="normal" style:font-weight-asian="normal" style:font-style-complex="normal" style:font-weight-complex="normal"/>
    </style:style>
    <style:style style:name="P471" style:family="paragraph" style:parent-style-name="Standard">
      <style:paragraph-properties fo:margin-left="0in" fo:margin-right="0in" fo:line-height="100%" fo:text-indent="0in" style:auto-text-indent="false"/>
      <style:text-properties fo:font-style="normal" style:text-underline-style="solid" style:text-underline-width="auto" style:text-underline-color="font-color" fo:font-weight="normal" officeooo:rsid="006f336c" officeooo:paragraph-rsid="01572943" style:font-style-asian="normal" style:font-weight-asian="normal" style:font-style-complex="normal" style:font-weight-complex="normal"/>
    </style:style>
    <style:style style:name="P472"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0e670c3" officeooo:paragraph-rsid="01ba0db6" style:font-style-asian="normal" style:font-weight-asian="normal" style:font-style-complex="normal" style:font-weight-complex="normal"/>
    </style:style>
    <style:style style:name="P473"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0e670c3" officeooo:paragraph-rsid="022abf52" style:font-style-asian="normal" style:font-weight-asian="normal" style:font-style-complex="normal" style:font-weight-complex="normal"/>
    </style:style>
    <style:style style:name="P474"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0e670c3" officeooo:paragraph-rsid="023797e5" style:font-style-asian="normal" style:font-weight-asian="normal" style:font-style-complex="normal" style:font-weight-complex="normal"/>
    </style:style>
    <style:style style:name="P475"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1ded375" officeooo:paragraph-rsid="01ded375" style:font-style-asian="normal" style:font-weight-asian="normal" style:font-style-complex="normal" style:font-weight-complex="normal"/>
    </style:style>
    <style:style style:name="P476"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1ff14e8" officeooo:paragraph-rsid="01e6e179" style:font-style-asian="normal" style:font-weight-asian="normal" style:font-style-complex="normal" style:font-weight-complex="normal"/>
    </style:style>
    <style:style style:name="P477"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2002baa" officeooo:paragraph-rsid="02002baa" style:font-style-asian="normal" style:font-weight-asian="normal" style:font-style-complex="normal" style:font-weight-complex="normal"/>
    </style:style>
    <style:style style:name="P478"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08aaaea" officeooo:paragraph-rsid="015e8603" style:font-style-asian="normal" style:font-weight-asian="normal" style:font-style-complex="normal" style:font-weight-complex="normal"/>
    </style:style>
    <style:style style:name="P479"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08aaaea" officeooo:paragraph-rsid="02317288" style:font-style-asian="normal" style:font-weight-asian="normal" style:font-style-complex="normal" style:font-weight-complex="normal"/>
    </style:style>
    <style:style style:name="P480"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203c227" officeooo:paragraph-rsid="0203c227" style:font-style-asian="normal" style:font-weight-asian="normal" style:font-style-complex="normal" style:font-weight-complex="normal"/>
    </style:style>
    <style:style style:name="P481" style:family="paragraph" style:parent-style-name="Standard">
      <loext:graphic-properties draw:fill="none"/>
      <style:paragraph-properties fo:margin-left="0in" fo:margin-right="0in" fo:line-height="100%" fo:text-indent="0in" style:auto-text-indent="false"/>
      <style:text-properties fo:font-style="normal" style:text-underline-style="solid" style:text-underline-width="auto" style:text-underline-color="font-color" fo:font-weight="normal" officeooo:rsid="026a485f" officeooo:paragraph-rsid="026a485f" style:font-style-asian="normal" style:font-weight-asian="normal" style:font-style-complex="normal" style:font-weight-complex="normal"/>
    </style:style>
    <style:style style:name="P482"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467f46" officeooo:paragraph-rsid="00527640" style:font-weight-asian="bold" style:font-weight-complex="bold"/>
    </style:style>
    <style:style style:name="P483"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467f46" officeooo:paragraph-rsid="00b2ce29" style:font-weight-asian="bold" style:font-weight-complex="bold"/>
    </style:style>
    <style:style style:name="P484"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1723b8" officeooo:paragraph-rsid="005367bd" style:font-weight-asian="bold" style:font-weight-complex="bold"/>
    </style:style>
    <style:style style:name="P485"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5efdc2" officeooo:paragraph-rsid="005efdc2" style:font-weight-asian="bold" style:font-weight-complex="bold"/>
    </style:style>
    <style:style style:name="P486"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60194d" officeooo:paragraph-rsid="005efdc2" style:font-weight-asian="bold" style:font-weight-complex="bold"/>
    </style:style>
    <style:style style:name="P487"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bold" officeooo:rsid="00527640" officeooo:paragraph-rsid="00ad8e7d" style:font-weight-asian="bold" style:font-weight-complex="bold"/>
    </style:style>
    <style:style style:name="P488" style:family="paragraph" style:parent-style-name="Standard">
      <style:paragraph-properties fo:margin-left="0in" fo:margin-right="0in" fo:line-height="100%" fo:text-indent="0in" style:auto-text-indent="false"/>
      <style:text-properties style:text-underline-style="solid" style:text-underline-width="auto" style:text-underline-color="font-color" fo:font-weight="normal" officeooo:rsid="005efdc2" officeooo:paragraph-rsid="005efdc2" style:font-weight-asian="normal" style:font-weight-complex="normal"/>
    </style:style>
    <style:style style:name="P489" style:family="paragraph" style:parent-style-name="Standard">
      <style:paragraph-properties fo:margin-left="0in" fo:margin-right="0in" fo:line-height="100%" fo:text-indent="0in" style:auto-text-indent="false"/>
      <style:text-properties style:text-underline-style="none" fo:font-weight="bold" officeooo:rsid="005efdc2" officeooo:paragraph-rsid="005efdc2" style:font-weight-asian="bold" style:font-weight-complex="bold"/>
    </style:style>
    <style:style style:name="P490" style:family="paragraph" style:parent-style-name="Standard">
      <style:paragraph-properties fo:margin-left="0in" fo:margin-right="0in" fo:line-height="100%" fo:text-indent="0in" style:auto-text-indent="false"/>
      <style:text-properties style:text-underline-style="none" fo:font-weight="bold" officeooo:rsid="005efdc2" officeooo:paragraph-rsid="00ad8e7d" style:font-weight-asian="bold" style:font-weight-complex="bold"/>
    </style:style>
    <style:style style:name="P491" style:family="paragraph" style:parent-style-name="Standard">
      <style:paragraph-properties fo:margin-left="0in" fo:margin-right="0in" fo:line-height="100%" fo:text-indent="0in" style:auto-text-indent="false"/>
      <style:text-properties style:text-underline-style="none" fo:font-weight="normal" officeooo:rsid="005d9386" officeooo:paragraph-rsid="005efdc2" style:font-weight-asian="normal" style:font-weight-complex="normal"/>
    </style:style>
    <style:style style:name="P492" style:family="paragraph" style:parent-style-name="Standard">
      <style:paragraph-properties fo:margin-left="0in" fo:margin-right="0in" fo:line-height="100%" fo:text-indent="0in" style:auto-text-indent="false"/>
      <style:text-properties style:text-underline-style="none" fo:font-weight="normal" officeooo:rsid="005efdc2" officeooo:paragraph-rsid="005efdc2" style:font-weight-asian="normal" style:font-weight-complex="normal"/>
    </style:style>
    <style:style style:name="P493" style:family="paragraph" style:parent-style-name="Standard">
      <style:paragraph-properties fo:margin-left="0in" fo:margin-right="0in" fo:line-height="100%" fo:text-indent="0in" style:auto-text-indent="false"/>
      <style:text-properties style:text-underline-style="none" fo:font-weight="normal" officeooo:paragraph-rsid="006cb9be" style:font-weight-asian="normal" style:font-weight-complex="normal"/>
    </style:style>
    <style:style style:name="P494" style:family="paragraph" style:parent-style-name="Standard">
      <style:paragraph-properties fo:margin-left="0in" fo:margin-right="0in" fo:line-height="100%" fo:text-indent="0in" style:auto-text-indent="false"/>
      <style:text-properties officeooo:rsid="005efdc2" officeooo:paragraph-rsid="005efdc2"/>
    </style:style>
    <style:style style:name="P495" style:family="paragraph" style:parent-style-name="Standard">
      <style:paragraph-properties fo:margin-left="0in" fo:margin-right="0in" fo:line-height="100%" fo:text-indent="0in" style:auto-text-indent="false"/>
      <style:text-properties officeooo:paragraph-rsid="0060f332"/>
    </style:style>
    <style:style style:name="P496" style:family="paragraph" style:parent-style-name="Standard">
      <style:paragraph-properties fo:margin-left="0in" fo:margin-right="0in" fo:line-height="100%" fo:text-indent="0in" style:auto-text-indent="false"/>
      <style:text-properties officeooo:paragraph-rsid="007a3ed9"/>
    </style:style>
    <style:style style:name="P497" style:family="paragraph" style:parent-style-name="Standard">
      <style:paragraph-properties fo:margin-left="0in" fo:margin-right="0in" fo:line-height="100%" fo:text-indent="0in" style:auto-text-indent="false"/>
      <style:text-properties officeooo:paragraph-rsid="007f3769"/>
    </style:style>
    <style:style style:name="P498" style:family="paragraph" style:parent-style-name="Standard">
      <style:paragraph-properties fo:margin-left="0in" fo:margin-right="0in" fo:line-height="100%" fo:text-indent="0in" style:auto-text-indent="false"/>
      <style:text-properties officeooo:paragraph-rsid="00b04bf8"/>
    </style:style>
    <style:style style:name="P499" style:family="paragraph" style:parent-style-name="Standard">
      <style:paragraph-properties fo:margin-left="0in" fo:margin-right="0in" fo:line-height="100%" fo:text-indent="0in" style:auto-text-indent="false"/>
      <style:text-properties officeooo:paragraph-rsid="00dd6948"/>
    </style:style>
    <style:style style:name="P500" style:family="paragraph" style:parent-style-name="Standard">
      <style:paragraph-properties fo:margin-left="0in" fo:margin-right="0in" fo:line-height="100%" fo:text-indent="0in" style:auto-text-indent="false"/>
      <style:text-properties officeooo:paragraph-rsid="008334fa"/>
    </style:style>
    <style:style style:name="P501" style:family="paragraph" style:parent-style-name="Standard">
      <style:paragraph-properties fo:margin-left="0in" fo:margin-right="0in" fo:line-height="100%" fo:text-indent="0in" style:auto-text-indent="false"/>
      <style:text-properties officeooo:paragraph-rsid="01318535"/>
    </style:style>
    <style:style style:name="P502" style:family="paragraph" style:parent-style-name="Standard">
      <style:paragraph-properties fo:margin-left="0in" fo:margin-right="0in" fo:line-height="100%" fo:text-indent="0in" style:auto-text-indent="false"/>
      <style:text-properties officeooo:paragraph-rsid="01572943"/>
    </style:style>
    <style:style style:name="P503" style:family="paragraph" style:parent-style-name="Standard">
      <style:paragraph-properties fo:margin-left="0in" fo:margin-right="0in" fo:line-height="100%" fo:text-indent="0in" style:auto-text-indent="false"/>
      <style:text-properties officeooo:paragraph-rsid="00e0f873"/>
    </style:style>
    <style:style style:name="P504" style:family="paragraph" style:parent-style-name="Standard">
      <style:paragraph-properties fo:margin-left="0in" fo:margin-right="0in" fo:line-height="100%" fo:text-indent="0in" style:auto-text-indent="false"/>
      <style:text-properties officeooo:paragraph-rsid="015ea2e6"/>
    </style:style>
    <style:style style:name="P505" style:family="paragraph" style:parent-style-name="Standard">
      <style:paragraph-properties fo:margin-left="0in" fo:margin-right="0in" fo:line-height="100%" fo:text-indent="0in" style:auto-text-indent="false"/>
      <style:text-properties fo:font-style="italic" style:text-underline-style="none" fo:font-weight="bold" officeooo:rsid="0073fc2f" officeooo:paragraph-rsid="00729162" style:font-style-asian="italic" style:font-weight-asian="bold" style:font-style-complex="italic" style:font-weight-complex="bold"/>
    </style:style>
    <style:style style:name="P506" style:family="paragraph" style:parent-style-name="Standard">
      <style:paragraph-properties fo:margin-left="0in" fo:margin-right="0in" fo:line-height="100%" fo:text-indent="0in" style:auto-text-indent="false"/>
      <style:text-properties fo:font-style="italic" style:text-underline-style="none" fo:font-weight="bold" officeooo:rsid="00e8d166" officeooo:paragraph-rsid="0168cdeb" style:font-style-asian="italic" style:font-weight-asian="bold" style:font-style-complex="italic" style:font-weight-complex="bold"/>
    </style:style>
    <style:style style:name="P507" style:family="paragraph" style:parent-style-name="Standard">
      <style:paragraph-properties fo:margin-left="0in" fo:margin-right="0in" fo:line-height="100%" fo:text-indent="0in" style:auto-text-indent="false"/>
      <style:text-properties fo:font-style="italic" style:text-underline-style="none" fo:font-weight="bold" officeooo:rsid="00e8d166" officeooo:paragraph-rsid="018733a5" style:font-style-asian="italic" style:font-weight-asian="bold" style:font-style-complex="italic" style:font-weight-complex="bold"/>
    </style:style>
    <style:style style:name="P508" style:family="paragraph" style:parent-style-name="Standard">
      <style:paragraph-properties fo:margin-left="0in" fo:margin-right="0in" fo:line-height="100%" fo:text-align="start" style:justify-single-word="false" fo:text-indent="0in" style:auto-text-indent="false"/>
      <style:text-properties fo:font-style="italic" style:text-underline-style="none" fo:font-weight="bold" officeooo:rsid="00eda480" officeooo:paragraph-rsid="0168cdeb" style:font-style-asian="italic" style:font-weight-asian="bold" style:font-style-complex="italic" style:font-weight-complex="bold"/>
    </style:style>
    <style:style style:name="P509" style:family="paragraph" style:parent-style-name="Standard">
      <style:paragraph-properties fo:margin-left="0in" fo:margin-right="0in" fo:line-height="100%" fo:text-indent="0in" style:auto-text-indent="false"/>
      <style:text-properties fo:font-style="italic" style:text-underline-style="none" fo:font-weight="bold" officeooo:rsid="00e663cf" officeooo:paragraph-rsid="0168cdeb" style:font-style-asian="italic" style:font-weight-asian="bold" style:font-style-complex="italic" style:font-weight-complex="bold"/>
    </style:style>
    <style:style style:name="P510"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bold" officeooo:rsid="00918078" officeooo:paragraph-rsid="015e8603" style:font-style-asian="italic" style:font-weight-asian="bold" style:font-style-complex="italic" style:font-weight-complex="bold"/>
    </style:style>
    <style:style style:name="P511" style:family="paragraph" style:parent-style-name="Standard">
      <style:paragraph-properties fo:margin-left="0in" fo:margin-right="0in" fo:line-height="100%" fo:text-indent="0in" style:auto-text-indent="false"/>
      <style:text-properties fo:font-style="italic" style:text-underline-style="none" fo:font-weight="normal" officeooo:rsid="00149be0" officeooo:paragraph-rsid="00e0f873" style:font-style-asian="italic" style:font-weight-asian="normal" style:font-style-complex="italic" style:font-weight-complex="normal"/>
    </style:style>
    <style:style style:name="P512" style:family="paragraph" style:parent-style-name="Standard">
      <style:paragraph-properties fo:margin-left="0in" fo:margin-right="0in" fo:line-height="100%" fo:text-indent="0in" style:auto-text-indent="false"/>
      <style:text-properties fo:font-style="italic" style:text-underline-style="none" fo:font-weight="normal" officeooo:rsid="00e0f873" officeooo:paragraph-rsid="00e0f873" style:font-style-asian="italic" style:font-weight-asian="normal" style:font-style-complex="italic" style:font-weight-complex="normal"/>
    </style:style>
    <style:style style:name="P513" style:family="paragraph" style:parent-style-name="Standard">
      <style:paragraph-properties fo:margin-left="0in" fo:margin-right="0in" fo:line-height="100%" fo:text-indent="0in" style:auto-text-indent="false"/>
      <style:text-properties fo:font-style="italic" style:text-underline-style="none" fo:font-weight="normal" officeooo:rsid="00e0f873" officeooo:paragraph-rsid="015e8603" style:font-style-asian="italic" style:font-weight-asian="normal" style:font-style-complex="italic" style:font-weight-complex="normal"/>
    </style:style>
    <style:style style:name="P514" style:family="paragraph" style:parent-style-name="Standard">
      <style:paragraph-properties fo:margin-left="0in" fo:margin-right="0in" fo:line-height="100%" fo:text-indent="0in" style:auto-text-indent="false"/>
      <style:text-properties fo:font-style="italic" style:text-underline-style="none" fo:font-weight="normal" officeooo:rsid="00e0f873" officeooo:paragraph-rsid="01790605" style:font-style-asian="italic" style:font-weight-asian="normal" style:font-style-complex="italic" style:font-weight-complex="normal"/>
    </style:style>
    <style:style style:name="P515" style:family="paragraph" style:parent-style-name="Standard">
      <style:paragraph-properties fo:margin-left="0in" fo:margin-right="0in" fo:line-height="100%" fo:text-indent="0in" style:auto-text-indent="false"/>
      <style:text-properties fo:font-style="italic" style:text-underline-style="none" fo:font-weight="normal" officeooo:rsid="018f7bf9" officeooo:paragraph-rsid="01692487" style:font-style-asian="italic" style:font-weight-asian="normal" style:font-style-complex="italic" style:font-weight-complex="normal"/>
    </style:style>
    <style:style style:name="P516" style:family="paragraph" style:parent-style-name="Standard">
      <style:paragraph-properties fo:margin-left="0in" fo:margin-right="0in" fo:line-height="100%" fo:text-indent="0in" style:auto-text-indent="false"/>
      <style:text-properties fo:font-style="italic" style:text-underline-style="none" fo:font-weight="normal" officeooo:rsid="017eca79" officeooo:paragraph-rsid="017c0008" style:font-style-asian="italic" style:font-weight-asian="normal" style:font-style-complex="italic" style:font-weight-complex="normal"/>
    </style:style>
    <style:style style:name="P517"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1a47c00" officeooo:paragraph-rsid="01c2a8bb" style:font-style-asian="italic" style:font-weight-asian="normal" style:font-style-complex="italic" style:font-weight-complex="normal"/>
    </style:style>
    <style:style style:name="P518"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1c2a8bb" officeooo:paragraph-rsid="01c2a8bb" style:font-style-asian="italic" style:font-weight-asian="normal" style:font-style-complex="italic" style:font-weight-complex="normal"/>
    </style:style>
    <style:style style:name="P519" style:family="paragraph" style:parent-style-name="Standard">
      <style:paragraph-properties fo:margin-left="0in" fo:margin-right="0in" fo:line-height="100%" fo:text-indent="0in" style:auto-text-indent="false"/>
      <style:text-properties fo:font-style="italic" style:text-underline-style="none" fo:font-weight="normal" officeooo:rsid="018ee425" officeooo:paragraph-rsid="020579f1" style:font-style-asian="italic" style:font-weight-asian="normal" style:font-style-complex="italic" style:font-weight-complex="normal"/>
    </style:style>
    <style:style style:name="P520"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205fc8e" officeooo:paragraph-rsid="0205fc8e" style:font-style-asian="italic" style:font-weight-asian="normal" style:font-style-complex="italic" style:font-weight-complex="normal"/>
    </style:style>
    <style:style style:name="P521"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243fc06" officeooo:paragraph-rsid="023b1174" style:font-style-asian="italic" style:font-weight-asian="normal" style:font-style-complex="italic" style:font-weight-complex="normal"/>
    </style:style>
    <style:style style:name="P522"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24545c7" officeooo:paragraph-rsid="02394941" style:font-style-asian="italic" style:font-weight-asian="normal" style:font-style-complex="italic" style:font-weight-complex="normal"/>
    </style:style>
    <style:style style:name="P523" style:family="paragraph" style:parent-style-name="Standard">
      <loext:graphic-properties draw:fill="none"/>
      <style:paragraph-properties fo:margin-left="0in" fo:margin-right="0in" fo:line-height="100%" fo:text-indent="0in" style:auto-text-indent="false"/>
      <style:text-properties fo:font-style="italic" style:text-underline-style="none" fo:font-weight="normal" officeooo:rsid="02498144" officeooo:paragraph-rsid="02498144" style:font-style-asian="italic" style:font-weight-asian="normal" style:font-style-complex="italic" style:font-weight-complex="normal"/>
    </style:style>
    <style:style style:name="P524" style:family="paragraph" style:parent-style-name="Standard">
      <loext:graphic-properties draw:fill="none"/>
      <style:paragraph-properties fo:margin-left="0in" fo:margin-right="0in" fo:line-height="100%" fo:text-align="end" style:justify-single-word="false" fo:text-indent="0in" style:auto-text-indent="false"/>
      <style:text-properties fo:font-style="italic" style:text-underline-style="none" fo:font-weight="normal" officeooo:rsid="024ad227" officeooo:paragraph-rsid="023b1174" style:font-style-asian="italic" style:font-weight-asian="normal" style:font-style-complex="italic" style:font-weight-complex="normal"/>
    </style:style>
    <style:style style:name="P525" style:family="paragraph" style:parent-style-name="Standard">
      <style:paragraph-properties fo:margin-left="0in" fo:margin-right="0in" fo:line-height="100%" fo:text-indent="0in" style:auto-text-indent="false"/>
      <style:text-properties fo:font-style="italic" style:text-underline-style="solid" style:text-underline-width="auto" style:text-underline-color="font-color" fo:font-weight="normal" officeooo:rsid="00d64a9f" officeooo:paragraph-rsid="013278f5" style:font-style-asian="italic" style:font-weight-asian="normal" style:font-style-complex="italic" style:font-weight-complex="normal"/>
    </style:style>
    <style:style style:name="P526" style:family="paragraph" style:parent-style-name="Standard">
      <style:paragraph-properties fo:margin-left="0in" fo:margin-right="0in" fo:line-height="100%" fo:text-indent="0in" style:auto-text-indent="false"/>
      <style:text-properties officeooo:rsid="009d0c24" officeooo:paragraph-rsid="009d0c24"/>
    </style:style>
    <style:style style:name="P527" style:family="paragraph" style:parent-style-name="Standard">
      <style:paragraph-properties fo:margin-left="0in" fo:margin-right="0in" fo:line-height="100%" fo:text-indent="0in" style:auto-text-indent="false"/>
      <style:text-properties fo:font-weight="bold" officeooo:rsid="009bde3e" officeooo:paragraph-rsid="00ad8e7d" style:font-weight-asian="bold" style:font-weight-complex="bold"/>
    </style:style>
    <style:style style:name="P528" style:family="paragraph" style:parent-style-name="Standard">
      <loext:graphic-properties draw:fill="none"/>
      <style:paragraph-properties fo:margin-left="0in" fo:margin-right="0in" fo:line-height="100%" fo:text-indent="0in" style:auto-text-indent="false"/>
      <style:text-properties fo:font-weight="bold" officeooo:rsid="0364c1fa" officeooo:paragraph-rsid="0364c1fa" style:font-weight-asian="bold" style:font-weight-complex="bold"/>
    </style:style>
    <style:style style:name="P529" style:family="paragraph" style:parent-style-name="Standard">
      <loext:graphic-properties draw:fill="none"/>
      <style:paragraph-properties fo:margin-left="0in" fo:margin-right="0in"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394941" style:letter-kerning="false" style:font-size-asian="12pt" style:font-style-asian="normal" style:font-weight-asian="bold" style:font-style-complex="normal" style:font-weight-complex="bold"/>
    </style:style>
    <style:style style:name="P530" style:family="paragraph" style:parent-style-name="Standard">
      <loext:graphic-properties draw:fill="none"/>
      <style:paragraph-properties fo:margin-left="0in" fo:margin-right="0in"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400a5e" officeooo:paragraph-rsid="02400a5e" style:letter-kerning="false" style:font-size-asian="12pt" style:font-style-asian="normal" style:font-weight-asian="bold" style:font-style-complex="normal" style:font-weight-complex="bold"/>
    </style:style>
    <style:style style:name="P531" style:family="paragraph" style:parent-style-name="Standard">
      <loext:graphic-properties draw:fill="none"/>
      <style:paragraph-properties fo:margin-left="0in" fo:margin-right="0in" fo:line-height="100%" fo:text-indent="0in" style:auto-text-indent="false"/>
      <style:text-properties fo:color="#000000" style:text-outline="false" style:font-name="Liberation Serif" fo:font-size="12pt" fo:letter-spacing="normal" fo:font-style="normal" style:text-underline-style="none" fo:font-weight="normal" officeooo:rsid="023c7392" officeooo:paragraph-rsid="02394941" style:letter-kerning="false" style:font-size-asian="12pt" style:font-style-asian="normal" style:font-weight-asian="normal" style:font-style-complex="normal" style:font-weight-complex="normal"/>
    </style:style>
    <style:style style:name="P532" style:family="paragraph" style:parent-style-name="Standard">
      <loext:graphic-properties draw:fill="none"/>
      <style:paragraph-properties fo:margin-left="0in" fo:margin-right="0in" fo:line-height="100%" fo:text-indent="0in" style:auto-text-indent="false"/>
      <style:text-properties fo:color="#000000" style:text-outline="false" style:font-name="Liberation Serif" fo:font-size="12pt" fo:letter-spacing="normal" fo:font-style="normal" style:text-underline-style="none" fo:font-weight="normal" officeooo:rsid="024e2fc9" officeooo:paragraph-rsid="027653e6" style:letter-kerning="false" style:font-size-asian="12pt" style:font-style-asian="normal" style:font-weight-asian="normal" style:font-style-complex="normal" style:font-weight-complex="normal"/>
    </style:style>
    <style:style style:name="P533" style:family="paragraph" style:parent-style-name="Standard">
      <loext:graphic-properties draw:fill="none"/>
      <style:paragraph-properties fo:margin-left="0in" fo:margin-right="0in" fo:line-height="100%" fo:text-indent="0in" style:auto-text-indent="false"/>
      <style:text-properties fo:color="#000000" style:text-outline="false" style:text-line-through-style="solid" style:text-line-through-type="single" style:font-name="Liberation Serif" fo:font-size="12pt" fo:letter-spacing="normal" fo:font-style="normal" style:text-underline-style="solid" style:text-underline-width="auto" style:text-underline-color="font-color" fo:font-weight="normal" officeooo:rsid="0278e6c9" officeooo:paragraph-rsid="03ca0227" style:letter-kerning="false" style:font-size-asian="12pt" style:font-style-asian="normal" style:font-weight-asian="normal" style:font-style-complex="normal" style:font-weight-complex="normal"/>
    </style:style>
    <style:style style:name="P534" style:family="paragraph" style:parent-style-name="Standard">
      <loext:graphic-properties draw:fill="none"/>
      <style:paragraph-properties fo:margin-left="0in" fo:margin-right="0in" fo:line-height="100%" fo:text-indent="0in" style:auto-text-indent="false"/>
      <style:text-properties officeooo:rsid="03c0ac3a" officeooo:paragraph-rsid="03ca793c"/>
    </style:style>
    <style:style style:name="P535" style:family="paragraph" style:parent-style-name="Standard">
      <style:paragraph-properties fo:margin-left="0in" fo:margin-right="0in" fo:text-indent="0in" style:auto-text-indent="false"/>
      <style:text-properties fo:font-size="12pt" fo:font-style="normal" officeooo:rsid="001c3ed6" officeooo:paragraph-rsid="03e59f35" style:font-size-asian="12pt" style:font-style-asian="normal" style:font-size-complex="12pt" style:font-style-complex="normal"/>
    </style:style>
    <style:style style:name="P536" style:family="paragraph" style:parent-style-name="Text_20_body">
      <style:paragraph-properties fo:margin-left="0in" fo:margin-right="0in" fo:line-height="100%" fo:text-indent="0in" style:auto-text-indent="false"/>
      <style:text-properties fo:font-style="normal" style:text-underline-style="none" fo:font-weight="normal" officeooo:rsid="006cb9be" officeooo:paragraph-rsid="00c1f8b0" style:font-style-asian="normal" style:font-weight-asian="normal" style:font-style-complex="normal" style:font-weight-complex="normal"/>
    </style:style>
    <style:style style:name="P537" style:family="paragraph" style:parent-style-name="Text_20_body">
      <style:paragraph-properties fo:margin-left="0in" fo:margin-right="0in" fo:line-height="100%" fo:text-indent="0in" style:auto-text-indent="false"/>
      <style:text-properties fo:font-style="normal" style:text-underline-style="none" fo:font-weight="normal" officeooo:rsid="00da2f2d" officeooo:paragraph-rsid="008aaaea" style:font-style-asian="normal" style:font-weight-asian="normal" style:font-style-complex="normal" style:font-weight-complex="normal"/>
    </style:style>
    <style:style style:name="P538" style:family="paragraph" style:parent-style-name="Text_20_body">
      <style:paragraph-properties fo:margin-left="0in" fo:margin-right="0in" fo:line-height="100%" fo:text-indent="0in" style:auto-text-indent="false"/>
      <style:text-properties fo:font-style="normal" style:text-underline-style="none" fo:font-weight="normal" officeooo:rsid="0158adba" officeooo:paragraph-rsid="00c1f8b0" style:font-style-asian="normal" style:font-weight-asian="normal" style:font-style-complex="normal" style:font-weight-complex="normal"/>
    </style:style>
    <style:style style:name="P539" style:family="paragraph" style:parent-style-name="Text_20_body">
      <style:paragraph-properties fo:margin-left="0in" fo:margin-right="0in" fo:line-height="100%" fo:text-indent="0in" style:auto-text-indent="false"/>
      <style:text-properties fo:font-style="normal" style:text-underline-style="none" fo:font-weight="bold" officeooo:rsid="0073fc2f" officeooo:paragraph-rsid="00ad8e7d" style:font-style-asian="normal" style:font-weight-asian="bold" style:font-style-complex="normal" style:font-weight-complex="bold"/>
    </style:style>
    <style:style style:name="P540" style:family="paragraph" style:parent-style-name="Text_20_body">
      <style:paragraph-properties fo:margin-left="0in" fo:margin-right="0in" fo:line-height="100%" fo:text-indent="0in" style:auto-text-indent="false"/>
      <style:text-properties fo:font-style="normal" style:text-underline-style="none" fo:font-weight="bold" officeooo:rsid="0073fc2f" officeooo:paragraph-rsid="0145717f" style:font-style-asian="normal" style:font-weight-asian="bold" style:font-style-complex="normal" style:font-weight-complex="bold"/>
    </style:style>
    <style:style style:name="P541" style:family="paragraph" style:parent-style-name="Text_20_body">
      <style:paragraph-properties fo:margin-left="0in" fo:margin-right="0in" fo:line-height="100%" fo:text-indent="0in" style:auto-text-indent="false"/>
      <style:text-properties fo:font-style="normal" style:text-underline-style="none" fo:font-weight="bold" officeooo:rsid="0073fc2f" officeooo:paragraph-rsid="008334fa" style:font-style-asian="normal" style:font-weight-asian="bold" style:font-style-complex="normal" style:font-weight-complex="bold"/>
    </style:style>
    <style:style style:name="P542" style:family="paragraph" style:parent-style-name="Text_20_body">
      <style:paragraph-properties fo:margin-left="0in" fo:margin-right="0in" fo:line-height="100%" fo:text-indent="0in" style:auto-text-indent="false"/>
      <style:text-properties fo:font-style="normal" style:text-underline-style="none" fo:font-weight="bold" officeooo:rsid="008bb03d" officeooo:paragraph-rsid="00c1f8b0" style:font-style-asian="normal" style:font-weight-asian="bold" style:font-style-complex="normal" style:font-weight-complex="bold"/>
    </style:style>
    <style:style style:name="P543" style:family="paragraph" style:parent-style-name="Text_20_body">
      <style:paragraph-properties fo:margin-left="0in" fo:margin-right="0in" fo:line-height="100%" fo:text-indent="0in" style:auto-text-indent="false"/>
      <style:text-properties fo:font-style="normal" style:text-underline-style="none" fo:font-weight="bold" officeooo:rsid="006ac0aa" officeooo:paragraph-rsid="00ad8e7d" style:font-style-asian="normal" style:font-weight-asian="bold" style:font-style-complex="normal" style:font-weight-complex="bold"/>
    </style:style>
    <style:style style:name="P544" style:family="paragraph" style:parent-style-name="Text_20_body">
      <style:paragraph-properties fo:margin-left="0in" fo:margin-right="0in" fo:line-height="100%" fo:text-indent="0in" style:auto-text-indent="false"/>
      <style:text-properties fo:font-style="normal" officeooo:rsid="00cb6c23" officeooo:paragraph-rsid="00cb6c23" style:font-style-asian="normal" style:font-style-complex="normal"/>
    </style:style>
    <style:style style:name="P545" style:family="paragraph" style:parent-style-name="Text_20_body">
      <style:paragraph-properties fo:margin-left="0in" fo:margin-right="0in" fo:line-height="100%" fo:text-indent="0in" style:auto-text-indent="false"/>
      <style:text-properties fo:font-style="normal" style:text-underline-style="solid" style:text-underline-width="auto" style:text-underline-color="font-color" fo:font-weight="normal" officeooo:rsid="0060f332" officeooo:paragraph-rsid="00d64a9f" style:font-style-asian="normal" style:font-weight-asian="normal" style:font-style-complex="normal" style:font-weight-complex="normal"/>
    </style:style>
    <style:style style:name="P546" style:family="paragraph" style:parent-style-name="Text_20_body">
      <style:paragraph-properties fo:margin-left="0in" fo:margin-right="0in" fo:line-height="100%" fo:text-indent="0in" style:auto-text-indent="false"/>
      <style:text-properties fo:font-style="italic" style:text-underline-style="none" fo:font-weight="bold" officeooo:rsid="015dd66b" officeooo:paragraph-rsid="00d64a9f" fo:background-color="transparent" style:font-style-asian="italic" style:font-weight-asian="bold" style:font-style-complex="italic" style:font-weight-complex="bold"/>
    </style:style>
    <style:style style:name="P547" style:family="paragraph" style:parent-style-name="Text_20_body">
      <style:paragraph-properties fo:margin-left="0in" fo:margin-right="0in" fo:line-height="100%" fo:text-indent="0in" style:auto-text-indent="false"/>
      <style:text-properties fo:font-style="italic" style:text-underline-style="none" fo:font-weight="normal" officeooo:rsid="008bb03d" officeooo:paragraph-rsid="00ad8e7d" style:font-style-asian="italic" style:font-weight-asian="normal" style:font-style-complex="italic" style:font-weight-complex="normal"/>
    </style:style>
    <style:style style:name="P548" style:family="paragraph" style:parent-style-name="Text_20_body">
      <style:paragraph-properties fo:margin-left="0in" fo:margin-right="0in" fo:line-height="100%" fo:text-indent="0in" style:auto-text-indent="false"/>
      <style:text-properties fo:font-style="italic" style:text-underline-style="solid" style:text-underline-width="auto" style:text-underline-color="font-color" fo:font-weight="normal" officeooo:rsid="00d64a9f" officeooo:paragraph-rsid="014a3db3" style:font-style-asian="italic" style:font-weight-asian="normal" style:font-style-complex="italic" style:font-weight-complex="normal"/>
    </style:style>
    <style:style style:name="P549" style:family="paragraph" style:parent-style-name="Text_20_body">
      <style:paragraph-properties fo:margin-left="0in" fo:margin-right="0in" fo:line-height="100%" fo:text-indent="0in" style:auto-text-indent="false"/>
      <style:text-properties officeooo:rsid="008a2a41" officeooo:paragraph-rsid="00c558b9"/>
    </style:style>
    <style:style style:name="P550" style:family="paragraph" style:parent-style-name="Text_20_body">
      <style:paragraph-properties fo:margin-left="0in" fo:margin-right="0in" fo:line-height="100%" fo:text-indent="0in" style:auto-text-indent="false"/>
      <style:text-properties officeooo:paragraph-rsid="00c1f8b0"/>
    </style:style>
    <style:style style:name="P551" style:family="paragraph" style:parent-style-name="Text_20_body">
      <style:paragraph-properties fo:margin-left="0in" fo:margin-right="0in" fo:line-height="100%" fo:text-indent="0in" style:auto-text-indent="false"/>
      <style:text-properties officeooo:paragraph-rsid="008aaaea"/>
    </style:style>
    <style:style style:name="P552" style:family="paragraph" style:parent-style-name="Text_20_body">
      <style:paragraph-properties fo:margin-left="0in" fo:margin-right="0in" fo:line-height="100%" fo:text-indent="0in" style:auto-text-indent="false"/>
      <style:text-properties officeooo:paragraph-rsid="00c558b9"/>
    </style:style>
    <style:style style:name="P553" style:family="paragraph" style:parent-style-name="Text_20_body">
      <style:paragraph-properties fo:margin-left="0in" fo:margin-right="0in" fo:line-height="100%" fo:text-indent="0in" style:auto-text-indent="false"/>
      <style:text-properties officeooo:paragraph-rsid="00cb6c23"/>
    </style:style>
    <style:style style:name="P554" style:family="paragraph" style:parent-style-name="Text_20_body">
      <style:paragraph-properties fo:margin-left="0in" fo:margin-right="0in" fo:line-height="100%" fo:text-indent="0in" style:auto-text-indent="false"/>
      <style:text-properties fo:font-weight="bold" officeooo:rsid="00c558b9" officeooo:paragraph-rsid="00c558b9" style:font-weight-asian="bold" style:font-weight-complex="bold"/>
    </style:style>
    <style:style style:name="P555"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24b3c9" style:font-style-asian="normal" style:font-weight-asian="bold" style:font-style-complex="normal" style:font-weight-complex="bold"/>
    </style:style>
    <style:style style:name="P556"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550494" style:font-style-asian="normal" style:font-weight-asian="bold" style:font-style-complex="normal" style:font-weight-complex="bold"/>
    </style:style>
    <style:style style:name="P557"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60194d" style:font-style-asian="normal" style:font-weight-asian="bold" style:font-style-complex="normal" style:font-weight-complex="bold"/>
    </style:style>
    <style:style style:name="P558"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6aab10" style:font-style-asian="normal" style:font-weight-asian="bold" style:font-style-complex="normal" style:font-weight-complex="bold"/>
    </style:style>
    <style:style style:name="P559"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0e0f873" style:font-style-asian="normal" style:font-weight-asian="bold" style:font-style-complex="normal" style:font-weight-complex="bold"/>
    </style:style>
    <style:style style:name="P560"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1ab73e4" style:font-style-asian="normal" style:font-weight-asian="bold" style:font-style-complex="normal" style:font-weight-complex="bold"/>
    </style:style>
    <style:style style:name="P561"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1dfc00d" style:font-style-asian="normal" style:font-weight-asian="bold" style:font-style-complex="normal" style:font-weight-complex="bold"/>
    </style:style>
    <style:style style:name="P562"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2112403" style:font-style-asian="normal" style:font-weight-asian="bold" style:font-style-complex="normal" style:font-weight-complex="bold"/>
    </style:style>
    <style:style style:name="P563"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27bb9d7" style:font-style-asian="normal" style:font-weight-asian="bold" style:font-style-complex="normal" style:font-weight-complex="bold"/>
    </style:style>
    <style:style style:name="P564"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281eb89" style:font-style-asian="normal" style:font-weight-asian="bold" style:font-style-complex="normal" style:font-weight-complex="bold"/>
    </style:style>
    <style:style style:name="P565"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377e80a" style:font-style-asian="normal" style:font-weight-asian="bold" style:font-style-complex="normal" style:font-weight-complex="bold"/>
    </style:style>
    <style:style style:name="P566"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38433b9" style:font-style-asian="normal" style:font-weight-asian="bold" style:font-style-complex="normal" style:font-weight-complex="bold"/>
    </style:style>
    <style:style style:name="P567"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39f8794" style:font-style-asian="normal" style:font-weight-asian="bold" style:font-style-complex="normal" style:font-weight-complex="bold"/>
    </style:style>
    <style:style style:name="P568"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fo:font-style="normal" style:text-underline-style="solid" style:text-underline-width="auto" style:text-underline-color="font-color" fo:font-weight="bold" officeooo:rsid="0024b3c9" officeooo:paragraph-rsid="03b11ee5" style:font-style-asian="normal" style:font-weight-asian="bold" style:font-style-complex="normal" style:font-weight-complex="bold"/>
    </style:style>
    <style:style style:name="P569" style:family="paragraph" style:parent-style-name="Text_20_body" style:master-page-name="">
      <style:paragraph-properties fo:margin-left="0in" fo:margin-right="0in" fo:margin-top="0in" fo:margin-bottom="0.0972in" loext:contextual-spacing="false" fo:line-height="120%" fo:text-indent="0in" style:auto-text-indent="false" style:page-number="auto"/>
      <style:text-properties fo:font-style="normal" style:text-underline-style="none" fo:font-weight="bold" officeooo:rsid="006119ab" officeooo:paragraph-rsid="03361ea9" style:font-style-asian="normal" style:font-weight-asian="bold" style:font-style-complex="normal" style:font-weight-complex="bold"/>
    </style:style>
    <style:style style:name="P570"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style:text-line-through-style="solid" style:text-line-through-type="single" fo:font-style="normal" style:text-underline-style="solid" style:text-underline-width="auto" style:text-underline-color="font-color" fo:font-weight="bold" officeooo:rsid="0024b3c9" officeooo:paragraph-rsid="03b8b869" style:font-style-asian="normal" style:font-weight-asian="bold" style:font-style-complex="normal" style:font-weight-complex="bold"/>
    </style:style>
    <style:style style:name="P571" style:family="paragraph" style:parent-style-name="Text_20_body" style:master-page-name="">
      <style:paragraph-properties fo:margin-left="0in" fo:margin-right="0in" fo:margin-top="0in" fo:margin-bottom="0.0972in" loext:contextual-spacing="false" fo:line-height="100%" fo:text-align="start" style:justify-single-word="false" fo:text-indent="0in" style:auto-text-indent="false" style:page-number="auto"/>
      <style:text-properties officeooo:rsid="0024b3c9" officeooo:paragraph-rsid="03beb676"/>
    </style:style>
    <style:style style:name="P572"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0eda480" style:font-style-asian="normal" style:font-weight-asian="bold" style:font-style-complex="normal" style:font-weight-complex="bold"/>
    </style:style>
    <style:style style:name="P573"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1ab73e4" style:font-style-asian="normal" style:font-weight-asian="bold" style:font-style-complex="normal" style:font-weight-complex="bold"/>
    </style:style>
    <style:style style:name="P574"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1dfc00d" style:font-style-asian="normal" style:font-weight-asian="bold" style:font-style-complex="normal" style:font-weight-complex="bold"/>
    </style:style>
    <style:style style:name="P575"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eda480" officeooo:paragraph-rsid="02112403" style:font-style-asian="normal" style:font-weight-asian="bold" style:font-style-complex="normal" style:font-weight-complex="bold"/>
    </style:style>
    <style:style style:name="P576"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250e096" officeooo:paragraph-rsid="0250e096" style:font-style-asian="normal" style:font-weight-asian="bold" style:font-style-complex="normal" style:font-weight-complex="bold"/>
    </style:style>
    <style:style style:name="P577"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solid" style:text-underline-width="auto" style:text-underline-color="font-color" fo:font-weight="bold" officeooo:rsid="0024b3c9" officeooo:paragraph-rsid="0281eb89" style:font-style-asian="normal" style:font-weight-asian="bold" style:font-style-complex="normal" style:font-weight-complex="bold"/>
    </style:style>
    <style:style style:name="P578"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0e0f873" style:font-style-asian="normal" style:font-weight-asian="bold" style:font-style-complex="normal" style:font-weight-complex="bold"/>
    </style:style>
    <style:style style:name="P579"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1ab73e4" style:font-style-asian="normal" style:font-weight-asian="bold" style:font-style-complex="normal" style:font-weight-complex="bold"/>
    </style:style>
    <style:style style:name="P580"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1dfc00d" style:font-style-asian="normal" style:font-weight-asian="bold" style:font-style-complex="normal" style:font-weight-complex="bold"/>
    </style:style>
    <style:style style:name="P581" style:family="paragraph" style:parent-style-name="Text_20_body">
      <style:paragraph-properties fo:margin-left="0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28494d4" officeooo:paragraph-rsid="0281eb89" style:font-style-asian="normal" style:font-weight-asian="bold" style:font-style-complex="normal" style:font-weight-complex="bold"/>
    </style:style>
    <style:style style:name="P582"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fo:font-style="normal" officeooo:rsid="02633538" officeooo:paragraph-rsid="02633538" style:font-style-asian="normal" style:font-style-complex="normal"/>
    </style:style>
    <style:style style:name="P583" style:family="paragraph" style:parent-style-name="Standard">
      <style:paragraph-properties fo:margin-left="0in" fo:margin-right="0in" fo:line-height="100%" fo:text-indent="0in" style:auto-text-indent="false" fo:break-before="page"/>
      <style:text-properties fo:font-style="normal" style:text-underline-style="none" fo:font-weight="bold" officeooo:rsid="00e0f873" officeooo:paragraph-rsid="00e0f873" style:font-style-asian="normal" style:font-weight-asian="bold" style:font-style-complex="normal" style:font-weight-complex="bold"/>
    </style:style>
    <style:style style:name="P584" style:family="paragraph" style:parent-style-name="Standard">
      <loext:graphic-properties draw:fill="none"/>
      <style:paragraph-properties fo:margin-left="0in" fo:margin-right="0in" fo:line-height="100%" fo:text-indent="0in" style:auto-text-indent="false" fo:break-before="page"/>
      <style:text-properties fo:font-style="normal" style:text-underline-style="none" fo:font-weight="bold" officeooo:rsid="01e3372a" officeooo:paragraph-rsid="01e3372a" style:font-style-asian="normal" style:font-weight-asian="bold" style:font-style-complex="normal" style:font-weight-complex="bold"/>
    </style:style>
    <style:style style:name="P585" style:family="paragraph" style:parent-style-name="Standard">
      <loext:graphic-properties draw:fill="none"/>
      <style:paragraph-properties fo:margin-left="0in" fo:margin-right="0in" fo:line-height="100%" fo:text-indent="0in" style:auto-text-indent="false" fo:break-before="page"/>
      <style:text-properties fo:font-style="normal" style:text-underline-style="solid" style:text-underline-width="auto" style:text-underline-color="font-color" fo:font-weight="bold" officeooo:rsid="01ae2286" officeooo:paragraph-rsid="01ae2286" style:font-style-asian="normal" style:font-weight-asian="bold" style:font-style-complex="normal" style:font-weight-complex="bold"/>
    </style:style>
    <style:style style:name="P586" style:family="paragraph" style:parent-style-name="Standard">
      <loext:graphic-properties draw:fill="none"/>
      <style:paragraph-properties fo:margin-left="0in" fo:margin-right="0in" fo:line-height="100%" fo:text-indent="0in" style:auto-text-indent="false" fo:break-before="page"/>
      <style:text-properties officeooo:rsid="03c0ac3a" officeooo:paragraph-rsid="03ca0227"/>
    </style:style>
    <style:style style:name="P587" style:family="paragraph" style:parent-style-name="Standard">
      <loext:graphic-properties draw:fill="none"/>
      <style:paragraph-properties fo:margin-left="0in" fo:margin-right="0in" fo:line-height="100%" fo:text-indent="0in" style:auto-text-indent="false" fo:break-before="page"/>
      <style:text-properties officeooo:rsid="03c0ac3a" officeooo:paragraph-rsid="03ca793c"/>
    </style:style>
    <style:style style:name="P588"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729162" officeooo:paragraph-rsid="00df11dc" style:font-style-asian="normal" style:font-weight-asian="normal" style:font-style-complex="normal" style:font-weight-complex="normal"/>
    </style:style>
    <style:style style:name="P589"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df505c" officeooo:paragraph-rsid="00dd6948" style:font-style-asian="normal" style:font-weight-asian="normal" style:font-style-complex="normal" style:font-weight-complex="normal"/>
    </style:style>
    <style:style style:name="P590"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dd6948" officeooo:paragraph-rsid="00df505c" style:font-style-asian="normal" style:font-weight-asian="normal" style:font-style-complex="normal" style:font-weight-complex="normal"/>
    </style:style>
    <style:style style:name="P591"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0dd6948" officeooo:paragraph-rsid="00df11dc" style:font-style-asian="normal" style:font-weight-asian="normal" style:font-style-complex="normal" style:font-weight-complex="normal"/>
    </style:style>
    <style:style style:name="P592"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normal" officeooo:rsid="0110996f" officeooo:paragraph-rsid="01572943" style:font-style-asian="normal" style:font-weight-asian="normal" style:font-style-complex="normal" style:font-weight-complex="normal"/>
    </style:style>
    <style:style style:name="P593"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none" fo:font-weight="bold" officeooo:rsid="0060f332" officeooo:paragraph-rsid="00dd6948" style:font-style-asian="normal" style:font-weight-asian="bold" style:font-style-complex="normal" style:font-weight-complex="bold"/>
    </style:style>
    <style:style style:name="P594"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font-style="normal" style:text-underline-style="none" fo:font-weight="bold" officeooo:rsid="02359504" officeooo:paragraph-rsid="02359504" style:font-style-asian="normal" style:font-weight-asian="bold" style:font-style-complex="normal" style:font-weight-complex="bold"/>
    </style:style>
    <style:style style:name="P595"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060f332" officeooo:paragraph-rsid="00df11dc" style:font-style-asian="normal" style:font-weight-asian="bold" style:font-style-complex="normal" style:font-weight-complex="bold"/>
    </style:style>
    <style:style style:name="P596"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060f332" officeooo:paragraph-rsid="00dd6948" style:font-style-asian="normal" style:font-weight-asian="bold" style:font-style-complex="normal" style:font-weight-complex="bold"/>
    </style:style>
    <style:style style:name="P597"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060f332" officeooo:paragraph-rsid="01379047" style:font-style-asian="normal" style:font-weight-asian="bold" style:font-style-complex="normal" style:font-weight-complex="bold"/>
    </style:style>
    <style:style style:name="P598"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2359504" officeooo:paragraph-rsid="02359504" style:font-style-asian="normal" style:font-weight-asian="bold" style:font-style-complex="normal" style:font-weight-complex="bold"/>
    </style:style>
    <style:style style:name="P599"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normal" officeooo:rsid="00f5acda" officeooo:paragraph-rsid="01572943" style:font-style-asian="normal" style:font-weight-asian="normal" style:font-style-complex="normal" style:font-weight-complex="normal"/>
    </style:style>
    <style:style style:name="P600" style:family="paragraph" style:parent-style-name="Text_20_body">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normal" officeooo:rsid="0060f332" officeooo:paragraph-rsid="01572943" style:font-style-asian="normal" style:font-weight-asian="normal" style:font-style-complex="normal" style:font-weight-complex="normal"/>
    </style:style>
    <style:style style:name="P601"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normal" officeooo:rsid="001e53f6" officeooo:paragraph-rsid="03d192d6" style:font-style-asian="normal" style:font-weight-asian="normal" style:font-style-complex="normal" style:font-weight-complex="normal"/>
    </style:style>
    <style:style style:name="P602"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normal" officeooo:rsid="03dae29c" officeooo:paragraph-rsid="03dae29c" style:font-style-asian="normal" style:font-weight-asian="normal" style:font-style-complex="normal" style:font-weight-complex="normal"/>
    </style:style>
    <style:style style:name="P603"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21dc1ae" officeooo:paragraph-rsid="02394941" style:letter-kerning="false" style:font-size-asian="12pt" style:font-style-asian="normal" style:font-weight-asian="normal" style:font-style-complex="normal" style:font-weight-complex="normal"/>
    </style:style>
    <style:style style:name="P604"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276178f" officeooo:paragraph-rsid="0271e78a" style:letter-kerning="false" style:font-size-asian="12pt" style:font-style-asian="normal" style:font-weight-asian="normal" style:font-style-complex="normal" style:font-weight-complex="normal"/>
    </style:style>
    <style:style style:name="P605"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2bdf3e4" officeooo:paragraph-rsid="03a66a34" style:letter-kerning="false" style:font-size-asian="12pt" style:font-style-asian="normal" style:font-weight-asian="normal" style:font-style-complex="normal" style:font-weight-complex="normal"/>
    </style:style>
    <style:style style:name="P606"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3aad435" officeooo:paragraph-rsid="03aad435" style:letter-kerning="false" style:font-size-asian="12pt" style:font-style-asian="normal" style:font-weight-asian="normal" style:font-style-complex="normal" style:font-weight-complex="normal"/>
    </style:style>
    <style:style style:name="P607"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0e670c3" officeooo:paragraph-rsid="03a66a34" style:letter-kerning="false" style:font-size-asian="12pt" style:font-style-asian="normal" style:font-weight-asian="normal" style:font-style-complex="normal" style:font-weight-complex="normal"/>
    </style:style>
    <style:style style:name="P608"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3da3562" officeooo:paragraph-rsid="03da3562" style:letter-kerning="false" style:font-size-asian="12pt" style:font-style-asian="normal" style:font-weight-asian="normal" style:font-style-complex="normal" style:font-weight-complex="normal"/>
    </style:style>
    <style:style style:name="P609"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3dae29c" officeooo:paragraph-rsid="03dae29c" style:letter-kerning="false" style:font-size-asian="12pt" style:font-style-asian="normal" style:font-weight-asian="normal" style:font-style-complex="normal" style:font-weight-complex="normal"/>
    </style:style>
    <style:style style:name="P610"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3ddeb60" officeooo:paragraph-rsid="03dd82e8" style:letter-kerning="false" style:font-size-asian="12pt" style:font-style-asian="normal" style:font-weight-asian="normal" style:font-style-complex="normal" style:font-weight-complex="normal"/>
    </style:style>
    <style:style style:name="P611"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a66a34" officeooo:paragraph-rsid="03a66a34" style:letter-kerning="false" style:font-size-asian="12pt" style:font-style-asian="normal" style:font-weight-asian="bold" style:font-style-complex="normal" style:font-weight-complex="bold"/>
    </style:style>
    <style:style style:name="P612"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aad435" officeooo:paragraph-rsid="03aad435" style:letter-kerning="false" style:font-size-asian="12pt" style:font-style-asian="normal" style:font-weight-asian="bold" style:font-style-complex="normal" style:font-weight-complex="bold"/>
    </style:style>
    <style:style style:name="P613"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d27d1c" officeooo:paragraph-rsid="03d64a29" style:letter-kerning="false" style:font-size-asian="12pt" style:font-style-asian="normal" style:font-weight-asian="bold" style:font-style-complex="normal" style:font-weight-complex="bold"/>
    </style:style>
    <style:style style:name="P614"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da3562" officeooo:paragraph-rsid="03da3562" style:letter-kerning="false" style:font-size-asian="12pt" style:font-style-asian="normal" style:font-weight-asian="bold" style:font-style-complex="normal" style:font-weight-complex="bold"/>
    </style:style>
    <style:style style:name="P615"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d64a29" officeooo:paragraph-rsid="03dc9912" style:letter-kerning="false" style:font-size-asian="12pt" style:font-style-asian="normal" style:font-weight-asian="bold" style:font-style-complex="normal" style:font-weight-complex="bold"/>
    </style:style>
    <style:style style:name="P616"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d64a29" officeooo:paragraph-rsid="03dd2c19" style:letter-kerning="false" style:font-size-asian="12pt" style:font-style-asian="normal" style:font-weight-asian="bold" style:font-style-complex="normal" style:font-weight-complex="bold"/>
    </style:style>
    <style:style style:name="P617"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71e78a" officeooo:paragraph-rsid="0271e78a" style:letter-kerning="false" style:font-size-asian="12pt" style:font-style-asian="normal" style:font-weight-asian="bold" style:font-style-complex="normal" style:font-weight-complex="bold"/>
    </style:style>
    <style:style style:name="P618"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71e78a" officeooo:paragraph-rsid="03865814" style:letter-kerning="false" style:font-size-asian="12pt" style:font-style-asian="normal" style:font-weight-asian="bold" style:font-style-complex="normal" style:font-weight-complex="bold"/>
    </style:style>
    <style:style style:name="P619"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da3562" officeooo:paragraph-rsid="03da3562" style:letter-kerning="false" style:font-size-asian="12pt" style:font-style-asian="normal" style:font-weight-asian="bold" style:font-style-complex="normal" style:font-weight-complex="bold"/>
    </style:style>
    <style:style style:name="P620"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da3562" officeooo:paragraph-rsid="03dd2c19" style:letter-kerning="false" style:font-size-asian="12pt" style:font-style-asian="normal" style:font-weight-asian="bold" style:font-style-complex="normal" style:font-weight-complex="bold"/>
    </style:style>
    <style:style style:name="P621"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dd82e8" officeooo:paragraph-rsid="03dd82e8" style:letter-kerning="false" style:font-size-asian="12pt" style:font-style-asian="normal" style:font-weight-asian="bold" style:font-style-complex="normal" style:font-weight-complex="bold"/>
    </style:style>
    <style:style style:name="P622"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dd82e8" officeooo:paragraph-rsid="03ddeb60" style:letter-kerning="false" style:font-size-asian="12pt" style:font-style-asian="normal" style:font-weight-asian="bold" style:font-style-complex="normal" style:font-weight-complex="bold"/>
    </style:style>
    <style:style style:name="P623"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3a66a34" officeooo:paragraph-rsid="03aad435" style:letter-kerning="false" style:font-size-asian="12pt" style:font-style-asian="normal" style:font-weight-asian="normal" style:font-style-complex="normal" style:font-weight-complex="normal"/>
    </style:style>
    <style:style style:name="P624"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3aad435" officeooo:paragraph-rsid="03aad435" style:letter-kerning="false" style:font-size-asian="12pt" style:font-style-asian="normal" style:font-weight-asian="normal" style:font-style-complex="normal" style:font-weight-complex="normal"/>
    </style:style>
    <style:style style:name="P625"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1e53f6" officeooo:paragraph-rsid="03d64a29" style:letter-kerning="false" style:font-size-asian="12pt" style:font-style-asian="normal" style:font-weight-asian="normal" style:font-style-complex="normal" style:font-weight-complex="normal"/>
    </style:style>
    <style:style style:name="P626"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1e53f6" officeooo:paragraph-rsid="03da3562" style:letter-kerning="false" style:font-size-asian="12pt" style:font-style-asian="normal" style:font-weight-asian="normal" style:font-style-complex="normal" style:font-weight-complex="normal"/>
    </style:style>
    <style:style style:name="P627"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1e53f6" officeooo:paragraph-rsid="03dd2c19" style:letter-kerning="false" style:font-size-asian="12pt" style:font-style-asian="normal" style:font-weight-asian="normal" style:font-style-complex="normal" style:font-weight-complex="normal"/>
    </style:style>
    <style:style style:name="P628"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3da3562" officeooo:paragraph-rsid="03da3562" style:letter-kerning="false" style:font-size-asian="12pt" style:font-style-asian="normal" style:font-weight-asian="normal" style:font-style-complex="normal" style:font-weight-complex="normal"/>
    </style:style>
    <style:style style:name="P629"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3e24f8b" officeooo:paragraph-rsid="03e24f8b" style:letter-kerning="false" style:font-size-asian="12pt" style:font-style-asian="normal" style:font-weight-asian="normal" style:font-style-complex="normal" style:font-weight-complex="normal"/>
    </style:style>
    <style:style style:name="P630"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italic" style:text-underline-style="none" fo:font-weight="normal" officeooo:rsid="03aad435" officeooo:paragraph-rsid="03aad435" style:letter-kerning="false" style:font-size-asian="12pt" style:font-style-asian="italic" style:font-weight-asian="normal" style:font-style-complex="italic" style:font-weight-complex="normal"/>
    </style:style>
    <style:style style:name="P631"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italic" style:text-underline-style="none" fo:font-weight="normal" officeooo:rsid="03ac5834" officeooo:paragraph-rsid="03ac5834" style:letter-kerning="false" style:font-size-asian="12pt" style:font-style-asian="italic" style:font-weight-asian="normal" style:font-style-complex="italic" style:font-weight-complex="normal"/>
    </style:style>
    <style:style style:name="P632" style:family="paragraph" style:parent-style-name="Text_20_body" style:master-page-name="">
      <style:paragraph-properties fo:margin-left="0in" fo:margin-right="0in" fo:margin-top="0in" fo:margin-bottom="0in" loext:contextual-spacing="false" fo:line-height="100%" fo:text-indent="0in" style:auto-text-indent="false" style:page-number="auto"/>
      <style:text-properties fo:font-style="normal" style:text-underline-style="none" fo:font-weight="normal" officeooo:rsid="00dd6948" officeooo:paragraph-rsid="00dd6948" style:font-style-asian="normal" style:font-weight-asian="normal" style:font-style-complex="normal" style:font-weight-complex="normal"/>
    </style:style>
    <style:style style:name="P633" style:family="paragraph" style:parent-style-name="Text_20_body" style:master-page-name="">
      <style:paragraph-properties fo:margin-left="0in" fo:margin-right="0in" fo:margin-top="0in" fo:margin-bottom="0in" loext:contextual-spacing="false" fo:line-height="100%" fo:text-indent="0in" style:auto-text-indent="false" style:page-number="auto"/>
      <style:text-properties fo:font-style="normal" style:text-underline-style="none" fo:font-weight="normal" officeooo:rsid="00dd6948" officeooo:paragraph-rsid="00df11dc" style:font-style-asian="normal" style:font-weight-asian="normal" style:font-style-complex="normal" style:font-weight-complex="normal"/>
    </style:style>
    <style:style style:name="P634" style:family="paragraph" style:parent-style-name="Text_20_body" style:master-page-name="">
      <style:paragraph-properties fo:margin-left="0in" fo:margin-right="0in" fo:margin-top="0in" fo:margin-bottom="0in" loext:contextual-spacing="false" fo:line-height="100%" fo:text-indent="0in" style:auto-text-indent="false" style:page-number="auto"/>
      <style:text-properties fo:font-style="normal" style:text-underline-style="solid" style:text-underline-width="auto" style:text-underline-color="font-color" fo:font-weight="bold" officeooo:rsid="01490886" officeooo:paragraph-rsid="01490886" style:font-style-asian="normal" style:font-weight-asian="bold" style:font-style-complex="normal" style:font-weight-complex="bold"/>
    </style:style>
    <style:style style:name="P635" style:family="paragraph" style:parent-style-name="Text_20_body" style:master-page-name="">
      <loext:graphic-properties draw:fill="none"/>
      <style:paragraph-properties fo:margin-left="0in" fo:margin-right="0in" fo:margin-top="0in" fo:margin-bottom="0in" loext:contextual-spacing="false" fo:line-height="100%" fo:text-indent="0in" style:auto-text-indent="false" style:page-number="auto"/>
      <style:text-properties fo:font-style="normal" style:text-underline-style="solid" style:text-underline-width="auto" style:text-underline-color="font-color" fo:font-weight="bold" officeooo:rsid="022bc9f8" officeooo:paragraph-rsid="025130f2" style:font-style-asian="normal" style:font-weight-asian="bold" style:font-style-complex="normal" style:font-weight-complex="bold"/>
    </style:style>
    <style:style style:name="P636"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none" fo:font-weight="normal" officeooo:rsid="01a43343" officeooo:paragraph-rsid="01dfc00d" style:font-style-asian="normal" style:font-weight-asian="normal" style:font-style-complex="normal" style:font-weight-complex="normal"/>
    </style:style>
    <style:style style:name="P63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none" fo:font-weight="bold" officeooo:rsid="024545c7" officeooo:paragraph-rsid="024545c7" style:font-style-asian="normal" style:font-weight-asian="bold" style:font-style-complex="normal" style:font-weight-complex="bold"/>
    </style:style>
    <style:style style:name="P63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none" fo:font-weight="bold" officeooo:rsid="03963cbe" officeooo:paragraph-rsid="03963cbe" style:font-style-asian="normal" style:font-weight-asian="bold" style:font-style-complex="normal" style:font-weight-complex="bold"/>
    </style:style>
    <style:style style:name="P639"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none" fo:font-weight="bold" officeooo:rsid="03963cbe" officeooo:paragraph-rsid="039f8794" style:font-style-asian="normal" style:font-weight-asian="bold" style:font-style-complex="normal" style:font-weight-complex="bold"/>
    </style:style>
    <style:style style:name="P640"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2359504" officeooo:paragraph-rsid="02359504" style:font-style-asian="normal" style:font-weight-asian="bold" style:font-style-complex="normal" style:font-weight-complex="bold"/>
    </style:style>
    <style:style style:name="P641"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3e36574" officeooo:paragraph-rsid="03e36574" style:font-style-asian="normal" style:font-weight-asian="bold" style:font-style-complex="normal" style:font-weight-complex="bold"/>
    </style:style>
    <style:style style:name="P642"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0149be0" officeooo:paragraph-rsid="027bb9d7" style:letter-kerning="false" style:font-size-asian="12pt" style:font-style-asian="normal" style:font-weight-asian="normal" style:font-style-complex="normal" style:font-weight-complex="normal"/>
    </style:style>
    <style:style style:name="P643"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27fd9ea" officeooo:paragraph-rsid="027fd9ea" style:letter-kerning="false" style:font-size-asian="12pt" style:font-style-asian="normal" style:font-weight-asian="normal" style:font-style-complex="normal" style:font-weight-complex="normal"/>
    </style:style>
    <style:style style:name="P64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365404c" officeooo:paragraph-rsid="036380ca" style:letter-kerning="false" style:font-size-asian="12pt" style:font-style-asian="normal" style:font-weight-asian="normal" style:font-style-complex="normal" style:font-weight-complex="normal"/>
    </style:style>
    <style:style style:name="P645"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38cf127" officeooo:paragraph-rsid="038cf127" style:letter-kerning="false" style:font-size-asian="12pt" style:font-style-asian="normal" style:font-weight-asian="normal" style:font-style-complex="normal" style:font-weight-complex="normal"/>
    </style:style>
    <style:style style:name="P646"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3963cbe" officeooo:paragraph-rsid="039f8794" style:letter-kerning="false" style:font-size-asian="12pt" style:font-style-asian="normal" style:font-weight-asian="normal" style:font-style-complex="normal" style:font-weight-complex="normal"/>
    </style:style>
    <style:style style:name="P64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0e670c3" officeooo:paragraph-rsid="03e36574" style:letter-kerning="false" style:font-size-asian="12pt" style:font-style-asian="normal" style:font-weight-asian="normal" style:font-style-complex="normal" style:font-weight-complex="normal"/>
    </style:style>
    <style:style style:name="P64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08aaaea" officeooo:paragraph-rsid="03e36574" style:letter-kerning="false" style:font-size-asian="12pt" style:font-style-asian="normal" style:font-weight-asian="normal" style:font-style-complex="normal" style:font-weight-complex="normal"/>
    </style:style>
    <style:style style:name="P649"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27fd9ea" officeooo:paragraph-rsid="027fd9ea" style:letter-kerning="false" style:font-size-asian="12pt" style:font-style-asian="normal" style:font-weight-asian="bold" style:font-style-complex="normal" style:font-weight-complex="bold"/>
    </style:style>
    <style:style style:name="P650"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8cf127" officeooo:paragraph-rsid="038cf127" style:letter-kerning="false" style:font-size-asian="12pt" style:font-style-asian="normal" style:font-weight-asian="bold" style:font-style-complex="normal" style:font-weight-complex="bold"/>
    </style:style>
    <style:style style:name="P651"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8cf127" officeooo:paragraph-rsid="038cfdb2" style:letter-kerning="false" style:font-size-asian="12pt" style:font-style-asian="normal" style:font-weight-asian="bold" style:font-style-complex="normal" style:font-weight-complex="bold"/>
    </style:style>
    <style:style style:name="P652"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8cf127" officeooo:paragraph-rsid="0391b8a6" style:letter-kerning="false" style:font-size-asian="12pt" style:font-style-asian="normal" style:font-weight-asian="bold" style:font-style-complex="normal" style:font-weight-complex="bold"/>
    </style:style>
    <style:style style:name="P653"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963cbe" officeooo:paragraph-rsid="03963cbe" style:letter-kerning="false" style:font-size-asian="12pt" style:font-style-asian="normal" style:font-weight-asian="bold" style:font-style-complex="normal" style:font-weight-complex="bold"/>
    </style:style>
    <style:style style:name="P65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963cbe" officeooo:paragraph-rsid="039f8794" style:letter-kerning="false" style:font-size-asian="12pt" style:font-style-asian="normal" style:font-weight-asian="bold" style:font-style-complex="normal" style:font-weight-complex="bold"/>
    </style:style>
    <style:style style:name="P655"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3a66a34" officeooo:paragraph-rsid="03a66a34" style:letter-kerning="false" style:font-size-asian="12pt" style:font-style-asian="normal" style:font-weight-asian="bold" style:font-style-complex="normal" style:font-weight-complex="bold"/>
    </style:style>
    <style:style style:name="P656"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27fd9ea" officeooo:paragraph-rsid="027fd9ea" style:letter-kerning="false" style:font-size-asian="12pt" style:font-style-asian="normal" style:font-weight-asian="normal" style:font-style-complex="normal" style:font-weight-complex="normal"/>
    </style:style>
    <style:style style:name="P65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963cbe" style:letter-kerning="false" style:font-size-asian="12pt" style:font-style-asian="normal" style:font-weight-asian="normal" style:font-style-complex="normal" style:font-weight-complex="normal"/>
    </style:style>
    <style:style style:name="P65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9f8794" style:letter-kerning="false" style:font-size-asian="12pt" style:font-style-asian="normal" style:font-weight-asian="normal" style:font-style-complex="normal" style:font-weight-complex="normal"/>
    </style:style>
    <style:style style:name="P659"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a66a34" style:letter-kerning="false" style:font-size-asian="12pt" style:font-style-asian="normal" style:font-weight-asian="normal" style:font-style-complex="normal" style:font-weight-complex="normal"/>
    </style:style>
    <style:style style:name="P660"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7bb9d7" officeooo:paragraph-rsid="0281eb89" style:letter-kerning="false" style:font-size-asian="12pt" style:font-style-asian="normal" style:font-weight-asian="bold" style:font-style-complex="normal" style:font-weight-complex="bold"/>
    </style:style>
    <style:style style:name="P661"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84afdd" officeooo:paragraph-rsid="0284afdd" style:letter-kerning="false" style:font-size-asian="12pt" style:font-style-asian="normal" style:font-weight-asian="bold" style:font-style-complex="normal" style:font-weight-complex="bold"/>
    </style:style>
    <style:style style:name="P662"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78d8a7" officeooo:paragraph-rsid="0377e80a" style:letter-kerning="false" style:font-size-asian="12pt" style:font-style-asian="normal" style:font-weight-asian="bold" style:font-style-complex="normal" style:font-weight-complex="bold"/>
    </style:style>
    <style:style style:name="P663"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78e6c9" officeooo:paragraph-rsid="038433b9" style:letter-kerning="false" style:font-size-asian="12pt" style:font-style-asian="normal" style:font-weight-asian="bold" style:font-style-complex="normal" style:font-weight-complex="bold"/>
    </style:style>
    <style:style style:name="P66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78e6c9" officeooo:paragraph-rsid="039f8794" style:letter-kerning="false" style:font-size-asian="12pt" style:font-style-asian="normal" style:font-weight-asian="bold" style:font-style-complex="normal" style:font-weight-complex="bold"/>
    </style:style>
    <style:style style:name="P665"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963cbe" style:letter-kerning="false" style:font-size-asian="12pt" style:font-style-asian="normal" style:font-weight-asian="bold" style:font-style-complex="normal" style:font-weight-complex="bold"/>
    </style:style>
    <style:style style:name="P666"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a66a34" style:letter-kerning="false" style:font-size-asian="12pt" style:font-style-asian="normal" style:font-weight-asian="bold" style:font-style-complex="normal" style:font-weight-complex="bold"/>
    </style:style>
    <style:style style:name="P66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36574" officeooo:paragraph-rsid="03e36574" style:letter-kerning="false" style:font-size-asian="12pt" style:font-style-asian="normal" style:font-weight-asian="bold" style:font-style-complex="normal" style:font-weight-complex="bold"/>
    </style:style>
    <style:style style:name="P66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59f35" officeooo:paragraph-rsid="03e59f35" style:letter-kerning="false" style:font-size-asian="12pt" style:font-style-asian="normal" style:font-weight-asian="bold" style:font-style-complex="normal" style:font-weight-complex="bold"/>
    </style:style>
    <style:style style:name="P669"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italic" style:text-underline-style="solid" style:text-underline-width="auto" style:text-underline-color="font-color" fo:font-weight="normal" officeooo:rsid="028b31a6" officeooo:paragraph-rsid="028b31a6" style:letter-kerning="false" style:font-size-asian="12pt" style:font-style-asian="italic" style:font-weight-asian="normal" style:font-style-complex="italic" style:font-weight-complex="normal"/>
    </style:style>
    <style:style style:name="P670"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italic" style:text-underline-style="none" fo:font-weight="normal" officeooo:rsid="027fd9ea" officeooo:paragraph-rsid="027fd9ea" style:letter-kerning="false" style:font-size-asian="12pt" style:font-style-asian="italic" style:font-weight-asian="normal" style:font-style-complex="italic" style:font-weight-complex="normal"/>
    </style:style>
    <style:style style:name="P671"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italic" style:text-underline-style="none" fo:font-weight="bold" officeooo:rsid="038cf127" officeooo:paragraph-rsid="038cf127" style:letter-kerning="false" style:font-size-asian="12pt" style:font-style-asian="italic" style:font-weight-asian="bold" style:font-style-complex="italic" style:font-weight-complex="bold"/>
    </style:style>
    <style:style style:name="P672"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officeooo:paragraph-rsid="0284afdd"/>
    </style:style>
    <style:style style:name="P673" style:family="paragraph" style:parent-style-name="Standard">
      <loext:graphic-properties draw:fill="none"/>
      <style:paragraph-properties fo:margin-left="0in" fo:margin-right="0in" fo:margin-top="0in" fo:margin-bottom="0in" loext:contextual-spacing="false" fo:line-height="100%" fo:text-indent="0in" style:auto-text-indent="false" fo:break-before="page"/>
      <style:text-properties fo:color="#000000" style:text-outline="false" style:font-name="Liberation Serif" fo:font-size="12pt" fo:letter-spacing="normal" fo:font-style="normal" style:text-underline-style="none" fo:font-weight="bold" officeooo:rsid="027fd9ea" officeooo:paragraph-rsid="027fd9ea" style:letter-kerning="false" style:font-size-asian="12pt" style:font-style-asian="normal" style:font-weight-asian="bold" style:font-style-complex="normal" style:font-weight-complex="bold"/>
    </style:style>
    <style:style style:name="P674" style:family="paragraph" style:parent-style-name="Standard">
      <loext:graphic-properties draw:fill="none"/>
      <style:paragraph-properties fo:margin-left="0in" fo:margin-right="0in" fo:margin-top="0in" fo:margin-bottom="0in" loext:contextual-spacing="false" fo:line-height="100%" fo:text-indent="0in" style:auto-text-indent="false" fo:break-before="page"/>
      <style:text-properties fo:color="#000000" style:text-outline="false" style:font-name="Liberation Serif" fo:font-size="12pt" fo:letter-spacing="normal" fo:font-style="normal" style:text-underline-style="none" fo:font-weight="bold" officeooo:rsid="004ff732" officeooo:paragraph-rsid="0284afdd" style:letter-kerning="false" style:font-size-asian="12pt" style:font-style-asian="normal" style:font-weight-asian="bold" style:font-style-complex="normal" style:font-weight-complex="bold"/>
    </style:style>
    <style:style style:name="P675" style:family="paragraph" style:parent-style-name="Standard">
      <loext:graphic-properties draw:fill="none"/>
      <style:paragraph-properties fo:margin-left="0in" fo:margin-right="0in" fo:margin-top="0in" fo:margin-bottom="0in" loext:contextual-spacing="false" fo:line-height="100%" fo:text-indent="0in" style:auto-text-indent="false" fo:break-before="page"/>
      <style:text-properties fo:color="#000000" style:text-outline="false" style:font-name="Liberation Serif" fo:font-size="12pt" fo:letter-spacing="normal" fo:font-style="normal" style:text-underline-style="none" fo:font-weight="bold" officeooo:rsid="038cf127" officeooo:paragraph-rsid="038cf127" style:letter-kerning="false" style:font-size-asian="12pt" style:font-style-asian="normal" style:font-weight-asian="bold" style:font-style-complex="normal" style:font-weight-complex="bold"/>
    </style:style>
    <style:style style:name="P676" style:family="paragraph" style:parent-style-name="Text_20_body">
      <loext:graphic-properties draw:fill="none"/>
      <style:paragraph-properties fo:margin-left="0in" fo:margin-right="0in" fo:margin-top="0in" fo:margin-bottom="0in" loext:contextual-spacing="false" fo:line-height="100%" fo:text-indent="0in" style:auto-text-indent="false" fo:break-before="page"/>
      <style:text-properties fo:color="#000000" style:text-outline="false" style:font-name="Liberation Serif" fo:font-size="12pt" fo:letter-spacing="normal" fo:font-style="normal" style:text-underline-style="none" fo:font-weight="bold" officeooo:rsid="03a66a34" officeooo:paragraph-rsid="03a66a34" style:letter-kerning="false" style:font-size-asian="12pt" style:font-style-asian="normal" style:font-weight-asian="bold" style:font-style-complex="normal" style:font-weight-complex="bold"/>
    </style:style>
    <style:style style:name="P677" style:family="paragraph" style:parent-style-name="Standard" style:master-page-name="">
      <style:paragraph-properties fo:margin-left="0in" fo:margin-right="0in" fo:line-height="100%" fo:text-indent="0in" style:auto-text-indent="false" style:page-number="auto"/>
      <style:text-properties fo:font-style="normal" style:text-underline-style="none" fo:font-weight="bold" officeooo:rsid="015f426b" officeooo:paragraph-rsid="0171fdd3" style:font-style-asian="normal" style:font-weight-asian="bold" style:font-style-complex="normal" style:font-weight-complex="bold"/>
    </style:style>
    <style:style style:name="P678" style:family="paragraph" style:parent-style-name="Standard" style:master-page-name="">
      <loext:graphic-properties draw:fill="none"/>
      <style:paragraph-properties fo:margin-left="0in" fo:margin-right="0in" fo:line-height="100%" fo:text-indent="0in" style:auto-text-indent="false" style:page-number="auto"/>
      <style:text-properties fo:font-style="normal" style:text-underline-style="none" fo:font-weight="bold" officeooo:rsid="0227f8e6" officeooo:paragraph-rsid="026b8478" style:font-style-asian="normal" style:font-weight-asian="bold" style:font-style-complex="normal" style:font-weight-complex="bold"/>
    </style:style>
    <style:style style:name="P679" style:family="paragraph" style:parent-style-name="Standard" style:master-page-name="">
      <loext:graphic-properties draw:fill="none"/>
      <style:paragraph-properties fo:margin-left="0in" fo:margin-right="0in" fo:line-height="100%" fo:text-indent="0in" style:auto-text-indent="false" style:page-number="auto"/>
      <style:text-properties fo:font-style="normal" style:text-underline-style="none" fo:font-weight="bold" officeooo:rsid="015e8603" officeooo:paragraph-rsid="0364c1fa" style:font-style-asian="normal" style:font-weight-asian="bold" style:font-style-complex="normal" style:font-weight-complex="bold"/>
    </style:style>
    <style:style style:name="P680" style:family="paragraph" style:parent-style-name="Standard" style:master-page-name="">
      <loext:graphic-properties draw:fill="none"/>
      <style:paragraph-properties fo:margin-left="0in" fo:margin-right="0in" fo:line-height="100%" fo:text-indent="0in" style:auto-text-indent="false" style:page-number="auto"/>
      <style:text-properties fo:font-style="normal" style:text-underline-style="none" fo:font-weight="normal" officeooo:rsid="015e8603" officeooo:paragraph-rsid="03c0ac3a" style:font-style-asian="normal" style:font-weight-asian="normal" style:font-style-complex="normal" style:font-weight-complex="normal"/>
    </style:style>
    <style:style style:name="P681" style:family="paragraph" style:parent-style-name="Standard" style:master-page-name="">
      <loext:graphic-properties draw:fill="none"/>
      <style:paragraph-properties fo:margin-left="0in" fo:margin-right="0in" fo:line-height="100%" fo:text-indent="0in" style:auto-text-indent="false" style:page-number="auto"/>
      <style:text-properties fo:font-style="normal" style:text-underline-style="none" fo:font-weight="normal" officeooo:rsid="03d4525f" officeooo:paragraph-rsid="03d4525f" style:font-style-asian="normal" style:font-weight-asian="normal" style:font-style-complex="normal" style:font-weight-complex="normal"/>
    </style:style>
    <style:style style:name="P682" style:family="paragraph" style:parent-style-name="Standard" style:master-page-name="">
      <loext:graphic-properties draw:fill="none"/>
      <style:paragraph-properties fo:margin-left="0in" fo:margin-right="0in" fo:line-height="100%" fo:text-indent="0in" style:auto-text-indent="false" style:page-number="auto"/>
      <style:text-properties fo:font-style="normal" style:text-underline-style="none" fo:font-weight="normal" officeooo:rsid="03d64a29" officeooo:paragraph-rsid="03d64a29" style:font-style-asian="normal" style:font-weight-asian="normal" style:font-style-complex="normal" style:font-weight-complex="normal"/>
    </style:style>
    <style:style style:name="P683" style:family="paragraph" style:parent-style-name="Standard" style:master-page-name="">
      <loext:graphic-properties draw:fill="none"/>
      <style:paragraph-properties fo:margin-left="0in" fo:margin-right="0in" fo:line-height="100%" fo:text-indent="0in" style:auto-text-indent="false" style:page-number="auto"/>
      <style:text-properties officeooo:rsid="03c0ac3a" officeooo:paragraph-rsid="03ca793c"/>
    </style:style>
    <style:style style:name="P684" style:family="paragraph" style:parent-style-name="Standard" style:master-page-name="">
      <loext:graphic-properties draw:fill="none"/>
      <style:paragraph-properties fo:margin-left="0in" fo:margin-right="0in" fo:line-height="100%" fo:text-indent="0in" style:auto-text-indent="false" style:page-number="auto"/>
      <style:text-properties officeooo:rsid="03c0ac3a" officeooo:paragraph-rsid="03c0ac3a"/>
    </style:style>
    <style:style style:name="P685" style:family="paragraph" style:parent-style-name="Standard" style:master-page-name="">
      <loext:graphic-properties draw:fill="none"/>
      <style:paragraph-properties fo:margin-left="0in" fo:margin-right="0in" fo:line-height="100%" fo:text-indent="0in" style:auto-text-indent="false" style:page-number="auto"/>
      <style:text-properties officeooo:rsid="03d192d6" officeooo:paragraph-rsid="03d192d6"/>
    </style:style>
    <style:style style:name="P686" style:family="paragraph" style:parent-style-name="Standard" style:master-page-name="">
      <loext:graphic-properties draw:fill="none"/>
      <style:paragraph-properties fo:margin-left="0in" fo:margin-right="0in" fo:line-height="100%" fo:text-indent="0in" style:auto-text-indent="false" style:page-number="auto"/>
      <style:text-properties officeooo:rsid="03d4525f" officeooo:paragraph-rsid="03d4525f"/>
    </style:style>
    <style:style style:name="P687"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6ac0aa" style:font-style-asian="normal" style:font-weight-asian="bold" style:font-style-complex="normal" style:font-weight-complex="bold"/>
    </style:style>
    <style:style style:name="P688"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8334fa" style:font-style-asian="normal" style:font-weight-asian="bold" style:font-style-complex="normal" style:font-weight-complex="bold"/>
    </style:style>
    <style:style style:name="P689"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c3621f" style:font-style-asian="normal" style:font-weight-asian="bold" style:font-style-complex="normal" style:font-weight-complex="bold"/>
    </style:style>
    <style:style style:name="P690"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0d4d866" style:font-style-asian="normal" style:font-weight-asian="bold" style:font-style-complex="normal" style:font-weight-complex="bold"/>
    </style:style>
    <style:style style:name="P691"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ac0aa" officeooo:paragraph-rsid="010a28ca" style:font-style-asian="normal" style:font-weight-asian="bold" style:font-style-complex="normal" style:font-weight-complex="bold"/>
    </style:style>
    <style:style style:name="P692"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a400f" officeooo:paragraph-rsid="002a400f" style:font-style-asian="normal" style:font-weight-asian="bold" style:font-style-complex="normal" style:font-weight-complex="bold"/>
    </style:style>
    <style:style style:name="P693"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24b3c9" officeooo:paragraph-rsid="0024b3c9" style:font-style-asian="normal" style:font-weight-asian="bold" style:font-style-complex="normal" style:font-weight-complex="bold"/>
    </style:style>
    <style:style style:name="P694"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439a95" officeooo:paragraph-rsid="00439a95" style:font-style-asian="normal" style:font-weight-asian="bold" style:font-style-complex="normal" style:font-weight-complex="bold"/>
    </style:style>
    <style:style style:name="P695"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467f46" officeooo:paragraph-rsid="00467f46" style:font-style-asian="normal" style:font-weight-asian="bold" style:font-style-complex="normal" style:font-weight-complex="bold"/>
    </style:style>
    <style:style style:name="P696"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78f30f" officeooo:paragraph-rsid="0078f30f" style:font-style-asian="normal" style:font-weight-asian="bold" style:font-style-complex="normal" style:font-weight-complex="bold"/>
    </style:style>
    <style:style style:name="P697"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8334fa" officeooo:paragraph-rsid="008334fa" style:font-style-asian="normal" style:font-weight-asian="bold" style:font-style-complex="normal" style:font-weight-complex="bold"/>
    </style:style>
    <style:style style:name="P698"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c3621f" officeooo:paragraph-rsid="00c3621f" style:font-style-asian="normal" style:font-weight-asian="bold" style:font-style-complex="normal" style:font-weight-complex="bold"/>
    </style:style>
    <style:style style:name="P699"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6e52c9" officeooo:paragraph-rsid="00c3621f" style:font-style-asian="normal" style:font-weight-asian="bold" style:font-style-complex="normal" style:font-weight-complex="bold"/>
    </style:style>
    <style:style style:name="P700"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d64a9f" officeooo:paragraph-rsid="00d64a9f" style:font-style-asian="normal" style:font-weight-asian="bold" style:font-style-complex="normal" style:font-weight-complex="bold"/>
    </style:style>
    <style:style style:name="P701"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d4d866" officeooo:paragraph-rsid="00d4d866" style:font-style-asian="normal" style:font-weight-asian="bold" style:font-style-complex="normal" style:font-weight-complex="bold"/>
    </style:style>
    <style:style style:name="P702"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d4d866" officeooo:paragraph-rsid="00852215" style:font-style-asian="normal" style:font-weight-asian="bold" style:font-style-complex="normal" style:font-weight-complex="bold"/>
    </style:style>
    <style:style style:name="P703"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0c10c56" officeooo:paragraph-rsid="010a28ca" style:font-style-asian="normal" style:font-weight-asian="bold" style:font-style-complex="normal" style:font-weight-complex="bold"/>
    </style:style>
    <style:style style:name="P704"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11eee49" officeooo:paragraph-rsid="011eee49" style:font-style-asian="normal" style:font-weight-asian="bold" style:font-style-complex="normal" style:font-weight-complex="bold"/>
    </style:style>
    <style:style style:name="P705"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120a2ed" officeooo:paragraph-rsid="0120a2ed" style:font-style-asian="normal" style:font-weight-asian="bold" style:font-style-complex="normal" style:font-weight-complex="bold"/>
    </style:style>
    <style:style style:name="P706"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fo:font-style="normal" style:text-underline-style="none" fo:font-weight="bold" officeooo:rsid="0122f64c" officeooo:paragraph-rsid="0122f64c" style:font-style-asian="normal" style:font-weight-asian="bold" style:font-style-complex="normal" style:font-weight-complex="bold"/>
    </style:style>
    <style:style style:name="P707"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1e53f6" officeooo:paragraph-rsid="0021eefc" style:font-weight-asian="bold" style:font-weight-complex="bold"/>
    </style:style>
    <style:style style:name="P708"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1e53f6" officeooo:paragraph-rsid="002a400f" style:font-weight-asian="bold" style:font-weight-complex="bold"/>
    </style:style>
    <style:style style:name="P709"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1e53f6" officeooo:paragraph-rsid="00439a95" style:font-weight-asian="bold" style:font-weight-complex="bold"/>
    </style:style>
    <style:style style:name="P710"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solid" style:text-underline-width="auto" style:text-underline-color="font-color" fo:font-weight="bold" officeooo:rsid="00439a95" officeooo:paragraph-rsid="00439a95" style:font-weight-asian="bold" style:font-weight-complex="bold"/>
    </style:style>
    <style:style style:name="P711"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439a95" officeooo:paragraph-rsid="00439a95" style:font-weight-asian="bold" style:font-weight-complex="bold"/>
    </style:style>
    <style:style style:name="P712"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51d4eb" officeooo:paragraph-rsid="0051d4eb" style:font-weight-asian="bold" style:font-weight-complex="bold"/>
    </style:style>
    <style:style style:name="P713"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5724ad" officeooo:paragraph-rsid="005724ad" style:font-weight-asian="bold" style:font-weight-complex="bold"/>
    </style:style>
    <style:style style:name="P714"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60f332" officeooo:paragraph-rsid="0060f332" style:font-weight-asian="bold" style:font-weight-complex="bold"/>
    </style:style>
    <style:style style:name="P715"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6ac0aa" officeooo:paragraph-rsid="006ac0aa" style:font-weight-asian="bold" style:font-weight-complex="bold"/>
    </style:style>
    <style:style style:name="P716" style:family="paragraph" style:parent-style-name="Text_20_body">
      <style:paragraph-properties fo:margin-left="0.8752in" fo:margin-right="0in" fo:margin-top="0in" fo:margin-bottom="0.0972in" loext:contextual-spacing="false" fo:line-height="100%" fo:text-align="start" style:justify-single-word="false" fo:text-indent="0in" style:auto-text-indent="false"/>
      <style:text-properties style:text-underline-style="none" fo:font-weight="bold" officeooo:rsid="0078f30f" officeooo:paragraph-rsid="0078f30f" style:font-weight-asian="bold" style:font-weight-complex="bold"/>
    </style:style>
    <style:style style:name="P717" style:family="paragraph" style:parent-style-name="Text_20_body">
      <style:paragraph-properties fo:margin-left="0.8752in" fo:margin-right="0in" fo:margin-top="0in" fo:margin-bottom="0.0972in" loext:contextual-spacing="false" fo:line-height="100%" fo:text-indent="0in" style:auto-text-indent="false"/>
      <style:text-properties style:text-underline-style="none" fo:font-weight="bold" officeooo:rsid="01ae2286" officeooo:paragraph-rsid="01ae2286" style:font-weight-asian="bold" style:font-weight-complex="bold"/>
    </style:style>
    <style:style style:name="P718" style:family="paragraph" style:parent-style-name="Text_20_body">
      <style:paragraph-properties fo:margin-left="0.8752in" fo:margin-right="0in" fo:margin-top="0in" fo:margin-bottom="0.0972in" loext:contextual-spacing="false" fo:line-height="100%" fo:text-indent="0in" style:auto-text-indent="false"/>
      <style:text-properties style:text-underline-style="none" fo:font-weight="bold" officeooo:rsid="01b2c96d" officeooo:paragraph-rsid="01b2c96d" style:font-weight-asian="bold" style:font-weight-complex="bold"/>
    </style:style>
    <style:style style:name="P719"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3edb2b" officeooo:paragraph-rsid="013d9a6b" style:font-size-asian="12pt" style:font-style-asian="normal" style:font-weight-asian="bold" style:font-size-complex="12pt" style:font-style-complex="normal" style:font-weight-complex="bold"/>
    </style:style>
    <style:style style:name="P720"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ae2286" officeooo:paragraph-rsid="01b2c96d" style:font-size-asian="12pt" style:font-style-asian="normal" style:font-weight-asian="bold" style:font-size-complex="12pt" style:font-style-complex="normal" style:font-weight-complex="bold"/>
    </style:style>
    <style:style style:name="P721"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ae2286" officeooo:paragraph-rsid="01ae2286" style:font-size-asian="12pt" style:font-style-asian="normal" style:font-weight-asian="bold" style:font-size-complex="12pt" style:font-style-complex="normal" style:font-weight-complex="bold"/>
    </style:style>
    <style:style style:name="P722" style:family="paragraph" style:parent-style-name="Text_20_body">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none" fo:font-weight="bold" officeooo:rsid="01e3372a" officeooo:paragraph-rsid="01e3372a" style:font-size-asian="12pt" style:font-style-asian="normal" style:font-weight-asian="bold" style:font-size-complex="12pt" style:font-style-complex="normal" style:font-weight-complex="bold"/>
    </style:style>
    <style:style style:name="P723" style:family="paragraph" style:parent-style-name="Text_20_body">
      <style:paragraph-properties fo:margin-left="0.8752in" fo:margin-right="0in" fo:margin-top="0in" fo:margin-bottom="0.0972in" loext:contextual-spacing="false" fo:line-height="100%" fo:text-indent="0in" style:auto-text-indent="false"/>
      <style:text-properties fo:font-weight="bold" officeooo:paragraph-rsid="01ae2286" style:font-weight-asian="bold" style:font-weight-complex="bold"/>
    </style:style>
    <style:style style:name="P724" style:family="paragraph" style:parent-style-name="Text_20_body">
      <style:paragraph-properties fo:margin-left="0.8752in" fo:margin-right="0in" fo:margin-top="0in" fo:margin-bottom="0.0972in" loext:contextual-spacing="false" fo:line-height="100%" fo:text-indent="0in" style:auto-text-indent="false"/>
      <style:text-properties fo:font-weight="bold" officeooo:rsid="01ae2286" officeooo:paragraph-rsid="01ae2286" style:font-weight-asian="bold" style:font-weight-complex="bold"/>
    </style:style>
    <style:style style:name="P725"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solid" style:text-underline-width="auto" style:text-underline-color="font-color" fo:font-weight="bold" officeooo:rsid="001e53f6" officeooo:paragraph-rsid="0021eefc" style:font-weight-asian="bold" style:font-weight-complex="bold"/>
    </style:style>
    <style:style style:name="P726"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solid" style:text-underline-width="auto" style:text-underline-color="font-color" fo:font-weight="bold" officeooo:rsid="001e53f6" officeooo:paragraph-rsid="00550494" style:font-weight-asian="bold" style:font-weight-complex="bold"/>
    </style:style>
    <style:style style:name="P727"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normal" style:text-underline-style="none" fo:font-weight="bold" officeooo:rsid="0024b3c9" officeooo:paragraph-rsid="0024b3c9" style:font-style-asian="normal" style:font-weight-asian="bold" style:font-style-complex="normal" style:font-weight-complex="bold"/>
    </style:style>
    <style:style style:name="P728"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normal" style:text-underline-style="none" fo:font-weight="bold" officeooo:rsid="00550494" officeooo:paragraph-rsid="00550494" style:font-style-asian="normal" style:font-weight-asian="bold" style:font-style-complex="normal" style:font-weight-complex="bold"/>
    </style:style>
    <style:style style:name="P729"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normal" style:text-underline-style="none" fo:font-weight="bold" officeooo:rsid="0060194d" officeooo:paragraph-rsid="0060194d" style:font-style-asian="normal" style:font-weight-asian="bold" style:font-style-complex="normal" style:font-weight-complex="bold"/>
    </style:style>
    <style:style style:name="P730"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none" fo:font-weight="bold" officeooo:rsid="00206026" officeooo:paragraph-rsid="0060194d" style:font-weight-asian="bold" style:font-weight-complex="bold"/>
    </style:style>
    <style:style style:name="P731"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style:text-underline-style="none" fo:font-weight="bold" officeooo:rsid="00206026" officeooo:paragraph-rsid="006aab10" style:font-weight-asian="bold" style:font-weight-complex="bold"/>
    </style:style>
    <style:style style:name="P732" style:family="paragraph" style:parent-style-name="Text_20_body" style:master-page-name="">
      <style:paragraph-properties fo:margin-left="0.8752in" fo:margin-right="0in" fo:margin-top="0in" fo:margin-bottom="0.0972in" loext:contextual-spacing="false" fo:line-height="100%" fo:text-align="start" style:justify-single-word="false" fo:text-indent="0in" style:auto-text-indent="false" style:page-number="auto"/>
      <style:text-properties fo:font-style="italic" style:text-underline-style="none" fo:font-weight="bold" officeooo:rsid="013d9a6b" officeooo:paragraph-rsid="013d9a6b" style:font-style-asian="italic" style:font-weight-asian="bold" style:font-style-complex="italic" style:font-weight-complex="bold"/>
    </style:style>
    <style:style style:name="P733" style:family="paragraph" style:parent-style-name="Text_20_body" style:master-page-name="">
      <style:paragraph-properties fo:margin-left="0.8752in" fo:margin-right="0in" fo:margin-top="0in" fo:margin-bottom="0.0972in" loext:contextual-spacing="false" fo:line-height="100%" fo:text-indent="0in" style:auto-text-indent="false" style:page-number="auto"/>
      <style:text-properties fo:font-weight="bold" officeooo:paragraph-rsid="01ae2286" style:font-weight-asian="bold" style:font-weight-complex="bold"/>
    </style:style>
    <style:style style:name="P734" style:family="paragraph" style:parent-style-name="Standard">
      <style:paragraph-properties fo:margin-left="0.8752in" fo:margin-right="0in" fo:margin-top="0in" fo:margin-bottom="0.0972in" loext:contextual-spacing="false" fo:line-height="100%" fo:text-indent="0in" style:auto-text-indent="false"/>
      <style:text-properties style:text-line-through-style="none" style:text-line-through-type="none" fo:font-size="12pt" fo:font-style="normal" style:text-underline-style="solid" style:text-underline-width="auto" style:text-underline-color="font-color" fo:font-weight="bold" officeooo:rsid="01ae2286" officeooo:paragraph-rsid="01b2c96d" style:font-size-asian="12pt" style:font-style-asian="normal" style:font-weight-asian="bold" style:font-size-complex="12pt" style:font-style-complex="normal" style:font-weight-complex="bold"/>
    </style:style>
    <style:style style:name="P735" style:family="paragraph" style:parent-style-name="Text_20_body">
      <style:paragraph-properties fo:margin-left="0.8752in" fo:margin-right="0in" fo:margin-top="0in" fo:margin-bottom="0in" loext:contextual-spacing="false" fo:line-height="100%" fo:text-indent="0in" style:auto-text-indent="false"/>
      <style:text-properties style:text-line-through-style="none" style:text-line-through-type="none" fo:font-size="12pt" fo:font-style="normal" style:text-underline-style="none" fo:font-weight="normal" officeooo:rsid="01ae2286" officeooo:paragraph-rsid="01c49de4" style:font-size-asian="12pt" style:font-style-asian="normal" style:font-weight-asian="normal" style:font-size-complex="12pt" style:font-style-complex="normal" style:font-weight-complex="normal"/>
    </style:style>
    <style:style style:name="P736" style:family="paragraph" style:parent-style-name="Text_20_body">
      <style:paragraph-properties fo:margin-left="0.8752in" fo:margin-right="0in" fo:margin-top="0in" fo:margin-bottom="0in" loext:contextual-spacing="false" fo:line-height="100%" fo:text-indent="0in" style:auto-text-indent="false"/>
      <style:text-properties style:text-underline-style="none" fo:font-weight="normal" officeooo:rsid="01ae2286" officeooo:paragraph-rsid="01c49de4" style:font-weight-asian="normal" style:font-weight-complex="normal"/>
    </style:style>
    <style:style style:name="P737" style:family="paragraph" style:parent-style-name="Text_20_body" style:master-page-name="">
      <style:paragraph-properties fo:margin-left="1in" fo:margin-right="0in" fo:margin-top="0in" fo:margin-bottom="0.0972in" loext:contextual-spacing="false" fo:line-height="100%" fo:text-indent="0in" style:auto-text-indent="false" style:page-number="auto"/>
      <style:text-properties fo:font-weight="bold" officeooo:rsid="001cafa9" officeooo:paragraph-rsid="001cafa9" style:font-weight-asian="bold" style:font-weight-complex="bold"/>
    </style:style>
    <style:style style:name="P738" style:family="paragraph" style:parent-style-name="Text_20_body" style:master-page-name="">
      <style:paragraph-properties fo:margin-left="1in" fo:margin-right="0in" fo:margin-top="0in" fo:margin-bottom="0.0972in" loext:contextual-spacing="false" fo:line-height="100%" fo:text-indent="0in" style:auto-text-indent="false" style:page-number="auto"/>
      <style:text-properties fo:font-weight="bold" officeooo:rsid="0060194d" officeooo:paragraph-rsid="0060194d" style:font-weight-asian="bold" style:font-weight-complex="bold"/>
    </style:style>
    <style:style style:name="P739" style:family="paragraph" style:parent-style-name="Standard" style:master-page-name="">
      <style:paragraph-properties fo:margin-left="1.3118in" fo:margin-right="0in" fo:line-height="100%" fo:text-align="start" style:justify-single-word="false" fo:text-indent="0in" style:auto-text-indent="false" style:page-number="auto"/>
      <style:text-properties fo:font-style="normal" style:text-underline-style="none" fo:font-weight="normal" officeooo:rsid="0021eefc" officeooo:paragraph-rsid="00467f46" style:font-style-asian="normal" style:font-weight-asian="normal" style:font-style-complex="normal" style:font-weight-complex="normal"/>
    </style:style>
    <style:style style:name="P740" style:family="paragraph" style:parent-style-name="Standard">
      <style:paragraph-properties fo:margin-left="1.3118in" fo:margin-right="0in" fo:line-height="100%" fo:text-align="start" style:justify-single-word="false" fo:text-indent="0in" style:auto-text-indent="false"/>
      <style:text-properties fo:font-style="normal" style:text-underline-style="none" fo:font-weight="normal" officeooo:rsid="007d93ed" officeooo:paragraph-rsid="00467f46" style:font-style-asian="normal" style:font-weight-asian="normal" style:font-style-complex="normal" style:font-weight-complex="normal"/>
    </style:style>
    <style:style style:name="P741" style:family="paragraph" style:parent-style-name="Standard">
      <style:paragraph-properties fo:line-height="100%" fo:break-before="page"/>
      <style:text-properties officeooo:rsid="00149be0" officeooo:paragraph-rsid="001cafa9"/>
    </style:style>
    <style:style style:name="P742" style:family="paragraph" style:parent-style-name="Standard">
      <style:paragraph-properties fo:line-height="100%" fo:break-before="page"/>
      <style:text-properties fo:font-style="normal" style:text-underline-style="none" fo:font-weight="bold" officeooo:rsid="008e4e44" officeooo:paragraph-rsid="008e4e44" style:font-style-asian="normal" style:font-weight-asian="bold" style:font-style-complex="normal" style:font-weight-complex="bold"/>
    </style:style>
    <style:style style:name="P743" style:family="paragraph" style:parent-style-name="Standard">
      <style:paragraph-properties fo:break-before="page"/>
      <style:text-properties fo:font-weight="bold" officeooo:rsid="029b9b9c" officeooo:paragraph-rsid="029b9b9c" style:font-weight-asian="bold" style:font-weight-complex="bold"/>
    </style:style>
    <style:style style:name="P744" style:family="paragraph" style:parent-style-name="Text_20_body">
      <style:paragraph-properties fo:line-height="100%" fo:break-before="page"/>
      <style:text-properties style:text-underline-style="none" fo:font-weight="bold" officeooo:rsid="022043d4" officeooo:paragraph-rsid="022a7e55" style:font-weight-asian="bold" style:font-weight-complex="bold"/>
    </style:style>
    <style:style style:name="P745"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0e0f873" style:font-weight-asian="bold" style:font-weight-complex="bold"/>
    </style:style>
    <style:style style:name="P746"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1ab73e4" style:font-weight-asian="bold" style:font-weight-complex="bold"/>
    </style:style>
    <style:style style:name="P747"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1dfc00d" style:font-weight-asian="bold" style:font-weight-complex="bold"/>
    </style:style>
    <style:style style:name="P748" style:family="paragraph" style:parent-style-name="Text_20_body" style:master-page-name="">
      <style:paragraph-properties fo:margin-left="0.5618in" fo:margin-right="0in" fo:margin-top="0in" fo:margin-bottom="0.0972in" loext:contextual-spacing="false" fo:line-height="100%" fo:text-indent="0in" style:auto-text-indent="false" style:page-number="auto"/>
      <style:text-properties style:text-underline-style="none" fo:font-weight="bold" officeooo:rsid="00e29c06" officeooo:paragraph-rsid="02112403" style:font-weight-asian="bold" style:font-weight-complex="bold"/>
    </style:style>
    <style:style style:name="P749"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solid" style:text-underline-width="auto" style:text-underline-color="font-color" fo:font-weight="bold" officeooo:rsid="00e2c99d" officeooo:paragraph-rsid="00e2c99d" style:font-weight-asian="bold" style:font-weight-complex="bold"/>
    </style:style>
    <style:style style:name="P750"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0eda480" officeooo:paragraph-rsid="00eda480" style:font-weight-asian="bold" style:font-weight-complex="bold"/>
    </style:style>
    <style:style style:name="P751"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19e3433" officeooo:paragraph-rsid="019e3433" style:font-weight-asian="bold" style:font-weight-complex="bold"/>
    </style:style>
    <style:style style:name="P752"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1acb086" officeooo:paragraph-rsid="01acb086" style:font-weight-asian="bold" style:font-weight-complex="bold"/>
    </style:style>
    <style:style style:name="P753"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1f623a1" officeooo:paragraph-rsid="01f623a1" style:font-weight-asian="bold" style:font-weight-complex="bold"/>
    </style:style>
    <style:style style:name="P754"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250e096" officeooo:paragraph-rsid="0250e096" style:font-weight-asian="bold" style:font-weight-complex="bold"/>
    </style:style>
    <style:style style:name="P755"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250e096" officeooo:paragraph-rsid="0300366c" style:font-weight-asian="bold" style:font-weight-complex="bold"/>
    </style:style>
    <style:style style:name="P756" style:family="paragraph" style:parent-style-name="Text_20_body">
      <style:paragraph-properties fo:margin-left="0.5618in" fo:margin-right="0in" fo:margin-top="0in" fo:margin-bottom="0.0972in" loext:contextual-spacing="false" fo:line-height="100%" fo:text-indent="0in" style:auto-text-indent="false"/>
      <style:text-properties style:text-underline-style="none" fo:font-weight="bold" officeooo:rsid="0250e096" officeooo:paragraph-rsid="030128f3" style:font-weight-asian="bold" style:font-weight-complex="bold"/>
    </style:style>
    <style:style style:name="P757" style:family="paragraph" style:parent-style-name="Text_20_body">
      <style:paragraph-properties fo:margin-left="0.5618in" fo:margin-right="0in" fo:margin-top="0in" fo:margin-bottom="0.0972in" loext:contextual-spacing="false" fo:line-height="100%" fo:text-indent="0in" style:auto-text-indent="false"/>
      <style:text-properties fo:font-style="normal" style:text-underline-style="none" fo:font-weight="bold" officeooo:rsid="01acb086" officeooo:paragraph-rsid="01acb086" style:font-style-asian="normal" style:font-weight-asian="bold" style:font-style-complex="normal" style:font-weight-complex="bold"/>
    </style:style>
    <style:style style:name="P758" style:family="paragraph" style:parent-style-name="Text_20_body">
      <style:paragraph-properties fo:margin-left="0.5618in" fo:margin-right="0in" fo:margin-top="0in" fo:margin-bottom="0.0972in" loext:contextual-spacing="false" fo:line-height="100%" fo:text-indent="0in" style:auto-text-indent="false"/>
      <style:text-properties fo:font-style="normal" style:text-underline-style="none" fo:font-weight="bold" officeooo:rsid="01e8f8c3" officeooo:paragraph-rsid="01e8f8c3" style:font-style-asian="normal" style:font-weight-asian="bold" style:font-style-complex="normal" style:font-weight-complex="bold"/>
    </style:style>
    <style:style style:name="P759" style:family="paragraph" style:parent-style-name="Text_20_body" style:master-page-name="">
      <style:paragraph-properties fo:margin-left="1.1866in" fo:margin-right="0in" fo:margin-top="0in" fo:margin-bottom="0in" loext:contextual-spacing="false" fo:line-height="100%" fo:text-indent="0in" style:auto-text-indent="false" style:page-number="auto"/>
      <style:text-properties officeooo:paragraph-rsid="00df11dc"/>
    </style:style>
    <style:style style:name="P760" style:family="paragraph" style:parent-style-name="Text_20_body">
      <style:paragraph-properties fo:margin-top="0in" fo:margin-bottom="0in" loext:contextual-spacing="false" fo:line-height="100%"/>
      <style:text-properties officeooo:paragraph-rsid="00df11dc"/>
    </style:style>
    <style:style style:name="P761" style:family="paragraph" style:parent-style-name="Text_20_body">
      <style:paragraph-properties fo:margin-top="0in" fo:margin-bottom="0in" loext:contextual-spacing="false" fo:line-height="100%"/>
      <style:text-properties officeooo:paragraph-rsid="008334fa"/>
    </style:style>
    <style:style style:name="P762" style:family="paragraph" style:parent-style-name="Text_20_body">
      <style:paragraph-properties fo:margin-top="0in" fo:margin-bottom="0in" loext:contextual-spacing="false" fo:line-height="100%"/>
      <style:text-properties officeooo:paragraph-rsid="00dd6948"/>
    </style:style>
    <style:style style:name="P763" style:family="paragraph" style:parent-style-name="Text_20_body">
      <style:paragraph-properties fo:margin-top="0in" fo:margin-bottom="0in" loext:contextual-spacing="false" fo:line-height="100%"/>
      <style:text-properties officeooo:paragraph-rsid="00d64a9f"/>
    </style:style>
    <style:style style:name="P764" style:family="paragraph" style:parent-style-name="Text_20_body">
      <style:paragraph-properties fo:margin-top="0in" fo:margin-bottom="0in" loext:contextual-spacing="false" fo:line-height="100%"/>
      <style:text-properties fo:font-style="normal" style:font-style-asian="normal" style:font-style-complex="normal"/>
    </style:style>
    <style:style style:name="P765" style:family="paragraph" style:parent-style-name="Text_20_body">
      <style:paragraph-properties fo:margin-top="0in" fo:margin-bottom="0in" loext:contextual-spacing="false" fo:line-height="100%" fo:text-align="end" style:justify-single-word="false"/>
      <style:text-properties fo:font-style="normal" officeooo:rsid="0117a420" officeooo:paragraph-rsid="013278f5" style:font-style-asian="normal" style:font-style-complex="normal"/>
    </style:style>
    <style:style style:name="P766" style:family="paragraph" style:parent-style-name="Text_20_body">
      <style:paragraph-properties fo:margin-top="0in" fo:margin-bottom="0in" loext:contextual-spacing="false" fo:line-height="100%" fo:text-align="end" style:justify-single-word="false"/>
      <style:text-properties fo:font-style="normal" fo:font-weight="normal" officeooo:rsid="0117a420" officeooo:paragraph-rsid="013278f5" style:font-style-asian="normal" style:font-weight-asian="normal" style:font-style-complex="normal" style:font-weight-complex="normal"/>
    </style:style>
    <style:style style:name="P767" style:family="paragraph" style:parent-style-name="Text_20_body">
      <style:paragraph-properties fo:margin-top="0in" fo:margin-bottom="0in" loext:contextual-spacing="false" fo:line-height="100%"/>
      <style:text-properties style:text-underline-style="solid" style:text-underline-width="auto" style:text-underline-color="font-color" officeooo:rsid="0158623e" officeooo:paragraph-rsid="0158623e"/>
    </style:style>
    <style:style style:name="P768" style:family="paragraph" style:parent-style-name="Text_20_body">
      <style:paragraph-properties fo:margin-top="0in" fo:margin-bottom="0in" loext:contextual-spacing="false" fo:line-height="100%"/>
      <style:text-properties style:font-name="Liberation Serif" style:text-underline-style="none" fo:font-weight="normal" officeooo:rsid="021dc1ae" officeooo:paragraph-rsid="02394941" style:font-weight-asian="normal" style:font-weight-complex="normal"/>
    </style:style>
    <style:style style:name="P769" style:family="paragraph" style:parent-style-name="Text_20_body">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21dc1ae" officeooo:paragraph-rsid="02394941" style:letter-kerning="false" style:font-size-asian="12pt" style:font-style-asian="normal" style:font-weight-asian="normal" style:font-weight-complex="normal"/>
    </style:style>
    <style:style style:name="P770" style:family="paragraph" style:parent-style-name="Text_20_body">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0e670c3" officeooo:paragraph-rsid="02cd49ec" style:letter-kerning="false" style:font-size-asian="12pt" style:font-style-asian="normal" style:font-weight-asian="normal" style:font-style-complex="normal" style:font-weight-complex="normal"/>
    </style:style>
    <style:style style:name="P771" style:family="paragraph" style:parent-style-name="Text_20_body">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325e2fb" officeooo:paragraph-rsid="0325e2fb" style:letter-kerning="false" style:font-size-asian="12pt" style:font-style-asian="italic" style:font-weight-asian="normal" style:font-style-complex="italic" style:font-weight-complex="normal"/>
    </style:style>
    <style:style style:name="P772" style:family="paragraph" style:parent-style-name="Text_20_body">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368d544" officeooo:paragraph-rsid="0368d544" style:letter-kerning="false" style:font-size-asian="12pt" style:font-style-asian="italic" style:font-weight-asian="normal" style:font-style-complex="italic" style:font-weight-complex="normal"/>
    </style:style>
    <style:style style:name="P773" style:family="paragraph" style:parent-style-name="Text_20_body">
      <loext:graphic-properties draw:fill="none"/>
      <style:paragraph-properties fo:margin-top="0in" fo:margin-bottom="0in" loext:contextual-spacing="false" fo:line-height="100%"/>
      <style:text-properties officeooo:rsid="02f75a5e" officeooo:paragraph-rsid="0368d544"/>
    </style:style>
    <style:style style:name="P774" style:family="paragraph" style:parent-style-name="Text_20_body">
      <loext:graphic-properties draw:fill="none"/>
      <style:paragraph-properties fo:margin-top="0in" fo:margin-bottom="0in" loext:contextual-spacing="false" fo:line-height="100%"/>
      <style:text-properties officeooo:rsid="02f75a5e" officeooo:paragraph-rsid="0369a17e"/>
    </style:style>
    <style:style style:name="P775" style:family="paragraph" style:parent-style-name="Standard">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2cf9b6" style:letter-kerning="false" style:font-size-asian="12pt" style:font-style-asian="normal" style:font-weight-asian="bold" style:font-style-complex="normal" style:font-weight-complex="bold"/>
    </style:style>
    <style:style style:name="P776" style:family="paragraph" style:parent-style-name="Standard">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2cf9b6" style:letter-kerning="false" style:font-size-asian="12pt" style:font-style-asian="normal" style:font-weight-asian="normal" style:font-style-complex="normal" style:font-weight-complex="normal"/>
    </style:style>
    <style:style style:name="P777" style:family="paragraph" style:parent-style-name="Standard">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389115" style:letter-kerning="false" style:font-size-asian="12pt" style:font-style-asian="normal" style:font-weight-asian="normal" style:font-style-complex="normal" style:font-weight-complex="normal"/>
    </style:style>
    <style:style style:name="P778" style:family="paragraph" style:parent-style-name="Standard">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3e05fa" style:letter-kerning="false" style:font-size-asian="12pt" style:font-style-asian="normal" style:font-weight-asian="normal" style:font-style-complex="normal" style:font-weight-complex="normal"/>
    </style:style>
    <style:style style:name="P779" style:family="paragraph" style:parent-style-name="Standard">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bold" officeooo:rsid="0361a9e8" officeooo:paragraph-rsid="0361a9e8" style:letter-kerning="false" style:font-size-asian="12pt" style:font-style-asian="normal" style:font-weight-asian="bold" style:font-style-complex="normal" style:font-weight-complex="bold"/>
    </style:style>
    <style:style style:name="P780" style:family="paragraph" style:parent-style-name="Standard">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bold" officeooo:rsid="0361a9e8" officeooo:paragraph-rsid="036380ca" style:letter-kerning="false" style:font-size-asian="12pt" style:font-style-asian="normal" style:font-weight-asian="bold" style:font-style-complex="normal" style:font-weight-complex="bold"/>
    </style:style>
    <style:style style:name="P781" style:family="paragraph" style:parent-style-name="Standard">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bold" officeooo:rsid="0361a9e8" officeooo:paragraph-rsid="0364c1fa" style:letter-kerning="false" style:font-size-asian="12pt" style:font-style-asian="normal" style:font-weight-asian="bold" style:font-style-complex="normal" style:font-weight-complex="bold"/>
    </style:style>
    <style:style style:name="P782" style:family="paragraph" style:parent-style-name="Text_20_body" style:master-page-name="">
      <style:paragraph-properties fo:margin-left="1.5618in" fo:margin-right="0in" fo:margin-top="0in" fo:margin-bottom="0in" loext:contextual-spacing="false" fo:line-height="100%" fo:text-indent="0in" style:auto-text-indent="false" style:page-number="auto"/>
      <style:text-properties fo:font-style="normal" style:text-underline-style="none" fo:font-weight="normal" officeooo:rsid="00dd6948" officeooo:paragraph-rsid="00dd6948" style:font-style-asian="normal" style:font-weight-asian="normal" style:font-style-complex="normal" style:font-weight-complex="normal"/>
    </style:style>
    <style:style style:name="P783" style:family="paragraph" style:parent-style-name="Text_20_body" style:master-page-name="">
      <style:paragraph-properties fo:margin-left="1.5618in" fo:margin-right="0in" fo:margin-top="0in" fo:margin-bottom="0in" loext:contextual-spacing="false" fo:line-height="100%" fo:text-indent="0in" style:auto-text-indent="false" style:page-number="auto"/>
      <style:text-properties fo:font-style="normal" style:text-underline-style="none" fo:font-weight="bold" officeooo:rsid="0060f332" officeooo:paragraph-rsid="00dd6948" style:font-style-asian="normal" style:font-weight-asian="bold" style:font-style-complex="normal" style:font-weight-complex="bold"/>
    </style:style>
    <style:style style:name="P784" style:family="paragraph" style:parent-style-name="Text_20_body" style:master-page-name="">
      <style:paragraph-properties fo:margin-left="1.5618in" fo:margin-right="0in" fo:margin-top="0in" fo:margin-bottom="0in" loext:contextual-spacing="false" fo:line-height="100%" fo:text-indent="0in" style:auto-text-indent="false" style:page-number="auto"/>
      <style:text-properties fo:font-style="normal" style:text-underline-style="solid" style:text-underline-width="auto" style:text-underline-color="font-color" fo:font-weight="bold" officeooo:rsid="0060f332" officeooo:paragraph-rsid="00dd6948" style:font-style-asian="normal" style:font-weight-asian="bold" style:font-style-complex="normal" style:font-weight-complex="bold"/>
    </style:style>
    <style:style style:name="P785" style:family="paragraph" style:parent-style-name="Text_20_body">
      <style:paragraph-properties fo:margin-left="1in" fo:margin-right="0in" fo:margin-top="0in" fo:margin-bottom="0in" loext:contextual-spacing="false" fo:line-height="100%" fo:text-indent="-0.5in" style:auto-text-indent="false"/>
      <style:text-properties fo:font-style="normal" style:text-underline-style="solid" style:text-underline-width="auto" style:text-underline-color="font-color" fo:font-weight="normal" officeooo:rsid="0145717f" officeooo:paragraph-rsid="01572943" style:font-style-asian="normal" style:font-weight-asian="normal" style:font-style-complex="normal" style:font-weight-complex="normal"/>
    </style:style>
    <style:style style:name="P786" style:family="paragraph" style:parent-style-name="Text_20_body" style:master-page-name="">
      <style:paragraph-properties fo:margin-left="1in" fo:margin-right="0in" fo:margin-top="0in" fo:margin-bottom="0in" loext:contextual-spacing="false" fo:line-height="100%" fo:text-indent="-0.5in" style:auto-text-indent="false" style:page-number="auto"/>
      <style:text-properties fo:font-style="normal" style:text-underline-style="none" fo:font-weight="normal" officeooo:rsid="00f5acda" officeooo:paragraph-rsid="01572943" style:font-style-asian="normal" style:font-weight-asian="normal" style:font-style-complex="normal" style:font-weight-complex="normal"/>
    </style:style>
    <style:style style:name="P787" style:family="paragraph" style:parent-style-name="Standard" style:master-page-name="">
      <loext:graphic-properties draw:fill="none"/>
      <style:paragraph-properties fo:margin-left="1in" fo:margin-right="0in" fo:line-height="100%" fo:text-indent="-0.5in" style:auto-text-indent="false" style:page-number="auto"/>
      <style:text-properties fo:font-style="normal" style:text-underline-style="solid" style:text-underline-width="auto" style:text-underline-color="font-color" fo:font-weight="bold" officeooo:rsid="0177f0a2" officeooo:paragraph-rsid="01791648" style:font-style-asian="normal" style:font-weight-asian="bold" style:font-style-complex="normal" style:font-weight-complex="bold"/>
    </style:style>
    <style:style style:name="P788" style:family="paragraph" style:parent-style-name="Standard">
      <loext:graphic-properties draw:fill="none"/>
      <style:paragraph-properties fo:margin-left="1in" fo:margin-right="0in" fo:line-height="100%" fo:text-indent="-0.5in" style:auto-text-indent="false"/>
      <style:text-properties fo:font-style="normal" style:text-underline-style="solid" style:text-underline-width="auto" style:text-underline-color="font-color" fo:font-weight="bold" officeooo:rsid="0177f0a2" officeooo:paragraph-rsid="0177f0a2" style:font-style-asian="normal" style:font-weight-asian="bold" style:font-style-complex="normal" style:font-weight-complex="bold"/>
    </style:style>
    <style:style style:name="P789" style:family="paragraph" style:parent-style-name="Standard">
      <loext:graphic-properties draw:fill="none"/>
      <style:paragraph-properties fo:margin-left="1in" fo:margin-right="0in" fo:line-height="100%" fo:text-indent="-0.5in" style:auto-text-indent="false"/>
      <style:text-properties fo:font-style="normal" style:text-underline-style="none" fo:font-weight="normal" officeooo:rsid="00e2c99d" officeooo:paragraph-rsid="0177f0a2" style:font-style-asian="normal" style:font-weight-asian="normal" style:font-style-complex="normal" style:font-weight-complex="normal"/>
    </style:style>
    <style:style style:name="P790" style:family="paragraph" style:parent-style-name="Text_20_body">
      <style:paragraph-properties fo:margin-left="1.3752in" fo:margin-right="0in" fo:margin-top="0in" fo:margin-bottom="0.0972in" loext:contextual-spacing="false" fo:line-height="100%" fo:text-indent="-0.5in" style:auto-text-indent="false"/>
      <style:text-properties fo:font-weight="bold" officeooo:paragraph-rsid="013d9a6b" style:font-weight-asian="bold" style:font-weight-complex="bold"/>
    </style:style>
    <style:style style:name="P791" style:family="paragraph" style:parent-style-name="Text_20_body">
      <style:paragraph-properties fo:margin-left="1.3752in" fo:margin-right="0in" fo:margin-top="0in" fo:margin-bottom="0.0972in" loext:contextual-spacing="false" fo:line-height="100%" fo:text-indent="-0.5in" style:auto-text-indent="false"/>
      <style:text-properties fo:font-weight="bold" officeooo:paragraph-rsid="01999459" style:font-weight-asian="bold" style:font-weight-complex="bold"/>
    </style:style>
    <style:style style:name="P792" style:family="paragraph" style:parent-style-name="Text_20_body">
      <style:paragraph-properties fo:margin-left="1.3752in" fo:margin-right="0in" fo:margin-top="0in" fo:margin-bottom="0.0972in" loext:contextual-spacing="false" fo:line-height="100%" fo:text-indent="-0.5in" style:auto-text-indent="false"/>
      <style:text-properties fo:font-weight="bold" officeooo:rsid="013d9a6b" officeooo:paragraph-rsid="013d9a6b" style:font-weight-asian="bold" style:font-weight-complex="bold"/>
    </style:style>
    <style:style style:name="P793"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3d9a6b" officeooo:paragraph-rsid="013d9a6b" style:font-size-asian="12pt" style:font-style-asian="normal" style:font-weight-asian="bold" style:font-size-complex="12pt" style:font-style-complex="normal" style:font-weight-complex="bold"/>
    </style:style>
    <style:style style:name="P794"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3edb2b" officeooo:paragraph-rsid="013d9a6b" style:font-size-asian="12pt" style:font-style-asian="normal" style:font-weight-asian="bold" style:font-size-complex="12pt" style:font-style-complex="normal" style:font-weight-complex="bold"/>
    </style:style>
    <style:style style:name="P795"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5d8cad" officeooo:paragraph-rsid="015d8cad" style:font-size-asian="12pt" style:font-style-asian="normal" style:font-weight-asian="bold" style:font-size-complex="12pt" style:font-style-complex="normal" style:font-weight-complex="bold"/>
    </style:style>
    <style:style style:name="P796"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7eca79" officeooo:paragraph-rsid="017eca79" style:font-size-asian="12pt" style:font-style-asian="normal" style:font-weight-asian="bold" style:font-size-complex="12pt" style:font-style-complex="normal" style:font-weight-complex="bold"/>
    </style:style>
    <style:style style:name="P797"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1d60bc6" officeooo:paragraph-rsid="01d60bc6" style:font-size-asian="12pt" style:font-style-asian="normal" style:font-weight-asian="bold" style:font-size-complex="12pt" style:font-style-complex="normal" style:font-weight-complex="bold"/>
    </style:style>
    <style:style style:name="P798" style:family="paragraph" style:parent-style-name="Text_20_body">
      <style:paragraph-properties fo:margin-left="1.3752in" fo:margin-right="0in" fo:margin-top="0in" fo:margin-bottom="0.0972in" loext:contextual-spacing="false" fo:line-height="100%" fo:text-indent="-0.5in" style:auto-text-indent="false"/>
      <style:text-properties style:text-line-through-style="none" style:text-line-through-type="none" fo:font-size="12pt" fo:font-style="normal" style:text-underline-style="none" fo:font-weight="bold" officeooo:rsid="026d13b5" officeooo:paragraph-rsid="026d13b5" style:font-size-asian="12pt" style:font-style-asian="normal" style:font-weight-asian="bold" style:font-size-complex="12pt" style:font-style-complex="normal" style:font-weight-complex="bold"/>
    </style:style>
    <style:style style:name="P799" style:family="paragraph" style:parent-style-name="Text_20_body" style:master-page-name="">
      <style:paragraph-properties fo:margin-left="1.3752in" fo:margin-right="0in" fo:margin-top="0in" fo:margin-bottom="0.0972in" loext:contextual-spacing="false" fo:line-height="100%" fo:text-indent="-0.5in" style:auto-text-indent="false" style:page-number="auto"/>
      <style:text-properties fo:font-weight="bold" officeooo:paragraph-rsid="01999459" style:font-weight-asian="bold" style:font-weight-complex="bold"/>
    </style:style>
    <style:style style:name="P800" style:family="paragraph" style:parent-style-name="Standard" style:master-page-name="">
      <style:paragraph-properties fo:margin-left="1in" fo:margin-right="0in" fo:line-height="100%" fo:text-indent="-1in" style:auto-text-indent="false" style:page-number="auto"/>
      <style:text-properties fo:font-style="normal" style:text-underline-style="solid" style:text-underline-width="auto" style:text-underline-color="font-color" fo:font-weight="bold" officeooo:rsid="00918078" officeooo:paragraph-rsid="01572943" style:font-style-asian="normal" style:font-weight-asian="bold" style:font-style-complex="normal" style:font-weight-complex="bold"/>
    </style:style>
    <style:style style:name="P801" style:family="paragraph" style:parent-style-name="Text_20_body" style:master-page-name="">
      <style:paragraph-properties fo:margin-left="1.25in" fo:margin-right="0in" fo:margin-top="0in" fo:margin-bottom="0in" loext:contextual-spacing="false" fo:line-height="100%" fo:text-indent="-1.25in" style:auto-text-indent="false" style:page-number="auto"/>
      <style:text-properties fo:font-style="normal" style:text-underline-style="solid" style:text-underline-width="auto" style:text-underline-color="font-color" fo:font-weight="normal" officeooo:rsid="00f70c70" officeooo:paragraph-rsid="01572943" style:font-style-asian="normal" style:font-weight-asian="normal" style:font-style-complex="normal" style:font-weight-complex="normal"/>
    </style:style>
    <style:style style:name="P802" style:family="paragraph" style:parent-style-name="Text_20_body">
      <style:paragraph-properties fo:margin-left="1.25in" fo:margin-right="0in" fo:margin-top="0in" fo:margin-bottom="0in" loext:contextual-spacing="false" fo:line-height="100%" fo:text-indent="-0.5in" style:auto-text-indent="false"/>
      <style:text-properties officeooo:rsid="00f828bf" officeooo:paragraph-rsid="01572943"/>
    </style:style>
    <style:style style:name="P803" style:family="paragraph" style:parent-style-name="Text_20_body">
      <style:paragraph-properties fo:margin-left="1.25in" fo:margin-right="0in" fo:margin-top="0in" fo:margin-bottom="0in" loext:contextual-spacing="false" fo:line-height="100%" fo:text-indent="-0.5in" style:auto-text-indent="false"/>
      <style:text-properties officeooo:rsid="01288208" officeooo:paragraph-rsid="01572943"/>
    </style:style>
    <style:style style:name="P804" style:family="paragraph" style:parent-style-name="Text_20_body" style:master-page-name="">
      <style:paragraph-properties fo:margin-left="1.25in" fo:margin-right="0in" fo:margin-top="0in" fo:margin-bottom="0in" loext:contextual-spacing="false" fo:line-height="100%" fo:text-indent="-0.5in" style:auto-text-indent="false" style:page-number="auto"/>
      <style:text-properties officeooo:paragraph-rsid="01572943"/>
    </style:style>
    <style:style style:name="P805" style:family="paragraph" style:parent-style-name="Standard" style:master-page-name="">
      <loext:graphic-properties draw:fill="none"/>
      <style:paragraph-properties fo:margin-left="1.4366in" fo:margin-right="0in" fo:line-height="100%" fo:text-indent="-0.9366in" style:auto-text-indent="false" style:page-number="auto"/>
      <style:text-properties fo:font-style="normal" style:text-underline-style="none" fo:font-weight="bold" officeooo:rsid="00e4d443" officeooo:paragraph-rsid="01692487" style:font-style-asian="normal" style:font-weight-asian="bold" style:font-style-complex="normal" style:font-weight-complex="bold"/>
    </style:style>
    <style:style style:name="P806" style:family="paragraph" style:parent-style-name="Standard" style:master-page-name="">
      <loext:graphic-properties draw:fill="none"/>
      <style:paragraph-properties fo:margin-left="1.4366in" fo:margin-right="0in" fo:line-height="100%" fo:text-indent="-0.9366in" style:auto-text-indent="false" style:page-number="auto"/>
      <style:text-properties fo:font-style="normal" style:text-underline-style="none" fo:font-weight="bold" officeooo:rsid="00e4d443" officeooo:paragraph-rsid="0168cdeb" style:font-style-asian="normal" style:font-weight-asian="bold" style:font-style-complex="normal" style:font-weight-complex="bold"/>
    </style:style>
    <style:style style:name="P807" style:family="paragraph" style:parent-style-name="Standard" style:master-page-name="">
      <loext:graphic-properties draw:fill="none"/>
      <style:paragraph-properties fo:margin-left="1.4366in" fo:margin-right="0in" fo:line-height="100%" fo:text-indent="-0.9366in" style:auto-text-indent="false" style:page-number="auto"/>
      <style:text-properties fo:font-style="normal" style:text-underline-style="none" fo:font-weight="bold" officeooo:rsid="00e4d443" officeooo:paragraph-rsid="016af25c" style:font-style-asian="normal" style:font-weight-asian="bold" style:font-style-complex="normal" style:font-weight-complex="bold"/>
    </style:style>
    <style:style style:name="P80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5e8603" style:font-style-asian="normal" style:font-weight-asian="bold" style:font-style-complex="normal" style:font-weight-complex="bold"/>
    </style:style>
    <style:style style:name="P809" style:family="paragraph" style:parent-style-name="Standard">
      <loext:graphic-properties draw:fill="none"/>
      <style:paragraph-properties fo:margin-left="1.4366in" fo:margin-right="0in" fo:line-height="100%" fo:text-align="start" style:justify-single-word="false" fo:text-indent="-0.9366in" style:auto-text-indent="false"/>
      <style:text-properties fo:font-style="normal" style:text-underline-style="solid" style:text-underline-width="auto" style:text-underline-color="font-color" fo:font-weight="bold" officeooo:rsid="00614c9e" officeooo:paragraph-rsid="0168cdeb" style:font-style-asian="normal" style:font-weight-asian="bold" style:font-style-complex="normal" style:font-weight-complex="bold"/>
    </style:style>
    <style:style style:name="P81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68cdeb" style:font-style-asian="normal" style:font-weight-asian="bold" style:font-style-complex="normal" style:font-weight-complex="bold"/>
    </style:style>
    <style:style style:name="P81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7c0008" style:font-style-asian="normal" style:font-weight-asian="bold" style:font-style-complex="normal" style:font-weight-complex="bold"/>
    </style:style>
    <style:style style:name="P81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ae2286" style:font-style-asian="normal" style:font-weight-asian="bold" style:font-style-complex="normal" style:font-weight-complex="bold"/>
    </style:style>
    <style:style style:name="P81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ae62bc" style:font-style-asian="normal" style:font-weight-asian="bold" style:font-style-complex="normal" style:font-weight-complex="bold"/>
    </style:style>
    <style:style style:name="P81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b38677" style:font-style-asian="normal" style:font-weight-asian="bold" style:font-style-complex="normal" style:font-weight-complex="bold"/>
    </style:style>
    <style:style style:name="P81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b6b3b8" style:font-style-asian="normal" style:font-weight-asian="bold" style:font-style-complex="normal" style:font-weight-complex="bold"/>
    </style:style>
    <style:style style:name="P81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ba0db6" style:font-style-asian="normal" style:font-weight-asian="bold" style:font-style-complex="normal" style:font-weight-complex="bold"/>
    </style:style>
    <style:style style:name="P81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c3ec9e" style:font-style-asian="normal" style:font-weight-asian="bold" style:font-style-complex="normal" style:font-weight-complex="bold"/>
    </style:style>
    <style:style style:name="P81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1e3372a" style:font-style-asian="normal" style:font-weight-asian="bold" style:font-style-complex="normal" style:font-weight-complex="bold"/>
    </style:style>
    <style:style style:name="P81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abf52" style:font-style-asian="normal" style:font-weight-asian="bold" style:font-style-complex="normal" style:font-weight-complex="bold"/>
    </style:style>
    <style:style style:name="P82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b61c7" style:font-style-asian="normal" style:font-weight-asian="bold" style:font-style-complex="normal" style:font-weight-complex="bold"/>
    </style:style>
    <style:style style:name="P82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2bc9f8" style:font-style-asian="normal" style:font-weight-asian="bold" style:font-style-complex="normal" style:font-weight-complex="bold"/>
    </style:style>
    <style:style style:name="P82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394941" style:font-style-asian="normal" style:font-weight-asian="bold" style:font-style-complex="normal" style:font-weight-complex="bold"/>
    </style:style>
    <style:style style:name="P82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7fd9ea" style:font-style-asian="normal" style:font-weight-asian="bold" style:font-style-complex="normal" style:font-weight-complex="bold"/>
    </style:style>
    <style:style style:name="P82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84afdd" style:font-style-asian="normal" style:font-weight-asian="bold" style:font-style-complex="normal" style:font-weight-complex="bold"/>
    </style:style>
    <style:style style:name="P82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28f9e2d" style:font-style-asian="normal" style:font-weight-asian="bold" style:font-style-complex="normal" style:font-weight-complex="bold"/>
    </style:style>
    <style:style style:name="P82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61a9e8" style:font-style-asian="normal" style:font-weight-asian="bold" style:font-style-complex="normal" style:font-weight-complex="bold"/>
    </style:style>
    <style:style style:name="P82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6380ca" style:font-style-asian="normal" style:font-weight-asian="bold" style:font-style-complex="normal" style:font-weight-complex="bold"/>
    </style:style>
    <style:style style:name="P82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7c3aa3" style:font-style-asian="normal" style:font-weight-asian="bold" style:font-style-complex="normal" style:font-weight-complex="bold"/>
    </style:style>
    <style:style style:name="P82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8cf127" style:font-style-asian="normal" style:font-weight-asian="bold" style:font-style-complex="normal" style:font-weight-complex="bold"/>
    </style:style>
    <style:style style:name="P83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963cbe" style:font-style-asian="normal" style:font-weight-asian="bold" style:font-style-complex="normal" style:font-weight-complex="bold"/>
    </style:style>
    <style:style style:name="P83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9a2bbd" style:font-style-asian="normal" style:font-weight-asian="bold" style:font-style-complex="normal" style:font-weight-complex="bold"/>
    </style:style>
    <style:style style:name="P83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9f8794" style:font-style-asian="normal" style:font-weight-asian="bold" style:font-style-complex="normal" style:font-weight-complex="bold"/>
    </style:style>
    <style:style style:name="P83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a66a34" style:font-style-asian="normal" style:font-weight-asian="bold" style:font-style-complex="normal" style:font-weight-complex="bold"/>
    </style:style>
    <style:style style:name="P83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a7759d" style:font-style-asian="normal" style:font-weight-asian="bold" style:font-style-complex="normal" style:font-weight-complex="bold"/>
    </style:style>
    <style:style style:name="P83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b440ea" style:font-style-asian="normal" style:font-weight-asian="bold" style:font-style-complex="normal" style:font-weight-complex="bold"/>
    </style:style>
    <style:style style:name="P83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c0ac3a" style:font-style-asian="normal" style:font-weight-asian="bold" style:font-style-complex="normal" style:font-weight-complex="bold"/>
    </style:style>
    <style:style style:name="P83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d192d6" style:font-style-asian="normal" style:font-weight-asian="bold" style:font-style-complex="normal" style:font-weight-complex="bold"/>
    </style:style>
    <style:style style:name="P83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dd82e8" style:font-style-asian="normal" style:font-weight-asian="bold" style:font-style-complex="normal" style:font-weight-complex="bold"/>
    </style:style>
    <style:style style:name="P83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14c9e" officeooo:paragraph-rsid="03ddeb60" style:font-style-asian="normal" style:font-weight-asian="bold" style:font-style-complex="normal" style:font-weight-complex="bold"/>
    </style:style>
    <style:style style:name="P84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0f332" officeooo:paragraph-rsid="015e8603" style:font-style-asian="normal" style:font-weight-asian="bold" style:font-style-complex="normal" style:font-weight-complex="bold"/>
    </style:style>
    <style:style style:name="P841" style:family="paragraph" style:parent-style-name="Standard">
      <loext:graphic-properties draw:fill="none"/>
      <style:paragraph-properties fo:margin-left="1.4366in" fo:margin-right="0in" fo:line-height="100%" fo:text-align="start" style:justify-single-word="false" fo:text-indent="-0.9366in" style:auto-text-indent="false"/>
      <style:text-properties fo:font-style="normal" style:text-underline-style="solid" style:text-underline-width="auto" style:text-underline-color="font-color" fo:font-weight="bold" officeooo:rsid="0060f332" officeooo:paragraph-rsid="0168cdeb" style:font-style-asian="normal" style:font-weight-asian="bold" style:font-style-complex="normal" style:font-weight-complex="bold"/>
    </style:style>
    <style:style style:name="P84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0f332" officeooo:paragraph-rsid="0168cdeb" style:font-style-asian="normal" style:font-weight-asian="bold" style:font-style-complex="normal" style:font-weight-complex="bold"/>
    </style:style>
    <style:style style:name="P84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60f332" officeooo:paragraph-rsid="017c0008" style:font-style-asian="normal" style:font-weight-asian="bold" style:font-style-complex="normal" style:font-weight-complex="bold"/>
    </style:style>
    <style:style style:name="P844" style:family="paragraph" style:parent-style-name="Standard">
      <loext:graphic-properties draw:fill="none"/>
      <style:paragraph-properties fo:margin-left="1.4366in" fo:margin-right="0in" fo:line-height="100%" fo:text-align="start" style:justify-single-word="false" fo:text-indent="-0.9366in" style:auto-text-indent="false"/>
      <style:text-properties fo:font-style="normal" style:text-underline-style="solid" style:text-underline-width="auto" style:text-underline-color="font-color" fo:font-weight="bold" officeooo:rsid="00dbd72d" officeooo:paragraph-rsid="0168cdeb" style:font-style-asian="normal" style:font-weight-asian="bold" style:font-style-complex="normal" style:font-weight-complex="bold"/>
    </style:style>
    <style:style style:name="P84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6689ad" style:font-style-asian="normal" style:font-weight-asian="bold" style:font-style-complex="normal" style:font-weight-complex="bold"/>
    </style:style>
    <style:style style:name="P84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68cdeb" style:font-style-asian="normal" style:font-weight-asian="bold" style:font-style-complex="normal" style:font-weight-complex="bold"/>
    </style:style>
    <style:style style:name="P84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7c0008" style:font-style-asian="normal" style:font-weight-asian="bold" style:font-style-complex="normal" style:font-weight-complex="bold"/>
    </style:style>
    <style:style style:name="P84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7eca79" style:font-style-asian="normal" style:font-weight-asian="bold" style:font-style-complex="normal" style:font-weight-complex="bold"/>
    </style:style>
    <style:style style:name="P84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ae62bc" style:font-style-asian="normal" style:font-weight-asian="bold" style:font-style-complex="normal" style:font-weight-complex="bold"/>
    </style:style>
    <style:style style:name="P85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b38677" style:font-style-asian="normal" style:font-weight-asian="bold" style:font-style-complex="normal" style:font-weight-complex="bold"/>
    </style:style>
    <style:style style:name="P85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ba0db6" style:font-style-asian="normal" style:font-weight-asian="bold" style:font-style-complex="normal" style:font-weight-complex="bold"/>
    </style:style>
    <style:style style:name="P85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c3ec9e" style:font-style-asian="normal" style:font-weight-asian="bold" style:font-style-complex="normal" style:font-weight-complex="bold"/>
    </style:style>
    <style:style style:name="P85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2043d4" style:font-style-asian="normal" style:font-weight-asian="bold" style:font-style-complex="normal" style:font-weight-complex="bold"/>
    </style:style>
    <style:style style:name="P85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15e8603" style:font-style-asian="normal" style:font-weight-asian="bold" style:font-style-complex="normal" style:font-weight-complex="bold"/>
    </style:style>
    <style:style style:name="P85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2bc9f8" style:font-style-asian="normal" style:font-weight-asian="bold" style:font-style-complex="normal" style:font-weight-complex="bold"/>
    </style:style>
    <style:style style:name="P85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317288" style:font-style-asian="normal" style:font-weight-asian="bold" style:font-style-complex="normal" style:font-weight-complex="bold"/>
    </style:style>
    <style:style style:name="P85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330f92" style:font-style-asian="normal" style:font-weight-asian="bold" style:font-style-complex="normal" style:font-weight-complex="bold"/>
    </style:style>
    <style:style style:name="P85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359504" style:font-style-asian="normal" style:font-weight-asian="bold" style:font-style-complex="normal" style:font-weight-complex="bold"/>
    </style:style>
    <style:style style:name="P85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3797e5" style:font-style-asian="normal" style:font-weight-asian="bold" style:font-style-complex="normal" style:font-weight-complex="bold"/>
    </style:style>
    <style:style style:name="P86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400a5e" style:font-style-asian="normal" style:font-weight-asian="bold" style:font-style-complex="normal" style:font-weight-complex="bold"/>
    </style:style>
    <style:style style:name="P86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84afdd" style:font-style-asian="normal" style:font-weight-asian="bold" style:font-style-complex="normal" style:font-weight-complex="bold"/>
    </style:style>
    <style:style style:name="P86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28da736" style:font-style-asian="normal" style:font-weight-asian="bold" style:font-style-complex="normal" style:font-weight-complex="bold"/>
    </style:style>
    <style:style style:name="P86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64c1fa" style:font-style-asian="normal" style:font-weight-asian="bold" style:font-style-complex="normal" style:font-weight-complex="bold"/>
    </style:style>
    <style:style style:name="P86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7c3aa3" style:font-style-asian="normal" style:font-weight-asian="bold" style:font-style-complex="normal" style:font-weight-complex="bold"/>
    </style:style>
    <style:style style:name="P86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8cf127" style:font-style-asian="normal" style:font-weight-asian="bold" style:font-style-complex="normal" style:font-weight-complex="bold"/>
    </style:style>
    <style:style style:name="P86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963cbe" style:font-style-asian="normal" style:font-weight-asian="bold" style:font-style-complex="normal" style:font-weight-complex="bold"/>
    </style:style>
    <style:style style:name="P86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a66a34" style:font-style-asian="normal" style:font-weight-asian="bold" style:font-style-complex="normal" style:font-weight-complex="bold"/>
    </style:style>
    <style:style style:name="P86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b440ea" style:font-style-asian="normal" style:font-weight-asian="bold" style:font-style-complex="normal" style:font-weight-complex="bold"/>
    </style:style>
    <style:style style:name="P86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c0ac3a" style:font-style-asian="normal" style:font-weight-asian="bold" style:font-style-complex="normal" style:font-weight-complex="bold"/>
    </style:style>
    <style:style style:name="P87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0dbd72d" officeooo:paragraph-rsid="03c5f629" style:font-style-asian="normal" style:font-weight-asian="bold" style:font-style-complex="normal" style:font-weight-complex="bold"/>
    </style:style>
    <style:style style:name="P87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7f37b5" officeooo:paragraph-rsid="017f37b5" style:font-style-asian="normal" style:font-weight-asian="bold" style:font-style-complex="normal" style:font-weight-complex="bold"/>
    </style:style>
    <style:style style:name="P87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7f37b5" officeooo:paragraph-rsid="01a216ae" style:font-style-asian="normal" style:font-weight-asian="bold" style:font-style-complex="normal" style:font-weight-complex="bold"/>
    </style:style>
    <style:style style:name="P87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8bd4ad" officeooo:paragraph-rsid="018bd4ad" style:font-style-asian="normal" style:font-weight-asian="bold" style:font-style-complex="normal" style:font-weight-complex="bold"/>
    </style:style>
    <style:style style:name="P87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1c4e89a" officeooo:paragraph-rsid="01c4e89a" style:font-style-asian="normal" style:font-weight-asian="bold" style:font-style-complex="normal" style:font-weight-complex="bold"/>
    </style:style>
    <style:style style:name="P87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22d6070" officeooo:paragraph-rsid="022d6070" style:font-style-asian="normal" style:font-weight-asian="bold" style:font-style-complex="normal" style:font-weight-complex="bold"/>
    </style:style>
    <style:style style:name="P87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2b481fe" officeooo:paragraph-rsid="02b5c6ed" style:font-style-asian="normal" style:font-weight-asian="bold" style:font-style-complex="normal" style:font-weight-complex="bold"/>
    </style:style>
    <style:style style:name="P87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bold" officeooo:rsid="02b481fe" officeooo:paragraph-rsid="02b743ca" style:font-style-asian="normal" style:font-weight-asian="bold" style:font-style-complex="normal" style:font-weight-complex="bold"/>
    </style:style>
    <style:style style:name="P87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f5acda" officeooo:paragraph-rsid="016efb88" style:font-style-asian="normal" style:font-weight-asian="normal" style:font-style-complex="normal" style:font-weight-complex="normal"/>
    </style:style>
    <style:style style:name="P87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ae62bc" style:font-style-asian="normal" style:font-weight-asian="normal" style:font-style-complex="normal" style:font-weight-complex="normal"/>
    </style:style>
    <style:style style:name="P88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b38677" style:font-style-asian="normal" style:font-weight-asian="normal" style:font-style-complex="normal" style:font-weight-complex="normal"/>
    </style:style>
    <style:style style:name="P88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b6b3b8" style:font-style-asian="normal" style:font-weight-asian="normal" style:font-style-complex="normal" style:font-weight-complex="normal"/>
    </style:style>
    <style:style style:name="P88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ba0db6" style:font-style-asian="normal" style:font-weight-asian="normal" style:font-style-complex="normal" style:font-weight-complex="normal"/>
    </style:style>
    <style:style style:name="P88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c2a8bb" style:font-style-asian="normal" style:font-weight-asian="normal" style:font-style-complex="normal" style:font-weight-complex="normal"/>
    </style:style>
    <style:style style:name="P88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c3ec9e" style:font-style-asian="normal" style:font-weight-asian="normal" style:font-style-complex="normal" style:font-weight-complex="normal"/>
    </style:style>
    <style:style style:name="P88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dfc00d" style:font-style-asian="normal" style:font-weight-asian="normal" style:font-style-complex="normal" style:font-weight-complex="normal"/>
    </style:style>
    <style:style style:name="P88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043d4" style:font-style-asian="normal" style:font-weight-asian="normal" style:font-style-complex="normal" style:font-weight-complex="normal"/>
    </style:style>
    <style:style style:name="P88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15e8603" style:font-style-asian="normal" style:font-weight-asian="normal" style:font-style-complex="normal" style:font-weight-complex="normal"/>
    </style:style>
    <style:style style:name="P88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a7e55" style:font-style-asian="normal" style:font-weight-asian="normal" style:font-style-complex="normal" style:font-weight-complex="normal"/>
    </style:style>
    <style:style style:name="P88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abf52" style:font-style-asian="normal" style:font-weight-asian="normal" style:font-style-complex="normal" style:font-weight-complex="normal"/>
    </style:style>
    <style:style style:name="P89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b61c7" style:font-style-asian="normal" style:font-weight-asian="normal" style:font-style-complex="normal" style:font-weight-complex="normal"/>
    </style:style>
    <style:style style:name="P89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bc9f8" style:font-style-asian="normal" style:font-weight-asian="normal" style:font-style-complex="normal" style:font-weight-complex="normal"/>
    </style:style>
    <style:style style:name="P89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2e1b47" style:font-style-asian="normal" style:font-weight-asian="normal" style:font-style-complex="normal" style:font-weight-complex="normal"/>
    </style:style>
    <style:style style:name="P89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317288" style:font-style-asian="normal" style:font-weight-asian="normal" style:font-style-complex="normal" style:font-weight-complex="normal"/>
    </style:style>
    <style:style style:name="P89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3797e5" style:font-style-asian="normal" style:font-weight-asian="normal" style:font-style-complex="normal" style:font-weight-complex="normal"/>
    </style:style>
    <style:style style:name="P89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400a5e" style:font-style-asian="normal" style:font-weight-asian="normal" style:font-style-complex="normal" style:font-weight-complex="normal"/>
    </style:style>
    <style:style style:name="P89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4545c7" style:font-style-asian="normal" style:font-weight-asian="normal" style:font-style-complex="normal" style:font-weight-complex="normal"/>
    </style:style>
    <style:style style:name="P89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48e476" style:font-style-asian="normal" style:font-weight-asian="normal" style:font-style-complex="normal" style:font-weight-complex="normal"/>
    </style:style>
    <style:style style:name="P89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498144" style:font-style-asian="normal" style:font-weight-asian="normal" style:font-style-complex="normal" style:font-weight-complex="normal"/>
    </style:style>
    <style:style style:name="P89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394941" style:font-style-asian="normal" style:font-weight-asian="normal" style:font-style-complex="normal" style:font-weight-complex="normal"/>
    </style:style>
    <style:style style:name="P90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84afdd" style:font-style-asian="normal" style:font-weight-asian="normal" style:font-style-complex="normal" style:font-weight-complex="normal"/>
    </style:style>
    <style:style style:name="P90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2893d3a" style:font-style-asian="normal" style:font-weight-asian="normal" style:font-style-complex="normal" style:font-weight-complex="normal"/>
    </style:style>
    <style:style style:name="P90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61a9e8" style:font-style-asian="normal" style:font-weight-asian="normal" style:font-style-complex="normal" style:font-weight-complex="normal"/>
    </style:style>
    <style:style style:name="P90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6380ca" style:font-style-asian="normal" style:font-weight-asian="normal" style:font-style-complex="normal" style:font-weight-complex="normal"/>
    </style:style>
    <style:style style:name="P90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64c1fa" style:font-style-asian="normal" style:font-weight-asian="normal" style:font-style-complex="normal" style:font-weight-complex="normal"/>
    </style:style>
    <style:style style:name="P90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7c3aa3" style:font-style-asian="normal" style:font-weight-asian="normal" style:font-style-complex="normal" style:font-weight-complex="normal"/>
    </style:style>
    <style:style style:name="P90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8433b9" style:font-style-asian="normal" style:font-weight-asian="normal" style:font-style-complex="normal" style:font-weight-complex="normal"/>
    </style:style>
    <style:style style:name="P90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8cf127" style:font-style-asian="normal" style:font-weight-asian="normal" style:font-style-complex="normal" style:font-weight-complex="normal"/>
    </style:style>
    <style:style style:name="P90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963cbe" style:font-style-asian="normal" style:font-weight-asian="normal" style:font-style-complex="normal" style:font-weight-complex="normal"/>
    </style:style>
    <style:style style:name="P90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9f8794" style:font-style-asian="normal" style:font-weight-asian="normal" style:font-style-complex="normal" style:font-weight-complex="normal"/>
    </style:style>
    <style:style style:name="P91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a66a34" style:font-style-asian="normal" style:font-weight-asian="normal" style:font-style-complex="normal" style:font-weight-complex="normal"/>
    </style:style>
    <style:style style:name="P91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b440ea" style:font-style-asian="normal" style:font-weight-asian="normal" style:font-style-complex="normal" style:font-weight-complex="normal"/>
    </style:style>
    <style:style style:name="P91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c0ac3a" style:font-style-asian="normal" style:font-weight-asian="normal" style:font-style-complex="normal" style:font-weight-complex="normal"/>
    </style:style>
    <style:style style:name="P91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c5f629" style:font-style-asian="normal" style:font-weight-asian="normal" style:font-style-complex="normal" style:font-weight-complex="normal"/>
    </style:style>
    <style:style style:name="P91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d192d6" style:font-style-asian="normal" style:font-weight-asian="normal" style:font-style-complex="normal" style:font-weight-complex="normal"/>
    </style:style>
    <style:style style:name="P91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da3562" style:font-style-asian="normal" style:font-weight-asian="normal" style:font-style-complex="normal" style:font-weight-complex="normal"/>
    </style:style>
    <style:style style:name="P91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dd82e8" style:font-style-asian="normal" style:font-weight-asian="normal" style:font-style-complex="normal" style:font-weight-complex="normal"/>
    </style:style>
    <style:style style:name="P917"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ddeb60" style:font-style-asian="normal" style:font-weight-asian="normal" style:font-style-complex="normal" style:font-weight-complex="normal"/>
    </style:style>
    <style:style style:name="P918"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0f332" officeooo:paragraph-rsid="03e36574" style:font-style-asian="normal" style:font-weight-asian="normal" style:font-style-complex="normal" style:font-weight-complex="normal"/>
    </style:style>
    <style:style style:name="P919"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17b5397" officeooo:paragraph-rsid="017b5397" style:font-style-asian="normal" style:font-weight-asian="normal" style:font-style-complex="normal" style:font-weight-complex="normal"/>
    </style:style>
    <style:style style:name="P920"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177f0a2" officeooo:paragraph-rsid="01791648" style:font-style-asian="normal" style:font-weight-asian="normal" style:font-style-complex="normal" style:font-weight-complex="normal"/>
    </style:style>
    <style:style style:name="P921"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0614c9e" officeooo:paragraph-rsid="0168cdeb" style:font-style-asian="normal" style:font-weight-asian="normal" style:font-style-complex="normal" style:font-weight-complex="normal"/>
    </style:style>
    <style:style style:name="P922"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22152cb" officeooo:paragraph-rsid="022152cb" style:font-style-asian="normal" style:font-weight-asian="normal" style:font-style-complex="normal" style:font-weight-complex="normal"/>
    </style:style>
    <style:style style:name="P923"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2498144" officeooo:paragraph-rsid="02498144" style:font-style-asian="normal" style:font-weight-asian="normal" style:font-style-complex="normal" style:font-weight-complex="normal"/>
    </style:style>
    <style:style style:name="P924"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24c3f37" officeooo:paragraph-rsid="024c3f37" style:font-style-asian="normal" style:font-weight-asian="normal" style:font-style-complex="normal" style:font-weight-complex="normal"/>
    </style:style>
    <style:style style:name="P925"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253ab22" officeooo:paragraph-rsid="0253ab22" style:font-style-asian="normal" style:font-weight-asian="normal" style:font-style-complex="normal" style:font-weight-complex="normal"/>
    </style:style>
    <style:style style:name="P926" style:family="paragraph" style:parent-style-name="Standard">
      <loext:graphic-properties draw:fill="none"/>
      <style:paragraph-properties fo:margin-left="1.4366in" fo:margin-right="0in" fo:line-height="100%" fo:text-indent="-0.9366in" style:auto-text-indent="false"/>
      <style:text-properties fo:font-style="normal" style:text-underline-style="solid" style:text-underline-width="auto" style:text-underline-color="font-color" fo:font-weight="normal" officeooo:rsid="0290a529" officeooo:paragraph-rsid="0290a529" style:font-style-asian="normal" style:font-weight-asian="normal" style:font-style-complex="normal" style:font-weight-complex="normal"/>
    </style:style>
    <style:style style:name="P927"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bold" officeooo:rsid="00e4d443" officeooo:paragraph-rsid="0168cdeb" style:font-style-asian="normal" style:font-weight-asian="bold" style:font-style-complex="normal" style:font-weight-complex="bold"/>
    </style:style>
    <style:style style:name="P928"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bold" officeooo:rsid="01a3cb73" officeooo:paragraph-rsid="01a3cb73" style:font-style-asian="normal" style:font-weight-asian="bold" style:font-style-complex="normal" style:font-weight-complex="bold"/>
    </style:style>
    <style:style style:name="P929"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5f426b" officeooo:paragraph-rsid="0168cdeb" style:font-style-asian="normal" style:font-weight-asian="normal" style:font-style-complex="normal" style:font-weight-complex="normal"/>
    </style:style>
    <style:style style:name="P930"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5ea2e6" officeooo:paragraph-rsid="0168cdeb" style:font-style-asian="normal" style:font-weight-asian="normal" style:font-style-complex="normal" style:font-weight-complex="normal"/>
    </style:style>
    <style:style style:name="P931"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efb88" officeooo:paragraph-rsid="01692487" style:font-style-asian="normal" style:font-weight-asian="normal" style:font-style-complex="normal" style:font-weight-complex="normal"/>
    </style:style>
    <style:style style:name="P932"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efb88" officeooo:paragraph-rsid="016efb88" style:font-style-asian="normal" style:font-weight-asian="normal" style:font-style-complex="normal" style:font-weight-complex="normal"/>
    </style:style>
    <style:style style:name="P933"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fa846" officeooo:paragraph-rsid="016efb88" style:font-style-asian="normal" style:font-weight-asian="normal" style:font-style-complex="normal" style:font-weight-complex="normal"/>
    </style:style>
    <style:style style:name="P934"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0f5acda" officeooo:paragraph-rsid="016689ad" style:font-style-asian="normal" style:font-weight-asian="normal" style:font-style-complex="normal" style:font-weight-complex="normal"/>
    </style:style>
    <style:style style:name="P935"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0f5acda" officeooo:paragraph-rsid="0284afdd" style:font-style-asian="normal" style:font-weight-asian="normal" style:font-style-complex="normal" style:font-weight-complex="normal"/>
    </style:style>
    <style:style style:name="P936"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7cd650" officeooo:paragraph-rsid="017c0008" style:font-style-asian="normal" style:font-weight-asian="normal" style:font-style-complex="normal" style:font-weight-complex="normal"/>
    </style:style>
    <style:style style:name="P937"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7eca79" officeooo:paragraph-rsid="017c0008" style:font-style-asian="normal" style:font-weight-asian="normal" style:font-style-complex="normal" style:font-weight-complex="normal"/>
    </style:style>
    <style:style style:name="P938"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6689ad" officeooo:paragraph-rsid="017c0008" style:font-style-asian="normal" style:font-weight-asian="normal" style:font-style-complex="normal" style:font-weight-complex="normal"/>
    </style:style>
    <style:style style:name="P939"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bd6687" officeooo:paragraph-rsid="01ba0db6" style:font-style-asian="normal" style:font-weight-asian="normal" style:font-style-complex="normal" style:font-weight-complex="normal"/>
    </style:style>
    <style:style style:name="P940"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1c49de4" officeooo:paragraph-rsid="01c3ec9e" style:font-style-asian="normal" style:font-weight-asian="normal" style:font-style-complex="normal" style:font-weight-complex="normal"/>
    </style:style>
    <style:style style:name="P941"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22d6070" officeooo:paragraph-rsid="022d6070" style:font-style-asian="normal" style:font-weight-asian="normal" style:font-style-complex="normal" style:font-weight-complex="normal"/>
    </style:style>
    <style:style style:name="P942"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2330f92" officeooo:paragraph-rsid="02317288" style:font-style-asian="normal" style:font-weight-asian="normal" style:font-style-complex="normal" style:font-weight-complex="normal"/>
    </style:style>
    <style:style style:name="P943"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24ca6d6" officeooo:paragraph-rsid="024ca6d6" style:font-style-asian="normal" style:font-weight-asian="normal" style:font-style-complex="normal" style:font-weight-complex="normal"/>
    </style:style>
    <style:style style:name="P944"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24c3f37" officeooo:paragraph-rsid="024c3f37" style:font-style-asian="normal" style:font-weight-asian="normal" style:font-style-complex="normal" style:font-weight-complex="normal"/>
    </style:style>
    <style:style style:name="P945"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2b98b13" officeooo:paragraph-rsid="02b5c6ed" style:font-style-asian="normal" style:font-weight-asian="normal" style:font-style-complex="normal" style:font-weight-complex="normal"/>
    </style:style>
    <style:style style:name="P946"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2bac03f" officeooo:paragraph-rsid="02b5c6ed" style:font-style-asian="normal" style:font-weight-asian="normal" style:font-style-complex="normal" style:font-weight-complex="normal"/>
    </style:style>
    <style:style style:name="P947"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2be5bae" officeooo:paragraph-rsid="02be5bae" style:font-style-asian="normal" style:font-weight-asian="normal" style:font-style-complex="normal" style:font-weight-complex="normal"/>
    </style:style>
    <style:style style:name="P948" style:family="paragraph" style:parent-style-name="Standard">
      <loext:graphic-properties draw:fill="none"/>
      <style:paragraph-properties fo:margin-left="1.4366in" fo:margin-right="0in" fo:line-height="100%" fo:text-indent="-0.9366in" style:auto-text-indent="false"/>
      <style:text-properties fo:font-style="normal" style:text-underline-style="none" fo:font-weight="normal" officeooo:rsid="00e670c3" officeooo:paragraph-rsid="03c0ac3a" style:font-style-asian="normal" style:font-weight-asian="normal" style:font-style-complex="normal" style:font-weight-complex="normal"/>
    </style:style>
    <style:style style:name="P949" style:family="paragraph" style:parent-style-name="Standard">
      <loext:graphic-properties draw:fill="none"/>
      <style:paragraph-properties fo:margin-left="1.4366in" fo:margin-right="0in" fo:line-height="100%" fo:text-indent="-0.9366in" style:auto-text-indent="false"/>
      <style:text-properties fo:font-weight="normal" officeooo:rsid="01aeb458" officeooo:paragraph-rsid="01aeb458" style:font-weight-asian="normal" style:font-weight-complex="normal"/>
    </style:style>
    <style:style style:name="P950" style:family="paragraph" style:parent-style-name="Text_20_body">
      <loext:graphic-properties draw:fill="none"/>
      <style:paragraph-properties fo:margin-left="1.4366in" fo:margin-right="0in" fo:margin-top="0in" fo:margin-bottom="0in" loext:contextual-spacing="false" fo:line-height="100%" fo:text-align="start" style:justify-single-word="false" fo:text-indent="-0.9366in" style:auto-text-indent="false"/>
      <style:text-properties fo:font-style="normal" style:text-underline-style="solid" style:text-underline-width="auto" style:text-underline-color="font-color" fo:font-weight="normal" officeooo:rsid="00f5acda" officeooo:paragraph-rsid="0168cdeb" style:font-style-asian="normal" style:font-weight-asian="normal" style:font-style-complex="normal" style:font-weight-complex="normal"/>
    </style:style>
    <style:style style:name="P95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68cdeb" style:font-style-asian="normal" style:font-weight-asian="normal" style:font-style-complex="normal" style:font-weight-complex="normal"/>
    </style:style>
    <style:style style:name="P95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692487" style:font-style-asian="normal" style:font-weight-asian="normal" style:font-style-complex="normal" style:font-weight-complex="normal"/>
    </style:style>
    <style:style style:name="P95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7b5397" style:font-style-asian="normal" style:font-weight-asian="normal" style:font-style-complex="normal" style:font-weight-complex="normal"/>
    </style:style>
    <style:style style:name="P95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869499" style:font-style-asian="normal" style:font-weight-asian="normal" style:font-style-complex="normal" style:font-weight-complex="normal"/>
    </style:style>
    <style:style style:name="P95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ae62bc" style:font-style-asian="normal" style:font-weight-asian="normal" style:font-style-complex="normal" style:font-weight-complex="normal"/>
    </style:style>
    <style:style style:name="P95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aeb458" style:font-style-asian="normal" style:font-weight-asian="normal" style:font-style-complex="normal" style:font-weight-complex="normal"/>
    </style:style>
    <style:style style:name="P95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affff3" style:font-style-asian="normal" style:font-weight-asian="normal" style:font-style-complex="normal" style:font-weight-complex="normal"/>
    </style:style>
    <style:style style:name="P95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b38677" style:font-style-asian="normal" style:font-weight-asian="normal" style:font-style-complex="normal" style:font-weight-complex="normal"/>
    </style:style>
    <style:style style:name="P95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b6b3b8" style:font-style-asian="normal" style:font-weight-asian="normal" style:font-style-complex="normal" style:font-weight-complex="normal"/>
    </style:style>
    <style:style style:name="P96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ba0db6" style:font-style-asian="normal" style:font-weight-asian="normal" style:font-style-complex="normal" style:font-weight-complex="normal"/>
    </style:style>
    <style:style style:name="P96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c2a8bb" style:font-style-asian="normal" style:font-weight-asian="normal" style:font-style-complex="normal" style:font-weight-complex="normal"/>
    </style:style>
    <style:style style:name="P96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c3ec9e" style:font-style-asian="normal" style:font-weight-asian="normal" style:font-style-complex="normal" style:font-weight-complex="normal"/>
    </style:style>
    <style:style style:name="P96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dfc00d" style:font-style-asian="normal" style:font-weight-asian="normal" style:font-style-complex="normal" style:font-weight-complex="normal"/>
    </style:style>
    <style:style style:name="P96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15e8603" style:font-style-asian="normal" style:font-weight-asian="normal" style:font-style-complex="normal" style:font-weight-complex="normal"/>
    </style:style>
    <style:style style:name="P96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a7e55" style:font-style-asian="normal" style:font-weight-asian="normal" style:font-style-complex="normal" style:font-weight-complex="normal"/>
    </style:style>
    <style:style style:name="P96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abf52" style:font-style-asian="normal" style:font-weight-asian="normal" style:font-style-complex="normal" style:font-weight-complex="normal"/>
    </style:style>
    <style:style style:name="P96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b61c7" style:font-style-asian="normal" style:font-weight-asian="normal" style:font-style-complex="normal" style:font-weight-complex="normal"/>
    </style:style>
    <style:style style:name="P96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bc9f8" style:font-style-asian="normal" style:font-weight-asian="normal" style:font-style-complex="normal" style:font-weight-complex="normal"/>
    </style:style>
    <style:style style:name="P96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317288" style:font-style-asian="normal" style:font-weight-asian="normal" style:font-style-complex="normal" style:font-weight-complex="normal"/>
    </style:style>
    <style:style style:name="P97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359504" style:font-style-asian="normal" style:font-weight-asian="normal" style:font-style-complex="normal" style:font-weight-complex="normal"/>
    </style:style>
    <style:style style:name="P97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3797e5" style:font-style-asian="normal" style:font-weight-asian="normal" style:font-style-complex="normal" style:font-weight-complex="normal"/>
    </style:style>
    <style:style style:name="P97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394941" style:font-style-asian="normal" style:font-weight-asian="normal" style:font-style-complex="normal" style:font-weight-complex="normal"/>
    </style:style>
    <style:style style:name="P97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2e1b47" style:font-style-asian="normal" style:font-weight-asian="normal" style:font-style-complex="normal" style:font-weight-complex="normal"/>
    </style:style>
    <style:style style:name="P97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5c00f6" style:font-style-asian="normal" style:font-weight-asian="normal" style:font-style-complex="normal" style:font-weight-complex="normal"/>
    </style:style>
    <style:style style:name="P97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84afdd" style:font-style-asian="normal" style:font-weight-asian="normal" style:font-style-complex="normal" style:font-weight-complex="normal"/>
    </style:style>
    <style:style style:name="P97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28b31a6" style:font-style-asian="normal" style:font-weight-asian="normal" style:font-style-complex="normal" style:font-weight-complex="normal"/>
    </style:style>
    <style:style style:name="P97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61a9e8" style:font-style-asian="normal" style:font-weight-asian="normal" style:font-style-complex="normal" style:font-weight-complex="normal"/>
    </style:style>
    <style:style style:name="P97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6380ca" style:font-style-asian="normal" style:font-weight-asian="normal" style:font-style-complex="normal" style:font-weight-complex="normal"/>
    </style:style>
    <style:style style:name="P97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64c1fa" style:font-style-asian="normal" style:font-weight-asian="normal" style:font-style-complex="normal" style:font-weight-complex="normal"/>
    </style:style>
    <style:style style:name="P98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7c3aa3" style:font-style-asian="normal" style:font-weight-asian="normal" style:font-style-complex="normal" style:font-weight-complex="normal"/>
    </style:style>
    <style:style style:name="P98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80283b" style:font-style-asian="normal" style:font-weight-asian="normal" style:font-style-complex="normal" style:font-weight-complex="normal"/>
    </style:style>
    <style:style style:name="P98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8433b9" style:font-style-asian="normal" style:font-weight-asian="normal" style:font-style-complex="normal" style:font-weight-complex="normal"/>
    </style:style>
    <style:style style:name="P98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8cf127" style:font-style-asian="normal" style:font-weight-asian="normal" style:font-style-complex="normal" style:font-weight-complex="normal"/>
    </style:style>
    <style:style style:name="P98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93ab37" style:font-style-asian="normal" style:font-weight-asian="normal" style:font-style-complex="normal" style:font-weight-complex="normal"/>
    </style:style>
    <style:style style:name="P98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963cbe" style:font-style-asian="normal" style:font-weight-asian="normal" style:font-style-complex="normal" style:font-weight-complex="normal"/>
    </style:style>
    <style:style style:name="P98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9f8794" style:font-style-asian="normal" style:font-weight-asian="normal" style:font-style-complex="normal" style:font-weight-complex="normal"/>
    </style:style>
    <style:style style:name="P98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a66a34" style:font-style-asian="normal" style:font-weight-asian="normal" style:font-style-complex="normal" style:font-weight-complex="normal"/>
    </style:style>
    <style:style style:name="P98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b440ea" style:font-style-asian="normal" style:font-weight-asian="normal" style:font-style-complex="normal" style:font-weight-complex="normal"/>
    </style:style>
    <style:style style:name="P98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c0ac3a" style:font-style-asian="normal" style:font-weight-asian="normal" style:font-style-complex="normal" style:font-weight-complex="normal"/>
    </style:style>
    <style:style style:name="P99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c5f629" style:font-style-asian="normal" style:font-weight-asian="normal" style:font-style-complex="normal" style:font-weight-complex="normal"/>
    </style:style>
    <style:style style:name="P99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cdfce3" style:font-style-asian="normal" style:font-weight-asian="normal" style:font-style-complex="normal" style:font-weight-complex="normal"/>
    </style:style>
    <style:style style:name="P99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d192d6" style:font-style-asian="normal" style:font-weight-asian="normal" style:font-style-complex="normal" style:font-weight-complex="normal"/>
    </style:style>
    <style:style style:name="P99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da3562" style:font-style-asian="normal" style:font-weight-asian="normal" style:font-style-complex="normal" style:font-weight-complex="normal"/>
    </style:style>
    <style:style style:name="P99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dd82e8" style:font-style-asian="normal" style:font-weight-asian="normal" style:font-style-complex="normal" style:font-weight-complex="normal"/>
    </style:style>
    <style:style style:name="P99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ddeb60" style:font-style-asian="normal" style:font-weight-asian="normal" style:font-style-complex="normal" style:font-weight-complex="normal"/>
    </style:style>
    <style:style style:name="P99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0f5acda" officeooo:paragraph-rsid="03e36574" style:font-style-asian="normal" style:font-weight-asian="normal" style:font-style-complex="normal" style:font-weight-complex="normal"/>
    </style:style>
    <style:style style:name="P99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1d6410f" officeooo:paragraph-rsid="01d6410f" style:font-style-asian="normal" style:font-weight-asian="normal" style:font-style-complex="normal" style:font-weight-complex="normal"/>
    </style:style>
    <style:style style:name="P99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22abf52" officeooo:paragraph-rsid="022abf52" style:font-style-asian="normal" style:font-weight-asian="normal" style:font-style-complex="normal" style:font-weight-complex="normal"/>
    </style:style>
    <style:style style:name="P99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2359504" officeooo:paragraph-rsid="02359504" style:font-style-asian="normal" style:font-weight-asian="normal" style:font-style-complex="normal" style:font-weight-complex="normal"/>
    </style:style>
    <style:style style:name="P100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2fe6b0a" officeooo:paragraph-rsid="02fe6b0a" style:font-style-asian="normal" style:font-weight-asian="normal" style:font-style-complex="normal" style:font-weight-complex="normal"/>
    </style:style>
    <style:style style:name="P100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302a2aa" officeooo:paragraph-rsid="0302a2aa" style:font-style-asian="normal" style:font-weight-asian="normal" style:font-style-complex="normal" style:font-weight-complex="normal"/>
    </style:style>
    <style:style style:name="P100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39f8794" officeooo:paragraph-rsid="039f8794" style:font-style-asian="normal" style:font-weight-asian="normal" style:font-style-complex="normal" style:font-weight-complex="normal"/>
    </style:style>
    <style:style style:name="P100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3da3562" officeooo:paragraph-rsid="03da3562" style:font-style-asian="normal" style:font-weight-asian="normal" style:font-style-complex="normal" style:font-weight-complex="normal"/>
    </style:style>
    <style:style style:name="P100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ba0db6" officeooo:paragraph-rsid="01ba0db6" style:font-style-asian="normal" style:font-weight-asian="bold" style:font-style-complex="normal" style:font-weight-complex="bold"/>
    </style:style>
    <style:style style:name="P100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3126b" officeooo:paragraph-rsid="01c49de4" style:font-style-asian="normal" style:font-weight-asian="bold" style:font-style-complex="normal" style:font-weight-complex="bold"/>
    </style:style>
    <style:style style:name="P100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cb11f1" style:font-style-asian="normal" style:font-weight-asian="bold" style:font-style-complex="normal" style:font-weight-complex="bold"/>
    </style:style>
    <style:style style:name="P100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cc42a8" style:font-style-asian="normal" style:font-weight-asian="bold" style:font-style-complex="normal" style:font-weight-complex="bold"/>
    </style:style>
    <style:style style:name="P100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cd9b70" style:font-style-asian="normal" style:font-weight-asian="bold" style:font-style-complex="normal" style:font-weight-complex="bold"/>
    </style:style>
    <style:style style:name="P100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cb11f1" officeooo:paragraph-rsid="01d53e14" style:font-style-asian="normal" style:font-weight-asian="bold" style:font-style-complex="normal" style:font-weight-complex="bold"/>
    </style:style>
    <style:style style:name="P101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1dfc00d" officeooo:paragraph-rsid="01dfc00d" style:font-style-asian="normal" style:font-weight-asian="bold" style:font-style-complex="normal" style:font-weight-complex="bold"/>
    </style:style>
    <style:style style:name="P101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0918078" officeooo:paragraph-rsid="01c3ec9e" style:font-style-asian="normal" style:font-weight-asian="bold" style:font-style-complex="normal" style:font-weight-complex="bold"/>
    </style:style>
    <style:style style:name="P101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27efda7" officeooo:paragraph-rsid="027efda7" style:font-style-asian="normal" style:font-weight-asian="bold" style:font-style-complex="normal" style:font-weight-complex="bold"/>
    </style:style>
    <style:style style:name="P101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692487" officeooo:paragraph-rsid="01692487" style:font-style-asian="normal" style:font-weight-asian="normal" style:font-style-complex="normal" style:font-weight-complex="normal"/>
    </style:style>
    <style:style style:name="P101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63a0b0" officeooo:paragraph-rsid="01692487" style:font-style-asian="normal" style:font-weight-asian="normal" style:font-style-complex="normal" style:font-weight-complex="normal"/>
    </style:style>
    <style:style style:name="P101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b38677" officeooo:paragraph-rsid="01b38677" style:font-style-asian="normal" style:font-weight-asian="normal" style:font-style-complex="normal" style:font-weight-complex="normal"/>
    </style:style>
    <style:style style:name="P101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b6b3b8" officeooo:paragraph-rsid="01b6b3b8" style:font-style-asian="normal" style:font-weight-asian="normal" style:font-style-complex="normal" style:font-weight-complex="normal"/>
    </style:style>
    <style:style style:name="P101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ba0db6" officeooo:paragraph-rsid="01ba0db6" style:font-style-asian="normal" style:font-weight-asian="normal" style:font-style-complex="normal" style:font-weight-complex="normal"/>
    </style:style>
    <style:style style:name="P101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0e670c3" officeooo:paragraph-rsid="01ba0db6" style:font-style-asian="normal" style:font-weight-asian="normal" style:font-style-complex="normal" style:font-weight-complex="normal"/>
    </style:style>
    <style:style style:name="P101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c3126b" officeooo:paragraph-rsid="01c2a8bb" style:font-style-asian="normal" style:font-weight-asian="normal" style:font-style-complex="normal" style:font-weight-complex="normal"/>
    </style:style>
    <style:style style:name="P102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caa302" officeooo:paragraph-rsid="01c3ec9e" style:font-style-asian="normal" style:font-weight-asian="normal" style:font-style-complex="normal" style:font-weight-complex="normal"/>
    </style:style>
    <style:style style:name="P102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cb11f1" officeooo:paragraph-rsid="01d53e14" style:font-style-asian="normal" style:font-weight-asian="normal" style:font-style-complex="normal" style:font-weight-complex="normal"/>
    </style:style>
    <style:style style:name="P102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1dfc00d" officeooo:paragraph-rsid="01dfc00d" style:font-style-asian="normal" style:font-weight-asian="normal" style:font-style-complex="normal" style:font-weight-complex="normal"/>
    </style:style>
    <style:style style:name="P102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22ba03c" officeooo:paragraph-rsid="022b61c7" style:font-style-asian="normal" style:font-weight-asian="normal" style:font-style-complex="normal" style:font-weight-complex="normal"/>
    </style:style>
    <style:style style:name="P102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22d9cec" officeooo:paragraph-rsid="015e8603" style:font-style-asian="normal" style:font-weight-asian="normal" style:font-style-complex="normal" style:font-weight-complex="normal"/>
    </style:style>
    <style:style style:name="P102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22e1b47" officeooo:paragraph-rsid="022e1b47" style:font-style-asian="normal" style:font-weight-asian="normal" style:font-style-complex="normal" style:font-weight-complex="normal"/>
    </style:style>
    <style:style style:name="P102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2330f92" officeooo:paragraph-rsid="015e8603" style:font-style-asian="normal" style:font-weight-asian="normal" style:font-style-complex="normal" style:font-weight-complex="normal"/>
    </style:style>
    <style:style style:name="P102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0f5acda" officeooo:paragraph-rsid="02359504" style:font-style-asian="normal" style:font-weight-asian="normal" style:font-style-complex="normal" style:font-weight-complex="normal"/>
    </style:style>
    <style:style style:name="P102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2fe6b0a" officeooo:paragraph-rsid="02fe6b0a" style:font-style-asian="normal" style:font-weight-asian="normal" style:font-style-complex="normal" style:font-weight-complex="normal"/>
    </style:style>
    <style:style style:name="P102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64c1fa" officeooo:paragraph-rsid="036380ca" style:font-style-asian="normal" style:font-weight-asian="normal" style:font-style-complex="normal" style:font-weight-complex="normal"/>
    </style:style>
    <style:style style:name="P103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64c1fa" officeooo:paragraph-rsid="0364c1fa" style:font-style-asian="normal" style:font-weight-asian="normal" style:font-style-complex="normal" style:font-weight-complex="normal"/>
    </style:style>
    <style:style style:name="P103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686d5b" officeooo:paragraph-rsid="0364c1fa" style:font-style-asian="normal" style:font-weight-asian="normal" style:font-style-complex="normal" style:font-weight-complex="normal"/>
    </style:style>
    <style:style style:name="P103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7c3aa3" officeooo:paragraph-rsid="037c3aa3" style:font-style-asian="normal" style:font-weight-asian="normal" style:font-style-complex="normal" style:font-weight-complex="normal"/>
    </style:style>
    <style:style style:name="P103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80283b" officeooo:paragraph-rsid="037c3aa3" style:font-style-asian="normal" style:font-weight-asian="normal" style:font-style-complex="normal" style:font-weight-complex="normal"/>
    </style:style>
    <style:style style:name="P103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80283b" officeooo:paragraph-rsid="0380283b" style:font-style-asian="normal" style:font-weight-asian="normal" style:font-style-complex="normal" style:font-weight-complex="normal"/>
    </style:style>
    <style:style style:name="P103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824eea" officeooo:paragraph-rsid="037c3aa3" style:font-style-asian="normal" style:font-weight-asian="normal" style:font-style-complex="normal" style:font-weight-complex="normal"/>
    </style:style>
    <style:style style:name="P103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933377" officeooo:paragraph-rsid="038cf127" style:font-style-asian="normal" style:font-weight-asian="normal" style:font-style-complex="normal" style:font-weight-complex="normal"/>
    </style:style>
    <style:style style:name="P103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93ab37" officeooo:paragraph-rsid="0393ab37" style:font-style-asian="normal" style:font-weight-asian="normal" style:font-style-complex="normal" style:font-weight-complex="normal"/>
    </style:style>
    <style:style style:name="P103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963cbe" officeooo:paragraph-rsid="03963cbe" style:font-style-asian="normal" style:font-weight-asian="normal" style:font-style-complex="normal" style:font-weight-complex="normal"/>
    </style:style>
    <style:style style:name="P103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963cbe" officeooo:paragraph-rsid="039f8794" style:font-style-asian="normal" style:font-weight-asian="normal" style:font-style-complex="normal" style:font-weight-complex="normal"/>
    </style:style>
    <style:style style:name="P104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963cbe" officeooo:paragraph-rsid="03b11ee5" style:font-style-asian="normal" style:font-weight-asian="normal" style:font-style-complex="normal" style:font-weight-complex="normal"/>
    </style:style>
    <style:style style:name="P104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9f8794" officeooo:paragraph-rsid="039f8794" style:font-style-asian="normal" style:font-weight-asian="normal" style:font-style-complex="normal" style:font-weight-complex="normal"/>
    </style:style>
    <style:style style:name="P104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a8d617" officeooo:paragraph-rsid="03a66a34" style:font-style-asian="normal" style:font-weight-asian="normal" style:font-style-complex="normal" style:font-weight-complex="normal"/>
    </style:style>
    <style:style style:name="P104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aad435" officeooo:paragraph-rsid="03a66a34" style:font-style-asian="normal" style:font-weight-asian="normal" style:font-style-complex="normal" style:font-weight-complex="normal"/>
    </style:style>
    <style:style style:name="P104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ac5834" officeooo:paragraph-rsid="03a66a34" style:font-style-asian="normal" style:font-weight-asian="normal" style:font-style-complex="normal" style:font-weight-complex="normal"/>
    </style:style>
    <style:style style:name="P104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c3fc64" officeooo:paragraph-rsid="03c0ac3a" style:font-style-asian="normal" style:font-weight-asian="normal" style:font-style-complex="normal" style:font-weight-complex="normal"/>
    </style:style>
    <style:style style:name="P104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ca0227" officeooo:paragraph-rsid="03c0ac3a" style:font-style-asian="normal" style:font-weight-asian="normal" style:font-style-complex="normal" style:font-weight-complex="normal"/>
    </style:style>
    <style:style style:name="P104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cdfce3" officeooo:paragraph-rsid="03cdfce3" style:font-style-asian="normal" style:font-weight-asian="normal" style:font-style-complex="normal" style:font-weight-complex="normal"/>
    </style:style>
    <style:style style:name="P104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da3562" officeooo:paragraph-rsid="03da3562" style:font-style-asian="normal" style:font-weight-asian="normal" style:font-style-complex="normal" style:font-weight-complex="normal"/>
    </style:style>
    <style:style style:name="P104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ddeb60" officeooo:paragraph-rsid="03ddeb60" style:font-style-asian="normal" style:font-weight-asian="normal" style:font-style-complex="normal" style:font-weight-complex="normal"/>
    </style:style>
    <style:style style:name="P105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normal" officeooo:rsid="03e59f35" officeooo:paragraph-rsid="03e36574" style:font-style-asian="normal" style:font-weight-asian="normal" style:font-style-complex="normal" style:font-weight-complex="normal"/>
    </style:style>
    <style:style style:name="P105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bold" officeooo:rsid="01cb11f1" officeooo:paragraph-rsid="01cb11f1" style:font-style-asian="normal" style:font-weight-asian="bold" style:font-style-complex="normal" style:font-weight-complex="bold"/>
    </style:style>
    <style:style style:name="P105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none" fo:font-weight="bold" officeooo:rsid="01c3126b" officeooo:paragraph-rsid="0205fc8e" style:font-style-asian="normal" style:font-weight-asian="bold" style:font-style-complex="normal" style:font-weight-complex="bold"/>
    </style:style>
    <style:style style:name="P105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tyle="italic" style:text-underline-style="none" fo:font-weight="normal" officeooo:rsid="01aeb458" officeooo:paragraph-rsid="01aeb458" style:font-style-asian="italic" style:font-weight-asian="normal" style:font-style-complex="italic" style:font-weight-complex="normal"/>
    </style:style>
    <style:style style:name="P105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style:text-line-through-style="none" style:text-line-through-type="none" fo:font-size="12pt" fo:font-style="normal" style:text-underline-style="none" fo:font-weight="normal" officeooo:rsid="01c49de4" officeooo:paragraph-rsid="01d53e14" style:font-size-asian="12pt" style:font-style-asian="normal" style:font-weight-asian="normal" style:font-size-complex="12pt" style:font-style-complex="normal" style:font-weight-complex="normal"/>
    </style:style>
    <style:style style:name="P105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style:text-underline-style="solid" style:text-underline-width="auto" style:text-underline-color="font-color" fo:font-weight="normal" officeooo:rsid="00f5acda" officeooo:paragraph-rsid="022a7e55" style:font-weight-asian="normal" style:font-weight-complex="normal"/>
    </style:style>
    <style:style style:name="P105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271e78a" officeooo:paragraph-rsid="0271e78a" style:letter-kerning="false" style:font-size-asian="12pt" style:font-style-asian="normal" style:font-weight-asian="bold" style:font-style-complex="normal" style:font-weight-complex="bold"/>
    </style:style>
    <style:style style:name="P1057"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a66a34" style:letter-kerning="false" style:font-size-asian="12pt" style:font-style-asian="normal" style:font-weight-asian="normal" style:font-style-complex="normal" style:font-weight-complex="normal"/>
    </style:style>
    <style:style style:name="P1058"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f5acda" officeooo:paragraph-rsid="03c5f629" style:letter-kerning="false" style:font-size-asian="12pt" style:font-style-asian="normal" style:font-weight-asian="normal" style:font-style-complex="normal" style:font-weight-complex="normal"/>
    </style:style>
    <style:style style:name="P1059"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none" fo:font-weight="normal" officeooo:rsid="0271e78a" officeooo:paragraph-rsid="0271e78a" style:letter-kerning="false" style:font-size-asian="12pt" style:font-style-asian="normal" style:font-weight-asian="normal" style:font-style-complex="normal" style:font-weight-complex="normal"/>
    </style:style>
    <style:style style:name="P1060"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none" fo:font-weight="normal" officeooo:rsid="0364c1fa" officeooo:paragraph-rsid="036380ca" style:letter-kerning="false" style:font-size-asian="12pt" style:font-style-asian="normal" style:font-weight-asian="normal" style:font-style-complex="normal" style:font-weight-complex="normal"/>
    </style:style>
    <style:style style:name="P1061"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none" fo:font-weight="normal" officeooo:rsid="00e670c3" officeooo:paragraph-rsid="038cf127" style:letter-kerning="false" style:font-size-asian="12pt" style:font-style-asian="normal" style:font-weight-asian="normal" style:font-style-complex="normal" style:font-weight-complex="normal"/>
    </style:style>
    <style:style style:name="P1062"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none" fo:font-weight="normal" officeooo:rsid="03aad435" officeooo:paragraph-rsid="03a66a34" style:letter-kerning="false" style:font-size-asian="12pt" style:font-style-asian="normal" style:font-weight-asian="normal" style:font-style-complex="normal" style:font-weight-complex="normal"/>
    </style:style>
    <style:style style:name="P1063"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none" fo:font-weight="normal" officeooo:rsid="03c5f629" officeooo:paragraph-rsid="03c5f629" style:letter-kerning="false" style:font-size-asian="12pt" style:font-style-asian="normal" style:font-weight-asian="normal" style:font-style-complex="normal" style:font-weight-complex="normal"/>
    </style:style>
    <style:style style:name="P106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none" fo:font-weight="normal" officeooo:rsid="03da3562" officeooo:paragraph-rsid="03da3562" style:letter-kerning="false" style:font-size-asian="12pt" style:font-style-asian="normal" style:font-weight-asian="normal" style:font-style-complex="normal" style:font-weight-complex="normal"/>
    </style:style>
    <style:style style:name="P1065"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officeooo:rsid="03beb676" officeooo:paragraph-rsid="03beb676"/>
    </style:style>
    <style:style style:name="P1066"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style:text-line-through-style="solid" style:text-line-through-type="single" fo:font-style="normal" style:text-underline-style="none" fo:font-weight="normal" officeooo:rsid="03963cbe" officeooo:paragraph-rsid="03b8b869" style:font-style-asian="normal" style:font-weight-asian="normal" style:font-style-complex="normal" style:font-weight-complex="normal"/>
    </style:style>
    <style:style style:name="P1067" style:family="paragraph" style:parent-style-name="Standard">
      <loext:graphic-properties draw:fill="none"/>
      <style:paragraph-properties fo:margin-left="1.4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0dbd72d" officeooo:paragraph-rsid="0365404c" style:font-style-asian="normal" style:font-weight-asian="bold" style:font-style-complex="normal" style:font-weight-complex="bold"/>
    </style:style>
    <style:style style:name="P1068" style:family="paragraph" style:parent-style-name="Standard" style:master-page-name="">
      <loext:graphic-properties draw:fill="none"/>
      <style:paragraph-properties fo:margin-left="1.1252in" fo:margin-right="0in" fo:line-height="100%" fo:text-indent="-0.6252in" style:auto-text-indent="false" style:page-number="auto"/>
      <style:text-properties fo:font-style="normal" style:text-underline-style="solid" style:text-underline-width="auto" style:text-underline-color="font-color" fo:font-weight="bold" officeooo:rsid="00918078" officeooo:paragraph-rsid="015e8603" style:font-style-asian="normal" style:font-weight-asian="bold" style:font-style-complex="normal" style:font-weight-complex="bold"/>
    </style:style>
    <style:style style:name="P1069" style:family="paragraph" style:parent-style-name="Standard">
      <loext:graphic-properties draw:fill="none"/>
      <style:paragraph-properties fo:margin-left="1.1252in" fo:margin-right="0in" fo:line-height="100%" fo:text-align="start" style:justify-single-word="false" fo:text-indent="-0.6252in" style:auto-text-indent="false"/>
      <style:text-properties fo:font-style="normal" style:text-underline-style="solid" style:text-underline-width="auto" style:text-underline-color="font-color" fo:font-weight="bold" officeooo:rsid="00918078" officeooo:paragraph-rsid="0168cdeb" style:font-style-asian="normal" style:font-weight-asian="bold" style:font-style-complex="normal" style:font-weight-complex="bold"/>
    </style:style>
    <style:style style:name="P1070"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68cdeb" style:font-style-asian="normal" style:font-weight-asian="bold" style:font-style-complex="normal" style:font-weight-complex="bold"/>
    </style:style>
    <style:style style:name="P1071"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affff3" style:font-style-asian="normal" style:font-weight-asian="bold" style:font-style-complex="normal" style:font-weight-complex="bold"/>
    </style:style>
    <style:style style:name="P1072"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b38677" style:font-style-asian="normal" style:font-weight-asian="bold" style:font-style-complex="normal" style:font-weight-complex="bold"/>
    </style:style>
    <style:style style:name="P1073"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15e8603" style:font-style-asian="normal" style:font-weight-asian="bold" style:font-style-complex="normal" style:font-weight-complex="bold"/>
    </style:style>
    <style:style style:name="P1074"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22a7e55" style:font-style-asian="normal" style:font-weight-asian="bold" style:font-style-complex="normal" style:font-weight-complex="bold"/>
    </style:style>
    <style:style style:name="P1075"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23797e5" style:font-style-asian="normal" style:font-weight-asian="bold" style:font-style-complex="normal" style:font-weight-complex="bold"/>
    </style:style>
    <style:style style:name="P1076"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2416e2d" style:font-style-asian="normal" style:font-weight-asian="bold" style:font-style-complex="normal" style:font-weight-complex="bold"/>
    </style:style>
    <style:style style:name="P1077"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3c0ac3a" style:font-style-asian="normal" style:font-weight-asian="bold" style:font-style-complex="normal" style:font-weight-complex="bold"/>
    </style:style>
    <style:style style:name="P1078"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0918078" officeooo:paragraph-rsid="03d192d6" style:font-style-asian="normal" style:font-weight-asian="bold" style:font-style-complex="normal" style:font-weight-complex="bold"/>
    </style:style>
    <style:style style:name="P1079"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b38677" officeooo:paragraph-rsid="01b38677" style:font-style-asian="normal" style:font-weight-asian="bold" style:font-style-complex="normal" style:font-weight-complex="bold"/>
    </style:style>
    <style:style style:name="P1080"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b6b3b8" officeooo:paragraph-rsid="01b6b3b8" style:font-style-asian="normal" style:font-weight-asian="bold" style:font-style-complex="normal" style:font-weight-complex="bold"/>
    </style:style>
    <style:style style:name="P1081"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ba0db6" officeooo:paragraph-rsid="01c2a8bb" style:font-style-asian="normal" style:font-weight-asian="bold" style:font-style-complex="normal" style:font-weight-complex="bold"/>
    </style:style>
    <style:style style:name="P1082"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bold" officeooo:rsid="01ded375" officeooo:paragraph-rsid="01ded375" style:font-style-asian="normal" style:font-weight-asian="bold" style:font-style-complex="normal" style:font-weight-complex="bold"/>
    </style:style>
    <style:style style:name="P1083"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15e8603" style:font-style-asian="normal" style:font-weight-asian="normal" style:font-style-complex="normal" style:font-weight-complex="normal"/>
    </style:style>
    <style:style style:name="P1084"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1ba0db6" style:font-style-asian="normal" style:font-weight-asian="normal" style:font-style-complex="normal" style:font-weight-complex="normal"/>
    </style:style>
    <style:style style:name="P1085"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1e3372a" style:font-style-asian="normal" style:font-weight-asian="normal" style:font-style-complex="normal" style:font-weight-complex="normal"/>
    </style:style>
    <style:style style:name="P1086"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22043d4" style:font-style-asian="normal" style:font-weight-asian="normal" style:font-style-complex="normal" style:font-weight-complex="normal"/>
    </style:style>
    <style:style style:name="P1087"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23797e5" style:font-style-asian="normal" style:font-weight-asian="normal" style:font-style-complex="normal" style:font-weight-complex="normal"/>
    </style:style>
    <style:style style:name="P1088" style:family="paragraph" style:parent-style-name="Standard">
      <loext:graphic-properties draw:fill="none"/>
      <style:paragraph-properties fo:margin-left="1.1252in" fo:margin-right="0in" fo:line-height="100%" fo:text-indent="-0.6252in" style:auto-text-indent="false"/>
      <style:text-properties fo:font-style="normal" style:text-underline-style="solid" style:text-underline-width="auto" style:text-underline-color="font-color" fo:font-weight="normal" officeooo:rsid="00e670c3" officeooo:paragraph-rsid="03d192d6" style:font-style-asian="normal" style:font-weight-asian="normal" style:font-style-complex="normal" style:font-weight-complex="normal"/>
    </style:style>
    <style:style style:name="P1089"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ba0db6" officeooo:paragraph-rsid="01ba0db6" style:font-style-asian="normal" style:font-weight-asian="bold" style:font-style-complex="normal" style:font-weight-complex="bold"/>
    </style:style>
    <style:style style:name="P1090"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ba0db6" officeooo:paragraph-rsid="01c2a8bb" style:font-style-asian="normal" style:font-weight-asian="bold" style:font-style-complex="normal" style:font-weight-complex="bold"/>
    </style:style>
    <style:style style:name="P1091"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b38677" officeooo:paragraph-rsid="01b38677" style:font-style-asian="normal" style:font-weight-asian="bold" style:font-style-complex="normal" style:font-weight-complex="bold"/>
    </style:style>
    <style:style style:name="P1092"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1ded375" officeooo:paragraph-rsid="01ded375" style:font-style-asian="normal" style:font-weight-asian="bold" style:font-style-complex="normal" style:font-weight-complex="bold"/>
    </style:style>
    <style:style style:name="P1093"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bold" officeooo:rsid="00918078" officeooo:paragraph-rsid="03c0ac3a" style:font-style-asian="normal" style:font-weight-asian="bold" style:font-style-complex="normal" style:font-weight-complex="bold"/>
    </style:style>
    <style:style style:name="P1094"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1b38677" officeooo:paragraph-rsid="01b38677" style:font-style-asian="normal" style:font-weight-asian="normal" style:font-style-complex="normal" style:font-weight-complex="normal"/>
    </style:style>
    <style:style style:name="P1095"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1ba0db6" officeooo:paragraph-rsid="01ba0db6" style:font-style-asian="normal" style:font-weight-asian="normal" style:font-style-complex="normal" style:font-weight-complex="normal"/>
    </style:style>
    <style:style style:name="P1096"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1ded375" officeooo:paragraph-rsid="01ded375" style:font-style-asian="normal" style:font-weight-asian="normal" style:font-style-complex="normal" style:font-weight-complex="normal"/>
    </style:style>
    <style:style style:name="P1097"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2317288" officeooo:paragraph-rsid="015e8603" style:font-style-asian="normal" style:font-weight-asian="normal" style:font-style-complex="normal" style:font-weight-complex="normal"/>
    </style:style>
    <style:style style:name="P1098"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2359504" officeooo:paragraph-rsid="015e8603" style:font-style-asian="normal" style:font-weight-asian="normal" style:font-style-complex="normal" style:font-weight-complex="normal"/>
    </style:style>
    <style:style style:name="P1099" style:family="paragraph" style:parent-style-name="Standard">
      <loext:graphic-properties draw:fill="none"/>
      <style:paragraph-properties fo:margin-left="1.1252in" fo:margin-right="0in" fo:line-height="100%" fo:text-indent="-0.6252in" style:auto-text-indent="false"/>
      <style:text-properties fo:font-style="normal" style:text-underline-style="none" fo:font-weight="normal" officeooo:rsid="03d64a29" officeooo:paragraph-rsid="03c0ac3a" style:font-style-asian="normal" style:font-weight-asian="normal" style:font-style-complex="normal" style:font-weight-complex="normal"/>
    </style:style>
    <style:style style:name="P1100" style:family="paragraph" style:parent-style-name="Standard">
      <loext:graphic-properties draw:fill="none"/>
      <style:paragraph-properties fo:margin-left="1.1252in" fo:margin-right="0in" fo:line-height="100%" fo:text-indent="-0.6252in" style:auto-text-indent="false"/>
      <style:text-properties fo:font-style="italic" style:text-underline-style="none" fo:font-weight="normal" officeooo:rsid="01b2c96d" officeooo:paragraph-rsid="01b2c96d" style:font-style-asian="italic" style:font-weight-asian="normal" style:font-style-complex="italic" style:font-weight-complex="normal"/>
    </style:style>
    <style:style style:name="P1101" style:family="paragraph" style:parent-style-name="Standard">
      <loext:graphic-properties draw:fill="none"/>
      <style:paragraph-properties fo:margin-left="1.1252in" fo:margin-right="0in" fo:line-height="100%" fo:text-indent="-0.6252in" style:auto-text-indent="false"/>
      <style:text-properties fo:font-style="italic" style:text-underline-style="none" fo:font-weight="normal" officeooo:rsid="01ba0db6" officeooo:paragraph-rsid="01c2a8bb" style:font-style-asian="italic" style:font-weight-asian="normal" style:font-style-complex="italic" style:font-weight-complex="normal"/>
    </style:style>
    <style:style style:name="P1102" style:family="paragraph" style:parent-style-name="Standard">
      <loext:graphic-properties draw:fill="none"/>
      <style:paragraph-properties fo:margin-left="1.1252in" fo:margin-right="0in" fo:line-height="100%" fo:text-indent="-0.6252in" style:auto-text-indent="false"/>
      <style:text-properties fo:font-style="italic" style:text-underline-style="none" fo:font-weight="bold" officeooo:rsid="026f376b" officeooo:paragraph-rsid="026f376b" style:font-style-asian="italic" style:font-weight-asian="bold" style:font-style-complex="italic" style:font-weight-complex="bold"/>
    </style:style>
    <style:style style:name="P1103" style:family="paragraph" style:parent-style-name="Standard">
      <loext:graphic-properties draw:fill="none"/>
      <style:paragraph-properties fo:margin-left="1.1252in" fo:margin-right="0in"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498144" style:letter-kerning="false" style:font-size-asian="12pt" style:font-style-asian="normal" style:font-weight-asian="bold" style:font-style-complex="normal" style:font-weight-complex="bold"/>
    </style:style>
    <style:style style:name="P1104"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normal" officeooo:rsid="00e670c3" officeooo:paragraph-rsid="01ba0db6" style:font-style-asian="normal" style:font-weight-asian="normal" style:font-style-complex="normal" style:font-weight-complex="normal"/>
    </style:style>
    <style:style style:name="P1105"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normal" officeooo:rsid="022bc9f8" officeooo:paragraph-rsid="022bc9f8" style:font-style-asian="normal" style:font-weight-asian="normal" style:font-style-complex="normal" style:font-weight-complex="normal"/>
    </style:style>
    <style:style style:name="P1106"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bold" officeooo:rsid="00e670c3" officeooo:paragraph-rsid="01ba0db6" style:font-style-asian="normal" style:font-weight-asian="bold" style:font-style-complex="normal" style:font-weight-complex="bold"/>
    </style:style>
    <style:style style:name="P1107"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bold" officeooo:rsid="037c3aa3" officeooo:paragraph-rsid="037c3aa3" style:font-style-asian="normal" style:font-weight-asian="bold" style:font-style-complex="normal" style:font-weight-complex="bold"/>
    </style:style>
    <style:style style:name="P1108"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none" fo:font-weight="bold" officeooo:rsid="037c3aa3" officeooo:paragraph-rsid="038433b9" style:font-style-asian="normal" style:font-weight-asian="bold" style:font-style-complex="normal" style:font-weight-complex="bold"/>
    </style:style>
    <style:style style:name="P1109"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font-style="normal" style:text-underline-style="solid" style:text-underline-width="auto" style:text-underline-color="font-color" fo:font-weight="bold" officeooo:rsid="00918078" officeooo:paragraph-rsid="022bc9f8" style:font-style-asian="normal" style:font-weight-asian="bold" style:font-style-complex="normal" style:font-weight-complex="bold"/>
    </style:style>
    <style:style style:name="P1110"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4545c7" style:letter-kerning="false" style:font-size-asian="12pt" style:font-style-asian="normal" style:font-weight-asian="bold" style:font-style-complex="normal" style:font-weight-complex="bold"/>
    </style:style>
    <style:style style:name="P1111"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84afdd" style:letter-kerning="false" style:font-size-asian="12pt" style:font-style-asian="normal" style:font-weight-asian="bold" style:font-style-complex="normal" style:font-weight-complex="bold"/>
    </style:style>
    <style:style style:name="P1112"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893d3a" style:letter-kerning="false" style:font-size-asian="12pt" style:font-style-asian="normal" style:font-weight-asian="bold" style:font-style-complex="normal" style:font-weight-complex="bold"/>
    </style:style>
    <style:style style:name="P1113"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91b0ab" style:letter-kerning="false" style:font-size-asian="12pt" style:font-style-asian="normal" style:font-weight-asian="bold" style:font-style-complex="normal" style:font-weight-complex="bold"/>
    </style:style>
    <style:style style:name="P1114"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bac03f" style:letter-kerning="false" style:font-size-asian="12pt" style:font-style-asian="normal" style:font-weight-asian="bold" style:font-style-complex="normal" style:font-weight-complex="bold"/>
    </style:style>
    <style:style style:name="P1115"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8f9e2d" style:letter-kerning="false" style:font-size-asian="12pt" style:font-style-asian="normal" style:font-weight-asian="bold" style:font-style-complex="normal" style:font-weight-complex="bold"/>
    </style:style>
    <style:style style:name="P1116"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6380ca" style:letter-kerning="false" style:font-size-asian="12pt" style:font-style-asian="normal" style:font-weight-asian="bold" style:font-style-complex="normal" style:font-weight-complex="bold"/>
    </style:style>
    <style:style style:name="P1117"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61a9e8" style:letter-kerning="false" style:font-size-asian="12pt" style:font-style-asian="normal" style:font-weight-asian="bold" style:font-style-complex="normal" style:font-weight-complex="bold"/>
    </style:style>
    <style:style style:name="P1118"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7c3aa3" style:letter-kerning="false" style:font-size-asian="12pt" style:font-style-asian="normal" style:font-weight-asian="bold" style:font-style-complex="normal" style:font-weight-complex="bold"/>
    </style:style>
    <style:style style:name="P1119"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8cf127" style:letter-kerning="false" style:font-size-asian="12pt" style:font-style-asian="normal" style:font-weight-asian="bold" style:font-style-complex="normal" style:font-weight-complex="bold"/>
    </style:style>
    <style:style style:name="P1120"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933377" style:letter-kerning="false" style:font-size-asian="12pt" style:font-style-asian="normal" style:font-weight-asian="bold" style:font-style-complex="normal" style:font-weight-complex="bold"/>
    </style:style>
    <style:style style:name="P1121"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b440ea" style:letter-kerning="false" style:font-size-asian="12pt" style:font-style-asian="normal" style:font-weight-asian="bold" style:font-style-complex="normal" style:font-weight-complex="bold"/>
    </style:style>
    <style:style style:name="P1122"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7c3aa3" style:letter-kerning="false" style:font-size-asian="12pt" style:font-style-asian="normal" style:font-weight-asian="normal" style:font-style-complex="normal" style:font-weight-complex="normal"/>
    </style:style>
    <style:style style:name="P1123"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8cf127" style:letter-kerning="false" style:font-size-asian="12pt" style:font-style-asian="normal" style:font-weight-asian="normal" style:font-style-complex="normal" style:font-weight-complex="normal"/>
    </style:style>
    <style:style style:name="P1124"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b440ea" style:letter-kerning="false" style:font-size-asian="12pt" style:font-style-asian="normal" style:font-weight-asian="normal" style:font-style-complex="normal" style:font-weight-complex="normal"/>
    </style:style>
    <style:style style:name="P1125"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246be02" officeooo:paragraph-rsid="024545c7" style:letter-kerning="false" style:font-size-asian="12pt" style:font-style-asian="normal" style:font-weight-asian="normal" style:font-style-complex="normal" style:font-weight-complex="normal"/>
    </style:style>
    <style:style style:name="P1126"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0e670c3" officeooo:paragraph-rsid="0284afdd" style:letter-kerning="false" style:font-size-asian="12pt" style:font-style-asian="normal" style:font-weight-asian="normal" style:font-style-complex="normal" style:font-weight-complex="normal"/>
    </style:style>
    <style:style style:name="P1127"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0e670c3" officeooo:paragraph-rsid="0361a9e8" style:letter-kerning="false" style:font-size-asian="12pt" style:font-style-asian="normal" style:font-weight-asian="normal" style:font-style-complex="normal" style:font-weight-complex="normal"/>
    </style:style>
    <style:style style:name="P1128"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0e670c3" officeooo:paragraph-rsid="036380ca" style:letter-kerning="false" style:font-size-asian="12pt" style:font-style-asian="normal" style:font-weight-asian="normal" style:font-style-complex="normal" style:font-weight-complex="normal"/>
    </style:style>
    <style:style style:name="P1129"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2b743ca" officeooo:paragraph-rsid="027fd9ea" style:letter-kerning="false" style:font-size-asian="12pt" style:font-style-asian="normal" style:font-weight-asian="normal" style:font-style-complex="normal" style:font-weight-complex="normal"/>
    </style:style>
    <style:style style:name="P1130"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38433b9" officeooo:paragraph-rsid="037c3aa3" style:letter-kerning="false" style:font-size-asian="12pt" style:font-style-asian="normal" style:font-weight-asian="normal" style:font-style-complex="normal" style:font-weight-complex="normal"/>
    </style:style>
    <style:style style:name="P1131"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1a7ee8d" officeooo:paragraph-rsid="03c0ac3a" style:letter-kerning="false" style:font-size-asian="12pt" style:font-style-asian="normal" style:font-weight-asian="normal" style:font-style-complex="normal" style:font-weight-complex="normal"/>
    </style:style>
    <style:style style:name="P1132"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bold" officeooo:rsid="036380ca" officeooo:paragraph-rsid="036380ca" style:letter-kerning="false" style:font-size-asian="12pt" style:font-style-asian="normal" style:font-weight-asian="bold" style:font-style-complex="normal" style:font-weight-complex="bold"/>
    </style:style>
    <style:style style:name="P1133"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bold" officeooo:rsid="037c3aa3" officeooo:paragraph-rsid="037c3aa3" style:letter-kerning="false" style:font-size-asian="12pt" style:font-style-asian="normal" style:font-weight-asian="bold" style:font-style-complex="normal" style:font-weight-complex="bold"/>
    </style:style>
    <style:style style:name="P1134" style:family="paragraph" style:parent-style-name="Standard">
      <loext:graphic-properties draw:fill="none"/>
      <style:paragraph-properties fo:margin-left="1.1252in" fo:margin-right="0in" fo:margin-top="0in" fo:margin-bottom="0in" loext:contextual-spacing="false" fo:line-height="100%" fo:text-indent="-0.6252in" style:auto-text-indent="false"/>
      <style:text-properties fo:color="#000000" style:text-outline="false" style:font-name="Liberation Serif" fo:font-size="10pt" fo:letter-spacing="normal" fo:font-style="normal" style:text-underline-style="none" fo:font-weight="normal" officeooo:rsid="028bdf46" officeooo:paragraph-rsid="028f9e2d" style:letter-kerning="false" style:font-size-asian="10pt" style:font-style-asian="normal" style:font-weight-asian="normal" style:font-size-complex="10pt" style:font-style-complex="normal" style:font-weight-complex="normal"/>
    </style:style>
    <style:style style:name="P1135" style:family="paragraph" style:parent-style-name="Standard">
      <loext:graphic-properties draw:fill="none"/>
      <style:paragraph-properties fo:margin-left="1.1252in" fo:margin-right="0in" fo:margin-top="0in" fo:margin-bottom="0in" loext:contextual-spacing="false" fo:line-height="100%" fo:text-indent="-0.6252in" style:auto-text-indent="false" fo:break-before="page"/>
      <style:text-properties fo:color="#000000" style:text-outline="false" style:font-name="Liberation Serif" fo:font-size="12pt" fo:letter-spacing="normal" fo:font-style="normal" style:text-underline-style="none" fo:font-weight="bold" officeooo:rsid="037c3aa3" officeooo:paragraph-rsid="037c3aa3" style:letter-kerning="false" style:font-size-asian="12pt" style:font-style-asian="normal" style:font-weight-asian="bold" style:font-style-complex="normal" style:font-weight-complex="bold"/>
    </style:style>
    <style:style style:name="P1136"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5e8603"/>
    </style:style>
    <style:style style:name="P1137"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68cdeb"/>
    </style:style>
    <style:style style:name="P1138" style:family="paragraph" style:parent-style-name="Standard" style:master-page-name="">
      <loext:graphic-properties draw:fill="none"/>
      <style:paragraph-properties fo:margin-left="1.1866in" fo:margin-right="0in" fo:line-height="100%" fo:text-align="start" style:justify-single-word="false" fo:text-indent="-0.6866in" style:auto-text-indent="false" style:page-number="auto"/>
      <style:text-properties officeooo:paragraph-rsid="0168cdeb"/>
    </style:style>
    <style:style style:name="P1139"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7c0008"/>
    </style:style>
    <style:style style:name="P1140"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aeb458"/>
    </style:style>
    <style:style style:name="P1141"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affff3"/>
    </style:style>
    <style:style style:name="P1142"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b38677"/>
    </style:style>
    <style:style style:name="P1143"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ba0db6"/>
    </style:style>
    <style:style style:name="P1144"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b6b3b8"/>
    </style:style>
    <style:style style:name="P1145"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c2a8bb"/>
    </style:style>
    <style:style style:name="P1146"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dfc00d"/>
    </style:style>
    <style:style style:name="P1147"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1e3372a"/>
    </style:style>
    <style:style style:name="P1148"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043d4"/>
    </style:style>
    <style:style style:name="P1149"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a7e55"/>
    </style:style>
    <style:style style:name="P1150"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b61c7"/>
    </style:style>
    <style:style style:name="P1151"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abf52"/>
    </style:style>
    <style:style style:name="P1152"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bc9f8"/>
    </style:style>
    <style:style style:name="P1153"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2e1b47"/>
    </style:style>
    <style:style style:name="P1154"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317288"/>
    </style:style>
    <style:style style:name="P1155"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3797e5"/>
    </style:style>
    <style:style style:name="P1156"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400a5e"/>
    </style:style>
    <style:style style:name="P1157"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4545c7"/>
    </style:style>
    <style:style style:name="P1158"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48e476"/>
    </style:style>
    <style:style style:name="P1159"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7fd9ea"/>
    </style:style>
    <style:style style:name="P1160"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284afdd"/>
    </style:style>
    <style:style style:name="P1161"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61fe1e"/>
    </style:style>
    <style:style style:name="P1162"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6380ca"/>
    </style:style>
    <style:style style:name="P1163"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7c3aa3"/>
    </style:style>
    <style:style style:name="P1164"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80283b"/>
    </style:style>
    <style:style style:name="P1165"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8cf127"/>
    </style:style>
    <style:style style:name="P1166"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a66a34"/>
    </style:style>
    <style:style style:name="P1167"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a6da9a"/>
    </style:style>
    <style:style style:name="P1168"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b440ea"/>
    </style:style>
    <style:style style:name="P1169"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d64a29"/>
    </style:style>
    <style:style style:name="P1170"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da3562"/>
    </style:style>
    <style:style style:name="P1171"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dd82e8"/>
    </style:style>
    <style:style style:name="P1172"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ddeb60"/>
    </style:style>
    <style:style style:name="P1173" style:family="paragraph" style:parent-style-name="Standard" style:master-page-name="">
      <loext:graphic-properties draw:fill="none"/>
      <style:paragraph-properties fo:margin-left="1.1866in" fo:margin-right="0in" fo:line-height="100%" fo:text-indent="-0.6866in" style:auto-text-indent="false" style:page-number="auto"/>
      <style:text-properties officeooo:paragraph-rsid="03e36574"/>
    </style:style>
    <style:style style:name="P1174" style:family="paragraph" style:parent-style-name="Standard" style:master-page-name="">
      <loext:graphic-properties draw:fill="none"/>
      <style:paragraph-properties fo:margin-left="1.1866in" fo:margin-right="0in" fo:line-height="100%" fo:text-indent="-0.6866in" style:auto-text-indent="false" style:page-number="auto"/>
      <style:text-properties fo:font-style="normal" style:text-underline-style="none" fo:font-weight="normal" officeooo:rsid="015e8603" officeooo:paragraph-rsid="01ae2286" style:font-style-asian="normal" style:font-weight-asian="normal" style:font-style-complex="normal" style:font-weight-complex="normal"/>
    </style:style>
    <style:style style:name="P1175" style:family="paragraph" style:parent-style-name="Standard">
      <loext:graphic-properties draw:fill="none"/>
      <style:paragraph-properties fo:margin-left="1.1866in" fo:margin-right="0in" fo:line-height="100%" fo:text-indent="-0.6866in" style:auto-text-indent="false"/>
      <style:text-properties officeooo:paragraph-rsid="0168cdeb"/>
    </style:style>
    <style:style style:name="P1176" style:family="paragraph" style:parent-style-name="Standard">
      <loext:graphic-properties draw:fill="none"/>
      <style:paragraph-properties fo:margin-left="1.1866in" fo:margin-right="0in" fo:line-height="100%" fo:text-indent="-0.6866in" style:auto-text-indent="false"/>
      <style:text-properties officeooo:paragraph-rsid="01ae2286"/>
    </style:style>
    <style:style style:name="P1177" style:family="paragraph" style:parent-style-name="Standard">
      <loext:graphic-properties draw:fill="none"/>
      <style:paragraph-properties fo:margin-left="1.1866in" fo:margin-right="0in" fo:line-height="100%" fo:text-indent="-0.6866in" style:auto-text-indent="false"/>
      <style:text-properties officeooo:paragraph-rsid="01aeb458"/>
    </style:style>
    <style:style style:name="P1178" style:family="paragraph" style:parent-style-name="Standard">
      <loext:graphic-properties draw:fill="none"/>
      <style:paragraph-properties fo:margin-left="1.1866in" fo:margin-right="0in" fo:line-height="100%" fo:text-indent="-0.6866in" style:auto-text-indent="false"/>
      <style:text-properties officeooo:paragraph-rsid="01dfc00d"/>
    </style:style>
    <style:style style:name="P1179" style:family="paragraph" style:parent-style-name="Standard">
      <loext:graphic-properties draw:fill="none"/>
      <style:paragraph-properties fo:margin-left="1.1866in" fo:margin-right="0in" fo:line-height="100%" fo:text-indent="-0.6866in" style:auto-text-indent="false"/>
      <style:text-properties officeooo:paragraph-rsid="022043d4"/>
    </style:style>
    <style:style style:name="P1180" style:family="paragraph" style:parent-style-name="Standard">
      <loext:graphic-properties draw:fill="none"/>
      <style:paragraph-properties fo:margin-left="1.1866in" fo:margin-right="0in" fo:line-height="100%" fo:text-indent="-0.6866in" style:auto-text-indent="false"/>
      <style:text-properties officeooo:paragraph-rsid="022b61c7"/>
    </style:style>
    <style:style style:name="P1181" style:family="paragraph" style:parent-style-name="Standard">
      <loext:graphic-properties draw:fill="none"/>
      <style:paragraph-properties fo:margin-left="1.1866in" fo:margin-right="0in" fo:line-height="100%" fo:text-indent="-0.6866in" style:auto-text-indent="false"/>
      <style:text-properties officeooo:paragraph-rsid="023797e5"/>
    </style:style>
    <style:style style:name="P1182" style:family="paragraph" style:parent-style-name="Standard">
      <loext:graphic-properties draw:fill="none"/>
      <style:paragraph-properties fo:margin-left="1.1866in" fo:margin-right="0in" fo:line-height="100%" fo:text-indent="-0.6866in" style:auto-text-indent="false"/>
      <style:text-properties officeooo:paragraph-rsid="0248e476"/>
    </style:style>
    <style:style style:name="P1183" style:family="paragraph" style:parent-style-name="Standard">
      <loext:graphic-properties draw:fill="none"/>
      <style:paragraph-properties fo:margin-left="1.1866in" fo:margin-right="0in" fo:line-height="100%" fo:text-indent="-0.6866in" style:auto-text-indent="false">
        <style:tab-stops>
          <style:tab-stop style:position="4.8035in"/>
        </style:tab-stops>
      </style:paragraph-properties>
      <style:text-properties officeooo:paragraph-rsid="022043d4"/>
    </style:style>
    <style:style style:name="P1184" style:family="paragraph" style:parent-style-name="Standard">
      <loext:graphic-properties draw:fill="none"/>
      <style:paragraph-properties fo:margin-left="1.1866in" fo:margin-right="0in" fo:line-height="100%" fo:text-indent="-0.6866in" style:auto-text-indent="false"/>
      <style:text-properties officeooo:paragraph-rsid="0364c1fa"/>
    </style:style>
    <style:style style:name="P1185" style:family="paragraph" style:parent-style-name="Standard">
      <loext:graphic-properties draw:fill="none"/>
      <style:paragraph-properties fo:margin-left="1.1866in" fo:margin-right="0in" fo:line-height="100%" fo:text-indent="-0.6866in" style:auto-text-indent="false"/>
      <style:text-properties officeooo:paragraph-rsid="0380283b"/>
    </style:style>
    <style:style style:name="P1186" style:family="paragraph" style:parent-style-name="Standard">
      <loext:graphic-properties draw:fill="none"/>
      <style:paragraph-properties fo:margin-left="1.1866in" fo:margin-right="0in" fo:line-height="100%" fo:text-indent="-0.6866in" style:auto-text-indent="false"/>
      <style:text-properties officeooo:paragraph-rsid="038cf127"/>
    </style:style>
    <style:style style:name="P1187" style:family="paragraph" style:parent-style-name="Standard">
      <loext:graphic-properties draw:fill="none"/>
      <style:paragraph-properties fo:margin-left="1.1866in" fo:margin-right="0in" fo:line-height="100%" fo:text-indent="-0.6866in" style:auto-text-indent="false"/>
      <style:text-properties officeooo:paragraph-rsid="03c0ac3a"/>
    </style:style>
    <style:style style:name="P1188" style:family="paragraph" style:parent-style-name="Standard">
      <loext:graphic-properties draw:fill="none"/>
      <style:paragraph-properties fo:margin-left="1.1866in" fo:margin-right="0in" fo:line-height="100%" fo:text-indent="-0.6866in" style:auto-text-indent="false"/>
      <style:text-properties officeooo:paragraph-rsid="03c5f629"/>
    </style:style>
    <style:style style:name="P1189" style:family="paragraph" style:parent-style-name="Standard">
      <loext:graphic-properties draw:fill="none"/>
      <style:paragraph-properties fo:margin-left="1.1866in" fo:margin-right="0in" fo:line-height="100%" fo:text-indent="-0.6866in" style:auto-text-indent="false"/>
      <style:text-properties officeooo:paragraph-rsid="03c67b71"/>
    </style:style>
    <style:style style:name="P1190" style:family="paragraph" style:parent-style-name="Standard">
      <loext:graphic-properties draw:fill="none"/>
      <style:paragraph-properties fo:margin-left="1.1866in" fo:margin-right="0in" fo:line-height="100%" fo:text-indent="-0.6866in" style:auto-text-indent="false"/>
      <style:text-properties officeooo:paragraph-rsid="03d192d6"/>
    </style:style>
    <style:style style:name="P1191"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5ea2e6" officeooo:paragraph-rsid="0168cdeb" style:font-style-asian="normal" style:font-weight-asian="normal" style:font-style-complex="normal" style:font-weight-complex="normal"/>
    </style:style>
    <style:style style:name="P1192"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63a0b0" officeooo:paragraph-rsid="0168cdeb" style:font-style-asian="normal" style:font-weight-asian="normal" style:font-style-complex="normal" style:font-weight-complex="normal"/>
    </style:style>
    <style:style style:name="P1193"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6689ad" officeooo:paragraph-rsid="015e8603" style:font-style-asian="normal" style:font-weight-asian="normal" style:font-style-complex="normal" style:font-weight-complex="normal"/>
    </style:style>
    <style:style style:name="P1194"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6689ad" officeooo:paragraph-rsid="016689ad" style:font-style-asian="normal" style:font-weight-asian="normal" style:font-style-complex="normal" style:font-weight-complex="normal"/>
    </style:style>
    <style:style style:name="P1195"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0614c9e" officeooo:paragraph-rsid="01aeb458" style:font-style-asian="normal" style:font-weight-asian="normal" style:font-style-complex="normal" style:font-weight-complex="normal"/>
    </style:style>
    <style:style style:name="P1196"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0614c9e" officeooo:paragraph-rsid="022bc9f8" style:font-style-asian="normal" style:font-weight-asian="normal" style:font-style-complex="normal" style:font-weight-complex="normal"/>
    </style:style>
    <style:style style:name="P1197"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b38677" officeooo:paragraph-rsid="01b38677" style:font-style-asian="normal" style:font-weight-asian="normal" style:font-style-complex="normal" style:font-weight-complex="normal"/>
    </style:style>
    <style:style style:name="P1198"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22a7e55" officeooo:paragraph-rsid="022a7e55" style:font-style-asian="normal" style:font-weight-asian="normal" style:font-style-complex="normal" style:font-weight-complex="normal"/>
    </style:style>
    <style:style style:name="P1199"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22bc9f8" officeooo:paragraph-rsid="022bc9f8" style:font-style-asian="normal" style:font-weight-asian="normal" style:font-style-complex="normal" style:font-weight-complex="normal"/>
    </style:style>
    <style:style style:name="P1200"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1bbe4c5" officeooo:paragraph-rsid="01ba0db6" style:font-style-asian="normal" style:font-weight-asian="normal" style:font-style-complex="normal" style:font-weight-complex="normal"/>
    </style:style>
    <style:style style:name="P1201"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22b61c7" officeooo:paragraph-rsid="02588867" style:font-style-asian="normal" style:font-weight-asian="normal" style:font-style-complex="normal" style:font-weight-complex="normal"/>
    </style:style>
    <style:style style:name="P1202"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27fd9ea" officeooo:paragraph-rsid="027fd9ea" style:font-style-asian="normal" style:font-weight-asian="normal" style:font-style-complex="normal" style:font-weight-complex="normal"/>
    </style:style>
    <style:style style:name="P1203"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3c3fc64" officeooo:paragraph-rsid="03c0ac3a" style:font-style-asian="normal" style:font-weight-asian="normal" style:font-style-complex="normal" style:font-weight-complex="normal"/>
    </style:style>
    <style:style style:name="P1204"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normal" officeooo:rsid="03d64a29" officeooo:paragraph-rsid="03d64a29" style:font-style-asian="normal" style:font-weight-asian="normal" style:font-style-complex="normal" style:font-weight-complex="normal"/>
    </style:style>
    <style:style style:name="P1205"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bold" officeooo:rsid="01e78dfe" officeooo:paragraph-rsid="01fd58d0" style:font-style-asian="normal" style:font-weight-asian="bold" style:font-style-complex="normal" style:font-weight-complex="bold"/>
    </style:style>
    <style:style style:name="P1206"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bold" officeooo:rsid="01eda94b" officeooo:paragraph-rsid="01fd58d0" style:font-style-asian="normal" style:font-weight-asian="bold" style:font-style-complex="normal" style:font-weight-complex="bold"/>
    </style:style>
    <style:style style:name="P1207" style:family="paragraph" style:parent-style-name="Standard">
      <loext:graphic-properties draw:fill="none"/>
      <style:paragraph-properties fo:margin-left="1.1866in" fo:margin-right="0in" fo:line-height="100%" fo:text-indent="-0.6866in" style:auto-text-indent="false"/>
      <style:text-properties fo:font-style="normal" style:text-underline-style="none" fo:font-weight="bold" officeooo:rsid="01f39989" officeooo:paragraph-rsid="01fd58d0" style:font-style-asian="normal" style:font-weight-asian="bold" style:font-style-complex="normal" style:font-weight-complex="bold"/>
    </style:style>
    <style:style style:name="P1208" style:family="paragraph" style:parent-style-name="Standard">
      <loext:graphic-properties draw:fill="none"/>
      <style:paragraph-properties fo:margin-left="1.1866in" fo:margin-right="0in" fo:line-height="100%" fo:text-indent="-0.6866in" style:auto-text-indent="false"/>
      <style:text-properties style:text-underline-style="none" officeooo:paragraph-rsid="01e3372a"/>
    </style:style>
    <style:style style:name="P1209" style:family="paragraph" style:parent-style-name="Standard">
      <loext:graphic-properties draw:fill="none"/>
      <style:paragraph-properties fo:margin-left="1.1866in" fo:margin-right="0in" fo:line-height="100%" fo:text-indent="-0.6866in" style:auto-text-indent="false"/>
      <style:text-properties style:text-underline-style="none" officeooo:paragraph-rsid="022043d4"/>
    </style:style>
    <style:style style:name="P1210" style:family="paragraph" style:parent-style-name="Standard">
      <loext:graphic-properties draw:fill="none"/>
      <style:paragraph-properties fo:margin-left="1.1866in" fo:margin-right="0in" fo:line-height="100%" fo:text-indent="-0.6866in" style:auto-text-indent="false"/>
      <style:text-properties style:text-underline-style="none" officeooo:paragraph-rsid="022e1b47"/>
    </style:style>
    <style:style style:name="P1211" style:family="paragraph" style:parent-style-name="Standard">
      <loext:graphic-properties draw:fill="none"/>
      <style:paragraph-properties fo:margin-left="1.1866in" fo:margin-right="0in" fo:line-height="100%" fo:text-indent="-0.6866in" style:auto-text-indent="false"/>
      <style:text-properties style:text-underline-style="none" fo:font-weight="bold" officeooo:paragraph-rsid="01fd58d0" style:font-weight-asian="bold" style:font-weight-complex="bold"/>
    </style:style>
    <style:style style:name="P1212" style:family="paragraph" style:parent-style-name="Standard">
      <loext:graphic-properties draw:fill="none"/>
      <style:paragraph-properties fo:margin-left="1.1866in" fo:margin-right="0in" fo:line-height="100%" fo:text-indent="-0.6866in" style:auto-text-indent="false"/>
      <style:text-properties style:text-underline-style="none" officeooo:rsid="022ba03c" officeooo:paragraph-rsid="022ba03c"/>
    </style:style>
    <style:style style:name="P1213" style:family="paragraph" style:parent-style-name="Standard">
      <loext:graphic-properties draw:fill="none"/>
      <style:paragraph-properties fo:margin-left="1.1866in" fo:margin-right="0in" fo:line-height="100%" fo:text-indent="-0.6866in" style:auto-text-indent="false"/>
      <style:text-properties style:text-underline-style="none" officeooo:rsid="022bc9f8" officeooo:paragraph-rsid="022bc9f8"/>
    </style:style>
    <style:style style:name="P1214" style:family="paragraph" style:parent-style-name="Standard">
      <loext:graphic-properties draw:fill="none"/>
      <style:paragraph-properties fo:margin-left="1.1866in" fo:margin-right="0in" fo:line-height="100%" fo:text-indent="-0.6866in" style:auto-text-indent="false"/>
      <style:text-properties style:text-underline-style="none" officeooo:rsid="027fd9ea" officeooo:paragraph-rsid="027fd9ea"/>
    </style:style>
    <style:style style:name="P1215" style:family="paragraph" style:parent-style-name="Standard">
      <loext:graphic-properties draw:fill="none"/>
      <style:paragraph-properties fo:margin-left="1.1866in" fo:margin-right="0in" fo:line-height="100%" fo:text-indent="-0.6866in" style:auto-text-indent="false"/>
      <style:text-properties style:text-underline-style="solid" style:text-underline-width="auto" style:text-underline-color="font-color" officeooo:rsid="03a8d617" officeooo:paragraph-rsid="03a8d617"/>
    </style:style>
    <style:style style:name="P1216" style:family="paragraph" style:parent-style-name="Standard">
      <loext:graphic-properties draw:fill="none"/>
      <style:paragraph-properties fo:margin-left="1.1866in" fo:margin-right="0in" fo:line-height="100%" fo:text-indent="-0.6866in" style:auto-text-indent="false"/>
      <style:text-properties style:text-underline-style="solid" style:text-underline-width="auto" style:text-underline-color="font-color" officeooo:rsid="03c67b71" officeooo:paragraph-rsid="03c67b71"/>
    </style:style>
    <style:style style:name="P1217" style:family="paragraph" style:parent-style-name="Standard">
      <loext:graphic-properties draw:fill="none"/>
      <style:paragraph-properties fo:margin-left="1.3752in" fo:margin-right="0in" fo:line-height="100%" fo:text-indent="-0.8752in" style:auto-text-indent="false"/>
      <style:text-properties fo:font-style="normal" style:text-underline-style="solid" style:text-underline-width="auto" style:text-underline-color="font-color" fo:font-weight="bold" officeooo:rsid="00918078" officeooo:paragraph-rsid="0168cdeb" style:font-style-asian="normal" style:font-weight-asian="bold" style:font-style-complex="normal" style:font-weight-complex="bold"/>
    </style:style>
    <style:style style:name="P1218" style:family="paragraph" style:parent-style-name="Standard">
      <loext:graphic-properties draw:fill="none"/>
      <style:paragraph-properties fo:margin-left="1.3752in" fo:margin-right="0in" fo:line-height="100%" fo:text-indent="-0.8752in" style:auto-text-indent="false"/>
      <style:text-properties fo:font-style="normal" style:text-underline-style="none" fo:font-weight="normal" officeooo:rsid="00e670c3" officeooo:paragraph-rsid="0168cdeb" style:font-style-asian="normal" style:font-weight-asian="normal" style:font-style-complex="normal" style:font-weight-complex="normal"/>
    </style:style>
    <style:style style:name="P1219"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5f426b" officeooo:paragraph-rsid="0168cdeb" style:font-style-asian="normal" style:font-weight-asian="normal" style:font-style-complex="normal" style:font-weight-complex="normal"/>
    </style:style>
    <style:style style:name="P1220"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b876ff" officeooo:paragraph-rsid="01b876ff" style:font-style-asian="normal" style:font-weight-asian="normal" style:font-style-complex="normal" style:font-weight-complex="normal"/>
    </style:style>
    <style:style style:name="P1221"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ba0db6" officeooo:paragraph-rsid="01b876ff" style:font-style-asian="normal" style:font-weight-asian="normal" style:font-style-complex="normal" style:font-weight-complex="normal"/>
    </style:style>
    <style:style style:name="P1222"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normal" officeooo:rsid="01ba0db6" officeooo:paragraph-rsid="01ba0db6" style:font-style-asian="normal" style:font-weight-asian="normal" style:font-style-complex="normal" style:font-weight-complex="normal"/>
    </style:style>
    <style:style style:name="P1223"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bold" officeooo:rsid="01b876ff" officeooo:paragraph-rsid="01b876ff" style:font-style-asian="normal" style:font-weight-asian="bold" style:font-style-complex="normal" style:font-weight-complex="bold"/>
    </style:style>
    <style:style style:name="P1224" style:family="paragraph" style:parent-style-name="Standard">
      <loext:graphic-properties draw:fill="none"/>
      <style:paragraph-properties fo:margin-left="0.5in" fo:margin-right="0in" fo:line-height="100%" fo:text-indent="0in" style:auto-text-indent="false"/>
      <style:text-properties fo:font-style="normal" style:text-underline-style="none" fo:font-weight="bold" officeooo:rsid="01ba0db6" officeooo:paragraph-rsid="01ba0db6" style:font-style-asian="normal" style:font-weight-asian="bold" style:font-style-complex="normal" style:font-weight-complex="bold"/>
    </style:style>
    <style:style style:name="P1225" style:family="paragraph" style:parent-style-name="Standard">
      <loext:graphic-properties draw:fill="none"/>
      <style:paragraph-properties fo:margin-left="0.5in" fo:margin-right="0in" fo:line-height="100%" fo:text-indent="0in" style:auto-text-indent="false"/>
      <style:text-properties fo:font-style="normal" style:text-underline-style="solid" style:text-underline-width="auto" style:text-underline-color="font-color" fo:font-weight="normal" officeooo:rsid="01b876ff" officeooo:paragraph-rsid="01b876ff" style:font-style-asian="normal" style:font-weight-asian="normal" style:font-style-complex="normal" style:font-weight-complex="normal"/>
    </style:style>
    <style:style style:name="P1226" style:family="paragraph" style:parent-style-name="Standard">
      <loext:graphic-properties draw:fill="none"/>
      <style:paragraph-properties fo:margin-left="0.5in" fo:margin-right="0in" fo:line-height="100%" fo:text-indent="0in" style:auto-text-indent="false"/>
      <style:text-properties fo:font-style="normal" style:text-underline-style="solid" style:text-underline-width="auto" style:text-underline-color="font-color" fo:font-weight="normal" officeooo:rsid="01ba0db6" officeooo:paragraph-rsid="01ba0db6" style:font-style-asian="normal" style:font-weight-asian="normal" style:font-style-complex="normal" style:font-weight-complex="normal"/>
    </style:style>
    <style:style style:name="P1227" style:family="paragraph" style:parent-style-name="Standard">
      <loext:graphic-properties draw:fill="none"/>
      <style:paragraph-properties fo:margin-left="0.5in" fo:margin-right="0in" fo:line-height="100%" fo:text-indent="0in" style:auto-text-indent="false"/>
      <style:text-properties fo:font-style="normal" style:text-underline-style="solid" style:text-underline-width="auto" style:text-underline-color="font-color" fo:font-weight="normal" officeooo:rsid="01e6e179" officeooo:paragraph-rsid="01e6e179" style:font-style-asian="normal" style:font-weight-asian="normal" style:font-style-complex="normal" style:font-weight-complex="normal"/>
    </style:style>
    <style:style style:name="P1228" style:family="paragraph" style:parent-style-name="Standard">
      <loext:graphic-properties draw:fill="none"/>
      <style:paragraph-properties fo:margin-left="0.5in" fo:margin-right="0in" fo:line-height="100%" fo:text-indent="0in" style:auto-text-indent="false"/>
      <style:text-properties fo:font-style="normal" style:text-underline-style="solid" style:text-underline-width="auto" style:text-underline-color="font-color" fo:font-weight="normal" officeooo:rsid="00e670c3" officeooo:paragraph-rsid="02317288" style:font-style-asian="normal" style:font-weight-asian="normal" style:font-style-complex="normal" style:font-weight-complex="normal"/>
    </style:style>
    <style:style style:name="P1229" style:family="paragraph" style:parent-style-name="Standard">
      <loext:graphic-properties draw:fill="none"/>
      <style:paragraph-properties fo:margin-left="0.5in" fo:margin-right="0in" fo:line-height="100%" fo:text-indent="0in" style:auto-text-indent="false"/>
      <style:text-properties style:text-underline-style="none" fo:font-weight="bold" officeooo:paragraph-rsid="01fd58d0" style:font-weight-asian="bold" style:font-weight-complex="bold"/>
    </style:style>
    <style:style style:name="P1230" style:family="paragraph" style:parent-style-name="Standard">
      <loext:graphic-properties draw:fill="none"/>
      <style:paragraph-properties fo:margin-left="0.5in" fo:margin-right="0in" fo:line-height="100%" fo:text-indent="0in" style:auto-text-indent="false"/>
      <style:text-properties fo:font-style="italic" style:text-underline-style="none" fo:font-weight="normal" officeooo:rsid="024b6339" officeooo:paragraph-rsid="024b6339" style:font-style-asian="italic" style:font-weight-asian="normal" style:font-style-complex="italic" style:font-weight-complex="normal"/>
    </style:style>
    <style:style style:name="P1231" style:family="paragraph" style:parent-style-name="Standard">
      <loext:graphic-properties draw:fill="none"/>
      <style:paragraph-properties fo:margin-left="0.5in" fo:margin-right="0in" fo:line-height="100%" fo:text-align="end" style:justify-single-word="false" fo:text-indent="0in" style:auto-text-indent="false"/>
      <style:text-properties fo:font-size="16pt" fo:font-style="normal" style:text-underline-style="none" fo:font-weight="normal" officeooo:rsid="03731ce1" officeooo:paragraph-rsid="03731ce1" style:font-size-asian="16pt" style:font-style-asian="normal" style:font-weight-asian="normal" style:font-size-complex="16pt" style:font-style-complex="normal" style:font-weight-complex="normal"/>
    </style:style>
    <style:style style:name="P1232" style:family="paragraph" style:parent-style-name="Standard">
      <loext:graphic-properties draw:fill="none"/>
      <style:paragraph-properties fo:margin-left="0.5in" fo:margin-right="0in"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b5e26d" officeooo:paragraph-rsid="03b5e26d" style:letter-kerning="false" style:font-size-asian="12pt" style:font-style-asian="normal" style:font-weight-asian="bold" style:font-style-complex="normal" style:font-weight-complex="bold"/>
    </style:style>
    <style:style style:name="P1233" style:family="paragraph" style:parent-style-name="Standard">
      <style:paragraph-properties fo:margin-left="0.5in" fo:margin-right="0in" fo:text-indent="0in" style:auto-text-indent="false"/>
      <style:text-properties fo:font-size="12pt" officeooo:rsid="001c3ed6" officeooo:paragraph-rsid="03e1ed86" style:font-size-asian="12pt" style:font-size-complex="12pt"/>
    </style:style>
    <style:style style:name="P1234" style:family="paragraph" style:parent-style-name="Standard">
      <style:paragraph-properties fo:margin-left="0.5in" fo:margin-right="0in" fo:text-indent="0in" style:auto-text-indent="false"/>
      <style:text-properties fo:font-size="12pt" fo:font-style="italic" officeooo:rsid="001c3ed6" officeooo:paragraph-rsid="03da3562" style:font-size-asian="12pt" style:font-style-asian="italic" style:font-size-complex="12pt" style:font-style-complex="italic"/>
    </style:style>
    <style:style style:name="P1235" style:family="paragraph" style:parent-style-name="Text_20_body">
      <loext:graphic-properties draw:fill="none"/>
      <style:paragraph-properties fo:margin-left="0.5in" fo:margin-right="0in" fo:margin-top="0in" fo:margin-bottom="0in" loext:contextual-spacing="false" fo:line-height="100%" fo:text-indent="0in" style:auto-text-indent="false"/>
      <style:text-properties fo:font-style="italic" style:text-underline-style="solid" style:text-underline-width="auto" style:text-underline-color="font-color" fo:font-weight="bold" officeooo:rsid="01cc42a8" officeooo:paragraph-rsid="01cb11f1" style:font-style-asian="italic" style:font-weight-asian="bold" style:font-style-complex="italic" style:font-weight-complex="bold"/>
    </style:style>
    <style:style style:name="P1236" style:family="paragraph" style:parent-style-name="Text_20_body">
      <loext:graphic-properties draw:fill="none"/>
      <style:paragraph-properties fo:margin-left="0.5in" fo:margin-right="0in" fo:margin-top="0in" fo:margin-bottom="0in" loext:contextual-spacing="false" fo:line-height="100%" fo:text-indent="0in" style:auto-text-indent="false"/>
      <style:text-properties fo:font-style="normal" style:text-underline-style="none" fo:font-weight="normal" officeooo:rsid="02330f92" officeooo:paragraph-rsid="02317288" style:font-style-asian="normal" style:font-weight-asian="normal" style:font-style-complex="normal" style:font-weight-complex="normal"/>
    </style:style>
    <style:style style:name="P1237" style:family="paragraph" style:parent-style-name="Text_20_body">
      <loext:graphic-properties draw:fill="none"/>
      <style:paragraph-properties fo:margin-left="0.5in" fo:margin-right="0in" fo:margin-top="0in" fo:margin-bottom="0in" loext:contextual-spacing="false" fo:line-height="100%" fo:text-indent="0in" style:auto-text-indent="false"/>
      <style:text-properties fo:font-style="normal" style:text-underline-style="none" fo:font-weight="normal" officeooo:rsid="0380283b" officeooo:paragraph-rsid="037c3aa3" style:font-style-asian="normal" style:font-weight-asian="normal" style:font-style-complex="normal" style:font-weight-complex="normal"/>
    </style:style>
    <style:style style:name="P1238" style:family="paragraph" style:parent-style-name="Text_20_body">
      <loext:graphic-properties draw:fill="none"/>
      <style:paragraph-properties fo:margin-left="0.5in" fo:margin-right="0in" fo:margin-top="0in" fo:margin-bottom="0in" loext:contextual-spacing="false" fo:line-height="100%" fo:text-indent="0in" style:auto-text-indent="false"/>
      <style:text-properties fo:font-style="normal" style:text-underline-style="none" fo:font-weight="normal" officeooo:rsid="03933377" officeooo:paragraph-rsid="038cf127" style:font-style-asian="normal" style:font-weight-asian="normal" style:font-style-complex="normal" style:font-weight-complex="normal"/>
    </style:style>
    <style:style style:name="P1239" style:family="paragraph" style:parent-style-name="Standard">
      <loext:graphic-properties draw:fill="none"/>
      <style:paragraph-properties fo:margin-left="0.5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normal" officeooo:rsid="0282691e" officeooo:paragraph-rsid="027fd9ea" style:letter-kerning="false" style:font-size-asian="12pt" style:font-style-asian="normal" style:font-weight-asian="normal" style:font-style-complex="normal" style:font-weight-complex="normal"/>
    </style:style>
    <style:style style:name="P1240" style:family="paragraph" style:parent-style-name="Standard" style:master-page-name="">
      <loext:graphic-properties draw:fill="none"/>
      <style:paragraph-properties fo:margin-left="0.5in" fo:margin-right="0in" fo:line-height="100%" fo:text-indent="0in" style:auto-text-indent="false" style:page-number="auto"/>
      <style:text-properties officeooo:paragraph-rsid="038cf127"/>
    </style:style>
    <style:style style:name="P1241" style:family="paragraph" style:parent-style-name="Standard" style:master-page-name="">
      <loext:graphic-properties draw:fill="none"/>
      <style:paragraph-properties fo:margin-left="0.5in" fo:margin-right="0in" fo:line-height="100%" fo:text-indent="0in" style:auto-text-indent="false" style:page-number="auto"/>
      <style:text-properties officeooo:paragraph-rsid="03b440ea"/>
    </style:style>
    <style:style style:name="P1242" style:family="paragraph" style:parent-style-name="Standard" style:master-page-name="">
      <loext:graphic-properties draw:fill="none"/>
      <style:paragraph-properties fo:margin-left="0.75in" fo:margin-right="0in" fo:line-height="100%" fo:text-indent="-0.6866in" style:auto-text-indent="false" style:page-number="auto"/>
      <style:text-properties fo:font-weight="bold" officeooo:rsid="01affff3" officeooo:paragraph-rsid="01affff3" style:font-weight-asian="bold" style:font-weight-complex="bold"/>
    </style:style>
    <style:style style:name="P1243" style:family="paragraph" style:parent-style-name="Standard" style:master-page-name="">
      <loext:graphic-properties draw:fill="none"/>
      <style:paragraph-properties fo:margin-left="0.75in" fo:margin-right="0in" fo:line-height="100%" fo:text-indent="-0.6866in" style:auto-text-indent="false" style:page-number="auto"/>
      <style:text-properties fo:font-style="normal" style:text-underline-style="none" fo:font-weight="normal" officeooo:rsid="03d64a29" officeooo:paragraph-rsid="03d64a29" style:font-style-asian="normal" style:font-weight-asian="normal" style:font-style-complex="normal" style:font-weight-complex="normal"/>
    </style:style>
    <style:style style:name="P1244" style:family="paragraph" style:parent-style-name="Standard">
      <loext:graphic-properties draw:fill="none"/>
      <style:paragraph-properties fo:margin-left="0.75in" fo:margin-right="0in" fo:line-height="100%" fo:text-indent="-0.6866in" style:auto-text-indent="false"/>
      <style:text-properties fo:font-weight="bold" officeooo:rsid="01affff3" officeooo:paragraph-rsid="01affff3" style:font-weight-asian="bold" style:font-weight-complex="bold"/>
    </style:style>
    <style:style style:name="P1245" style:family="paragraph" style:parent-style-name="Standard">
      <loext:graphic-properties draw:fill="none"/>
      <style:paragraph-properties fo:margin-left="0.75in" fo:margin-right="0in" fo:line-height="100%" fo:text-indent="-0.6866in" style:auto-text-indent="false"/>
      <style:text-properties style:text-underline-style="solid" style:text-underline-width="auto" style:text-underline-color="font-color" fo:font-weight="bold" officeooo:rsid="01affff3" officeooo:paragraph-rsid="01affff3" style:font-weight-asian="bold" style:font-weight-complex="bold"/>
    </style:style>
    <style:style style:name="P1246" style:family="paragraph" style:parent-style-name="Standard">
      <loext:graphic-properties draw:fill="none"/>
      <style:paragraph-properties fo:margin-left="0.75in" fo:margin-right="0in" fo:line-height="100%" fo:text-indent="-0.6866in" style:auto-text-indent="false"/>
      <style:text-properties fo:font-style="normal" style:text-underline-style="none" fo:font-weight="normal" officeooo:rsid="01affff3" officeooo:paragraph-rsid="01affff3" style:font-style-asian="normal" style:font-weight-asian="normal" style:font-style-complex="normal" style:font-weight-complex="normal"/>
    </style:style>
    <style:style style:name="P1247" style:family="paragraph" style:parent-style-name="Standard">
      <loext:graphic-properties draw:fill="none"/>
      <style:paragraph-properties fo:margin-left="0.75in" fo:margin-right="0in" fo:line-height="100%" fo:text-indent="-0.6866in" style:auto-text-indent="false"/>
      <style:text-properties fo:font-style="normal" style:text-underline-style="none" fo:font-weight="normal" officeooo:rsid="03d64a29" officeooo:paragraph-rsid="03d64a29" style:font-style-asian="normal" style:font-weight-asian="normal" style:font-style-complex="normal" style:font-weight-complex="normal"/>
    </style:style>
    <style:style style:name="P1248" style:family="paragraph" style:parent-style-name="Standard">
      <loext:graphic-properties draw:fill="none"/>
      <style:paragraph-properties fo:margin-left="0.75in" fo:margin-right="0in" fo:line-height="100%" fo:text-indent="-0.6866in" style:auto-text-indent="false"/>
      <style:text-properties fo:font-style="normal" style:text-underline-style="none" fo:font-weight="bold" officeooo:rsid="01affff3" officeooo:paragraph-rsid="01affff3" style:font-style-asian="normal" style:font-weight-asian="bold" style:font-style-complex="normal" style:font-weight-complex="bold"/>
    </style:style>
    <style:style style:name="P1249" style:family="paragraph" style:parent-style-name="Standard">
      <loext:graphic-properties draw:fill="none"/>
      <style:paragraph-properties fo:margin-left="0.75in" fo:margin-right="0in" fo:line-height="100%" fo:text-indent="-0.6866in" style:auto-text-indent="false"/>
      <style:text-properties officeooo:rsid="03d64a29" officeooo:paragraph-rsid="03d64a29"/>
    </style:style>
    <style:style style:name="P1250" style:family="paragraph" style:parent-style-name="Text_20_body" style:master-page-name="">
      <loext:graphic-properties draw:fill="none"/>
      <style:paragraph-properties fo:margin-left="1.1252in" fo:margin-right="0in" fo:margin-top="0in" fo:margin-bottom="0in" loext:contextual-spacing="false" fo:line-height="100%" fo:text-indent="-1.0618in" style:auto-text-indent="false" style:page-number="auto"/>
      <style:text-properties fo:font-style="normal" style:text-underline-style="solid" style:text-underline-width="auto" style:text-underline-color="font-color" fo:font-weight="bold" officeooo:rsid="01aeb458" officeooo:paragraph-rsid="01aeb458" style:font-style-asian="normal" style:font-weight-asian="bold" style:font-style-complex="normal" style:font-weight-complex="bold"/>
    </style:style>
    <style:style style:name="P1251" style:family="paragraph" style:parent-style-name="Text_20_body">
      <loext:graphic-properties draw:fill="none"/>
      <style:paragraph-properties fo:margin-left="1.1252in" fo:margin-right="0in" fo:margin-top="0in" fo:margin-bottom="0in" loext:contextual-spacing="false" fo:line-height="100%" fo:text-indent="-1.0618in" style:auto-text-indent="false"/>
      <style:text-properties fo:font-style="normal" style:text-underline-style="solid" style:text-underline-width="auto" style:text-underline-color="font-color" fo:font-weight="bold" officeooo:rsid="01aeb458" officeooo:paragraph-rsid="01aeb458" style:font-style-asian="normal" style:font-weight-asian="bold" style:font-style-complex="normal" style:font-weight-complex="bold"/>
    </style:style>
    <style:style style:name="P1252" style:family="paragraph" style:parent-style-name="Text_20_body">
      <loext:graphic-properties draw:fill="none"/>
      <style:paragraph-properties fo:margin-left="1.1252in" fo:margin-right="0in" fo:margin-top="0in" fo:margin-bottom="0in" loext:contextual-spacing="false" fo:line-height="100%" fo:text-indent="-1.0618in" style:auto-text-indent="false"/>
      <style:text-properties fo:font-style="italic" style:text-underline-style="none" fo:font-weight="normal" officeooo:rsid="01affff3" officeooo:paragraph-rsid="01aeb458" style:font-style-asian="italic" style:font-weight-asian="normal" style:font-style-complex="italic" style:font-weight-complex="normal"/>
    </style:style>
    <style:style style:name="P1253" style:family="paragraph" style:parent-style-name="Text_20_body" style:master-page-name="">
      <loext:graphic-properties draw:fill="none"/>
      <style:paragraph-properties fo:margin-left="0.8752in" fo:margin-right="0in" fo:margin-top="0in" fo:margin-bottom="0in" loext:contextual-spacing="false" fo:line-height="100%" fo:text-indent="-0.3752in" style:auto-text-indent="false" style:page-number="auto"/>
      <style:text-properties fo:font-style="normal" style:text-underline-style="none" fo:font-weight="bold" officeooo:rsid="01ae2286" officeooo:paragraph-rsid="01c49de4" style:font-style-asian="normal" style:font-weight-asian="bold" style:font-style-complex="normal" style:font-weight-complex="bold"/>
    </style:style>
    <style:style style:name="P1254" style:family="paragraph" style:parent-style-name="Text_20_body" style:master-page-name="">
      <loext:graphic-properties draw:fill="none"/>
      <style:paragraph-properties fo:margin-left="0.8752in" fo:margin-right="0in" fo:margin-top="0in" fo:margin-bottom="0in" loext:contextual-spacing="false" fo:line-height="100%" fo:text-indent="-0.3752in" style:auto-text-indent="false" style:page-number="auto"/>
      <style:text-properties fo:font-style="normal" style:text-underline-style="solid" style:text-underline-width="auto" style:text-underline-color="font-color" fo:font-weight="bold" officeooo:rsid="01c3126b" officeooo:paragraph-rsid="01c49de4" style:font-style-asian="normal" style:font-weight-asian="bold" style:font-style-complex="normal" style:font-weight-complex="bold"/>
    </style:style>
    <style:style style:name="P1255" style:family="paragraph" style:parent-style-name="Text_20_body" style:master-page-name="">
      <loext:graphic-properties draw:fill="none"/>
      <style:paragraph-properties fo:margin-left="0.8752in" fo:margin-right="0in" fo:margin-top="0in" fo:margin-bottom="0in" loext:contextual-spacing="false" fo:line-height="100%" fo:text-indent="-0.3752in" style:auto-text-indent="false" style:page-number="auto"/>
      <style:text-properties fo:font-style="italic" officeooo:rsid="039f8794" officeooo:paragraph-rsid="039f8794" style:font-style-asian="italic" style:font-style-complex="italic"/>
    </style:style>
    <style:style style:name="P1256"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normal" style:text-underline-style="none" fo:font-weight="bold" officeooo:rsid="01ae2286" officeooo:paragraph-rsid="01c49de4" style:font-style-asian="normal" style:font-weight-asian="bold" style:font-style-complex="normal" style:font-weight-complex="bold"/>
    </style:style>
    <style:style style:name="P1257"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normal" style:text-underline-style="none" fo:font-weight="normal" officeooo:rsid="03963cbe" officeooo:paragraph-rsid="039f8794" style:font-style-asian="normal" style:font-weight-asian="normal" style:font-style-complex="normal" style:font-weight-complex="normal"/>
    </style:style>
    <style:style style:name="P1258"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normal" style:text-underline-style="none" fo:font-weight="normal" officeooo:rsid="03963cbe" officeooo:paragraph-rsid="03b11ee5" style:font-style-asian="normal" style:font-weight-asian="normal" style:font-style-complex="normal" style:font-weight-complex="normal"/>
    </style:style>
    <style:style style:name="P1259"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normal" style:text-underline-style="none" fo:font-weight="normal" officeooo:rsid="03963cbe" officeooo:paragraph-rsid="03beb676" style:font-style-asian="normal" style:font-weight-asian="normal" style:font-style-complex="normal" style:font-weight-complex="normal"/>
    </style:style>
    <style:style style:name="P1260"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normal" style:text-underline-style="none" fo:font-weight="normal" officeooo:rsid="03963cbe" officeooo:paragraph-rsid="03ca793c" style:font-style-asian="normal" style:font-weight-asian="normal" style:font-style-complex="normal" style:font-weight-complex="normal"/>
    </style:style>
    <style:style style:name="P1261"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normal" officeooo:rsid="039f8794" officeooo:paragraph-rsid="039f8794" style:font-style-asian="normal" style:font-style-complex="normal"/>
    </style:style>
    <style:style style:name="P1262"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style:text-line-through-style="none" style:text-line-through-type="none" fo:font-size="12pt" fo:font-style="normal" style:text-underline-style="none" fo:font-weight="normal" officeooo:rsid="01ae2286" officeooo:paragraph-rsid="01c49de4" style:font-size-asian="12pt" style:font-style-asian="normal" style:font-weight-asian="normal" style:font-size-complex="12pt" style:font-style-complex="normal" style:font-weight-complex="normal"/>
    </style:style>
    <style:style style:name="P1263"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9f8794" style:font-style-asian="italic" style:font-style-complex="italic"/>
    </style:style>
    <style:style style:name="P1264"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b11ee5" style:font-style-asian="italic" style:font-style-complex="italic"/>
    </style:style>
    <style:style style:name="P1265"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beb676" style:font-style-asian="italic" style:font-style-complex="italic"/>
    </style:style>
    <style:style style:name="P1266"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ca793c" style:font-style-asian="italic" style:font-style-complex="italic"/>
    </style:style>
    <style:style style:name="P1267"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d10172" style:font-style-asian="italic" style:font-style-complex="italic"/>
    </style:style>
    <style:style style:name="P1268"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d18cd0" style:font-style-asian="italic" style:font-style-complex="italic"/>
    </style:style>
    <style:style style:name="P1269"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d192d6" style:font-style-asian="italic" style:font-style-complex="italic"/>
    </style:style>
    <style:style style:name="P1270"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d64a29" style:font-style-asian="italic" style:font-style-complex="italic"/>
    </style:style>
    <style:style style:name="P1271"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da3562" style:font-style-asian="italic" style:font-style-complex="italic"/>
    </style:style>
    <style:style style:name="P1272"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dc9912" style:font-style-asian="italic" style:font-style-complex="italic"/>
    </style:style>
    <style:style style:name="P1273"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style:text-underline-style="none" fo:font-weight="normal" officeooo:rsid="03963cbe" officeooo:paragraph-rsid="039f8794" style:font-style-asian="italic" style:font-weight-asian="normal" style:font-style-complex="italic" style:font-weight-complex="normal"/>
    </style:style>
    <style:style style:name="P1274"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style:text-line-through-style="solid" style:text-line-through-type="single" fo:font-style="normal" style:text-underline-style="none" fo:font-weight="normal" officeooo:rsid="03963cbe" officeooo:paragraph-rsid="03b8b869" style:font-style-asian="normal" style:font-weight-asian="normal" style:font-style-complex="normal" style:font-weight-complex="normal"/>
    </style:style>
    <style:style style:name="P1275"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style:text-line-through-style="solid" style:text-line-through-type="single" fo:font-style="italic" officeooo:rsid="039f8794" officeooo:paragraph-rsid="03b8b869" style:font-style-asian="italic" style:font-style-complex="italic"/>
    </style:style>
    <style:style style:name="P1276" style:family="paragraph" style:parent-style-name="Text_20_body" style:master-page-name="">
      <loext:graphic-properties draw:fill="none"/>
      <style:paragraph-properties fo:margin-left="0.9366in" fo:margin-right="0in" fo:margin-top="0in" fo:margin-bottom="0in" loext:contextual-spacing="false" fo:line-height="100%" fo:text-indent="-0.4366in" style:auto-text-indent="false" style:page-number="auto"/>
      <style:text-properties fo:font-style="normal" style:text-underline-style="none" fo:font-weight="bold" officeooo:rsid="01c3126b" officeooo:paragraph-rsid="01c56cc2" style:font-style-asian="normal" style:font-weight-asian="bold" style:font-style-complex="normal" style:font-weight-complex="bold"/>
    </style:style>
    <style:style style:name="P1277"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normal" style:text-underline-style="none" fo:font-weight="bold" officeooo:rsid="01c3126b" officeooo:paragraph-rsid="01c56cc2" style:font-style-asian="normal" style:font-weight-asian="bold" style:font-style-complex="normal" style:font-weight-complex="bold"/>
    </style:style>
    <style:style style:name="P1278"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normal" style:text-underline-style="none" fo:font-weight="bold" officeooo:rsid="01c3126b" officeooo:paragraph-rsid="01cc42a8" style:font-style-asian="normal" style:font-weight-asian="bold" style:font-style-complex="normal" style:font-weight-complex="bold"/>
    </style:style>
    <style:style style:name="P1279"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italic" style:text-underline-style="none" fo:font-weight="normal" officeooo:rsid="01c6fae0" officeooo:paragraph-rsid="01cc42a8" style:font-style-asian="italic" style:font-weight-asian="normal" style:font-style-complex="italic" style:font-weight-complex="normal"/>
    </style:style>
    <style:style style:name="P1280" style:family="paragraph" style:parent-style-name="Text_20_body">
      <loext:graphic-properties draw:fill="none"/>
      <style:paragraph-properties fo:margin-left="0.9366in" fo:margin-right="0in" fo:margin-top="0in" fo:margin-bottom="0in" loext:contextual-spacing="false" fo:line-height="100%" fo:text-indent="-0.4366in" style:auto-text-indent="false"/>
      <style:text-properties fo:font-style="italic" style:text-underline-style="none" fo:font-weight="normal" officeooo:rsid="01cc42a8" officeooo:paragraph-rsid="01cc42a8" style:font-style-asian="italic" style:font-weight-asian="normal" style:font-style-complex="italic" style:font-weight-complex="normal"/>
    </style:style>
    <style:style style:name="P1281" style:family="paragraph" style:parent-style-name="Standard" style:master-page-name="">
      <loext:graphic-properties draw:fill="none"/>
      <style:paragraph-properties fo:margin-left="0.6252in" fo:margin-right="0in" fo:line-height="100%" fo:text-indent="-0.6252in" style:auto-text-indent="false" style:page-number="auto"/>
      <style:text-properties fo:font-style="normal" style:text-underline-style="none" fo:font-weight="bold" officeooo:rsid="022d6070" officeooo:paragraph-rsid="022d6070" style:font-style-asian="normal" style:font-weight-asian="bold" style:font-style-complex="normal" style:font-weight-complex="bold"/>
    </style:style>
    <style:style style:name="P1282" style:family="paragraph" style:parent-style-name="Standard" style:master-page-name="">
      <loext:graphic-properties draw:fill="none"/>
      <style:paragraph-properties fo:margin-left="0.6252in" fo:margin-right="0in" fo:line-height="100%" fo:text-indent="-0.6252in" style:auto-text-indent="false" style:page-number="auto"/>
      <style:text-properties fo:font-style="normal" style:text-underline-style="solid" style:text-underline-width="auto" style:text-underline-color="font-color" fo:font-weight="bold" officeooo:rsid="03d64a29" officeooo:paragraph-rsid="03d64a29" style:font-style-asian="normal" style:font-weight-asian="bold" style:font-style-complex="normal" style:font-weight-complex="bold"/>
    </style:style>
    <style:style style:name="P1283" style:family="paragraph" style:parent-style-name="Standard">
      <loext:graphic-properties draw:fill="none"/>
      <style:paragraph-properties fo:margin-left="0.6252in" fo:margin-right="0in" fo:line-height="100%" fo:text-indent="-0.6252in" style:auto-text-indent="false"/>
      <style:text-properties fo:font-style="normal" style:text-underline-style="none" fo:font-weight="bold" officeooo:rsid="022d6070" officeooo:paragraph-rsid="022d6070" style:font-style-asian="normal" style:font-weight-asian="bold" style:font-style-complex="normal" style:font-weight-complex="bold"/>
    </style:style>
    <style:style style:name="P1284" style:family="paragraph" style:parent-style-name="Standard">
      <loext:graphic-properties draw:fill="none"/>
      <style:paragraph-properties fo:margin-left="0.6252in" fo:margin-right="0in" fo:margin-top="0in" fo:margin-bottom="0in" loext:contextual-spacing="false" fo:line-height="100%" fo:text-indent="-0.6252in" style:auto-text-indent="false"/>
      <style:text-properties fo:font-style="normal" style:text-underline-style="none" fo:font-weight="bold" officeooo:rsid="022bc9f8" officeooo:paragraph-rsid="022bc9f8" style:font-style-asian="normal" style:font-weight-asian="bold" style:font-style-complex="normal" style:font-weight-complex="bold"/>
    </style:style>
    <style:style style:name="P1285" style:family="paragraph" style:parent-style-name="Standard">
      <loext:graphic-properties draw:fill="none"/>
      <style:paragraph-properties fo:margin-left="0.6252in" fo:margin-right="0in" fo:margin-top="0in" fo:margin-bottom="0in" loext:contextual-spacing="false" fo:line-height="100%" fo:text-indent="-0.6252in" style:auto-text-indent="false"/>
      <style:text-properties fo:font-style="italic" style:text-underline-style="none" fo:font-weight="normal" officeooo:rsid="0253ab22" officeooo:paragraph-rsid="022bc9f8" style:font-style-asian="italic" style:font-weight-asian="normal" style:font-style-complex="italic" style:font-weight-complex="normal"/>
    </style:style>
    <style:style style:name="P1286" style:family="paragraph" style:parent-style-name="Standard" style:master-page-name="">
      <loext:graphic-properties draw:fill="none"/>
      <style:paragraph-properties fo:margin-left="0.6252in" fo:margin-right="0in" fo:margin-top="0in" fo:margin-bottom="0in" loext:contextual-spacing="false" fo:line-height="100%" fo:text-indent="-0.6252in" style:auto-text-indent="false" style:page-number="auto"/>
      <style:text-properties fo:font-style="normal" style:text-underline-style="none" fo:font-weight="bold" officeooo:rsid="022bc9f8" officeooo:paragraph-rsid="022bc9f8" style:font-style-asian="normal" style:font-weight-asian="bold" style:font-style-complex="normal" style:font-weight-complex="bold"/>
    </style:style>
    <style:style style:name="P1287" style:family="paragraph" style:parent-style-name="Standard">
      <loext:graphic-properties draw:fill="none"/>
      <style:paragraph-properties fo:margin-left="0.9366in" fo:margin-right="0in" fo:line-height="100%" fo:text-indent="-0.9366in" style:auto-text-indent="false"/>
      <style:text-properties fo:font-style="normal" style:text-underline-style="solid" style:text-underline-width="auto" style:text-underline-color="font-color" fo:font-weight="bold" officeooo:rsid="022d6070" officeooo:paragraph-rsid="022d6070" style:font-style-asian="normal" style:font-weight-asian="bold" style:font-style-complex="normal" style:font-weight-complex="bold"/>
    </style:style>
    <style:style style:name="P1288" style:family="paragraph" style:parent-style-name="Standard">
      <loext:graphic-properties draw:fill="none"/>
      <style:paragraph-properties fo:margin-left="0.9366in" fo:margin-right="0in" fo:line-height="100%" fo:text-indent="-0.9366in" style:auto-text-indent="false"/>
      <style:text-properties fo:font-style="normal" style:text-underline-style="none" fo:font-weight="bold" officeooo:rsid="022d6070" officeooo:paragraph-rsid="022d6070" style:font-style-asian="normal" style:font-weight-asian="bold" style:font-style-complex="normal" style:font-weight-complex="bold"/>
    </style:style>
    <style:style style:name="P1289" style:family="paragraph" style:parent-style-name="Standard">
      <loext:graphic-properties draw:fill="none"/>
      <style:paragraph-properties fo:margin-left="0.9366in" fo:margin-right="0in" fo:line-height="100%" fo:text-indent="-0.9366in" style:auto-text-indent="false"/>
      <style:text-properties fo:font-style="normal" style:text-underline-style="none" fo:font-weight="bold" officeooo:rsid="02317288" officeooo:paragraph-rsid="02317288" style:font-style-asian="normal" style:font-weight-asian="bold" style:font-style-complex="normal" style:font-weight-complex="bold"/>
    </style:style>
    <style:style style:name="P1290" style:family="paragraph" style:parent-style-name="Standard">
      <loext:graphic-properties draw:fill="none"/>
      <style:paragraph-properties fo:margin-left="0.9366in" fo:margin-right="0in" fo:line-height="100%" fo:text-indent="-0.9366in" style:auto-text-indent="false"/>
      <style:text-properties officeooo:paragraph-rsid="022d6070"/>
    </style:style>
    <style:style style:name="P1291" style:family="paragraph" style:parent-style-name="Standard">
      <loext:graphic-properties draw:fill="none"/>
      <style:paragraph-properties fo:margin-left="0.9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bold" officeooo:rsid="022e1b47" officeooo:paragraph-rsid="022e1b47" style:font-style-asian="normal" style:font-weight-asian="bold" style:font-style-complex="normal" style:font-weight-complex="bold"/>
    </style:style>
    <style:style style:name="P1292" style:family="paragraph" style:parent-style-name="Text_20_body" style:master-page-name="">
      <loext:graphic-properties draw:fill="none"/>
      <style:paragraph-properties fo:margin-left="0.9366in" fo:margin-right="0in" fo:margin-top="0in" fo:margin-bottom="0in" loext:contextual-spacing="false" fo:line-height="100%" fo:text-indent="-0.9366in" style:auto-text-indent="false" style:page-number="auto"/>
      <style:text-properties fo:font-style="normal" style:text-underline-style="solid" style:text-underline-width="auto" style:text-underline-color="font-color" fo:font-weight="normal" officeooo:rsid="03da3562" officeooo:paragraph-rsid="03da3562" style:font-style-asian="normal" style:font-weight-asian="normal" style:font-style-complex="normal" style:font-weight-complex="normal"/>
    </style:style>
    <style:style style:name="P1293" style:family="paragraph" style:parent-style-name="Text_20_body" style:master-page-name="">
      <loext:graphic-properties draw:fill="none"/>
      <style:paragraph-properties fo:margin-left="0.9366in" fo:margin-right="0in" fo:margin-top="0in" fo:margin-bottom="0in" loext:contextual-spacing="false" fo:line-height="100%" fo:text-indent="-0.9366in" style:auto-text-indent="false" style:page-number="auto"/>
      <style:text-properties fo:font-style="normal" style:text-underline-style="solid" style:text-underline-width="auto" style:text-underline-color="font-color" fo:font-weight="normal" officeooo:rsid="03dae29c" officeooo:paragraph-rsid="03dae29c" style:font-style-asian="normal" style:font-weight-asian="normal" style:font-style-complex="normal" style:font-weight-complex="normal"/>
    </style:style>
    <style:style style:name="P1294" style:family="paragraph" style:parent-style-name="Text_20_body" style:master-page-name="">
      <loext:graphic-properties draw:fill="none"/>
      <style:paragraph-properties fo:margin-left="0.9366in" fo:margin-right="0in" fo:margin-top="0in" fo:margin-bottom="0in" loext:contextual-spacing="false" fo:line-height="100%" fo:text-indent="-0.9366in" style:auto-text-indent="false" style:page-number="auto"/>
      <style:text-properties fo:font-style="normal" style:text-underline-style="none" fo:font-weight="normal" officeooo:rsid="03ddeb60" officeooo:paragraph-rsid="03ddeb60" style:font-style-asian="normal" style:font-weight-asian="normal" style:font-style-complex="normal" style:font-weight-complex="normal"/>
    </style:style>
    <style:style style:name="P1295" style:family="paragraph" style:parent-style-name="Text_20_body">
      <loext:graphic-properties draw:fill="none"/>
      <style:paragraph-properties fo:margin-left="0.9366in" fo:margin-right="0in" fo:margin-top="0in" fo:margin-bottom="0in" loext:contextual-spacing="false" fo:line-height="100%" fo:text-indent="-0.9366in" style:auto-text-indent="false"/>
      <style:text-properties fo:font-style="normal" style:text-underline-style="solid" style:text-underline-width="auto" style:text-underline-color="font-color" fo:font-weight="normal" officeooo:rsid="03dae29c" officeooo:paragraph-rsid="03dae29c" style:font-style-asian="normal" style:font-weight-asian="normal" style:font-style-complex="normal" style:font-weight-complex="normal"/>
    </style:style>
    <style:style style:name="P1296" style:family="paragraph" style:parent-style-name="Text_20_body">
      <loext:graphic-properties draw:fill="none"/>
      <style:paragraph-properties fo:margin-left="0.9366in" fo:margin-right="0in" fo:margin-top="0in" fo:margin-bottom="0in" loext:contextual-spacing="false" fo:line-height="100%" fo:text-indent="-0.9366in" style:auto-text-indent="false"/>
      <style:text-properties fo:font-style="normal" style:text-underline-style="none" fo:font-weight="normal" officeooo:rsid="03ddeb60" officeooo:paragraph-rsid="03ddeb60" style:font-style-asian="normal" style:font-weight-asian="normal" style:font-style-complex="normal" style:font-weight-complex="normal"/>
    </style:style>
    <style:style style:name="P1297" style:family="paragraph" style:parent-style-name="Text_20_body">
      <loext:graphic-properties draw:fill="none"/>
      <style:paragraph-properties fo:margin-left="0.9366in" fo:margin-right="0in" fo:margin-top="0in" fo:margin-bottom="0in" loext:contextual-spacing="false" fo:line-height="100%" fo:text-indent="-0.9366in" style:auto-text-indent="false"/>
      <style:text-properties fo:color="#000000" style:text-outline="false" style:font-name="Liberation Serif" fo:font-size="12pt" fo:letter-spacing="normal" fo:font-style="normal" style:text-underline-style="none" fo:font-weight="normal" officeooo:rsid="03dae29c" officeooo:paragraph-rsid="03dae29c" style:letter-kerning="false" style:font-size-asian="12pt" style:font-style-asian="normal" style:font-weight-asian="normal" style:font-style-complex="normal" style:font-weight-complex="normal"/>
    </style:style>
    <style:style style:name="P1298" style:family="paragraph" style:parent-style-name="Standard" style:master-page-name="">
      <loext:graphic-properties draw:fill="none"/>
      <style:paragraph-properties fo:margin-left="0.9366in" fo:margin-right="0in" fo:line-height="100%" fo:text-indent="-0.9366in" style:auto-text-indent="false" style:page-number="auto"/>
      <style:text-properties fo:font-style="normal" style:text-underline-style="none" fo:font-weight="bold" officeooo:rsid="022d6070" officeooo:paragraph-rsid="022d6070" style:font-style-asian="normal" style:font-weight-asian="bold" style:font-style-complex="normal" style:font-weight-complex="bold"/>
    </style:style>
    <style:style style:name="P1299" style:family="paragraph" style:parent-style-name="Standard" style:master-page-name="">
      <loext:graphic-properties draw:fill="none"/>
      <style:paragraph-properties fo:margin-left="0.9366in" fo:margin-right="0in" fo:line-height="100%" fo:text-indent="-0.9366in" style:auto-text-indent="false" style:page-number="auto"/>
      <style:text-properties fo:color="#000000" style:text-outline="false" style:font-name="Liberation Serif" fo:font-size="12pt" fo:letter-spacing="normal" fo:font-style="italic" style:text-underline-style="none" fo:font-weight="bold" officeooo:rsid="02a895c7" officeooo:paragraph-rsid="02bfff60" style:letter-kerning="false" style:font-size-asian="12pt" style:font-style-asian="italic" style:font-weight-asian="bold" style:font-style-complex="italic" style:font-weight-complex="bold"/>
    </style:style>
    <style:style style:name="P1300" style:family="paragraph" style:parent-style-name="Standard" style:master-page-name="">
      <loext:graphic-properties draw:fill="none"/>
      <style:paragraph-properties fo:margin-left="1.1866in" fo:margin-right="0in" fo:line-height="100%" fo:text-indent="-0.9366in" style:auto-text-indent="false" style:page-number="auto"/>
      <style:text-properties fo:font-style="normal" style:text-underline-style="none" fo:font-weight="normal" officeooo:rsid="02359504" officeooo:paragraph-rsid="02359504" style:font-style-asian="normal" style:font-weight-asian="normal" style:font-style-complex="normal" style:font-weight-complex="normal"/>
    </style:style>
    <style:style style:name="P1301" style:family="paragraph" style:parent-style-name="Standard">
      <loext:graphic-properties draw:fill="none"/>
      <style:paragraph-properties fo:margin-left="1.1866in" fo:margin-right="0in" fo:line-height="100%" fo:text-indent="-0.9366in" style:auto-text-indent="false"/>
      <style:text-properties fo:font-style="normal" style:text-underline-style="none" fo:font-weight="normal" officeooo:rsid="02359504" officeooo:paragraph-rsid="02359504" style:font-style-asian="normal" style:font-weight-asian="normal" style:font-style-complex="normal" style:font-weight-complex="normal"/>
    </style:style>
    <style:style style:name="P1302"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style:text-properties fo:font-style="normal" style:text-underline-style="solid" style:text-underline-width="auto" style:text-underline-color="font-color" fo:font-weight="bold" officeooo:rsid="022bc9f8" officeooo:paragraph-rsid="022bc9f8" style:font-style-asian="normal" style:font-weight-asian="bold" style:font-style-complex="normal" style:font-weight-complex="bold"/>
    </style:style>
    <style:style style:name="P1303" style:family="paragraph" style:parent-style-name="Text_20_body">
      <loext:graphic-properties draw:fill="none"/>
      <style:paragraph-properties fo:margin-left="0.5in" fo:margin-right="0in" fo:margin-top="0in" fo:margin-bottom="0.0972in" loext:contextual-spacing="false" fo:line-height="100%" fo:text-indent="-0.5in" style:auto-text-indent="false"/>
      <style:text-properties style:text-underline-style="solid" style:text-underline-width="auto" style:text-underline-color="font-color" fo:font-weight="bold" officeooo:rsid="03157406" officeooo:paragraph-rsid="03157406" style:font-weight-asian="bold" style:font-weight-complex="bold"/>
    </style:style>
    <style:style style:name="P1304" style:family="paragraph" style:parent-style-name="Text_20_body">
      <loext:graphic-properties draw:fill="none"/>
      <style:paragraph-properties fo:margin-left="0.5in" fo:margin-right="0in" fo:margin-top="0in" fo:margin-bottom="0.0972in" loext:contextual-spacing="false" fo:line-height="100%" fo:text-indent="-0.5in" style:auto-text-indent="false"/>
      <style:text-properties style:text-underline-style="none" fo:font-weight="bold" officeooo:rsid="03157406" officeooo:paragraph-rsid="0281eb89" style:font-weight-asian="bold" style:font-weight-complex="bold"/>
    </style:style>
    <style:style style:name="P1305" style:family="paragraph" style:parent-style-name="Text_20_body">
      <loext:graphic-properties draw:fill="none"/>
      <style:paragraph-properties fo:margin-left="0.5in" fo:margin-right="0in" fo:margin-top="0in" fo:margin-bottom="0.0972in" loext:contextual-spacing="false" fo:line-height="100%" fo:text-indent="-0.5in" style:auto-text-indent="false"/>
      <style:text-properties style:text-underline-style="none" fo:font-weight="bold" officeooo:rsid="03157406" officeooo:paragraph-rsid="03157406" style:font-weight-asian="bold" style:font-weight-complex="bold"/>
    </style:style>
    <style:style style:name="P1306" style:family="paragraph" style:parent-style-name="Text_20_body">
      <loext:graphic-properties draw:fill="none"/>
      <style:paragraph-properties fo:margin-left="0.5in" fo:margin-right="0in" fo:margin-top="0in" fo:margin-bottom="0.0972in" loext:contextual-spacing="false" fo:line-height="100%" fo:text-indent="-0.5in" style:auto-text-indent="false"/>
      <style:text-properties fo:font-style="italic" style:text-underline-style="none" fo:font-weight="bold" officeooo:rsid="03157406" officeooo:paragraph-rsid="03157406" style:font-style-asian="italic" style:font-weight-asian="bold" style:font-style-complex="italic" style:font-weight-complex="bold"/>
    </style:style>
    <style:style style:name="P1307" style:family="paragraph" style:parent-style-name="Text_20_body" style:master-page-name="">
      <loext:graphic-properties draw:fill="none"/>
      <style:paragraph-properties fo:margin-left="0.5in" fo:margin-right="0in" fo:margin-top="0in" fo:margin-bottom="0.0972in" loext:contextual-spacing="false" fo:line-height="100%" fo:text-indent="-0.5in" style:auto-text-indent="false" style:page-number="auto"/>
      <style:text-properties style:text-underline-style="none" fo:font-weight="bold" officeooo:rsid="03157406" officeooo:paragraph-rsid="0281eb89" style:font-weight-asian="bold" style:font-weight-complex="bold"/>
    </style:style>
    <style:style style:name="P1308" style:family="paragraph" style:parent-style-name="Text_20_body" style:master-page-name="">
      <loext:graphic-properties draw:fill="none"/>
      <style:paragraph-properties fo:margin-left="0.0618in" fo:margin-right="0in" fo:margin-top="0in" fo:margin-bottom="0in" loext:contextual-spacing="false" fo:line-height="100%" fo:text-indent="0in" style:auto-text-indent="false" style:page-number="auto"/>
      <style:text-properties fo:font-style="italic" style:text-underline-style="solid" style:text-underline-width="auto" style:text-underline-color="font-color" fo:font-weight="normal" officeooo:rsid="022bc9f8" officeooo:paragraph-rsid="025130f2" style:font-style-asian="italic" style:font-weight-asian="normal" style:font-style-complex="italic" style:font-weight-complex="normal"/>
    </style:style>
    <style:style style:name="P1309" style:family="paragraph" style:parent-style-name="Text_20_body">
      <loext:graphic-properties draw:fill="none"/>
      <style:paragraph-properties fo:margin-left="0.0618in" fo:margin-right="0in" fo:margin-top="0in" fo:margin-bottom="0in" loext:contextual-spacing="false" fo:line-height="100%" fo:text-indent="0in" style:auto-text-indent="false"/>
      <style:text-properties fo:font-style="italic" style:text-underline-style="none" fo:font-weight="normal" officeooo:rsid="021840e5" officeooo:paragraph-rsid="025130f2" style:font-style-asian="italic" style:font-weight-asian="normal" style:font-style-complex="italic" style:font-weight-complex="normal"/>
    </style:style>
    <style:style style:name="P1310" style:family="paragraph" style:parent-style-name="Standard" style:master-page-name="">
      <loext:graphic-properties draw:fill="none"/>
      <style:paragraph-properties fo:margin-left="1.1252in" fo:margin-right="0in" fo:margin-top="0in" fo:margin-bottom="0in" loext:contextual-spacing="false" fo:line-height="100%" fo:text-align="start" style:justify-single-word="false" fo:text-indent="-1in" style:auto-text-indent="false" style:page-number="auto"/>
      <style:text-properties fo:color="#000000" style:text-outline="false" style:font-name="Liberation Serif" fo:font-size="12pt" fo:letter-spacing="normal" fo:font-style="normal" style:text-underline-style="none" fo:font-weight="normal" officeooo:rsid="02be3f58" officeooo:paragraph-rsid="02be3f58" style:letter-kerning="false" style:font-size-asian="12pt" style:font-style-asian="normal" style:font-weight-asian="normal" style:font-style-complex="normal" style:font-weight-complex="normal"/>
    </style:style>
    <style:style style:name="P1311" style:family="paragraph" style:parent-style-name="Standard" style:master-page-name="">
      <loext:graphic-properties draw:fill="none"/>
      <style:paragraph-properties fo:margin-left="1.1252in" fo:margin-right="0in" fo:margin-top="0in" fo:margin-bottom="0in" loext:contextual-spacing="false" fo:line-height="100%" fo:text-align="start" style:justify-single-word="false" fo:text-indent="-1in" style:auto-text-indent="false" style:page-number="auto"/>
      <style:text-properties fo:color="#000000" style:text-outline="false" style:font-name="Liberation Serif" fo:font-size="10pt" fo:letter-spacing="normal" fo:font-style="normal" style:text-underline-style="none" fo:font-weight="normal" officeooo:rsid="02be3f58" officeooo:paragraph-rsid="02be3f58" style:letter-kerning="false" style:font-size-asian="10pt" style:font-style-asian="normal" style:font-weight-asian="normal" style:font-size-complex="10pt" style:font-style-complex="normal" style:font-weight-complex="normal"/>
    </style:style>
    <style:style style:name="P1312" style:family="paragraph" style:parent-style-name="Standard">
      <loext:graphic-properties draw:fill="none"/>
      <style:paragraph-properties fo:margin-left="1.1252in" fo:margin-right="0in" fo:margin-top="0in" fo:margin-bottom="0in" loext:contextual-spacing="false" fo:line-height="100%" fo:text-align="start" style:justify-single-word="false" fo:text-indent="-1in" style:auto-text-indent="false"/>
      <style:text-properties fo:color="#000000" style:text-outline="false" style:font-name="Liberation Serif" fo:font-size="10pt" fo:letter-spacing="normal" fo:font-style="normal" style:text-underline-style="none" fo:font-weight="normal" officeooo:rsid="02be3f58" officeooo:paragraph-rsid="02be3f58" style:letter-kerning="false" style:font-size-asian="10pt" style:font-style-asian="normal" style:font-weight-asian="normal" style:font-size-complex="10pt" style:font-style-complex="normal" style:font-weight-complex="normal"/>
    </style:style>
    <style:style style:name="P1313" style:family="paragraph" style:parent-style-name="Standard" style:master-page-name="">
      <loext:graphic-properties draw:fill="none"/>
      <style:paragraph-properties fo:margin-left="1.1252in" fo:margin-right="0in" fo:margin-top="0in" fo:margin-bottom="0in" loext:contextual-spacing="false" fo:line-height="100%" fo:text-indent="-1.1252in" style:auto-text-indent="false" style:page-number="auto"/>
      <style:text-properties fo:color="#000000" style:text-outline="false" style:font-name="Liberation Serif" fo:font-size="10pt" fo:letter-spacing="normal" fo:font-style="normal" style:text-underline-style="none" fo:font-weight="normal" officeooo:rsid="028bdf46" officeooo:paragraph-rsid="02be3f58" style:letter-kerning="false" style:font-size-asian="10pt" style:font-style-asian="normal" style:font-weight-asian="normal" style:font-size-complex="10pt" style:font-style-complex="normal" style:font-weight-complex="normal"/>
    </style:style>
    <style:style style:name="P1314" style:family="paragraph" style:parent-style-name="Standard">
      <loext:graphic-properties draw:fill="none"/>
      <style:paragraph-properties fo:margin-left="1.1252in" fo:margin-right="0in" fo:margin-top="0in" fo:margin-bottom="0in" loext:contextual-spacing="false" fo:line-height="100%" fo:text-indent="-1.1252in" style:auto-text-indent="false"/>
      <style:text-properties fo:color="#000000" style:text-outline="false" style:font-name="Liberation Serif" fo:font-size="10pt" fo:letter-spacing="normal" fo:font-style="normal" style:text-underline-style="none" fo:font-weight="normal" officeooo:rsid="028bdf46" officeooo:paragraph-rsid="02be3f58" style:letter-kerning="false" style:font-size-asian="10pt" style:font-style-asian="normal" style:font-weight-asian="normal" style:font-size-complex="10pt" style:font-style-complex="normal" style:font-weight-complex="normal"/>
    </style:style>
    <style:style style:name="P1315" style:family="paragraph" style:parent-style-name="Text_20_body" style:master-page-name="">
      <loext:graphic-properties draw:fill="none"/>
      <style:paragraph-properties fo:margin-left="1.6866in" fo:margin-right="0in" fo:margin-top="0in" fo:margin-bottom="0in" loext:contextual-spacing="false" fo:line-height="100%" fo:text-indent="-0.4366in" style:auto-text-indent="false" style:page-number="auto"/>
      <style:text-properties fo:font-style="normal" style:text-underline-style="solid" style:text-underline-width="auto" style:text-underline-color="font-color" fo:font-weight="normal" officeooo:rsid="00f5acda" officeooo:paragraph-rsid="02be5bae" style:font-style-asian="normal" style:font-weight-asian="normal" style:font-style-complex="normal" style:font-weight-complex="normal"/>
    </style:style>
    <style:style style:name="P1316" style:family="paragraph" style:parent-style-name="Text_20_body">
      <loext:graphic-properties draw:fill="none"/>
      <style:paragraph-properties fo:margin-left="1.6866in" fo:margin-right="0in" fo:margin-top="0in" fo:margin-bottom="0in" loext:contextual-spacing="false" fo:line-height="100%" fo:text-indent="-0.4366in" style:auto-text-indent="false"/>
      <style:text-properties fo:font-style="normal" style:text-underline-style="solid" style:text-underline-width="auto" style:text-underline-color="font-color" fo:font-weight="normal" officeooo:rsid="00f5acda" officeooo:paragraph-rsid="02be5bae" style:font-style-asian="normal" style:font-weight-asian="normal" style:font-style-complex="normal" style:font-weight-complex="normal"/>
    </style:style>
    <style:style style:name="P1317" style:family="paragraph" style:parent-style-name="Text_20_body">
      <loext:graphic-properties draw:fill="none"/>
      <style:paragraph-properties fo:margin-left="1.6866in" fo:margin-right="0in" fo:margin-top="0in" fo:margin-bottom="0in" loext:contextual-spacing="false" fo:line-height="100%" fo:text-indent="-0.4366in" style:auto-text-indent="false"/>
      <style:text-properties fo:font-style="normal" style:text-underline-style="none" fo:font-weight="normal" officeooo:rsid="02be5bae" officeooo:paragraph-rsid="02be5bae" style:font-style-asian="normal" style:font-weight-asian="normal" style:font-style-complex="normal" style:font-weight-complex="normal"/>
    </style:style>
    <style:style style:name="P1318" style:family="paragraph" style:parent-style-name="Text_20_body" style:master-page-name="">
      <loext:graphic-properties draw:fill="none"/>
      <style:paragraph-properties fo:margin-left="0.75in" fo:margin-right="0in" fo:margin-top="0in" fo:margin-bottom="0.0972in" loext:contextual-spacing="false" fo:line-height="120%" fo:text-indent="-0.75in" style:auto-text-indent="false" style:page-number="auto"/>
      <style:text-properties officeooo:rsid="02633538" officeooo:paragraph-rsid="02633538"/>
    </style:style>
    <style:style style:name="P1319" style:family="paragraph" style:parent-style-name="Standard">
      <style:paragraph-properties fo:margin-top="0in" fo:margin-bottom="0.0972in" loext:contextual-spacing="false"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font-name="Liberation Serif" fo:font-size="12pt" fo:letter-spacing="normal" fo:font-style="normal" style:text-underline-style="none" fo:font-weight="bold" officeooo:rsid="0341120e" officeooo:paragraph-rsid="03425c27" style:letter-kerning="false" style:font-size-asian="12pt" style:font-style-asian="normal" style:font-weight-asian="bold" style:font-weight-complex="bold"/>
    </style:style>
    <style:style style:name="P1320" style:family="paragraph" style:parent-style-name="Standard" style:master-page-name="">
      <loext:graphic-properties draw:fill="none"/>
      <style:paragraph-properties fo:margin-left="0.8118in" fo:margin-right="0in" fo:margin-top="0in" fo:margin-bottom="0in" loext:contextual-spacing="false" fo:line-height="100%" fo:text-indent="-0.75in" style:auto-text-indent="false" style:page-number="auto"/>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3b440ea" style:letter-kerning="false" style:font-size-asian="12pt" style:font-style-asian="normal" style:font-weight-asian="normal" style:font-style-complex="normal" style:font-weight-complex="normal"/>
    </style:style>
    <style:style style:name="P1321" style:family="paragraph" style:parent-style-name="Text_20_body" style:master-page-name="">
      <loext:graphic-properties draw:fill="none"/>
      <style:paragraph-properties fo:margin-left="0.5618in" fo:margin-right="0in" fo:margin-top="0in" fo:margin-bottom="0in" loext:contextual-spacing="false" fo:line-height="100%" fo:text-indent="-0.5in" style:auto-text-indent="false" style:page-number="auto"/>
      <style:text-properties fo:font-style="normal" style:text-underline-style="solid" style:text-underline-width="auto" style:text-underline-color="font-color" fo:font-weight="normal" officeooo:rsid="03ddeb60" officeooo:paragraph-rsid="03ddeb60" style:font-style-asian="normal" style:font-weight-asian="normal" style:font-style-complex="normal" style:font-weight-complex="normal"/>
    </style:style>
    <style:style style:name="P1322"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solid" style:text-underline-width="auto" style:text-underline-color="font-color" fo:font-weight="normal" officeooo:rsid="03ddeb60" officeooo:paragraph-rsid="03ddeb60" style:font-style-asian="normal" style:font-weight-asian="normal" style:font-style-complex="normal" style:font-weight-complex="normal"/>
    </style:style>
    <style:style style:name="P1323"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solid" style:text-underline-width="auto" style:text-underline-color="font-color" fo:font-weight="normal" officeooo:rsid="03e04e33" officeooo:paragraph-rsid="03e04e33" style:font-style-asian="normal" style:font-weight-asian="normal" style:font-style-complex="normal" style:font-weight-complex="normal"/>
    </style:style>
    <style:style style:name="P1324"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none" fo:font-weight="normal" officeooo:rsid="03e04e33" officeooo:paragraph-rsid="03e04e33" style:font-style-asian="normal" style:font-weight-asian="normal" style:font-style-complex="normal" style:font-weight-complex="normal"/>
    </style:style>
    <style:style style:name="P1325"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none" fo:font-weight="normal" officeooo:rsid="03e04e33" officeooo:paragraph-rsid="03e1ed86" style:font-style-asian="normal" style:font-weight-asian="normal" style:font-style-complex="normal" style:font-weight-complex="normal"/>
    </style:style>
    <style:style style:name="P1326"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none" fo:font-weight="normal" officeooo:rsid="03e04e33" officeooo:paragraph-rsid="03ddeb60" style:font-style-asian="normal" style:font-weight-asian="normal" style:font-style-complex="normal" style:font-weight-complex="normal"/>
    </style:style>
    <style:style style:name="P1327"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none" fo:font-weight="normal" officeooo:rsid="03e1ed86" officeooo:paragraph-rsid="03e04e33" style:font-style-asian="normal" style:font-weight-asian="normal" style:font-style-complex="normal" style:font-weight-complex="normal"/>
    </style:style>
    <style:style style:name="P1328"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none" fo:font-weight="normal" officeooo:rsid="03e1ed86" officeooo:paragraph-rsid="03e1ed86" style:font-style-asian="normal" style:font-weight-asian="normal" style:font-style-complex="normal" style:font-weight-complex="normal"/>
    </style:style>
    <style:style style:name="P1329"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none" fo:font-weight="normal" officeooo:rsid="03ddeb60" officeooo:paragraph-rsid="03ddeb60" style:font-style-asian="normal" style:font-weight-asian="normal" style:font-style-complex="normal" style:font-weight-complex="normal"/>
    </style:style>
    <style:style style:name="P1330" style:family="paragraph" style:parent-style-name="Standard">
      <loext:graphic-properties draw:fill="none"/>
      <style:paragraph-properties fo:margin-left="0.6252in" fo:margin-right="0in" fo:margin-top="0in" fo:margin-bottom="0in" loext:contextual-spacing="false" fo:line-height="100%" fo:text-indent="-0.3118in" style:auto-text-indent="false">
        <style:tab-stops>
          <style:tab-stop style:position="0.0602in"/>
        </style:tab-stops>
      </style:paragraph-properties>
      <style:text-properties fo:font-size="12pt" fo:font-style="normal" officeooo:rsid="03d18cd0" officeooo:paragraph-rsid="03d18cd0" style:font-size-asian="12pt" style:font-style-asian="normal" style:font-size-complex="12pt" style:font-style-complex="normal"/>
    </style:style>
    <style:style style:name="P1331" style:family="paragraph" style:parent-style-name="Standard">
      <loext:graphic-properties draw:fill="none"/>
      <style:paragraph-properties fo:margin-left="0.0634in" fo:margin-right="0in" fo:line-height="100%" fo:text-indent="0in" style:auto-text-indent="false"/>
      <style:text-properties officeooo:rsid="03d64a29" officeooo:paragraph-rsid="03d64a29"/>
    </style:style>
    <style:style style:name="P1332" style:family="paragraph" style:parent-style-name="Standard">
      <loext:graphic-properties draw:fill="none"/>
      <style:paragraph-properties fo:margin-left="0.0634in" fo:margin-right="0in" fo:line-height="100%" fo:text-indent="0in" style:auto-text-indent="false"/>
      <style:text-properties style:text-underline-style="solid" style:text-underline-width="auto" style:text-underline-color="font-color" officeooo:rsid="03d64a29" officeooo:paragraph-rsid="03d64a29"/>
    </style:style>
    <style:style style:name="P1333" style:family="paragraph" style:parent-style-name="Standard">
      <loext:graphic-properties draw:fill="none"/>
      <style:paragraph-properties fo:margin-left="0.0634in" fo:margin-right="0in" fo:line-height="100%" fo:text-indent="0in" style:auto-text-indent="false"/>
      <style:text-properties fo:font-style="normal" style:text-underline-style="solid" style:text-underline-width="auto" style:text-underline-color="font-color" officeooo:rsid="03d78b9e" officeooo:paragraph-rsid="03d78b9e" style:font-style-asian="normal" style:font-style-complex="normal"/>
    </style:style>
    <style:style style:name="P1334" style:family="paragraph" style:parent-style-name="Standard">
      <loext:graphic-properties draw:fill="none"/>
      <style:paragraph-properties fo:margin-left="0.0634in" fo:margin-right="0in" fo:line-height="100%" fo:text-indent="0in" style:auto-text-indent="false"/>
      <style:text-properties fo:font-style="normal" style:text-underline-style="solid" style:text-underline-width="auto" style:text-underline-color="font-color" officeooo:rsid="03d91b20" officeooo:paragraph-rsid="03d91b20" style:font-style-asian="normal" style:font-style-complex="normal"/>
    </style:style>
    <style:style style:name="P1335" style:family="paragraph" style:parent-style-name="Standard">
      <loext:graphic-properties draw:fill="none"/>
      <style:paragraph-properties fo:margin-left="0.0634in" fo:margin-right="0in" fo:line-height="100%" fo:text-indent="0in" style:auto-text-indent="false"/>
      <style:text-properties fo:font-style="normal" style:text-underline-style="none" fo:font-weight="normal" officeooo:rsid="03d64a29" officeooo:paragraph-rsid="03d64a29" style:font-style-asian="normal" style:font-weight-asian="normal" style:font-style-complex="normal" style:font-weight-complex="normal"/>
    </style:style>
    <style:style style:name="P1336" style:family="paragraph" style:parent-style-name="Standard">
      <loext:graphic-properties draw:fill="none"/>
      <style:paragraph-properties fo:margin-left="0.0634in" fo:margin-right="0in" fo:line-height="100%" fo:text-indent="0in" style:auto-text-indent="false"/>
      <style:text-properties fo:font-style="normal" style:text-underline-style="none" fo:font-weight="normal" officeooo:rsid="03d78b9e" officeooo:paragraph-rsid="03d78b9e" style:font-style-asian="normal" style:font-weight-asian="normal" style:font-style-complex="normal" style:font-weight-complex="normal"/>
    </style:style>
    <style:style style:name="P1337" style:family="paragraph" style:parent-style-name="Standard" style:master-page-name="">
      <loext:graphic-properties draw:fill="none"/>
      <style:paragraph-properties fo:margin-left="0.5in" fo:margin-right="0in" fo:text-indent="-0.4366in" style:auto-text-indent="false" style:page-number="auto"/>
      <style:text-properties fo:font-size="12pt" officeooo:rsid="001c3ed6" officeooo:paragraph-rsid="03e1ed86" style:font-size-asian="12pt" style:font-size-complex="12pt"/>
    </style:style>
    <style:style style:name="P1338" style:family="paragraph" style:parent-style-name="Standard">
      <loext:graphic-properties draw:fill="none"/>
      <style:paragraph-properties fo:margin-left="0.5in" fo:margin-right="0in" fo:text-indent="-0.4366in" style:auto-text-indent="false"/>
      <style:text-properties fo:font-size="12pt" officeooo:rsid="00646766" officeooo:paragraph-rsid="03e1ed86" style:font-size-asian="12pt" style:font-size-complex="12pt"/>
    </style:style>
    <style:style style:name="P1339" style:family="paragraph" style:parent-style-name="Text_20_body" style:list-style-name="L10">
      <style:paragraph-properties fo:line-height="100%"/>
      <style:text-properties fo:font-weight="bold" officeooo:rsid="001cafa9" officeooo:paragraph-rsid="029266b8" style:font-weight-asian="bold" style:font-weight-complex="bold"/>
    </style:style>
    <style:style style:name="P1340" style:family="paragraph" style:parent-style-name="Text_20_body" style:list-style-name="L27">
      <style:paragraph-properties fo:line-height="100%"/>
      <style:text-properties fo:font-weight="bold" officeooo:rsid="001cafa9" officeooo:paragraph-rsid="029a5356" style:font-weight-asian="bold" style:font-weight-complex="bold"/>
    </style:style>
    <style:style style:name="P1341" style:family="paragraph" style:parent-style-name="Text_20_body" style:list-style-name="L57">
      <style:paragraph-properties fo:line-height="100%"/>
      <style:text-properties fo:font-weight="bold" officeooo:rsid="001cafa9" officeooo:paragraph-rsid="032cf9b6" style:font-weight-asian="bold" style:font-weight-complex="bold"/>
    </style:style>
    <style:style style:name="P1342" style:family="paragraph" style:parent-style-name="Text_20_body">
      <style:paragraph-properties fo:line-height="100%"/>
      <style:text-properties fo:font-weight="bold" officeooo:rsid="001cafa9" officeooo:paragraph-rsid="03fe4ee7" style:font-weight-asian="bold" style:font-weight-complex="bold"/>
    </style:style>
    <style:style style:name="P1343" style:family="paragraph" style:parent-style-name="Text_20_body" style:list-style-name="L10">
      <style:paragraph-properties fo:line-height="100%"/>
      <style:text-properties fo:font-weight="bold" officeooo:rsid="0295c2f2" officeooo:paragraph-rsid="0295c2f2" style:font-weight-asian="bold" style:font-weight-complex="bold"/>
    </style:style>
    <style:style style:name="P1344" style:family="paragraph" style:parent-style-name="Text_20_body" style:list-style-name="L10">
      <style:paragraph-properties fo:line-height="100%"/>
      <style:text-properties fo:font-weight="bold" officeooo:rsid="029b9b9c" officeooo:paragraph-rsid="029b9b9c" style:font-weight-asian="bold" style:font-weight-complex="bold"/>
    </style:style>
    <style:style style:name="P1345" style:family="paragraph" style:parent-style-name="Text_20_body" style:list-style-name="L10">
      <style:paragraph-properties fo:line-height="100%"/>
      <style:text-properties fo:font-weight="bold" officeooo:rsid="02be5bae" officeooo:paragraph-rsid="02be5bae" style:font-weight-asian="bold" style:font-weight-complex="bold"/>
    </style:style>
    <style:style style:name="P1346" style:family="paragraph" style:parent-style-name="Text_20_body" style:list-style-name="L10">
      <style:paragraph-properties fo:line-height="100%"/>
      <style:text-properties fo:font-weight="bold" officeooo:rsid="0048e4ff" officeooo:paragraph-rsid="029266b8" style:font-weight-asian="bold" style:font-weight-complex="bold"/>
    </style:style>
    <style:style style:name="P1347" style:family="paragraph" style:parent-style-name="Text_20_body" style:list-style-name="L29">
      <style:paragraph-properties fo:line-height="100%"/>
      <style:text-properties fo:font-weight="bold" officeooo:rsid="0048e4ff" officeooo:paragraph-rsid="02e958ab" style:font-weight-asian="bold" style:font-weight-complex="bold"/>
    </style:style>
    <style:style style:name="P1348" style:family="paragraph" style:parent-style-name="Text_20_body" style:list-style-name="L57">
      <style:paragraph-properties fo:line-height="100%"/>
      <style:text-properties fo:font-weight="bold" officeooo:rsid="0048e4ff" officeooo:paragraph-rsid="032cf9b6" style:font-weight-asian="bold" style:font-weight-complex="bold"/>
    </style:style>
    <style:style style:name="P1349" style:family="paragraph" style:parent-style-name="Text_20_body" style:list-style-name="L27">
      <style:paragraph-properties fo:line-height="100%"/>
      <style:text-properties fo:font-weight="bold" officeooo:rsid="02e958ab" officeooo:paragraph-rsid="02e958ab" style:font-weight-asian="bold" style:font-weight-complex="bold"/>
    </style:style>
    <style:style style:name="P1350" style:family="paragraph" style:parent-style-name="Text_20_body" style:list-style-name="L27">
      <style:paragraph-properties fo:line-height="100%"/>
      <style:text-properties fo:font-weight="bold" officeooo:rsid="02f1e11a" officeooo:paragraph-rsid="02f1e11a" style:font-weight-asian="bold" style:font-weight-complex="bold"/>
    </style:style>
    <style:style style:name="P1351" style:family="paragraph" style:parent-style-name="Text_20_body" style:list-style-name="L27">
      <style:paragraph-properties fo:line-height="100%"/>
      <style:text-properties fo:font-weight="bold" officeooo:rsid="02f568aa" officeooo:paragraph-rsid="02f568aa" style:font-weight-asian="bold" style:font-weight-complex="bold"/>
    </style:style>
    <style:style style:name="P1352" style:family="paragraph" style:parent-style-name="Text_20_body" style:list-style-name="L27">
      <style:paragraph-properties fo:line-height="100%"/>
      <style:text-properties fo:font-weight="bold" officeooo:rsid="02f568aa" officeooo:paragraph-rsid="02f36910" style:font-weight-asian="bold" style:font-weight-complex="bold"/>
    </style:style>
    <style:style style:name="P1353" style:family="paragraph" style:parent-style-name="Text_20_body" style:list-style-name="L28">
      <style:paragraph-properties fo:line-height="100%"/>
      <style:text-properties fo:font-weight="bold" officeooo:rsid="02f78fe6" officeooo:paragraph-rsid="02f7fbc8" style:font-weight-asian="bold" style:font-weight-complex="bold"/>
    </style:style>
    <style:style style:name="P1354" style:family="paragraph" style:parent-style-name="Text_20_body" style:list-style-name="L27">
      <style:paragraph-properties fo:line-height="100%"/>
      <style:text-properties fo:font-weight="bold" officeooo:rsid="02f78fe6" officeooo:paragraph-rsid="02f78fe6" style:font-weight-asian="bold" style:font-weight-complex="bold"/>
    </style:style>
    <style:style style:name="P1355" style:family="paragraph" style:parent-style-name="Text_20_body" style:list-style-name="L27">
      <style:paragraph-properties fo:line-height="100%"/>
      <style:text-properties fo:font-weight="bold" officeooo:rsid="02f75a5e" officeooo:paragraph-rsid="02f75a5e" style:font-weight-asian="bold" style:font-weight-complex="bold"/>
    </style:style>
    <style:style style:name="P1356" style:family="paragraph" style:parent-style-name="Text_20_body">
      <style:paragraph-properties fo:line-height="100%"/>
      <style:text-properties fo:font-weight="bold" officeooo:paragraph-rsid="03e36574" style:font-weight-asian="bold" style:font-weight-complex="bold"/>
    </style:style>
    <style:style style:name="P1357" style:family="paragraph" style:parent-style-name="Text_20_body">
      <style:paragraph-properties fo:line-height="100%"/>
      <style:text-properties fo:font-weight="bold" officeooo:paragraph-rsid="03fc797e" style:font-weight-asian="bold" style:font-weight-complex="bold"/>
    </style:style>
    <style:style style:name="P1358" style:family="paragraph" style:parent-style-name="Text_20_body">
      <style:paragraph-properties fo:line-height="100%"/>
      <style:text-properties fo:font-weight="bold" officeooo:paragraph-rsid="03fe4ee7" style:font-weight-asian="bold" style:font-weight-complex="bold"/>
    </style:style>
    <style:style style:name="P1359" style:family="paragraph" style:parent-style-name="Text_20_body">
      <style:paragraph-properties fo:line-height="100%"/>
      <style:text-properties fo:font-weight="bold" officeooo:paragraph-rsid="03ff8607" style:font-weight-asian="bold" style:font-weight-complex="bold"/>
    </style:style>
    <style:style style:name="P1360" style:family="paragraph" style:parent-style-name="Text_20_body">
      <style:paragraph-properties fo:line-height="100%"/>
      <style:text-properties fo:font-weight="bold" officeooo:paragraph-rsid="040173fd" style:font-weight-asian="bold" style:font-weight-complex="bold"/>
    </style:style>
    <style:style style:name="P1361" style:family="paragraph" style:parent-style-name="Text_20_body">
      <style:paragraph-properties fo:line-height="100%"/>
      <style:text-properties fo:font-weight="bold" officeooo:rsid="040173fd" officeooo:paragraph-rsid="040173fd" style:font-weight-asian="bold" style:font-weight-complex="bold"/>
    </style:style>
    <style:style style:name="P1362" style:family="paragraph" style:parent-style-name="Text_20_body" style:list-style-name="L12">
      <style:paragraph-properties fo:line-height="100%"/>
      <style:text-properties style:text-underline-style="solid" style:text-underline-width="auto" style:text-underline-color="font-color" fo:font-weight="bold" officeooo:rsid="001e53f6" officeooo:paragraph-rsid="0293a459" style:font-weight-asian="bold" style:font-weight-complex="bold"/>
    </style:style>
    <style:style style:name="P1363" style:family="paragraph" style:parent-style-name="Text_20_body" style:list-style-name="L12">
      <style:paragraph-properties fo:line-height="100%"/>
      <style:text-properties style:text-underline-style="solid" style:text-underline-width="auto" style:text-underline-color="font-color" fo:font-weight="bold" officeooo:rsid="0314022b" officeooo:paragraph-rsid="0314022b" style:font-weight-asian="bold" style:font-weight-complex="bold"/>
    </style:style>
    <style:style style:name="P1364" style:family="paragraph" style:parent-style-name="Text_20_body" style:list-style-name="L57">
      <style:paragraph-properties fo:line-height="100%"/>
      <style:text-properties style:text-underline-style="solid" style:text-underline-width="auto" style:text-underline-color="font-color" fo:font-weight="bold" officeooo:rsid="0331e17a" officeooo:paragraph-rsid="0331e17a" style:font-weight-asian="bold" style:font-weight-complex="bold"/>
    </style:style>
    <style:style style:name="P1365" style:family="paragraph" style:parent-style-name="Text_20_body" style:list-style-name="L57">
      <style:paragraph-properties fo:line-height="100%"/>
      <style:text-properties style:text-underline-style="solid" style:text-underline-width="auto" style:text-underline-color="font-color" fo:font-weight="bold" officeooo:rsid="0369d829" officeooo:paragraph-rsid="0369d829" style:font-weight-asian="bold" style:font-weight-complex="bold"/>
    </style:style>
    <style:style style:name="P1366" style:family="paragraph" style:parent-style-name="Text_20_body" style:list-style-name="L12">
      <style:paragraph-properties fo:line-height="100%"/>
      <style:text-properties fo:color="#000000" style:text-outline="false" style:font-name="Liberation Serif" fo:font-size="12pt" fo:letter-spacing="normal" fo:font-style="normal" style:text-underline-style="none" fo:font-weight="bold" officeooo:rsid="0314022b" officeooo:paragraph-rsid="0314022b" style:letter-kerning="false" style:font-size-asian="12pt" style:font-style-asian="normal" style:font-weight-asian="bold" style:font-style-complex="normal" style:font-weight-complex="bold"/>
    </style:style>
    <style:style style:name="P1367" style:family="paragraph" style:parent-style-name="Text_20_body">
      <style:text-properties officeooo:paragraph-rsid="0403f05b"/>
    </style:style>
    <style:style style:name="P1368" style:family="paragraph" style:parent-style-name="Text_20_body" style:list-style-name="L11">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solid" style:text-underline-width="auto" style:text-underline-color="font-color" fo:font-weight="normal" officeooo:rsid="001bb7e5" officeooo:paragraph-rsid="02a8e217" style:letter-kerning="false" style:font-size-asian="12pt" style:font-style-asian="italic" style:font-weight-asian="normal" style:font-style-complex="italic" style:font-weight-complex="normal"/>
    </style:style>
    <style:style style:name="P1369" style:family="paragraph" style:parent-style-name="Text_20_body" style:list-style-name="L10">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04ff732" officeooo:paragraph-rsid="029266b8" style:letter-kerning="false" style:font-size-asian="12pt" style:font-style-asian="italic" style:font-weight-asian="normal" style:font-style-complex="italic" style:font-weight-complex="normal"/>
    </style:style>
    <style:style style:name="P1370" style:family="paragraph" style:parent-style-name="Text_20_body" style:list-style-name="L27">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04ff732" officeooo:paragraph-rsid="029a5356" style:letter-kerning="false" style:font-size-asian="12pt" style:font-style-asian="italic" style:font-weight-asian="normal" style:font-style-complex="italic" style:font-weight-complex="normal"/>
    </style:style>
    <style:style style:name="P1371" style:family="paragraph" style:parent-style-name="Text_20_body" style:list-style-name="L57">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04ff732" officeooo:paragraph-rsid="032cf9b6" style:letter-kerning="false" style:font-size-asian="12pt" style:font-style-asian="italic" style:font-weight-asian="normal" style:font-style-complex="italic" style:font-weight-complex="normal"/>
    </style:style>
    <style:style style:name="P1372" style:family="paragraph" style:parent-style-name="Text_20_body" style:list-style-name="L27">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033e935" officeooo:paragraph-rsid="029a5356" style:letter-kerning="false" style:font-size-asian="12pt" style:font-style-asian="italic" style:font-weight-asian="normal" style:font-style-complex="italic" style:font-weight-complex="normal"/>
    </style:style>
    <style:style style:name="P1373" style:family="paragraph" style:parent-style-name="Text_20_body" style:list-style-name="L57">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325e2fb" officeooo:paragraph-rsid="032cf9b6" style:letter-kerning="false" style:font-size-asian="12pt" style:font-style-asian="italic" style:font-weight-asian="normal" style:font-style-complex="italic" style:font-weight-complex="normal"/>
    </style:style>
    <style:style style:name="P1374" style:family="paragraph" style:parent-style-name="Text_20_body" style:list-style-name="L26">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0d27de" officeooo:paragraph-rsid="030d27de" style:letter-kerning="false" style:font-size-asian="12pt" style:font-style-asian="normal" style:font-weight-asian="normal" style:font-style-complex="normal" style:font-weight-complex="normal"/>
    </style:style>
    <style:style style:name="P1375" style:family="paragraph" style:parent-style-name="Text_20_body" style:list-style-name="L44">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1f781d" officeooo:paragraph-rsid="03549e64" style:letter-kerning="false" style:font-size-asian="12pt" style:font-style-asian="normal" style:font-weight-asian="normal" style:font-style-complex="normal" style:font-weight-complex="normal"/>
    </style:style>
    <style:style style:name="P1376" style:family="paragraph" style:parent-style-name="Text_20_body" style:list-style-name="L43">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1f781d" officeooo:paragraph-rsid="02e958ab" style:letter-kerning="false" style:font-size-asian="12pt" style:font-style-asian="normal" style:font-weight-asian="normal" style:font-style-complex="normal" style:font-weight-complex="normal"/>
    </style:style>
    <style:style style:name="P1377" style:family="paragraph" style:parent-style-name="Text_20_body" style:list-style-name="L43">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549e64" officeooo:paragraph-rsid="03549e64" style:letter-kerning="false" style:font-size-asian="12pt" style:font-style-asian="normal" style:font-weight-asian="normal" style:font-style-complex="normal" style:font-weight-complex="normal"/>
    </style:style>
    <style:style style:name="P1378" style:family="paragraph" style:parent-style-name="Text_20_body" style:list-style-name="L14">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9b9b9c" style:font-style-asian="normal" style:font-weight-asian="normal" style:font-style-complex="normal" style:font-weight-complex="normal"/>
    </style:style>
    <style:style style:name="P1379" style:family="paragraph" style:parent-style-name="Text_20_body" style:list-style-name="L15">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9b9b9c" style:font-style-asian="normal" style:font-weight-asian="normal" style:font-style-complex="normal" style:font-weight-complex="normal"/>
    </style:style>
    <style:style style:name="P1380" style:family="paragraph" style:parent-style-name="Text_20_body" style:list-style-name="L16">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9b9b9c" style:font-style-asian="normal" style:font-weight-asian="normal" style:font-style-complex="normal" style:font-weight-complex="normal"/>
    </style:style>
    <style:style style:name="P1381" style:family="paragraph" style:parent-style-name="Text_20_body" style:list-style-name="L18">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9b9b9c" style:font-style-asian="normal" style:font-weight-asian="normal" style:font-style-complex="normal" style:font-weight-complex="normal"/>
    </style:style>
    <style:style style:name="P1382" style:family="paragraph" style:parent-style-name="Text_20_body" style:list-style-name="L21">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9b9b9c" style:font-style-asian="normal" style:font-weight-asian="normal" style:font-style-complex="normal" style:font-weight-complex="normal"/>
    </style:style>
    <style:style style:name="P1383" style:family="paragraph" style:parent-style-name="Text_20_body" style:list-style-name="L23">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9b9b9c" style:font-style-asian="normal" style:font-weight-asian="normal" style:font-style-complex="normal" style:font-weight-complex="normal"/>
    </style:style>
    <style:style style:name="P1384" style:family="paragraph" style:parent-style-name="Text_20_body" style:list-style-name="L35">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e958ab" style:font-style-asian="normal" style:font-weight-asian="normal" style:font-style-complex="normal" style:font-weight-complex="normal"/>
    </style:style>
    <style:style style:name="P1385" style:family="paragraph" style:parent-style-name="Text_20_body" style:list-style-name="L36">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e958ab" style:font-style-asian="normal" style:font-weight-asian="normal" style:font-style-complex="normal" style:font-weight-complex="normal"/>
    </style:style>
    <style:style style:name="P1386" style:family="paragraph" style:parent-style-name="Text_20_body" style:list-style-name="L41">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0fe31b" style:font-style-asian="normal" style:font-weight-asian="normal" style:font-style-complex="normal" style:font-weight-complex="normal"/>
    </style:style>
    <style:style style:name="P1387" style:family="paragraph" style:parent-style-name="Text_20_body" style:list-style-name="L44">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549e64" style:font-style-asian="normal" style:font-weight-asian="normal" style:font-style-complex="normal" style:font-weight-complex="normal"/>
    </style:style>
    <style:style style:name="P1388" style:family="paragraph" style:parent-style-name="Text_20_body" style:list-style-name="L45">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e958ab" style:font-style-asian="normal" style:font-weight-asian="normal" style:font-style-complex="normal" style:font-weight-complex="normal"/>
    </style:style>
    <style:style style:name="P1389" style:family="paragraph" style:parent-style-name="Text_20_body" style:list-style-name="L47">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e958ab" style:font-style-asian="normal" style:font-weight-asian="normal" style:font-style-complex="normal" style:font-weight-complex="normal"/>
    </style:style>
    <style:style style:name="P1390" style:family="paragraph" style:parent-style-name="Text_20_body" style:list-style-name="L51">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293b06" style:font-style-asian="normal" style:font-weight-asian="normal" style:font-style-complex="normal" style:font-weight-complex="normal"/>
    </style:style>
    <style:style style:name="P1391" style:family="paragraph" style:parent-style-name="Text_20_body" style:list-style-name="L52">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2e958ab" style:font-style-asian="normal" style:font-weight-asian="normal" style:font-style-complex="normal" style:font-weight-complex="normal"/>
    </style:style>
    <style:style style:name="P1392" style:family="paragraph" style:parent-style-name="Text_20_body" style:list-style-name="L61">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2d0177" style:font-style-asian="normal" style:font-weight-asian="normal" style:font-style-complex="normal" style:font-weight-complex="normal"/>
    </style:style>
    <style:style style:name="P1393" style:family="paragraph" style:parent-style-name="Text_20_body" style:list-style-name="L63">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2cf9b6" style:font-style-asian="normal" style:font-weight-asian="normal" style:font-style-complex="normal" style:font-weight-complex="normal"/>
    </style:style>
    <style:style style:name="P1394" style:family="paragraph" style:parent-style-name="Text_20_body" style:list-style-name="L78">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389115" style:font-style-asian="normal" style:font-weight-asian="normal" style:font-style-complex="normal" style:font-weight-complex="normal"/>
    </style:style>
    <style:style style:name="P1395" style:family="paragraph" style:parent-style-name="Text_20_body" style:list-style-name="L80">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3e05fa" style:font-style-asian="normal" style:font-weight-asian="normal" style:font-style-complex="normal" style:font-weight-complex="normal"/>
    </style:style>
    <style:style style:name="P1396" style:family="paragraph" style:parent-style-name="Text_20_body" style:list-style-name="L81">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3e05fa" style:font-style-asian="normal" style:font-weight-asian="normal" style:font-style-complex="normal" style:font-weight-complex="normal"/>
    </style:style>
    <style:style style:name="P1397" style:family="paragraph" style:parent-style-name="Text_20_body" style:list-style-name="L83">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3e05fa" style:font-style-asian="normal" style:font-weight-asian="normal" style:font-style-complex="normal" style:font-weight-complex="normal"/>
    </style:style>
    <style:style style:name="P1398" style:family="paragraph" style:parent-style-name="Text_20_body" style:list-style-name="L84">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0f5acda" officeooo:paragraph-rsid="033e05fa" style:font-style-asian="normal" style:font-weight-asian="normal" style:font-style-complex="normal" style:font-weight-complex="normal"/>
    </style:style>
    <style:style style:name="P1399" style:family="paragraph" style:parent-style-name="Text_20_body" style:list-style-name="L15">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2be5bae" officeooo:paragraph-rsid="02be5bae" style:font-style-asian="normal" style:font-weight-asian="normal" style:font-style-complex="normal" style:font-weight-complex="normal"/>
    </style:style>
    <style:style style:name="P1400" style:family="paragraph" style:parent-style-name="Text_20_body" style:list-style-name="L35">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30fe31b" officeooo:paragraph-rsid="030fe31b" style:font-style-asian="normal" style:font-weight-asian="normal" style:font-style-complex="normal" style:font-weight-complex="normal"/>
    </style:style>
    <style:style style:name="P1401" style:family="paragraph" style:parent-style-name="Text_20_body" style:list-style-name="L49">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328a217" officeooo:paragraph-rsid="0328a217" style:font-style-asian="normal" style:font-weight-asian="normal" style:font-style-complex="normal" style:font-weight-complex="normal"/>
    </style:style>
    <style:style style:name="P1402" style:family="paragraph" style:parent-style-name="Text_20_body" style:list-style-name="L80">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35a388c" officeooo:paragraph-rsid="035a388c" style:font-style-asian="normal" style:font-weight-asian="normal" style:font-style-complex="normal" style:font-weight-complex="normal"/>
    </style:style>
    <style:style style:name="P1403" style:family="paragraph" style:parent-style-name="Text_20_body" style:list-style-name="L84">
      <loext:graphic-properties draw:fill="none"/>
      <style:paragraph-properties fo:margin-top="0in" fo:margin-bottom="0in" loext:contextual-spacing="false" fo:line-height="100%"/>
      <style:text-properties fo:font-style="normal" style:text-underline-style="solid" style:text-underline-width="auto" style:text-underline-color="font-color" fo:font-weight="normal" officeooo:rsid="035fa9b8" officeooo:paragraph-rsid="035fa9b8" style:font-style-asian="normal" style:font-weight-asian="normal" style:font-style-complex="normal" style:font-weight-complex="normal"/>
    </style:style>
    <style:style style:name="P1404" style:family="paragraph" style:parent-style-name="Text_20_body" style:list-style-name="L23">
      <loext:graphic-properties draw:fill="none"/>
      <style:paragraph-properties fo:margin-top="0in" fo:margin-bottom="0in" loext:contextual-spacing="false" fo:line-height="100%"/>
      <style:text-properties fo:font-style="normal" style:text-underline-style="none" fo:font-weight="normal" officeooo:rsid="02d19e00" officeooo:paragraph-rsid="02d19e00" style:font-style-asian="normal" style:font-weight-asian="normal" style:font-style-complex="normal" style:font-weight-complex="normal"/>
    </style:style>
    <style:style style:name="P1405" style:family="paragraph" style:parent-style-name="Text_20_body" style:list-style-name="L23">
      <loext:graphic-properties draw:fill="none"/>
      <style:paragraph-properties fo:margin-top="0in" fo:margin-bottom="0in" loext:contextual-spacing="false" fo:line-height="100%"/>
      <style:text-properties fo:font-style="normal" style:text-underline-style="none" fo:font-weight="normal" officeooo:rsid="0350d320" officeooo:paragraph-rsid="0350d320" style:font-style-asian="normal" style:font-weight-asian="normal" style:font-style-complex="normal" style:font-weight-complex="normal"/>
    </style:style>
    <style:style style:name="P1406" style:family="paragraph" style:parent-style-name="Text_20_body" style:list-style-name="L45">
      <loext:graphic-properties draw:fill="none"/>
      <style:paragraph-properties fo:margin-top="0in" fo:margin-bottom="0in" loext:contextual-spacing="false" fo:line-height="100%"/>
      <style:text-properties fo:font-style="normal" style:text-underline-style="none" fo:font-weight="normal" officeooo:rsid="03129ec5" officeooo:paragraph-rsid="02e958ab" style:font-style-asian="normal" style:font-weight-asian="normal" style:font-style-complex="normal" style:font-weight-complex="normal"/>
    </style:style>
    <style:style style:name="P1407" style:family="paragraph" style:parent-style-name="Text_20_body" style:list-style-name="L47">
      <loext:graphic-properties draw:fill="none"/>
      <style:paragraph-properties fo:margin-top="0in" fo:margin-bottom="0in" loext:contextual-spacing="false" fo:line-height="100%"/>
      <style:text-properties fo:font-style="normal" style:text-underline-style="none" fo:font-weight="normal" officeooo:rsid="0328a217" officeooo:paragraph-rsid="0328a217" style:font-style-asian="normal" style:font-weight-asian="normal" style:font-style-complex="normal" style:font-weight-complex="normal"/>
    </style:style>
    <style:style style:name="P1408" style:family="paragraph" style:parent-style-name="Text_20_body" style:list-style-name="L13" style:master-page-name="">
      <style:paragraph-properties fo:margin-top="0in" fo:margin-bottom="0.0972in" loext:contextual-spacing="false" fo:line-height="100%" fo:text-align="start" style:justify-single-word="false" style:page-number="auto"/>
      <style:text-properties fo:font-style="normal" style:text-underline-style="solid" style:text-underline-width="auto" style:text-underline-color="font-color" fo:font-weight="bold" officeooo:rsid="0024b3c9" officeooo:paragraph-rsid="02953b46" style:font-style-asian="normal" style:font-weight-asian="bold" style:font-style-complex="normal" style:font-weight-complex="bold"/>
    </style:style>
    <style:style style:name="P1409" style:family="paragraph" style:parent-style-name="Text_20_body" style:list-style-name="L27" style:master-page-name="">
      <style:paragraph-properties fo:margin-top="0in" fo:margin-bottom="0.0972in" loext:contextual-spacing="false" fo:line-height="100%" fo:text-align="start" style:justify-single-word="false" style:page-number="auto"/>
      <style:text-properties fo:font-style="normal" style:text-underline-style="solid" style:text-underline-width="auto" style:text-underline-color="font-color" fo:font-weight="bold" officeooo:rsid="0024b3c9" officeooo:paragraph-rsid="029a5356" style:font-style-asian="normal" style:font-weight-asian="bold" style:font-style-complex="normal" style:font-weight-complex="bold"/>
    </style:style>
    <style:style style:name="P1410" style:family="paragraph" style:parent-style-name="Text_20_body" style:list-style-name="L57" style:master-page-name="">
      <style:paragraph-properties fo:margin-top="0in" fo:margin-bottom="0.0972in" loext:contextual-spacing="false" fo:line-height="100%" fo:text-align="start" style:justify-single-word="false" style:page-number="auto"/>
      <style:text-properties fo:font-style="normal" style:text-underline-style="solid" style:text-underline-width="auto" style:text-underline-color="font-color" fo:font-weight="bold" officeooo:rsid="0024b3c9" officeooo:paragraph-rsid="032cf9b6" style:font-style-asian="normal" style:font-weight-asian="bold" style:font-style-complex="normal" style:font-weight-complex="bold"/>
    </style:style>
    <style:style style:name="P1411" style:family="paragraph" style:parent-style-name="Text_20_body" style:list-style-name="L57" style:master-page-name="">
      <loext:graphic-properties draw:fill="none"/>
      <style:paragraph-properties fo:margin-top="0in" fo:margin-bottom="0.0972in" loext:contextual-spacing="false" fo:line-height="100%" style:page-number="auto"/>
      <style:text-properties style:text-underline-style="solid" style:text-underline-width="auto" style:text-underline-color="font-color" fo:font-weight="bold" officeooo:rsid="001e53f6" officeooo:paragraph-rsid="032cf9b6" style:font-weight-asian="bold" style:font-weight-complex="bold"/>
    </style:style>
    <style:style style:name="P1412" style:family="paragraph" style:parent-style-name="Text_20_body" style:list-style-name="L30">
      <loext:graphic-properties draw:fill="none"/>
      <style:paragraph-properties fo:margin-top="0in" fo:margin-bottom="0.0972in" loext:contextual-spacing="false" fo:line-height="100%"/>
      <style:text-properties style:text-underline-style="none" fo:font-weight="bold" officeooo:rsid="031759d1" officeooo:paragraph-rsid="031759d1" style:font-weight-asian="bold" style:font-weight-complex="bold"/>
    </style:style>
    <style:style style:name="P1413" style:family="paragraph" style:parent-style-name="Text_20_body" style:list-style-name="L57">
      <loext:graphic-properties draw:fill="none"/>
      <style:paragraph-properties fo:margin-top="0in" fo:margin-bottom="0.0972in" loext:contextual-spacing="false" fo:line-height="100%"/>
      <style:text-properties style:text-underline-style="none" fo:font-weight="bold" officeooo:rsid="0334fb67" officeooo:paragraph-rsid="0334fb67" style:font-weight-asian="bold" style:font-weight-complex="bold"/>
    </style:style>
    <style:style style:name="P1414" style:family="paragraph" style:parent-style-name="Text_20_body" style:list-style-name="L87">
      <loext:graphic-properties draw:fill="none"/>
      <style:paragraph-properties fo:margin-top="0in" fo:margin-bottom="0.0972in" loext:contextual-spacing="false" fo:line-height="100%"/>
      <style:text-properties style:text-underline-style="none" fo:font-weight="bold" officeooo:rsid="0369d829" officeooo:paragraph-rsid="0377e80a" style:font-weight-asian="bold" style:font-weight-complex="bold"/>
    </style:style>
    <style:style style:name="P1415" style:family="paragraph" style:parent-style-name="Text_20_body" style:list-style-name="L87">
      <loext:graphic-properties draw:fill="none"/>
      <style:paragraph-properties fo:margin-top="0in" fo:margin-bottom="0.0972in" loext:contextual-spacing="false" fo:line-height="100%"/>
      <style:text-properties style:text-underline-style="none" fo:font-weight="bold" officeooo:rsid="0377e80a" officeooo:paragraph-rsid="0377e80a" style:font-weight-asian="bold" style:font-weight-complex="bold"/>
    </style:style>
    <style:style style:name="P1416" style:family="paragraph" style:parent-style-name="Text_20_body" style:list-style-name="L55">
      <style:paragraph-properties fo:margin-top="0in" fo:margin-bottom="0.0972in" loext:contextual-spacing="false" fo:line-height="120%"/>
      <style:text-properties fo:font-weight="bold" officeooo:rsid="006119ab" officeooo:paragraph-rsid="033f897e" style:font-weight-asian="bold" style:font-weight-complex="bold"/>
    </style:style>
    <style:style style:name="P1417" style:family="paragraph" style:parent-style-name="Text_20_body" style:list-style-name="L56">
      <loext:graphic-properties draw:fill="none"/>
      <style:paragraph-properties fo:margin-top="0in" fo:margin-bottom="0.0972in" loext:contextual-spacing="false" fo:line-height="120%"/>
      <style:text-properties fo:color="#000000" style:text-outline="false" style:font-name="Liberation Serif" fo:font-size="12pt" fo:letter-spacing="normal" fo:font-style="italic" style:text-underline-style="none" fo:font-weight="bold" officeooo:rsid="006215b7" officeooo:paragraph-rsid="033f897e" style:letter-kerning="false" style:font-size-asian="12pt" style:font-style-asian="italic" style:font-weight-asian="bold" style:font-style-complex="italic" style:font-weight-complex="bold"/>
    </style:style>
    <style:style style:name="P1418" style:family="paragraph" style:parent-style-name="Text_20_body" style:list-style-name="L57">
      <loext:graphic-properties draw:fill="none"/>
      <style:paragraph-properties fo:margin-top="0in" fo:margin-bottom="0.0972in" loext:contextual-spacing="false" fo:line-height="100%"/>
      <style:text-properties style:text-underline-style="solid" style:text-underline-width="auto" style:text-underline-color="font-color" fo:font-weight="bold" officeooo:rsid="0334fb67" officeooo:paragraph-rsid="0334fb67" style:font-weight-asian="bold" style:font-weight-complex="bold"/>
    </style:style>
    <style:style style:name="P1419" style:family="paragraph" style:parent-style-name="Text_20_body" style:list-style-name="L87">
      <loext:graphic-properties draw:fill="none"/>
      <style:paragraph-properties fo:margin-top="0in" fo:margin-bottom="0.0972in" loext:contextual-spacing="false" fo:line-height="100%"/>
      <style:text-properties fo:font-style="normal" style:text-underline-style="none" fo:font-weight="bold" officeooo:rsid="03791ce4" officeooo:paragraph-rsid="03791ce4" style:font-style-asian="normal" style:font-weight-asian="bold" style:font-style-complex="normal" style:font-weight-complex="bold"/>
    </style:style>
    <style:style style:name="P1420" style:family="paragraph" style:parent-style-name="Text_20_body" style:list-style-name="L87">
      <loext:graphic-properties draw:fill="none"/>
      <style:paragraph-properties fo:margin-top="0in" fo:margin-bottom="0.0972in" loext:contextual-spacing="false" fo:line-height="100%"/>
      <style:text-properties fo:font-style="normal" style:text-underline-style="none" fo:font-weight="bold" officeooo:rsid="0369d829" officeooo:paragraph-rsid="0377e80a" style:font-style-asian="normal" style:font-weight-asian="bold" style:font-style-complex="normal" style:font-weight-complex="bold"/>
    </style:style>
    <style:style style:name="P1421" style:family="paragraph" style:parent-style-name="Text_20_body" style:list-style-name="L18" style:master-page-name="">
      <loext:graphic-properties draw:fill="none"/>
      <style:paragraph-properties fo:margin-left="0.9366in" fo:margin-right="0in" fo:margin-top="0in" fo:margin-bottom="0in" loext:contextual-spacing="false" fo:line-height="100%" fo:text-indent="-0.6866in" style:auto-text-indent="false" style:page-number="auto"/>
      <style:text-properties fo:font-style="normal" style:text-underline-style="solid" style:text-underline-width="auto" style:text-underline-color="font-color" fo:font-weight="normal" officeooo:rsid="02ad3cbd" officeooo:paragraph-rsid="02b0092e" style:font-style-asian="normal" style:font-weight-asian="normal" style:font-style-complex="normal" style:font-weight-complex="normal"/>
    </style:style>
    <style:style style:name="P1422" style:family="paragraph" style:parent-style-name="Text_20_body" style:list-style-name="L18" style:master-page-name="">
      <loext:graphic-properties draw:fill="none"/>
      <style:paragraph-properties fo:margin-left="0.5in" fo:margin-right="0in" fo:margin-top="0in" fo:margin-bottom="0in" loext:contextual-spacing="false" fo:line-height="100%" fo:text-indent="1.1866in" style:auto-text-indent="false" style:page-number="auto"/>
      <style:text-properties fo:color="#000000" style:text-outline="false" style:font-name="Liberation Serif" fo:font-size="12pt" fo:letter-spacing="normal" fo:font-style="italic" style:text-underline-style="none" fo:font-weight="normal" officeooo:rsid="02ad3cbd" officeooo:paragraph-rsid="02ad3cbd" style:letter-kerning="false" style:font-size-asian="12pt" style:font-style-asian="italic" style:font-weight-asian="normal" style:font-style-complex="italic" style:font-weight-complex="normal"/>
    </style:style>
    <style:style style:name="P1423" style:family="paragraph" style:parent-style-name="Text_20_body" style:list-style-name="L18">
      <loext:graphic-properties draw:fill="none"/>
      <style:paragraph-properties fo:margin-left="0.5in" fo:margin-right="0in" fo:margin-top="0in" fo:margin-bottom="0in" loext:contextual-spacing="false" fo:line-height="100%" fo:text-indent="1.1866in" style:auto-text-indent="false"/>
      <style:text-properties fo:color="#000000" style:text-outline="false" style:font-name="Liberation Serif" fo:font-size="12pt" fo:letter-spacing="normal" fo:font-style="italic" style:text-underline-style="none" fo:font-weight="normal" officeooo:rsid="02ad3cbd" officeooo:paragraph-rsid="02ad3cbd" style:letter-kerning="false" style:font-size-asian="12pt" style:font-style-asian="italic" style:font-weight-asian="normal" style:font-style-complex="italic" style:font-weight-complex="normal"/>
    </style:style>
    <style:style style:name="P1424" style:family="paragraph" style:parent-style-name="Text_20_body" style:list-style-name="L18">
      <loext:graphic-properties draw:fill="none"/>
      <style:paragraph-properties fo:margin-left="0.5in" fo:margin-right="0in" fo:margin-top="0in" fo:margin-bottom="0in" loext:contextual-spacing="false" fo:line-height="100%" fo:text-indent="1.1866in" style:auto-text-indent="false">
        <style:tab-stops>
          <style:tab-stop style:position="5.8909in"/>
        </style:tab-stops>
      </style:paragraph-properties>
      <style:text-properties fo:color="#000000" style:text-outline="false" style:font-name="Liberation Serif" fo:font-size="12pt" fo:letter-spacing="normal" fo:font-style="normal" style:text-underline-style="none" fo:font-weight="normal" officeooo:rsid="02e3b3ae" officeooo:paragraph-rsid="02ad3cbd" style:letter-kerning="false" style:font-size-asian="12pt" style:font-style-asian="normal" style:font-weight-asian="normal" style:font-style-complex="normal" style:font-weight-complex="normal"/>
    </style:style>
    <style:style style:name="P1425" style:family="paragraph" style:parent-style-name="Text_20_body" style:list-style-name="L18">
      <loext:graphic-properties draw:fill="none"/>
      <style:paragraph-properties fo:margin-left="0.5in" fo:margin-right="0in" fo:margin-top="0in" fo:margin-bottom="0in" loext:contextual-spacing="false" fo:line-height="100%" fo:text-indent="1.1866in" style:auto-text-indent="false">
        <style:tab-stops>
          <style:tab-stop style:position="5.8909in"/>
        </style:tab-stops>
      </style:paragraph-properties>
      <style:text-properties fo:font-style="normal" style:text-underline-style="solid" style:text-underline-width="auto" style:text-underline-color="font-color" fo:font-weight="normal" officeooo:rsid="02ad3cbd" officeooo:paragraph-rsid="02ad3cbd" style:font-style-asian="normal" style:font-weight-asian="normal" style:font-style-complex="normal" style:font-weight-complex="normal"/>
    </style:style>
    <style:style style:name="P1426" style:family="paragraph" style:parent-style-name="Text_20_body" style:list-style-name="L18" style:master-page-name="">
      <loext:graphic-properties draw:fill="none"/>
      <style:paragraph-properties fo:margin-left="0.9366in" fo:margin-right="0in" fo:margin-top="0in" fo:margin-bottom="0in" loext:contextual-spacing="false" fo:line-height="100%" fo:text-indent="-0.6252in" style:auto-text-indent="false" style:page-number="auto"/>
      <style:text-properties fo:font-style="normal" style:text-underline-style="solid" style:text-underline-width="auto" style:text-underline-color="font-color" fo:font-weight="normal" officeooo:rsid="02b0092e" officeooo:paragraph-rsid="02b0092e" style:font-style-asian="normal" style:font-weight-asian="normal" style:font-style-complex="normal" style:font-weight-complex="normal"/>
    </style:style>
    <style:style style:name="P1427" style:family="paragraph" style:parent-style-name="Text_20_body" style:list-style-name="L18">
      <loext:graphic-properties draw:fill="none"/>
      <style:paragraph-properties fo:margin-left="0.9366in" fo:margin-right="0in" fo:margin-top="0in" fo:margin-bottom="0in" loext:contextual-spacing="false" fo:line-height="100%" fo:text-indent="-0.6252in" style:auto-text-indent="false"/>
      <style:text-properties fo:color="#000000" style:text-outline="false" style:font-name="Liberation Serif" fo:font-size="12pt" fo:letter-spacing="normal" fo:font-style="normal" style:text-underline-style="none" fo:font-weight="normal" officeooo:rsid="02b0092e" officeooo:paragraph-rsid="02b0092e" style:letter-kerning="false" style:font-size-asian="12pt" style:font-style-asian="normal" style:font-weight-asian="normal" style:font-style-complex="normal" style:font-weight-complex="normal"/>
    </style:style>
    <style:style style:name="P1428" style:family="paragraph" style:parent-style-name="Text_20_body" style:list-style-name="L27" style:master-page-name="">
      <loext:graphic-properties draw:fill="none"/>
      <style:paragraph-properties fo:margin-left="0.8752in" fo:margin-right="0in" fo:margin-top="0in" fo:margin-bottom="0.0972in" loext:contextual-spacing="false" fo:line-height="100%" fo:text-indent="-0.5618in" style:auto-text-indent="false" style:page-number="auto"/>
      <style:text-properties style:text-underline-style="solid" style:text-underline-width="auto" style:text-underline-color="font-color" fo:font-weight="bold" officeooo:rsid="001e53f6" officeooo:paragraph-rsid="029a5356" style:font-weight-asian="bold" style:font-weight-complex="bold"/>
    </style:style>
    <style:style style:name="P1429" style:family="paragraph" style:parent-style-name="Text_20_body" style:list-style-name="L27">
      <loext:graphic-properties draw:fill="none"/>
      <style:paragraph-properties fo:margin-left="0.8752in" fo:margin-right="0in" fo:margin-top="0in" fo:margin-bottom="0.0972in" loext:contextual-spacing="false" fo:line-height="100%" fo:text-indent="-0.5618in" style:auto-text-indent="false"/>
      <style:text-properties style:text-underline-style="none" fo:font-weight="bold" officeooo:rsid="031759d1" officeooo:paragraph-rsid="031759d1" style:font-weight-asian="bold" style:font-weight-complex="bold"/>
    </style:style>
    <style:style style:name="P1430" style:family="paragraph" style:parent-style-name="Text_20_body" style:list-style-name="L27">
      <loext:graphic-properties draw:fill="none"/>
      <style:paragraph-properties fo:margin-left="0.8752in" fo:margin-right="0in" fo:margin-top="0in" fo:margin-bottom="0.0972in" loext:contextual-spacing="false" fo:line-height="100%" fo:text-indent="-0.5618in" style:auto-text-indent="false"/>
      <style:text-properties style:text-underline-style="none" fo:font-weight="bold" officeooo:rsid="031870ac" officeooo:paragraph-rsid="031870ac" style:font-weight-asian="bold" style:font-weight-complex="bold"/>
    </style:style>
    <style:style style:name="P1431" style:family="paragraph" style:parent-style-name="Text_20_body" style:list-style-name="L27">
      <loext:graphic-properties draw:fill="none"/>
      <style:paragraph-properties fo:margin-left="0.8752in" fo:margin-right="0in" fo:margin-top="0in" fo:margin-bottom="0.0972in" loext:contextual-spacing="false" fo:line-height="100%" fo:text-indent="-0.5618in" style:auto-text-indent="false"/>
      <style:text-properties style:text-underline-style="solid" style:text-underline-width="auto" style:text-underline-color="font-color" fo:font-weight="bold" officeooo:rsid="031759d1" officeooo:paragraph-rsid="031759d1" style:font-weight-asian="bold" style:font-weight-complex="bold"/>
    </style:style>
    <style:style style:name="P1432" style:family="paragraph" style:parent-style-name="Text_20_body" style:list-style-name="L27">
      <loext:graphic-properties draw:fill="none"/>
      <style:paragraph-properties fo:margin-left="0.8752in" fo:margin-right="0in" fo:margin-top="0in" fo:margin-bottom="0.0972in" loext:contextual-spacing="false" fo:line-height="100%" fo:text-indent="-0.5618in" style:auto-text-indent="false"/>
      <style:text-properties style:text-underline-style="solid" style:text-underline-width="auto" style:text-underline-color="font-color" fo:font-weight="bold" officeooo:rsid="031870ac" officeooo:paragraph-rsid="031870ac" style:font-weight-asian="bold" style:font-weight-complex="bold"/>
    </style:style>
    <style:style style:name="P1433" style:family="paragraph" style:parent-style-name="Text_20_body" style:list-style-name="L27">
      <loext:graphic-properties draw:fill="none"/>
      <style:paragraph-properties fo:margin-left="0.8752in" fo:margin-right="0in" fo:margin-top="0in" fo:margin-bottom="0.0972in" loext:contextual-spacing="false" fo:line-height="100%" fo:text-indent="-0.5618in" style:auto-text-indent="false"/>
      <style:text-properties style:text-underline-style="solid" style:text-underline-width="auto" style:text-underline-color="font-color" fo:font-weight="bold" officeooo:rsid="031a14f8" officeooo:paragraph-rsid="031a14f8" style:font-weight-asian="bold" style:font-weight-complex="bold"/>
    </style:style>
    <style:style style:name="P1434" style:family="paragraph" style:parent-style-name="Text_20_body" style:list-style-name="L54" style:master-page-name="">
      <loext:graphic-properties draw:fill="none"/>
      <style:paragraph-properties fo:margin-left="1.5618in" fo:margin-right="0in" fo:margin-top="0in" fo:margin-bottom="0.0972in" loext:contextual-spacing="false" fo:line-height="120%" fo:text-indent="-0.25in" style:auto-text-indent="false" style:page-number="auto"/>
      <style:text-properties officeooo:paragraph-rsid="032cf9b6"/>
    </style:style>
    <style:style style:name="P1435" style:family="paragraph" style:parent-style-name="Text_20_body" style:list-style-name="L86">
      <style:paragraph-properties fo:margin-left="0.0402in" fo:margin-right="0in" fo:line-height="100%" fo:text-indent="0in" style:auto-text-indent="false"/>
      <style:text-properties fo:font-style="italic" officeooo:rsid="001c3ed6" officeooo:paragraph-rsid="0377e80a" style:font-style-asian="italic" style:font-style-complex="italic"/>
    </style:style>
    <style:style style:name="P1436" style:family="paragraph" style:parent-style-name="Text_20_body" style:list-style-name="L88">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none" fo:font-weight="bold" officeooo:rsid="001c3ed6" officeooo:paragraph-rsid="0377e80a" style:letter-kerning="false" style:font-size-asian="12pt" style:font-style-asian="normal" style:font-weight-asian="bold" style:font-style-complex="normal" style:font-weight-complex="bold"/>
    </style:style>
    <style:style style:name="P1437" style:family="paragraph" style:parent-style-name="Text_20_body" style:list-style-name="L88">
      <loext:graphic-properties draw:fill="none"/>
      <style:paragraph-properties fo:margin-left="0.0402in" fo:margin-right="0in" fo:margin-top="0in" fo:margin-bottom="0in" loext:contextual-spacing="false" fo:line-height="100%" fo:text-indent="0in" style:auto-text-indent="false" fo:break-before="page"/>
      <style:text-properties fo:color="#000000" style:text-outline="false" style:font-name="Liberation Serif" fo:font-size="12pt" fo:letter-spacing="normal" fo:font-style="normal" style:text-underline-style="none" fo:font-weight="bold" officeooo:rsid="001c3ed6" officeooo:paragraph-rsid="0377e80a" style:letter-kerning="false" style:font-size-asian="12pt" style:font-style-asian="normal" style:font-weight-asian="bold" style:font-style-complex="normal" style:font-weight-complex="bold"/>
    </style:style>
    <style:style style:name="P1438" style:family="paragraph" style:parent-style-name="Text_20_body" style:list-style-name="L89" style:master-page-name="">
      <style:paragraph-properties fo:margin-left="0.5in" fo:margin-right="0in" fo:margin-top="0in" fo:margin-bottom="0.0972in" loext:contextual-spacing="false" fo:line-height="120%" fo:text-indent="0in" style:auto-text-indent="false" style:page-number="auto"/>
      <style:text-properties officeooo:rsid="001c3ed6" officeooo:paragraph-rsid="038433b9"/>
    </style:style>
    <style:style style:name="P1439" style:family="paragraph" style:parent-style-name="Text_20_body" style:list-style-name="L89">
      <style:paragraph-properties fo:margin-left="0.5in" fo:margin-right="0in" fo:margin-top="0in" fo:margin-bottom="0.0972in" loext:contextual-spacing="false" fo:line-height="120%" fo:text-indent="0in" style:auto-text-indent="false"/>
      <style:text-properties fo:font-weight="bold" officeooo:rsid="00353d7e" officeooo:paragraph-rsid="038433b9" style:font-weight-asian="bold" style:font-weight-complex="bold"/>
    </style:style>
    <style:style style:name="P1440" style:family="paragraph" style:parent-style-name="Text_20_body" style:list-style-name="L89">
      <style:paragraph-properties fo:margin-left="0.5in" fo:margin-right="0in" fo:margin-top="0in" fo:margin-bottom="0.0972in" loext:contextual-spacing="false" fo:line-height="120%" fo:text-indent="0in" style:auto-text-indent="false"/>
      <style:text-properties fo:font-weight="bold" officeooo:rsid="0035ae30" officeooo:paragraph-rsid="038433b9" style:font-weight-asian="bold" style:font-weight-complex="bold"/>
    </style:style>
    <style:style style:name="P1441" style:family="paragraph" style:parent-style-name="Text_20_body" style:list-style-name="L89">
      <style:paragraph-properties fo:margin-left="0.5in" fo:margin-right="0in" fo:margin-top="0in" fo:margin-bottom="0.0972in" loext:contextual-spacing="false" fo:line-height="120%" fo:text-indent="0in" style:auto-text-indent="false"/>
      <style:text-properties officeooo:rsid="0035ae30" officeooo:paragraph-rsid="038433b9"/>
    </style:style>
    <style:style style:name="P1442"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1ed86" officeooo:paragraph-rsid="03e1ed86" style:letter-kerning="false" style:font-size-asian="12pt" style:font-style-asian="normal" style:font-weight-asian="bold" style:font-style-complex="normal" style:font-weight-complex="bold"/>
    </style:style>
    <style:style style:name="P1443"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da3562" officeooo:paragraph-rsid="03ff8607" style:letter-kerning="false" style:font-size-asian="12pt" style:font-style-asian="normal" style:font-weight-asian="bold" style:font-style-complex="normal" style:font-weight-complex="bold"/>
    </style:style>
    <style:style style:name="P1444"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1e53f6" officeooo:paragraph-rsid="03dc9912" style:letter-kerning="false" style:font-size-asian="12pt" style:font-style-asian="normal" style:font-weight-asian="normal" style:font-style-complex="normal" style:font-weight-complex="normal"/>
    </style:style>
    <style:style style:name="P1445"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1e53f6" officeooo:paragraph-rsid="03fe4ee7" style:letter-kerning="false" style:font-size-asian="12pt" style:font-style-asian="normal" style:font-weight-asian="normal" style:font-style-complex="normal" style:font-weight-complex="normal"/>
    </style:style>
    <style:style style:name="P1446"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1e53f6" officeooo:paragraph-rsid="03ff8607" style:letter-kerning="false" style:font-size-asian="12pt" style:font-style-asian="normal" style:font-weight-asian="normal" style:font-style-complex="normal" style:font-weight-complex="normal"/>
    </style:style>
    <style:style style:name="P1447"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1e53f6" officeooo:paragraph-rsid="040173fd" style:letter-kerning="false" style:font-size-asian="12pt" style:font-style-asian="normal" style:font-weight-asian="normal" style:font-style-complex="normal" style:font-weight-complex="normal"/>
    </style:style>
    <style:style style:name="P1448"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3fbca6f" officeooo:paragraph-rsid="03fbca6f" style:letter-kerning="false" style:font-size-asian="12pt" style:font-style-asian="normal" style:font-weight-asian="normal" style:font-style-complex="normal" style:font-weight-complex="normal"/>
    </style:style>
    <style:style style:name="P1449"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40173fd" officeooo:paragraph-rsid="040173fd" style:letter-kerning="false" style:font-size-asian="12pt" style:font-style-asian="normal" style:font-weight-asian="normal" style:font-style-complex="normal" style:font-weight-complex="normal"/>
    </style:style>
    <style:style style:name="P1450" style:family="paragraph" style:parent-style-name="Text_20_body">
      <loext:graphic-properties draw:fill="none"/>
      <style:paragraph-properties fo:margin-left="0.5618in" fo:margin-right="0in" fo:margin-top="0in" fo:margin-bottom="0in" loext:contextual-spacing="false" fo:line-height="100%" fo:text-indent="-0.5in" style:auto-text-indent="false"/>
      <style:text-properties fo:font-style="normal" style:text-underline-style="none" fo:font-weight="normal" officeooo:rsid="03e04e33" officeooo:paragraph-rsid="03fc797e" style:font-style-asian="normal" style:font-weight-asian="normal" style:font-style-complex="normal" style:font-weight-complex="normal"/>
    </style:style>
    <style:style style:name="P1451"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fe4ee7" style:font-style-asian="italic" style:font-style-complex="italic"/>
    </style:style>
    <style:style style:name="P1452"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3ff8607" style:font-style-asian="italic" style:font-style-complex="italic"/>
    </style:style>
    <style:style style:name="P1453" style:family="paragraph" style:parent-style-name="Text_20_body">
      <loext:graphic-properties draw:fill="none"/>
      <style:paragraph-properties fo:margin-left="0.8752in" fo:margin-right="0in" fo:margin-top="0in" fo:margin-bottom="0in" loext:contextual-spacing="false" fo:line-height="100%" fo:text-indent="-0.3752in" style:auto-text-indent="false"/>
      <style:text-properties fo:font-style="italic" officeooo:rsid="039f8794" officeooo:paragraph-rsid="040173fd" style:font-style-asian="italic" style:font-style-complex="italic"/>
    </style:style>
    <style:style style:name="P1454" style:family="paragraph" style:parent-style-name="Text_20_body">
      <loext:graphic-properties draw:fill="none"/>
      <style:paragraph-properties fo:margin-left="1.4366in" fo:margin-right="0in" fo:margin-top="0in" fo:margin-bottom="0in" loext:contextual-spacing="false" fo:line-height="100%" fo:text-indent="-0.9366in" style:auto-text-indent="false"/>
      <style:text-properties fo:font-size="12pt" officeooo:rsid="04073a9c" officeooo:paragraph-rsid="04073a9c" style:font-size-asian="12pt" style:font-size-complex="12pt"/>
    </style:style>
    <style:style style:name="P1455" style:family="paragraph" style:parent-style-name="Heading">
      <style:text-properties fo:font-weight="normal" officeooo:rsid="0090dadc" officeooo:paragraph-rsid="0403f05b" style:font-weight-asian="normal" style:font-weight-complex="normal"/>
    </style:style>
    <style:style style:name="P1456" style:family="paragraph" style:parent-style-name="Heading">
      <style:text-properties officeooo:paragraph-rsid="0403f05b"/>
    </style:style>
    <style:style style:name="P1457" style:family="paragraph" style:parent-style-name="Heading">
      <style:text-properties officeooo:paragraph-rsid="04046231"/>
    </style:style>
    <style:style style:name="P1458" style:family="paragraph" style:parent-style-name="Heading_20_1" style:list-style-name="">
      <style:paragraph-properties fo:line-height="100%" fo:text-align="center" style:justify-single-word="false"/>
      <style:text-properties fo:font-style="italic" officeooo:rsid="020ae3f8" officeooo:paragraph-rsid="020ae3f8" style:font-style-asian="italic" style:font-style-complex="italic"/>
    </style:style>
    <style:style style:name="P1459" style:family="paragraph" style:parent-style-name="Heading_20_1" style:list-style-name="">
      <style:paragraph-properties fo:line-height="100%" fo:text-align="center" style:justify-single-word="false"/>
      <style:text-properties fo:font-style="italic" officeooo:rsid="0029630c" officeooo:paragraph-rsid="0029630c" style:font-style-asian="italic" style:font-style-complex="italic"/>
    </style:style>
    <style:style style:name="P1460" style:family="paragraph" style:parent-style-name="Heading_20_1" style:list-style-name="">
      <style:paragraph-properties fo:line-height="100%" fo:text-align="center" style:justify-single-word="false"/>
      <style:text-properties fo:font-style="italic" officeooo:rsid="010b9d35" officeooo:paragraph-rsid="010b9d35" style:font-style-asian="italic" style:font-style-complex="italic"/>
    </style:style>
    <style:style style:name="P1461" style:family="paragraph" style:parent-style-name="Heading_20_1" style:list-style-name="">
      <style:text-properties officeooo:rsid="0093b788" officeooo:paragraph-rsid="0093b788"/>
    </style:style>
    <style:style style:name="P1462" style:family="paragraph" style:parent-style-name="Heading_20_1">
      <style:paragraph-properties fo:break-before="page"/>
    </style:style>
    <style:style style:name="P1463" style:family="paragraph" style:parent-style-name="Heading_20_1">
      <style:paragraph-properties fo:break-before="page"/>
      <style:text-properties officeooo:rsid="0093b788" officeooo:paragraph-rsid="0093b788"/>
    </style:style>
    <style:style style:name="P1464" style:family="paragraph" style:parent-style-name="Heading_20_1">
      <style:paragraph-properties fo:line-height="100%" fo:break-before="page"/>
      <style:text-properties officeooo:rsid="0095da80" officeooo:paragraph-rsid="00acaf3b"/>
    </style:style>
    <style:style style:name="P1465" style:family="paragraph" style:parent-style-name="Heading_20_1">
      <style:paragraph-properties fo:line-height="100%" fo:break-before="page"/>
      <style:text-properties officeooo:rsid="0095da80" officeooo:paragraph-rsid="00e0f873"/>
    </style:style>
    <style:style style:name="P1466" style:family="paragraph" style:parent-style-name="Heading_20_1">
      <style:paragraph-properties fo:line-height="100%" fo:break-before="page"/>
      <style:text-properties officeooo:rsid="0095da80" officeooo:paragraph-rsid="01ab73e4"/>
    </style:style>
    <style:style style:name="P1467" style:family="paragraph" style:parent-style-name="Heading_20_1">
      <style:paragraph-properties fo:line-height="100%" fo:break-before="page"/>
      <style:text-properties officeooo:rsid="0095da80" officeooo:paragraph-rsid="01dfc00d"/>
    </style:style>
    <style:style style:name="P1468" style:family="paragraph" style:parent-style-name="Heading_20_1">
      <style:paragraph-properties fo:line-height="100%" fo:break-before="page"/>
      <style:text-properties officeooo:rsid="0095da80" officeooo:paragraph-rsid="02112403"/>
    </style:style>
    <style:style style:name="P1469" style:family="paragraph" style:parent-style-name="Heading_20_1">
      <style:paragraph-properties fo:line-height="100%" fo:break-before="page"/>
      <style:text-properties officeooo:rsid="0095da80" officeooo:paragraph-rsid="027bb9d7"/>
    </style:style>
    <style:style style:name="P1470" style:family="paragraph" style:parent-style-name="Heading_20_1">
      <style:paragraph-properties fo:line-height="100%" fo:break-before="page"/>
    </style:style>
    <style:style style:name="P1471" style:family="paragraph" style:parent-style-name="Heading_20_1">
      <style:paragraph-properties fo:line-height="100%" fo:break-before="page"/>
      <style:text-properties style:text-underline-style="none" officeooo:rsid="006bcb60" officeooo:paragraph-rsid="006aab10"/>
    </style:style>
    <style:style style:name="P1472" style:family="paragraph" style:parent-style-name="Heading_20_1">
      <style:paragraph-properties fo:line-height="100%" fo:break-before="page"/>
      <style:text-properties style:text-underline-style="none" officeooo:rsid="006bcb60" officeooo:paragraph-rsid="0377e80a"/>
    </style:style>
    <style:style style:name="P1473" style:family="paragraph" style:parent-style-name="Heading_20_1">
      <style:paragraph-properties fo:line-height="100%" fo:break-before="page"/>
      <style:text-properties style:text-underline-style="none" officeooo:rsid="006bcb60" officeooo:paragraph-rsid="038433b9"/>
    </style:style>
    <style:style style:name="P1474" style:family="paragraph" style:parent-style-name="Heading_20_1" style:list-style-name="L10">
      <style:paragraph-properties fo:break-before="page"/>
      <style:text-properties officeooo:paragraph-rsid="029266b8"/>
    </style:style>
    <style:style style:name="P1475" style:family="paragraph" style:parent-style-name="Heading_20_1" style:list-style-name="L27">
      <style:paragraph-properties fo:break-before="page"/>
      <style:text-properties officeooo:paragraph-rsid="029a5356"/>
    </style:style>
    <style:style style:name="P1476" style:family="paragraph" style:parent-style-name="Heading_20_1" style:list-style-name="L53">
      <style:paragraph-properties fo:break-before="page"/>
      <style:text-properties officeooo:paragraph-rsid="032cf9b6"/>
    </style:style>
    <style:style style:name="P1477"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style:text-underline-style="none" fo:font-weight="normal" officeooo:rsid="03963cbe" officeooo:paragraph-rsid="039f8794" style:font-style-asian="normal" style:font-weight-asian="normal" style:font-style-complex="normal" style:font-weight-complex="normal"/>
    </style:style>
    <style:style style:name="P1478"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style:text-underline-style="none" fo:font-weight="normal" officeooo:rsid="03963cbe" officeooo:paragraph-rsid="03b11ee5" style:font-style-asian="normal" style:font-weight-asian="normal" style:font-style-complex="normal" style:font-weight-complex="normal"/>
    </style:style>
    <style:style style:name="P1479"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style:text-underline-style="none" fo:font-weight="normal" officeooo:rsid="03963cbe" officeooo:paragraph-rsid="03beb676" style:font-style-asian="normal" style:font-weight-asian="normal" style:font-style-complex="normal" style:font-weight-complex="normal"/>
    </style:style>
    <style:style style:name="P1480"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style:text-underline-style="none" fo:font-weight="normal" officeooo:rsid="03963cbe" officeooo:paragraph-rsid="03d18cd0" style:font-style-asian="normal" style:font-weight-asian="normal" style:font-style-complex="normal" style:font-weight-complex="normal"/>
    </style:style>
    <style:style style:name="P1481"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officeooo:rsid="03963cbe" officeooo:paragraph-rsid="03d20ca9" style:font-style-asian="normal" style:font-style-complex="normal"/>
    </style:style>
    <style:style style:name="P1482"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officeooo:rsid="03963cbe" officeooo:paragraph-rsid="03d64a29" style:font-style-asian="normal" style:font-style-complex="normal"/>
    </style:style>
    <style:style style:name="P1483"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officeooo:rsid="03963cbe" officeooo:paragraph-rsid="03da3562" style:font-style-asian="normal" style:font-style-complex="normal"/>
    </style:style>
    <style:style style:name="P1484"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fo:font-style="normal" officeooo:rsid="03963cbe" officeooo:paragraph-rsid="03dc9912" style:font-style-asian="normal" style:font-style-complex="normal"/>
    </style:style>
    <style:style style:name="P1485"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style:text-line-through-style="solid" style:text-line-through-type="single" fo:font-style="normal" style:text-underline-style="none" fo:font-weight="normal" officeooo:rsid="03963cbe" officeooo:paragraph-rsid="03b8b869" style:font-style-asian="normal" style:font-weight-asian="normal" style:font-style-complex="normal" style:font-weight-complex="normal"/>
    </style:style>
    <style:style style:name="P1486"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officeooo:rsid="03963cbe" officeooo:paragraph-rsid="03dd2c19"/>
    </style:style>
    <style:style style:name="P1487"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officeooo:rsid="03963cbe" officeooo:paragraph-rsid="03fe4ee7"/>
    </style:style>
    <style:style style:name="P1488"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officeooo:rsid="03963cbe" officeooo:paragraph-rsid="03ff8607"/>
    </style:style>
    <style:style style:name="P1489" style:family="paragraph" style:parent-style-name="Heading_20_1">
      <loext:graphic-properties draw:fill="none"/>
      <style:paragraph-properties fo:margin-left="1.4366in" fo:margin-right="0in" fo:margin-top="0in" fo:margin-bottom="0in" loext:contextual-spacing="false" fo:line-height="100%" fo:text-indent="-0.9366in" style:auto-text-indent="false" fo:break-before="page"/>
      <style:text-properties officeooo:rsid="03963cbe" officeooo:paragraph-rsid="040173fd"/>
    </style:style>
    <style:style style:name="P1490" style:family="paragraph" style:parent-style-name="Heading_20_1" style:master-page-name="">
      <loext:graphic-properties draw:fill="none"/>
      <style:paragraph-properties fo:margin-left="1.4366in" fo:margin-right="0in" fo:margin-top="0in" fo:margin-bottom="0in" loext:contextual-spacing="false" fo:line-height="100%" fo:text-indent="-0.9366in" style:auto-text-indent="false" style:page-number="auto" fo:break-before="page"/>
      <style:text-properties fo:font-style="normal" style:text-underline-style="none" fo:font-weight="normal" officeooo:rsid="03963cbe" officeooo:paragraph-rsid="03ca793c" style:font-style-asian="normal" style:font-weight-asian="normal" style:font-style-complex="normal" style:font-weight-complex="normal"/>
    </style:style>
    <style:style style:name="P1491" style:family="paragraph" style:parent-style-name="Heading_20_1" style:master-page-name="">
      <loext:graphic-properties draw:fill="none"/>
      <style:paragraph-properties fo:margin-left="1.4366in" fo:margin-right="0in" fo:margin-top="0in" fo:margin-bottom="0in" loext:contextual-spacing="false" fo:line-height="100%" fo:text-indent="-0.9366in" style:auto-text-indent="false" style:page-number="auto" fo:break-before="page"/>
      <style:text-properties fo:font-style="normal" style:text-underline-style="none" fo:font-weight="normal" officeooo:rsid="03963cbe" officeooo:paragraph-rsid="03d10172" style:font-style-asian="normal" style:font-weight-asian="normal" style:font-style-complex="normal" style:font-weight-complex="normal"/>
    </style:style>
    <style:style style:name="P1492" style:family="paragraph" style:parent-style-name="Heading_20_1">
      <loext:graphic-properties draw:fill="none"/>
      <style:paragraph-properties fo:margin-left="0.9366in" fo:margin-right="0in" fo:margin-top="0in" fo:margin-bottom="0in" loext:contextual-spacing="false" fo:line-height="100%" fo:text-indent="-0.9366in" style:auto-text-indent="false"/>
      <style:text-properties fo:font-style="normal" style:text-underline-style="none" fo:font-weight="normal" officeooo:rsid="03963cbe" officeooo:paragraph-rsid="03d18cd0" style:font-style-asian="normal" style:font-weight-asian="normal" style:font-style-complex="normal" style:font-weight-complex="normal"/>
    </style:style>
    <style:style style:name="P1493" style:family="paragraph" style:parent-style-name="Heading_20_3">
      <style:paragraph-properties fo:break-before="page"/>
      <style:text-properties fo:font-size="75pt" officeooo:rsid="03d18cd0" officeooo:paragraph-rsid="03d18cd0" style:font-size-asian="75pt" style:font-size-complex="75pt"/>
    </style:style>
    <style:style style:name="P1494" style:family="paragraph" style:parent-style-name="Contents_20_Heading">
      <style:paragraph-properties fo:break-before="page"/>
    </style:style>
    <style:style style:name="P1495" style:family="paragraph" style:parent-style-name="Contents_20_1">
      <style:paragraph-properties>
        <style:tab-stops>
          <style:tab-stop style:position="6.9252in" style:type="right" style:leader-style="dotted" style:leader-text="."/>
        </style:tab-stops>
      </style:paragraph-properties>
    </style:style>
    <style:style style:name="P1496" style:family="paragraph" style:parent-style-name="Contents_20_3">
      <style:paragraph-properties>
        <style:tab-stops>
          <style:tab-stop style:position="6.9252in" style:type="right" style:leader-style="dotted" style:leader-text="."/>
        </style:tab-stops>
      </style:paragraph-properties>
    </style:style>
    <style:style style:name="P1497" style:family="paragraph" style:parent-style-name="Standard" style:list-style-name="L4">
      <style:paragraph-properties fo:line-height="100%"/>
      <style:text-properties fo:font-style="italic" officeooo:rsid="000cb8c6" officeooo:paragraph-rsid="01e1ba3c" style:font-style-asian="italic" style:font-style-complex="italic"/>
    </style:style>
    <style:style style:name="P1498" style:family="paragraph" style:parent-style-name="Standard" style:list-style-name="L58">
      <loext:graphic-properties draw:fill="none"/>
      <style:paragraph-properties fo:line-height="100%"/>
      <style:text-properties fo:font-style="italic" officeooo:paragraph-rsid="032cf9b6" style:font-style-asian="italic" style:font-style-complex="italic"/>
    </style:style>
    <style:style style:name="P1499" style:family="paragraph" style:parent-style-name="Standard" style:list-style-name="L65">
      <loext:graphic-properties draw:fill="none"/>
      <style:paragraph-properties fo:line-height="100%"/>
      <style:text-properties fo:font-style="italic" officeooo:paragraph-rsid="032d0177" style:font-style-asian="italic" style:font-style-complex="italic"/>
    </style:style>
    <style:style style:name="P1500" style:family="paragraph" style:parent-style-name="Standard" style:list-style-name="L58">
      <loext:graphic-properties draw:fill="none"/>
      <style:paragraph-properties fo:line-height="100%"/>
      <style:text-properties fo:font-style="italic" fo:font-weight="normal" officeooo:rsid="032d0177" officeooo:paragraph-rsid="032d0177" style:font-style-asian="italic" style:font-weight-asian="normal" style:font-style-complex="italic" style:font-weight-complex="normal"/>
    </style:style>
    <style:style style:name="P1501" style:family="paragraph" style:parent-style-name="Standard" style:list-style-name="L67">
      <loext:graphic-properties draw:fill="none"/>
      <style:paragraph-properties fo:line-height="100%"/>
      <style:text-properties fo:font-style="italic" fo:font-weight="normal" officeooo:rsid="032d0177" officeooo:paragraph-rsid="032d0177" style:font-style-asian="italic" style:font-weight-asian="normal" style:font-style-complex="italic" style:font-weight-complex="normal"/>
    </style:style>
    <style:style style:name="P1502" style:family="paragraph" style:parent-style-name="Standard" style:list-style-name="L70">
      <loext:graphic-properties draw:fill="none"/>
      <style:paragraph-properties fo:line-height="100%"/>
      <style:text-properties fo:font-style="italic" fo:font-weight="normal" officeooo:rsid="032d0177" officeooo:paragraph-rsid="032d0177" style:font-style-asian="italic" style:font-weight-asian="normal" style:font-style-complex="italic" style:font-weight-complex="normal"/>
    </style:style>
    <style:style style:name="P1503" style:family="paragraph" style:parent-style-name="Standard" style:list-style-name="L62">
      <loext:graphic-properties draw:fill="none"/>
      <style:paragraph-properties fo:line-height="100%"/>
      <style:text-properties fo:font-style="italic" fo:font-weight="normal" officeooo:rsid="033a752f" officeooo:paragraph-rsid="033a752f" style:font-style-asian="italic" style:font-weight-asian="normal" style:font-style-complex="italic" style:font-weight-complex="normal"/>
    </style:style>
    <style:style style:name="P1504" style:family="paragraph" style:parent-style-name="Standard" style:list-style-name="L72">
      <loext:graphic-properties draw:fill="none"/>
      <style:paragraph-properties fo:line-height="100%"/>
      <style:text-properties fo:font-style="italic" fo:font-weight="normal" officeooo:rsid="03380f4a" officeooo:paragraph-rsid="03380f4a" style:font-style-asian="italic" style:font-weight-asian="normal" style:font-style-complex="italic" style:font-weight-complex="normal"/>
    </style:style>
    <style:style style:name="P1505" style:family="paragraph" style:parent-style-name="Standard" style:list-style-name="L76">
      <loext:graphic-properties draw:fill="none"/>
      <style:paragraph-properties fo:line-height="100%"/>
      <style:text-properties fo:font-style="italic" fo:font-weight="normal" officeooo:rsid="0336e2a1" officeooo:paragraph-rsid="0336e2a1" style:font-style-asian="italic" style:font-weight-asian="normal" style:font-style-complex="italic" style:font-weight-complex="normal"/>
    </style:style>
    <style:style style:name="P1506" style:family="paragraph" style:parent-style-name="Standard" style:list-style-name="L78">
      <loext:graphic-properties draw:fill="none"/>
      <style:paragraph-properties fo:line-height="100%"/>
      <style:text-properties fo:font-style="italic" fo:font-weight="normal" officeooo:rsid="037959d5" officeooo:paragraph-rsid="037959d5" style:font-style-asian="italic" style:font-weight-asian="normal" style:font-style-complex="italic" style:font-weight-complex="normal"/>
    </style:style>
    <style:style style:name="P1507" style:family="paragraph" style:parent-style-name="Standard" style:list-style-name="L59">
      <loext:graphic-properties draw:fill="none"/>
      <style:paragraph-properties fo:line-height="100%"/>
      <style:text-properties fo:font-style="italic" style:text-underline-style="none" fo:font-weight="normal" officeooo:rsid="03307bb9" officeooo:paragraph-rsid="03389115" style:font-style-asian="italic" style:font-weight-asian="normal" style:font-style-complex="italic" style:font-weight-complex="normal"/>
    </style:style>
    <style:style style:name="P1508" style:family="paragraph" style:parent-style-name="Standard" style:list-style-name="L61">
      <loext:graphic-properties draw:fill="none"/>
      <style:paragraph-properties fo:line-height="100%"/>
      <style:text-properties fo:font-style="italic" style:text-underline-style="none" fo:font-weight="normal" officeooo:rsid="032d0177" officeooo:paragraph-rsid="032d0177" style:font-style-asian="italic" style:font-weight-asian="normal" style:font-style-complex="italic" style:font-weight-complex="normal"/>
    </style:style>
    <style:style style:name="P1509" style:family="paragraph" style:parent-style-name="Standard" style:list-style-name="L70">
      <loext:graphic-properties draw:fill="none"/>
      <style:paragraph-properties fo:line-height="100%"/>
      <style:text-properties fo:font-style="italic" style:text-underline-style="none" fo:font-weight="normal" officeooo:rsid="03380f4a" officeooo:paragraph-rsid="032d0177" style:font-style-asian="italic" style:font-weight-asian="normal" style:font-style-complex="italic" style:font-weight-complex="normal"/>
    </style:style>
    <style:style style:name="P1510" style:family="paragraph" style:parent-style-name="Standard" style:list-style-name="L76">
      <loext:graphic-properties draw:fill="none"/>
      <style:paragraph-properties fo:line-height="100%"/>
      <style:text-properties fo:font-style="italic" style:text-underline-style="none" fo:font-weight="normal" officeooo:rsid="0336e2a1" officeooo:paragraph-rsid="0336e2a1" style:font-style-asian="italic" style:font-weight-asian="normal" style:font-style-complex="italic" style:font-weight-complex="normal"/>
    </style:style>
    <style:style style:name="P1511" style:family="paragraph" style:parent-style-name="Standard" style:list-style-name="L77">
      <loext:graphic-properties draw:fill="none"/>
      <style:paragraph-properties fo:line-height="100%"/>
      <style:text-properties fo:font-style="italic" style:text-underline-style="none" fo:font-weight="normal" officeooo:rsid="0336e2a1" officeooo:paragraph-rsid="03389115" style:font-style-asian="italic" style:font-weight-asian="normal" style:font-style-complex="italic" style:font-weight-complex="normal"/>
    </style:style>
    <style:style style:name="P1512" style:family="paragraph" style:parent-style-name="Standard" style:list-style-name="L78">
      <loext:graphic-properties draw:fill="none"/>
      <style:paragraph-properties fo:line-height="100%"/>
      <style:text-properties fo:font-style="italic" style:text-underline-style="none" fo:font-weight="normal" officeooo:rsid="0336e2a1" officeooo:paragraph-rsid="03389115" style:font-style-asian="italic" style:font-weight-asian="normal" style:font-style-complex="italic" style:font-weight-complex="normal"/>
    </style:style>
    <style:style style:name="P1513" style:family="paragraph" style:parent-style-name="Standard" style:list-style-name="L80">
      <loext:graphic-properties draw:fill="none"/>
      <style:paragraph-properties fo:line-height="100%"/>
      <style:text-properties fo:font-style="italic" style:text-underline-style="none" fo:font-weight="normal" officeooo:rsid="0336e2a1" officeooo:paragraph-rsid="033e05fa" style:font-style-asian="italic" style:font-weight-asian="normal" style:font-style-complex="italic" style:font-weight-complex="normal"/>
    </style:style>
    <style:style style:name="P1514" style:family="paragraph" style:parent-style-name="Standard" style:list-style-name="L81">
      <loext:graphic-properties draw:fill="none"/>
      <style:paragraph-properties fo:line-height="100%"/>
      <style:text-properties fo:font-style="italic" style:text-underline-style="none" fo:font-weight="normal" officeooo:rsid="0336e2a1" officeooo:paragraph-rsid="033e05fa" style:font-style-asian="italic" style:font-weight-asian="normal" style:font-style-complex="italic" style:font-weight-complex="normal"/>
    </style:style>
    <style:style style:name="P1515" style:family="paragraph" style:parent-style-name="Standard" style:list-style-name="L83">
      <loext:graphic-properties draw:fill="none"/>
      <style:paragraph-properties fo:line-height="100%"/>
      <style:text-properties fo:font-style="italic" style:text-underline-style="none" fo:font-weight="normal" officeooo:rsid="0336e2a1" officeooo:paragraph-rsid="033e05fa" style:font-style-asian="italic" style:font-weight-asian="normal" style:font-style-complex="italic" style:font-weight-complex="normal"/>
    </style:style>
    <style:style style:name="P1516" style:family="paragraph" style:parent-style-name="Standard" style:list-style-name="L4">
      <style:paragraph-properties fo:line-height="100%"/>
      <style:text-properties fo:font-style="normal" officeooo:rsid="00191085" officeooo:paragraph-rsid="01e1ba3c" style:font-style-asian="normal" style:font-style-complex="normal"/>
    </style:style>
    <style:style style:name="P1517" style:family="paragraph" style:parent-style-name="Standard" style:list-style-name="L6">
      <style:paragraph-properties fo:line-height="100%"/>
      <style:text-properties fo:font-style="normal" fo:font-weight="bold" officeooo:rsid="00191085" officeooo:paragraph-rsid="02112403" style:font-style-asian="normal" style:font-weight-asian="bold" style:font-style-complex="normal" style:font-weight-complex="bold"/>
    </style:style>
    <style:style style:name="P1518" style:family="paragraph" style:parent-style-name="Standard" style:list-style-name="L10">
      <style:paragraph-properties fo:line-height="100%"/>
      <style:text-properties fo:font-style="normal" style:text-underline-style="solid" style:text-underline-width="auto" style:text-underline-color="font-color" fo:font-weight="bold" officeooo:rsid="0278d8a7" officeooo:paragraph-rsid="029266b8" style:font-style-asian="normal" style:font-weight-asian="bold" style:font-style-complex="normal" style:font-weight-complex="bold"/>
    </style:style>
    <style:style style:name="P1519" style:family="paragraph" style:parent-style-name="Standard" style:list-style-name="L27">
      <style:paragraph-properties fo:line-height="100%"/>
      <style:text-properties fo:font-style="normal" style:text-underline-style="solid" style:text-underline-width="auto" style:text-underline-color="font-color" fo:font-weight="bold" officeooo:rsid="0278d8a7" officeooo:paragraph-rsid="029a5356" style:font-style-asian="normal" style:font-weight-asian="bold" style:font-style-complex="normal" style:font-weight-complex="bold"/>
    </style:style>
    <style:style style:name="P1520" style:family="paragraph" style:parent-style-name="Standard" style:list-style-name="L57">
      <style:paragraph-properties fo:line-height="100%"/>
      <style:text-properties fo:font-style="normal" style:text-underline-style="solid" style:text-underline-width="auto" style:text-underline-color="font-color" fo:font-weight="bold" officeooo:rsid="0278d8a7" officeooo:paragraph-rsid="032cf9b6" style:font-style-asian="normal" style:font-weight-asian="bold" style:font-style-complex="normal" style:font-weight-complex="bold"/>
    </style:style>
    <style:style style:name="P1521" style:family="paragraph" style:parent-style-name="Standard" style:list-style-name="L16">
      <loext:graphic-properties draw:fill="none"/>
      <style:paragraph-properties fo:line-height="100%"/>
      <style:text-properties fo:font-style="normal" style:text-underline-style="solid" style:text-underline-width="auto" style:text-underline-color="font-color" fo:font-weight="bold" officeooo:rsid="00614c9e" officeooo:paragraph-rsid="029b9b9c" style:font-style-asian="normal" style:font-weight-asian="bold" style:font-style-complex="normal" style:font-weight-complex="bold"/>
    </style:style>
    <style:style style:name="P1522" style:family="paragraph" style:parent-style-name="Standard" style:list-style-name="L18">
      <loext:graphic-properties draw:fill="none"/>
      <style:paragraph-properties fo:line-height="100%"/>
      <style:text-properties fo:font-style="normal" style:text-underline-style="solid" style:text-underline-width="auto" style:text-underline-color="font-color" fo:font-weight="bold" officeooo:rsid="00614c9e" officeooo:paragraph-rsid="029b9b9c" style:font-style-asian="normal" style:font-weight-asian="bold" style:font-style-complex="normal" style:font-weight-complex="bold"/>
    </style:style>
    <style:style style:name="P1523" style:family="paragraph" style:parent-style-name="Standard" style:list-style-name="L24">
      <loext:graphic-properties draw:fill="none"/>
      <style:paragraph-properties fo:line-height="100%"/>
      <style:text-properties fo:font-style="normal" style:text-underline-style="solid" style:text-underline-width="auto" style:text-underline-color="font-color" fo:font-weight="bold" officeooo:rsid="00614c9e" officeooo:paragraph-rsid="029b9b9c" style:font-style-asian="normal" style:font-weight-asian="bold" style:font-style-complex="normal" style:font-weight-complex="bold"/>
    </style:style>
    <style:style style:name="P1524" style:family="paragraph" style:parent-style-name="Standard" style:list-style-name="L31">
      <loext:graphic-properties draw:fill="none"/>
      <style:paragraph-properties fo:line-height="100%"/>
      <style:text-properties fo:font-style="normal" style:text-underline-style="solid" style:text-underline-width="auto" style:text-underline-color="font-color" fo:font-weight="bold" officeooo:rsid="00614c9e" officeooo:paragraph-rsid="02e958ab" style:font-style-asian="normal" style:font-weight-asian="bold" style:font-style-complex="normal" style:font-weight-complex="bold"/>
    </style:style>
    <style:style style:name="P1525" style:family="paragraph" style:parent-style-name="Standard" style:list-style-name="L32">
      <loext:graphic-properties draw:fill="none"/>
      <style:paragraph-properties fo:line-height="100%"/>
      <style:text-properties fo:font-style="normal" style:text-underline-style="solid" style:text-underline-width="auto" style:text-underline-color="font-color" fo:font-weight="bold" officeooo:rsid="00614c9e" officeooo:paragraph-rsid="02e958ab" style:font-style-asian="normal" style:font-weight-asian="bold" style:font-style-complex="normal" style:font-weight-complex="bold"/>
    </style:style>
    <style:style style:name="P1526" style:family="paragraph" style:parent-style-name="Standard" style:list-style-name="L49">
      <loext:graphic-properties draw:fill="none"/>
      <style:paragraph-properties fo:line-height="100%"/>
      <style:text-properties fo:font-style="normal" style:text-underline-style="solid" style:text-underline-width="auto" style:text-underline-color="font-color" fo:font-weight="bold" officeooo:rsid="00614c9e" officeooo:paragraph-rsid="02e958ab" style:font-style-asian="normal" style:font-weight-asian="bold" style:font-style-complex="normal" style:font-weight-complex="bold"/>
    </style:style>
    <style:style style:name="P1527" style:family="paragraph" style:parent-style-name="Standard" style:list-style-name="L52">
      <loext:graphic-properties draw:fill="none"/>
      <style:paragraph-properties fo:line-height="100%"/>
      <style:text-properties fo:font-style="normal" style:text-underline-style="solid" style:text-underline-width="auto" style:text-underline-color="font-color" fo:font-weight="bold" officeooo:rsid="00614c9e" officeooo:paragraph-rsid="02e958ab" style:font-style-asian="normal" style:font-weight-asian="bold" style:font-style-complex="normal" style:font-weight-complex="bold"/>
    </style:style>
    <style:style style:name="P1528" style:family="paragraph" style:parent-style-name="Standard" style:list-style-name="L58">
      <loext:graphic-properties draw:fill="none"/>
      <style:paragraph-properties fo:line-height="100%"/>
      <style:text-properties fo:font-style="normal" style:text-underline-style="solid" style:text-underline-width="auto" style:text-underline-color="font-color" fo:font-weight="bold" officeooo:rsid="00614c9e" officeooo:paragraph-rsid="032cf9b6" style:font-style-asian="normal" style:font-weight-asian="bold" style:font-style-complex="normal" style:font-weight-complex="bold"/>
    </style:style>
    <style:style style:name="P1529" style:family="paragraph" style:parent-style-name="Standard" style:list-style-name="L63">
      <loext:graphic-properties draw:fill="none"/>
      <style:paragraph-properties fo:line-height="100%"/>
      <style:text-properties fo:font-style="normal" style:text-underline-style="solid" style:text-underline-width="auto" style:text-underline-color="font-color" fo:font-weight="bold" officeooo:rsid="00614c9e" officeooo:paragraph-rsid="032cf9b6" style:font-style-asian="normal" style:font-weight-asian="bold" style:font-style-complex="normal" style:font-weight-complex="bold"/>
    </style:style>
    <style:style style:name="P1530" style:family="paragraph" style:parent-style-name="Standard" style:list-style-name="L83">
      <loext:graphic-properties draw:fill="none"/>
      <style:paragraph-properties fo:line-height="100%"/>
      <style:text-properties fo:font-style="normal" style:text-underline-style="solid" style:text-underline-width="auto" style:text-underline-color="font-color" fo:font-weight="bold" officeooo:rsid="00614c9e" officeooo:paragraph-rsid="033e05fa" style:font-style-asian="normal" style:font-weight-asian="bold" style:font-style-complex="normal" style:font-weight-complex="bold"/>
    </style:style>
    <style:style style:name="P1531" style:family="paragraph" style:parent-style-name="Standard" style:list-style-name="L84">
      <loext:graphic-properties draw:fill="none"/>
      <style:paragraph-properties fo:line-height="100%"/>
      <style:text-properties fo:font-style="normal" style:text-underline-style="solid" style:text-underline-width="auto" style:text-underline-color="font-color" fo:font-weight="bold" officeooo:rsid="00614c9e" officeooo:paragraph-rsid="033e05fa" style:font-style-asian="normal" style:font-weight-asian="bold" style:font-style-complex="normal" style:font-weight-complex="bold"/>
    </style:style>
    <style:style style:name="P1532" style:family="paragraph" style:parent-style-name="Standard" style:list-style-name="L16">
      <loext:graphic-properties draw:fill="none"/>
      <style:paragraph-properties fo:line-height="100%"/>
      <style:text-properties fo:font-style="normal" style:text-underline-style="solid" style:text-underline-width="auto" style:text-underline-color="font-color" fo:font-weight="bold" officeooo:rsid="00dbd72d" officeooo:paragraph-rsid="029b9b9c" style:font-style-asian="normal" style:font-weight-asian="bold" style:font-style-complex="normal" style:font-weight-complex="bold"/>
    </style:style>
    <style:style style:name="P1533" style:family="paragraph" style:parent-style-name="Standard" style:list-style-name="L21">
      <loext:graphic-properties draw:fill="none"/>
      <style:paragraph-properties fo:line-height="100%"/>
      <style:text-properties fo:font-style="normal" style:text-underline-style="solid" style:text-underline-width="auto" style:text-underline-color="font-color" fo:font-weight="bold" officeooo:rsid="00dbd72d" officeooo:paragraph-rsid="029b9b9c" style:font-style-asian="normal" style:font-weight-asian="bold" style:font-style-complex="normal" style:font-weight-complex="bold"/>
    </style:style>
    <style:style style:name="P1534" style:family="paragraph" style:parent-style-name="Standard" style:list-style-name="L23">
      <loext:graphic-properties draw:fill="none"/>
      <style:paragraph-properties fo:line-height="100%"/>
      <style:text-properties fo:font-style="normal" style:text-underline-style="solid" style:text-underline-width="auto" style:text-underline-color="font-color" fo:font-weight="bold" officeooo:rsid="00dbd72d" officeooo:paragraph-rsid="029b9b9c" style:font-style-asian="normal" style:font-weight-asian="bold" style:font-style-complex="normal" style:font-weight-complex="bold"/>
    </style:style>
    <style:style style:name="P1535" style:family="paragraph" style:parent-style-name="Standard" style:list-style-name="L25">
      <loext:graphic-properties draw:fill="none"/>
      <style:paragraph-properties fo:line-height="100%"/>
      <style:text-properties fo:font-style="normal" style:text-underline-style="solid" style:text-underline-width="auto" style:text-underline-color="font-color" fo:font-weight="bold" officeooo:rsid="00dbd72d" officeooo:paragraph-rsid="02d19e00" style:font-style-asian="normal" style:font-weight-asian="bold" style:font-style-complex="normal" style:font-weight-complex="bold"/>
    </style:style>
    <style:style style:name="P1536" style:family="paragraph" style:parent-style-name="Standard" style:list-style-name="L32">
      <loext:graphic-properties draw:fill="none"/>
      <style:paragraph-properties fo:line-height="100%"/>
      <style:text-properties fo:font-style="normal" style:text-underline-style="solid" style:text-underline-width="auto" style:text-underline-color="font-color" fo:font-weight="bold" officeooo:rsid="00dbd72d" officeooo:paragraph-rsid="02e958ab" style:font-style-asian="normal" style:font-weight-asian="bold" style:font-style-complex="normal" style:font-weight-complex="bold"/>
    </style:style>
    <style:style style:name="P1537" style:family="paragraph" style:parent-style-name="Standard" style:list-style-name="L36">
      <loext:graphic-properties draw:fill="none"/>
      <style:paragraph-properties fo:line-height="100%"/>
      <style:text-properties fo:font-style="normal" style:text-underline-style="solid" style:text-underline-width="auto" style:text-underline-color="font-color" fo:font-weight="bold" officeooo:rsid="00dbd72d" officeooo:paragraph-rsid="02e958ab" style:font-style-asian="normal" style:font-weight-asian="bold" style:font-style-complex="normal" style:font-weight-complex="bold"/>
    </style:style>
    <style:style style:name="P1538" style:family="paragraph" style:parent-style-name="Standard" style:list-style-name="L37">
      <loext:graphic-properties draw:fill="none"/>
      <style:paragraph-properties fo:line-height="100%"/>
      <style:text-properties fo:font-style="normal" style:text-underline-style="solid" style:text-underline-width="auto" style:text-underline-color="font-color" fo:font-weight="bold" officeooo:rsid="00dbd72d" officeooo:paragraph-rsid="02e958ab" style:font-style-asian="normal" style:font-weight-asian="bold" style:font-style-complex="normal" style:font-weight-complex="bold"/>
    </style:style>
    <style:style style:name="P1539" style:family="paragraph" style:parent-style-name="Standard" style:list-style-name="L43">
      <loext:graphic-properties draw:fill="none"/>
      <style:paragraph-properties fo:line-height="100%"/>
      <style:text-properties fo:font-style="normal" style:text-underline-style="solid" style:text-underline-width="auto" style:text-underline-color="font-color" fo:font-weight="bold" officeooo:rsid="00dbd72d" officeooo:paragraph-rsid="02e958ab" style:font-style-asian="normal" style:font-weight-asian="bold" style:font-style-complex="normal" style:font-weight-complex="bold"/>
    </style:style>
    <style:style style:name="P1540" style:family="paragraph" style:parent-style-name="Standard" style:list-style-name="L45">
      <loext:graphic-properties draw:fill="none"/>
      <style:paragraph-properties fo:line-height="100%"/>
      <style:text-properties fo:font-style="normal" style:text-underline-style="solid" style:text-underline-width="auto" style:text-underline-color="font-color" fo:font-weight="bold" officeooo:rsid="00dbd72d" officeooo:paragraph-rsid="02e958ab" style:font-style-asian="normal" style:font-weight-asian="bold" style:font-style-complex="normal" style:font-weight-complex="bold"/>
    </style:style>
    <style:style style:name="P1541" style:family="paragraph" style:parent-style-name="Standard" style:list-style-name="L47">
      <loext:graphic-properties draw:fill="none"/>
      <style:paragraph-properties fo:line-height="100%"/>
      <style:text-properties fo:font-style="normal" style:text-underline-style="solid" style:text-underline-width="auto" style:text-underline-color="font-color" fo:font-weight="bold" officeooo:rsid="00dbd72d" officeooo:paragraph-rsid="02e958ab" style:font-style-asian="normal" style:font-weight-asian="bold" style:font-style-complex="normal" style:font-weight-complex="bold"/>
    </style:style>
    <style:style style:name="P1542" style:family="paragraph" style:parent-style-name="Standard" style:list-style-name="L49">
      <loext:graphic-properties draw:fill="none"/>
      <style:paragraph-properties fo:line-height="100%"/>
      <style:text-properties fo:font-style="normal" style:text-underline-style="solid" style:text-underline-width="auto" style:text-underline-color="font-color" fo:font-weight="bold" officeooo:rsid="00dbd72d" officeooo:paragraph-rsid="02e958ab" style:font-style-asian="normal" style:font-weight-asian="bold" style:font-style-complex="normal" style:font-weight-complex="bold"/>
    </style:style>
    <style:style style:name="P1543" style:family="paragraph" style:parent-style-name="Standard" style:list-style-name="L58">
      <loext:graphic-properties draw:fill="none"/>
      <style:paragraph-properties fo:line-height="100%"/>
      <style:text-properties fo:font-style="normal" style:text-underline-style="solid" style:text-underline-width="auto" style:text-underline-color="font-color" fo:font-weight="bold" officeooo:rsid="00dbd72d" officeooo:paragraph-rsid="032cf9b6" style:font-style-asian="normal" style:font-weight-asian="bold" style:font-style-complex="normal" style:font-weight-complex="bold"/>
    </style:style>
    <style:style style:name="P1544" style:family="paragraph" style:parent-style-name="Standard" style:list-style-name="L63">
      <loext:graphic-properties draw:fill="none"/>
      <style:paragraph-properties fo:line-height="100%"/>
      <style:text-properties fo:font-style="normal" style:text-underline-style="solid" style:text-underline-width="auto" style:text-underline-color="font-color" fo:font-weight="bold" officeooo:rsid="00dbd72d" officeooo:paragraph-rsid="032cf9b6" style:font-style-asian="normal" style:font-weight-asian="bold" style:font-style-complex="normal" style:font-weight-complex="bold"/>
    </style:style>
    <style:style style:name="P1545" style:family="paragraph" style:parent-style-name="Standard" style:list-style-name="L65">
      <loext:graphic-properties draw:fill="none"/>
      <style:paragraph-properties fo:line-height="100%"/>
      <style:text-properties fo:font-style="normal" style:text-underline-style="solid" style:text-underline-width="auto" style:text-underline-color="font-color" fo:font-weight="bold" officeooo:rsid="00dbd72d" officeooo:paragraph-rsid="032cf9b6" style:font-style-asian="normal" style:font-weight-asian="bold" style:font-style-complex="normal" style:font-weight-complex="bold"/>
    </style:style>
    <style:style style:name="P1546" style:family="paragraph" style:parent-style-name="Standard" style:list-style-name="L78">
      <loext:graphic-properties draw:fill="none"/>
      <style:paragraph-properties fo:line-height="100%"/>
      <style:text-properties fo:font-style="normal" style:text-underline-style="solid" style:text-underline-width="auto" style:text-underline-color="font-color" fo:font-weight="bold" officeooo:rsid="00dbd72d" officeooo:paragraph-rsid="03389115" style:font-style-asian="normal" style:font-weight-asian="bold" style:font-style-complex="normal" style:font-weight-complex="bold"/>
    </style:style>
    <style:style style:name="P1547" style:family="paragraph" style:parent-style-name="Standard" style:list-style-name="L81">
      <loext:graphic-properties draw:fill="none"/>
      <style:paragraph-properties fo:line-height="100%"/>
      <style:text-properties fo:font-style="normal" style:text-underline-style="solid" style:text-underline-width="auto" style:text-underline-color="font-color" fo:font-weight="bold" officeooo:rsid="00dbd72d" officeooo:paragraph-rsid="033e05fa" style:font-style-asian="normal" style:font-weight-asian="bold" style:font-style-complex="normal" style:font-weight-complex="bold"/>
    </style:style>
    <style:style style:name="P1548" style:family="paragraph" style:parent-style-name="Standard" style:list-style-name="L16">
      <loext:graphic-properties draw:fill="none"/>
      <style:paragraph-properties fo:line-height="100%"/>
      <style:text-properties fo:font-style="normal" style:text-underline-style="solid" style:text-underline-width="auto" style:text-underline-color="font-color" fo:font-weight="bold" officeooo:rsid="00918078" officeooo:paragraph-rsid="029b9b9c" style:font-style-asian="normal" style:font-weight-asian="bold" style:font-style-complex="normal" style:font-weight-complex="bold"/>
    </style:style>
    <style:style style:name="P1549" style:family="paragraph" style:parent-style-name="Standard" style:list-style-name="L20">
      <loext:graphic-properties draw:fill="none"/>
      <style:paragraph-properties fo:line-height="100%"/>
      <style:text-properties fo:font-style="normal" style:text-underline-style="solid" style:text-underline-width="auto" style:text-underline-color="font-color" fo:font-weight="bold" officeooo:rsid="00918078" officeooo:paragraph-rsid="029b9b9c" style:font-style-asian="normal" style:font-weight-asian="bold" style:font-style-complex="normal" style:font-weight-complex="bold"/>
    </style:style>
    <style:style style:name="P1550" style:family="paragraph" style:parent-style-name="Standard" style:list-style-name="L23">
      <loext:graphic-properties draw:fill="none"/>
      <style:paragraph-properties fo:line-height="100%"/>
      <style:text-properties fo:font-style="normal" style:text-underline-style="solid" style:text-underline-width="auto" style:text-underline-color="font-color" fo:font-weight="bold" officeooo:rsid="00918078" officeooo:paragraph-rsid="029b9b9c" style:font-style-asian="normal" style:font-weight-asian="bold" style:font-style-complex="normal" style:font-weight-complex="bold"/>
    </style:style>
    <style:style style:name="P1551" style:family="paragraph" style:parent-style-name="Standard" style:list-style-name="L17">
      <loext:graphic-properties draw:fill="none"/>
      <style:paragraph-properties fo:line-height="100%"/>
      <style:text-properties fo:font-style="normal" style:text-underline-style="solid" style:text-underline-width="auto" style:text-underline-color="font-color" fo:font-weight="bold" officeooo:rsid="02dd9df7" officeooo:paragraph-rsid="02dd9df7" style:font-style-asian="normal" style:font-weight-asian="bold" style:font-style-complex="normal" style:font-weight-complex="bold"/>
    </style:style>
    <style:style style:name="P1552" style:family="paragraph" style:parent-style-name="Standard" style:list-style-name="L21">
      <loext:graphic-properties draw:fill="none"/>
      <style:paragraph-properties fo:line-height="100%"/>
      <style:text-properties fo:font-style="normal" style:text-underline-style="solid" style:text-underline-width="auto" style:text-underline-color="font-color" fo:font-weight="bold" officeooo:rsid="02cd49ec" officeooo:paragraph-rsid="02cd49ec" style:font-style-asian="normal" style:font-weight-asian="bold" style:font-style-complex="normal" style:font-weight-complex="bold"/>
    </style:style>
    <style:style style:name="P1553" style:family="paragraph" style:parent-style-name="Standard" style:list-style-name="L21">
      <loext:graphic-properties draw:fill="none"/>
      <style:paragraph-properties fo:line-height="100%"/>
      <style:text-properties fo:font-style="normal" style:text-underline-style="solid" style:text-underline-width="auto" style:text-underline-color="font-color" fo:font-weight="bold" officeooo:rsid="02c6453f" officeooo:paragraph-rsid="02c6453f" style:font-style-asian="normal" style:font-weight-asian="bold" style:font-style-complex="normal" style:font-weight-complex="bold"/>
    </style:style>
    <style:style style:name="P1554" style:family="paragraph" style:parent-style-name="Standard" style:list-style-name="L36">
      <loext:graphic-properties draw:fill="none"/>
      <style:paragraph-properties fo:line-height="100%"/>
      <style:text-properties fo:font-style="normal" style:text-underline-style="solid" style:text-underline-width="auto" style:text-underline-color="font-color" fo:font-weight="bold" officeooo:rsid="030fe31b" officeooo:paragraph-rsid="030fe31b" style:font-style-asian="normal" style:font-weight-asian="bold" style:font-style-complex="normal" style:font-weight-complex="bold"/>
    </style:style>
    <style:style style:name="P1555" style:family="paragraph" style:parent-style-name="Standard" style:list-style-name="L45">
      <loext:graphic-properties draw:fill="none"/>
      <style:paragraph-properties fo:line-height="100%"/>
      <style:text-properties fo:font-style="normal" style:text-underline-style="solid" style:text-underline-width="auto" style:text-underline-color="font-color" fo:font-weight="bold" officeooo:rsid="03129ec5" officeooo:paragraph-rsid="03129ec5" style:font-style-asian="normal" style:font-weight-asian="bold" style:font-style-complex="normal" style:font-weight-complex="bold"/>
    </style:style>
    <style:style style:name="P1556" style:family="paragraph" style:parent-style-name="Standard" style:list-style-name="L47">
      <loext:graphic-properties draw:fill="none"/>
      <style:paragraph-properties fo:line-height="100%"/>
      <style:text-properties fo:font-style="normal" style:text-underline-style="solid" style:text-underline-width="auto" style:text-underline-color="font-color" fo:font-weight="bold" officeooo:rsid="0328a217" officeooo:paragraph-rsid="0328a217" style:font-style-asian="normal" style:font-weight-asian="bold" style:font-style-complex="normal" style:font-weight-complex="bold"/>
    </style:style>
    <style:style style:name="P1557" style:family="paragraph" style:parent-style-name="Standard" style:list-style-name="L49">
      <loext:graphic-properties draw:fill="none"/>
      <style:paragraph-properties fo:line-height="100%"/>
      <style:text-properties fo:font-style="normal" style:text-underline-style="solid" style:text-underline-width="auto" style:text-underline-color="font-color" fo:font-weight="bold" officeooo:rsid="0328a217" officeooo:paragraph-rsid="0328a217" style:font-style-asian="normal" style:font-weight-asian="bold" style:font-style-complex="normal" style:font-weight-complex="bold"/>
    </style:style>
    <style:style style:name="P1558" style:family="paragraph" style:parent-style-name="Standard" style:list-style-name="L14">
      <loext:graphic-properties draw:fill="none"/>
      <style:paragraph-properties fo:line-height="100%"/>
      <style:text-properties fo:font-style="normal" style:text-underline-style="solid" style:text-underline-width="auto" style:text-underline-color="font-color" fo:font-weight="normal" officeooo:rsid="0060f332" officeooo:paragraph-rsid="029b9b9c" style:font-style-asian="normal" style:font-weight-asian="normal" style:font-style-complex="normal" style:font-weight-complex="normal"/>
    </style:style>
    <style:style style:name="P1559" style:family="paragraph" style:parent-style-name="Standard" style:list-style-name="L15">
      <loext:graphic-properties draw:fill="none"/>
      <style:paragraph-properties fo:line-height="100%"/>
      <style:text-properties fo:font-style="normal" style:text-underline-style="solid" style:text-underline-width="auto" style:text-underline-color="font-color" fo:font-weight="normal" officeooo:rsid="0060f332" officeooo:paragraph-rsid="029b9b9c" style:font-style-asian="normal" style:font-weight-asian="normal" style:font-style-complex="normal" style:font-weight-complex="normal"/>
    </style:style>
    <style:style style:name="P1560" style:family="paragraph" style:parent-style-name="Standard" style:list-style-name="L16">
      <loext:graphic-properties draw:fill="none"/>
      <style:paragraph-properties fo:line-height="100%"/>
      <style:text-properties fo:font-style="normal" style:text-underline-style="solid" style:text-underline-width="auto" style:text-underline-color="font-color" fo:font-weight="normal" officeooo:rsid="0060f332" officeooo:paragraph-rsid="029b9b9c" style:font-style-asian="normal" style:font-weight-asian="normal" style:font-style-complex="normal" style:font-weight-complex="normal"/>
    </style:style>
    <style:style style:name="P1561" style:family="paragraph" style:parent-style-name="Standard" style:list-style-name="L17">
      <loext:graphic-properties draw:fill="none"/>
      <style:paragraph-properties fo:line-height="100%"/>
      <style:text-properties fo:font-style="normal" style:text-underline-style="solid" style:text-underline-width="auto" style:text-underline-color="font-color" fo:font-weight="normal" officeooo:rsid="0060f332" officeooo:paragraph-rsid="029cee9f" style:font-style-asian="normal" style:font-weight-asian="normal" style:font-style-complex="normal" style:font-weight-complex="normal"/>
    </style:style>
    <style:style style:name="P1562" style:family="paragraph" style:parent-style-name="Standard" style:list-style-name="L18">
      <loext:graphic-properties draw:fill="none"/>
      <style:paragraph-properties fo:line-height="100%"/>
      <style:text-properties fo:font-style="normal" style:text-underline-style="solid" style:text-underline-width="auto" style:text-underline-color="font-color" fo:font-weight="normal" officeooo:rsid="0060f332" officeooo:paragraph-rsid="029cee9f" style:font-style-asian="normal" style:font-weight-asian="normal" style:font-style-complex="normal" style:font-weight-complex="normal"/>
    </style:style>
    <style:style style:name="P1563" style:family="paragraph" style:parent-style-name="Standard" style:list-style-name="L20">
      <loext:graphic-properties draw:fill="none"/>
      <style:paragraph-properties fo:line-height="100%"/>
      <style:text-properties fo:font-style="normal" style:text-underline-style="solid" style:text-underline-width="auto" style:text-underline-color="font-color" fo:font-weight="normal" officeooo:rsid="0060f332" officeooo:paragraph-rsid="029b9b9c" style:font-style-asian="normal" style:font-weight-asian="normal" style:font-style-complex="normal" style:font-weight-complex="normal"/>
    </style:style>
    <style:style style:name="P1564" style:family="paragraph" style:parent-style-name="Standard" style:list-style-name="L21">
      <loext:graphic-properties draw:fill="none"/>
      <style:paragraph-properties fo:line-height="100%"/>
      <style:text-properties fo:font-style="normal" style:text-underline-style="solid" style:text-underline-width="auto" style:text-underline-color="font-color" fo:font-weight="normal" officeooo:rsid="0060f332" officeooo:paragraph-rsid="029b9b9c" style:font-style-asian="normal" style:font-weight-asian="normal" style:font-style-complex="normal" style:font-weight-complex="normal"/>
    </style:style>
    <style:style style:name="P1565" style:family="paragraph" style:parent-style-name="Standard" style:list-style-name="L23">
      <loext:graphic-properties draw:fill="none"/>
      <style:paragraph-properties fo:line-height="100%"/>
      <style:text-properties fo:font-style="normal" style:text-underline-style="solid" style:text-underline-width="auto" style:text-underline-color="font-color" fo:font-weight="normal" officeooo:rsid="0060f332" officeooo:paragraph-rsid="029b9b9c" style:font-style-asian="normal" style:font-weight-asian="normal" style:font-style-complex="normal" style:font-weight-complex="normal"/>
    </style:style>
    <style:style style:name="P1566" style:family="paragraph" style:parent-style-name="Standard" style:list-style-name="L24">
      <loext:graphic-properties draw:fill="none"/>
      <style:paragraph-properties fo:line-height="100%"/>
      <style:text-properties fo:font-style="normal" style:text-underline-style="solid" style:text-underline-width="auto" style:text-underline-color="font-color" fo:font-weight="normal" officeooo:rsid="0060f332" officeooo:paragraph-rsid="029b9b9c" style:font-style-asian="normal" style:font-weight-asian="normal" style:font-style-complex="normal" style:font-weight-complex="normal"/>
    </style:style>
    <style:style style:name="P1567" style:family="paragraph" style:parent-style-name="Standard" style:list-style-name="L31">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68" style:family="paragraph" style:parent-style-name="Standard" style:list-style-name="L32">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69" style:family="paragraph" style:parent-style-name="Standard" style:list-style-name="L36">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70" style:family="paragraph" style:parent-style-name="Standard" style:list-style-name="L40">
      <loext:graphic-properties draw:fill="none"/>
      <style:paragraph-properties fo:line-height="100%"/>
      <style:text-properties fo:font-style="normal" style:text-underline-style="solid" style:text-underline-width="auto" style:text-underline-color="font-color" fo:font-weight="normal" officeooo:rsid="0060f332" officeooo:paragraph-rsid="030fe31b" style:font-style-asian="normal" style:font-weight-asian="normal" style:font-style-complex="normal" style:font-weight-complex="normal"/>
    </style:style>
    <style:style style:name="P1571" style:family="paragraph" style:parent-style-name="Standard" style:list-style-name="L43">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72" style:family="paragraph" style:parent-style-name="Standard" style:list-style-name="L45">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73" style:family="paragraph" style:parent-style-name="Standard" style:list-style-name="L47">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74" style:family="paragraph" style:parent-style-name="Standard" style:list-style-name="L49">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75" style:family="paragraph" style:parent-style-name="Standard" style:list-style-name="L52">
      <loext:graphic-properties draw:fill="none"/>
      <style:paragraph-properties fo:line-height="100%"/>
      <style:text-properties fo:font-style="normal" style:text-underline-style="solid" style:text-underline-width="auto" style:text-underline-color="font-color" fo:font-weight="normal" officeooo:rsid="0060f332" officeooo:paragraph-rsid="02e958ab" style:font-style-asian="normal" style:font-weight-asian="normal" style:font-style-complex="normal" style:font-weight-complex="normal"/>
    </style:style>
    <style:style style:name="P1576" style:family="paragraph" style:parent-style-name="Standard" style:list-style-name="L58">
      <loext:graphic-properties draw:fill="none"/>
      <style:paragraph-properties fo:line-height="100%"/>
      <style:text-properties fo:font-style="normal" style:text-underline-style="solid" style:text-underline-width="auto" style:text-underline-color="font-color" fo:font-weight="normal" officeooo:rsid="0060f332" officeooo:paragraph-rsid="032cf9b6" style:font-style-asian="normal" style:font-weight-asian="normal" style:font-style-complex="normal" style:font-weight-complex="normal"/>
    </style:style>
    <style:style style:name="P1577" style:family="paragraph" style:parent-style-name="Standard" style:list-style-name="L61">
      <loext:graphic-properties draw:fill="none"/>
      <style:paragraph-properties fo:line-height="100%"/>
      <style:text-properties fo:font-style="normal" style:text-underline-style="solid" style:text-underline-width="auto" style:text-underline-color="font-color" fo:font-weight="normal" officeooo:rsid="0060f332" officeooo:paragraph-rsid="032d0177" style:font-style-asian="normal" style:font-weight-asian="normal" style:font-style-complex="normal" style:font-weight-complex="normal"/>
    </style:style>
    <style:style style:name="P1578" style:family="paragraph" style:parent-style-name="Standard" style:list-style-name="L63">
      <loext:graphic-properties draw:fill="none"/>
      <style:paragraph-properties fo:line-height="100%"/>
      <style:text-properties fo:font-style="normal" style:text-underline-style="solid" style:text-underline-width="auto" style:text-underline-color="font-color" fo:font-weight="normal" officeooo:rsid="0060f332" officeooo:paragraph-rsid="032cf9b6" style:font-style-asian="normal" style:font-weight-asian="normal" style:font-style-complex="normal" style:font-weight-complex="normal"/>
    </style:style>
    <style:style style:name="P1579" style:family="paragraph" style:parent-style-name="Standard" style:list-style-name="L65">
      <loext:graphic-properties draw:fill="none"/>
      <style:paragraph-properties fo:line-height="100%"/>
      <style:text-properties fo:font-style="normal" style:text-underline-style="solid" style:text-underline-width="auto" style:text-underline-color="font-color" fo:font-weight="normal" officeooo:rsid="0060f332" officeooo:paragraph-rsid="032cf9b6" style:font-style-asian="normal" style:font-weight-asian="normal" style:font-style-complex="normal" style:font-weight-complex="normal"/>
    </style:style>
    <style:style style:name="P1580" style:family="paragraph" style:parent-style-name="Standard" style:list-style-name="L67">
      <loext:graphic-properties draw:fill="none"/>
      <style:paragraph-properties fo:line-height="100%"/>
      <style:text-properties fo:font-style="normal" style:text-underline-style="solid" style:text-underline-width="auto" style:text-underline-color="font-color" fo:font-weight="normal" officeooo:rsid="0060f332" officeooo:paragraph-rsid="032cf9b6" style:font-style-asian="normal" style:font-weight-asian="normal" style:font-style-complex="normal" style:font-weight-complex="normal"/>
    </style:style>
    <style:style style:name="P1581" style:family="paragraph" style:parent-style-name="Standard" style:list-style-name="L70">
      <loext:graphic-properties draw:fill="none"/>
      <style:paragraph-properties fo:line-height="100%"/>
      <style:text-properties fo:font-style="normal" style:text-underline-style="solid" style:text-underline-width="auto" style:text-underline-color="font-color" fo:font-weight="normal" officeooo:rsid="0060f332" officeooo:paragraph-rsid="032cf9b6" style:font-style-asian="normal" style:font-weight-asian="normal" style:font-style-complex="normal" style:font-weight-complex="normal"/>
    </style:style>
    <style:style style:name="P1582" style:family="paragraph" style:parent-style-name="Standard" style:list-style-name="L72">
      <loext:graphic-properties draw:fill="none"/>
      <style:paragraph-properties fo:line-height="100%"/>
      <style:text-properties fo:font-style="normal" style:text-underline-style="solid" style:text-underline-width="auto" style:text-underline-color="font-color" fo:font-weight="normal" officeooo:rsid="0060f332" officeooo:paragraph-rsid="032cf9b6" style:font-style-asian="normal" style:font-weight-asian="normal" style:font-style-complex="normal" style:font-weight-complex="normal"/>
    </style:style>
    <style:style style:name="P1583" style:family="paragraph" style:parent-style-name="Standard" style:list-style-name="L78">
      <loext:graphic-properties draw:fill="none"/>
      <style:paragraph-properties fo:line-height="100%"/>
      <style:text-properties fo:font-style="normal" style:text-underline-style="solid" style:text-underline-width="auto" style:text-underline-color="font-color" fo:font-weight="normal" officeooo:rsid="0060f332" officeooo:paragraph-rsid="03389115" style:font-style-asian="normal" style:font-weight-asian="normal" style:font-style-complex="normal" style:font-weight-complex="normal"/>
    </style:style>
    <style:style style:name="P1584" style:family="paragraph" style:parent-style-name="Standard" style:list-style-name="L80">
      <loext:graphic-properties draw:fill="none"/>
      <style:paragraph-properties fo:line-height="100%"/>
      <style:text-properties fo:font-style="normal" style:text-underline-style="solid" style:text-underline-width="auto" style:text-underline-color="font-color" fo:font-weight="normal" officeooo:rsid="0060f332" officeooo:paragraph-rsid="033e05fa" style:font-style-asian="normal" style:font-weight-asian="normal" style:font-style-complex="normal" style:font-weight-complex="normal"/>
    </style:style>
    <style:style style:name="P1585" style:family="paragraph" style:parent-style-name="Standard" style:list-style-name="L81">
      <loext:graphic-properties draw:fill="none"/>
      <style:paragraph-properties fo:line-height="100%"/>
      <style:text-properties fo:font-style="normal" style:text-underline-style="solid" style:text-underline-width="auto" style:text-underline-color="font-color" fo:font-weight="normal" officeooo:rsid="0060f332" officeooo:paragraph-rsid="033e05fa" style:font-style-asian="normal" style:font-weight-asian="normal" style:font-style-complex="normal" style:font-weight-complex="normal"/>
    </style:style>
    <style:style style:name="P1586" style:family="paragraph" style:parent-style-name="Standard" style:list-style-name="L83">
      <loext:graphic-properties draw:fill="none"/>
      <style:paragraph-properties fo:line-height="100%"/>
      <style:text-properties fo:font-style="normal" style:text-underline-style="solid" style:text-underline-width="auto" style:text-underline-color="font-color" fo:font-weight="normal" officeooo:rsid="0060f332" officeooo:paragraph-rsid="033e05fa" style:font-style-asian="normal" style:font-weight-asian="normal" style:font-style-complex="normal" style:font-weight-complex="normal"/>
    </style:style>
    <style:style style:name="P1587" style:family="paragraph" style:parent-style-name="Standard" style:list-style-name="L84">
      <loext:graphic-properties draw:fill="none"/>
      <style:paragraph-properties fo:line-height="100%"/>
      <style:text-properties fo:font-style="normal" style:text-underline-style="solid" style:text-underline-width="auto" style:text-underline-color="font-color" fo:font-weight="normal" officeooo:rsid="0060f332" officeooo:paragraph-rsid="033e05fa" style:font-style-asian="normal" style:font-weight-asian="normal" style:font-style-complex="normal" style:font-weight-complex="normal"/>
    </style:style>
    <style:style style:name="P1588" style:family="paragraph" style:parent-style-name="Standard" style:list-style-name="L18">
      <loext:graphic-properties draw:fill="none"/>
      <style:paragraph-properties fo:line-height="100%"/>
      <style:text-properties fo:font-style="normal" style:text-underline-style="solid" style:text-underline-width="auto" style:text-underline-color="font-color" fo:font-weight="normal" officeooo:rsid="029f4d5a" officeooo:paragraph-rsid="029f4d5a" style:font-style-asian="normal" style:font-weight-asian="normal" style:font-style-complex="normal" style:font-weight-complex="normal"/>
    </style:style>
    <style:style style:name="P1589" style:family="paragraph" style:parent-style-name="Standard" style:list-style-name="L18">
      <loext:graphic-properties draw:fill="none"/>
      <style:paragraph-properties fo:line-height="100%"/>
      <style:text-properties fo:font-style="normal" style:text-underline-style="solid" style:text-underline-width="auto" style:text-underline-color="font-color" fo:font-weight="normal" officeooo:rsid="02ad3cbd" officeooo:paragraph-rsid="02ad3cbd" style:font-style-asian="normal" style:font-weight-asian="normal" style:font-style-complex="normal" style:font-weight-complex="normal"/>
    </style:style>
    <style:style style:name="P1590" style:family="paragraph" style:parent-style-name="Standard" style:list-style-name="L61">
      <loext:graphic-properties draw:fill="none"/>
      <style:paragraph-properties fo:line-height="100%"/>
      <style:text-properties fo:font-style="normal" style:text-underline-style="solid" style:text-underline-width="auto" style:text-underline-color="font-color" fo:font-weight="normal" officeooo:rsid="033a752f" officeooo:paragraph-rsid="033a752f" style:font-style-asian="normal" style:font-weight-asian="normal" style:font-style-complex="normal" style:font-weight-complex="normal"/>
    </style:style>
    <style:style style:name="P1591" style:family="paragraph" style:parent-style-name="Standard" style:list-style-name="L83">
      <loext:graphic-properties draw:fill="none"/>
      <style:paragraph-properties fo:line-height="100%"/>
      <style:text-properties fo:font-style="normal" style:text-underline-style="solid" style:text-underline-width="auto" style:text-underline-color="font-color" fo:font-weight="normal" officeooo:rsid="035bb4c1" officeooo:paragraph-rsid="035bb4c1" style:font-style-asian="normal" style:font-weight-asian="normal" style:font-style-complex="normal" style:font-weight-complex="normal"/>
    </style:style>
    <style:style style:name="P1592" style:family="paragraph" style:parent-style-name="Standard" style:list-style-name="L43">
      <loext:graphic-properties draw:fill="none"/>
      <style:paragraph-properties fo:line-height="100%"/>
      <style:text-properties fo:font-style="normal" style:text-underline-style="none" fo:font-weight="normal" officeooo:rsid="030fe31b" officeooo:paragraph-rsid="030fe31b" style:font-style-asian="normal" style:font-weight-asian="normal" style:font-style-complex="normal" style:font-weight-complex="normal"/>
    </style:style>
    <style:style style:name="P1593" style:family="paragraph" style:parent-style-name="Standard" style:list-style-name="L45">
      <loext:graphic-properties draw:fill="none"/>
      <style:paragraph-properties fo:line-height="100%"/>
      <style:text-properties fo:font-style="normal" style:text-underline-style="none" fo:font-weight="normal" officeooo:rsid="03129ec5" officeooo:paragraph-rsid="03129ec5" style:font-style-asian="normal" style:font-weight-asian="normal" style:font-style-complex="normal" style:font-weight-complex="normal"/>
    </style:style>
    <style:style style:name="P1594" style:family="paragraph" style:parent-style-name="Standard" style:list-style-name="L47">
      <loext:graphic-properties draw:fill="none"/>
      <style:paragraph-properties fo:line-height="100%"/>
      <style:text-properties fo:font-style="normal" style:text-underline-style="none" fo:font-weight="normal" officeooo:rsid="0328a217" officeooo:paragraph-rsid="0328a217" style:font-style-asian="normal" style:font-weight-asian="normal" style:font-style-complex="normal" style:font-weight-complex="normal"/>
    </style:style>
    <style:style style:name="P1595" style:family="paragraph" style:parent-style-name="Standard" style:list-style-name="L49">
      <loext:graphic-properties draw:fill="none"/>
      <style:paragraph-properties fo:line-height="100%"/>
      <style:text-properties fo:font-style="normal" style:text-underline-style="none" fo:font-weight="normal" officeooo:rsid="03290a99" officeooo:paragraph-rsid="03290a99" style:font-style-asian="normal" style:font-weight-asian="normal" style:font-style-complex="normal" style:font-weight-complex="normal"/>
    </style:style>
    <style:style style:name="P1596" style:family="paragraph" style:parent-style-name="Standard" style:list-style-name="L49">
      <loext:graphic-properties draw:fill="none"/>
      <style:paragraph-properties fo:line-height="100%"/>
      <style:text-properties fo:font-style="normal" style:text-underline-style="none" fo:font-weight="normal" officeooo:rsid="03293b06" officeooo:paragraph-rsid="03293b06" style:font-style-asian="normal" style:font-weight-asian="normal" style:font-style-complex="normal" style:font-weight-complex="normal"/>
    </style:style>
    <style:style style:name="P1597" style:family="paragraph" style:parent-style-name="Standard" style:list-style-name="L65">
      <loext:graphic-properties draw:fill="none"/>
      <style:paragraph-properties fo:line-height="100%"/>
      <style:text-properties fo:font-style="normal" style:text-underline-style="none" fo:font-weight="normal" officeooo:rsid="032d0177" officeooo:paragraph-rsid="032d0177" style:font-style-asian="normal" style:font-weight-asian="normal" style:font-style-complex="normal" style:font-weight-complex="normal"/>
    </style:style>
    <style:style style:name="P1598" style:family="paragraph" style:parent-style-name="Standard" style:list-style-name="L72">
      <loext:graphic-properties draw:fill="none"/>
      <style:paragraph-properties fo:line-height="100%"/>
      <style:text-properties fo:font-style="normal" style:text-underline-style="none" fo:font-weight="normal" officeooo:rsid="00dbd72d" officeooo:paragraph-rsid="032cf9b6" style:font-style-asian="normal" style:font-weight-asian="normal" style:font-style-complex="normal" style:font-weight-complex="normal"/>
    </style:style>
    <style:style style:name="P1599" style:family="paragraph" style:parent-style-name="Standard" style:list-style-name="L82">
      <loext:graphic-properties draw:fill="none"/>
      <style:paragraph-properties fo:line-height="100%"/>
      <style:text-properties fo:font-style="normal" style:text-underline-style="none" fo:font-weight="normal" officeooo:rsid="035bb4c1" officeooo:paragraph-rsid="035bb4c1" style:font-style-asian="normal" style:font-weight-asian="normal" style:font-style-complex="normal" style:font-weight-complex="normal"/>
    </style:style>
    <style:style style:name="P1600" style:family="paragraph" style:parent-style-name="Standard" style:list-style-name="L84">
      <loext:graphic-properties draw:fill="none"/>
      <style:paragraph-properties fo:line-height="100%"/>
      <style:text-properties fo:font-style="normal" style:text-underline-style="none" fo:font-weight="normal" officeooo:rsid="033e05fa" officeooo:paragraph-rsid="035fa9b8" style:font-style-asian="normal" style:font-weight-asian="normal" style:font-style-complex="normal" style:font-weight-complex="normal"/>
    </style:style>
    <style:style style:name="P1601" style:family="paragraph" style:parent-style-name="Standard" style:list-style-name="L85">
      <loext:graphic-properties draw:fill="none"/>
      <style:paragraph-properties fo:line-height="100%"/>
      <style:text-properties fo:font-style="normal" style:text-underline-style="none" fo:font-weight="normal" officeooo:rsid="033e05fa" officeooo:paragraph-rsid="035fa9b8" style:font-style-asian="normal" style:font-weight-asian="normal" style:font-style-complex="normal" style:font-weight-complex="normal"/>
    </style:style>
    <style:style style:name="P1602" style:family="paragraph" style:parent-style-name="Standard" style:list-style-name="L10">
      <style:text-properties officeooo:paragraph-rsid="029266b8"/>
    </style:style>
    <style:style style:name="P1603" style:family="paragraph" style:parent-style-name="Standard" style:list-style-name="L10">
      <style:paragraph-properties fo:line-height="100%"/>
      <style:text-properties style:text-underline-style="solid" style:text-underline-width="auto" style:text-underline-color="font-color" fo:font-weight="bold" officeooo:rsid="001cafa9" officeooo:paragraph-rsid="029266b8" style:font-weight-asian="bold" style:font-weight-complex="bold"/>
    </style:style>
    <style:style style:name="P1604" style:family="paragraph" style:parent-style-name="Standard" style:list-style-name="L27">
      <style:paragraph-properties fo:line-height="100%"/>
      <style:text-properties style:text-underline-style="solid" style:text-underline-width="auto" style:text-underline-color="font-color" fo:font-weight="bold" officeooo:rsid="001cafa9" officeooo:paragraph-rsid="029a5356" style:font-weight-asian="bold" style:font-weight-complex="bold"/>
    </style:style>
    <style:style style:name="P1605" style:family="paragraph" style:parent-style-name="Standard" style:list-style-name="L57">
      <style:paragraph-properties fo:line-height="100%"/>
      <style:text-properties style:text-underline-style="solid" style:text-underline-width="auto" style:text-underline-color="font-color" fo:font-weight="bold" officeooo:rsid="001cafa9" officeooo:paragraph-rsid="032cf9b6" style:font-weight-asian="bold" style:font-weight-complex="bold"/>
    </style:style>
    <style:style style:name="P1606" style:family="paragraph" style:parent-style-name="Standard" style:list-style-name="L23">
      <loext:graphic-properties draw:fill="none"/>
      <style:paragraph-properties fo:line-height="100%"/>
      <style:text-properties style:text-underline-style="solid" style:text-underline-width="auto" style:text-underline-color="font-color" officeooo:rsid="02d19e00" officeooo:paragraph-rsid="02d19e00"/>
    </style:style>
    <style:style style:name="P1607" style:family="paragraph" style:parent-style-name="Standard" style:list-style-name="L62">
      <loext:graphic-properties draw:fill="none"/>
      <style:paragraph-properties fo:line-height="100%"/>
      <style:text-properties style:text-underline-style="solid" style:text-underline-width="auto" style:text-underline-color="font-color" fo:font-weight="normal" officeooo:rsid="0387505f" officeooo:paragraph-rsid="0387505f" style:font-weight-asian="normal" style:font-weight-complex="normal"/>
    </style:style>
    <style:style style:name="P1608" style:family="paragraph" style:parent-style-name="Standard" style:list-style-name="L76">
      <loext:graphic-properties draw:fill="none"/>
      <style:paragraph-properties fo:line-height="100%"/>
      <style:text-properties style:text-underline-style="solid" style:text-underline-width="auto" style:text-underline-color="font-color" officeooo:rsid="036de3be" officeooo:paragraph-rsid="036de3be"/>
    </style:style>
    <style:style style:name="P1609" style:family="paragraph" style:parent-style-name="Standard" style:list-style-name="L14">
      <loext:graphic-properties draw:fill="none"/>
      <style:paragraph-properties fo:line-height="100%"/>
      <style:text-properties officeooo:paragraph-rsid="029b9b9c"/>
    </style:style>
    <style:style style:name="P1610" style:family="paragraph" style:parent-style-name="Standard" style:list-style-name="L15">
      <loext:graphic-properties draw:fill="none"/>
      <style:paragraph-properties fo:line-height="100%"/>
      <style:text-properties officeooo:paragraph-rsid="029b9b9c"/>
    </style:style>
    <style:style style:name="P1611" style:family="paragraph" style:parent-style-name="Standard" style:list-style-name="L16">
      <loext:graphic-properties draw:fill="none"/>
      <style:paragraph-properties fo:line-height="100%"/>
      <style:text-properties officeooo:paragraph-rsid="029b9b9c"/>
    </style:style>
    <style:style style:name="P1612" style:family="paragraph" style:parent-style-name="Standard" style:list-style-name="L17">
      <loext:graphic-properties draw:fill="none"/>
      <style:paragraph-properties fo:line-height="100%"/>
      <style:text-properties officeooo:paragraph-rsid="029b9b9c"/>
    </style:style>
    <style:style style:name="P1613" style:family="paragraph" style:parent-style-name="Standard" style:list-style-name="L18">
      <loext:graphic-properties draw:fill="none"/>
      <style:paragraph-properties fo:line-height="100%"/>
      <style:text-properties officeooo:paragraph-rsid="029b9b9c"/>
    </style:style>
    <style:style style:name="P1614" style:family="paragraph" style:parent-style-name="Standard" style:list-style-name="L20">
      <loext:graphic-properties draw:fill="none"/>
      <style:paragraph-properties fo:line-height="100%"/>
      <style:text-properties officeooo:paragraph-rsid="029b9b9c"/>
    </style:style>
    <style:style style:name="P1615" style:family="paragraph" style:parent-style-name="Standard" style:list-style-name="L21">
      <loext:graphic-properties draw:fill="none"/>
      <style:paragraph-properties fo:line-height="100%"/>
      <style:text-properties officeooo:paragraph-rsid="029b9b9c"/>
    </style:style>
    <style:style style:name="P1616" style:family="paragraph" style:parent-style-name="Standard" style:list-style-name="L23">
      <loext:graphic-properties draw:fill="none"/>
      <style:paragraph-properties fo:line-height="100%"/>
      <style:text-properties officeooo:paragraph-rsid="029b9b9c"/>
    </style:style>
    <style:style style:name="P1617" style:family="paragraph" style:parent-style-name="Standard" style:list-style-name="L24">
      <loext:graphic-properties draw:fill="none"/>
      <style:paragraph-properties fo:line-height="100%"/>
      <style:text-properties officeooo:paragraph-rsid="029b9b9c"/>
    </style:style>
    <style:style style:name="P1618" style:family="paragraph" style:parent-style-name="Standard" style:list-style-name="L34">
      <loext:graphic-properties draw:fill="none"/>
      <style:paragraph-properties fo:line-height="100%"/>
      <style:text-properties officeooo:paragraph-rsid="030e7ca8"/>
    </style:style>
    <style:style style:name="P1619" style:family="paragraph" style:parent-style-name="Standard" style:list-style-name="L61">
      <loext:graphic-properties draw:fill="none"/>
      <style:paragraph-properties fo:line-height="100%"/>
      <style:text-properties officeooo:paragraph-rsid="032d0177"/>
    </style:style>
    <style:style style:name="P1620" style:family="paragraph" style:parent-style-name="Standard" style:list-style-name="L63">
      <loext:graphic-properties draw:fill="none"/>
      <style:paragraph-properties fo:line-height="100%"/>
      <style:text-properties officeooo:paragraph-rsid="032cf9b6"/>
    </style:style>
    <style:style style:name="P1621" style:family="paragraph" style:parent-style-name="Standard" style:list-style-name="L64">
      <loext:graphic-properties draw:fill="none"/>
      <style:paragraph-properties fo:line-height="100%"/>
      <style:text-properties officeooo:paragraph-rsid="032d0177"/>
    </style:style>
    <style:style style:name="P1622" style:family="paragraph" style:parent-style-name="Standard" style:list-style-name="L65">
      <loext:graphic-properties draw:fill="none"/>
      <style:paragraph-properties fo:line-height="100%"/>
      <style:text-properties officeooo:paragraph-rsid="032d0177"/>
    </style:style>
    <style:style style:name="P1623" style:family="paragraph" style:parent-style-name="Standard" style:list-style-name="L68">
      <loext:graphic-properties draw:fill="none"/>
      <style:paragraph-properties fo:line-height="100%"/>
      <style:text-properties officeooo:paragraph-rsid="03389115"/>
    </style:style>
    <style:style style:name="P1624" style:family="paragraph" style:parent-style-name="Standard" style:list-style-name="L70">
      <loext:graphic-properties draw:fill="none"/>
      <style:paragraph-properties fo:line-height="100%"/>
      <style:text-properties officeooo:paragraph-rsid="032cf9b6"/>
    </style:style>
    <style:style style:name="P1625" style:family="paragraph" style:parent-style-name="Standard" style:list-style-name="L72">
      <loext:graphic-properties draw:fill="none"/>
      <style:paragraph-properties fo:line-height="100%"/>
      <style:text-properties officeooo:paragraph-rsid="032cf9b6"/>
    </style:style>
    <style:style style:name="P1626" style:family="paragraph" style:parent-style-name="Standard" style:list-style-name="L75">
      <loext:graphic-properties draw:fill="none"/>
      <style:paragraph-properties fo:line-height="100%"/>
      <style:text-properties officeooo:paragraph-rsid="032cf9b6"/>
    </style:style>
    <style:style style:name="P1627" style:family="paragraph" style:parent-style-name="Standard" style:list-style-name="L76">
      <loext:graphic-properties draw:fill="none"/>
      <style:paragraph-properties fo:line-height="100%"/>
      <style:text-properties officeooo:paragraph-rsid="032cf9b6"/>
    </style:style>
    <style:style style:name="P1628" style:family="paragraph" style:parent-style-name="Standard" style:list-style-name="L77">
      <loext:graphic-properties draw:fill="none"/>
      <style:paragraph-properties fo:line-height="100%"/>
      <style:text-properties officeooo:paragraph-rsid="03389115"/>
    </style:style>
    <style:style style:name="P1629" style:family="paragraph" style:parent-style-name="Standard" style:list-style-name="L79">
      <loext:graphic-properties draw:fill="none"/>
      <style:paragraph-properties fo:line-height="100%"/>
      <style:text-properties officeooo:paragraph-rsid="0345bebf"/>
    </style:style>
    <style:style style:name="P1630" style:family="paragraph" style:parent-style-name="Standard" style:list-style-name="L80">
      <loext:graphic-properties draw:fill="none"/>
      <style:paragraph-properties fo:line-height="100%"/>
      <style:text-properties officeooo:paragraph-rsid="033e05fa"/>
    </style:style>
    <style:style style:name="P1631" style:family="paragraph" style:parent-style-name="Standard" style:list-style-name="L81">
      <loext:graphic-properties draw:fill="none"/>
      <style:paragraph-properties fo:line-height="100%"/>
      <style:text-properties officeooo:paragraph-rsid="033e05fa"/>
    </style:style>
    <style:style style:name="P1632" style:family="paragraph" style:parent-style-name="Standard" style:list-style-name="L83">
      <loext:graphic-properties draw:fill="none"/>
      <style:paragraph-properties fo:line-height="100%"/>
      <style:text-properties officeooo:paragraph-rsid="033e05fa"/>
    </style:style>
    <style:style style:name="P1633" style:family="paragraph" style:parent-style-name="Standard" style:list-style-name="L84">
      <loext:graphic-properties draw:fill="none"/>
      <style:paragraph-properties fo:line-height="100%"/>
      <style:text-properties officeooo:paragraph-rsid="033e05fa"/>
    </style:style>
    <style:style style:name="P1634" style:family="paragraph" style:parent-style-name="Standard" style:list-style-name="L14">
      <loext:graphic-properties draw:fill="none"/>
      <style:paragraph-properties fo:line-height="100%"/>
      <style:text-properties fo:color="#000000" style:text-outline="false" style:font-name="Liberation Serif" fo:font-size="12pt" fo:letter-spacing="normal" fo:font-style="normal" style:text-underline-style="none" fo:font-weight="normal" officeooo:rsid="00e670c3" officeooo:paragraph-rsid="029b9b9c" style:letter-kerning="false" style:font-size-asian="12pt" style:font-style-asian="normal" style:font-weight-asian="normal" style:font-style-complex="normal" style:font-weight-complex="normal"/>
    </style:style>
    <style:style style:name="P1635" style:family="paragraph" style:parent-style-name="Standard" style:list-style-name="L76">
      <loext:graphic-properties draw:fill="none"/>
      <style:paragraph-properties fo:line-height="100%"/>
      <style:text-properties fo:color="#000000" style:text-outline="false" style:font-name="Liberation Serif" fo:font-size="12pt" fo:letter-spacing="normal" fo:font-style="normal" style:text-underline-style="none" fo:font-weight="normal" officeooo:rsid="00e670c3" officeooo:paragraph-rsid="032cf9b6" style:letter-kerning="false" style:font-size-asian="12pt" style:font-style-asian="normal" style:font-weight-asian="normal" style:font-style-complex="normal" style:font-weight-complex="normal"/>
    </style:style>
    <style:style style:name="P1636" style:family="paragraph" style:parent-style-name="Standard" style:list-style-name="L10">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37" style:family="paragraph" style:parent-style-name="Standard" style:list-style-name="L32">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38" style:family="paragraph" style:parent-style-name="Standard" style:list-style-name="L35">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39" style:family="paragraph" style:parent-style-name="Standard" style:list-style-name="L36">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40" style:family="paragraph" style:parent-style-name="Standard" style:list-style-name="L37">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41" style:family="paragraph" style:parent-style-name="Standard" style:list-style-name="L43">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42" style:family="paragraph" style:parent-style-name="Standard" style:list-style-name="L45">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43" style:family="paragraph" style:parent-style-name="Standard" style:list-style-name="L47">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44" style:family="paragraph" style:parent-style-name="Standard" style:list-style-name="L48">
      <style:text-properties fo:color="#000000" style:text-outline="false" style:font-name="Liberation Serif" fo:font-size="12pt" fo:letter-spacing="normal" fo:font-style="normal" style:text-underline-style="none" fo:font-weight="bold" officeooo:rsid="02e958ab" officeooo:paragraph-rsid="0369a17e" style:letter-kerning="false" style:font-size-asian="12pt" style:font-style-asian="normal" style:font-weight-asian="bold" style:font-style-complex="normal" style:font-weight-complex="bold"/>
    </style:style>
    <style:style style:name="P1645" style:family="paragraph" style:parent-style-name="Standard" style:list-style-name="L52">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646" style:family="paragraph" style:parent-style-name="Standard" style:list-style-name="L31">
      <loext:graphic-properties draw:fill="none"/>
      <style:paragraph-properties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2e958ab" style:letter-kerning="false" style:font-size-asian="12pt" style:font-style-asian="normal" style:font-weight-asian="bold" style:font-style-complex="normal" style:font-weight-complex="bold"/>
    </style:style>
    <style:style style:name="P1647" style:family="paragraph" style:parent-style-name="Standard" style:list-style-name="L42">
      <loext:graphic-properties draw:fill="none"/>
      <style:paragraph-properties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1cb45c" style:letter-kerning="false" style:font-size-asian="12pt" style:font-style-asian="normal" style:font-weight-asian="bold" style:font-style-complex="normal" style:font-weight-complex="bold"/>
    </style:style>
    <style:style style:name="P1648" style:family="paragraph" style:parent-style-name="Standard" style:list-style-name="L75">
      <loext:graphic-properties draw:fill="none"/>
      <style:paragraph-properties fo:line-height="100%"/>
      <style:text-properties fo:color="#000000" style:text-outline="false" style:font-name="Liberation Serif" fo:font-size="12pt" fo:letter-spacing="normal" fo:font-style="normal" style:text-underline-style="solid" style:text-underline-width="auto" style:text-underline-color="font-color" fo:font-weight="bold" officeooo:rsid="03389115" officeooo:paragraph-rsid="03389115" style:letter-kerning="false" style:font-size-asian="12pt" style:font-style-asian="normal" style:font-weight-asian="bold" style:font-style-complex="normal" style:font-weight-complex="bold"/>
    </style:style>
    <style:style style:name="P1649" style:family="paragraph" style:parent-style-name="Standard" style:list-style-name="L32">
      <loext:graphic-properties draw:fill="none"/>
      <style:paragraph-properties fo:line-height="100%"/>
      <style:text-properties fo:color="#000000" style:text-outline="false" style:font-name="Liberation Serif" fo:font-size="12pt" fo:letter-spacing="normal" fo:font-style="normal" style:text-underline-style="solid" style:text-underline-width="auto" style:text-underline-color="font-color" fo:font-weight="normal" officeooo:rsid="00e670c3" officeooo:paragraph-rsid="02e958ab" style:letter-kerning="false" style:font-size-asian="12pt" style:font-style-asian="normal" style:font-weight-asian="normal" style:font-style-complex="normal" style:font-weight-complex="normal"/>
    </style:style>
    <style:style style:name="P1650" style:family="paragraph" style:parent-style-name="Standard" style:list-style-name="L10">
      <style:text-properties fo:color="#000000" style:text-outline="false" style:font-name="Liberation Serif" fo:font-size="12pt" fo:letter-spacing="normal" fo:font-style="italic" style:text-underline-style="none" fo:font-weight="normal" officeooo:rsid="0290a529" officeooo:paragraph-rsid="029266b8" style:letter-kerning="false" style:font-size-asian="12pt" style:font-style-asian="italic" style:font-weight-asian="normal" style:font-style-complex="italic" style:font-weight-complex="normal"/>
    </style:style>
    <style:style style:name="P1651" style:family="paragraph" style:parent-style-name="Standard" style:list-style-name="L10">
      <style:text-properties fo:color="#000000" style:text-outline="false" style:font-name="Liberation Serif" fo:font-size="12pt" fo:letter-spacing="normal" fo:font-style="italic" style:text-underline-style="none" fo:font-weight="normal" officeooo:rsid="02e958ab" officeooo:paragraph-rsid="02e958ab" style:letter-kerning="false" style:font-size-asian="12pt" style:font-style-asian="italic" style:font-weight-asian="normal" style:font-style-complex="italic" style:font-weight-complex="normal"/>
    </style:style>
    <style:style style:name="P1652" style:family="paragraph" style:parent-style-name="Standard" style:list-style-name="L33">
      <style:text-properties fo:color="#000000" style:text-outline="false" style:font-name="Liberation Serif" fo:font-size="12pt" fo:letter-spacing="normal" fo:font-style="italic" style:text-underline-style="none" fo:font-weight="normal" officeooo:rsid="02e958ab" officeooo:paragraph-rsid="02e958ab" style:letter-kerning="false" style:font-size-asian="12pt" style:font-style-asian="italic" style:font-weight-asian="normal" style:font-style-complex="italic" style:font-weight-complex="normal"/>
    </style:style>
    <style:style style:name="P1653" style:family="paragraph" style:parent-style-name="Standard" style:list-style-name="L35">
      <style:text-properties fo:color="#000000" style:text-outline="false" style:font-name="Liberation Serif" fo:font-size="12pt" fo:letter-spacing="normal" fo:font-style="italic" style:text-underline-style="none" fo:font-weight="normal" officeooo:rsid="031a23bd" officeooo:paragraph-rsid="031a23bd" style:letter-kerning="false" style:font-size-asian="12pt" style:font-style-asian="italic" style:font-weight-asian="normal" style:font-style-complex="italic" style:font-weight-complex="normal"/>
    </style:style>
    <style:style style:name="P1654" style:family="paragraph" style:parent-style-name="Standard" style:list-style-name="L35">
      <style:text-properties fo:color="#000000" style:text-outline="false" style:font-name="Liberation Serif" fo:font-size="12pt" fo:letter-spacing="normal" fo:font-style="italic" style:text-underline-style="none" fo:font-weight="normal" officeooo:rsid="0352b20b" officeooo:paragraph-rsid="0352b20b" style:letter-kerning="false" style:font-size-asian="12pt" style:font-style-asian="italic" style:font-weight-asian="normal" style:font-style-complex="italic" style:font-weight-complex="normal"/>
    </style:style>
    <style:style style:name="P1655" style:family="paragraph" style:parent-style-name="Standard" style:list-style-name="L36">
      <style:text-properties fo:color="#000000" style:text-outline="false" style:font-name="Liberation Serif" fo:font-size="12pt" fo:letter-spacing="normal" fo:font-style="italic" style:text-underline-style="none" fo:font-weight="normal" officeooo:rsid="0320cb08" officeooo:paragraph-rsid="0320cb08" style:letter-kerning="false" style:font-size-asian="12pt" style:font-style-asian="italic" style:font-weight-asian="normal" style:font-style-complex="italic" style:font-weight-complex="normal"/>
    </style:style>
    <style:style style:name="P1656" style:family="paragraph" style:parent-style-name="Standard" style:list-style-name="L38">
      <style:text-properties fo:color="#000000" style:text-outline="false" style:font-name="Liberation Serif" fo:font-size="12pt" fo:letter-spacing="normal" fo:font-style="italic" style:text-underline-style="none" fo:font-weight="normal" officeooo:rsid="0320cb08" officeooo:paragraph-rsid="03223f4e" style:letter-kerning="false" style:font-size-asian="12pt" style:font-style-asian="italic" style:font-weight-asian="normal" style:font-style-complex="italic" style:font-weight-complex="normal"/>
    </style:style>
    <style:style style:name="P1657" style:family="paragraph" style:parent-style-name="Standard" style:list-style-name="L43">
      <style:text-properties fo:color="#000000" style:text-outline="false" style:font-name="Liberation Serif" fo:font-size="12pt" fo:letter-spacing="normal" fo:font-style="italic" style:text-underline-style="none" fo:font-weight="normal" officeooo:rsid="0320cb08" officeooo:paragraph-rsid="0320cb08" style:letter-kerning="false" style:font-size-asian="12pt" style:font-style-asian="italic" style:font-weight-asian="normal" style:font-style-complex="italic" style:font-weight-complex="normal"/>
    </style:style>
    <style:style style:name="P1658" style:family="paragraph" style:parent-style-name="Standard" style:list-style-name="L45">
      <style:text-properties fo:color="#000000" style:text-outline="false" style:font-name="Liberation Serif" fo:font-size="12pt" fo:letter-spacing="normal" fo:font-style="italic" style:text-underline-style="none" fo:font-weight="normal" officeooo:rsid="031364b7" officeooo:paragraph-rsid="031364b7" style:letter-kerning="false" style:font-size-asian="12pt" style:font-style-asian="italic" style:font-weight-asian="normal" style:font-style-complex="italic" style:font-weight-complex="normal"/>
    </style:style>
    <style:style style:name="P1659" style:family="paragraph" style:parent-style-name="Standard" style:list-style-name="L49">
      <style:text-properties fo:color="#000000" style:text-outline="false" style:font-name="Liberation Serif" fo:font-size="12pt" fo:letter-spacing="normal" fo:font-style="italic" style:text-underline-style="none" fo:font-weight="normal" officeooo:rsid="0328a217" officeooo:paragraph-rsid="0328a217" style:letter-kerning="false" style:font-size-asian="12pt" style:font-style-asian="italic" style:font-weight-asian="normal" style:font-style-complex="italic" style:font-weight-complex="normal"/>
    </style:style>
    <style:style style:name="P1660" style:family="paragraph" style:parent-style-name="Standard" style:list-style-name="L52">
      <style:text-properties fo:color="#000000" style:text-outline="false" style:font-name="Liberation Serif" fo:font-size="12pt" fo:letter-spacing="normal" fo:font-style="italic" style:text-underline-style="none" fo:font-weight="normal" officeooo:rsid="03297d52" officeooo:paragraph-rsid="03297d52" style:letter-kerning="false" style:font-size-asian="12pt" style:font-style-asian="italic" style:font-weight-asian="normal" style:font-style-complex="italic" style:font-weight-complex="normal"/>
    </style:style>
    <style:style style:name="P1661" style:family="paragraph" style:parent-style-name="Standard" style:list-style-name="L46">
      <loext:graphic-properties draw:fill="none"/>
      <style:paragraph-properties fo:line-height="100%"/>
      <style:text-properties fo:color="#000000" style:text-outline="false" style:font-name="Liberation Serif" fo:font-size="12pt" fo:letter-spacing="normal" fo:font-style="italic" style:text-underline-style="solid" style:text-underline-width="auto" style:text-underline-color="font-color" fo:font-weight="bold" officeooo:rsid="0313cc63" officeooo:paragraph-rsid="0313cc63" style:letter-kerning="false" style:font-size-asian="12pt" style:font-style-asian="italic" style:font-weight-asian="bold" style:font-style-complex="italic" style:font-weight-complex="bold"/>
    </style:style>
    <style:style style:name="P1662" style:family="paragraph" style:parent-style-name="Standard" style:list-style-name="L19">
      <loext:graphic-properties draw:fill="none"/>
      <style:paragraph-properties fo:line-height="100%"/>
      <style:text-properties officeooo:rsid="02a0b86d" officeooo:paragraph-rsid="0350d320"/>
    </style:style>
    <style:style style:name="P1663" style:family="paragraph" style:parent-style-name="Standard" style:list-style-name="L35">
      <loext:graphic-properties draw:fill="none"/>
      <style:paragraph-properties fo:line-height="100%"/>
      <style:text-properties officeooo:rsid="030eca0e" officeooo:paragraph-rsid="030eca0e"/>
    </style:style>
    <style:style style:name="P1664" style:family="paragraph" style:parent-style-name="Standard" style:list-style-name="L36">
      <loext:graphic-properties draw:fill="none"/>
      <style:paragraph-properties fo:line-height="100%"/>
      <style:text-properties officeooo:rsid="030fe31b" officeooo:paragraph-rsid="030fe31b"/>
    </style:style>
    <style:style style:name="P1665" style:family="paragraph" style:parent-style-name="Standard" style:list-style-name="L43">
      <loext:graphic-properties draw:fill="none"/>
      <style:paragraph-properties fo:line-height="100%"/>
      <style:text-properties officeooo:rsid="030fe31b" officeooo:paragraph-rsid="030fe31b"/>
    </style:style>
    <style:style style:name="P1666" style:family="paragraph" style:parent-style-name="Standard" style:list-style-name="L45">
      <loext:graphic-properties draw:fill="none"/>
      <style:paragraph-properties fo:line-height="100%"/>
      <style:text-properties officeooo:rsid="03113d0f" officeooo:paragraph-rsid="03113d0f"/>
    </style:style>
    <style:style style:name="P1667" style:family="paragraph" style:parent-style-name="Standard" style:list-style-name="L46">
      <style:text-properties officeooo:paragraph-rsid="0313cc63"/>
    </style:style>
    <style:style style:name="P1668" style:family="paragraph" style:parent-style-name="Standard" style:list-style-name="L58">
      <loext:graphic-properties draw:fill="none"/>
      <style:paragraph-properties fo:line-height="100%"/>
      <style:text-properties officeooo:rsid="032cf9b6" officeooo:paragraph-rsid="032cf9b6"/>
    </style:style>
    <style:style style:name="P1669" style:family="paragraph" style:parent-style-name="Standard" style:list-style-name="L61">
      <loext:graphic-properties draw:fill="none"/>
      <style:paragraph-properties fo:line-height="100%"/>
      <style:text-properties officeooo:rsid="032cf9b6" officeooo:paragraph-rsid="032d0177"/>
    </style:style>
    <style:style style:name="P1670" style:family="paragraph" style:parent-style-name="Standard" style:list-style-name="L62">
      <loext:graphic-properties draw:fill="none"/>
      <style:paragraph-properties fo:line-height="100%"/>
      <style:text-properties officeooo:rsid="032cf9b6" officeooo:paragraph-rsid="032d0177"/>
    </style:style>
    <style:style style:name="P1671" style:family="paragraph" style:parent-style-name="Standard" style:list-style-name="L66">
      <loext:graphic-properties draw:fill="none"/>
      <style:paragraph-properties fo:line-height="100%"/>
      <style:text-properties officeooo:rsid="032cf9b6" officeooo:paragraph-rsid="032d0177"/>
    </style:style>
    <style:style style:name="P1672" style:family="paragraph" style:parent-style-name="Standard" style:list-style-name="L69">
      <loext:graphic-properties draw:fill="none"/>
      <style:paragraph-properties fo:line-height="100%"/>
      <style:text-properties officeooo:rsid="032cf9b6" officeooo:paragraph-rsid="032d0177"/>
    </style:style>
    <style:style style:name="P1673" style:family="paragraph" style:parent-style-name="Standard" style:list-style-name="L72">
      <loext:graphic-properties draw:fill="none"/>
      <style:paragraph-properties fo:line-height="100%"/>
      <style:text-properties officeooo:rsid="032cf9b6" officeooo:paragraph-rsid="032cf9b6"/>
    </style:style>
    <style:style style:name="P1674" style:family="paragraph" style:parent-style-name="Standard" style:list-style-name="L74">
      <loext:graphic-properties draw:fill="none"/>
      <style:paragraph-properties fo:line-height="100%"/>
      <style:text-properties officeooo:rsid="032cf9b6" officeooo:paragraph-rsid="032d0177"/>
    </style:style>
    <style:style style:name="P1675" style:family="paragraph" style:parent-style-name="Standard" style:list-style-name="L76">
      <loext:graphic-properties draw:fill="none"/>
      <style:paragraph-properties fo:line-height="100%"/>
      <style:text-properties officeooo:rsid="032cf9b6" officeooo:paragraph-rsid="032cf9b6"/>
    </style:style>
    <style:style style:name="P1676" style:family="paragraph" style:parent-style-name="Standard" style:list-style-name="L77">
      <loext:graphic-properties draw:fill="none"/>
      <style:paragraph-properties fo:line-height="100%"/>
      <style:text-properties officeooo:rsid="032cf9b6" officeooo:paragraph-rsid="03389115"/>
    </style:style>
    <style:style style:name="P1677" style:family="paragraph" style:parent-style-name="Standard" style:list-style-name="L78">
      <loext:graphic-properties draw:fill="none"/>
      <style:paragraph-properties fo:line-height="100%"/>
      <style:text-properties officeooo:rsid="032cf9b6" officeooo:paragraph-rsid="03389115"/>
    </style:style>
    <style:style style:name="P1678" style:family="paragraph" style:parent-style-name="Standard" style:list-style-name="L80">
      <loext:graphic-properties draw:fill="none"/>
      <style:paragraph-properties fo:line-height="100%"/>
      <style:text-properties officeooo:rsid="032cf9b6" officeooo:paragraph-rsid="033e05fa"/>
    </style:style>
    <style:style style:name="P1679" style:family="paragraph" style:parent-style-name="Standard" style:list-style-name="L81">
      <loext:graphic-properties draw:fill="none"/>
      <style:paragraph-properties fo:line-height="100%"/>
      <style:text-properties officeooo:rsid="032cf9b6" officeooo:paragraph-rsid="033e05fa"/>
    </style:style>
    <style:style style:name="P1680" style:family="paragraph" style:parent-style-name="Standard" style:list-style-name="L82">
      <loext:graphic-properties draw:fill="none"/>
      <style:paragraph-properties fo:line-height="100%"/>
      <style:text-properties officeooo:rsid="032cf9b6" officeooo:paragraph-rsid="0361fe1e"/>
    </style:style>
    <style:style style:name="P1681" style:family="paragraph" style:parent-style-name="Standard" style:list-style-name="L84">
      <loext:graphic-properties draw:fill="none"/>
      <style:paragraph-properties fo:line-height="100%"/>
      <style:text-properties officeooo:rsid="032cf9b6" officeooo:paragraph-rsid="033e05fa"/>
    </style:style>
    <style:style style:name="P1682" style:family="paragraph" style:parent-style-name="Standard" style:list-style-name="L59">
      <loext:graphic-properties draw:fill="none"/>
      <style:paragraph-properties fo:line-height="100%"/>
      <style:text-properties style:font-name="Liberation Serif" fo:font-style="italic" style:text-underline-style="none" fo:font-weight="normal" officeooo:rsid="03307bb9" officeooo:paragraph-rsid="03389115" style:font-style-asian="italic" style:font-weight-asian="normal" style:font-style-complex="italic" style:font-weight-complex="normal"/>
    </style:style>
    <style:style style:name="P1683" style:family="paragraph" style:parent-style-name="Standard" style:list-style-name="L60">
      <loext:graphic-properties draw:fill="none"/>
      <style:paragraph-properties fo:line-height="1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fo:font-style="italic" style:text-underline-style="none" fo:font-weight="normal" officeooo:rsid="03307bb9" officeooo:paragraph-rsid="03389115" style:font-style-asian="italic" style:font-weight-asian="normal" style:font-style-complex="italic" style:font-weight-complex="normal"/>
    </style:style>
    <style:style style:name="P1684" style:family="paragraph" style:parent-style-name="Standard" style:list-style-name="L61">
      <loext:graphic-properties draw:fill="none"/>
      <style:paragraph-properties fo:line-height="100%"/>
      <style:text-properties style:text-underline-style="none" officeooo:rsid="032e16c1" officeooo:paragraph-rsid="032e16c1"/>
    </style:style>
    <style:style style:name="P1685" style:family="paragraph" style:parent-style-name="Standard" style:list-style-name="L82">
      <loext:graphic-properties draw:fill="none"/>
      <style:paragraph-properties fo:line-height="100%"/>
      <style:text-properties fo:font-weight="normal" officeooo:rsid="035bb4c1" officeooo:paragraph-rsid="035bb4c1" style:font-weight-asian="normal" style:font-weight-complex="normal"/>
    </style:style>
    <style:style style:name="P1686" style:family="paragraph" style:parent-style-name="Standard" style:list-style-name="L1">
      <style:paragraph-properties fo:margin-left="0.0402in" fo:margin-right="0in" fo:line-height="100%" fo:text-indent="0in" style:auto-text-indent="false"/>
      <style:text-properties officeooo:paragraph-rsid="0075b096"/>
    </style:style>
    <style:style style:name="P1687" style:family="paragraph" style:parent-style-name="Standard" style:list-style-name="L2">
      <style:paragraph-properties fo:margin-left="0.0402in" fo:margin-right="0in" fo:line-height="100%" fo:text-indent="0in" style:auto-text-indent="false"/>
      <style:text-properties officeooo:paragraph-rsid="00e0f873"/>
    </style:style>
    <style:style style:name="P1688" style:family="paragraph" style:parent-style-name="Standard" style:list-style-name="L8">
      <style:paragraph-properties fo:margin-left="0.0402in" fo:margin-right="0in" fo:line-height="100%" fo:text-indent="0in" style:auto-text-indent="false"/>
      <style:text-properties officeooo:paragraph-rsid="027bb9d7"/>
    </style:style>
    <style:style style:name="P1689" style:family="paragraph" style:parent-style-name="Standard" style:list-style-name="L1">
      <style:paragraph-properties fo:margin-left="0.0402in" fo:margin-right="0in" fo:line-height="100%" fo:text-indent="0in" style:auto-text-indent="false"/>
      <style:text-properties fo:font-style="normal" officeooo:rsid="0075b096" officeooo:paragraph-rsid="0075b096" style:font-style-asian="normal" style:font-style-complex="normal"/>
    </style:style>
    <style:style style:name="P1690" style:family="paragraph" style:parent-style-name="Standard" style:list-style-name="L2">
      <style:paragraph-properties fo:margin-left="0.0402in" fo:margin-right="0in" fo:line-height="100%" fo:text-indent="0in" style:auto-text-indent="false"/>
      <style:text-properties fo:font-style="normal" officeooo:rsid="0075b096" officeooo:paragraph-rsid="00e0f873" style:font-style-asian="normal" style:font-style-complex="normal"/>
    </style:style>
    <style:style style:name="P1691" style:family="paragraph" style:parent-style-name="Standard" style:list-style-name="L3">
      <style:paragraph-properties fo:margin-left="0.0402in" fo:margin-right="0in" fo:line-height="100%" fo:text-indent="0in" style:auto-text-indent="false"/>
      <style:text-properties fo:font-style="normal" officeooo:rsid="0075b096" officeooo:paragraph-rsid="01ab73e4" style:font-style-asian="normal" style:font-style-complex="normal"/>
    </style:style>
    <style:style style:name="P1692" style:family="paragraph" style:parent-style-name="Standard" style:list-style-name="L5">
      <style:paragraph-properties fo:margin-left="0.0402in" fo:margin-right="0in" fo:line-height="100%" fo:text-indent="0in" style:auto-text-indent="false"/>
      <style:text-properties fo:font-style="normal" officeooo:rsid="0075b096" officeooo:paragraph-rsid="01dfc00d" style:font-style-asian="normal" style:font-style-complex="normal"/>
    </style:style>
    <style:style style:name="P1693" style:family="paragraph" style:parent-style-name="Standard" style:list-style-name="L8">
      <style:paragraph-properties fo:margin-left="0.0402in" fo:margin-right="0in" fo:line-height="100%" fo:text-indent="0in" style:auto-text-indent="false"/>
      <style:text-properties fo:font-style="normal" officeooo:rsid="0075b096" officeooo:paragraph-rsid="027bb9d7" style:font-style-asian="normal" style:font-style-complex="normal"/>
    </style:style>
    <style:style style:name="P1694" style:family="paragraph" style:parent-style-name="Standard" style:list-style-name="L8">
      <style:paragraph-properties fo:margin-left="0.0402in" fo:margin-right="0in" fo:line-height="100%" fo:text-indent="0in" style:auto-text-indent="false"/>
      <style:text-properties fo:font-style="normal" officeooo:rsid="027bb9d7" officeooo:paragraph-rsid="027bb9d7" style:font-style-asian="normal" style:font-style-complex="normal"/>
    </style:style>
    <style:style style:name="P1695" style:family="paragraph" style:parent-style-name="Standard" style:list-style-name="L7">
      <style:paragraph-properties fo:margin-left="0.0402in" fo:margin-right="0in" fo:line-height="100%" fo:text-indent="0in" style:auto-text-indent="false"/>
      <style:text-properties fo:font-style="normal" fo:font-weight="bold" officeooo:rsid="0075b096" officeooo:paragraph-rsid="02112403" style:font-style-asian="normal" style:font-weight-asian="bold" style:font-style-complex="normal" style:font-weight-complex="bold"/>
    </style:style>
    <style:style style:name="P1696" style:family="paragraph" style:parent-style-name="Standard" style:list-style-name="L90">
      <style:paragraph-properties fo:margin-left="0.0402in" fo:margin-right="0in" fo:text-indent="0in" style:auto-text-indent="false">
        <style:tab-stops>
          <style:tab-stop style:position="0.0602in"/>
        </style:tab-stops>
      </style:paragraph-properties>
      <style:text-properties fo:font-size="12pt" fo:font-style="normal" style:text-underline-style="solid" style:text-underline-width="auto" style:text-underline-color="font-color" officeooo:rsid="00452017" officeooo:paragraph-rsid="03beb676" style:font-size-asian="12pt" style:font-style-asian="normal" style:font-size-complex="12pt" style:font-style-complex="normal"/>
    </style:style>
    <style:style style:name="P1697" style:family="paragraph" style:parent-style-name="Standard">
      <style:paragraph-properties fo:margin-left="0.0402in" fo:margin-right="0in" fo:text-indent="0in" style:auto-text-indent="false"/>
      <style:text-properties fo:font-size="12pt" fo:font-style="normal" officeooo:rsid="001c3ed6" officeooo:paragraph-rsid="0405c7a9" style:font-size-asian="12pt" style:font-style-asian="normal" style:font-size-complex="12pt" style:font-style-complex="normal"/>
    </style:style>
    <style:style style:name="P1698" style:family="paragraph" style:parent-style-name="Standard">
      <style:paragraph-properties fo:margin-left="0.0402in" fo:margin-right="0in" fo:text-indent="0in" style:auto-text-indent="false"/>
      <style:text-properties fo:font-size="12pt" officeooo:rsid="001c3ed6" officeooo:paragraph-rsid="0402fab7" style:font-size-asian="12pt" style:font-size-complex="12pt"/>
    </style:style>
    <style:style style:name="P1699" style:family="paragraph" style:parent-style-name="Standard">
      <style:paragraph-properties fo:margin-left="0.0402in" fo:margin-right="0in" fo:text-indent="0in" style:auto-text-indent="false"/>
      <style:text-properties fo:font-size="12pt" officeooo:rsid="001c3ed6" officeooo:paragraph-rsid="0403f05b" style:font-size-asian="12pt" style:font-size-complex="12pt"/>
    </style:style>
    <style:style style:name="P1700" style:family="paragraph" style:parent-style-name="Standard">
      <style:paragraph-properties fo:margin-left="0.0402in" fo:margin-right="0in" fo:text-indent="0in" style:auto-text-indent="false"/>
      <style:text-properties fo:font-size="12pt" officeooo:rsid="001c3ed6" officeooo:paragraph-rsid="0405c7a9" style:font-size-asian="12pt" style:font-size-complex="12pt"/>
    </style:style>
    <style:style style:name="P1701" style:family="paragraph" style:parent-style-name="Standard">
      <style:paragraph-properties fo:margin-left="0.0402in" fo:margin-right="0in" fo:text-indent="0in" style:auto-text-indent="false"/>
      <style:text-properties fo:font-size="12pt" fo:font-style="italic" officeooo:rsid="001c3ed6" officeooo:paragraph-rsid="0402fab7" style:font-size-asian="12pt" style:font-style-asian="italic" style:font-size-complex="12pt" style:font-style-complex="italic"/>
    </style:style>
    <style:style style:name="P1702" style:family="paragraph" style:parent-style-name="Standard">
      <style:paragraph-properties fo:margin-left="0.0402in" fo:margin-right="0in" fo:text-indent="0in" style:auto-text-indent="false"/>
      <style:text-properties fo:font-size="12pt" style:text-underline-style="solid" style:text-underline-width="auto" style:text-underline-color="font-color" officeooo:rsid="00480213" officeooo:paragraph-rsid="0403f05b" style:font-size-asian="12pt" style:font-size-complex="12pt"/>
    </style:style>
    <style:style style:name="P1703" style:family="paragraph" style:parent-style-name="Standard" style:list-style-name="L9">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normal" officeooo:rsid="0075b096" officeooo:paragraph-rsid="028494d4" style:letter-kerning="false" style:font-size-asian="12pt" style:font-style-asian="normal" style:font-weight-asian="normal" style:font-style-complex="normal" style:font-weight-complex="normal"/>
    </style:style>
    <style:style style:name="P1704" style:family="paragraph" style:parent-style-name="Standard">
      <loext:graphic-properties draw:fill="none"/>
      <style:paragraph-properties fo:margin-left="0.0402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0480213" officeooo:paragraph-rsid="0403f05b" style:letter-kerning="false" style:font-size-asian="12pt" style:font-style-asian="normal" style:font-weight-asian="bold" style:font-size-complex="12pt" style:font-style-complex="normal" style:font-weight-complex="bold"/>
    </style:style>
    <style:style style:name="P1705" style:family="paragraph" style:parent-style-name="Standard">
      <loext:graphic-properties draw:fill="none"/>
      <style:paragraph-properties fo:margin-left="0.0402in" fo:margin-right="0in" fo:margin-top="0in" fo:margin-bottom="0in" loext:contextual-spacing="false" fo:line-height="100%" fo:text-indent="0in" style:auto-text-indent="false"/>
      <style:text-properties fo:font-size="12pt" officeooo:rsid="001c3ed6" officeooo:paragraph-rsid="0402fab7" style:font-size-asian="12pt" style:font-size-complex="12pt"/>
    </style:style>
    <style:style style:name="P1706" style:family="paragraph" style:parent-style-name="Standard">
      <loext:graphic-properties draw:fill="none"/>
      <style:paragraph-properties fo:margin-left="0.0402in" fo:margin-right="0in" fo:margin-top="0in" fo:margin-bottom="0in" loext:contextual-spacing="false" fo:line-height="100%" fo:text-indent="0in" style:auto-text-indent="false"/>
      <style:text-properties fo:font-size="12pt" fo:font-style="italic" officeooo:rsid="001c3ed6" officeooo:paragraph-rsid="0402fab7" style:font-size-asian="12pt" style:font-style-asian="italic" style:font-size-complex="12pt" style:font-style-complex="italic"/>
    </style:style>
    <style:style style:name="P1707" style:family="paragraph" style:parent-style-name="Standard" style:list-style-name="L90" style:master-page-name="">
      <style:paragraph-properties fo:margin-left="0.0402in" fo:margin-right="0in" fo:text-indent="0in" style:auto-text-indent="false" style:page-number="auto">
        <style:tab-stops>
          <style:tab-stop style:position="0.0602in"/>
        </style:tab-stops>
      </style:paragraph-properties>
      <style:text-properties fo:font-size="12pt" fo:font-style="normal" officeooo:rsid="001c3ed6" officeooo:paragraph-rsid="03beb676" style:font-size-asian="12pt" style:font-style-asian="normal" style:font-size-complex="12pt" style:font-style-complex="normal"/>
    </style:style>
    <style:style style:name="P1708" style:family="paragraph" style:parent-style-name="Standard" style:list-style-name="L3" style:master-page-name="">
      <loext:graphic-properties draw:fill="none"/>
      <style:paragraph-properties fo:margin-left="0.1866in" fo:margin-right="0in" fo:line-height="100%" fo:text-indent="0.5in" style:auto-text-indent="false" style:page-number="auto"/>
      <style:text-properties officeooo:paragraph-rsid="01d14b1d"/>
    </style:style>
    <style:style style:name="P1709" style:family="paragraph" style:parent-style-name="Standard" style:list-style-name="L3">
      <loext:graphic-properties draw:fill="none"/>
      <style:paragraph-properties fo:margin-left="0.1866in" fo:margin-right="0in" fo:line-height="100%" fo:text-indent="0.5in" style:auto-text-indent="false"/>
      <style:text-properties officeooo:rsid="01d14b1d" officeooo:paragraph-rsid="01d14b1d"/>
    </style:style>
    <style:style style:name="P1710" style:family="paragraph" style:parent-style-name="Standard" style:list-style-name="L3">
      <loext:graphic-properties draw:fill="none"/>
      <style:paragraph-properties fo:margin-left="0.1866in" fo:margin-right="0in" fo:line-height="100%" fo:text-indent="0.5in" style:auto-text-indent="false"/>
      <style:text-properties fo:font-style="normal" officeooo:rsid="01d34250" officeooo:paragraph-rsid="01d34250" style:font-style-asian="normal" style:font-style-complex="normal"/>
    </style:style>
    <style:style style:name="P1711" style:family="paragraph" style:parent-style-name="Standard" style:list-style-name="L3">
      <loext:graphic-properties draw:fill="none"/>
      <style:paragraph-properties fo:margin-left="0.1866in" fo:margin-right="0in" fo:line-height="100%" fo:text-indent="0.5in" style:auto-text-indent="false"/>
      <style:text-properties fo:font-style="normal" officeooo:rsid="01d14b1d" officeooo:paragraph-rsid="01d14b1d" style:font-style-asian="normal" style:font-style-complex="normal"/>
    </style:style>
    <style:style style:name="P1712" style:family="paragraph" style:parent-style-name="Standard" style:list-style-name="L10">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normal" officeooo:rsid="0075b096" officeooo:paragraph-rsid="029266b8" style:letter-kerning="false" style:font-size-asian="12pt" style:font-style-asian="normal" style:font-weight-asian="normal" style:font-style-complex="normal" style:font-weight-complex="normal"/>
    </style:style>
    <style:style style:name="P1713" style:family="paragraph" style:parent-style-name="Standard" style:list-style-name="L27">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normal" officeooo:rsid="0075b096" officeooo:paragraph-rsid="029a5356" style:letter-kerning="false" style:font-size-asian="12pt" style:font-style-asian="normal" style:font-weight-asian="normal" style:font-style-complex="normal" style:font-weight-complex="normal"/>
    </style:style>
    <style:style style:name="P1714" style:family="paragraph" style:parent-style-name="Standard" style:list-style-name="L57">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75b096" officeooo:paragraph-rsid="032cf9b6" style:letter-kerning="false" style:font-size-asian="12pt" style:font-style-asian="normal" style:font-weight-asian="bold" style:font-style-complex="normal" style:font-weight-complex="bold"/>
    </style:style>
    <style:style style:name="P1715" style:family="paragraph" style:parent-style-name="Standard" style:list-style-name="L58">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2cf9b6" style:letter-kerning="false" style:font-size-asian="12pt" style:font-style-asian="normal" style:font-weight-asian="bold" style:font-style-complex="normal" style:font-weight-complex="bold"/>
    </style:style>
    <style:style style:name="P1716" style:family="paragraph" style:parent-style-name="Standard" style:list-style-name="L63">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2cf9b6" style:letter-kerning="false" style:font-size-asian="12pt" style:font-style-asian="normal" style:font-weight-asian="bold" style:font-style-complex="normal" style:font-weight-complex="bold"/>
    </style:style>
    <style:style style:name="P1717" style:family="paragraph" style:parent-style-name="Standard" style:list-style-name="L77">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389115" style:letter-kerning="false" style:font-size-asian="12pt" style:font-style-asian="normal" style:font-weight-asian="bold" style:font-style-complex="normal" style:font-weight-complex="bold"/>
    </style:style>
    <style:style style:name="P1718" style:family="paragraph" style:parent-style-name="Standard" style:list-style-name="L80">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3e05fa" style:letter-kerning="false" style:font-size-asian="12pt" style:font-style-asian="normal" style:font-weight-asian="bold" style:font-style-complex="normal" style:font-weight-complex="bold"/>
    </style:style>
    <style:style style:name="P1719" style:family="paragraph" style:parent-style-name="Standard" style:list-style-name="L83">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3e05fa" style:letter-kerning="false" style:font-size-asian="12pt" style:font-style-asian="normal" style:font-weight-asian="bold" style:font-style-complex="normal" style:font-weight-complex="bold"/>
    </style:style>
    <style:style style:name="P1720" style:family="paragraph" style:parent-style-name="Standard" style:list-style-name="L84">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0918078" officeooo:paragraph-rsid="033e05fa" style:letter-kerning="false" style:font-size-asian="12pt" style:font-style-asian="normal" style:font-weight-asian="bold" style:font-style-complex="normal" style:font-weight-complex="bold"/>
    </style:style>
    <style:style style:name="P1721" style:family="paragraph" style:parent-style-name="Standard" style:list-style-name="L70">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3380f4a" officeooo:paragraph-rsid="03380f4a" style:letter-kerning="false" style:font-size-asian="12pt" style:font-style-asian="normal" style:font-weight-asian="bold" style:font-style-complex="normal" style:font-weight-complex="bold"/>
    </style:style>
    <style:style style:name="P1722" style:family="paragraph" style:parent-style-name="Standard" style:list-style-name="L80">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solid" style:text-underline-width="auto" style:text-underline-color="font-color" fo:font-weight="bold" officeooo:rsid="03723faa" officeooo:paragraph-rsid="03723faa" style:letter-kerning="false" style:font-size-asian="12pt" style:font-style-asian="normal" style:font-weight-asian="bold" style:font-style-complex="normal" style:font-weight-complex="bold"/>
    </style:style>
    <style:style style:name="P1723" style:family="paragraph" style:parent-style-name="Standard" style:list-style-name="L27">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bold" officeooo:rsid="004ff732" officeooo:paragraph-rsid="029a5356" style:letter-kerning="false" style:font-size-asian="12pt" style:font-style-asian="normal" style:font-weight-asian="bold" style:font-style-complex="normal" style:font-weight-complex="bold"/>
    </style:style>
    <style:style style:name="P1724" style:family="paragraph" style:parent-style-name="Standard" style:list-style-name="L57">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bold" officeooo:rsid="004ff732" officeooo:paragraph-rsid="032cf9b6" style:letter-kerning="false" style:font-size-asian="12pt" style:font-style-asian="normal" style:font-weight-asian="bold" style:font-style-complex="normal" style:font-weight-complex="bold"/>
    </style:style>
    <style:style style:name="P1725" style:family="paragraph" style:parent-style-name="Standard" style:list-style-name="L70">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7b1289" officeooo:paragraph-rsid="037b1289" style:letter-kerning="false" style:font-size-asian="12pt" style:font-style-asian="normal" style:font-weight-asian="normal" style:font-style-complex="normal" style:font-weight-complex="normal"/>
    </style:style>
    <style:style style:name="P1726" style:family="paragraph" style:parent-style-name="Standard" style:list-style-name="L73">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7b1289" officeooo:paragraph-rsid="037b1289" style:letter-kerning="false" style:font-size-asian="12pt" style:font-style-asian="normal" style:font-weight-asian="normal" style:font-style-complex="normal" style:font-weight-complex="normal"/>
    </style:style>
    <style:style style:name="P1727" style:family="paragraph" style:parent-style-name="Standard" style:list-style-name="L80">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723faa" officeooo:paragraph-rsid="03723faa" style:letter-kerning="false" style:font-size-asian="12pt" style:font-style-asian="normal" style:font-weight-asian="normal" style:font-style-complex="normal" style:font-weight-complex="normal"/>
    </style:style>
    <style:style style:name="P1728" style:family="paragraph" style:parent-style-name="Standard" style:list-style-name="L84">
      <loext:graphic-properties draw:fill="none"/>
      <style:paragraph-properties fo:margin-top="0in" fo:margin-bottom="0in" loext:contextual-spacing="false" fo:line-height="100%"/>
      <style:text-properties fo:color="#000000" style:text-outline="false" style:font-name="Liberation Serif" fo:font-size="12pt" fo:letter-spacing="normal" fo:font-style="normal" style:text-underline-style="none" fo:font-weight="normal" officeooo:rsid="0361a9e8" officeooo:paragraph-rsid="0361a9e8" style:letter-kerning="false" style:font-size-asian="12pt" style:font-style-asian="normal" style:font-weight-asian="normal" style:font-style-complex="normal" style:font-weight-complex="normal"/>
    </style:style>
    <style:style style:name="P1729" style:family="paragraph" style:parent-style-name="Standard" style:list-style-name="L71">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none" fo:font-weight="normal" officeooo:rsid="037b1289" officeooo:paragraph-rsid="037b1289" style:letter-kerning="false" style:font-size-asian="12pt" style:font-style-asian="italic" style:font-weight-asian="normal" style:font-style-complex="italic" style:font-weight-complex="normal"/>
    </style:style>
    <style:style style:name="P1730" style:family="paragraph" style:parent-style-name="Standard" style:list-style-name="L73">
      <loext:graphic-properties draw:fill="none"/>
      <style:paragraph-properties fo:margin-top="0in" fo:margin-bottom="0in" loext:contextual-spacing="false" fo:line-height="100%"/>
      <style:text-properties fo:color="#000000" style:text-outline="false" style:font-name="Liberation Serif" fo:font-size="12pt" fo:letter-spacing="normal" fo:font-style="italic" style:text-underline-style="solid" style:text-underline-width="auto" style:text-underline-color="font-color" fo:font-weight="bold" officeooo:rsid="037b1289" officeooo:paragraph-rsid="037b1289" style:letter-kerning="false" style:font-size-asian="12pt" style:font-style-asian="italic" style:font-weight-asian="bold" style:font-style-complex="italic" style:font-weight-complex="bold"/>
    </style:style>
    <style:style style:name="P1731" style:family="paragraph" style:parent-style-name="Standard" style:list-style-name="L18" style:master-page-name="">
      <loext:graphic-properties draw:fill="none"/>
      <style:paragraph-properties fo:margin-left="1.3118in" fo:margin-right="0in" fo:line-height="100%" fo:text-indent="-0.4366in" style:auto-text-indent="false" style:page-number="auto"/>
      <style:text-properties fo:font-style="normal" style:text-underline-style="none" fo:font-weight="normal" officeooo:rsid="02dec3a1" officeooo:paragraph-rsid="02dec3a1" style:font-style-asian="normal" style:font-weight-asian="normal" style:font-style-complex="normal" style:font-weight-complex="normal"/>
    </style:style>
    <style:style style:name="P1732" style:family="paragraph" style:parent-style-name="Standard" style:list-style-name="L18">
      <loext:graphic-properties draw:fill="none"/>
      <style:paragraph-properties fo:margin-left="1.3118in" fo:margin-right="0in" fo:line-height="100%" fo:text-indent="-0.4366in" style:auto-text-indent="false"/>
      <style:text-properties fo:font-style="normal" style:text-underline-style="none" fo:font-weight="normal" officeooo:rsid="02dec3a1" officeooo:paragraph-rsid="02dec3a1" style:font-style-asian="normal" style:font-weight-asian="normal" style:font-style-complex="normal" style:font-weight-complex="normal"/>
    </style:style>
    <style:style style:name="P1733" style:family="paragraph" style:parent-style-name="Standard" style:list-style-name="L21" style:master-page-name="">
      <loext:graphic-properties draw:fill="none"/>
      <style:paragraph-properties fo:margin-left="1.25in" fo:margin-right="0in" fo:line-height="100%" fo:text-indent="-0.25in" style:auto-text-indent="false" style:page-number="auto"/>
      <style:text-properties fo:font-style="normal" style:text-underline-style="none" fo:font-weight="normal" officeooo:rsid="030ba9d7" officeooo:paragraph-rsid="030ba9d7" style:font-style-asian="normal" style:font-weight-asian="normal" style:font-style-complex="normal" style:font-weight-complex="normal"/>
    </style:style>
    <style:style style:name="P1734" style:family="paragraph" style:parent-style-name="Standard" style:list-style-name="L21">
      <loext:graphic-properties draw:fill="none"/>
      <style:paragraph-properties fo:margin-left="1.25in" fo:margin-right="0in" fo:line-height="100%" fo:text-indent="-0.25in" style:auto-text-indent="false"/>
      <style:text-properties fo:font-style="normal" style:text-underline-style="none" fo:font-weight="normal" officeooo:rsid="030ba9d7" officeooo:paragraph-rsid="030ba9d7" style:font-style-asian="normal" style:font-weight-asian="normal" style:font-style-complex="normal" style:font-weight-complex="normal"/>
    </style:style>
    <style:style style:name="P1735" style:family="paragraph" style:parent-style-name="Standard" style:list-style-name="L21" style:master-page-name="">
      <loext:graphic-properties draw:fill="none"/>
      <style:paragraph-properties fo:margin-left="1.1252in" fo:margin-right="0in" fo:line-height="100%" fo:text-indent="-0.25in" style:auto-text-indent="false" style:page-number="auto"/>
      <style:text-properties fo:font-style="normal" style:text-underline-style="none" fo:font-weight="normal" officeooo:rsid="02c6453f" officeooo:paragraph-rsid="02c6453f" style:font-style-asian="normal" style:font-weight-asian="normal" style:font-style-complex="normal" style:font-weight-complex="normal"/>
    </style:style>
    <style:style style:name="P1736" style:family="paragraph" style:parent-style-name="Standard" style:list-style-name="L21">
      <loext:graphic-properties draw:fill="none"/>
      <style:paragraph-properties fo:margin-left="1.1252in" fo:margin-right="0in" fo:line-height="100%" fo:text-indent="-0.25in" style:auto-text-indent="false"/>
      <style:text-properties fo:font-style="normal" style:text-underline-style="none" fo:font-weight="normal" officeooo:rsid="02c6453f" officeooo:paragraph-rsid="02c6453f" style:font-style-asian="normal" style:font-weight-asian="normal" style:font-style-complex="normal" style:font-weight-complex="normal"/>
    </style:style>
    <style:style style:name="P1737" style:family="paragraph" style:parent-style-name="Standard" style:list-style-name="L21">
      <loext:graphic-properties draw:fill="none"/>
      <style:paragraph-properties fo:margin-left="1.1252in" fo:margin-right="0in" fo:line-height="100%" fo:text-indent="-0.25in" style:auto-text-indent="false"/>
      <style:text-properties fo:font-style="normal" style:text-underline-style="none" fo:font-weight="normal" officeooo:rsid="02c6453f" officeooo:paragraph-rsid="02d0cd31" style:font-style-asian="normal" style:font-weight-asian="normal" style:font-style-complex="normal" style:font-weight-complex="normal"/>
    </style:style>
    <style:style style:name="P1738" style:family="paragraph" style:parent-style-name="Standard" style:list-style-name="L22" style:master-page-name="">
      <loext:graphic-properties draw:fill="none"/>
      <style:paragraph-properties fo:margin-left="1.1866in" fo:margin-right="0in" fo:line-height="100%" fo:text-indent="-0.3118in" style:auto-text-indent="false" style:page-number="auto"/>
      <style:text-properties officeooo:paragraph-rsid="02c6453f"/>
    </style:style>
    <style:style style:name="P1739" style:family="paragraph" style:parent-style-name="Standard" style:list-style-name="L25" style:master-page-name="">
      <loext:graphic-properties draw:fill="none"/>
      <style:paragraph-properties fo:margin-left="1.0618in" fo:margin-right="0in" fo:line-height="100%" fo:text-indent="-0.5618in" style:auto-text-indent="false" style:page-number="auto"/>
      <style:text-properties fo:font-style="normal" style:text-underline-style="none" fo:font-weight="normal" officeooo:rsid="0350d320" officeooo:paragraph-rsid="0350d320" style:font-style-asian="normal" style:font-weight-asian="normal" style:font-style-complex="normal" style:font-weight-complex="normal"/>
    </style:style>
    <style:style style:name="P1740" style:family="paragraph" style:parent-style-name="Standard" style:list-style-name="L25">
      <loext:graphic-properties draw:fill="none"/>
      <style:paragraph-properties fo:margin-left="1.0618in" fo:margin-right="0in" fo:line-height="100%" fo:text-indent="-0.5618in" style:auto-text-indent="false"/>
      <style:text-properties fo:font-style="normal" style:text-underline-style="none" fo:font-weight="normal" officeooo:rsid="0350d320" officeooo:paragraph-rsid="0350d320" style:font-style-asian="normal" style:font-weight-asian="normal" style:font-style-complex="normal" style:font-weight-complex="normal"/>
    </style:style>
    <style:style style:name="P1741" style:family="paragraph" style:parent-style-name="Standard" style:list-style-name="L25">
      <loext:graphic-properties draw:fill="none"/>
      <style:paragraph-properties fo:margin-left="1.0618in" fo:margin-right="0in" fo:line-height="100%" fo:text-indent="-0.5618in" style:auto-text-indent="false"/>
      <style:text-properties fo:font-style="normal" style:text-underline-style="solid" style:text-underline-width="auto" style:text-underline-color="font-color" fo:font-weight="bold" officeooo:rsid="0350d320" officeooo:paragraph-rsid="0350d320" style:font-style-asian="normal" style:font-weight-asian="bold" style:font-style-complex="normal" style:font-weight-complex="bold"/>
    </style:style>
    <style:style style:name="P1742" style:family="paragraph" style:parent-style-name="Standard" style:list-style-name="L25">
      <loext:graphic-properties draw:fill="none"/>
      <style:paragraph-properties fo:margin-left="1.0618in" fo:margin-right="0in" fo:line-height="100%" fo:text-indent="-0.5618in" style:auto-text-indent="false"/>
      <style:text-properties fo:color="#000000" style:text-outline="false" style:font-name="Liberation Serif" fo:font-size="12pt" fo:letter-spacing="normal" fo:font-style="normal" style:text-underline-style="none" fo:font-weight="normal" officeooo:rsid="030d27de" officeooo:paragraph-rsid="0350d320" style:letter-kerning="false" style:font-size-asian="12pt" style:font-style-asian="normal" style:font-weight-asian="normal" style:font-style-complex="normal" style:font-weight-complex="normal"/>
    </style:style>
    <style:style style:name="P1743" style:family="paragraph" style:parent-style-name="Standard" style:list-style-name="L10">
      <style:paragraph-properties fo:break-before="page"/>
      <style:text-properties fo:color="#000000" style:text-outline="false" style:font-name="Liberation Serif" fo:font-size="12pt" fo:letter-spacing="normal" fo:font-style="normal" style:text-underline-style="none" fo:font-weight="bold" officeooo:rsid="02e958ab" officeooo:paragraph-rsid="02e958ab" style:letter-kerning="false" style:font-size-asian="12pt" style:font-style-asian="normal" style:font-weight-asian="bold" style:font-style-complex="normal" style:font-weight-complex="bold"/>
    </style:style>
    <style:style style:name="P1744" style:family="paragraph" style:parent-style-name="Standard" style:list-style-name="L31" style:master-page-name="">
      <loext:graphic-properties draw:fill="none"/>
      <style:paragraph-properties fo:line-height="100%" style:page-number="auto"/>
      <style:text-properties officeooo:paragraph-rsid="02e958ab"/>
    </style:style>
    <style:style style:name="P1745" style:family="paragraph" style:parent-style-name="Standard" style:list-style-name="L32" style:master-page-name="">
      <loext:graphic-properties draw:fill="none"/>
      <style:paragraph-properties fo:line-height="100%" style:page-number="auto"/>
      <style:text-properties officeooo:paragraph-rsid="02e958ab"/>
    </style:style>
    <style:style style:name="P1746" style:family="paragraph" style:parent-style-name="Standard" style:list-style-name="L35" style:master-page-name="">
      <loext:graphic-properties draw:fill="none"/>
      <style:paragraph-properties fo:line-height="100%" style:page-number="auto"/>
      <style:text-properties officeooo:paragraph-rsid="02e958ab"/>
    </style:style>
    <style:style style:name="P1747" style:family="paragraph" style:parent-style-name="Standard" style:list-style-name="L36" style:master-page-name="">
      <loext:graphic-properties draw:fill="none"/>
      <style:paragraph-properties fo:line-height="100%" style:page-number="auto"/>
      <style:text-properties officeooo:paragraph-rsid="02e958ab"/>
    </style:style>
    <style:style style:name="P1748" style:family="paragraph" style:parent-style-name="Standard" style:list-style-name="L39" style:master-page-name="">
      <loext:graphic-properties draw:fill="none"/>
      <style:paragraph-properties fo:line-height="100%" style:page-number="auto"/>
      <style:text-properties officeooo:paragraph-rsid="030fe31b"/>
    </style:style>
    <style:style style:name="P1749" style:family="paragraph" style:parent-style-name="Standard" style:list-style-name="L43" style:master-page-name="">
      <loext:graphic-properties draw:fill="none"/>
      <style:paragraph-properties fo:line-height="100%" style:page-number="auto"/>
      <style:text-properties officeooo:paragraph-rsid="02e958ab"/>
    </style:style>
    <style:style style:name="P1750" style:family="paragraph" style:parent-style-name="Standard" style:list-style-name="L45" style:master-page-name="">
      <loext:graphic-properties draw:fill="none"/>
      <style:paragraph-properties fo:line-height="100%" style:page-number="auto"/>
      <style:text-properties officeooo:paragraph-rsid="02e958ab"/>
    </style:style>
    <style:style style:name="P1751" style:family="paragraph" style:parent-style-name="Standard" style:list-style-name="L47" style:master-page-name="">
      <loext:graphic-properties draw:fill="none"/>
      <style:paragraph-properties fo:line-height="100%" style:page-number="auto"/>
      <style:text-properties officeooo:paragraph-rsid="02e958ab"/>
    </style:style>
    <style:style style:name="P1752" style:family="paragraph" style:parent-style-name="Standard" style:list-style-name="L50" style:master-page-name="">
      <loext:graphic-properties draw:fill="none"/>
      <style:paragraph-properties fo:line-height="100%" style:page-number="auto"/>
      <style:text-properties officeooo:paragraph-rsid="0328a217"/>
    </style:style>
    <style:style style:name="P1753" style:family="paragraph" style:parent-style-name="Standard" style:list-style-name="L52" style:master-page-name="">
      <loext:graphic-properties draw:fill="none"/>
      <style:paragraph-properties fo:line-height="100%" style:page-number="auto"/>
      <style:text-properties officeooo:paragraph-rsid="02e958ab"/>
    </style:style>
    <style:style style:name="P1754" style:family="paragraph" style:parent-style-name="Standard" style:list-style-name="L58" style:master-page-name="">
      <loext:graphic-properties draw:fill="none"/>
      <style:paragraph-properties fo:line-height="100%" style:page-number="auto" fo:break-before="page"/>
      <style:text-properties fo:font-style="normal" style:text-underline-style="none" fo:font-weight="bold" officeooo:rsid="015e8603" officeooo:paragraph-rsid="032cf9b6" style:font-style-asian="normal" style:font-weight-asian="bold" style:font-style-complex="normal" style:font-weight-complex="bold"/>
    </style:style>
    <style:style style:name="P1755" style:family="paragraph" style:parent-style-name="Standard" style:list-style-name="L91" style:master-page-name="">
      <style:paragraph-properties fo:margin-left="0.5618in" fo:margin-right="0in" fo:text-indent="0in" style:auto-text-indent="false" style:page-number="auto">
        <style:tab-stops>
          <style:tab-stop style:position="0.0602in"/>
        </style:tab-stops>
      </style:paragraph-properties>
      <style:text-properties fo:font-size="12pt" fo:font-style="normal" fo:font-weight="bold" officeooo:rsid="00361288" officeooo:paragraph-rsid="03beb676" style:font-size-asian="12pt" style:font-style-asian="normal" style:font-weight-asian="bold" style:font-size-complex="12pt" style:font-style-complex="normal" style:font-weight-complex="bold"/>
    </style:style>
    <style:style style:name="P1756" style:family="paragraph" style:parent-style-name="Standard" style:list-style-name="L91">
      <style:paragraph-properties fo:margin-left="0.5618in" fo:margin-right="0in" fo:text-indent="0in" style:auto-text-indent="false">
        <style:tab-stops>
          <style:tab-stop style:position="0.0602in"/>
        </style:tab-stops>
      </style:paragraph-properties>
      <style:text-properties officeooo:paragraph-rsid="03beb676"/>
    </style:style>
    <style:style style:name="P1757" style:family="paragraph" style:parent-style-name="Standard" style:list-style-name="L90">
      <style:paragraph-properties fo:margin-left="0.0618in" fo:margin-right="0in" fo:text-indent="0.5in" style:auto-text-indent="false">
        <style:tab-stops>
          <style:tab-stop style:position="0.0602in"/>
        </style:tab-stops>
      </style:paragraph-properties>
      <style:text-properties fo:font-size="12pt" fo:font-style="normal" officeooo:rsid="0036d968" officeooo:paragraph-rsid="03beb676" style:font-size-asian="12pt" style:font-style-asian="normal" style:font-size-complex="12pt" style:font-style-complex="normal"/>
    </style:style>
    <style:style style:name="P1758" style:family="paragraph" style:parent-style-name="Standard" style:list-style-name="L90">
      <style:paragraph-properties fo:margin-left="0.0618in" fo:margin-right="0in" fo:text-indent="0.5in" style:auto-text-indent="false">
        <style:tab-stops>
          <style:tab-stop style:position="0.0602in"/>
        </style:tab-stops>
      </style:paragraph-properties>
      <style:text-properties fo:font-size="12pt" fo:font-style="normal" style:text-underline-style="solid" style:text-underline-width="auto" style:text-underline-color="font-color" officeooo:rsid="00452017" officeooo:paragraph-rsid="03beb676" style:font-size-asian="12pt" style:font-style-asian="normal" style:font-size-complex="12pt" style:font-style-complex="normal"/>
    </style:style>
    <style:style style:name="P1759" style:family="paragraph" style:parent-style-name="Standard" style:list-style-name="L90">
      <loext:graphic-properties draw:fill="none"/>
      <style:paragraph-properties fo:margin-left="0.5in" fo:margin-right="0in" fo:margin-top="0in" fo:margin-bottom="0in" loext:contextual-spacing="false" fo:line-height="100%" fo:text-indent="0in" style:auto-text-indent="false">
        <style:tab-stops>
          <style:tab-stop style:position="0.0602in"/>
        </style:tab-stops>
      </style:paragraph-properties>
      <style:text-properties fo:font-size="12pt" fo:font-style="normal" style:text-underline-style="solid" style:text-underline-width="auto" style:text-underline-color="font-color" officeooo:rsid="00452017" officeooo:paragraph-rsid="03beb676" style:font-size-asian="12pt" style:font-style-asian="normal" style:font-size-complex="12pt" style:font-style-complex="normal"/>
    </style:style>
    <style:style style:name="P1760" style:family="paragraph" style:parent-style-name="Standard" style:list-style-name="L90">
      <loext:graphic-properties draw:fill="none"/>
      <style:paragraph-properties fo:margin-left="0.5in" fo:margin-right="0in" fo:margin-top="0in" fo:margin-bottom="0in" loext:contextual-spacing="false" fo:line-height="100%" fo:text-indent="0in" style:auto-text-indent="false">
        <style:tab-stops>
          <style:tab-stop style:position="0.0602in"/>
        </style:tab-stops>
      </style:paragraph-properties>
      <style:text-properties fo:font-size="12pt" fo:font-style="normal" officeooo:rsid="001c3ed6" officeooo:paragraph-rsid="03beb676" style:font-size-asian="12pt" style:font-style-asian="normal" style:font-size-complex="12pt" style:font-style-complex="normal"/>
    </style:style>
    <style:style style:name="P1761" style:family="paragraph" style:parent-style-name="Standard" style:list-style-name="L90">
      <loext:graphic-properties draw:fill="none"/>
      <style:paragraph-properties fo:margin-left="0.5in" fo:margin-right="0in" fo:margin-top="0in" fo:margin-bottom="0in" loext:contextual-spacing="false" fo:line-height="100%" fo:text-indent="0in" style:auto-text-indent="false">
        <style:tab-stops>
          <style:tab-stop style:position="0.0602in"/>
        </style:tab-stops>
      </style:paragraph-properties>
      <style:text-properties fo:color="#000000" style:text-outline="false" style:font-name="Liberation Serif" fo:font-size="12pt" fo:letter-spacing="normal" fo:font-style="normal" style:text-underline-style="solid" style:text-underline-width="auto" style:text-underline-color="font-color" fo:font-weight="normal" officeooo:rsid="007f9590" officeooo:paragraph-rsid="03beb676" style:letter-kerning="false" style:font-size-asian="12pt" style:font-style-asian="normal" style:font-weight-asian="normal" style:font-size-complex="12pt" style:font-style-complex="normal" style:font-weight-complex="normal"/>
    </style:style>
    <style:style style:name="P1762" style:family="paragraph" style:parent-style-name="Standard" style:list-style-name="L92" style:master-page-name="">
      <loext:graphic-properties draw:fill="none"/>
      <style:paragraph-properties fo:margin-left="0.1252in" fo:margin-right="0in" fo:margin-top="0in" fo:margin-bottom="0in" loext:contextual-spacing="false" fo:line-height="100%" fo:text-indent="0.3752in" style:auto-text-indent="false" style:page-number="auto">
        <style:tab-stops>
          <style:tab-stop style:position="0.0602in"/>
        </style:tab-stops>
      </style:paragraph-properties>
      <style:text-properties fo:font-size="12pt" fo:font-style="normal" officeooo:rsid="001c3ed6" officeooo:paragraph-rsid="03ccb450" style:font-size-asian="12pt" style:font-style-asian="normal" style:font-size-complex="12pt" style:font-style-complex="normal"/>
    </style:style>
    <style:style style:name="P1763" style:family="paragraph" style:parent-style-name="Standard" style:list-style-name="L93" style:master-page-name="">
      <loext:graphic-properties draw:fill="none"/>
      <style:paragraph-properties fo:margin-left="1.0618in" fo:margin-right="0in" fo:text-indent="-0.8752in" style:auto-text-indent="false" style:page-number="auto">
        <style:tab-stops>
          <style:tab-stop style:position="0.0602in"/>
        </style:tab-stops>
      </style:paragraph-properties>
      <style:text-properties fo:font-size="12pt" fo:font-style="italic" officeooo:rsid="001c3ed6" officeooo:paragraph-rsid="03d10172" style:font-size-asian="12pt" style:font-style-asian="italic" style:font-size-complex="12pt" style:font-style-complex="italic"/>
    </style:style>
    <style:style style:name="P1764" style:family="paragraph" style:parent-style-name="Standard" style:list-style-name="L93" style:master-page-name="">
      <loext:graphic-properties draw:fill="none"/>
      <style:paragraph-properties fo:margin-left="0.6252in" fo:margin-right="0in" fo:margin-top="0in" fo:margin-bottom="0in" loext:contextual-spacing="false" fo:line-height="100%" fo:text-indent="-0.3118in" style:auto-text-indent="false" style:page-number="auto">
        <style:tab-stops>
          <style:tab-stop style:position="0.0602in"/>
        </style:tab-stops>
      </style:paragraph-properties>
      <style:text-properties fo:font-size="12pt" fo:font-style="italic" style:text-underline-style="none" fo:font-weight="normal" officeooo:rsid="009d0c24" officeooo:paragraph-rsid="03d10172" style:font-size-asian="12pt" style:font-style-asian="italic" style:font-weight-asian="normal" style:font-size-complex="12pt" style:font-style-complex="italic" style:font-weight-complex="normal"/>
    </style:style>
    <style:style style:name="P1765" style:family="paragraph" style:parent-style-name="Standard" style:list-style-name="L93">
      <loext:graphic-properties draw:fill="none"/>
      <style:paragraph-properties fo:margin-left="0.6252in" fo:margin-right="0in" fo:margin-top="0in" fo:margin-bottom="0in" loext:contextual-spacing="false" fo:line-height="100%" fo:text-indent="-0.3118in" style:auto-text-indent="false">
        <style:tab-stops>
          <style:tab-stop style:position="0.0602in"/>
        </style:tab-stops>
      </style:paragraph-properties>
      <style:text-properties fo:font-size="12pt" fo:font-style="italic" style:text-underline-style="none" fo:font-weight="normal" officeooo:rsid="009d0c24" officeooo:paragraph-rsid="03d10172" style:font-size-asian="12pt" style:font-style-asian="italic" style:font-weight-asian="normal" style:font-size-complex="12pt" style:font-style-complex="italic" style:font-weight-complex="normal"/>
    </style:style>
    <style:style style:name="P1766" style:family="paragraph" style:parent-style-name="Standard" style:list-style-name="L93">
      <loext:graphic-properties draw:fill="none"/>
      <style:paragraph-properties fo:margin-left="0.6252in" fo:margin-right="0in" fo:margin-top="0in" fo:margin-bottom="0in" loext:contextual-spacing="false" fo:line-height="100%" fo:text-indent="-0.3118in" style:auto-text-indent="false">
        <style:tab-stops>
          <style:tab-stop style:position="0.0602in"/>
        </style:tab-stops>
      </style:paragraph-properties>
      <style:text-properties fo:font-size="12pt" fo:font-style="italic" style:text-underline-style="none" fo:font-weight="normal" officeooo:rsid="007ec99c" officeooo:paragraph-rsid="03d10172" style:font-size-asian="12pt" style:font-style-asian="italic" style:font-weight-asian="normal" style:font-size-complex="12pt" style:font-style-complex="italic" style:font-weight-complex="normal"/>
    </style:style>
    <style:style style:name="P1767" style:family="paragraph" style:parent-style-name="Standard" style:list-style-name="L93">
      <loext:graphic-properties draw:fill="none"/>
      <style:paragraph-properties fo:margin-left="0.6252in" fo:margin-right="0in" fo:margin-top="0in" fo:margin-bottom="0in" loext:contextual-spacing="false" fo:line-height="100%" fo:text-indent="-0.3118in" style:auto-text-indent="false">
        <style:tab-stops>
          <style:tab-stop style:position="0.0602in"/>
        </style:tab-stops>
      </style:paragraph-properties>
      <style:text-properties fo:font-size="12pt" fo:font-style="italic" officeooo:rsid="001c3ed6" officeooo:paragraph-rsid="03d10172" style:font-size-asian="12pt" style:font-style-asian="italic" style:font-size-complex="12pt" style:font-style-complex="italic"/>
    </style:style>
    <style:style style:name="P176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59f35" officeooo:paragraph-rsid="03e59f35" style:letter-kerning="false" style:font-size-asian="12pt" style:font-style-asian="normal" style:font-weight-asian="bold" style:font-style-complex="normal" style:font-weight-complex="bold"/>
    </style:style>
    <style:style style:name="P1769"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8ba86" officeooo:paragraph-rsid="03e8ba86" style:letter-kerning="false" style:font-size-asian="12pt" style:font-style-asian="normal" style:font-weight-asian="bold" style:font-style-complex="normal" style:font-weight-complex="bold"/>
    </style:style>
    <style:style style:name="P1770"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8ba86" officeooo:paragraph-rsid="03eef115" style:letter-kerning="false" style:font-size-asian="12pt" style:font-style-asian="normal" style:font-weight-asian="bold" style:font-style-complex="normal" style:font-weight-complex="bold"/>
    </style:style>
    <style:style style:name="P1771"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8ba86" officeooo:paragraph-rsid="03ef6067" style:letter-kerning="false" style:font-size-asian="12pt" style:font-style-asian="normal" style:font-weight-asian="bold" style:font-style-complex="normal" style:font-weight-complex="bold"/>
    </style:style>
    <style:style style:name="P1772"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8ba86" officeooo:paragraph-rsid="03f0ce3f" style:letter-kerning="false" style:font-size-asian="12pt" style:font-style-asian="normal" style:font-weight-asian="bold" style:font-style-complex="normal" style:font-weight-complex="bold"/>
    </style:style>
    <style:style style:name="P1773"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8ba86" officeooo:paragraph-rsid="03f2ef6a" style:letter-kerning="false" style:font-size-asian="12pt" style:font-style-asian="normal" style:font-weight-asian="bold" style:font-style-complex="normal" style:font-weight-complex="bold"/>
    </style:style>
    <style:style style:name="P177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8ba86" officeooo:paragraph-rsid="03f42533" style:letter-kerning="false" style:font-size-asian="12pt" style:font-style-asian="normal" style:font-weight-asian="bold" style:font-style-complex="normal" style:font-weight-complex="bold"/>
    </style:style>
    <style:style style:name="P1775"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8ba86" officeooo:paragraph-rsid="03f78c49" style:letter-kerning="false" style:font-size-asian="12pt" style:font-style-asian="normal" style:font-weight-asian="bold" style:font-style-complex="normal" style:font-weight-complex="bold"/>
    </style:style>
    <style:style style:name="P1776"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d5416" officeooo:paragraph-rsid="03ed5416" style:letter-kerning="false" style:font-size-asian="12pt" style:font-style-asian="normal" style:font-weight-asian="bold" style:font-style-complex="normal" style:font-weight-complex="bold"/>
    </style:style>
    <style:style style:name="P177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ef6067" officeooo:paragraph-rsid="03ef6067" style:letter-kerning="false" style:font-size-asian="12pt" style:font-style-asian="normal" style:font-weight-asian="bold" style:font-style-complex="normal" style:font-weight-complex="bold"/>
    </style:style>
    <style:style style:name="P177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0ce3f" officeooo:paragraph-rsid="03f0ce3f" style:letter-kerning="false" style:font-size-asian="12pt" style:font-style-asian="normal" style:font-weight-asian="bold" style:font-style-complex="normal" style:font-weight-complex="bold"/>
    </style:style>
    <style:style style:name="P1779"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1ed6e" officeooo:paragraph-rsid="03f1ed6e" style:letter-kerning="false" style:font-size-asian="12pt" style:font-style-asian="normal" style:font-weight-asian="bold" style:font-style-complex="normal" style:font-weight-complex="bold"/>
    </style:style>
    <style:style style:name="P1780"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1ed6e" officeooo:paragraph-rsid="03f0ce3f" style:letter-kerning="false" style:font-size-asian="12pt" style:font-style-asian="normal" style:font-weight-asian="bold" style:font-style-complex="normal" style:font-weight-complex="bold"/>
    </style:style>
    <style:style style:name="P1781"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42533" officeooo:paragraph-rsid="03f42533" style:letter-kerning="false" style:font-size-asian="12pt" style:font-style-asian="normal" style:font-weight-asian="bold" style:font-style-complex="normal" style:font-weight-complex="bold"/>
    </style:style>
    <style:style style:name="P1782"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78c49" officeooo:paragraph-rsid="03f42533" style:letter-kerning="false" style:font-size-asian="12pt" style:font-style-asian="normal" style:font-weight-asian="bold" style:font-style-complex="normal" style:font-weight-complex="bold"/>
    </style:style>
    <style:style style:name="P1783"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78c49" officeooo:paragraph-rsid="03f78c49" style:letter-kerning="false" style:font-size-asian="12pt" style:font-style-asian="normal" style:font-weight-asian="bold" style:font-style-complex="normal" style:font-weight-complex="bold"/>
    </style:style>
    <style:style style:name="P178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92bc4" officeooo:paragraph-rsid="03f92bc4" style:letter-kerning="false" style:font-size-asian="12pt" style:font-style-asian="normal" style:font-weight-asian="bold" style:font-style-complex="normal" style:font-weight-complex="bold"/>
    </style:style>
    <style:style style:name="P1785"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92bc4" officeooo:paragraph-rsid="03f9c927" style:letter-kerning="false" style:font-size-asian="12pt" style:font-style-asian="normal" style:font-weight-asian="bold" style:font-style-complex="normal" style:font-weight-complex="bold"/>
    </style:style>
    <style:style style:name="P1786"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3f9c927" officeooo:paragraph-rsid="03f9c927" style:letter-kerning="false" style:font-size-asian="12pt" style:font-style-asian="normal" style:font-weight-asian="bold" style:font-style-complex="normal" style:font-weight-complex="bold"/>
    </style:style>
    <style:style style:name="P178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color="#000000" style:text-outline="false" style:font-name="Liberation Serif" fo:font-size="12pt" fo:letter-spacing="normal" fo:font-style="normal" style:text-underline-style="solid" style:text-underline-width="auto" style:text-underline-color="font-color" fo:font-weight="bold" officeooo:rsid="04046231" officeooo:paragraph-rsid="04046231" style:letter-kerning="false" style:font-size-asian="12pt" style:font-style-asian="normal" style:font-weight-asian="bold" style:font-style-complex="normal" style:font-weight-complex="bold"/>
    </style:style>
    <style:style style:name="P1788"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fo:font-style="normal" style:text-underline-style="solid" style:text-underline-width="auto" style:text-underline-color="font-color" fo:font-weight="bold" officeooo:rsid="03f92bc4" officeooo:paragraph-rsid="03f9c927" style:font-style-asian="normal" style:font-weight-asian="bold" style:font-style-complex="normal" style:font-weight-complex="bold"/>
    </style:style>
    <style:style style:name="P1789" style:family="paragraph" style:parent-style-name="Standard">
      <loext:graphic-properties draw:fill="none"/>
      <style:paragraph-properties fo:margin-left="0in" fo:margin-right="0in" fo:margin-top="0in" fo:margin-bottom="0in" loext:contextual-spacing="false" fo:line-height="100%" fo:text-indent="0in" style:auto-text-indent="false" fo:break-before="page"/>
      <style:text-properties fo:color="#000000" style:text-outline="false" style:font-name="Liberation Serif" fo:font-size="12pt" fo:letter-spacing="normal" fo:font-style="normal" style:text-underline-style="solid" style:text-underline-width="auto" style:text-underline-color="font-color" fo:font-weight="bold" officeooo:rsid="03f78c49" officeooo:paragraph-rsid="03f78c49" style:letter-kerning="false" style:font-size-asian="12pt" style:font-style-asian="normal" style:font-weight-asian="bold" style:font-style-complex="normal" style:font-weight-complex="bold"/>
    </style:style>
    <style:style style:name="P1790" style:family="paragraph" style:parent-style-name="Standard">
      <loext:graphic-properties draw:fill="none"/>
      <style:paragraph-properties fo:margin-left="0in" fo:margin-right="0in" fo:margin-top="0in" fo:margin-bottom="0in" loext:contextual-spacing="false" fo:line-height="100%" fo:text-indent="0in" style:auto-text-indent="false" style:border-line-width-bottom="0.0346in 0.0102in 0.0102in" fo:padding="0.0291in" fo:border-left="none" fo:border-right="none" fo:border-top="none" fo:border-bottom="4pt double #000000" style:join-border="false"/>
      <style:text-properties officeooo:paragraph-rsid="03f78c49"/>
    </style:style>
    <style:style style:name="P1791" style:family="paragraph" style:parent-style-name="Standard">
      <style:paragraph-properties fo:margin-left="0in" fo:margin-right="0in" fo:text-indent="0in" style:auto-text-indent="false"/>
      <style:text-properties fo:font-size="12pt" fo:font-style="normal" officeooo:rsid="001c3ed6" officeooo:paragraph-rsid="03ff8607" style:font-size-asian="12pt" style:font-style-asian="normal" style:font-size-complex="12pt" style:font-style-complex="normal"/>
    </style:style>
    <style:style style:name="P1792" style:family="paragraph" style:parent-style-name="Standard">
      <style:paragraph-properties fo:margin-left="0in" fo:margin-right="0in" fo:text-indent="0in" style:auto-text-indent="false"/>
      <style:text-properties fo:font-size="12pt" fo:font-style="normal" officeooo:rsid="001c3ed6" officeooo:paragraph-rsid="040173fd" style:font-size-asian="12pt" style:font-style-asian="normal" style:font-size-complex="12pt" style:font-style-complex="normal"/>
    </style:style>
    <style:style style:name="P1793" style:family="paragraph" style:parent-style-name="Standard">
      <style:paragraph-properties fo:margin-left="0in" fo:margin-right="0in" fo:text-indent="0in" style:auto-text-indent="false"/>
      <style:text-properties fo:font-size="12pt" officeooo:rsid="001c3ed6" officeooo:paragraph-rsid="0403f05b" style:font-size-asian="12pt" style:font-size-complex="12pt"/>
    </style:style>
    <style:style style:name="P1794" style:family="paragraph" style:parent-style-name="Standard">
      <style:paragraph-properties fo:margin-left="0in" fo:margin-right="0in" fo:text-indent="0in" style:auto-text-indent="false"/>
      <style:text-properties fo:font-style="italic" officeooo:rsid="039f8794" officeooo:paragraph-rsid="03fe4ee7" style:font-style-asian="italic" style:font-style-complex="italic"/>
    </style:style>
    <style:style style:name="P1795" style:family="paragraph" style:parent-style-name="Standard">
      <style:paragraph-properties fo:margin-left="0in" fo:margin-right="0in" fo:text-indent="0in" style:auto-text-indent="false"/>
      <style:text-properties fo:font-style="italic" officeooo:rsid="039f8794" officeooo:paragraph-rsid="040173fd" style:font-style-asian="italic" style:font-style-complex="italic"/>
    </style:style>
    <style:style style:name="P1796" style:family="paragraph" style:parent-style-name="Standard">
      <style:paragraph-properties fo:margin-left="0in" fo:margin-right="0in" fo:text-indent="0in" style:auto-text-indent="false"/>
      <style:text-properties fo:font-style="italic" officeooo:rsid="039f8794" officeooo:paragraph-rsid="03ff8607" style:font-style-asian="italic" style:font-style-complex="italic"/>
    </style:style>
    <style:style style:name="P1797" style:family="paragraph" style:parent-style-name="Standard">
      <style:paragraph-properties fo:margin-left="0in" fo:margin-right="0in" fo:text-indent="0in" style:auto-text-indent="false"/>
      <style:text-properties fo:font-style="italic" officeooo:rsid="039f8794" officeooo:paragraph-rsid="040173fd" style:font-style-asian="italic" style:font-style-complex="italic"/>
    </style:style>
    <style:style style:name="P1798" style:family="paragraph" style:parent-style-name="Standard">
      <style:paragraph-properties fo:margin-left="0in" fo:margin-right="0in" fo:text-indent="0in" style:auto-text-indent="false"/>
      <style:text-properties fo:font-style="italic" officeooo:rsid="039f8794" officeooo:paragraph-rsid="03dd2c19" style:font-style-asian="italic" style:font-style-complex="italic"/>
    </style:style>
    <style:style style:name="P1799" style:family="paragraph" style:parent-style-name="Standard">
      <style:paragraph-properties fo:margin-left="0in" fo:margin-right="0in" fo:text-indent="0in" style:auto-text-indent="false"/>
      <style:text-properties fo:font-size="12pt" officeooo:rsid="001c3ed6" officeooo:paragraph-rsid="0405c7a9" style:font-size-asian="12pt" style:font-size-complex="12pt"/>
    </style:style>
    <style:style style:name="T1" style:family="text">
      <style:text-properties officeooo:rsid="0014c9d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896d6" style:font-weight-asian="bold" style:font-weight-complex="bold"/>
    </style:style>
    <style:style style:name="T5" style:family="text">
      <style:text-properties fo:font-weight="bold" officeooo:rsid="005367bd" style:font-weight-asian="bold" style:font-weight-complex="bold"/>
    </style:style>
    <style:style style:name="T6" style:family="text">
      <style:text-properties fo:font-weight="bold" officeooo:rsid="001cafa9" style:font-weight-asian="bold" style:font-weight-complex="bold"/>
    </style:style>
    <style:style style:name="T7" style:family="text">
      <style:text-properties fo:font-weight="bold" officeooo:rsid="0095da80" style:font-weight-asian="bold" style:font-weight-complex="bold"/>
    </style:style>
    <style:style style:name="T8" style:family="text">
      <style:text-properties fo:font-weight="bold" officeooo:rsid="00ad52a4" style:font-weight-asian="bold" style:font-weight-complex="bold"/>
    </style:style>
    <style:style style:name="T9" style:family="text">
      <style:text-properties fo:font-weight="bold" officeooo:rsid="00ad8e7d" style:font-weight-asian="bold" style:font-weight-complex="bold"/>
    </style:style>
    <style:style style:name="T10" style:family="text">
      <style:text-properties fo:font-weight="bold" officeooo:rsid="008bb03d" style:font-weight-asian="bold" style:font-weight-complex="bold"/>
    </style:style>
    <style:style style:name="T11" style:family="text">
      <style:text-properties fo:font-weight="bold" officeooo:rsid="0060194d" style:font-weight-asian="bold" style:font-weight-complex="bold"/>
    </style:style>
    <style:style style:name="T12" style:family="text">
      <style:text-properties fo:font-weight="bold" officeooo:rsid="008e4e44" style:font-weight-asian="bold" style:font-weight-complex="bold"/>
    </style:style>
    <style:style style:name="T13" style:family="text">
      <style:text-properties fo:font-weight="bold" officeooo:rsid="013fc95b" style:font-weight-asian="bold" style:font-weight-complex="bold"/>
    </style:style>
    <style:style style:name="T14" style:family="text">
      <style:text-properties fo:font-weight="bold" officeooo:rsid="0171fdd3" style:font-weight-asian="bold" style:font-weight-complex="bold"/>
    </style:style>
    <style:style style:name="T15" style:family="text">
      <style:text-properties fo:font-weight="bold" officeooo:rsid="017315bc" style:font-weight-asian="bold" style:font-weight-complex="bold"/>
    </style:style>
    <style:style style:name="T16" style:family="text">
      <style:text-properties fo:font-weight="bold" officeooo:rsid="0377e80a" style:font-weight-asian="bold" style:font-weight-complex="bold"/>
    </style:style>
    <style:style style:name="T17" style:family="text">
      <style:text-properties fo:font-weight="bold" officeooo:rsid="03788942" style:font-weight-asian="bold" style:font-weight-complex="bold"/>
    </style:style>
    <style:style style:name="T18" style:family="text">
      <style:text-properties fo:font-weight="bold" officeooo:rsid="037959d5" style:font-weight-asian="bold" style:font-weight-complex="bold"/>
    </style:style>
    <style:style style:name="T19" style:family="text">
      <style:text-properties fo:font-weight="bold" officeooo:rsid="038433b9" style:font-weight-asian="bold" style:font-weight-complex="bold"/>
    </style:style>
    <style:style style:name="T20" style:family="text">
      <style:text-properties fo:font-weight="bold" officeooo:rsid="03a66a34" style:font-weight-asian="bold" style:font-weight-complex="bold"/>
    </style:style>
    <style:style style:name="T21" style:family="text">
      <style:text-properties fo:font-weight="bold" officeooo:rsid="03a6da9a" style:font-weight-asian="bold" style:font-weight-complex="bold"/>
    </style:style>
    <style:style style:name="T22" style:family="text">
      <style:text-properties fo:font-weight="bold" officeooo:rsid="03ac5834" style:font-weight-asian="bold" style:font-weight-complex="bold"/>
    </style:style>
    <style:style style:name="T23" style:family="text">
      <style:text-properties fo:font-weight="bold" officeooo:rsid="03b20007" style:font-weight-asian="bold" style:font-weight-complex="bold"/>
    </style:style>
    <style:style style:name="T24" style:family="text">
      <style:text-properties fo:font-weight="bold" officeooo:rsid="03b97628" style:font-weight-asian="bold" style:font-weight-complex="bold"/>
    </style:style>
    <style:style style:name="T25" style:family="text">
      <style:text-properties fo:font-weight="bold" officeooo:rsid="00361288" style:font-weight-asian="bold" style:font-weight-complex="bold"/>
    </style:style>
    <style:style style:name="T26" style:family="text">
      <style:text-properties fo:font-weight="bold" officeooo:rsid="03beb676" style:font-weight-asian="bold" style:font-weight-complex="bold"/>
    </style:style>
    <style:style style:name="T27" style:family="text">
      <style:text-properties fo:font-weight="bold" officeooo:rsid="03ca793c" style:font-weight-asian="bold" style:font-weight-complex="bold"/>
    </style:style>
    <style:style style:name="T28" style:family="text">
      <style:text-properties fo:font-weight="bold" officeooo:rsid="03ccb450" style:font-weight-asian="bold" style:font-weight-complex="bold"/>
    </style:style>
    <style:style style:name="T29" style:family="text">
      <style:text-properties fo:font-weight="bold" officeooo:rsid="03d18cd0" style:font-weight-asian="bold" style:font-weight-complex="bold"/>
    </style:style>
    <style:style style:name="T30" style:family="text">
      <style:text-properties fo:font-weight="bold" officeooo:rsid="03d20ca9" style:font-weight-asian="bold" style:font-weight-complex="bold"/>
    </style:style>
    <style:style style:name="T31" style:family="text">
      <style:text-properties fo:font-weight="bold" officeooo:rsid="03d78b9e" style:font-weight-asian="bold" style:font-weight-complex="bold"/>
    </style:style>
    <style:style style:name="T32" style:family="text">
      <style:text-properties fo:font-weight="bold" officeooo:rsid="003c5619" style:font-weight-asian="bold" style:font-weight-complex="bold"/>
    </style:style>
    <style:style style:name="T33" style:family="text">
      <style:text-properties fo:font-weight="bold" officeooo:rsid="00700ccc" style:font-weight-asian="bold" style:font-weight-complex="bold"/>
    </style:style>
    <style:style style:name="T34" style:family="text">
      <style:text-properties fo:font-weight="bold" officeooo:rsid="03d64a29" style:font-weight-asian="bold" style:font-weight-complex="bold"/>
    </style:style>
    <style:style style:name="T35" style:family="text">
      <style:text-properties fo:font-weight="bold" officeooo:rsid="040173fd" style:font-weight-asian="bold" style:font-weight-complex="bold"/>
    </style:style>
    <style:style style:name="T36" style:family="text">
      <style:text-properties fo:font-weight="bold" officeooo:rsid="004475a3" style:font-weight-asian="bold" style:font-weight-complex="bold"/>
    </style:style>
    <style:style style:name="T37" style:family="text">
      <style:text-properties fo:font-weight="bold" officeooo:rsid="00452017"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14c9db"/>
    </style:style>
    <style:style style:name="T40" style:family="text">
      <style:text-properties style:text-underline-style="solid" style:text-underline-width="auto" style:text-underline-color="font-color" officeooo:rsid="002f43e9"/>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style:text-underline-style="solid" style:text-underline-width="auto" style:text-underline-color="font-color" fo:font-weight="normal" officeooo:rsid="00439a95" style:font-weight-asian="normal" style:font-weight-complex="normal"/>
    </style:style>
    <style:style style:name="T43" style:family="text">
      <style:text-properties style:text-underline-style="solid" style:text-underline-width="auto" style:text-underline-color="font-color" fo:font-weight="normal" officeooo:rsid="0158adba" style:font-weight-asian="normal" style:font-weight-complex="normal"/>
    </style:style>
    <style:style style:name="T44" style:family="text">
      <style:text-properties style:text-underline-style="solid" style:text-underline-width="auto" style:text-underline-color="font-color" fo:font-weight="normal" officeooo:rsid="0060f332" style:font-weight-asian="normal" style:font-weight-complex="normal"/>
    </style:style>
    <style:style style:name="T45" style:family="text">
      <style:text-properties style:text-underline-style="solid" style:text-underline-width="auto" style:text-underline-color="font-color" fo:font-weight="normal" officeooo:rsid="016fa846" style:font-weight-asian="normal" style:font-weight-complex="normal"/>
    </style:style>
    <style:style style:name="T46" style:family="text">
      <style:text-properties style:text-underline-style="solid" style:text-underline-width="auto" style:text-underline-color="font-color" fo:font-weight="normal" officeooo:rsid="019170de" style:font-weight-asian="normal" style:font-weight-complex="normal"/>
    </style:style>
    <style:style style:name="T47" style:family="text">
      <style:text-properties style:text-underline-style="solid" style:text-underline-width="auto" style:text-underline-color="font-color" fo:font-weight="normal" officeooo:rsid="01ef5eff" style:font-weight-asian="normal" style:font-weight-complex="normal"/>
    </style:style>
    <style:style style:name="T48" style:family="text">
      <style:text-properties style:text-underline-style="solid" style:text-underline-width="auto" style:text-underline-color="font-color" fo:font-weight="normal" officeooo:rsid="0203c227" style:font-weight-asian="normal" style:font-weight-complex="normal"/>
    </style:style>
    <style:style style:name="T49" style:family="text">
      <style:text-properties style:text-underline-style="solid" style:text-underline-width="auto" style:text-underline-color="font-color" fo:font-weight="normal" officeooo:rsid="0278e6c9" style:font-weight-asian="normal" style:font-weight-complex="normal"/>
    </style:style>
    <style:style style:name="T50" style:family="text">
      <style:text-properties style:text-underline-style="solid" style:text-underline-width="auto" style:text-underline-color="font-color" officeooo:rsid="004adb86"/>
    </style:style>
    <style:style style:name="T51" style:family="text">
      <style:text-properties style:text-underline-style="solid" style:text-underline-width="auto" style:text-underline-color="font-color" officeooo:rsid="007bf5dd"/>
    </style:style>
    <style:style style:name="T52" style:family="text">
      <style:text-properties style:text-underline-style="solid" style:text-underline-width="auto" style:text-underline-color="font-color" officeooo:rsid="008d53e0"/>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fo:font-weight="bold" officeooo:rsid="0095da80" style:font-weight-asian="bold" style:font-weight-complex="bold"/>
    </style:style>
    <style:style style:name="T55" style:family="text">
      <style:text-properties style:text-underline-style="solid" style:text-underline-width="auto" style:text-underline-color="font-color" fo:font-weight="bold" officeooo:rsid="001cafa9" style:font-weight-asian="bold" style:font-weight-complex="bold"/>
    </style:style>
    <style:style style:name="T56" style:family="text">
      <style:text-properties style:text-underline-style="solid" style:text-underline-width="auto" style:text-underline-color="font-color" officeooo:rsid="01eda94b"/>
    </style:style>
    <style:style style:name="T57" style:family="text">
      <style:text-properties style:text-underline-style="solid" style:text-underline-width="auto" style:text-underline-color="font-color" officeooo:rsid="01fd58d0"/>
    </style:style>
    <style:style style:name="T58" style:family="text">
      <style:text-properties style:text-underline-style="solid" style:text-underline-width="auto" style:text-underline-color="font-color" officeooo:rsid="01ff14e8"/>
    </style:style>
    <style:style style:name="T59" style:family="text">
      <style:text-properties style:text-underline-style="solid" style:text-underline-width="auto" style:text-underline-color="font-color" officeooo:rsid="0209b762"/>
    </style:style>
    <style:style style:name="T60" style:family="text">
      <style:text-properties style:text-underline-style="solid" style:text-underline-width="auto" style:text-underline-color="font-color" officeooo:rsid="0211ea1b"/>
    </style:style>
    <style:style style:name="T61" style:family="text">
      <style:text-properties style:text-underline-style="solid" style:text-underline-width="auto" style:text-underline-color="font-color" officeooo:rsid="026a485f"/>
    </style:style>
    <style:style style:name="T62" style:family="text">
      <style:text-properties style:text-underline-style="solid" style:text-underline-width="auto" style:text-underline-color="font-color" officeooo:rsid="026d13b5"/>
    </style:style>
    <style:style style:name="T63" style:family="text">
      <style:text-properties style:text-underline-style="solid" style:text-underline-width="auto" style:text-underline-color="font-color" officeooo:rsid="027fd9ea"/>
    </style:style>
    <style:style style:name="T64" style:family="text">
      <style:text-properties style:text-underline-style="solid" style:text-underline-width="auto" style:text-underline-color="font-color" officeooo:rsid="001cafa9"/>
    </style:style>
    <style:style style:name="T65" style:family="text">
      <style:text-properties style:text-underline-style="solid" style:text-underline-width="auto" style:text-underline-color="font-color" officeooo:rsid="0278e6c9"/>
    </style:style>
    <style:style style:name="T66" style:family="text">
      <style:text-properties style:text-underline-style="solid" style:text-underline-width="auto" style:text-underline-color="font-color" officeooo:rsid="0048e4ff"/>
    </style:style>
    <style:style style:name="T67" style:family="text">
      <style:text-properties style:text-underline-style="solid" style:text-underline-width="auto" style:text-underline-color="font-color" officeooo:rsid="03e1ed86"/>
    </style:style>
    <style:style style:name="T68" style:family="text">
      <style:text-properties style:text-underline-style="solid" style:text-underline-width="auto" style:text-underline-color="font-color" officeooo:rsid="00480213"/>
    </style:style>
    <style:style style:name="T69" style:family="text">
      <style:text-properties style:text-underline-style="solid" style:text-underline-width="auto" style:text-underline-color="font-color" officeooo:rsid="00960c84"/>
    </style:style>
    <style:style style:name="T70" style:family="text">
      <style:text-properties style:text-underline-style="solid" style:text-underline-width="auto" style:text-underline-color="font-color" officeooo:rsid="004eb0d2"/>
    </style:style>
    <style:style style:name="T71" style:family="text">
      <style:text-properties style:text-underline-style="none"/>
    </style:style>
    <style:style style:name="T72" style:family="text">
      <style:text-properties style:text-underline-style="none" officeooo:rsid="00206026"/>
    </style:style>
    <style:style style:name="T73" style:family="text">
      <style:text-properties style:text-underline-style="none" officeooo:rsid="0021eefc"/>
    </style:style>
    <style:style style:name="T74" style:family="text">
      <style:text-properties style:text-underline-style="none" officeooo:rsid="002a400f"/>
    </style:style>
    <style:style style:name="T75" style:family="text">
      <style:text-properties style:text-underline-style="none" officeooo:rsid="002f43e9"/>
    </style:style>
    <style:style style:name="T76" style:family="text">
      <style:text-properties style:text-underline-style="none" officeooo:rsid="0030970c"/>
    </style:style>
    <style:style style:name="T77" style:family="text">
      <style:text-properties style:text-underline-style="none" officeooo:rsid="003a8cac"/>
    </style:style>
    <style:style style:name="T78" style:family="text">
      <style:text-properties style:text-underline-style="none" officeooo:rsid="00439a95"/>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0439a95" style:font-weight-asian="normal" style:font-weight-complex="normal"/>
    </style:style>
    <style:style style:name="T81" style:family="text">
      <style:text-properties style:text-underline-style="none" fo:font-weight="normal" officeooo:rsid="00527640" style:font-weight-asian="normal" style:font-weight-complex="normal"/>
    </style:style>
    <style:style style:name="T82" style:family="text">
      <style:text-properties style:text-underline-style="none" fo:font-weight="normal" officeooo:rsid="005367bd" style:font-weight-asian="normal" style:font-weight-complex="normal"/>
    </style:style>
    <style:style style:name="T83" style:family="text">
      <style:text-properties style:text-underline-style="none" fo:font-weight="normal" officeooo:rsid="00567429" style:font-weight-asian="normal" style:font-weight-complex="normal"/>
    </style:style>
    <style:style style:name="T84" style:family="text">
      <style:text-properties style:text-underline-style="none" fo:font-weight="normal" officeooo:rsid="0060194d" style:font-weight-asian="normal" style:font-weight-complex="normal"/>
    </style:style>
    <style:style style:name="T85" style:family="text">
      <style:text-properties style:text-underline-style="none" fo:font-weight="normal" officeooo:rsid="0064a57b" style:font-weight-asian="normal" style:font-weight-complex="normal"/>
    </style:style>
    <style:style style:name="T86" style:family="text">
      <style:text-properties style:text-underline-style="none" fo:font-weight="normal" officeooo:rsid="00467f46" style:font-weight-asian="normal" style:font-weight-complex="normal"/>
    </style:style>
    <style:style style:name="T87" style:family="text">
      <style:text-properties style:text-underline-style="none" fo:font-weight="normal" officeooo:rsid="006bcb60" style:font-weight-asian="normal" style:font-weight-complex="normal"/>
    </style:style>
    <style:style style:name="T88" style:family="text">
      <style:text-properties style:text-underline-style="none" fo:font-weight="normal" officeooo:rsid="006aab10" style:font-weight-asian="normal" style:font-weight-complex="normal"/>
    </style:style>
    <style:style style:name="T89" style:family="text">
      <style:text-properties style:text-underline-style="none" fo:font-weight="normal" officeooo:rsid="006cb9be" style:font-weight-asian="normal" style:font-weight-complex="normal"/>
    </style:style>
    <style:style style:name="T90" style:family="text">
      <style:text-properties style:text-underline-style="none" fo:font-weight="normal" officeooo:rsid="0070e2a3" style:font-weight-asian="normal" style:font-weight-complex="normal"/>
    </style:style>
    <style:style style:name="T91" style:family="text">
      <style:text-properties style:text-underline-style="none" fo:font-weight="normal" officeooo:rsid="00729162" style:font-weight-asian="normal" style:font-weight-complex="normal"/>
    </style:style>
    <style:style style:name="T92" style:family="text">
      <style:text-properties style:text-underline-style="none" fo:font-weight="normal" officeooo:rsid="00732f67" style:font-weight-asian="normal" style:font-weight-complex="normal"/>
    </style:style>
    <style:style style:name="T93" style:family="text">
      <style:text-properties style:text-underline-style="none" fo:font-weight="normal" officeooo:rsid="0075bb59" style:font-weight-asian="normal" style:font-weight-complex="normal"/>
    </style:style>
    <style:style style:name="T94" style:family="text">
      <style:text-properties style:text-underline-style="none" fo:font-weight="normal" officeooo:rsid="007bf5dd" style:font-weight-asian="normal" style:font-weight-complex="normal"/>
    </style:style>
    <style:style style:name="T95" style:family="text">
      <style:text-properties style:text-underline-style="none" fo:font-weight="normal" officeooo:rsid="008aaaea" style:font-weight-asian="normal" style:font-weight-complex="normal"/>
    </style:style>
    <style:style style:name="T96" style:family="text">
      <style:text-properties style:text-underline-style="none" fo:font-weight="normal" officeooo:rsid="00918078" style:font-weight-asian="normal" style:font-weight-complex="normal"/>
    </style:style>
    <style:style style:name="T97" style:family="text">
      <style:text-properties style:text-underline-style="none" fo:font-weight="normal" officeooo:rsid="00a2fe45" style:font-weight-asian="normal" style:font-weight-complex="normal"/>
    </style:style>
    <style:style style:name="T98" style:family="text">
      <style:text-properties style:text-underline-style="none" fo:font-weight="normal" officeooo:rsid="00a5b713" style:font-weight-asian="normal" style:font-weight-complex="normal"/>
    </style:style>
    <style:style style:name="T99" style:family="text">
      <style:text-properties style:text-underline-style="none" fo:font-weight="normal" officeooo:rsid="00b03697" style:font-weight-asian="normal" style:font-weight-complex="normal"/>
    </style:style>
    <style:style style:name="T100" style:family="text">
      <style:text-properties style:text-underline-style="none" fo:font-weight="normal" officeooo:rsid="00b04bf8" style:font-weight-asian="normal" style:font-weight-complex="normal"/>
    </style:style>
    <style:style style:name="T101" style:family="text">
      <style:text-properties style:text-underline-style="none" fo:font-weight="normal" officeooo:rsid="00b2ce29" style:font-weight-asian="normal" style:font-weight-complex="normal"/>
    </style:style>
    <style:style style:name="T102" style:family="text">
      <style:text-properties style:text-underline-style="none" fo:font-weight="normal" officeooo:rsid="00bd5183" style:font-weight-asian="normal" style:font-weight-complex="normal"/>
    </style:style>
    <style:style style:name="T103" style:family="text">
      <style:text-properties style:text-underline-style="none" fo:font-weight="normal" officeooo:rsid="00d64a9f" style:font-weight-asian="normal" style:font-weight-complex="normal"/>
    </style:style>
    <style:style style:name="T104" style:family="text">
      <style:text-properties style:text-underline-style="none" fo:font-weight="normal" officeooo:rsid="00d7a28b" style:font-weight-asian="normal" style:font-weight-complex="normal"/>
    </style:style>
    <style:style style:name="T105" style:family="text">
      <style:text-properties style:text-underline-style="none" fo:font-weight="normal" officeooo:rsid="00dd6948" style:font-weight-asian="normal" style:font-weight-complex="normal"/>
    </style:style>
    <style:style style:name="T106" style:family="text">
      <style:text-properties style:text-underline-style="none" fo:font-weight="normal" officeooo:rsid="00df505c" style:font-weight-asian="normal" style:font-weight-complex="normal"/>
    </style:style>
    <style:style style:name="T107" style:family="text">
      <style:text-properties style:text-underline-style="none" fo:font-weight="normal" officeooo:rsid="00f5acda" style:font-weight-asian="normal" style:font-weight-complex="normal"/>
    </style:style>
    <style:style style:name="T108" style:family="text">
      <style:text-properties style:text-underline-style="none" fo:font-weight="normal" officeooo:rsid="00ff9bd2" style:font-weight-asian="normal" style:font-weight-complex="normal"/>
    </style:style>
    <style:style style:name="T109" style:family="text">
      <style:text-properties style:text-underline-style="none" fo:font-weight="normal" officeooo:rsid="010e0ed2" style:font-weight-asian="normal" style:font-weight-complex="normal"/>
    </style:style>
    <style:style style:name="T110" style:family="text">
      <style:text-properties style:text-underline-style="none" fo:font-weight="normal" officeooo:rsid="010eda4b" style:font-weight-asian="normal" style:font-weight-complex="normal"/>
    </style:style>
    <style:style style:name="T111" style:family="text">
      <style:text-properties style:text-underline-style="none" fo:font-weight="normal" officeooo:rsid="010f30be" style:font-weight-asian="normal" style:font-weight-complex="normal"/>
    </style:style>
    <style:style style:name="T112" style:family="text">
      <style:text-properties style:text-underline-style="none" fo:font-weight="normal" officeooo:rsid="01158843" style:font-weight-asian="normal" style:font-weight-complex="normal"/>
    </style:style>
    <style:style style:name="T113" style:family="text">
      <style:text-properties style:text-underline-style="none" fo:font-weight="normal" officeooo:rsid="012bf79c" style:font-weight-asian="normal" style:font-weight-complex="normal"/>
    </style:style>
    <style:style style:name="T114" style:family="text">
      <style:text-properties style:text-underline-style="none" fo:font-weight="normal" officeooo:rsid="013114be" style:font-weight-asian="normal" style:font-weight-complex="normal"/>
    </style:style>
    <style:style style:name="T115" style:family="text">
      <style:text-properties style:text-underline-style="none" fo:font-weight="normal" officeooo:rsid="013278f5" style:font-weight-asian="normal" style:font-weight-complex="normal"/>
    </style:style>
    <style:style style:name="T116" style:family="text">
      <style:text-properties style:text-underline-style="none" fo:font-weight="normal" officeooo:rsid="01379047" style:font-weight-asian="normal" style:font-weight-complex="normal"/>
    </style:style>
    <style:style style:name="T117" style:family="text">
      <style:text-properties style:text-underline-style="none" fo:font-weight="normal" officeooo:rsid="0140d24a" style:font-weight-asian="normal" style:font-weight-complex="normal"/>
    </style:style>
    <style:style style:name="T118" style:family="text">
      <style:text-properties style:text-underline-style="none" fo:font-weight="normal" officeooo:rsid="00cb6c23" style:font-weight-asian="normal" style:font-weight-complex="normal"/>
    </style:style>
    <style:style style:name="T119" style:family="text">
      <style:text-properties style:text-underline-style="none" fo:font-weight="normal" officeooo:rsid="00ca33ee" style:font-weight-asian="normal" style:font-weight-complex="normal"/>
    </style:style>
    <style:style style:name="T120" style:family="text">
      <style:text-properties style:text-underline-style="none" fo:font-weight="normal" officeooo:rsid="01419a52" style:font-weight-asian="normal" style:font-weight-complex="normal"/>
    </style:style>
    <style:style style:name="T121" style:family="text">
      <style:text-properties style:text-underline-style="none" fo:font-weight="normal" officeooo:rsid="01490886" style:font-weight-asian="normal" style:font-weight-complex="normal"/>
    </style:style>
    <style:style style:name="T122" style:family="text">
      <style:text-properties style:text-underline-style="none" fo:font-weight="normal" officeooo:rsid="01530ac4" style:font-weight-asian="normal" style:font-weight-complex="normal"/>
    </style:style>
    <style:style style:name="T123" style:family="text">
      <style:text-properties style:text-underline-style="none" fo:font-weight="normal" officeooo:rsid="01556168" style:font-weight-asian="normal" style:font-weight-complex="normal"/>
    </style:style>
    <style:style style:name="T124" style:family="text">
      <style:text-properties style:text-underline-style="none" fo:font-weight="normal" officeooo:rsid="01572943" style:font-weight-asian="normal" style:font-weight-complex="normal"/>
    </style:style>
    <style:style style:name="T125" style:family="text">
      <style:text-properties style:text-underline-style="none" fo:font-weight="normal" officeooo:rsid="015b67c3" style:font-weight-asian="normal" style:font-weight-complex="normal"/>
    </style:style>
    <style:style style:name="T126" style:family="text">
      <style:text-properties style:text-underline-style="none" fo:font-weight="normal" officeooo:rsid="00e670c3" style:font-weight-asian="normal" style:font-weight-complex="normal"/>
    </style:style>
    <style:style style:name="T127" style:family="text">
      <style:text-properties style:text-underline-style="none" fo:font-weight="normal" officeooo:rsid="015ea2e6" style:font-weight-asian="normal" style:font-weight-complex="normal"/>
    </style:style>
    <style:style style:name="T128" style:family="text">
      <style:text-properties style:text-underline-style="none" fo:font-weight="normal" officeooo:rsid="015f426b" style:font-weight-asian="normal" style:font-weight-complex="normal"/>
    </style:style>
    <style:style style:name="T129" style:family="text">
      <style:text-properties style:text-underline-style="none" fo:font-weight="normal" officeooo:rsid="01628af6" style:font-weight-asian="normal" style:font-weight-complex="normal"/>
    </style:style>
    <style:style style:name="T130" style:family="text">
      <style:text-properties style:text-underline-style="none" fo:font-weight="normal" officeooo:rsid="0163a0b0" style:font-weight-asian="normal" style:font-weight-complex="normal"/>
    </style:style>
    <style:style style:name="T131" style:family="text">
      <style:text-properties style:text-underline-style="none" fo:font-weight="normal" officeooo:rsid="0163bc6e" style:font-weight-asian="normal" style:font-weight-complex="normal"/>
    </style:style>
    <style:style style:name="T132" style:family="text">
      <style:text-properties style:text-underline-style="none" fo:font-weight="normal" officeooo:rsid="01650646" style:font-weight-asian="normal" style:font-weight-complex="normal"/>
    </style:style>
    <style:style style:name="T133" style:family="text">
      <style:text-properties style:text-underline-style="none" fo:font-weight="normal" officeooo:rsid="016689ad" style:font-weight-asian="normal" style:font-weight-complex="normal"/>
    </style:style>
    <style:style style:name="T134" style:family="text">
      <style:text-properties style:text-underline-style="none" fo:font-weight="normal" officeooo:rsid="0168cdeb" style:font-weight-asian="normal" style:font-weight-complex="normal"/>
    </style:style>
    <style:style style:name="T135" style:family="text">
      <style:text-properties style:text-underline-style="none" fo:font-weight="normal" officeooo:rsid="016fa846" style:font-weight-asian="normal" style:font-weight-complex="normal"/>
    </style:style>
    <style:style style:name="T136" style:family="text">
      <style:text-properties style:text-underline-style="none" fo:font-weight="normal" officeooo:rsid="00e2c99d" style:font-weight-asian="normal" style:font-weight-complex="normal"/>
    </style:style>
    <style:style style:name="T137" style:family="text">
      <style:text-properties style:text-underline-style="none" fo:font-weight="normal" officeooo:rsid="01790605" style:font-weight-asian="normal" style:font-weight-complex="normal"/>
    </style:style>
    <style:style style:name="T138" style:family="text">
      <style:text-properties style:text-underline-style="none" fo:font-weight="normal" officeooo:rsid="01791648" style:font-weight-asian="normal" style:font-weight-complex="normal"/>
    </style:style>
    <style:style style:name="T139" style:family="text">
      <style:text-properties style:text-underline-style="none" fo:font-weight="normal" officeooo:rsid="017cd650" style:font-weight-asian="normal" style:font-weight-complex="normal"/>
    </style:style>
    <style:style style:name="T140" style:family="text">
      <style:text-properties style:text-underline-style="none" fo:font-weight="normal" officeooo:rsid="017eca79" style:font-weight-asian="normal" style:font-weight-complex="normal"/>
    </style:style>
    <style:style style:name="T141" style:family="text">
      <style:text-properties style:text-underline-style="none" fo:font-weight="normal" officeooo:rsid="017f37b5" style:font-weight-asian="normal" style:font-weight-complex="normal"/>
    </style:style>
    <style:style style:name="T142" style:family="text">
      <style:text-properties style:text-underline-style="none" fo:font-weight="normal" officeooo:rsid="0184eff3" style:font-weight-asian="normal" style:font-weight-complex="normal"/>
    </style:style>
    <style:style style:name="T143" style:family="text">
      <style:text-properties style:text-underline-style="none" fo:font-weight="normal" officeooo:rsid="0189537e" style:font-weight-asian="normal" style:font-weight-complex="normal"/>
    </style:style>
    <style:style style:name="T144" style:family="text">
      <style:text-properties style:text-underline-style="none" fo:font-weight="normal" officeooo:rsid="018bd4ad" style:font-weight-asian="normal" style:font-weight-complex="normal"/>
    </style:style>
    <style:style style:name="T145" style:family="text">
      <style:text-properties style:text-underline-style="none" fo:font-weight="normal" officeooo:rsid="01927ad0" style:font-weight-asian="normal" style:font-weight-complex="normal"/>
    </style:style>
    <style:style style:name="T146" style:family="text">
      <style:text-properties style:text-underline-style="none" fo:font-weight="normal" officeooo:rsid="0194a3e8" style:font-weight-asian="normal" style:font-weight-complex="normal"/>
    </style:style>
    <style:style style:name="T147" style:family="text">
      <style:text-properties style:text-underline-style="none" fo:font-weight="normal" officeooo:rsid="0197ef1d" style:font-weight-asian="normal" style:font-weight-complex="normal"/>
    </style:style>
    <style:style style:name="T148" style:family="text">
      <style:text-properties style:text-underline-style="none" fo:font-weight="normal" officeooo:rsid="01a216ae" style:font-weight-asian="normal" style:font-weight-complex="normal"/>
    </style:style>
    <style:style style:name="T149" style:family="text">
      <style:text-properties style:text-underline-style="none" fo:font-weight="normal" officeooo:rsid="01a3cb73" style:font-weight-asian="normal" style:font-weight-complex="normal"/>
    </style:style>
    <style:style style:name="T150" style:family="text">
      <style:text-properties style:text-underline-style="none" fo:font-weight="normal" officeooo:rsid="01a73295" style:font-weight-asian="normal" style:font-weight-complex="normal"/>
    </style:style>
    <style:style style:name="T151" style:family="text">
      <style:text-properties style:text-underline-style="none" fo:font-weight="normal" officeooo:rsid="01ae62bc" style:font-weight-asian="normal" style:font-weight-complex="normal"/>
    </style:style>
    <style:style style:name="T152" style:family="text">
      <style:text-properties style:text-underline-style="none" fo:font-weight="normal" officeooo:rsid="015e8603" style:font-weight-asian="normal" style:font-weight-complex="normal"/>
    </style:style>
    <style:style style:name="T153" style:family="text">
      <style:text-properties style:text-underline-style="none" fo:font-weight="normal" officeooo:rsid="01aeb458" style:font-weight-asian="normal" style:font-weight-complex="normal"/>
    </style:style>
    <style:style style:name="T154" style:family="text">
      <style:text-properties style:text-underline-style="none" fo:font-weight="normal" officeooo:rsid="00614c9e" style:font-weight-asian="normal" style:font-weight-complex="normal"/>
    </style:style>
    <style:style style:name="T155" style:family="text">
      <style:text-properties style:text-underline-style="none" fo:font-weight="normal" officeooo:rsid="01b2c96d" style:font-weight-asian="normal" style:font-weight-complex="normal"/>
    </style:style>
    <style:style style:name="T156" style:family="text">
      <style:text-properties style:text-underline-style="none" fo:font-weight="normal" officeooo:rsid="01b38677" style:font-weight-asian="normal" style:font-weight-complex="normal"/>
    </style:style>
    <style:style style:name="T157" style:family="text">
      <style:text-properties style:text-underline-style="none" fo:font-weight="normal" officeooo:rsid="01b876ff" style:font-weight-asian="normal" style:font-weight-complex="normal"/>
    </style:style>
    <style:style style:name="T158" style:family="text">
      <style:text-properties style:text-underline-style="none" fo:font-weight="normal" officeooo:rsid="01ba0db6" style:font-weight-asian="normal" style:font-weight-complex="normal"/>
    </style:style>
    <style:style style:name="T159" style:family="text">
      <style:text-properties style:text-underline-style="none" fo:font-weight="normal" officeooo:rsid="01bd6687" style:font-weight-asian="normal" style:font-weight-complex="normal"/>
    </style:style>
    <style:style style:name="T160" style:family="text">
      <style:text-properties style:text-underline-style="none" fo:font-weight="normal" officeooo:rsid="01c43115" style:font-weight-asian="normal" style:font-weight-complex="normal"/>
    </style:style>
    <style:style style:name="T161" style:family="text">
      <style:text-properties style:text-underline-style="none" fo:font-weight="normal" officeooo:rsid="01c49de4" style:font-weight-asian="normal" style:font-weight-complex="normal"/>
    </style:style>
    <style:style style:name="T162" style:family="text">
      <style:text-properties style:text-underline-style="none" fo:font-weight="normal" officeooo:rsid="01c4e89a" style:font-weight-asian="normal" style:font-weight-complex="normal"/>
    </style:style>
    <style:style style:name="T163" style:family="text">
      <style:text-properties style:text-underline-style="none" fo:font-weight="normal" officeooo:rsid="01caa302" style:font-weight-asian="normal" style:font-weight-complex="normal"/>
    </style:style>
    <style:style style:name="T164" style:family="text">
      <style:text-properties style:text-underline-style="none" fo:font-weight="normal" officeooo:rsid="01cc42a8" style:font-weight-asian="normal" style:font-weight-complex="normal"/>
    </style:style>
    <style:style style:name="T165" style:family="text">
      <style:text-properties style:text-underline-style="none" fo:font-weight="normal" officeooo:rsid="01cd9b70" style:font-weight-asian="normal" style:font-weight-complex="normal"/>
    </style:style>
    <style:style style:name="T166" style:family="text">
      <style:text-properties style:text-underline-style="none" fo:font-weight="normal" officeooo:rsid="01d53e14" style:font-weight-asian="normal" style:font-weight-complex="normal"/>
    </style:style>
    <style:style style:name="T167" style:family="text">
      <style:text-properties style:text-underline-style="none" fo:font-weight="normal" officeooo:rsid="01db3401" style:font-weight-asian="normal" style:font-weight-complex="normal"/>
    </style:style>
    <style:style style:name="T168" style:family="text">
      <style:text-properties style:text-underline-style="none" fo:font-weight="normal" officeooo:rsid="01dd61be" style:font-weight-asian="normal" style:font-weight-complex="normal"/>
    </style:style>
    <style:style style:name="T169" style:family="text">
      <style:text-properties style:text-underline-style="none" fo:font-weight="normal" officeooo:rsid="01ded375" style:font-weight-asian="normal" style:font-weight-complex="normal"/>
    </style:style>
    <style:style style:name="T170" style:family="text">
      <style:text-properties style:text-underline-style="none" fo:font-weight="normal" officeooo:rsid="01e1ba3c" style:font-weight-asian="normal" style:font-weight-complex="normal"/>
    </style:style>
    <style:style style:name="T171" style:family="text">
      <style:text-properties style:text-underline-style="none" fo:font-weight="normal" officeooo:rsid="01e30e08" style:font-weight-asian="normal" style:font-weight-complex="normal"/>
    </style:style>
    <style:style style:name="T172" style:family="text">
      <style:text-properties style:text-underline-style="none" fo:font-weight="normal" officeooo:rsid="01e8f8c3" style:font-weight-asian="normal" style:font-weight-complex="normal"/>
    </style:style>
    <style:style style:name="T173" style:family="text">
      <style:text-properties style:text-underline-style="none" fo:font-weight="normal" officeooo:rsid="01eb9a53" style:font-weight-asian="normal" style:font-weight-complex="normal"/>
    </style:style>
    <style:style style:name="T174" style:family="text">
      <style:text-properties style:text-underline-style="none" fo:font-weight="normal" officeooo:rsid="0201bf10" style:font-weight-asian="normal" style:font-weight-complex="normal"/>
    </style:style>
    <style:style style:name="T175" style:family="text">
      <style:text-properties style:text-underline-style="none" fo:font-weight="normal" officeooo:rsid="020c2c2b" style:font-weight-asian="normal" style:font-weight-complex="normal"/>
    </style:style>
    <style:style style:name="T176" style:family="text">
      <style:text-properties style:text-underline-style="none" fo:font-weight="normal" officeooo:rsid="022a7e55" style:font-weight-asian="normal" style:font-weight-complex="normal"/>
    </style:style>
    <style:style style:name="T177" style:family="text">
      <style:text-properties style:text-underline-style="none" fo:font-weight="normal" officeooo:rsid="022abf52" style:font-weight-asian="normal" style:font-weight-complex="normal"/>
    </style:style>
    <style:style style:name="T178" style:family="text">
      <style:text-properties style:text-underline-style="none" fo:font-weight="normal" officeooo:rsid="022b61c7" style:font-weight-asian="normal" style:font-weight-complex="normal"/>
    </style:style>
    <style:style style:name="T179" style:family="text">
      <style:text-properties style:text-underline-style="none" fo:font-weight="normal" officeooo:rsid="022bc9f8" style:font-weight-asian="normal" style:font-weight-complex="normal"/>
    </style:style>
    <style:style style:name="T180" style:family="text">
      <style:text-properties style:text-underline-style="none" fo:font-weight="normal" officeooo:rsid="022bf9ee" style:font-weight-asian="normal" style:font-weight-complex="normal"/>
    </style:style>
    <style:style style:name="T181" style:family="text">
      <style:text-properties style:text-underline-style="none" fo:font-weight="normal" officeooo:rsid="022c3090" style:font-weight-asian="normal" style:font-weight-complex="normal"/>
    </style:style>
    <style:style style:name="T182" style:family="text">
      <style:text-properties style:text-underline-style="none" fo:font-weight="normal" officeooo:rsid="022d6070" style:font-weight-asian="normal" style:font-weight-complex="normal"/>
    </style:style>
    <style:style style:name="T183" style:family="text">
      <style:text-properties style:text-underline-style="none" fo:font-weight="normal" officeooo:rsid="022d9cec" style:font-weight-asian="normal" style:font-weight-complex="normal"/>
    </style:style>
    <style:style style:name="T184" style:family="text">
      <style:text-properties style:text-underline-style="none" fo:font-weight="normal" officeooo:rsid="02317288" style:font-weight-asian="normal" style:font-weight-complex="normal"/>
    </style:style>
    <style:style style:name="T185" style:family="text">
      <style:text-properties style:text-underline-style="none" fo:font-weight="normal" officeooo:rsid="02330f92" style:font-weight-asian="normal" style:font-weight-complex="normal"/>
    </style:style>
    <style:style style:name="T186" style:family="text">
      <style:text-properties style:text-underline-style="none" fo:font-weight="normal" officeooo:rsid="0233b2d5" style:font-weight-asian="normal" style:font-weight-complex="normal"/>
    </style:style>
    <style:style style:name="T187" style:family="text">
      <style:text-properties style:text-underline-style="none" fo:font-weight="normal" officeooo:rsid="02359504" style:font-weight-asian="normal" style:font-weight-complex="normal"/>
    </style:style>
    <style:style style:name="T188" style:family="text">
      <style:text-properties style:text-underline-style="none" fo:font-weight="normal" officeooo:rsid="023b1174" style:font-weight-asian="normal" style:font-weight-complex="normal"/>
    </style:style>
    <style:style style:name="T189" style:family="text">
      <style:text-properties style:text-underline-style="none" fo:font-weight="normal" officeooo:rsid="02416e2d" style:font-weight-asian="normal" style:font-weight-complex="normal"/>
    </style:style>
    <style:style style:name="T190" style:family="text">
      <style:text-properties style:text-underline-style="none" fo:font-weight="normal" officeooo:rsid="0246be02" style:font-weight-asian="normal" style:font-weight-complex="normal"/>
    </style:style>
    <style:style style:name="T191" style:family="text">
      <style:text-properties style:text-underline-style="none" fo:font-weight="normal" officeooo:rsid="02473c25" style:font-weight-asian="normal" style:font-weight-complex="normal"/>
    </style:style>
    <style:style style:name="T192" style:family="text">
      <style:text-properties style:text-underline-style="none" fo:font-weight="normal" officeooo:rsid="0248e476" style:font-weight-asian="normal" style:font-weight-complex="normal"/>
    </style:style>
    <style:style style:name="T193" style:family="text">
      <style:text-properties style:text-underline-style="none" fo:font-weight="normal" officeooo:rsid="02498144" style:font-weight-asian="normal" style:font-weight-complex="normal"/>
    </style:style>
    <style:style style:name="T194" style:family="text">
      <style:text-properties style:text-underline-style="none" fo:font-weight="normal" officeooo:rsid="024c3f37" style:font-weight-asian="normal" style:font-weight-complex="normal"/>
    </style:style>
    <style:style style:name="T195" style:family="text">
      <style:text-properties style:text-underline-style="none" fo:font-weight="normal" officeooo:rsid="0253ab22" style:font-weight-asian="normal" style:font-weight-complex="normal"/>
    </style:style>
    <style:style style:name="T196" style:family="text">
      <style:text-properties style:text-underline-style="none" fo:font-weight="normal" officeooo:rsid="0255dcb7" style:font-weight-asian="normal" style:font-weight-complex="normal"/>
    </style:style>
    <style:style style:name="T197" style:family="text">
      <style:text-properties style:text-underline-style="none" fo:font-weight="normal" officeooo:rsid="02588867" style:font-weight-asian="normal" style:font-weight-complex="normal"/>
    </style:style>
    <style:style style:name="T198" style:family="text">
      <style:text-properties style:text-underline-style="none" fo:font-weight="normal" officeooo:rsid="02597b75" style:font-weight-asian="normal" style:font-weight-complex="normal"/>
    </style:style>
    <style:style style:name="T199" style:family="text">
      <style:text-properties style:text-underline-style="none" fo:font-weight="normal" officeooo:rsid="026b8478" style:font-weight-asian="normal" style:font-weight-complex="normal"/>
    </style:style>
    <style:style style:name="T200" style:family="text">
      <style:text-properties style:text-underline-style="none" fo:font-weight="normal" officeooo:rsid="026d13b5" style:font-weight-asian="normal" style:font-weight-complex="normal"/>
    </style:style>
    <style:style style:name="T201" style:family="text">
      <style:text-properties style:text-underline-style="none" fo:font-weight="normal" officeooo:rsid="026f376b" style:font-weight-asian="normal" style:font-weight-complex="normal"/>
    </style:style>
    <style:style style:name="T202" style:family="text">
      <style:text-properties style:text-underline-style="none" fo:font-weight="normal" officeooo:rsid="0271e78a" style:font-weight-asian="normal" style:font-weight-complex="normal"/>
    </style:style>
    <style:style style:name="T203" style:family="text">
      <style:text-properties style:text-underline-style="none" fo:font-weight="normal" officeooo:rsid="0273474f" style:font-weight-asian="normal" style:font-weight-complex="normal"/>
    </style:style>
    <style:style style:name="T204" style:family="text">
      <style:text-properties style:text-underline-style="none" fo:font-weight="normal" officeooo:rsid="0276178f" style:font-weight-asian="normal" style:font-weight-complex="normal"/>
    </style:style>
    <style:style style:name="T205" style:family="text">
      <style:text-properties style:text-underline-style="none" fo:font-weight="normal" officeooo:rsid="023e6715" style:font-weight-asian="normal" style:font-weight-complex="normal"/>
    </style:style>
    <style:style style:name="T206" style:family="text">
      <style:text-properties style:text-underline-style="none" fo:font-weight="normal" officeooo:rsid="023c7392" style:font-weight-asian="normal" style:font-weight-complex="normal"/>
    </style:style>
    <style:style style:name="T207" style:family="text">
      <style:text-properties style:text-underline-style="none" fo:font-weight="normal" officeooo:rsid="027efda7" style:font-weight-asian="normal" style:font-weight-complex="normal"/>
    </style:style>
    <style:style style:name="T208" style:family="text">
      <style:text-properties style:text-underline-style="none" fo:font-weight="normal" officeooo:rsid="0281779c" style:font-weight-asian="normal" style:font-weight-complex="normal"/>
    </style:style>
    <style:style style:name="T209" style:family="text">
      <style:text-properties style:text-underline-style="none" fo:font-weight="normal" officeooo:rsid="0282691e" style:font-weight-asian="normal" style:font-weight-complex="normal"/>
    </style:style>
    <style:style style:name="T210" style:family="text">
      <style:text-properties style:text-underline-style="none" fo:font-weight="normal" officeooo:rsid="02893d3a" style:font-weight-asian="normal" style:font-weight-complex="normal"/>
    </style:style>
    <style:style style:name="T211" style:family="text">
      <style:text-properties style:text-underline-style="none" fo:font-weight="normal" officeooo:rsid="028b31a6" style:font-weight-asian="normal" style:font-weight-complex="normal"/>
    </style:style>
    <style:style style:name="T212" style:family="text">
      <style:text-properties style:text-underline-style="none" fo:font-weight="normal" officeooo:rsid="028bdf46" style:font-weight-asian="normal" style:font-weight-complex="normal"/>
    </style:style>
    <style:style style:name="T213" style:family="text">
      <style:text-properties style:text-underline-style="none" fo:font-weight="normal" officeooo:rsid="028da736" style:font-weight-asian="normal" style:font-weight-complex="normal"/>
    </style:style>
    <style:style style:name="T214" style:family="text">
      <style:text-properties style:text-underline-style="none" fo:font-weight="normal" officeooo:rsid="028f9e2d" style:font-weight-asian="normal" style:font-weight-complex="normal"/>
    </style:style>
    <style:style style:name="T215" style:family="text">
      <style:text-properties style:text-underline-style="none" fo:font-weight="normal" officeooo:rsid="0290a529" style:font-weight-asian="normal" style:font-weight-complex="normal"/>
    </style:style>
    <style:style style:name="T216" style:family="text">
      <style:text-properties style:text-underline-style="none" fo:font-weight="normal" officeooo:rsid="029a5356" style:font-weight-asian="normal" style:font-weight-complex="normal"/>
    </style:style>
    <style:style style:name="T217" style:family="text">
      <style:text-properties style:text-underline-style="none" fo:font-weight="normal" officeooo:rsid="029b9b9c" style:font-weight-asian="normal" style:font-weight-complex="normal"/>
    </style:style>
    <style:style style:name="T218" style:family="text">
      <style:text-properties style:text-underline-style="none" fo:font-weight="normal" officeooo:rsid="029f4d5a" style:font-weight-asian="normal" style:font-weight-complex="normal"/>
    </style:style>
    <style:style style:name="T219" style:family="text">
      <style:text-properties style:text-underline-style="none" fo:font-weight="normal" officeooo:rsid="02b5c6ed" style:font-weight-asian="normal" style:font-weight-complex="normal"/>
    </style:style>
    <style:style style:name="T220" style:family="text">
      <style:text-properties style:text-underline-style="none" fo:font-weight="normal" officeooo:rsid="02b98b13" style:font-weight-asian="normal" style:font-weight-complex="normal"/>
    </style:style>
    <style:style style:name="T221" style:family="text">
      <style:text-properties style:text-underline-style="none" fo:font-weight="normal" officeooo:rsid="02bac03f" style:font-weight-asian="normal" style:font-weight-complex="normal"/>
    </style:style>
    <style:style style:name="T222" style:family="text">
      <style:text-properties style:text-underline-style="none" fo:font-weight="normal" officeooo:rsid="02cbb1df" style:font-weight-asian="normal" style:font-weight-complex="normal"/>
    </style:style>
    <style:style style:name="T223" style:family="text">
      <style:text-properties style:text-underline-style="none" fo:font-weight="normal" officeooo:rsid="02d19e00" style:font-weight-asian="normal" style:font-weight-complex="normal"/>
    </style:style>
    <style:style style:name="T224" style:family="text">
      <style:text-properties style:text-underline-style="none" fo:font-weight="normal" officeooo:rsid="02d5aff4" style:font-weight-asian="normal" style:font-weight-complex="normal"/>
    </style:style>
    <style:style style:name="T225" style:family="text">
      <style:text-properties style:text-underline-style="none" fo:font-weight="normal" officeooo:rsid="02db25b1" style:font-weight-asian="normal" style:font-weight-complex="normal"/>
    </style:style>
    <style:style style:name="T226" style:family="text">
      <style:text-properties style:text-underline-style="none" fo:font-weight="normal" officeooo:rsid="02eb3bd7" style:font-weight-asian="normal" style:font-weight-complex="normal"/>
    </style:style>
    <style:style style:name="T227" style:family="text">
      <style:text-properties style:text-underline-style="none" fo:font-weight="normal" officeooo:rsid="02feed0f" style:font-weight-asian="normal" style:font-weight-complex="normal"/>
    </style:style>
    <style:style style:name="T228" style:family="text">
      <style:text-properties style:text-underline-style="none" fo:font-weight="normal" officeooo:rsid="0303b797" style:font-weight-asian="normal" style:font-weight-complex="normal"/>
    </style:style>
    <style:style style:name="T229" style:family="text">
      <style:text-properties style:text-underline-style="none" fo:font-weight="normal" officeooo:rsid="0305b200" style:font-weight-asian="normal" style:font-weight-complex="normal"/>
    </style:style>
    <style:style style:name="T230" style:family="text">
      <style:text-properties style:text-underline-style="none" fo:font-weight="normal" officeooo:rsid="03066e65" style:font-weight-asian="normal" style:font-weight-complex="normal"/>
    </style:style>
    <style:style style:name="T231" style:family="text">
      <style:text-properties style:text-underline-style="none" fo:font-weight="normal" officeooo:rsid="03081d0e" style:font-weight-asian="normal" style:font-weight-complex="normal"/>
    </style:style>
    <style:style style:name="T232" style:family="text">
      <style:text-properties style:text-underline-style="none" fo:font-weight="normal" officeooo:rsid="030e7ca8" style:font-weight-asian="normal" style:font-weight-complex="normal"/>
    </style:style>
    <style:style style:name="T233" style:family="text">
      <style:text-properties style:text-underline-style="none" fo:font-weight="normal" officeooo:rsid="030fe31b" style:font-weight-asian="normal" style:font-weight-complex="normal"/>
    </style:style>
    <style:style style:name="T234" style:family="text">
      <style:text-properties style:text-underline-style="none" fo:font-weight="normal" officeooo:rsid="03129ec5" style:font-weight-asian="normal" style:font-weight-complex="normal"/>
    </style:style>
    <style:style style:name="T235" style:family="text">
      <style:text-properties style:text-underline-style="none" fo:font-weight="normal" officeooo:rsid="031cb45c" style:font-weight-asian="normal" style:font-weight-complex="normal"/>
    </style:style>
    <style:style style:name="T236" style:family="text">
      <style:text-properties style:text-underline-style="none" fo:font-weight="normal" officeooo:rsid="031eb2a3" style:font-weight-asian="normal" style:font-weight-complex="normal"/>
    </style:style>
    <style:style style:name="T237" style:family="text">
      <style:text-properties style:text-underline-style="none" fo:font-weight="normal" officeooo:rsid="0328a217" style:font-weight-asian="normal" style:font-weight-complex="normal"/>
    </style:style>
    <style:style style:name="T238" style:family="text">
      <style:text-properties style:text-underline-style="none" fo:font-weight="normal" officeooo:rsid="03290a99" style:font-weight-asian="normal" style:font-weight-complex="normal"/>
    </style:style>
    <style:style style:name="T239" style:family="text">
      <style:text-properties style:text-underline-style="none" fo:font-weight="normal" officeooo:rsid="03297d52" style:font-weight-asian="normal" style:font-weight-complex="normal"/>
    </style:style>
    <style:style style:name="T240" style:family="text">
      <style:text-properties style:text-underline-style="none" fo:font-weight="normal" officeooo:rsid="03311842" style:font-weight-asian="normal" style:font-weight-complex="normal"/>
    </style:style>
    <style:style style:name="T241" style:family="text">
      <style:text-properties style:text-underline-style="none" fo:font-weight="normal" officeooo:rsid="03389115" style:font-weight-asian="normal" style:font-weight-complex="normal"/>
    </style:style>
    <style:style style:name="T242" style:family="text">
      <style:text-properties style:text-underline-style="none" fo:font-weight="normal" officeooo:rsid="032d0177" style:font-weight-asian="normal" style:font-weight-complex="normal"/>
    </style:style>
    <style:style style:name="T243" style:family="text">
      <style:text-properties style:text-underline-style="none" fo:font-weight="normal" officeooo:rsid="033a752f" style:font-weight-asian="normal" style:font-weight-complex="normal"/>
    </style:style>
    <style:style style:name="T244" style:family="text">
      <style:text-properties style:text-underline-style="none" fo:font-weight="normal" officeooo:rsid="033c0ecf" style:font-weight-asian="normal" style:font-weight-complex="normal"/>
    </style:style>
    <style:style style:name="T245" style:family="text">
      <style:text-properties style:text-underline-style="none" fo:font-weight="normal" officeooo:rsid="0341120e" style:font-weight-asian="normal" style:font-weight-complex="normal"/>
    </style:style>
    <style:style style:name="T246" style:family="text">
      <style:text-properties style:text-underline-style="none" fo:font-weight="normal" officeooo:rsid="0346af15" style:font-weight-asian="normal" style:font-weight-complex="normal"/>
    </style:style>
    <style:style style:name="T247" style:family="text">
      <style:text-properties style:text-underline-style="none" fo:font-weight="normal" officeooo:rsid="0350d320" style:font-weight-asian="normal" style:font-weight-complex="normal"/>
    </style:style>
    <style:style style:name="T248" style:family="text">
      <style:text-properties style:text-underline-style="none" fo:font-weight="normal" officeooo:rsid="03551e30" style:font-weight-asian="normal" style:font-weight-complex="normal"/>
    </style:style>
    <style:style style:name="T249" style:family="text">
      <style:text-properties style:text-underline-style="none" fo:font-weight="normal" officeooo:rsid="035bb4c1" style:font-weight-asian="normal" style:font-weight-complex="normal"/>
    </style:style>
    <style:style style:name="T250" style:family="text">
      <style:text-properties style:text-underline-style="none" fo:font-weight="normal" officeooo:rsid="035da65e" style:font-weight-asian="normal" style:font-weight-complex="normal"/>
    </style:style>
    <style:style style:name="T251" style:family="text">
      <style:text-properties style:text-underline-style="none" fo:font-weight="normal" officeooo:rsid="035e077d" style:font-weight-asian="normal" style:font-weight-complex="normal"/>
    </style:style>
    <style:style style:name="T252" style:family="text">
      <style:text-properties style:text-underline-style="none" fo:font-weight="normal" officeooo:rsid="035fe451" style:font-weight-asian="normal" style:font-weight-complex="normal"/>
    </style:style>
    <style:style style:name="T253" style:family="text">
      <style:text-properties style:text-underline-style="none" fo:font-weight="normal" officeooo:rsid="0361a9e8" style:font-weight-asian="normal" style:font-weight-complex="normal"/>
    </style:style>
    <style:style style:name="T254" style:family="text">
      <style:text-properties style:text-underline-style="none" fo:font-weight="normal" officeooo:rsid="036380ca" style:font-weight-asian="normal" style:font-weight-complex="normal"/>
    </style:style>
    <style:style style:name="T255" style:family="text">
      <style:text-properties style:text-underline-style="none" fo:font-weight="normal" officeooo:rsid="0364c1fa" style:font-weight-asian="normal" style:font-weight-complex="normal"/>
    </style:style>
    <style:style style:name="T256" style:family="text">
      <style:text-properties style:text-underline-style="none" fo:font-weight="normal" officeooo:rsid="036c85f5" style:font-weight-asian="normal" style:font-weight-complex="normal"/>
    </style:style>
    <style:style style:name="T257" style:family="text">
      <style:text-properties style:text-underline-style="none" fo:font-weight="normal" officeooo:rsid="00dbd72d" style:font-weight-asian="normal" style:font-weight-complex="normal"/>
    </style:style>
    <style:style style:name="T258" style:family="text">
      <style:text-properties style:text-underline-style="none" fo:font-weight="normal" officeooo:rsid="037c3aa3" style:font-weight-asian="normal" style:font-weight-complex="normal"/>
    </style:style>
    <style:style style:name="T259" style:family="text">
      <style:text-properties style:text-underline-style="none" fo:font-weight="normal" officeooo:rsid="0380283b" style:font-weight-asian="normal" style:font-weight-complex="normal"/>
    </style:style>
    <style:style style:name="T260" style:family="text">
      <style:text-properties style:text-underline-style="none" fo:font-weight="normal" officeooo:rsid="03824eea" style:font-weight-asian="normal" style:font-weight-complex="normal"/>
    </style:style>
    <style:style style:name="T261" style:family="text">
      <style:text-properties style:text-underline-style="none" fo:font-weight="normal" officeooo:rsid="038354b4" style:font-weight-asian="normal" style:font-weight-complex="normal"/>
    </style:style>
    <style:style style:name="T262" style:family="text">
      <style:text-properties style:text-underline-style="none" fo:font-weight="normal" officeooo:rsid="038433b9" style:font-weight-asian="normal" style:font-weight-complex="normal"/>
    </style:style>
    <style:style style:name="T263" style:family="text">
      <style:text-properties style:text-underline-style="none" fo:font-weight="normal" officeooo:rsid="038cfdb2" style:font-weight-asian="normal" style:font-weight-complex="normal"/>
    </style:style>
    <style:style style:name="T264" style:family="text">
      <style:text-properties style:text-underline-style="none" fo:font-weight="normal" officeooo:rsid="03933377" style:font-weight-asian="normal" style:font-weight-complex="normal"/>
    </style:style>
    <style:style style:name="T265" style:family="text">
      <style:text-properties style:text-underline-style="none" fo:font-weight="normal" officeooo:rsid="0393ab37" style:font-weight-asian="normal" style:font-weight-complex="normal"/>
    </style:style>
    <style:style style:name="T266" style:family="text">
      <style:text-properties style:text-underline-style="none" fo:font-weight="normal" officeooo:rsid="0394442b" style:font-weight-asian="normal" style:font-weight-complex="normal"/>
    </style:style>
    <style:style style:name="T267" style:family="text">
      <style:text-properties style:text-underline-style="none" fo:font-weight="normal" officeooo:rsid="03963cbe" style:font-weight-asian="normal" style:font-weight-complex="normal"/>
    </style:style>
    <style:style style:name="T268" style:family="text">
      <style:text-properties style:text-underline-style="none" fo:font-weight="normal" officeooo:rsid="0398348c" style:font-weight-asian="normal" style:font-weight-complex="normal"/>
    </style:style>
    <style:style style:name="T269" style:family="text">
      <style:text-properties style:text-underline-style="none" fo:font-weight="normal" officeooo:rsid="0398afbb" style:font-weight-asian="normal" style:font-weight-complex="normal"/>
    </style:style>
    <style:style style:name="T270" style:family="text">
      <style:text-properties style:text-underline-style="none" fo:font-weight="normal" officeooo:rsid="039a2bbd" style:font-weight-asian="normal" style:font-weight-complex="normal"/>
    </style:style>
    <style:style style:name="T271" style:family="text">
      <style:text-properties style:text-underline-style="none" fo:font-weight="normal" officeooo:rsid="039f8794" style:font-weight-asian="normal" style:font-weight-complex="normal"/>
    </style:style>
    <style:style style:name="T272" style:family="text">
      <style:text-properties style:text-underline-style="none" fo:font-weight="normal" officeooo:rsid="03a7759d" style:font-weight-asian="normal" style:font-weight-complex="normal"/>
    </style:style>
    <style:style style:name="T273" style:family="text">
      <style:text-properties style:text-underline-style="none" fo:font-weight="normal" officeooo:rsid="03a8d617" style:font-weight-asian="normal" style:font-weight-complex="normal"/>
    </style:style>
    <style:style style:name="T274" style:family="text">
      <style:text-properties style:text-underline-style="none" fo:font-weight="normal" officeooo:rsid="03aad435" style:font-weight-asian="normal" style:font-weight-complex="normal"/>
    </style:style>
    <style:style style:name="T275" style:family="text">
      <style:text-properties style:text-underline-style="none" fo:font-weight="normal" officeooo:rsid="03ac5834" style:font-weight-asian="normal" style:font-weight-complex="normal"/>
    </style:style>
    <style:style style:name="T276" style:family="text">
      <style:text-properties style:text-underline-style="none" fo:font-weight="normal" officeooo:rsid="03b440ea" style:font-weight-asian="normal" style:font-weight-complex="normal"/>
    </style:style>
    <style:style style:name="T277" style:family="text">
      <style:text-properties style:text-underline-style="none" fo:font-weight="normal" officeooo:rsid="03b5e26d" style:font-weight-asian="normal" style:font-weight-complex="normal"/>
    </style:style>
    <style:style style:name="T278" style:family="text">
      <style:text-properties style:text-underline-style="none" fo:font-weight="normal" officeooo:rsid="03c3fc64" style:font-weight-asian="normal" style:font-weight-complex="normal"/>
    </style:style>
    <style:style style:name="T279" style:family="text">
      <style:text-properties style:text-underline-style="none" fo:font-weight="normal" officeooo:rsid="03c5f629" style:font-weight-asian="normal" style:font-weight-complex="normal"/>
    </style:style>
    <style:style style:name="T280" style:family="text">
      <style:text-properties style:text-underline-style="none" fo:font-weight="normal" officeooo:rsid="03c86ea5" style:font-weight-asian="normal" style:font-weight-complex="normal"/>
    </style:style>
    <style:style style:name="T281" style:family="text">
      <style:text-properties style:text-underline-style="none" fo:font-weight="normal" officeooo:rsid="03ca0227" style:font-weight-asian="normal" style:font-weight-complex="normal"/>
    </style:style>
    <style:style style:name="T282" style:family="text">
      <style:text-properties style:text-underline-style="none" fo:font-weight="normal" officeooo:rsid="0037fe54" style:font-weight-asian="normal" style:font-weight-complex="normal"/>
    </style:style>
    <style:style style:name="T283" style:family="text">
      <style:text-properties style:text-underline-style="none" fo:font-weight="normal" officeooo:rsid="0036d968" style:font-weight-asian="normal" style:font-weight-complex="normal"/>
    </style:style>
    <style:style style:name="T284" style:family="text">
      <style:text-properties style:text-underline-style="none" fo:font-weight="normal" officeooo:rsid="006117f0" style:font-weight-asian="normal" style:font-weight-complex="normal"/>
    </style:style>
    <style:style style:name="T285" style:family="text">
      <style:text-properties style:text-underline-style="none" fo:font-weight="normal" officeooo:rsid="03cf7b83" style:font-weight-asian="normal" style:font-weight-complex="normal"/>
    </style:style>
    <style:style style:name="T286" style:family="text">
      <style:text-properties style:text-underline-style="none" fo:font-weight="normal" officeooo:rsid="007ec99c" style:font-weight-asian="normal" style:font-weight-complex="normal"/>
    </style:style>
    <style:style style:name="T287" style:family="text">
      <style:text-properties style:text-underline-style="none" fo:font-weight="normal" officeooo:rsid="009d0c24" style:font-weight-asian="normal" style:font-weight-complex="normal"/>
    </style:style>
    <style:style style:name="T288" style:family="text">
      <style:text-properties style:text-underline-style="none" fo:font-weight="normal" officeooo:rsid="03d18cd0" style:font-weight-asian="normal" style:font-weight-complex="normal"/>
    </style:style>
    <style:style style:name="T289" style:family="text">
      <style:text-properties style:text-underline-style="none" fo:font-weight="normal" officeooo:rsid="03d192d6" style:font-weight-asian="normal" style:font-weight-complex="normal"/>
    </style:style>
    <style:style style:name="T290" style:family="text">
      <style:text-properties style:text-underline-style="none" fo:font-weight="normal" officeooo:rsid="03d20ca9" style:font-weight-asian="normal" style:font-weight-complex="normal"/>
    </style:style>
    <style:style style:name="T291" style:family="text">
      <style:text-properties style:text-underline-style="none" fo:font-weight="normal" officeooo:rsid="03d4525f" style:font-weight-asian="normal" style:font-weight-complex="normal"/>
    </style:style>
    <style:style style:name="T292" style:family="text">
      <style:text-properties style:text-underline-style="none" fo:font-weight="normal" officeooo:rsid="03d64a29" style:font-weight-asian="normal" style:font-weight-complex="normal"/>
    </style:style>
    <style:style style:name="T293" style:family="text">
      <style:text-properties style:text-underline-style="none" fo:font-weight="normal" officeooo:rsid="03d78b9e" style:font-weight-asian="normal" style:font-weight-complex="normal"/>
    </style:style>
    <style:style style:name="T294" style:family="text">
      <style:text-properties style:text-underline-style="none" fo:font-weight="normal" officeooo:rsid="03da3562" style:font-weight-asian="normal" style:font-weight-complex="normal"/>
    </style:style>
    <style:style style:name="T295" style:family="text">
      <style:text-properties style:text-underline-style="none" fo:font-weight="normal" officeooo:rsid="03dc9912" style:font-weight-asian="normal" style:font-weight-complex="normal"/>
    </style:style>
    <style:style style:name="T296" style:family="text">
      <style:text-properties style:text-underline-style="none" fo:font-weight="normal" officeooo:rsid="02bdf3e4" style:font-weight-asian="normal" style:font-weight-complex="normal"/>
    </style:style>
    <style:style style:name="T297" style:family="text">
      <style:text-properties style:text-underline-style="none" fo:font-weight="normal" officeooo:rsid="03dd82e8" style:font-weight-asian="normal" style:font-weight-complex="normal"/>
    </style:style>
    <style:style style:name="T298" style:family="text">
      <style:text-properties style:text-underline-style="none" fo:font-weight="normal" officeooo:rsid="03ddeb60" style:font-weight-asian="normal" style:font-weight-complex="normal"/>
    </style:style>
    <style:style style:name="T299" style:family="text">
      <style:text-properties style:text-underline-style="none" fo:font-weight="normal" officeooo:rsid="03ea12b5" style:font-weight-asian="normal" style:font-weight-complex="normal"/>
    </style:style>
    <style:style style:name="T300" style:family="text">
      <style:text-properties style:text-underline-style="none" fo:font-weight="normal" officeooo:rsid="03ebc369" style:font-weight-asian="normal" style:font-weight-complex="normal"/>
    </style:style>
    <style:style style:name="T301" style:family="text">
      <style:text-properties style:text-underline-style="none" fo:font-weight="normal" officeooo:rsid="03ecbdb8" style:font-weight-asian="normal" style:font-weight-complex="normal"/>
    </style:style>
    <style:style style:name="T302" style:family="text">
      <style:text-properties style:text-underline-style="none" fo:font-weight="normal" officeooo:rsid="03ed5416" style:font-weight-asian="normal" style:font-weight-complex="normal"/>
    </style:style>
    <style:style style:name="T303" style:family="text">
      <style:text-properties style:text-underline-style="none" fo:font-weight="normal" officeooo:rsid="03eef115" style:font-weight-asian="normal" style:font-weight-complex="normal"/>
    </style:style>
    <style:style style:name="T304" style:family="text">
      <style:text-properties style:text-underline-style="none" fo:font-weight="normal" officeooo:rsid="03ef6067" style:font-weight-asian="normal" style:font-weight-complex="normal"/>
    </style:style>
    <style:style style:name="T305" style:family="text">
      <style:text-properties style:text-underline-style="none" fo:font-weight="normal" officeooo:rsid="03e8ba86" style:font-weight-asian="normal" style:font-weight-complex="normal"/>
    </style:style>
    <style:style style:name="T306" style:family="text">
      <style:text-properties style:text-underline-style="none" fo:font-weight="normal" officeooo:rsid="03f0ce3f" style:font-weight-asian="normal" style:font-weight-complex="normal"/>
    </style:style>
    <style:style style:name="T307" style:family="text">
      <style:text-properties style:text-underline-style="none" fo:font-weight="normal" officeooo:rsid="03f1ed6e" style:font-weight-asian="normal" style:font-weight-complex="normal"/>
    </style:style>
    <style:style style:name="T308" style:family="text">
      <style:text-properties style:text-underline-style="none" fo:font-weight="normal" officeooo:rsid="03f2ef6a" style:font-weight-asian="normal" style:font-weight-complex="normal"/>
    </style:style>
    <style:style style:name="T309" style:family="text">
      <style:text-properties style:text-underline-style="none" fo:font-weight="normal" officeooo:rsid="03f42533" style:font-weight-asian="normal" style:font-weight-complex="normal"/>
    </style:style>
    <style:style style:name="T310" style:family="text">
      <style:text-properties style:text-underline-style="none" fo:font-weight="normal" officeooo:rsid="03f62337" style:font-weight-asian="normal" style:font-weight-complex="normal"/>
    </style:style>
    <style:style style:name="T311" style:family="text">
      <style:text-properties style:text-underline-style="none" fo:font-weight="normal" officeooo:rsid="03f78c49" style:font-weight-asian="normal" style:font-weight-complex="normal"/>
    </style:style>
    <style:style style:name="T312" style:family="text">
      <style:text-properties style:text-underline-style="none" fo:font-weight="normal" officeooo:rsid="03f92bc4" style:font-weight-asian="normal" style:font-weight-complex="normal"/>
    </style:style>
    <style:style style:name="T313" style:family="text">
      <style:text-properties style:text-underline-style="none" fo:font-weight="normal" officeooo:rsid="03f9c927" style:font-weight-asian="normal" style:font-weight-complex="normal"/>
    </style:style>
    <style:style style:name="T314" style:family="text">
      <style:text-properties style:text-underline-style="none" fo:font-weight="normal" officeooo:rsid="03fe4ee7" style:font-weight-asian="normal" style:font-weight-complex="normal"/>
    </style:style>
    <style:style style:name="T315" style:family="text">
      <style:text-properties style:text-underline-style="none" fo:font-weight="normal" officeooo:rsid="005367bd" style:font-style-asian="normal" style:font-weight-asian="normal" style:font-style-complex="normal" style:font-weight-complex="normal"/>
    </style:style>
    <style:style style:name="T316" style:family="text">
      <style:text-properties style:text-underline-style="none" fo:font-weight="normal" officeooo:rsid="00b0d5b3" style:font-style-asian="normal" style:font-weight-asian="normal" style:font-style-complex="normal" style:font-weight-complex="normal"/>
    </style:style>
    <style:style style:name="T317" style:family="text">
      <style:text-properties style:text-underline-style="none" fo:font-weight="normal" officeooo:rsid="00b66ecd" style:font-style-asian="normal" style:font-weight-asian="normal" style:font-style-complex="normal" style:font-weight-complex="normal"/>
    </style:style>
    <style:style style:name="T318" style:family="text">
      <style:text-properties style:text-underline-style="none" fo:font-weight="normal" officeooo:rsid="00b906cd" style:font-style-asian="normal" style:font-weight-asian="normal" style:font-style-complex="normal" style:font-weight-complex="normal"/>
    </style:style>
    <style:style style:name="T319" style:family="text">
      <style:text-properties style:text-underline-style="none" officeooo:rsid="002e277e"/>
    </style:style>
    <style:style style:name="T320" style:family="text">
      <style:text-properties style:text-underline-style="none" officeooo:rsid="0047bc20"/>
    </style:style>
    <style:style style:name="T321" style:family="text">
      <style:text-properties style:text-underline-style="none" officeooo:rsid="00505231"/>
    </style:style>
    <style:style style:name="T322" style:family="text">
      <style:text-properties style:text-underline-style="none" officeooo:rsid="00550494"/>
    </style:style>
    <style:style style:name="T323" style:family="text">
      <style:text-properties style:text-underline-style="none" officeooo:rsid="005724ad"/>
    </style:style>
    <style:style style:name="T324" style:family="text">
      <style:text-properties style:text-underline-style="none" officeooo:rsid="004adb86"/>
    </style:style>
    <style:style style:name="T325" style:family="text">
      <style:text-properties style:text-underline-style="none" officeooo:rsid="005efdc2"/>
    </style:style>
    <style:style style:name="T326" style:family="text">
      <style:text-properties style:text-underline-style="none" officeooo:rsid="0060194d"/>
    </style:style>
    <style:style style:name="T327" style:family="text">
      <style:text-properties style:text-underline-style="none" officeooo:rsid="0060f332"/>
    </style:style>
    <style:style style:name="T328" style:family="text">
      <style:text-properties style:text-underline-style="none" officeooo:rsid="006bcb60"/>
    </style:style>
    <style:style style:name="T329" style:family="text">
      <style:text-properties style:text-underline-style="none" officeooo:rsid="006ac0aa"/>
    </style:style>
    <style:style style:name="T330" style:family="text">
      <style:text-properties style:text-underline-style="none" officeooo:rsid="006cb9be"/>
    </style:style>
    <style:style style:name="T331" style:family="text">
      <style:text-properties style:text-underline-style="none" officeooo:rsid="0075b096"/>
    </style:style>
    <style:style style:name="T332" style:family="text">
      <style:text-properties style:text-underline-style="none" officeooo:rsid="0075bb59"/>
    </style:style>
    <style:style style:name="T333" style:family="text">
      <style:text-properties style:text-underline-style="none" officeooo:rsid="008e4e44"/>
    </style:style>
    <style:style style:name="T334" style:family="text">
      <style:text-properties style:text-underline-style="none" officeooo:rsid="00918078"/>
    </style:style>
    <style:style style:name="T335" style:family="text">
      <style:text-properties style:text-underline-style="none" fo:font-weight="bold" style:font-weight-asian="bold" style:font-weight-complex="bold"/>
    </style:style>
    <style:style style:name="T336" style:family="text">
      <style:text-properties style:text-underline-style="none" fo:font-weight="bold" officeooo:rsid="0095da80" style:font-weight-asian="bold" style:font-weight-complex="bold"/>
    </style:style>
    <style:style style:name="T337" style:family="text">
      <style:text-properties style:text-underline-style="none" fo:font-weight="bold" officeooo:rsid="00b906cd" style:font-weight-asian="bold" style:font-weight-complex="bold"/>
    </style:style>
    <style:style style:name="T338" style:family="text">
      <style:text-properties style:text-underline-style="none" fo:font-weight="bold" officeooo:rsid="010c870e" style:font-weight-asian="bold" style:font-weight-complex="bold"/>
    </style:style>
    <style:style style:name="T339" style:family="text">
      <style:text-properties style:text-underline-style="none" fo:font-weight="bold" officeooo:rsid="01464fe1" style:font-weight-asian="bold" style:font-weight-complex="bold"/>
    </style:style>
    <style:style style:name="T340" style:family="text">
      <style:text-properties style:text-underline-style="none" fo:font-weight="bold" officeooo:rsid="004ff732" style:font-weight-asian="bold" style:font-weight-complex="bold"/>
    </style:style>
    <style:style style:name="T341" style:family="text">
      <style:text-properties style:text-underline-style="none" fo:font-weight="bold" officeooo:rsid="03865814" style:font-weight-asian="bold" style:font-weight-complex="bold"/>
    </style:style>
    <style:style style:name="T342" style:family="text">
      <style:text-properties style:text-underline-style="none" fo:font-weight="bold" officeooo:rsid="03963cbe" style:font-weight-asian="bold" style:font-weight-complex="bold"/>
    </style:style>
    <style:style style:name="T343" style:family="text">
      <style:text-properties style:text-underline-style="none" fo:font-weight="bold" officeooo:rsid="03ccb450" style:font-weight-asian="bold" style:font-weight-complex="bold"/>
    </style:style>
    <style:style style:name="T344" style:family="text">
      <style:text-properties style:text-underline-style="none" fo:font-weight="bold" officeooo:rsid="03d64a29" style:font-weight-asian="bold" style:font-weight-complex="bold"/>
    </style:style>
    <style:style style:name="T345" style:family="text">
      <style:text-properties style:text-underline-style="none" fo:font-weight="bold" officeooo:rsid="03da3562" style:font-weight-asian="bold" style:font-weight-complex="bold"/>
    </style:style>
    <style:style style:name="T346" style:family="text">
      <style:text-properties style:text-underline-style="none" fo:font-weight="bold" officeooo:rsid="03e1ed86" style:font-weight-asian="bold" style:font-weight-complex="bold"/>
    </style:style>
    <style:style style:name="T347" style:family="text">
      <style:text-properties style:text-underline-style="none" fo:font-weight="bold" officeooo:rsid="03fc797e" style:font-weight-asian="bold" style:font-weight-complex="bold"/>
    </style:style>
    <style:style style:name="T348" style:family="text">
      <style:text-properties style:text-underline-style="none" fo:font-weight="bold" officeooo:rsid="03ff8607" style:font-weight-asian="bold" style:font-weight-complex="bold"/>
    </style:style>
    <style:style style:name="T349" style:family="text">
      <style:text-properties style:text-underline-style="none" fo:font-weight="bold" officeooo:rsid="040173fd" style:font-weight-asian="bold" style:font-weight-complex="bold"/>
    </style:style>
    <style:style style:name="T350" style:family="text">
      <style:text-properties style:text-underline-style="none" fo:font-weight="bold" officeooo:rsid="03f78c49" style:font-weight-asian="bold" style:font-weight-complex="bold"/>
    </style:style>
    <style:style style:name="T351" style:family="text">
      <style:text-properties style:text-underline-style="none" officeooo:rsid="00947aff"/>
    </style:style>
    <style:style style:name="T352" style:family="text">
      <style:text-properties style:text-underline-style="none" officeooo:rsid="00ad8e7d"/>
    </style:style>
    <style:style style:name="T353" style:family="text">
      <style:text-properties style:text-underline-style="none" officeooo:rsid="00b0d5b3"/>
    </style:style>
    <style:style style:name="T354" style:family="text">
      <style:text-properties style:text-underline-style="none" officeooo:rsid="00b906cd"/>
    </style:style>
    <style:style style:name="T355" style:family="text">
      <style:text-properties style:text-underline-style="none" officeooo:rsid="00dd6948"/>
    </style:style>
    <style:style style:name="T356" style:family="text">
      <style:text-properties style:text-underline-style="none" officeooo:rsid="00df505c"/>
    </style:style>
    <style:style style:name="T357" style:family="text">
      <style:text-properties style:text-underline-style="none" officeooo:rsid="00e29c06"/>
    </style:style>
    <style:style style:name="T358" style:family="text">
      <style:text-properties style:text-underline-style="none" officeooo:rsid="00f828bf"/>
    </style:style>
    <style:style style:name="T359" style:family="text">
      <style:text-properties style:text-underline-style="none" officeooo:rsid="0110996f"/>
    </style:style>
    <style:style style:name="T360" style:family="text">
      <style:text-properties style:text-underline-style="none" officeooo:rsid="0111a745"/>
    </style:style>
    <style:style style:name="T361" style:family="text">
      <style:text-properties style:text-underline-style="none" officeooo:rsid="012bf79c"/>
    </style:style>
    <style:style style:name="T362" style:family="text">
      <style:text-properties style:text-underline-style="none" officeooo:rsid="013278f5"/>
    </style:style>
    <style:style style:name="T363" style:family="text">
      <style:text-properties style:text-underline-style="none" officeooo:rsid="01347cf4"/>
    </style:style>
    <style:style style:name="T364" style:family="text">
      <style:text-properties style:text-underline-style="none" officeooo:rsid="0135aca0"/>
    </style:style>
    <style:style style:name="T365" style:family="text">
      <style:text-properties style:text-underline-style="none" officeooo:rsid="013f6e68"/>
    </style:style>
    <style:style style:name="T366" style:family="text">
      <style:text-properties style:text-underline-style="none" officeooo:rsid="0145717f"/>
    </style:style>
    <style:style style:name="T367" style:family="text">
      <style:text-properties style:text-underline-style="none" officeooo:rsid="0147d918"/>
    </style:style>
    <style:style style:name="T368" style:family="text">
      <style:text-properties style:text-underline-style="none" officeooo:rsid="0148f958"/>
    </style:style>
    <style:style style:name="T369" style:family="text">
      <style:text-properties style:text-underline-style="none" officeooo:rsid="014a3db3"/>
    </style:style>
    <style:style style:name="T370" style:family="text">
      <style:text-properties style:text-underline-style="none" officeooo:rsid="01464fe1"/>
    </style:style>
    <style:style style:name="T371" style:family="text">
      <style:text-properties style:text-underline-style="none" officeooo:rsid="014a820c"/>
    </style:style>
    <style:style style:name="T372" style:family="text">
      <style:text-properties style:text-underline-style="none" officeooo:rsid="014ba59a"/>
    </style:style>
    <style:style style:name="T373" style:family="text">
      <style:text-properties style:text-underline-style="none" officeooo:rsid="01556168"/>
    </style:style>
    <style:style style:name="T374" style:family="text">
      <style:text-properties style:text-underline-style="none" officeooo:rsid="015ea2e6"/>
    </style:style>
    <style:style style:name="T375" style:family="text">
      <style:text-properties style:text-underline-style="none" officeooo:rsid="0163a0b0"/>
    </style:style>
    <style:style style:name="T376" style:family="text">
      <style:text-properties style:text-underline-style="none" officeooo:rsid="01650646"/>
    </style:style>
    <style:style style:name="T377" style:family="text">
      <style:text-properties style:text-underline-style="none" officeooo:rsid="01692487"/>
    </style:style>
    <style:style style:name="T378" style:family="text">
      <style:text-properties style:text-underline-style="none" officeooo:rsid="016af25c"/>
    </style:style>
    <style:style style:name="T379" style:family="text">
      <style:text-properties style:text-underline-style="none" officeooo:rsid="016efb88"/>
    </style:style>
    <style:style style:name="T380" style:family="text">
      <style:text-properties style:text-underline-style="none" officeooo:rsid="016fa846"/>
    </style:style>
    <style:style style:name="T381" style:family="text">
      <style:text-properties style:text-underline-style="none" officeooo:rsid="0175bf2c"/>
    </style:style>
    <style:style style:name="T382" style:family="text">
      <style:text-properties style:text-underline-style="none" officeooo:rsid="0176179b"/>
    </style:style>
    <style:style style:name="T383" style:family="text">
      <style:text-properties style:text-underline-style="none" officeooo:rsid="017c0008"/>
    </style:style>
    <style:style style:name="T384" style:family="text">
      <style:text-properties style:text-underline-style="none" officeooo:rsid="0183af76"/>
    </style:style>
    <style:style style:name="T385" style:family="text">
      <style:text-properties style:text-underline-style="none" officeooo:rsid="0185e60a"/>
    </style:style>
    <style:style style:name="T386" style:family="text">
      <style:text-properties style:text-underline-style="none" officeooo:rsid="01869499"/>
    </style:style>
    <style:style style:name="T387" style:family="text">
      <style:text-properties style:text-underline-style="none" officeooo:rsid="018ee425"/>
    </style:style>
    <style:style style:name="T388" style:family="text">
      <style:text-properties style:text-underline-style="none" officeooo:rsid="01a3cb73"/>
    </style:style>
    <style:style style:name="T389" style:family="text">
      <style:text-properties style:text-underline-style="none" officeooo:rsid="01ae2286"/>
    </style:style>
    <style:style style:name="T390" style:family="text">
      <style:text-properties style:text-underline-style="none" officeooo:rsid="01ae62bc"/>
    </style:style>
    <style:style style:name="T391" style:family="text">
      <style:text-properties style:text-underline-style="none" officeooo:rsid="00dbd72d"/>
    </style:style>
    <style:style style:name="T392" style:family="text">
      <style:text-properties style:text-underline-style="none" officeooo:rsid="008aaaea"/>
    </style:style>
    <style:style style:name="T393" style:family="text">
      <style:text-properties style:text-underline-style="none" officeooo:rsid="01aeb458"/>
    </style:style>
    <style:style style:name="T394" style:family="text">
      <style:text-properties style:text-underline-style="none" officeooo:rsid="01b2c96d"/>
    </style:style>
    <style:style style:name="T395" style:family="text">
      <style:text-properties style:text-underline-style="none" officeooo:rsid="01b38677"/>
    </style:style>
    <style:style style:name="T396" style:family="text">
      <style:text-properties style:text-underline-style="none" officeooo:rsid="01b52f7b"/>
    </style:style>
    <style:style style:name="T397" style:family="text">
      <style:text-properties style:text-underline-style="none" officeooo:rsid="01b6b3b8"/>
    </style:style>
    <style:style style:name="T398" style:family="text">
      <style:text-properties style:text-underline-style="none" officeooo:rsid="01ba0db6"/>
    </style:style>
    <style:style style:name="T399" style:family="text">
      <style:text-properties style:text-underline-style="none" officeooo:rsid="00e670c3"/>
    </style:style>
    <style:style style:name="T400" style:family="text">
      <style:text-properties style:text-underline-style="none" officeooo:rsid="01bbe4c5"/>
    </style:style>
    <style:style style:name="T401" style:family="text">
      <style:text-properties style:text-underline-style="none" officeooo:rsid="01bd6687"/>
    </style:style>
    <style:style style:name="T402" style:family="text">
      <style:text-properties style:text-underline-style="none" officeooo:rsid="01c2a8bb"/>
    </style:style>
    <style:style style:name="T403" style:family="text">
      <style:text-properties style:text-underline-style="none" officeooo:rsid="01c3126b"/>
    </style:style>
    <style:style style:name="T404" style:family="text">
      <style:text-properties style:text-underline-style="none" officeooo:rsid="01c49de4"/>
    </style:style>
    <style:style style:name="T405" style:family="text">
      <style:text-properties style:text-underline-style="none" officeooo:rsid="01caa302"/>
    </style:style>
    <style:style style:name="T406" style:family="text">
      <style:text-properties style:text-underline-style="none" officeooo:rsid="01cc42a8"/>
    </style:style>
    <style:style style:name="T407" style:family="text">
      <style:text-properties style:text-underline-style="none" officeooo:rsid="01d81190"/>
    </style:style>
    <style:style style:name="T408" style:family="text">
      <style:text-properties style:text-underline-style="none" officeooo:rsid="01da1102"/>
    </style:style>
    <style:style style:name="T409" style:family="text">
      <style:text-properties style:text-underline-style="none" officeooo:rsid="01dfc00d"/>
    </style:style>
    <style:style style:name="T410" style:family="text">
      <style:text-properties style:text-underline-style="none" officeooo:rsid="01e30e08"/>
    </style:style>
    <style:style style:name="T411" style:family="text">
      <style:text-properties style:text-underline-style="none" officeooo:rsid="01e4fca3"/>
    </style:style>
    <style:style style:name="T412" style:family="text">
      <style:text-properties style:text-underline-style="none" officeooo:rsid="01e943c9"/>
    </style:style>
    <style:style style:name="T413" style:family="text">
      <style:text-properties style:text-underline-style="none" officeooo:rsid="01f4c82e"/>
    </style:style>
    <style:style style:name="T414" style:family="text">
      <style:text-properties style:text-underline-style="none" officeooo:rsid="01f7b0c1"/>
    </style:style>
    <style:style style:name="T415" style:family="text">
      <style:text-properties style:text-underline-style="none" officeooo:rsid="01fd58d0"/>
    </style:style>
    <style:style style:name="T416" style:family="text">
      <style:text-properties style:text-underline-style="none" officeooo:rsid="01ff14e8"/>
    </style:style>
    <style:style style:name="T417" style:family="text">
      <style:text-properties style:text-underline-style="none" officeooo:rsid="0205fc8e"/>
    </style:style>
    <style:style style:name="T418" style:family="text">
      <style:text-properties style:text-underline-style="none" officeooo:rsid="0211ea1b"/>
    </style:style>
    <style:style style:name="T419" style:family="text">
      <style:text-properties style:text-underline-style="none" officeooo:rsid="022a7e55"/>
    </style:style>
    <style:style style:name="T420" style:family="text">
      <style:text-properties style:text-underline-style="none" officeooo:rsid="022abf52"/>
    </style:style>
    <style:style style:name="T421" style:family="text">
      <style:text-properties style:text-underline-style="none" officeooo:rsid="022b61c7"/>
    </style:style>
    <style:style style:name="T422" style:family="text">
      <style:text-properties style:text-underline-style="none" officeooo:rsid="022ba03c"/>
    </style:style>
    <style:style style:name="T423" style:family="text">
      <style:text-properties style:text-underline-style="none" officeooo:rsid="022bc9f8"/>
    </style:style>
    <style:style style:name="T424" style:family="text">
      <style:text-properties style:text-underline-style="none" officeooo:rsid="022d6070"/>
    </style:style>
    <style:style style:name="T425" style:family="text">
      <style:text-properties style:text-underline-style="none" officeooo:rsid="022d9cec"/>
    </style:style>
    <style:style style:name="T426" style:family="text">
      <style:text-properties style:text-underline-style="none" officeooo:rsid="022e1b47"/>
    </style:style>
    <style:style style:name="T427" style:family="text">
      <style:text-properties style:text-underline-style="none" officeooo:rsid="02317288"/>
    </style:style>
    <style:style style:name="T428" style:family="text">
      <style:text-properties style:text-underline-style="none" officeooo:rsid="023301c9"/>
    </style:style>
    <style:style style:name="T429" style:family="text">
      <style:text-properties style:text-underline-style="none" officeooo:rsid="02330f92"/>
    </style:style>
    <style:style style:name="T430" style:family="text">
      <style:text-properties style:text-underline-style="none" officeooo:rsid="02359504"/>
    </style:style>
    <style:style style:name="T431" style:family="text">
      <style:text-properties style:text-underline-style="none" officeooo:rsid="023c7392"/>
    </style:style>
    <style:style style:name="T432" style:family="text">
      <style:text-properties style:text-underline-style="none" officeooo:rsid="0240d06d"/>
    </style:style>
    <style:style style:name="T433" style:family="text">
      <style:text-properties style:text-underline-style="none" officeooo:rsid="0243fc06"/>
    </style:style>
    <style:style style:name="T434" style:family="text">
      <style:text-properties style:text-underline-style="none" officeooo:rsid="0246be02"/>
    </style:style>
    <style:style style:name="T435" style:family="text">
      <style:text-properties style:text-underline-style="none" officeooo:rsid="02473c25"/>
    </style:style>
    <style:style style:name="T436" style:family="text">
      <style:text-properties style:text-underline-style="none" officeooo:rsid="0248e476"/>
    </style:style>
    <style:style style:name="T437" style:family="text">
      <style:text-properties style:text-underline-style="none" officeooo:rsid="02498144"/>
    </style:style>
    <style:style style:name="T438" style:family="text">
      <style:text-properties style:text-underline-style="none" officeooo:rsid="0250e096"/>
    </style:style>
    <style:style style:name="T439" style:family="text">
      <style:text-properties style:text-underline-style="none" officeooo:rsid="021840e5"/>
    </style:style>
    <style:style style:name="T440" style:family="text">
      <style:text-properties style:text-underline-style="none" officeooo:rsid="025130f2"/>
    </style:style>
    <style:style style:name="T441" style:family="text">
      <style:text-properties style:text-underline-style="none" officeooo:rsid="021be6da"/>
    </style:style>
    <style:style style:name="T442" style:family="text">
      <style:text-properties style:text-underline-style="none" officeooo:rsid="025c00f6"/>
    </style:style>
    <style:style style:name="T443" style:family="text">
      <style:text-properties style:text-underline-style="none" officeooo:rsid="02681a86"/>
    </style:style>
    <style:style style:name="T444" style:family="text">
      <style:text-properties style:text-underline-style="none" officeooo:rsid="02686193"/>
    </style:style>
    <style:style style:name="T445" style:family="text">
      <style:text-properties style:text-underline-style="none" officeooo:rsid="026b19cd"/>
    </style:style>
    <style:style style:name="T446" style:family="text">
      <style:text-properties style:text-underline-style="none" officeooo:rsid="026d13b5"/>
    </style:style>
    <style:style style:name="T447" style:family="text">
      <style:text-properties style:text-underline-style="none" officeooo:rsid="026f376b"/>
    </style:style>
    <style:style style:name="T448" style:family="text">
      <style:text-properties style:text-underline-style="none" officeooo:rsid="0271e78a"/>
    </style:style>
    <style:style style:name="T449" style:family="text">
      <style:text-properties style:text-underline-style="none" officeooo:rsid="0278e6c9"/>
    </style:style>
    <style:style style:name="T450" style:family="text">
      <style:text-properties style:text-underline-style="none" officeooo:rsid="027acfc9"/>
    </style:style>
    <style:style style:name="T451" style:family="text">
      <style:text-properties style:text-underline-style="none" officeooo:rsid="027d901a"/>
    </style:style>
    <style:style style:name="T452" style:family="text">
      <style:text-properties style:text-underline-style="none" officeooo:rsid="027efda7"/>
    </style:style>
    <style:style style:name="T453" style:family="text">
      <style:text-properties style:text-underline-style="none" officeooo:rsid="0033e935"/>
    </style:style>
    <style:style style:name="T454" style:family="text">
      <style:text-properties style:text-underline-style="none" officeooo:rsid="0020d7b6"/>
    </style:style>
    <style:style style:name="T455" style:family="text">
      <style:text-properties style:text-underline-style="none" officeooo:rsid="004ff732"/>
    </style:style>
    <style:style style:name="T456" style:family="text">
      <style:text-properties style:text-underline-style="none" officeooo:rsid="0281eb89"/>
    </style:style>
    <style:style style:name="T457" style:family="text">
      <style:text-properties style:text-underline-style="none" officeooo:rsid="02839c78"/>
    </style:style>
    <style:style style:name="T458" style:family="text">
      <style:text-properties style:text-underline-style="none" officeooo:rsid="028494d4"/>
    </style:style>
    <style:style style:name="T459" style:family="text">
      <style:text-properties style:text-underline-style="none" officeooo:rsid="02877065"/>
    </style:style>
    <style:style style:name="T460" style:family="text">
      <style:text-properties style:text-underline-style="none" officeooo:rsid="02893d3a"/>
    </style:style>
    <style:style style:name="T461" style:family="text">
      <style:text-properties style:text-underline-style="none" officeooo:rsid="028b31a6"/>
    </style:style>
    <style:style style:name="T462" style:family="text">
      <style:text-properties style:text-underline-style="none" officeooo:rsid="028bdf46"/>
    </style:style>
    <style:style style:name="T463" style:family="text">
      <style:text-properties style:text-underline-style="none" officeooo:rsid="028f9e2d"/>
    </style:style>
    <style:style style:name="T464" style:family="text">
      <style:text-properties style:text-underline-style="none" officeooo:rsid="0290a529"/>
    </style:style>
    <style:style style:name="T465" style:family="text">
      <style:text-properties style:text-underline-style="none" officeooo:rsid="0291b0ab"/>
    </style:style>
    <style:style style:name="T466" style:family="text">
      <style:text-properties style:text-underline-style="none" officeooo:rsid="0293a459"/>
    </style:style>
    <style:style style:name="T467" style:family="text">
      <style:text-properties style:text-underline-style="none" officeooo:rsid="007e274a"/>
    </style:style>
    <style:style style:name="T468" style:family="text">
      <style:text-properties style:text-underline-style="none" officeooo:rsid="0021d79f"/>
    </style:style>
    <style:style style:name="T469" style:family="text">
      <style:text-properties style:text-underline-style="none" officeooo:rsid="02953b46"/>
    </style:style>
    <style:style style:name="T470" style:family="text">
      <style:text-properties style:text-underline-style="none" officeooo:rsid="0297688e"/>
    </style:style>
    <style:style style:name="T471" style:family="text">
      <style:text-properties style:text-underline-style="none" officeooo:rsid="0297badf"/>
    </style:style>
    <style:style style:name="T472" style:family="text">
      <style:text-properties style:text-underline-style="none" officeooo:rsid="0298dbe6"/>
    </style:style>
    <style:style style:name="T473" style:family="text">
      <style:text-properties style:text-underline-style="none" officeooo:rsid="029a5356"/>
    </style:style>
    <style:style style:name="T474" style:family="text">
      <style:text-properties style:text-underline-style="none" officeooo:rsid="029b9b9c"/>
    </style:style>
    <style:style style:name="T475" style:family="text">
      <style:text-properties style:text-underline-style="none" officeooo:rsid="029cee9f"/>
    </style:style>
    <style:style style:name="T476" style:family="text">
      <style:text-properties style:text-underline-style="none" officeooo:rsid="029f4d5a"/>
    </style:style>
    <style:style style:name="T477" style:family="text">
      <style:text-properties style:text-underline-style="none" officeooo:rsid="02a0370e"/>
    </style:style>
    <style:style style:name="T478" style:family="text">
      <style:text-properties style:text-underline-style="none" officeooo:rsid="02a4119a"/>
    </style:style>
    <style:style style:name="T479" style:family="text">
      <style:text-properties style:text-underline-style="none" officeooo:rsid="02b481fe"/>
    </style:style>
    <style:style style:name="T480" style:family="text">
      <style:text-properties style:text-underline-style="none" officeooo:rsid="02be3f58"/>
    </style:style>
    <style:style style:name="T481" style:family="text">
      <style:text-properties style:text-underline-style="none" officeooo:rsid="02be5bae"/>
    </style:style>
    <style:style style:name="T482" style:family="text">
      <style:text-properties style:text-underline-style="none" officeooo:rsid="02c6453f"/>
    </style:style>
    <style:style style:name="T483" style:family="text">
      <style:text-properties style:text-underline-style="none" officeooo:rsid="02ca3986"/>
    </style:style>
    <style:style style:name="T484" style:family="text">
      <style:text-properties style:text-underline-style="none" officeooo:rsid="00f5acda"/>
    </style:style>
    <style:style style:name="T485" style:family="text">
      <style:text-properties style:text-underline-style="none" officeooo:rsid="02cd49ec"/>
    </style:style>
    <style:style style:name="T486" style:family="text">
      <style:text-properties style:text-underline-style="none" officeooo:rsid="02d0cd31"/>
    </style:style>
    <style:style style:name="T487" style:family="text">
      <style:text-properties style:text-underline-style="none" officeooo:rsid="02d31e6f"/>
    </style:style>
    <style:style style:name="T488" style:family="text">
      <style:text-properties style:text-underline-style="none" officeooo:rsid="02dec3a1"/>
    </style:style>
    <style:style style:name="T489" style:family="text">
      <style:text-properties style:text-underline-style="none" officeooo:rsid="02e958ab"/>
    </style:style>
    <style:style style:name="T490" style:family="text">
      <style:text-properties style:text-underline-style="none" officeooo:rsid="02eb3bd7"/>
    </style:style>
    <style:style style:name="T491" style:family="text">
      <style:text-properties style:text-underline-style="none" officeooo:rsid="02fae70d"/>
    </style:style>
    <style:style style:name="T492" style:family="text">
      <style:text-properties style:text-underline-style="none" officeooo:rsid="02fe6b0a"/>
    </style:style>
    <style:style style:name="T493" style:family="text">
      <style:text-properties style:text-underline-style="none" officeooo:rsid="02fe9be5"/>
    </style:style>
    <style:style style:name="T494" style:family="text">
      <style:text-properties style:text-underline-style="none" officeooo:rsid="0302a2aa"/>
    </style:style>
    <style:style style:name="T495" style:family="text">
      <style:text-properties style:text-underline-style="none" officeooo:rsid="03066e65"/>
    </style:style>
    <style:style style:name="T496" style:family="text">
      <style:text-properties style:text-underline-style="none" officeooo:rsid="030972aa"/>
    </style:style>
    <style:style style:name="T497" style:family="text">
      <style:text-properties style:text-underline-style="none" officeooo:rsid="030abca2"/>
    </style:style>
    <style:style style:name="T498" style:family="text">
      <style:text-properties style:text-underline-style="none" officeooo:rsid="030ba9d7"/>
    </style:style>
    <style:style style:name="T499" style:family="text">
      <style:text-properties style:text-underline-style="none" officeooo:rsid="030e7ca8"/>
    </style:style>
    <style:style style:name="T500" style:family="text">
      <style:text-properties style:text-underline-style="none" officeooo:rsid="030eca0e"/>
    </style:style>
    <style:style style:name="T501" style:family="text">
      <style:text-properties style:text-underline-style="none" officeooo:rsid="030fe31b"/>
    </style:style>
    <style:style style:name="T502" style:family="text">
      <style:text-properties style:text-underline-style="none" officeooo:rsid="03113d0f"/>
    </style:style>
    <style:style style:name="T503" style:family="text">
      <style:text-properties style:text-underline-style="none" officeooo:rsid="03129ec5"/>
    </style:style>
    <style:style style:name="T504" style:family="text">
      <style:text-properties style:text-underline-style="none" officeooo:rsid="0313cc63"/>
    </style:style>
    <style:style style:name="T505" style:family="text">
      <style:text-properties style:text-underline-style="none" officeooo:rsid="031870ac"/>
    </style:style>
    <style:style style:name="T506" style:family="text">
      <style:text-properties style:text-underline-style="none" officeooo:rsid="031a14f8"/>
    </style:style>
    <style:style style:name="T507" style:family="text">
      <style:text-properties style:text-underline-style="none" officeooo:rsid="031eb2a3"/>
    </style:style>
    <style:style style:name="T508" style:family="text">
      <style:text-properties style:text-underline-style="none" officeooo:rsid="0328a217"/>
    </style:style>
    <style:style style:name="T509" style:family="text">
      <style:text-properties style:text-underline-style="none" officeooo:rsid="03290a99"/>
    </style:style>
    <style:style style:name="T510" style:family="text">
      <style:text-properties style:text-underline-style="none" officeooo:rsid="03293b06"/>
    </style:style>
    <style:style style:name="T511" style:family="text">
      <style:text-properties style:text-underline-style="none" officeooo:rsid="03297d52"/>
    </style:style>
    <style:style style:name="T512" style:family="text">
      <style:text-properties style:text-underline-style="none" officeooo:rsid="032b43c4"/>
    </style:style>
    <style:style style:name="T513" style:family="text">
      <style:text-properties style:text-underline-style="none" officeooo:rsid="032cf9b6"/>
    </style:style>
    <style:style style:name="T514" style:family="text">
      <style:text-properties style:text-underline-style="none" officeooo:rsid="032d0177"/>
    </style:style>
    <style:style style:name="T515" style:family="text">
      <style:text-properties style:text-underline-style="none" officeooo:rsid="032e16c1"/>
    </style:style>
    <style:style style:name="T516" style:family="text">
      <style:text-properties style:text-underline-style="none" officeooo:rsid="0331e898"/>
    </style:style>
    <style:style style:name="T517" style:family="text">
      <style:text-properties style:text-underline-style="none" officeooo:rsid="03326901"/>
    </style:style>
    <style:style style:name="T518" style:family="text">
      <style:text-properties style:text-underline-style="none" officeooo:rsid="0334e7f5"/>
    </style:style>
    <style:style style:name="T519" style:family="text">
      <style:text-properties style:text-underline-style="none" officeooo:rsid="0336e2a1"/>
    </style:style>
    <style:style style:name="T520" style:family="text">
      <style:text-properties style:text-underline-style="none" officeooo:rsid="03380f4a"/>
    </style:style>
    <style:style style:name="T521" style:family="text">
      <style:text-properties style:text-underline-style="none" officeooo:rsid="03389115"/>
    </style:style>
    <style:style style:name="T522" style:family="text">
      <style:text-properties style:text-underline-style="none" officeooo:rsid="033a752f"/>
    </style:style>
    <style:style style:name="T523" style:family="text">
      <style:text-properties style:text-underline-style="none" officeooo:rsid="0346af15"/>
    </style:style>
    <style:style style:name="T524" style:family="text">
      <style:text-properties style:text-underline-style="none" officeooo:rsid="03501507"/>
    </style:style>
    <style:style style:name="T525" style:family="text">
      <style:text-properties style:text-underline-style="none" officeooo:rsid="03589f8b"/>
    </style:style>
    <style:style style:name="T526" style:family="text">
      <style:text-properties style:text-underline-style="none" officeooo:rsid="035a388c"/>
    </style:style>
    <style:style style:name="T527" style:family="text">
      <style:text-properties style:text-underline-style="none" officeooo:rsid="035bb4c1"/>
    </style:style>
    <style:style style:name="T528" style:family="text">
      <style:text-properties style:text-underline-style="none" officeooo:rsid="035da65e"/>
    </style:style>
    <style:style style:name="T529" style:family="text">
      <style:text-properties style:text-underline-style="none" officeooo:rsid="035fa9b8"/>
    </style:style>
    <style:style style:name="T530" style:family="text">
      <style:text-properties style:text-underline-style="none" officeooo:rsid="0361fe1e"/>
    </style:style>
    <style:style style:name="T531" style:family="text">
      <style:text-properties style:text-underline-style="none" officeooo:rsid="036380ca"/>
    </style:style>
    <style:style style:name="T532" style:family="text">
      <style:text-properties style:text-underline-style="none" officeooo:rsid="0364c1fa"/>
    </style:style>
    <style:style style:name="T533" style:family="text">
      <style:text-properties style:text-underline-style="none" officeooo:rsid="0366c958"/>
    </style:style>
    <style:style style:name="T534" style:family="text">
      <style:text-properties style:text-underline-style="none" officeooo:rsid="03686d5b"/>
    </style:style>
    <style:style style:name="T535" style:family="text">
      <style:text-properties style:text-underline-style="none" officeooo:rsid="0368d544"/>
    </style:style>
    <style:style style:name="T536" style:family="text">
      <style:text-properties style:text-underline-style="none" officeooo:rsid="036ae172"/>
    </style:style>
    <style:style style:name="T537" style:family="text">
      <style:text-properties style:text-underline-style="none" officeooo:rsid="036de3be"/>
    </style:style>
    <style:style style:name="T538" style:family="text">
      <style:text-properties style:text-underline-style="none" officeooo:rsid="036fdad7"/>
    </style:style>
    <style:style style:name="T539" style:family="text">
      <style:text-properties style:text-underline-style="none" officeooo:rsid="03723faa"/>
    </style:style>
    <style:style style:name="T540" style:family="text">
      <style:text-properties style:text-underline-style="none" officeooo:rsid="0377e80a"/>
    </style:style>
    <style:style style:name="T541" style:family="text">
      <style:text-properties style:text-underline-style="none" officeooo:rsid="007b57a9"/>
    </style:style>
    <style:style style:name="T542" style:family="text">
      <style:text-properties style:text-underline-style="none" officeooo:rsid="03788942"/>
    </style:style>
    <style:style style:name="T543" style:family="text">
      <style:text-properties style:text-underline-style="none" officeooo:rsid="03791ce4"/>
    </style:style>
    <style:style style:name="T544" style:family="text">
      <style:text-properties style:text-underline-style="none" officeooo:rsid="033e05fa"/>
    </style:style>
    <style:style style:name="T545" style:family="text">
      <style:text-properties style:text-underline-style="none" officeooo:rsid="037c3aa3"/>
    </style:style>
    <style:style style:name="T546" style:family="text">
      <style:text-properties style:text-underline-style="none" officeooo:rsid="037df8b3"/>
    </style:style>
    <style:style style:name="T547" style:family="text">
      <style:text-properties style:text-underline-style="none" officeooo:rsid="037fc92b"/>
    </style:style>
    <style:style style:name="T548" style:family="text">
      <style:text-properties style:text-underline-style="none" officeooo:rsid="0380283b"/>
    </style:style>
    <style:style style:name="T549" style:family="text">
      <style:text-properties style:text-underline-style="none" officeooo:rsid="0381adbc"/>
    </style:style>
    <style:style style:name="T550" style:family="text">
      <style:text-properties style:text-underline-style="none" officeooo:rsid="03824eea"/>
    </style:style>
    <style:style style:name="T551" style:family="text">
      <style:text-properties style:text-underline-style="none" officeooo:rsid="038414b6"/>
    </style:style>
    <style:style style:name="T552" style:family="text">
      <style:text-properties style:text-underline-style="none" officeooo:rsid="038433b9"/>
    </style:style>
    <style:style style:name="T553" style:family="text">
      <style:text-properties style:text-underline-style="none" officeooo:rsid="038495be"/>
    </style:style>
    <style:style style:name="T554" style:family="text">
      <style:text-properties style:text-underline-style="none" officeooo:rsid="03865814"/>
    </style:style>
    <style:style style:name="T555" style:family="text">
      <style:text-properties style:text-underline-style="none" officeooo:rsid="038cfdb2"/>
    </style:style>
    <style:style style:name="T556" style:family="text">
      <style:text-properties style:text-underline-style="none" officeooo:rsid="038f422c"/>
    </style:style>
    <style:style style:name="T557" style:family="text">
      <style:text-properties style:text-underline-style="none" officeooo:rsid="03933377"/>
    </style:style>
    <style:style style:name="T558" style:family="text">
      <style:text-properties style:text-underline-style="none" officeooo:rsid="0393ab37"/>
    </style:style>
    <style:style style:name="T559" style:family="text">
      <style:text-properties style:text-underline-style="none" officeooo:rsid="03963cbe"/>
    </style:style>
    <style:style style:name="T560" style:family="text">
      <style:text-properties style:text-underline-style="none" officeooo:rsid="0398348c"/>
    </style:style>
    <style:style style:name="T561" style:family="text">
      <style:text-properties style:text-underline-style="none" officeooo:rsid="039a2bbd"/>
    </style:style>
    <style:style style:name="T562" style:family="text">
      <style:text-properties style:text-underline-style="none" officeooo:rsid="039e6086"/>
    </style:style>
    <style:style style:name="T563" style:family="text">
      <style:text-properties style:text-underline-style="none" officeooo:rsid="039f8794"/>
    </style:style>
    <style:style style:name="T564" style:family="text">
      <style:text-properties style:text-underline-style="none" officeooo:rsid="03a056b6"/>
    </style:style>
    <style:style style:name="T565" style:family="text">
      <style:text-properties style:text-underline-style="none" officeooo:rsid="03a66a34"/>
    </style:style>
    <style:style style:name="T566" style:family="text">
      <style:text-properties style:text-underline-style="none" officeooo:rsid="03a6da9a"/>
    </style:style>
    <style:style style:name="T567" style:family="text">
      <style:text-properties style:text-underline-style="none" officeooo:rsid="03a7759d"/>
    </style:style>
    <style:style style:name="T568" style:family="text">
      <style:text-properties style:text-underline-style="none" officeooo:rsid="03a82470"/>
    </style:style>
    <style:style style:name="T569" style:family="text">
      <style:text-properties style:text-underline-style="none" officeooo:rsid="03a8d617"/>
    </style:style>
    <style:style style:name="T570" style:family="text">
      <style:text-properties style:text-underline-style="none" officeooo:rsid="03aad435"/>
    </style:style>
    <style:style style:name="T571" style:family="text">
      <style:text-properties style:text-underline-style="none" officeooo:rsid="03ac5834"/>
    </style:style>
    <style:style style:name="T572" style:family="text">
      <style:text-properties style:text-underline-style="none" officeooo:rsid="03aece32"/>
    </style:style>
    <style:style style:name="T573" style:family="text">
      <style:text-properties style:text-underline-style="none" officeooo:rsid="03b0557a"/>
    </style:style>
    <style:style style:name="T574" style:family="text">
      <style:text-properties style:text-underline-style="none" officeooo:rsid="03b2faa4"/>
    </style:style>
    <style:style style:name="T575" style:family="text">
      <style:text-properties style:text-underline-style="none" officeooo:rsid="03b5e26d"/>
    </style:style>
    <style:style style:name="T576" style:family="text">
      <style:text-properties style:text-underline-style="none" officeooo:rsid="03b6ab3d"/>
    </style:style>
    <style:style style:name="T577" style:family="text">
      <style:text-properties style:text-underline-style="none" officeooo:rsid="03bc519f"/>
    </style:style>
    <style:style style:name="T578" style:family="text">
      <style:text-properties style:text-underline-style="none" officeooo:rsid="03c3fc64"/>
    </style:style>
    <style:style style:name="T579" style:family="text">
      <style:text-properties style:text-underline-style="none" officeooo:rsid="03c5f629"/>
    </style:style>
    <style:style style:name="T580" style:family="text">
      <style:text-properties style:text-underline-style="none" officeooo:rsid="03c67b71"/>
    </style:style>
    <style:style style:name="T581" style:family="text">
      <style:text-properties style:text-underline-style="none" officeooo:rsid="03c86ea5"/>
    </style:style>
    <style:style style:name="T582" style:family="text">
      <style:text-properties style:text-underline-style="none" officeooo:rsid="03ca0227"/>
    </style:style>
    <style:style style:name="T583" style:family="text">
      <style:text-properties style:text-underline-style="none" officeooo:rsid="03ccb450"/>
    </style:style>
    <style:style style:name="T584" style:family="text">
      <style:text-properties style:text-underline-style="none" officeooo:rsid="0048e4ff"/>
    </style:style>
    <style:style style:name="T585" style:family="text">
      <style:text-properties style:text-underline-style="none" officeooo:rsid="03cdfce3"/>
    </style:style>
    <style:style style:name="T586" style:family="text">
      <style:text-properties style:text-underline-style="none" officeooo:rsid="03cf7b83"/>
    </style:style>
    <style:style style:name="T587" style:family="text">
      <style:text-properties style:text-underline-style="none" officeooo:rsid="03d18cd0"/>
    </style:style>
    <style:style style:name="T588" style:family="text">
      <style:text-properties style:text-underline-style="none" officeooo:rsid="03d192d6"/>
    </style:style>
    <style:style style:name="T589" style:family="text">
      <style:text-properties style:text-underline-style="none" officeooo:rsid="03d20ca9"/>
    </style:style>
    <style:style style:name="T590" style:family="text">
      <style:text-properties style:text-underline-style="none" officeooo:rsid="03d27d1c"/>
    </style:style>
    <style:style style:name="T591" style:family="text">
      <style:text-properties style:text-underline-style="none" officeooo:rsid="03d4525f"/>
    </style:style>
    <style:style style:name="T592" style:family="text">
      <style:text-properties style:text-underline-style="none" officeooo:rsid="03d64a29"/>
    </style:style>
    <style:style style:name="T593" style:family="text">
      <style:text-properties style:text-underline-style="none" officeooo:rsid="03da3562"/>
    </style:style>
    <style:style style:name="T594" style:family="text">
      <style:text-properties style:text-underline-style="none" officeooo:rsid="03ddeb60"/>
    </style:style>
    <style:style style:name="T595" style:family="text">
      <style:text-properties style:text-underline-style="none" officeooo:rsid="03df8742"/>
    </style:style>
    <style:style style:name="T596" style:family="text">
      <style:text-properties style:text-underline-style="none" officeooo:rsid="03e04e33"/>
    </style:style>
    <style:style style:name="T597" style:family="text">
      <style:text-properties style:text-underline-style="none" officeooo:rsid="03e1ed86"/>
    </style:style>
    <style:style style:name="T598" style:family="text">
      <style:text-properties style:text-underline-style="none" officeooo:rsid="03e24f8b"/>
    </style:style>
    <style:style style:name="T599" style:family="text">
      <style:text-properties style:text-underline-style="none" officeooo:rsid="03e36574"/>
    </style:style>
    <style:style style:name="T600" style:family="text">
      <style:text-properties style:text-underline-style="none" officeooo:rsid="03e3f7c5"/>
    </style:style>
    <style:style style:name="T601" style:family="text">
      <style:text-properties style:text-underline-style="none" officeooo:rsid="03e59f35"/>
    </style:style>
    <style:style style:name="T602" style:family="text">
      <style:text-properties style:text-underline-style="none" officeooo:rsid="03fbca6f"/>
    </style:style>
    <style:style style:name="T603" style:family="text">
      <style:text-properties style:text-underline-style="none" officeooo:rsid="03fc797e"/>
    </style:style>
    <style:style style:name="T604" style:family="text">
      <style:text-properties style:text-underline-style="none" officeooo:rsid="03fe4ee7"/>
    </style:style>
    <style:style style:name="T605" style:family="text">
      <style:text-properties style:text-underline-style="none" officeooo:rsid="009e13cd"/>
    </style:style>
    <style:style style:name="T606" style:family="text">
      <style:text-properties officeooo:rsid="0021eefc"/>
    </style:style>
    <style:style style:name="T607" style:family="text">
      <style:text-properties officeooo:rsid="0015984f"/>
    </style:style>
    <style:style style:name="T608" style:family="text">
      <style:text-properties officeooo:rsid="00165a41"/>
    </style:style>
    <style:style style:name="T609" style:family="text">
      <style:text-properties officeooo:rsid="00254286"/>
    </style:style>
    <style:style style:name="T610" style:family="text">
      <style:text-properties officeooo:rsid="001723b8"/>
    </style:style>
    <style:style style:name="T611" style:family="text">
      <style:text-properties officeooo:rsid="002a400f"/>
    </style:style>
    <style:style style:name="T612" style:family="text">
      <style:text-properties officeooo:rsid="002d5df3"/>
    </style:style>
    <style:style style:name="T613" style:family="text">
      <style:text-properties fo:font-style="italic" style:font-style-asian="italic" style:font-style-complex="italic"/>
    </style:style>
    <style:style style:name="T614" style:family="text">
      <style:text-properties fo:font-style="italic" officeooo:rsid="000cb8c6" style:font-style-asian="italic" style:font-style-complex="italic"/>
    </style:style>
    <style:style style:name="T615" style:family="text">
      <style:text-properties fo:font-style="italic" officeooo:rsid="005e76e0" style:font-style-asian="italic" style:font-style-complex="italic"/>
    </style:style>
    <style:style style:name="T616" style:family="text">
      <style:text-properties fo:font-style="italic" officeooo:rsid="006aab10" style:font-style-asian="italic" style:font-style-complex="italic"/>
    </style:style>
    <style:style style:name="T617" style:family="text">
      <style:text-properties fo:font-style="italic" officeooo:rsid="0074f852" style:font-style-asian="italic" style:font-style-complex="italic"/>
    </style:style>
    <style:style style:name="T618" style:family="text">
      <style:text-properties fo:font-style="italic" officeooo:rsid="007a3ed9" style:font-style-asian="italic" style:font-style-complex="italic"/>
    </style:style>
    <style:style style:name="T619" style:family="text">
      <style:text-properties fo:font-style="italic" officeooo:rsid="0065940b" style:font-style-asian="italic" style:font-style-complex="italic"/>
    </style:style>
    <style:style style:name="T620" style:family="text">
      <style:text-properties fo:font-style="italic" officeooo:rsid="008334fa" style:font-style-asian="italic" style:font-style-complex="italic"/>
    </style:style>
    <style:style style:name="T621" style:family="text">
      <style:text-properties fo:font-style="italic" officeooo:rsid="006cb9be" style:font-style-asian="italic" style:font-style-complex="italic"/>
    </style:style>
    <style:style style:name="T622" style:family="text">
      <style:text-properties fo:font-style="italic" officeooo:rsid="008a2a41" style:font-style-asian="italic" style:font-style-complex="italic"/>
    </style:style>
    <style:style style:name="T623" style:family="text">
      <style:text-properties fo:font-style="italic" officeooo:rsid="008aaaea" style:font-style-asian="italic" style:font-style-complex="italic"/>
    </style:style>
    <style:style style:name="T624" style:family="text">
      <style:text-properties fo:font-style="italic" officeooo:rsid="008e4e44" style:font-style-asian="italic" style:font-style-complex="italic"/>
    </style:style>
    <style:style style:name="T625" style:family="text">
      <style:text-properties fo:font-style="italic" officeooo:rsid="00918078" style:font-style-asian="italic" style:font-style-complex="italic"/>
    </style:style>
    <style:style style:name="T626" style:family="text">
      <style:text-properties fo:font-style="italic" officeooo:rsid="0075b096" style:font-style-asian="italic" style:font-style-complex="italic"/>
    </style:style>
    <style:style style:name="T627" style:family="text">
      <style:text-properties fo:font-style="italic" officeooo:rsid="003a8cac" style:font-style-asian="italic" style:font-style-complex="italic"/>
    </style:style>
    <style:style style:name="T628" style:family="text">
      <style:text-properties fo:font-style="italic" officeooo:rsid="0034f590" style:font-style-asian="italic" style:font-style-complex="italic"/>
    </style:style>
    <style:style style:name="T629" style:family="text">
      <style:text-properties fo:font-style="italic" officeooo:rsid="00505231" style:font-style-asian="italic" style:font-style-complex="italic"/>
    </style:style>
    <style:style style:name="T630" style:family="text">
      <style:text-properties fo:font-style="italic" officeooo:rsid="002a400f" style:font-style-asian="italic" style:font-style-complex="italic"/>
    </style:style>
    <style:style style:name="T631" style:family="text">
      <style:text-properties fo:font-style="italic" officeooo:rsid="003ef47a" style:font-style-asian="italic" style:font-style-complex="italic"/>
    </style:style>
    <style:style style:name="T632" style:family="text">
      <style:text-properties fo:font-style="italic" officeooo:rsid="0026815d" style:font-style-asian="italic" style:font-style-complex="italic"/>
    </style:style>
    <style:style style:name="T633" style:family="text">
      <style:text-properties fo:font-style="italic" officeooo:rsid="003c7b07" style:font-style-asian="italic" style:font-style-complex="italic"/>
    </style:style>
    <style:style style:name="T634" style:family="text">
      <style:text-properties fo:font-style="italic" officeooo:rsid="001723b8" style:font-style-asian="italic" style:font-style-complex="italic"/>
    </style:style>
    <style:style style:name="T635" style:family="text">
      <style:text-properties fo:font-style="italic" officeooo:rsid="00a79763" style:font-style-asian="italic" style:font-style-complex="italic"/>
    </style:style>
    <style:style style:name="T636" style:family="text">
      <style:text-properties fo:font-style="italic" officeooo:rsid="00a8f7e4" style:font-style-asian="italic" style:font-style-complex="italic"/>
    </style:style>
    <style:style style:name="T637" style:family="text">
      <style:text-properties fo:font-style="italic" officeooo:rsid="00a96bf9" style:font-style-asian="italic" style:font-style-complex="italic"/>
    </style:style>
    <style:style style:name="T638" style:family="text">
      <style:text-properties fo:font-style="italic" officeooo:rsid="00ab55d9" style:font-style-asian="italic" style:font-style-complex="italic"/>
    </style:style>
    <style:style style:name="T639" style:family="text">
      <style:text-properties fo:font-style="italic" officeooo:rsid="00b03697" style:font-style-asian="italic" style:font-style-complex="italic"/>
    </style:style>
    <style:style style:name="T640" style:family="text">
      <style:text-properties fo:font-style="italic" officeooo:rsid="00b04bf8" style:font-style-asian="italic" style:font-style-complex="italic"/>
    </style:style>
    <style:style style:name="T641" style:family="text">
      <style:text-properties fo:font-style="italic" officeooo:rsid="00b906cd" style:font-style-asian="italic" style:font-style-complex="italic"/>
    </style:style>
    <style:style style:name="T642" style:family="text">
      <style:text-properties fo:font-style="italic" officeooo:rsid="00bb1c57" style:font-style-asian="italic" style:font-style-complex="italic"/>
    </style:style>
    <style:style style:name="T643" style:family="text">
      <style:text-properties fo:font-style="italic" officeooo:rsid="00bc7a14" style:font-style-asian="italic" style:font-style-complex="italic"/>
    </style:style>
    <style:style style:name="T644" style:family="text">
      <style:text-properties fo:font-style="italic" officeooo:rsid="00c10c56" style:font-style-asian="italic" style:font-style-complex="italic"/>
    </style:style>
    <style:style style:name="T645" style:family="text">
      <style:text-properties fo:font-style="italic" officeooo:rsid="00c1f8b0" style:font-style-asian="italic" style:font-style-complex="italic"/>
    </style:style>
    <style:style style:name="T646" style:family="text">
      <style:text-properties fo:font-style="italic" officeooo:rsid="009bde3e" style:font-style-asian="italic" style:font-style-complex="italic"/>
    </style:style>
    <style:style style:name="T647" style:family="text">
      <style:text-properties fo:font-style="italic" officeooo:rsid="008bb03d" style:font-style-asian="italic" style:font-style-complex="italic"/>
    </style:style>
    <style:style style:name="T648" style:family="text">
      <style:text-properties fo:font-style="italic" officeooo:rsid="00c3632a" style:font-style-asian="italic" style:font-style-complex="italic"/>
    </style:style>
    <style:style style:name="T649" style:family="text">
      <style:text-properties fo:font-style="italic" officeooo:rsid="00c558b9" style:font-style-asian="italic" style:font-style-complex="italic"/>
    </style:style>
    <style:style style:name="T650" style:family="text">
      <style:text-properties fo:font-style="italic" officeooo:rsid="00c5829b" style:font-style-asian="italic" style:font-style-complex="italic"/>
    </style:style>
    <style:style style:name="T651" style:family="text">
      <style:text-properties fo:font-style="italic" officeooo:rsid="00cb6c23" style:font-style-asian="italic" style:font-style-complex="italic"/>
    </style:style>
    <style:style style:name="T652" style:family="text">
      <style:text-properties fo:font-style="italic" officeooo:rsid="00ccbf05" style:font-style-asian="italic" style:font-style-complex="italic"/>
    </style:style>
    <style:style style:name="T653" style:family="text">
      <style:text-properties fo:font-style="italic" officeooo:rsid="00ceb089" style:font-style-asian="italic" style:font-style-complex="italic"/>
    </style:style>
    <style:style style:name="T654" style:family="text">
      <style:text-properties fo:font-style="italic" officeooo:rsid="00cee731" style:font-style-asian="italic" style:font-style-complex="italic"/>
    </style:style>
    <style:style style:name="T655" style:family="text">
      <style:text-properties fo:font-style="italic" officeooo:rsid="00d07f95" style:font-style-asian="italic" style:font-style-complex="italic"/>
    </style:style>
    <style:style style:name="T656" style:family="text">
      <style:text-properties fo:font-style="italic" officeooo:rsid="00d5ee79" style:font-style-asian="italic" style:font-style-complex="italic"/>
    </style:style>
    <style:style style:name="T657" style:family="text">
      <style:text-properties fo:font-style="italic" officeooo:rsid="00d64a9f" style:font-style-asian="italic" style:font-style-complex="italic"/>
    </style:style>
    <style:style style:name="T658" style:family="text">
      <style:text-properties fo:font-style="italic" officeooo:rsid="00da2f2d" style:font-style-asian="italic" style:font-style-complex="italic"/>
    </style:style>
    <style:style style:name="T659" style:family="text">
      <style:text-properties fo:font-style="italic" officeooo:rsid="00dbd72d" style:font-style-asian="italic" style:font-style-complex="italic"/>
    </style:style>
    <style:style style:name="T660" style:family="text">
      <style:text-properties fo:font-style="italic" officeooo:rsid="00dbe601" style:font-style-asian="italic" style:font-style-complex="italic"/>
    </style:style>
    <style:style style:name="T661" style:family="text">
      <style:text-properties fo:font-style="italic" officeooo:rsid="00dd10ef" style:font-style-asian="italic" style:font-style-complex="italic"/>
    </style:style>
    <style:style style:name="T662" style:family="text">
      <style:text-properties fo:font-style="italic" officeooo:rsid="0108bbc2" style:font-style-asian="italic" style:font-style-complex="italic"/>
    </style:style>
    <style:style style:name="T663" style:family="text">
      <style:text-properties fo:font-style="italic" officeooo:rsid="010a9f4c" style:font-style-asian="italic" style:font-style-complex="italic"/>
    </style:style>
    <style:style style:name="T664" style:family="text">
      <style:text-properties fo:font-style="italic" officeooo:rsid="010f30be" style:font-style-asian="italic" style:font-style-complex="italic"/>
    </style:style>
    <style:style style:name="T665" style:family="text">
      <style:text-properties fo:font-style="italic" officeooo:rsid="01125fd6" style:font-style-asian="italic" style:font-style-complex="italic"/>
    </style:style>
    <style:style style:name="T666" style:family="text">
      <style:text-properties fo:font-style="italic" officeooo:rsid="0113fd3b" style:font-style-asian="italic" style:font-style-complex="italic"/>
    </style:style>
    <style:style style:name="T667" style:family="text">
      <style:text-properties fo:font-style="italic" officeooo:rsid="0116a407" style:font-style-asian="italic" style:font-style-complex="italic"/>
    </style:style>
    <style:style style:name="T668" style:family="text">
      <style:text-properties fo:font-style="italic" officeooo:rsid="0116d302" style:font-style-asian="italic" style:font-style-complex="italic"/>
    </style:style>
    <style:style style:name="T669" style:family="text">
      <style:text-properties fo:font-style="italic" officeooo:rsid="00d8ec89" style:font-style-asian="italic" style:font-style-complex="italic"/>
    </style:style>
    <style:style style:name="T670" style:family="text">
      <style:text-properties fo:font-style="italic" officeooo:rsid="012bf79c" style:font-style-asian="italic" style:font-style-complex="italic"/>
    </style:style>
    <style:style style:name="T671" style:family="text">
      <style:text-properties fo:font-style="italic" officeooo:rsid="01318535" style:font-style-asian="italic" style:font-style-complex="italic"/>
    </style:style>
    <style:style style:name="T672" style:family="text">
      <style:text-properties fo:font-style="italic" officeooo:rsid="01347cf4" style:font-style-asian="italic" style:font-style-complex="italic"/>
    </style:style>
    <style:style style:name="T673" style:family="text">
      <style:text-properties fo:font-style="italic" officeooo:rsid="013fc95b" style:font-style-asian="italic" style:font-style-complex="italic"/>
    </style:style>
    <style:style style:name="T674" style:family="text">
      <style:text-properties fo:font-style="italic" officeooo:rsid="0140d24a" style:font-style-asian="italic" style:font-style-complex="italic"/>
    </style:style>
    <style:style style:name="T675" style:family="text">
      <style:text-properties fo:font-style="italic" officeooo:rsid="01419a52" style:font-style-asian="italic" style:font-style-complex="italic"/>
    </style:style>
    <style:style style:name="T676" style:family="text">
      <style:text-properties fo:font-style="italic" officeooo:rsid="0145717f" style:font-style-asian="italic" style:font-style-complex="italic"/>
    </style:style>
    <style:style style:name="T677" style:family="text">
      <style:text-properties fo:font-style="italic" officeooo:rsid="0147d918" style:font-style-asian="italic" style:font-style-complex="italic"/>
    </style:style>
    <style:style style:name="T678" style:family="text">
      <style:text-properties fo:font-style="italic" officeooo:rsid="0148f958" style:font-style-asian="italic" style:font-style-complex="italic"/>
    </style:style>
    <style:style style:name="T679" style:family="text">
      <style:text-properties fo:font-style="italic" officeooo:rsid="01a47c00" style:font-style-asian="italic" style:font-style-complex="italic"/>
    </style:style>
    <style:style style:name="T680" style:family="text">
      <style:text-properties fo:font-style="italic" officeooo:rsid="01a6a7c0" style:font-style-asian="italic" style:font-style-complex="italic"/>
    </style:style>
    <style:style style:name="T681" style:family="text">
      <style:text-properties fo:font-style="italic" officeooo:rsid="01d14b1d" style:font-style-asian="italic" style:font-style-complex="italic"/>
    </style:style>
    <style:style style:name="T682" style:family="text">
      <style:text-properties fo:font-style="italic" officeooo:rsid="01dfc00d" style:font-style-asian="italic" style:font-style-complex="italic"/>
    </style:style>
    <style:style style:name="T683" style:family="text">
      <style:text-properties fo:font-style="italic" officeooo:rsid="021fa407" style:font-style-asian="italic" style:font-style-complex="italic"/>
    </style:style>
    <style:style style:name="T684" style:family="text">
      <style:text-properties fo:font-style="italic" officeooo:rsid="02237168" style:font-style-asian="italic" style:font-style-complex="italic"/>
    </style:style>
    <style:style style:name="T685" style:family="text">
      <style:text-properties fo:font-style="italic" officeooo:rsid="025130f2" style:font-style-asian="italic" style:font-style-complex="italic"/>
    </style:style>
    <style:style style:name="T686" style:family="text">
      <style:text-properties fo:font-style="italic" officeooo:rsid="02553810" style:font-style-asian="italic" style:font-style-complex="italic"/>
    </style:style>
    <style:style style:name="T687" style:family="text">
      <style:text-properties fo:font-style="italic" officeooo:rsid="0281eb89" style:font-style-asian="italic" style:font-style-complex="italic"/>
    </style:style>
    <style:style style:name="T688" style:family="text">
      <style:text-properties fo:font-style="italic" officeooo:rsid="028494d4" style:font-style-asian="italic" style:font-style-complex="italic"/>
    </style:style>
    <style:style style:name="T689" style:family="text">
      <style:text-properties fo:font-style="italic" officeooo:rsid="0286a92e" style:font-style-asian="italic" style:font-style-complex="italic"/>
    </style:style>
    <style:style style:name="T690" style:family="text">
      <style:text-properties fo:font-style="italic" officeooo:rsid="02db25b1" style:font-style-asian="italic" style:font-style-complex="italic"/>
    </style:style>
    <style:style style:name="T691" style:family="text">
      <style:text-properties fo:font-style="italic" officeooo:rsid="02ffb61b" style:font-style-asian="italic" style:font-style-complex="italic"/>
    </style:style>
    <style:style style:name="T692" style:family="text">
      <style:text-properties fo:font-style="italic" officeooo:rsid="0328a217" style:font-style-asian="italic" style:font-style-complex="italic"/>
    </style:style>
    <style:style style:name="T693" style:family="text">
      <style:text-properties fo:font-style="italic" officeooo:rsid="036380ca" style:font-style-asian="italic" style:font-style-complex="italic"/>
    </style:style>
    <style:style style:name="T694" style:family="text">
      <style:text-properties fo:font-style="italic" officeooo:rsid="02e958ab" style:font-style-asian="italic" style:font-style-complex="italic"/>
    </style:style>
    <style:style style:name="T695" style:family="text">
      <style:text-properties fo:font-style="italic" officeooo:rsid="0369a17e" style:font-style-asian="italic" style:font-style-complex="italic"/>
    </style:style>
    <style:style style:name="T696" style:family="text">
      <style:text-properties fo:font-style="italic" officeooo:rsid="0035ae30" style:font-style-asian="italic" style:font-style-complex="italic"/>
    </style:style>
    <style:style style:name="T697" style:family="text">
      <style:text-properties fo:font-style="italic" officeooo:rsid="00353d7e" style:font-style-asian="italic" style:font-style-complex="italic"/>
    </style:style>
    <style:style style:name="T698" style:family="text">
      <style:text-properties fo:font-style="italic" officeooo:rsid="001c3ed6" style:font-style-asian="italic" style:font-style-complex="italic"/>
    </style:style>
    <style:style style:name="T699" style:family="text">
      <style:text-properties fo:font-style="italic" officeooo:rsid="03a66a34" style:font-style-asian="italic" style:font-style-complex="italic"/>
    </style:style>
    <style:style style:name="T700" style:family="text">
      <style:text-properties fo:font-style="italic" officeooo:rsid="03e1ed86" style:font-style-asian="italic" style:font-style-complex="italic"/>
    </style:style>
    <style:style style:name="T701" style:family="text">
      <style:text-properties fo:font-style="italic" officeooo:rsid="005341de" style:font-style-asian="italic" style:font-style-complex="italic"/>
    </style:style>
    <style:style style:name="T702" style:family="text">
      <style:text-properties fo:font-style="italic" officeooo:rsid="00480213" style:font-style-asian="italic" style:font-style-complex="italic"/>
    </style:style>
    <style:style style:name="T703" style:family="text">
      <style:text-properties fo:font-style="italic" style:text-underline-style="none"/>
    </style:style>
    <style:style style:name="T704" style:family="text">
      <style:text-properties fo:font-style="italic" style:text-underline-style="none" style:font-style-asian="italic" style:font-style-complex="italic"/>
    </style:style>
    <style:style style:name="T705" style:family="text">
      <style:text-properties fo:font-style="italic" style:text-underline-style="none" officeooo:rsid="006ac0aa" style:font-style-asian="italic" style:font-style-complex="italic"/>
    </style:style>
    <style:style style:name="T706" style:family="text">
      <style:text-properties fo:font-style="italic" style:text-underline-style="none" officeooo:rsid="0081e87c" style:font-style-asian="italic" style:font-style-complex="italic"/>
    </style:style>
    <style:style style:name="T707" style:family="text">
      <style:text-properties fo:font-style="italic" style:text-underline-style="none" officeooo:rsid="0070e2a3" style:font-style-asian="italic" style:font-style-complex="italic"/>
    </style:style>
    <style:style style:name="T708" style:family="text">
      <style:text-properties fo:font-style="italic" style:text-underline-style="none" officeooo:rsid="00c10c56" style:font-style-asian="italic" style:font-style-complex="italic"/>
    </style:style>
    <style:style style:name="T709" style:family="text">
      <style:text-properties fo:font-style="italic" style:text-underline-style="none" officeooo:rsid="00d4d866" style:font-style-asian="italic" style:font-style-complex="italic"/>
    </style:style>
    <style:style style:name="T710" style:family="text">
      <style:text-properties fo:font-style="italic" style:text-underline-style="none" officeooo:rsid="00ee8233" style:font-style-asian="italic" style:font-style-complex="italic"/>
    </style:style>
    <style:style style:name="T711" style:family="text">
      <style:text-properties fo:font-style="italic" style:text-underline-style="none" officeooo:rsid="0163a0b0" style:font-style-asian="italic" style:font-style-complex="italic"/>
    </style:style>
    <style:style style:name="T712" style:family="text">
      <style:text-properties fo:font-style="italic" style:text-underline-style="none" officeooo:rsid="01650646" style:font-style-asian="italic" style:font-style-complex="italic"/>
    </style:style>
    <style:style style:name="T713" style:family="text">
      <style:text-properties fo:font-style="italic" style:text-underline-style="none" officeooo:rsid="016efb88" style:font-style-asian="italic" style:font-style-complex="italic"/>
    </style:style>
    <style:style style:name="T714" style:family="text">
      <style:text-properties fo:font-style="italic" style:text-underline-style="none" officeooo:rsid="0183af76" style:font-style-asian="italic" style:font-style-complex="italic"/>
    </style:style>
    <style:style style:name="T715" style:family="text">
      <style:text-properties fo:font-style="italic" style:text-underline-style="none" officeooo:rsid="016fa846" style:font-style-asian="italic" style:font-style-complex="italic"/>
    </style:style>
    <style:style style:name="T716" style:family="text">
      <style:text-properties fo:font-style="italic" style:text-underline-style="none" officeooo:rsid="01ae2286" style:font-style-asian="italic" style:font-style-complex="italic"/>
    </style:style>
    <style:style style:name="T717" style:family="text">
      <style:text-properties fo:font-style="italic" style:text-underline-style="none" officeooo:rsid="01aeb458" style:font-style-asian="italic" style:font-style-complex="italic"/>
    </style:style>
    <style:style style:name="T718" style:family="text">
      <style:text-properties fo:font-style="italic" style:text-underline-style="none" officeooo:rsid="01b38677" style:font-style-asian="italic" style:font-style-complex="italic"/>
    </style:style>
    <style:style style:name="T719" style:family="text">
      <style:text-properties fo:font-style="italic" style:text-underline-style="none" officeooo:rsid="01b6b3b8" style:font-style-asian="italic" style:font-style-complex="italic"/>
    </style:style>
    <style:style style:name="T720" style:family="text">
      <style:text-properties fo:font-style="italic" style:text-underline-style="none" officeooo:rsid="01ba0db6" style:font-style-asian="italic" style:font-style-complex="italic"/>
    </style:style>
    <style:style style:name="T721" style:family="text">
      <style:text-properties fo:font-style="italic" style:text-underline-style="none" officeooo:rsid="01e1ba3c" style:font-style-asian="italic" style:font-style-complex="italic"/>
    </style:style>
    <style:style style:name="T722" style:family="text">
      <style:text-properties fo:font-style="italic" style:text-underline-style="none" officeooo:rsid="01ea4031" style:font-style-asian="italic" style:font-style-complex="italic"/>
    </style:style>
    <style:style style:name="T723" style:family="text">
      <style:text-properties fo:font-style="italic" style:text-underline-style="none" officeooo:rsid="01f7b0c1" style:font-style-asian="italic" style:font-style-complex="italic"/>
    </style:style>
    <style:style style:name="T724" style:family="text">
      <style:text-properties fo:font-style="italic" style:text-underline-style="none" officeooo:rsid="0205fc8e" style:font-style-asian="italic" style:font-style-complex="italic"/>
    </style:style>
    <style:style style:name="T725" style:family="text">
      <style:text-properties fo:font-style="italic" style:text-underline-style="none" officeooo:rsid="02473c25" style:font-style-asian="italic" style:font-style-complex="italic"/>
    </style:style>
    <style:style style:name="T726" style:family="text">
      <style:text-properties fo:font-style="italic" style:text-underline-style="none" officeooo:rsid="0250e096" style:font-style-asian="italic" style:font-style-complex="italic"/>
    </style:style>
    <style:style style:name="T727" style:family="text">
      <style:text-properties fo:font-style="italic" style:text-underline-style="none" officeooo:rsid="027653e6" style:font-style-asian="italic" style:font-style-complex="italic"/>
    </style:style>
    <style:style style:name="T728" style:family="text">
      <style:text-properties fo:font-style="italic" style:text-underline-style="none" officeooo:rsid="0281eb89" style:font-style-asian="italic" style:font-style-complex="italic"/>
    </style:style>
    <style:style style:name="T729" style:family="text">
      <style:text-properties fo:font-style="italic" style:text-underline-style="none" officeooo:rsid="028494d4" style:font-style-asian="italic" style:font-style-complex="italic"/>
    </style:style>
    <style:style style:name="T730" style:family="text">
      <style:text-properties fo:font-style="italic" style:text-underline-style="none" officeooo:rsid="0286a92e" style:font-style-asian="italic" style:font-style-complex="italic"/>
    </style:style>
    <style:style style:name="T731" style:family="text">
      <style:text-properties fo:font-style="italic" style:text-underline-style="none" officeooo:rsid="028b31a6" style:font-style-asian="italic" style:font-style-complex="italic"/>
    </style:style>
    <style:style style:name="T732" style:family="text">
      <style:text-properties fo:font-style="italic" style:text-underline-style="none" officeooo:rsid="028bdf46" style:font-style-asian="italic" style:font-style-complex="italic"/>
    </style:style>
    <style:style style:name="T733" style:family="text">
      <style:text-properties fo:font-style="italic" style:text-underline-style="none" officeooo:rsid="0291b0ab" style:font-style-asian="italic" style:font-style-complex="italic"/>
    </style:style>
    <style:style style:name="T734" style:family="text">
      <style:text-properties fo:font-style="italic" style:text-underline-style="none" officeooo:rsid="029cee9f" style:font-style-asian="italic" style:font-style-complex="italic"/>
    </style:style>
    <style:style style:name="T735" style:family="text">
      <style:text-properties fo:font-style="italic" style:text-underline-style="none" officeooo:rsid="031a14f8" style:font-style-asian="italic" style:font-style-complex="italic"/>
    </style:style>
    <style:style style:name="T736" style:family="text">
      <style:text-properties fo:font-style="italic" style:text-underline-style="none" officeooo:rsid="03297d52" style:font-style-asian="italic" style:font-style-complex="italic"/>
    </style:style>
    <style:style style:name="T737" style:family="text">
      <style:text-properties fo:font-style="italic" style:text-underline-style="none" officeooo:rsid="035da65e" style:font-style-asian="italic" style:font-style-complex="italic"/>
    </style:style>
    <style:style style:name="T738" style:family="text">
      <style:text-properties fo:font-style="italic" style:text-underline-style="none" officeooo:rsid="02e958ab" style:font-style-asian="italic" style:font-style-complex="italic"/>
    </style:style>
    <style:style style:name="T739" style:family="text">
      <style:text-properties fo:font-style="italic" style:text-underline-style="none" officeooo:rsid="0377e80a" style:font-style-asian="italic" style:font-style-complex="italic"/>
    </style:style>
    <style:style style:name="T740" style:family="text">
      <style:text-properties fo:font-style="italic" style:text-underline-style="none" officeooo:rsid="038495be" style:font-style-asian="italic" style:font-style-complex="italic"/>
    </style:style>
    <style:style style:name="T741" style:family="text">
      <style:text-properties fo:font-style="italic" style:text-underline-style="none" officeooo:rsid="03865814" style:font-style-asian="italic" style:font-style-complex="italic"/>
    </style:style>
    <style:style style:name="T742" style:family="text">
      <style:text-properties fo:font-style="italic" style:text-underline-style="none" officeooo:rsid="038a68c7" style:font-style-asian="italic" style:font-style-complex="italic"/>
    </style:style>
    <style:style style:name="T743" style:family="text">
      <style:text-properties fo:font-style="italic" style:text-underline-style="none" officeooo:rsid="03933377" style:font-style-asian="italic" style:font-style-complex="italic"/>
    </style:style>
    <style:style style:name="T744" style:family="text">
      <style:text-properties fo:font-style="italic" style:text-underline-style="none" officeooo:rsid="03963cbe" style:font-style-asian="italic" style:font-style-complex="italic"/>
    </style:style>
    <style:style style:name="T745" style:family="text">
      <style:text-properties fo:font-style="italic" style:text-underline-style="none" officeooo:rsid="03a231cd" style:font-style-asian="italic" style:font-style-complex="italic"/>
    </style:style>
    <style:style style:name="T746" style:family="text">
      <style:text-properties fo:font-style="italic" style:text-underline-style="none" officeooo:rsid="03df8742" style:font-style-asian="italic" style:font-style-complex="italic"/>
    </style:style>
    <style:style style:name="T747" style:family="text">
      <style:text-properties fo:font-style="italic" style:text-underline-style="none" fo:font-weight="bold" officeooo:rsid="0073fc2f" style:font-style-asian="italic" style:font-weight-asian="bold" style:font-style-complex="italic" style:font-weight-complex="bold"/>
    </style:style>
    <style:style style:name="T748" style:family="text">
      <style:text-properties fo:font-style="italic" style:text-underline-style="none" fo:font-weight="bold" officeooo:rsid="035fa9b8" style:font-style-asian="italic" style:font-weight-asian="bold" style:font-style-complex="italic" style:font-weight-complex="bold"/>
    </style:style>
    <style:style style:name="T749" style:family="text">
      <style:text-properties fo:font-style="italic" style:text-underline-style="none" fo:font-weight="normal" style:font-style-asian="italic" style:font-weight-asian="normal" style:font-style-complex="italic" style:font-weight-complex="normal"/>
    </style:style>
    <style:style style:name="T750" style:family="text">
      <style:text-properties fo:font-style="italic" style:text-underline-style="none" fo:font-weight="normal" officeooo:rsid="0081e87c" style:font-style-asian="italic" style:font-weight-asian="normal" style:font-style-complex="italic" style:font-weight-complex="normal"/>
    </style:style>
    <style:style style:name="T751" style:family="text">
      <style:text-properties fo:font-style="italic" style:text-underline-style="none" fo:font-weight="normal" officeooo:rsid="005367bd" style:font-style-asian="italic" style:font-weight-asian="normal" style:font-style-complex="italic" style:font-weight-complex="normal"/>
    </style:style>
    <style:style style:name="T752" style:family="text">
      <style:text-properties fo:font-style="italic" style:text-underline-style="none" fo:font-weight="normal" officeooo:rsid="00b66ecd" style:font-style-asian="italic" style:font-weight-asian="normal" style:font-style-complex="italic" style:font-weight-complex="normal"/>
    </style:style>
    <style:style style:name="T753" style:family="text">
      <style:text-properties fo:font-style="italic" style:text-underline-style="none" fo:font-weight="normal" officeooo:rsid="00b906cd" style:font-style-asian="italic" style:font-weight-asian="normal" style:font-style-complex="italic" style:font-weight-complex="normal"/>
    </style:style>
    <style:style style:name="T754" style:family="text">
      <style:text-properties fo:font-style="italic" style:text-underline-style="none" fo:font-weight="normal" officeooo:rsid="00b2ce29" style:font-style-asian="italic" style:font-weight-asian="normal" style:font-style-complex="italic" style:font-weight-complex="normal"/>
    </style:style>
    <style:style style:name="T755" style:family="text">
      <style:text-properties fo:font-style="italic" style:text-underline-style="none" fo:font-weight="normal" officeooo:rsid="00bc7a14" style:font-style-asian="italic" style:font-weight-asian="normal" style:font-style-complex="italic" style:font-weight-complex="normal"/>
    </style:style>
    <style:style style:name="T756" style:family="text">
      <style:text-properties fo:font-style="italic" style:text-underline-style="none" fo:font-weight="normal" officeooo:rsid="00df505c" style:font-style-asian="italic" style:font-weight-asian="normal" style:font-style-complex="italic" style:font-weight-complex="normal"/>
    </style:style>
    <style:style style:name="T757" style:family="text">
      <style:text-properties fo:font-style="italic" style:text-underline-style="none" fo:font-weight="normal" officeooo:rsid="010eda4b" style:font-style-asian="italic" style:font-weight-asian="normal" style:font-style-complex="italic" style:font-weight-complex="normal"/>
    </style:style>
    <style:style style:name="T758" style:family="text">
      <style:text-properties fo:font-style="italic" style:text-underline-style="none" fo:font-weight="normal" officeooo:rsid="013278f5" style:font-style-asian="italic" style:font-weight-asian="normal" style:font-style-complex="italic" style:font-weight-complex="normal"/>
    </style:style>
    <style:style style:name="T759" style:family="text">
      <style:text-properties fo:font-style="italic" style:text-underline-style="none" fo:font-weight="normal" officeooo:rsid="00e0f873" style:font-style-asian="italic" style:font-weight-asian="normal" style:font-style-complex="italic" style:font-weight-complex="normal"/>
    </style:style>
    <style:style style:name="T760" style:family="text">
      <style:text-properties fo:font-style="italic" style:text-underline-style="none" fo:font-weight="normal" officeooo:rsid="0168cdeb" style:font-style-asian="italic" style:font-weight-asian="normal" style:font-style-complex="italic" style:font-weight-complex="normal"/>
    </style:style>
    <style:style style:name="T761" style:family="text">
      <style:text-properties fo:font-style="italic" style:text-underline-style="none" fo:font-weight="normal" officeooo:rsid="017eca79" style:font-style-asian="italic" style:font-weight-asian="normal" style:font-style-complex="italic" style:font-weight-complex="normal"/>
    </style:style>
    <style:style style:name="T762" style:family="text">
      <style:text-properties fo:font-style="italic" style:text-underline-style="none" fo:font-weight="normal" officeooo:rsid="01a216ae" style:font-style-asian="italic" style:font-weight-asian="normal" style:font-style-complex="italic" style:font-weight-complex="normal"/>
    </style:style>
    <style:style style:name="T763" style:family="text">
      <style:text-properties fo:font-style="italic" style:text-underline-style="none" fo:font-weight="normal" officeooo:rsid="01bd6687" style:font-style-asian="italic" style:font-weight-asian="normal" style:font-style-complex="italic" style:font-weight-complex="normal"/>
    </style:style>
    <style:style style:name="T764" style:family="text">
      <style:text-properties fo:font-style="italic" style:text-underline-style="none" fo:font-weight="normal" officeooo:rsid="01b0deca" style:font-style-asian="italic" style:font-weight-asian="normal" style:font-style-complex="italic" style:font-weight-complex="normal"/>
    </style:style>
    <style:style style:name="T765" style:family="text">
      <style:text-properties fo:font-style="italic" style:text-underline-style="none" fo:font-weight="normal" officeooo:rsid="01b2c96d" style:font-style-asian="italic" style:font-weight-asian="normal" style:font-style-complex="italic" style:font-weight-complex="normal"/>
    </style:style>
    <style:style style:name="T766" style:family="text">
      <style:text-properties fo:font-style="italic" style:text-underline-style="none" fo:font-weight="normal" officeooo:rsid="01affff3" style:font-style-asian="italic" style:font-weight-asian="normal" style:font-style-complex="italic" style:font-weight-complex="normal"/>
    </style:style>
    <style:style style:name="T767" style:family="text">
      <style:text-properties fo:font-style="italic" style:text-underline-style="none" fo:font-weight="normal" officeooo:rsid="01aeb458" style:font-style-asian="italic" style:font-weight-asian="normal" style:font-style-complex="italic" style:font-weight-complex="normal"/>
    </style:style>
    <style:style style:name="T768" style:family="text">
      <style:text-properties fo:font-style="italic" style:text-underline-style="none" fo:font-weight="normal" officeooo:rsid="01c06c74" style:font-style-asian="italic" style:font-weight-asian="normal" style:font-style-complex="italic" style:font-weight-complex="normal"/>
    </style:style>
    <style:style style:name="T769" style:family="text">
      <style:text-properties fo:font-style="italic" style:text-underline-style="none" fo:font-weight="normal" officeooo:rsid="01c23ea7" style:font-style-asian="italic" style:font-weight-asian="normal" style:font-style-complex="italic" style:font-weight-complex="normal"/>
    </style:style>
    <style:style style:name="T770" style:family="text">
      <style:text-properties fo:font-style="italic" style:text-underline-style="none" fo:font-weight="normal" officeooo:rsid="01a47c00" style:font-style-asian="italic" style:font-weight-asian="normal" style:font-style-complex="italic" style:font-weight-complex="normal"/>
    </style:style>
    <style:style style:name="T771" style:family="text">
      <style:text-properties fo:font-style="italic" style:text-underline-style="none" fo:font-weight="normal" officeooo:rsid="01c56cc2" style:font-style-asian="italic" style:font-weight-asian="normal" style:font-style-complex="italic" style:font-weight-complex="normal"/>
    </style:style>
    <style:style style:name="T772" style:family="text">
      <style:text-properties fo:font-style="italic" style:text-underline-style="none" fo:font-weight="normal" officeooo:rsid="01cc42a8" style:font-style-asian="italic" style:font-weight-asian="normal" style:font-style-complex="italic" style:font-weight-complex="normal"/>
    </style:style>
    <style:style style:name="T773" style:family="text">
      <style:text-properties fo:font-style="italic" style:text-underline-style="none" fo:font-weight="normal" officeooo:rsid="01c6fae0" style:font-style-asian="italic" style:font-weight-asian="normal" style:font-style-complex="italic" style:font-weight-complex="normal"/>
    </style:style>
    <style:style style:name="T774" style:family="text">
      <style:text-properties fo:font-style="italic" style:text-underline-style="none" fo:font-weight="normal" officeooo:rsid="01c8bf0b" style:font-style-asian="italic" style:font-weight-asian="normal" style:font-style-complex="italic" style:font-weight-complex="normal"/>
    </style:style>
    <style:style style:name="T775" style:family="text">
      <style:text-properties fo:font-style="italic" style:text-underline-style="none" fo:font-weight="normal" officeooo:rsid="01caa302" style:font-style-asian="italic" style:font-weight-asian="normal" style:font-style-complex="italic" style:font-weight-complex="normal"/>
    </style:style>
    <style:style style:name="T776" style:family="text">
      <style:text-properties fo:font-style="italic" style:text-underline-style="none" fo:font-weight="normal" officeooo:rsid="01cd9b70" style:font-style-asian="italic" style:font-weight-asian="normal" style:font-style-complex="italic" style:font-weight-complex="normal"/>
    </style:style>
    <style:style style:name="T777" style:family="text">
      <style:text-properties fo:font-style="italic" style:text-underline-style="none" fo:font-weight="normal" officeooo:rsid="01db834d" style:font-style-asian="italic" style:font-weight-asian="normal" style:font-style-complex="italic" style:font-weight-complex="normal"/>
    </style:style>
    <style:style style:name="T778" style:family="text">
      <style:text-properties fo:font-style="italic" style:text-underline-style="none" fo:font-weight="normal" officeooo:rsid="01dd61be" style:font-style-asian="italic" style:font-weight-asian="normal" style:font-style-complex="italic" style:font-weight-complex="normal"/>
    </style:style>
    <style:style style:name="T779" style:family="text">
      <style:text-properties fo:font-style="italic" style:text-underline-style="none" fo:font-weight="normal" officeooo:rsid="01dde8f6" style:font-style-asian="italic" style:font-weight-asian="normal" style:font-style-complex="italic" style:font-weight-complex="normal"/>
    </style:style>
    <style:style style:name="T780" style:family="text">
      <style:text-properties fo:font-style="italic" style:text-underline-style="none" fo:font-weight="normal" officeooo:rsid="01e1ba3c" style:font-style-asian="italic" style:font-weight-asian="normal" style:font-style-complex="italic" style:font-weight-complex="normal"/>
    </style:style>
    <style:style style:name="T781" style:family="text">
      <style:text-properties fo:font-style="italic" style:text-underline-style="none" fo:font-weight="normal" officeooo:rsid="01e3372a" style:font-style-asian="italic" style:font-weight-asian="normal" style:font-style-complex="italic" style:font-weight-complex="normal"/>
    </style:style>
    <style:style style:name="T782" style:family="text">
      <style:text-properties fo:font-style="italic" style:text-underline-style="none" fo:font-weight="normal" officeooo:rsid="022e1b47" style:font-style-asian="italic" style:font-weight-asian="normal" style:font-style-complex="italic" style:font-weight-complex="normal"/>
    </style:style>
    <style:style style:name="T783" style:family="text">
      <style:text-properties fo:font-style="italic" style:text-underline-style="none" fo:font-weight="normal" officeooo:rsid="02359504" style:font-style-asian="italic" style:font-weight-asian="normal" style:font-style-complex="italic" style:font-weight-complex="normal"/>
    </style:style>
    <style:style style:name="T784" style:family="text">
      <style:text-properties fo:font-style="italic" style:text-underline-style="none" fo:font-weight="normal" officeooo:rsid="021840e5" style:font-style-asian="italic" style:font-weight-asian="normal" style:font-style-complex="italic" style:font-weight-complex="normal"/>
    </style:style>
    <style:style style:name="T785" style:family="text">
      <style:text-properties fo:font-style="italic" style:text-underline-style="none" fo:font-weight="normal" officeooo:rsid="0245d76d" style:font-style-asian="italic" style:font-weight-asian="normal" style:font-style-complex="italic" style:font-weight-complex="normal"/>
    </style:style>
    <style:style style:name="T786" style:family="text">
      <style:text-properties fo:font-style="italic" style:text-underline-style="none" fo:font-weight="normal" officeooo:rsid="0254c1a1" style:font-style-asian="italic" style:font-weight-asian="normal" style:font-style-complex="italic" style:font-weight-complex="normal"/>
    </style:style>
    <style:style style:name="T787" style:family="text">
      <style:text-properties fo:font-style="italic" style:text-underline-style="none" fo:font-weight="normal" officeooo:rsid="0264e502" style:font-style-asian="italic" style:font-weight-asian="normal" style:font-style-complex="italic" style:font-weight-complex="normal"/>
    </style:style>
    <style:style style:name="T788" style:family="text">
      <style:text-properties fo:font-style="italic" style:text-underline-style="none" fo:font-weight="normal" officeooo:rsid="026d13b5" style:font-style-asian="italic" style:font-weight-asian="normal" style:font-style-complex="italic" style:font-weight-complex="normal"/>
    </style:style>
    <style:style style:name="T789" style:family="text">
      <style:text-properties fo:font-style="italic" style:text-underline-style="none" fo:font-weight="normal" officeooo:rsid="023c7392" style:font-style-asian="italic" style:font-weight-asian="normal" style:font-style-complex="italic" style:font-weight-complex="normal"/>
    </style:style>
    <style:style style:name="T790" style:family="text">
      <style:text-properties fo:font-style="italic" style:text-underline-style="none" fo:font-weight="normal" officeooo:rsid="028b31a6" style:font-style-asian="italic" style:font-weight-asian="normal" style:font-style-complex="italic" style:font-weight-complex="normal"/>
    </style:style>
    <style:style style:name="T791" style:family="text">
      <style:text-properties fo:font-style="italic" style:text-underline-style="none" fo:font-weight="normal" officeooo:rsid="0290a529" style:font-style-asian="italic" style:font-weight-asian="normal" style:font-style-complex="italic" style:font-weight-complex="normal"/>
    </style:style>
    <style:style style:name="T792" style:family="text">
      <style:text-properties fo:font-style="italic" style:text-underline-style="none" fo:font-weight="normal" officeooo:rsid="02d5d5c5" style:font-style-asian="italic" style:font-weight-asian="normal" style:font-style-complex="italic" style:font-weight-complex="normal"/>
    </style:style>
    <style:style style:name="T793" style:family="text">
      <style:text-properties fo:font-style="italic" style:text-underline-style="none" fo:font-weight="normal" officeooo:rsid="02d7b3a6" style:font-style-asian="italic" style:font-weight-asian="normal" style:font-style-complex="italic" style:font-weight-complex="normal"/>
    </style:style>
    <style:style style:name="T794" style:family="text">
      <style:text-properties fo:font-style="italic" style:text-underline-style="none" fo:font-weight="normal" officeooo:rsid="02eb3bd7" style:font-style-asian="italic" style:font-weight-asian="normal" style:font-style-complex="italic" style:font-weight-complex="normal"/>
    </style:style>
    <style:style style:name="T795" style:family="text">
      <style:text-properties fo:font-style="italic" style:text-underline-style="none" fo:font-weight="normal" officeooo:rsid="03066e65" style:font-style-asian="italic" style:font-weight-asian="normal" style:font-style-complex="italic" style:font-weight-complex="normal"/>
    </style:style>
    <style:style style:name="T796" style:family="text">
      <style:text-properties fo:font-style="italic" style:text-underline-style="none" fo:font-weight="normal" officeooo:rsid="031cb45c" style:font-style-asian="italic" style:font-weight-asian="normal" style:font-style-complex="italic" style:font-weight-complex="normal"/>
    </style:style>
    <style:style style:name="T797" style:family="text">
      <style:text-properties fo:font-style="italic" style:text-underline-style="none" fo:font-weight="normal" officeooo:rsid="0328a217" style:font-style-asian="italic" style:font-weight-asian="normal" style:font-style-complex="italic" style:font-weight-complex="normal"/>
    </style:style>
    <style:style style:name="T798" style:family="text">
      <style:text-properties fo:font-style="italic" style:text-underline-style="none" fo:font-weight="normal" officeooo:rsid="032e16c1" style:font-style-asian="italic" style:font-weight-asian="normal" style:font-style-complex="italic" style:font-weight-complex="normal"/>
    </style:style>
    <style:style style:name="T799" style:family="text">
      <style:text-properties fo:font-style="italic" style:text-underline-style="none" fo:font-weight="normal" officeooo:rsid="035bb4c1" style:font-style-asian="italic" style:font-weight-asian="normal" style:font-style-complex="italic" style:font-weight-complex="normal"/>
    </style:style>
    <style:style style:name="T800" style:family="text">
      <style:text-properties fo:font-style="italic" style:text-underline-style="none" fo:font-weight="normal" officeooo:rsid="035da65e" style:font-style-asian="italic" style:font-weight-asian="normal" style:font-style-complex="italic" style:font-weight-complex="normal"/>
    </style:style>
    <style:style style:name="T801" style:family="text">
      <style:text-properties fo:font-style="italic" style:text-underline-style="none" fo:font-weight="normal" officeooo:rsid="035fa9b8" style:font-style-asian="italic" style:font-weight-asian="normal" style:font-style-complex="italic" style:font-weight-complex="normal"/>
    </style:style>
    <style:style style:name="T802" style:family="text">
      <style:text-properties fo:font-style="italic" style:text-underline-style="none" fo:font-weight="normal" officeooo:rsid="0361fe1e" style:font-style-asian="italic" style:font-weight-asian="normal" style:font-style-complex="italic" style:font-weight-complex="normal"/>
    </style:style>
    <style:style style:name="T803" style:family="text">
      <style:text-properties fo:font-style="italic" style:text-underline-style="none" fo:font-weight="normal" officeooo:rsid="0364c1fa" style:font-style-asian="italic" style:font-weight-asian="normal" style:font-style-complex="italic" style:font-weight-complex="normal"/>
    </style:style>
    <style:style style:name="T804" style:family="text">
      <style:text-properties fo:font-style="italic" style:text-underline-style="none" fo:font-weight="normal" officeooo:rsid="0369a17e" style:font-style-asian="italic" style:font-weight-asian="normal" style:font-style-complex="italic" style:font-weight-complex="normal"/>
    </style:style>
    <style:style style:name="T805" style:family="text">
      <style:text-properties fo:font-style="italic" style:text-underline-style="none" fo:font-weight="normal" officeooo:rsid="036c85f5" style:font-style-asian="italic" style:font-weight-asian="normal" style:font-style-complex="italic" style:font-weight-complex="normal"/>
    </style:style>
    <style:style style:name="T806" style:family="text">
      <style:text-properties fo:font-style="italic" style:text-underline-style="none" fo:font-weight="normal" officeooo:rsid="036de3be" style:font-style-asian="italic" style:font-weight-asian="normal" style:font-style-complex="italic" style:font-weight-complex="normal"/>
    </style:style>
    <style:style style:name="T807" style:family="text">
      <style:text-properties fo:font-style="italic" style:text-underline-style="none" fo:font-weight="normal" officeooo:rsid="0387044e" style:font-style-asian="italic" style:font-weight-asian="normal" style:font-style-complex="italic" style:font-weight-complex="normal"/>
    </style:style>
    <style:style style:name="T808" style:family="text">
      <style:text-properties fo:font-style="italic" style:text-underline-style="none" fo:font-weight="normal" officeooo:rsid="03933377" style:font-style-asian="italic" style:font-weight-asian="normal" style:font-style-complex="italic" style:font-weight-complex="normal"/>
    </style:style>
    <style:style style:name="T809" style:family="text">
      <style:text-properties fo:font-style="italic" style:text-underline-style="none" fo:font-weight="normal" style:font-weight-asian="normal" style:font-weight-complex="normal"/>
    </style:style>
    <style:style style:name="T810" style:family="text">
      <style:text-properties fo:font-style="italic" style:text-underline-style="none" officeooo:rsid="00dd6948"/>
    </style:style>
    <style:style style:name="T811" style:family="text">
      <style:text-properties fo:font-style="italic" fo:font-weight="bold" style:font-style-asian="italic" style:font-weight-asian="bold" style:font-style-complex="italic" style:font-weight-complex="bold"/>
    </style:style>
    <style:style style:name="T812" style:family="text">
      <style:text-properties fo:font-style="italic" fo:font-weight="bold" officeooo:rsid="008a2a41" style:font-style-asian="italic" style:font-weight-asian="bold" style:font-style-complex="italic" style:font-weight-complex="bold"/>
    </style:style>
    <style:style style:name="T813" style:family="text">
      <style:text-properties fo:font-style="italic" fo:font-weight="bold" officeooo:rsid="00b906cd" style:font-style-asian="italic" style:font-weight-asian="bold" style:font-style-complex="italic" style:font-weight-complex="bold"/>
    </style:style>
    <style:style style:name="T814" style:family="text">
      <style:text-properties fo:font-style="italic" fo:font-weight="bold" officeooo:rsid="00c1f8b0" style:font-style-asian="italic" style:font-weight-asian="bold" style:font-style-complex="italic" style:font-weight-complex="bold"/>
    </style:style>
    <style:style style:name="T815" style:family="text">
      <style:text-properties fo:font-style="italic" fo:font-weight="bold" officeooo:rsid="00c3632a" style:font-style-asian="italic" style:font-weight-asian="bold" style:font-style-complex="italic" style:font-weight-complex="bold"/>
    </style:style>
    <style:style style:name="T816" style:family="text">
      <style:text-properties fo:font-style="italic" fo:font-weight="bold" officeooo:rsid="00a8f7e4" style:font-style-asian="italic" style:font-weight-asian="bold" style:font-style-complex="italic" style:font-weight-complex="bold"/>
    </style:style>
    <style:style style:name="T817" style:family="text">
      <style:text-properties fo:font-style="italic" fo:font-weight="bold" officeooo:rsid="00da2f2d" style:font-style-asian="italic" style:font-weight-asian="bold" style:font-style-complex="italic" style:font-weight-complex="bold"/>
    </style:style>
    <style:style style:name="T818" style:family="text">
      <style:text-properties fo:font-style="italic" fo:font-weight="bold" officeooo:rsid="00d64a9f" style:font-style-asian="italic" style:font-weight-asian="bold" style:font-style-complex="italic" style:font-weight-complex="bold"/>
    </style:style>
    <style:style style:name="T819" style:family="text">
      <style:text-properties fo:font-style="italic" fo:font-weight="bold" officeooo:rsid="0116d302" style:font-style-asian="italic" style:font-weight-asian="bold" style:font-style-complex="italic" style:font-weight-complex="bold"/>
    </style:style>
    <style:style style:name="T820" style:family="text">
      <style:text-properties fo:font-style="italic" fo:font-weight="bold" officeooo:rsid="0117a420" style:font-style-asian="italic" style:font-weight-asian="bold" style:font-style-complex="italic" style:font-weight-complex="bold"/>
    </style:style>
    <style:style style:name="T821" style:family="text">
      <style:text-properties fo:font-style="italic" fo:font-weight="bold" officeooo:rsid="01189fec" style:font-style-asian="italic" style:font-weight-asian="bold" style:font-style-complex="italic" style:font-weight-complex="bold"/>
    </style:style>
    <style:style style:name="T822" style:family="text">
      <style:text-properties fo:font-style="italic" fo:font-weight="bold" officeooo:rsid="00d8ec89" style:font-style-asian="italic" style:font-weight-asian="bold" style:font-style-complex="italic" style:font-weight-complex="bold"/>
    </style:style>
    <style:style style:name="T823" style:family="text">
      <style:text-properties fo:font-style="italic" fo:font-weight="bold" officeooo:rsid="011e8a4d" style:font-style-asian="italic" style:font-weight-asian="bold" style:font-style-complex="italic" style:font-weight-complex="bold"/>
    </style:style>
    <style:style style:name="T824" style:family="text">
      <style:text-properties fo:font-style="italic" fo:font-weight="bold" officeooo:rsid="0148f958" style:font-style-asian="italic" style:font-weight-asian="bold" style:font-style-complex="italic" style:font-weight-complex="bold"/>
    </style:style>
    <style:style style:name="T825" style:family="text">
      <style:text-properties fo:font-style="italic" fo:font-weight="bold" officeooo:rsid="00a96bf9" style:font-style-asian="italic" style:font-weight-asian="bold" style:font-style-complex="italic" style:font-weight-complex="bold"/>
    </style:style>
    <style:style style:name="T826" style:family="text">
      <style:text-properties fo:font-style="italic" fo:font-weight="bold" officeooo:rsid="01530ac4" style:font-style-asian="italic" style:font-weight-asian="bold" style:font-style-complex="italic" style:font-weight-complex="bold"/>
    </style:style>
    <style:style style:name="T827" style:family="text">
      <style:text-properties fo:font-style="italic" fo:font-weight="bold" officeooo:rsid="03a66a34" style:font-style-asian="italic" style:font-weight-asian="bold" style:font-style-complex="italic" style:font-weight-complex="bold"/>
    </style:style>
    <style:style style:name="T828" style:family="text">
      <style:text-properties fo:font-style="italic" fo:font-weight="normal" style:font-style-asian="italic" style:font-weight-asian="normal" style:font-style-complex="italic" style:font-weight-complex="normal"/>
    </style:style>
    <style:style style:name="T829" style:family="text">
      <style:text-properties fo:font-style="italic" fo:font-weight="normal" officeooo:rsid="00c1f8b0" style:font-style-asian="italic" style:font-weight-asian="normal" style:font-style-complex="italic" style:font-weight-complex="normal"/>
    </style:style>
    <style:style style:name="T830" style:family="text">
      <style:text-properties fo:font-style="italic" fo:font-weight="normal" officeooo:rsid="00c7cdfe" style:font-style-asian="italic" style:font-weight-asian="normal" style:font-style-complex="italic" style:font-weight-complex="normal"/>
    </style:style>
    <style:style style:name="T831" style:family="text">
      <style:text-properties fo:font-style="italic" fo:font-weight="normal" officeooo:rsid="00dd6948" style:font-style-asian="italic" style:font-weight-asian="normal" style:font-style-complex="italic" style:font-weight-complex="normal"/>
    </style:style>
    <style:style style:name="T832" style:family="text">
      <style:text-properties fo:font-style="italic" fo:font-weight="normal" officeooo:rsid="00e2c99d" style:font-style-asian="italic" style:font-weight-asian="normal" style:font-style-complex="italic" style:font-weight-complex="normal"/>
    </style:style>
    <style:style style:name="T833" style:family="text">
      <style:text-properties fo:font-style="italic" fo:font-weight="normal" officeooo:rsid="00e32ad2" style:font-style-asian="italic" style:font-weight-asian="normal" style:font-style-complex="italic" style:font-weight-complex="normal"/>
    </style:style>
    <style:style style:name="T834" style:family="text">
      <style:text-properties fo:font-style="italic" fo:font-weight="normal" officeooo:rsid="00e663cf" style:font-style-asian="italic" style:font-weight-asian="normal" style:font-style-complex="italic" style:font-weight-complex="normal"/>
    </style:style>
    <style:style style:name="T835" style:family="text">
      <style:text-properties fo:font-style="italic" fo:font-weight="normal" officeooo:rsid="00e670c3" style:font-style-asian="italic" style:font-weight-asian="normal" style:font-style-complex="italic" style:font-weight-complex="normal"/>
    </style:style>
    <style:style style:name="T836" style:family="text">
      <style:text-properties fo:font-style="italic" fo:font-weight="normal" officeooo:rsid="00e85ed8" style:font-style-asian="italic" style:font-weight-asian="normal" style:font-style-complex="italic" style:font-weight-complex="normal"/>
    </style:style>
    <style:style style:name="T837" style:family="text">
      <style:text-properties fo:font-style="italic" fo:font-weight="normal" officeooo:rsid="00eae7cb" style:font-style-asian="italic" style:font-weight-asian="normal" style:font-style-complex="italic" style:font-weight-complex="normal"/>
    </style:style>
    <style:style style:name="T838" style:family="text">
      <style:text-properties fo:font-style="italic" fo:font-weight="normal" officeooo:rsid="00e92e89" style:font-style-asian="italic" style:font-weight-asian="normal" style:font-style-complex="italic" style:font-weight-complex="normal"/>
    </style:style>
    <style:style style:name="T839" style:family="text">
      <style:text-properties fo:font-style="italic" fo:font-weight="normal" officeooo:rsid="00ef8a20" style:font-style-asian="italic" style:font-weight-asian="normal" style:font-style-complex="italic" style:font-weight-complex="normal"/>
    </style:style>
    <style:style style:name="T840" style:family="text">
      <style:text-properties fo:font-style="italic" fo:font-weight="normal" officeooo:rsid="0116d302" style:font-style-asian="italic" style:font-weight-asian="normal" style:font-style-complex="italic" style:font-weight-complex="normal"/>
    </style:style>
    <style:style style:name="T841" style:family="text">
      <style:text-properties fo:font-style="italic" fo:font-weight="normal" officeooo:rsid="0117a420" style:font-style-asian="italic" style:font-weight-asian="normal" style:font-style-complex="italic" style:font-weight-complex="normal"/>
    </style:style>
    <style:style style:name="T842" style:family="text">
      <style:text-properties fo:font-style="italic" fo:font-weight="normal" officeooo:rsid="01189fec" style:font-style-asian="italic" style:font-weight-asian="normal" style:font-style-complex="italic" style:font-weight-complex="normal"/>
    </style:style>
    <style:style style:name="T843" style:family="text">
      <style:text-properties fo:font-style="italic" fo:font-weight="normal" officeooo:rsid="011c4ba5" style:font-style-asian="italic" style:font-weight-asian="normal" style:font-style-complex="italic" style:font-weight-complex="normal"/>
    </style:style>
    <style:style style:name="T844" style:family="text">
      <style:text-properties fo:font-style="italic" fo:font-weight="normal" officeooo:rsid="011e41f4" style:font-style-asian="italic" style:font-weight-asian="normal" style:font-style-complex="italic" style:font-weight-complex="normal"/>
    </style:style>
    <style:style style:name="T845" style:family="text">
      <style:text-properties fo:font-style="italic" fo:font-weight="normal" officeooo:rsid="01265c55" style:font-style-asian="italic" style:font-weight-asian="normal" style:font-style-complex="italic" style:font-weight-complex="normal"/>
    </style:style>
    <style:style style:name="T846" style:family="text">
      <style:text-properties fo:font-style="italic" fo:font-weight="normal" officeooo:rsid="012948be" style:font-style-asian="italic" style:font-weight-asian="normal" style:font-style-complex="italic" style:font-weight-complex="normal"/>
    </style:style>
    <style:style style:name="T847" style:family="text">
      <style:text-properties fo:font-style="italic" fo:font-weight="normal" officeooo:rsid="0135aca0" style:font-style-asian="italic" style:font-weight-asian="normal" style:font-style-complex="italic" style:font-weight-complex="normal"/>
    </style:style>
    <style:style style:name="T848" style:family="text">
      <style:text-properties fo:font-style="italic" fo:font-weight="normal" officeooo:rsid="013fc95b" style:font-style-asian="italic" style:font-weight-asian="normal" style:font-style-complex="italic" style:font-weight-complex="normal"/>
    </style:style>
    <style:style style:name="T849" style:family="text">
      <style:text-properties fo:font-style="italic" fo:font-weight="normal" officeooo:rsid="0147d918" style:font-style-asian="italic" style:font-weight-asian="normal" style:font-style-complex="italic" style:font-weight-complex="normal"/>
    </style:style>
    <style:style style:name="T850" style:family="text">
      <style:text-properties fo:font-style="italic" fo:font-weight="normal" officeooo:rsid="0148f958" style:font-style-asian="italic" style:font-weight-asian="normal" style:font-style-complex="italic" style:font-weight-complex="normal"/>
    </style:style>
    <style:style style:name="T851" style:family="text">
      <style:text-properties fo:font-style="italic" fo:font-weight="normal" officeooo:rsid="014f306f" style:font-style-asian="italic" style:font-weight-asian="normal" style:font-style-complex="italic" style:font-weight-complex="normal"/>
    </style:style>
    <style:style style:name="T852" style:family="text">
      <style:text-properties fo:font-style="italic" fo:font-weight="normal" officeooo:rsid="0150dc3e" style:font-style-asian="italic" style:font-weight-asian="normal" style:font-style-complex="italic" style:font-weight-complex="normal"/>
    </style:style>
    <style:style style:name="T853" style:family="text">
      <style:text-properties fo:font-style="italic" fo:font-weight="normal" officeooo:rsid="0171fdd3" style:font-style-asian="italic" style:font-weight-asian="normal" style:font-style-complex="italic" style:font-weight-complex="normal"/>
    </style:style>
    <style:style style:name="T854" style:family="text">
      <style:text-properties fo:font-style="italic" fo:font-weight="normal" officeooo:rsid="0177f0a2" style:font-style-asian="italic" style:font-weight-asian="normal" style:font-style-complex="italic" style:font-weight-complex="normal"/>
    </style:style>
    <style:style style:name="T855" style:family="text">
      <style:text-properties fo:font-style="italic" fo:font-weight="normal" officeooo:rsid="017a5927" style:font-style-asian="italic" style:font-weight-asian="normal" style:font-style-complex="italic" style:font-weight-complex="normal"/>
    </style:style>
    <style:style style:name="T856" style:family="text">
      <style:text-properties fo:font-style="italic" fo:font-weight="normal" officeooo:rsid="017eca79" style:font-style-asian="italic" style:font-weight-asian="normal" style:font-style-complex="italic" style:font-weight-complex="normal"/>
    </style:style>
    <style:style style:name="T857" style:family="text">
      <style:text-properties fo:font-style="italic" fo:font-weight="normal" officeooo:rsid="01892e3b" style:font-style-asian="italic" style:font-weight-asian="normal" style:font-style-complex="italic" style:font-weight-complex="normal"/>
    </style:style>
    <style:style style:name="T858" style:family="text">
      <style:text-properties fo:font-style="italic" fo:font-weight="normal" officeooo:rsid="0189537e" style:font-style-asian="italic" style:font-weight-asian="normal" style:font-style-complex="italic" style:font-weight-complex="normal"/>
    </style:style>
    <style:style style:name="T859" style:family="text">
      <style:text-properties fo:font-style="italic" fo:font-weight="normal" officeooo:rsid="018a1930" style:font-style-asian="italic" style:font-weight-asian="normal" style:font-style-complex="italic" style:font-weight-complex="normal"/>
    </style:style>
    <style:style style:name="T860" style:family="text">
      <style:text-properties fo:font-style="italic" fo:font-weight="normal" officeooo:rsid="018ee425" style:font-style-asian="italic" style:font-weight-asian="normal" style:font-style-complex="italic" style:font-weight-complex="normal"/>
    </style:style>
    <style:style style:name="T861" style:family="text">
      <style:text-properties fo:font-style="italic" fo:font-weight="normal" officeooo:rsid="018f7bf9" style:font-style-asian="italic" style:font-weight-asian="normal" style:font-style-complex="italic" style:font-weight-complex="normal"/>
    </style:style>
    <style:style style:name="T862" style:family="text">
      <style:text-properties fo:font-style="italic" fo:font-weight="normal" officeooo:rsid="019170de" style:font-style-asian="italic" style:font-weight-asian="normal" style:font-style-complex="italic" style:font-weight-complex="normal"/>
    </style:style>
    <style:style style:name="T863" style:family="text">
      <style:text-properties fo:font-style="italic" fo:font-weight="normal" officeooo:rsid="0193ca74" style:font-style-asian="italic" style:font-weight-asian="normal" style:font-style-complex="italic" style:font-weight-complex="normal"/>
    </style:style>
    <style:style style:name="T864" style:family="text">
      <style:text-properties fo:font-style="italic" fo:font-weight="normal" officeooo:rsid="0197ef1d" style:font-style-asian="italic" style:font-weight-asian="normal" style:font-style-complex="italic" style:font-weight-complex="normal"/>
    </style:style>
    <style:style style:name="T865" style:family="text">
      <style:text-properties fo:font-style="italic" fo:font-weight="normal" officeooo:rsid="0184eff3" style:font-style-asian="italic" style:font-weight-asian="normal" style:font-style-complex="italic" style:font-weight-complex="normal"/>
    </style:style>
    <style:style style:name="T866" style:family="text">
      <style:text-properties fo:font-style="italic" fo:font-weight="normal" officeooo:rsid="019bcb13" style:font-style-asian="italic" style:font-weight-asian="normal" style:font-style-complex="italic" style:font-weight-complex="normal"/>
    </style:style>
    <style:style style:name="T867" style:family="text">
      <style:text-properties fo:font-style="italic" fo:font-weight="normal" officeooo:rsid="019e3433" style:font-style-asian="italic" style:font-weight-asian="normal" style:font-style-complex="italic" style:font-weight-complex="normal"/>
    </style:style>
    <style:style style:name="T868" style:family="text">
      <style:text-properties fo:font-style="italic" fo:font-weight="normal" officeooo:rsid="01c4e89a" style:font-style-asian="italic" style:font-weight-asian="normal" style:font-style-complex="italic" style:font-weight-complex="normal"/>
    </style:style>
    <style:style style:name="T869" style:family="text">
      <style:text-properties fo:font-style="italic" fo:font-weight="normal" officeooo:rsid="01c56cc2" style:font-style-asian="italic" style:font-weight-asian="normal" style:font-style-complex="italic" style:font-weight-complex="normal"/>
    </style:style>
    <style:style style:name="T870" style:family="text">
      <style:text-properties fo:font-style="italic" fo:font-weight="normal" officeooo:rsid="01c6fae0" style:font-style-asian="italic" style:font-weight-asian="normal" style:font-style-complex="italic" style:font-weight-complex="normal"/>
    </style:style>
    <style:style style:name="T871" style:family="text">
      <style:text-properties fo:font-style="italic" fo:font-weight="normal" officeooo:rsid="01c8bf0b" style:font-style-asian="italic" style:font-weight-asian="normal" style:font-style-complex="italic" style:font-weight-complex="normal"/>
    </style:style>
    <style:style style:name="T872" style:family="text">
      <style:text-properties fo:font-style="italic" fo:font-weight="normal" officeooo:rsid="01cc42a8" style:font-style-asian="italic" style:font-weight-asian="normal" style:font-style-complex="italic" style:font-weight-complex="normal"/>
    </style:style>
    <style:style style:name="T873" style:family="text">
      <style:text-properties fo:font-style="italic" fo:font-weight="normal" officeooo:rsid="01db834d" style:font-style-asian="italic" style:font-weight-asian="normal" style:font-style-complex="italic" style:font-weight-complex="normal"/>
    </style:style>
    <style:style style:name="T874" style:family="text">
      <style:text-properties fo:font-style="italic" fo:font-weight="normal" officeooo:rsid="01ef5eff" style:font-style-asian="italic" style:font-weight-asian="normal" style:font-style-complex="italic" style:font-weight-complex="normal"/>
    </style:style>
    <style:style style:name="T875" style:family="text">
      <style:text-properties fo:font-style="italic" fo:font-weight="normal" officeooo:rsid="01f623a1" style:font-style-asian="italic" style:font-weight-asian="normal" style:font-style-complex="italic" style:font-weight-complex="normal"/>
    </style:style>
    <style:style style:name="T876" style:family="text">
      <style:text-properties fo:font-style="italic" fo:font-weight="normal" officeooo:rsid="01fcd2bb" style:font-style-asian="italic" style:font-weight-asian="normal" style:font-style-complex="italic" style:font-weight-complex="normal"/>
    </style:style>
    <style:style style:name="T877" style:family="text">
      <style:text-properties fo:font-style="italic" fo:font-weight="normal" officeooo:rsid="01fcef04" style:font-style-asian="italic" style:font-weight-asian="normal" style:font-style-complex="italic" style:font-weight-complex="normal"/>
    </style:style>
    <style:style style:name="T878" style:family="text">
      <style:text-properties fo:font-style="italic" fo:font-weight="normal" officeooo:rsid="01ee85f3" style:font-style-asian="italic" style:font-weight-asian="normal" style:font-style-complex="italic" style:font-weight-complex="normal"/>
    </style:style>
    <style:style style:name="T879" style:family="text">
      <style:text-properties fo:font-style="italic" fo:font-weight="normal" officeooo:rsid="01fd58d0" style:font-style-asian="italic" style:font-weight-asian="normal" style:font-style-complex="italic" style:font-weight-complex="normal"/>
    </style:style>
    <style:style style:name="T880" style:family="text">
      <style:text-properties fo:font-style="italic" fo:font-weight="normal" officeooo:rsid="01ff14e8" style:font-style-asian="italic" style:font-weight-asian="normal" style:font-style-complex="italic" style:font-weight-complex="normal"/>
    </style:style>
    <style:style style:name="T881" style:family="text">
      <style:text-properties fo:font-style="italic" fo:font-weight="normal" officeooo:rsid="02002baa" style:font-style-asian="italic" style:font-weight-asian="normal" style:font-style-complex="italic" style:font-weight-complex="normal"/>
    </style:style>
    <style:style style:name="T882" style:family="text">
      <style:text-properties fo:font-style="italic" fo:font-weight="normal" officeooo:rsid="020579f1" style:font-style-asian="italic" style:font-weight-asian="normal" style:font-style-complex="italic" style:font-weight-complex="normal"/>
    </style:style>
    <style:style style:name="T883" style:family="text">
      <style:text-properties fo:font-style="italic" fo:font-weight="normal" officeooo:rsid="0208819d" style:font-style-asian="italic" style:font-weight-asian="normal" style:font-style-complex="italic" style:font-weight-complex="normal"/>
    </style:style>
    <style:style style:name="T884" style:family="text">
      <style:text-properties fo:font-style="italic" fo:font-weight="normal" officeooo:rsid="0243fc06" style:font-style-asian="italic" style:font-weight-asian="normal" style:font-style-complex="italic" style:font-weight-complex="normal"/>
    </style:style>
    <style:style style:name="T885" style:family="text">
      <style:text-properties fo:font-style="italic" fo:font-weight="normal" officeooo:rsid="02453255" style:font-style-asian="italic" style:font-weight-asian="normal" style:font-style-complex="italic" style:font-weight-complex="normal"/>
    </style:style>
    <style:style style:name="T886" style:family="text">
      <style:text-properties fo:font-style="italic" fo:font-weight="normal" officeooo:rsid="024545c7" style:font-style-asian="italic" style:font-weight-asian="normal" style:font-style-complex="italic" style:font-weight-complex="normal"/>
    </style:style>
    <style:style style:name="T887" style:family="text">
      <style:text-properties fo:font-style="italic" fo:font-weight="normal" officeooo:rsid="02457367" style:font-style-asian="italic" style:font-weight-asian="normal" style:font-style-complex="italic" style:font-weight-complex="normal"/>
    </style:style>
    <style:style style:name="T888" style:family="text">
      <style:text-properties fo:font-style="italic" fo:font-weight="normal" officeooo:rsid="0248e476" style:font-style-asian="italic" style:font-weight-asian="normal" style:font-style-complex="italic" style:font-weight-complex="normal"/>
    </style:style>
    <style:style style:name="T889" style:family="text">
      <style:text-properties fo:font-style="italic" fo:font-weight="normal" officeooo:rsid="02498144" style:font-style-asian="italic" style:font-weight-asian="normal" style:font-style-complex="italic" style:font-weight-complex="normal"/>
    </style:style>
    <style:style style:name="T890" style:family="text">
      <style:text-properties fo:font-style="italic" fo:font-weight="normal" officeooo:rsid="024ad227" style:font-style-asian="italic" style:font-weight-asian="normal" style:font-style-complex="italic" style:font-weight-complex="normal"/>
    </style:style>
    <style:style style:name="T891" style:family="text">
      <style:text-properties fo:font-style="italic" fo:font-weight="normal" officeooo:rsid="024b6339" style:font-style-asian="italic" style:font-weight-asian="normal" style:font-style-complex="italic" style:font-weight-complex="normal"/>
    </style:style>
    <style:style style:name="T892" style:family="text">
      <style:text-properties fo:font-style="italic" fo:font-weight="normal" officeooo:rsid="0253ab22" style:font-style-asian="italic" style:font-weight-asian="normal" style:font-style-complex="italic" style:font-weight-complex="normal"/>
    </style:style>
    <style:style style:name="T893" style:family="text">
      <style:text-properties fo:font-style="italic" fo:font-weight="normal" officeooo:rsid="022d6070" style:font-style-asian="italic" style:font-weight-asian="normal" style:font-style-complex="italic" style:font-weight-complex="normal"/>
    </style:style>
    <style:style style:name="T894" style:family="text">
      <style:text-properties fo:font-style="italic" fo:font-weight="normal" officeooo:rsid="0253e317" style:font-style-asian="italic" style:font-weight-asian="normal" style:font-style-complex="italic" style:font-weight-complex="normal"/>
    </style:style>
    <style:style style:name="T895" style:family="text">
      <style:text-properties fo:font-style="italic" fo:font-weight="normal" officeooo:rsid="0254c1a1" style:font-style-asian="italic" style:font-weight-asian="normal" style:font-style-complex="italic" style:font-weight-complex="normal"/>
    </style:style>
    <style:style style:name="T896" style:family="text">
      <style:text-properties fo:font-style="italic" fo:font-weight="normal" officeooo:rsid="01fff7a8" style:font-style-asian="italic" style:font-weight-asian="normal" style:font-style-complex="italic" style:font-weight-complex="normal"/>
    </style:style>
    <style:style style:name="T897" style:family="text">
      <style:text-properties fo:font-style="italic" fo:font-weight="normal" officeooo:rsid="026a485f" style:font-style-asian="italic" style:font-weight-asian="normal" style:font-style-complex="italic" style:font-weight-complex="normal"/>
    </style:style>
    <style:style style:name="T898" style:family="text">
      <style:text-properties fo:font-style="italic" fo:font-weight="normal" officeooo:rsid="026f376b" style:font-style-asian="italic" style:font-weight-asian="normal" style:font-style-complex="italic" style:font-weight-complex="normal"/>
    </style:style>
    <style:style style:name="T899" style:family="text">
      <style:text-properties fo:font-style="italic" fo:font-weight="normal" officeooo:rsid="027efda7" style:font-style-asian="italic" style:font-weight-asian="normal" style:font-style-complex="italic" style:font-weight-complex="normal"/>
    </style:style>
    <style:style style:name="T900" style:family="text">
      <style:text-properties fo:font-style="italic" fo:font-weight="normal" officeooo:rsid="02db25b1" style:font-style-asian="italic" style:font-weight-asian="normal" style:font-style-complex="italic" style:font-weight-complex="normal"/>
    </style:style>
    <style:style style:name="T901" style:family="text">
      <style:text-properties fo:font-style="italic" fo:font-weight="normal" officeooo:rsid="02e68bb8" style:font-style-asian="italic" style:font-weight-asian="normal" style:font-style-complex="italic" style:font-weight-complex="normal"/>
    </style:style>
    <style:style style:name="T902" style:family="text">
      <style:text-properties fo:font-style="italic" fo:font-weight="normal" officeooo:rsid="0302a2aa" style:font-style-asian="italic" style:font-weight-asian="normal" style:font-style-complex="italic" style:font-weight-complex="normal"/>
    </style:style>
    <style:style style:name="T903" style:family="text">
      <style:text-properties fo:font-style="italic" fo:font-weight="normal" officeooo:rsid="030a1bee" style:font-style-asian="italic" style:font-weight-asian="normal" style:font-style-complex="italic" style:font-weight-complex="normal"/>
    </style:style>
    <style:style style:name="T904" style:family="text">
      <style:text-properties fo:font-style="italic" fo:font-weight="normal" officeooo:rsid="0313cc63" style:font-style-asian="italic" style:font-weight-asian="normal" style:font-style-complex="italic" style:font-weight-complex="normal"/>
    </style:style>
    <style:style style:name="T905" style:family="text">
      <style:text-properties fo:font-style="italic" fo:font-weight="normal" officeooo:rsid="0328a217" style:font-style-asian="italic" style:font-weight-asian="normal" style:font-style-complex="italic" style:font-weight-complex="normal"/>
    </style:style>
    <style:style style:name="T906" style:family="text">
      <style:text-properties fo:font-style="italic" fo:font-weight="normal" officeooo:rsid="03501507" style:font-style-asian="italic" style:font-weight-asian="normal" style:font-style-complex="italic" style:font-weight-complex="normal"/>
    </style:style>
    <style:style style:name="T907" style:family="text">
      <style:text-properties fo:font-style="italic" fo:font-weight="normal" officeooo:rsid="035668a6" style:font-style-asian="italic" style:font-weight-asian="normal" style:font-style-complex="italic" style:font-weight-complex="normal"/>
    </style:style>
    <style:style style:name="T908" style:family="text">
      <style:text-properties fo:font-style="italic" fo:font-weight="normal" officeooo:rsid="03906ee7" style:font-style-asian="italic" style:font-weight-asian="normal" style:font-style-complex="italic" style:font-weight-complex="normal"/>
    </style:style>
    <style:style style:name="T909" style:family="text">
      <style:text-properties fo:font-style="italic" fo:font-weight="normal" officeooo:rsid="0391b8a6" style:font-style-asian="italic" style:font-weight-asian="normal" style:font-style-complex="italic" style:font-weight-complex="normal"/>
    </style:style>
    <style:style style:name="T910" style:family="text">
      <style:text-properties fo:font-style="italic" fo:font-weight="normal" officeooo:rsid="03b6ab3d" style:font-style-asian="italic" style:font-weight-asian="normal" style:font-style-complex="italic" style:font-weight-complex="normal"/>
    </style:style>
    <style:style style:name="T911" style:family="text">
      <style:text-properties fo:font-style="italic" fo:font-weight="normal" officeooo:rsid="01628e8f" fo:background-color="transparent" loext:char-shading-value="0" style:font-style-asian="italic" style:font-weight-asian="normal" style:font-style-complex="italic" style:font-weight-complex="normal"/>
    </style:style>
    <style:style style:name="T912" style:family="text">
      <style:text-properties fo:font-style="italic" fo:font-weight="normal" officeooo:rsid="0185c81c" fo:background-color="transparent" loext:char-shading-value="0" style:font-style-asian="italic" style:font-weight-asian="normal" style:font-style-complex="italic" style:font-weight-complex="normal"/>
    </style:style>
    <style:style style:name="T913" style:family="text">
      <style:text-properties fo:font-style="italic" fo:font-weight="normal" officeooo:rsid="0176b3c0" fo:background-color="transparent" loext:char-shading-value="0" style:font-style-asian="italic" style:font-weight-asian="normal" style:font-style-complex="italic" style:font-weight-complex="normal"/>
    </style:style>
    <style:style style:name="T914" style:family="text">
      <style:text-properties fo:font-style="italic" fo:font-weight="normal" officeooo:rsid="0177063b" fo:background-color="transparent" loext:char-shading-value="0" style:font-style-asian="italic" style:font-weight-asian="normal" style:font-style-complex="italic" style:font-weight-complex="normal"/>
    </style:style>
    <style:style style:name="T915" style:family="text">
      <style:text-properties fo:font-style="italic" fo:font-weight="normal" officeooo:rsid="018a6e4c" fo:background-color="transparent" loext:char-shading-value="0" style:font-style-asian="italic" style:font-weight-asian="normal" style:font-style-complex="italic" style:font-weight-complex="normal"/>
    </style:style>
    <style:style style:name="T916" style:family="text">
      <style:text-properties fo:font-style="italic" fo:font-weight="normal" officeooo:rsid="017da9e5" fo:background-color="transparent" loext:char-shading-value="0" style:font-style-asian="italic" style:font-weight-asian="normal" style:font-style-complex="italic" style:font-weight-complex="normal"/>
    </style:style>
    <style:style style:name="T917" style:family="text">
      <style:text-properties fo:font-style="italic" fo:font-weight="normal" officeooo:rsid="010a9f4c" fo:background-color="transparent" loext:char-shading-value="0" style:font-style-asian="italic" style:font-weight-asian="normal" style:font-style-complex="italic" style:font-weight-complex="normal"/>
    </style:style>
    <style:style style:name="T918" style:family="text">
      <style:text-properties fo:font-style="italic" fo:font-weight="normal" officeooo:rsid="015dd66b" fo:background-color="transparent" loext:char-shading-value="0" style:font-style-asian="italic" style:font-weight-asian="normal" style:font-style-complex="italic" style:font-weight-complex="normal"/>
    </style:style>
    <style:style style:name="T919" style:family="text">
      <style:text-properties fo:font-style="italic" fo:font-weight="normal" officeooo:rsid="0178ce26" fo:background-color="transparent" loext:char-shading-value="0" style:font-style-asian="italic" style:font-weight-asian="normal" style:font-style-complex="italic" style:font-weight-complex="normal"/>
    </style:style>
    <style:style style:name="T920" style:family="text">
      <style:text-properties fo:font-style="italic" fo:font-weight="normal" officeooo:rsid="0179f068" fo:background-color="transparent" loext:char-shading-value="0" style:font-style-asian="italic" style:font-weight-asian="normal" style:font-style-complex="italic" style:font-weight-complex="normal"/>
    </style:style>
    <style:style style:name="T921" style:family="text">
      <style:text-properties fo:font-style="italic" style:text-underline-style="solid" style:text-underline-width="auto" style:text-underline-color="font-color" fo:font-weight="normal" officeooo:rsid="019170de" style:font-style-asian="italic" style:font-weight-asian="normal" style:font-style-complex="italic" style:font-weight-complex="normal"/>
    </style:style>
    <style:style style:name="T922" style:family="text">
      <style:text-properties fo:font-style="italic" style:text-underline-style="solid" style:text-underline-width="auto" style:text-underline-color="font-color" officeooo:rsid="0278d8a7" style:font-style-asian="italic" style:font-style-complex="italic"/>
    </style:style>
    <style:style style:name="T923" style:family="text">
      <style:text-properties officeooo:rsid="002e277e"/>
    </style:style>
    <style:style style:name="T924" style:family="text">
      <style:text-properties officeooo:rsid="002f43e9"/>
    </style:style>
    <style:style style:name="T925" style:family="text">
      <style:text-properties fo:font-style="normal" style:font-style-asian="normal" style:font-style-complex="normal"/>
    </style:style>
    <style:style style:name="T926" style:family="text">
      <style:text-properties fo:font-style="normal" officeooo:rsid="000dc743" style:font-style-asian="normal" style:font-style-complex="normal"/>
    </style:style>
    <style:style style:name="T927" style:family="text">
      <style:text-properties fo:font-style="normal" officeooo:rsid="00391751" style:font-style-asian="normal" style:font-style-complex="normal"/>
    </style:style>
    <style:style style:name="T928" style:family="text">
      <style:text-properties fo:font-style="normal" officeooo:rsid="005e76e0" style:font-style-asian="normal" style:font-style-complex="normal"/>
    </style:style>
    <style:style style:name="T929" style:family="text">
      <style:text-properties fo:font-style="normal" officeooo:rsid="006aab10" style:font-style-asian="normal" style:font-style-complex="normal"/>
    </style:style>
    <style:style style:name="T930" style:family="text">
      <style:text-properties fo:font-style="normal" officeooo:rsid="000cb8c6" style:font-style-asian="normal" style:font-style-complex="normal"/>
    </style:style>
    <style:style style:name="T931" style:family="text">
      <style:text-properties fo:font-style="normal" officeooo:rsid="0075bb59" style:font-style-asian="normal" style:font-style-complex="normal"/>
    </style:style>
    <style:style style:name="T932" style:family="text">
      <style:text-properties fo:font-style="normal" officeooo:rsid="00763f48" style:font-style-asian="normal" style:font-style-complex="normal"/>
    </style:style>
    <style:style style:name="T933" style:family="text">
      <style:text-properties fo:font-style="normal" officeooo:rsid="00777149" style:font-style-asian="normal" style:font-style-complex="normal"/>
    </style:style>
    <style:style style:name="T934" style:family="text">
      <style:text-properties fo:font-style="normal" officeooo:rsid="0078f30f" style:font-style-asian="normal" style:font-style-complex="normal"/>
    </style:style>
    <style:style style:name="T935" style:family="text">
      <style:text-properties fo:font-style="normal" officeooo:rsid="008334fa" style:font-style-asian="normal" style:font-style-complex="normal"/>
    </style:style>
    <style:style style:name="T936" style:family="text">
      <style:text-properties fo:font-style="normal" officeooo:rsid="008d53e0" style:font-style-asian="normal" style:font-style-complex="normal"/>
    </style:style>
    <style:style style:name="T937" style:family="text">
      <style:text-properties fo:font-style="normal" officeooo:rsid="002a400f" style:font-style-asian="normal" style:font-style-complex="normal"/>
    </style:style>
    <style:style style:name="T938" style:family="text">
      <style:text-properties fo:font-style="normal" officeooo:rsid="00c10c56" style:font-style-asian="normal" style:font-style-complex="normal"/>
    </style:style>
    <style:style style:name="T939" style:family="text">
      <style:text-properties fo:font-style="normal" officeooo:rsid="00c3621f" style:font-style-asian="normal" style:font-style-complex="normal"/>
    </style:style>
    <style:style style:name="T940" style:family="text">
      <style:text-properties fo:font-style="normal" officeooo:rsid="00c5829b" style:font-style-asian="normal" style:font-style-complex="normal"/>
    </style:style>
    <style:style style:name="T941" style:family="text">
      <style:text-properties fo:font-style="normal" officeooo:rsid="00d4d866" style:font-style-asian="normal" style:font-style-complex="normal"/>
    </style:style>
    <style:style style:name="T942" style:family="text">
      <style:text-properties fo:font-style="normal" officeooo:rsid="0108bbc2" style:font-style-asian="normal" style:font-style-complex="normal"/>
    </style:style>
    <style:style style:name="T943" style:family="text">
      <style:text-properties fo:font-style="normal" officeooo:rsid="0060194d" style:font-style-asian="normal" style:font-style-complex="normal"/>
    </style:style>
    <style:style style:name="T944" style:family="text">
      <style:text-properties fo:font-style="normal" officeooo:rsid="010f30be" style:font-style-asian="normal" style:font-style-complex="normal"/>
    </style:style>
    <style:style style:name="T945" style:family="text">
      <style:text-properties fo:font-style="normal" officeooo:rsid="0122f64c" style:font-style-asian="normal" style:font-style-complex="normal"/>
    </style:style>
    <style:style style:name="T946" style:family="text">
      <style:text-properties fo:font-style="normal" officeooo:rsid="013c13eb" style:font-style-asian="normal" style:font-style-complex="normal"/>
    </style:style>
    <style:style style:name="T947" style:family="text">
      <style:text-properties fo:font-style="normal" officeooo:rsid="01d14b1d" style:font-style-asian="normal" style:font-style-complex="normal"/>
    </style:style>
    <style:style style:name="T948" style:family="text">
      <style:text-properties fo:font-style="normal" officeooo:rsid="01d34250" style:font-style-asian="normal" style:font-style-complex="normal"/>
    </style:style>
    <style:style style:name="T949" style:family="text">
      <style:text-properties fo:font-style="normal" officeooo:rsid="01e78dfe" style:font-style-asian="normal" style:font-style-complex="normal"/>
    </style:style>
    <style:style style:name="T950" style:family="text">
      <style:text-properties fo:font-style="normal" officeooo:rsid="01f261f3" style:font-style-asian="normal" style:font-style-complex="normal"/>
    </style:style>
    <style:style style:name="T951" style:family="text">
      <style:text-properties fo:font-style="normal" officeooo:rsid="02553810" style:font-style-asian="normal" style:font-style-complex="normal"/>
    </style:style>
    <style:style style:name="T952" style:family="text">
      <style:text-properties fo:font-style="normal" officeooo:rsid="022b61c7" style:font-style-asian="normal" style:font-style-complex="normal"/>
    </style:style>
    <style:style style:name="T953" style:family="text">
      <style:text-properties fo:font-style="normal" officeooo:rsid="026d13b5" style:font-style-asian="normal" style:font-style-complex="normal"/>
    </style:style>
    <style:style style:name="T954" style:family="text">
      <style:text-properties fo:font-style="normal" officeooo:rsid="027bb9d7" style:font-style-asian="normal" style:font-style-complex="normal"/>
    </style:style>
    <style:style style:name="T955" style:family="text">
      <style:text-properties fo:font-style="normal" officeooo:rsid="027db6e3" style:font-style-asian="normal" style:font-style-complex="normal"/>
    </style:style>
    <style:style style:name="T956" style:family="text">
      <style:text-properties fo:font-style="normal" officeooo:rsid="02b481fe" style:font-style-asian="normal" style:font-style-complex="normal"/>
    </style:style>
    <style:style style:name="T957" style:family="text">
      <style:text-properties fo:font-style="normal" officeooo:rsid="02bfff60" style:font-style-asian="normal" style:font-style-complex="normal"/>
    </style:style>
    <style:style style:name="T958" style:family="text">
      <style:text-properties fo:font-style="normal" officeooo:rsid="02c141e2" style:font-style-asian="normal" style:font-style-complex="normal"/>
    </style:style>
    <style:style style:name="T959" style:family="text">
      <style:text-properties fo:font-style="normal" officeooo:rsid="02c8db40" style:font-style-asian="normal" style:font-style-complex="normal"/>
    </style:style>
    <style:style style:name="T960" style:family="text">
      <style:text-properties fo:font-style="normal" officeooo:rsid="02fe6b0a" style:font-style-asian="normal" style:font-style-complex="normal"/>
    </style:style>
    <style:style style:name="T961" style:family="text">
      <style:text-properties fo:font-style="normal" officeooo:rsid="0025c4c6" style:font-style-asian="normal" style:font-style-complex="normal"/>
    </style:style>
    <style:style style:name="T962" style:family="text">
      <style:text-properties fo:font-style="normal" officeooo:rsid="00241334" style:font-style-asian="normal" style:font-style-complex="normal"/>
    </style:style>
    <style:style style:name="T963" style:family="text">
      <style:text-properties fo:font-style="normal" officeooo:rsid="001c3ed6" style:font-style-asian="normal" style:font-style-complex="normal"/>
    </style:style>
    <style:style style:name="T964" style:family="text">
      <style:text-properties fo:font-style="normal" officeooo:rsid="032cf9b6" style:font-style-asian="normal" style:font-style-complex="normal"/>
    </style:style>
    <style:style style:name="T965" style:family="text">
      <style:text-properties fo:font-style="normal" officeooo:rsid="033f897e" style:font-style-asian="normal" style:font-style-complex="normal"/>
    </style:style>
    <style:style style:name="T966" style:family="text">
      <style:text-properties fo:font-style="normal" officeooo:rsid="03501507" style:font-style-asian="normal" style:font-style-complex="normal"/>
    </style:style>
    <style:style style:name="T967" style:family="text">
      <style:text-properties fo:font-style="normal" officeooo:rsid="0366c958" style:font-style-asian="normal" style:font-style-complex="normal"/>
    </style:style>
    <style:style style:name="T968" style:family="text">
      <style:text-properties fo:font-style="normal" officeooo:rsid="0369a17e" style:font-style-asian="normal" style:font-style-complex="normal"/>
    </style:style>
    <style:style style:name="T969" style:family="text">
      <style:text-properties fo:font-style="normal" officeooo:rsid="00353d7e" style:font-style-asian="normal" style:font-style-complex="normal"/>
    </style:style>
    <style:style style:name="T970" style:family="text">
      <style:text-properties fo:font-style="normal" officeooo:rsid="0090ea73" style:font-style-asian="normal" style:font-style-complex="normal"/>
    </style:style>
    <style:style style:name="T971" style:family="text">
      <style:text-properties fo:font-style="normal" officeooo:rsid="0035ae30" style:font-style-asian="normal" style:font-style-complex="normal"/>
    </style:style>
    <style:style style:name="T972" style:family="text">
      <style:text-properties fo:font-style="normal" officeooo:rsid="038433b9" style:font-style-asian="normal" style:font-style-complex="normal"/>
    </style:style>
    <style:style style:name="T973" style:family="text">
      <style:text-properties fo:font-style="normal" officeooo:rsid="0387505f" style:font-style-asian="normal" style:font-style-complex="normal"/>
    </style:style>
    <style:style style:name="T974" style:family="text">
      <style:text-properties fo:font-style="normal" officeooo:rsid="038b6d46" style:font-style-asian="normal" style:font-style-complex="normal"/>
    </style:style>
    <style:style style:name="T975" style:family="text">
      <style:text-properties fo:font-style="normal" officeooo:rsid="03906ee7" style:font-style-asian="normal" style:font-style-complex="normal"/>
    </style:style>
    <style:style style:name="T976" style:family="text">
      <style:text-properties fo:font-style="normal" officeooo:rsid="009d0c24" style:font-style-asian="normal" style:font-style-complex="normal"/>
    </style:style>
    <style:style style:name="T977" style:family="text">
      <style:text-properties fo:font-style="normal" officeooo:rsid="03963cbe" style:font-style-asian="normal" style:font-style-complex="normal"/>
    </style:style>
    <style:style style:name="T978" style:family="text">
      <style:text-properties fo:font-style="normal" officeooo:rsid="03beb676" style:font-style-asian="normal" style:font-style-complex="normal"/>
    </style:style>
    <style:style style:name="T979" style:family="text">
      <style:text-properties fo:font-style="normal" officeooo:rsid="03ccb450" style:font-style-asian="normal" style:font-style-complex="normal"/>
    </style:style>
    <style:style style:name="T980" style:family="text">
      <style:text-properties fo:font-style="normal" officeooo:rsid="006ed81e" style:font-style-asian="normal" style:font-style-complex="normal"/>
    </style:style>
    <style:style style:name="T981" style:family="text">
      <style:text-properties fo:font-style="normal" officeooo:rsid="007b590f" style:font-style-asian="normal" style:font-style-complex="normal"/>
    </style:style>
    <style:style style:name="T982" style:family="text">
      <style:text-properties fo:font-style="normal" officeooo:rsid="00429d5a" style:font-style-asian="normal" style:font-style-complex="normal"/>
    </style:style>
    <style:style style:name="T983" style:family="text">
      <style:text-properties fo:font-style="normal" officeooo:rsid="0402fab7" style:font-style-asian="normal" style:font-style-complex="normal"/>
    </style:style>
    <style:style style:name="T984" style:family="text">
      <style:text-properties fo:font-style="normal" officeooo:rsid="005341de" style:font-style-asian="normal" style:font-style-complex="normal"/>
    </style:style>
    <style:style style:name="T985" style:family="text">
      <style:text-properties fo:font-style="normal" officeooo:rsid="0403f05b" style:font-style-asian="normal" style:font-style-complex="normal"/>
    </style:style>
    <style:style style:name="T986" style:family="text">
      <style:text-properties fo:font-style="normal" officeooo:rsid="0054f8ca" style:font-style-asian="normal" style:font-style-complex="normal"/>
    </style:style>
    <style:style style:name="T987" style:family="text">
      <style:text-properties fo:font-style="normal" officeooo:rsid="0069c20e" style:font-style-asian="normal" style:font-style-complex="normal"/>
    </style:style>
    <style:style style:name="T988" style:family="text">
      <style:text-properties fo:font-style="normal" officeooo:rsid="009e13cd" style:font-style-asian="normal" style:font-style-complex="normal"/>
    </style:style>
    <style:style style:name="T989" style:family="text">
      <style:text-properties fo:font-style="normal" style:text-underline-style="none" style:font-style-asian="normal" style:font-style-complex="normal"/>
    </style:style>
    <style:style style:name="T990" style:family="text">
      <style:text-properties fo:font-style="normal" style:text-underline-style="none" officeooo:rsid="005367bd" style:font-style-asian="normal" style:font-style-complex="normal"/>
    </style:style>
    <style:style style:name="T991" style:family="text">
      <style:text-properties fo:font-style="normal" style:text-underline-style="none" officeooo:rsid="00550494" style:font-style-asian="normal" style:font-style-complex="normal"/>
    </style:style>
    <style:style style:name="T992" style:family="text">
      <style:text-properties fo:font-style="normal" style:text-underline-style="none" officeooo:rsid="0058ba00" style:font-style-asian="normal" style:font-style-complex="normal"/>
    </style:style>
    <style:style style:name="T993" style:family="text">
      <style:text-properties fo:font-style="normal" style:text-underline-style="none" officeooo:rsid="0060194d" style:font-style-asian="normal" style:font-style-complex="normal"/>
    </style:style>
    <style:style style:name="T994" style:family="text">
      <style:text-properties fo:font-style="normal" style:text-underline-style="none" officeooo:rsid="0060f332" style:font-style-asian="normal" style:font-style-complex="normal"/>
    </style:style>
    <style:style style:name="T995" style:family="text">
      <style:text-properties fo:font-style="normal" style:text-underline-style="none" officeooo:rsid="006ac0aa" style:font-style-asian="normal" style:font-style-complex="normal"/>
    </style:style>
    <style:style style:name="T996" style:family="text">
      <style:text-properties fo:font-style="normal" style:text-underline-style="none" officeooo:rsid="00ad8e7d" style:font-style-asian="normal" style:font-style-complex="normal"/>
    </style:style>
    <style:style style:name="T997" style:family="text">
      <style:text-properties fo:font-style="normal" style:text-underline-style="none" officeooo:rsid="008aaaea" style:font-style-asian="normal" style:font-style-complex="normal"/>
    </style:style>
    <style:style style:name="T998" style:family="text">
      <style:text-properties fo:font-style="normal" style:text-underline-style="none" officeooo:rsid="00c5829b" style:font-style-asian="normal" style:font-style-complex="normal"/>
    </style:style>
    <style:style style:name="T999" style:family="text">
      <style:text-properties fo:font-style="normal" style:text-underline-style="none" officeooo:rsid="00d4d866" style:font-style-asian="normal" style:font-style-complex="normal"/>
    </style:style>
    <style:style style:name="T1000" style:family="text">
      <style:text-properties fo:font-style="normal" style:text-underline-style="none" officeooo:rsid="00df505c" style:font-style-asian="normal" style:font-style-complex="normal"/>
    </style:style>
    <style:style style:name="T1001" style:family="text">
      <style:text-properties fo:font-style="normal" style:text-underline-style="none" officeooo:rsid="010a28ca" style:font-style-asian="normal" style:font-style-complex="normal"/>
    </style:style>
    <style:style style:name="T1002" style:family="text">
      <style:text-properties fo:font-style="normal" style:text-underline-style="none" officeooo:rsid="010f30be" style:font-style-asian="normal" style:font-style-complex="normal"/>
    </style:style>
    <style:style style:name="T1003" style:family="text">
      <style:text-properties fo:font-style="normal" style:text-underline-style="none" officeooo:rsid="0135aca0" style:font-style-asian="normal" style:font-style-complex="normal"/>
    </style:style>
    <style:style style:name="T1004" style:family="text">
      <style:text-properties fo:font-style="normal" style:text-underline-style="none" officeooo:rsid="01379047" style:font-style-asian="normal" style:font-style-complex="normal"/>
    </style:style>
    <style:style style:name="T1005" style:family="text">
      <style:text-properties fo:font-style="normal" style:text-underline-style="none" officeooo:rsid="01556168" style:font-style-asian="normal" style:font-style-complex="normal"/>
    </style:style>
    <style:style style:name="T1006" style:family="text">
      <style:text-properties fo:font-style="normal" style:text-underline-style="none" officeooo:rsid="0183af76" style:font-style-asian="normal" style:font-style-complex="normal"/>
    </style:style>
    <style:style style:name="T1007" style:family="text">
      <style:text-properties fo:font-style="normal" style:text-underline-style="none" officeooo:rsid="00614c9e" style:font-style-asian="normal" style:font-style-complex="normal"/>
    </style:style>
    <style:style style:name="T1008" style:family="text">
      <style:text-properties fo:font-style="normal" style:text-underline-style="none" officeooo:rsid="01b52f7b" style:font-style-asian="normal" style:font-style-complex="normal"/>
    </style:style>
    <style:style style:name="T1009" style:family="text">
      <style:text-properties fo:font-style="normal" style:text-underline-style="none" officeooo:rsid="01e1ba3c" style:font-style-asian="normal" style:font-style-complex="normal"/>
    </style:style>
    <style:style style:name="T1010" style:family="text">
      <style:text-properties fo:font-style="normal" style:text-underline-style="none" officeooo:rsid="01ea4031" style:font-style-asian="normal" style:font-style-complex="normal"/>
    </style:style>
    <style:style style:name="T1011" style:family="text">
      <style:text-properties fo:font-style="normal" style:text-underline-style="none" officeooo:rsid="0205fc8e" style:font-style-asian="normal" style:font-style-complex="normal"/>
    </style:style>
    <style:style style:name="T1012" style:family="text">
      <style:text-properties fo:font-style="normal" style:text-underline-style="none" officeooo:rsid="022b61c7" style:font-style-asian="normal" style:font-style-complex="normal"/>
    </style:style>
    <style:style style:name="T1013" style:family="text">
      <style:text-properties fo:font-style="normal" style:text-underline-style="none" officeooo:rsid="0281eb89" style:font-style-asian="normal" style:font-style-complex="normal"/>
    </style:style>
    <style:style style:name="T1014" style:family="text">
      <style:text-properties fo:font-style="normal" style:text-underline-style="none" officeooo:rsid="0283ab95" style:font-style-asian="normal" style:font-style-complex="normal"/>
    </style:style>
    <style:style style:name="T1015" style:family="text">
      <style:text-properties fo:font-style="normal" style:text-underline-style="none" officeooo:rsid="03171530" style:font-style-asian="normal" style:font-style-complex="normal"/>
    </style:style>
    <style:style style:name="T1016" style:family="text">
      <style:text-properties fo:font-style="normal" style:text-underline-style="none" officeooo:rsid="0025c4c6" style:font-style-asian="normal" style:font-style-complex="normal"/>
    </style:style>
    <style:style style:name="T1017" style:family="text">
      <style:text-properties fo:font-style="normal" style:text-underline-style="none" officeooo:rsid="029a5356" style:font-style-asian="normal" style:font-style-complex="normal"/>
    </style:style>
    <style:style style:name="T1018" style:family="text">
      <style:text-properties fo:font-style="normal" style:text-underline-style="none" officeooo:rsid="032cf9b6" style:font-style-asian="normal" style:font-style-complex="normal"/>
    </style:style>
    <style:style style:name="T1019" style:family="text">
      <style:text-properties fo:font-style="normal" style:text-underline-style="none" officeooo:rsid="0333cd1a" style:font-style-asian="normal" style:font-style-complex="normal"/>
    </style:style>
    <style:style style:name="T1020" style:family="text">
      <style:text-properties fo:font-style="normal" style:text-underline-style="none" officeooo:rsid="0334e269" style:font-style-asian="normal" style:font-style-complex="normal"/>
    </style:style>
    <style:style style:name="T1021" style:family="text">
      <style:text-properties fo:font-style="normal" style:text-underline-style="none" officeooo:rsid="03585ccb" style:font-style-asian="normal" style:font-style-complex="normal"/>
    </style:style>
    <style:style style:name="T1022" style:family="text">
      <style:text-properties fo:font-style="normal" style:text-underline-style="none" officeooo:rsid="015e8603" style:font-style-asian="normal" style:font-style-complex="normal"/>
    </style:style>
    <style:style style:name="T1023" style:family="text">
      <style:text-properties fo:font-style="normal" style:text-underline-style="none" officeooo:rsid="0377e80a" style:font-style-asian="normal" style:font-style-complex="normal"/>
    </style:style>
    <style:style style:name="T1024" style:family="text">
      <style:text-properties fo:font-style="normal" style:text-underline-style="none" officeooo:rsid="03791ce4" style:font-style-asian="normal" style:font-style-complex="normal"/>
    </style:style>
    <style:style style:name="T1025" style:family="text">
      <style:text-properties fo:font-style="normal" style:text-underline-style="none" officeooo:rsid="037959d5" style:font-style-asian="normal" style:font-style-complex="normal"/>
    </style:style>
    <style:style style:name="T1026" style:family="text">
      <style:text-properties fo:font-style="normal" style:text-underline-style="none" officeooo:rsid="037fc92b" style:font-style-asian="normal" style:font-style-complex="normal"/>
    </style:style>
    <style:style style:name="T1027" style:family="text">
      <style:text-properties fo:font-style="normal" style:text-underline-style="none" officeooo:rsid="0388efd4" style:font-style-asian="normal" style:font-style-complex="normal"/>
    </style:style>
    <style:style style:name="T1028" style:family="text">
      <style:text-properties fo:font-style="normal" style:text-underline-style="none" officeooo:rsid="03a66a34" style:font-style-asian="normal" style:font-style-complex="normal"/>
    </style:style>
    <style:style style:name="T1029" style:family="text">
      <style:text-properties fo:font-style="normal" style:text-underline-style="none" officeooo:rsid="03b2faa4" style:font-style-asian="normal" style:font-style-complex="normal"/>
    </style:style>
    <style:style style:name="T1030" style:family="text">
      <style:text-properties fo:font-style="normal" style:text-underline-style="none" officeooo:rsid="03e1ed86" style:font-style-asian="normal" style:font-style-complex="normal"/>
    </style:style>
    <style:style style:name="T1031" style:family="text">
      <style:text-properties fo:font-style="normal" style:text-underline-style="none" officeooo:rsid="03e36574" style:font-style-asian="normal" style:font-style-complex="normal"/>
    </style:style>
    <style:style style:name="T1032" style:family="text">
      <style:text-properties fo:font-style="normal" style:text-underline-style="none" officeooo:rsid="03fc797e" style:font-style-asian="normal" style:font-style-complex="normal"/>
    </style:style>
    <style:style style:name="T1033" style:family="text">
      <style:text-properties fo:font-style="normal" style:text-underline-style="none" officeooo:rsid="03fe4ee7" style:font-style-asian="normal" style:font-style-complex="normal"/>
    </style:style>
    <style:style style:name="T1034" style:family="text">
      <style:text-properties fo:font-style="normal" style:text-underline-style="none" officeooo:rsid="03ff8607" style:font-style-asian="normal" style:font-style-complex="normal"/>
    </style:style>
    <style:style style:name="T1035" style:family="text">
      <style:text-properties fo:font-style="normal" style:text-underline-style="none" officeooo:rsid="040173fd" style:font-style-asian="normal" style:font-style-complex="normal"/>
    </style:style>
    <style:style style:name="T1036" style:family="text">
      <style:text-properties fo:font-style="normal" style:text-underline-style="none" fo:font-weight="normal" style:font-style-asian="normal" style:font-weight-asian="normal" style:font-style-complex="normal" style:font-weight-complex="normal"/>
    </style:style>
    <style:style style:name="T1037" style:family="text">
      <style:text-properties fo:font-style="normal" style:text-underline-style="none" fo:font-weight="normal" officeooo:rsid="005367bd" style:font-style-asian="normal" style:font-weight-asian="normal" style:font-style-complex="normal" style:font-weight-complex="normal"/>
    </style:style>
    <style:style style:name="T1038" style:family="text">
      <style:text-properties fo:font-style="normal" style:text-underline-style="none" fo:font-weight="normal" officeooo:rsid="005724ad" style:font-style-asian="normal" style:font-weight-asian="normal" style:font-style-complex="normal" style:font-weight-complex="normal"/>
    </style:style>
    <style:style style:name="T1039" style:family="text">
      <style:text-properties fo:font-style="normal" style:text-underline-style="none" fo:font-weight="normal" officeooo:rsid="0060f332" style:font-style-asian="normal" style:font-weight-asian="normal" style:font-style-complex="normal" style:font-weight-complex="normal"/>
    </style:style>
    <style:style style:name="T1040" style:family="text">
      <style:text-properties fo:font-style="normal" style:text-underline-style="none" fo:font-weight="normal" officeooo:rsid="00729162" style:font-style-asian="normal" style:font-weight-asian="normal" style:font-style-complex="normal" style:font-weight-complex="normal"/>
    </style:style>
    <style:style style:name="T1041" style:family="text">
      <style:text-properties fo:font-style="normal" style:text-underline-style="none" fo:font-weight="normal" officeooo:rsid="007a3ed9" style:font-style-asian="normal" style:font-weight-asian="normal" style:font-style-complex="normal" style:font-weight-complex="normal"/>
    </style:style>
    <style:style style:name="T1042" style:family="text">
      <style:text-properties fo:font-style="normal" style:text-underline-style="none" fo:font-weight="normal" officeooo:rsid="008aaaea" style:font-style-asian="normal" style:font-weight-asian="normal" style:font-style-complex="normal" style:font-weight-complex="normal"/>
    </style:style>
    <style:style style:name="T1043" style:family="text">
      <style:text-properties fo:font-style="normal" style:text-underline-style="none" fo:font-weight="normal" officeooo:rsid="00918078" style:font-style-asian="normal" style:font-weight-asian="normal" style:font-style-complex="normal" style:font-weight-complex="normal"/>
    </style:style>
    <style:style style:name="T1044" style:family="text">
      <style:text-properties fo:font-style="normal" style:text-underline-style="none" fo:font-weight="normal" officeooo:rsid="00b04bf8" style:font-style-asian="normal" style:font-weight-asian="normal" style:font-style-complex="normal" style:font-weight-complex="normal"/>
    </style:style>
    <style:style style:name="T1045" style:family="text">
      <style:text-properties fo:font-style="normal" style:text-underline-style="none" fo:font-weight="normal" officeooo:rsid="00b2ce29" style:font-style-asian="normal" style:font-weight-asian="normal" style:font-style-complex="normal" style:font-weight-complex="normal"/>
    </style:style>
    <style:style style:name="T1046" style:family="text">
      <style:text-properties fo:font-style="normal" style:text-underline-style="none" fo:font-weight="normal" officeooo:rsid="00b906cd" style:font-style-asian="normal" style:font-weight-asian="normal" style:font-style-complex="normal" style:font-weight-complex="normal"/>
    </style:style>
    <style:style style:name="T1047" style:family="text">
      <style:text-properties fo:font-style="normal" style:text-underline-style="none" fo:font-weight="normal" officeooo:rsid="00bb1c57" style:font-style-asian="normal" style:font-weight-asian="normal" style:font-style-complex="normal" style:font-weight-complex="normal"/>
    </style:style>
    <style:style style:name="T1048" style:family="text">
      <style:text-properties fo:font-style="normal" style:text-underline-style="none" fo:font-weight="normal" officeooo:rsid="00bc7a14" style:font-style-asian="normal" style:font-weight-asian="normal" style:font-style-complex="normal" style:font-weight-complex="normal"/>
    </style:style>
    <style:style style:name="T1049" style:family="text">
      <style:text-properties fo:font-style="normal" style:text-underline-style="none" fo:font-weight="normal" officeooo:rsid="00bd5183" style:font-style-asian="normal" style:font-weight-asian="normal" style:font-style-complex="normal" style:font-weight-complex="normal"/>
    </style:style>
    <style:style style:name="T1050" style:family="text">
      <style:text-properties fo:font-style="normal" style:text-underline-style="none" fo:font-weight="normal" officeooo:rsid="006cb9be" style:font-style-asian="normal" style:font-weight-asian="normal" style:font-style-complex="normal" style:font-weight-complex="normal"/>
    </style:style>
    <style:style style:name="T1051" style:family="text">
      <style:text-properties fo:font-style="normal" style:text-underline-style="none" fo:font-weight="normal" officeooo:rsid="00d1f396" style:font-style-asian="normal" style:font-weight-asian="normal" style:font-style-complex="normal" style:font-weight-complex="normal"/>
    </style:style>
    <style:style style:name="T1052" style:family="text">
      <style:text-properties fo:font-style="normal" style:text-underline-style="none" fo:font-weight="normal" officeooo:rsid="00d64a9f" style:font-style-asian="normal" style:font-weight-asian="normal" style:font-style-complex="normal" style:font-weight-complex="normal"/>
    </style:style>
    <style:style style:name="T1053" style:family="text">
      <style:text-properties fo:font-style="normal" style:text-underline-style="none" fo:font-weight="normal" officeooo:rsid="00da2f2d" style:font-style-asian="normal" style:font-weight-asian="normal" style:font-style-complex="normal" style:font-weight-complex="normal"/>
    </style:style>
    <style:style style:name="T1054" style:family="text">
      <style:text-properties fo:font-style="normal" style:text-underline-style="none" fo:font-weight="normal" officeooo:rsid="00dd10ef" style:font-style-asian="normal" style:font-weight-asian="normal" style:font-style-complex="normal" style:font-weight-complex="normal"/>
    </style:style>
    <style:style style:name="T1055" style:family="text">
      <style:text-properties fo:font-style="normal" style:text-underline-style="none" fo:font-weight="normal" officeooo:rsid="00df505c" style:font-style-asian="normal" style:font-weight-asian="normal" style:font-style-complex="normal" style:font-weight-complex="normal"/>
    </style:style>
    <style:style style:name="T1056" style:family="text">
      <style:text-properties fo:font-style="normal" style:text-underline-style="none" fo:font-weight="normal" officeooo:rsid="00f828bf" style:font-style-asian="normal" style:font-weight-asian="normal" style:font-style-complex="normal" style:font-weight-complex="normal"/>
    </style:style>
    <style:style style:name="T1057" style:family="text">
      <style:text-properties fo:font-style="normal" style:text-underline-style="none" fo:font-weight="normal" officeooo:rsid="00fa2918" style:font-style-asian="normal" style:font-weight-asian="normal" style:font-style-complex="normal" style:font-weight-complex="normal"/>
    </style:style>
    <style:style style:name="T1058" style:family="text">
      <style:text-properties fo:font-style="normal" style:text-underline-style="none" fo:font-weight="normal" officeooo:rsid="00fbf396" style:font-style-asian="normal" style:font-weight-asian="normal" style:font-style-complex="normal" style:font-weight-complex="normal"/>
    </style:style>
    <style:style style:name="T1059" style:family="text">
      <style:text-properties fo:font-style="normal" style:text-underline-style="none" fo:font-weight="normal" officeooo:rsid="01125fd6" style:font-style-asian="normal" style:font-weight-asian="normal" style:font-style-complex="normal" style:font-weight-complex="normal"/>
    </style:style>
    <style:style style:name="T1060" style:family="text">
      <style:text-properties fo:font-style="normal" style:text-underline-style="none" fo:font-weight="normal" officeooo:rsid="0113fd3b" style:font-style-asian="normal" style:font-weight-asian="normal" style:font-style-complex="normal" style:font-weight-complex="normal"/>
    </style:style>
    <style:style style:name="T1061" style:family="text">
      <style:text-properties fo:font-style="normal" style:text-underline-style="none" fo:font-weight="normal" officeooo:rsid="01158843" style:font-style-asian="normal" style:font-weight-asian="normal" style:font-style-complex="normal" style:font-weight-complex="normal"/>
    </style:style>
    <style:style style:name="T1062" style:family="text">
      <style:text-properties fo:font-style="normal" style:text-underline-style="none" fo:font-weight="normal" officeooo:rsid="012a0790" style:font-style-asian="normal" style:font-weight-asian="normal" style:font-style-complex="normal" style:font-weight-complex="normal"/>
    </style:style>
    <style:style style:name="T1063" style:family="text">
      <style:text-properties fo:font-style="normal" style:text-underline-style="none" fo:font-weight="normal" officeooo:rsid="01530ac4" style:font-style-asian="normal" style:font-weight-asian="normal" style:font-style-complex="normal" style:font-weight-complex="normal"/>
    </style:style>
    <style:style style:name="T1064" style:family="text">
      <style:text-properties fo:font-style="normal" style:text-underline-style="none" fo:font-weight="normal" officeooo:rsid="015e8603" style:font-style-asian="normal" style:font-weight-asian="normal" style:font-style-complex="normal" style:font-weight-complex="normal"/>
    </style:style>
    <style:style style:name="T1065" style:family="text">
      <style:text-properties fo:font-style="normal" style:text-underline-style="none" fo:font-weight="normal" officeooo:rsid="015ea2e6" style:font-style-asian="normal" style:font-weight-asian="normal" style:font-style-complex="normal" style:font-weight-complex="normal"/>
    </style:style>
    <style:style style:name="T1066" style:family="text">
      <style:text-properties fo:font-style="normal" style:text-underline-style="none" fo:font-weight="normal" officeooo:rsid="0163a0b0" style:font-style-asian="normal" style:font-weight-asian="normal" style:font-style-complex="normal" style:font-weight-complex="normal"/>
    </style:style>
    <style:style style:name="T1067" style:family="text">
      <style:text-properties fo:font-style="normal" style:text-underline-style="none" fo:font-weight="normal" officeooo:rsid="01650646" style:font-style-asian="normal" style:font-weight-asian="normal" style:font-style-complex="normal" style:font-weight-complex="normal"/>
    </style:style>
    <style:style style:name="T1068" style:family="text">
      <style:text-properties fo:font-style="normal" style:text-underline-style="none" fo:font-weight="normal" officeooo:rsid="016689ad" style:font-style-asian="normal" style:font-weight-asian="normal" style:font-style-complex="normal" style:font-weight-complex="normal"/>
    </style:style>
    <style:style style:name="T1069" style:family="text">
      <style:text-properties fo:font-style="normal" style:text-underline-style="none" fo:font-weight="normal" officeooo:rsid="0175bf2c" style:font-style-asian="normal" style:font-weight-asian="normal" style:font-style-complex="normal" style:font-weight-complex="normal"/>
    </style:style>
    <style:style style:name="T1070" style:family="text">
      <style:text-properties fo:font-style="normal" style:text-underline-style="none" fo:font-weight="normal" officeooo:rsid="017cd650" style:font-style-asian="normal" style:font-weight-asian="normal" style:font-style-complex="normal" style:font-weight-complex="normal"/>
    </style:style>
    <style:style style:name="T1071" style:family="text">
      <style:text-properties fo:font-style="normal" style:text-underline-style="none" fo:font-weight="normal" officeooo:rsid="017eca79" style:font-style-asian="normal" style:font-weight-asian="normal" style:font-style-complex="normal" style:font-weight-complex="normal"/>
    </style:style>
    <style:style style:name="T1072" style:family="text">
      <style:text-properties fo:font-style="normal" style:text-underline-style="none" fo:font-weight="normal" officeooo:rsid="017f37b5" style:font-style-asian="normal" style:font-weight-asian="normal" style:font-style-complex="normal" style:font-weight-complex="normal"/>
    </style:style>
    <style:style style:name="T1073" style:family="text">
      <style:text-properties fo:font-style="normal" style:text-underline-style="none" fo:font-weight="normal" officeooo:rsid="01892e3b" style:font-style-asian="normal" style:font-weight-asian="normal" style:font-style-complex="normal" style:font-weight-complex="normal"/>
    </style:style>
    <style:style style:name="T1074" style:family="text">
      <style:text-properties fo:font-style="normal" style:text-underline-style="none" fo:font-weight="normal" officeooo:rsid="018bd4ad" style:font-style-asian="normal" style:font-weight-asian="normal" style:font-style-complex="normal" style:font-weight-complex="normal"/>
    </style:style>
    <style:style style:name="T1075" style:family="text">
      <style:text-properties fo:font-style="normal" style:text-underline-style="none" fo:font-weight="normal" officeooo:rsid="019170de" style:font-style-asian="normal" style:font-weight-asian="normal" style:font-style-complex="normal" style:font-weight-complex="normal"/>
    </style:style>
    <style:style style:name="T1076" style:family="text">
      <style:text-properties fo:font-style="normal" style:text-underline-style="none" fo:font-weight="normal" officeooo:rsid="01ae62bc" style:font-style-asian="normal" style:font-weight-asian="normal" style:font-style-complex="normal" style:font-weight-complex="normal"/>
    </style:style>
    <style:style style:name="T1077" style:family="text">
      <style:text-properties fo:font-style="normal" style:text-underline-style="none" fo:font-weight="normal" officeooo:rsid="01aeb458" style:font-style-asian="normal" style:font-weight-asian="normal" style:font-style-complex="normal" style:font-weight-complex="normal"/>
    </style:style>
    <style:style style:name="T1078" style:family="text">
      <style:text-properties fo:font-style="normal" style:text-underline-style="none" fo:font-weight="normal" officeooo:rsid="00614c9e" style:font-style-asian="normal" style:font-weight-asian="normal" style:font-style-complex="normal" style:font-weight-complex="normal"/>
    </style:style>
    <style:style style:name="T1079" style:family="text">
      <style:text-properties fo:font-style="normal" style:text-underline-style="none" fo:font-weight="normal" officeooo:rsid="01affff3" style:font-style-asian="normal" style:font-weight-asian="normal" style:font-style-complex="normal" style:font-weight-complex="normal"/>
    </style:style>
    <style:style style:name="T1080" style:family="text">
      <style:text-properties fo:font-style="normal" style:text-underline-style="none" fo:font-weight="normal" officeooo:rsid="01b2c96d" style:font-style-asian="normal" style:font-weight-asian="normal" style:font-style-complex="normal" style:font-weight-complex="normal"/>
    </style:style>
    <style:style style:name="T1081" style:family="text">
      <style:text-properties fo:font-style="normal" style:text-underline-style="none" fo:font-weight="normal" officeooo:rsid="01b38677" style:font-style-asian="normal" style:font-weight-asian="normal" style:font-style-complex="normal" style:font-weight-complex="normal"/>
    </style:style>
    <style:style style:name="T1082" style:family="text">
      <style:text-properties fo:font-style="normal" style:text-underline-style="none" fo:font-weight="normal" officeooo:rsid="01b6b3b8" style:font-style-asian="normal" style:font-weight-asian="normal" style:font-style-complex="normal" style:font-weight-complex="normal"/>
    </style:style>
    <style:style style:name="T1083" style:family="text">
      <style:text-properties fo:font-style="normal" style:text-underline-style="none" fo:font-weight="normal" officeooo:rsid="01ba0db6" style:font-style-asian="normal" style:font-weight-asian="normal" style:font-style-complex="normal" style:font-weight-complex="normal"/>
    </style:style>
    <style:style style:name="T1084" style:family="text">
      <style:text-properties fo:font-style="normal" style:text-underline-style="none" fo:font-weight="normal" officeooo:rsid="01bbe4c5" style:font-style-asian="normal" style:font-weight-asian="normal" style:font-style-complex="normal" style:font-weight-complex="normal"/>
    </style:style>
    <style:style style:name="T1085" style:family="text">
      <style:text-properties fo:font-style="normal" style:text-underline-style="none" fo:font-weight="normal" officeooo:rsid="01c2a8bb" style:font-style-asian="normal" style:font-weight-asian="normal" style:font-style-complex="normal" style:font-weight-complex="normal"/>
    </style:style>
    <style:style style:name="T1086" style:family="text">
      <style:text-properties fo:font-style="normal" style:text-underline-style="none" fo:font-weight="normal" officeooo:rsid="01dde8f6" style:font-style-asian="normal" style:font-weight-asian="normal" style:font-style-complex="normal" style:font-weight-complex="normal"/>
    </style:style>
    <style:style style:name="T1087" style:family="text">
      <style:text-properties fo:font-style="normal" style:text-underline-style="none" fo:font-weight="normal" officeooo:rsid="01de7c2b" style:font-style-asian="normal" style:font-weight-asian="normal" style:font-style-complex="normal" style:font-weight-complex="normal"/>
    </style:style>
    <style:style style:name="T1088" style:family="text">
      <style:text-properties fo:font-style="normal" style:text-underline-style="none" fo:font-weight="normal" officeooo:rsid="01dfc00d" style:font-style-asian="normal" style:font-weight-asian="normal" style:font-style-complex="normal" style:font-weight-complex="normal"/>
    </style:style>
    <style:style style:name="T1089" style:family="text">
      <style:text-properties fo:font-style="normal" style:text-underline-style="none" fo:font-weight="normal" officeooo:rsid="01e3372a" style:font-style-asian="normal" style:font-weight-asian="normal" style:font-style-complex="normal" style:font-weight-complex="normal"/>
    </style:style>
    <style:style style:name="T1090" style:family="text">
      <style:text-properties fo:font-style="normal" style:text-underline-style="none" fo:font-weight="normal" officeooo:rsid="01e78dfe" style:font-style-asian="normal" style:font-weight-asian="normal" style:font-style-complex="normal" style:font-weight-complex="normal"/>
    </style:style>
    <style:style style:name="T1091" style:family="text">
      <style:text-properties fo:font-style="normal" style:text-underline-style="none" fo:font-weight="normal" officeooo:rsid="02271fbb" style:font-style-asian="normal" style:font-weight-asian="normal" style:font-style-complex="normal" style:font-weight-complex="normal"/>
    </style:style>
    <style:style style:name="T1092" style:family="text">
      <style:text-properties fo:font-style="normal" style:text-underline-style="none" fo:font-weight="normal" officeooo:rsid="022a7e55" style:font-style-asian="normal" style:font-weight-asian="normal" style:font-style-complex="normal" style:font-weight-complex="normal"/>
    </style:style>
    <style:style style:name="T1093" style:family="text">
      <style:text-properties fo:font-style="normal" style:text-underline-style="none" fo:font-weight="normal" officeooo:rsid="022abf52" style:font-style-asian="normal" style:font-weight-asian="normal" style:font-style-complex="normal" style:font-weight-complex="normal"/>
    </style:style>
    <style:style style:name="T1094" style:family="text">
      <style:text-properties fo:font-style="normal" style:text-underline-style="none" fo:font-weight="normal" officeooo:rsid="022b61c7" style:font-style-asian="normal" style:font-weight-asian="normal" style:font-style-complex="normal" style:font-weight-complex="normal"/>
    </style:style>
    <style:style style:name="T1095" style:family="text">
      <style:text-properties fo:font-style="normal" style:text-underline-style="none" fo:font-weight="normal" officeooo:rsid="022bc9f8" style:font-style-asian="normal" style:font-weight-asian="normal" style:font-style-complex="normal" style:font-weight-complex="normal"/>
    </style:style>
    <style:style style:name="T1096" style:family="text">
      <style:text-properties fo:font-style="normal" style:text-underline-style="none" fo:font-weight="normal" officeooo:rsid="022d6070" style:font-style-asian="normal" style:font-weight-asian="normal" style:font-style-complex="normal" style:font-weight-complex="normal"/>
    </style:style>
    <style:style style:name="T1097" style:family="text">
      <style:text-properties fo:font-style="normal" style:text-underline-style="none" fo:font-weight="normal" officeooo:rsid="02317288" style:font-style-asian="normal" style:font-weight-asian="normal" style:font-style-complex="normal" style:font-weight-complex="normal"/>
    </style:style>
    <style:style style:name="T1098" style:family="text">
      <style:text-properties fo:font-style="normal" style:text-underline-style="none" fo:font-weight="normal" officeooo:rsid="023301c9" style:font-style-asian="normal" style:font-weight-asian="normal" style:font-style-complex="normal" style:font-weight-complex="normal"/>
    </style:style>
    <style:style style:name="T1099" style:family="text">
      <style:text-properties fo:font-style="normal" style:text-underline-style="none" fo:font-weight="normal" officeooo:rsid="02394941" style:font-style-asian="normal" style:font-weight-asian="normal" style:font-style-complex="normal" style:font-weight-complex="normal"/>
    </style:style>
    <style:style style:name="T1100" style:family="text">
      <style:text-properties fo:font-style="normal" style:text-underline-style="none" fo:font-weight="normal" officeooo:rsid="0248e476" style:font-style-asian="normal" style:font-weight-asian="normal" style:font-style-complex="normal" style:font-weight-complex="normal"/>
    </style:style>
    <style:style style:name="T1101" style:family="text">
      <style:text-properties fo:font-style="normal" style:text-underline-style="none" fo:font-weight="normal" officeooo:rsid="024ca6d6" style:font-style-asian="normal" style:font-weight-asian="normal" style:font-style-complex="normal" style:font-weight-complex="normal"/>
    </style:style>
    <style:style style:name="T1102" style:family="text">
      <style:text-properties fo:font-style="normal" style:text-underline-style="none" fo:font-weight="normal" officeooo:rsid="024e2fc9" style:font-style-asian="normal" style:font-weight-asian="normal" style:font-style-complex="normal" style:font-weight-complex="normal"/>
    </style:style>
    <style:style style:name="T1103" style:family="text">
      <style:text-properties fo:font-style="normal" style:text-underline-style="none" fo:font-weight="normal" officeooo:rsid="027fd9ea" style:font-style-asian="normal" style:font-weight-asian="normal" style:font-style-complex="normal" style:font-weight-complex="normal"/>
    </style:style>
    <style:style style:name="T1104" style:family="text">
      <style:text-properties fo:font-style="normal" style:text-underline-style="none" fo:font-weight="normal" officeooo:rsid="02877065" style:font-style-asian="normal" style:font-weight-asian="normal" style:font-style-complex="normal" style:font-weight-complex="normal"/>
    </style:style>
    <style:style style:name="T1105" style:family="text">
      <style:text-properties fo:font-style="normal" style:text-underline-style="none" fo:font-weight="normal" officeooo:rsid="02893d3a" style:font-style-asian="normal" style:font-weight-asian="normal" style:font-style-complex="normal" style:font-weight-complex="normal"/>
    </style:style>
    <style:style style:name="T1106" style:family="text">
      <style:text-properties fo:font-style="normal" style:text-underline-style="none" fo:font-weight="normal" officeooo:rsid="028bdf46" style:font-style-asian="normal" style:font-weight-asian="normal" style:font-style-complex="normal" style:font-weight-complex="normal"/>
    </style:style>
    <style:style style:name="T1107" style:family="text">
      <style:text-properties fo:font-style="normal" style:text-underline-style="none" fo:font-weight="normal" officeooo:rsid="0290a529" style:font-style-asian="normal" style:font-weight-asian="normal" style:font-style-complex="normal" style:font-weight-complex="normal"/>
    </style:style>
    <style:style style:name="T1108" style:family="text">
      <style:text-properties fo:font-style="normal" style:text-underline-style="none" fo:font-weight="normal" officeooo:rsid="029b9b9c" style:font-style-asian="normal" style:font-weight-asian="normal" style:font-style-complex="normal" style:font-weight-complex="normal"/>
    </style:style>
    <style:style style:name="T1109" style:family="text">
      <style:text-properties fo:font-style="normal" style:text-underline-style="none" fo:font-weight="normal" officeooo:rsid="029cee9f" style:font-style-asian="normal" style:font-weight-asian="normal" style:font-style-complex="normal" style:font-weight-complex="normal"/>
    </style:style>
    <style:style style:name="T1110" style:family="text">
      <style:text-properties fo:font-style="normal" style:text-underline-style="none" fo:font-weight="normal" officeooo:rsid="02ca3986" style:font-style-asian="normal" style:font-weight-asian="normal" style:font-style-complex="normal" style:font-weight-complex="normal"/>
    </style:style>
    <style:style style:name="T1111" style:family="text">
      <style:text-properties fo:font-style="normal" style:text-underline-style="none" fo:font-weight="normal" officeooo:rsid="02cbb1df" style:font-style-asian="normal" style:font-weight-asian="normal" style:font-style-complex="normal" style:font-weight-complex="normal"/>
    </style:style>
    <style:style style:name="T1112" style:family="text">
      <style:text-properties fo:font-style="normal" style:text-underline-style="none" fo:font-weight="normal" officeooo:rsid="02c6453f" style:font-style-asian="normal" style:font-weight-asian="normal" style:font-style-complex="normal" style:font-weight-complex="normal"/>
    </style:style>
    <style:style style:name="T1113" style:family="text">
      <style:text-properties fo:font-style="normal" style:text-underline-style="none" fo:font-weight="normal" officeooo:rsid="02d0cd31" style:font-style-asian="normal" style:font-weight-asian="normal" style:font-style-complex="normal" style:font-weight-complex="normal"/>
    </style:style>
    <style:style style:name="T1114" style:family="text">
      <style:text-properties fo:font-style="normal" style:text-underline-style="none" fo:font-weight="normal" officeooo:rsid="02d19e00" style:font-style-asian="normal" style:font-weight-asian="normal" style:font-style-complex="normal" style:font-weight-complex="normal"/>
    </style:style>
    <style:style style:name="T1115" style:family="text">
      <style:text-properties fo:font-style="normal" style:text-underline-style="none" fo:font-weight="normal" officeooo:rsid="02d4085d" style:font-style-asian="normal" style:font-weight-asian="normal" style:font-style-complex="normal" style:font-weight-complex="normal"/>
    </style:style>
    <style:style style:name="T1116" style:family="text">
      <style:text-properties fo:font-style="normal" style:text-underline-style="none" fo:font-weight="normal" officeooo:rsid="02d5aff4" style:font-style-asian="normal" style:font-weight-asian="normal" style:font-style-complex="normal" style:font-weight-complex="normal"/>
    </style:style>
    <style:style style:name="T1117" style:family="text">
      <style:text-properties fo:font-style="normal" style:text-underline-style="none" fo:font-weight="normal" officeooo:rsid="02d7b3a6" style:font-style-asian="normal" style:font-weight-asian="normal" style:font-style-complex="normal" style:font-weight-complex="normal"/>
    </style:style>
    <style:style style:name="T1118" style:family="text">
      <style:text-properties fo:font-style="normal" style:text-underline-style="none" fo:font-weight="normal" officeooo:rsid="02eb3bd7" style:font-style-asian="normal" style:font-weight-asian="normal" style:font-style-complex="normal" style:font-weight-complex="normal"/>
    </style:style>
    <style:style style:name="T1119" style:family="text">
      <style:text-properties fo:font-style="normal" style:text-underline-style="none" fo:font-weight="normal" officeooo:rsid="030e7ca8" style:font-style-asian="normal" style:font-weight-asian="normal" style:font-style-complex="normal" style:font-weight-complex="normal"/>
    </style:style>
    <style:style style:name="T1120" style:family="text">
      <style:text-properties fo:font-style="normal" style:text-underline-style="none" fo:font-weight="normal" officeooo:rsid="02f36910" style:font-style-asian="normal" style:font-weight-asian="normal" style:font-style-complex="normal" style:font-weight-complex="normal"/>
    </style:style>
    <style:style style:name="T1121" style:family="text">
      <style:text-properties fo:font-style="normal" style:text-underline-style="none" fo:font-weight="normal" officeooo:rsid="00dbd72d" style:font-style-asian="normal" style:font-weight-asian="normal" style:font-style-complex="normal" style:font-weight-complex="normal"/>
    </style:style>
    <style:style style:name="T1122" style:family="text">
      <style:text-properties fo:font-style="normal" style:text-underline-style="none" fo:font-weight="normal" officeooo:rsid="030fe31b" style:font-style-asian="normal" style:font-weight-asian="normal" style:font-style-complex="normal" style:font-weight-complex="normal"/>
    </style:style>
    <style:style style:name="T1123" style:family="text">
      <style:text-properties fo:font-style="normal" style:text-underline-style="none" fo:font-weight="normal" officeooo:rsid="03113d0f" style:font-style-asian="normal" style:font-weight-asian="normal" style:font-style-complex="normal" style:font-weight-complex="normal"/>
    </style:style>
    <style:style style:name="T1124" style:family="text">
      <style:text-properties fo:font-style="normal" style:text-underline-style="none" fo:font-weight="normal" officeooo:rsid="03129ec5" style:font-style-asian="normal" style:font-weight-asian="normal" style:font-style-complex="normal" style:font-weight-complex="normal"/>
    </style:style>
    <style:style style:name="T1125" style:family="text">
      <style:text-properties fo:font-style="normal" style:text-underline-style="none" fo:font-weight="normal" officeooo:rsid="031eb2a3" style:font-style-asian="normal" style:font-weight-asian="normal" style:font-style-complex="normal" style:font-weight-complex="normal"/>
    </style:style>
    <style:style style:name="T1126" style:family="text">
      <style:text-properties fo:font-style="normal" style:text-underline-style="none" fo:font-weight="normal" officeooo:rsid="0328a217" style:font-style-asian="normal" style:font-weight-asian="normal" style:font-style-complex="normal" style:font-weight-complex="normal"/>
    </style:style>
    <style:style style:name="T1127" style:family="text">
      <style:text-properties fo:font-style="normal" style:text-underline-style="none" fo:font-weight="normal" officeooo:rsid="03297d52" style:font-style-asian="normal" style:font-weight-asian="normal" style:font-style-complex="normal" style:font-weight-complex="normal"/>
    </style:style>
    <style:style style:name="T1128" style:family="text">
      <style:text-properties fo:font-style="normal" style:text-underline-style="none" fo:font-weight="normal" officeooo:rsid="032d0177" style:font-style-asian="normal" style:font-weight-asian="normal" style:font-style-complex="normal" style:font-weight-complex="normal"/>
    </style:style>
    <style:style style:name="T1129" style:family="text">
      <style:text-properties fo:font-style="normal" style:text-underline-style="none" fo:font-weight="normal" officeooo:rsid="0334e269" style:font-style-asian="normal" style:font-weight-asian="normal" style:font-style-complex="normal" style:font-weight-complex="normal"/>
    </style:style>
    <style:style style:name="T1130" style:family="text">
      <style:text-properties fo:font-style="normal" style:text-underline-style="none" fo:font-weight="normal" officeooo:rsid="0336e2a1" style:font-style-asian="normal" style:font-weight-asian="normal" style:font-style-complex="normal" style:font-weight-complex="normal"/>
    </style:style>
    <style:style style:name="T1131" style:family="text">
      <style:text-properties fo:font-style="normal" style:text-underline-style="none" fo:font-weight="normal" officeooo:rsid="03380f4a" style:font-style-asian="normal" style:font-weight-asian="normal" style:font-style-complex="normal" style:font-weight-complex="normal"/>
    </style:style>
    <style:style style:name="T1132" style:family="text">
      <style:text-properties fo:font-style="normal" style:text-underline-style="none" fo:font-weight="normal" officeooo:rsid="03389115" style:font-style-asian="normal" style:font-weight-asian="normal" style:font-style-complex="normal" style:font-weight-complex="normal"/>
    </style:style>
    <style:style style:name="T1133" style:family="text">
      <style:text-properties fo:font-style="normal" style:text-underline-style="none" fo:font-weight="normal" officeooo:rsid="006119ab" style:font-style-asian="normal" style:font-weight-asian="normal" style:font-style-complex="normal" style:font-weight-complex="normal"/>
    </style:style>
    <style:style style:name="T1134" style:family="text">
      <style:text-properties fo:font-style="normal" style:text-underline-style="none" fo:font-weight="normal" officeooo:rsid="033a752f" style:font-style-asian="normal" style:font-weight-asian="normal" style:font-style-complex="normal" style:font-weight-complex="normal"/>
    </style:style>
    <style:style style:name="T1135" style:family="text">
      <style:text-properties fo:font-style="normal" style:text-underline-style="none" fo:font-weight="normal" officeooo:rsid="033c6bff" style:font-style-asian="normal" style:font-weight-asian="normal" style:font-style-complex="normal" style:font-weight-complex="normal"/>
    </style:style>
    <style:style style:name="T1136" style:family="text">
      <style:text-properties fo:font-style="normal" style:text-underline-style="none" fo:font-weight="normal" officeooo:rsid="0341120e" style:font-style-asian="normal" style:font-weight-asian="normal" style:font-style-complex="normal" style:font-weight-complex="normal"/>
    </style:style>
    <style:style style:name="T1137" style:family="text">
      <style:text-properties fo:font-style="normal" style:text-underline-style="none" fo:font-weight="normal" officeooo:rsid="02a4119a" style:font-style-asian="normal" style:font-weight-asian="normal" style:font-style-complex="normal" style:font-weight-complex="normal"/>
    </style:style>
    <style:style style:name="T1138" style:family="text">
      <style:text-properties fo:font-style="normal" style:text-underline-style="none" fo:font-weight="normal" officeooo:rsid="035a388c" style:font-style-asian="normal" style:font-weight-asian="normal" style:font-style-complex="normal" style:font-weight-complex="normal"/>
    </style:style>
    <style:style style:name="T1139" style:family="text">
      <style:text-properties fo:font-style="normal" style:text-underline-style="none" fo:font-weight="normal" officeooo:rsid="035bb4c1" style:font-style-asian="normal" style:font-weight-asian="normal" style:font-style-complex="normal" style:font-weight-complex="normal"/>
    </style:style>
    <style:style style:name="T1140" style:family="text">
      <style:text-properties fo:font-style="normal" style:text-underline-style="none" fo:font-weight="normal" officeooo:rsid="0361fe1e" style:font-style-asian="normal" style:font-weight-asian="normal" style:font-style-complex="normal" style:font-weight-complex="normal"/>
    </style:style>
    <style:style style:name="T1141" style:family="text">
      <style:text-properties fo:font-style="normal" style:text-underline-style="none" fo:font-weight="normal" officeooo:rsid="036380ca" style:font-style-asian="normal" style:font-weight-asian="normal" style:font-style-complex="normal" style:font-weight-complex="normal"/>
    </style:style>
    <style:style style:name="T1142" style:family="text">
      <style:text-properties fo:font-style="normal" style:text-underline-style="none" fo:font-weight="normal" officeooo:rsid="0364c1fa" style:font-style-asian="normal" style:font-weight-asian="normal" style:font-style-complex="normal" style:font-weight-complex="normal"/>
    </style:style>
    <style:style style:name="T1143" style:family="text">
      <style:text-properties fo:font-style="normal" style:text-underline-style="none" fo:font-weight="normal" officeooo:rsid="0366c958" style:font-style-asian="normal" style:font-weight-asian="normal" style:font-style-complex="normal" style:font-weight-complex="normal"/>
    </style:style>
    <style:style style:name="T1144" style:family="text">
      <style:text-properties fo:font-style="normal" style:text-underline-style="none" fo:font-weight="normal" officeooo:rsid="03791ce4" style:font-style-asian="normal" style:font-weight-asian="normal" style:font-style-complex="normal" style:font-weight-complex="normal"/>
    </style:style>
    <style:style style:name="T1145" style:family="text">
      <style:text-properties fo:font-style="normal" style:text-underline-style="none" fo:font-weight="normal" officeooo:rsid="037c3aa3" style:font-style-asian="normal" style:font-weight-asian="normal" style:font-style-complex="normal" style:font-weight-complex="normal"/>
    </style:style>
    <style:style style:name="T1146" style:family="text">
      <style:text-properties fo:font-style="normal" style:text-underline-style="none" fo:font-weight="normal" officeooo:rsid="037fc92b" style:font-style-asian="normal" style:font-weight-asian="normal" style:font-style-complex="normal" style:font-weight-complex="normal"/>
    </style:style>
    <style:style style:name="T1147" style:family="text">
      <style:text-properties fo:font-style="normal" style:text-underline-style="none" fo:font-weight="normal" officeooo:rsid="0380283b" style:font-style-asian="normal" style:font-weight-asian="normal" style:font-style-complex="normal" style:font-weight-complex="normal"/>
    </style:style>
    <style:style style:name="T1148" style:family="text">
      <style:text-properties fo:font-style="normal" style:text-underline-style="none" fo:font-weight="normal" officeooo:rsid="03824eea" style:font-style-asian="normal" style:font-weight-asian="normal" style:font-style-complex="normal" style:font-weight-complex="normal"/>
    </style:style>
    <style:style style:name="T1149" style:family="text">
      <style:text-properties fo:font-style="normal" style:text-underline-style="none" fo:font-weight="normal" officeooo:rsid="038cfdb2" style:font-style-asian="normal" style:font-weight-asian="normal" style:font-style-complex="normal" style:font-weight-complex="normal"/>
    </style:style>
    <style:style style:name="T1150" style:family="text">
      <style:text-properties fo:font-style="normal" style:text-underline-style="none" fo:font-weight="normal" officeooo:rsid="03906ee7" style:font-style-asian="normal" style:font-weight-asian="normal" style:font-style-complex="normal" style:font-weight-complex="normal"/>
    </style:style>
    <style:style style:name="T1151" style:family="text">
      <style:text-properties fo:font-style="normal" style:text-underline-style="none" fo:font-weight="normal" officeooo:rsid="03933377" style:font-style-asian="normal" style:font-weight-asian="normal" style:font-style-complex="normal" style:font-weight-complex="normal"/>
    </style:style>
    <style:style style:name="T1152" style:family="text">
      <style:text-properties fo:font-style="normal" style:text-underline-style="none" fo:font-weight="normal" officeooo:rsid="0398348c" style:font-style-asian="normal" style:font-weight-asian="normal" style:font-style-complex="normal" style:font-weight-complex="normal"/>
    </style:style>
    <style:style style:name="T1153" style:family="text">
      <style:text-properties fo:font-style="normal" style:text-underline-style="none" fo:font-weight="normal" officeooo:rsid="03a6da9a" style:font-style-asian="normal" style:font-weight-asian="normal" style:font-style-complex="normal" style:font-weight-complex="normal"/>
    </style:style>
    <style:style style:name="T1154" style:family="text">
      <style:text-properties fo:font-style="normal" style:text-underline-style="none" fo:font-weight="normal" officeooo:rsid="03a8d617" style:font-style-asian="normal" style:font-weight-asian="normal" style:font-style-complex="normal" style:font-weight-complex="normal"/>
    </style:style>
    <style:style style:name="T1155" style:family="text">
      <style:text-properties fo:font-style="normal" style:text-underline-style="none" fo:font-weight="normal" officeooo:rsid="03aad435" style:font-style-asian="normal" style:font-weight-asian="normal" style:font-style-complex="normal" style:font-weight-complex="normal"/>
    </style:style>
    <style:style style:name="T1156" style:family="text">
      <style:text-properties fo:font-style="normal" style:text-underline-style="none" fo:font-weight="normal" officeooo:rsid="03aaf872" style:font-style-asian="normal" style:font-weight-asian="normal" style:font-style-complex="normal" style:font-weight-complex="normal"/>
    </style:style>
    <style:style style:name="T1157" style:family="text">
      <style:text-properties fo:font-style="normal" style:text-underline-style="none" fo:font-weight="normal" officeooo:rsid="03b440ea" style:font-style-asian="normal" style:font-weight-asian="normal" style:font-style-complex="normal" style:font-weight-complex="normal"/>
    </style:style>
    <style:style style:name="T1158" style:family="text">
      <style:text-properties fo:font-style="normal" style:text-underline-style="none" fo:font-weight="normal" officeooo:rsid="03b5e26d" style:font-style-asian="normal" style:font-weight-asian="normal" style:font-style-complex="normal" style:font-weight-complex="normal"/>
    </style:style>
    <style:style style:name="T1159" style:family="text">
      <style:text-properties fo:font-style="normal" style:text-underline-style="none" fo:font-weight="normal" officeooo:rsid="03b6ab3d" style:font-style-asian="normal" style:font-weight-asian="normal" style:font-style-complex="normal" style:font-weight-complex="normal"/>
    </style:style>
    <style:style style:name="T1160" style:family="text">
      <style:text-properties fo:font-style="normal" style:text-underline-style="none" fo:font-weight="normal" officeooo:rsid="03b97628" style:font-style-asian="normal" style:font-weight-asian="normal" style:font-style-complex="normal" style:font-weight-complex="normal"/>
    </style:style>
    <style:style style:name="T1161" style:family="text">
      <style:text-properties fo:font-style="normal" style:text-underline-style="none" fo:font-weight="normal" officeooo:rsid="03bad272" style:font-style-asian="normal" style:font-weight-asian="normal" style:font-style-complex="normal" style:font-weight-complex="normal"/>
    </style:style>
    <style:style style:name="T1162" style:family="text">
      <style:text-properties fo:font-style="normal" style:text-underline-style="none" fo:font-weight="normal" officeooo:rsid="03bd292b" style:font-style-asian="normal" style:font-weight-asian="normal" style:font-style-complex="normal" style:font-weight-complex="normal"/>
    </style:style>
    <style:style style:name="T1163" style:family="text">
      <style:text-properties fo:font-style="normal" style:text-underline-style="none" fo:font-weight="normal" officeooo:rsid="03c0ac3a" style:font-style-asian="normal" style:font-weight-asian="normal" style:font-style-complex="normal" style:font-weight-complex="normal"/>
    </style:style>
    <style:style style:name="T1164" style:family="text">
      <style:text-properties fo:font-style="normal" style:text-underline-style="none" fo:font-weight="normal" officeooo:rsid="03c3fc64" style:font-style-asian="normal" style:font-weight-asian="normal" style:font-style-complex="normal" style:font-weight-complex="normal"/>
    </style:style>
    <style:style style:name="T1165" style:family="text">
      <style:text-properties fo:font-style="normal" style:text-underline-style="none" fo:font-weight="normal" officeooo:rsid="03c5f629" style:font-style-asian="normal" style:font-weight-asian="normal" style:font-style-complex="normal" style:font-weight-complex="normal"/>
    </style:style>
    <style:style style:name="T1166" style:family="text">
      <style:text-properties fo:font-style="normal" style:text-underline-style="none" fo:font-weight="normal" officeooo:rsid="03c67b71" style:font-style-asian="normal" style:font-weight-asian="normal" style:font-style-complex="normal" style:font-weight-complex="normal"/>
    </style:style>
    <style:style style:name="T1167" style:family="text">
      <style:text-properties fo:font-style="normal" style:text-underline-style="none" fo:font-weight="normal" officeooo:rsid="03c86ea5" style:font-style-asian="normal" style:font-weight-asian="normal" style:font-style-complex="normal" style:font-weight-complex="normal"/>
    </style:style>
    <style:style style:name="T1168" style:family="text">
      <style:text-properties fo:font-style="normal" style:text-underline-style="none" fo:font-weight="normal" officeooo:rsid="03ca0227" style:font-style-asian="normal" style:font-weight-asian="normal" style:font-style-complex="normal" style:font-weight-complex="normal"/>
    </style:style>
    <style:style style:name="T1169" style:family="text">
      <style:text-properties fo:font-style="normal" style:text-underline-style="none" fo:font-weight="normal" officeooo:rsid="03ca793c" style:font-style-asian="normal" style:font-weight-asian="normal" style:font-style-complex="normal" style:font-weight-complex="normal"/>
    </style:style>
    <style:style style:name="T1170" style:family="text">
      <style:text-properties fo:font-style="normal" style:text-underline-style="none" fo:font-weight="normal" officeooo:rsid="03cab800" style:font-style-asian="normal" style:font-weight-asian="normal" style:font-style-complex="normal" style:font-weight-complex="normal"/>
    </style:style>
    <style:style style:name="T1171" style:family="text">
      <style:text-properties fo:font-style="normal" style:text-underline-style="none" fo:font-weight="normal" officeooo:rsid="03ccb450" style:font-style-asian="normal" style:font-weight-asian="normal" style:font-style-complex="normal" style:font-weight-complex="normal"/>
    </style:style>
    <style:style style:name="T1172" style:family="text">
      <style:text-properties fo:font-style="normal" style:text-underline-style="none" fo:font-weight="normal" officeooo:rsid="03cdfce3" style:font-style-asian="normal" style:font-weight-asian="normal" style:font-style-complex="normal" style:font-weight-complex="normal"/>
    </style:style>
    <style:style style:name="T1173" style:family="text">
      <style:text-properties fo:font-style="normal" style:text-underline-style="none" fo:font-weight="normal" officeooo:rsid="03cf7b83" style:font-style-asian="normal" style:font-weight-asian="normal" style:font-style-complex="normal" style:font-weight-complex="normal"/>
    </style:style>
    <style:style style:name="T1174" style:family="text">
      <style:text-properties fo:font-style="normal" style:text-underline-style="none" fo:font-weight="normal" officeooo:rsid="03d10172" style:font-style-asian="normal" style:font-weight-asian="normal" style:font-style-complex="normal" style:font-weight-complex="normal"/>
    </style:style>
    <style:style style:name="T1175" style:family="text">
      <style:text-properties fo:font-style="normal" style:text-underline-style="none" fo:font-weight="normal" officeooo:rsid="03d18cd0" style:font-style-asian="normal" style:font-weight-asian="normal" style:font-style-complex="normal" style:font-weight-complex="normal"/>
    </style:style>
    <style:style style:name="T1176" style:family="text">
      <style:text-properties fo:font-style="normal" style:text-underline-style="none" fo:font-weight="normal" officeooo:rsid="03d192d6" style:font-style-asian="normal" style:font-weight-asian="normal" style:font-style-complex="normal" style:font-weight-complex="normal"/>
    </style:style>
    <style:style style:name="T1177" style:family="text">
      <style:text-properties fo:font-style="normal" style:text-underline-style="none" fo:font-weight="normal" officeooo:rsid="03d20ca9" style:font-style-asian="normal" style:font-weight-asian="normal" style:font-style-complex="normal" style:font-weight-complex="normal"/>
    </style:style>
    <style:style style:name="T1178" style:family="text">
      <style:text-properties fo:font-style="normal" style:text-underline-style="none" fo:font-weight="normal" officeooo:rsid="03d4525f" style:font-style-asian="normal" style:font-weight-asian="normal" style:font-style-complex="normal" style:font-weight-complex="normal"/>
    </style:style>
    <style:style style:name="T1179" style:family="text">
      <style:text-properties fo:font-style="normal" style:text-underline-style="none" fo:font-weight="normal" officeooo:rsid="03d64a29" style:font-style-asian="normal" style:font-weight-asian="normal" style:font-style-complex="normal" style:font-weight-complex="normal"/>
    </style:style>
    <style:style style:name="T1180" style:family="text">
      <style:text-properties fo:font-style="normal" style:text-underline-style="none" fo:font-weight="normal" officeooo:rsid="03da3562" style:font-style-asian="normal" style:font-weight-asian="normal" style:font-style-complex="normal" style:font-weight-complex="normal"/>
    </style:style>
    <style:style style:name="T1181" style:family="text">
      <style:text-properties fo:font-style="normal" style:text-underline-style="none" fo:font-weight="normal" officeooo:rsid="03dd2c19" style:font-style-asian="normal" style:font-weight-asian="normal" style:font-style-complex="normal" style:font-weight-complex="normal"/>
    </style:style>
    <style:style style:name="T1182" style:family="text">
      <style:text-properties fo:font-style="normal" style:text-underline-style="none" fo:font-weight="normal" officeooo:rsid="03dd82e8" style:font-style-asian="normal" style:font-weight-asian="normal" style:font-style-complex="normal" style:font-weight-complex="normal"/>
    </style:style>
    <style:style style:name="T1183" style:family="text">
      <style:text-properties fo:font-style="normal" style:text-underline-style="none" fo:font-weight="normal" officeooo:rsid="03ddeb60" style:font-style-asian="normal" style:font-weight-asian="normal" style:font-style-complex="normal" style:font-weight-complex="normal"/>
    </style:style>
    <style:style style:name="T1184" style:family="text">
      <style:text-properties fo:font-style="normal" style:text-underline-style="none" fo:font-weight="normal" officeooo:rsid="03e36574" style:font-style-asian="normal" style:font-weight-asian="normal" style:font-style-complex="normal" style:font-weight-complex="normal"/>
    </style:style>
    <style:style style:name="T1185" style:family="text">
      <style:text-properties fo:font-style="normal" style:text-underline-style="none" fo:font-weight="normal" officeooo:rsid="03e3f7c5" style:font-style-asian="normal" style:font-weight-asian="normal" style:font-style-complex="normal" style:font-weight-complex="normal"/>
    </style:style>
    <style:style style:name="T1186" style:family="text">
      <style:text-properties fo:font-style="normal" style:text-underline-style="none" fo:font-weight="normal" officeooo:rsid="03fe4ee7" style:font-style-asian="normal" style:font-weight-asian="normal" style:font-style-complex="normal" style:font-weight-complex="normal"/>
    </style:style>
    <style:style style:name="T1187" style:family="text">
      <style:text-properties fo:font-style="normal" style:text-underline-style="none" fo:font-weight="normal" officeooo:rsid="03ff8607" style:font-style-asian="normal" style:font-weight-asian="normal" style:font-style-complex="normal" style:font-weight-complex="normal"/>
    </style:style>
    <style:style style:name="T1188" style:family="text">
      <style:text-properties fo:font-style="normal" style:text-underline-style="none" fo:font-weight="normal" officeooo:rsid="040173fd" style:font-style-asian="normal" style:font-weight-asian="normal" style:font-style-complex="normal" style:font-weight-complex="normal"/>
    </style:style>
    <style:style style:name="T1189" style:family="text">
      <style:text-properties fo:font-style="normal" style:text-underline-style="none" fo:font-weight="normal" officeooo:rsid="0402fab7" style:font-style-asian="normal" style:font-weight-asian="normal" style:font-style-complex="normal" style:font-weight-complex="normal"/>
    </style:style>
    <style:style style:name="T1190" style:family="text">
      <style:text-properties fo:font-style="normal" style:text-underline-style="none" fo:font-weight="normal" officeooo:rsid="0069c20e" style:font-style-asian="normal" style:font-weight-asian="normal" style:font-style-complex="normal" style:font-weight-complex="normal"/>
    </style:style>
    <style:style style:name="T1191" style:family="text">
      <style:text-properties fo:font-style="normal" style:text-underline-style="none" fo:font-weight="bold" style:font-style-asian="normal" style:font-weight-asian="bold" style:font-style-complex="normal" style:font-weight-complex="bold"/>
    </style:style>
    <style:style style:name="T1192" style:family="text">
      <style:text-properties fo:font-style="normal" style:text-underline-style="none" fo:font-weight="bold" officeooo:rsid="006ac0aa" style:font-style-asian="normal" style:font-weight-asian="bold" style:font-style-complex="normal" style:font-weight-complex="bold"/>
    </style:style>
    <style:style style:name="T1193" style:family="text">
      <style:text-properties fo:font-style="normal" style:text-underline-style="none" fo:font-weight="bold" officeooo:rsid="0060f332" style:font-style-asian="normal" style:font-weight-asian="bold" style:font-style-complex="normal" style:font-weight-complex="bold"/>
    </style:style>
    <style:style style:name="T1194" style:family="text">
      <style:text-properties fo:font-style="normal" style:text-underline-style="none" fo:font-weight="bold" officeooo:rsid="007f3769" style:font-style-asian="normal" style:font-weight-asian="bold" style:font-style-complex="normal" style:font-weight-complex="bold"/>
    </style:style>
    <style:style style:name="T1195" style:family="text">
      <style:text-properties fo:font-style="normal" style:text-underline-style="none" fo:font-weight="bold" officeooo:rsid="006cb9be" style:font-style-asian="normal" style:font-weight-asian="bold" style:font-style-complex="normal" style:font-weight-complex="bold"/>
    </style:style>
    <style:style style:name="T1196" style:family="text">
      <style:text-properties fo:font-style="normal" style:text-underline-style="none" fo:font-weight="bold" officeooo:rsid="00729162" style:font-style-asian="normal" style:font-weight-asian="bold" style:font-style-complex="normal" style:font-weight-complex="bold"/>
    </style:style>
    <style:style style:name="T1197" style:family="text">
      <style:text-properties fo:font-style="normal" style:text-underline-style="none" fo:font-weight="bold" officeooo:rsid="00ad8e7d" style:font-style-asian="normal" style:font-weight-asian="bold" style:font-style-complex="normal" style:font-weight-complex="bold"/>
    </style:style>
    <style:style style:name="T1198" style:family="text">
      <style:text-properties fo:font-style="normal" style:text-underline-style="none" fo:font-weight="bold" officeooo:rsid="005367bd" style:font-style-asian="normal" style:font-weight-asian="bold" style:font-style-complex="normal" style:font-weight-complex="bold"/>
    </style:style>
    <style:style style:name="T1199" style:family="text">
      <style:text-properties fo:font-style="normal" style:text-underline-style="none" fo:font-weight="bold" officeooo:rsid="00ca33ee" style:font-style-asian="normal" style:font-weight-asian="bold" style:font-style-complex="normal" style:font-weight-complex="bold"/>
    </style:style>
    <style:style style:name="T1200" style:family="text">
      <style:text-properties fo:font-style="normal" style:text-underline-style="none" fo:font-weight="bold" officeooo:rsid="00dd6948" style:font-style-asian="normal" style:font-weight-asian="bold" style:font-style-complex="normal" style:font-weight-complex="bold"/>
    </style:style>
    <style:style style:name="T1201" style:family="text">
      <style:text-properties fo:font-style="normal" style:text-underline-style="none" fo:font-weight="bold" officeooo:rsid="01467bad" style:font-style-asian="normal" style:font-weight-asian="bold" style:font-style-complex="normal" style:font-weight-complex="bold"/>
    </style:style>
    <style:style style:name="T1202" style:family="text">
      <style:text-properties fo:font-style="normal" style:text-underline-style="none" fo:font-weight="bold" officeooo:rsid="01556168" style:font-style-asian="normal" style:font-weight-asian="bold" style:font-style-complex="normal" style:font-weight-complex="bold"/>
    </style:style>
    <style:style style:name="T1203" style:family="text">
      <style:text-properties fo:font-style="normal" style:text-underline-style="none" fo:font-weight="bold" officeooo:rsid="01598157" style:font-style-asian="normal" style:font-weight-asian="bold" style:font-style-complex="normal" style:font-weight-complex="bold"/>
    </style:style>
    <style:style style:name="T1204" style:family="text">
      <style:text-properties fo:font-style="normal" style:text-underline-style="none" fo:font-weight="bold" officeooo:rsid="01a73295" style:font-style-asian="normal" style:font-weight-asian="bold" style:font-style-complex="normal" style:font-weight-complex="bold"/>
    </style:style>
    <style:style style:name="T1205" style:family="text">
      <style:text-properties fo:font-style="normal" style:text-underline-style="none" fo:font-weight="bold" officeooo:rsid="022d6070" style:font-style-asian="normal" style:font-weight-asian="bold" style:font-style-complex="normal" style:font-weight-complex="bold"/>
    </style:style>
    <style:style style:name="T1206" style:family="text">
      <style:text-properties fo:font-style="normal" style:text-underline-style="none" fo:font-weight="bold" officeooo:rsid="015e8603" style:font-style-asian="normal" style:font-weight-asian="bold" style:font-style-complex="normal" style:font-weight-complex="bold"/>
    </style:style>
    <style:style style:name="T1207" style:family="text">
      <style:text-properties fo:font-style="normal" style:text-underline-style="none" fo:font-weight="bold" officeooo:rsid="032d0177" style:font-style-asian="normal" style:font-weight-asian="bold" style:font-style-complex="normal" style:font-weight-complex="bold"/>
    </style:style>
    <style:style style:name="T1208" style:family="text">
      <style:text-properties fo:font-style="normal" style:text-underline-style="none" fo:font-weight="bold" officeooo:rsid="032cf9b6" style:font-style-asian="normal" style:font-weight-asian="bold" style:font-style-complex="normal" style:font-weight-complex="bold"/>
    </style:style>
    <style:style style:name="T1209" style:family="text">
      <style:text-properties fo:font-style="normal" style:text-underline-style="none" fo:font-weight="bold" officeooo:rsid="032e16c1" style:font-style-asian="normal" style:font-weight-asian="bold" style:font-style-complex="normal" style:font-weight-complex="bold"/>
    </style:style>
    <style:style style:name="T1210" style:family="text">
      <style:text-properties fo:font-style="normal" style:text-underline-style="none" fo:font-weight="bold" officeooo:rsid="0336e2a1" style:font-style-asian="normal" style:font-weight-asian="bold" style:font-style-complex="normal" style:font-weight-complex="bold"/>
    </style:style>
    <style:style style:name="T1211" style:family="text">
      <style:text-properties fo:font-style="normal" style:text-underline-style="none" fo:font-weight="bold" officeooo:rsid="03389115" style:font-style-asian="normal" style:font-weight-asian="bold" style:font-style-complex="normal" style:font-weight-complex="bold"/>
    </style:style>
    <style:style style:name="T1212" style:family="text">
      <style:text-properties fo:font-style="normal" style:text-underline-style="none" fo:font-weight="bold" officeooo:rsid="033e05fa" style:font-style-asian="normal" style:font-weight-asian="bold" style:font-style-complex="normal" style:font-weight-complex="bold"/>
    </style:style>
    <style:style style:name="T1213" style:family="text">
      <style:text-properties fo:font-style="normal" style:text-underline-style="none" fo:font-weight="bold" officeooo:rsid="03585ccb" style:font-style-asian="normal" style:font-weight-asian="bold" style:font-style-complex="normal" style:font-weight-complex="bold"/>
    </style:style>
    <style:style style:name="T1214" style:family="text">
      <style:text-properties fo:font-style="normal" style:text-underline-style="none" fo:font-weight="bold" officeooo:rsid="035bb4c1" style:font-style-asian="normal" style:font-weight-asian="bold" style:font-style-complex="normal" style:font-weight-complex="bold"/>
    </style:style>
    <style:style style:name="T1215" style:family="text">
      <style:text-properties fo:font-style="normal" style:text-underline-style="none" fo:font-weight="bold" officeooo:rsid="035fa9b8" style:font-style-asian="normal" style:font-weight-asian="bold" style:font-style-complex="normal" style:font-weight-complex="bold"/>
    </style:style>
    <style:style style:name="T1216" style:family="text">
      <style:text-properties fo:font-style="normal" style:text-underline-style="none" fo:font-weight="bold" officeooo:rsid="0361fe1e" style:font-style-asian="normal" style:font-weight-asian="bold" style:font-style-complex="normal" style:font-weight-complex="bold"/>
    </style:style>
    <style:style style:name="T1217" style:family="text">
      <style:text-properties fo:font-style="normal" style:text-underline-style="none" fo:font-weight="bold" officeooo:rsid="0387505f" style:font-style-asian="normal" style:font-weight-asian="bold" style:font-style-complex="normal" style:font-weight-complex="bold"/>
    </style:style>
    <style:style style:name="T1218" style:family="text">
      <style:text-properties fo:font-style="normal" style:text-underline-style="none" fo:font-weight="bold" officeooo:rsid="03b440ea" style:font-style-asian="normal" style:font-weight-asian="bold" style:font-style-complex="normal" style:font-weight-complex="bold"/>
    </style:style>
    <style:style style:name="T1219" style:family="text">
      <style:text-properties fo:font-style="normal" style:text-underline-style="none" fo:font-weight="bold" officeooo:rsid="03b97628" style:font-style-asian="normal" style:font-weight-asian="bold" style:font-style-complex="normal" style:font-weight-complex="bold"/>
    </style:style>
    <style:style style:name="T1220" style:family="text">
      <style:text-properties fo:font-style="normal" style:text-underline-style="none" fo:font-weight="bold" officeooo:rsid="03b9e22c" style:font-style-asian="normal" style:font-weight-asian="bold" style:font-style-complex="normal" style:font-weight-complex="bold"/>
    </style:style>
    <style:style style:name="T1221" style:family="text">
      <style:text-properties fo:font-style="normal" style:text-underline-style="none" fo:font-weight="bold" officeooo:rsid="03d18cd0" style:font-style-asian="normal" style:font-weight-asian="bold" style:font-style-complex="normal" style:font-weight-complex="bold"/>
    </style:style>
    <style:style style:name="T1222" style:family="text">
      <style:text-properties fo:font-style="normal" style:text-underline-style="none" fo:font-weight="bold" officeooo:rsid="00429d5a" style:font-style-asian="normal" style:font-weight-asian="bold" style:font-style-complex="normal" style:font-weight-complex="bold"/>
    </style:style>
    <style:style style:name="T1223" style:family="text">
      <style:text-properties fo:font-style="normal" style:text-underline-style="none" fo:font-weight="bold" officeooo:rsid="00441e78" style:font-style-asian="normal" style:font-weight-asian="bold" style:font-style-complex="normal" style:font-weight-complex="bold"/>
    </style:style>
    <style:style style:name="T1224" style:family="text">
      <style:text-properties fo:font-style="normal" fo:font-weight="normal" style:font-style-asian="normal" style:font-weight-asian="normal" style:font-style-complex="normal" style:font-weight-complex="normal"/>
    </style:style>
    <style:style style:name="T1225" style:family="text">
      <style:text-properties fo:font-style="normal" fo:font-weight="normal" officeooo:rsid="01e78dfe" style:font-style-asian="normal" style:font-weight-asian="normal" style:font-style-complex="normal" style:font-weight-complex="normal"/>
    </style:style>
    <style:style style:name="T1226" style:family="text">
      <style:text-properties fo:font-style="normal" fo:font-weight="normal" officeooo:rsid="01ee4dd4" style:font-style-asian="normal" style:font-weight-asian="normal" style:font-style-complex="normal" style:font-weight-complex="normal"/>
    </style:style>
    <style:style style:name="T1227" style:family="text">
      <style:text-properties fo:font-style="normal" fo:font-weight="normal" officeooo:rsid="01ff14e8" style:font-style-asian="normal" style:font-weight-asian="normal" style:font-style-complex="normal" style:font-weight-complex="normal"/>
    </style:style>
    <style:style style:name="T1228" style:family="text">
      <style:text-properties fo:font-style="normal" fo:font-weight="normal" officeooo:rsid="02271fbb" style:font-style-asian="normal" style:font-weight-asian="normal" style:font-style-complex="normal" style:font-weight-complex="normal"/>
    </style:style>
    <style:style style:name="T1229" style:family="text">
      <style:text-properties fo:font-style="normal" fo:font-weight="normal" officeooo:rsid="022ba03c" style:font-style-asian="normal" style:font-weight-asian="normal" style:font-style-complex="normal" style:font-weight-complex="normal"/>
    </style:style>
    <style:style style:name="T1230" style:family="text">
      <style:text-properties fo:font-style="normal" fo:font-weight="normal" officeooo:rsid="015e8603" style:font-style-asian="normal" style:font-weight-asian="normal" style:font-style-complex="normal" style:font-weight-complex="normal"/>
    </style:style>
    <style:style style:name="T1231" style:family="text">
      <style:text-properties fo:font-style="normal" fo:font-weight="normal" officeooo:rsid="022e1b47" style:font-style-asian="normal" style:font-weight-asian="normal" style:font-style-complex="normal" style:font-weight-complex="normal"/>
    </style:style>
    <style:style style:name="T1232" style:family="text">
      <style:text-properties fo:font-style="normal" fo:font-weight="normal" officeooo:rsid="00614c9e" style:font-style-asian="normal" style:font-weight-asian="normal" style:font-style-complex="normal" style:font-weight-complex="normal"/>
    </style:style>
    <style:style style:name="T1233" style:family="text">
      <style:text-properties fo:font-style="normal" fo:font-weight="normal" officeooo:rsid="02d0cd31" style:font-style-asian="normal" style:font-weight-asian="normal" style:font-style-complex="normal" style:font-weight-complex="normal"/>
    </style:style>
    <style:style style:name="T1234" style:family="text">
      <style:text-properties fo:font-style="normal" fo:font-weight="normal" officeooo:rsid="03389115" style:font-style-asian="normal" style:font-weight-asian="normal" style:font-style-complex="normal" style:font-weight-complex="normal"/>
    </style:style>
    <style:style style:name="T1235" style:family="text">
      <style:text-properties fo:font-style="normal" fo:font-weight="normal" officeooo:rsid="033a9295" style:font-style-asian="normal" style:font-weight-asian="normal" style:font-style-complex="normal" style:font-weight-complex="normal"/>
    </style:style>
    <style:style style:name="T1236" style:family="text">
      <style:text-properties fo:font-style="normal" fo:font-weight="normal" officeooo:rsid="0366c958" style:font-style-asian="normal" style:font-weight-asian="normal" style:font-style-complex="normal" style:font-weight-complex="normal"/>
    </style:style>
    <style:style style:name="T1237" style:family="text">
      <style:text-properties fo:font-style="normal" fo:font-weight="normal" officeooo:rsid="0369a17e" style:font-style-asian="normal" style:font-weight-asian="normal" style:font-style-complex="normal" style:font-weight-complex="normal"/>
    </style:style>
    <style:style style:name="T1238" style:family="text">
      <style:text-properties fo:font-style="normal" fo:font-weight="normal" officeooo:rsid="036de3be" style:font-style-asian="normal" style:font-weight-asian="normal" style:font-style-complex="normal" style:font-weight-complex="normal"/>
    </style:style>
    <style:style style:name="T1239" style:family="text">
      <style:text-properties fo:font-style="normal" fo:font-weight="normal" officeooo:rsid="0035ae30" style:font-style-asian="normal" style:font-weight-asian="normal" style:font-style-complex="normal" style:font-weight-complex="normal"/>
    </style:style>
    <style:style style:name="T1240" style:family="text">
      <style:text-properties fo:font-style="normal" fo:font-weight="normal" officeooo:rsid="038b6d46" style:font-style-asian="normal" style:font-weight-asian="normal" style:font-style-complex="normal" style:font-weight-complex="normal"/>
    </style:style>
    <style:style style:name="T1241" style:family="text">
      <style:text-properties fo:font-style="normal" fo:font-weight="normal" officeooo:rsid="03906ee7" style:font-style-asian="normal" style:font-weight-asian="normal" style:font-style-complex="normal" style:font-weight-complex="normal"/>
    </style:style>
    <style:style style:name="T1242" style:family="text">
      <style:text-properties fo:font-style="normal" fo:font-weight="normal" officeooo:rsid="001cafa9" style:font-style-asian="normal" style:font-weight-asian="normal" style:font-style-complex="normal" style:font-weight-complex="normal"/>
    </style:style>
    <style:style style:name="T1243" style:family="text">
      <style:text-properties fo:font-style="normal" fo:font-weight="normal" officeooo:rsid="03c3fc64" style:font-style-asian="normal" style:font-weight-asian="normal" style:font-style-complex="normal" style:font-weight-complex="normal"/>
    </style:style>
    <style:style style:name="T1244" style:family="text">
      <style:text-properties fo:font-style="normal" fo:font-weight="normal" officeooo:rsid="03e1ed86" style:font-style-asian="normal" style:font-weight-asian="normal" style:font-style-complex="normal" style:font-weight-complex="normal"/>
    </style:style>
    <style:style style:name="T1245" style:family="text">
      <style:text-properties fo:font-style="normal" fo:font-weight="normal" officeooo:rsid="006ed81e" style:font-style-asian="normal" style:font-weight-asian="normal" style:font-style-complex="normal" style:font-weight-complex="normal"/>
    </style:style>
    <style:style style:name="T1246" style:family="text">
      <style:text-properties fo:font-style="normal" fo:font-weight="normal" officeooo:rsid="0402fab7" style:font-style-asian="normal" style:font-weight-asian="normal" style:font-style-complex="normal" style:font-weight-complex="normal"/>
    </style:style>
    <style:style style:name="T1247" style:family="text">
      <style:text-properties fo:font-style="normal" fo:font-weight="normal" officeooo:rsid="005855c5" style:font-style-asian="normal" style:font-weight-asian="normal" style:font-style-complex="normal" style:font-weight-complex="normal"/>
    </style:style>
    <style:style style:name="T1248" style:family="text">
      <style:text-properties fo:font-style="normal" fo:font-weight="normal" officeooo:rsid="005cd974" style:font-style-asian="normal" style:font-weight-asian="normal" style:font-style-complex="normal" style:font-weight-complex="normal"/>
    </style:style>
    <style:style style:name="T124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50" style:family="text">
      <style:text-properties fo:font-style="normal" style:text-underline-style="solid" style:text-underline-width="auto" style:text-underline-color="font-color" fo:font-weight="normal" officeooo:rsid="0060f332" style:font-style-asian="normal" style:font-weight-asian="normal" style:font-style-complex="normal" style:font-weight-complex="normal"/>
    </style:style>
    <style:style style:name="T1251" style:family="text">
      <style:text-properties fo:font-style="normal" style:text-underline-style="solid" style:text-underline-width="auto" style:text-underline-color="font-color" fo:font-weight="normal" officeooo:rsid="02271fbb" style:font-style-asian="normal" style:font-weight-asian="normal" style:font-style-complex="normal" style:font-weight-complex="normal"/>
    </style:style>
    <style:style style:name="T1252" style:family="text">
      <style:text-properties fo:font-style="normal" style:text-underline-style="solid" style:text-underline-width="auto" style:text-underline-color="font-color" style:font-style-asian="normal" style:font-style-complex="normal"/>
    </style:style>
    <style:style style:name="T1253" style:family="text">
      <style:text-properties fo:font-style="normal" style:text-underline-style="solid" style:text-underline-width="auto" style:text-underline-color="font-color" officeooo:rsid="01f261f3" style:font-style-asian="normal" style:font-style-complex="normal"/>
    </style:style>
    <style:style style:name="T1254" style:family="text">
      <style:text-properties fo:font-style="normal" style:text-underline-style="solid" style:text-underline-width="auto" style:text-underline-color="font-color" officeooo:rsid="01e78dfe" style:font-style-asian="normal" style:font-style-complex="normal"/>
    </style:style>
    <style:style style:name="T1255" style:family="text">
      <style:text-properties fo:font-style="normal" style:text-underline-style="solid" style:text-underline-width="auto" style:text-underline-color="font-color" officeooo:rsid="02553810" style:font-style-asian="normal" style:font-style-complex="normal"/>
    </style:style>
    <style:style style:name="T1256" style:family="text">
      <style:text-properties fo:font-style="normal" style:text-underline-style="solid" style:text-underline-width="auto" style:text-underline-color="font-color" officeooo:rsid="00480213" style:font-style-asian="normal" style:font-style-complex="normal"/>
    </style:style>
    <style:style style:name="T125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58" style:family="text">
      <style:text-properties fo:font-style="normal" style:text-underline-style="solid" style:text-underline-width="auto" style:text-underline-color="font-color" fo:font-weight="bold" officeooo:rsid="003a30b5" style:font-style-asian="normal" style:font-weight-asian="bold" style:font-style-complex="normal" style:font-weight-complex="bold"/>
    </style:style>
    <style:style style:name="T1259" style:family="text">
      <style:text-properties fo:font-style="normal" fo:font-weight="bold" style:font-style-asian="normal" style:font-weight-asian="bold" style:font-style-complex="normal" style:font-weight-complex="bold"/>
    </style:style>
    <style:style style:name="T1260" style:family="text">
      <style:text-properties fo:font-style="normal" fo:font-weight="bold" officeooo:rsid="006119ab" style:font-style-asian="normal" style:font-weight-asian="bold" style:font-style-complex="normal" style:font-weight-complex="bold"/>
    </style:style>
    <style:style style:name="T1261" style:family="text">
      <style:text-properties fo:font-style="normal" fo:font-weight="bold" officeooo:rsid="032cf9b6" style:font-style-asian="normal" style:font-weight-asian="bold" style:font-style-complex="normal" style:font-weight-complex="bold"/>
    </style:style>
    <style:style style:name="T1262" style:family="text">
      <style:text-properties fo:font-style="normal" fo:font-weight="bold" officeooo:rsid="033f897e" style:font-style-asian="normal" style:font-weight-asian="bold" style:font-style-complex="normal" style:font-weight-complex="bold"/>
    </style:style>
    <style:style style:name="T1263" style:family="text">
      <style:text-properties fo:font-style="normal" fo:font-weight="bold" officeooo:rsid="0369a17e" style:font-style-asian="normal" style:font-weight-asian="bold" style:font-style-complex="normal" style:font-weight-complex="bold"/>
    </style:style>
    <style:style style:name="T1264" style:family="text">
      <style:text-properties fo:font-style="normal" fo:font-weight="bold" officeooo:rsid="00353d7e" style:font-style-asian="normal" style:font-weight-asian="bold" style:font-style-complex="normal" style:font-weight-complex="bold"/>
    </style:style>
    <style:style style:name="T1265" style:family="text">
      <style:text-properties fo:font-style="normal" fo:font-weight="bold" officeooo:rsid="038433b9" style:font-style-asian="normal" style:font-weight-asian="bold" style:font-style-complex="normal" style:font-weight-complex="bold"/>
    </style:style>
    <style:style style:name="T1266" style:family="text">
      <style:text-properties fo:font-style="normal" fo:font-weight="bold" officeooo:rsid="00429d5a" style:font-style-asian="normal" style:font-weight-asian="bold" style:font-style-complex="normal" style:font-weight-complex="bold"/>
    </style:style>
    <style:style style:name="T1267" style:family="text">
      <style:text-properties fo:font-style="normal" fo:font-weight="bold" officeooo:rsid="00441e78" style:font-style-asian="normal" style:font-weight-asian="bold" style:font-style-complex="normal" style:font-weight-complex="bold"/>
    </style:style>
    <style:style style:name="T1268" style:family="text">
      <style:text-properties fo:font-style="normal" fo:font-weight="bold" officeooo:rsid="0040a058" style:font-style-asian="normal" style:font-weight-asian="bold" style:font-style-complex="normal" style:font-weight-complex="bold"/>
    </style:style>
    <style:style style:name="T1269" style:family="text">
      <style:text-properties fo:font-style="normal" fo:font-weight="bold" officeooo:rsid="0067af14" style:font-style-asian="normal" style:font-weight-asian="bold" style:font-style-complex="normal" style:font-weight-complex="bold"/>
    </style:style>
    <style:style style:name="T1270" style:family="text">
      <style:text-properties fo:font-weight="normal" style:font-weight-asian="normal" style:font-weight-complex="normal"/>
    </style:style>
    <style:style style:name="T1271" style:family="text">
      <style:text-properties fo:font-weight="normal" officeooo:rsid="0047bc20" style:font-weight-asian="normal" style:font-weight-complex="normal"/>
    </style:style>
    <style:style style:name="T1272" style:family="text">
      <style:text-properties fo:font-weight="normal" officeooo:rsid="005367bd" style:font-weight-asian="normal" style:font-weight-complex="normal"/>
    </style:style>
    <style:style style:name="T1273" style:family="text">
      <style:text-properties fo:font-weight="normal" officeooo:rsid="005bc425" style:font-weight-asian="normal" style:font-weight-complex="normal"/>
    </style:style>
    <style:style style:name="T1274" style:family="text">
      <style:text-properties fo:font-weight="normal" officeooo:rsid="005d9386" style:font-weight-asian="normal" style:font-weight-complex="normal"/>
    </style:style>
    <style:style style:name="T1275" style:family="text">
      <style:text-properties fo:font-weight="normal" officeooo:rsid="005efdc2" style:font-weight-asian="normal" style:font-weight-complex="normal"/>
    </style:style>
    <style:style style:name="T1276" style:family="text">
      <style:text-properties fo:font-weight="normal" officeooo:rsid="0062b41e" style:font-weight-asian="normal" style:font-weight-complex="normal"/>
    </style:style>
    <style:style style:name="T1277" style:family="text">
      <style:text-properties fo:font-weight="normal" officeooo:rsid="0077d5a9" style:font-weight-asian="normal" style:font-weight-complex="normal"/>
    </style:style>
    <style:style style:name="T1278" style:family="text">
      <style:text-properties fo:font-weight="normal" officeooo:rsid="007bf5dd" style:font-weight-asian="normal" style:font-weight-complex="normal"/>
    </style:style>
    <style:style style:name="T1279" style:family="text">
      <style:text-properties fo:font-weight="normal" officeooo:rsid="008914e9" style:font-weight-asian="normal" style:font-weight-complex="normal"/>
    </style:style>
    <style:style style:name="T1280" style:family="text">
      <style:text-properties fo:font-weight="normal" officeooo:rsid="008aaaea" style:font-weight-asian="normal" style:font-weight-complex="normal"/>
    </style:style>
    <style:style style:name="T1281" style:family="text">
      <style:text-properties fo:font-weight="normal" officeooo:rsid="00918078" style:font-weight-asian="normal" style:font-weight-complex="normal"/>
    </style:style>
    <style:style style:name="T1282" style:family="text">
      <style:text-properties fo:font-weight="normal" officeooo:rsid="00a05c2a" style:font-weight-asian="normal" style:font-weight-complex="normal"/>
    </style:style>
    <style:style style:name="T1283" style:family="text">
      <style:text-properties fo:font-weight="normal" officeooo:rsid="0081e87c" style:font-weight-asian="normal" style:font-weight-complex="normal"/>
    </style:style>
    <style:style style:name="T1284" style:family="text">
      <style:text-properties fo:font-weight="normal" officeooo:rsid="00b03697" style:font-weight-asian="normal" style:font-weight-complex="normal"/>
    </style:style>
    <style:style style:name="T1285" style:family="text">
      <style:text-properties fo:font-weight="normal" officeooo:rsid="00b2ce29" style:font-weight-asian="normal" style:font-weight-complex="normal"/>
    </style:style>
    <style:style style:name="T1286" style:family="text">
      <style:text-properties fo:font-weight="normal" officeooo:rsid="00c10c56" style:font-weight-asian="normal" style:font-weight-complex="normal"/>
    </style:style>
    <style:style style:name="T1287" style:family="text">
      <style:text-properties fo:font-weight="normal" officeooo:rsid="00ccbf05" style:font-weight-asian="normal" style:font-weight-complex="normal"/>
    </style:style>
    <style:style style:name="T1288" style:family="text">
      <style:text-properties fo:font-weight="normal" officeooo:rsid="00ceb089" style:font-weight-asian="normal" style:font-weight-complex="normal"/>
    </style:style>
    <style:style style:name="T1289" style:family="text">
      <style:text-properties fo:font-weight="normal" officeooo:rsid="016b91c9" style:font-weight-asian="normal" style:font-weight-complex="normal"/>
    </style:style>
    <style:style style:name="T1290" style:family="text">
      <style:text-properties fo:font-weight="normal" officeooo:rsid="018a6e4c" style:font-weight-asian="normal" style:font-weight-complex="normal"/>
    </style:style>
    <style:style style:name="T1291" style:family="text">
      <style:text-properties fo:font-weight="normal" officeooo:rsid="0178ce26" style:font-weight-asian="normal" style:font-weight-complex="normal"/>
    </style:style>
    <style:style style:name="T1292" style:family="text">
      <style:text-properties fo:font-weight="normal" officeooo:rsid="0163b4e6" style:font-weight-asian="normal" style:font-weight-complex="normal"/>
    </style:style>
    <style:style style:name="T1293" style:family="text">
      <style:text-properties fo:font-weight="normal" officeooo:rsid="0169fd97" style:font-weight-asian="normal" style:font-weight-complex="normal"/>
    </style:style>
    <style:style style:name="T1294" style:family="text">
      <style:text-properties fo:font-weight="normal" officeooo:rsid="016a6020" style:font-weight-asian="normal" style:font-weight-complex="normal"/>
    </style:style>
    <style:style style:name="T1295" style:family="text">
      <style:text-properties fo:font-weight="normal" officeooo:rsid="0179f068" style:font-weight-asian="normal" style:font-weight-complex="normal"/>
    </style:style>
    <style:style style:name="T1296" style:family="text">
      <style:text-properties fo:font-weight="normal" officeooo:rsid="0185c81c" style:font-weight-asian="normal" style:font-weight-complex="normal"/>
    </style:style>
    <style:style style:name="T1297" style:family="text">
      <style:text-properties fo:font-weight="normal" officeooo:rsid="00dbd72d" style:font-weight-asian="normal" style:font-weight-complex="normal"/>
    </style:style>
    <style:style style:name="T1298" style:family="text">
      <style:text-properties fo:font-weight="normal" officeooo:rsid="00dd6948" style:font-weight-asian="normal" style:font-weight-complex="normal"/>
    </style:style>
    <style:style style:name="T1299" style:family="text">
      <style:text-properties fo:font-weight="normal" officeooo:rsid="00e670c3" style:font-weight-asian="normal" style:font-weight-complex="normal"/>
    </style:style>
    <style:style style:name="T1300" style:family="text">
      <style:text-properties fo:font-weight="normal" officeooo:rsid="00e90eda" style:font-weight-asian="normal" style:font-weight-complex="normal"/>
    </style:style>
    <style:style style:name="T1301" style:family="text">
      <style:text-properties fo:font-weight="normal" officeooo:rsid="00eae7cb" style:font-weight-asian="normal" style:font-weight-complex="normal"/>
    </style:style>
    <style:style style:name="T1302" style:family="text">
      <style:text-properties fo:font-weight="normal" officeooo:rsid="006aab10" style:font-weight-asian="normal" style:font-weight-complex="normal"/>
    </style:style>
    <style:style style:name="T1303" style:family="text">
      <style:text-properties fo:font-weight="normal" officeooo:rsid="01158843" style:font-weight-asian="normal" style:font-weight-complex="normal"/>
    </style:style>
    <style:style style:name="T1304" style:family="text">
      <style:text-properties fo:font-weight="normal" officeooo:rsid="012948be" style:font-weight-asian="normal" style:font-weight-complex="normal"/>
    </style:style>
    <style:style style:name="T1305" style:family="text">
      <style:text-properties fo:font-weight="normal" officeooo:rsid="013278f5" style:font-weight-asian="normal" style:font-weight-complex="normal"/>
    </style:style>
    <style:style style:name="T1306" style:family="text">
      <style:text-properties fo:font-weight="normal" officeooo:rsid="0145717f" style:font-weight-asian="normal" style:font-weight-complex="normal"/>
    </style:style>
    <style:style style:name="T1307" style:family="text">
      <style:text-properties fo:font-weight="normal" officeooo:rsid="0150dc3e" style:font-weight-asian="normal" style:font-weight-complex="normal"/>
    </style:style>
    <style:style style:name="T1308" style:family="text">
      <style:text-properties fo:font-weight="normal" officeooo:rsid="0140d24a" style:font-weight-asian="normal" style:font-weight-complex="normal"/>
    </style:style>
    <style:style style:name="T1309" style:family="text">
      <style:text-properties fo:font-weight="normal" officeooo:rsid="01189fec" style:font-weight-asian="normal" style:font-weight-complex="normal"/>
    </style:style>
    <style:style style:name="T1310" style:family="text">
      <style:text-properties fo:font-weight="normal" officeooo:rsid="011d23cc" style:font-weight-asian="normal" style:font-weight-complex="normal"/>
    </style:style>
    <style:style style:name="T1311" style:family="text">
      <style:text-properties fo:font-weight="normal" officeooo:rsid="01467bad" style:font-weight-asian="normal" style:font-weight-complex="normal"/>
    </style:style>
    <style:style style:name="T1312" style:family="text">
      <style:text-properties fo:font-weight="normal" officeooo:rsid="01572943" style:font-weight-asian="normal" style:font-weight-complex="normal"/>
    </style:style>
    <style:style style:name="T1313" style:family="text">
      <style:text-properties fo:font-weight="normal" officeooo:rsid="0158adba" style:font-weight-asian="normal" style:font-weight-complex="normal"/>
    </style:style>
    <style:style style:name="T1314" style:family="text">
      <style:text-properties fo:font-weight="normal" officeooo:rsid="015e8603" style:font-weight-asian="normal" style:font-weight-complex="normal"/>
    </style:style>
    <style:style style:name="T1315" style:family="text">
      <style:text-properties fo:font-weight="normal" officeooo:rsid="015ea2e6" style:font-weight-asian="normal" style:font-weight-complex="normal"/>
    </style:style>
    <style:style style:name="T1316" style:family="text">
      <style:text-properties fo:font-weight="normal" officeooo:rsid="01628af6" style:font-weight-asian="normal" style:font-weight-complex="normal"/>
    </style:style>
    <style:style style:name="T1317" style:family="text">
      <style:text-properties fo:font-weight="normal" officeooo:rsid="0163a0b0" style:font-weight-asian="normal" style:font-weight-complex="normal"/>
    </style:style>
    <style:style style:name="T1318" style:family="text">
      <style:text-properties fo:font-weight="normal" officeooo:rsid="0163bc6e" style:font-weight-asian="normal" style:font-weight-complex="normal"/>
    </style:style>
    <style:style style:name="T1319" style:family="text">
      <style:text-properties fo:font-weight="normal" officeooo:rsid="01650646" style:font-weight-asian="normal" style:font-weight-complex="normal"/>
    </style:style>
    <style:style style:name="T1320" style:family="text">
      <style:text-properties fo:font-weight="normal" officeooo:rsid="016689ad" style:font-weight-asian="normal" style:font-weight-complex="normal"/>
    </style:style>
    <style:style style:name="T1321" style:family="text">
      <style:text-properties fo:font-weight="normal" officeooo:rsid="01692487" style:font-weight-asian="normal" style:font-weight-complex="normal"/>
    </style:style>
    <style:style style:name="T1322" style:family="text">
      <style:text-properties fo:font-weight="normal" officeooo:rsid="016cd952" style:font-weight-asian="normal" style:font-weight-complex="normal"/>
    </style:style>
    <style:style style:name="T1323" style:family="text">
      <style:text-properties fo:font-weight="normal" officeooo:rsid="016efb88" style:font-weight-asian="normal" style:font-weight-complex="normal"/>
    </style:style>
    <style:style style:name="T1324" style:family="text">
      <style:text-properties fo:font-weight="normal" officeooo:rsid="016fa846" style:font-weight-asian="normal" style:font-weight-complex="normal"/>
    </style:style>
    <style:style style:name="T1325" style:family="text">
      <style:text-properties fo:font-weight="normal" officeooo:rsid="0175bf2c" style:font-weight-asian="normal" style:font-weight-complex="normal"/>
    </style:style>
    <style:style style:name="T1326" style:family="text">
      <style:text-properties fo:font-weight="normal" officeooo:rsid="017a5927" style:font-weight-asian="normal" style:font-weight-complex="normal"/>
    </style:style>
    <style:style style:name="T1327" style:family="text">
      <style:text-properties fo:font-weight="normal" officeooo:rsid="017eca79" style:font-weight-asian="normal" style:font-weight-complex="normal"/>
    </style:style>
    <style:style style:name="T1328" style:family="text">
      <style:text-properties fo:font-weight="normal" officeooo:rsid="0184eff3" style:font-weight-asian="normal" style:font-weight-complex="normal"/>
    </style:style>
    <style:style style:name="T1329" style:family="text">
      <style:text-properties fo:font-weight="normal" officeooo:rsid="018733a5" style:font-weight-asian="normal" style:font-weight-complex="normal"/>
    </style:style>
    <style:style style:name="T1330" style:family="text">
      <style:text-properties fo:font-weight="normal" officeooo:rsid="01892e3b" style:font-weight-asian="normal" style:font-weight-complex="normal"/>
    </style:style>
    <style:style style:name="T1331" style:family="text">
      <style:text-properties fo:font-weight="normal" officeooo:rsid="0189537e" style:font-weight-asian="normal" style:font-weight-complex="normal"/>
    </style:style>
    <style:style style:name="T1332" style:family="text">
      <style:text-properties fo:font-weight="normal" officeooo:rsid="018bd4ad" style:font-weight-asian="normal" style:font-weight-complex="normal"/>
    </style:style>
    <style:style style:name="T1333" style:family="text">
      <style:text-properties fo:font-weight="normal" officeooo:rsid="018cf93b" style:font-weight-asian="normal" style:font-weight-complex="normal"/>
    </style:style>
    <style:style style:name="T1334" style:family="text">
      <style:text-properties fo:font-weight="normal" officeooo:rsid="018ee425" style:font-weight-asian="normal" style:font-weight-complex="normal"/>
    </style:style>
    <style:style style:name="T1335" style:family="text">
      <style:text-properties fo:font-weight="normal" officeooo:rsid="018f7bf9" style:font-weight-asian="normal" style:font-weight-complex="normal"/>
    </style:style>
    <style:style style:name="T1336" style:family="text">
      <style:text-properties fo:font-weight="normal" officeooo:rsid="019170de" style:font-weight-asian="normal" style:font-weight-complex="normal"/>
    </style:style>
    <style:style style:name="T1337" style:family="text">
      <style:text-properties fo:font-weight="normal" officeooo:rsid="0197ef1d" style:font-weight-asian="normal" style:font-weight-complex="normal"/>
    </style:style>
    <style:style style:name="T1338" style:family="text">
      <style:text-properties fo:font-weight="normal" officeooo:rsid="0060f332" style:font-weight-asian="normal" style:font-weight-complex="normal"/>
    </style:style>
    <style:style style:name="T1339" style:family="text">
      <style:text-properties fo:font-weight="normal" officeooo:rsid="01c49de4" style:font-weight-asian="normal" style:font-weight-complex="normal"/>
    </style:style>
    <style:style style:name="T1340" style:family="text">
      <style:text-properties fo:font-weight="normal" officeooo:rsid="01cc42a8" style:font-weight-asian="normal" style:font-weight-complex="normal"/>
    </style:style>
    <style:style style:name="T1341" style:family="text">
      <style:text-properties fo:font-weight="normal" officeooo:rsid="01ecc159" style:font-weight-asian="normal" style:font-weight-complex="normal"/>
    </style:style>
    <style:style style:name="T1342" style:family="text">
      <style:text-properties fo:font-weight="normal" officeooo:rsid="01f004d8" style:font-weight-asian="normal" style:font-weight-complex="normal"/>
    </style:style>
    <style:style style:name="T1343" style:family="text">
      <style:text-properties fo:font-weight="normal" officeooo:rsid="01ff14e8" style:font-weight-asian="normal" style:font-weight-complex="normal"/>
    </style:style>
    <style:style style:name="T1344" style:family="text">
      <style:text-properties fo:font-weight="normal" officeooo:rsid="01fff7a8" style:font-weight-asian="normal" style:font-weight-complex="normal"/>
    </style:style>
    <style:style style:name="T1345" style:family="text">
      <style:text-properties fo:font-weight="normal" officeooo:rsid="02002baa" style:font-weight-asian="normal" style:font-weight-complex="normal"/>
    </style:style>
    <style:style style:name="T1346" style:family="text">
      <style:text-properties fo:font-weight="normal" officeooo:rsid="020c2c2b" style:font-weight-asian="normal" style:font-weight-complex="normal"/>
    </style:style>
    <style:style style:name="T1347" style:family="text">
      <style:text-properties fo:font-weight="normal" officeooo:rsid="02271fbb" style:font-weight-asian="normal" style:font-weight-complex="normal"/>
    </style:style>
    <style:style style:name="T1348" style:family="text">
      <style:text-properties fo:font-weight="normal" officeooo:rsid="022b61c7" style:font-weight-asian="normal" style:font-weight-complex="normal"/>
    </style:style>
    <style:style style:name="T1349" style:family="text">
      <style:text-properties fo:font-weight="normal" officeooo:rsid="022ba03c" style:font-weight-asian="normal" style:font-weight-complex="normal"/>
    </style:style>
    <style:style style:name="T1350" style:family="text">
      <style:text-properties fo:font-weight="normal" officeooo:rsid="00614c9e" style:font-weight-asian="normal" style:font-weight-complex="normal"/>
    </style:style>
    <style:style style:name="T1351" style:family="text">
      <style:text-properties fo:font-weight="normal" officeooo:rsid="00f5acda" style:font-weight-asian="normal" style:font-weight-complex="normal"/>
    </style:style>
    <style:style style:name="T1352" style:family="text">
      <style:text-properties fo:font-weight="normal" officeooo:rsid="022e1b47" style:font-weight-asian="normal" style:font-weight-complex="normal"/>
    </style:style>
    <style:style style:name="T1353" style:family="text">
      <style:text-properties fo:font-weight="normal" officeooo:rsid="02330f92" style:font-weight-asian="normal" style:font-weight-complex="normal"/>
    </style:style>
    <style:style style:name="T1354" style:family="text">
      <style:text-properties fo:font-weight="normal" officeooo:rsid="02359504" style:font-weight-asian="normal" style:font-weight-complex="normal"/>
    </style:style>
    <style:style style:name="T1355" style:family="text">
      <style:text-properties fo:font-weight="normal" officeooo:rsid="02394941" style:font-weight-asian="normal" style:font-weight-complex="normal"/>
    </style:style>
    <style:style style:name="T1356" style:family="text">
      <style:text-properties fo:font-weight="normal" officeooo:rsid="023a3712" style:font-weight-asian="normal" style:font-weight-complex="normal"/>
    </style:style>
    <style:style style:name="T1357" style:family="text">
      <style:text-properties fo:font-weight="normal" officeooo:rsid="0243fc06" style:font-weight-asian="normal" style:font-weight-complex="normal"/>
    </style:style>
    <style:style style:name="T1358" style:family="text">
      <style:text-properties fo:font-weight="normal" officeooo:rsid="024545c7" style:font-weight-asian="normal" style:font-weight-complex="normal"/>
    </style:style>
    <style:style style:name="T1359" style:family="text">
      <style:text-properties fo:font-weight="normal" officeooo:rsid="0245d76d" style:font-weight-asian="normal" style:font-weight-complex="normal"/>
    </style:style>
    <style:style style:name="T1360" style:family="text">
      <style:text-properties fo:font-weight="normal" officeooo:rsid="02498144" style:font-weight-asian="normal" style:font-weight-complex="normal"/>
    </style:style>
    <style:style style:name="T1361" style:family="text">
      <style:text-properties fo:font-weight="normal" officeooo:rsid="0254c1a1" style:font-weight-asian="normal" style:font-weight-complex="normal"/>
    </style:style>
    <style:style style:name="T1362" style:family="text">
      <style:text-properties fo:font-weight="normal" officeooo:rsid="025aed99" style:font-weight-asian="normal" style:font-weight-complex="normal"/>
    </style:style>
    <style:style style:name="T1363" style:family="text">
      <style:text-properties fo:font-weight="normal" officeooo:rsid="026b19cd" style:font-weight-asian="normal" style:font-weight-complex="normal"/>
    </style:style>
    <style:style style:name="T1364" style:family="text">
      <style:text-properties fo:font-weight="normal" officeooo:rsid="026bcbba" style:font-weight-asian="normal" style:font-weight-complex="normal"/>
    </style:style>
    <style:style style:name="T1365" style:family="text">
      <style:text-properties fo:font-weight="normal" officeooo:rsid="026d13b5" style:font-weight-asian="normal" style:font-weight-complex="normal"/>
    </style:style>
    <style:style style:name="T1366" style:family="text">
      <style:text-properties fo:font-weight="normal" officeooo:rsid="026f376b" style:font-weight-asian="normal" style:font-weight-complex="normal"/>
    </style:style>
    <style:style style:name="T1367" style:family="text">
      <style:text-properties fo:font-weight="normal" officeooo:rsid="028da736" style:font-weight-asian="normal" style:font-weight-complex="normal"/>
    </style:style>
    <style:style style:name="T1368" style:family="text">
      <style:text-properties fo:font-weight="normal" officeooo:rsid="02bfff60" style:font-weight-asian="normal" style:font-weight-complex="normal"/>
    </style:style>
    <style:style style:name="T1369" style:family="text">
      <style:text-properties fo:font-weight="normal" officeooo:rsid="02cbb1df" style:font-weight-asian="normal" style:font-weight-complex="normal"/>
    </style:style>
    <style:style style:name="T1370" style:family="text">
      <style:text-properties fo:font-weight="normal" officeooo:rsid="02d19e00" style:font-weight-asian="normal" style:font-weight-complex="normal"/>
    </style:style>
    <style:style style:name="T1371" style:family="text">
      <style:text-properties fo:font-weight="normal" officeooo:rsid="02db25b1" style:font-weight-asian="normal" style:font-weight-complex="normal"/>
    </style:style>
    <style:style style:name="T1372" style:family="text">
      <style:text-properties fo:font-weight="normal" officeooo:rsid="02e68bb8" style:font-weight-asian="normal" style:font-weight-complex="normal"/>
    </style:style>
    <style:style style:name="T1373" style:family="text">
      <style:text-properties fo:font-weight="normal" officeooo:rsid="030fe31b" style:font-weight-asian="normal" style:font-weight-complex="normal"/>
    </style:style>
    <style:style style:name="T1374" style:family="text">
      <style:text-properties fo:font-weight="normal" officeooo:rsid="031eb2a3" style:font-weight-asian="normal" style:font-weight-complex="normal"/>
    </style:style>
    <style:style style:name="T1375" style:family="text">
      <style:text-properties fo:font-weight="normal" officeooo:rsid="0328a217" style:font-weight-asian="normal" style:font-weight-complex="normal"/>
    </style:style>
    <style:style style:name="T1376" style:family="text">
      <style:text-properties fo:font-weight="normal" officeooo:rsid="035bb4c1" style:font-weight-asian="normal" style:font-weight-complex="normal"/>
    </style:style>
    <style:style style:name="T1377" style:family="text">
      <style:text-properties fo:font-weight="normal" officeooo:rsid="036380ca" style:font-weight-asian="normal" style:font-weight-complex="normal"/>
    </style:style>
    <style:style style:name="T1378" style:family="text">
      <style:text-properties fo:font-weight="normal" officeooo:rsid="0364c1fa" style:font-weight-asian="normal" style:font-weight-complex="normal"/>
    </style:style>
    <style:style style:name="T1379" style:family="text">
      <style:text-properties fo:font-weight="normal" officeooo:rsid="036fdad7" style:font-weight-asian="normal" style:font-weight-complex="normal"/>
    </style:style>
    <style:style style:name="T1380" style:family="text">
      <style:text-properties fo:font-weight="normal" officeooo:rsid="0377e80a" style:font-weight-asian="normal" style:font-weight-complex="normal"/>
    </style:style>
    <style:style style:name="T1381" style:family="text">
      <style:text-properties fo:font-weight="normal" officeooo:rsid="0380283b" style:font-weight-asian="normal" style:font-weight-complex="normal"/>
    </style:style>
    <style:style style:name="T1382" style:family="text">
      <style:text-properties fo:font-weight="normal" officeooo:rsid="0391b8a6" style:font-weight-asian="normal" style:font-weight-complex="normal"/>
    </style:style>
    <style:style style:name="T1383" style:family="text">
      <style:text-properties fo:font-weight="normal" officeooo:rsid="0393ab37" style:font-weight-asian="normal" style:font-weight-complex="normal"/>
    </style:style>
    <style:style style:name="T1384" style:family="text">
      <style:text-properties fo:font-weight="normal" officeooo:rsid="039f8794" style:font-weight-asian="normal" style:font-weight-complex="normal"/>
    </style:style>
    <style:style style:name="T1385" style:family="text">
      <style:text-properties fo:font-weight="normal" officeooo:rsid="03a8d617" style:font-weight-asian="normal" style:font-weight-complex="normal"/>
    </style:style>
    <style:style style:name="T1386" style:family="text">
      <style:text-properties fo:font-weight="normal" officeooo:rsid="03aad435" style:font-weight-asian="normal" style:font-weight-complex="normal"/>
    </style:style>
    <style:style style:name="T1387" style:family="text">
      <style:text-properties fo:font-weight="normal" officeooo:rsid="03ac5834" style:font-weight-asian="normal" style:font-weight-complex="normal"/>
    </style:style>
    <style:style style:name="T1388" style:family="text">
      <style:text-properties fo:font-weight="normal" officeooo:rsid="0062938a" style:font-weight-asian="normal" style:font-weight-complex="normal"/>
    </style:style>
    <style:style style:name="T1389" style:family="text">
      <style:text-properties fo:font-weight="normal" officeooo:rsid="03c3fc64" style:font-weight-asian="normal" style:font-weight-complex="normal"/>
    </style:style>
    <style:style style:name="T1390" style:family="text">
      <style:text-properties fo:font-weight="normal" officeooo:rsid="03d18cd0" style:font-weight-asian="normal" style:font-weight-complex="normal"/>
    </style:style>
    <style:style style:name="T1391" style:family="text">
      <style:text-properties fo:font-weight="normal" officeooo:rsid="03d192d6" style:font-weight-asian="normal" style:font-weight-complex="normal"/>
    </style:style>
    <style:style style:name="T1392" style:family="text">
      <style:text-properties fo:font-weight="normal" officeooo:rsid="03d64a29" style:font-weight-asian="normal" style:font-weight-complex="normal"/>
    </style:style>
    <style:style style:name="T1393" style:family="text">
      <style:text-properties fo:font-weight="normal" officeooo:rsid="03ea12b5" style:font-weight-asian="normal" style:font-weight-complex="normal"/>
    </style:style>
    <style:style style:name="T1394" style:family="text">
      <style:text-properties fo:font-weight="normal" officeooo:rsid="03eef115" style:font-weight-asian="normal" style:font-weight-complex="normal"/>
    </style:style>
    <style:style style:name="T1395" style:family="text">
      <style:text-properties fo:font-weight="normal" officeooo:rsid="03e8ba86" style:font-weight-asian="normal" style:font-weight-complex="normal"/>
    </style:style>
    <style:style style:name="T1396" style:family="text">
      <style:text-properties fo:font-weight="normal" officeooo:rsid="03f9c927" style:font-weight-asian="normal" style:font-weight-complex="normal"/>
    </style:style>
    <style:style style:name="T1397" style:family="text">
      <style:text-properties officeooo:rsid="003a30b5"/>
    </style:style>
    <style:style style:name="T1398" style:family="text">
      <style:text-properties officeooo:rsid="003a8cac"/>
    </style:style>
    <style:style style:name="T1399" style:family="text">
      <style:text-properties officeooo:rsid="003c7b07"/>
    </style:style>
    <style:style style:name="T1400" style:family="text">
      <style:text-properties officeooo:rsid="003ef47a"/>
    </style:style>
    <style:style style:name="T1401" style:family="text">
      <style:text-properties officeooo:rsid="00401e89"/>
    </style:style>
    <style:style style:name="T1402" style:family="text">
      <style:text-properties officeooo:rsid="00439a95"/>
    </style:style>
    <style:style style:name="T1403" style:family="text">
      <style:text-properties officeooo:rsid="0044acc3"/>
    </style:style>
    <style:style style:name="T1404" style:family="text">
      <style:text-properties officeooo:rsid="00467f46"/>
    </style:style>
    <style:style style:name="T1405" style:family="text">
      <style:text-properties officeooo:rsid="0047bc20"/>
    </style:style>
    <style:style style:name="T1406" style:family="text">
      <style:text-properties officeooo:rsid="0048e4ff"/>
    </style:style>
    <style:style style:name="T1407" style:family="text">
      <style:text-properties officeooo:rsid="004ca56c"/>
    </style:style>
    <style:style style:name="T1408" style:family="text">
      <style:text-properties officeooo:rsid="004f03f7"/>
    </style:style>
    <style:style style:name="T1409" style:family="text">
      <style:text-properties officeooo:rsid="00505231"/>
    </style:style>
    <style:style style:name="T1410" style:family="text">
      <style:text-properties officeooo:rsid="0051d4eb"/>
    </style:style>
    <style:style style:name="T1411" style:family="text">
      <style:text-properties officeooo:rsid="000cb8c6"/>
    </style:style>
    <style:style style:name="T1412" style:family="text">
      <style:text-properties officeooo:rsid="005367bd"/>
    </style:style>
    <style:style style:name="T1413" style:family="text">
      <style:text-properties officeooo:rsid="00567429"/>
    </style:style>
    <style:style style:name="T1414" style:family="text">
      <style:text-properties officeooo:rsid="005e76e0"/>
    </style:style>
    <style:style style:name="T1415" style:family="text">
      <style:text-properties officeooo:rsid="005efdc2"/>
    </style:style>
    <style:style style:name="T1416" style:family="text">
      <style:text-properties officeooo:rsid="0060194d"/>
    </style:style>
    <style:style style:name="T1417" style:family="text">
      <style:text-properties officeooo:rsid="0060f332"/>
    </style:style>
    <style:style style:name="T1418" style:family="text">
      <style:text-properties officeooo:rsid="0065940b"/>
    </style:style>
    <style:style style:name="T1419" style:family="text">
      <style:text-properties officeooo:rsid="006857fd"/>
    </style:style>
    <style:style style:name="T1420" style:family="text">
      <style:text-properties officeooo:rsid="006aab10"/>
    </style:style>
    <style:style style:name="T1421" style:family="text">
      <style:text-properties officeooo:rsid="006ac0aa"/>
    </style:style>
    <style:style style:name="T1422" style:family="text">
      <style:text-properties officeooo:rsid="0070e2a3"/>
    </style:style>
    <style:style style:name="T1423" style:family="text">
      <style:text-properties officeooo:rsid="00722970"/>
    </style:style>
    <style:style style:name="T1424" style:family="text">
      <style:text-properties officeooo:rsid="00729162"/>
    </style:style>
    <style:style style:name="T1425" style:family="text">
      <style:text-properties officeooo:rsid="00732f67"/>
    </style:style>
    <style:style style:name="T1426" style:family="text">
      <style:text-properties officeooo:rsid="0074f852"/>
    </style:style>
    <style:style style:name="T1427" style:family="text">
      <style:text-properties officeooo:rsid="0075b096"/>
    </style:style>
    <style:style style:name="T1428" style:family="text">
      <style:text-properties officeooo:rsid="00777149"/>
    </style:style>
    <style:style style:name="T1429" style:family="text">
      <style:text-properties officeooo:rsid="007bf5dd"/>
    </style:style>
    <style:style style:name="T1430" style:family="text">
      <style:text-properties officeooo:rsid="007f3769"/>
    </style:style>
    <style:style style:name="T1431" style:family="text">
      <style:text-properties style:text-line-through-style="none" style:text-line-through-type="none" fo:font-size="12pt" fo:font-style="normal" style:text-underline-style="none" fo:font-weight="normal" officeooo:rsid="0060194d" style:font-size-asian="12pt" style:font-style-asian="normal" style:font-weight-asian="normal" style:font-size-complex="12pt" style:font-style-complex="normal" style:font-weight-complex="normal"/>
    </style:style>
    <style:style style:name="T1432" style:family="text">
      <style:text-properties style:text-line-through-style="none" style:text-line-through-type="none" fo:font-size="12pt" fo:font-style="normal" style:text-underline-style="none" fo:font-weight="bold" officeooo:rsid="0060194d" style:font-size-asian="12pt" style:font-style-asian="normal" style:font-weight-asian="bold" style:font-size-complex="12pt" style:font-style-complex="normal" style:font-weight-complex="bold"/>
    </style:style>
    <style:style style:name="T1433" style:family="text">
      <style:text-properties style:text-line-through-style="none" style:text-line-through-type="none" fo:font-size="12pt" fo:font-style="normal" style:text-underline-style="none" style:font-size-asian="12pt" style:font-style-asian="normal" style:font-size-complex="12pt" style:font-style-complex="normal"/>
    </style:style>
    <style:style style:name="T1434" style:family="text">
      <style:text-properties style:text-line-through-style="none" style:text-line-through-type="none" fo:font-size="12pt" fo:font-style="normal" style:text-underline-style="none" officeooo:rsid="013d9a6b" style:font-size-asian="12pt" style:font-style-asian="normal" style:font-size-complex="12pt" style:font-style-complex="normal"/>
    </style:style>
    <style:style style:name="T1435" style:family="text">
      <style:text-properties style:text-line-through-style="none" style:text-line-through-type="none" fo:font-size="12pt" fo:font-style="normal" style:text-underline-style="none" officeooo:rsid="013edb2b" style:font-size-asian="12pt" style:font-style-asian="normal" style:font-size-complex="12pt" style:font-style-complex="normal"/>
    </style:style>
    <style:style style:name="T1436" style:family="text">
      <style:text-properties style:text-line-through-style="none" style:text-line-through-type="none" fo:font-size="12pt" fo:font-style="normal" style:text-underline-style="none" officeooo:rsid="0176179b" style:font-size-asian="12pt" style:font-style-asian="normal" style:font-size-complex="12pt" style:font-style-complex="normal"/>
    </style:style>
    <style:style style:name="T1437" style:family="text">
      <style:text-properties style:text-line-through-style="none" style:text-line-through-type="none" fo:font-size="12pt" fo:font-style="normal" style:text-underline-style="none" officeooo:rsid="01821b26" style:font-size-asian="12pt" style:font-style-asian="normal" style:font-size-complex="12pt" style:font-style-complex="normal"/>
    </style:style>
    <style:style style:name="T1438" style:family="text">
      <style:text-properties style:text-line-through-style="none" style:text-line-through-type="none" fo:font-size="12pt" fo:font-style="normal" style:text-underline-style="none" officeooo:rsid="01999459" style:font-size-asian="12pt" style:font-style-asian="normal" style:font-size-complex="12pt" style:font-style-complex="normal"/>
    </style:style>
    <style:style style:name="T1439" style:family="text">
      <style:text-properties style:text-line-through-style="none" style:text-line-through-type="none" fo:font-size="12pt" fo:font-style="normal" style:text-underline-style="none" officeooo:rsid="019e3433" style:font-size-asian="12pt" style:font-style-asian="normal" style:font-size-complex="12pt" style:font-style-complex="normal"/>
    </style:style>
    <style:style style:name="T1440" style:family="text">
      <style:text-properties style:text-line-through-style="none" style:text-line-through-type="none" fo:font-size="12pt" fo:font-style="normal" style:text-underline-style="none" officeooo:rsid="01ae2286" style:font-size-asian="12pt" style:font-style-asian="normal" style:font-size-complex="12pt" style:font-style-complex="normal"/>
    </style:style>
    <style:style style:name="T1441" style:family="text">
      <style:text-properties style:text-line-through-style="none" style:text-line-through-type="none" fo:font-size="12pt" fo:font-style="normal" style:text-underline-style="none" officeooo:rsid="01ae62bc" style:font-size-asian="12pt" style:font-style-asian="normal" style:font-size-complex="12pt" style:font-style-complex="normal"/>
    </style:style>
    <style:style style:name="T1442" style:family="text">
      <style:text-properties style:text-line-through-style="none" style:text-line-through-type="none" fo:font-size="12pt" fo:font-style="normal" style:text-underline-style="none" officeooo:rsid="01b2c96d" style:font-size-asian="12pt" style:font-style-asian="normal" style:font-size-complex="12pt" style:font-style-complex="normal"/>
    </style:style>
    <style:style style:name="T1443" style:family="text">
      <style:text-properties style:text-line-through-style="none" style:text-line-through-type="none" fo:font-size="12pt" fo:font-style="normal" style:text-underline-style="none" officeooo:rsid="01e1ba3c" style:font-size-asian="12pt" style:font-style-asian="normal" style:font-size-complex="12pt" style:font-style-complex="normal"/>
    </style:style>
    <style:style style:name="T1444" style:family="text">
      <style:text-properties style:text-line-through-style="none" style:text-line-through-type="none" fo:font-size="12pt" fo:font-style="normal" style:text-underline-style="none" officeooo:rsid="020ae3f8" style:font-size-asian="12pt" style:font-style-asian="normal" style:font-size-complex="12pt" style:font-style-complex="normal"/>
    </style:style>
    <style:style style:name="T1445" style:family="text">
      <style:text-properties style:text-line-through-style="none" style:text-line-through-type="none" fo:font-size="12pt" fo:font-style="normal" style:text-underline-style="solid" style:text-underline-width="auto" style:text-underline-color="font-color" style:font-size-asian="12pt" style:font-style-asian="normal" style:font-size-complex="12pt" style:font-style-complex="normal"/>
    </style:style>
    <style:style style:name="T1446" style:family="text">
      <style:text-properties style:text-line-through-style="none" style:text-line-through-type="none" fo:font-size="12pt" fo:font-style="normal" style:text-underline-style="solid" style:text-underline-width="auto" style:text-underline-color="font-color" officeooo:rsid="013d9a6b" style:font-size-asian="12pt" style:font-style-asian="normal" style:font-size-complex="12pt" style:font-style-complex="normal"/>
    </style:style>
    <style:style style:name="T1447" style:family="text">
      <style:text-properties style:text-line-through-style="none" style:text-line-through-type="none" fo:font-size="12pt" fo:font-style="normal" style:text-underline-style="solid" style:text-underline-width="auto" style:text-underline-color="font-color" officeooo:rsid="01ae2286" style:font-size-asian="12pt" style:font-style-asian="normal" style:font-size-complex="12pt" style:font-style-complex="normal"/>
    </style:style>
    <style:style style:name="T1448" style:family="text">
      <style:text-properties style:text-line-through-style="none" style:text-line-through-type="none" fo:font-size="12pt" fo:font-style="normal" style:text-underline-style="solid" style:text-underline-width="auto" style:text-underline-color="font-color" officeooo:rsid="01b2c96d" style:font-size-asian="12pt" style:font-style-asian="normal" style:font-size-complex="12pt" style:font-style-complex="normal"/>
    </style:style>
    <style:style style:name="T1449" style:family="text">
      <style:text-properties style:text-line-through-style="none" style:text-line-through-type="none" fo:font-size="12pt" fo:font-style="normal" style:font-size-asian="12pt" style:font-style-asian="normal" style:font-size-complex="12pt" style:font-style-complex="normal"/>
    </style:style>
    <style:style style:name="T1450" style:family="text">
      <style:text-properties style:text-line-through-style="none" style:text-line-through-type="none" fo:font-size="12pt" fo:font-style="normal" officeooo:rsid="01b2c96d" style:font-size-asian="12pt" style:font-style-asian="normal" style:font-size-complex="12pt" style:font-style-complex="normal"/>
    </style:style>
    <style:style style:name="T1451" style:family="text">
      <style:text-properties style:text-line-through-style="none" style:text-line-through-type="none" fo:font-size="12pt" fo:font-style="normal" officeooo:rsid="01bbe4c5" style:font-size-asian="12pt" style:font-style-asian="normal" style:font-size-complex="12pt" style:font-style-complex="normal"/>
    </style:style>
    <style:style style:name="T1452" style:family="text">
      <style:text-properties style:text-line-through-style="none" style:text-line-through-type="none" fo:font-size="12pt" fo:font-style="normal" officeooo:rsid="01bd6687" style:font-size-asian="12pt" style:font-style-asian="normal" style:font-size-complex="12pt" style:font-style-complex="normal"/>
    </style:style>
    <style:style style:name="T1453" style:family="text">
      <style:text-properties style:text-line-through-style="none" style:text-line-through-type="none" fo:font-size="12pt" style:text-underline-style="none" fo:font-weight="normal" style:font-size-asian="12pt" style:font-weight-asian="normal" style:font-size-complex="12pt" style:font-weight-complex="normal"/>
    </style:style>
    <style:style style:name="T1454" style:family="text">
      <style:text-properties style:text-line-through-style="none" style:text-line-through-type="none" fo:font-size="12pt" style:text-underline-style="none" fo:font-weight="normal" officeooo:rsid="01ae2286" style:font-size-asian="12pt" style:font-weight-asian="normal" style:font-size-complex="12pt" style:font-weight-complex="normal"/>
    </style:style>
    <style:style style:name="T1455" style:family="text">
      <style:text-properties style:text-line-through-style="none" style:text-line-through-type="none" fo:font-size="12pt" style:text-underline-style="none" fo:font-weight="normal" officeooo:rsid="015e8603" style:font-size-asian="12pt" style:font-weight-asian="normal" style:font-size-complex="12pt" style:font-weight-complex="normal"/>
    </style:style>
    <style:style style:name="T1456" style:family="text">
      <style:text-properties style:text-line-through-style="none" style:text-line-through-type="none" fo:font-size="12pt" style:text-underline-style="none" fo:font-weight="normal" officeooo:rsid="01c49de4" style:font-size-asian="12pt" style:font-weight-asian="normal" style:font-size-complex="12pt" style:font-weight-complex="normal"/>
    </style:style>
    <style:style style:name="T1457" style:family="text">
      <style:text-properties style:text-line-through-style="none" style:text-line-through-type="none" fo:font-size="12pt" style:text-underline-style="none" fo:font-weight="normal" officeooo:rsid="01cd9b70" style:font-size-asian="12pt" style:font-weight-asian="normal" style:font-size-complex="12pt" style:font-weight-complex="normal"/>
    </style:style>
    <style:style style:name="T1458" style:family="text">
      <style:text-properties style:text-line-through-style="none" style:text-line-through-type="none" fo:font-size="12pt" style:text-underline-style="none" fo:font-weight="normal" officeooo:rsid="02feed0f" style:font-size-asian="12pt" style:font-weight-asian="normal" style:font-size-complex="12pt" style:font-weight-complex="normal"/>
    </style:style>
    <style:style style:name="T1459" style:family="text">
      <style:text-properties style:text-line-through-style="none" style:text-line-through-type="none" fo:font-size="12pt" style:text-underline-style="none" style:font-size-asian="12pt" style:font-size-complex="12pt"/>
    </style:style>
    <style:style style:name="T1460" style:family="text">
      <style:text-properties style:text-line-through-style="none" style:text-line-through-type="none" fo:font-size="12pt" style:text-underline-style="none" officeooo:rsid="01c49de4" style:font-size-asian="12pt" style:font-size-complex="12pt"/>
    </style:style>
    <style:style style:name="T1461" style:family="text">
      <style:text-properties style:text-line-through-style="none" style:text-line-through-type="none" fo:font-size="12pt" style:text-underline-style="none" officeooo:rsid="0205fc8e" style:font-size-asian="12pt" style:font-size-complex="12pt"/>
    </style:style>
    <style:style style:name="T1462" style:family="text">
      <style:text-properties style:text-line-through-style="none" style:text-line-through-type="none" fo:font-size="12pt" fo:font-weight="normal" style:font-size-asian="12pt" style:font-weight-asian="normal" style:font-size-complex="12pt" style:font-weight-complex="normal"/>
    </style:style>
    <style:style style:name="T1463" style:family="text">
      <style:text-properties style:text-line-through-style="none" style:text-line-through-type="none" fo:font-size="12pt" fo:font-weight="normal" officeooo:rsid="01bd6687" style:font-size-asian="12pt" style:font-weight-asian="normal" style:font-size-complex="12pt" style:font-weight-complex="normal"/>
    </style:style>
    <style:style style:name="T1464" style:family="text">
      <style:text-properties style:text-line-through-style="none" style:text-line-through-type="none" fo:font-size="12pt" fo:font-weight="normal" officeooo:rsid="015e8603" style:font-size-asian="12pt" style:font-weight-asian="normal" style:font-size-complex="12pt" style:font-weight-complex="normal"/>
    </style:style>
    <style:style style:name="T1465" style:family="text">
      <style:text-properties style:text-line-through-style="none" style:text-line-through-type="none" fo:font-size="12pt" fo:font-weight="normal" officeooo:rsid="01c4e89a" style:font-size-asian="12pt" style:font-weight-asian="normal" style:font-size-complex="12pt" style:font-weight-complex="normal"/>
    </style:style>
    <style:style style:name="T1466" style:family="text">
      <style:text-properties style:text-line-through-style="none" style:text-line-through-type="none" fo:font-size="12pt" fo:font-weight="normal" officeooo:rsid="01caa326" style:font-size-asian="12pt" style:font-weight-asian="normal" style:font-size-complex="12pt" style:font-weight-complex="normal"/>
    </style:style>
    <style:style style:name="T1467" style:family="text">
      <style:text-properties style:text-line-through-style="none" style:text-line-through-type="none" fo:font-size="12pt" fo:font-weight="normal" officeooo:rsid="01cb11f1" style:font-size-asian="12pt" style:font-weight-asian="normal" style:font-size-complex="12pt" style:font-weight-complex="normal"/>
    </style:style>
    <style:style style:name="T1468" style:family="text">
      <style:text-properties style:text-line-through-style="none" style:text-line-through-type="none" fo:font-size="12pt" fo:font-weight="normal" officeooo:rsid="01d58b25" style:font-size-asian="12pt" style:font-weight-asian="normal" style:font-size-complex="12pt" style:font-weight-complex="normal"/>
    </style:style>
    <style:style style:name="T1469" style:family="text">
      <style:text-properties style:text-line-through-style="none" style:text-line-through-type="none" fo:font-size="12pt" fo:font-weight="normal" officeooo:rsid="01c49de4" style:font-size-asian="12pt" style:font-weight-asian="normal" style:font-size-complex="12pt" style:font-weight-complex="normal"/>
    </style:style>
    <style:style style:name="T1470" style:family="text">
      <style:text-properties style:text-line-through-style="none" style:text-line-through-type="none" fo:font-size="12pt" officeooo:rsid="01c49de4" style:font-size-asian="12pt" style:font-size-complex="12pt"/>
    </style:style>
    <style:style style:name="T1471" style:family="text">
      <style:text-properties style:text-line-through-style="none" style:text-line-through-type="none" fo:font-size="12pt" officeooo:rsid="01d53e14" style:font-size-asian="12pt" style:font-size-complex="12pt"/>
    </style:style>
    <style:style style:name="T1472" style:family="text">
      <style:text-properties style:text-line-through-style="none" style:text-line-through-type="none" fo:font-size="12pt" fo:font-style="italic" style:text-underline-style="none" fo:font-weight="normal" officeooo:rsid="0207462f" style:font-size-asian="12pt" style:font-style-asian="italic" style:font-weight-asian="normal" style:font-size-complex="12pt" style:font-style-complex="italic" style:font-weight-complex="normal"/>
    </style:style>
    <style:style style:name="T1473" style:family="text">
      <style:text-properties officeooo:rsid="00852215"/>
    </style:style>
    <style:style style:name="T1474" style:family="text">
      <style:text-properties officeooo:rsid="008aaaea"/>
    </style:style>
    <style:style style:name="T1475" style:family="text">
      <style:text-properties officeooo:rsid="008d53e0"/>
    </style:style>
    <style:style style:name="T1476" style:family="text">
      <style:text-properties officeooo:rsid="00918078"/>
    </style:style>
    <style:style style:name="T1477" style:family="text">
      <style:text-properties officeooo:rsid="0093b788"/>
    </style:style>
    <style:style style:name="T1478" style:family="text">
      <style:text-properties officeooo:rsid="0029630c"/>
    </style:style>
    <style:style style:name="T1479" style:family="text">
      <style:text-properties style:font-style-asian="normal" style:font-style-complex="normal"/>
    </style:style>
    <style:style style:name="T1480" style:family="text">
      <style:text-properties officeooo:rsid="00526149" style:font-style-asian="normal" style:font-style-complex="normal"/>
    </style:style>
    <style:style style:name="T1481" style:family="text">
      <style:text-properties officeooo:rsid="00b04bf8" style:font-style-asian="normal" style:font-style-complex="normal"/>
    </style:style>
    <style:style style:name="T1482" style:family="text">
      <style:text-properties style:font-style-asian="italic" style:font-style-complex="italic"/>
    </style:style>
    <style:style style:name="T1483" style:family="text">
      <style:text-properties officeooo:rsid="00722970" style:font-style-asian="italic" style:font-style-complex="italic"/>
    </style:style>
    <style:style style:name="T1484" style:family="text">
      <style:text-properties officeooo:rsid="00729162" style:font-style-asian="italic" style:font-style-complex="italic"/>
    </style:style>
    <style:style style:name="T1485" style:family="text">
      <style:text-properties officeooo:rsid="00d5ee79" style:font-style-asian="italic" style:font-style-complex="italic"/>
    </style:style>
    <style:style style:name="T1486" style:family="text">
      <style:text-properties officeooo:rsid="00da2f2d" style:font-style-asian="italic" style:font-style-complex="italic"/>
    </style:style>
    <style:style style:name="T1487" style:family="text">
      <style:text-properties officeooo:rsid="010f30be" style:font-style-asian="italic" style:font-style-complex="italic"/>
    </style:style>
    <style:style style:name="T1488" style:family="text">
      <style:text-properties officeooo:rsid="00a046ba"/>
    </style:style>
    <style:style style:name="T1489" style:family="text">
      <style:text-properties officeooo:rsid="00a77491"/>
    </style:style>
    <style:style style:name="T1490" style:family="text">
      <style:text-properties officeooo:rsid="00a79763"/>
    </style:style>
    <style:style style:name="T1491" style:family="text">
      <style:text-properties officeooo:rsid="00ad52a4"/>
    </style:style>
    <style:style style:name="T1492" style:family="text">
      <style:text-properties officeooo:rsid="00ad8e7d"/>
    </style:style>
    <style:style style:name="T1493" style:family="text">
      <style:text-properties officeooo:rsid="00aff265"/>
    </style:style>
    <style:style style:name="T1494" style:family="text">
      <style:text-properties officeooo:rsid="003e2ef9"/>
    </style:style>
    <style:style style:name="T1495" style:family="text">
      <style:text-properties officeooo:rsid="004216fb"/>
    </style:style>
    <style:style style:name="T1496" style:family="text">
      <style:text-properties officeooo:rsid="008914e9"/>
    </style:style>
    <style:style style:name="T1497" style:family="text">
      <style:text-properties officeooo:rsid="00b7240a"/>
    </style:style>
    <style:style style:name="T1498" style:family="text">
      <style:text-properties officeooo:rsid="00bee2d1"/>
    </style:style>
    <style:style style:name="T1499" style:family="text">
      <style:text-properties officeooo:rsid="00bfc28c"/>
    </style:style>
    <style:style style:name="T1500" style:family="text">
      <style:text-properties officeooo:rsid="00c10c56"/>
    </style:style>
    <style:style style:name="T1501" style:family="text">
      <style:text-properties officeooo:rsid="00c3621f"/>
    </style:style>
    <style:style style:name="T1502" style:family="text">
      <style:text-properties officeooo:rsid="00c598c3"/>
    </style:style>
    <style:style style:name="T1503" style:family="text">
      <style:text-properties officeooo:rsid="00ca33ee"/>
    </style:style>
    <style:style style:name="T1504" style:family="text">
      <style:text-properties officeooo:rsid="00cac105"/>
    </style:style>
    <style:style style:name="T1505" style:family="text">
      <style:text-properties officeooo:rsid="00c1f8b0"/>
    </style:style>
    <style:style style:name="T1506" style:family="text">
      <style:text-properties officeooo:rsid="00d301e2"/>
    </style:style>
    <style:style style:name="T1507" style:family="text">
      <style:text-properties officeooo:rsid="00d4d866"/>
    </style:style>
    <style:style style:name="T1508" style:family="text">
      <style:text-properties officeooo:rsid="00d8ec89"/>
    </style:style>
    <style:style style:name="T1509" style:family="text">
      <style:text-properties officeooo:rsid="00dd6948"/>
    </style:style>
    <style:style style:name="T1510" style:family="text">
      <style:text-properties officeooo:rsid="00df505c"/>
    </style:style>
    <style:style style:name="T1511" style:family="text">
      <style:text-properties officeooo:rsid="00e0f873"/>
    </style:style>
    <style:style style:name="T1512" style:family="text">
      <style:text-properties officeooo:rsid="00e2c99d"/>
    </style:style>
    <style:style style:name="T1513" style:family="text">
      <style:text-properties officeooo:rsid="00ec4568"/>
    </style:style>
    <style:style style:name="T1514" style:family="text">
      <style:text-properties officeooo:rsid="00ee8233"/>
    </style:style>
    <style:style style:name="T1515" style:family="text">
      <style:text-properties officeooo:rsid="00ef8a20"/>
    </style:style>
    <style:style style:name="T1516" style:family="text">
      <style:text-properties officeooo:rsid="00f1e8b7"/>
    </style:style>
    <style:style style:name="T1517" style:family="text">
      <style:text-properties officeooo:rsid="00f9f704"/>
    </style:style>
    <style:style style:name="T1518" style:family="text">
      <style:text-properties officeooo:rsid="0108bbc2"/>
    </style:style>
    <style:style style:name="T1519" style:family="text">
      <style:text-properties officeooo:rsid="010a28ca"/>
    </style:style>
    <style:style style:name="T1520" style:family="text">
      <style:text-properties officeooo:rsid="0113fd3b"/>
    </style:style>
    <style:style style:name="T1521" style:family="text">
      <style:text-properties officeooo:rsid="011eee49"/>
    </style:style>
    <style:style style:name="T1522" style:family="text">
      <style:text-properties officeooo:rsid="01211c86"/>
    </style:style>
    <style:style style:name="T1523" style:family="text">
      <style:text-properties officeooo:rsid="00bb1c57"/>
    </style:style>
    <style:style style:name="T1524" style:family="text">
      <style:text-properties officeooo:rsid="013278f5"/>
    </style:style>
    <style:style style:name="T1525" style:family="text">
      <style:text-properties officeooo:rsid="0138d76b"/>
    </style:style>
    <style:style style:name="T1526" style:family="text">
      <style:text-properties officeooo:rsid="013a474b"/>
    </style:style>
    <style:style style:name="T1527" style:family="text">
      <style:text-properties officeooo:rsid="013d9a6b"/>
    </style:style>
    <style:style style:name="T1528" style:family="text">
      <style:text-properties officeooo:rsid="013fc95b"/>
    </style:style>
    <style:style style:name="T1529" style:family="text">
      <style:text-properties officeooo:rsid="0140d24a"/>
    </style:style>
    <style:style style:name="T1530" style:family="text">
      <style:text-properties officeooo:rsid="0145717f"/>
    </style:style>
    <style:style style:name="T1531" style:family="text">
      <style:text-properties officeooo:rsid="01464fe1"/>
    </style:style>
    <style:style style:name="T1532" style:family="text">
      <style:text-properties officeooo:rsid="014a09b9"/>
    </style:style>
    <style:style style:name="T1533" style:family="text">
      <style:text-properties officeooo:rsid="01556168"/>
    </style:style>
    <style:style style:name="T1534" style:family="text">
      <style:text-properties officeooo:rsid="0158adba"/>
    </style:style>
    <style:style style:name="T1535" style:family="text">
      <style:text-properties officeooo:rsid="015d8cad"/>
    </style:style>
    <style:style style:name="T1536" style:family="text">
      <style:text-properties officeooo:rsid="015e8603"/>
    </style:style>
    <style:style style:name="T1537" style:family="text">
      <style:text-properties officeooo:rsid="015efbd4"/>
    </style:style>
    <style:style style:name="T1538" style:family="text">
      <style:text-properties officeooo:rsid="0163a0b0"/>
    </style:style>
    <style:style style:name="T1539" style:family="text">
      <style:text-properties officeooo:rsid="0168cdeb"/>
    </style:style>
    <style:style style:name="T1540" style:family="text">
      <style:text-properties officeooo:rsid="01692487"/>
    </style:style>
    <style:style style:name="T1541" style:family="text">
      <style:text-properties officeooo:rsid="016efb88"/>
    </style:style>
    <style:style style:name="T1542" style:family="text">
      <style:text-properties officeooo:rsid="016fa846"/>
    </style:style>
    <style:style style:name="T1543" style:family="text">
      <style:text-properties officeooo:rsid="0171fdd3"/>
    </style:style>
    <style:style style:name="T1544" style:family="text">
      <style:text-properties officeooo:rsid="0175bf2c"/>
    </style:style>
    <style:style style:name="T1545" style:family="text">
      <style:text-properties officeooo:rsid="0176179b"/>
    </style:style>
    <style:style style:name="T1546" style:family="text">
      <style:text-properties officeooo:rsid="0177f0a2"/>
    </style:style>
    <style:style style:name="T1547" style:family="text">
      <style:text-properties officeooo:rsid="01790605"/>
    </style:style>
    <style:style style:name="T1548" style:family="text">
      <style:text-properties officeooo:rsid="017b5397"/>
    </style:style>
    <style:style style:name="T1549" style:family="text">
      <style:text-properties officeooo:rsid="017c0008"/>
    </style:style>
    <style:style style:name="T1550" style:family="text">
      <style:text-properties officeooo:rsid="017eca79"/>
    </style:style>
    <style:style style:name="T1551" style:family="text">
      <style:text-properties officeooo:rsid="01869499"/>
    </style:style>
    <style:style style:name="T1552" style:family="text">
      <style:text-properties officeooo:rsid="01892e3b"/>
    </style:style>
    <style:style style:name="T1553" style:family="text">
      <style:text-properties officeooo:rsid="018ee425"/>
    </style:style>
    <style:style style:name="T1554" style:family="text">
      <style:text-properties officeooo:rsid="01927ad0"/>
    </style:style>
    <style:style style:name="T1555" style:family="text">
      <style:text-properties officeooo:rsid="019e3433"/>
    </style:style>
    <style:style style:name="T1556" style:family="text">
      <style:text-properties officeooo:rsid="019fe525"/>
    </style:style>
    <style:style style:name="T1557" style:family="text">
      <style:text-properties officeooo:rsid="01a0ab5d"/>
    </style:style>
    <style:style style:name="T1558" style:family="text">
      <style:text-properties officeooo:rsid="01a6a7c0"/>
    </style:style>
    <style:style style:name="T1559" style:family="text">
      <style:text-properties officeooo:rsid="01ab73e4"/>
    </style:style>
    <style:style style:name="T1560" style:family="text">
      <style:text-properties officeooo:rsid="01acb086"/>
    </style:style>
    <style:style style:name="T1561" style:family="text">
      <style:text-properties officeooo:rsid="01ae2286"/>
    </style:style>
    <style:style style:name="T1562" style:family="text">
      <style:text-properties officeooo:rsid="01b2c96d"/>
    </style:style>
    <style:style style:name="T1563" style:family="text">
      <style:text-properties officeooo:rsid="01ba0db6"/>
    </style:style>
    <style:style style:name="T1564" style:family="text">
      <style:text-properties officeooo:rsid="01bd6687"/>
    </style:style>
    <style:style style:name="T1565" style:family="text">
      <style:text-properties officeooo:rsid="01d53e14"/>
    </style:style>
    <style:style style:name="T1566" style:family="text">
      <style:text-properties officeooo:rsid="01d60bc6"/>
    </style:style>
    <style:style style:name="T1567" style:family="text">
      <style:text-properties officeooo:rsid="01d6bb2b"/>
    </style:style>
    <style:style style:name="T1568" style:family="text">
      <style:text-properties officeooo:rsid="01dd61be"/>
    </style:style>
    <style:style style:name="T1569" style:family="text">
      <style:text-properties officeooo:rsid="01dfc00d"/>
    </style:style>
    <style:style style:name="T1570" style:family="text">
      <style:text-properties officeooo:rsid="01e1ba3c"/>
    </style:style>
    <style:style style:name="T1571" style:family="text">
      <style:text-properties officeooo:rsid="01e30e08"/>
    </style:style>
    <style:style style:name="T1572" style:family="text">
      <style:text-properties officeooo:rsid="01e3372a"/>
    </style:style>
    <style:style style:name="T1573" style:family="text">
      <style:text-properties officeooo:rsid="01e8f8c3"/>
    </style:style>
    <style:style style:name="T1574" style:family="text">
      <style:text-properties officeooo:rsid="01ea4031"/>
    </style:style>
    <style:style style:name="T1575" style:family="text">
      <style:text-properties officeooo:rsid="01eb9a53"/>
    </style:style>
    <style:style style:name="T1576" style:family="text">
      <style:text-properties officeooo:rsid="01eda94b"/>
    </style:style>
    <style:style style:name="T1577" style:family="text">
      <style:text-properties officeooo:rsid="01f004d8"/>
    </style:style>
    <style:style style:name="T1578" style:family="text">
      <style:text-properties officeooo:rsid="01f39989"/>
    </style:style>
    <style:style style:name="T1579" style:family="text">
      <style:text-properties officeooo:rsid="01f623a1"/>
    </style:style>
    <style:style style:name="T1580" style:family="text">
      <style:text-properties officeooo:rsid="01fd58d0"/>
    </style:style>
    <style:style style:name="T1581" style:family="text">
      <style:text-properties officeooo:rsid="01ff14e8"/>
    </style:style>
    <style:style style:name="T1582" style:family="text">
      <style:text-properties officeooo:rsid="0201bf10"/>
    </style:style>
    <style:style style:name="T1583" style:family="text">
      <style:text-properties officeooo:rsid="0205fc8e"/>
    </style:style>
    <style:style style:name="T1584" style:family="text">
      <style:text-properties officeooo:rsid="020d1868"/>
    </style:style>
    <style:style style:name="T1585" style:family="text">
      <style:text-properties officeooo:rsid="02112403"/>
    </style:style>
    <style:style style:name="T1586" style:family="text">
      <style:text-properties officeooo:rsid="0211ea1b"/>
    </style:style>
    <style:style style:name="T1587" style:family="text">
      <style:text-properties fo:color="#000000" style:text-outline="false" style:font-name="Liberation Serif" fo:font-size="12pt" fo:letter-spacing="normal" fo:font-style="normal" officeooo:rsid="0211ea1b" style:letter-kerning="false" style:font-size-asian="12pt" style:font-style-asian="normal"/>
    </style:style>
    <style:style style:name="T1588" style:family="text">
      <style:text-properties fo:color="#000000" style:text-outline="false" style:font-name="Liberation Serif" fo:font-size="12pt" fo:letter-spacing="normal" fo:font-style="normal" style:text-underline-style="none" fo:font-weight="normal" officeooo:rsid="0246be02" style:letter-kerning="false" style:font-size-asian="12pt" style:font-style-asian="normal" style:font-weight-asian="normal" style:font-style-complex="normal" style:font-weight-complex="normal"/>
    </style:style>
    <style:style style:name="T1589" style:family="text">
      <style:text-properties fo:color="#000000" style:text-outline="false" style:font-name="Liberation Serif" fo:font-size="12pt" fo:letter-spacing="normal" fo:font-style="normal" style:text-underline-style="none" fo:font-weight="normal" officeooo:rsid="033fd762" style:letter-kerning="false" style:font-size-asian="12pt" style:font-style-asian="normal" style:font-weight-asian="normal" style:font-style-complex="normal" style:font-weight-complex="normal"/>
    </style:style>
    <style:style style:name="T1590" style:family="text">
      <style:text-properties fo:color="#000000" style:text-outline="false" style:font-name="Liberation Serif" fo:font-size="12pt" fo:letter-spacing="normal" fo:font-style="normal" style:text-underline-style="none" officeooo:rsid="0211ea1b" style:letter-kerning="false" style:font-size-asian="12pt" style:font-style-asian="normal"/>
    </style:style>
    <style:style style:name="T1591" style:family="text">
      <style:text-properties fo:color="#000000" style:text-outline="false" style:font-name="Liberation Serif" fo:font-size="12pt" fo:letter-spacing="normal" fo:font-style="normal" style:text-underline-style="none" style:letter-kerning="false" style:font-size-asian="12pt" style:font-style-asian="normal" style:font-style-complex="normal"/>
    </style:style>
    <style:style style:name="T1592" style:family="text">
      <style:text-properties fo:color="#000000" style:text-outline="false" style:font-name="Liberation Serif" fo:font-size="12pt" fo:letter-spacing="normal" fo:font-style="normal" style:text-underline-style="none" officeooo:rsid="0293a459" style:letter-kerning="false" style:font-size-asian="12pt" style:font-style-asian="normal" style:font-style-complex="normal"/>
    </style:style>
    <style:style style:name="T1593" style:family="text">
      <style:text-properties fo:color="#000000" style:text-outline="false" style:font-name="Liberation Serif" fo:font-size="12pt" fo:letter-spacing="normal" fo:font-style="normal" style:text-underline-style="none" officeooo:rsid="015e8603" style:letter-kerning="false" style:font-size-asian="12pt" style:font-style-asian="normal" style:font-style-complex="normal"/>
    </style:style>
    <style:style style:name="T1594" style:family="text">
      <style:text-properties fo:color="#000000" style:text-outline="false" style:font-name="Liberation Serif" fo:font-size="12pt" fo:letter-spacing="normal" fo:font-style="normal" style:text-underline-style="none" officeooo:rsid="0278e6c9" style:letter-kerning="false" style:font-size-asian="12pt" style:font-style-asian="normal" style:font-style-complex="normal"/>
    </style:style>
    <style:style style:name="T1595" style:family="text">
      <style:text-properties fo:color="#000000" style:text-outline="false" style:font-name="Liberation Serif" fo:font-size="12pt" fo:letter-spacing="normal" fo:font-style="normal" style:text-underline-style="none" fo:font-weight="bold" officeooo:rsid="004ff732" style:letter-kerning="false" style:font-size-asian="12pt" style:font-style-asian="normal" style:font-weight-asian="bold" style:font-style-complex="normal" style:font-weight-complex="bold"/>
    </style:style>
    <style:style style:name="T1596" style:family="text">
      <style:text-properties fo:color="#000000" style:text-outline="false" style:font-name="Liberation Serif" fo:font-size="12pt" fo:letter-spacing="normal" fo:font-style="normal" style:text-underline-style="none" fo:font-weight="bold" officeooo:rsid="0284afdd" style:letter-kerning="false" style:font-size-asian="12pt" style:font-style-asian="normal" style:font-weight-asian="bold" style:font-style-complex="normal" style:font-weight-complex="bold"/>
    </style:style>
    <style:style style:name="T1597" style:family="text">
      <style:text-properties fo:color="#000000" style:text-outline="false" style:font-name="Liberation Serif" fo:font-size="12pt" fo:letter-spacing="normal" fo:font-style="normal" style:text-underline-style="none" fo:font-weight="bold" officeooo:rsid="02877065" style:letter-kerning="false" style:font-size-asian="12pt" style:font-style-asian="normal" style:font-weight-asian="bold" style:font-style-complex="normal" style:font-weight-complex="bold"/>
    </style:style>
    <style:style style:name="T1598" style:family="text">
      <style:text-properties fo:color="#000000" style:text-outline="false" style:font-name="Liberation Serif" fo:font-size="12pt" fo:letter-spacing="normal" fo:font-style="normal" style:text-underline-style="none" fo:font-weight="bold" officeooo:rsid="029a5356" style:letter-kerning="false" style:font-size-asian="12pt" style:font-style-asian="normal" style:font-weight-asian="bold" style:font-style-complex="normal" style:font-weight-complex="bold"/>
    </style:style>
    <style:style style:name="T1599" style:family="text">
      <style:text-properties fo:color="#000000" style:text-outline="false" style:font-name="Liberation Serif" fo:font-size="12pt" fo:letter-spacing="normal" fo:font-style="normal" style:text-underline-style="none" fo:font-weight="bold" officeooo:rsid="02be5bae" style:letter-kerning="false" style:font-size-asian="12pt" style:font-style-asian="normal" style:font-weight-asian="bold" style:font-style-complex="normal" style:font-weight-complex="bold"/>
    </style:style>
    <style:style style:name="T1600" style:family="text">
      <style:text-properties fo:color="#000000" style:text-outline="false" style:font-name="Liberation Serif" fo:font-size="12pt" fo:letter-spacing="normal" fo:font-style="normal" style:text-underline-style="none" fo:font-weight="bold" officeooo:rsid="02e68bb8" style:letter-kerning="false" style:font-size-asian="12pt" style:font-style-asian="normal" style:font-weight-asian="bold" style:font-style-complex="normal" style:font-weight-complex="bold"/>
    </style:style>
    <style:style style:name="T1601" style:family="text">
      <style:text-properties fo:color="#000000" style:text-outline="false" style:font-name="Liberation Serif" fo:font-size="12pt" fo:letter-spacing="normal" fo:font-style="normal" style:text-underline-style="none" fo:font-weight="bold" officeooo:rsid="02e958ab" style:letter-kerning="false" style:font-size-asian="12pt" style:font-style-asian="normal" style:font-weight-asian="bold" style:font-style-complex="normal" style:font-weight-complex="bold"/>
    </style:style>
    <style:style style:name="T1602" style:family="text">
      <style:text-properties fo:color="#000000" style:text-outline="false" style:font-name="Liberation Serif" fo:font-size="12pt" fo:letter-spacing="normal" fo:font-style="normal" style:text-underline-style="none" fo:font-weight="bold" officeooo:rsid="0313cc63" style:letter-kerning="false" style:font-size-asian="12pt" style:font-style-asian="normal" style:font-weight-asian="bold" style:font-style-complex="normal" style:font-weight-complex="bold"/>
    </style:style>
    <style:style style:name="T1603" style:family="text">
      <style:text-properties fo:color="#000000" style:text-outline="false" style:font-name="Liberation Serif" fo:font-size="12pt" fo:letter-spacing="normal" fo:font-style="normal" style:text-underline-style="none" fo:font-weight="bold" officeooo:rsid="0350d320" style:letter-kerning="false" style:font-size-asian="12pt" style:font-style-asian="normal" style:font-weight-asian="bold" style:font-style-complex="normal" style:font-weight-complex="bold"/>
    </style:style>
    <style:style style:name="T1604" style:family="text">
      <style:text-properties fo:color="#000000" style:text-outline="false" style:font-name="Liberation Serif" fo:font-size="12pt" fo:letter-spacing="normal" fo:font-style="normal" style:text-underline-style="none" fo:font-weight="bold" officeooo:rsid="0377e80a" style:letter-kerning="false" style:font-size-asian="12pt" style:font-style-asian="normal" style:font-weight-asian="bold" style:font-weight-complex="bold"/>
    </style:style>
    <style:style style:name="T1605" style:family="text">
      <style:text-properties fo:color="#000000" style:text-outline="false" style:font-name="Liberation Serif" fo:font-size="12pt" fo:letter-spacing="normal" fo:font-style="normal" style:text-underline-style="solid" style:text-underline-width="auto" style:text-underline-color="font-color" fo:font-weight="bold" officeooo:rsid="004ff732" style:letter-kerning="false" style:font-size-asian="12pt" style:font-style-asian="normal" style:font-weight-asian="bold" style:font-style-complex="normal" style:font-weight-complex="bold"/>
    </style:style>
    <style:style style:name="T1606" style:family="text">
      <style:text-properties fo:color="#000000" style:text-outline="false" style:font-name="Liberation Serif" fo:font-size="12pt" fo:letter-spacing="normal" fo:font-style="italic" style:text-underline-style="none" style:letter-kerning="false" style:font-size-asian="12pt" style:font-style-asian="italic" style:font-style-complex="italic"/>
    </style:style>
    <style:style style:name="T1607" style:family="text">
      <style:text-properties fo:color="#000000" style:text-outline="false" style:font-name="Liberation Serif" fo:font-size="12pt" fo:letter-spacing="normal" fo:font-style="italic" style:text-underline-style="none" officeooo:rsid="0216849c" style:letter-kerning="false" style:font-size-asian="12pt" style:font-style-asian="italic" style:font-style-complex="italic"/>
    </style:style>
    <style:style style:name="T1608" style:family="text">
      <style:text-properties fo:color="#000000" style:text-outline="false" style:font-name="Liberation Serif" fo:font-size="12pt" fo:letter-spacing="normal" fo:font-style="italic" style:text-underline-style="none" officeooo:rsid="0021d79f" style:letter-kerning="false" style:font-size-asian="12pt" style:font-style-asian="italic" style:font-style-complex="italic"/>
    </style:style>
    <style:style style:name="T1609" style:family="text">
      <style:text-properties fo:color="#000000" style:text-outline="false" style:font-name="Liberation Serif" fo:font-size="12pt" fo:letter-spacing="normal" fo:font-style="italic" style:text-underline-style="none" officeooo:rsid="02b0092e" style:letter-kerning="false" style:font-size-asian="12pt" style:font-style-asian="italic" style:font-style-complex="italic"/>
    </style:style>
    <style:style style:name="T1610" style:family="text">
      <style:text-properties fo:color="#000000" style:text-outline="false" style:font-name="Liberation Serif" fo:font-size="12pt" fo:letter-spacing="normal" fo:font-style="italic" style:text-underline-style="none" officeooo:rsid="02c8db40" style:letter-kerning="false" style:font-size-asian="12pt" style:font-style-asian="italic" style:font-style-complex="italic"/>
    </style:style>
    <style:style style:name="T1611" style:family="text">
      <style:text-properties fo:color="#000000" style:text-outline="false" style:font-name="Liberation Serif" fo:font-size="12pt" fo:letter-spacing="normal" fo:font-style="italic" style:text-underline-style="none" officeooo:rsid="02e1a57f" style:letter-kerning="false" style:font-size-asian="12pt" style:font-style-asian="italic" style:font-style-complex="italic"/>
    </style:style>
    <style:style style:name="T1612" style:family="text">
      <style:text-properties fo:color="#000000" style:text-outline="false" style:font-name="Liberation Serif" fo:font-size="12pt" fo:letter-spacing="normal" fo:font-style="italic" style:text-underline-style="none" officeooo:rsid="031cb45c" style:letter-kerning="false" style:font-size-asian="12pt" style:font-style-asian="italic" style:font-style-complex="italic"/>
    </style:style>
    <style:style style:name="T1613" style:family="text">
      <style:text-properties fo:color="#000000" style:text-outline="false" style:font-name="Liberation Serif" fo:font-size="12pt" fo:letter-spacing="normal" fo:font-style="italic" style:text-underline-style="none" fo:font-weight="normal" style:letter-kerning="false" style:font-size-asian="12pt" style:font-style-asian="italic" style:font-weight-asian="normal" style:font-style-complex="italic" style:font-weight-complex="normal"/>
    </style:style>
    <style:style style:name="T1614" style:family="text">
      <style:text-properties fo:color="#000000" style:text-outline="false" style:font-name="Liberation Serif" fo:font-size="12pt" fo:letter-spacing="normal" fo:font-style="italic" style:text-underline-style="none" fo:font-weight="normal" officeooo:rsid="02a0b86d" style:letter-kerning="false" style:font-size-asian="12pt" style:font-style-asian="italic" style:font-weight-asian="normal" style:font-style-complex="italic" style:font-weight-complex="normal"/>
    </style:style>
    <style:style style:name="T1615" style:family="text">
      <style:text-properties fo:color="#000000" style:text-outline="false" style:font-name="Liberation Serif" fo:font-size="12pt" fo:letter-spacing="normal" fo:font-style="italic" style:text-underline-style="none" fo:font-weight="normal" officeooo:rsid="02a2674d" style:letter-kerning="false" style:font-size-asian="12pt" style:font-style-asian="italic" style:font-weight-asian="normal" style:font-style-complex="italic" style:font-weight-complex="normal"/>
    </style:style>
    <style:style style:name="T1616" style:family="text">
      <style:text-properties fo:color="#000000" style:text-outline="false" style:font-name="Liberation Serif" fo:font-size="12pt" fo:letter-spacing="normal" fo:font-style="italic" style:text-underline-style="none" fo:font-weight="normal" officeooo:rsid="02c6453f" style:letter-kerning="false" style:font-size-asian="12pt" style:font-style-asian="italic" style:font-weight-asian="normal" style:font-style-complex="italic" style:font-weight-complex="normal"/>
    </style:style>
    <style:style style:name="T1617" style:family="text">
      <style:text-properties fo:color="#000000" style:text-outline="false" style:font-name="Liberation Serif" fo:font-size="12pt" fo:letter-spacing="normal" fo:font-style="italic" style:text-underline-style="none" fo:font-weight="normal" officeooo:rsid="02d19e00" style:letter-kerning="false" style:font-size-asian="12pt" style:font-style-asian="italic" style:font-weight-asian="normal" style:font-style-complex="italic" style:font-weight-complex="normal"/>
    </style:style>
    <style:style style:name="T1618" style:family="text">
      <style:text-properties fo:color="#000000" style:text-outline="false" style:font-name="Liberation Serif" fo:font-size="12pt" fo:letter-spacing="normal" fo:font-style="italic" style:text-underline-style="none" fo:font-weight="normal" officeooo:rsid="02e68bb8" style:letter-kerning="false" style:font-size-asian="12pt" style:font-style-asian="italic" style:font-weight-asian="normal" style:font-style-complex="italic" style:font-weight-complex="normal"/>
    </style:style>
    <style:style style:name="T1619" style:family="text">
      <style:text-properties fo:color="#000000" style:text-outline="false" style:font-name="Liberation Serif" fo:font-size="12pt" fo:letter-spacing="normal" fo:font-style="italic" style:text-underline-style="none" fo:font-weight="normal" officeooo:rsid="0021d79f" style:letter-kerning="false" style:font-size-asian="12pt" style:font-style-asian="italic" style:font-weight-asian="normal" style:font-style-complex="italic" style:font-weight-complex="normal"/>
    </style:style>
    <style:style style:name="T1620" style:family="text">
      <style:text-properties fo:color="#000000" style:text-outline="false" style:font-name="Liberation Serif" fo:font-size="12pt" fo:letter-spacing="normal" fo:font-style="italic" style:text-underline-style="none" fo:font-weight="normal" officeooo:rsid="02f78fe6" style:letter-kerning="false" style:font-size-asian="12pt" style:font-style-asian="italic" style:font-weight-asian="normal" style:font-style-complex="italic" style:font-weight-complex="normal"/>
    </style:style>
    <style:style style:name="T1621" style:family="text">
      <style:text-properties fo:color="#000000" style:text-outline="false" style:font-name="Liberation Serif" fo:font-size="12pt" fo:letter-spacing="normal" fo:font-style="italic" style:text-underline-style="none" fo:font-weight="normal" officeooo:rsid="030972aa" style:letter-kerning="false" style:font-size-asian="12pt" style:font-style-asian="italic" style:font-weight-asian="normal" style:font-style-complex="italic" style:font-weight-complex="normal"/>
    </style:style>
    <style:style style:name="T1622" style:family="text">
      <style:text-properties fo:color="#000000" style:text-outline="false" style:font-name="Liberation Serif" fo:font-size="12pt" fo:letter-spacing="normal" fo:font-style="italic" style:text-underline-style="none" fo:font-weight="normal" officeooo:rsid="03098385" style:letter-kerning="false" style:font-size-asian="12pt" style:font-style-asian="italic" style:font-weight-asian="normal" style:font-style-complex="italic" style:font-weight-complex="normal"/>
    </style:style>
    <style:style style:name="T1623" style:family="text">
      <style:text-properties fo:color="#000000" style:text-outline="false" style:font-name="Liberation Serif" fo:font-size="12pt" fo:letter-spacing="normal" fo:font-style="italic" style:text-underline-style="none" fo:font-weight="normal" officeooo:rsid="0325e2fb" style:letter-kerning="false" style:font-size-asian="12pt" style:font-style-asian="italic" style:font-weight-asian="normal" style:font-style-complex="italic" style:font-weight-complex="normal"/>
    </style:style>
    <style:style style:name="T1624" style:family="text">
      <style:text-properties fo:color="#000000" style:text-outline="false" style:font-name="Liberation Serif" fo:font-size="12pt" fo:letter-spacing="normal" fo:font-style="italic" style:text-underline-style="none" fo:font-weight="normal" officeooo:rsid="0350d320" style:letter-kerning="false" style:font-size-asian="12pt" style:font-style-asian="italic" style:font-weight-asian="normal" style:font-style-complex="italic" style:font-weight-complex="normal"/>
    </style:style>
    <style:style style:name="T1625" style:family="text">
      <style:text-properties fo:color="#000000" style:text-outline="false" style:font-name="Liberation Serif" fo:font-size="12pt" fo:letter-spacing="normal" fo:font-style="italic" style:text-underline-style="none" fo:font-weight="normal" officeooo:rsid="0352b20b" style:letter-kerning="false" style:font-size-asian="12pt" style:font-style-asian="italic" style:font-weight-asian="normal" style:font-style-complex="italic" style:font-weight-complex="normal"/>
    </style:style>
    <style:style style:name="T1626" style:family="text">
      <style:text-properties fo:color="#000000" style:text-outline="false" style:font-name="Liberation Serif" fo:font-size="12pt" fo:letter-spacing="normal" fo:font-style="italic" style:text-underline-style="none" fo:font-weight="normal" officeooo:rsid="0368d544" style:letter-kerning="false" style:font-size-asian="12pt" style:font-style-asian="italic" style:font-weight-asian="normal" style:font-style-complex="italic" style:font-weight-complex="normal"/>
    </style:style>
    <style:style style:name="T1627" style:family="text">
      <style:text-properties fo:color="#000000" style:text-outline="false" style:font-name="Liberation Serif" fo:font-size="12pt" fo:letter-spacing="normal" fo:font-style="italic" style:text-underline-style="none" fo:font-weight="bold" officeooo:rsid="02ae11f3" style:letter-kerning="false" style:font-size-asian="12pt" style:font-style-asian="italic" style:font-weight-asian="bold" style:font-style-complex="italic" style:font-weight-complex="bold"/>
    </style:style>
    <style:style style:name="T1628" style:family="text">
      <style:text-properties fo:color="#000000" style:text-outline="false" style:font-name="Liberation Serif" fo:font-size="12pt" fo:letter-spacing="normal" fo:font-style="italic" style:text-underline-style="none" fo:font-weight="bold" officeooo:rsid="0369a17e" style:letter-kerning="false" style:font-size-asian="12pt" style:font-style-asian="italic" style:font-weight-asian="bold" style:font-style-complex="italic" style:font-weight-complex="bold"/>
    </style:style>
    <style:style style:name="T1629" style:family="text">
      <style:text-properties fo:color="#000000" style:text-outline="false" style:font-name="Liberation Serif" fo:font-size="12pt" fo:letter-spacing="normal" fo:font-style="italic" officeooo:rsid="02b1a423" style:letter-kerning="false" style:font-size-asian="12pt" style:font-style-asian="italic" style:font-style-complex="italic"/>
    </style:style>
    <style:style style:name="T1630" style:family="text">
      <style:text-properties fo:color="#000000" style:text-outline="false" style:font-name="Liberation Serif" fo:font-size="12pt" fo:letter-spacing="normal" fo:font-style="italic" officeooo:rsid="02e4f873" style:letter-kerning="false" style:font-size-asian="12pt" style:font-style-asian="italic" style:font-style-complex="italic"/>
    </style:style>
    <style:style style:name="T1631" style:family="text">
      <style:text-properties fo:color="#000000" style:text-outline="false" style:font-name="Liberation Serif" fo:font-size="12pt" fo:letter-spacing="normal" style:text-underline-style="none" style:letter-kerning="false" style:font-size-asian="12pt"/>
    </style:style>
    <style:style style:name="T1632" style:family="text">
      <style:text-properties fo:color="#000000" style:text-outline="false" style:font-name="Liberation Serif" fo:font-size="12pt" fo:letter-spacing="normal" style:text-underline-style="none" officeooo:rsid="00e670c3" style:letter-kerning="false" style:font-size-asian="12pt"/>
    </style:style>
    <style:style style:name="T1633" style:family="text">
      <style:text-properties fo:color="#000000" style:text-outline="false" style:font-name="Liberation Serif" fo:font-size="12pt" fo:letter-spacing="normal" style:text-underline-style="none" officeooo:rsid="029cee9f" style:letter-kerning="false" style:font-size-asian="12pt"/>
    </style:style>
    <style:style style:name="T1634" style:family="text">
      <style:text-properties fo:color="#000000" style:text-outline="false" style:font-name="Liberation Serif" fo:font-size="12pt" fo:letter-spacing="normal" style:text-underline-style="none" officeooo:rsid="029f4d5a" style:letter-kerning="false" style:font-size-asian="12pt"/>
    </style:style>
    <style:style style:name="T1635" style:family="text">
      <style:text-properties fo:color="#000000" style:text-outline="false" style:font-name="Liberation Serif" fo:font-size="12pt" fo:letter-spacing="normal" style:text-underline-style="none" officeooo:rsid="02a4119a" style:letter-kerning="false" style:font-size-asian="12pt"/>
    </style:style>
    <style:style style:name="T1636" style:family="text">
      <style:text-properties fo:color="#000000" style:text-outline="false" style:font-name="Liberation Serif" fo:font-size="12pt" fo:letter-spacing="normal" style:text-underline-style="none" officeooo:rsid="0021d79f" style:letter-kerning="false" style:font-size-asian="12pt"/>
    </style:style>
    <style:style style:name="T1637" style:family="text">
      <style:text-properties fo:color="#000000" style:text-outline="false" style:font-name="Liberation Serif" fo:font-size="12pt" fo:letter-spacing="normal" style:text-underline-style="none" officeooo:rsid="02ae11f3" style:letter-kerning="false" style:font-size-asian="12pt"/>
    </style:style>
    <style:style style:name="T1638" style:family="text">
      <style:text-properties fo:color="#000000" style:text-outline="false" style:font-name="Liberation Serif" fo:font-size="12pt" fo:letter-spacing="normal" style:text-underline-style="none" officeooo:rsid="02b0092e" style:letter-kerning="false" style:font-size-asian="12pt"/>
    </style:style>
    <style:style style:name="T1639" style:family="text">
      <style:text-properties fo:color="#000000" style:text-outline="false" style:font-name="Liberation Serif" fo:font-size="12pt" fo:letter-spacing="normal" style:text-underline-style="none" officeooo:rsid="02c215c3" style:letter-kerning="false" style:font-size-asian="12pt"/>
    </style:style>
    <style:style style:name="T1640" style:family="text">
      <style:text-properties fo:color="#000000" style:text-outline="false" style:font-name="Liberation Serif" fo:font-size="12pt" fo:letter-spacing="normal" style:text-underline-style="none" officeooo:rsid="02c34de0" style:letter-kerning="false" style:font-size-asian="12pt"/>
    </style:style>
    <style:style style:name="T1641" style:family="text">
      <style:text-properties fo:color="#000000" style:text-outline="false" style:font-name="Liberation Serif" fo:font-size="12pt" fo:letter-spacing="normal" style:text-underline-style="none" officeooo:rsid="02d31e6f" style:letter-kerning="false" style:font-size-asian="12pt"/>
    </style:style>
    <style:style style:name="T1642" style:family="text">
      <style:text-properties fo:color="#000000" style:text-outline="false" style:font-name="Liberation Serif" fo:font-size="12pt" fo:letter-spacing="normal" style:text-underline-style="none" officeooo:rsid="031cb45c" style:letter-kerning="false" style:font-size-asian="12pt"/>
    </style:style>
    <style:style style:name="T1643" style:family="text">
      <style:text-properties fo:color="#000000" style:text-outline="false" style:font-name="Liberation Serif" fo:font-size="12pt" fo:letter-spacing="normal" style:text-underline-style="none" officeooo:rsid="031eb2a3" style:letter-kerning="false" style:font-size-asian="12pt"/>
    </style:style>
    <style:style style:name="T1644" style:family="text">
      <style:text-properties fo:color="#000000" style:text-outline="false" style:font-name="Liberation Serif" fo:font-size="12pt" fo:letter-spacing="normal" style:text-underline-style="none" officeooo:rsid="031f781d" style:letter-kerning="false" style:font-size-asian="12pt"/>
    </style:style>
    <style:style style:name="T1645" style:family="text">
      <style:text-properties fo:color="#000000" style:text-outline="false" style:font-name="Liberation Serif" fo:font-size="12pt" fo:letter-spacing="normal" style:text-underline-style="none" officeooo:rsid="03293b06" style:letter-kerning="false" style:font-size-asian="12pt"/>
    </style:style>
    <style:style style:name="T1646" style:family="text">
      <style:text-properties fo:color="#000000" style:text-outline="false" style:font-name="Liberation Serif" fo:font-size="12pt" fo:letter-spacing="normal" style:text-underline-style="none" officeooo:rsid="0364c1fa" style:letter-kerning="false" style:font-size-asian="12pt"/>
    </style:style>
    <style:style style:name="T1647" style:family="text">
      <style:text-properties fo:color="#000000" style:text-outline="false" style:font-name="Liberation Serif" fo:font-size="12pt" fo:letter-spacing="normal" style:text-underline-style="none" officeooo:rsid="038433b9" style:letter-kerning="false" style:font-size-asian="12pt"/>
    </style:style>
    <style:style style:name="T1648" style:family="text">
      <style:text-properties fo:color="#000000" style:text-outline="false" style:font-name="Liberation Serif" fo:font-size="12pt" fo:letter-spacing="normal" style:text-underline-style="none" officeooo:rsid="008aaaea" style:letter-kerning="false" style:font-size-asian="12pt"/>
    </style:style>
    <style:style style:name="T1649" style:family="text">
      <style:text-properties fo:color="#000000" style:text-outline="false" style:font-name="Liberation Serif" fo:font-size="12pt" fo:letter-spacing="normal" style:text-underline-style="none" officeooo:rsid="03a7759d" style:letter-kerning="false" style:font-size-asian="12pt"/>
    </style:style>
    <style:style style:name="T1650" style:family="text">
      <style:text-properties fo:color="#000000" style:text-outline="false" style:font-name="Liberation Serif" fo:font-size="12pt" fo:letter-spacing="normal" style:text-underline-style="none" officeooo:rsid="03aad435" style:letter-kerning="false" style:font-size-asian="12pt"/>
    </style:style>
    <style:style style:name="T1651" style:family="text">
      <style:text-properties fo:color="#000000" style:text-outline="false" style:font-name="Liberation Serif" fo:font-size="12pt" fo:letter-spacing="normal" style:text-underline-style="none" officeooo:rsid="03aece32" style:letter-kerning="false" style:font-size-asian="12pt"/>
    </style:style>
    <style:style style:name="T1652" style:family="text">
      <style:text-properties fo:color="#000000" style:text-outline="false" style:font-name="Liberation Serif" fo:font-size="12pt" fo:letter-spacing="normal" style:text-underline-style="none" officeooo:rsid="03da3562" style:letter-kerning="false" style:font-size-asian="12pt"/>
    </style:style>
    <style:style style:name="T1653" style:family="text">
      <style:text-properties fo:color="#000000" style:text-outline="false" style:font-name="Liberation Serif" fo:font-size="12pt" fo:letter-spacing="normal" style:text-underline-style="none" officeooo:rsid="03ddeb60" style:letter-kerning="false" style:font-size-asian="12pt"/>
    </style:style>
    <style:style style:name="T1654" style:family="text">
      <style:text-properties fo:color="#000000" style:text-outline="false" style:font-name="Liberation Serif" fo:font-size="12pt" fo:letter-spacing="normal" style:text-underline-style="none" fo:font-weight="normal" style:letter-kerning="false" style:font-size-asian="12pt" style:font-weight-asian="normal" style:font-weight-complex="normal"/>
    </style:style>
    <style:style style:name="T1655" style:family="text">
      <style:text-properties fo:color="#000000" style:text-outline="false" style:font-name="Liberation Serif" fo:font-size="12pt" fo:letter-spacing="normal" style:text-underline-style="none" fo:font-weight="normal" officeooo:rsid="00e670c3" style:letter-kerning="false" style:font-size-asian="12pt" style:font-weight-asian="normal" style:font-weight-complex="normal"/>
    </style:style>
    <style:style style:name="T1656" style:family="text">
      <style:text-properties fo:color="#000000" style:text-outline="false" style:font-name="Liberation Serif" fo:font-size="12pt" fo:letter-spacing="normal" style:text-underline-style="none" fo:font-weight="normal" officeooo:rsid="029cee9f" style:letter-kerning="false" style:font-size-asian="12pt" style:font-weight-asian="normal" style:font-weight-complex="normal"/>
    </style:style>
    <style:style style:name="T1657" style:family="text">
      <style:text-properties fo:color="#000000" style:text-outline="false" style:font-name="Liberation Serif" fo:font-size="12pt" fo:letter-spacing="normal" style:text-underline-style="none" fo:font-weight="normal" officeooo:rsid="02ca3986" style:letter-kerning="false" style:font-size-asian="12pt" style:font-weight-asian="normal" style:font-weight-complex="normal"/>
    </style:style>
    <style:style style:name="T1658" style:family="text">
      <style:text-properties fo:color="#000000" style:text-outline="false" style:font-name="Liberation Serif" fo:font-size="12pt" fo:letter-spacing="normal" style:text-underline-style="none" fo:font-weight="normal" officeooo:rsid="02d0cd31" style:letter-kerning="false" style:font-size-asian="12pt" style:font-weight-asian="normal" style:font-weight-complex="normal"/>
    </style:style>
    <style:style style:name="T1659" style:family="text">
      <style:text-properties fo:color="#000000" style:text-outline="false" style:font-name="Liberation Serif" fo:font-size="12pt" fo:letter-spacing="normal" style:text-underline-style="none" fo:font-weight="normal" officeooo:rsid="02d19e00" style:letter-kerning="false" style:font-size-asian="12pt" style:font-weight-asian="normal" style:font-weight-complex="normal"/>
    </style:style>
    <style:style style:name="T1660" style:family="text">
      <style:text-properties fo:color="#000000" style:text-outline="false" style:font-name="Liberation Serif" fo:font-size="12pt" fo:letter-spacing="normal" style:text-underline-style="none" fo:font-weight="normal" officeooo:rsid="0350d320" style:letter-kerning="false" style:font-size-asian="12pt" style:font-weight-asian="normal" style:font-weight-complex="normal"/>
    </style:style>
    <style:style style:name="T1661" style:family="text">
      <style:text-properties fo:color="#000000" style:text-outline="false" style:font-name="Liberation Serif" fo:font-size="12pt" fo:letter-spacing="normal" style:text-underline-style="none" fo:font-weight="normal" officeooo:rsid="030d27de" style:letter-kerning="false" style:font-size-asian="12pt" style:font-weight-asian="normal" style:font-weight-complex="normal"/>
    </style:style>
    <style:style style:name="T1662" style:family="text">
      <style:text-properties fo:color="#000000" style:text-outline="false" style:font-name="Liberation Serif" fo:font-size="12pt" fo:letter-spacing="normal" style:text-underline-style="none" fo:font-weight="normal" officeooo:rsid="015e8603" style:letter-kerning="false" style:font-size-asian="12pt" style:font-weight-asian="normal" style:font-weight-complex="normal"/>
    </style:style>
    <style:style style:name="T1663" style:family="text">
      <style:text-properties fo:color="#000000" style:text-outline="false" style:font-name="Liberation Serif" fo:font-size="12pt" fo:letter-spacing="normal" style:text-underline-style="none" fo:font-weight="normal" officeooo:rsid="03e59f35" style:letter-kerning="false" style:font-size-asian="12pt" style:font-weight-asian="normal" style:font-weight-complex="normal"/>
    </style:style>
    <style:style style:name="T1664" style:family="text">
      <style:text-properties fo:color="#000000" style:text-outline="false" style:font-name="Liberation Serif" fo:font-size="12pt" fo:letter-spacing="normal" style:text-underline-style="none" fo:font-weight="normal" officeooo:rsid="03f9c927" style:letter-kerning="false" style:font-size-asian="12pt" style:font-weight-asian="normal" style:font-weight-complex="normal"/>
    </style:style>
    <style:style style:name="T1665" style:family="text">
      <style:text-properties fo:color="#000000" style:text-outline="false" style:font-name="Liberation Serif" fo:font-size="12pt" fo:letter-spacing="normal" style:text-underline-style="none" fo:font-weight="bold" style:letter-kerning="false" style:font-size-asian="12pt" style:font-weight-asian="bold" style:font-weight-complex="bold"/>
    </style:style>
    <style:style style:name="T1666" style:family="text">
      <style:text-properties fo:color="#000000" style:text-outline="false" style:font-name="Liberation Serif" fo:font-size="12pt" fo:letter-spacing="normal" style:text-underline-style="none" fo:font-weight="bold" officeooo:rsid="02ae11f3" style:letter-kerning="false" style:font-size-asian="12pt" style:font-weight-asian="bold" style:font-weight-complex="bold"/>
    </style:style>
    <style:style style:name="T1667" style:family="text">
      <style:text-properties fo:color="#000000" style:text-outline="false" style:font-name="Liberation Serif" fo:font-size="12pt" fo:letter-spacing="normal" style:text-underline-style="none" fo:font-weight="bold" officeooo:rsid="03d27d1c" style:letter-kerning="false" style:font-size-asian="12pt" style:font-weight-asian="bold" style:font-weight-complex="bold"/>
    </style:style>
    <style:style style:name="T1668" style:family="text">
      <style:text-properties fo:color="#000000" style:text-outline="false" style:font-name="Liberation Serif" fo:font-size="12pt" fo:letter-spacing="normal" style:letter-kerning="false" style:font-size-asian="12pt"/>
    </style:style>
    <style:style style:name="T1669" style:family="text">
      <style:text-properties fo:color="#000000" style:text-outline="false" style:font-name="Liberation Serif" fo:font-size="12pt" fo:letter-spacing="normal" officeooo:rsid="00e670c3" style:letter-kerning="false" style:font-size-asian="12pt"/>
    </style:style>
    <style:style style:name="T1670" style:family="text">
      <style:text-properties fo:color="#000000" style:text-outline="false" style:font-name="Liberation Serif" fo:font-size="12pt" fo:letter-spacing="normal" officeooo:rsid="029cee9f" style:letter-kerning="false" style:font-size-asian="12pt"/>
    </style:style>
    <style:style style:name="T1671" style:family="text">
      <style:text-properties fo:color="#000000" style:text-outline="false" style:font-name="Liberation Serif" fo:font-size="12pt" fo:letter-spacing="normal" officeooo:rsid="029f4d5a" style:letter-kerning="false" style:font-size-asian="12pt"/>
    </style:style>
    <style:style style:name="T1672" style:family="text">
      <style:text-properties fo:color="#000000" style:text-outline="false" style:font-name="Liberation Serif" fo:font-size="12pt" fo:letter-spacing="normal" officeooo:rsid="008aaaea" style:letter-kerning="false" style:font-size-asian="12pt"/>
    </style:style>
    <style:style style:name="T1673" style:family="text">
      <style:text-properties fo:color="#000000" style:text-outline="false" style:font-name="Liberation Serif" fo:font-size="12pt" fo:letter-spacing="normal" officeooo:rsid="037fc92b" style:letter-kerning="false" style:font-size-asian="12pt"/>
    </style:style>
    <style:style style:name="T1674" style:family="text">
      <style:text-properties fo:color="#000000" style:text-outline="false" style:font-name="Liberation Serif" fo:font-size="12pt" fo:letter-spacing="normal" officeooo:rsid="0380283b" style:letter-kerning="false" style:font-size-asian="12pt"/>
    </style:style>
    <style:style style:name="T1675" style:family="text">
      <style:text-properties fo:color="#000000" style:text-outline="false" style:font-name="Liberation Serif" fo:font-size="12pt" fo:letter-spacing="normal" officeooo:rsid="038433b9" style:letter-kerning="false" style:font-size-asian="12pt"/>
    </style:style>
    <style:style style:name="T1676" style:family="text">
      <style:text-properties fo:color="#000000" style:text-outline="false" style:font-name="Liberation Serif" fo:font-size="12pt" fo:letter-spacing="normal" officeooo:rsid="039f8794" style:letter-kerning="false" style:font-size-asian="12pt"/>
    </style:style>
    <style:style style:name="T1677" style:family="text">
      <style:text-properties fo:color="#000000" style:text-outline="false" style:font-name="Liberation Serif" fo:font-size="12pt" fo:letter-spacing="normal" officeooo:rsid="03b5e26d" style:letter-kerning="false" style:font-size-asian="12pt"/>
    </style:style>
    <style:style style:name="T1678" style:family="text">
      <style:text-properties fo:color="#000000" style:text-outline="false" style:font-name="Liberation Serif" fo:font-size="12pt" fo:letter-spacing="normal" fo:font-weight="normal" style:letter-kerning="false" style:font-size-asian="12pt" style:font-weight-asian="normal" style:font-weight-complex="normal"/>
    </style:style>
    <style:style style:name="T1679" style:family="text">
      <style:text-properties fo:color="#000000" style:text-outline="false" style:font-name="Liberation Serif" fo:font-size="12pt" fo:letter-spacing="normal" fo:font-weight="normal" officeooo:rsid="008aaaea" style:letter-kerning="false" style:font-size-asian="12pt" style:font-weight-asian="normal" style:font-weight-complex="normal"/>
    </style:style>
    <style:style style:name="T1680" style:family="text">
      <style:text-properties fo:color="#000000" style:text-outline="false" style:font-name="Liberation Serif" fo:font-size="12pt" fo:letter-spacing="normal" fo:font-weight="normal" officeooo:rsid="00e670c3" style:letter-kerning="false" style:font-size-asian="12pt" style:font-weight-asian="normal" style:font-weight-complex="normal"/>
    </style:style>
    <style:style style:name="T1681" style:family="text">
      <style:text-properties fo:color="#000000" style:text-outline="false" style:font-name="Liberation Serif" fo:font-size="12pt" fo:letter-spacing="normal" fo:font-weight="normal" officeooo:rsid="015e8603" style:letter-kerning="false" style:font-size-asian="12pt" style:font-weight-asian="normal" style:font-weight-complex="normal"/>
    </style:style>
    <style:style style:name="T1682" style:family="text">
      <style:text-properties fo:color="#000000" style:text-outline="false" style:font-name="Liberation Serif" fo:font-size="12pt" fo:letter-spacing="normal" fo:font-weight="normal" officeooo:rsid="0060f332" style:letter-kerning="false" style:font-size-asian="12pt" style:font-weight-asian="normal" style:font-weight-complex="normal"/>
    </style:style>
    <style:style style:name="T1683" style:family="text">
      <style:text-properties fo:color="#000000" style:text-outline="false" style:font-name="Liberation Serif" fo:font-size="12pt" fo:letter-spacing="normal" style:text-underline-style="solid" style:text-underline-width="auto" style:text-underline-color="font-color" fo:font-weight="normal" officeooo:rsid="0060f332" style:letter-kerning="false" style:font-size-asian="12pt" style:font-weight-asian="normal" style:font-weight-complex="normal"/>
    </style:style>
    <style:style style:name="T1684" style:family="text">
      <style:text-properties fo:color="#000000" style:text-outline="false" style:font-name="Liberation Serif" fo:font-size="12pt" fo:letter-spacing="normal" fo:font-weight="bold" style:letter-kerning="false" style:font-size-asian="12pt" style:font-weight-asian="bold" style:font-weight-complex="bold"/>
    </style:style>
    <style:style style:name="T1685" style:family="text">
      <style:text-properties fo:color="#000000" style:text-outline="false" fo:font-size="12pt" fo:letter-spacing="normal" fo:font-style="normal" style:letter-kerning="false" style:font-size-asian="12pt" style:font-style-asian="normal"/>
    </style:style>
    <style:style style:name="T1686" style:family="text">
      <style:text-properties fo:color="#000000" style:text-outline="false" fo:font-size="12pt" fo:letter-spacing="normal" fo:font-style="normal" officeooo:rsid="0211ea1b" style:letter-kerning="false" style:font-size-asian="12pt" style:font-style-asian="normal"/>
    </style:style>
    <style:style style:name="T1687" style:family="text">
      <style:text-properties fo:color="#000000" style:text-outline="false" fo:font-size="12pt" fo:letter-spacing="normal" fo:font-style="normal" officeooo:rsid="02234bea" style:letter-kerning="false" style:font-size-asian="12pt" style:font-style-asian="normal"/>
    </style:style>
    <style:style style:name="T1688" style:family="text">
      <style:text-properties fo:color="#000000" style:text-outline="false" fo:font-size="12pt" fo:letter-spacing="normal" fo:font-style="normal" officeooo:rsid="02239262" style:letter-kerning="false" style:font-size-asian="12pt" style:font-style-asian="normal"/>
    </style:style>
    <style:style style:name="T1689" style:family="text">
      <style:text-properties fo:color="#000000" style:text-outline="false" fo:font-size="12pt" fo:letter-spacing="normal" fo:font-style="normal" officeooo:rsid="02394941" style:letter-kerning="false" style:font-size-asian="12pt" style:font-style-asian="normal"/>
    </style:style>
    <style:style style:name="T1690" style:family="text">
      <style:text-properties fo:color="#000000" style:text-outline="false" fo:font-size="12pt" fo:letter-spacing="normal" fo:font-style="normal" officeooo:rsid="024c3f37" style:letter-kerning="false" style:font-size-asian="12pt" style:font-style-asian="normal"/>
    </style:style>
    <style:style style:name="T1691" style:family="text">
      <style:text-properties fo:color="#000000" style:text-outline="false" fo:font-size="12pt" fo:letter-spacing="normal" fo:font-style="normal" style:letter-kerning="false" style:font-size-asian="12pt" style:font-style-asian="normal" style:font-style-complex="normal"/>
    </style:style>
    <style:style style:name="T1692" style:family="text">
      <style:text-properties fo:color="#000000" style:text-outline="false" fo:font-size="12pt" fo:letter-spacing="normal" fo:font-style="normal" officeooo:rsid="0216849c" style:letter-kerning="false" style:font-size-asian="12pt" style:font-style-asian="normal" style:font-style-complex="normal"/>
    </style:style>
    <style:style style:name="T1693" style:family="text">
      <style:text-properties fo:color="#000000" style:text-outline="false" fo:font-size="12pt" fo:letter-spacing="normal" fo:font-style="normal" officeooo:rsid="0250e096" style:letter-kerning="false" style:font-size-asian="12pt" style:font-style-asian="normal"/>
    </style:style>
    <style:style style:name="T1694" style:family="text">
      <style:text-properties fo:color="#000000" style:text-outline="false" fo:font-size="12pt" fo:letter-spacing="normal" fo:font-style="normal" style:text-underline-style="solid" style:text-underline-width="auto" style:text-underline-color="font-color" style:letter-kerning="false" style:font-size-asian="12pt" style:font-style-asian="normal"/>
    </style:style>
    <style:style style:name="T1695" style:family="text">
      <style:text-properties fo:color="#000000" style:text-outline="false" fo:font-size="12pt" fo:letter-spacing="normal" fo:font-style="normal" style:text-underline-style="solid" style:text-underline-width="auto" style:text-underline-color="font-color" officeooo:rsid="0211ea1b" style:letter-kerning="false" style:font-size-asian="12pt" style:font-style-asian="normal"/>
    </style:style>
    <style:style style:name="T1696" style:family="text">
      <style:text-properties fo:color="#000000" style:text-outline="false" fo:font-size="12pt" fo:letter-spacing="normal" fo:font-style="normal" style:text-underline-style="solid" style:text-underline-width="auto" style:text-underline-color="font-color" officeooo:rsid="02394941" style:letter-kerning="false" style:font-size-asian="12pt" style:font-style-asian="normal"/>
    </style:style>
    <style:style style:name="T1697" style:family="text">
      <style:text-properties fo:color="#000000" style:text-outline="false" fo:font-size="12pt" fo:letter-spacing="normal" fo:font-style="italic" style:text-underline-style="solid" style:text-underline-width="auto" style:text-underline-color="font-color" officeooo:rsid="0211ea1b" style:letter-kerning="false" style:font-size-asian="12pt" style:font-style-asian="italic" style:font-style-complex="italic"/>
    </style:style>
    <style:style style:name="T1698" style:family="text">
      <style:text-properties fo:color="#000000" style:text-outline="false" fo:font-size="12pt" fo:letter-spacing="normal" fo:font-style="italic" officeooo:rsid="0216849c" style:letter-kerning="false" style:font-size-asian="12pt" style:font-style-asian="italic" style:font-style-complex="italic"/>
    </style:style>
    <style:style style:name="T1699" style:family="text">
      <style:text-properties fo:color="#000000" style:text-outline="false" fo:font-size="12pt" fo:letter-spacing="normal" style:letter-kerning="false" style:font-size-asian="12pt"/>
    </style:style>
    <style:style style:name="T1700" style:family="text">
      <style:text-properties fo:color="#000000" style:text-outline="false" fo:font-size="12pt" fo:letter-spacing="normal" officeooo:rsid="03389115" style:letter-kerning="false" style:font-size-asian="12pt"/>
    </style:style>
    <style:style style:name="T1701" style:family="text">
      <style:text-properties fo:color="#000000" style:text-outline="false" fo:font-size="12pt" fo:letter-spacing="normal" officeooo:rsid="033c0ecf" style:letter-kerning="false" style:font-size-asian="12pt"/>
    </style:style>
    <style:style style:name="T1702" style:family="text">
      <style:text-properties fo:color="#000000" style:text-outline="false" style:font-name="Arial" fo:font-size="12pt" fo:letter-spacing="normal" fo:font-style="normal" style:text-underline-style="none" fo:font-weight="bold" officeooo:rsid="032d0177" style:letter-kerning="false" style:font-size-asian="12pt" style:font-style-asian="normal" style:font-weight-asian="bold" style:font-style-complex="normal" style:font-weight-complex="bold"/>
    </style:style>
    <style:style style:name="T1703" style:family="text">
      <style:text-properties fo:color="#000000" style:text-outline="false" style:font-name="Arial" fo:font-size="12pt" fo:letter-spacing="normal" style:text-underline-style="none" fo:font-weight="bold" officeooo:rsid="032d0177" style:letter-kerning="false" style:font-size-asian="12pt" style:font-weight-asian="bold" style:font-weight-complex="bold"/>
    </style:style>
    <style:style style:name="T1704" style:family="text">
      <style:text-properties fo:color="#000000" style:text-outline="false" style:font-name="ArialMT" fo:font-size="12pt" fo:letter-spacing="normal" style:text-underline-style="none" style:letter-kerning="false" style:font-size-asian="12pt"/>
    </style:style>
    <style:style style:name="T1705" style:family="text">
      <style:text-properties fo:color="#000000" style:text-outline="false" style:font-name="ArialMT" fo:font-size="12pt" fo:letter-spacing="normal" style:text-underline-style="none" officeooo:rsid="038a68c7" style:letter-kerning="false" style:font-size-asian="12pt"/>
    </style:style>
    <style:style style:name="T1706" style:family="text">
      <style:text-properties fo:color="#000000" style:text-outline="false" style:font-name="ArialMT" fo:font-size="12pt" fo:letter-spacing="normal" style:text-underline-style="none" officeooo:rsid="038cf127" style:letter-kerning="false" style:font-size-asian="12pt"/>
    </style:style>
    <style:style style:name="T1707" style:family="text">
      <style:text-properties fo:color="#000000" style:text-outline="false" style:font-name="ArialMT" fo:font-size="12pt" fo:letter-spacing="normal" style:text-underline-style="none" officeooo:rsid="03906ee7" style:letter-kerning="false" style:font-size-asian="12pt"/>
    </style:style>
    <style:style style:name="T1708" style:family="text">
      <style:text-properties fo:language="fr" fo:country="FR" fo:font-style="italic" style:text-underline-style="none" fo:font-weight="normal" officeooo:rsid="021a0e76" style:font-style-asian="italic" style:font-weight-asian="normal" style:font-style-complex="italic" style:font-weight-complex="normal"/>
    </style:style>
    <style:style style:name="T1709" style:family="text">
      <style:text-properties fo:language="fr" fo:country="FR" style:text-underline-style="none" officeooo:rsid="021a0e76"/>
    </style:style>
    <style:style style:name="T1710" style:family="text">
      <style:text-properties fo:language="en" fo:country="US" fo:font-style="italic" style:text-underline-style="none" fo:font-weight="normal" officeooo:rsid="021a0e76" style:font-style-asian="italic" style:font-weight-asian="normal" style:font-style-complex="italic" style:font-weight-complex="normal"/>
    </style:style>
    <style:style style:name="T1711" style:family="text">
      <style:text-properties fo:language="en" fo:country="US" fo:font-style="italic" style:text-underline-style="none" fo:font-weight="normal" officeooo:rsid="021be6da" style:font-style-asian="italic" style:font-weight-asian="normal" style:font-style-complex="italic" style:font-weight-complex="normal"/>
    </style:style>
    <style:style style:name="T1712" style:family="text">
      <style:text-properties fo:language="en" fo:country="US" officeooo:rsid="021be6da"/>
    </style:style>
    <style:style style:name="T1713" style:family="text">
      <style:text-properties fo:language="en" fo:country="US" officeooo:rsid="021dc1ae"/>
    </style:style>
    <style:style style:name="T1714" style:family="text">
      <style:text-properties fo:language="en" fo:country="US" officeooo:rsid="02db25b1"/>
    </style:style>
    <style:style style:name="T1715" style:family="text">
      <style:text-properties officeooo:rsid="022a7e55"/>
    </style:style>
    <style:style style:name="T1716" style:family="text">
      <style:text-properties officeooo:rsid="022abf52"/>
    </style:style>
    <style:style style:name="T1717" style:family="text">
      <style:text-properties officeooo:rsid="022bc9f8"/>
    </style:style>
    <style:style style:name="T1718" style:family="text">
      <style:text-properties officeooo:rsid="02317288"/>
    </style:style>
    <style:style style:name="T1719" style:family="text">
      <style:text-properties officeooo:rsid="02330f92"/>
    </style:style>
    <style:style style:name="T1720" style:family="text">
      <style:text-properties officeooo:rsid="02359504"/>
    </style:style>
    <style:style style:name="T1721" style:family="text">
      <style:text-properties officeooo:rsid="02370989"/>
    </style:style>
    <style:style style:name="T1722" style:family="text">
      <style:text-properties officeooo:rsid="023797e5"/>
    </style:style>
    <style:style style:name="T1723" style:family="text">
      <style:text-properties officeooo:rsid="02394941"/>
    </style:style>
    <style:style style:name="T1724" style:family="text">
      <style:text-properties officeooo:rsid="023b1174"/>
    </style:style>
    <style:style style:name="T1725" style:family="text">
      <style:text-properties officeooo:rsid="0243fc06"/>
    </style:style>
    <style:style style:name="T1726" style:family="text">
      <style:text-properties officeooo:rsid="02457367"/>
    </style:style>
    <style:style style:name="T1727" style:family="text">
      <style:text-properties officeooo:rsid="0246be02"/>
    </style:style>
    <style:style style:name="T1728" style:family="text">
      <style:text-properties officeooo:rsid="02473c25"/>
    </style:style>
    <style:style style:name="T1729" style:family="text">
      <style:text-properties officeooo:rsid="024b6339"/>
    </style:style>
    <style:style style:name="T1730" style:family="text">
      <style:text-properties officeooo:rsid="024ca6d6"/>
    </style:style>
    <style:style style:name="T1731" style:family="text">
      <style:text-properties officeooo:rsid="0250e096"/>
    </style:style>
    <style:style style:name="T1732" style:family="text">
      <style:text-properties officeooo:rsid="0250e95f"/>
    </style:style>
    <style:style style:name="T1733" style:family="text">
      <style:text-properties officeooo:rsid="025130f2"/>
    </style:style>
    <style:style style:name="T1734" style:family="text">
      <style:text-properties officeooo:rsid="0253ab22"/>
    </style:style>
    <style:style style:name="T1735" style:family="text">
      <style:text-properties officeooo:rsid="0253e317"/>
    </style:style>
    <style:style style:name="T1736" style:family="text">
      <style:text-properties officeooo:rsid="02553810"/>
    </style:style>
    <style:style style:name="T1737" style:family="text">
      <style:text-properties officeooo:rsid="02588867"/>
    </style:style>
    <style:style style:name="T1738" style:family="text">
      <style:text-properties officeooo:rsid="02597b75"/>
    </style:style>
    <style:style style:name="T1739" style:family="text">
      <style:text-properties officeooo:rsid="02620997"/>
    </style:style>
    <style:style style:name="T1740" style:family="text">
      <style:text-properties officeooo:rsid="02686193"/>
    </style:style>
    <style:style style:name="T1741" style:family="text">
      <style:text-properties officeooo:rsid="00614c9e"/>
    </style:style>
    <style:style style:name="T1742" style:family="text">
      <style:text-properties officeooo:rsid="026a485f"/>
    </style:style>
    <style:style style:name="T1743" style:family="text">
      <style:text-properties officeooo:rsid="027703be"/>
    </style:style>
    <style:style style:name="T1744" style:family="text">
      <style:text-properties officeooo:rsid="0278e6c9"/>
    </style:style>
    <style:style style:name="T1745" style:family="text">
      <style:text-properties officeooo:rsid="01e943c9"/>
    </style:style>
    <style:style style:name="T1746" style:family="text">
      <style:text-properties officeooo:rsid="01f7b0c1"/>
    </style:style>
    <style:style style:name="T1747" style:family="text">
      <style:text-properties officeooo:rsid="027acfc9"/>
    </style:style>
    <style:style style:name="T1748" style:family="text">
      <style:text-properties officeooo:rsid="027bb9d7"/>
    </style:style>
    <style:style style:name="T1749" style:family="text">
      <style:text-properties officeooo:rsid="001cafa9"/>
    </style:style>
    <style:style style:name="T1750" style:family="text">
      <style:text-properties officeooo:rsid="0281779c"/>
    </style:style>
    <style:style style:name="T1751" style:family="text">
      <style:text-properties officeooo:rsid="004ff732"/>
    </style:style>
    <style:style style:name="T1752" style:family="text">
      <style:text-properties officeooo:rsid="02839c78"/>
    </style:style>
    <style:style style:name="T1753" style:family="text">
      <style:text-properties officeooo:rsid="028494d4"/>
    </style:style>
    <style:style style:name="T1754" style:family="text">
      <style:text-properties officeooo:rsid="02893d3a"/>
    </style:style>
    <style:style style:name="T1755" style:family="text">
      <style:text-properties officeooo:rsid="028b31a6"/>
    </style:style>
    <style:style style:name="T1756" style:family="text">
      <style:text-properties officeooo:rsid="028bdf46"/>
    </style:style>
    <style:style style:name="T1757" style:family="text">
      <style:text-properties officeooo:rsid="028f9e2d"/>
    </style:style>
    <style:style style:name="T1758" style:family="text">
      <style:text-properties officeooo:rsid="02953b46"/>
    </style:style>
    <style:style style:name="T1759" style:family="text">
      <style:text-properties officeooo:rsid="029f4d5a"/>
    </style:style>
    <style:style style:name="T1760" style:family="text">
      <style:text-properties officeooo:rsid="02d66120"/>
    </style:style>
    <style:style style:name="T1761" style:family="text">
      <style:text-properties officeooo:rsid="02db25b1"/>
    </style:style>
    <style:style style:name="T1762" style:family="text">
      <style:text-properties officeooo:rsid="02e958ab"/>
    </style:style>
    <style:style style:name="T1763" style:family="text">
      <style:text-properties officeooo:rsid="02f36910"/>
    </style:style>
    <style:style style:name="T1764" style:family="text">
      <style:text-properties officeooo:rsid="02f78fe6"/>
    </style:style>
    <style:style style:name="T1765" style:family="text">
      <style:text-properties officeooo:rsid="02f9a9db"/>
    </style:style>
    <style:style style:name="T1766" style:family="text">
      <style:text-properties officeooo:rsid="02f9edd6"/>
    </style:style>
    <style:style style:name="T1767" style:family="text">
      <style:text-properties officeooo:rsid="02fe6b0a"/>
    </style:style>
    <style:style style:name="T1768" style:family="text">
      <style:text-properties officeooo:rsid="02feed0f"/>
    </style:style>
    <style:style style:name="T1769" style:family="text">
      <style:text-properties officeooo:rsid="0300366c"/>
    </style:style>
    <style:style style:name="T1770" style:family="text">
      <style:text-properties officeooo:rsid="030128f3"/>
    </style:style>
    <style:style style:name="T1771" style:family="text">
      <style:text-properties officeooo:rsid="0302e703"/>
    </style:style>
    <style:style style:name="T1772" style:family="text">
      <style:text-properties officeooo:rsid="0303b797"/>
    </style:style>
    <style:style style:name="T1773" style:family="text">
      <style:text-properties officeooo:rsid="0305b200"/>
    </style:style>
    <style:style style:name="T1774" style:family="text">
      <style:text-properties officeooo:rsid="030eca0e"/>
    </style:style>
    <style:style style:name="T1775" style:family="text">
      <style:text-properties officeooo:rsid="030fe31b"/>
    </style:style>
    <style:style style:name="T1776" style:family="text">
      <style:text-properties officeooo:rsid="03113d0f"/>
    </style:style>
    <style:style style:name="T1777" style:family="text">
      <style:text-properties officeooo:rsid="03129ec5"/>
    </style:style>
    <style:style style:name="T1778" style:family="text">
      <style:text-properties officeooo:rsid="0313cc63"/>
    </style:style>
    <style:style style:name="T1779" style:family="text">
      <style:text-properties officeooo:rsid="031ae419"/>
    </style:style>
    <style:style style:name="T1780" style:family="text">
      <style:text-properties officeooo:rsid="031eb2a3"/>
    </style:style>
    <style:style style:name="T1781" style:family="text">
      <style:text-properties officeooo:rsid="0320cb08"/>
    </style:style>
    <style:style style:name="T1782" style:family="text">
      <style:text-properties officeooo:rsid="03223f4e"/>
    </style:style>
    <style:style style:name="T1783" style:family="text">
      <style:text-properties officeooo:rsid="0328a217"/>
    </style:style>
    <style:style style:name="T1784" style:family="text">
      <style:text-properties officeooo:rsid="03290a99"/>
    </style:style>
    <style:style style:name="T1785" style:family="text">
      <style:text-properties officeooo:rsid="03297d52"/>
    </style:style>
    <style:style style:name="T1786" style:family="text">
      <style:text-properties officeooo:rsid="032a8889"/>
    </style:style>
    <style:style style:name="T1787" style:family="text">
      <style:text-properties officeooo:rsid="0331e898"/>
    </style:style>
    <style:style style:name="T1788" style:family="text">
      <style:text-properties style:font-name="Liberation Serif"/>
    </style:style>
    <style:style style:name="T1789" style:family="text">
      <style:text-properties officeooo:rsid="03425c27"/>
    </style:style>
    <style:style style:name="T1790" style:family="text">
      <style:text-properties officeooo:rsid="0350d320"/>
    </style:style>
    <style:style style:name="T1791" style:family="text">
      <style:text-properties officeooo:rsid="0352b20b"/>
    </style:style>
    <style:style style:name="T1792" style:family="text">
      <style:text-properties officeooo:rsid="03549e64"/>
    </style:style>
    <style:style style:name="T1793" style:family="text">
      <style:text-properties officeooo:rsid="035668a6"/>
    </style:style>
    <style:style style:name="T1794" style:family="text">
      <style:text-properties officeooo:rsid="03589f8b"/>
    </style:style>
    <style:style style:name="T1795" style:family="text">
      <style:text-properties officeooo:rsid="036380ca"/>
    </style:style>
    <style:style style:name="T1796" style:family="text">
      <style:text-properties officeooo:rsid="0368d544"/>
    </style:style>
    <style:style style:name="T1797" style:family="text">
      <style:text-properties officeooo:rsid="036de3be"/>
    </style:style>
    <style:style style:name="T1798" style:family="text">
      <style:text-properties officeooo:rsid="0377e80a"/>
    </style:style>
    <style:style style:name="T1799" style:family="text">
      <style:text-properties officeooo:rsid="03791ce4"/>
    </style:style>
    <style:style style:name="T1800" style:family="text">
      <style:text-properties officeooo:rsid="037959d5"/>
    </style:style>
    <style:style style:name="T1801" style:family="text">
      <style:text-properties officeooo:rsid="037fc92b"/>
    </style:style>
    <style:style style:name="T1802" style:family="text">
      <style:text-properties officeooo:rsid="0380283b"/>
    </style:style>
    <style:style style:name="T1803" style:family="text">
      <style:text-properties officeooo:rsid="038495be"/>
    </style:style>
    <style:style style:name="T1804" style:family="text">
      <style:text-properties officeooo:rsid="0388efd4"/>
    </style:style>
    <style:style style:name="T1805" style:family="text">
      <style:text-properties officeooo:rsid="038cfdb2"/>
    </style:style>
    <style:style style:name="T1806" style:family="text">
      <style:text-properties officeooo:rsid="03933377"/>
    </style:style>
    <style:style style:name="T1807" style:family="text">
      <style:text-properties officeooo:rsid="03963cbe"/>
    </style:style>
    <style:style style:name="T1808" style:family="text">
      <style:text-properties officeooo:rsid="039f8794"/>
    </style:style>
    <style:style style:name="T1809" style:family="text">
      <style:text-properties officeooo:rsid="03a66a34"/>
    </style:style>
    <style:style style:name="T1810" style:family="text">
      <style:text-properties officeooo:rsid="03aad435"/>
    </style:style>
    <style:style style:name="T1811" style:family="text">
      <style:text-properties officeooo:rsid="03aaf872"/>
    </style:style>
    <style:style style:name="T1812" style:family="text">
      <style:text-properties officeooo:rsid="03b12a9f"/>
    </style:style>
    <style:style style:name="T1813" style:family="text">
      <style:text-properties officeooo:rsid="03b20007"/>
    </style:style>
    <style:style style:name="T1814" style:family="text">
      <style:text-properties style:font-name="Arial" fo:font-style="normal" officeooo:rsid="00218b92" style:font-style-asian="normal" style:font-style-complex="normal"/>
    </style:style>
    <style:style style:name="T1815" style:family="text">
      <style:text-properties style:font-name="Arial" fo:font-style="normal" officeooo:rsid="0021d4db" style:font-style-asian="normal" style:font-style-complex="normal"/>
    </style:style>
    <style:style style:name="T1816" style:family="text">
      <style:text-properties style:font-name="Arial" fo:font-style="normal" officeooo:rsid="0023ba3d" style:font-style-asian="normal" style:font-style-complex="normal"/>
    </style:style>
    <style:style style:name="T1817" style:family="text">
      <style:text-properties style:font-name="Arial" fo:font-style="normal" officeooo:rsid="03b2faa4" style:font-style-asian="normal" style:font-style-complex="normal"/>
    </style:style>
    <style:style style:name="T1818" style:family="text">
      <style:text-properties style:font-name="Arial" fo:font-style="normal" officeooo:rsid="03b440ea" style:font-style-asian="normal" style:font-style-complex="normal"/>
    </style:style>
    <style:style style:name="T1819" style:family="text">
      <style:text-properties style:font-name="Arial" fo:font-style="normal" fo:font-weight="normal" officeooo:rsid="0021d4db" style:font-style-asian="normal" style:font-weight-asian="normal" style:font-style-complex="normal" style:font-weight-complex="normal"/>
    </style:style>
    <style:style style:name="T1820" style:family="text">
      <style:text-properties style:font-name="Arial" fo:font-style="normal" fo:font-weight="normal" officeooo:rsid="03b2faa4" style:font-style-asian="normal" style:font-weight-asian="normal" style:font-style-complex="normal" style:font-weight-complex="normal"/>
    </style:style>
    <style:style style:name="T1821" style:family="text">
      <style:text-properties officeooo:rsid="03b5e26d"/>
    </style:style>
    <style:style style:name="T1822" style:family="text">
      <style:text-properties officeooo:rsid="03b8b869"/>
    </style:style>
    <style:style style:name="T1823" style:family="text">
      <style:text-properties fo:font-size="12pt" fo:font-style="normal" officeooo:rsid="001c3ed6" style:font-size-asian="12pt" style:font-style-asian="normal" style:font-size-complex="12pt" style:font-style-complex="normal"/>
    </style:style>
    <style:style style:name="T1824" style:family="text">
      <style:text-properties fo:font-size="12pt" fo:font-style="normal" officeooo:rsid="005fbabf" style:font-size-asian="12pt" style:font-style-asian="normal" style:font-size-complex="12pt" style:font-style-complex="normal"/>
    </style:style>
    <style:style style:name="T1825" style:family="text">
      <style:text-properties fo:font-size="12pt" fo:font-style="normal" officeooo:rsid="007b57a9" style:font-size-asian="12pt" style:font-style-asian="normal" style:font-size-complex="12pt" style:font-style-complex="normal"/>
    </style:style>
    <style:style style:name="T1826" style:family="text">
      <style:text-properties fo:font-size="12pt" fo:font-style="normal" officeooo:rsid="0092386e" style:font-size-asian="12pt" style:font-style-asian="normal" style:font-size-complex="12pt" style:font-style-complex="normal"/>
    </style:style>
    <style:style style:name="T1827" style:family="text">
      <style:text-properties fo:font-size="12pt" fo:font-style="normal" fo:font-weight="bold" officeooo:rsid="00361288" style:font-size-asian="12pt" style:font-style-asian="normal" style:font-weight-asian="bold" style:font-size-complex="12pt" style:font-style-complex="normal" style:font-weight-complex="bold"/>
    </style:style>
    <style:style style:name="T1828" style:family="text">
      <style:text-properties fo:font-size="12pt" fo:font-style="normal" fo:font-weight="bold" officeooo:rsid="03c39202" style:font-size-asian="12pt" style:font-style-asian="normal" style:font-weight-asian="bold" style:font-size-complex="12pt" style:font-style-complex="normal" style:font-weight-complex="bold"/>
    </style:style>
    <style:style style:name="T1829" style:family="text">
      <style:text-properties fo:font-size="12pt" style:font-size-asian="12pt" style:font-size-complex="12pt"/>
    </style:style>
    <style:style style:name="T1830" style:family="text">
      <style:text-properties fo:font-size="12pt" officeooo:rsid="001c3ed6" style:font-size-asian="12pt" style:font-size-complex="12pt"/>
    </style:style>
    <style:style style:name="T1831" style:family="text">
      <style:text-properties fo:font-size="12pt" officeooo:rsid="006b604a" style:font-size-asian="12pt" style:font-size-complex="12pt"/>
    </style:style>
    <style:style style:name="T1832" style:family="text">
      <style:text-properties fo:font-size="12pt" officeooo:rsid="006117f0" style:font-size-asian="12pt" style:font-size-complex="12pt"/>
    </style:style>
    <style:style style:name="T1833" style:family="text">
      <style:text-properties fo:font-size="12pt" officeooo:rsid="00646766" style:font-size-asian="12pt" style:font-size-complex="12pt"/>
    </style:style>
    <style:style style:name="T1834" style:family="text">
      <style:text-properties fo:font-size="12pt" officeooo:rsid="03d64a29" style:font-size-asian="12pt" style:font-size-complex="12pt"/>
    </style:style>
    <style:style style:name="T1835" style:family="text">
      <style:text-properties fo:font-size="12pt" officeooo:rsid="003989d5" style:font-size-asian="12pt" style:font-size-complex="12pt"/>
    </style:style>
    <style:style style:name="T1836" style:family="text">
      <style:text-properties fo:font-size="12pt" fo:font-style="italic" style:font-size-asian="12pt" style:font-style-asian="italic" style:font-size-complex="12pt" style:font-style-complex="italic"/>
    </style:style>
    <style:style style:name="T1837" style:family="text">
      <style:text-properties officeooo:rsid="03bd292b"/>
    </style:style>
    <style:style style:name="T1838" style:family="text">
      <style:text-properties officeooo:rsid="03beb676"/>
    </style:style>
    <style:style style:name="T1839" style:family="text">
      <style:text-properties officeooo:rsid="0036d968"/>
    </style:style>
    <style:style style:name="T1840" style:family="text">
      <style:text-properties officeooo:rsid="005fbabf"/>
    </style:style>
    <style:style style:name="T1841" style:family="text">
      <style:text-properties officeooo:rsid="006117f0"/>
    </style:style>
    <style:style style:name="T1842" style:family="text">
      <style:text-properties officeooo:rsid="007b57a9"/>
    </style:style>
    <style:style style:name="T1843" style:family="text">
      <style:text-properties officeooo:rsid="0092386e"/>
    </style:style>
    <style:style style:name="T1844" style:family="text">
      <style:text-properties officeooo:rsid="03c39202"/>
    </style:style>
    <style:style style:name="T1845" style:family="text">
      <style:text-properties officeooo:rsid="03c3fc64"/>
    </style:style>
    <style:style style:name="T1846" style:family="text">
      <style:text-properties style:text-position="super 58%" style:text-underline-style="none" officeooo:rsid="03c3fc64"/>
    </style:style>
    <style:style style:name="T1847" style:family="text">
      <style:text-properties style:text-position="super 58%" style:text-underline-style="none" fo:font-weight="bold" officeooo:rsid="03ff8607" style:font-weight-asian="bold" style:font-weight-complex="bold"/>
    </style:style>
    <style:style style:name="T1848" style:family="text">
      <style:text-properties style:text-position="super 58%" fo:font-style="normal" style:text-underline-style="solid" style:text-underline-width="auto" style:text-underline-color="font-color" officeooo:rsid="00480213" style:font-style-asian="normal" style:font-style-complex="normal"/>
    </style:style>
    <style:style style:name="T1849" style:family="text">
      <style:text-properties officeooo:rsid="03ca793c"/>
    </style:style>
    <style:style style:name="T1850" style:family="text">
      <style:text-properties officeooo:rsid="03ccb450"/>
    </style:style>
    <style:style style:name="T1851" style:family="text">
      <style:text-properties officeooo:rsid="03cf7b83"/>
    </style:style>
    <style:style style:name="T1852" style:family="text">
      <style:text-properties officeooo:rsid="03d18cd0"/>
    </style:style>
    <style:style style:name="T1853" style:family="text">
      <style:text-properties officeooo:rsid="03d27d1c"/>
    </style:style>
    <style:style style:name="T1854" style:family="text">
      <style:text-properties officeooo:rsid="03d64a29"/>
    </style:style>
    <style:style style:name="T1855" style:family="text">
      <style:text-properties officeooo:rsid="00646766"/>
    </style:style>
    <style:style style:name="T1856" style:family="text">
      <style:text-properties fo:font-variant="normal" fo:text-transform="none" fo:color="#000000" style:font-name="Arial" fo:font-size="12pt" fo:letter-spacing="normal" fo:font-style="normal" officeooo:rsid="0025d529" style:font-size-asian="12pt" style:font-style-asian="normal" style:font-size-complex="12pt" style:font-style-complex="normal"/>
    </style:style>
    <style:style style:name="T1857" style:family="text">
      <style:text-properties officeooo:rsid="03da3562"/>
    </style:style>
    <style:style style:name="T1858" style:family="text">
      <style:text-properties officeooo:rsid="03dd82e8"/>
    </style:style>
    <style:style style:name="T1859" style:family="text">
      <style:text-properties officeooo:rsid="03df8742"/>
    </style:style>
    <style:style style:name="T1860" style:family="text">
      <style:text-properties officeooo:rsid="03e04e33"/>
    </style:style>
    <style:style style:name="T1861" style:family="text">
      <style:text-properties officeooo:rsid="03e1ed86"/>
    </style:style>
    <style:style style:name="T1862" style:family="text">
      <style:text-properties officeooo:rsid="03e3f7c5"/>
    </style:style>
    <style:style style:name="T1863" style:family="text">
      <style:text-properties style:text-position="0% 100%"/>
    </style:style>
    <style:style style:name="T1864" style:family="text">
      <style:text-properties officeooo:rsid="040173fd"/>
    </style:style>
    <style:style style:name="T1865" style:family="text">
      <style:text-properties officeooo:rsid="0402fab7"/>
    </style:style>
    <style:style style:name="T1866" style:family="text">
      <style:text-properties officeooo:rsid="0069c20e"/>
    </style:style>
    <style:style style:name="T1867" style:family="text">
      <style:text-properties officeooo:rsid="004475a3"/>
    </style:style>
    <style:style style:name="T1868" style:family="text">
      <style:text-properties officeooo:rsid="005341de"/>
    </style:style>
    <style:style style:name="T1869" style:family="text">
      <style:text-properties officeooo:rsid="0054f8ca"/>
    </style:style>
    <style:style style:name="T1870" style:family="text">
      <style:text-properties officeooo:rsid="0055f0f6"/>
    </style:style>
    <style:style style:name="T1871" style:family="text">
      <style:text-properties officeooo:rsid="00565d6c"/>
    </style:style>
    <style:style style:name="T1872" style:family="text">
      <style:text-properties officeooo:rsid="009e13cd"/>
    </style:style>
    <style:style style:name="T1873" style:family="text">
      <style:text-properties officeooo:rsid="005cd974"/>
    </style:style>
    <style:style style:name="T1874" style:family="text">
      <style:text-properties officeooo:rsid="04046231"/>
    </style:style>
    <style:style style:name="T1875" style:family="text">
      <style:text-properties officeooo:rsid="00452017"/>
    </style:style>
    <style:style style:name="T1876" style:family="text">
      <style:text-properties officeooo:rsid="002e9242"/>
    </style:style>
    <style:style style:name="T1877" style:family="text">
      <style:text-properties officeooo:rsid="04073a9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4.5in" fo:text-indent="-0.25in" fo:margin-left="4.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4.75in" fo:text-indent="-0.25in" fo:margin-left="4.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5in" fo:text-indent="-0.25in" fo:margin-left="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5.25in" fo:text-indent="-0.25in" fo:margin-left="5.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5.5in" fo:text-indent="-0.25in" fo:margin-left="5.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5.75in" fo:text-indent="-0.25in" fo:margin-left="5.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6in" fo:text-indent="-0.25in" fo:margin-left="6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6.25in" fo:text-indent="-0.25in" fo:margin-left="6.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5in" fo:text-indent="-0.25in" fo:margin-left="6.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75in" fo:text-indent="-0.25in" fo:margin-left="6.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3">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8">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9">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0">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1">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2">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3">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4">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5">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6">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7">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8">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9">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0">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1">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2">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3">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4">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5">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6">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7">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8">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79">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0">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1">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2">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3">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4">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5">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8">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2">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8" text:outline-level="1"/>
      <text:h text:style-name="P1459" text:outline-level="1"/>
      <text:h text:style-name="P1460" text:outline-level="1"><text:bookmark-start text:name="__RefHeading___Toc9712_1006308188"/><text:s/><text:bookmark-end text:name="__RefHeading___Toc9712_1006308188"/></text:h>
      <text:h text:style-name="P1459" text:outline-level="1"/>
      <text:h text:style-name="P1459" text:outline-level="1"/>
      <text:h text:style-name="P1459" text:outline-level="1"/>
      <text:p text:style-name="P164"><text:bookmark-start text:name="__RefHeading__2172_1872586433"/>Rolan's<text:span text:style-name="T1478"> Quest</text:span><text:bookmark-end text:name="__RefHeading__2172_1872586433"/></text:p>
      <text:p text:style-name="P89"/>
      <text:p text:style-name="P89"/>
      <text:p text:style-name="P91">Part. Chapter. Scene</text:p>
      <text:p text:style-name="P27">E<text:span text:style-name="T1404">xample:</text:span></text:p>
      <text:p text:style-name="P27">“1.1.13”</text:p>
      <text:p text:style-name="P32">Chapter.Scene</text:p>
      <text:p text:style-name="P27">1 (pre-betrayal). 1 (<text:span text:style-name="T1491">Let's </text:span>Rescue Roger<text:span text:style-name="T1404">).</text:span> 13 (Molegre Tea Party)</text:p>
      <text:p text:style-name="P27"/>
      <text:p text:style-name="P739">Scenes, <text:span text:style-name="T1420">items, etc. </text:span>marked with <text:span text:style-name="T3">(O) </text:span>are not required to continue the main story </text:p>
      <text:p text:style-name="P740"/>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P1494">Table of Contents</text:p>
          </text:index-title>
          <text:p text:style-name="P1495"><text:a xlink:type="simple" xlink:href="#__RefHeading___Toc9712_1006308188" text:style-name="Index_20_Link" text:visited-style-name="Index_20_Link"><text:tab/>1</text:a></text:p>
          <text:p text:style-name="P1495"><text:a xlink:type="simple" xlink:href="#__RefHeading___Toc9639_1304611282" text:style-name="Index_20_Link" text:visited-style-name="Index_20_Link">Notes:<text:tab/>3</text:a></text:p>
          <text:p text:style-name="P1495"><text:a xlink:type="simple" xlink:href="#__RefHeading__2174_1872586433" text:style-name="Index_20_Link" text:visited-style-name="Index_20_Link">Prologue: The Monolith<text:tab/>4</text:a></text:p>
          <text:p text:style-name="P1495"><text:a xlink:type="simple" xlink:href="#__RefHeading__9132_1538258975" text:style-name="Index_20_Link" text:visited-style-name="Index_20_Link">1.1 “Good Morning, Forest Town. Let's Rescue Roger”<text:tab/>5</text:a></text:p>
          <text:p text:style-name="P1495"><text:a xlink:type="simple" xlink:href="#__RefHeading__2180_1872586433" text:style-name="Index_20_Link" text:visited-style-name="Index_20_Link">1.2 “Hometown Under Siege”<text:tab/>10</text:a></text:p>
          <text:p text:style-name="P1495"><text:a xlink:type="simple" xlink:href="#__RefHeading__2182_1872586433" text:style-name="Index_20_Link" text:visited-style-name="Index_20_Link"><text:span text:style-name="T925">1</text:span></text:a><text:a xlink:type="simple" xlink:href="#__RefHeading__2182_1872586433" text:style-name="Index_20_Link" text:visited-style-name="Index_20_Link"><text:span text:style-name="T925">.</text:span></text:a><text:a xlink:type="simple" xlink:href="#__RefHeading__2182_1872586433" text:style-name="Index_20_Link" text:visited-style-name="Index_20_Link"><text:span text:style-name="T925">3 “Hi, I'm Lulu.”</text:span></text:a><text:a xlink:type="simple" xlink:href="#__RefHeading__2182_1872586433" text:style-name="Index_20_Link" text:visited-style-name="Index_20_Link"><text:tab/>13</text:a></text:p>
          <text:p text:style-name="P1495"><text:a xlink:type="simple" xlink:href="#__RefHeading__2184_1872586433" text:style-name="Index_20_Link" text:visited-style-name="Index_20_Link">1.4 “Making it to Bredon [via Caravan]”<text:tab/>16</text:a></text:p>
          <text:p text:style-name="P1495"><text:a xlink:type="simple" xlink:href="#__RefHeading__9134_1538258975" text:style-name="Index_20_Link" text:visited-style-name="Index_20_Link">1.5 “The Quest Begins in Bredon”<text:tab/>24</text:a></text:p>
          <text:p text:style-name="P1495"><text:a xlink:type="simple" xlink:href="#__RefHeading___Toc9714_1006308188" text:style-name="Index_20_Link" text:visited-style-name="Index_20_Link">1.6 “Manley's Many Requests”<text:tab/>33</text:a></text:p>
          <text:p text:style-name="P1495"><text:a xlink:type="simple" xlink:href="#__RefHeading___Toc9716_1006308188" text:style-name="Index_20_Link" text:visited-style-name="Index_20_Link">1.7 “Glenhurst: The Harvest Lord Secrets”<text:tab/>44</text:a></text:p>
          <text:p text:style-name="P1495"><text:a xlink:type="simple" xlink:href="#__RefHeading___Toc7940_375933251" text:style-name="Index_20_Link" text:visited-style-name="Index_20_Link">1.8 “Business Trip to Cenive”<text:tab/>49</text:a></text:p>
          <text:p text:style-name="P1495"><text:a xlink:type="simple" xlink:href="#__RefHeading___Toc12946_839427543" text:style-name="Index_20_Link" text:visited-style-name="Index_20_Link">1.9 “Negotiations”<text:tab/>60</text:a></text:p>
          <text:p text:style-name="P1495"><text:a xlink:type="simple" xlink:href="#__RefHeading___Toc12948_839427543" text:style-name="Index_20_Link" text:visited-style-name="Index_20_Link">1.10 “The Defining Quest”<text:tab/>62</text:a></text:p>
          <text:p text:style-name="P1495"><text:a xlink:type="simple" xlink:href="#__RefHeading___Toc11331_2134810913" text:style-name="Index_20_Link" text:visited-style-name="Index_20_Link">1.11 “Libraries, Historians and a Detour”<text:tab/>67</text:a></text:p>
          <text:p text:style-name="P1495"><text:a xlink:type="simple" xlink:href="#__RefHeading___Toc11333_2134810913" text:style-name="Index_20_Link" text:visited-style-name="Index_20_Link">1.12 “Cult Woes”<text:tab/>72</text:a></text:p>
          <text:p text:style-name="P1495"><text:a xlink:type="simple" xlink:href="#__RefHeading___Toc19705_74526742" text:style-name="Index_20_Link" text:visited-style-name="Index_20_Link">1.13 “</text:a><text:a xlink:type="simple" xlink:href="#__RefHeading___Toc19705_74526742" text:style-name="Index_20_Link" text:visited-style-name="Index_20_Link"><text:span text:style-name="T925">Welcome to t</text:span></text:a><text:a xlink:type="simple" xlink:href="#__RefHeading___Toc19705_74526742" text:style-name="Index_20_Link" text:visited-style-name="Index_20_Link"><text:span text:style-name="T925">he </text:span></text:a><text:a xlink:type="simple" xlink:href="#__RefHeading___Toc19705_74526742" text:style-name="Index_20_Link" text:visited-style-name="Index_20_Link"><text:span text:style-name="T925">g</text:span></text:a><text:a xlink:type="simple" xlink:href="#__RefHeading___Toc19705_74526742" text:style-name="Index_20_Link" text:visited-style-name="Index_20_Link"><text:span text:style-name="T925">reat North (AKA, Hello, Aksel, you are an asshole.</text:span></text:a><text:a xlink:type="simple" xlink:href="#__RefHeading___Toc19705_74526742" text:style-name="Index_20_Link" text:visited-style-name="Index_20_Link"><text:span text:style-name="T925">)</text:span></text:a><text:a xlink:type="simple" xlink:href="#__RefHeading___Toc19705_74526742" text:style-name="Index_20_Link" text:visited-style-name="Index_20_Link">”<text:tab/>77</text:a></text:p>
          <text:p text:style-name="P1495"><text:a xlink:type="simple" xlink:href="#__RefHeading___Toc14836_1342120393" text:style-name="Index_20_Link" text:visited-style-name="Index_20_Link">1.14 “Befriending Eldvard”<text:tab/>84</text:a></text:p>
          <text:p text:style-name="P1495"><text:a xlink:type="simple" xlink:href="#__RefHeading___Toc14838_1342120393" text:style-name="Index_20_Link" text:visited-style-name="Index_20_Link">1.15 “The Culling of the North”<text:tab/>87</text:a></text:p>
          <text:p text:style-name="P1495"><text:a xlink:type="simple" xlink:href="#__RefHeading___Toc15827_1968331577" text:style-name="Index_20_Link" text:visited-style-name="Index_20_Link">1.16 “Amnesiac Smith”<text:tab/>90</text:a></text:p>
          <text:p text:style-name="P1495"><text:a xlink:type="simple" xlink:href="#__RefHeading___Toc15972_2142486865" text:style-name="Index_20_Link" text:visited-style-name="Index_20_Link">1.17 “Air Temple Alliance”<text:tab/>95</text:a></text:p>
          <text:p text:style-name="P1495"><text:a xlink:type="simple" xlink:href="#__RefHeading___Toc23432_699253387" text:style-name="Index_20_Link" text:visited-style-name="Index_20_Link">1.18 “First Trip to The Spire”<text:tab/>99</text:a></text:p>
          <text:p text:style-name="P1495"><text:a xlink:type="simple" xlink:href="#__RefHeading___Toc23434_699253387" text:style-name="Index_20_Link" text:visited-style-name="Index_20_Link">&lt;1.19 “The Demons of Eth Sin”&gt;<text:tab/>102</text:a></text:p>
          <text:p text:style-name="P1495"><text:a xlink:type="simple" xlink:href="#__RefHeading___Toc20250_1456185818" text:style-name="Index_20_Link" text:visited-style-name="Index_20_Link">1.19 “The Hidden King”<text:tab/>103</text:a></text:p>
          <text:p text:style-name="P1495"><text:a xlink:type="simple" xlink:href="#__RefHeading___Toc21974_1835656833" text:style-name="Index_20_Link" text:visited-style-name="Index_20_Link">1.20 “The Block, City of Possession”<text:tab/>106</text:a></text:p>
          <text:p text:style-name="P1495"><text:a xlink:type="simple" xlink:href="#__RefHeading___Toc32563_1121556530" text:style-name="Index_20_Link" text:visited-style-name="Index_20_Link">1.21 “The Block, City of Possession”<text:tab/>108</text:a></text:p>
          <text:p text:style-name="P1496"><text:a xlink:type="simple" xlink:href="#__RefHeading___Toc32565_1121556530" text:style-name="Index_20_Link" text:visited-style-name="Index_20_Link">Section 2: </text:a><text:a xlink:type="simple" xlink:href="#__RefHeading___Toc32565_1121556530" text:style-name="Index_20_Link" text:visited-style-name="Index_20_Link"><text:span text:style-name="T613">Beginning Again</text:span></text:a><text:a xlink:type="simple" xlink:href="#__RefHeading___Toc32565_1121556530" text:style-name="Index_20_Link" text:visited-style-name="Index_20_Link"><text:tab/>109</text:a></text:p>
          <text:p text:style-name="P1495"><text:a xlink:type="simple" xlink:href="#__RefHeading___Toc32567_1121556530" text:style-name="Index_20_Link" text:visited-style-name="Index_20_Link">2.1 “Wandering Rolan (killing time and hating everyone)<text:tab/>110</text:a></text:p>
          <text:p text:style-name="P1495"><text:a xlink:type="simple" xlink:href="#__RefHeading___Toc32575_1121556530" text:style-name="Index_20_Link" text:visited-style-name="Index_20_Link">2.2 “A temporary side-kick”<text:tab/>111</text:a></text:p>
          <text:p text:style-name="P1495"><text:a xlink:type="simple" xlink:href="#__RefHeading___Toc32577_1121556530" text:style-name="Index_20_Link" text:visited-style-name="Index_20_Link">2.3 “Village Under Attack...By Lulu”<text:tab/>112</text:a></text:p>
          <text:p text:style-name="P1495"><text:a xlink:type="simple" xlink:href="#__RefHeading___Toc32579_1121556530" text:style-name="Index_20_Link" text:visited-style-name="Index_20_Link">2.4 “Getting To Spire City”<text:tab/>114</text:a></text:p>
          <text:p text:style-name="P1495"><text:a xlink:type="simple" xlink:href="#__RefHeading___Toc32587_1121556530" text:style-name="Index_20_Link" text:visited-style-name="Index_20_Link">2.5 “Information For The Rebels”<text:tab/>116</text:a></text:p>
          <text:p text:style-name="P1495"><text:a xlink:type="simple" xlink:href="#__RefHeading___Toc32589_1121556530" text:style-name="Index_20_Link" text:visited-style-name="Index_20_Link"><text:span text:style-name="T925">2.</text:span></text:a><text:a xlink:type="simple" xlink:href="#__RefHeading___Toc32589_1121556530" text:style-name="Index_20_Link" text:visited-style-name="Index_20_Link"><text:span text:style-name="T925">6</text:span></text:a><text:a xlink:type="simple" xlink:href="#__RefHeading___Toc32589_1121556530" text:style-name="Index_20_Link" text:visited-style-name="Index_20_Link"><text:span text:style-name="T925"> “</text:span></text:a><text:a xlink:type="simple" xlink:href="#__RefHeading___Toc32589_1121556530" text:style-name="Index_20_Link" text:visited-style-name="Index_20_Link"><text:span text:style-name="T925">The </text:span></text:a><text:a xlink:type="simple" xlink:href="#__RefHeading___Toc32589_1121556530" text:style-name="Index_20_Link" text:visited-style-name="Index_20_Link"><text:span text:style-name="T925">5 Generals </text:span></text:a><text:a xlink:type="simple" xlink:href="#__RefHeading___Toc32589_1121556530" text:style-name="Index_20_Link" text:visited-style-name="Index_20_Link"><text:span text:style-name="T925">of The East</text:span></text:a><text:a xlink:type="simple" xlink:href="#__RefHeading___Toc32589_1121556530" text:style-name="Index_20_Link" text:visited-style-name="Index_20_Link"><text:span text:style-name="T925">”</text:span></text:a><text:a xlink:type="simple" xlink:href="#__RefHeading___Toc32589_1121556530" text:style-name="Index_20_Link" text:visited-style-name="Index_20_Link"><text:tab/>118</text:a></text:p>
          <text:p text:style-name="P1495"><text:a xlink:type="simple" xlink:href="#__RefHeading___Toc12950_839427543" text:style-name="Index_20_Link" text:visited-style-name="Index_20_Link">Hannah's Self-Notes/Tidbits<text:tab/>120</text:a></text:p>
        </text:index-body>
      </text:table-of-content>
      <text:h text:style-name="P1461" text:outline-level="1"/>
      <text:h text:style-name="P1462" text:outline-level="1"><text:bookmark-start text:name="__RefHeading___Toc9639_1304611282"/>Notes:<text:bookmark-end text:name="__RefHeading___Toc9639_1304611282"/></text:h>
      <text:p text:style-name="Text_20_body"/>
      <text:p text:style-name="P184">CONSIDER: Moving the Amnesiac's Forge to Part 2. There is too much wandering in Part 2.</text:p>
      <text:p text:style-name="P184">Beauford may be entirely optional</text:p>
      <text:p text:style-name="P184">The Air Temple may take the place of Vordelgaard in the story</text:p>
      <text:p text:style-name="P1231"/>
      <text:p text:style-name="P26"/>
      <text:p text:style-name="P182"><text:span text:style-name="T53">ZIPPIDY ZIP LINES:</text:span><text:span text:style-name="T38"> </text:span><text:span text:style-name="T450">Each chapter</text:span> will have a “Transit” Description <text:span text:style-name="T1747">option</text:span>. Each one will be the same as the next (much like in Secret of Mana, or Pokemon, it's always the same person there) so I won't go into description for each one. <text:span text:style-name="T1747">However, some of these I placed a “(?)” specifically because it's not obvious whether a zip line is needed or not. We will have to see how much time it takes to go back and forth between towns before deciding, or simply put one in every story-relevant town and city.</text:span>Whether these stations are literally in town, or just outside is up for discussion. Most practical would be that the station is <text:span text:style-name="T613">associated</text:span><text:span text:style-name="T925"> with a town (not just smack in the middle of a forest). </text:span></text:p>
      <text:p text:style-name="P182"><text:span text:style-name="T925"><text:tab/></text:span><text:span text:style-name="T613">How it looks: There is a wooden ladder going up to another screen. There is a wooden panel in the clouds with enough space for Rolan, Lulu, and a Zippidy Zip Lines Zip Master. Zip Masters should have a little memorable vest of some kind, and perhaps a visor (typical company/salesperson clothes). There are lines going off in all directions (preferably to each possible town, or simply just in each direction). Zip Master will simply say:</text:span></text:p>
      <text:p text:style-name="P92"><text:tab/>“Wherever you're going, I'll get you there in a zip!”</text:p>
      <text:p text:style-name="P101">Location<text:span text:style-name="T989">s: </text:span><text:span text:style-name="T1036">1) Bredon, Cenive, The Block, Upper Mash* </text:span><text:span text:style-name="T1129">South/West</text:span></text:p>
      <text:p text:style-name="P102"><text:span text:style-name="T989"><text:tab/>2) Frostfjord, Nurnvard, Air Temple, Vordelgaard* </text:span><text:span text:style-name="T1020">North</text:span></text:p>
      <text:p text:style-name="P102"><text:span text:style-name="T989">*</text:span><text:span text:style-name="T1019">Ziplines cannot cross oceans*</text:span></text:p>
      <text:p text:style-name="P34"/>
      <text:p text:style-name="P39">SERPENT SYSTEM:</text:p>
      <text:p text:style-name="P99"><text:span text:style-name="T38">Locations</text:span><text:span text:style-name="T925">: </text:span><text:span text:style-name="T1224">Upper Mash, Frostfjord, Air Temple, The Block, The Spire, Ramblin' Juju</text:span></text:p>
      <text:p text:style-name="P182"/>
      <text:p text:style-name="P1318"><text:span text:style-name="T922">ON ENVIRONMENTAL AND BUILDING DETAILS LISTED IN THIS STORYBOARD</text:span><text:span text:style-name="T613">: </text:span><text:span text:style-name="T925">There are a lot of details for houses, areas and sometimes characters. Most of these aren't necessary. They're just there for you guys to see what I see, and have some ideas to play with. If you don't want to make all 8 specific non-story-relavant areas in a building, you don't have to.</text:span></text:p>
      <text:p text:style-name="P582"/>
      <text:h text:style-name="P1463" text:outline-level="1"><text:bookmark-start text:name="__RefHeading__2174_1872586433"/>Prologue: The Monolith<text:bookmark-end text:name="__RefHeading__2174_1872586433"/></text:h>
      <text:p text:style-name="Text_20_body"/>
      <text:p text:style-name="Text_20_body"><text:span text:style-name="T53">Characters</text:span><text:span text:style-name="T6">: </text:span><text:span text:style-name="T7">Malekev</text:span></text:p>
      <text:p text:style-name="P68"><text:tab/>Workers, 2 assistants</text:p>
      <text:p text:style-name="P45"><text:span text:style-name="T38">Areas</text:span>: <text:span text:style-name="T1477">Monolith, forest (south)</text:span></text:p>
      <text:p text:style-name="P106">Music:<text:span text:style-name="T71"> </text:span><text:span text:style-name="T351">Rolan's Theme </text:span></text:p>
      <text:p text:style-name="P163"><text:span text:style-name="T54">Structures:</text:span><text:span text:style-name="T336"> White tent, </text:span><text:span text:style-name="T338">Monolith</text:span></text:p>
      <text:p text:style-name="P163"/>
      <text:p text:style-name="P163"><text:tab/><text:span text:style-name="T613">In the middle of a forested area is the monolith: a massive, obsidian black structure that reaches into the sky. The trees around it have all been destroyed, either by nature or men. It is a mixture of dirt and grass. The area is flooded with workers, hammering away at the Monolith. </text:span></text:p>
      <text:p text:style-name="P88"><text:tab/>There is a small white tent set up that stands behind Malekev, a man in a long blazer-style jacket and pants tucked into big boots enters the scene. His hat is tilted down, largely concealing his face. It's a real Indiana Jones-look. The workers look ragged. Only Malekev and a couple others near him are well-dressed. The rest have bandannas and cheap clothes that don't protect them from the sun. Workers' skin may even be a little red, from all the heat.</text:p>
      <text:p text:style-name="P141"/>
      <text:h text:style-name="P1464" text:outline-level="1"><text:bookmark-start text:name="__RefHeading__9132_1538258975"/>1.1 “Good Morning, Forest Town. Let's Rescue Roger”<text:bookmark-end text:name="__RefHeading__9132_1538258975"/></text:h>
      <text:p text:style-name="P3"/>
      <text:p text:style-name="P166">CHAPTER OVERVIEW</text:p>
      <text:list xml:id="list7336121257533333342" text:style-name="L1">
        <text:list-item>
          <text:p text:style-name="P1686"><text:span text:style-name="T1411"><text:tab/>Rolan wakes up. Roger is missing, as is Rolan's hammer. Rolan investigates by talking to the townspeople and decides to go help find Roger. He finds the town captive, and rescues them</text:span><text:span text:style-name="T614">.</text:span><text:span text:style-name="T930"> </text:span></text:p>
        </text:list-item>
        <text:list-item>
          <text:p text:style-name="P1689">[chapter length – mid]</text:p>
        </text:list-item>
      </text:list>
      <text:p text:style-name="P40"><text:span text:style-name="T38">Characters</text:span>: Rolan</text:p>
      <text:p text:style-name="P737"><text:span text:style-name="T1397">NPCs: Grandpa, Sarah, Roger, </text:span>Roger's Mother, Regina (<text:span text:style-name="T612">girl</text:span>), Sarah's Dad, Sarah's 4 younger sisters, <text:span text:style-name="T609">3 </text:span>Townspeople <text:span text:style-name="T1401">(captives of Maim)</text:span></text:p>
      <text:p text:style-name="P40"><text:span text:style-name="T38">Areas</text:span>: Forest Town, Sunshine Wood, <text:span text:style-name="T1397">Maim's Tea Party</text:span></text:p>
      <text:p text:style-name="P103">Music:<text:span text:style-name="T71"> Forest Town theme, Woodland theme (enemy inhabited area), Boss Theme, Sarah's Theme/Memory Theme.</text:span></text:p>
      <text:p text:style-name="P41"><text:span text:style-name="T38">Buildings</text:span>: Rolan's House, Sarah's House, Roger's House</text:p>
      <text:p text:style-name="P67"><text:tab/>Also in Forest Town: the Meechum's House, Lamm's House (chieftain), Supply Store</text:p>
      <text:p text:style-name="P120">Player Goals:<text:span text:style-name="T71"> </text:span></text:p>
      <text:p text:style-name="P725"><text:span text:style-name="T72">1. </text:span><text:span text:style-name="T71">Get Stinky Cheese and Sword</text:span></text:p>
      <text:p text:style-name="P707"><text:span text:style-name="T72">2. </text:span><text:span text:style-name="T76">Find</text:span><text:span text:style-name="T71"> Sarah's dad</text:span></text:p>
      <text:p text:style-name="P708"><text:span text:style-name="T72">3. </text:span><text:span text:style-name="T74">Talk to Sarah</text:span></text:p>
      <text:p text:style-name="P709"><text:span text:style-name="T74">4. </text:span><text:span text:style-name="T78">Go to Lake </text:span><text:span text:style-name="T331">[</text:span><text:span text:style-name="T320">Pick up Big Stick</text:span><text:span text:style-name="T331">]</text:span></text:p>
      <text:p text:style-name="P711">5. <text:span text:style-name="T1427">Receive Quest from Roger's Mom</text:span></text:p>
      <text:p text:style-name="P710"><text:span text:style-name="T78">6. </text:span><text:span text:style-name="T71">Retrieve sword</text:span></text:p>
      <text:p text:style-name="P707"><text:span text:style-name="T78">7</text:span><text:span text:style-name="T72">.</text:span><text:span text:style-name="T71"> </text:span><text:span text:style-name="T73">F</text:span><text:span text:style-name="T71">ind Maim the Molegre</text:span></text:p>
      <text:p text:style-name="P707"><text:span text:style-name="T78">8</text:span><text:span text:style-name="T72">.</text:span><text:span text:style-name="T71"> </text:span><text:span text:style-name="T73">D</text:span><text:span text:style-name="T71">efeat Maim the Molegre</text:span></text:p>
      <text:p text:style-name="P712">9. Receive Hammer</text:p>
      <text:p text:style-name="P555"><text:span text:style-name="T1397">Key </text:span>Rooms and Items:</text:p>
      <text:p text:style-name="P727">Rolan's Kitchen: Location of Stinky Cheese and Rolan's Sword</text:p>
      <text:p text:style-name="P692">Chest in Rolan's <text:span text:style-name="T1493">Room</text:span>: holds Rolan's sword</text:p>
      <text:p text:style-name="P693">Stinky Cheese: Weapon to defeat Maim the Molegre</text:p>
      <text:p text:style-name="P694">Wind Chimes: <text:span text:style-name="T1406">decoration </text:span>present on most houses, <text:span text:style-name="T1490">can </text:span><text:span text:style-name="T635">ding</text:span></text:p>
      <text:p text:style-name="P695">Big Stick: used in lieu of sword. Found on first screen of Path to Naga Lake</text:p>
      <text:p text:style-name="P197">Bosses:<text:span text:style-name="T71"> Maim the Molegre</text:span></text:p>
      <text:p text:style-name="P291">Transit <text:span text:style-name="T1744">Locations (Optional) </text:span>:<text:span text:style-name="T71"> </text:span><text:span text:style-name="T449">None</text:span></text:p>
      <text:p text:style-name="P229"/>
      <text:p text:style-name="P741"/>
      <text:p text:style-name="P354">SCENES</text:p>
      <text:p text:style-name="P231"><text:span text:style-name="T9">1.</text:span><text:span text:style-name="T4">1.</text:span><text:span text:style-name="T8">1</text:span><text:span text:style-name="T4"> </text:span><text:span text:style-name="T3">ROLAN'S BEDROOM</text:span> </text:p>
      <text:p text:style-name="P263"><text:span text:style-name="T1"><text:tab/></text:span>Rustic, typical boy's room. Books and maps litter the floor by the bed. Wooden chests and an empty metal mug. <text:span text:style-name="T1494">He clearly keeps busy. </text:span>A shelf is covered in books, and camping knickknacks (a pan, <text:span text:style-name="T1495">or </text:span>sleeping bag). A fishing rod leans in the corner next to a rolled-up tent. Multiple <text:span text:style-name="T1494">open and </text:span>sunny windows. Wooden staircase.<text:span text:style-name="T925"> </text:span><text:span text:style-name="T937">There is an UNOPENABLE CHEST in the corner with ROLAN'S SWORD (unlocked in 1.1.10).</text:span></text:p>
      <text:p text:style-name="P301"><text:s/></text:p>
      <text:p text:style-name="P231"><text:span text:style-name="T38">Music</text:span>: <text:span text:style-name="T1427">Forest Theme</text:span>. <text:span text:style-name="T611">Very subtle bird chirping at the top of the scene, slowly disappears. Sound of curtain opening [in scene].</text:span></text:p>
      <text:p text:style-name="P231"><text:span text:style-name="T38">Characters</text:span>: Rolan </text:p>
      <text:p text:style-name="P231"><text:span text:style-name="T38">Player Goal</text:span>: Explore and go downstairs.</text:p>
      <text:p text:style-name="P231"/>
      <text:p text:style-name="P238"><text:span text:style-name="T1492">1.1</text:span>.2 ROLAN'S KITCHEN</text:p>
      <text:p text:style-name="P232"><text:span text:style-name="T607"><text:tab/></text:span><text:bookmark text:name="o9iy3000"/><text:span text:style-name="T613">Wide, open, kitchen. The floor, tables and counters are all a deep red/brown wood like a typical country house; however, the walls are lined with gray, textured stone, and stone </text:span><text:span text:style-name="T627">decoration</text:span><text:span text:style-name="T613">. The stark difference between the wood and metal create a cross between a rustic farm town, and a fantasy world</text:span>.</text:p>
      <text:p text:style-name="P232"/>
      <text:p text:style-name="P1"><text:bookmark text:name="ou8m3000"/>On the table is a metal mug and a plate with a piece of STINKY CHEESE. <text:s/>Light streams in through the windows.</text:p>
      <text:p text:style-name="P252"><text:span text:style-name="T39">Characters</text:span>: Rolan, Grandpa </text:p>
      <text:p text:style-name="P252"><text:tab/><text:span text:style-name="T923">Grandpa: older male character that is undoubtedly “woodland folk.” He has rarely left the area. </text:span></text:p>
      <text:p text:style-name="P252"><text:span text:style-name="T39">Player</text:span> <text:span text:style-name="T39">Goal</text:span>: Pick up Stinky Cheese</text:p>
      <text:p text:style-name="P253"><text:span text:style-name="T39">Action</text:span>: Conversation with grandpa is initiated once Rolan enters.</text:p>
      <text:p text:style-name="P253"><text:span text:style-name="T40">Flowchart:</text:span><text:span text:style-name="T75"> Player must talk to grandpa </text:span><text:span text:style-name="T321">and</text:span><text:span text:style-name="T75"> pick up stinky cheese.</text:span></text:p>
      <text:p text:style-name="P252"><text:span text:style-name="T39">Notes:</text:span> Player is locked in until he finds the Stinky Cheese.</text:p>
      <text:p text:style-name="P254"/>
      <text:p text:style-name="P252"/>
      <text:p text:style-name="P240"><text:span text:style-name="T1492">1.</text:span>1.3 FOREST TOWN</text:p>
      <text:p text:style-name="P237"><text:span text:style-name="T608"><text:tab/></text:span><text:span text:style-name="T613">The town is lined with sweet forest homes. Quaint, simple and woodsy. </text:span><text:span text:style-name="T626">Some houses have wind chimes out front that can make a chiming sound (including Rolan's...this will be a fun sound to use in the Nightmare Dungeon). Wooden</text:span><text:span text:style-name="T613"> cottage-shapes, earthy brown roo</text:span><text:span text:style-name="T627">fs, family shields, gardens, wells</text:span><text:span text:style-name="T613">. The ground is vibrant, sprawling green grass. There are 5 residential houses (Rolan; Roger; Sarah; The Meechums; Mr. Lamm), </text:span><text:span text:style-name="T628">and at least one supply store. The store owner is out.</text:span><text:span text:style-name="T613"><text:line-break/></text:span></text:p>
      <text:p text:style-name="P237"><text:span text:style-name="T613"><text:tab/></text:span><text:span text:style-name="T629">The town is full of plant-life and flowers. </text:span><text:span text:style-name="T613">Mr. Lamm is the town leader, and his house is marked by a row of large, bushy oak trees and a huge set of antlers over his front door. A small stream winds in from the forest and ends in the middle of town. </text:span><text:span text:style-name="T630">This leads to Naga Lake (referred to only as The Lake, in conversation)</text:span><text:line-break/><text:line-break/><text:span text:style-name="T613">At the exits of the town are road signs. They are rustic and worn. Dark brown wood with green from age. It reads, and is marked with the appropriate arrows: FOREST TOWN. SUNSHINE WOOD. BREDON. </text:span><text:span text:style-name="T628">NAGA LAKE.</text:span></text:p>
      <text:p text:style-name="P257"/>
      <text:p text:style-name="P255"><text:span text:style-name="T39">Characters</text:span>: Rolan </text:p>
      <text:p text:style-name="P256"><text:span text:style-name="T39">Player</text:span> <text:span text:style-name="T39">Goal</text:span>: <text:span text:style-name="T924">Find Sarah's house</text:span></text:p>
      <text:p text:style-name="P221">Flowchart:<text:span text:style-name="T71"> Player can explore area </text:span><text:span text:style-name="T77">freely</text:span><text:span text:style-name="T71">, and speak with NPC's, until finding Sarah's house.</text:span></text:p>
      <text:p text:style-name="P255"><text:soft-page-break/><text:span text:style-name="T39">Notes</text:span>: Player is locked into Forest Town and cannot exit city. <text:span text:style-name="T1400">Rolan will say “I have to find Sarah!”</text:span> <text:span text:style-name="T51">Items: </text:span><text:span text:style-name="T1427">Wind Chimes on Rolan's house that make a chiming sound</text:span></text:p>
      <text:p text:style-name="P255"/>
      <text:p text:style-name="P251">NPC Dialogues</text:p>
      <text:p text:style-name="P251">NPC House 1</text:p>
      <text:p text:style-name="P255"/>
      <text:p text:style-name="P266"><text:span text:style-name="T1492">1.</text:span>1.4 MEECHUM HOUSE <text:span text:style-name="T606">(O)</text:span></text:p>
      <text:p text:style-name="P233"><text:span text:style-name="T608"><text:tab/></text:span><text:span text:style-name="T613">Entering through the front door, Rolan finds a small hallway and a closed door. On the other side is the kitchen. Similar to Rolan's, but with less stone overtones. One wall is large, and opens to a small backyard. It is simple and clearly one with nature.</text:span></text:p>
      <text:p text:style-name="P258"><text:s/></text:p>
      <text:p text:style-name="P255"><text:span text:style-name="T39">Characters</text:span>: Rolan, Mrs. Meechum </text:p>
      <text:p text:style-name="P255"><text:tab/><text:span text:style-name="T923">Mrs. Meechum: a pregnant woman with a certain level of fashion sense.</text:span> </text:p>
      <text:p text:style-name="P255"><text:span text:style-name="T39">Action</text:span>: <text:span text:style-name="T1405">Player can initiate conversation with Mrs. Meechum.</text:span></text:p>
      <text:p text:style-name="P255"/>
      <text:p text:style-name="P266"><text:span text:style-name="T1492">1.</text:span>1.<text:span text:style-name="T606">5</text:span> LAMM'S HOUSE<text:span text:style-name="T606">(O)</text:span></text:p>
      <text:p text:style-name="P262"><text:tab/>Lamm's house is marked by a large set of antlers on his front door, and also in his kitchen. His table is covered in papers, books, a dead turkey. <text:s/><text:span text:style-name="T1523">The downstairs is large and open. A huge kitchen with an island in the middle, a chandelier (the simple, circular iron kind, that have candle holders)</text:span>. <text:span text:style-name="T1523">The living room has a huge circular couch in front of a stone fireplace. There are bookshelves filled with massive books and nicknacks. Notable nicknacks would be small wooden bowls (of potpourri) scattered throughout the house. Everything is a shade of brown, with light green fabrics—a square rug, a table cloth, curtains.</text:span></text:p>
      <text:p text:style-name="P259"/>
      <text:p text:style-name="P270"><text:span text:style-name="T39">Characters</text:span>: Rolan </text:p>
      <text:p text:style-name="P270"><text:span text:style-name="T39">Action</text:span>: After walking into the kitchen, Rolan says aloud that the house is empty.</text:p>
      <text:p text:style-name="P270"/>
      <text:p text:style-name="P268">1.1.6 SUPPLY STORE (O)</text:p>
      <text:p text:style-name="P268"><text:tab/><text:span text:style-name="T102">The Supply Store looks vaguely like a small home depot—huge aisle, concrete floors, check-out by the door. The aisles are filled with indeterminable boxes of various shapes. There is a whole wall of “large blue boxes,” or “small red boxes” </text:span><text:span text:style-name="T79">that look exactly the same.</text:span><text:span text:style-name="T102"> The “check out” is just a long pale counter, with a space to enter and stand behind it. In the front of this counter is a glass display case for “locked” items—for example, the medicine Rolan will later buy. Pretty much any of these “vial/jar” type items are kept here.</text:span><text:span text:style-name="T1049"> </text:span></text:p>
      <text:p text:style-name="P270"/>
      <text:p text:style-name="P268">1.1.7 WAREHOUSE/EQUIPMENT STORE (O)</text:p>
      <text:p text:style-name="P268"><text:tab/><text:span text:style-name="T1270">These look exactly like a Home depot. (See Supply store, but WAY bigger).It is divided into strange sections: Camping items, Bear Traps, Food Preservation. There </text:span><text:span text:style-name="T1286">is one</text:span><text:span text:style-name="T1270"> employee, here, </text:span><text:span text:style-name="T1286">today</text:span><text:span text:style-name="T1270">—</text:span><text:span text:style-name="T1286">the owner's son</text:span><text:span text:style-name="T1270"> (older than Rolan). </text:span><text:span text:style-name="T1286">He tends</text:span><text:span text:style-name="T1270"> to </text:span><text:span text:style-name="T1286">lounge around, not working...taking a nap in the corner, by the camping gear.</text:span></text:p>
      <text:p text:style-name="P267"/>
      <text:p text:style-name="P241"><text:span text:style-name="T1499">1.1.8</text:span> ROGER'S HOUSE <text:span text:style-name="T1402">(O)</text:span></text:p>
      <text:p text:style-name="P260">Roger's house is very sparse. There is a photo of Roger on the counter. <text:s/><text:span text:style-name="T1427">No one is home.</text:span></text:p>
      <text:p text:style-name="P255"/>
      <text:p text:style-name="P240"><text:span text:style-name="T1492">1.</text:span>1.<text:span text:style-name="T1499">9</text:span> SARAH'S HOUSE</text:p>
      <text:p text:style-name="P261">Sarah's house is <text:span text:style-name="T1506">marked by wind chimes out front, and has </text:span>the same set-up as the Meechum house. However, it is marked by a stream of toys scattered across the floor. Dollies, stuffed animals, fake swords, and even food is all over the place.</text:p>
      <text:p text:style-name="P261"/>
      <text:p text:style-name="P271"><text:soft-page-break/><text:span text:style-name="T39">Characters</text:span>: Rolan, Sarah's dad, <text:span text:style-name="T923">Sarah</text:span></text:p>
      <text:p text:style-name="P271"><text:tab/><text:span text:style-name="T923">Sarah's dad: a father that is completely unable to handle his children. He is exhausted and likely <text:tab/><text:tab/>covered in food.</text:span></text:p>
      <text:p text:style-name="P271"><text:tab/><text:span text:style-name="T923">Sarah: an older girl with a sense of adventure. </text:span></text:p>
      <text:p text:style-name="P271"><text:span text:style-name="T39">Player</text:span> <text:span text:style-name="T39">Goal</text:span>: speak with Sarah's dad, <text:span text:style-name="T1408">receive errand to find Sarah at the lake.</text:span></text:p>
      <text:p text:style-name="P271"><text:span text:style-name="T39">Action</text:span>: Conversation is initiated as soon as Rolan enters. <text:span text:style-name="T1414">After receiving Sarah's Dad's </text:span><text:span text:style-name="T615">errand</text:span><text:span text:style-name="T928">, </text:span><text:span text:style-name="T931">the path to Naga Lake is unlocked.</text:span></text:p>
      <text:p text:style-name="P234"/>
      <text:p text:style-name="P276"/>
      <text:p text:style-name="P243"><text:span text:style-name="T1492">1.</text:span>1.<text:span text:style-name="T1499">10</text:span> PATH TO NAGA LAKE</text:p>
      <text:p text:style-name="P93">Sunny wooded area with tall trees, <text:span text:style-name="T1419">flowers,</text:span> and a footpath. <text:span text:style-name="T1427">The ground is grassy with dirt footpaths.</text:span></text:p>
      <text:p text:style-name="P285">Rolan heads off to meet Sarah at the Lake. He will find himself without a sword and use a stick, instead.</text:p>
      <text:p text:style-name="P242"/>
      <text:p text:style-name="P222">Characters:<text:span text:style-name="T704"> </text:span><text:span text:style-name="T989">Rolan</text:span></text:p>
      <text:p text:style-name="P223"><text:span text:style-name="T925">Music:</text:span><text:span text:style-name="T989"> Woodland Music (battle appropriate)</text:span></text:p>
      <text:p text:style-name="P222">Player Goal:<text:span text:style-name="T989"> Reach Naga Lake</text:span></text:p>
      <text:p text:style-name="P235"><text:span text:style-name="T42">Action:</text:span><text:span text:style-name="T80"> Once Rolan enters, he says “</text:span>I forgot my sword! I've got to find something <text:span text:style-name="T1402">to use...” Player finds BIG STICK and continues toward the Lake.</text:span></text:p>
      <text:p text:style-name="P222"/>
      <text:p text:style-name="P279"><text:span text:style-name="T1492">1.</text:span>1.<text:span text:style-name="T1499">11</text:span> NAGA LAKE</text:p>
      <text:p text:style-name="P281"><text:span text:style-name="T629">The lake is rather large and very blue.</text:span><text:span text:style-name="T1409"> </text:span><text:span text:style-name="T629">There is a sandy beach, </text:span><text:span text:style-name="T639">and Sarah lounges on a towel in the sun. </text:span><text:span text:style-name="T641">There are cute ducks napping both in the water and on the shore. They </text:span><text:span text:style-name="T813">quack,</text:span><text:span text:style-name="T641"> when spoken to.</text:span><text:span text:style-name="T639"> </text:span>Rolan and Sarah are interrupted by teary-eyed Roger's Mom. She convinces Rolan to go look for Roger in the Sunshine Wood.</text:p>
      <text:p text:style-name="P281"/>
      <text:p text:style-name="P222">Characters: <text:span text:style-name="T71">Rolan, Sarah, Roger's Mom, Regina</text:span></text:p>
      <text:p text:style-name="P222"><text:span text:style-name="T71"><text:tab/></text:span><text:span text:style-name="T319">Roger's Mom: a rather immature maternal figure who doesn't understand how the world works. </text:span></text:p>
      <text:p text:style-name="P226"><text:span text:style-name="T71"><text:tab/></text:span><text:span text:style-name="T319">Regina: a teenage daughter with an attitude problem.</text:span></text:p>
      <text:p text:style-name="P223">Music:<text:span text:style-name="T71"> quiet, only the sound of very small and subtle waves</text:span></text:p>
      <text:p text:style-name="P223"><text:span text:style-name="T71"><text:tab/></text:span><text:span text:style-name="T337">quacking</text:span><text:span text:style-name="T354"> ducks</text:span></text:p>
      <text:p text:style-name="P222">Player Goal:<text:span text:style-name="T71"> Find Sarah. Receive Quest for Roger.</text:span></text:p>
      <text:p text:style-name="P222">Action:<text:span text:style-name="T71"> Player must approach Sarah and initiate conversation. Roger's mother enters automatically (see scene </text:span><text:span text:style-name="T332">in screenplay document</text:span><text:span text:style-name="T71">). Rolan exits to return home.</text:span></text:p>
      <text:p text:style-name="P222"/>
      <text:p text:style-name="P279"><text:span text:style-name="T1492">1.</text:span>1.1<text:span text:style-name="T1499">2</text:span> R<text:span text:style-name="T1417">OLAN'S ROOM</text:span></text:p>
      <text:p text:style-name="P283"><text:span text:style-name="T51">Item: </text:span>The CHEST is now unlocked and Rolan must retrieve his sword. </text:p>
      <text:p text:style-name="P283"><text:span text:style-name="T51">Note</text:span><text:span text:style-name="T1429">: </text:span>Once the sword is <text:span text:style-name="T1429">retrieved</text:span>, SUNSHINE WOOD is unlocked.</text:p>
      <text:p text:style-name="P282"/>
      <text:p text:style-name="P239"/>
      <text:p text:style-name="P240"><text:span text:style-name="T1492">1.</text:span>1.<text:span text:style-name="T1403">13</text:span> SUNSHINE WOOD</text:p>
      <text:p text:style-name="P234"><text:span text:style-name="T610"><text:tab/></text:span><text:span text:style-name="T613">Happy, sunny, well-maintained forest. The grass is a </text:span><text:span text:style-name="T631">bright</text:span><text:span text:style-name="T613"> green, with short, quaint wooden fences guiding you in the general direction. On the other side of the fence is a stream that eventually leads to the lake. There are occasional stone walls near the entrance of the forest, indicating that this is a regularly used path. They are rather short and not proper barriers. There is also the occasional wooden bench, with a book or snack left behind.</text:span></text:p>
      <text:p text:style-name="P271"/>
      <text:p text:style-name="P271"><text:span text:style-name="T39">Characters</text:span>: Rolan </text:p>
      <text:p text:style-name="P223"><text:soft-page-break/><text:span text:style-name="T925">Music:</text:span><text:span text:style-name="T989"> Woodland Music (battle appropriate)</text:span></text:p>
      <text:p text:style-name="P227">Player Goal:<text:span text:style-name="T71"> Find the townspeople.</text:span></text:p>
      <text:p text:style-name="P271"><text:span text:style-name="T39">Action</text:span>: On<text:span text:style-name="T1399">c</text:span>e Rolan steps into the Maim <text:span text:style-name="T1407">area</text:span>, the scene is initiated.</text:p>
      <text:p text:style-name="P271"/>
      <text:p text:style-name="P240"><text:span text:style-name="T1492">1.</text:span>1.<text:span text:style-name="T1403">14</text:span> MOLEGRE TEA PARTY</text:p>
      <text:p text:style-name="P236"><text:span text:style-name="T610"><text:tab/></text:span><text:span text:style-name="T613">The area is mostly flat and green. In the middle are the townspeople, sitting in fancy white chairs around a long white table. </text:span><text:span text:style-name="T632">Flowers, </text:span><text:span text:style-name="T613">Tea pots and </text:span><text:span text:style-name="T633">cakes</text:span><text:span text:style-name="T613"> litter the table. </text:span><text:span text:style-name="T632">Over head, party banners hang on wooden poles and trees, adding pastel colors. </text:span><text:span text:style-name="T613">At the head </text:span><text:span text:style-name="T632">of the table </text:span><text:span text:style-name="T613">is a Molegre in a strange hat. The townspeople are uneasy and quiet.</text:span><text:span text:style-name="T634"> </text:span><text:span text:style-name="T610"><text:s text:c="2"/></text:span></text:p>
      <text:p text:style-name="P271"/>
      <text:p text:style-name="P271"><text:span text:style-name="T39">Characters</text:span>: Maim, Rolan, Roger, Grandpa, 3 townspeople <text:span text:style-name="T1410">(Mr. Meechum, Sam, Mr. Lamm—chieftain)</text:span></text:p>
      <text:p text:style-name="P271"><text:tab/><text:span text:style-name="T923">Maim: a monster that wants to live above her class and show off. When angered, she may try to <text:tab/><text:tab/>bite off her guests' heads. </text:span></text:p>
      <text:p text:style-name="P223"><text:span text:style-name="T925">Music:</text:span><text:span text:style-name="T989"> Boss Battle (cued in-scene)</text:span></text:p>
      <text:p text:style-name="P271"><text:span text:style-name="T39">Player</text:span> <text:span text:style-name="T39">Goal</text:span>: Defeat Maim and rescue townspeople </text:p>
      <text:p text:style-name="P272"><text:span text:style-name="T39">Action</text:span>: <text:span text:style-name="T1400">Scene is initiated once Rolan comes close</text:span>. </text:p>
      <text:p text:style-name="P272"><text:span text:style-name="T609"><text:tab/>At the end of the dialogue</text:span> Maim will engage Rolan in a <text:span text:style-name="T50">Boss Battle,</text:span><text:span text:style-name="T324"> </text:span><text:span text:style-name="T325">and the people flee off screen</text:span>. </text:p>
      <text:p text:style-name="P272"><text:tab/>When victorious, <text:span text:style-name="T1415">player should exit.</text:span></text:p>
      <text:p text:style-name="P271"><text:span text:style-name="T39">Flowchart</text:span>: If player succeed<text:span text:style-name="T1400">s</text:span>, Maim gives her last words and dies/fades away. When victorious, the player is free to move on and talk to the townspeople.</text:p>
      <text:p text:style-name="P271"/>
      <text:p text:style-name="P245"><text:span text:style-name="T1492">1.</text:span>1.1<text:span text:style-name="T1499">5</text:span> P<text:span text:style-name="T1417">OST-MAIM</text:span></text:p>
      <text:p text:style-name="P244"><text:tab/><text:span text:style-name="T1270">When Rolan exits the Maim screen, he finds the townspeople waiting for him. <text:s/>They speak briefly before exiting.</text:span></text:p>
      <text:p text:style-name="P244"><text:tab/></text:p>
      <text:p text:style-name="P246"/>
      <text:p text:style-name="P248"><text:span text:style-name="T1492">1.</text:span>1.1<text:span text:style-name="T1499">6</text:span> FOREST TOWN, RETURNING SAFE</text:p>
      <text:p text:style-name="P247"><text:span text:style-name="T1271"><text:tab/>Immediately after exiting </text:span><text:span text:style-name="T1275">with the townspeople</text:span><text:span text:style-name="T1271">, the player is transported to </text:span><text:span text:style-name="T1276">Forest Town, where the townspeople disperse. </text:span><text:span text:style-name="T1284">Grandpa goes home after telling Rolan to come home when he is finished. Roger returns the hammer and thanks Rolan before returning to his home. </text:span></text:p>
      <text:p text:style-name="P284"/>
      <text:p text:style-name="P208"><text:span text:style-name="T1270">Characters:</text:span><text:span text:style-name="T79"> Rolan, Grandpa, </text:span><text:span text:style-name="T85">Roger</text:span></text:p>
      <text:p text:style-name="P208"><text:span text:style-name="T1270">Player Goal:</text:span><text:span text:style-name="T79"> </text:span><text:span text:style-name="T85">receive hammer</text:span><text:span text:style-name="T79">, receive direction to go to Lake</text:span></text:p>
      <text:p text:style-name="P228">Action: <text:span text:style-name="T86">Immediately after e</text:span><text:span text:style-name="T79">ntering Forest Town, Roger will speak to Rolan and return the hammer. He then exits. </text:span></text:p>
      <text:p text:style-name="P228"/>
      <text:p text:style-name="P280"><text:span text:style-name="T1492">1.</text:span>1.1<text:span text:style-name="T1499">7</text:span> ROLAN'S KITCHEN WITH GRAMPS </text:p>
      <text:p text:style-name="P211"><text:span text:style-name="T71"><text:tab/></text:span><text:span text:style-name="T99">Rolan and grandpa talk and grandpa indicates that they will eat lunch. Rolan says he has to leave to meet Sarah at the lake and excuses himself.</text:span></text:p>
      <text:p text:style-name="P210"><text:span text:style-name="T1270">Characters:</text:span><text:span text:style-name="T79"> Rolan, Grandpa</text:span></text:p>
      <text:p text:style-name="P210"><text:span text:style-name="T1270">Player Goal:</text:span><text:span text:style-name="T79"> </text:span><text:span text:style-name="T93">final talk with grandpa</text:span></text:p>
      <text:p text:style-name="P213"><text:span text:style-name="T1270">Action</text:span><text:span text:style-name="T79">: </text:span><text:span text:style-name="T93">Player must talk to grandpa. End of conversation, they are directed to the Lake.</text:span></text:p>
      <text:h text:style-name="P1470" text:outline-level="1"><text:bookmark-start text:name="__RefHeading__2180_1872586433"/><text:span text:style-name="T1492">1.2</text:span> “Hometown Under Siege”<text:bookmark-end text:name="__RefHeading__2180_1872586433"/></text:h>
      <text:p text:style-name="P1"/>
      <text:p text:style-name="P167">CHAPTER OVERVIEW</text:p>
      <text:p text:style-name="P319"><text:span text:style-name="T927"><text:tab/>You meet Sarah by the lake and </text:span><text:span text:style-name="T926">fall asleep. Waking up, you find your town under attack. You fight, but are nearly killed. The hammer comes alive to help you </text:span><text:span text:style-name="T932">defeat the enemies</text:span><text:span text:style-name="T926">. You </text:span><text:span text:style-name="T932">speak to Mr. Lamm, who lays outside wheezing. He asks you to look for survivors. You find none, and</text:span><text:span text:style-name="T926"> pass out from </text:span><text:span text:style-name="T933">your</text:span><text:span text:style-name="T926"> wounds. </text:span></text:p>
      <text:p text:style-name="P526"><text:span text:style-name="T926">[</text:span><text:span text:style-name="T925">chapter length: short]</text:span></text:p>
      <text:p text:style-name="P320"/>
      <text:p text:style-name="P121"><text:span text:style-name="T1413">Locations:</text:span><text:span text:style-name="T83"> Naga Lake, <text:s/>Forest Town </text:span><text:span text:style-name="T100">(burned)</text:span></text:p>
      <text:p text:style-name="P136">Characters:<text:span text:style-name="T79"> Rolan</text:span></text:p>
      <text:p text:style-name="P140"><text:tab/><text:tab/>Sarah, Grandpa, Mr. Lamm, Captain Wright, a dozen <text:span text:style-name="T1488">soldiers</text:span> (with lapis and gold colors somewhere on their person), <text:span text:style-name="T1422">Lulu (briefly)</text:span></text:p>
      <text:p text:style-name="P121">Player Goals:<text:span text:style-name="T71"> </text:span></text:p>
      <text:p text:style-name="P726"><text:span text:style-name="T72">1. </text:span><text:span text:style-name="T323">Talk to Sarah</text:span></text:p>
      <text:p text:style-name="P713">2. Return to town</text:p>
      <text:p text:style-name="P713">3. Activate hammer powers</text:p>
      <text:p text:style-name="P713">4. Receive crystal</text:p>
      <text:p text:style-name="P556"><text:span text:style-name="T1397">Key </text:span>Rooms and Items:</text:p>
      <text:p text:style-name="P728">Crystal: received from Mr. Lam<text:span text:style-name="T1428">m</text:span></text:p>
      <text:p text:style-name="P193">Bosses:<text:span text:style-name="T71"> </text:span><text:span text:style-name="T322">[no bosses, only Onslaught of Soldiers]</text:span></text:p>
      <text:p text:style-name="P278"/>
      <text:p text:style-name="P291">Transit <text:span text:style-name="T1744">Locations (Optional) </text:span><text:span text:style-name="T71">: </text:span><text:span text:style-name="T449">None</text:span></text:p>
      <text:p text:style-name="P278"/>
      <text:p text:style-name="P214">Notes:<text:span text:style-name="T71"> After battling the soldiers, Rolan is injured; </text:span><text:span text:style-name="T361">every</text:span><text:span text:style-name="T71"> </text:span><text:span text:style-name="T361">[</text:span><text:span text:style-name="T353">roughly</text:span><text:span text:style-name="T361">]</text:span><text:span text:style-name="T71"> </text:span><text:span text:style-name="T353">15</text:span><text:span text:style-name="T71"> steps, </text:span><text:span text:style-name="T361">his vision</text:span><text:span text:style-name="T353"> goes <text:tab/><text:tab/><text:tab/>blurry</text:span></text:p>
      <text:p text:style-name="P193"/>
      <text:p text:style-name="P277"/>
      <text:p text:style-name="P439"/>
      <text:p text:style-name="P318"/>
      <text:p text:style-name="P356">SCENES</text:p>
      <text:p text:style-name="P322"><text:span text:style-name="T1492">1.</text:span>2.1 N<text:span text:style-name="T1417">AGA LAKE WITH SARAH</text:span></text:p>
      <text:p text:style-name="P323"><text:span text:style-name="T1480"><text:tab/></text:span><text:span text:style-name="T613">Sarah and Rolan lay on the sand on two beach towels, under a large umbrella </text:span><text:span text:style-name="T640">and talk about the town</text:span><text:span text:style-name="T613">. Sarah is wearing sunglasses, relaxing. The sun is bright and reflects off the water. In the sand next to you is your hammer. </text:span><text:span text:style-name="T641">There is no dock, boats, sign of civilization. There are, however, cute ducks taking a nap. It is pure nature. </text:span><text:span text:style-name="T1479">The waves come and go</text:span><text:span text:style-name="T1481">, and Rolan falls asleep. <text:s/></text:span><text:span text:style-name="T315">Player </text:span><text:span text:style-name="T316">wakes up to see smoke coming from Forest Town. </text:span><text:span text:style-name="T317">There is a small haze on screen, as the smoke from town travels.</text:span><text:span text:style-name="T316"> </text:span><text:span text:style-name="T318">The ducks are all gone. </text:span><text:span text:style-name="T316">They must pick up the hammer and</text:span><text:span text:style-name="T315"> return to Forest Town. </text:span><text:span text:style-name="T317">Note, the path back to the town is also mildly hazy.</text:span></text:p>
      <text:p text:style-name="P321"/>
      <text:p text:style-name="P209"><text:span text:style-name="T1270">Characters:</text:span><text:span text:style-name="T79"> Rolan, </text:span><text:span text:style-name="T81">Sarah</text:span></text:p>
      <text:p text:style-name="P212"><text:soft-page-break/><text:span text:style-name="T1270">Music:</text:span><text:span text:style-name="T79"> Same sound of waves as earlier scenes, fades quickly into Sarah's Theme/Memory Theme (if we have one); otherwise, waves continue.</text:span></text:p>
      <text:p text:style-name="P212"><text:span text:style-name="T79"><text:tab/></text:span><text:span text:style-name="T113">Ducks that can </text:span><text:span text:style-name="T361">quack</text:span></text:p>
      <text:p text:style-name="P212"><text:span text:style-name="T79"><text:tab/></text:span><text:span text:style-name="T113">Silence</text:span><text:span text:style-name="T82"> as they fall asleep.</text:span></text:p>
      <text:p text:style-name="P212"><text:span text:style-name="T82"><text:tab/></text:span><text:span text:style-name="T101">Lucius' Theme / Battle theme is cued as Rolan is sleeping, before waking</text:span></text:p>
      <text:p text:style-name="P209"><text:span text:style-name="T1270">Player Goal:</text:span><text:span text:style-name="T79"> </text:span><text:span text:style-name="T82">T</text:span><text:span text:style-name="T81">alk to Sarah; </text:span><text:span text:style-name="T82">exit to save the town.</text:span></text:p>
      <text:p text:style-name="P482"><text:span text:style-name="T1224">Action:</text:span><text:span text:style-name="T1036"> <text:s/></text:span><text:span text:style-name="T1037">Conversation is initiated as soon as Rolan enters. Scene follows until they fall asleep.</text:span></text:p>
      <text:p text:style-name="P483"><text:span text:style-name="T1037"><text:tab/></text:span><text:span text:style-name="T1045">Rolan wakes up to smoke in the distance and a hint of it even on screen</text:span></text:p>
      <text:p text:style-name="P355"><text:tab/>Player must pick up hammer, and exit for Forest Town</text:p>
      <text:p text:style-name="P470"><text:span text:style-name="T1496">N</text:span>otes:<text:span text:style-name="T71"> If player tries to exit the Lake without Rolan's Hammer—Rolan: “I need my hammer!”</text:span></text:p>
      <text:p text:style-name="P482"/>
      <text:p text:style-name="P487"><text:span text:style-name="T996">1.</text:span><text:span text:style-name="T989">2.</text:span><text:span text:style-name="T992">2</text:span><text:span text:style-name="T989"> </text:span><text:span text:style-name="T994">FOREST TOWN UNDER ATTACK</text:span></text:p>
      <text:p text:style-name="P498"><text:span text:style-name="T1198"><text:tab/></text:span><text:span text:style-name="T751">Houses are burned; </text:span><text:span text:style-name="T752">the externals are coated in black (though some color does peek through. It is not 100% black)</text:span><text:span text:style-name="T751">. </text:span><text:span text:style-name="T753">Houses are surrounded by rubble-dirt, burnt wood, blown out glass. </text:span><text:span text:style-name="T752">The sky is hazy (though everything remains visible).</text:span><text:span text:style-name="T751"> Soldiers are mulling about, far down by Mr. Lamm's home. </text:span><text:span text:style-name="T754">They are not able to see Rolan. </text:span><text:span text:style-name="T751">There are guards at the Sunshine Wood entrance that can be engaged or avoided. Bodies lay in the grass (not grandpa or Sarah).</text:span><text:span text:style-name="T1037"> </text:span><text:span text:style-name="T755">Any plant life or flowers are shriveled. </text:span><text:span text:style-name="T1037">As you run past </text:span><text:span text:style-name="T1051">the bridge</text:span><text:span text:style-name="T1037">, grandpa hobbles out toward you. Mr. Lamm (chieftain) is </text:span><text:span text:style-name="T1048">catapulted (not literally...)</text:span><text:span text:style-name="T1044"> out of his home by Captain Wright</text:span><text:span text:style-name="T1037">. </text:span><text:span text:style-name="T1044">He asks why they are under attack, but Wright gives the command to “leave no one alive” and rides off.</text:span><text:span text:style-name="T1037"> Player fails to fight off soldiers. </text:span><text:span text:style-name="T1044">Rolan's h</text:span><text:span text:style-name="T1038">ammer is activated, </text:span><text:span text:style-name="T1046">dispatching the soldiers. </text:span></text:p>
      <text:p text:style-name="P351"/>
      <text:p text:style-name="P273"><text:span text:style-name="T39">Characters</text:span>: <text:span text:style-name="T1412">Rolan, Grandpa, Mr. Lamm, Captain Wright, a dozen guards</text:span></text:p>
      <text:p text:style-name="P273"><text:tab/><text:span text:style-name="T1412">Captain Wright is a large man in military uniform with a horse, dark hair, and sunglasses. He has an unbuttoned/loose, collared navy overcoat and tall black boots (WWII style). On his chest is a badge with the colors gold and lapis</text:span></text:p>
      <text:p text:style-name="P273"><text:tab/><text:span text:style-name="T1412">The soldiers are dressed inconspicuously, although they do show small signs of being from the East: their uniform is lined with a small amount of gold and/or lapis (the colors prominent in Lucius's Castle). They are dressed in the same clothes as the captain, but simpler. Short, collarless jackets and black boots.</text:span></text:p>
      <text:p text:style-name="P273"><text:tab/><text:span text:style-name="T1415">Mr. Lamm is the town chieftain. A very kind and ordinary man, with a brown vest and large glasses.</text:span></text:p>
      <text:p text:style-name="P224"><text:span text:style-name="T925">Music:</text:span><text:span text:style-name="T989"> </text:span><text:span text:style-name="T990">Woodland Theme (battle music) </text:span><text:span text:style-name="T991">until:</text:span></text:p>
      <text:p text:style-name="P225"><text:span text:style-name="T991"><text:tab/></text:span><text:span text:style-name="T990">Rolan's Theme subtly comes in after he shakes himself awake from using his hammer.</text:span></text:p>
      <text:p text:style-name="P273"><text:span text:style-name="T39">Player</text:span> <text:span text:style-name="T39">Goal</text:span>: <text:span text:style-name="T1412">Use hammer</text:span></text:p>
      <text:p text:style-name="P275"><text:span text:style-name="T39">Action</text:span>: <text:span text:style-name="T1412">Player is immediately attacked by two soldiers standing guard.</text:span></text:p>
      <text:p text:style-name="P273"><text:tab/><text:span text:style-name="T1412">Player finds grandpa, watches Lamm scene, and is engaged in battle with the soldiers.</text:span></text:p>
      <text:p text:style-name="P273"><text:tab/><text:span text:style-name="T1489">Soldiers come running out from the houses, and the entrance of the town.</text:span></text:p>
      <text:p text:style-name="P273"><text:tab/><text:span text:style-name="T5">In-game cut-scene</text:span><text:span text:style-name="T1272"> is triggered </text:span><text:span text:style-name="T1282">of</text:span><text:span text:style-name="T1279"> Rolan's hammer activating</text:span></text:p>
      <text:p text:style-name="P286"><text:tab/></text:p>
      <text:p text:style-name="P484"/>
      <text:p text:style-name="P490"><text:span text:style-name="T1492">1.</text:span>2.3 <text:span text:style-name="T1417">FOREST TOWN POST-ATTACK</text:span></text:p>
      <text:p text:style-name="P489"><text:tab/><text:span text:style-name="T1285">Lamm wheezes loudly, hinting that the player should approach him. Grandpa is dead at this point: if the player tries to talk to him, Rolan has a dialogue and checks for a pulse. When the player talks to Lamm, he </text:span><text:span text:style-name="T1277">r</text:span><text:span text:style-name="T1270">equests that you check </text:span><text:span text:style-name="T1278">the town </text:span><text:span text:style-name="T1270">for survivors. Player looks in every house, returns to Lamm. </text:span><text:span text:style-name="T1285">Rolan's vision shakes violently. Rolan</text:span><text:span text:style-name="T1270"> receives the crystal </text:span><text:span text:style-name="T1285">from Lamm, who then dies. Rolan is able to take two steps before his vision blurs. Lulu steps on screen, and Rolan passes out. Lulu runs over to check on him.</text:span></text:p>
      <text:p text:style-name="P492"/>
      <text:p text:style-name="P485"><text:soft-page-break/><text:span text:style-name="T1270">Characters: </text:span><text:span text:style-name="T79">Rolan, Lamm, Lulu</text:span></text:p>
      <text:p text:style-name="P485"><text:span text:style-name="T79"><text:tab/>Lulu is a mysterious and </text:span><text:span text:style-name="T94">also</text:span><text:span text:style-name="T79"> aggressive girl with purple hair. This is </text:span><text:span text:style-name="T84">sometimes a point of interest for people that have just met her.</text:span></text:p>
      <text:p text:style-name="P485"><text:span text:style-name="T1270">Player Goal:</text:span><text:span text:style-name="T79"> Receive crystal</text:span></text:p>
      <text:p text:style-name="P494"><text:span text:style-name="T41">Action: </text:span><text:span text:style-name="T1273">Player must talk to Lamm: receive goal to check every house in town.</text:span></text:p>
      <text:p text:style-name="P494"><text:span text:style-name="T1273"><text:tab/></text:span><text:span text:style-name="T1270">Check for survivors</text:span></text:p>
      <text:p text:style-name="P274"><text:span text:style-name="T1273"><text:tab/></text:span><text:span text:style-name="T1277">Receive</text:span><text:span text:style-name="T1274"> crystal from Lamm</text:span></text:p>
      <text:p text:style-name="P491"><text:tab/>Lulu enters / <text:span text:style-name="T1497">Rolan passes out</text:span></text:p>
      <text:p text:style-name="P488">Notes:<text:span text:style-name="T71"> Player is locked into Forest Town.</text:span></text:p>
      <text:p text:style-name="P492"><text:tab/>When checking for survivors: Rolan enters a house, and immediately comes back out. He shakes his head and says “...” <text:span text:style-name="T1429">[</text:span><text:span text:style-name="T613">You could theoretically have him actually go in every house, but I find it a little off-putting to be like “look at all these massacred people! </text:span><text:span text:style-name="T619">Now go check out the pregnant lady and her unborn child!” </text:span><text:span text:style-name="T620">I can't imagine a way to make that palatable</text:span><text:span text:style-name="T619">]</text:span></text:p>
      <text:p text:style-name="P492"><text:tab/>While walking around, Rolan should <text:span text:style-name="T1418">show </text:span>signs of being injured. Roughly every 15 steps, he pauses and the screen goes blurry. If possible, it could also become more frequent. This gives reason for his passing out at the end of the scene.</text:p>
      <text:p text:style-name="P486"/>
      <text:h text:style-name="P1470" text:outline-level="1"><text:bookmark-start text:name="__RefHeading__2182_1872586433"/><text:span text:style-name="T993">1</text:span><text:span text:style-name="T990">.</text:span><text:span text:style-name="T989">3 “Hi, I'm Lulu.”</text:span><text:bookmark-end text:name="__RefHeading__2182_1872586433"/></text:h>
      <text:p text:style-name="P1"/>
      <text:p text:style-name="P33">CHAPTER OVERVIEW</text:p>
      <text:p text:style-name="P173"><text:span text:style-name="T989"><text:tab/></text:span><text:span text:style-name="T925">Lulu is there as you wake up </text:span><text:span text:style-name="T934">in Lamm's downstairs</text:span><text:span text:style-name="T925">. You are attacked by bandits that Lulu must fight off. You need to get out of the area. </text:span><text:span text:style-name="T939">Lulu takes you to the supply store and steals medicine for Rolan; they argue, but Rolan must eventually take the medicine. </text:span><text:span text:style-name="T925">Together, </text:span><text:span text:style-name="T939">they</text:span><text:span text:style-name="T925"> head out of town. </text:span><text:span text:style-name="T946">They decide to go to Bredon to find out more.</text:span><text:span text:style-name="T925"> </text:span><text:span text:style-name="T935">Rolan returns to pick up the </text:span><text:span text:style-name="T620">Sage Broach.</text:span></text:p>
      <text:p text:style-name="P165"><text:span text:style-name="T620">[</text:span><text:span text:style-name="T925">chapter length: short]</text:span></text:p>
      <text:p text:style-name="P29"/>
      <text:p text:style-name="P42"><text:span text:style-name="T38">Characters</text:span>: Rolan, <text:span text:style-name="T1416">Lulu</text:span></text:p>
      <text:p text:style-name="P738">Bandit 1, 2</text:p>
      <text:p text:style-name="P42"><text:span text:style-name="T38">Areas</text:span>: Forest Town <text:span text:style-name="T1501">(burned)</text:span></text:p>
      <text:p text:style-name="P104">Music:<text:span text:style-name="T71"> </text:span><text:span text:style-name="T326">Forest Town </text:span><text:span text:style-name="T327">theme</text:span><text:span text:style-name="T326">, Lulu's Theme</text:span></text:p>
      <text:p text:style-name="P42"><text:span text:style-name="T38">Buildings</text:span>: <text:span text:style-name="T1398">Lamm's House, Supply Store, Rolan's house </text:span></text:p>
      <text:p text:style-name="P122">Player Goals:<text:span text:style-name="T71"> </text:span></text:p>
      <text:p text:style-name="P730">1. “<text:span text:style-name="T1417">Defeat” bandits with Lulu</text:span></text:p>
      <text:p text:style-name="P714">2. Take medicine</text:p>
      <text:p text:style-name="P716">3. Retrieve <text:span text:style-name="T618">Sage</text:span><text:span text:style-name="T613"> Broach</text:span></text:p>
      <text:p text:style-name="P714"><text:span text:style-name="T1518">4</text:span>. Leave Forest Town</text:p>
      <text:p text:style-name="P557"><text:span text:style-name="T1397">Key </text:span>Rooms and Items:</text:p>
      <text:p text:style-name="P729">Medicine in Supply Store to heal Rolan</text:p>
      <text:p text:style-name="P696"><text:span text:style-name="T618">Sage</text:span><text:span text:style-name="T613"> Broach</text:span>, attached to Rolan's Wind chimes</text:p>
      <text:p text:style-name="P198"><text:span text:style-name="T925">Bosses</text:span><text:span text:style-name="T989">: </text:span><text:span text:style-name="T993">None, only Bandits (2-4)</text:span></text:p>
      <text:p text:style-name="P291">Transit <text:span text:style-name="T1744">Locations (Optional) </text:span><text:span text:style-name="T71">: </text:span><text:span text:style-name="T449">None</text:span></text:p>
      <text:p text:style-name="P215"><text:span text:style-name="T943">N</text:span><text:span text:style-name="T925">otes:</text:span><text:span text:style-name="T989"> locked into forest town (and possibly Naga lake, maybe they want to explore) until player exits with Lulu as per the story cue</text:span></text:p>
      <text:p text:style-name="P137"/>
      <text:p text:style-name="P352"/>
      <text:p text:style-name="P354">SCENES</text:p>
      <text:p text:style-name="P395"><text:span text:style-name="T1492">1.</text:span>3.1 LAMM'S HOUSE WITH LULU</text:p>
      <text:p text:style-name="P501"><text:span text:style-name="T1193"><text:tab/></text:span>Rolan wakes up in Mr. Lamm's downstairs on the couch. <text:span text:style-name="T642">The downstairs interior is very black and charred, but</text:span><text:span text:style-name="T634"> not entirely ruined—presumably because Rolan killed all of the soldiers before they could further set fire to it. </text:span><text:span text:style-name="T671">The chandelier is shattered on the floor, blocking the stairs. The bookcases, etc. are all melty and black.</text:span></text:p>
      <text:p text:style-name="P496"><text:span text:style-name="T1039"><text:tab/></text:span><text:span text:style-name="T1047">Rolan wakes up and tries to stand; Lulu's runs in and tell him to stay put. </text:span><text:span text:style-name="T1039">They introduce </text:span><text:span text:style-name="T1041">themselves</text:span><text:span text:style-name="T1039"> after some arguing, and are attacked by </text:span><text:span text:style-name="T1194">BANDITS</text:span><text:span text:style-name="T1039">. </text:span>Rolan is unable to properly <text:span text:style-name="T1490">fight</text:span>. He can swing his sword, but pauses to pant. The bandits will focus on both Rolan and Lulu. The player <text:soft-page-break/>must try to stay away and not get attacked. <text:span text:style-name="T1518">This, however, is not readily apparent. The player must figure out that the goal actually </text:span><text:span text:style-name="T662">is</text:span><text:span text:style-name="T942"> to do as Lulu says and stay out of the battle.</text:span></text:p>
      <text:p text:style-name="P496"><text:tab/><text:span text:style-name="T1502">Rolan pulls his sword on Lulu, demanding to know what's going on. [I picture him grabbing him and putting his sword to her throat, but that may not look so good visually. Either way, he is very on edge. Pulling his sword shows that he has snapped and is desperate to find answers.]</text:span></text:p>
      <text:p text:style-name="P347"/>
      <text:p text:style-name="P440"><text:span text:style-name="T1270">Characters:</text:span><text:span text:style-name="T79"> Rolan, Lulu, Bandits</text:span></text:p>
      <text:p text:style-name="P346"><text:tab/>2-5 Bandits out to loot the town. <text:span text:style-name="T1518">J</text:span>ust ordinary thieves looking for some gold. <text:span text:style-name="T1498">They have large gray, hooded jackets, hoods up, shadowing their faces; dark-colored hand-wraps.</text:span></text:p>
      <text:p text:style-name="P440"><text:span text:style-name="T1270">Player Goal:</text:span><text:span text:style-name="T79"> Stay away from the bandits until Lulu kills them</text:span></text:p>
      <text:p text:style-name="P440"><text:span text:style-name="T1270">Actions:</text:span><text:span text:style-name="T79"> Player can try to attack the bandits, but will pause and wheeze whenever they swing the sword. It is easier to let Lulu finish them off (which she does rather quickly).</text:span></text:p>
      <text:p text:style-name="P394"/>
      <text:p text:style-name="P395"><text:span text:style-name="T1492">1.</text:span>3.2 FOREST TOWN <text:s/>(FOLLOWING LULU AROUND)</text:p>
      <text:p text:style-name="P497"><text:span text:style-name="T1039"><text:tab/></text:span><text:span text:style-name="T613">The buildings are nearly burned to the ground. </text:span><text:span text:style-name="T662">The general structure still remains standing </text:span><text:span text:style-name="T674">on some</text:span><text:span text:style-name="T662">.</text:span><text:span text:style-name="T613"> Only the Supply store, </text:span><text:span text:style-name="T643">and other buildings far away from the town's entrance,</text:span><text:span text:style-name="T613"> still ha</text:span><text:span text:style-name="T643">ve</text:span><text:span text:style-name="T613"> a roof</text:span><text:span text:style-name="T643">—</text:span><text:span text:style-name="T662">Rolan's house, Meechum House</text:span><text:span text:style-name="T613">. There is no sign of life. </text:span><text:span text:style-name="T642">T</text:span><text:span text:style-name="T643">he smoke has cleared</text:span><text:span text:style-name="T642">.</text:span><text:span text:style-name="T613"> All bodies are cleared away. When Rolan comes outside, he will see Lulu walking in the direction of the Supply store. </text:span></text:p>
      <text:p text:style-name="P348"><text:tab/>Rolan follows Lulu outside. <text:span text:style-name="T1490">She</text:span> calls “hurry up!” when Rolan steps outside. <text:s/>Player should follow <text:span text:style-name="T1430">Lulu</text:span> to the supply store.</text:p>
      <text:p text:style-name="P348"/>
      <text:p text:style-name="P440"><text:span text:style-name="T1270">Characters:</text:span><text:span text:style-name="T79"> Rolan, Lulu</text:span></text:p>
      <text:p text:style-name="P440"><text:span text:style-name="T1270">Player Goal:</text:span><text:span text:style-name="T79"> Follow Lulu into the supply store</text:span></text:p>
      <text:p text:style-name="P440"><text:span text:style-name="T1270">Notes: </text:span><text:span text:style-name="T79">Locked in to Forest Town </text:span></text:p>
      <text:p text:style-name="P394"/>
      <text:p text:style-name="P395"><text:span text:style-name="T1492">1.</text:span>3.3 SUPPLY STORE</text:p>
      <text:p text:style-name="P396"><text:tab/><text:span text:style-name="T846">While the store is very destroyed, and burned, the walls are still partially standing. </text:span><text:span text:style-name="T1270">Lulu </text:span><text:span text:style-name="T1304">rummages around the counter area until she finds some medicine,</text:span><text:span text:style-name="T1286"> </text:span><text:span text:style-name="T1270">and gives </text:span><text:span text:style-name="T1304">it to Rolan</text:span><text:span text:style-name="T1270">. Rolan argues </text:span><text:span text:style-name="T1304">that they are stealing</text:span><text:span text:style-name="T1270">, but eventually takes it and leaves.</text:span></text:p>
      <text:p text:style-name="P440"/>
      <text:p text:style-name="P440"><text:span text:style-name="T1270">Characters: </text:span><text:span text:style-name="T79">Rolan, Lulu</text:span></text:p>
      <text:p text:style-name="P440"><text:span text:style-name="T1270">Player Goal:</text:span><text:span text:style-name="T79"> Take medicine</text:span></text:p>
      <text:p text:style-name="P452"><text:span text:style-name="T1270">Action</text:span><text:span text:style-name="T79">: Player must initiate dialogue with Lulu, as she rummages through the items.</text:span></text:p>
      <text:p text:style-name="P495"><text:span text:style-name="T1250">Flowchart:</text:span><text:span text:style-name="T1039"> Rolan will argue about taking the medicine, and have </text:span><text:span text:style-name="T1057">2</text:span><text:span text:style-name="T1039"> consecutive “Don't take it” or “Take <text:tab/><text:tab/>it” options. He can choose “Take it” at any time, and get the same ending. </text:span></text:p>
      <text:p text:style-name="P495"><text:span text:style-name="T1039"><text:tab/></text:span><text:span text:style-name="T1058">Once player chooses second “Don't take it” → short dialogue, </text:span><text:span text:style-name="T1062">then</text:span><text:span text:style-name="T1058"> Lulu exits. She can be seen <text:tab/><text:tab/>through the window.</text:span></text:p>
      <text:p text:style-name="P495"><text:span text:style-name="T1058"><text:tab/></text:span><text:span text:style-name="T1061">When Player clicks on the medicine they </text:span><text:span text:style-name="T1062">get to choose [“Take medicine,” or “Don't take medicine”</text:span><text:span text:style-name="T1061">]</text:span></text:p>
      <text:p text:style-name="P440"><text:span text:style-name="T1270">Notes: </text:span><text:span text:style-name="T79">Player cannot leave until they take the medicine.</text:span></text:p>
      <text:p text:style-name="P346"/>
      <text:p text:style-name="P346"/>
      <text:p text:style-name="P395"><text:span text:style-name="T1492">1.</text:span>3.4 FOREST TOWN <text:span text:style-name="T1529">(WITH LULU, ABOUT TO EXIT)</text:span></text:p>
      <text:p text:style-name="P394"><text:tab/><text:span text:style-name="T1303">Lulu briefly tells her story, and her theme play</text:span><text:span text:style-name="T1305">s</text:span><text:span text:style-name="T1303"> for that short moment. Rolan says he wants to join, but needs to grab something from his home, first. There is no indication what this “something” is.</text:span></text:p>
      <text:p text:style-name="P363"/>
      <text:p text:style-name="P440"><text:span text:style-name="T1270">Characters:</text:span><text:span text:style-name="T79"> Rolan, Lulu</text:span></text:p>
      <text:p text:style-name="P446"><text:span text:style-name="T1270">Music:</text:span><text:span text:style-name="T79"> Lulu's theme</text:span></text:p>
      <text:p text:style-name="P440"><text:span text:style-name="T1270">Player Goal:</text:span><text:span text:style-name="T79"> </text:span><text:span text:style-name="T112">receive objective to find Sage Broach</text:span></text:p>
      <text:p text:style-name="P440"><text:soft-page-break/><text:span text:style-name="T1270">Actions:</text:span><text:span text:style-name="T79"> Lulu </text:span><text:span text:style-name="T112">waits outside of the store</text:span><text:span text:style-name="T79">. </text:span><text:span text:style-name="T109">Player must initiate conversation.</text:span><text:span text:style-name="T79"> </text:span><text:span text:style-name="T88">Rolan requests that he be <text:tab/><text:tab/><text:tab/>able to retrieve something from his house </text:span><text:span text:style-name="T114">before they leave.</text:span></text:p>
      <text:p text:style-name="P455"><text:span text:style-name="T1302">F</text:span><text:span text:style-name="T1270">lowchart:</text:span><text:span text:style-name="T79"> Only after Rolan tells Lulu he must retrieve something from his house is the Sage Broach <text:tab/><text:tab/><text:tab/>findable</text:span></text:p>
      <text:p text:style-name="P456"><text:span text:style-name="T1270">Notes:</text:span><text:span text:style-name="T79"> Player is locked into Forest Town (or possibly Forest town and Naga lake) until they exit with <text:tab/><text:tab/><text:tab/>Lulu. </text:span><text:span text:style-name="T110">If player tries to exit, they are simply rebuffed and cannot exit.</text:span></text:p>
      <text:p text:style-name="P346"/>
      <text:p text:style-name="P397"><text:span text:style-name="T1492">1.</text:span>3.5 EXT ROLAN'S HOUSE</text:p>
      <text:p text:style-name="P449"><text:span text:style-name="T71"><text:tab/></text:span><text:span text:style-name="T97">P</text:span><text:span text:style-name="T79">layer examines Rolan's house looking for this mysterious item. </text:span><text:span text:style-name="T757">The inside </text:span><text:span text:style-name="T758">of the house </text:span><text:span text:style-name="T757">is largely in tact, but covered in black and gray residue. </text:span><text:span text:style-name="T79">The </text:span><text:span text:style-name="T71">wind-chimes</text:span><text:span text:style-name="T79"> out front will </text:span><text:span text:style-name="T71">sparkle</text:span><text:span text:style-name="T79"> as the player enters, </text:span><text:span text:style-name="T112">t</text:span><text:span text:style-name="T79">o indicate their importance. When Player clicks on the chimes they will receive </text:span><text:span text:style-name="T706">Sage</text:span><text:span text:style-name="T704"> </text:span><text:span text:style-name="T707">Broach</text:span><text:span text:style-name="T79">. </text:span><text:span text:style-name="T90">It can be equipped, but remains inactive until after the Four Trials, when Rolan's Mother explains its usage. </text:span><text:span text:style-name="T117">It cannot be sold.</text:span></text:p>
      <text:p text:style-name="P353"><text:tab/></text:p>
      <text:p text:style-name="P441"><text:span text:style-name="T1270">Characters:</text:span><text:span text:style-name="T79"> Rolan</text:span></text:p>
      <text:p text:style-name="P447"><text:span text:style-name="T1270">Music:</text:span><text:span text:style-name="T79"> </text:span><text:span text:style-name="T87">Forest Town</text:span></text:p>
      <text:p text:style-name="P442"><text:span text:style-name="T1270">Player Goal:</text:span><text:span text:style-name="T79"> </text:span><text:span text:style-name="T87">Retrieve </text:span><text:span text:style-name="T750">Sage Broach</text:span></text:p>
      <text:p text:style-name="P454"><text:span text:style-name="T1283">N</text:span><text:span text:style-name="T1270">ote:</text:span><text:span text:style-name="T79"> Rolan's chimes sparkle</text:span></text:p>
      <text:p text:style-name="P449"/>
      <text:p text:style-name="P397"><text:span text:style-name="T1492">1.</text:span>3.6 FOREST TOWN (BYE BYE!)</text:p>
      <text:p text:style-name="P449"><text:span text:style-name="T71"><text:tab/></text:span><text:span text:style-name="T79">Player must talk to Lulu one last time. She exits into the </text:span><text:span text:style-name="T98">world</text:span><text:span text:style-name="T79"> and player follows. They </text:span><text:span text:style-name="T108">should</text:span><text:span text:style-name="T79"> make their way </text:span><text:span text:style-name="T111">through the desert</text:span><text:span text:style-name="T79"> to the Caravan. </text:span></text:p>
      <text:p text:style-name="P441"><text:span text:style-name="T1270">Characters:</text:span><text:span text:style-name="T79"> Rolan, Lulu</text:span></text:p>
      <text:p text:style-name="P447"><text:span text:style-name="T1270">Music:</text:span><text:span text:style-name="T79"> </text:span><text:span text:style-name="T117">Woodland</text:span><text:span text:style-name="T87"> Theme </text:span><text:span text:style-name="T117">(enemies)</text:span></text:p>
      <text:p text:style-name="P458"><text:span text:style-name="T1308">A</text:span><text:span text:style-name="T1270">ction:</text:span><text:span text:style-name="T79"> Player initiates dialogue with Lulu and they exit</text:span></text:p>
      <text:p text:style-name="P441"><text:span text:style-name="T1270">Player Goal:</text:span><text:span text:style-name="T79"> exit </text:span><text:span text:style-name="T117">t</text:span><text:span text:style-name="T79">o the main world</text:span></text:p>
      <text:p text:style-name="P441"/>
      <text:h text:style-name="P1471" text:outline-level="1"><text:bookmark-start text:name="__RefHeading__2184_1872586433"/>1.4 “Making it to Bredon <text:span text:style-name="T1529">[via Caravan]</text:span>”<text:bookmark-end text:name="__RefHeading__2184_1872586433"/></text:h>
      <text:p text:style-name="P2"/>
      <text:p text:style-name="P160">CHAPTER OVERVIEW</text:p>
      <text:p text:style-name="P2"><text:span text:style-name="T328"><text:tab/></text:span><text:span text:style-name="T925">Rolan and Lulu are enlisted as bodyguards to help a caravan of merchants on their way to Bredon. The caravan's runestone is broken and you must fix it by gathering mud and two emberstones. You recover mud from the small abandoned town of Flintburough. </text:span><text:span text:style-name="T944">You find two emberstones in the Bog Maze. </text:span><text:span text:style-name="T925">You may visit the IlFraternity base, </text:span><text:span text:style-name="T940">or do the “Secretive Merchant's Red Herring Errand”</text:span><text:span text:style-name="T925"> in this chapter. </text:span><text:span text:style-name="T940">Once the player fixes the runestone, Rolan will be asked to help place it in the carriage, and he will drop his crystal. Next, the player must </text:span><text:span text:style-name="T650">Protect The Caravan,</text:span><text:span text:style-name="T998"> until they are attacked by Bandit Desperado and her band of bandits. When the Bandit Desperado is about to die, she cries out for Melchom to help her. The </text:span><text:span text:style-name="T1002">merchants</text:span><text:span text:style-name="T998"> reveal that they hired the bandits to steal the crystal. Rolan fights off the merchants and </text:span><text:span text:style-name="T1001">the player is</text:span><text:span text:style-name="T998"> left to walk to Bredon.</text:span></text:p>
      <text:p text:style-name="P2"><text:span text:style-name="T998"><text:tab/></text:span><text:span text:style-name="T1003">The Bog Maze and Mudbottom should not be </text:span><text:span text:style-name="T1004">terribly</text:span><text:span text:style-name="T1003"> far/hard to reach from the caravan.</text:span></text:p>
      <text:p text:style-name="P29">[Chapter length: long]</text:p>
      <text:p text:style-name="P43"><text:span text:style-name="T38">Characters</text:span>: Rolan, <text:span text:style-name="T1416">Lulu</text:span></text:p>
      <text:p text:style-name="P4"><text:span text:style-name="T11"><text:tab/>Head Merchant “</text:span><text:span text:style-name="T1432">Melchom</text:span><text:span text:style-name="T1431">”</text:span><text:span text:style-name="T11">, Timid Merchant, Antiques Merchant, </text:span><text:span text:style-name="T12">Secretive Merchant, Local Merchant, Bredon Merchant, </text:span><text:span text:style-name="T1199">Bad Merchant, Rare Insect Purveyor, </text:span><text:span text:style-name="T3">Weird Moustachioed Potion Master, </text:span><text:span text:style-name="T1199">Merchants 1-4, </text:span><text:span text:style-name="T1201">Fredericka, </text:span><text:span text:style-name="T1204">Johannes</text:span><text:span text:style-name="T1203">, IlFraternity Member, IlFraternity NPC 1-5</text:span></text:p>
      <text:p text:style-name="P44"><text:span text:style-name="T38">Areas</text:span>: <text:span text:style-name="T1420">Desert, Caravan, </text:span><text:span text:style-name="T616">Bog Maze,</text:span><text:span text:style-name="T929"> Mudbottom, </text:span><text:span text:style-name="T938">IlFraternity Base, </text:span><text:span text:style-name="T644">Protect The Caravan</text:span><text:span text:style-name="T945"> battle <text:tab/>screens</text:span></text:p>
      <text:p text:style-name="P105">Music:<text:span text:style-name="T71"> </text:span><text:span text:style-name="T329">Desert theme/Enemy area theme</text:span></text:p>
      <text:p text:style-name="P44"><text:span text:style-name="T38">Buildings/</text:span><text:span text:style-name="T52">etc</text:span>: <text:span text:style-name="T1421">Melchom's Tent, Broken cart, the “nap” cart (you can pay to nap in) </text:span></text:p>
      <text:p text:style-name="P123">Player Goals:<text:span text:style-name="T71"> </text:span></text:p>
      <text:p text:style-name="P731">1. <text:span text:style-name="T1421">Locate the Caravan</text:span></text:p>
      <text:p text:style-name="P715">2. Speak to the Timid Merchant</text:p>
      <text:p text:style-name="P690">4. Speak to Melchom</text:p>
      <text:p text:style-name="P701">5. Speak to Antiques Merchant; Receive quest</text:p>
      <text:p text:style-name="P715"><text:span text:style-name="T941">7</text:span><text:span text:style-name="T925">. </text:span><text:span text:style-name="T613">Bog Maze, </text:span><text:span text:style-name="T936">find Emberstones (2)</text:span></text:p>
      <text:p text:style-name="P687"><text:span text:style-name="T1507">8</text:span>. Find <text:span text:style-name="T1521">Jar</text:span> in Mudbottom</text:p>
      <text:p text:style-name="P704">9. Retrieve Mud in Mudbottom</text:p>
      <text:p text:style-name="P687"><text:span text:style-name="T1521">10</text:span>. <text:span text:style-name="T1475">Repair Runestone [accidentally reveal crystal]</text:span></text:p>
      <text:p text:style-name="P688"><text:span text:style-name="T1507">11</text:span>. <text:span text:style-name="T613">Protect the Caravan</text:span></text:p>
      <text:p text:style-name="P702">1<text:span text:style-name="T1521">2</text:span>. Defeat “Bandit Desperado”</text:p>
      <text:p text:style-name="P705">13. Defeat “Melchom &amp; the Merchants”</text:p>
      <text:p text:style-name="P697"><text:span text:style-name="T1473">14</text:span>. <text:span text:style-name="T1500">OFFICIAL </text:span>QUEST started! / <text:span text:style-name="T1516">Head</text:span> to Bredon</text:p>
      <text:p text:style-name="P558"><text:soft-page-break/><text:span text:style-name="T1397">Key </text:span>Rooms and Items:</text:p>
      <text:p text:style-name="P698">Melchom's tent: enter-able tent in the caravan</text:p>
      <text:p text:style-name="P698">Wooden Beam: structure with Melchom's three horses tied to it <text:span text:style-name="T1524">(just a visual)</text:span></text:p>
      <text:p text:style-name="P700">Typical Merchant Stand (operated by <text:span text:style-name="T1517">L</text:span>ocal <text:span text:style-name="T1517">M</text:span>erchant)</text:p>
      <text:p text:style-name="P699">World Map (given by Melchom)</text:p>
      <text:p text:style-name="P689"><text:span text:style-name="T613">Bog Maze </text:span><text:span text:style-name="T617">(D</text:span><text:span text:style-name="T687">1</text:span><text:span text:style-name="T1426">)</text:span>: Location of 2 Emberstones</text:p>
      <text:p text:style-name="P687">Mudbottom mud pit: Location of Mud, <text:span text:style-name="T1519">and Operating Room (for crane)</text:span></text:p>
      <text:p text:style-name="P706">Mudbottom Mudfall: <text:span text:style-name="T1529">Dammed mud stream</text:span>, false location to pick up mud</text:p>
      <text:p text:style-name="P706">Mudbottom Mudfall House: Location of <text:span text:style-name="T613">Mudbottom Letter</text:span></text:p>
      <text:p text:style-name="P703">Mudbottom Crane, located at mud pit: used to pick up mud</text:p>
      <text:p text:style-name="P691">Mudbottom Vase Shop: location of Jug Rolan uses to collect mud</text:p>
      <text:p text:style-name="P194"><text:span text:style-name="T925">Bosses</text:span><text:span text:style-name="T989">: </text:span><text:span text:style-name="T995">Bog Maze boss</text:span></text:p>
      <text:p text:style-name="P195"><text:span text:style-name="T995"><text:tab/>Bandit Desperado</text:span><text:span text:style-name="T705"> </text:span><text:span text:style-name="T708">and her band of bandits</text:span><text:span text:style-name="T995"> (</text:span><text:span text:style-name="T705">Protect the Caravan</text:span><text:span text:style-name="T709">)</text:span></text:p>
      <text:p text:style-name="P195"><text:span text:style-name="T705"><text:tab/></text:span><text:span text:style-name="T999">Melchom and his men (following</text:span><text:span text:style-name="T709"> Protect the Caravan)</text:span></text:p>
      <text:p text:style-name="P287"><text:span text:style-name="T1421">O</text:span>ptional Bits<text:span text:style-name="T71">:</text:span></text:p>
      <text:p text:style-name="P288"><text:span text:style-name="T71"><text:tab/></text:span><text:span text:style-name="T333">IlFraternity Base (scene)</text:span></text:p>
      <text:p text:style-name="P296"><text:tab/>Secretive Merchant Red Herring (mini-quest with information pay-off)</text:p>
      <text:p text:style-name="P291"><text:span text:style-name="T1744">Transit Locations (Optional) </text:span><text:span text:style-name="T449">: None</text:span></text:p>
      <text:p text:style-name="P289"/>
      <text:p text:style-name="P296"/>
      <text:p text:style-name="P742"/>
      <text:p text:style-name="P354">SCENES</text:p>
      <text:p text:style-name="P69"><text:span text:style-name="T1492">1.</text:span>4.1 THE SOUTHERN CONTINENT DESERT</text:p>
      <text:p text:style-name="P97"><text:tab/><text:span text:style-name="T1482">The Sunshine Wood leads through the green forest and into a desert area. </text:span></text:p>
      <text:p text:style-name="P97"><text:span text:style-name="T1486"><text:tab/></text:span><text:span text:style-name="T1482">The ground is </text:span><text:span text:style-name="T1483">covered in smooth </text:span><text:span text:style-name="T1482">sand. </text:span><text:span text:style-name="T1485">There are some wavy lines in </text:span><text:span text:style-name="T1487">it</text:span><text:span text:style-name="T1485">, drawn by the wind</text:span><text:span text:style-name="T1482">. It is sunny, </text:span><text:span text:style-name="T1483">and bright</text:span><text:span text:style-name="T1482">. There are occasional </text:span><text:span text:style-name="T1483">rock</text:span><text:span text:style-name="T1482"> formations. [rather than trees that line the path, there are rock formations.] Some are small, others are large </text:span><text:span text:style-name="T1484">and</text:span><text:span text:style-name="T1482"> </text:span><text:span text:style-name="T1483">form bridges. They are a muddy orange color.</text:span><text:span text:style-name="T1482"> It is </text:span><text:span text:style-name="T1485">pretty but </text:span><text:span text:style-name="T1482">desolate, </text:span><text:span text:style-name="T1483">and there are no signs of people.</text:span></text:p>
      <text:p text:style-name="P764"><text:span text:style-name="T1270"><text:tab/></text:span><text:span text:style-name="T828">Small</text:span><text:span text:style-name="T613">, fat, bushy </text:span><text:span text:style-name="T811">cacti</text:span><text:span text:style-name="T613"> and tall, skinny cacti must be avoided, because they are prickly. Cacti are marked by pretty pink flowers. </text:span><text:span text:style-name="T811">Obstacl</text:span><text:span text:style-name="T817">e</text:span><text:span text:style-name="T811">s</text:span><text:span text:style-name="T613"> to be crossed include giant sink holes in the sand. There may be a knocked over tree, wood plank, or rope to </text:span><text:span text:style-name="T675">help </text:span><text:span text:style-name="T613">cross. </text:span><text:span text:style-name="T658">The </text:span><text:span text:style-name="T817">distance</text:span><text:span text:style-name="T658"> from Forest Town to the Caravan should be somewhat long, and interesting. This is the player's first time in the real world.</text:span></text:p>
      <text:p text:style-name="P28"><text:span text:style-name="T613">[Note: This is</text:span><text:span text:style-name="T644"> the same environment as the Thieves' Prison</text:span><text:span text:style-name="T613">.]</text:span></text:p>
      <text:p text:style-name="P90"/>
      <text:p text:style-name="P543"><text:span text:style-name="T1492">1.4.</text:span>2 <text:span text:style-name="T1423">CARAVAN</text:span></text:p>
      <text:p text:style-name="P445"><text:span text:style-name="T1270">Characters:</text:span><text:span text:style-name="T79"> Rolan, Lulu</text:span></text:p>
      <text:p text:style-name="P445"><text:span text:style-name="T79"><text:tab/></text:span><text:span text:style-name="T89">Timid Merchant: </text:span><text:span text:style-name="T135">F. </text:span><text:span text:style-name="T89">A terrifi</text:span><text:span text:style-name="T122">ed </text:span><text:span text:style-name="T135">woman</text:span><text:span text:style-name="T122"> pacing back and forth </text:span></text:p>
      <text:p text:style-name="P445"><text:span text:style-name="T89"><text:tab/></text:span><text:span text:style-name="T122">Melchom: Head merchant</text:span><text:span text:style-name="T89"> </text:span><text:span text:style-name="T120">Tall,</text:span><text:span text:style-name="T89"> ponytail, </text:span><text:span text:style-name="T118">beard and dark jacket</text:span><text:span text:style-name="T89">. </text:span><text:span text:style-name="T119">Found in [Melchom's Tent]</text:span></text:p>
      <text:p text:style-name="P350"><text:tab/><text:span text:style-name="T1476">Antiques Merchant: F. Gives you quest for runestone items. Found by [broken cart]</text:span></text:p>
      <text:p text:style-name="P350"><text:tab/><text:span text:style-name="T1474">Local Merchant: sells potions, etc. Has a typical “merchant” stand</text:span></text:p>
      <text:p text:style-name="P350"><text:tab/><text:span text:style-name="T1503">Bad Merchant: F. Let's you pay to sleep in her cart</text:span></text:p>
      <text:p text:style-name="P350"><text:tab/><text:span text:style-name="T1474">Secretive Merchant: Gives [Red Herring Quest]. Has a brightly colored bandana.</text:span></text:p>
      <text:p text:style-name="P350"><text:tab/><text:span text:style-name="T1474">Bredon Merchant: Hints about the IlFraternity base. </text:span></text:p>
      <text:p text:style-name="P350"><text:tab/><text:span text:style-name="T1504">Rare Insect Purveyor: a purveyor of strange insects</text:span></text:p>
      <text:p text:style-name="P502"><text:span text:style-name="T1050"><text:tab/></text:span>Weird Moustachioed Potion Master: <text:span text:style-name="T1504">Tries to sell very odd items</text:span></text:p>
      <text:p text:style-name="P350"><text:tab/><text:span text:style-name="T1503">Merchants 1-4: NPCs with dialogues</text:span></text:p>
      <text:p text:style-name="P350"><text:tab/><text:span text:style-name="T1542">Fredericka: Confused person living in Mudbottom</text:span></text:p>
      <text:p text:style-name="P448"><text:span text:style-name="T1270">Music:</text:span><text:span text:style-name="T79"> </text:span><text:span text:style-name="T95">Caravan, </text:span><text:span text:style-name="T115">Dungeon, Desert (enemy area)</text:span></text:p>
      <text:p text:style-name="P445"><text:span text:style-name="T1270">Player Goal: </text:span><text:span text:style-name="T123">Be enlisted as bodyguards</text:span></text:p>
      <text:p text:style-name="P453"><text:span text:style-name="T1270">Story </text:span><text:span text:style-name="T1280">L</text:span><text:span text:style-name="T1270">ocations/Rooms:</text:span><text:span text:style-name="T79"> Melchom's Tent, Broken Cart</text:span></text:p>
      <text:p text:style-name="P599">Flowchart:<text:span text:style-name="T71"> After speaking to the Timid Merchant, Melchom </text:span><text:span text:style-name="T362">can be spoken to</text:span></text:p>
      <text:p text:style-name="P786">After speaking to Melchom, the Antiques Merchant's dialogue changes to [quest for emberstones and mud]</text:p>
      <text:p text:style-name="P785"/>
      <text:p text:style-name="P800"><text:span text:style-name="T1280">N</text:span><text:span text:style-name="T1270">otes:</text:span><text:span text:style-name="T79"> </text:span><text:span text:style-name="T107">Melchom is locked in between two NPC's and cannot be spoken to before player talks to Timid Merchant and receives goal to talk to Melchom</text:span></text:p>
      <text:p text:style-name="P361"><text:tab/>Receive World Map from Melchom</text:p>
      <text:p text:style-name="P365"><text:span text:style-name="T1476"><text:tab/></text:span>If player tries to exit on the opposite side of the caravan without talking to the Antique <text:tab/><text:tab/><text:tab/><text:tab/>Merchant and receiving the quest for emberstones and mud, <text:span text:style-name="T1517">Lulu: “</text:span>Hold on! I bet <text:tab/><text:tab/><text:tab/>someone here can help us.”</text:p>
      <text:p text:style-name="P404"/>
      <text:p text:style-name="P404"/>
      <text:p text:style-name="P551"><text:span text:style-name="T1192"><text:tab/></text:span><text:span text:style-name="T1042">Rolan and Lulu find a caravan a</text:span><text:span text:style-name="T1053">nd explore it. They will notice a TIMID MERCHANT pacing back and forth, anxiously. When they speak to him, he explains that they were attacked</text:span><text:span text:style-name="T1042">. </text:span><text:span text:style-name="T1053">He suggests you talk to MELCHOM, who may have work for you. He is described as the large man with </text:span><text:span text:style-name="T1063">a</text:span><text:span text:style-name="T1053"> ponytail and beard. Melchom will offer you a position as their bodyguards. Rolan and Lulu accept, and </text:span><text:soft-page-break/><text:span text:style-name="T1053">Melchom gives them a WORLD MAP. He tells them to speak to the ANTIQUES MERCHANT, who is by the broken cart.</text:span></text:p>
      <text:p text:style-name="P537"><text:tab/>Speaking with the Antiques merchant, he explains the rune stone is broken—meaning the cart cannot move. Rolan and Lulu are told to go find mud (likely in a nearby village), and 2 emberstones (from the bogs) to patch the broken stone. As the player exits the town, Rolan tells Lulu to stay at the caravan and protect the merchants.</text:p>
      <text:p text:style-name="P554"><text:span text:style-name="T997">C</text:span><text:span text:style-name="T989">arts, Atmosphere</text:span></text:p>
      <text:p text:style-name="P550"><text:span text:style-name="T1042"><text:tab/></text:span><text:span text:style-name="T613">There are a dozen </text:span><text:span text:style-name="T811">wooden carts</text:span><text:span text:style-name="T613">, </text:span><text:span text:style-name="T636">all</text:span><text:span text:style-name="T613"> packed with junk. </text:span><text:span text:style-name="T645">The front of each cart has a </text:span><text:span text:style-name="T675">external seat for steering the horses..</text:span><text:span text:style-name="T645">.</text:span><text:span text:style-name="T675">Or so it seems, as the carts are operated by runestone rather than horse.</text:span><text:span text:style-name="T613"> </text:span><text:span text:style-name="T645">There is, conspicuously, </text:span><text:span text:style-name="T814">no way to attach horses</text:span><text:span text:style-name="T645"> to the carts. There is only a seat, and what appears to be a metal steering </text:span><text:span text:style-name="T814">wheel</text:span><text:span text:style-name="T645"> (a not-so-obvious half-moon shaped metal bar) jutting out from the floor. </text:span><text:span text:style-name="T663">This will pre-empt the story of the broken runestone, and how the cart cannot move without it. </text:span><text:span text:style-name="T648">The outside of the cart is lined with a rope, </text:span><text:span text:style-name="T656">and</text:span><text:span text:style-name="T648"> at least </text:span><text:span text:style-name="T656">2</text:span><text:span text:style-name="T648"> horn-shaped water </text:span><text:span text:style-name="T815">jugs</text:span><text:span text:style-name="T648"> hanging off of them.</text:span></text:p>
      <text:p text:style-name="P552"><text:span text:style-name="T645"><text:tab/></text:span><text:span text:style-name="T637">Some of these have white tarps </text:span><text:span text:style-name="T645">covering them;</text:span><text:span text:style-name="T637"> others, large “freight” type carts are open to the elements, </text:span><text:span text:style-name="T645">and packed with closed chests</text:span><text:span text:style-name="T637">. </text:span><text:span text:style-name="T636">The </text:span><text:span text:style-name="T645">carts</text:span><text:span text:style-name="T636"> are </text:span><text:span text:style-name="T816">arranged roughly in a long circle</text:span><text:span text:style-name="T636">, protecting the merchants standing in the middle areas. </text:span><text:span text:style-name="T637">There are </text:span><text:span text:style-name="T664">two</text:span><text:span text:style-name="T637"> small tents of white tarp set up to protect from the sun. </text:span><text:span text:style-name="T645">Melchom's personal cart is in the center of the caravan. </text:span><text:span text:style-name="T637">There </text:span><text:span text:style-name="T645">is only one </text:span><text:span text:style-name="T637">“enter-able” structure</text:span><text:span text:style-name="T645">. </text:span><text:span text:style-name="T815">Melchom's tent</text:span><text:span text:style-name="T648"> is a white</text:span><text:span text:style-name="T645"> fabric </text:span><text:span text:style-name="T648">laying over</text:span><text:span text:style-name="T645"> 4 wooden poles, with a fifth support beam in the middle, </text:span><text:span text:style-name="T648">and an open flap that operates as the door</text:span><text:span text:style-name="T645"> </text:span><text:span text:style-name="T648">(</text:span><text:span text:style-name="T675">it is </text:span><text:span text:style-name="T648">not a large, stable structure!)</text:span><text:span text:style-name="T637">. This caravan set up base simply because it had been attacked and stranded.</text:span><text:span text:style-name="T825"> </text:span><text:span text:style-name="T826">Two</text:span><text:span text:style-name="T814"> horses are tied</text:span><text:span text:style-name="T645"> to a large wooden beam in the middle of the caravan. A couple of horses mull about, free. </text:span></text:p>
      <text:p text:style-name="P554"><text:span text:style-name="T645">M</text:span><text:span text:style-name="T613">erchants</text:span></text:p>
      <text:p text:style-name="P553"><text:span text:style-name="T613"><text:tab/>Wealthy, well-dressed </text:span><text:span text:style-name="T828">merchants</text:span><text:span text:style-name="T613"> </text:span><text:span text:style-name="T623">stand around, guarding their stuff.</text:span><text:span text:style-name="T613"> They are dressed in</text:span><text:span text:style-name="T621"> baggy shirts and pants with bandanas on their heads</text:span><text:span text:style-name="T613">. The colors are mostly subtle tans and whites, with belts, </text:span><text:span text:style-name="T657">and </text:span><text:span text:style-name="T645">bandanas</text:span><text:span text:style-name="T613">. </text:span><text:span text:style-name="T651">The following merchants</text:span><text:span text:style-name="T645"> have brightly colored bandanas </text:span><text:span text:style-name="T675">and</text:span><text:span text:style-name="T645"> belts </text:span><text:span text:style-name="T675">(</text:span><text:span text:style-name="T645">and/or </text:span><text:span text:style-name="T663">something </text:span><text:span text:style-name="T675">else </text:span><text:span text:style-name="T663">to distinguish them</text:span><text:span text:style-name="T675">)</text:span><text:span text:style-name="T663">:</text:span></text:p>
      <text:p text:style-name="P544"><text:span text:style-name="T1505">T</text:span>imid Merchant, Secretive Merchant</text:p>
      <text:p text:style-name="P553"><text:span text:style-name="T645"><text:tab/></text:span><text:span text:style-name="T622">The caravan </text:span><text:span text:style-name="T624">h</text:span><text:span text:style-name="T622">as </text:span><text:span text:style-name="T638">a</text:span><text:span text:style-name="T622"> LOCAL MERCHANT that sells normal goods (potions, etc), and one </text:span><text:span text:style-name="T624">merchant</text:span><text:span text:style-name="T622"> you can pay to take a </text:span><text:span text:style-name="T812">nap in his cart </text:span><text:span text:style-name="T829">(called, </text:span><text:span text:style-name="T830">BAD</text:span><text:span text:style-name="T829"> </text:span><text:span text:style-name="T830">MERCHANT</text:span><text:span text:style-name="T829">)</text:span><text:span text:style-name="T622">. The Head Merchant, MELCHOM, is in </text:span><text:span text:style-name="T649">his</text:span><text:span text:style-name="T622"> tent, speaking to confidants. </text:span></text:p>
      <text:p text:style-name="P549"><text:span text:style-name="T811">Player can talk to the merchants. </text:span><text:span text:style-name="T613">They will discuss the attacks in the south, and give clues. There is some uncertainty as to who attacked the villages: some say Lucius and some say the west, but this is not a major plot point. </text:span></text:p>
      <text:p text:style-name="P493"/>
      <text:p text:style-name="P360"/>
      <text:p text:style-name="P450"/>
      <text:p text:style-name="P359">SCENE BREAKDOWN</text:p>
      <text:p text:style-name="P542"><text:span text:style-name="T1492">1.</text:span>4.<text:span text:style-name="T1533">3</text:span> Secretive Merchant's Red Herring <text:span text:style-name="T1530">Quest </text:span>(O)</text:p>
      <text:p text:style-name="P542"><text:tab/><text:span text:style-name="T43">Characters:</text:span><text:span text:style-name="T1534"> </text:span><text:span text:style-name="T1313">Rolan, Lulu</text:span></text:p>
      <text:p text:style-name="P538"><text:tab/><text:tab/><text:tab/>Secretive Merchant</text:p>
      <text:p text:style-name="P542"><text:tab/><text:span text:style-name="T1287">The secretive Merchant will make a deal with Rolan. When Rolan brings 6 [x] from enemies in the d</text:span><text:span text:style-name="T1288">esert, he will share information about Rolan's town. This can happen at any time in the Caravan </text:span><text:soft-page-break/><text:span text:style-name="T1288">story. </text:span><text:span text:style-name="T1297">When the player recovers these items (from defeating enemies) and returns to the merchant, he will hint that something evil is going on in the Western Kingdom.</text:span></text:p>
      <text:p text:style-name="P542"/>
      <text:p text:style-name="P542"><text:span text:style-name="T1492">1.</text:span>4.<text:span text:style-name="T1533">4</text:span> IlFraternity Base (O) </text:p>
      <text:p text:style-name="P542"><text:tab/><text:span text:style-name="T1312">Rolan can find the base in the desert and learn their first tidbit about the Harvest Lords and IlFraternity.</text:span></text:p>
      <text:p text:style-name="P445"><text:span text:style-name="T1270">Characters:</text:span><text:span text:style-name="T79"> Rolan</text:span></text:p>
      <text:p text:style-name="P445"><text:span text:style-name="T79"><text:tab/> </text:span><text:span text:style-name="T150">Johannes</text:span><text:span text:style-name="T124">, IlFraternity Member, IlFraternity </text:span><text:span text:style-name="T197">1-5</text:span></text:p>
      <text:p text:style-name="P445"><text:span text:style-name="T1270">Player Goal: </text:span><text:span text:style-name="T1312">[</text:span><text:span text:style-name="T124">scene, learn about IlFraternity]</text:span></text:p>
      <text:p text:style-name="P459"><text:span text:style-name="T1270">Notes:</text:span><text:span text:style-name="T79"> Player cannot enter the building. They are stopped by the </text:span><text:span text:style-name="T150">Johannes</text:span><text:span text:style-name="T79"> and must leave after the dialogue. There are no other options.</text:span></text:p>
      <text:p text:style-name="P459"><text:span text:style-name="T79"><text:tab/></text:span><text:span text:style-name="T125">Player is able to find the Base with or without Lulu in their party (depending on if they do it when they are on the Runestone quest, meaning they are alone and left Lulu at the caravan). Lulu stands back, out of the way.</text:span></text:p>
      <text:p text:style-name="P542"/>
      <text:p text:style-name="P542"><text:tab/><text:span text:style-name="T1297">When spoken to, the Bredon Merchant will reveal that there is turmoil in Bredon, and that Rolan and Lulu should be careful: “there's more than just bandits in the desert.”</text:span></text:p>
      <text:p text:style-name="P536"><text:span text:style-name="T10"><text:tab/></text:span><text:span text:style-name="T646">The IlFraternity base is located in a small-sized, old castle </text:span><text:span text:style-name="T676">in the desert near Bredon</text:span><text:span text:style-name="T646">.</text:span><text:span text:style-name="T647"> </text:span><text:span text:style-name="T613">It </text:span><text:span text:style-name="T655">has</text:span><text:span text:style-name="T613"> a small surrounding wall. It is a </text:span><text:span text:style-name="T654">tall and skinny</text:span><text:span text:style-name="T613"> </text:span><text:span text:style-name="T653">stone</text:span><text:span text:style-name="T613"> structure with </text:span><text:span text:style-name="T654">two</text:span><text:span text:style-name="T613"> tower</text:span><text:span text:style-name="T654">s</text:span><text:span text:style-name="T613"> and </text:span><text:span text:style-name="T654">pointed dark roofs</text:span><text:span text:style-name="T613">, </text:span><text:span text:style-name="T653">with </text:span><text:span text:style-name="T655">strips</text:span><text:span text:style-name="T653"> of </text:span><text:span text:style-name="T661">antiquey </text:span><text:span text:style-name="T653">green </text:span><text:span text:style-name="T661">color </text:span><text:span text:style-name="T653">from age</text:span><text:span text:style-name="T613">. The windows are broken and the ground is littered with </text:span><text:span text:style-name="T654">glass and bits of wreckage (roof, stones)</text:span><text:span text:style-name="T613">. Brown-green vines grow over any sign of life—</text:span><text:span text:style-name="T652">a</text:span><text:span text:style-name="T613"> watermill, horse enclosure or shed. The gate is broken into pieces and hangs crooked on its hinges. </text:span><text:span text:style-name="T659">Geographically, it is not particularly close to the caravan. It shouldn't be easy to accidentally stumble across (</text:span><text:span text:style-name="T660">al</text:span><text:span text:style-name="T659">though, </text:span><text:span text:style-name="T660">it's </text:span><text:span text:style-name="T659">not necessarily “hidden”). </text:span><text:span text:style-name="T679">The player will come looking for it later from the west, so it should be accessible when coming from Bredon.</text:span></text:p>
      <text:p text:style-name="P505"/>
      <text:p text:style-name="P539"><text:span text:style-name="T1492">1.</text:span>4.<text:span text:style-name="T1533">5</text:span><text:span text:style-name="T613"> </text:span><text:span text:style-name="T625">B</text:span><text:span text:style-name="T666">OG MAZE</text:span><text:span text:style-name="T625"> (D</text:span><text:span text:style-name="T645">ungeon 0</text:span><text:span text:style-name="T625">)</text:span></text:p>
      <text:p text:style-name="P541"><text:tab/><text:span text:style-name="T1281">Rolan must find the Bog Maze in the South and retrieve 2 emberstones.</text:span></text:p>
      <text:p text:style-name="P471"><text:span text:style-name="T1417">Characters:</text:span><text:span text:style-name="T327"> Rola</text:span><text:span text:style-name="T334">n</text:span></text:p>
      <text:p text:style-name="P448"><text:span text:style-name="T1270">Music:</text:span><text:span text:style-name="T79"> </text:span><text:span text:style-name="T96">Desert, Bog Maze Dungeon</text:span></text:p>
      <text:p text:style-name="P502"><text:span text:style-name="T1250">Player Goal:</text:span><text:span text:style-name="T1039"> </text:span><text:span text:style-name="T1043">Retrieve Emberstones from Dungeon</text:span></text:p>
      <text:p text:style-name="P502"><text:span text:style-name="T1043"><text:tab/><text:tab/></text:span><text:span text:style-name="T1054">Receive</text:span><text:span text:style-name="T1052"> Razor Wind Conduit</text:span></text:p>
      <text:p text:style-name="P361"/>
      <text:p text:style-name="P540"><text:span text:style-name="T1281"><text:tab/></text:span><text:span text:style-name="T911">Th</text:span><text:span text:style-name="T917">is</text:span><text:span text:style-name="T911"> is a naturally occurring </text:span><text:span text:style-name="T912">maze somewhere in the bog near Bredon.</text:span><text:span text:style-name="T911"> </text:span><text:span text:style-name="T913">The ground is coated in dark water, but it is mostly easy to walk through—</text:span><text:span text:style-name="T912">not that any townspeople dare visit this place</text:span><text:span text:style-name="T913">.</text:span><text:span text:style-name="T914"> </text:span><text:span text:style-name="T912">It</text:span><text:span text:style-name="T914"> </text:span><text:span text:style-name="T912">is </text:span><text:span text:style-name="T914">inhabited only by monsters. </text:span></text:p>
      <text:p text:style-name="P540"><text:span text:style-name="T915"><text:tab/></text:span><text:span text:style-name="T914">The labyrinth is surrounded by rather flat, muddy land with few trees. </text:span><text:span text:style-name="T918">The dungeon is not terribly large. </text:span><text:span text:style-name="T911">M</text:span><text:span text:style-name="T918">uch of it is filled with labyrinth style hedges </text:span><text:span text:style-name="T911">and ivy</text:span><text:span text:style-name="T918"> </text:span><text:span text:style-name="T911">that go through a bog</text:span><text:span text:style-name="T918">. However, the player will find that it is impossible to get through because there are walls in </text:span><text:span text:style-name="T912">all </text:span><text:span text:style-name="T918">the wrong places. </text:span><text:span text:style-name="T914">The labyrinth itself is made complex by trees, and dense ivy blocking the pathway, and deep water (that can only be </text:span><text:span text:style-name="T919">maneuvered</text:span><text:span text:style-name="T914"> via wooden pathways or fallen trees). </text:span><text:span text:style-name="T919">On the water are patches of floating green moss. </text:span><text:span text:style-name="T913">The trees </text:span><text:span text:style-name="T916">have</text:span><text:span text:style-name="T913"> very </text:span><text:span text:style-name="T919">little </text:span><text:span text:style-name="T913">foliage, but a lot of moss and vines. The area is mostly </text:span><text:span text:style-name="T920">brown and black</text:span><text:span text:style-name="T913"> colors with green patches of moss, ivy </text:span><text:span text:style-name="T920">and dark water</text:span><text:span text:style-name="T913">.</text:span><text:span text:style-name="T911"> </text:span><text:span text:style-name="T913">There are also a number of </text:span><text:span text:style-name="T918">paths made of wood panels through the water. </text:span><text:span text:style-name="T920">Some trees may be made climbable with big, sturdy mushrooms.</text:span></text:p>
      <text:p text:style-name="P546"><text:soft-page-break/><text:span text:style-name="T1289"><text:tab/></text:span><text:span text:style-name="T1306">Vines and foliage can be cut through to</text:span><text:span text:style-name="T1289"> advance through the maze</text:span><text:span text:style-name="T1290">. There is also a </text:span><text:span text:style-name="T1292">deep bog area</text:span><text:span text:style-name="T1290"> that cannot be crossed, </text:span><text:span text:style-name="T1292">but clearly needs to be </text:span><text:span text:style-name="T1293">[for example, o</text:span><text:span text:style-name="T1292">n the opposite side is an enemy to show that Rolan can go there</text:span><text:span text:style-name="T1293">]</text:span><text:span text:style-name="T1292">.</text:span><text:span text:style-name="T1290"> </text:span><text:span text:style-name="T1292">D</text:span><text:span text:style-name="T1290">irectly across from th</text:span><text:span text:style-name="T1292">is</text:span><text:span text:style-name="T1290"> </text:span><text:span text:style-name="T1294">deep water</text:span><text:span text:style-name="T1290"> </text:span><text:span text:style-name="T1292">are tied up boulders</text:span><text:span text:style-name="T1290"> (there are boulders piled back into a cavern, and there is a rope holding them back). The goal is to cut the rope and release all of the boulders, </text:span><text:span text:style-name="T1292">so they fill the bog and Rolan can walk over it. </text:span><text:span text:style-name="T1291">Some enemies also stand at a distance, up the trees. They can only be hit with the razor wind conduit. </text:span><text:span text:style-name="T1295">The conduit </text:span><text:span text:style-name="T1296">can</text:span><text:span text:style-name="T1295"> also be used to chop a tree down in order to make a bridge. </text:span></text:p>
      <text:p text:style-name="P362"/>
      <text:p text:style-name="P349"><text:tab/></text:p>
      <text:p text:style-name="P457"><text:span text:style-name="T352">1.</text:span><text:span text:style-name="T330">4.</text:span><text:span text:style-name="T373">6</text:span><text:span text:style-name="T71"> </text:span><text:span text:style-name="T380">MUDBOTTOM</text:span></text:p>
      <text:p text:style-name="P403"><text:tab/><text:span text:style-name="T1312">Rolan comes here looking for mud.</text:span></text:p>
      <text:p text:style-name="P8"><text:span text:style-name="T1250">C</text:span><text:span text:style-name="T38">haracters</text:span>: Rolan</text:p>
      <text:p text:style-name="P8"><text:tab/><text:tab/><text:span text:style-name="T1542">Fredericka: A very eccentric man who stayed behind after everyone left town. He hangs <text:tab/><text:tab/><text:tab/><text:tab/>out in his bedroom, and is a little crazy</text:span></text:p>
      <text:p text:style-name="P445"><text:span text:style-name="T1270">Player Goal:</text:span><text:span text:style-name="T79"> </text:span><text:span text:style-name="T103">Pick up </text:span><text:span text:style-name="T104">CLAY</text:span><text:span text:style-name="T103"> JAR</text:span></text:p>
      <text:p text:style-name="P364"><text:tab/><text:tab/>Find Mud Pit</text:p>
      <text:p text:style-name="P364"><text:tab/><text:tab/>Operate Crane to pull mud from pit</text:p>
      <text:p text:style-name="P364"><text:tab/><text:tab/>Retrieve mud (in <text:span text:style-name="T1524">jar</text:span>)</text:p>
      <text:p text:style-name="P600">Actions:<text:span text:style-name="T71"> </text:span><text:span text:style-name="T359">Player explores the town, and finds the Clay Jar in the store </text:span><text:span text:style-name="T360">(this is found by exploring. If <text:tab/><text:tab/><text:tab/>player does get to the crane, and doesn't have a jar, Rolan will say he needs to find a jar)</text:span></text:p>
      <text:p text:style-name="P592"><text:tab/>Player follows the small river of mud to the mud pit</text:p>
      <text:p text:style-name="P592"><text:tab/>Examines crane, and uses the control room to operate crane</text:p>
      <text:p text:style-name="P592"><text:tab/>Crane picks up mud</text:p>
      <text:p text:style-name="P592"><text:tab/>Retrieve mud from crane.</text:p>
      <text:p text:style-name="P801">Flowchart:<text:span text:style-name="T71"> </text:span><text:span text:style-name="T358">If player presses button in mud pit control room, the crane reaches into the mud and comes back up</text:span></text:p>
      <text:p text:style-name="P804"><text:span text:style-name="T1056">If player tries to pick up this mud, Rolan says: “</text:span>I have mud, but nothing to put it in.”</text:p>
      <text:p text:style-name="P802">After player retrieves Clay Jar, this changes to [received mud] </text:p>
      <text:p text:style-name="P802"><text:tab/>-Rolan is then able to pick up mud and complete the mini-quest</text:p>
      <text:p text:style-name="P803">If player selects to collect mud from <text:span text:style-name="T1531">M</text:span>udfall: the mud knocks the jar from Rolan's hand and sends it flying to the next screen. Rolan must retrieve it (either from the ground, or the mud stream)</text:p>
      <text:p text:style-name="P366"/>
      <text:p text:style-name="P525"><text:span text:style-name="T71"><text:tab/>The small town is completely abandoned. The houses are simple, square-shaped mud structures, all strung together: large buildings with many entrances, exits, and rooms. Entering through one door, the player could practically come out on the other side of town, or anywhere in between. Buildings are </text:span><text:span text:style-name="T366">externally</text:span><text:span text:style-name="T71"> ornamented with a white dotted line or </text:span><text:span text:style-name="T363">simple white </text:span><text:span text:style-name="T71">pattern. </text:span><text:span text:style-name="T368">Some windows have colorful mosaic stained glass. </text:span><text:span text:style-name="T71">Some areas are obstructed by piles of dirt and old garbage (wood planks, supplies). There is a well in the center (that looks like a hole in the ground), with a wooden pump. </text:span><text:span text:style-name="T367">There are mud statues surrounding the well, making it into a sort of “town square.” They are in the shapes of large vases </text:span><text:span text:style-name="T368">and </text:span><text:span text:style-name="T372">masks/heads</text:span><text:span text:style-name="T369"> with strong touches of white and blue</text:span><text:span text:style-name="T367">. </text:span><text:span text:style-name="T363">There are no enemies in the town.</text:span></text:p>
      <text:p text:style-name="P548"><text:span text:style-name="T363"><text:tab/></text:span><text:span text:style-name="T339">Fredericka</text:span><text:span text:style-name="T370"> is the only remaining person in the town, and he is very eccentric and very strange. He hangs out only in his bed, and can be found at the topmost bedroom </text:span><text:span text:style-name="T371">with some small cactus plants.</text:span></text:p>
      <text:p text:style-name="P6"><text:span text:style-name="T613"><text:tab/></text:span><text:span text:style-name="T824">Homes</text:span><text:span text:style-name="T850"> have</text:span><text:span text:style-name="T657"> perfectly square rooms, </text:span><text:span text:style-name="T678">and</text:span><text:span text:style-name="T657"> </text:span><text:span text:style-name="T667">practically nothing</text:span><text:span text:style-name="T657"> inside; </text:span><text:span text:style-name="T672">there may be some cool treasures</text:span><text:span text:style-name="T657">. A kitchen is </text:span><text:span text:style-name="T670">marked by</text:span><text:span text:style-name="T657"> one oven-shaped block, </text:span><text:span text:style-name="T672">and a</text:span><text:span text:style-name="T657"> bedroom has one, long, clay bed. </text:span><text:span text:style-name="T678">These </text:span><text:soft-page-break/><text:span text:style-name="T678">homes are strung together in the same, large building. T</text:span><text:span text:style-name="T672">here is </text:span><text:span text:style-name="T657">a </text:span><text:span text:style-name="T818">supply store</text:span><text:span text:style-name="T657"> with </text:span><text:span text:style-name="T670">practically </text:span><text:span text:style-name="T657">nothing in it; </text:span><text:span text:style-name="T672">there's </text:span><text:span text:style-name="T657">a </text:span><text:span text:style-name="T818">vase shop,</text:span><text:span text:style-name="T657"> with vases in the front window. These vases stand in plain sight. </text:span><text:span text:style-name="T665">They may sit on a colorful table cloth to make them stand out.</text:span><text:span text:style-name="T657"> </text:span><text:span text:style-name="T665">There is only one CLAY JAR that is completely unbroken. Player should pick this up to collect mud in, later.</text:span></text:p>
      <text:p text:style-name="P7"><text:span text:style-name="T613"><text:tab/></text:span><text:span text:style-name="T657">A river of dried mud goes through the town, leading to the MUD PIT in the back. </text:span><text:span text:style-name="T668">However, this is a long, winding stream </text:span><text:span text:style-name="T677">that flows in the ground level of the largest structure in town. There are internal wooden bridges to go over the stream</text:span><text:span text:style-name="T668">. </text:span><text:span text:style-name="T677">It</text:span><text:span text:style-name="T668"> also branches into two parts. At the end of one is a dam that has been broken. The mud rushes over one destroyed part of the wall. The player can see that they are able to climb a ladder down to the bottom, and try to collect mud. They are prompted if they want to collect the mud: </text:span><text:span text:style-name="T819">yes, </text:span><text:span text:style-name="T840">or </text:span><text:span text:style-name="T819">no. </text:span><text:span text:style-name="T840">If they say yes:</text:span></text:p>
      <text:p text:style-name="P7"><text:span text:style-name="T819">Rolan holds out the jar, but the mud is so fast it slaps </text:span><text:span text:style-name="T821">the jar</text:span><text:span text:style-name="T819"> out of his hand, and he </text:span><text:span text:style-name="T823">needs</text:span><text:span text:style-name="T819"> to retrieve it. </text:span><text:span text:style-name="T840">If the player tries this twice—Rolan: “</text:span><text:span text:style-name="T842">This isn't working</text:span><text:span text:style-name="T840">.”</text:span><text:span text:style-name="T819"> </text:span><text:span text:style-name="T841">However, at the end of these screens (where Rolan </text:span><text:span text:style-name="T845">must</text:span><text:span text:style-name="T841"> </text:span><text:span text:style-name="T845">retrieve</text:span><text:span text:style-name="T841"> his jar) is also a </text:span><text:span text:style-name="T843">very small one-room house. Inside, is a</text:span><text:span text:style-name="T841"> </text:span><text:span text:style-name="T820">letter</text:span><text:span text:style-name="T841"> </text:span><text:span text:style-name="T843">on a table detailing</text:span><text:span text:style-name="T841"> what happened to the town:</text:span></text:p>
      <text:p text:style-name="P95"/>
      <text:p text:style-name="P766">Mathilda,</text:p>
      <text:p text:style-name="P765"><text:span text:style-name="T1270">The judges sa</text:span><text:span text:style-name="T1309">y</text:span><text:span text:style-name="T1270"> they have no use for our mud, anymore.</text:span></text:p>
      <text:p text:style-name="P765"><text:span text:style-name="T1270">I think </text:span><text:span text:style-name="T1310">they can't afford it be</text:span><text:span text:style-name="T1311">cause they've spent the money elsewhere</text:span><text:span text:style-name="T1310">.</text:span></text:p>
      <text:p text:style-name="P766">I found work here in a quarry. Come with the neighbors, and bring mud.</text:p>
      <text:p text:style-name="P94"/>
      <text:p text:style-name="P6"><text:span text:style-name="T840"><text:tab/></text:span><text:span text:style-name="T844">The player should eventually find the mud pit </text:span><text:span text:style-name="T849">out back</text:span><text:span text:style-name="T844">. </text:span><text:span text:style-name="T847">It</text:span><text:span text:style-name="T613"> is dangerously slippery, and Rolan can't walk too close. However, the inside walls of the pit are a different color. It is brighter, shinier, and clearly not dried out. There is a </text:span><text:span text:style-name="T669">small </text:span><text:span text:style-name="T822">control room</text:span><text:span text:style-name="T669"> next to a </text:span><text:span text:style-name="T822">crane</text:span><text:span text:style-name="T613">; the crane is </text:span><text:span text:style-name="T669">a rather small, red structure (not a huge yellow CAT). It is thin and simple [almost like a bucket tied a rope and set on a wooden skeleton]</text:span><text:span text:style-name="T613">. </text:span><text:span text:style-name="T669">The building is earthy (like the houses), with a very large window, set at the top of some steps.</text:span><text:span text:style-name="T1508"> </text:span>Player must operate the crane <text:span text:style-name="T1508">from the control room,</text:span> <text:span text:style-name="T1508">where there is a large, visible button. When pressed the crane</text:span> will dip into the mud, <text:span text:style-name="T1508">pull</text:span> out a scoop, and swing <text:span text:style-name="T1508">it</text:span> over to the side. </text:p>
      <text:p text:style-name="P6">Player should then examine the Scoop, to <text:span text:style-name="T2">RECEIVE MUD.</text:span></text:p>
      <text:p text:style-name="P6">If Rolan has not yet found the JAR...<text:span text:style-name="T1508">w</text:span>hen Player tries to pick up the mud by clicking on the Scoop: “I have mud, but nothing to put it in.”</text:p>
      <text:p text:style-name="P457"><text:span text:style-name="T362"><text:tab/>Concealed items </text:span><text:span text:style-name="T369">could</text:span><text:span text:style-name="T364"> be</text:span><text:span text:style-name="T362"> in breakable mud pots (Zelda-style).</text:span></text:p>
      <text:p text:style-name="P402"/>
      <text:p text:style-name="P35"/>
      <text:p text:style-name="P527"><text:span text:style-name="T996">1.</text:span><text:span text:style-name="T989">4.</text:span><text:span text:style-name="T1005">7</text:span><text:span text:style-name="T989"> CARAVAN, ROLAN'S CRYSTAL! </text:span></text:p>
      <text:p text:style-name="P527"><text:span text:style-name="T989"><text:tab/></text:span><text:span text:style-name="T1055">Lulu rejoins you, and player brings items to Antiques Merchant. Merchant quick</text:span><text:span text:style-name="T1059">l</text:span><text:span text:style-name="T1055">y forms new runestone but has troubles putting it in the cart. He asks for help. </text:span><text:span text:style-name="T1000">Cut-scene </text:span><text:span text:style-name="T1055">where Rolan drops the crystal. Player speaks to Melchom and the quest continues. </text:span></text:p>
      <text:p text:style-name="P357"/>
      <text:p text:style-name="P763"><text:span text:style-name="T1250">C</text:span><text:span text:style-name="T38">haracters</text:span>: Rolan, Lulu</text:p>
      <text:p text:style-name="P763"><text:tab/><text:tab/><text:span text:style-name="T1509">Antiques Merchant, Melchom, Merchant (that leaves to bring news of their arrival to <text:tab/><text:tab/><text:tab/><text:tab/>Bredon)</text:span></text:p>
      <text:p text:style-name="P763"><text:span text:style-name="T38">Music</text:span>: <text:span text:style-name="T1509">Caravan, Click sound (of runestone, in scene)</text:span></text:p>
      <text:p text:style-name="P443"><text:span text:style-name="T1270">Player Goal:</text:span><text:span text:style-name="T79"> </text:span><text:span text:style-name="T105">Fix rune stone, </text:span><text:span text:style-name="T106">begin </text:span><text:span text:style-name="T756">Protect the Caravan</text:span></text:p>
      <text:p text:style-name="P597"><text:span text:style-name="T1270">Actions:</text:span><text:span text:style-name="T79"> </text:span><text:span text:style-name="T106">Upon returning, Lulu immediately greets you.</text:span></text:p>
      <text:p text:style-name="P590"><text:soft-page-break/><text:tab/>Player must initiate conversation with Antiques Merchant.</text:p>
      <text:p text:style-name="P591"><text:tab/>Merchant takes the items and constructs new runestone. He kneels, trying to place it in the cart. </text:p>
      <text:p text:style-name="P633"><text:tab/>He fiddles with it, before shaking his head and standing back up. He asks Rolan to help</text:p>
      <text:p text:style-name="P596"><text:span text:style-name="T105"><text:tab/></text:span><text:span text:style-name="T355">Cue cut-scene:</text:span><text:span text:style-name="T105"> Rolan fiddles </text:span><text:span text:style-name="T121">with the crystal</text:span><text:span text:style-name="T105">. The Merchant tells him to try harder.</text:span></text:p>
      <text:p text:style-name="P784"><text:span text:style-name="T703">Click </text:span><text:span text:style-name="T810">sound</text:span><text:span text:style-name="T809">, </text:span><text:span text:style-name="T105">and</text:span><text:span text:style-name="T809"> </text:span><text:span text:style-name="T79">it goes into place. Suddenly, Rolan's crystal tumbles out of his pocket...The merchants, and Lulu, stare, but say nothing. Quickly, Rolan shoves it back in his pocket.</text:span></text:p>
      <text:p text:style-name="P593"><text:tab/><text:span text:style-name="T1298">Player is free to roam and should eventually approach Melchom (instructed by Antiques </text:span></text:p>
      <text:p text:style-name="P782">Merchant).</text:p>
      <text:p text:style-name="P632"><text:tab/>Melchom will be in conference with another merchant. When the player initiates conversation, </text:p>
      <text:p text:style-name="P783"><text:span text:style-name="T1298">Melchom sends the merchant away and asks if Rolan is ready to finish his work. “Yes” will initiate 1.4.6, </text:span><text:span text:style-name="T831">Protect The Caravan</text:span></text:p>
      <text:p text:style-name="P634"><text:span text:style-name="T1298">F</text:span><text:span text:style-name="T1270">lowchart:</text:span><text:span text:style-name="T79"> After player replaces runestone, Melchom's dialogue changes to </text:span><text:span text:style-name="T749">Protect the <text:tab/><text:tab/><text:tab/><text:tab/>Caravan</text:span></text:p>
      <text:p text:style-name="P545"/>
      <text:p text:style-name="P499"><text:span text:style-name="T1197">1.</text:span><text:span text:style-name="T1195">4.</text:span><text:span text:style-name="T1202">8</text:span><text:span text:style-name="T1196"> </text:span><text:span text:style-name="T747">PROTECT THE CARAVAN</text:span></text:p>
      <text:p text:style-name="P500"><text:span text:style-name="T1040"><text:tab/></text:span>The caravan moves together as a unit through the desert toward Bredon, very slowly. Various enemies will attack the merchants, and it is up to Rolan and Lulu to fight them off. </text:p>
      <text:p text:style-name="P761"/>
      <text:p text:style-name="P761"><text:span text:style-name="T1250">C</text:span><text:span text:style-name="T38">haracters</text:span>: Rolan, Lulu</text:p>
      <text:p text:style-name="P761"><text:tab/>Melchom: A tall, rather friendly merchant with a ponytail and beard.</text:p>
      <text:p text:style-name="P767">Enemies:<text:span text:style-name="T71"> Bandit Desperado, Bandits (1-4?), Merchants (1-3), Melchom, 2 Desert animals</text:span></text:p>
      <text:p text:style-name="P761"><text:span text:style-name="T38">Music</text:span>: <text:span text:style-name="T1424">Battle theme</text:span></text:p>
      <text:p text:style-name="P444"><text:span text:style-name="T1270">Player Goal:</text:span><text:span text:style-name="T79"> </text:span><text:span text:style-name="T91">defeat 2 sets of enemies and Bandit Desperado</text:span></text:p>
      <text:p text:style-name="P595"><text:span text:style-name="T1270">Actions: </text:span><text:span text:style-name="T79">As th</text:span><text:span text:style-name="T92">e caravan moves</text:span><text:span text:style-name="T79">, a merchant will yell: "Over here!! Bodyguards!!" To signal </text:span><text:span text:style-name="T116">there are <text:tab/><text:tab/><text:tab/>enemies.</text:span></text:p>
      <text:p text:style-name="P760"><text:tab/>After 2 <text:span text:style-name="T1425">normal desert-type enemies</text:span>, Melchom will call: “Bodyguards, it's time to earn that </text:p>
      <text:p text:style-name="P759">pay!” </text:p>
      <text:p text:style-name="P588"><text:tab/>The final attack comes from <text:span text:style-name="T1525">a GROUP OF BANDITS. After defeating a few of them, out pops </text:span><text:s/><text:tab/><text:tab/><text:tab/>BANDIT DESPERADO. <text:span text:style-name="T1520">Sh</text:span>e is a mini-boss (not <text:span text:style-name="T1532">really</text:span> <text:span text:style-name="T1532">tough</text:span>). <text:span text:style-name="T1520">Sh</text:span>e is distinguished <text:tab/><text:tab/><text:tab/>from other bandits by <text:span text:style-name="T1520">a</text:span> big cowboy hat.</text:p>
      <text:p text:style-name="P588"><text:tab/><text:span text:style-name="T1526">When Desperado is defeated, she cries for help before dying. Dialogue is cued, and...</text:span></text:p>
      <text:p text:style-name="P588"><text:tab/><text:span text:style-name="T1520">The merchants automatically engage player in battle.</text:span></text:p>
      <text:p text:style-name="P588"><text:tab/><text:span text:style-name="T1520">When Melchom HP hits a certain point, he yells that it's time to run away</text:span></text:p>
      <text:p text:style-name="P588"/>
      <text:p text:style-name="P499"><text:span text:style-name="T1197"><text:s/>1.</text:span><text:span text:style-name="T1195">4.</text:span><text:span text:style-name="T1202">9</text:span><text:span text:style-name="T1196"> </text:span><text:span text:style-name="T1200">DESERT - STRANDED</text:span></text:p>
      <text:p text:style-name="P499"><text:span text:style-name="T1040"><text:tab/></text:span><text:span text:style-name="T1055">Rolan and Lulu are tossed out of the caravan, </text:span><text:span text:style-name="T1060">and the caravan speeds off</text:span></text:p>
      <text:p text:style-name="P762"><text:span text:style-name="T1250">C</text:span><text:span text:style-name="T38">haracters</text:span>: Rolan, Lulu, <text:span text:style-name="T1510">Melchom</text:span></text:p>
      <text:p text:style-name="P762"><text:span text:style-name="T38">Music</text:span>: </text:p>
      <text:p text:style-name="P596"><text:span text:style-name="T1270">Actions:</text:span><text:span text:style-name="T106"> </text:span><text:span text:style-name="T356">cut-scene:</text:span><text:span text:style-name="T106"> Rolan and Lulu are tossed out, the caravan speeds off</text:span></text:p>
      <text:p text:style-name="P589"><text:tab/>Rolan and Lulu share a brief dialogue, indicating they should walk to Bredon</text:p>
      <text:p text:style-name="P589"><text:tab/>Player is free to head for Bredon!</text:p>
      <text:p text:style-name="P547"/>
      <text:h text:style-name="P1465" text:outline-level="1"><text:bookmark-start text:name="__RefHeading__9134_1538258975"/>1.<text:span text:style-name="T1511">5</text:span> “<text:span text:style-name="T1511">The Quest Begins in Bredon</text:span>”<text:bookmark-end text:name="__RefHeading__9134_1538258975"/></text:h>
      <text:p text:style-name="P5"/>
      <text:p text:style-name="P168">CHAPTER OVERVIEW</text:p>
      <text:list xml:id="list453475530184378315" text:style-name="L2">
        <text:list-item>
          <text:p text:style-name="P1687"><text:span text:style-name="T1411"><text:tab/></text:span>You ask around the town for information, but mostly hear chat about the Harvest Lords, IlFraternity, and an AWOL king. A bartender directs you to Spindly Chali. He tells you about the crystals one at a time, beginning with Falkenreause, the cheat. You seek her out and goad her into betting the crystal. Lulu will completely mess up the mini-games and you will lose the first time. The second time, Lulu will share invaluable hints and you (hopefully) win and receive your first crystal. Chali gives you the second name: Harvest Lord Manley. </text:p>
        </text:list-item>
        <text:list-item>
          <text:p text:style-name="P1690">[chapter length – <text:span text:style-name="T1522">med</text:span>]</text:p>
        </text:list-item>
        <text:list-item>
          <text:p text:style-name="P1690"/>
        </text:list-item>
      </text:list>
      <text:p text:style-name="P46"><text:span text:style-name="T38">Characters</text:span>: Rolan, <text:span text:style-name="T1511">Lulu</text:span></text:p>
      <text:p text:style-name="P799"><text:span text:style-name="T1446">Outside</text:span><text:span text:style-name="T1434">: </text:span></text:p>
      <text:p text:style-name="P791"><text:span text:style-name="T1434"><text:tab/></text:span><text:span text:style-name="T1438">Bredon </text:span><text:span text:style-name="T1434">NPC 1, 2, 3, 4, </text:span><text:span text:style-name="T1438">5</text:span></text:p>
      <text:p text:style-name="P793"><text:tab/>Bredon Welcoming Committee: has blue sash and clipboard, in Town Square</text:p>
      <text:p text:style-name="P790"><text:span text:style-name="T1434"><text:tab/></text:span><text:span text:style-name="T1435">Spindly Chali: </text:span><text:span text:style-name="T1437">should look androgynous. </text:span><text:span text:style-name="T1439">His clothes may be reminiscent of <text:tab/>the merchants.</text:span></text:p>
      <text:p text:style-name="P794"><text:tab/><text:span text:style-name="T1536">Bredon </text:span>Kid 1, 2: in town square, playing in sandbox</text:p>
      <text:p text:style-name="P793"><text:span text:style-name="T1555">Civilian</text:span> Houses:</text:p>
      <text:p text:style-name="P793"><text:tab/>House 1: Man, Brother, Sister</text:p>
      <text:p text:style-name="P793"><text:tab/>House 2: <text:span text:style-name="T1555">Mother, Girl</text:span></text:p>
      <text:p text:style-name="P795">Harvest Lord Houses:</text:p>
      <text:p text:style-name="P795"><text:tab/>Manley: <text:s/><text:span text:style-name="T1555">Coco</text:span></text:p>
      <text:p text:style-name="P795"><text:tab/><text:span text:style-name="T1546">Chamberly</text:span>: Gardener, <text:span text:style-name="T1546">Tito, Lady Chamberly</text:span></text:p>
      <text:p text:style-name="P793">Public Library:</text:p>
      <text:p text:style-name="P792"><text:span text:style-name="T1433"><text:tab/></text:span><text:span text:style-name="T1435">Patron 1, 2, 3</text:span></text:p>
      <text:p text:style-name="P794"><text:tab/>Librarian: <text:span text:style-name="T1537">Male </text:span>shelving books, big <text:span text:style-name="T1535">librarian </text:span>glasses</text:p>
      <text:p text:style-name="P719"><text:tab/>Abiades: <text:span text:style-name="T1537">Female with Frazzled hair</text:span></text:p>
      <text:p text:style-name="P793">Bakery Bluebell:</text:p>
      <text:p text:style-name="P793"><text:tab/><text:span text:style-name="T1536">NPC's 1-3: reading newspaper</text:span></text:p>
      <text:p text:style-name="P793"><text:tab/><text:span text:style-name="T1536">Baker</text:span></text:p>
      <text:p text:style-name="P793">Arborelle:</text:p>
      <text:p text:style-name="P792"><text:span text:style-name="T1433"><text:tab/></text:span><text:span text:style-name="T1435">Arborelle </text:span><text:span text:style-name="T1433">Bartender</text:span></text:p>
      <text:p text:style-name="P796"><text:tab/>Arborelle Gamemaster</text:p>
      <text:p text:style-name="P793"><text:tab/>Patron 1, 2, <text:span text:style-name="T1550">3</text:span></text:p>
      <text:p text:style-name="P793"><text:soft-page-break/><text:tab/>Falkenreause</text:p>
      <text:p text:style-name="P793">Crunchy Mango:</text:p>
      <text:p text:style-name="P792"><text:span text:style-name="T1433"><text:tab/></text:span><text:span text:style-name="T1435">NPC 1, 2, Girl</text:span></text:p>
      <text:p text:style-name="P794"><text:tab/>Mango Bartender</text:p>
      <text:p text:style-name="P793">Palace: </text:p>
      <text:p text:style-name="P792"><text:span text:style-name="T1433"><text:tab/></text:span><text:span text:style-name="T1435">Guard: Stand</text:span><text:span text:style-name="T1444">s</text:span><text:span text:style-name="T1435"> at gate, full metal armor</text:span></text:p>
      <text:p text:style-name="P793"><text:span text:style-name="T1545">Alchemy Alcove</text:span>:</text:p>
      <text:p text:style-name="P792"><text:span text:style-name="T1433"><text:tab/></text:span><text:span text:style-name="T1435">Spirit </text:span><text:span text:style-name="T1436">Alchemist</text:span></text:p>
      <text:p text:style-name="P46"><text:span text:style-name="T38">Areas</text:span>: <text:span text:style-name="T1527">Bredon</text:span></text:p>
      <text:p text:style-name="P107">Music:<text:span text:style-name="T71"> </text:span><text:span text:style-name="T384">Bredon, </text:span><text:span text:style-name="T714">ding</text:span><text:span text:style-name="T1006"> of “Receive Crystal,” Falkenreause Mini-Game Music, </text:span><text:span text:style-name="T1010">Pitter-Patter of feet <text:tab/><text:tab/><text:tab/>(</text:span><text:span text:style-name="T722">Save the Kitty)</text:span></text:p>
      <text:p text:style-name="P46"><text:span text:style-name="T38">Buildings</text:span>: <text:span text:style-name="T1512">Arborelle (bar), Crunchy Mango (bar), Palace, Bredon Alchemy Alcove, Civilian House 1, 2, Lord Manley's House, Lady Chameberly's House, Public Library, Bakery Bluebell, Town Square</text:span></text:p>
      <text:p text:style-name="P124">Player Goals:<text:span text:style-name="T71"> </text:span></text:p>
      <text:p text:style-name="P745">1. Find Bartender and information about Chali</text:p>
      <text:p text:style-name="P749"><text:span text:style-name="T357">2. </text:span><text:span text:style-name="T71">Find Chali and names of crystal owners</text:span></text:p>
      <text:p text:style-name="P750">3. Arborelle Bar, find and defeat Falkenreause</text:p>
      <text:p text:style-name="P751">4. Get second name (Manley) from Chali</text:p>
      <text:p text:style-name="P559"><text:span text:style-name="T1397">Key </text:span>Rooms and Items:</text:p>
      <text:p text:style-name="P578"><text:tab/><text:span text:style-name="T1543">Arborelle Bar (location of Falkenreause)</text:span></text:p>
      <text:p text:style-name="P578"><text:tab/><text:span text:style-name="T1543">Chali's Alley</text:span></text:p>
      <text:p text:style-name="P572">Optional <text:span text:style-name="T1543">quests</text:span>:<text:span text:style-name="T704"> Melchom Pays </text:span><text:span text:style-name="T710">His Bill</text:span></text:p>
      <text:p text:style-name="P732">Save the Kitty</text:p>
      <text:p text:style-name="P196">Bosses:<text:span text:style-name="T71"> </text:span><text:span text:style-name="T365">None</text:span></text:p>
      <text:p text:style-name="P290">Transit <text:span text:style-name="T1744">Locations (Optional) </text:span>:<text:span text:style-name="T71"> Zip Line </text:span><text:span text:style-name="T449">(Bredon)</text:span></text:p>
      <text:p text:style-name="P216">Notes:<text:span text:style-name="T71"> Falkenreause Mini-Game*</text:span></text:p>
      <text:p text:style-name="P511"/>
      <text:p text:style-name="P583">1.5.1 <text:span text:style-name="T1513">BREDON CITY</text:span></text:p>
      <text:p text:style-name="P398"><text:tab/><text:span text:style-name="T828"> </text:span><text:span text:style-name="T832">The ground is grass with a stone road </text:span><text:span text:style-name="T848">marking the main path</text:span><text:span text:style-name="T832">. The town is surrounded by trees </text:span><text:span text:style-name="T864">and </text:span><text:span text:style-name="T848">has</text:span><text:span text:style-name="T832"> two entrances (one </text:span><text:span text:style-name="T867">roughly </text:span><text:span text:style-name="T832">to the south and one </text:span><text:span text:style-name="T867">roughly </text:span><text:span text:style-name="T832">to the north). </text:span><text:span text:style-name="T833">In the center of the town is </text:span><text:span text:style-name="T848">the </text:span><text:span text:style-name="T673">Town Square</text:span><text:span text:style-name="T833"> with a park and playground—</text:span><text:span text:style-name="T848">including a sand box and swing set</text:span><text:span text:style-name="T833">. It is partitioned off from the town with a wooden fence, and one main entrance (all made of wood). <text:s/>There is a small green field with benches.</text:span><text:span text:style-name="T853"> It is surrounded by a beautiful stream that circles it and makes it look like an island. There are two cute bridges to cross to the Town Square.</text:span></text:p>
      <text:p text:style-name="P399"><text:span text:style-name="T832"><text:tab/>The </text:span><text:span text:style-name="T613">palace</text:span><text:span text:style-name="T828"> </text:span><text:span text:style-name="T832">exists on the western point of the city. </text:span><text:span text:style-name="T828">The palace is placed on the opposite side of a mote-style pit, with a wooden bridge. It is partially set up in the middle of an old, very fat tree. Two hallways extend from either side of the main building (which serves as the throne room, etc.) and lead to the remaining wings (to the right, private quarters, and to the left, private meeting rooms). </text:span><text:span text:style-name="T899">King</text:span><text:span text:style-name="T828"> </text:span><text:span text:style-name="T853">Bosworth</text:span><text:span text:style-name="T828"> lives here, now.</text:span></text:p>
      <text:p text:style-name="P514"><text:span text:style-name="T828"><text:tab/>The average </text:span><text:span text:style-name="T3">civilian</text:span><text:span text:style-name="T828"> (and most of the IlFraternity members) live in quaint houses around the town. </text:span><text:span text:style-name="T1547">They start at the base of a tree, with the trunk dead in the middle of the small wooden house. Houses may (or may not) be stacked on top of each other, with a ladder leading to the other levels.</text:span></text:p>
      <text:p text:style-name="P513"><text:tab/><text:span text:style-name="T3">Lord</text:span><text:span text:style-name="T13">'s</text:span><text:span text:style-name="T3"> </text:span><text:span text:style-name="T13">House</text:span><text:span text:style-name="T14">s</text:span><text:span text:style-name="T3"> </text:span>originally belonged to the current IlFraternity. <text:span text:style-name="T1543">Two Harvest Lord homes</text:span> are scattered along <text:span text:style-name="T1536">an</text:span> invisible line that surrounds the town (meaning, the town <text:span text:style-name="T1575">is kind of encircled by the “important” buildings</text:span>). <text:span text:style-name="T1536">Manley is located to the North. </text:span>Large wooden structures with huge, wall-sized windows. <text:span text:style-name="T1528">They are the same style as the civilian houses, but have a long bridge that must be crossed. There are two houses (Chamberly, and Manley)</text:span></text:p>
      <text:p text:style-name="P503"><text:span text:style-name="T759"><text:tab/></text:span>Bredon Welcome Committee NPC likes to greet people as they come to Bredon. He used to be an aristocrat, but is now working for the Harvest Lords. It's kind of a terribly embarrassing job. He hangs out in the <text:span text:style-name="T3">Town Square</text:span> and wears a blue sash and cap.</text:p>
      <text:p text:style-name="P504"><text:span text:style-name="T1064"><text:tab/>C</text:span><text:span text:style-name="T1250">haracters:</text:span><text:span text:style-name="T1064"> </text:span><text:span text:style-name="T1065">Rolan, Lulu</text:span></text:p>
      <text:p text:style-name="P368"><text:tab/><text:tab/>Bredon Welcoming Committee: In park</text:p>
      <text:p text:style-name="P368"><text:tab/><text:tab/>Bredon Kids 1, 2: In park, in sandbox</text:p>
      <text:p text:style-name="P368"><text:tab/><text:tab/>Bredon Palace Guards 1, 2: Placed outside Palace. Will block player from entering</text:p>
      <text:p text:style-name="P368"><text:tab/><text:tab/>Spindly Chali: is locked in “Chali's Alley” between the backdoors of the library and Bluebell Bakery</text:p>
      <text:p text:style-name="P504"><text:span text:style-name="T1065"><text:tab/></text:span><text:span text:style-name="T1066"><text:tab/>Bredon NPC 1, 2, 3, 4: Wandering around. 2 and 3 are together in conversation.</text:span></text:p>
      <text:p text:style-name="P808"><text:span text:style-name="T1270">Music:</text:span><text:span text:style-name="T79"> </text:span><text:span text:style-name="T127">Bredon theme</text:span></text:p>
      <text:p text:style-name="P840"><text:span text:style-name="T1270">Player Goal: </text:span><text:span text:style-name="T173">Explore until they find Chali</text:span></text:p>
      <text:p text:style-name="P920">Locations: </text:p>
      <text:p text:style-name="P787"><text:span text:style-name="T136"><text:tab/>Arborelle: </text:span><text:span text:style-name="T142">Round, wooden building that is smooth <text:tab/>and more elegant than most <text:tab/>buildings here. There is a small patch of flowers out front. It is surrounded by a <text:tab/>stream (or has a large pond) with a quaint, romantic bridge. There are tea lights <text:tab/>streaming around the outside. </text:span><text:span text:style-name="T175">Ideally, this is the place players feel inclined to <text:tab/>check out, so they can speak to the bartender who sends them to the Mango. It <text:tab/>should stand out or be really obvious.</text:span></text:p>
      <text:p text:style-name="P788"><text:span text:style-name="T136"><text:tab/>Crunchy Mango: </text:span><text:span text:style-name="T79">dull, normal building. Has “Mango” sign out front. It's the local <text:tab/>watering hole. </text:span><text:span text:style-name="T142">If anything, it may be a little worn-down (destroyed </text:span><text:span text:style-name="T173">roof,</text:span><text:span text:style-name="T142"> <text:tab/>discolored wood panelling)</text:span></text:p>
      <text:p text:style-name="P788"><text:span text:style-name="T136"><text:tab/>Palace: </text:span><text:span text:style-name="T146">L</text:span><text:span text:style-name="T79">ess realistic, and more fairy-tale. It </text:span><text:span text:style-name="T142">is a simple ivory and stone color.</text:span></text:p>
      <text:p text:style-name="P788"><text:span text:style-name="T136"><text:tab/>Bredon </text:span><text:span text:style-name="T137">Alchemist Alcove: a store-sized structure. It's basically a special potions shop. <text:tab/>The appearance could be in the same style as the castle, so it stands out.</text:span></text:p>
      <text:p text:style-name="P789"><text:tab/>Civilian House 1, 2: <text:span text:style-name="T1575">Appearance is more along the lines of Crunchy Mango. They may <text:tab/>have odd bright touches of color. (Bright blue door, yellow window panes)</text:span></text:p>
      <text:p text:style-name="P788"><text:span text:style-name="T136"><text:tab/>Lord Manley's House: </text:span><text:span text:style-name="T138">Located in </text:span><text:span text:style-name="T147">the </text:span><text:span text:style-name="T138">north</text:span></text:p>
      <text:p text:style-name="P788"><text:span text:style-name="T136"><text:tab/>Lady Chamerbly's Ho</text:span><text:span text:style-name="T138">us</text:span><text:span text:style-name="T136">e: </text:span><text:span text:style-name="T138">Located in the south</text:span></text:p>
      <text:p text:style-name="P788"><text:soft-page-break/><text:span text:style-name="T136"><text:tab/>Public Library: </text:span><text:span text:style-name="T138">tall wooden structure with benches and an “open library” out front.</text:span></text:p>
      <text:p text:style-name="P788"><text:span text:style-name="T136"><text:tab/>Bakery Bluebell: </text:span><text:span text:style-name="T138">a quaint bakery, white and blue colors, </text:span><text:span text:style-name="T142">a striped awning and a small <text:tab/>table out front. There may be cakes in the window (or at least the </text:span><text:span text:style-name="T146">Bakery </text:span><text:span text:style-name="T142">name).</text:span></text:p>
      <text:p text:style-name="P788"><text:span text:style-name="T136"><text:tab/>Town Square: </text:span><text:span text:style-name="T138">an island in the middle of a stream. You must cross bridges to get to it. It <text:tab/>has a playground (sandbox, etc) as well as a grassy area for picnics. There may <text:tab/>be a food stand/</text:span><text:span text:style-name="T173">ice cream truck</text:span><text:span text:style-name="T138">.</text:span></text:p>
      <text:p text:style-name="P1068"><text:span text:style-name="T1280">N</text:span><text:span text:style-name="T1299">otes:</text:span><text:span text:style-name="T126"> </text:span><text:span text:style-name="T127">Player does not HAVE to speak to Crunchy Mango Bartender to see Chali. No doors are locked; player can find Chali on their own </text:span><text:span text:style-name="T138">(it would be really annoying for a player to HAVE to follow the story thread back to the Crunchy Mango, even if they happen to find Chali)</text:span><text:span text:style-name="T127">. For this reason, the doors to Chali's Alley should be </text:span><text:span text:style-name="T173">slightly</text:span><text:span text:style-name="T127"> concealed, </text:span><text:span text:style-name="T173">so it's not the first place they go.</text:span></text:p>
      <text:p text:style-name="P512"/>
      <text:p text:style-name="P367"><text:span text:style-name="T3">The following </text:span><text:span text:style-name="T15">Scenes</text:span>: First, are the initial set-up and description of locations (all marked optional), followed by the main storyline</text:p>
      <text:p text:style-name="P367"/>
      <text:p text:style-name="P412">1.5.<text:span text:style-name="T1543">2</text:span> B<text:span text:style-name="T1513">AKERY BLUEBELL (O)</text:span></text:p>
      <text:p text:style-name="P507"><text:tab/><text:span text:style-name="T1300">The bakery is a simple little room with a cake cabinet, and quaint tables. </text:span><text:span text:style-name="T1341">W</text:span><text:span text:style-name="T1300">ood highlighted with white </text:span><text:span text:style-name="T1341">furniture/counter</text:span><text:span text:style-name="T1300">, and blue flowers. </text:span><text:span text:style-name="T1328">There is a cupcake tray on the counter. It spirals up and is colorful.</text:span><text:span text:style-name="T1300"> </text:span><text:span text:style-name="T1329">It is more quaint than over-the-top girly.</text:span></text:p>
      <text:p text:style-name="P507"><text:span text:style-name="T1300"><text:tab/></text:span><text:span text:style-name="T1307">There are tall stools at the window bar. </text:span><text:span text:style-name="T1329">Most</text:span><text:span text:style-name="T1307"> tables </text:span><text:span text:style-name="T1337">have someone</text:span><text:span text:style-name="T1307"> reading </text:span><text:span text:style-name="T1337">a </text:span><text:span text:style-name="T1307">newspaper, </text:span><text:span text:style-name="T1330">in silence</text:span><text:span text:style-name="T1307">. </text:span><text:span text:style-name="T1330">They may have a coffee on their table. </text:span><text:span text:style-name="T1307">Every table has a bundle of blue flowers in a glass vase. The baker is a woman in an apron. One corridor has a bathroom (as marked by </text:span><text:span text:style-name="T1325">cute girl/boy symbols</text:span><text:span text:style-name="T1328">). Behind the counter is an open door (with a white curtain pulled to the side) leading to a very small kitchen with just an oven and table. There is a second door, leading</text:span><text:span text:style-name="T1307"> to the back alley where Chali is/the back entrance to the library. </text:span><text:span text:style-name="T1339">In the kitchen, there may be sacks of flour of sugar. If we wanted, we could make Rolan be able to tip these over and watch the flour/sugar spill all over the flour. It wouldn't do anything special; it would just be fun if the player enjoys being an ass hole.</text:span></text:p>
      <text:p text:style-name="P1137"><text:span text:style-name="T1064">C</text:span><text:span text:style-name="T1250">haracters:</text:span><text:span text:style-name="T1064"> </text:span></text:p>
      <text:p text:style-name="P1175"><text:span text:style-name="T1064"><text:tab/></text:span><text:span text:style-name="T1065">Baker: Blue dress white apron. </text:span><text:span text:style-name="T1073">Should remind you of your mom.</text:span></text:p>
      <text:p text:style-name="P1191"><text:tab/>NPC 1, 2, 3: NPC's here sit at tables with their noses in newspapers. They do not speak to you. They may sip coffee.</text:p>
      <text:p text:style-name="P846"><text:span text:style-name="T1270">Story </text:span><text:span text:style-name="T1280">L</text:span><text:span text:style-name="T1270">ocations/Rooms:</text:span><text:span text:style-name="T79"> </text:span><text:span text:style-name="T128">A door behind the counter exits to a small kitchen and then to Chali's Alley. A player shouldn't really </text:span><text:span text:style-name="T147">be drawn to it (don't want players bypassing all the fun stuff in the town)</text:span></text:p>
      <text:p text:style-name="P929"/>
      <text:p text:style-name="P412">1.5.<text:span text:style-name="T1543">3</text:span> B<text:span text:style-name="T1539">REDON ALCHEMIST ALCOVE (O)</text:span></text:p>
      <text:p text:style-name="P413"><text:span text:style-name="T613"><text:tab/></text:span><text:span text:style-name="T855">The interior is strikingly empty. </text:span><text:span text:style-name="T865">It is all wood </text:span><text:span text:style-name="T864">against</text:span><text:span text:style-name="T865"> a white-marble color-</text:span><text:span text:style-name="T864">ed altar</text:span><text:span text:style-name="T865">. </text:span><text:span text:style-name="T855">A bookshelf of potion bottles and items leans against the wall. The</text:span><text:span text:style-name="T864">re is a</text:span><text:span text:style-name="T855"> stone semi-circular wall with three items hanging off of it. This is unusable. The altar, however, </text:span><text:span text:style-name="T865">can be used</text:span><text:span text:style-name="T855">.</text:span><text:span text:style-name="T1326"> </text:span><text:span text:style-name="T1328">Standing on the square in front of the altar will prompt the question: Full Heal (100 gold) Yes/no?</text:span></text:p>
      <text:p text:style-name="P1137"><text:span text:style-name="T1064">C</text:span><text:span text:style-name="T1250">haracters:</text:span><text:span text:style-name="T1064"> </text:span><text:span text:style-name="T1069">Alchemist</text:span></text:p>
      <text:p text:style-name="P921"><text:span text:style-name="T1544">Key Items</text:span>:<text:span text:style-name="T71"> </text:span><text:span text:style-name="T381">altar, wall of </text:span><text:span text:style-name="T382">ingredients</text:span><text:span text:style-name="T381"> (unusable, purely decoration)</text:span></text:p>
      <text:p text:style-name="P922">Notes:<text:span text:style-name="T71"> This is the only alchemist for a while. The player will constantly be coming back and forth to Bredon, and it makes little sense for smaller towns to have a healer. The next one will be in Upper Mash (when we first leave the Southern Kingdom).</text:span></text:p>
      <text:p text:style-name="P929"/>
      <text:p text:style-name="P407">1.5.<text:span text:style-name="T1543">4</text:span> <text:span text:style-name="T1513">ARBORELLE BAR (O)</text:span></text:p>
      <text:p text:style-name="P405"><text:tab/><text:span text:style-name="T834">Once you enter, it looks as though you are outside: there are “trees” and </text:span><text:span text:style-name="T836">the rooms</text:span><text:span text:style-name="T834"> </text:span><text:span text:style-name="T836">are</text:span><text:span text:style-name="T834"> lit by hanging lanterns. </text:span><text:span text:style-name="T858">Stone walls, r</text:span><text:span text:style-name="T835">ed chair and tables. The first room includes a red bar and cozy tables; </text:span><text:soft-page-break/><text:span text:style-name="T835">the second is centered around a large, green “poker”-style table. There is a large window looking out to a patch of </text:span><text:span text:style-name="T836">perfect </text:span><text:span text:style-name="T835">green </text:span><text:span text:style-name="T836">grass </text:span><text:span text:style-name="T858">in the corner of the room</text:span><text:span text:style-name="T835">—for Pygmyhog races.</text:span><text:span text:style-name="T834"> The people here are generally very nice, save for the bartender. </text:span><text:span text:style-name="T857">Sh</text:span><text:span text:style-name="T834">e's a jerk. </text:span><text:span text:style-name="T835">(</text:span><text:span text:style-name="T1299">inspired by: el bosc de les fades)</text:span></text:p>
      <text:p text:style-name="P806"><text:span text:style-name="T1314">C</text:span><text:span text:style-name="T44">haracters:</text:span><text:span text:style-name="T1314"> </text:span></text:p>
      <text:p text:style-name="P927"><text:span text:style-name="T1314"><text:tab/></text:span><text:span text:style-name="T1315">Arborelle Bartender: </text:span><text:span text:style-name="T1330">Dressed in dark colors. She's rather snobby, </text:span><text:span text:style-name="T1346">but also stands <text:tab/>out compared to the other people in the bar. The bar should be close to the <text:tab/>entrance and obvious.</text:span></text:p>
      <text:p text:style-name="P930"><text:tab/>Arborelle NPC 1, 2, 3</text:p>
      <text:p text:style-name="P930"><text:tab/>Arborelle Gamemaster: <text:span text:style-name="T1552">Dressed similar to bartender</text:span></text:p>
      <text:p text:style-name="P930"><text:tab/>Falkenreause: <text:span text:style-name="T1552">Black hat, long light hair, a dark dress. Flamboyant without being <text:tab/>too unusual (this is Bredon! Folks are simple)</text:span></text:p>
      <text:p text:style-name="P810"><text:span text:style-name="T1270">Music:</text:span><text:span text:style-name="T79"> </text:span><text:span text:style-name="T127">(Falkenreause/ “Casino Games” theme?)</text:span></text:p>
      <text:p text:style-name="P842"><text:span text:style-name="T1270">Player Goal:</text:span><text:span text:style-name="T79"> </text:span><text:span text:style-name="T127">(pre-Chali) speak to Bartender and receive clue to go to the Crunch</text:span><text:span text:style-name="T133">y</text:span><text:span text:style-name="T127"> Mango</text:span></text:p>
      <text:p text:style-name="P930"><text:tab/>(Post-Chali) Challenge and defeat Falkenreause</text:p>
      <text:p text:style-name="P846"><text:span text:style-name="T1331">Key Items: </text:span><text:span text:style-name="T143">Falkenreause's crystal, attached to a necklace.</text:span><text:span text:style-name="T79"> </text:span></text:p>
      <text:p text:style-name="P954">Flowchart:<text:span text:style-name="T71"> </text:span><text:span text:style-name="T374">After receiving Falkenreause's name from Chali, her dialogue will change. </text:span></text:p>
      <text:p text:style-name="P954"><text:span text:style-name="T374"><text:tab/></text:span><text:span text:style-name="T385">(Later) </text:span><text:span text:style-name="T386">a</text:span><text:span text:style-name="T385">fter defeating Falkenrease,</text:span><text:span text:style-name="T374"> the NPC's dialogue will change.</text:span></text:p>
      <text:p text:style-name="P1219"/>
      <text:p text:style-name="P506"/>
      <text:p text:style-name="P412">1.5.<text:span text:style-name="T1543">5</text:span> <text:span text:style-name="T1513">BREDON PUBLIC LIBRARY (O)</text:span></text:p>
      <text:p text:style-name="P411"><text:tab/><text:span text:style-name="T838">Two levels, with books going straight up the walls to the ceiling. There's a large ladder to reach high-up books. The second level is constrained by a small wooden bannister, allowing the player to only travel the constricted paths. There is one extra room on each floor with large green </text:span><text:span text:style-name="T851">hammocks</text:span><text:span text:style-name="T838"> for reading, </text:span><text:span text:style-name="T859">as well as a large, mahogany desk for working. </text:span><text:span text:style-name="T838">There are tall trees that reach from the ground to the ceiling. </text:span><text:span text:style-name="T851">There is a ladder attached to a large tree that leads to the second floor. Other trees have bookshelves hanging off of them, and sometimes shelves are hanging between two or three trunks. The ground is solid wood paneling, with circles of dirt around the trees (as though they are straight from the earth, through the flooring)</text:span></text:p>
      <text:p text:style-name="P411"><text:span text:style-name="T851"><text:tab/></text:span><text:span text:style-name="T838">Outside </text:span><text:span text:style-name="T837">are a few large tree stumps (the size of a person) that have been converted to book shelves. </text:span><text:span text:style-name="T852">The idea here, is that people will think “dude, if my library looked like that, I'd go there.” It's generally cool mixed with relaxing and cozy.</text:span></text:p>
      <text:p text:style-name="P1137"><text:span text:style-name="T1064">C</text:span><text:span text:style-name="T1250">haracters:</text:span><text:span text:style-name="T1064"> </text:span><text:span text:style-name="T1066">Library Patron 1, 2, 3</text:span></text:p>
      <text:p text:style-name="P1192"><text:tab/>Abiades: woman with frazzled hair, and glasses hidden away in a side roo<text:span text:style-name="T1556">m, nose in a <text:tab/>book. She may also have a huge stack of books laying next to her.</text:span></text:p>
      <text:p text:style-name="P1192"><text:tab/>Librarian: man with librarian glasses who is eternally shelving books</text:p>
      <text:p text:style-name="P509"/>
      <text:p text:style-name="P415">1.5.<text:span text:style-name="T1543">6</text:span> SUPPLY DEPOT <text:span text:style-name="T1515">(O)</text:span></text:p>
      <text:p text:style-name="P415"><text:tab/><text:span text:style-name="T855">Ordinary goods shop. </text:span><text:span text:style-name="T828">Melchom is here. Whenever Rolan and Lulu first enter, a </text:span><text:span text:style-name="T613">cut-scene</text:span><text:span text:style-name="T828"> plays, wherein Melchom delivers goods to the Manager. </text:span><text:span text:style-name="T859">There is an unopened crate of goods sitting by the counter (delivered by Melchom).</text:span></text:p>
      <text:p text:style-name="P1137"><text:span text:style-name="T1064">C</text:span><text:span text:style-name="T1250">haracters:</text:span><text:span text:style-name="T1064"> </text:span><text:span text:style-name="T1066">Melchom </text:span><text:span text:style-name="T1074">(only the first time player enters)</text:span></text:p>
      <text:p text:style-name="P1192"><text:tab/>Supply Depot Owner: receiving a box of goods from Melchom</text:p>
      <text:p text:style-name="P810"><text:span text:style-name="T1270">Music:</text:span><text:span text:style-name="T79"> </text:span><text:span text:style-name="T130">Ca</text:span><text:span text:style-name="T144">ravan Theme (when Melchom is there. Goes until the sub-quest is ended or completed)</text:span></text:p>
      <text:p text:style-name="P951">Flowchart:<text:span text:style-name="T71"> </text:span><text:span text:style-name="T375">Once player enters for the first time, cut-scene plays of Melchom and Supply Depot Owner. Melchom will run out the back door. </text:span><text:span text:style-name="T376">(see next section for details)</text:span></text:p>
      <text:p text:style-name="P1070"><text:span text:style-name="T1280">N</text:span><text:span text:style-name="T1299">otes:</text:span><text:span text:style-name="T126"> </text:span><text:span text:style-name="T131">If Rolan doesn't follow Melchom and tries to exit through the front door, Lulu will say they need to catch Melchom. If Rolan still decides to not chase him, the side-quest is lost forever and the Supply Depot Owner's dialogue changes to the typical “Did you </text:span><text:soft-page-break/><text:span text:style-name="T131">want to buy something?”</text:span></text:p>
      <text:p text:style-name="P415"/>
      <text:p text:style-name="P508">Melchom Pays <text:span text:style-name="T1514">His Bill (Side quest!)</text:span></text:p>
      <text:p text:style-name="P414"><text:span text:style-name="T1270"><text:tab/></text:span><text:span text:style-name="T1317">If Rolan chases him, Melchom will continue to the Library, </text:span><text:span text:style-name="T1318">and disappear into a side room where Library NPC 1 is. If Rolan talks to them, the patron says Melchom is hiding under the desk. If Rolan talks to Melchom, he will receive 600 gold in conversation.</text:span></text:p>
      <text:p text:style-name="P1138"><text:span text:style-name="T1064">C</text:span><text:span text:style-name="T1250">haracters:</text:span><text:span text:style-name="T1064"> </text:span><text:span text:style-name="T1067">Melchom, Library NPC 1</text:span></text:p>
      <text:p text:style-name="P809"><text:span text:style-name="T1270">Music:</text:span><text:span text:style-name="T79"> </text:span><text:span text:style-name="T132">Bredon</text:span><text:span text:style-name="T79"> </text:span></text:p>
      <text:p text:style-name="P841"><text:span text:style-name="T1270">Player Goal:</text:span><text:span text:style-name="T79"> </text:span><text:span text:style-name="T132">Chase and catch Melchom</text:span></text:p>
      <text:p text:style-name="P844"><text:span text:style-name="T1270">Story </text:span><text:span text:style-name="T1280">L</text:span><text:span text:style-name="T1270">ocations/Rooms:</text:span><text:span text:style-name="T79"> </text:span><text:span text:style-name="T132">Library, Library Side room</text:span></text:p>
      <text:p text:style-name="P950">Flowchart:<text:span text:style-name="T71"> </text:span><text:span text:style-name="T376">After Melchom disappears in to the Library side room, the Library NPC 1 dialogue will change to the </text:span><text:span text:style-name="T712">Melchom Pays His Bills</text:span><text:span text:style-name="T376"> dialogue in the screenplay.</text:span></text:p>
      <text:p text:style-name="P1069"><text:span text:style-name="T95">N</text:span><text:span text:style-name="T126">otes:</text:span><text:span text:style-name="T132"> If Rolan chases Melchom to the library, Melchom will wait there for Rolan to find him until Rolan leaves the city. If Rolan exits Bredon, the story ends.</text:span></text:p>
      <text:p text:style-name="P512"/>
      <text:p text:style-name="P417">1.5.<text:span text:style-name="T1543">7</text:span> <text:span text:style-name="T1557">CIVILIAN HOUSE 1 (O)</text:span></text:p>
      <text:p text:style-name="P417"><text:tab/><text:span text:style-name="T1332">The house interior is simple. A kitchen with a sink and window. A small “den” area, with a reading table and wooden accents. Upstairs are two children in a bedroom with three beds. The beds have colorful pillows. There may be a blanket fort. They have a pile of toys and toy airplane. There is also a rather empty bookshelf.</text:span></text:p>
      <text:p text:style-name="P417"/>
      <text:p text:style-name="P416"><text:tab/><text:span text:style-name="T1314">C</text:span><text:span text:style-name="T44">haracters:</text:span><text:span text:style-name="T1314"> </text:span><text:span text:style-name="T1270">Civilian Man</text:span></text:p>
      <text:p text:style-name="P416"><text:span text:style-name="T1270"><text:tab/><text:tab/>Civilian </text:span><text:span text:style-name="T1316">Brother, Sister</text:span><text:span text:style-name="T1270">: Upstairs, arguing</text:span></text:p>
      <text:p text:style-name="P842"><text:span text:style-name="T1270">Player Goal:</text:span><text:span text:style-name="T79"> </text:span><text:span text:style-name="T129">Learn a little about Bredon</text:span></text:p>
      <text:p text:style-name="P873"><text:span text:style-name="T1316">S</text:span><text:span text:style-name="T1270">tory Items:</text:span><text:span text:style-name="T79"> Toy airplane, that kids are playing with</text:span></text:p>
      <text:p text:style-name="P1218"/>
      <text:p text:style-name="P677">1.5.<text:span text:style-name="T1551">8</text:span> <text:span text:style-name="T1557">CIVILIAN HOUSE 2 (O)</text:span></text:p>
      <text:p text:style-name="P417"><text:tab/><text:span text:style-name="T1332">The same style as House 1. Downstairs is a kitchen with a kitchen table, </text:span><text:span text:style-name="T1333">sink, and counter</text:span><text:span text:style-name="T1332">. The mother looks out a window with a red curtain. The girl sits at the table with a stuffed dragon. </text:span><text:span text:style-name="T1333">Upstairs are two rooms. The mother's room is just a bed with a book on it. The girl's room has an open window with long pink curtains and a treasure chest of some kind, as well as a pink cat house. It may have a picture of a cat face so the player knows what it is.</text:span></text:p>
      <text:p text:style-name="P417"/>
      <text:p text:style-name="P416"><text:tab/><text:span text:style-name="T1314">C</text:span><text:span text:style-name="T44">haracters:</text:span><text:span text:style-name="T1314"> </text:span><text:span text:style-name="T1317">Civilian</text:span><text:span text:style-name="T1316"> </text:span><text:span text:style-name="T1317">Woman, Girl</text:span></text:p>
      <text:p text:style-name="P842"><text:span text:style-name="T1270">Player Goal:</text:span><text:span text:style-name="T79"> </text:span><text:span text:style-name="T134">Hear that girl's cat is missing, starting </text:span><text:span text:style-name="T760">Save the Kitty</text:span></text:p>
      <text:p text:style-name="P846"><text:span text:style-name="T1270">Story </text:span><text:span text:style-name="T1280">L</text:span><text:span text:style-name="T1270">ocations/Rooms:</text:span><text:span text:style-name="T79"> </text:span><text:span text:style-name="T130">Kitchen, Girl's bedroom</text:span></text:p>
      <text:p text:style-name="P953">Flowchart:<text:span text:style-name="T71"> </text:span><text:span text:style-name="T375">After talking to the girl, the </text:span><text:span text:style-name="T711">Save the Kitty </text:span><text:span text:style-name="T375">quest is activated. </text:span><text:span text:style-name="T381">After talking to the girl, the window on the Chamberly House is openable, and the Gardener's dialogue changes to tell the player about the broken window. </text:span><text:span text:style-name="T375">(see </text:span><text:span text:style-name="T379">Chamberly</text:span><text:span text:style-name="T375"> House section for more)</text:span><text:span text:style-name="T71"> </text:span></text:p>
      <text:p text:style-name="P1217"><text:span text:style-name="T95">N</text:span><text:span text:style-name="T126">otes: </text:span><text:span text:style-name="T130">Girl's bedroom is locked at first. There is a treasure inside</text:span></text:p>
      <text:p text:style-name="P1013"/>
      <text:p text:style-name="P407">1.5.<text:span text:style-name="T1551">9</text:span> <text:span text:style-name="T1540">HARVEST LADY CHAMBERLY'S HOUSE <text:s/>(O)</text:span></text:p>
      <text:p text:style-name="P418">(Formerly '<text:span text:style-name="T1553">Lord </text:span>Bosley')</text:p>
      <text:p text:style-name="P418"/>
      <text:p text:style-name="P410"><text:tab/><text:span text:style-name="T1324"> </text:span><text:span text:style-name="T45">The story </text:span><text:span text:style-name="T46">of </text:span><text:span text:style-name="T921">Save the Kitty</text:span><text:span text:style-name="T45">:</text:span><text:span text:style-name="T1324"> </text:span></text:p>
      <text:p text:style-name="P410"><text:span text:style-name="T1324">Rolan must sneak </text:span><text:span text:style-name="T1334">through a broken side window</text:span><text:span text:style-name="T1324">. By following a series of steps, he can find Basilisk, the little Civilian Girl's lost cat. First, </text:span><text:span text:style-name="T1335">the player sees</text:span><text:span text:style-name="T1324"> the (meow) when </text:span><text:span text:style-name="T1335">entering</text:span><text:span text:style-name="T1324">, telling </text:span><text:span text:style-name="T1335">them</text:span><text:span text:style-name="T1324"> the cat is present. Second, </text:span><text:span text:style-name="T1335">they</text:span><text:span text:style-name="T1324"> need to notice the fireplace poker and knock it over </text:span><text:span text:style-name="T1334">(simply by clicking on it)</text:span><text:span text:style-name="T1324">, </text:span><text:soft-page-break/><text:span text:style-name="T1324">letting loose a bird. The cat will then chase the bird. Rolan must follow the sound of the frantic bird to find it and the cat. </text:span></text:p>
      <text:p text:style-name="P438"><text:span text:style-name="T41">Difficulty Options</text:span><text:span text:style-name="T1270">:</text:span></text:p>
      <text:p text:style-name="P409"><text:span text:style-name="T1324"><text:tab/>-</text:span><text:span text:style-name="T1365">Y</text:span><text:span text:style-name="T1364">ou </text:span><text:span text:style-name="T1365">have</text:span><text:span text:style-name="T1364"> to avoid Tito</text:span><text:span text:style-name="T1324">, who will kick the player out </text:span><text:span text:style-name="T1334">of the house, </text:span><text:span text:style-name="T1364">yelling “Hey!”</text:span><text:span text:style-name="T1334"> </text:span><text:span text:style-name="T1365">However, he also randomly generates in different rooms. </text:span></text:p>
      <text:p text:style-name="P390"><text:tab/>-Rolan must use the hammer to convert snakes to stone</text:p>
      <text:p text:style-name="P369"/>
      <text:p text:style-name="P408"><text:span text:style-name="T1334"><text:tab/></text:span><text:span text:style-name="T860">This is a mansion. </text:span><text:span text:style-name="T861">The outside has a large green hedge, </text:span><text:span text:style-name="T862">as well as hedges shaped into adorable animals (preferably something present in Rolan's Quest. Certain cute enemies, etc.)</text:span><text:span text:style-name="T861">. </text:span><text:span text:style-name="T862">A fish pond.</text:span><text:span text:style-name="T861"> There may even be a</text:span><text:span text:style-name="T862"> </text:span><text:span text:style-name="T861">statue of Lady Chamberly, herself. </text:span><text:span text:style-name="T860">The wood </text:span><text:span text:style-name="T862">inside the house </text:span><text:span text:style-name="T860">is dark, smooth mahogany, and everything is fancy. Every room has large windows with white curtains. Big, </text:span><text:span text:style-name="T862">extravagant</text:span><text:span text:style-name="T860"> mirrors are also common throughout the house. There is a living room with a huge L-shaped couch; a big, open kitchen with an island in the middle; a piano room; an office with a large desk, chair </text:span><text:span text:style-name="T866">and maybe file boxes</text:span><text:span text:style-name="T860">. </text:span></text:p>
      <text:p text:style-name="P519"><text:tab/>Upstairs are two bedrooms with large beds and draperies over them; a Greenhouse (that is actually a room attached to the house) a terrace with plants, a table and maybe a wine glass on said table; a library (that may be reminiscent of the Bredon Library); and a pool with a white lounge chair. This building needs to be big, explorable, <text:span text:style-name="T1739">and rather confusing</text:span> so Finding the Kitty takes a few minutes. Rooms may have multiple entrances to confuse the player. <text:span text:style-name="T1766">The house will be explored later, as well, in 1.9. Perhaps read that scene, too, before designing the house.</text:span></text:p>
      <text:p text:style-name="P370"/>
      <text:p text:style-name="P805"><text:span text:style-name="T1314">C</text:span><text:span text:style-name="T44">haracters:</text:span><text:span text:style-name="T1314"> </text:span><text:span text:style-name="T1322">Tito: Chamberly's super sexy (yet fully clothed) man servant, </text:span><text:span text:style-name="T1323">who is cleaning the <text:tab/></text:span><text:span text:style-name="T1324">kitchen. </text:span><text:span text:style-name="T1334">He should be in black pants and white button-up, with <text:tab/><text:tab/>noticeable hair.</text:span></text:p>
      <text:p text:style-name="P931"><text:tab/>Lady Chamberly: <text:span text:style-name="T1553">Older lady with red hair </text:span>taking a nap in her office under a <text:tab/>blanket</text:p>
      <text:p text:style-name="P931"><text:tab/>Gardener: Out back, easy to walk up and talk to</text:p>
      <text:p text:style-name="P931"><text:tab/><text:span text:style-name="T1553">Basil: a little black and white cat</text:span></text:p>
      <text:p text:style-name="P931"><text:tab/><text:span text:style-name="T1553">Bird: a frantic red bird</text:span></text:p>
      <text:p text:style-name="P878"><text:span text:style-name="T1541">Action:</text:span><text:span text:style-name="T379"> Player should approach the gardener, who will hint that the side window is broken.</text:span></text:p>
      <text:p text:style-name="P878"><text:span text:style-name="T379"><text:tab/>Player can climb through side window (this </text:span><text:span text:style-name="T713">can</text:span><text:span text:style-name="T379"> be done without talking to the gardener, but it isn't obvious)</text:span></text:p>
      <text:p text:style-name="P932"><text:tab/>Once inside, a visually cued (Meow) appears.</text:p>
      <text:p text:style-name="P878"><text:span text:style-name="T379"><text:tab/></text:span><text:span text:style-name="T380">Player should explore, and eventually notice the fireplace poker, and ash scattered <text:tab/>all over the place. The poker is </text:span><text:span text:style-name="T715">clearly</text:span><text:span text:style-name="T380"> clickable. When clicked on, it will <text:tab/>fall over and a bird swooshes out of the fireplace and o</text:span><text:span text:style-name="T387">f</text:span><text:span text:style-name="T380">f into the house.</text:span></text:p>
      <text:p text:style-name="P933"><text:tab/>Visually cued (pitter patter) (pitter patter)</text:p>
      <text:p text:style-name="P933"><text:tab/><text:span text:style-name="T1553">The cat can be found where the bird is. The player must follow the (FLAP FLAP) <text:tab/>of the bird in the right direction.</text:span></text:p>
      <text:p text:style-name="P933"><text:tab/><text:span text:style-name="T1548">Player is able to find and pick up cat.</text:span></text:p>
      <text:p text:style-name="P919">Flowchart:<text:span text:style-name="T71"> After player picks up cat, they cannot leave the city. The Girl in Civilian House 2's Dialogue changes to accept the cat.</text:span></text:p>
      <text:p text:style-name="P919">Key Rooms and Items:<text:span text:style-name="T71"> Broken window (for entering)</text:span></text:p>
      <text:p text:style-name="P919"><text:span text:style-name="T375"><text:tab/></text:span><text:span text:style-name="T71">Fireplace Poker (to be knocked over. Is very clearly usable)</text:span></text:p>
      <text:p text:style-name="P919"><text:span text:style-name="T375"><text:tab/></text:span><text:span text:style-name="T71">Greenhouse (</text:span><text:span text:style-name="T383">a room, </text:span><text:span text:style-name="T71">final location of cat and bird)</text:span><text:span text:style-name="T375"> </text:span></text:p>
      <text:p text:style-name="P878"><text:span text:style-name="T1541">Notes: </text:span><text:span text:style-name="T379">Front door </text:span><text:span text:style-name="T387">is always</text:span><text:span text:style-name="T379"> locked.</text:span></text:p>
      <text:p text:style-name="P1014"/>
      <text:p text:style-name="P406">1.5.<text:span text:style-name="T1543">10</text:span> <text:span text:style-name="T1540">HARVEST LORD MANLEY'S HOUSE (O)</text:span></text:p>
      <text:p text:style-name="P406"><text:tab/><text:span text:style-name="T861">Player cannot yet go inside.</text:span><text:span text:style-name="T862"> Outside is not quite as over-the-top as Lady Chamerbly's; however, </text:span><text:soft-page-break/><text:span text:style-name="T862">there are many plants and flowers perfectly arranged...it may be arranged in the shape of a dollar sign, just because.</text:span></text:p>
      <text:p text:style-name="P515"/>
      <text:p text:style-name="P807"><text:span text:style-name="T1314">C</text:span><text:span text:style-name="T44">haracters:</text:span><text:span text:style-name="T1314"> </text:span><text:span text:style-name="T1321">CoCo: Bosley's </text:span><text:span text:style-name="T1323">flamboyant</text:span><text:span text:style-name="T1321"> housekeeper. </text:span><text:span text:style-name="T1336">CoCo is a male wearing ordinary clothes, but with large, extraordinary hair—like Tito</text:span></text:p>
      <text:p text:style-name="P952"><text:span text:style-name="T1538">Flowchart</text:span><text:span text:style-name="T375">: </text:span><text:span text:style-name="T377">If player tries to enter front door, they are met by </text:span><text:span text:style-name="T378">CoCo</text:span><text:span text:style-name="T377">, who will have a dialogue and turn them away. The house is locked until </text:span><text:span text:style-name="T383">1.5.</text:span></text:p>
      <text:p text:style-name="P358"/>
      <text:p text:style-name="P400">1.5.<text:span text:style-name="T1543">11</text:span> C<text:span text:style-name="T1513">RUNCHY MANGO BAR (MAIN STORY)</text:span></text:p>
      <text:p text:style-name="P400"><text:span text:style-name="T1301"><text:tab/></text:span><text:span text:style-name="T837">This bar is an open space inside of a thick external wall. Once you enter through the door, </text:span><text:span text:style-name="T854">it looks like </text:span><text:span text:style-name="T862">have</text:span><text:span text:style-name="T854"> you walked into a</text:span><text:span text:style-name="T862">n abandoned</text:span><text:span text:style-name="T854"> forest</text:span><text:span text:style-name="T837">. There is a solid wood bar and a few, </text:span><text:span text:style-name="T862">small</text:span><text:span text:style-name="T837"> </text:span><text:span text:style-name="T863">green </text:span><text:span text:style-name="T837">tables </text:span><text:span text:style-name="T862">that are the size of crates</text:span><text:span text:style-name="T837">. It is very </text:span><text:span text:style-name="T839">small and </text:span><text:span text:style-name="T837">rustic, but </text:span><text:span text:style-name="T862">cozy</text:span><text:span text:style-name="T837">.</text:span><text:span text:style-name="T1301"> </text:span></text:p>
      <text:p text:style-name="P1136"><text:span text:style-name="T1064">C</text:span><text:span text:style-name="T1250">haracters:</text:span><text:span text:style-name="T1064"> </text:span><text:span text:style-name="T1075">Mango Molly</text:span><text:span text:style-name="T1068">: Big friendly lady behind the bar. </text:span><text:span text:style-name="T1075">She likes to laugh and talk with her <text:tab/>hands.</text:span></text:p>
      <text:p text:style-name="P1193"><text:tab/>Mango NPC 1</text:p>
      <text:p text:style-name="P1194"><text:tab/>Mango NPC 2, Girl: In view of each other. If Rolan talks to Mango girl she will say NPC 2 is creepy and look over at him. NPC 2 will wave</text:p>
      <text:p text:style-name="P1194"><text:tab/>Mango MPC 3: sleeping in <text:span text:style-name="T1554">the corner</text:span></text:p>
      <text:p text:style-name="P808"><text:span text:style-name="T1270">Music:</text:span><text:span text:style-name="T79"> </text:span><text:span text:style-name="T133">Bredon (cont)</text:span></text:p>
      <text:p text:style-name="P840"><text:span text:style-name="T1270">Player Goal:</text:span><text:span text:style-name="T79"> </text:span><text:span text:style-name="T133">Receive Chali's name and location from Bartender</text:span></text:p>
      <text:p text:style-name="P845"><text:span text:style-name="T1319">Actions</text:span><text:span text:style-name="T1270">:</text:span><text:span text:style-name="T79"> </text:span><text:span text:style-name="T133">Player should talk to Crunchy Mango Bartender. Dialogue will immediately lead Rolan to information about Chali.</text:span></text:p>
      <text:p text:style-name="P845"><text:span text:style-name="T1320">Flowchart</text:span><text:span text:style-name="T133">: After Rolan talks to Chali, </text:span><text:span text:style-name="T145">Mango Molly's</text:span><text:span text:style-name="T133"> dialogue will change to (post-Chali) dialogue listed in screenplay</text:span><text:span text:style-name="T107"> </text:span></text:p>
      <text:p text:style-name="P934"/>
      <text:p text:style-name="P401">1.5.<text:span text:style-name="T1543">12</text:span> <text:span text:style-name="T1549">CHALI'S ALLEY (MAIN STORY)</text:span></text:p>
      <text:p text:style-name="P401"><text:tab/><text:span text:style-name="T856">There is very little here. Only a bucket or two that someone from the bakery might take a break on, and a trash bin.</text:span></text:p>
      <text:p text:style-name="P516"/>
      <text:p text:style-name="P1139"><text:span text:style-name="T1064">C</text:span><text:span text:style-name="T1250">haracters:</text:span><text:span text:style-name="T1064"> </text:span><text:span text:style-name="T1070">Chali</text:span></text:p>
      <text:p text:style-name="P843"><text:span text:style-name="T1270">Player Goal:</text:span><text:span text:style-name="T79"> </text:span><text:span text:style-name="T139">Receive Falkenreause's name</text:span></text:p>
      <text:p text:style-name="P847"><text:span text:style-name="T1319">Actions</text:span><text:span text:style-name="T1270">:</text:span><text:span text:style-name="T79"> </text:span><text:span text:style-name="T139">Player must initiate conversation</text:span></text:p>
      <text:p text:style-name="P936"><text:tab/>In dialogue, Player is asked if they want to pay 100G for a name or not. If no: Chali's dialogue changes to “I'll be here when you change your mind.” If yes: Rolan hands over the gold and the dialogue continues.</text:p>
      <text:p text:style-name="P847"><text:span text:style-name="T1320">Flowchart</text:span><text:span text:style-name="T133">: </text:span><text:span text:style-name="T139">After Rolan pays for the name, Falkenreause's dialogue changes so they can “battle.”</text:span></text:p>
      <text:p text:style-name="P934"/>
      <text:p text:style-name="P401">1.5.<text:span text:style-name="T1543">13</text:span> <text:span text:style-name="T1549">ARBORELLE (MAIN STORY)</text:span></text:p>
      <text:p text:style-name="P1139"><text:span text:style-name="T1064">C</text:span><text:span text:style-name="T1250">haracters:</text:span><text:span text:style-name="T1064"> </text:span><text:span text:style-name="T1071">Falkenreause, Bartender, Gamemaster, NPC 1, 2, 3</text:span></text:p>
      <text:p text:style-name="P811"><text:span text:style-name="T1270">Music:</text:span><text:span text:style-name="T79"> </text:span><text:span text:style-name="T140">Mini-game theme cued for games, </text:span><text:span text:style-name="T761">ding</text:span><text:span text:style-name="T140"> for “received crystal” moment</text:span></text:p>
      <text:p text:style-name="P843"><text:span text:style-name="T1270">Player Goal:</text:span><text:span text:style-name="T79"> </text:span><text:span text:style-name="T140">Defeat Falkenreause in mini-game</text:span></text:p>
      <text:p text:style-name="P847"><text:span text:style-name="T1319">Actions</text:span><text:span text:style-name="T1270">:</text:span><text:span text:style-name="T79"> </text:span><text:span text:style-name="T140">Player must initiate conversation.</text:span></text:p>
      <text:p text:style-name="P937"><text:tab/>When player says “yes” they are ready, mini-game is cued.</text:p>
      <text:p text:style-name="P848"><text:span text:style-name="T1320">Flowchart</text:span><text:span text:style-name="T133">: </text:span><text:span text:style-name="T140"><text:s/>In dialogue, player is asked whether they are ready or to play or not. No: Falkenreause's dialogue is locked on “shall we begin?” until player says “yes.”</text:span></text:p>
      <text:p text:style-name="P848"><text:span text:style-name="T140"><text:tab/></text:span><text:span text:style-name="T141">After player defeats Falkenreause, Chali's dialogue changes to the next name <text:tab/>dialogue</text:span></text:p>
      <text:p text:style-name="P871"><text:span text:style-name="T1327">N</text:span><text:span text:style-name="T1270">otes:</text:span><text:span text:style-name="T79"> (mini-game possibilities)</text:span></text:p>
      <text:p text:style-name="P871"><text:span text:style-name="T388">The Pygmyhogger</text:span><text:span text:style-name="T71">:</text:span><text:span text:style-name="T79"> The goal is to catch as many pygmy hogs as possible. It is in a </text:span><text:span text:style-name="T149">very simple</text:span><text:span text:style-name="T79"> </text:span><text:soft-page-break/><text:span text:style-name="T79">Pacman style set up (a labyrinth, with hogs placed in random spots). There are also enemies that move slowly through the maze that must be avoided. Later, there may be flying enemies that ignore all boundaries. Lulu will later tell you that you can pick the hogs up and throw them at enemies (as weapons aren't allowed)</text:span></text:p>
      <text:p text:style-name="P928">other idea</text:p>
      <text:p text:style-name="P872"><text:span text:style-name="T148"><text:tab/></text:span><text:span text:style-name="T79">player has a staff that shoots fire (in place of a gun). The goal is to shoot as many vampire pygmyhogs as possible. They go constantly faster, and shooting three at once results in a huge explosion. After the first round, Lulu will tell you that you can also hit Falkenreause to confuse her. </text:span><text:span text:style-name="T148">This is set-up in an arcade-style game, very simple and in the vein of Space Invaders or </text:span><text:span text:style-name="T762">maybe </text:span><text:span text:style-name="T148">Geometry Wars if you wanted to work harder.</text:span></text:p>
      <text:p text:style-name="P938"/>
      <text:p text:style-name="P401">1.5.<text:span text:style-name="T1543">14</text:span> C<text:span text:style-name="T1549">HALI'S ALLEY (MAIN STORY)</text:span></text:p>
      <text:p text:style-name="P1139"><text:span text:style-name="T1064">C</text:span><text:span text:style-name="T1250">haracters:</text:span><text:span text:style-name="T1064"> </text:span><text:span text:style-name="T1072">Chali</text:span></text:p>
      <text:p text:style-name="P843"><text:span text:style-name="T1270">Player Goal:</text:span><text:span text:style-name="T79"> </text:span><text:span text:style-name="T141">Receive Manley's name</text:span></text:p>
      <text:p text:style-name="P847"><text:span text:style-name="T1319">Actions</text:span><text:span text:style-name="T1270">:</text:span><text:span text:style-name="T79"> </text:span><text:span text:style-name="T141">Player must initiate conversation</text:span></text:p>
      <text:p text:style-name="P847"><text:span text:style-name="T1320">Flowchart</text:span><text:span text:style-name="T133">: </text:span><text:span text:style-name="T141">After player pays for Manley's name, CoCo's dialogue changes to let them in the house.</text:span></text:p>
      <text:p text:style-name="P371"/>
      <text:h text:style-name="P1466" text:outline-level="1"><text:bookmark-start text:name="__RefHeading___Toc9714_1006308188"/>1.<text:span text:style-name="T1559">6</text:span> “<text:span text:style-name="T1559">Manley's Many Requests”</text:span><text:bookmark-end text:name="__RefHeading___Toc9714_1006308188"/></text:h>
      <text:p text:style-name="P9"/>
      <text:p text:style-name="P169">CHAPTER OVERVIEW</text:p>
      <text:list xml:id="list502506589670855798" text:style-name="L3">
        <text:list-item>
          <text:p text:style-name="P1708"><text:span text:style-name="T681"><text:s text:c="2"/></text:span><text:span text:style-name="T947">Rolan seeks out the second crystal owner: Harvest Lord Manley. The Harvest Lord is rather quick to employ Rolan for his own means. In exchange for the crystal, Manley wants you to perform three tasks, delivered one at a time. First, he says his foreman (Tomas) is missing. You must head to Finbury and find him. While exploring Finbury, Rolan unleashes a pet dog, starting a dialogue with Echo—a girl who is otherwise too busy to speak with you. She tells you to ask for Tomas at the herbalists' shop. </text:span></text:p>
          <text:list>
            <text:list-item>
              <text:p text:style-name="P1709"><text:span text:style-name="T925">The player must complete </text:span><text:span text:style-name="T613">Sniff Out Tomas</text:span><text:span text:style-name="T925"> to find the lost foreman. After recovering him, </text:span><text:span text:style-name="T953">he suggests taking either the Serpent System or the Zippidy Zip Lines</text:span><text:span text:style-name="T925">. This is simply to expedite the process. It could be removed later, if it seems more fun to make the player walk back to Bredon with or without Tomas. </text:span><text:span text:style-name="T948">The player must return to Manley. Tomas will quickly leave and the player receives the second errand: clear out 7 bandit groups. </text:span></text:p>
              <text:list>
                <text:list-item>
                  <text:p text:style-name="P1710">However, while doing so, Rolan and Lulu will hear about another group—the IlFraternity, and decide to sneak into their base. Here, Rolan tries to attack them, thinking they're bandits, but quickly learns the story is more complicated. They release you and promise to get in contact with you later. Once the 7 groups are cleared out, the player can report for their third errand: speak to the King and to the IlFraternity in order to set up a meeting.</text:p>
                  <text:list>
                    <text:list-item>
                      <text:p text:style-name="P1710">The player is first sent to the castle, which is now unlocked. They can explore, but ultimately head to the king in the throne room. The king agrees to a meeting and sends you on your way abruptly. As you exit the castle, you receive a message from the IlFraternity telling you to go to Glenhurst...</text:p>
                    </text:list-item>
                  </text:list>
                </text:list-item>
              </text:list>
            </text:list-item>
            <text:list-item>
              <text:p text:style-name="P1711"/>
            </text:list-item>
          </text:list>
        </text:list-item>
        <text:list-item>
          <text:p text:style-name="P1691">[chapter length – <text:span text:style-name="T1569">long</text:span>]</text:p>
        </text:list-item>
        <text:list-item>
          <text:p text:style-name="P1691"/>
        </text:list-item>
      </text:list>
      <text:p text:style-name="P47"><text:span text:style-name="T38">Characters</text:span>: Rolan, <text:span text:style-name="T1511">Lulu</text:span></text:p>
      <text:p text:style-name="P734"><text:span text:style-name="T71"><text:tab/></text:span>Manley's House</text:p>
      <text:p text:style-name="P720">CoCo</text:p>
      <text:p text:style-name="P720">Manley</text:p>
      <text:p text:style-name="P733"><text:span text:style-name="T1440"><text:tab/></text:span><text:span text:style-name="T1447">Finbury</text:span><text:span text:style-name="T1434">: </text:span></text:p>
      <text:p text:style-name="P723"><text:span text:style-name="T1440">Echo's Music Hall: Echo (girl with guitar), </text:span><text:span text:style-name="T1442">Edwina</text:span><text:span text:style-name="T1440"> (dog), </text:span><text:span text:style-name="T1441">Fan 1-3</text:span></text:p>
      <text:p text:style-name="P721">Herbalist Shop: Sky, Skylar</text:p>
      <text:p text:style-name="P724"><text:span text:style-name="T1443">Pipe</text:span><text:span text:style-name="T1433"> Shop: </text:span><text:span text:style-name="T1442">Hetch</text:span><text:span text:style-name="T1433"> (elderly </text:span><text:span text:style-name="T1442">wa</text:span><text:span text:style-name="T1433">man)</text:span></text:p>
      <text:p text:style-name="P721">Greenhouse: Etan, Letan (young hippies)</text:p>
      <text:p text:style-name="P724"><text:span text:style-name="T1433">House of Healing: Lilia (full “soothsayer” garb), </text:span><text:span text:style-name="T1441">customer</text:span></text:p>
      <text:p text:style-name="P722">Ambassador Tent: Ambassadors Pelexio and Pelexia</text:p>
      <text:p text:style-name="P722">Outside: Mother, father, son, teenage daughter</text:p>
      <text:p text:style-name="P724"><text:span text:style-name="T1433"><text:tab/></text:span><text:span text:style-name="T1448">In Forest:</text:span></text:p>
      <text:p text:style-name="P718"><text:soft-page-break/><text:span text:style-name="T1450">T</text:span><text:span text:style-name="T1449">omas: Lost foreman</text:span></text:p>
      <text:p text:style-name="P717"><text:span text:style-name="T1449"><text:tab/></text:span><text:span text:style-name="T1445">IlFraternity Base</text:span></text:p>
      <text:p text:style-name="P717"><text:span text:style-name="T1449">Johann</text:span><text:span text:style-name="T1451">a</text:span></text:p>
      <text:p text:style-name="P721">IlFraternity 1-6</text:p>
      <text:p text:style-name="P717"><text:span text:style-name="T1449"><text:tab/></text:span><text:span text:style-name="T1445">Bredon Palace</text:span></text:p>
      <text:p text:style-name="P721">Messenger</text:p>
      <text:p text:style-name="P721">Guard 1-5</text:p>
      <text:p text:style-name="P721">Farmboy</text:p>
      <text:p text:style-name="P721">Farmgirl</text:p>
      <text:p text:style-name="P721">Cook</text:p>
      <text:p text:style-name="P721">Assistant Cook</text:p>
      <text:p text:style-name="P721">Master of Grog</text:p>
      <text:p text:style-name="P721">Housekeeper</text:p>
      <text:p text:style-name="P717"><text:span text:style-name="T1452">Queen</text:span><text:span text:style-name="T1449"> Bosworth</text:span></text:p>
      <text:p text:style-name="P721">Dancer</text:p>
      <text:p text:style-name="P721">Diplomat</text:p>
      <text:p text:style-name="P721">Maid</text:p>
      <text:p text:style-name="P721">Strange Smelly Man</text:p>
      <text:p text:style-name="P721">Trey</text:p>
      <text:p text:style-name="P717"><text:span text:style-name="T1452">King</text:span><text:span text:style-name="T1449"> Bosworth</text:span></text:p>
      <text:p text:style-name="P797">IlFraternity Messenger</text:p>
      <text:p text:style-name="P797"><text:tab/><text:span text:style-name="T62">Zippidy Zip Lines/Serpent System Stop</text:span></text:p>
      <text:p text:style-name="P798">Workers*</text:p>
      <text:p text:style-name="P47"><text:span text:style-name="T38">Areas</text:span>: <text:span text:style-name="T1559">Manley's House, Finbury, IlFraternity Base, Bredon Palace, Glenhurst</text:span></text:p>
      <text:p text:style-name="P70"><text:span text:style-name="T38">Music:</text:span><text:span text:style-name="T71"> </text:span><text:span text:style-name="T384">Bredon</text:span></text:p>
      <text:p text:style-name="P125">Player Goals:<text:span text:style-name="T71"> </text:span></text:p>
      <text:p text:style-name="P746">1. <text:span text:style-name="T1560">Talk to Harvest Lord Manley and receive quest</text:span></text:p>
      <text:p text:style-name="P752">2. Find Echo's Dog in Finbury, initiating conversation with Echo</text:p>
      <text:p text:style-name="P752">3. Talk to Sky, receive <text:span text:style-name="T613">Sniff Out Tomas</text:span><text:span text:style-name="T925"> quest</text:span></text:p>
      <text:p text:style-name="P757">4. Find Tomas and return to Bredon</text:p>
      <text:p text:style-name="P757">5. Receive second quest from Manley</text:p>
      <text:p text:style-name="P757">6. <text:span text:style-name="T1573">Find and defeat 7 Bandit Hordes</text:span></text:p>
      <text:p text:style-name="P758"><text:soft-page-break/>7. Find the IlFraternity Base and speak to Johanna</text:p>
      <text:p text:style-name="P758">8. Receive third quest from Manley</text:p>
      <text:p text:style-name="P758">9. Talk to Trey, who will let you into the Throne Room</text:p>
      <text:p text:style-name="P757"><text:span text:style-name="T1573">10</text:span>. Talk to <text:span text:style-name="T1564">King</text:span> Bosworth</text:p>
      <text:p text:style-name="P757"><text:span text:style-name="T1573">11</text:span>. <text:span text:style-name="T1573">Exit Palace, r</text:span>eceiv<text:span text:style-name="T1573">e</text:span> message from IlFraternity</text:p>
      <text:p text:style-name="P560"><text:span text:style-name="T1397">Key </text:span>Rooms and Items:</text:p>
      <text:p text:style-name="P579"><text:tab/><text:span text:style-name="T1561">Manley's Terrace</text:span></text:p>
      <text:p text:style-name="P579"><text:tab/><text:span text:style-name="T1561">Echo's closet</text:span></text:p>
      <text:p text:style-name="P579"><text:tab/><text:span text:style-name="T1561">Warp Potion</text:span></text:p>
      <text:p text:style-name="P579"><text:tab/><text:span text:style-name="T1561">IlFraternity Meeting Room</text:span></text:p>
      <text:p text:style-name="P579"><text:tab/><text:span text:style-name="T1566">Bredon Throne Room</text:span></text:p>
      <text:p text:style-name="P573">Optional <text:span text:style-name="T1543">quests</text:span>:<text:span text:style-name="T704"> </text:span></text:p>
      <text:p text:style-name="P573"><text:span text:style-name="T389"><text:tab/><text:tab/></text:span><text:span text:style-name="T716">Letan's Pennysuckle Tea </text:span><text:span text:style-name="T724">(short)</text:span></text:p>
      <text:p text:style-name="P573"><text:span text:style-name="T716"><text:tab/><text:tab/></text:span><text:span text:style-name="T721">Falcons and Estranged Sons</text:span><text:span text:style-name="T716"><text:tab/></text:span></text:p>
      <text:p text:style-name="P199">Bosses:<text:span text:style-name="T71"> “</text:span><text:span text:style-name="T446">Forest Beast” that has Tomas, </text:span><text:span text:style-name="T412">7 “Bandit Hordes” (more notes in 1.6.13)</text:span></text:p>
      <text:p text:style-name="P291"><text:span text:style-name="T1745">Transit Locations (Optional) : </text:span><text:span text:style-name="T449">Zip Lines (?) (Finbury)</text:span></text:p>
      <text:p text:style-name="P460">Notes:<text:span text:style-name="T71"> </text:span></text:p>
      <text:p text:style-name="P585"><text:span text:style-name="T71">1.6.1 </text:span><text:span text:style-name="T390">MANLEY'S FRONT DOOR</text:span></text:p>
      <text:p text:style-name="P461"><text:span text:style-name="T390"><text:tab/></text:span><text:span text:style-name="T199">Coco is now walking around in the garden, </text:span><text:span text:style-name="T200">not blocking the door</text:span><text:span text:style-name="T199">.</text:span></text:p>
      <text:p text:style-name="P1174"/>
      <text:p text:style-name="P1176"><text:span text:style-name="T1064">C</text:span><text:span text:style-name="T1250">haracters:</text:span><text:span text:style-name="T1064"> </text:span><text:span text:style-name="T1076">Rolan, Lulu, Coco</text:span></text:p>
      <text:p text:style-name="P812"><text:span text:style-name="T1270">Music:</text:span><text:span text:style-name="T79"> </text:span><text:span text:style-name="T151">Bredon</text:span></text:p>
      <text:p text:style-name="P374"/>
      <text:p text:style-name="P425">1.6.2 MANLEY'S HOUSE</text:p>
      <text:p text:style-name="P425"><text:tab/><text:span text:style-name="T828">This house is </text:span><text:span text:style-name="T883">the same</text:span><text:span text:style-name="T828"> style </text:span><text:span text:style-name="T883">as</text:span><text:span text:style-name="T828"> Chamberly's. I</text:span><text:span text:style-name="T883">t's almost</text:span><text:span text:style-name="T828"> the same just less over-the-top. </text:span><text:span text:style-name="T883">(</text:span><text:span text:style-name="T828">Chamberly is the really extravagant Harvest Lord/Lady.</text:span><text:span text:style-name="T883">)</text:span><text:span text:style-name="T828"> Manley has a terrace, kitchen, large living room with a huge couch and coffee table. Statues, stone busts and book shelves are typical additions.</text:span></text:p>
      <text:p text:style-name="P520"/>
      <text:p text:style-name="P462"><text:span text:style-name="T392">1.</text:span><text:span text:style-name="T71">6.</text:span><text:span text:style-name="T417">3</text:span><text:span text:style-name="T71"> MANLEY'S TERRACE</text:span></text:p>
      <text:p text:style-name="P462"><text:span text:style-name="T71"><text:tab/></text:span><text:span text:style-name="T152">C</text:span><text:span text:style-name="T1338">haracters:</text:span><text:span text:style-name="T152"> </text:span><text:span text:style-name="T79">Rolan, Lulu, Manley</text:span></text:p>
      <text:p text:style-name="P813"><text:span text:style-name="T1270">Music:</text:span><text:span text:style-name="T79"> </text:span><text:span text:style-name="T151">(Manley?)</text:span></text:p>
      <text:p text:style-name="P879">Player Goal:<text:span text:style-name="T71"> </text:span><text:span text:style-name="T390">Receive quest</text:span><text:span text:style-name="T391"> </text:span></text:p>
      <text:p text:style-name="P955">Flowchart:<text:span text:style-name="T71"> </text:span><text:span text:style-name="T390">Player initiates conversation. Dialogue reveals quest to go to Finbury</text:span></text:p>
      <text:p text:style-name="P373"/>
      <text:p text:style-name="P462"><text:span text:style-name="T392">1.</text:span><text:span text:style-name="T71">6.</text:span><text:span text:style-name="T417">4</text:span><text:span text:style-name="T71"> FINBURY</text:span></text:p>
      <text:p text:style-name="P462"><text:span text:style-name="T71"><text:tab/></text:span><text:span text:style-name="T767">The houses are small, mossy structures coming out of the ground </text:span><text:span text:style-name="T781">(they could also be Forest Town houses simply covered in moss)</text:span><text:span text:style-name="T767">. The entire area is green and fantastical. It looks like you've stepped into another world. Vines, tree limbs, sun spots shining through the forest. </text:span><text:span text:style-name="T779">Clothes are similar to other Southerners, but with hints of “hippie-ism.” Flower chains, a tacky bright blue shirt with white pants, men with ponytails. They walk around barefoot. It can be a little over-the-top, but not as though we stepped into the 1960's. The town is just generally void of anything non-natural. Buildings are covered in green. There m</text:span><text:span text:style-name="T788">ay</text:span><text:span text:style-name="T779"> be bicycles parked under trees </text:span><text:span text:style-name="T787">or barrels of fruit.</text:span></text:p>
      <text:p text:style-name="P375"/>
      <text:p text:style-name="P463"><text:span text:style-name="T71"><text:tab/></text:span><text:span text:style-name="T152">C</text:span><text:span text:style-name="T1338">haracters:</text:span><text:span text:style-name="T152"> </text:span><text:span text:style-name="T153">Family with map: mother, father, teenage daughter, son</text:span></text:p>
      <text:p text:style-name="P463"><text:span text:style-name="T153"><text:tab/><text:tab/></text:span><text:span text:style-name="T170">Ambassador Pelexio, Ambassador Pelexia: two elderly sibling that run the town <text:tab/><text:tab/><text:tab/><text:tab/><text:tab/>together. They look identical <text:tab/>and disagree on everything. They sleep in a tent <text:tab/><text:tab/><text:tab/><text:tab/>with sleeping bags in the center of town. </text:span><text:span text:style-name="T196">They may get a subquest in the second <text:tab/><text:tab/><text:tab/><text:tab/>half.</text:span></text:p>
      <text:p text:style-name="P813"><text:span text:style-name="T1270">Music:</text:span><text:span text:style-name="T79"> </text:span><text:span text:style-name="T153">Finbury</text:span></text:p>
      <text:p text:style-name="P879">Player Goal:<text:span text:style-name="T71"> </text:span><text:span text:style-name="T393">Explore and find Echo's closet</text:span></text:p>
      <text:p text:style-name="P949"><text:span text:style-name="T1252">Buildings:</text:span><text:span text:style-name="T989"> </text:span><text:span text:style-name="T1440">Echo's Music Hall, Herbalist Shop, Rune Shop, Greenhouse, House of Healing</text:span></text:p>
      <text:p text:style-name="P849"><text:span text:style-name="T1270">Story </text:span><text:span text:style-name="T1280">L</text:span><text:span text:style-name="T1270">ocations/Rooms:</text:span><text:span text:style-name="T79"> </text:span><text:span text:style-name="T153">Echo's Music Hall</text:span></text:p>
      <text:p text:style-name="P451"><text:span text:style-name="T95"><text:tab/></text:span><text:span text:style-name="T1280">N</text:span><text:span text:style-name="T1299">otes</text:span><text:span text:style-name="T126">: </text:span><text:span text:style-name="T153">All buildings have a sign </text:span><text:span text:style-name="T171">with a pictorial representation of</text:span><text:span text:style-name="T153"> what they do</text:span></text:p>
      <text:p text:style-name="P375"/>
      <text:p text:style-name="P420">1.6.<text:span text:style-name="T1583">5</text:span> HERBALIST SHOP (O)</text:p>
      <text:p text:style-name="P464"><text:span text:style-name="T71"><text:tab/></text:span><text:span text:style-name="T749">The room is filled with plants, hanging from the ceiling, growing freely or in pots. There are shelves full of strange ingredients, utensils and tables for mixing. Everything is wood covered in moss and plantlife. Wheat, berries, feathers, flowers, plants, mortar and pestles, ladles, scales, glass jars, satchels, etc...</text:span></text:p>
      <text:p text:style-name="P376"/>
      <text:p text:style-name="P464"><text:span text:style-name="T71"><text:tab/></text:span><text:span text:style-name="T152">C</text:span><text:span text:style-name="T1338">haracters:</text:span><text:span text:style-name="T152"> <text:s/></text:span><text:span text:style-name="T79">Sky, Skylar. Two blond men in almost matching baggy clothing.</text:span><text:span text:style-name="T154"> </text:span></text:p>
      <text:p text:style-name="P956">Flowchart:<text:span text:style-name="T71"> </text:span><text:span text:style-name="T393">After player meets Echo's dog, Sky's dialogue changes to start </text:span><text:span text:style-name="T717">Sniff Out Tomas</text:span></text:p>
      <text:p text:style-name="P1053"/>
      <text:p text:style-name="P1250"><text:span text:style-name="T71">1.6.</text:span><text:span text:style-name="T417">6</text:span><text:span text:style-name="T71"> HOUSE OF HEALING </text:span><text:span text:style-name="T396">(O)</text:span></text:p>
      <text:p text:style-name="P1251"><text:span text:style-name="T71"><text:tab/><text:tab/></text:span><text:span text:style-name="T766">This is the soothsayer's house. It's lit by candles. There is no crystal ball, because that's too typical. In the center of the room is a dark table, with a chair and a </text:span><text:soft-page-break/><text:span text:style-name="T766">blue couch. The floor (or wall) has </text:span><text:span text:style-name="T787">a strange</text:span><text:span text:style-name="T766"> pattern, a palmistry hand. The walls are covered in blue, green and gold tapestries.</text:span></text:p>
      <text:p text:style-name="P1251"><text:span text:style-name="T766"><text:tab/></text:span><text:span text:style-name="T780"><text:tab/>The House of Healing and Pipe shop can be connected. They have different entrances and are separated by a wall, but are connected.</text:span></text:p>
      <text:p text:style-name="P1252"/>
      <text:p text:style-name="P1140"><text:span text:style-name="T1064">C</text:span><text:span text:style-name="T1250">haracters:</text:span><text:span text:style-name="T1064"> </text:span><text:span text:style-name="T1077">Lilia: dressed in long purple gown with a headpiece/flowers in her hair. <text:tab/><text:tab/>Theoretically she would have symbolic markings drawn all over her skin</text:span></text:p>
      <text:p text:style-name="P1177"><text:span text:style-name="T1077"><text:tab/>Customer, </text:span><text:span text:style-name="T1086">ordinary southerner</text:span><text:span text:style-name="T1078"> </text:span></text:p>
      <text:p text:style-name="P1195"/>
      <text:p text:style-name="P1242"><text:span text:style-name="T1007">1.</text:span><text:span text:style-name="T989">6.</text:span><text:span text:style-name="T1011">7</text:span><text:span text:style-name="T989"> </text:span><text:span text:style-name="T1009">PIPE</text:span><text:span text:style-name="T989"> SHOP </text:span><text:span text:style-name="T1008">(O)</text:span></text:p>
      <text:p text:style-name="P1244"><text:span text:style-name="T989"><text:tab/></text:span><text:span text:style-name="T780">This place is rather relaxed and pretty. Flowers, floor seats, candles. It's not filled with hookahs and pipes, but Hetch sits in her yard smoking a pipe. It's very Gandalf-ian.</text:span></text:p>
      <text:p text:style-name="P1246"/>
      <text:p text:style-name="P1245"><text:span text:style-name="T1224">Characters:</text:span><text:span text:style-name="T1036"> </text:span><text:span text:style-name="T1080">Hetch</text:span><text:span text:style-name="T1036">, a large, grey-haired </text:span><text:span text:style-name="T1080">wo</text:span><text:span text:style-name="T1036">man with glasses</text:span></text:p>
      <text:p text:style-name="P1246"/>
      <text:p text:style-name="P1245"><text:span text:style-name="T989">1.6.7</text:span><text:span text:style-name="T1011">8 </text:span><text:span text:style-name="T989">GREENHOUSE </text:span><text:span text:style-name="T1008">(O)</text:span></text:p>
      <text:p text:style-name="P1245"><text:span text:style-name="T989"><text:tab/></text:span><text:span text:style-name="T764">There are all manner of plants and colorful flowers here. In the corner is a small wooden table with a flower vase in the middle and a tea pot. Etan and Letan are here drinking tea. There may also be traces of flowers (as they make the tea themselves). Extras include empty clay pots, bags of dirt and watering cans.</text:span></text:p>
      <text:p text:style-name="P1248"/>
      <text:p text:style-name="P1141"><text:span text:style-name="T1064">C</text:span><text:span text:style-name="T1250">haracters:</text:span><text:span text:style-name="T1064"> </text:span><text:span text:style-name="T1079">Etan, Letan: Blond twins i</text:span><text:span text:style-name="T1087">n</text:span><text:span text:style-name="T1079"> matching clothes. </text:span><text:span text:style-name="T1087">Letan wears green while Etan wears blue. </text:span></text:p>
      <text:p text:style-name="P957">Flowchart:<text:span text:style-name="T394"> If player initiates conversation with Letan, he asks if Rolan would like to try some Pennysuckle tea. If player says </text:span><text:span text:style-name="T1562">Yes,</text:span><text:span text:style-name="T394"> a scene of Rolan drinking the tea follows, and then more dialogue. Rolan will receive +1 in some stat, just to make the player happy they're trying new stuff.</text:span></text:p>
      <text:p text:style-name="P1071"><text:span text:style-name="T1280">N</text:span><text:span text:style-name="T1299">otes</text:span><text:span text:style-name="T126">: </text:span><text:span text:style-name="T765">Drink Pennysuckle </text:span><text:span text:style-name="T792">T</text:span><text:span text:style-name="T765">ea</text:span><text:span text:style-name="T155"> </text:span><text:span text:style-name="T169">here</text:span></text:p>
      <text:p text:style-name="P1100"/>
      <text:p text:style-name="P1092">1.6.<text:span text:style-name="T1583">9</text:span> FALCONER (O)</text:p>
      <text:p text:style-name="P1082"><text:span text:style-name="T71"><text:tab/></text:span><text:span text:style-name="T749">Much like Hetch's house (1.6.6) this place is ordinary. However, there are also a half dozens large falcons hanging out. One is on the floor, two are on counters, others are on the couch, table, or light fixtures. </text:span></text:p>
      <text:p text:style-name="P1096"/>
      <text:p text:style-name="P1082"><text:span text:style-name="T1270">Characters:</text:span><text:span text:style-name="T79"> Albert, an old man in the same vein as Hetch. He sits at the table reading a letter</text:span></text:p>
      <text:p text:style-name="P1082"><text:span text:style-name="T1270">Flowchart:</text:span><text:span text:style-name="T79"> After speaking to Albert, </text:span><text:span text:style-name="T749">Falcons and Estranged Sons</text:span><text:span text:style-name="T79"> is started. </text:span></text:p>
      <text:p text:style-name="P1096"/>
      <text:p text:style-name="P1092">1.6.<text:span text:style-name="T1583">10</text:span> FINBURY GREEN (EXT)</text:p>
      <text:p text:style-name="P475">Characters:<text:span text:style-name="T3"> </text:span><text:span text:style-name="T71">Bug kid, is playing in the dirt.</text:span></text:p>
      <text:p text:style-name="P475">Flowchart<text:span text:style-name="T71">: After player talks to Alfred, Bug Kid's dialogue changes (or is extended, rather). He says he <text:tab/><text:tab/><text:tab/><text:tab/>likes animals and Rolan tells him to talk to the Falconer. </text:span></text:p>
      <text:p text:style-name="P377"><text:tab/><text:tab/>Bug Kid runs to Falconer's House.</text:p>
      <text:p text:style-name="P377"><text:tab/><text:tab/>After this, Bug Kid and Alfred are in conversation and both have new dialogues.</text:p>
      <text:p text:style-name="P1100"/>
      <text:p text:style-name="P1091">1.6.<text:span text:style-name="T1583">11</text:span> ECHO'S MUSIC HALL</text:p>
      <text:p text:style-name="P1079"><text:span text:style-name="T71"><text:tab/></text:span><text:span text:style-name="T749">Echo is the bard of the city. She is, unlike most bards we encounter in games, both powerful and popular. People ride out here just to see her and hear her music. Her music is able to calm or inspire the listeners in a magical way. </text:span></text:p>
      <text:p text:style-name="P1094"/>
      <text:p text:style-name="P1142"><text:soft-page-break/><text:span text:style-name="T1064">C</text:span><text:span text:style-name="T1250">haracters:</text:span><text:span text:style-name="T1064"> </text:span><text:span text:style-name="T1081">Echo, a girl with a guitar in normal clothes and a white bow</text:span></text:p>
      <text:p text:style-name="P1197"><text:tab/>Edwina, a big dog with a white bow/something that matches to Echo</text:p>
      <text:p text:style-name="P1197"><text:tab/>Echo Fan 1-3: sit in chairs around Echo</text:p>
      <text:p text:style-name="P814"><text:span text:style-name="T1270">Music:</text:span><text:span text:style-name="T79"> </text:span><text:span text:style-name="T156">sound of guitar strumming (possibly strumming Rolan's theme, etc)</text:span></text:p>
      <text:p text:style-name="P880">Player Goal:<text:span text:style-name="T71"> </text:span><text:span text:style-name="T395">Find Edwina to initiate conversation with Echo</text:span></text:p>
      <text:p text:style-name="P850"><text:span text:style-name="T1270">Story </text:span><text:span text:style-name="T1280">L</text:span><text:span text:style-name="T1270">ocations/Rooms:</text:span><text:span text:style-name="T79"> </text:span></text:p>
      <text:p text:style-name="P958">Flowchart:<text:span text:style-name="T71"> </text:span><text:span text:style-name="T395">Edwina will initially not speak with Rolan.</text:span></text:p>
      <text:p text:style-name="P1015"><text:tab/>When player opens Echo's private room door, Edwina runs out and lands on Rolan. </text:p>
      <text:p text:style-name="P1015"><text:tab/>Echo comes over to speak to Rolan. </text:p>
      <text:p text:style-name="P1015"><text:tab/>In dialogue, Echo explains that Tomas went to the herbalists (Sky &amp; Skylar)</text:p>
      <text:p text:style-name="P958"><text:span text:style-name="T395"><text:tab/>This conversation changes Skylar's dialogue to initiate</text:span><text:span text:style-name="T718"> Sniff Out Tomas</text:span></text:p>
      <text:p text:style-name="P1015"><text:tab/>Edwina will follow Rolan until further notice (or if Rolan tries to leave town without receiving quest from Sky &amp; Skylar).</text:p>
      <text:p text:style-name="P1072"><text:span text:style-name="T1280">N</text:span><text:span text:style-name="T1299">otes:</text:span><text:span text:style-name="T126"> </text:span><text:span text:style-name="T156">The private room may or may not be enterable. If it is, it is full of guitars, instruments and maybe a portrait of Echo.</text:span></text:p>
      <text:p text:style-name="P1094"/>
      <text:p text:style-name="P1080"><text:span text:style-name="T395">1.</text:span><text:span text:style-name="T71">6.</text:span><text:span text:style-name="T417">12</text:span><text:span text:style-name="T71"> HERBALIST</text:span></text:p>
      <text:p text:style-name="P1144"><text:span text:style-name="T1064">C</text:span><text:span text:style-name="T1250">haracters:</text:span><text:span text:style-name="T1064"> </text:span><text:span text:style-name="T1082">Sky, Skylar</text:span></text:p>
      <text:p text:style-name="P815"><text:span text:style-name="T1270">Music:</text:span><text:span text:style-name="T79"> </text:span><text:span text:style-name="T157">Sound of Edwina's howl</text:span></text:p>
      <text:p text:style-name="P881">Player Goal: <text:span text:style-name="T397">Start </text:span><text:span text:style-name="T719">Sniff Out Tomas</text:span><text:span text:style-name="T391"> </text:span></text:p>
      <text:p text:style-name="P959">Flowchart:<text:span text:style-name="T71"> </text:span><text:span text:style-name="T397">Player must initiate conversation with Sky. </text:span></text:p>
      <text:p text:style-name="P1016"><text:tab/>He will talk to Edwina, and suggest that you follow her to Tomas. </text:p>
      <text:p text:style-name="P1016"><text:tab/>Edwina howls in agreement and run out the door. </text:p>
      <text:p text:style-name="P959"><text:span text:style-name="T397"><text:tab/>Sky tosses over a </text:span><text:span text:style-name="T719">Warp Potion</text:span><text:span text:style-name="T397"> (or whatever might be appropriate), so the player <text:tab/>can warp back to Bredon with Tomas</text:span></text:p>
      <text:p text:style-name="P1225">Notes:<text:span text:style-name="T71"> Rolan must follow Edwina's path. If he tries to exit anywhere else, it is locked.</text:span></text:p>
      <text:p text:style-name="P1220"/>
      <text:p text:style-name="P1223"><text:span text:style-name="T1563">1.6.13 </text:span>S<text:span text:style-name="T1563">OUTHERN FOREST</text:span></text:p>
      <text:p text:style-name="P1220"><text:tab/>Rolan follows Edwina, fending off predators, until Edwina stops and howls. There are no enemies in this screen, so the player is able to think before crossing into the next screen. On the other side of the trees is Tomas, being harassed by a forest beast (boss. We haven't had a boss in a long time). The boss sees Rolan and engages the player in battle.</text:p>
      <text:p text:style-name="P1225"><text:span text:style-name="T71"><text:tab/></text:span><text:span text:style-name="T398">After the boss is defeated, player can speak to Tomas. In dialogue, he suggests you get back to Bredon. </text:span></text:p>
      <text:p text:style-name="P1221"/>
      <text:p text:style-name="P1226">Characters:<text:span text:style-name="T71"> Rolan, Lulu, </text:span></text:p>
      <text:p text:style-name="P1222"><text:tab/>Edwina</text:p>
      <text:p text:style-name="P1222"><text:tab/>Tomas: Manley's foreman, wearing ripped up clothes</text:p>
      <text:p text:style-name="P1226">Notes:<text:span text:style-name="T704"> </text:span><text:span text:style-name="T71">If player tries to leave the area, Lulu will suggest you take the warp potion. You are locked in until you take it. Edwina is transported back to Echo's House, where she will lay about quietly.</text:span></text:p>
      <text:p text:style-name="P1222"><text:tab/></text:p>
      <text:p text:style-name="P1224">1.6.1<text:span text:style-name="T1583">4</text:span> MANLEY'S FRONT DOOR</text:p>
      <text:p text:style-name="P1143"><text:span text:style-name="T1064">C</text:span><text:span text:style-name="T1250">haracters:</text:span><text:span text:style-name="T1064"> </text:span><text:span text:style-name="T1083">Tomas</text:span></text:p>
      <text:p text:style-name="P960">Flowchart:<text:span text:style-name="T71"> </text:span><text:span text:style-name="T398">Tomas will immediately thank Rolan and walk inside Manley's house to speak with Manley on the terrace.</text:span></text:p>
      <text:p text:style-name="P1017"><text:tab/>Player is then free to enter Manley's house on his own.</text:p>
      <text:p text:style-name="P1018"/>
      <text:p text:style-name="P1004"><text:soft-page-break/><text:span text:style-name="T399">1.</text:span><text:span text:style-name="T71">6.1</text:span><text:span text:style-name="T417">5</text:span><text:span text:style-name="T71"> MANLEY'S TERRACE</text:span></text:p>
      <text:p text:style-name="P1143"><text:span text:style-name="T1064">C</text:span><text:span text:style-name="T1250">haracters:</text:span><text:span text:style-name="T1064"> </text:span><text:span text:style-name="T1083">Manley, Tomas</text:span></text:p>
      <text:p text:style-name="P816"><text:span text:style-name="T1270">Music:</text:span><text:span text:style-name="T79"> </text:span><text:span text:style-name="T158">Manley's Theme (?)</text:span></text:p>
      <text:p text:style-name="P882">Player Goal<text:span text:style-name="T71">: </text:span><text:span text:style-name="T398">Receive second goal from Manley</text:span></text:p>
      <text:p text:style-name="P960">Flowchart:<text:span text:style-name="T71"> </text:span><text:span text:style-name="T398">When Rolan enters the room, Manley and Tomas are talking. Player is frozen until they finish and Tomas exits.</text:span></text:p>
      <text:p text:style-name="P1017"><text:tab/>Player can then talk to Manley. In dialogue, he will tell you to dispose of 7 bands of bandits running around the desert.</text:p>
      <text:p text:style-name="P1084"/>
      <text:p text:style-name="P1089">1.6.1<text:span text:style-name="T1583">6</text:span> DESERT, BANDIT HORDE 7</text:p>
      <text:p text:style-name="P1089"><text:tab/><text:tab/><text:span text:style-name="T1270">The bandit groups are spread about at random. When the player encounters Horde 7, they will learn about the IlFraternity and get the clue to go there. This horde is very close to the IlFraternity base, making it easy for the player to find. Horde 7 does not have to be the </text:span><text:span text:style-name="T828">last</text:span><text:span text:style-name="T1270"> horde the player fights. The player must fight all of the bandits before or after talking to the IlFraternity, so it doesn't matter. Ideally, 7 falls somewhere in the middle of the player's most likely chosen path (splitting it up to stop it from feeling monotonous).</text:span></text:p>
      <text:p text:style-name="P1222"/>
      <text:p text:style-name="P1095">When player defeats these bandits, Ravager 1 and 2 speak before fading away.</text:p>
      <text:p text:style-name="P1104"/>
      <text:p text:style-name="P1104"/>
      <text:p text:style-name="P1106">* <text:span text:style-name="T1569">Some Brainstormed thoughts on Bandits *</text:span></text:p>
      <text:p text:style-name="P378"/>
      <text:p text:style-name="P378">There are different styles of bandits <text:span text:style-name="T1569">and groups. Some may be more defensive, or offensive. They don't all have to be special, but the player is fighting SEVEN different groups. It shouldn't be the exact same every time. They also aren't as tough as boss battles. Here are some ideas, just for variety.</text:span></text:p>
      <text:p text:style-name="P378"/>
      <text:p text:style-name="P378"><text:span text:style-name="T1569">1. </text:span>Highwaymen have bows and maybe daggers. They are highly organized.</text:p>
      <text:p text:style-name="P378"/>
      <text:p text:style-name="P378"><text:span text:style-name="T1569">2. </text:span>Outlaws have daggers, and perhaps <text:span text:style-name="T1570">firearms</text:span>. They have a devil-may-care attitude. <text:span text:style-name="T1569">We also already <text:tab/>fought one Outlaw in 1.4, in </text:span><text:span text:style-name="T682">Protect the Caravan, </text:span><text:span text:style-name="T1569">so the exact same moves could be used again</text:span></text:p>
      <text:p text:style-name="P378"/>
      <text:p text:style-name="P378"><text:span text:style-name="T1569">3. </text:span>Foragers are very scrappy, gross, and have crappy, stolen items <text:span text:style-name="T1570">or rocks</text:span>. <text:span text:style-name="T1570">Fighting them could be a <text:tab/>little awkward. They may also throw items (I believe Shadow in FF6 has this ability).</text:span></text:p>
      <text:p text:style-name="P378"/>
      <text:p text:style-name="P636"><text:span text:style-name="T1569">4. </text:span>Ravagers are ultra aggressive and <text:span text:style-name="T1571">powerful</text:span>.</text:p>
      <text:p text:style-name="P636"/>
      <text:p text:style-name="P1089">1.6.1<text:span text:style-name="T1583">7</text:span> ILFRATERNITY BASEMENT/INTERIOR</text:p>
      <text:p text:style-name="P1081"><text:span text:style-name="T71"><text:tab/></text:span><text:span text:style-name="T770">The castle once belonged to the wealthy and very kind farmer, Vern Conner, who later went out of business. He stood up to the Harvest Lords many years ago, and was “put in his place.” The castle is, therefore, very important to the IlFraternity members. His castle consists of:</text:span></text:p>
      <text:p text:style-name="P517">Empty Chicken coop</text:p>
      <text:p text:style-name="P517"><text:span text:style-name="T1760">K</text:span>itchen: quaint, like Rolans. <text:span text:style-name="T1558">You will find signs of life here—empty bottles, cans, dishes.</text:span></text:p>
      <text:p text:style-name="P517">Tool shed: broken cart, barrels</text:p>
      <text:p text:style-name="P372"><text:span text:style-name="T613">Empty rooms, furniture covered in white tarp</text:span><text:span text:style-name="T680">s</text:span><text:span text:style-name="T613">. Hard to tell what other rooms are…</text:span></text:p>
      <text:p text:style-name="P518">Basement/Meeting Room</text:p>
      <text:p text:style-name="P1090"><text:tab/></text:p>
      <text:p text:style-name="P1081"><text:span text:style-name="T749"><text:tab/>Rolan and Lulu can explore the empty castle, </text:span><text:span text:style-name="T763">but they are constantly fighting off </text:span><text:soft-page-break/><text:span text:style-name="T763">enemies (animals), making the player think the IlFraternity is an enemy base</text:span><text:span text:style-name="T749">. </text:span><text:span text:style-name="T763">The castle is generally unwelcoming and creepy. There may be white cloths over old furniture, dimly lit rooms with small patches of sun streaming in through mostly closed window curtains. Metal touches make everything seem unfriendly. Black</text:span><text:span text:style-name="T793">s</text:span><text:span text:style-name="T763"> and whites, dark, decaying pillars, ripped up wallpaper. </text:span><text:span text:style-name="T768">Note, the castle itself isn't creepy, it's just a normal castle that got old </text:span><text:span text:style-name="T769">and was abandoned.</text:span><text:span text:style-name="T763"> Strangest of all, there are no people here.</text:span><text:span text:style-name="T749">..until </text:span><text:span text:style-name="T793">player</text:span><text:span text:style-name="T749"> </text:span><text:span text:style-name="T763">check</text:span><text:span text:style-name="T793">s</text:span><text:span text:style-name="T763"> out</text:span><text:span text:style-name="T749"> the basement. They hide around a corner and spy on the IlFraternity meeting in the Meeting Room.</text:span></text:p>
      <text:p text:style-name="P1101"><text:tab/></text:p>
      <text:p text:style-name="P1143"><text:span text:style-name="T1064">C</text:span><text:span text:style-name="T1250">haracters:</text:span><text:span text:style-name="T1064"> </text:span><text:span text:style-name="T1084">Johanna: IlFraternity members generally look like normal folk, to blend in. They <text:tab/>may wear brown jackets or something to set them apart. Johann</text:span><text:span text:style-name="T1085">a</text:span><text:span text:style-name="T1084"> will be set <text:tab/>apart by her </text:span><text:span text:style-name="T1117">long hair</text:span><text:span text:style-name="T1084">.</text:span></text:p>
      <text:p text:style-name="P1200"><text:tab/>IlFraternity 1-<text:span text:style-name="T1737">5</text:span></text:p>
      <text:p text:style-name="P816"><text:span text:style-name="T1270">Music:</text:span><text:span text:style-name="T79"> </text:span><text:span text:style-name="T158">IlFraternity (?)</text:span></text:p>
      <text:p text:style-name="P882">Player Goal:<text:span text:style-name="T71"> </text:span><text:span text:style-name="T401">Hear Bredon history from Johanna and receive word they will “meet again”</text:span></text:p>
      <text:p text:style-name="P851"><text:span text:style-name="T1270">Story </text:span><text:span text:style-name="T1280">L</text:span><text:span text:style-name="T1270">ocations/Rooms:</text:span><text:span text:style-name="T79"> </text:span><text:span text:style-name="T159">Meeting Room</text:span></text:p>
      <text:p text:style-name="P939"><text:tab/><text:tab/>This is in the basement. A large circular table with chairs. It is dark, and dim, perhaps highlighted by metal to make it seem unwelcoming. It should seem like the “bad guys'” hideout to initially confuse the player.</text:p>
      <text:p text:style-name="P960">Flowchart:<text:span text:style-name="T71"> </text:span><text:span text:style-name="T398">When player walks around the corner, Rolan and Lulu run back and hide. They peek <text:tab/>around the corner and watch the scene. Nothing can be heard, but it looks <text:tab/></text:span><text:span text:style-name="T720">very</text:span><text:span text:style-name="T398"> devious. </text:span></text:p>
      <text:p text:style-name="P1017"><text:tab/>Rolan and Lulu share a brief dialogue before Rolan steps into the open. </text:p>
      <text:p text:style-name="P1017"><text:tab/>Slowly, the IlFraternity see<text:span text:style-name="T1567">s</text:span> him and come to attack; player can attack <text:tab/>immediately after stepping out from the dialogue/corner. <text:span text:style-name="T1567">It should be a fun <text:tab/>combination of the player getting a sneak attack while the IlFraternity is <text:tab/>trying to prepare themselves.</text:span></text:p>
      <text:p text:style-name="P960"><text:span text:style-name="T398"><text:tab/>Quickly, Rolan is grabbed and </text:span><text:span text:style-name="T407">the </text:span><text:span text:style-name="T398">player is unable to attack. He and Lulu are <text:tab/>stood in front of Johann</text:span><text:span text:style-name="T400">a</text:span><text:span text:style-name="T398">.</text:span></text:p>
      <text:p text:style-name="P960"><text:span text:style-name="T398"><text:tab/>Dialogue with Johann</text:span><text:span text:style-name="T400">a</text:span><text:span text:style-name="T398"> begins, <text:s/>telling them they will “meet again” and Rolan <text:tab/>will see that the Harvest lords are the “real enemies.”</text:span></text:p>
      <text:p text:style-name="P960"><text:span text:style-name="T398"><text:tab/></text:span><text:span text:style-name="T402">Player is free to go, but is told to finish taking out the bandits.</text:span></text:p>
      <text:p text:style-name="P997">Notes:<text:span text:style-name="T71"> After exiting the castle, the dialogue following Bandit Horde 7 is altered. As Rolan and Lulu now know</text:span><text:span text:style-name="T408">s</text:span><text:span text:style-name="T71"> who the IlFraternity is, the interaction of “The what Fraternity? Etc…) </text:span><text:span text:style-name="T408">should</text:span><text:span text:style-name="T71"> not occur. It is impossible to know if the player will find the IlFraternity or the Bandits first, so it's important to deactivate that dialogue following the player's adventure in the IlFraternity Base.</text:span></text:p>
      <text:p text:style-name="P472"/>
      <text:p text:style-name="P419">1.6.1<text:span text:style-name="T1583">8</text:span> MANLEY'S TERRACE</text:p>
      <text:p text:style-name="P1145"><text:span text:style-name="T1064">C</text:span><text:span text:style-name="T1250">haracters:</text:span><text:span text:style-name="T1064"> </text:span><text:span text:style-name="T1085">Manley</text:span><text:span text:style-name="T1078"> </text:span></text:p>
      <text:p text:style-name="P883">Player Goal:<text:span text:style-name="T71"> </text:span><text:span text:style-name="T402">Receive third quest to speak with King Bosworth and Johanna.</text:span></text:p>
      <text:p text:style-name="P961">Flowchart:<text:span text:style-name="T71"> </text:span><text:span text:style-name="T403">Player engages Manley and dialogue tells Rolan to </text:span><text:span text:style-name="T410">speak with </text:span><text:span text:style-name="T403">Johanna and <text:tab/>Bosworth.</text:span></text:p>
      <text:p text:style-name="P1019"><text:tab/>After this, dialogue with Johanna changes, and guards move aside to let player <text:tab/>into Bredon Castle</text:p>
      <text:p text:style-name="P1019"/>
      <text:p text:style-name="P1052">1.6.1<text:span text:style-name="T1583">9</text:span> BREDON PALACE</text:p>
      <text:p text:style-name="P1276"><text:tab/><text:tab/><text:span text:style-name="T868">The palace </text:span><text:span text:style-name="T869">interior is a powerful mixture of nature and royalty. However, to keep it feeling “local” it </text:span><text:span text:style-name="T873">uses</text:span><text:span text:style-name="T869"> the same textures and colors as other buildings found in Bredon, </text:span><text:soft-page-break/><text:span text:style-name="T869">particularly the mansions. The inclusion of trees can be similar to that of the Bredon Library, but it is much more fantastical. While the overall structure is still a simple, straight-forward castle, some passageways may be made purely from </text:span><text:span text:style-name="T873">wood, or branches</text:span><text:span text:style-name="T869">. The image on pinterest is far more in depth. The columns and trees seemed to be etched with designs and art. The paths are very artistic and unusual. This isn't really necessary (but feel free, if you want to spend that time). </text:span></text:p>
      <text:p text:style-name="P1277"><text:span text:style-name="T869"><text:tab/><text:tab/>The windows are huge, open and natural. The floors don't feel particularly formal or perfect. They sort of go-with-the-flow. This may mean there are random overlooks </text:span><text:span text:style-name="T873">and</text:span><text:span text:style-name="T869"> </text:span><text:span text:style-name="T873">nooks</text:span><text:span text:style-name="T869">. The Throne Room itself may be similar to the picture on Pinterest—separated not by walls, but by pits/lack of floor. The Northern Palace in Frostfjord will also be very fantastical and rely a lot on that style, so I don't recommend overusing it here. This palace is sunny, and natural. The western castle will feel rather rigid; the northern castle is a bit eerie; the eastern castles will be cool but not particularly “happy.” Bredon Castle looks more childish and positively fantastical</text:span><text:span text:style-name="T871"> </text:span><text:span text:style-name="T869">than other places in the world.</text:span></text:p>
      <text:p text:style-name="P1278"><text:span text:style-name="T869"><text:tab/><text:tab/>The </text:span><text:span text:style-name="T873">castle has many easy to maneuver hallways and corridors</text:span><text:span text:style-name="T869">. However, there are also basic rooms one might find in a castle. These rooms should all have some number of windows. On the main floor is the kitchen. Next to it is the Grog Room</text:span><text:span text:style-name="T870">. The downstairs has a Trash Chute and Bin room.</text:span></text:p>
      <text:p text:style-name="P1279"><text:tab/><text:tab/>There are two floors upstairs: one is the throne room, and the other is the private quarters. The private quarters consists of the Queen's Room, the King's Room and the Royal Bathroom. <text:span text:style-name="T1568">All rooms (except Chute and Bin room) have a small wooden receptacle for trash to be thrown down into the Trash Room. This is likely just an ordinary-looking wooden box in the corner with a handle on it. At this point, they are unusable (they may or may not be usable later).</text:span></text:p>
      <text:p text:style-name="P1279"/>
      <text:p text:style-name="P1280">Rooms are described in detail below, divided into scenes.</text:p>
      <text:p text:style-name="P1279"/>
      <text:p text:style-name="P1005"><text:span text:style-name="T152">C</text:span><text:span text:style-name="T1338">haracters </text:span><text:span text:style-name="T1340">in the Palace</text:span><text:span text:style-name="T1338">:</text:span><text:span text:style-name="T152"> </text:span><text:span text:style-name="T1455"><text:tab/></text:span></text:p>
      <text:p text:style-name="P1254"><text:span text:style-name="T1455"><text:tab/></text:span><text:span text:style-name="T1454">Farmboy</text:span></text:p>
      <text:p text:style-name="P1262"><text:tab/>Farmgirl</text:p>
      <text:p text:style-name="P735">Cook</text:p>
      <text:p text:style-name="P735">Assistant Cook</text:p>
      <text:p text:style-name="P735">Master of Grog</text:p>
      <text:p text:style-name="P735">Housekeeper</text:p>
      <text:p text:style-name="P736"><text:span text:style-name="T1452">Queen</text:span><text:span text:style-name="T1449"> Bosworth</text:span></text:p>
      <text:p text:style-name="P735">Diplomat</text:p>
      <text:p text:style-name="P735">Maid</text:p>
      <text:p text:style-name="P735">Strange Smelly Man</text:p>
      <text:p text:style-name="P735">Tre<text:span text:style-name="T1565">y</text:span></text:p>
      <text:p text:style-name="P1253"><text:span text:style-name="T1463"><text:tab/>King</text:span><text:span text:style-name="T1464"> Bosworth</text:span></text:p>
      <text:p text:style-name="P1256"><text:span text:style-name="T1464"><text:tab/></text:span><text:span text:style-name="T1468">Soldiers</text:span><text:span text:style-name="T1465"> 1-</text:span><text:span text:style-name="T1466">5</text:span><text:span text:style-name="T1465">: Placed throughout castle, generally in strategic spots. </text:span><text:span text:style-name="T1466">I'll let the spots be <text:tab/>determined later, since it is </text:span><text:span text:style-name="T1467">probably easier that way</text:span><text:span text:style-name="T1466">. </text:span><text:span text:style-name="T1468">#2 is “Bransen.” He may <text:tab/>show up later.</text:span></text:p>
      <text:p text:style-name="P817"><text:span text:style-name="T1270">Music:</text:span><text:span text:style-name="T79"> </text:span><text:span text:style-name="T161">Bredon Palace (?)</text:span></text:p>
      <text:p text:style-name="P874"><text:span text:style-name="T1270">Key </text:span><text:span text:style-name="T1339">R</text:span><text:span text:style-name="T1270">ooms:</text:span><text:span text:style-name="T79"> Throne Room</text:span></text:p>
      <text:p text:style-name="P884">Player Goal: <text:span text:style-name="T404">Speak to Trey, to clear the doorway</text:span></text:p>
      <text:p text:style-name="P940"><text:tab/>Speak to King Bosworth</text:p>
      <text:p text:style-name="P852"><text:span text:style-name="T1270">Rooms:</text:span><text:span text:style-name="T79"> </text:span><text:span text:style-name="T160">Hallways, Kitchen, </text:span><text:span text:style-name="T162">Grog Room </text:span><text:span text:style-name="T160">Throne Room, Queen's room, Royal Bathroom, Storage/trash chute room, </text:span><text:span text:style-name="T162">Corridors</text:span></text:p>
      <text:p text:style-name="P962"><text:soft-page-break/>Flowchart:<text:span text:style-name="T71"> </text:span><text:span text:style-name="T404">The Throne Room is blocked by Trey, who stands in the doorway. The player must initiate conversation with Trey. In conversation, Trey runs into the throne room, leaving the door open/unblocked.</text:span></text:p>
      <text:p text:style-name="P1011"><text:span text:style-name="T1280">N</text:span><text:span text:style-name="T1299">otes</text:span><text:span text:style-name="T126">: </text:span><text:span text:style-name="T161">Other than Trey, there are no storylines or </text:span><text:span text:style-name="T163">actions</text:span><text:span text:style-name="T161"> that must be done in a specific order. </text:span><text:span text:style-name="T163">It's open for exploration.</text:span></text:p>
      <text:p text:style-name="P1020"/>
      <text:p text:style-name="P1006"><text:span text:style-name="T405">1.</text:span><text:span text:style-name="T71">6.</text:span><text:span text:style-name="T417">20</text:span><text:span text:style-name="T71"> PALACE CORRIDOR(S) </text:span><text:span text:style-name="T406">(O)</text:span></text:p>
      <text:p text:style-name="P1006"><text:span text:style-name="T79">1. FARMBOY &amp; FARMGIRL: a boy and girl are on their way to see the kin</text:span><text:span text:style-name="T167">g</text:span><text:span text:style-name="T79">. They are required to share their farm's weekly progress, and will also share a little Bredon history with Rolan. </text:span><text:span text:style-name="T165">They are carrying wooden baskets of fruits and vegetables.</text:span></text:p>
      <text:p text:style-name="P1006"><text:span text:style-name="T198">2</text:span><text:span text:style-name="T79">. HOUSEKEEPER: a </text:span><text:span text:style-name="T165">balding</text:span><text:span text:style-name="T79"> older </text:span><text:span text:style-name="T165">man </text:span><text:span text:style-name="T79">that is trying to figure out where the Maid is sneaking off to...</text:span></text:p>
      <text:p text:style-name="P1021"><text:span text:style-name="T1738">3</text:span>. MAID &amp; DIPLOMAT: The queen's maid has a little secret rendezvous with the diplomat from Cenive. They are likely hiding behind a pillar or sharp corner, just out of sight from the housekeeper. <text:span text:style-name="T1565">She has a typical </text:span><text:span text:style-name="T1470">peasant dress and perhaps bonnet; </text:span><text:span text:style-name="T1471">he is dressed in typical Cenive fashion.</text:span></text:p>
      <text:p text:style-name="P1051"/>
      <text:p text:style-name="P1007"><text:span text:style-name="T71">1.6.</text:span><text:span text:style-name="T417">21</text:span><text:span text:style-name="T71"> PALACE KITCHEN </text:span><text:span text:style-name="T406">(O)</text:span></text:p>
      <text:p text:style-name="P1007"><text:span text:style-name="T164"><text:tab/></text:span><text:span text:style-name="T772">is</text:span><text:span text:style-name="T771"> </text:span><text:span text:style-name="T777">a </text:span><text:span text:style-name="T771">simple </text:span><text:span text:style-name="T776">room</text:span><text:span text:style-name="T771"> </text:span><text:span text:style-name="T772">comprised</text:span><text:span text:style-name="T771"> of wood with a table, </text:span><text:span text:style-name="T778">sacks</text:span><text:span text:style-name="T771"> of vegetables, and dishes. </text:span><text:span text:style-name="T772">There is a pig roasting on a spit in the back corner (this may be open air, or they may just ignore the fact this is strange). </text:span><text:span text:style-name="T164">The Cook and the Other Cook are here preparing dinner.</text:span></text:p>
      <text:p text:style-name="P1008"><text:span text:style-name="T164"><text:tab/></text:span><text:span text:style-name="T1340">Characters:</text:span><text:span text:style-name="T164"> Cook, </text:span><text:span text:style-name="T165">mixing a salad</text:span></text:p>
      <text:p text:style-name="P1008"><text:span text:style-name="T165"><text:tab/><text:tab/></text:span><text:span text:style-name="T164"> </text:span><text:span text:style-name="T168">Ano</text:span><text:span text:style-name="T164">ther Cook, </text:span><text:span text:style-name="T1454">roasting a pig</text:span></text:p>
      <text:p text:style-name="P1051"/>
      <text:p text:style-name="P1007"><text:span text:style-name="T71">1.6.</text:span><text:span text:style-name="T417">22</text:span><text:span text:style-name="T71"> GROG CLOSET </text:span><text:span text:style-name="T406">(O)</text:span></text:p>
      <text:p text:style-name="P1007"><text:span text:style-name="T771"><text:tab/>a </text:span><text:span text:style-name="T778">small </text:span><text:span text:style-name="T771">room of large wooden vats </text:span><text:span text:style-name="T773">used for storage.</text:span></text:p>
      <text:p text:style-name="P1008"><text:span text:style-name="T71"><text:tab/></text:span><text:span text:style-name="T1340">Characters: </text:span><text:span text:style-name="T164">Master of Grog, </text:span><text:span text:style-name="T168">grumpy </text:span><text:span text:style-name="T1456">older lady</text:span></text:p>
      <text:p text:style-name="P1051"/>
      <text:p text:style-name="P1006"><text:span text:style-name="T71">1.6.2</text:span><text:span text:style-name="T417">3</text:span><text:span text:style-name="T71"> QUEEN'S ROOM </text:span><text:span text:style-name="T406">(O)</text:span></text:p>
      <text:p text:style-name="P1007"><text:span text:style-name="T71"><text:tab/></text:span><text:span text:style-name="T773">includes a large </text:span><text:span text:style-name="T778">lavender</text:span><text:span text:style-name="T773">, and perhaps gold, bed surrounded by drawn curtains, as well as a large mirror and a large folding screen for her to change behind. Extras here may include various poofy dresses laying on the bed, the floor and generally all over the place, to show that this lady does nothing but wear nice clothes and spend money. </text:span><text:span text:style-name="T774">She could also have a simple round table with chairs, and a royalty-worthy rug.</text:span></text:p>
      <text:p text:style-name="P1008"><text:span text:style-name="T71"><text:tab/></text:span><text:span text:style-name="T1340">Characters:</text:span><text:span text:style-name="T164"> Queen Bosworth, </text:span><text:span text:style-name="T1457">waiting for her maid to help her get dressed</text:span></text:p>
      <text:p text:style-name="P1051"/>
      <text:p text:style-name="P1006"><text:span text:style-name="T71">1.6.2</text:span><text:span text:style-name="T417">4</text:span><text:span text:style-name="T71"> KING'S ROOM </text:span><text:span text:style-name="T406">(O)</text:span></text:p>
      <text:p text:style-name="P1007"><text:span text:style-name="T71"><text:tab/></text:span><text:span text:style-name="T774"> is similar in style </text:span><text:span text:style-name="T772">to the Queen's Room</text:span><text:span text:style-name="T774">, simpl</text:span><text:span text:style-name="T772">e</text:span><text:span text:style-name="T774"> with different colors: more deep blues, dark woods. Simply to show that it's the king's room and not a princess or the queen's. It is rather empty, though it does have a large window overlooking the kingdom. You may be able to look out and see the kingdom.</text:span></text:p>
      <text:p text:style-name="P1007"><text:span text:style-name="T774"><text:tab/></text:span><text:span text:style-name="T1340">Characters</text:span><text:span text:style-name="T872">:</text:span><text:span text:style-name="T772"> </text:span><text:span text:style-name="T164">None</text:span></text:p>
      <text:p text:style-name="P1051"/>
      <text:p text:style-name="P1006"><text:span text:style-name="T71">1.6.2</text:span><text:span text:style-name="T417">5</text:span><text:span text:style-name="T71"> ROYAL BATHROOM </text:span><text:span text:style-name="T406">(O)</text:span></text:p>
      <text:p text:style-name="P1007"><text:span text:style-name="T774"><text:tab/></text:span><text:span text:style-name="T772">A</text:span><text:span text:style-name="T774"> room just to make the player </text:span><text:span text:style-name="T775">super</text:span><text:span text:style-name="T774"> jealous that they aren't royalty. A huge jacuzzi-shaped bath with decorative pillars. A chair for lounging by the w</text:span><text:span text:style-name="T775">all-sized window. Add-ons include a metal plate of candles, a bundle of flowers.</text:span></text:p>
      <text:p text:style-name="P1007"><text:soft-page-break/><text:span text:style-name="T772"><text:tab/></text:span><text:span text:style-name="T1340">Characters</text:span><text:span text:style-name="T164">: None</text:span></text:p>
      <text:p text:style-name="P1051"/>
      <text:p text:style-name="P1006"><text:span text:style-name="T71">1.6.2</text:span><text:span text:style-name="T417">6</text:span><text:span text:style-name="T71"> PALACE TRASH CHUTE ROOM </text:span><text:span text:style-name="T406">(O)</text:span></text:p>
      <text:p text:style-name="P1007"><text:span text:style-name="T71"><text:tab/></text:span><text:span text:style-name="T772">L</text:span><text:span text:style-name="T773">iterally just chutes and trash bins. As of now, these bins are unusable but there may be a </text:span><text:span text:style-name="T778">time</text:span><text:span text:style-name="T773"> for them to be utilized in the far off future. Other rooms here may be used for storage. </text:span><text:span text:style-name="T164">The Smelly Man is rummaging for something or another...</text:span></text:p>
      <text:p text:style-name="P1006"><text:span text:style-name="T71"><text:tab/></text:span><text:span text:style-name="T1340">Characters: </text:span><text:span text:style-name="T164">Strange Smelly Man</text:span></text:p>
      <text:p text:style-name="P1235"/>
      <text:p text:style-name="P1006"><text:span text:style-name="T71">1.6.2</text:span><text:span text:style-name="T417">7</text:span><text:span text:style-name="T71"> EXT THRONE ROOM </text:span><text:span text:style-name="T406">(O)</text:span></text:p>
      <text:p text:style-name="P1006"><text:span text:style-name="T71"><text:tab/></text:span><text:span text:style-name="T772">A corridor. Trey blocks the only entrance to the Throne Room (or, Throne “area,” if it isn't a </text:span><text:span text:style-name="T776">separate </text:span><text:span text:style-name="T772">room)</text:span></text:p>
      <text:p text:style-name="P1051"/>
      <text:p text:style-name="P1006"><text:span text:style-name="T71">1.6.2</text:span><text:span text:style-name="T417">9</text:span><text:span text:style-name="T71"> INT THRONE ROOM </text:span><text:span text:style-name="T406">(O)</text:span></text:p>
      <text:p text:style-name="P1009"><text:span text:style-name="T71"><text:tab/></text:span><text:span text:style-name="T1340">Characters:</text:span><text:span text:style-name="T164"> King Bosworth, </text:span><text:span text:style-name="T166">a tall, perhaps rounder man, with a long white beard</text:span></text:p>
      <text:p text:style-name="P1009"><text:span text:style-name="T164"><text:tab/><text:tab/>Trey (who ran in after speaking with you),</text:span><text:span text:style-name="T1454"> </text:span><text:span text:style-name="T1456">typical black and white butler suit (though more subtle than over-the-top)</text:span></text:p>
      <text:p text:style-name="P1012"><text:span text:style-name="T1469">N</text:span><text:span text:style-name="T1462">otes:</text:span><text:span text:style-name="T1453"> There is a locked door </text:span><text:span text:style-name="T1458">(to the “Meeting Room” </text:span><text:span text:style-name="T1453">here that should be rather obvious. It will be used later for negotiations (1.9.1)</text:span></text:p>
      <text:p text:style-name="P1054"/>
      <text:p text:style-name="P1010"><text:span text:style-name="T1460">1.</text:span><text:span text:style-name="T1459">6.</text:span><text:span text:style-name="T1461">30</text:span><text:span text:style-name="T1459"> BREDON PALACE ENTRANCE</text:span></text:p>
      <text:p text:style-name="P1010"><text:span text:style-name="T1459"><text:tab/></text:span><text:span text:style-name="T1472">As the player exits, a cut-scene plays of a messenger delivering a letter to Rolan. This letter from the IlFraternity tells the player to go find Glenhurst.</text:span></text:p>
      <text:p text:style-name="P1146"><text:span text:style-name="T1064">C</text:span><text:span text:style-name="T1250">haracters:</text:span><text:span text:style-name="T1064"> </text:span><text:span text:style-name="T1088">Messenger, same as previously</text:span></text:p>
      <text:p text:style-name="P1178"><text:span text:style-name="T1088"><text:tab/>IlFraternity Messenger, dressed in a mask, runs in and out of the scene quickly, <text:tab/>carries a letter</text:span><text:span text:style-name="T1078"> </text:span></text:p>
      <text:p text:style-name="P885">Player Goal:<text:span text:style-name="T71"> </text:span><text:span text:style-name="T409">Receive message from IlFraternity</text:span></text:p>
      <text:p text:style-name="P963">Flowchart:<text:span text:style-name="T71"> </text:span><text:span text:style-name="T409">As soon as Rolan exits the palace, the IlFraternity Messenger runs up to him, hands of a letter, looks both ways and disappears again.</text:span></text:p>
      <text:p text:style-name="P1022"><text:tab/><text:tab/>The ordinary Messenger has a dialogue.</text:p>
      <text:p text:style-name="P1022"><text:tab/>Rolan opens the letter; Rolan reads the text to himself.</text:p>
      <text:h text:style-name="P1467" text:outline-level="1"><text:bookmark-start text:name="__RefHeading___Toc9716_1006308188"/>1.<text:span text:style-name="T1574">7</text:span> “<text:span text:style-name="T1572">Glenhurst: The Harvest Lord Secrets</text:span>”<text:bookmark-end text:name="__RefHeading___Toc9716_1006308188"/></text:h>
      <text:p text:style-name="P10"/>
      <text:p text:style-name="P170">CHAPTER OVERVIEW</text:p>
      <text:list xml:id="list2761532405682063080" text:style-name="L4">
        <text:list-item>
          <text:p text:style-name="P1497"><text:tab/>In Glenhurst, you search for clues concerning the IlFraterny's letter. You find that goods are way overpriced here and seek out the man in charge: Harvest Lord Tulian. He explains that <text:span text:style-name="T1584">she is</text:span> bullied by other harvest lords, and you finally see how the system works. <text:span text:style-name="T1584">This chapter is a bit of searching and following leads to speak to other people in the town.</text:span></text:p>
        </text:list-item>
      </text:list>
      <text:p text:style-name="P264"/>
      <text:p text:style-name="P265"><text:tab/><text:span text:style-name="T1584">T</text:span>he player must check out the different markets <text:span text:style-name="T1584">and</text:span> will <text:span text:style-name="T1584">eventually see</text:span> that everything is super expensive. <text:span text:style-name="T1584">In the fish market area is a rogue fish, flopping around. The player cannot pick it up, but it should direct them to speak with the Fish Market Patron. Player can speak with the Patron, and ask who is in charge of the town. The patron directs you to visit Beardsley on his houseboat, and says you are free to use him dingy at the dock.</text:span> <text:span text:style-name="T1584">When the player speaks with Beardsley, he can ask about the town. Eventually, Beardsley</text:span> tells you to talk to <text:span text:style-name="T1584">Harvest Lord </text:span>Tulian and ask <text:span text:style-name="T1584">her</text:span> yourself. <text:span text:style-name="T1580">Tulian will then explain the it's not her fault...It's the Harvest Lords as a whole. They're bullying and forcing her to charge more.</text:span></text:p>
      <text:list xml:id="list190149254869752" text:continue-numbering="true" text:style-name="L4">
        <text:list-item>
          <text:p text:style-name="P1516"/>
        </text:list-item>
      </text:list>
      <text:list xml:id="list5781524415752569096" text:style-name="L5">
        <text:list-item>
          <text:p text:style-name="P1692">[chapter length – <text:span text:style-name="T1570">short</text:span>]</text:p>
        </text:list-item>
        <text:list-item>
          <text:p text:style-name="P1692"/>
        </text:list-item>
      </text:list>
      <text:p text:style-name="P48"><text:span text:style-name="T38">Characters</text:span>: Rolan, <text:span text:style-name="T1511">Lulu</text:span></text:p>
      <text:p text:style-name="P48"><text:tab/><text:span text:style-name="T416"><text:tab/></text:span><text:span text:style-name="T58">Dock</text:span><text:span text:style-name="T416">:</text:span></text:p>
      <text:p text:style-name="P73"><text:span text:style-name="T411"><text:tab/>F</text:span><text:span text:style-name="T71">ishermen/women: 1, 2 </text:span><text:span text:style-name="T415">Should have large rubber boots. If they walk around, they leave a trail of water behind them.</text:span></text:p>
      <text:p text:style-name="P48"><text:tab/><text:span text:style-name="T1580">Emilio (not initially present. Shows up later)</text:span></text:p>
      <text:p text:style-name="P48"><text:tab/><text:tab/><text:span text:style-name="T61">Houseboat</text:span></text:p>
      <text:p text:style-name="P151">Beardsley</text:p>
      <text:p text:style-name="P49"><text:tab/><text:span text:style-name="T1090"><text:tab/></text:span><text:span text:style-name="T1253">Fish Market:</text:span></text:p>
      <text:p text:style-name="P1207">Seymour</text:p>
      <text:p text:style-name="P1207">Ford</text:p>
      <text:p text:style-name="P1207">Brook</text:p>
      <text:p text:style-name="P1229"><text:span text:style-name="T949"><text:tab/></text:span><text:span text:style-name="T1254">Boating School</text:span></text:p>
      <text:p text:style-name="P1205">M<text:span text:style-name="T1578">s. Fisk</text:span></text:p>
      <text:p text:style-name="P1205">Students 1, 2, 3</text:p>
      <text:p text:style-name="P1211"><text:span text:style-name="T949"><text:tab/></text:span><text:span text:style-name="T1254">NPC House 1:</text:span><text:span text:style-name="T949"> </text:span><text:span text:style-name="T950">Houses are connected like a duplex.</text:span></text:p>
      <text:p text:style-name="P1205">House 1 Wife, Husband</text:p>
      <text:p text:style-name="P1211"><text:span text:style-name="T949"><text:tab/></text:span><text:span text:style-name="T1254">NPC House 2</text:span></text:p>
      <text:p text:style-name="P1205">House 2 Son, Dad</text:p>
      <text:p text:style-name="P1211"><text:span text:style-name="T949"><text:tab/></text:span><text:span text:style-name="T1254">NPC House 3</text:span></text:p>
      <text:p text:style-name="P1205">Pregnant Woman</text:p>
      <text:p text:style-name="P1205"><text:tab/><text:span text:style-name="T56">Lady Tulian's House</text:span></text:p>
      <text:p text:style-name="P1206">Tulip (EXT, at door)</text:p>
      <text:p text:style-name="P1206">Lady Tulian (in office)</text:p>
      <text:p text:style-name="P36"><text:soft-page-break/><text:tab/><text:span text:style-name="T1576">Marina (assistant, in office)</text:span></text:p>
      <text:p text:style-name="P36"><text:tab/><text:tab/><text:span text:style-name="T57">Emma's House </text:span><text:span text:style-name="T59">(Outside Glenhurst, beachside)</text:span></text:p>
      <text:p text:style-name="P36"><text:tab/><text:span text:style-name="T1580">Emma</text:span></text:p>
      <text:p text:style-name="P36"><text:tab/><text:span text:style-name="T1580">Emma's Daughter</text:span></text:p>
      <text:p text:style-name="P48"><text:tab/></text:p>
      <text:p text:style-name="P48"><text:span text:style-name="T38">Areas</text:span>: <text:span text:style-name="T1527">Glenhurst, Emma's House (in surrounding area)</text:span></text:p>
      <text:p text:style-name="P108">Music:<text:span text:style-name="T71"> </text:span><text:span text:style-name="T411">Glenhurs</text:span><text:span text:style-name="T413">t, </text:span><text:span text:style-name="T415">Boat horn</text:span></text:p>
      <text:p text:style-name="P48"><text:span text:style-name="T38">Buildings</text:span>: <text:span text:style-name="T1580">Boating School, NPC Houses 1-3, Boating School, Lady Tulian's House, Dock <text:tab/>(structure), Fish Market (structure), Emma's House</text:span></text:p>
      <text:p text:style-name="P126">Player Goals:<text:span text:style-name="T71"> </text:span></text:p>
      <text:p text:style-name="P747">1. <text:span text:style-name="T1579">Find and talk to Beardsley, who will send you to Tulian</text:span></text:p>
      <text:p text:style-name="P753">2. Speak to Tulip, who will let you inside <text:span text:style-name="T1581">Lady Tulian's House</text:span></text:p>
      <text:p text:style-name="P753">3. Speak with Tulian, who will reveal her secrets about the Harvest Lords</text:p>
      <text:p text:style-name="P561"><text:span text:style-name="T1397">Key </text:span>Rooms and Items:</text:p>
      <text:p text:style-name="P580"><text:tab/><text:span text:style-name="T1742">Houseboat: Beardsley's location</text:span></text:p>
      <text:p text:style-name="P580"><text:tab/><text:span text:style-name="T1579">Tulian's Office: Where Tulian can be found</text:span></text:p>
      <text:p text:style-name="P580"><text:tab/><text:span text:style-name="T1580">Emilio's Boat: that he rides in on in-scene</text:span></text:p>
      <text:p text:style-name="P574">Optional <text:span text:style-name="T1543">quests</text:span>:<text:span text:style-name="T704"> </text:span><text:span text:style-name="T723">Lover Transformed </text:span><text:span text:style-name="T416">is available as soon as the player exits Lady Tulian's House. </text:span></text:p>
      <text:p text:style-name="P200">Bosses:<text:span text:style-name="T71"> </text:span><text:span text:style-name="T414">none</text:span></text:p>
      <text:p text:style-name="P291"><text:span text:style-name="T1746">Transit Locations (Optional) </text:span><text:span text:style-name="T414">: </text:span><text:span text:style-name="T449">Zip Line (?) (Glenhurst)</text:span></text:p>
      <text:p text:style-name="P217">Notes:<text:span text:style-name="T71"> </text:span></text:p>
      <text:p text:style-name="P584">1.7.1 GLENHURST EXT</text:p>
      <text:p text:style-name="P421"><text:tab/><text:span text:style-name="T828">The houses are similar to those from Forest Town. The major difference is that Glenhurst is a fishing village. They have at least one boat in a wooden dock, as well as a </text:span><text:span text:style-name="T879">dock/fishing yard </text:span><text:span text:style-name="T828">(complete with nets, crates, </text:span><text:span text:style-name="T879">boats</text:span><text:span text:style-name="T828"> and buckets). They have a small fish market, comprised of a few stalls of smelly, sometimes live, </text:span><text:span text:style-name="T875">squirmy </text:span><text:span text:style-name="T828">fish. They also have </text:span><text:span text:style-name="T875">a</text:span><text:span text:style-name="T828"> Boating School. There may be a lighthouse. </text:span><text:span text:style-name="T875">The town is rather small and sparse. The focus should be the boatyard and market; for this reason, civilian houses are together in “duplex” form and the Harvest Lord house is not too flashy. </text:span><text:span text:style-name="T880">The 2 Fishermen and women are simply wandering about outside.</text:span></text:p>
      <text:p text:style-name="P379"/>
      <text:p text:style-name="P1147"><text:span text:style-name="T1064">C</text:span><text:span text:style-name="T1250">haracters:</text:span><text:span text:style-name="T1064"> </text:span><text:span text:style-name="T1089">Rolan, Lulu</text:span></text:p>
      <text:p text:style-name="P1208"><text:span text:style-name="T1225"><text:tab/></text:span><text:span text:style-name="T1226">Fishermen/women 1-</text:span><text:span text:style-name="T1227">2</text:span></text:p>
      <text:p text:style-name="P818"><text:span text:style-name="T1270">Music:</text:span><text:span text:style-name="T79"> </text:span><text:span text:style-name="T172">Glenhurst</text:span></text:p>
      <text:p text:style-name="P1085"/>
      <text:p text:style-name="P1085"/>
      <text:p text:style-name="P422">1.7.2 BOATING <text:span text:style-name="T1577">SCHOOL (O)</text:span></text:p>
      <text:p text:style-name="P422"><text:tab/><text:span text:style-name="T874">Typical southern wooden building. Interior is one large classroom, with long tables and a teacher's desk at the front. There may be a blackboard behind her that has a diagram of a boat (something that wouldn't look out of place if the player returns here some 30 days later). There may be a boat skeleton in the front of the class that is used for study. Extras include fishing rods, books, a pile of rope for practicing knots.</text:span><text:span text:style-name="T876"> Perhaps a fixed structure with rope attached for this purpose (these look like a series of knobs on a wall or desk with rope attached).</text:span></text:p>
      <text:p text:style-name="P422"><text:span text:style-name="T874"><text:tab/></text:span><text:span text:style-name="T47">Characters:</text:span></text:p>
      <text:p text:style-name="P423"><text:span text:style-name="T1342">Ms.</text:span><text:span text:style-name="T1270"> Brooks: </text:span><text:span text:style-name="T1342">Female at the front</text:span></text:p>
      <text:p text:style-name="P380">Students 1-3, sitting at desks with notebooks</text:p>
      <text:p text:style-name="P422"/>
      <text:p text:style-name="P422">1.7.4 NPC HOUSES 1, 2, 3 <text:span text:style-name="T1582">(O)</text:span></text:p>
      <text:p text:style-name="P422"><text:tab/><text:span text:style-name="T876">Interiors are also similar to Forest Town, but the emphasis on woody things can be replaced with fishing-related items. Rope, Rubber boots, fishing rods, whole fish in the kitchen, cages with lobster or fish inside. They are connected like a duplex, so the player must go outside and enter the houses from a front door. They simple happen to be connected to form one building. These </text:span><text:span text:style-name="T877">are facing the water, if possible</text:span><text:span text:style-name="T876">. Their externals could be bright colors: one blue house, one yellow, one a pale red. This is rather typical in many fishing towns so it could be a good identifier.</text:span></text:p>
      <text:p text:style-name="P422"/>
      <text:p text:style-name="P422">1.7.5 FISH MARKET</text:p>
      <text:p text:style-name="P422"><text:tab/><text:span text:style-name="T878">Consists of 2-3 wooden stands with fish in baskets. There is a </text:span><text:span text:style-name="T876">blue</text:span><text:span text:style-name="T878"> table with a chair. </text:span><text:span text:style-name="T877">The market is in town, rather than being a completely separate area. There are buckets of colorful fish and salespeople wearing plastic gloves, and aprons, carting knives about. Some of the fish may squirm. At least one </text:span><text:span text:style-name="T879">is trying to</text:span><text:span text:style-name="T877"> escape.</text:span></text:p>
      <text:p text:style-name="P465"><text:span text:style-name="T1270">Characters:</text:span><text:span text:style-name="T79"> </text:span></text:p>
      <text:p text:style-name="P381"><text:tab/>Seymour: man selling fish</text:p>
      <text:p text:style-name="P381"><text:tab/>Ford: man selling fish</text:p>
      <text:p text:style-name="P381"><text:tab/>Brook: woman selling fish that may have lost one…</text:p>
      <text:p text:style-name="P381"><text:tab/><text:span text:style-name="T1742">Fish Market Customer: eating a sandwich. Lends you his dingy to visit Beardsley</text:span></text:p>
      <text:p text:style-name="P465"><text:span text:style-name="T1270">Player Goal:</text:span><text:span text:style-name="T79"> Hear about the high prices in Glenhurst</text:span></text:p>
      <text:p text:style-name="P465"><text:span text:style-name="T1270">Action:</text:span><text:span text:style-name="T79"> Player can initiate conversation with the people here.</text:span></text:p>
      <text:p text:style-name="P381"/>
      <text:p text:style-name="P437">1.7.6 HOUSEBOAT</text:p>
      <text:p text:style-name="P469"><text:span text:style-name="T71"><text:tab/></text:span><text:span text:style-name="T749">Very small. Simple house that is very close to shore. Should be easy to access with dingy.</text:span></text:p>
      <text:p text:style-name="P481">Characters:</text:p>
      <text:p text:style-name="P436"><text:soft-page-break/><text:span text:style-name="T828"><text:tab/>Beardsley: </text:span><text:span text:style-name="T896">A large man with gray hair, beard and a pipe </text:span><text:span text:style-name="T897">looking out over the ocean</text:span><text:span text:style-name="T896">. He is very fisherman-ly. He wears a black cap and large black rubber boot</text:span><text:span text:style-name="T897">s.</text:span></text:p>
      <text:p text:style-name="P469"><text:span text:style-name="T896">A</text:span><text:span text:style-name="T828">ction:</text:span><text:span text:style-name="T1270"> P</text:span><text:span text:style-name="T79">layer must initiate conversation.</text:span></text:p>
      <text:p text:style-name="P469"><text:span text:style-name="T1270">Flowchart:</text:span><text:span text:style-name="T79"> If player asks question “tell me about Glenhurst,” they are then also given the option “Lord Sangrina?”</text:span></text:p>
      <text:p text:style-name="P389"><text:tab/>-after this dialogue, Tulip's dialogue will change to let the player enter Tulian's hosue</text:p>
      <text:p text:style-name="P422"/>
      <text:p text:style-name="P422">1.7.6 <text:span text:style-name="T1580">DOCK</text:span></text:p>
      <text:p text:style-name="P422"><text:tab/><text:span text:style-name="T1343">There are a couple of smaller boats tied up here, as well as typical fishing and boat equipment lying around: nets, rope, barrels or cages.</text:span></text:p>
      <text:p text:style-name="P476">Characters:</text:p>
      <text:p text:style-name="P435"><text:span text:style-name="T1344"><text:tab/></text:span><text:span text:style-name="T1345">Fisherman/woman 1, 2: hanging around</text:span></text:p>
      <text:p text:style-name="P422"/>
      <text:p text:style-name="P422">1.7.7 HARVEST LADY TULIAN'S HOUSE</text:p>
      <text:p text:style-name="P422"><text:tab/><text:span text:style-name="T881">Tulian's house is more like an ordinary house than a Harvest Lord mansion. It is simply a larger Glenhurst home. She has a kitchen, office, and master bedroom. It should be clear that, though she has more money than the other people in Glenhurst, she is not extravagant. </text:span><text:span text:style-name="T882">There are Chamberly and Manley elements—big windows with large curtains.</text:span></text:p>
      <text:p text:style-name="P477">Characters:</text:p>
      <text:p text:style-name="P382"><text:tab/>Tulip: younger girl blocking the door until Rolan speaks to Beardsley. She is Tulian's niece who generally just tries to help her aunt by keeping folks from bothering her.</text:p>
      <text:p text:style-name="P466"><text:span text:style-name="T79"><text:tab/></text:span><text:span text:style-name="T174">Cook: in the kitchen. He won't talk to Rolan, but is busy preparing fish.</text:span></text:p>
      <text:p text:style-name="P467"><text:span text:style-name="T1270">Actions:</text:span><text:span text:style-name="T79"> Player must first talk to Tulip, who will move aside</text:span></text:p>
      <text:p text:style-name="P383"><text:tab/></text:p>
      <text:p text:style-name="P467"><text:span text:style-name="T1270">Player Goal:</text:span><text:span text:style-name="T79"> Talk to Lady Tulian</text:span></text:p>
      <text:p text:style-name="P422"/>
      <text:p text:style-name="P422">1.7.8 HARVEST LADY TULIAN'S OFFICE</text:p>
      <text:p text:style-name="P422"><text:tab/><text:span text:style-name="T882">The office is a very ordinary Southern Room. Again, it should be nice and professional but not over the top or flashy. She has a wooden desk with amber and blue highlights around the room.</text:span></text:p>
      <text:p text:style-name="P1149"><text:span text:style-name="T1064">C</text:span><text:span text:style-name="T1250">haracters:</text:span><text:span text:style-name="T1064"> </text:span><text:span text:style-name="T1092">Lady Tulian: an ordinary looking lady</text:span></text:p>
      <text:p text:style-name="P1198"><text:tab/>Marina: an assistant<text:span text:style-name="T1741"> </text:span></text:p>
      <text:p text:style-name="P1198"><text:tab/><text:span text:style-name="T1740">Bandit: attacking Lady Tulian</text:span></text:p>
      <text:p text:style-name="P888">Player Goal: <text:span text:style-name="T419">Hear Lady Tulian's story</text:span></text:p>
      <text:p text:style-name="P888"><text:span text:style-name="T1715">Action: </text:span><text:span text:style-name="T444">Once player steps into the room, the scene becomes visible: Tulian and Marina are cornered by a bandit. Rolan runs in, and the bandit exits. Tulian stands up and dialogue is automatically initiated.</text:span></text:p>
      <text:p text:style-name="P965">Flowchart: <text:span text:style-name="T419">After this dialogue is complete, the player's work in Glenhurst is technically done. -Chali's dialogue will change to give a secret about Johanna having a crystal (dialogue is beginning of 1.8 in screenplay).</text:span></text:p>
      <text:p text:style-name="P1074"><text:span text:style-name="T176"><text:tab/>-</text:span><text:span text:style-name="T178">Johanna's dialogue will also change to advance the story (listed in 1.8.2 in screenplay)</text:span></text:p>
      <text:p text:style-name="P1227"/>
      <text:p text:style-name="P424">1.7.8 BOAT YARD (<text:span text:style-name="T613">LOVER TRANSFORMED)</text:span></text:p>
      <text:p text:style-name="P424"><text:span text:style-name="T613"><text:tab/></text:span><text:span text:style-name="T1270">This is an optional sidequest. I put it last because it's more complicated than the storyline quest (1.7.6, 1.7.7).</text:span></text:p>
      <text:p text:style-name="P424"><text:span text:style-name="T41">Char</text:span><text:span text:style-name="T48">a</text:span><text:span text:style-name="T41">cters: </text:span><text:span text:style-name="T1270">Emilio</text:span></text:p>
      <text:p text:style-name="P424"><text:span text:style-name="T1270"><text:tab/></text:span><text:span text:style-name="T1363">Fisherman</text:span><text:span text:style-name="T1362">: </text:span><text:span text:style-name="T1363">has a line in dialogue</text:span></text:p>
      <text:p text:style-name="P480">Notes:<text:span text:style-name="T71"> </text:span><text:span text:style-name="T443">This quest can be done at any time (it's not level-relevant) as of now.</text:span></text:p>
      <text:p text:style-name="P384"/>
      <text:p text:style-name="P426"><text:soft-page-break/>1.7.9 EMMA'S HOUSE</text:p>
      <text:p text:style-name="P468"><text:span text:style-name="T71"><text:tab/></text:span><text:span text:style-name="T79">In the surrounding area, the player can find a very small cottage on the beach. It should be relatively difficult to find—finding it 75% of the sidequest! Inside is Emma, a regular woman sitting at a table with a baby. The cottage is very very simple and has only the one room.</text:span></text:p>
      <text:p text:style-name="P1151"><text:span text:style-name="T1064">C</text:span><text:span text:style-name="T1250">haracters:</text:span><text:span text:style-name="T1064"> <text:s/></text:span><text:span text:style-name="T1093">Emma, Emma's daughter</text:span></text:p>
      <text:p text:style-name="P819"><text:span text:style-name="T1270">Music:</text:span><text:span text:style-name="T79"> </text:span><text:span text:style-name="T177">Forest area</text:span></text:p>
      <text:p text:style-name="P889">Player Goal: <text:span text:style-name="T420">Learn that Emilio is a womanizer</text:span><text:span text:style-name="T391"> </text:span></text:p>
      <text:p text:style-name="P966"><text:span text:style-name="T1716">Action</text:span>: <text:span text:style-name="T420">Player must initiate conversation. In conversation, Emma's daughter enters, bringing a barrel. By the end of the dialogue, it is clear that Rolan should leave.</text:span><text:span text:style-name="T71"> </text:span><text:span text:style-name="T420">The player is also able to examine the barrel and find a reward (the reward for doing the sidequest).</text:span></text:p>
      <text:p text:style-name="P998">Flowchart:<text:span text:style-name="T71"> Once dialogue with Emma ends, Emilio disappears, never to be seen again. -</text:span><text:span text:style-name="T445">Fisherman at dock's</text:span><text:span text:style-name="T71"> dialogue changes to accompany Emilio's disappearance.</text:span></text:p>
      <text:p text:style-name="P473"/>
      <text:h text:style-name="P1468" text:outline-level="1"><text:bookmark-start text:name="__RefHeading___Toc7940_375933251"/>1.<text:span text:style-name="T1585">8</text:span> “<text:span text:style-name="T1585">Business Trip to Cenive”</text:span><text:bookmark-end text:name="__RefHeading___Toc7940_375933251"/></text:h>
      <text:p text:style-name="P11"/>
      <text:p text:style-name="P171">CHAPTER OVERVIE<text:span text:style-name="T1585">W</text:span></text:p>
      <text:p text:style-name="P38">Story Summary</text:p>
      <text:p text:style-name="P38"><text:tab/><text:span text:style-name="T613">Player comes in at night. Buildings are locked. When they approach the Gardens, Rolan and Lulu discuss how it is blocked off with a red rope. Lulu bypasses </text:span><text:span text:style-name="T686">the rope</text:span><text:span text:style-name="T613"> and Rolan follows. Player should continue </text:span><text:span text:style-name="T686">and</text:span><text:span text:style-name="T613"> find Clementine House and sneak inside while avoiding any and all guards. The hammer should be used to convert bushes in the courtyard. Once in the castle, there are still guards to be avoided. They may pace around, making the player need to time their steps appropriately. The goal is ultimately to find the Secret Hangout Room and see that Lord Clementine is a jerk. Hopefully, the player will first come to Library and speak with Lady Clementine. She is very nice and will make the player feel sympathetic. After seeing the Lord, Lulu will demand that you find paper to write a letter.</text:span></text:p>
      <text:p text:style-name="P100"><text:tab/>A piece of paper appears on the floor in the Clementine Office that can be used. After, player must sneak out. Once back in Cenive, Rolan will suggest finding the inn. At the inn, they will be directed upstairs by the innkeeper, have a dialogue, fall asleep, and wake up to the sun. Technically, the player is now finished with Cenive and should return to the castle (as dictated in 1.8.2); however, there are oodles of games and people to speak with. </text:p>
      <text:p text:style-name="P87">Notes</text:p>
      <text:p text:style-name="P74"><text:span text:style-name="T1733"><text:tab/>&lt;</text:span><text:span text:style-name="T683">Note, many NPCs have specific names here. They're not really important, it just makes it feel a little cozier </text:span><text:span text:style-name="T686">and indicates that they are couples</text:span><text:span text:style-name="T683">. </text:span><text:span text:style-name="T684">There will be two people with corresponding dialogues (identical, opposite, or similar, etc). </text:span><text:span text:style-name="T685">It's not important that each couple stand out, but it's clear they are pairs </text:span><text:span text:style-name="T691">(same colors, same hair, etc)</text:span><text:span text:style-name="T685">.&gt;</text:span></text:p>
      <text:list xml:id="list2254755776999460609" text:style-name="L6">
        <text:list-item>
          <text:p text:style-name="P1517"/>
        </text:list-item>
      </text:list>
      <text:list xml:id="list7370083050733068852" text:style-name="L7">
        <text:list-item>
          <text:p text:style-name="P1695">[chapter length – <text:span text:style-name="T1721">Med/short</text:span>] <text:span text:style-name="T1721">There's a lot to create—since it's a whole city—but the storyline is short</text:span></text:p>
        </text:list-item>
        <text:list-item>
          <text:p text:style-name="P1695"/>
        </text:list-item>
      </text:list>
      <text:p text:style-name="P50"><text:span text:style-name="T38">Characters</text:span>: Rolan, <text:span text:style-name="T1511">Lulu</text:span></text:p>
      <text:p text:style-name="P50"><text:tab/><text:span text:style-name="T1255">Cenive Inn</text:span></text:p>
      <text:p text:style-name="P150"><text:span text:style-name="T951">I</text:span><text:span text:style-name="T925">nnkeeper</text:span></text:p>
      <text:p text:style-name="P142"><text:tab/><text:span text:style-name="T60">Civilian House 1</text:span></text:p>
      <text:p text:style-name="P147">Mother</text:p>
      <text:p text:style-name="P147">Daughter</text:p>
      <text:p text:style-name="P142"><text:span text:style-name="T1586"><text:tab/></text:span><text:span text:style-name="T60">Civilian House 2</text:span></text:p>
      <text:p text:style-name="P147">Father</text:p>
      <text:p text:style-name="P147">Son</text:p>
      <text:p text:style-name="P138"><text:span text:style-name="T418"><text:tab/></text:span><text:span text:style-name="T1587">Unite</text:span><text:span text:style-name="T1590">: </text:span><text:span text:style-name="T1607">Cafe and bookstore designed specifically for couples.</text:span></text:p>
      <text:p text:style-name="P179">Waitress <text:span text:style-name="T1723">Sam</text:span></text:p>
      <text:p text:style-name="P179"><text:soft-page-break/>Penelope</text:p>
      <text:p text:style-name="P179">Patrick</text:p>
      <text:p text:style-name="P179">Couple 1, 2</text:p>
      <text:p text:style-name="P175"><text:span text:style-name="T1686"><text:tab/></text:span><text:span text:style-name="T1695">Le Couer:</text:span><text:span text:style-name="T1697"> </text:span><text:span text:style-name="T1698">Open air gardens, very colorful. </text:span></text:p>
      <text:p text:style-name="P176"><text:span text:style-name="T1692">C</text:span><text:span text:style-name="T1691">ouple 1, 2</text:span></text:p>
      <text:p text:style-name="P178"><text:span text:style-name="T1686">F</text:span><text:span text:style-name="T1685">inbirdie Salesman </text:span><text:span text:style-name="T1689">Sammy</text:span></text:p>
      <text:p text:style-name="P176"><text:span text:style-name="T1685">Pianist </text:span><text:span text:style-name="T1688">(2)</text:span></text:p>
      <text:p text:style-name="P178"><text:span text:style-name="T1685"><text:tab/></text:span><text:span text:style-name="T1694">Carnival</text:span></text:p>
      <text:p text:style-name="P176"><text:span text:style-name="T1685">Ferris Wheel </text:span><text:span text:style-name="T1688">Molly</text:span></text:p>
      <text:p text:style-name="P177"><text:span text:style-name="T1688">Milkshake </text:span><text:span text:style-name="T1687">Martin</text:span></text:p>
      <text:p text:style-name="P180">Bow and Arrow Game Attendant</text:p>
      <text:p text:style-name="P176"><text:span text:style-name="T1693">Battle Bowl</text:span><text:span text:style-name="T1685"> Attendant</text:span></text:p>
      <text:p text:style-name="P180">Supply Store Owner</text:p>
      <text:p text:style-name="P180">Fruit Stand Woman</text:p>
      <text:p text:style-name="P181">Sprout</text:p>
      <text:p text:style-name="P178"><text:span text:style-name="T1685"><text:tab/></text:span><text:span text:style-name="T1694">Clementine's House</text:span></text:p>
      <text:p text:style-name="P180">Lord Clementine: <text:span text:style-name="T1731">in Secret Hangout Room</text:span></text:p>
      <text:p text:style-name="P180">Lady Clementine: <text:span text:style-name="T1731">in Library, until Player finds Lord Clementine</text:span></text:p>
      <text:p text:style-name="P180">Pomeline: <text:span text:style-name="T1731">in Clementine Office</text:span></text:p>
      <text:p text:style-name="P180">Quince: <text:span text:style-name="T1731">Sleeping on Clementine Stairs</text:span></text:p>
      <text:p text:style-name="P180"/>
      <text:p text:style-name="P50"><text:span text:style-name="T38">Areas</text:span>: <text:s/><text:span text:style-name="T1732">IlFraternity, Cenive</text:span></text:p>
      <text:p text:style-name="P109">Music:<text:span text:style-name="T71"> </text:span><text:span text:style-name="T438">IlFraternity/South theme, Cenive, Carnival, Sleepy Time (inn), Creek (ferris wheel)</text:span></text:p>
      <text:p text:style-name="P50"><text:span text:style-name="T38">Buildings</text:span>: <text:span text:style-name="T1732">IlFraternity Hideout, Clementine House, Civilian House 1, 2, Unite, Supply Store <text:tab/>Stand, Shoot the Duck stand, Battle Bowl Stand, Cenive Inn, Unite</text:span></text:p>
      <text:p text:style-name="P127">Player Goals:<text:span text:style-name="T71"> </text:span></text:p>
      <text:p text:style-name="P748">1. <text:span text:style-name="T1731">Infiltrate Lord &amp; Lady Clementine's House, avoiding guards</text:span></text:p>
      <text:p text:style-name="P755">2. Find <text:span text:style-name="T1735">Lady Clementine in Library</text:span></text:p>
      <text:p text:style-name="P755"><text:span text:style-name="T1769">3. Find </text:span>Lord Clementine's Secret Hangout Room</text:p>
      <text:p text:style-name="P754"><text:span text:style-name="T1769">4</text:span>. Write Lady Clementine a letter (in Office, prompted by Lulu)</text:p>
      <text:p text:style-name="P755"><text:span text:style-name="T1769">5</text:span>. Leave, receive instruction to go to inn</text:p>
      <text:p text:style-name="P755"><text:span text:style-name="T1769">6. G</text:span>o to inn</text:p>
      <text:p text:style-name="P756"><text:span text:style-name="T1769">7.</text:span> Have conversation in Inn Guest room.</text:p>
      <text:p text:style-name="P756"><text:soft-page-break/><text:span text:style-name="T1770">8. </text:span>Go to sleep / Wake up.</text:p>
      <text:p text:style-name="P754"><text:span text:style-name="T1770">9</text:span>. Have fun! <text:span text:style-name="T1736">Cenive Quest is officially</text:span> finished.</text:p>
      <text:p text:style-name="P562"><text:span text:style-name="T1397">Key </text:span>Rooms and Items: <text:span text:style-name="T438">Clementine Office, Inn, Guest Room, Paper in Clementine Office (appears only after player sees Secret Hangout Room)</text:span></text:p>
      <text:p text:style-name="P575">Optional <text:span text:style-name="T1543">quests</text:span>: <text:span text:style-name="T726">Milkshake Disaster</text:span></text:p>
      <text:p text:style-name="P576">Optional Mini-games:<text:span text:style-name="T71"> Shoot the Duck, Battle Bowl</text:span></text:p>
      <text:p text:style-name="P201">Bosses:<text:span text:style-name="T71"> </text:span><text:span text:style-name="T414">none</text:span></text:p>
      <text:p text:style-name="P291"><text:span text:style-name="T1746">Transit Locations (Optional) </text:span><text:span text:style-name="T414">: </text:span><text:span text:style-name="T449">Zip Line (Cenive)</text:span></text:p>
      <text:p text:style-name="P678"/>
      <text:p text:style-name="P143"><text:tab/></text:p>
      <text:p text:style-name="P744">1.8.1 <text:span text:style-name="T1715">CHALI'S ALLEY (O)</text:span></text:p>
      <text:p text:style-name="P98"><text:tab/><text:span text:style-name="T1348">Player is able to learn a little more about Johanna if they choose to speak with Chali.</text:span></text:p>
      <text:p text:style-name="P1149"><text:span text:style-name="T1064">C</text:span><text:span text:style-name="T1250">haracters:</text:span><text:span text:style-name="T1064"> </text:span><text:span text:style-name="T1092">Chali</text:span><text:span text:style-name="T1078"> </text:span></text:p>
      <text:p text:style-name="P888">Player Goal: <text:span text:style-name="T421">Learn that Johanna has a crystal</text:span><text:span text:style-name="T391"> </text:span></text:p>
      <text:p text:style-name="P1055"><text:span text:style-name="T952">Action</text:span><text:span text:style-name="T925">:</text:span><text:span text:style-name="T989"> </text:span><text:span text:style-name="T1012">Player must initiate conversation</text:span><text:span text:style-name="T989"> </text:span></text:p>
      <text:p text:style-name="P1001">Note:<text:span text:style-name="T71"> This will not </text:span></text:p>
      <text:p text:style-name="P1001"/>
      <text:p text:style-name="P146">1.8.2 ILFRATERNITY BASE<text:span text:style-name="T1717">MENT</text:span></text:p>
      <text:p text:style-name="P146"><text:tab/><text:span text:style-name="T828">Player speaks to Johanna and receives a final request: go to Cenive.</text:span></text:p>
      <text:p text:style-name="P1150"><text:span text:style-name="T1064">C</text:span><text:span text:style-name="T1250">haracters:</text:span><text:span text:style-name="T1064"> </text:span></text:p>
      <text:p text:style-name="P1180"><text:span text:style-name="T1064"><text:tab/></text:span><text:span text:style-name="T1094">Johanna</text:span></text:p>
      <text:p text:style-name="P1201"><text:tab/>IlFraternity Members 1-<text:span text:style-name="T1737">5</text:span>: same as before, same dialogues as before</text:p>
      <text:p text:style-name="P820"><text:span text:style-name="T1270">Music:</text:span><text:span text:style-name="T79"> </text:span><text:span text:style-name="T178">IlFraternity/south</text:span></text:p>
      <text:p text:style-name="P890">Player Goal: <text:span text:style-name="T421">Receive final quest in South</text:span></text:p>
      <text:p text:style-name="P967">Flowchart:<text:span text:style-name="T71"> </text:span><text:span text:style-name="T422">After dialogue with Johanna, “night” is activated in Cenive.</text:span></text:p>
      <text:p text:style-name="P1023"/>
      <text:p text:style-name="P1302"><text:span text:style-name="T422">1.</text:span><text:span text:style-name="T71">8.3 CENIVE (NIGHT!)</text:span></text:p>
      <text:p text:style-name="P635"><text:span text:style-name="T71"><text:tab/></text:span><text:span text:style-name="T784">The town is not centered around any one object, but the main attraction is Le Couer—the gardens. These gardens wind around in brightly colored hedges (see image). There is one spot that is nestled away and hard to find, called “</text:span><text:span text:style-name="T785">Arbour Amour</text:span><text:span text:style-name="T1708">." This is the </text:span><text:span text:style-name="T1710">real</text:span><text:span text:style-name="T1708"> make-out spot, but it is special because it is </text:span><text:span text:style-name="T1710">marked</text:span><text:span text:style-name="T1708"> by the Cenive version of Love-Locks, which are hand-crafted, </text:span><text:span text:style-name="T1710">somewhat “</text:span><text:span text:style-name="T1711">magical” gems on short chains. The result is that the trees look like they are covered in tiny colorful diamonds (though not overly colorful. It's not cotton candy vomit). This idea could take some tweaking, or could be changed. Either way, they are “love lock” inspired. There is also a bench. There are no NPC's here, for now. </text:span></text:p>
      <text:p text:style-name="P96"><text:span text:style-name="T1712"><text:tab/></text:span><text:span text:style-name="T1713">On the other side of the Gardens is Lord and Lady Clementine's House. </text:span><text:span text:style-name="T1714">The external should be rather extravagant—lots of pillars,</text:span><text:span text:style-name="T1713"> </text:span><text:span text:style-name="T1714">levels, and patterns. Cenive Houses are generally white with brightly colored touches (pastels or other cute,“happy” colors). The Clementine House follows this pattern.</text:span></text:p>
      <text:p text:style-name="P1308"><text:span text:style-name="T1709"><text:tab/></text:span><text:span text:style-name="T439">The Carnival has two stands (</text:span><text:span text:style-name="T440">Shoot the Duck, Battle Bowl)</text:span><text:span text:style-name="T439">. </text:span><text:span text:style-name="T441">These and the ferris wheel should be free to ride. Please, let's not do a “pay with gold” or “tokens” thing. It's so obnoxious, and there isn't anything crazy special to win.</text:span><text:span text:style-name="T439"> There is </text:span><text:span text:style-name="T441">also</text:span><text:span text:style-name="T439"> one fruit stand, </text:span><text:span text:style-name="T441">a milkshake stand </text:span><text:span text:style-name="T439">and one cart that doubles as the Supply Store. These stands are simple and wooden, with cute and colorful signs. The civilian homes are further away from the “action” areas, in a less populated spot. </text:span></text:p>
      <text:p text:style-name="P1309"/>
      <text:p text:style-name="P1152"><text:span text:style-name="T1064">C</text:span><text:span text:style-name="T1250">haracters:</text:span><text:span text:style-name="T1064"> </text:span><text:span text:style-name="T1095">Rolan, Lulu</text:span></text:p>
      <text:p text:style-name="P821"><text:span text:style-name="T1270">Music:</text:span><text:span text:style-name="T79"> </text:span><text:span text:style-name="T179">Cenive</text:span></text:p>
      <text:p text:style-name="P891">Player Goal: <text:span text:style-name="T423">Find Lord and Lady Clementine's house</text:span> </text:p>
      <text:p text:style-name="P855"><text:span text:style-name="T1270">Story </text:span><text:span text:style-name="T1280">L</text:span><text:span text:style-name="T1270">ocations/Rooms:</text:span><text:span text:style-name="T79"> <text:s/></text:span><text:span text:style-name="T179">Gardens</text:span></text:p>
      <text:p text:style-name="P968"><text:span text:style-name="T1717">Actions:</text:span><text:span text:style-name="T423"> When player approaches the roped off Garden area, cut-scene plays of Rolan and Lulu seeing the Clementine House in the distance. Lulu will push the rope aside and go into the gardens. </text:span><text:span text:style-name="T71"><text:s/></text:span></text:p>
      <text:p text:style-name="P1109"><text:span text:style-name="T1280">N</text:span><text:span text:style-name="T1299">otes</text:span><text:span text:style-name="T126">: </text:span><text:span text:style-name="T179">When Rolan and Lulu come in Cenive at night, the entrance to the park is roped off.</text:span></text:p>
      <text:p text:style-name="P1105"><text:tab/>-<text:span text:style-name="T1719">All buildings are locked (including the Inn. It will be unlocked later, 1.8.14).</text:span></text:p>
      <text:p text:style-name="P1105"/>
      <text:p text:style-name="P637">1.8.4 LA COUER (GARDENS) <text:span text:style-name="T1727">NIGHT</text:span></text:p>
      <text:p text:style-name="P637"><text:soft-page-break/><text:tab/><text:span text:style-name="T828">The gardens are a few screens of pretty colorful flowers. The simple gravel paths wind through very brightly colored gardens that seem like solid waves of blue, red, purple, etc. (see picture). </text:span><text:span text:style-name="T902">They stand out and are memorable.</text:span><text:span text:style-name="T828"> There are quaint white benches but, most importantly, one small overlook with the Arbour Amour (love lock tree).</text:span></text:p>
      <text:p text:style-name="P637"/>
      <text:p text:style-name="P1157"><text:span text:style-name="T1064">C</text:span><text:span text:style-name="T1250">haracters:</text:span><text:span text:style-name="T1064"> </text:span><text:span text:style-name="T1588">(empty)</text:span><text:span text:style-name="T1078"> </text:span></text:p>
      <text:p text:style-name="P896">Player Goal: <text:span text:style-name="T434">Get to Clementine Courtyard</text:span></text:p>
      <text:p text:style-name="P1110"><text:span text:style-name="T1280">N</text:span><text:span text:style-name="T1299">otes</text:span><text:span text:style-name="T126">:</text:span><text:span text:style-name="T190"> There may or may not be enemies here. The player did just come a long way (from IlFraternity), so if there are enemies they should be special/different.</text:span></text:p>
      <text:p text:style-name="P1125"><text:tab/>-NIGHT</text:p>
      <text:p text:style-name="P637"/>
      <text:p text:style-name="P1105"/>
      <text:p text:style-name="P1286">1.8.4 CLEMENTINE COURTYARD</text:p>
      <text:p text:style-name="P1284"><text:tab/><text:span text:style-name="T892">A simple courtyard created solely as a puzzle for the player to maneuver.</text:span></text:p>
      <text:p text:style-name="P1285"/>
      <text:p text:style-name="P1152"><text:span text:style-name="T1064">C</text:span><text:span text:style-name="T1250">haracters:</text:span><text:span text:style-name="T1064"> </text:span><text:span text:style-name="T1095">Guards</text:span><text:span text:style-name="T1078"> </text:span></text:p>
      <text:p text:style-name="P891">Player Goal: <text:span text:style-name="T423">Get into the House without being seen by the guards</text:span></text:p>
      <text:p text:style-name="P925">Actions:<text:span text:style-name="T71"> Once player steps on screen, Rolan will pull out his hammer making it obvious it should be used. It may take the player a moment to figure out what to do, but that's okay. They have all the clues.</text:span></text:p>
      <text:p text:style-name="P968">Flowchart:<text:span text:style-name="T71"> </text:span><text:span text:style-name="T423">Player must convert bushes to make pathways. However, some bushes have couples inside of them who will shout and get the attention of the guards. If player is seen, Guards will yell and Rolan starts back at the beginning.</text:span></text:p>
      <text:p text:style-name="P1109"><text:span text:style-name="T1280">N</text:span><text:span text:style-name="T1299">otes</text:span><text:span text:style-name="T126">: </text:span><text:span text:style-name="T179">One of the bushes also has a little “surprise” for the player, namely, a man and a donkey. Why not?</text:span></text:p>
      <text:p text:style-name="P1109"><text:span text:style-name="T179"><text:tab/>-</text:span><text:span text:style-name="T180">Also, I know we were still discussing what skills the hammer itself will have. Here, Rolan could technically use the “razor wind” he learned in the first dungeon. It would make sense, “</text:span><text:span text:style-name="T181">razor wind” </text:span><text:span text:style-name="T180">wiping out bushes.</text:span></text:p>
      <text:p text:style-name="P145"/>
      <text:p text:style-name="P148">1.8.5 <text:span text:style-name="T1734">INT</text:span> CLEMENTINE HOUSE</text:p>
      <text:p text:style-name="P149"><text:tab/><text:span text:style-name="T892">The house should be large, expansive, colorful, but not disgustingly over-the-top like </text:span><text:span text:style-name="T898">Chamberly</text:span><text:span text:style-name="T900">'s</text:span><text:span text:style-name="T892">. </text:span><text:span text:style-name="T893">The interior here is not “gawdy” but typical Cenive fashion. Greens and whites, with touches of lavender. Lots of purple flowers, a rug, curtains, offset with brass or gold. Extras include vases, flowers, candles, glass containers, </text:span><text:span text:style-name="T892">statues</text:span><text:span text:style-name="T893">. Large windows. </text:span><text:span text:style-name="T892">The player also has a lot to do, so there are not many rooms.</text:span></text:p>
      <text:p text:style-name="P149"><text:span text:style-name="T892"><text:tab/>Secret Passageways are designed like those in Final Fantasy 6. The secret </text:span><text:span text:style-name="T895">r</text:span><text:span text:style-name="T892">oom is visible from the over world view, but the tunnel is not. The player must walk close to the edges of rooms to get a glimpse of the secret rooms, then deduce where the tunnel is. There are no buttons to press, the door and tunnel are simply not visible. The library should be easier to see (getting the player to talk to Lady Clementine first, and also letting them see that these secret tunnels exist.</text:span><text:span text:style-name="T894">)</text:span></text:p>
      <text:p text:style-name="P144"><text:tab/><text:span text:style-name="T1347">The goal is to find both Lord and Lady Clementine. Lady Clementine will </text:span><text:span text:style-name="T1371">lament</text:span><text:span text:style-name="T1347"> the fact that her husband is off working so late again and hope</text:span><text:span text:style-name="T1361">s</text:span><text:span text:style-name="T1347"> he gets home safely. Eventually, the player will find him in his Secret </text:span><text:span text:style-name="T1361">Hangout</text:span><text:span text:style-name="T1347"> Room with a lady. You will realize that he has a different lady over almost every night and they all think they're his proper mistress. Lulu will </text:span><text:span text:style-name="T1366">state</text:span><text:span text:style-name="T1347"> that you simply MUST tell Lady Clementine, </text:span><text:span text:style-name="T1349">and that they need paper. The rather obvious solution is to go to the office, which is covered in papers and pens.</text:span></text:p>
      <text:p text:style-name="P1148"><text:soft-page-break/><text:span text:style-name="T1064">C</text:span><text:span text:style-name="T1250">haracters:</text:span><text:span text:style-name="T1064"> </text:span></text:p>
      <text:p text:style-name="P1179"><text:span text:style-name="T1064"><text:tab/></text:span><text:span text:style-name="T1251">Staircase</text:span></text:p>
      <text:p text:style-name="P1212"><text:span text:style-name="T1228">G</text:span><text:span text:style-name="T1224">uards</text:span></text:p>
      <text:p text:style-name="P1179"><text:span text:style-name="T1091"><text:tab/></text:span><text:span text:style-name="T1251">Master Bedroom:</text:span></text:p>
      <text:p text:style-name="P1212"><text:span text:style-name="T1228">E</text:span><text:span text:style-name="T1224">mpty, guard out front</text:span></text:p>
      <text:p text:style-name="P1179"><text:span text:style-name="T1091"><text:tab/></text:span><text:span text:style-name="T1251">Office</text:span></text:p>
      <text:p text:style-name="P1212"><text:span text:style-name="T1228">P</text:span><text:span text:style-name="T1224">omeline: Lady's maid, cleaning</text:span></text:p>
      <text:p text:style-name="P1179"><text:span text:style-name="T1091"><text:tab/></text:span><text:span text:style-name="T1251">Hallways</text:span></text:p>
      <text:p text:style-name="P1212"><text:span text:style-name="T1228">G</text:span><text:span text:style-name="T1224">uards</text:span></text:p>
      <text:p text:style-name="P1209"><text:span text:style-name="T1228"><text:tab/></text:span><text:span text:style-name="T1251">Library:</text:span><text:span text:style-name="T1228"> </text:span><text:span text:style-name="T1229">has a secret passage to the Master Bedroom</text:span></text:p>
      <text:p text:style-name="P1212"><text:span text:style-name="T1228">L</text:span><text:span text:style-name="T1224">ady Tulian: reading</text:span></text:p>
      <text:p text:style-name="P1183"><text:span text:style-name="T1091"><text:tab/></text:span><text:span text:style-name="T1251">Secret Living Room</text:span></text:p>
      <text:p text:style-name="P1213"><text:span text:style-name="T1228">L</text:span><text:span text:style-name="T1224">ord Tulian: Canoodling on the couch with...</text:span></text:p>
      <text:p text:style-name="P1199">Woman</text:p>
      <text:p text:style-name="P1196"/>
      <text:p text:style-name="P886">Player Goal: <text:span text:style-name="T494">See the Lord Clementine is a liar</text:span></text:p>
      <text:p text:style-name="P853"><text:span text:style-name="T1270">Story </text:span><text:span text:style-name="T1280">L</text:span><text:span text:style-name="T1270">ocations/Rooms:</text:span><text:span text:style-name="T79"> </text:span><text:span text:style-name="T195">Office, Library, Secret Hangout Room</text:span></text:p>
      <text:p text:style-name="P1086"/>
      <text:p text:style-name="P1281">1.8.6 CLEMENTINE HOUSE HALLWAYS <text:span text:style-name="T1718">(O)</text:span></text:p>
      <text:p text:style-name="P1283"><text:span text:style-name="T1064"><text:tab/>C</text:span><text:span text:style-name="T1250">haracters:</text:span><text:span text:style-name="T1064"> </text:span><text:span text:style-name="T1270">Guards</text:span><text:span text:style-name="T1350"> </text:span></text:p>
      <text:p text:style-name="P887">Player Goal: <text:span text:style-name="T424">Get past guards, find lord and Lady Clementine</text:span></text:p>
      <text:p text:style-name="P854"><text:span text:style-name="T1270">Story </text:span><text:span text:style-name="T1280">L</text:span><text:span text:style-name="T1270">ocations/Rooms:</text:span><text:span text:style-name="T79"> </text:span><text:span text:style-name="T182">There are numerous halls and corridors with little in them, other than guards</text:span><text:span text:style-name="T107">.</text:span></text:p>
      <text:p text:style-name="P875"><text:span text:style-name="T1351">F</text:span><text:span text:style-name="T1270">lowchart:</text:span><text:span text:style-name="T79"> As before, guards will yell and throw Rolan back to the beginning, if caught. </text:span><text:span text:style-name="T201">Outside, Rolan will go to the beginning of the courtyard game. Inside, he will go back to the front door (or rather, outside the front door)</text:span></text:p>
      <text:p text:style-name="P941"/>
      <text:p text:style-name="P1298">1.8.7 CLEMENTINE HOUSE STAIRWAY <text:span text:style-name="T1718">(O)</text:span></text:p>
      <text:p text:style-name="P1290"><text:span text:style-name="T1205"><text:tab/></text:span><text:span text:style-name="T1064">C</text:span><text:span text:style-name="T1250">haracters:</text:span><text:span text:style-name="T1064"> </text:span><text:span text:style-name="T1096">Quince, a page taking a nap on the stairs</text:span></text:p>
      <text:p text:style-name="P1073"><text:span text:style-name="T1280">N</text:span><text:span text:style-name="T1299">otes:</text:span><text:span text:style-name="T126"> </text:span><text:span text:style-name="T182">Quince won't wake up, no matter what. He's just here, </text:span><text:span text:style-name="T184">sleeping. </text:span><text:span text:style-name="T192">Black clothes with white touches.</text:span></text:p>
      <text:p text:style-name="P1097"/>
      <text:p text:style-name="P427">1.8.8 CLEMENTINE HOUSE OFFICE (O)</text:p>
      <text:p text:style-name="P427"><text:tab/><text:span text:style-name="T888">An office with two very different desks. Lady Clementine's desk is perfect and orderly. Lord Clementine's desk looks like a hurricane hit it. There are papers on the floor, maybe even a knocked over cup of coffee, </text:span><text:span text:style-name="T898">snacks, trash.</text:span></text:p>
      <text:p text:style-name="P1158"><text:span text:style-name="T1064">C</text:span><text:span text:style-name="T1250">haracters:</text:span><text:span text:style-name="T1064"> </text:span></text:p>
      <text:p text:style-name="P1182"><text:span text:style-name="T1064"><text:tab/></text:span><text:span text:style-name="T1100">Pomeline: lady's assistant. Typical black outfit with white frills, maybe apron.</text:span><text:span text:style-name="T1078"> </text:span></text:p>
      <text:p text:style-name="P897">Player Goal: <text:span text:style-name="T436">see the difference between Lord and Lady Clementine.</text:span></text:p>
      <text:p text:style-name="P1288"/>
      <text:p text:style-name="P1288">1.8.8 CLEMENTINE HOUSE LIBRARY</text:p>
      <text:p text:style-name="P1287"><text:span text:style-name="T1064">C</text:span><text:span text:style-name="T1250">haracters:</text:span><text:span text:style-name="T1064"> </text:span><text:span text:style-name="T152">L</text:span><text:span text:style-name="T79">a</text:span><text:span text:style-name="T152">d</text:span><text:span text:style-name="T183">y Clementine, reading</text:span><text:span text:style-name="T154"> </text:span></text:p>
      <text:p text:style-name="P887">Player Goal: <text:span text:style-name="T425">Learn that Lord Clementine is away, and busy</text:span></text:p>
      <text:p text:style-name="P854"><text:span text:style-name="T1270">Story </text:span><text:span text:style-name="T1280">L</text:span><text:span text:style-name="T1270">ocations/Rooms:</text:span><text:span text:style-name="T79"> </text:span><text:span text:style-name="T183">There is a secret passage to the Master bedroom. It may be blocked behind a plant that Rolan has to cut (and respawns every time he enters). </text:span><text:span text:style-name="T201">To signify it should be cut it can be the same graphic as the plants in the courtyard.</text:span></text:p>
      <text:p text:style-name="P964">Flowchart:<text:span text:style-name="T71"> </text:span><text:span text:style-name="T425">After this dialogue, the guards reconfigure their formation, allowing Rolan to find the Secret Hangout Room</text:span></text:p>
      <text:p text:style-name="P1024"/>
      <text:p text:style-name="P1291"><text:soft-page-break/><text:span text:style-name="T425">1.8.</text:span><text:span text:style-name="T71">9</text:span><text:span text:style-name="T425"> MASTER BEDROOM </text:span><text:span text:style-name="T71">(O)</text:span></text:p>
      <text:p text:style-name="P510"><text:tab/><text:span text:style-name="T1352">Has a large bed with the fancy “princess” curtains, a terrace, a large wardrobe, and a treasure chest. There is nothing else here.</text:span></text:p>
      <text:p text:style-name="P898">Player Goal: <text:span text:style-name="T437">See Lady Clementine's room. Maybe find a treasure</text:span></text:p>
      <text:p text:style-name="P1103"><text:span text:style-name="T1280">N</text:span><text:span text:style-name="T1299">otes</text:span><text:span text:style-name="T126">: </text:span><text:span text:style-name="T193">Player must take the secret corridor from the library here. There are guards at the main door. Once Lady Clemen</text:span><text:span text:style-name="T225">t</text:span><text:span text:style-name="T193">ine retires to her room, the corridor is also locked and the player can no longer enter.</text:span></text:p>
      <text:p text:style-name="P478"/>
      <text:p text:style-name="P1287"><text:span text:style-name="T71">1.8.</text:span><text:span text:style-name="T426">10</text:span><text:span text:style-name="T71"> </text:span><text:span text:style-name="T425">SECRET HANGOUT ROOM</text:span></text:p>
      <text:p text:style-name="P1287"><text:span text:style-name="T425"><text:tab/></text:span><text:span text:style-name="T782">This is a rather ordinary room. It has a huge couch, a fridge, </text:span><text:span text:style-name="T786">a nice rug and candles.</text:span></text:p>
      <text:p text:style-name="P1153"><text:span text:style-name="T1064">C</text:span><text:span text:style-name="T1250">haracters:</text:span><text:span text:style-name="T1064"> </text:span></text:p>
      <text:p text:style-name="P1210"><text:span text:style-name="T1230"><text:tab/></text:span><text:span text:style-name="T1231">Lord Clementine: canoodling with…</text:span></text:p>
      <text:p text:style-name="P1210"><text:span text:style-name="T1231"><text:tab/>Woman on couch</text:span><text:span text:style-name="T1232"> </text:span></text:p>
      <text:p text:style-name="P892">Player Goal: <text:span text:style-name="T426">See Lord Clementine and discuss what's going on</text:span></text:p>
      <text:p text:style-name="P973">Flowchart:<text:span text:style-name="T71"> </text:span><text:span text:style-name="T426">After having dialogue about Lord Clementine: Lady Clementine goes to bed, locking the secret passage to the Master Bedroom behind her.</text:span></text:p>
      <text:p text:style-name="P974"><text:span text:style-name="T426"><text:tab/>-</text:span><text:span text:style-name="T427">After this dialogue, a piece of paper appears on the floor in the Office (see 1.8.12)--</text:span><text:span text:style-name="T442">meaning, the player is able to continue the quest without seeing that the Lady's bedroom is locked.</text:span></text:p>
      <text:p text:style-name="P1025"/>
      <text:p text:style-name="P1289">1.8.11 EXT SECRET HANGOUT ROOM</text:p>
      <text:p text:style-name="P1289"><text:tab/><text:span text:style-name="T889">A hallway/area just outside </text:span><text:span text:style-name="T898">of the Secret Hangout Room where Lulu will insist you tell Lady Clementine this new secret.</text:span></text:p>
      <text:p text:style-name="P1289"/>
      <text:p text:style-name="P1154"><text:span text:style-name="T1064">C</text:span><text:span text:style-name="T1250">haracters:</text:span><text:span text:style-name="T1064"> </text:span><text:span text:style-name="T1097">Rolan, Lulu</text:span></text:p>
      <text:p text:style-name="P893">Player Goal: <text:span text:style-name="T427">Receive quest to find pen/paper</text:span></text:p>
      <text:p text:style-name="P923">Action:<text:span text:style-name="T71"> Once player exits the room, cut-scene plays automatically of Lulu and Rolan discussing what to do.</text:span></text:p>
      <text:p text:style-name="P969">Flowchart:<text:span text:style-name="T71"> </text:span><text:span text:style-name="T427">After this dialogue, the goal is: find paper and pen in the Office to write Lady Clementine a note. </text:span></text:p>
      <text:p text:style-name="P969"><text:span text:style-name="T427"><text:tab/>-</text:span><text:span text:style-name="T447">Lady Clementine's bedroom door is locked.</text:span></text:p>
      <text:p text:style-name="P479"/>
      <text:p text:style-name="P427">1.8.12 OFFICE</text:p>
      <text:p text:style-name="P1154"><text:span text:style-name="T1064">C</text:span><text:span text:style-name="T1250">haracters:</text:span><text:span text:style-name="T1064"> </text:span><text:span text:style-name="T1098">Pomeline</text:span></text:p>
      <text:p text:style-name="P893">Player Goal: <text:span text:style-name="T428">Write a letter to Clementine</text:span></text:p>
      <text:p text:style-name="P856"><text:span text:style-name="T1353">Actions:</text:span><text:span text:style-name="T185"> player must click on the new piece of paper conspicuously laying on the floor.</text:span><text:span text:style-name="T79"> </text:span></text:p>
      <text:p text:style-name="P856"><text:span text:style-name="T79"><text:tab/></text:span><text:span text:style-name="T185">Cut-scene follows of Lulu writing a letter and leaving it on Lady Clementine's desk</text:span></text:p>
      <text:p text:style-name="P942"><text:tab/>Cut-scene ends after Lulu has dialogue about being “all done”</text:p>
      <text:p text:style-name="P969">Flowchart:<text:span text:style-name="T71"> </text:span><text:span text:style-name="T429">After this, the story continues and the player will encounter a new dialogue when they leave the Clementine area.</text:span></text:p>
      <text:p text:style-name="P1236"/>
      <text:p text:style-name="P1228"/>
      <text:p text:style-name="P428">1.8.14 EXT CENIVE GARDENS</text:p>
      <text:p text:style-name="P428"><text:span text:style-name="T1064"><text:tab/>C</text:span><text:span text:style-name="T1250">haracters:</text:span><text:span text:style-name="T1064"> </text:span><text:span text:style-name="T1270">Rolan, Lulu</text:span><text:span text:style-name="T1350"> </text:span></text:p>
      <text:p text:style-name="P887">Player Goal: <text:span text:style-name="T429">Direction to go stay at the Cenive Inn until morning</text:span></text:p>
      <text:p text:style-name="P854"><text:span text:style-name="T1353">Actions</text:span><text:span text:style-name="T1270">: </text:span><text:span text:style-name="T225">After</text:span><text:span text:style-name="T185"> player steps into Cenive </text:span><text:span text:style-name="T225">(the proper town) </text:span><text:span text:style-name="T185">Rolan tell</text:span><text:span text:style-name="T225">s</text:span><text:span text:style-name="T185"> Lulu they should find a place to stay until morning.</text:span><text:span text:style-name="T79"> </text:span></text:p>
      <text:p text:style-name="P964">Flowchart:<text:span text:style-name="T71"> </text:span><text:span text:style-name="T429">After the dialogue, Cenive Inn is unlocked</text:span></text:p>
      <text:p text:style-name="P1026"><text:soft-page-break/></text:p>
      <text:p text:style-name="P428">1.8.15 CENIVE INN</text:p>
      <text:p text:style-name="P428"><text:span text:style-name="T1314"><text:tab/>C</text:span><text:span text:style-name="T44">haracters:</text:span><text:span text:style-name="T1314"> </text:span><text:span text:style-name="T1270">Rolan, Lulu</text:span></text:p>
      <text:p text:style-name="P385"><text:tab/><text:tab/>Innkeeper</text:p>
      <text:p text:style-name="P887">Player Goal: <text:span text:style-name="T429">Rest until morning</text:span></text:p>
      <text:p text:style-name="P857"><text:span text:style-name="T1270">Story </text:span><text:span text:style-name="T1280">L</text:span><text:span text:style-name="T1270">ocations/Rooms:</text:span><text:span text:style-name="T79"> </text:span></text:p>
      <text:p text:style-name="P857"><text:span text:style-name="T185"><text:tab/>Lobby: </text:span><text:span text:style-name="T186">Complete with desk, bell, wood and a light blue rug and stairway to guest <text:tab/>room</text:span></text:p>
      <text:p text:style-name="P857"><text:span text:style-name="T185"><text:tab/>Guest Room: </text:span><text:span text:style-name="T186">typical simple room with beds and window. May be similar to <text:tab/>Forest Town with all of the wood</text:span></text:p>
      <text:p text:style-name="P970"><text:span text:style-name="T1720">Actions</text:span>: <text:span text:style-name="T430">Player must initiate dialogue with innkeeper</text:span></text:p>
      <text:p text:style-name="P970"><text:span text:style-name="T430"><text:tab/>-after paying, cut-scene of Rolan and Lulu walking upstairs (simply so the player <text:tab/>doesn't get confused and exit).</text:span><text:span text:style-name="T71"> </text:span></text:p>
      <text:p text:style-name="P999">Notes:<text:span text:style-name="T71"> The Innkeeper's dialogue in the screenplay is their usual dialogue. It will not change.</text:span></text:p>
      <text:p text:style-name="P1027"/>
      <text:p text:style-name="P594">1.8.16 CENIVE INN GUESTROOM</text:p>
      <text:p text:style-name="P598"><text:span text:style-name="T71"><text:tab/><text:tab/></text:span><text:span text:style-name="T749">Just to clarify, there are definitely two separate beds.</text:span></text:p>
      <text:p text:style-name="P594"/>
      <text:p text:style-name="P640"><text:span text:style-name="T1064"><text:tab/>C</text:span><text:span text:style-name="T1250">haracters:</text:span><text:span text:style-name="T1064"> </text:span><text:span text:style-name="T193">Rolan, Lulu</text:span></text:p>
      <text:p text:style-name="P808"><text:span text:style-name="T1270">Music:</text:span><text:span text:style-name="T79"> “</text:span><text:span text:style-name="T187">night time” jingle (this is not used </text:span><text:span text:style-name="T225">regularly. However</text:span><text:span text:style-name="T187"> it may be used </text:span><text:span text:style-name="T783">late</text:span><text:span text:style-name="T187"> in the game </text:span><text:span text:style-name="T225">before we head off to the Monolith, etc.</text:span><text:span text:style-name="T187">, so preferably it doesn't sound too happy or peppy. It shouldn't sound strange in the midst of the final chapters.)</text:span></text:p>
      <text:p text:style-name="P887">Player Goal: <text:span text:style-name="T447">Chit Chat/Bonding and Bed time</text:span></text:p>
      <text:p text:style-name="P858"><text:span text:style-name="T1354">Actions</text:span><text:span text:style-name="T1270">:</text:span><text:span text:style-name="T79"> </text:span><text:span text:style-name="T187">dialogue starts immediately (as the screen loads) of Rolan and Lulu talking. Lulu lounges on a bed while Rolan looks out the window.</text:span></text:p>
      <text:p text:style-name="P1300"><text:tab/>-Dialogue ends with Rolan saying “goodnight”, lights go out, Lulu says “...” and the scene ends. (see screenplay).</text:p>
      <text:p text:style-name="P1301"><text:tab/>-Sun comes up after jingle ends.</text:p>
      <text:p text:style-name="P1301"><text:tab/>-Rolan and Lulu get up and are free to move on</text:p>
      <text:p text:style-name="P964">Flowchart:<text:span text:style-name="T71"> </text:span><text:span text:style-name="T430">Dialogue starts immediately as screen loads, as soon as it ends, scene is over. There is no time to pause in here.</text:span></text:p>
      <text:p text:style-name="P1073"><text:span text:style-name="T1280">N</text:span><text:span text:style-name="T1354">otes:</text:span><text:span text:style-name="T187"> Morning is marked by light coming in through the window in the guest room</text:span></text:p>
      <text:p text:style-name="P1073"><text:span text:style-name="T187"><text:tab/>-</text:span><text:span text:style-name="T207">After this (quest officially ending) Trey's dialogue changes (in Bredon Palace), the Meeting for Negotiations is set up (see 1.9.1/1.9.2), </text:span><text:span text:style-name="T227">and the door to the meeting room is unlocked.</text:span></text:p>
      <text:p text:style-name="P1098"/>
      <text:p text:style-name="P1102">CENIVE DAYTIME</text:p>
      <text:p text:style-name="P1083"/>
      <text:p text:style-name="P429">1.8.17 <text:span text:style-name="T1721">CIVILIAN HOUSE 1 (O)</text:span></text:p>
      <text:p text:style-name="P429"><text:tab/><text:tab/><text:span text:style-name="T889">Civilian houses are reminiscent of Forest Town, but more colorful. Colorful curtains, chairs, dishes, rugs, etc.</text:span></text:p>
      <text:p text:style-name="P388"/>
      <text:p text:style-name="P1155"><text:span text:style-name="T1064">C</text:span><text:span text:style-name="T1250">haracters:</text:span><text:span text:style-name="T1064"> </text:span></text:p>
      <text:p text:style-name="P1181"><text:span text:style-name="T1064"><text:tab/></text:span><text:span text:style-name="T1099">Mother, Daughter</text:span></text:p>
      <text:p text:style-name="P859"><text:span text:style-name="T1270">Story </text:span><text:span text:style-name="T1280">L</text:span><text:span text:style-name="T1270">ocations/Rooms:</text:span><text:span text:style-name="T79"> </text:span></text:p>
      <text:p text:style-name="P859"><text:span text:style-name="T79"><text:tab/></text:span><text:span text:style-name="T189">Kitchen</text:span></text:p>
      <text:p text:style-name="P1075"><text:span text:style-name="T1280">N</text:span><text:span text:style-name="T1299">otes: </text:span><text:span text:style-name="T189">Outfits and house set-ups should be mimicked between Civilian House 1 and 2. They clearly aren't “a couple” but go together as a matching pair.</text:span></text:p>
      <text:p text:style-name="P1087"/>
      <text:p text:style-name="P431"><text:soft-page-break/>1.8.18 CIVILIAN HOUSE <text:span text:style-name="T1722">2 (O)</text:span></text:p>
      <text:p text:style-name="P430"><text:span text:style-name="T1360"><text:tab/><text:tab/></text:span><text:span text:style-name="T889">Civilian houses are reminiscent of Forest Town, but more colorful. Colorful curtains, chairs, dishes, rugs, etc.</text:span></text:p>
      <text:p text:style-name="P523"/>
      <text:p text:style-name="P1155"><text:span text:style-name="T1064">C</text:span><text:span text:style-name="T1250">haracters:</text:span><text:span text:style-name="T1064"> </text:span></text:p>
      <text:p text:style-name="P1181"><text:span text:style-name="T1064"><text:tab/></text:span><text:span text:style-name="T1099">Father, Son</text:span></text:p>
      <text:p text:style-name="P859"><text:span text:style-name="T1270">Story </text:span><text:span text:style-name="T1280">L</text:span><text:span text:style-name="T1270">ocations/Rooms:</text:span><text:span text:style-name="T79"> </text:span><text:span text:style-name="T189">Kitchen</text:span></text:p>
      <text:p text:style-name="P1076"><text:span text:style-name="T1280">N</text:span><text:span text:style-name="T1299">otes: </text:span><text:span text:style-name="T189">Outfits and house set-ups should be mimicked between Civilian House 1 and 2. They clearly aren't “a couple” but they go together as a matching pair.</text:span></text:p>
      <text:p text:style-name="P1087"/>
      <text:p text:style-name="P432">1.8.19 <text:span text:style-name="T1761">EXT </text:span>CENIVE <text:span text:style-name="T1724">(O)</text:span></text:p>
      <text:p text:style-name="P432"><text:span text:style-name="T1314"><text:tab/>C</text:span><text:span text:style-name="T44">haracters:</text:span><text:span text:style-name="T1314"> </text:span></text:p>
      <text:p text:style-name="P432"><text:span text:style-name="T1314"><text:tab/><text:tab/></text:span><text:span text:style-name="T1355">Ashley:</text:span><text:span text:style-name="T1357"> single lady </text:span><text:span text:style-name="T1360">walking around in</text:span><text:span text:style-name="T1357"> Cenive</text:span></text:p>
      <text:p text:style-name="P971"><text:span text:style-name="T1725">Actions</text:span>:<text:span text:style-name="T71"> </text:span><text:span text:style-name="T433">Player must initiate conversation</text:span><text:span text:style-name="T71"> </text:span></text:p>
      <text:p text:style-name="P474"/>
      <text:p text:style-name="P434">1.8.20 UNITE <text:span text:style-name="T1724">(O)</text:span></text:p>
      <text:p text:style-name="P434"><text:tab/><text:span text:style-name="T884">The cafe is simple, rustic and largely made of wood. Couples sit close together at the tables, and there are baguettes </text:span><text:span text:style-name="T886">behind the counter</text:span><text:span text:style-name="T884">, red and white checkered (or similar) cloths </text:span><text:span text:style-name="T886">on the table</text:span><text:span text:style-name="T884">.</text:span><text:span text:style-name="T885"> The cafe is filled with bookshelves that form almost a small labyrinth of tables and couples.</text:span></text:p>
      <text:p text:style-name="P434"><text:span text:style-name="T885"><text:tab/></text:span><text:span text:style-name="T887">There may </text:span><text:span text:style-name="T891">be </text:span><text:span text:style-name="T887">somewhere here for Rolan to use his hammer just like in the courtyard (converting bookshelves or piles of books</text:span><text:span text:style-name="T890">) to find a secret nook, with a book laying on the floor. It reads:</text:span></text:p>
      <text:p text:style-name="P524"><text:tab/><text:tab/>…..<text:tab/><text:tab/></text:p>
      <text:p text:style-name="P521"/>
      <text:p text:style-name="P434"><text:span text:style-name="T1314"><text:tab/>C</text:span><text:span text:style-name="T44">haracters:</text:span></text:p>
      <text:p text:style-name="P432"><text:span text:style-name="T1314"><text:tab/></text:span><text:span text:style-name="T1355"><text:tab/>Waitress Sam: </text:span><text:span text:style-name="T1358">wears a necklace with a crystal on it, matching to Finbirdie Salesman</text:span></text:p>
      <text:p text:style-name="P386"><text:tab/><text:tab/>Penelope: <text:span text:style-name="T1726">Woman standing around</text:span></text:p>
      <text:p text:style-name="P386"><text:tab/><text:tab/>Patrick: <text:span text:style-name="T1726">Man standing around</text:span></text:p>
      <text:p text:style-name="P386"><text:tab/><text:tab/>Couple 1: <text:span text:style-name="T1726">at a table sharing a drink</text:span></text:p>
      <text:p text:style-name="P386"><text:tab/><text:tab/>Couple 2: <text:span text:style-name="T1726">canoodling at a table</text:span></text:p>
      <text:p text:style-name="P894">Player Goal: <text:span text:style-name="T433">Learn more about Cenive</text:span><text:span text:style-name="T391"> </text:span></text:p>
      <text:p text:style-name="P971"><text:span text:style-name="T1725">Action</text:span>:<text:span text:style-name="T71"> </text:span><text:span text:style-name="T433">Player must initiate conversations</text:span></text:p>
      <text:p text:style-name="P474"/>
      <text:p text:style-name="P433">1.8.21 LA COUER <text:span text:style-name="T1724">(O)</text:span></text:p>
      <text:p text:style-name="P522"><text:tab/><text:span text:style-name="T1729">The gardens are incredibly bright and colorful, like an ocean of colors. There are occasional white benches, and a grove with a piano. This area is mostly for exploring and finding the Amour Arbour. </text:span></text:p>
      <text:p text:style-name="P522"/>
      <text:p text:style-name="P433"><text:span text:style-name="T1314"><text:tab/>C</text:span><text:span text:style-name="T44">haracters:</text:span></text:p>
      <text:p text:style-name="P432"><text:span text:style-name="T1314"><text:tab/><text:tab/></text:span><text:span text:style-name="T1355">Finbirdie Salesman Sam: </text:span><text:span text:style-name="T1359">Typical Finburian with a little wooden cart of trinkets</text:span></text:p>
      <text:p text:style-name="P432"><text:span text:style-name="T1355"><text:tab/><text:tab/>Pianists (</text:span><text:span text:style-name="T1356">X</text:span><text:span text:style-name="T1355">2): </text:span><text:span text:style-name="T1359">playing the piano together in a grove. </text:span></text:p>
      <text:p text:style-name="P386"><text:tab/><text:tab/>Couple 1: <text:span text:style-name="T1761">no dialogue</text:span></text:p>
      <text:p text:style-name="P387"><text:tab/><text:tab/>Couple 2: <text:span text:style-name="T1761">no dialogue</text:span></text:p>
      <text:p text:style-name="P894">Player Goal: <text:span text:style-name="T435">Explore, find Amour Arbour</text:span></text:p>
      <text:p text:style-name="P859"><text:span text:style-name="T1270">Story </text:span><text:span text:style-name="T1280">L</text:span><text:span text:style-name="T1270">ocations/Rooms:</text:span><text:span text:style-name="T79"> </text:span><text:span text:style-name="T191">Amour Arbour Spot</text:span></text:p>
      <text:p text:style-name="P1230"/>
      <text:p text:style-name="P474"/>
      <text:p text:style-name="P431">1.8.22 CARNIVAL <text:span text:style-name="T1724">(O)</text:span></text:p>
      <text:p text:style-name="P431"/>
      <text:p text:style-name="P174"><text:soft-page-break/><text:span text:style-name="T1685"><text:tab/></text:span><text:span text:style-name="T1696">Characters:</text:span></text:p>
      <text:p text:style-name="P768"><text:span text:style-name="T1689"><text:tab/><text:tab/></text:span><text:span text:style-name="T1685">Ferris Wheel </text:span><text:span text:style-name="T1688">Molly</text:span></text:p>
      <text:p text:style-name="P768"><text:span text:style-name="T1688"><text:tab/><text:tab/></text:span><text:span text:style-name="T1690">Ferris Wheel Car 1, 2: no visible people, but dialogue comes from these areas</text:span></text:p>
      <text:p text:style-name="P768"><text:span text:style-name="T1688"><text:tab/><text:tab/>Milkshake </text:span><text:span text:style-name="T1687">Martin</text:span></text:p>
      <text:p text:style-name="P769"><text:tab/><text:tab/>Bow and Arrow Game Attendant</text:p>
      <text:p text:style-name="P769"><text:tab/><text:tab/>Big Battle Arena Attendant</text:p>
      <text:p text:style-name="P769"><text:tab/><text:tab/>Supply Store <text:span text:style-name="T1728">Man</text:span></text:p>
      <text:p text:style-name="P603"><text:tab/><text:tab/>Fruit Stand Woman</text:p>
      <text:p text:style-name="P603"><text:tab/><text:tab/><text:span text:style-name="T1750">Sprout: is visibly not from Cenive. He has big glasses and totally different clothes (to match the western kingdom)</text:span></text:p>
      <text:p text:style-name="P822"><text:span text:style-name="T1270">Music:</text:span><text:span text:style-name="T79"> “</text:span><text:span text:style-name="T188">Carnival,” if possible, </text:span><text:span text:style-name="T194">Ferris Wheel cre</text:span><text:span text:style-name="T208">a</text:span><text:span text:style-name="T194">k as it dies, </text:span><text:span text:style-name="T225">mini-game themes</text:span></text:p>
      <text:p text:style-name="P899">Player Goal: <text:s/><text:span text:style-name="T435">Have fun with the characters and mini-games</text:span><text:span text:style-name="T391"> </text:span></text:p>
      <text:p text:style-name="P924">Actions:</text:p>
      <text:p text:style-name="P924"><text:span text:style-name="T71"><text:tab/></text:span>Ferris Wheel Story </text:p>
      <text:p text:style-name="P944">If player, in conversation, says “yes” to Ferris Wheel Molly they will walk into the ferris wheel and the machine will move. Cut-scene of Rolan and Lulu in the cart sharing a conversation. Lulu stands and kicks the wall. The machine creeks, sputters and stops. Lulu will crawl <text:span text:style-name="T1771">ou</text:span>t the window and beckon Rolan to follow. Rolan follows. Finally, player is free and must maneuver down to the ground by climbing along the pipes. Other couples will holler as this happens.</text:p>
      <text:p text:style-name="P944"><text:tab/><text:tab/><text:tab/>Ferris Wheel Car 1, 2 </text:p>
      <text:p text:style-name="P924"><text:span text:style-name="T71"><text:tab/></text:span><text:span text:style-name="T1730">Battle Bowl Story</text:span></text:p>
      <text:p text:style-name="P943">If player agrees to go into the Battle Bowl, they are transported to another space specifically for fighting enemies. The enemies start easy and get progressively harder. Each time the player exits, it restarts. After each victory, the player is prompted with a dialogue: “Play again?” Yes gives another enemy. No let's the player leave. <text:s/>Exiting will give the player whatever reward they have won (gold, exp, minor items) ; however, if the die, they don't get any reward. Penalties still apply (losing gold, etc). Rather than “bosses” or special items, this arena is mostly a chance to level up, get gold, etc. Perhaps, enemies here drops twice as much gold, or give more exp.</text:p>
      <text:p text:style-name="P943"><text:tab/><text:span text:style-name="T38">Bow &amp; Arrow Attendant</text:span></text:p>
      <text:p text:style-name="P943">Very straightforward. If player accepts game, they are moved to a “shooting” style screen. Very very simple, shoot the moving ducks. Player is prompted after each level if they want to stop or not. Player gets 5 arrows and must hit at least <text:span text:style-name="T1772">2</text:span> duck<text:span text:style-name="T1772">s</text:span> to continue. Each level goes faster, or gets more confusing, as well as having stranger ducks. Preferably each level has a weird duck designed to mess with the player. It comes at random, sometimes first, sometimes last, and does something unexpected. For example:</text:p>
      <text:p text:style-name="P943"><text:tab/><text:tab/>Round 1: Duck hops</text:p>
      <text:p text:style-name="P943"><text:tab/><text:tab/>Round 2: Duck explodes</text:p>
      <text:p text:style-name="P943"><text:tab/><text:tab/>Round 3: Metal Duck can't be penetrated</text:p>
      <text:p text:style-name="P943"><text:tab/><text:tab/>Round 4: Chain Explosion Duck: when hit, explodes, hopefully exploding ducks around it</text:p>
      <text:p text:style-name="P943"><text:tab/><text:tab/>Round 5: Duck goes invisible, but can still be hit</text:p>
      <text:p text:style-name="P943"><text:tab/><text:tab/>Round 6: Duck turns into a scary monster (briefly) just to shock the player</text:p>
      <text:p text:style-name="P943"><text:tab/><text:span text:style-name="T1743">OTHER, EASIER IDEA:</text:span> every level simply has one or two exploding ducks. </text:p>
      <text:p text:style-name="P972">Flowchart:<text:span text:style-name="T71"> </text:span><text:span text:style-name="T435">Once player talks to Milkshake Martin dialogue runs to cut-scene of them sharing </text:span><text:soft-page-break/><text:span text:style-name="T435">milkshakes. In-dialogue, they will say the milkshakes taste bad. Martin will ask them to find out why, starting the </text:span><text:span text:style-name="T725">Milkshake Disaster</text:span><text:span text:style-name="T435"> sub quest.</text:span></text:p>
      <text:p text:style-name="P529"><text:span text:style-name="T95"><text:tab/></text:span><text:span text:style-name="T1280">N</text:span><text:span text:style-name="T1299">otes: </text:span><text:span text:style-name="T205">Begin </text:span><text:span text:style-name="T789">Milkshake Disaster </text:span><text:span text:style-name="T206">sub quest.</text:span></text:p>
      <text:p text:style-name="P531"/>
      <text:p text:style-name="P530"><text:span text:style-name="T431">1.</text:span><text:span text:style-name="T71">8.23 FARM M</text:span><text:span text:style-name="T432">ARTIN &amp; MOLLY</text:span><text:span text:style-name="T71"> (O) </text:span><text:span text:style-name="T704">Milkshake Disaster</text:span></text:p>
      <text:p text:style-name="P618"><text:span text:style-name="T727"><text:tab/>*</text:span><text:span text:style-name="T741">this is a sub-quest that could use more work later. </text:span></text:p>
      <text:p text:style-name="P532"><text:tab/>The farm itself is a typical farm with a red barn, green pasture surrounded by wooden fences. To make things simple, there is no house. Player </text:p>
      <text:p text:style-name="P1156"><text:span text:style-name="T1064">C</text:span><text:span text:style-name="T1250">haracters:</text:span><text:span text:style-name="T1064"> </text:span><text:span text:style-name="T1101">Cows. Lots of cows. </text:span><text:span text:style-name="T1102">Everywhere. They should be a little stupid and walk into you.</text:span><text:span text:style-name="T1078"> </text:span></text:p>
      <text:p text:style-name="P895">Player Goal: <text:span text:style-name="T448">Find the mushrooms that the cows are eating</text:span></text:p>
      <text:p text:style-name="P860"><text:span text:style-name="T1270">Story </text:span><text:span text:style-name="T1280">L</text:span><text:span text:style-name="T1270">ocations/Rooms:</text:span><text:span text:style-name="T79"> </text:span><text:span text:style-name="T202">Pasture</text:span></text:p>
      <text:p text:style-name="P1056"><text:span text:style-name="T1299">A</text:span><text:span text:style-name="T1270">ctions:</text:span><text:span text:style-name="T79"> Player will see that the cows are all standing around in a pasture. There are plants and fences to explore. There are some enemies here. The pasture stretches on for numerous screens; the goal is exploration. </text:span></text:p>
      <text:p text:style-name="P1059"><text:tab/>-Player will know they're going the right direction when they see a cow on the opposite side of a bank. Rolan, however, can't cross the water freely. Player needs to find a discarded WOOD PLANK in the grass, <text:span text:style-name="T1773">or possibly near the barn</text:span>.</text:p>
      <text:p text:style-name="P1059"><text:tab/>-Eventually Rolan will find a screen where the grass is covered in mushrooms. One cow is here, munching away. When player approaches cow, cut-scene plays of Rolan and Lulu testing the mushroom.</text:p>
      <text:p text:style-name="P1056"><text:span text:style-name="T1270">Flowchart:</text:span><text:span text:style-name="T79"> After cut-scene of Rolan and Lulu discovering the mushrooms, dialogue with Milkshake Martin changes.</text:span></text:p>
      <text:p text:style-name="P1056"><text:span text:style-name="T1270">Key Items:</text:span><text:span text:style-name="T79"> Wood plank (in pasture, </text:span><text:span text:style-name="T228">or </text:span><text:span text:style-name="T229">b</text:span><text:span text:style-name="T228">arm area</text:span><text:span text:style-name="T79">)</text:span></text:p>
      <text:p text:style-name="P1059"><text:tab/>Mushrooms <text:span text:style-name="T1761">(in pasture—is the </text:span><text:span text:style-name="T690">goal</text:span><text:span text:style-name="T1761">, so they are only in a certain area)</text:span></text:p>
      <text:p text:style-name="P1059"/>
      <text:p text:style-name="P1059"/>
      <text:p text:style-name="P617"><text:span text:style-name="T71">1.8.24 CARNIVAL (MILKSHAKE MARTIN) </text:span><text:span text:style-name="T727">Milkshake Disaster</text:span></text:p>
      <text:p text:style-name="P617"><text:span text:style-name="T71"><text:tab/></text:span><text:span text:style-name="T1270">Characters: </text:span><text:span text:style-name="T79">Milkshake Martin</text:span></text:p>
      <text:p text:style-name="P617"><text:span text:style-name="T79"><text:tab/></text:span><text:span text:style-name="T1270">Player Goal:</text:span><text:span text:style-name="T79"> Tell Martin about the mushrooms</text:span></text:p>
      <text:p text:style-name="P617"><text:span text:style-name="T79"><text:tab/></text:span><text:span text:style-name="T1270">Actions:</text:span><text:span text:style-name="T79"> Player must initiate conversation. </text:span><text:span text:style-name="T203">Martin exits...</text:span></text:p>
      <text:p text:style-name="P617"><text:span text:style-name="T79"><text:tab/><text:tab/>-</text:span><text:span text:style-name="T203">after player leaves Carnival screen, a one minute timer is started. Player must be off this screen for at least one minute before returning. Then, Mike will be back at his stand with a new dialogue. </text:span><text:span text:style-name="T204">This leads to the Milkshake Cut-scene:</text:span></text:p>
      <text:p text:style-name="P604"><text:tab/>Rolan and Lulu drink their milkshakes. Lulu directs Rolan off screen. When he leaves, she steals his milkshake. He returns and catches her. She apologizes and the screen fades to black.</text:p>
      <text:p text:style-name="P617"><text:span text:style-name="T79"><text:tab/></text:span><text:span text:style-name="T1270">Flowchart:</text:span><text:span text:style-name="T79"> After this dialogue, the mushrooms in the Pasture must be cleared away. If the player goes back, there shouldn't be mushrooms again.</text:span></text:p>
      <text:h text:style-name="P1469" text:outline-level="1"><text:bookmark-start text:name="__RefHeading___Toc12946_839427543"/>1.<text:span text:style-name="T1748">9</text:span> “<text:span text:style-name="T1748">Negotiations</text:span>”<text:bookmark-end text:name="__RefHeading___Toc12946_839427543"/></text:h>
      <text:p text:style-name="P12"/>
      <text:p text:style-name="P172">CHAPTER OVERVIEW</text:p>
      <text:list xml:id="list8083784449670613310" text:style-name="L8">
        <text:list-item>
          <text:p text:style-name="P1688"><text:span text:style-name="T1411"><text:tab/>You return to Bredon Palace to finally hold negotiations!</text:span><text:span text:style-name="T954"> You are brought to a meeting room, and both sides argue endlessly. You try to mediate, and say you should work together because of the Dark Lord's mysterious plans. </text:span><text:span text:style-name="T966">Harvest Lords and IlFraternity alike</text:span><text:span text:style-name="T954"> </text:span><text:span text:style-name="T960">completely ignore your warning.</text:span><text:span text:style-name="T954"> Lulu chews them out for being weak and simple. A member from each side threatens </text:span><text:span text:style-name="T966">her..</text:span><text:span text:style-name="T954">. Rolan steps in and helps. </text:span><text:span text:style-name="T955">T</text:span><text:span text:style-name="T954">hey vote </text:span><text:span text:style-name="T956">not </text:span><text:span text:style-name="T954">to continue negotiations, and Manley finally gives you his crystal!</text:span></text:p>
        </text:list-item>
        <text:list-item>
          <text:p text:style-name="P1694"/>
        </text:list-item>
        <text:list-item>
          <text:p text:style-name="P1693">[chapter length – <text:span text:style-name="T1748">very short</text:span>]</text:p>
        </text:list-item>
        <text:list-item>
          <text:p text:style-name="P1693"/>
        </text:list-item>
      </text:list>
      <text:p text:style-name="P51"><text:span text:style-name="T38">Characters</text:span>: Rolan, <text:span text:style-name="T1748">Lulu</text:span></text:p>
      <text:p text:style-name="P51"><text:tab/><text:span text:style-name="T63">EXT Throne Room</text:span></text:p>
      <text:p text:style-name="P152">Trey</text:p>
      <text:p text:style-name="P152"><text:tab/><text:span text:style-name="T38">Meeting Room</text:span></text:p>
      <text:p text:style-name="P152">King Bosworth</text:p>
      <text:p text:style-name="P152">Lance Manley</text:p>
      <text:p text:style-name="P152">Johanna</text:p>
      <text:p text:style-name="P153">Unnamed Harvest Lords 1-3</text:p>
      <text:p text:style-name="P153">IlFraternity Members 1-3</text:p>
      <text:p text:style-name="P154">Guards (between 2 and 4)</text:p>
      <text:p text:style-name="P153"/>
      <text:p text:style-name="P51"><text:span text:style-name="T38">Areas</text:span>: <text:span text:style-name="T1748">Bredon Palace</text:span></text:p>
      <text:p text:style-name="P71"><text:span text:style-name="T38">Music:</text:span><text:span text:style-name="T71"> </text:span><text:span text:style-name="T452">Negotiations/Something special for this scene</text:span><text:span text:style-name="T1749"> </text:span></text:p>
      <text:p text:style-name="P128">Player Goals:<text:span text:style-name="T71"> </text:span><text:span text:style-name="T479">Finish the Bredon Story, and defend Lulu</text:span></text:p>
      <text:p text:style-name="P563"><text:span text:style-name="T1397">Key </text:span>Rooms and Items:<text:span text:style-name="T71"> </text:span><text:span text:style-name="T452">Bredon Meeting Room</text:span></text:p>
      <text:p text:style-name="P202">Bosses:<text:span text:style-name="T71"> </text:span><text:span text:style-name="T451">None</text:span></text:p>
      <text:p text:style-name="P292">Transit <text:span text:style-name="T1744">Locations (Optional)</text:span>:<text:span text:style-name="T71"> </text:span><text:span text:style-name="T449">None</text:span></text:p>
      <text:p text:style-name="P294">Notes:<text:span text:style-name="T71"> T</text:span><text:span text:style-name="T451">his scene has very little action. It is a major story point, and is basically one long scene.</text:span></text:p>
      <text:p text:style-name="P230"/>
      <text:p text:style-name="P642"/>
      <text:p text:style-name="P673">1.9.1 EXT THRONE ROOM</text:p>
      <text:p text:style-name="P656">Characters:<text:span text:style-name="T71"> Trey</text:span></text:p>
      <text:p text:style-name="P656">Action:<text:span text:style-name="T71"> Player must initiate conversation.</text:span></text:p>
      <text:p text:style-name="P656">Notes:<text:span text:style-name="T71"> Trey simply has a new dialogue, giving the player a hint where to go.</text:span></text:p>
      <text:p text:style-name="P643"/>
      <text:p text:style-name="P649">1.9.2 MEETING ROOM <text:span text:style-name="T1768">(ENRANCE FROM THRONE ROOM)</text:span></text:p>
      <text:p text:style-name="P649"><text:tab/><text:span text:style-name="T906">The Lords and IlFraternity are seated around a long table. Johanna and Bosworth sit on opposite sides of the table.</text:span></text:p>
      <text:p text:style-name="P670"/>
      <text:p text:style-name="P1159"><text:span text:style-name="T1064">C</text:span><text:span text:style-name="T1250">haracters:</text:span><text:span text:style-name="T1064"> </text:span><text:span text:style-name="T1103">Rolan, Lulu</text:span></text:p>
      <text:p text:style-name="P1214"><text:span text:style-name="T1230"><text:tab/>K</text:span><text:span text:style-name="T1224">ing Bosworth</text:span></text:p>
      <text:p text:style-name="P1202"><text:tab/>Lance Manley</text:p>
      <text:p text:style-name="P1202"><text:tab/>Johanna</text:p>
      <text:p text:style-name="P823"><text:span text:style-name="T1270">Music:</text:span><text:span text:style-name="T79"> </text:span><text:span text:style-name="T207">Negotiations/</text:span><text:span text:style-name="T230">Defining Quest (cued in scene)</text:span></text:p>
      <text:p text:style-name="P877"><text:span text:style-name="T1270">Action:</text:span><text:span text:style-name="T107"> </text:span><text:span text:style-name="T219">Dialogue begins once player enters the room. </text:span></text:p>
      <text:p text:style-name="P945"><text:tab/>-Johanna and her IlFraternity members exit mid-scene</text:p>
      <text:p text:style-name="P945"><text:tab/>-The Harvest Lords exit.</text:p>
      <text:p text:style-name="P876"><text:span text:style-name="T220"><text:tab/>-</text:span><text:span text:style-name="T221">Manley walks up to you and has a dialogue, giving you the Divine Crystal before exiting.</text:span></text:p>
      <text:p text:style-name="P946"><text:tab/>-Player is free to move and exit.</text:p>
      <text:p text:style-name="P1114"><text:span text:style-name="T1280">N</text:span><text:span text:style-name="T1299">otes</text:span><text:span text:style-name="T126">: </text:span><text:span text:style-name="T209">After scene ends, Bosworth and Trey have new dialogues. </text:span></text:p>
      <text:p text:style-name="P1114"><text:span text:style-name="T209"><text:tab/>-The IlFraternity Base </text:span><text:span text:style-name="T221">is </text:span><text:span text:style-name="T209">simply the same as before, </text:span><text:span text:style-name="T221">but Johanna has a new dialogue</text:span></text:p>
      <text:p text:style-name="P1239"/>
      <text:p text:style-name="P1129"/>
      <text:h text:style-name="P1462" text:outline-level="1"><text:bookmark-start text:name="__RefHeading___Toc12948_839427543"/><text:span text:style-name="T399">1.</text:span><text:span text:style-name="T71">10 “The Defining Quest”</text:span><text:bookmark-end text:name="__RefHeading___Toc12948_839427543"/></text:h>
      <text:p text:style-name="P332"><text:span text:style-name="T453"><text:tab/>Walking around town, you are delivered another quest from Manley's servant: you must kill an alleged murderer. Once there, you are certain </text:span><text:span text:style-name="T457">s</text:span><text:span text:style-name="T453">he is innocent and must decide what to do. You must choose</text:span><text:span text:style-name="T524"> the</text:span><text:span text:style-name="T453"> good or greater good. Both decisions end in a showdown a crystal and Lulu hating you and leaving. You decide to go to the </text:span><text:span text:style-name="T454">Happy Fairground on your own. Returning, you share an amulet with Lulu and leave together. *</text:span><text:span text:style-name="T455">If you kill </text:span><text:span text:style-name="T457">her</text:span><text:span text:style-name="T455">, Bosworth steals </text:span><text:span text:style-name="T457">Chamberly</text:span><text:span text:style-name="T492">'s</text:span><text:span text:style-name="T455"> crystal and gives it to you; if not, you get </text:span><text:span text:style-name="T457">Chamberly's</text:span><text:span text:style-name="T455"> crystal </text:span><text:span text:style-name="T491">from </text:span><text:span text:style-name="T492">Tito</text:span><text:span text:style-name="T491">.</text:span><text:span text:style-name="T455"> Both ways, it is </text:span><text:span text:style-name="T457">Chamberly</text:span><text:span text:style-name="T455"> crystal.*</text:span></text:p>
      <text:p text:style-name="P333"/>
      <text:p text:style-name="P332"><text:span text:style-name="T455"><text:tab/></text:span><text:span text:style-name="T340">**</text:span><text:span text:style-name="T341">Possibly: </text:span><text:span text:style-name="T554">You must spare Chamberly in order to have certain options later in the game. Eg, a scene with Lulu, the Aksel story line “best” ending. </text:span></text:p>
      <text:p text:style-name="P333"/>
      <text:list xml:id="list6305408965308196416" text:style-name="L9">
        <text:list-item>
          <text:p text:style-name="P1703"><text:span text:style-name="T455">[chapter length – </text:span><text:span text:style-name="T458">med</text:span><text:span text:style-name="T455">]</text:span></text:p>
        </text:list-item>
      </text:list>
      <text:p text:style-name="P333"/>
      <text:p text:style-name="P52"><text:span text:style-name="T38">Characters</text:span>: Rolan, <text:span text:style-name="T1748">Lulu</text:span></text:p>
      <text:p text:style-name="P52"><text:tab/><text:span text:style-name="T1752">Trey</text:span></text:p>
      <text:p text:style-name="P52"><text:tab/><text:span text:style-name="T1752">Lady Chamberly</text:span></text:p>
      <text:p text:style-name="P52"><text:tab/><text:span text:style-name="T1752">Tito</text:span></text:p>
      <text:p text:style-name="P52"><text:tab/><text:span text:style-name="T1754">Bredon Welcome Committee</text:span></text:p>
      <text:p text:style-name="P52"><text:span text:style-name="T38">Areas</text:span>: <text:span text:style-name="T1753">Bredon, </text:span><text:span text:style-name="T688">Happy Fairgrounds </text:span><text:span text:style-name="T689">(D2)</text:span></text:p>
      <text:p text:style-name="P72"><text:span text:style-name="T38">Music:</text:span><text:span text:style-name="T71"> </text:span><text:span text:style-name="T458">Bredon, </text:span><text:span text:style-name="T495">Defining Quest, </text:span><text:span text:style-name="T729">Happy Fairgrounds </text:span><text:span text:style-name="T730">(D2)</text:span></text:p>
      <text:p text:style-name="P129">Player Goals:<text:span text:style-name="T71"> </text:span></text:p>
      <text:p text:style-name="P1307"><text:tab/><text:tab/>1. Walk until Trey delivers the “Defining Quest”</text:p>
      <text:p text:style-name="P1304"><text:tab/><text:tab/>2. Speak with Lady Chamberly: Attack, or Don't Attack Yet</text:p>
      <text:p text:style-name="P1305"><text:tab/><text:tab/>3. (Optional) Find 3 clues, receive “Spare” option</text:p>
      <text:p text:style-name="P1305"><text:tab/><text:tab/>4. Anger Lulu, who exits.</text:p>
      <text:p text:style-name="P1305"><text:tab/><text:tab/>5. Find Lulu.</text:p>
      <text:p text:style-name="P1303"><text:span text:style-name="T71"><text:tab/><text:tab/>6. Speak with Bredon Welcome Committee. Receive directions to </text:span><text:span text:style-name="T704">Happy Fairgrounds</text:span></text:p>
      <text:p text:style-name="P1306"><text:tab/><text:tab/>7. <text:s/>Happy Fairgrounds</text:p>
      <text:p text:style-name="P1303"><text:span text:style-name="T704"><text:tab/><text:tab/>8. </text:span><text:span text:style-name="T989">Give Lulu amulet / </text:span><text:span text:style-name="T1015">Reunite</text:span></text:p>
      <text:p text:style-name="P564"><text:span text:style-name="T1397">Key </text:span>Rooms and Items:<text:span text:style-name="T71"> </text:span><text:span text:style-name="T458">Chamberly Office</text:span></text:p>
      <text:p text:style-name="P581"><text:tab/><text:tab/>Chamberly's Kitchen</text:p>
      <text:p text:style-name="P581"><text:tab/><text:tab/>Chamberly's Sun Room</text:p>
      <text:p text:style-name="P581"><text:tab/><text:tab/>Chamberly's Bedroom</text:p>
      <text:p text:style-name="P581"><text:tab/><text:tab/>Bredon Central Square</text:p>
      <text:p text:style-name="P577"><text:span text:style-name="T458"><text:tab/><text:tab/></text:span><text:span text:style-name="T729">Happy Fairgrounds</text:span></text:p>
      <text:p text:style-name="P203"><text:soft-page-break/>Bosses:<text:span text:style-name="T71"> </text:span><text:span text:style-name="T1014">Lady Chamberly (Optional, not incredibly high level), </text:span><text:span text:style-name="T728">Happy Fairgrounds</text:span><text:span text:style-name="T1013"> boss </text:span><text:span text:style-name="T456">(D2)</text:span></text:p>
      <text:p text:style-name="P293">Transit <text:span text:style-name="T1744">Locations (Optional)</text:span>:<text:span text:style-name="T71"> </text:span><text:span text:style-name="T465">none</text:span></text:p>
      <text:p text:style-name="P660"><text:span text:style-name="T1751">Notes</text:span><text:span text:style-name="T455">: </text:span></text:p>
      <text:p text:style-name="P674"/>
      <text:p text:style-name="P661"><text:span text:style-name="T455">1.</text:span><text:span text:style-name="T71">10.1 </text:span><text:span text:style-name="T459">BREDON</text:span></text:p>
      <text:p text:style-name="P669"><text:span text:style-name="T459"><text:tab/>Preferably, a step-counter is set, and after a certain number of steps (roughly two minutes worth of slo</text:span><text:span text:style-name="T465">w wandering. It could also be a certain place in town triggers this exchange</text:span><text:span text:style-name="T459">) </text:span><text:span text:style-name="T71">Trey calls </text:span><text:span text:style-name="T492">Rolan</text:span><text:span text:style-name="T71"> and runs on screen. He asks </text:span><text:span text:style-name="T492">you</text:span><text:span text:style-name="T71"> to take care of an errand for Bosworth in exchange for a crystal...</text:span><text:span text:style-name="T492">you</text:span><text:span text:style-name="T71"> must take out the murderer and troublemaker Lady Chamberly.</text:span></text:p>
      <text:p text:style-name="P1160"><text:span text:style-name="T1064">C</text:span><text:span text:style-name="T1250">haracters:</text:span><text:span text:style-name="T1064"> <text:s/></text:span><text:span text:style-name="T1104">Trey</text:span><text:span text:style-name="T1078"> </text:span></text:p>
      <text:p text:style-name="P900">Player Goal: <text:span text:style-name="T461">Receive “Defining Quest” instructions</text:span></text:p>
      <text:p text:style-name="P975">Flowchart:<text:span text:style-name="T71"> </text:span><text:span text:style-name="T465">After walking for a set amount of steps, Trey's </text:span><text:span text:style-name="T524">approaches and</text:span><text:span text:style-name="T465"> begins</text:span></text:p>
      <text:p text:style-name="P975"><text:span text:style-name="T465"><text:tab/>-after dialogue, the scene is set for </text:span><text:span text:style-name="T733">The Defining Quest.</text:span><text:span text:style-name="T465"> (See 1.10.2-1.10.5)</text:span></text:p>
      <text:p text:style-name="P1113"><text:span text:style-name="T1280">N</text:span><text:span text:style-name="T1299">otes</text:span><text:span text:style-name="T126">: </text:span><text:span text:style-name="T211">The Defining Quest both </text:span><text:span text:style-name="T790">is </text:span><text:span text:style-name="T211">and </text:span><text:span text:style-name="T790">isn't</text:span><text:span text:style-name="T211"> important. It's important for the time being, but won't hold any sway over the long-term future of the story. The player will simply see Lulu disagreeing with them and, depending on what they choose, this disagreement should subconsciously shape their view of Lulu a bit. Still, it's not a “defining quest” in terms of the real, big story and isn't intended to change actual interactions with Lulu in the future.</text:span></text:p>
      <text:p text:style-name="P1126"/>
      <text:p text:style-name="P661"><text:span text:style-name="T455">1.</text:span><text:span text:style-name="T71">10.2 </text:span><text:span text:style-name="T459">CHAMBERLY'S OFFICE</text:span></text:p>
      <text:p text:style-name="P1160"><text:span text:style-name="T1064">C</text:span><text:span text:style-name="T1250">haracters:</text:span><text:span text:style-name="T1064"> </text:span><text:span text:style-name="T1105">Chamberly</text:span></text:p>
      <text:p text:style-name="P824"><text:span text:style-name="T1270">Music:</text:span><text:span text:style-name="T79"> “</text:span><text:span text:style-name="T211">Defining Quest” or something thematic</text:span></text:p>
      <text:p text:style-name="P900">Player Goal: <text:span text:style-name="T461">Choose a side (kill Chamberly or wait)</text:span></text:p>
      <text:p text:style-name="P975"><text:span text:style-name="T1755">Actions</text:span>:<text:span text:style-name="T71"> </text:span><text:span text:style-name="T461">Player should initiate conversation. They are given two options: </text:span><text:span text:style-name="T731">Attack</text:span><text:span text:style-name="T461"> or </text:span><text:span text:style-name="T731">Don't attack yet.</text:span><text:span text:style-name="T71"> </text:span></text:p>
      <text:p text:style-name="P976"><text:span text:style-name="T71"><text:tab/>--</text:span><text:span text:style-name="T461">The order doesn't matter at all here. Once the player finds all 3 clues (1.10.3, 1.10.4, 1.10.5) they will have access to the third option: </text:span><text:span text:style-name="T731">Spare and end quest (</text:span><text:span text:style-name="T461">see 1.10.6)</text:span></text:p>
      <text:p text:style-name="P976"><text:span text:style-name="T461"><text:tab/>--</text:span><text:span text:style-name="T731">Attack</text:span><text:span text:style-name="T461"> will engage Lady Chamberly in a real-time battle. Player must defeat her </text:span><text:span text:style-name="T480">and Tito. They should have an attack that works together, in some way (since he's her manservant), he may also heal her</text:span><text:span text:style-name="T461">. She should be tough but not ultra-hard. She's not </text:span><text:span text:style-name="T731">actually</text:span><text:span text:style-name="T461"> an evil murderer...</text:span></text:p>
      <text:p text:style-name="P1111"><text:span text:style-name="T1280">N</text:span><text:span text:style-name="T1299">otes</text:span><text:span text:style-name="T126">: </text:span><text:span text:style-name="T212">Whether you choose “attack” or “spare” Lulu will complain and exit. Player will then be </text:span><text:span text:style-name="T462">locked into Bredon.</text:span><text:span text:style-name="T212"> They must first search Lulu out (see 1.10.7) in order to unlock Bredon. If player tries to leave early, Rolan simply says “I can't leave without Lulu!” and turns back.</text:span></text:p>
      <text:p text:style-name="P1126"/>
      <text:p text:style-name="P672"><text:span text:style-name="T1595">1.</text:span><text:span text:style-name="T1596">10.3 </text:span><text:span text:style-name="T1597">CHAMBERLY'S KITCHEN (“O”)</text:span></text:p>
      <text:p text:style-name="P901">Player Goal: <text:s/><text:span text:style-name="T460">Find Clue #1 (Court Summons)</text:span></text:p>
      <text:p text:style-name="P861"><text:span text:style-name="T1367">Actions:</text:span><text:span text:style-name="T79"> </text:span><text:span text:style-name="T107"><text:s/></text:span><text:span text:style-name="T213">Player must find and click on open letter on kitchen table.</text:span></text:p>
      <text:p text:style-name="P1111"><text:span text:style-name="T1280">N</text:span><text:span text:style-name="T1299">otes</text:span><text:span text:style-name="T126">: </text:span><text:span text:style-name="T210">Clues do not have a required chronological order</text:span></text:p>
      <text:p text:style-name="P1310"/>
      <text:p text:style-name="P1312">Lady Chamberly,</text:p>
      <text:p text:style-name="P1311">This is your final opportunity to appear before the court. If you do not comply I will personally send my men to bring you in.</text:p>
      <text:p text:style-name="P1111"/>
      <text:p text:style-name="P661"><text:span text:style-name="T455">1.</text:span><text:span text:style-name="T71">10.4 </text:span><text:span text:style-name="T459">CHAMBERLY'S SUNROOM / PATIO (“O”)</text:span></text:p>
      <text:p text:style-name="P1160"><text:span text:style-name="T1064">C</text:span><text:span text:style-name="T1250">haracters:</text:span><text:span text:style-name="T1064"> </text:span><text:span text:style-name="T1105">Tito – sunbathing</text:span><text:span text:style-name="T1078"> </text:span></text:p>
      <text:p text:style-name="P862"><text:span text:style-name="T1367">Actions</text:span><text:span text:style-name="T213">:</text:span><text:span text:style-name="T154"> </text:span><text:span text:style-name="T107"><text:s/></text:span><text:span text:style-name="T213">Player must find and initiate conversation with Tito</text:span></text:p>
      <text:p text:style-name="P901">Player Goal: <text:s/><text:span text:style-name="T460">Find Clue #2 (Tito's information)</text:span></text:p>
      <text:p text:style-name="P935"/>
      <text:p text:style-name="P1112"><text:soft-page-break/><text:span text:style-name="T1280">N</text:span><text:span text:style-name="T1299">otes</text:span><text:span text:style-name="T126">: </text:span><text:span text:style-name="T210">Clues do not have a required chronological order, </text:span><text:span text:style-name="T230">but rather a preferred</text:span><text:span text:style-name="T795"> </text:span><text:span text:style-name="T230">order. They should be set up in a way that the play is most likely to happen to do them in the correct order.</text:span></text:p>
      <text:p text:style-name="P1126"/>
      <text:p text:style-name="P672"><text:span text:style-name="T1595">1.</text:span><text:span text:style-name="T1596">10.5 </text:span><text:span text:style-name="T1597">CHAMBERLY'S BEDROOM (“O”)</text:span></text:p>
      <text:p text:style-name="P900">Player Goal: <text:span text:style-name="T460">Find Clue #3 (Letter from Bosworth)</text:span></text:p>
      <text:p text:style-name="P862"><text:span text:style-name="T1367">Actions</text:span><text:span text:style-name="T213">:</text:span><text:span text:style-name="T79"> </text:span><text:span text:style-name="T107"><text:s/></text:span><text:span text:style-name="T213">Player must find and click on piece of paper on bed.</text:span></text:p>
      <text:p text:style-name="P1112"><text:span text:style-name="T1280">N</text:span><text:span text:style-name="T1299">otes</text:span><text:span text:style-name="T126">: </text:span><text:span text:style-name="T210">Clues do not have a required chronological order</text:span></text:p>
      <text:p text:style-name="P1126"/>
      <text:p text:style-name="P661"><text:span text:style-name="T455">1.</text:span><text:span text:style-name="T71">10.6 </text:span><text:span text:style-name="T459">CHAMBERLY'S OFFICE (“O”)</text:span></text:p>
      <text:p text:style-name="P1160"><text:span text:style-name="T1064">C</text:span><text:span text:style-name="T1250">haracters:</text:span><text:span text:style-name="T1064"> </text:span><text:span text:style-name="T1106">Lady </text:span><text:span text:style-name="T1105">Chamberly</text:span></text:p>
      <text:p text:style-name="P825"><text:span text:style-name="T1270">Music:</text:span><text:span text:style-name="T79"> “</text:span><text:span text:style-name="T211">Defining Quest” or something thematic</text:span></text:p>
      <text:p text:style-name="P900">Player Goal: <text:span text:style-name="T463">Choose a side (Kill or </text:span><text:span text:style-name="T495">S</text:span><text:span text:style-name="T463">pare)</text:span><text:span text:style-name="T391"> </text:span></text:p>
      <text:p text:style-name="P975"><text:span text:style-name="T1757">Actions</text:span>: <text:span text:style-name="T463">Player must initiate conversation. After they find all three clues they will be given the extra option: “Spare and end quest.”</text:span><text:span text:style-name="T71"> </text:span></text:p>
      <text:p text:style-name="P975"><text:span text:style-name="T71"><text:tab/>--</text:span><text:span text:style-name="T463">repeated from above--choosing “spare” or “attack” will result in Lulu complaining and exiting</text:span></text:p>
      <text:p text:style-name="P975"><text:span text:style-name="T463"><text:tab/>--</text:span><text:span text:style-name="T1767">SPARE:</text:span><text:span text:style-name="T492"> When player exits, Tito runs after and has a dialogue, giving player a crystal.</text:span></text:p>
      <text:p text:style-name="P975"><text:span text:style-name="T492"><text:tab/>--</text:span><text:span text:style-name="T1767">ATTACK:</text:span><text:span text:style-name="T492"> Player must seek out Trey in the Palace (as previously discussed). Trey has a dialogue, and hands over a crystal.</text:span></text:p>
      <text:p text:style-name="P1000">Flowchart:<text:span text:style-name="T71"> After collecting all three clues, player is given a new option when talking to lady Chamberly: “Spare”</text:span></text:p>
      <text:p text:style-name="P1028"><text:tab/>--If player chooses Spare, Tito will chase you as you exit and give you a crystal. Trey and Lulu's dialogues change to reflect this choice.</text:p>
      <text:p text:style-name="P1028"><text:tab/>--If player chooses Attack, Trey's dialogue changes to giving you a crystal. Lulu's dialogue changes to reflect this choice. Tito will disappear forever, without a trace.</text:p>
      <text:p text:style-name="P1000"><text:span text:style-name="T71"><text:tab/>--After making a decision (whether “Spare” or “attack”) </text:span><text:span text:style-name="T493">Chali</text:span><text:span text:style-name="T71"> gets a new dialogue option: “Do you know Lady Chamberly?” where he explains the real situation between Chamberly and Manley </text:span><text:span text:style-name="T493">(free of charge)</text:span></text:p>
      <text:p text:style-name="P1115"><text:span text:style-name="T1280">N</text:span><text:span text:style-name="T1299">otes</text:span><text:span text:style-name="T126">: --</text:span><text:span text:style-name="T214">repeated from above--</text:span><text:span text:style-name="T212">Whether you choose “attack” or “spare” Lulu will complain and exit. Player will then be </text:span><text:span text:style-name="T462">locked into Bredon.</text:span><text:span text:style-name="T212"> They must first search Lulu out (see 1.10.7) in order to unlock Bredon. If player tries to leave early, Rolan simply says “I can't leave without Lulu!” and turns back.</text:span></text:p>
      <text:p text:style-name="P1134"/>
      <text:p text:style-name="P1313">Lady C.,</text:p>
      <text:p text:style-name="P1314"/>
      <text:p text:style-name="P1314">I assure you we are set to follow through with our threats. We stand poised to bring down the whole of your business. Your farms will be destroyed. You will lose your home. It will be much easier if you simply comply.</text:p>
      <text:p text:style-name="P1314"/>
      <text:p text:style-name="P1314">B.</text:p>
      <text:p text:style-name="P1126"/>
      <text:p text:style-name="P661"><text:span text:style-name="T455">1.</text:span><text:span text:style-name="T71">10.7 </text:span><text:span text:style-name="T460">BREDON SQUARE</text:span></text:p>
      <text:p text:style-name="P1160"><text:span text:style-name="T1064">C</text:span><text:span text:style-name="T1250">haracters:</text:span><text:span text:style-name="T1064"> </text:span><text:span text:style-name="T1106">Bredon Welcome Committee</text:span><text:span text:style-name="T1078"> </text:span></text:p>
      <text:p text:style-name="P900">Player Goal: <text:span text:style-name="T462">Hear about </text:span><text:span text:style-name="T732">Happy Fairgrounds</text:span><text:span text:style-name="T391"> </text:span></text:p>
      <text:p text:style-name="P1315"><text:span text:style-name="T1756">Action</text:span>:<text:span text:style-name="T71"> </text:span><text:span text:style-name="T481">Player finds and talks to Lulu. He has no hint as to where she is in town, so she should be obvious in Bredon Square.</text:span></text:p>
      <text:p text:style-name="P1317">Player recognizes that Bredon Welcome Committee is in the screen (watching Rolan and Lulu) and has a flyer/something that makes him stand out. Player should <text:soft-page-break/>talk to him.</text:p>
      <text:p text:style-name="P1317">Talking to Bredon Welcome Committee will have three options: "What do you know about women?," "Any sights to see?" <text:s/>or "That's all"</text:p>
      <text:p text:style-name="P1316"><text:span text:style-name="T481">“Any sights to see?” will earn the player info about</text:span><text:span text:style-name="T462"> </text:span><text:span text:style-name="T732">Happy Fairgrounds.</text:span><text:span text:style-name="T462"> </text:span><text:span text:style-name="T732">Happy Fairgrounds</text:span><text:span text:style-name="T462"> are unlocked and Rolan is able to leave Bredon.</text:span></text:p>
      <text:p text:style-name="P1111"><text:span text:style-name="T1280">N</text:span><text:span text:style-name="T1299">otes</text:span><text:span text:style-name="T126">: </text:span><text:span text:style-name="T217">Bredon Welcome Committee should be hovering awkwardly, flyer in hand, very obvious that he's the next person to talk to/he has a dialogue.</text:span></text:p>
      <text:p text:style-name="P1126"/>
      <text:p text:style-name="P661"><text:span text:style-name="T455">1.</text:span><text:span text:style-name="T71">10.8 </text:span><text:span text:style-name="T460">HAPPY FAIRGROUNDS </text:span><text:span text:style-name="T464">(D2)</text:span></text:p>
      <text:p text:style-name="P1160"><text:span text:style-name="T1064">C</text:span><text:span text:style-name="T1250">haracters:</text:span><text:span text:style-name="T1064"> </text:span><text:span text:style-name="T1107">Rolan</text:span></text:p>
      <text:p text:style-name="P824"><text:span text:style-name="T1270">Music:</text:span><text:span text:style-name="T79"> </text:span><text:span text:style-name="T791">Happy Fairgrounds</text:span></text:p>
      <text:p text:style-name="P900">Player Goal:<text:span text:style-name="T71"> </text:span><text:span text:style-name="T464">complete dungeon and find Amulet for Lul</text:span><text:span text:style-name="T471">u</text:span></text:p>
      <text:p text:style-name="P926"><text:span text:style-name="T1669">B</text:span><text:span text:style-name="T1668">oss:</text:span><text:span text:style-name="T1631"> Dungeon boss</text:span></text:p>
      <text:p text:style-name="P1299"><text:span text:style-name="T957">The Lift: (idea for </text:span><text:span text:style-name="T958">a</text:span><text:span text:style-name="T957"> Happy Fairgrounds Puzzle, originally for </text:span><text:span text:style-name="T959">Library of Ages</text:span><text:span text:style-name="T957">) </text:span><text:span text:style-name="T1270">Player must convince </text:span><text:span text:style-name="T1372">an</text:span><text:span text:style-name="T1270"> </text:span><text:span text:style-name="T1368">animal</text:span><text:span text:style-name="T1270"> </text:span><text:span text:style-name="T1372">in a</text:span><text:span text:style-name="T1270"> wheel to run by playing the right music. They will find that each floor corresponds to a certain song emitted by the hammer, as learned in the Happy Fairgrounds. For example, the fastest song will make the animal sprint, taking you to the opposite floor. The slowest will make you travel one floor. You can, obviously, only move one direction at a time (either up or down). Hitting the opposite side will then let you reverse direction.</text:span></text:p>
      <text:p text:style-name="P1126"/>
      <text:p text:style-name="P661"><text:span text:style-name="T455">1.</text:span><text:span text:style-name="T71">10.9 </text:span><text:span text:style-name="T460">BREDON SQUARE</text:span></text:p>
      <text:p text:style-name="P1160"><text:span text:style-name="T1064">C</text:span><text:span text:style-name="T1250">haracters:</text:span><text:span text:style-name="T1064"> </text:span><text:span text:style-name="T1107">Rolan, Lulu</text:span></text:p>
      <text:p text:style-name="P824"><text:span text:style-name="T1270">Music:</text:span><text:span text:style-name="T79"> </text:span><text:span text:style-name="T216">Bredon</text:span></text:p>
      <text:p text:style-name="P900">Player Goal: <text:span text:style-name="T464">Reconcile and continue quest!</text:span></text:p>
      <text:p text:style-name="P926">Actions:<text:span text:style-name="T71"> Player must initiate conversation with Lulu</text:span></text:p>
      <text:p text:style-name="P947">They will make up; he gives her the amulet; she says they should get the last name from Chali</text:p>
      <text:p text:style-name="P1111"><text:span text:style-name="T1280">N</text:span><text:span text:style-name="T1299">otes</text:span><text:span text:style-name="T126">: </text:span><text:span text:style-name="T215">After this, Chali will change his dialogue to reveal </text:span><text:span text:style-name="T231">the</text:span><text:span text:style-name="T215"> final name (dialogue listed in 1.11.1 on screenplay).</text:span></text:p>
      <text:list xml:id="list5475152410706698867" text:style-name="L10">
        <text:list-item>
          <text:h text:style-name="P1474" text:outline-level="1"><text:bookmark-start text:name="__RefHeading___Toc11331_2134810913"/><text:span text:style-name="T399">1.</text:span><text:span text:style-name="T71">1</text:span><text:span text:style-name="T472">1</text:span><text:span text:style-name="T71"> “</text:span><text:span text:style-name="T466">Libraries, Historians and a Detour</text:span><text:span text:style-name="T71">”</text:span><text:bookmark-end text:name="__RefHeading___Toc11331_2134810913"/></text:h>
        </text:list-item>
      </text:list>
      <text:list xml:id="list537551682874698480" text:style-name="L11">
        <text:list-item>
          <text:p text:style-name="P1368"><text:span text:style-name="T453"><text:tab/></text:span><text:span text:style-name="T454">Chali will reveal the name Abiades, a historian who can give you more information. <text:s/>You seek him out at the library and he recounts the story of the Matron and the Outsider. </text:span><text:span text:style-name="T467">He also tells you about crystals and shards and the northern pyre (though it is mostly mythos). </text:span><text:span text:style-name="T454">You must now locate the Library of Ages by finding the “illusion within an illusion,” a mirage, </text:span><text:span text:style-name="T468">and finding three books</text:span><text:span text:style-name="T454">. In the southwest path, you enter mirages until you find the second mirage. In th</text:span><text:span text:style-name="T470">e</text:span><text:span text:style-name="T454"> Library, </text:span><text:span text:style-name="T468">you must find: Scriptobscura, Ramblings of Old Scholar Jarome, and The Scroll of Ancient Teachings. You learn about the crystals and shards and that the DL's plan is to use the monolith's power. You find the Faustian scrolls, are redirected, and then thrown out of the library for stealing. </text:span></text:p>
        </text:list-item>
      </text:list>
      <text:list xml:id="list190150452315131" text:continue-list="list5475152410706698867" text:style-name="L10">
        <text:list-item>
          <text:p text:style-name="P1369"/>
        </text:list-item>
        <text:list-item>
          <text:p text:style-name="P1712"><text:span text:style-name="T455">[chapter length – </text:span><text:span text:style-name="T535">short/med</text:span><text:span text:style-name="T455">]</text:span></text:p>
        </text:list-item>
        <text:list-item>
          <text:p text:style-name="P1369"/>
        </text:list-item>
        <text:list-item>
          <text:p text:style-name="P1339"><text:span text:style-name="T38">Characters</text:span>: Rolan, <text:span text:style-name="T1748">Lulu</text:span></text:p>
          <text:list>
            <text:list-item>
              <text:list>
                <text:list-item>
                  <text:p text:style-name="P1343">Chali</text:p>
                </text:list-item>
                <text:list-item>
                  <text:p text:style-name="P1343">Abiades: in Bredon Library (still)</text:p>
                </text:list-item>
                <text:list-item>
                  <text:p text:style-name="P1344">Ghost Assistant: Literally a ghost, very typical “white sheet” blob, perhaps <text:span text:style-name="T1759">wearing a tie. Preferable kind of cute in his cheesy, blobby ghostness</text:span></text:p>
                </text:list-item>
                <text:list-item>
                  <text:p text:style-name="P1345">Ghost Librarian: Another ghost, preferably with big glasses and a vest</text:p>
                </text:list-item>
              </text:list>
            </text:list-item>
          </text:list>
        </text:list-item>
        <text:list-item>
          <text:p text:style-name="P1339"><text:span text:style-name="T38">Areas</text:span>: <text:span text:style-name="T1758">Chali's Alley, Bredon Library, Desert from Bredon to Mirages, Mirages, Library of Ages</text:span></text:p>
        </text:list-item>
        <text:list-item>
          <text:p text:style-name="P1346"><text:span text:style-name="T38">Music:</text:span><text:span text:style-name="T71"> </text:span><text:span text:style-name="T474">Bredon, Desert, Library of Ages</text:span></text:p>
        </text:list-item>
      </text:list>
      <text:list xml:id="list4847831740377261812" text:style-name="L12">
        <text:list-item>
          <text:p text:style-name="P1362">Player Goals:</text:p>
          <text:list>
            <text:list-item>
              <text:list>
                <text:list-item>
                  <text:list>
                    <text:list-item>
                      <text:p text:style-name="P1363"><text:span text:style-name="T1592">1. </text:span><text:span text:style-name="T1591">Receive Abiades' name from Chali</text:span></text:p>
                    </text:list-item>
                    <text:list-item>
                      <text:p text:style-name="P1366">2. Find Abiades</text:p>
                    </text:list-item>
                    <text:list-item>
                      <text:p text:style-name="P1366">3. Have Abiades join party, and head for the Library of Ages</text:p>
                    </text:list-item>
                    <text:list-item>
                      <text:p text:style-name="P1366">4. Find the “Mirage within a Mirage”</text:p>
                    </text:list-item>
                    <text:list-item>
                      <text:p text:style-name="P1366">5. Find the Library of Ages</text:p>
                    </text:list-item>
                    <text:list-item>
                      <text:p text:style-name="P1366">6. Locate 3 texts and give them to Abiades</text:p>
                    </text:list-item>
                    <text:list-item>
                      <text:p text:style-name="P1366">7. Explore the Gallery of Curiosities</text:p>
                    </text:list-item>
                    <text:list-item>
                      <text:p text:style-name="P1366">8. Accidentally break glass (cut-scene only)</text:p>
                    </text:list-item>
                    <text:list-item>
                      <text:p text:style-name="P1366">9. Return to Abiades and hear History</text:p>
                    </text:list-item>
                    <text:list-item>
                      <text:p text:style-name="P1366">10. Fight off Ghost Assistants and flee</text:p>
                    </text:list-item>
                  </text:list>
                </text:list-item>
              </text:list>
            </text:list-item>
          </text:list>
        </text:list-item>
      </text:list>
      <text:list xml:id="list3296278162702894501" text:style-name="L13">
        <text:list-item>
          <text:p text:style-name="P1408"><text:span text:style-name="T1397">Key </text:span>Rooms and Items:<text:span text:style-name="T71"> </text:span><text:span text:style-name="T469">Faustian Scrolls, </text:span><text:span text:style-name="T1608">Scriptobscura, Ramblings of Old Scholar Jarome, </text:span><text:span text:style-name="T1636">and</text:span><text:span text:style-name="T1608"> The Scroll of Ancient Teaching</text:span><text:span text:style-name="T1610">s</text:span></text:p>
        </text:list-item>
      </text:list>
      <text:list xml:id="list190150902806301" text:continue-list="list190150452315131" text:style-name="L10">
        <text:list-item>
          <text:p text:style-name="P1603">Bosses: <text:span text:style-name="T473">Ghost Assistant/Flurry of Ghosts</text:span></text:p>
        </text:list-item>
        <text:list-item>
          <text:p text:style-name="P1518">Transit <text:span text:style-name="T1744">Locations (Optional)</text:span>:<text:span text:style-name="T71"> </text:span><text:span text:style-name="T469">none</text:span></text:p>
        </text:list-item>
        <text:list-item>
          <text:p text:style-name="P1602"><text:soft-page-break/><text:span text:style-name="T1605">Notes</text:span><text:span text:style-name="T1595">: </text:span><text:span text:style-name="T1598">The road to The Western Kingdom (The Block) should be blocked off, so the player doesn't get lost or overwhelmed. </text:span><text:span text:style-name="T1599">This could be with soldiers, a fallen tree, or conveniently parked carts.</text:span></text:p>
        </text:list-item>
      </text:list>
      <text:p text:style-name="P313"><text:span text:style-name="T1599"><text:tab/><text:tab/></text:span><text:span text:style-name="T1600">Western Soldiers could lead to a cut-scene of Rolan and Lulu peeking in and “let's get out of here!” before exiting </text:span><text:span text:style-name="T1603">(very short,</text:span><text:span text:style-name="T1600"> just 2 seconds)</text:span></text:p>
      <text:p text:style-name="P303"/>
      <text:p text:style-name="P743"><text:span text:style-name="T1593">1.</text:span><text:span text:style-name="T1591">11.1 CHALI'S ALLEY</text:span></text:p>
      <text:list xml:id="list6116478562659579959" text:style-name="L14">
        <text:list-item>
          <text:p text:style-name="P1609"><text:span text:style-name="T1064">C</text:span><text:span text:style-name="T1250">haracters:</text:span><text:span text:style-name="T1064"> </text:span><text:span text:style-name="T1108">Chali</text:span></text:p>
        </text:list-item>
        <text:list-item>
          <text:p text:style-name="P1558">Player Goal: <text:span text:style-name="T474">Receive Abiades' name and finish story with Chali</text:span><text:span text:style-name="T391"> </text:span></text:p>
        </text:list-item>
        <text:list-item>
          <text:p text:style-name="P1378">Flowchart:<text:span text:style-name="T71"> </text:span><text:span text:style-name="T474">After dialogue </text:span><text:span text:style-name="T476">with Chali</text:span><text:span text:style-name="T474">, Abiades dialogue will change</text:span></text:p>
        </text:list-item>
        <text:list-item>
          <text:p text:style-name="P1634"/>
        </text:list-item>
      </text:list>
      <text:p text:style-name="P249"><text:span text:style-name="T1593">1.</text:span><text:span text:style-name="T1591">11.2 BREDON LIBRARY</text:span></text:p>
      <text:list xml:id="list3550905889561828043" text:style-name="L15">
        <text:list-item>
          <text:p text:style-name="P1610"><text:span text:style-name="T1064">C</text:span><text:span text:style-name="T1250">haracters:</text:span><text:span text:style-name="T1064"> </text:span><text:span text:style-name="T1108">Abiades</text:span></text:p>
        </text:list-item>
        <text:list-item>
          <text:p text:style-name="P1559">Player Goal: <text:span text:style-name="T474">Receive quest to find the Library of Ages</text:span></text:p>
        </text:list-item>
        <text:list-item>
          <text:p text:style-name="P1379">Flowchart:<text:span text:style-name="T71"> </text:span><text:span text:style-name="T1634">Once player starts the quest, Abiades “joins the party” by simply walking into the group (Rolan) and disappearing. </text:span></text:p>
        </text:list-item>
        <text:list-item>
          <text:p text:style-name="P1399"><text:span text:style-name="T1671">N</text:span><text:span text:style-name="T1668">otes:</text:span><text:span text:style-name="T1631"> </text:span><text:span text:style-name="T1639">Feel free to change the details of how Abiades joins the party</text:span><text:span text:style-name="T1631">. He just needs to join the group, but </text:span><text:span text:style-name="T1606">not</text:span><text:span text:style-name="T1631"> be one of those “escort” errands.</text:span></text:p>
        </text:list-item>
      </text:list>
      <text:p text:style-name="P304"/>
      <text:p text:style-name="P249"><text:span text:style-name="T1593">1.</text:span><text:span text:style-name="T1591">11.3 LIBRARY OF AGES</text:span></text:p>
      <text:p text:style-name="P249"><text:span text:style-name="T1591"><text:tab/></text:span><text:span text:style-name="T1614">An expansive library that is both magnificen</text:span><text:span text:style-name="T1615">t</text:span><text:span text:style-name="T1614">, and disused. It has a generally “ancient,” and “mystical” feeling about it, as though humans normally don't roam here. There are many levels of stacks (the areas filled with books and shelves) configured around a center staircase </text:span><text:span text:style-name="T1624">and</text:span><text:span text:style-name="T1614"> each level </text:span><text:span text:style-name="T1618">open to</text:span><text:span text:style-name="T1614"> the many floors beneath it. The floors are arranged by genre. </text:span><text:span text:style-name="T1622">The library is not terribly complex (no secret rooms). Areas include: Entrance, Reading Room, Gallery of Curiosities, and the Stacks.</text:span></text:p>
      <text:p text:style-name="P250"><text:span text:style-name="T1615"><text:tab/></text:span><text:span text:style-name="T1621">It seems to be made from mud, or Earth, with tall walls. Externally, it has spires and reaches up to the sky. </text:span><text:span text:style-name="T1622">Walls are lined with an eerie green torchlight.</text:span></text:p>
      <text:p text:style-name="P312"/>
      <text:list xml:id="list4134727167860990926" text:style-name="L16">
        <text:list-item>
          <text:p text:style-name="P1611"><text:span text:style-name="T1064">C</text:span><text:span text:style-name="T1250">haracters:</text:span><text:span text:style-name="T1064"> </text:span><text:span text:style-name="T1108">Abiades</text:span></text:p>
        </text:list-item>
        <text:list-item>
          <text:p text:style-name="P1521"><text:span text:style-name="T1270">Music:</text:span><text:span text:style-name="T79"> </text:span><text:span text:style-name="T217">Library of Ages</text:span></text:p>
        </text:list-item>
        <text:list-item>
          <text:p text:style-name="P1560">Player Goal: <text:span text:style-name="T496">Learn history and get chased out</text:span></text:p>
        </text:list-item>
        <text:list-item>
          <text:p text:style-name="P1532"><text:span text:style-name="T1270">Story </text:span><text:span text:style-name="T1280">L</text:span><text:span text:style-name="T1270">ocations/Rooms:</text:span><text:span text:style-name="T79"> </text:span><text:span text:style-name="T218">Reading Room, Stacks (where the books are), Gallery of Curiosities</text:span></text:p>
        </text:list-item>
        <text:list-item>
          <text:p text:style-name="P1380">Flowchart:<text:span text:style-name="T71"> </text:span><text:span text:style-name="T476">Once player enters the building, Abiades steps back out into the scene.</text:span></text:p>
        </text:list-item>
        <text:list-item>
          <text:p text:style-name="P1548"><text:span text:style-name="T1679">N</text:span><text:span text:style-name="T1680">otes</text:span><text:span text:style-name="T1655">: </text:span><text:span text:style-name="T1656">Gallery of Curiosities is locked, door closed, a </text:span><text:span text:style-name="T1660">legible</text:span><text:span text:style-name="T1656"> “closed” sign on the door</text:span></text:p>
        </text:list-item>
      </text:list>
      <text:p text:style-name="P305"/>
      <text:p text:style-name="P306">1.11.4 READING ROOM</text:p>
      <text:p text:style-name="P306"><text:tab/><text:span text:style-name="T901">A small side room with desk</text:span><text:span text:style-name="T903">s</text:span><text:span text:style-name="T901">, </text:span><text:span text:style-name="T903">a </text:span><text:span text:style-name="T901">long sofa, cave-like.</text:span></text:p>
      <text:list xml:id="list3996168209373685698" text:style-name="L17">
        <text:list-item>
          <text:p text:style-name="P1612"><text:span text:style-name="T1064">C</text:span><text:span text:style-name="T1250">haracters:</text:span><text:span text:style-name="T1064"> </text:span><text:span text:style-name="T1108">Abiades</text:span></text:p>
        </text:list-item>
        <text:list-item>
          <text:p text:style-name="P1561">Player Goal: <text:span text:style-name="T475">Receive Direction—find Scriptobscura. Ramblings of Old Scholar Jarome, and The Scroll of Ancient Teachings </text:span><text:span text:style-name="T478">(see 1.11.5)</text:span></text:p>
        </text:list-item>
        <text:list-item>
          <text:p text:style-name="P1551"><text:span text:style-name="T1270">Action:</text:span><text:span text:style-name="T79"> Player enters with Abiades and dialogue immediately begins. When it is finished, they are free to move and explore</text:span></text:p>
        </text:list-item>
      </text:list>
      <text:p text:style-name="P304"/>
      <text:p text:style-name="P295"><text:span text:style-name="T1632">1.</text:span><text:span text:style-name="T1631">11.5 LIBRARY OF AGES STACKS</text:span></text:p>
      <text:p text:style-name="P295"><text:span text:style-name="T1631"><text:tab/></text:span><text:span text:style-name="T1614">The player must find the information for each book by first locating the Ghost Librarian. The Librarian can tell you the associated number for any book you need to find. However, the player must first remember the names of the books, as they will be given way more options than the three books they need to find. </text:span></text:p>
      <text:p text:style-name="P311"/>
      <text:list xml:id="list1436547785683707111" text:style-name="L18">
        <text:list-item>
          <text:p text:style-name="P1613"><text:span text:style-name="T1064">C</text:span><text:span text:style-name="T1250">haracters: </text:span><text:span text:style-name="T1109">Rolan, Lulu</text:span></text:p>
        </text:list-item>
      </text:list>
      <text:list xml:id="list9220185919067772515" text:style-name="L19">
        <text:list-item>
          <text:list>
            <text:list-item>
              <text:p text:style-name="P1662"><text:span text:style-name="T1109">G</text:span><text:span text:style-name="T1036">host Librarian: </text:span><text:span text:style-name="T1137"><text:s/>will disappear when approached directly. Player must sneak around behind them (the librarian is avoiding you because they're lazy and don't want to help you.)</text:span></text:p>
            </text:list-item>
          </text:list>
        </text:list-item>
      </text:list>
      <text:list xml:id="list190149560198700" text:continue-list="list1436547785683707111" text:style-name="L18">
        <text:list-item>
          <text:p text:style-name="P1522"><text:span text:style-name="T1270">Music:</text:span><text:span text:style-name="T79"> </text:span><text:span text:style-name="T217">Library of Ages</text:span></text:p>
        </text:list-item>
        <text:list-item>
          <text:p text:style-name="P1562">Player Goal:<text:span text:style-name="T71"> </text:span><text:span text:style-name="T475">Find </text:span><text:span text:style-name="T734">Scriptobscura</text:span><text:span text:style-name="T475">. </text:span><text:span text:style-name="T734">Ramblings of Old Scholar Jarome</text:span><text:span text:style-name="T475">, and </text:span><text:span text:style-name="T734">The Scroll of Ancient </text:span><text:soft-page-break/><text:span text:style-name="T734">Teachings.</text:span></text:p>
        </text:list-item>
        <text:list-item>
          <text:p text:style-name="P1588">Rooms/Areas:<text:span text:style-name="T71"> Archaic, Scholars/History, </text:span><text:span text:style-name="T477">Philosophy</text:span><text:span text:style-name="T71">, Shatterling </text:span><text:span text:style-name="T477">Studies</text:span></text:p>
        </text:list-item>
        <text:list-item>
          <text:p text:style-name="P1589">Actions:<text:span text:style-name="T71"> </text:span><text:span text:style-name="T488">Player sees Librarian and must approach him from behind.</text:span></text:p>
        </text:list-item>
        <text:list-item>
          <text:p text:style-name="P1731">Librarian will ask what book they're looking for.</text:p>
          <text:list>
            <text:list-item>
              <text:p text:style-name="P1732">Player must correctly remember and select the three books.</text:p>
            </text:list-item>
            <text:list-item>
              <text:p text:style-name="P1732">Librarian will give a numerical label (for example, 4A2)</text:p>
            </text:list-item>
            <text:list-item>
              <text:p text:style-name="P1732">Player finds the 3 required books (and any optional ones if they choose)</text:p>
            </text:list-item>
            <text:list-item>
              <text:p text:style-name="P1732">Abiades dialogue changes so the quest can move forward</text:p>
            </text:list-item>
          </text:list>
        </text:list-item>
        <text:list-item>
          <text:p text:style-name="P1381">Flowchart:<text:span text:style-name="T71"> </text:span><text:span text:style-name="T1633">After finding all 3 texts, Abiades</text:span><text:span text:style-name="T1635">'</text:span><text:span text:style-name="T1633"> dialogue changes</text:span></text:p>
        </text:list-item>
        <text:list-item>
          <text:p text:style-name="P1421"><text:span text:style-name="T1670">N</text:span><text:span text:style-name="T1668">otes:</text:span><text:span text:style-name="T1606"> </text:span><text:span text:style-name="T1609">Each text will have its own number and place in the library. If the player is paying attention they see that, clearly, they don't need all of the texts </text:span><text:span text:style-name="T1611">listed</text:span><text:span text:style-name="T1609">. They may have to revisit Abiades to get the </text:span><text:span text:style-name="T1611">titles</text:span><text:span text:style-name="T1609"> again.</text:span></text:p>
        </text:list-item>
        <text:list-item>
          <text:p text:style-name="P1422">The labels work like this:</text:p>
        </text:list-item>
        <text:list-item>
          <text:p text:style-name="P1423">4A1: Floor 4, Quadrant A, Bookshelf 1</text:p>
        </text:list-item>
        <text:list-item>
          <text:p text:style-name="P1425"><text:span text:style-name="T1606">There are 4 Floors, 4 Quadrants, and then 3 Bookshelves for each row.</text:span><text:span text:style-name="T1631"> </text:span><text:span text:style-name="T1666">In order to deter the player from just clicking all of them,</text:span><text:span text:style-name="T1627"> </text:span><text:span text:style-name="T1637">some bookshelves will have a </text:span><text:span text:style-name="T1638">poison, or something that snaps/</text:span><text:span text:style-name="T1641">falls</text:span><text:span text:style-name="T1638"> at them. </text:span><text:span text:style-name="T1640">The floors shouldn't need to be explained; however, the quadrant should be marked on the floor somehow. Preferably on the floor, where it is neither obvious nor hard to find.</text:span></text:p>
        </text:list-item>
        <text:list-item>
          <text:p text:style-name="P1424"/>
        </text:list-item>
        <text:list-item>
          <text:p text:style-name="P1426"><text:span text:style-name="T1629">Floors </text:span><text:span text:style-name="T1630">(important for creation, but not for the player or story)</text:span><text:span text:style-name="T1631">:</text:span></text:p>
        </text:list-item>
        <text:list-item>
          <text:p text:style-name="P1427">1- Archaic 2- Scholars/History 3- Philosophy 4- Shatterling Studies</text:p>
        </text:list-item>
      </text:list>
      <text:p text:style-name="P304"/>
      <text:p text:style-name="P249"><text:span text:style-name="T1593">1.</text:span><text:span text:style-name="T1591">11.6 READING ROOM</text:span></text:p>
      <text:list xml:id="list3691474369788903035" text:style-name="L20">
        <text:list-item>
          <text:p text:style-name="P1614"><text:span text:style-name="T1064">C</text:span><text:span text:style-name="T1250">haracters:</text:span><text:span text:style-name="T1064"> </text:span><text:span text:style-name="T1109">Abiades</text:span><text:span text:style-name="T1078"> </text:span></text:p>
        </text:list-item>
        <text:list-item>
          <text:p text:style-name="P1563">Player Goal: <text:span text:style-name="T483">Give Abiades the books</text:span><text:span text:style-name="T484"> </text:span></text:p>
        </text:list-item>
        <text:list-item>
          <text:p text:style-name="P1549"><text:span text:style-name="T1679">N</text:span><text:span text:style-name="T1680">otes</text:span><text:span text:style-name="T1655">: </text:span><text:span text:style-name="T1657">After this, the Gallery of Curiosities is open; Ghost Assistant's line changes</text:span></text:p>
        </text:list-item>
      </text:list>
      <text:p text:style-name="P304"/>
      <text:p text:style-name="P249"><text:span text:style-name="T1593">1.</text:span><text:span text:style-name="T1591">11.7 GALLERY OF CURIOSITIES</text:span></text:p>
      <text:p text:style-name="P249"><text:span text:style-name="T1591"><text:tab/></text:span><text:span text:style-name="T1616">There are bookshelves and glass cases of small, indiscernible items. The Key Items (listed below) are in large glass displays along the path. The “gallery” path makes a circle around to the entrance.</text:span></text:p>
      <text:list xml:id="list3320816964193040150" text:style-name="L21">
        <text:list-item>
          <text:p text:style-name="P1615"><text:span text:style-name="T1064">C</text:span><text:span text:style-name="T1250">haracters:</text:span><text:span text:style-name="T1064"> </text:span><text:span text:style-name="T1110">Ghost Assistant, </text:span><text:span text:style-name="T1111">stands at Desk</text:span></text:p>
        </text:list-item>
        <text:list-item>
          <text:p text:style-name="P1564">Player Goal: <text:span text:style-name="T482">Examine some relics and accidentally </text:span><text:span text:style-name="T485">break some</text:span><text:span text:style-name="T482"> priceless valuables</text:span></text:p>
        </text:list-item>
        <text:list-item>
          <text:p text:style-name="P1533"><text:span text:style-name="T1270">Story </text:span><text:span text:style-name="T1280">L</text:span><text:span text:style-name="T1270">ocations/Rooms:</text:span><text:span text:style-name="T79"> </text:span><text:span text:style-name="T222">Main Entrance/Desk </text:span></text:p>
        </text:list-item>
        <text:list-item>
          <text:p text:style-name="P1552"><text:span text:style-name="T1369">A</text:span><text:span text:style-name="T1270">ctions:</text:span><text:span text:style-name="T79"> Player is free to roam</text:span></text:p>
          <text:list>
            <text:list-item>
              <text:p text:style-name="P1733">--while observing the items, Lulu breaks the glass to the Faustian Scrolls “on accident.”</text:p>
            </text:list-item>
            <text:list-item>
              <text:p text:style-name="P1734">--Ghost assistant returns and tells you Abiades is ready</text:p>
            </text:list-item>
          </text:list>
        </text:list-item>
        <text:list-item>
          <text:p text:style-name="P1553"><text:span text:style-name="T1270">Key Items:</text:span><text:span text:style-name="T79"> Following items are on display in glass containers sprinkled throughout a long circular hallway.</text:span></text:p>
        </text:list-item>
        <text:list-item>
          <text:p text:style-name="P1735">Primitive Map (Pre-Monolith): on wall</text:p>
        </text:list-item>
        <text:list-item>
          <text:p text:style-name="P1736">Faustian Scrolls</text:p>
        </text:list-item>
        <text:list-item>
          <text:p text:style-name="P1736">Spade Recovered From Monolith</text:p>
        </text:list-item>
        <text:list-item>
          <text:p text:style-name="P1737">Frozen Bloom</text:p>
        </text:list-item>
        <text:list-item>
          <text:p text:style-name="P1736">Demon Shard</text:p>
        </text:list-item>
        <text:list-item>
          <text:p text:style-name="P1736">Malekev I's Records</text:p>
        </text:list-item>
      </text:list>
      <text:list xml:id="list2827931040999873861" text:style-name="L22">
        <text:list-item>
          <text:p text:style-name="P1738"><text:span text:style-name="T1112">Fire from Prometheus: </text:span><text:span text:style-name="T1113">put out the fire</text:span></text:p>
        </text:list-item>
      </text:list>
      <text:list xml:id="list190150027295762" text:continue-list="list3320816964193040150" text:style-name="L21">
        <text:list-item>
          <text:p text:style-name="P1382">Flowchart:<text:span text:style-name="T71"> </text:span><text:span text:style-name="T485">Once player speaks to Ghost Assistant, he will welcome them. However, Abiades calls for assistance from off-screen and the Ghost excuses himself. Player is locked into room.</text:span></text:p>
          <text:list>
            <text:list-item>
              <text:list>
                <text:list-item>
                  <text:p text:style-name="P1382"><text:soft-page-break/><text:span text:style-name="T485">--</text:span><text:span text:style-name="T497">Player is allowed to roam and explore</text:span></text:p>
                </text:list-item>
                <text:list-item>
                  <text:p text:style-name="P1382"><text:span text:style-name="T497">--</text:span><text:span text:style-name="T498">After player examines Faustian Scrolls, cut-scene. Lulu breaks the glass, and the Ghost Assistant returns with a dialogue.</text:span></text:p>
                </text:list-item>
                <text:list-item>
                  <text:p text:style-name="P1382"><text:span text:style-name="T497">--</text:span><text:span text:style-name="T498">D</text:span><text:span text:style-name="T497">oor is unlocked. Abiades' dialogue changes</text:span></text:p>
                </text:list-item>
              </text:list>
            </text:list-item>
          </text:list>
        </text:list-item>
      </text:list>
      <text:p text:style-name="P770"/>
      <text:p text:style-name="P249"><text:span text:style-name="T1593">1.</text:span><text:span text:style-name="T1591">11.8 READING ROOM</text:span></text:p>
      <text:p text:style-name="P269"><text:span text:style-name="T1631"><text:tab/></text:span><text:span text:style-name="T1658">This is mostly a long cut-scene of the trio talking, and then Abiades telling the world story over images of the world. </text:span></text:p>
      <text:list xml:id="list4836572504013784724" text:style-name="L23">
        <text:list-item>
          <text:p text:style-name="P1616"><text:span text:style-name="T1064">C</text:span><text:span text:style-name="T1250">haracters:</text:span><text:span text:style-name="T1064"> </text:span><text:span text:style-name="T1113">Abiades</text:span></text:p>
        </text:list-item>
        <text:list-item>
          <text:p text:style-name="P1606"><text:span text:style-name="T1233">M</text:span><text:span text:style-name="T1224">usic:</text:span><text:span text:style-name="T1036"> </text:span><text:span text:style-name="T1115">Outsider/Monolith. Preferably a theme plays here that can also be used late-game to make it </text:span><text:span text:style-name="T1116">more </text:span><text:span text:style-name="T1115">familiar. When replaying, players recognize it </text:span><text:span text:style-name="T1116">as a little foreshadowing</text:span></text:p>
        </text:list-item>
        <text:list-item>
          <text:p text:style-name="P1565">Player Goal: <text:span text:style-name="T486">Learn history!!</text:span></text:p>
        </text:list-item>
        <text:list-item>
          <text:p text:style-name="P1534"><text:span text:style-name="T1270">Story </text:span><text:span text:style-name="T1280">L</text:span><text:span text:style-name="T1270">ocations/Rooms:</text:span><text:span text:style-name="T79"> </text:span><text:span text:style-name="T224">Reading Room, Past World (in image), Monolith (in image)</text:span></text:p>
        </text:list-item>
        <text:list-item>
          <text:p text:style-name="P1383">Flowchart:<text:span text:style-name="T71"> </text:span><text:span text:style-name="T486">Player should initiate conversation</text:span></text:p>
          <text:list>
            <text:list-item>
              <text:p text:style-name="P1404">Image cuts to a distant past, filled with beautiful blue flowers (same as Frozen Blume) as Abiades dialogue rolls</text:p>
            </text:list-item>
            <text:list-item>
              <text:p text:style-name="P1404">Clouds come, bringing darkness</text:p>
            </text:list-item>
            <text:list-item>
              <text:p text:style-name="P1404">Image shifts to the Monolith, <text:span text:style-name="T1790">we pan up the monolith and end with a wide shot of it against the sky</text:span></text:p>
            </text:list-item>
            <text:list-item>
              <text:p text:style-name="P1405">Following this dialogue, the Ghost Assistant's dialogue is triggered. When the player walks into the Gallery, the Ghost Assistant speaks and attackes them.</text:p>
            </text:list-item>
          </text:list>
        </text:list-item>
        <text:list-item>
          <text:p text:style-name="P1550"><text:span text:style-name="T1679">N</text:span><text:span text:style-name="T1680">otes</text:span><text:span text:style-name="T1655">: </text:span><text:span text:style-name="T1659">When they exit, they are </text:span><text:span text:style-name="T1660">still </text:span><text:span text:style-name="T1659">locked into the building.</text:span></text:p>
        </text:list-item>
      </text:list>
      <text:p text:style-name="P304"/>
      <text:p text:style-name="P249"><text:span text:style-name="T1593">1.</text:span><text:span text:style-name="T1591">11.9 GALLERY OF CURIOSITIES</text:span></text:p>
      <text:p text:style-name="P302"><text:span text:style-name="T1659"><text:tab/></text:span><text:span text:style-name="T1617">Player is attacked by ghosts and chased out of the Library. </text:span></text:p>
      <text:list xml:id="list2801944724089408049" text:style-name="L24">
        <text:list-item>
          <text:p text:style-name="P1617"><text:span text:style-name="T1064">C</text:span><text:span text:style-name="T1250">haracters:</text:span><text:span text:style-name="T1064"> </text:span><text:span text:style-name="T1114">Ghost Assistant</text:span></text:p>
        </text:list-item>
        <text:list-item>
          <text:p text:style-name="P1523"><text:span text:style-name="T1270">Music:</text:span><text:span text:style-name="T79"> </text:span><text:span text:style-name="T223">Boss/ Battle</text:span></text:p>
        </text:list-item>
        <text:list-item>
          <text:p text:style-name="P1566">Player Goal: <text:span text:style-name="T487">Defeat the ghosts and escape</text:span></text:p>
        </text:list-item>
      </text:list>
      <text:list xml:id="list593316744519346271" text:style-name="L25">
        <text:list-item>
          <text:p text:style-name="P1535"><text:span text:style-name="T1370">Actions</text:span><text:span text:style-name="T223">: </text:span><text:span text:style-name="T247">Player steps into Gallery of curiosities and cut-scene is triggered: Ghost Assistant yells and a flurry of ghosts engages you in battle</text:span></text:p>
          <text:list>
            <text:list-item>
              <text:list>
                <text:list-item>
                  <text:list>
                    <text:list-item>
                      <text:list>
                        <text:list-item>
                          <text:list>
                            <text:list-item>
                              <text:list>
                                <text:list-item>
                                  <text:list>
                                    <text:list-item>
                                      <text:list>
                                        <text:list-item>
                                          <text:p text:style-name="P1739"><text:s/>After defeating the ghosts, Rolan and Lulu have a dialogue instructing them to escape. </text:p>
                                        </text:list-item>
                                        <text:list-item>
                                          <text:p text:style-name="P1740">The doors are now unlocked and player can exit.</text:p>
                                        </text:list-item>
                                        <text:list-item>
                                          <text:p text:style-name="P1742">If player tries to exit out front door, player is attacked. Immediately after, Rolan says, “we better find another exit!”</text:p>
                                        </text:list-item>
                                        <text:list-item>
                                          <text:p text:style-name="P1741"><text:span text:style-name="T1661">T</text:span><text:span text:style-name="T1654">he exit they take should funnel them towards Upper Mash.</text:span></text:p>
                                        </text:list-item>
                                      </text:list>
                                    </text:list-item>
                                  </text:list>
                                </text:list-item>
                              </text:list>
                            </text:list-item>
                          </text:list>
                        </text:list-item>
                      </text:list>
                    </text:list-item>
                  </text:list>
                </text:list-item>
              </text:list>
            </text:list-item>
          </text:list>
        </text:list-item>
      </text:list>
      <text:list xml:id="list1800304671986623879" text:style-name="L26">
        <text:list-item>
          <text:list>
            <text:list-item>
              <text:list>
                <text:list-item>
                  <text:list>
                    <text:list-item>
                      <text:p text:style-name="P1374"/>
                    </text:list-item>
                  </text:list>
                </text:list-item>
              </text:list>
            </text:list-item>
          </text:list>
        </text:list-item>
      </text:list>
      <text:p text:style-name="P304"/>
      <text:list xml:id="list8062822157157378510" text:style-name="L27">
        <text:list-item>
          <text:h text:style-name="P1475" text:outline-level="1"><text:bookmark-start text:name="__RefHeading___Toc11333_2134810913"/><text:span text:style-name="T399">1.</text:span><text:span text:style-name="T71">1</text:span><text:span text:style-name="T473">2</text:span><text:span text:style-name="T71"> “</text:span><text:span text:style-name="T473">Cult Woes</text:span><text:span text:style-name="T71">”</text:span><text:bookmark-end text:name="__RefHeading___Toc11333_2134810913"/></text:h>
        </text:list-item>
      </text:list>
      <text:p text:style-name="P773"><text:span text:style-name="T1619"><text:tab/>A</text:span><text:span text:style-name="T1613">sking around, Rolan will hear that people have gone missing. Parents </text:span><text:span text:style-name="T1626">have</text:span><text:span text:style-name="T1613"> been brainwashed </text:span><text:span text:style-name="T1626">and don't even realize their children are missing</text:span><text:span text:style-name="T1613">. You gather details on the missing folks...all young girls, and there's one left in town. </text:span><text:span text:style-name="T1626">You receive a mysterious message from the city's director, Rayne, in the local bar (Squirms) directing you to visit the town's internal forest. </text:span></text:p>
      <text:p text:style-name="P772"><text:tab/>Here, you find the last girl in town, Dawn, reading in a tree. When you come down, you are met with Hudgens, who is stalking her. Player decides whether to attack Hudgens or play along. Either way, he tells you about the secret Circle in the area.</text:p>
      <text:p text:style-name="P772"><text:tab/>After finding the hidden door, the player finds the Circle, along with the cultists: Rayne, Feria, Gil, and Hudgens (if he's not already defeated). You receive a (Door Key) and also an (Eerily Large Bag) presumably intended to capture Dawn.</text:p>
      <text:p text:style-name="P774"><text:span text:style-name="T1620"><text:tab/></text:span><text:span text:style-name="T1623">Rolan seeks out the cultists at The Circle and offers Lulu as a fake sacrifice...They see through him and knock him out. When he comes to, Rolan must rush through the Crystal Cult Hideout </text:span><text:span text:style-name="T1628">(D3)</text:span><text:span text:style-name="T1623"> to defeat Feria </text:span><text:span text:style-name="T1625">and Gil</text:span><text:span text:style-name="T1623"> and save the kidnapped girls. After </text:span><text:span text:style-name="T1625">they are</text:span><text:span text:style-name="T1623"> dispatched, the girls wake up and Rolan finds the Shard.</text:span></text:p>
      <text:p text:style-name="P771"><text:tab/>Rolan is weakened by the power of the shard. <text:span text:style-name="T1786">Dawn's Father takes care of the girls and insists that Rolan and Lulu leave town</text:span>. Once <text:span text:style-name="T1786">Rolan and Lulu</text:span> step foot outside, they see the Serpent System...</text:p>
      <text:p text:style-name="P771"/>
      <text:list xml:id="list190149421918324" text:continue-numbering="true" text:style-name="L27">
        <text:list-item>
          <text:p text:style-name="P1372"/>
        </text:list-item>
        <text:list-item>
          <text:p text:style-name="P1713"><text:span text:style-name="T455">[chapter length – </text:span><text:span text:style-name="T458">med</text:span><text:span text:style-name="T455">]</text:span></text:p>
        </text:list-item>
        <text:list-item>
          <text:p text:style-name="P1370"/>
        </text:list-item>
        <text:list-item>
          <text:p text:style-name="P1340"><text:span text:style-name="T38">Characters</text:span>: </text:p>
          <text:list>
            <text:list-item>
              <text:p text:style-name="P1349">Couple</text:p>
            </text:list-item>
            <text:list-item>
              <text:p text:style-name="P1350">Ra<text:span text:style-name="T1765">yne</text:span>: <text:span text:style-name="T1763">Director of Upper Mash</text:span></text:p>
            </text:list-item>
            <text:list-item>
              <text:p text:style-name="P1350">Hudgens<text:span text:style-name="T1763">: Persuasive well-to-do man</text:span></text:p>
            </text:list-item>
            <text:list-item>
              <text:p text:style-name="P1351">Dawn: the intended sacrifice</text:p>
            </text:list-item>
          </text:list>
        </text:list-item>
      </text:list>
      <text:list xml:id="list838224123043852732" text:style-name="L28">
        <text:list-item>
          <text:list>
            <text:list-item>
              <text:p text:style-name="P1353">Dawn's father</text:p>
            </text:list-item>
          </text:list>
        </text:list-item>
      </text:list>
      <text:list xml:id="list190149210730791" text:continue-list="list190149421918324" text:style-name="L27">
        <text:list-item>
          <text:list>
            <text:list-item>
              <text:p text:style-name="P1352">Feria: Ring co-leader, Sweet old lady</text:p>
            </text:list-item>
            <text:list-item>
              <text:p text:style-name="P1351">G<text:span text:style-name="T1764">i</text:span>l: Ring <text:span text:style-name="T1764">co-</text:span>leader, <text:span text:style-name="T1764">Feria's husband</text:span></text:p>
            </text:list-item>
            <text:list-item>
              <text:p text:style-name="P1355">Bar Wench</text:p>
            </text:list-item>
            <text:list-item>
              <text:p text:style-name="P1354">Brainwashed parent 1 </text:p>
            </text:list-item>
            <text:list-item>
              <text:p text:style-name="P1354">Brainwashed parent 2</text:p>
            </text:list-item>
          </text:list>
        </text:list-item>
        <text:list-item>
          <text:p text:style-name="P1340"><text:span text:style-name="T38">Areas</text:span>: <text:span text:style-name="T1762">Western Forest, Upper Mash,</text:span><text:span text:style-name="T694"> Crystal Cult Hideout </text:span><text:span text:style-name="T695">(D3)</text:span></text:p>
        </text:list-item>
      </text:list>
      <text:list xml:id="list1985142503335000989" text:style-name="L29">
        <text:list-item>
          <text:p text:style-name="P1347"><text:span text:style-name="T38">Music:</text:span><text:span text:style-name="T71"> </text:span><text:span text:style-name="T489">Western Forest, Upper Mash, </text:span><text:span text:style-name="T738">Crystal Cult Hideout</text:span></text:p>
        </text:list-item>
      </text:list>
      <text:list xml:id="list190149236901004" text:continue-list="list190149210730791" text:style-name="L27">
        <text:list-item>
          <text:p text:style-name="P1428">Player Goals:<text:span text:style-name="T71"> </text:span></text:p>
        </text:list-item>
        <text:list-item>
          <text:p text:style-name="P1429"><text:tab/>1. Eavesdrop on Couple at Upper Mash Entrance</text:p>
          <text:list>
            <text:list-item>
              <text:list>
                <text:list-item>
                  <text:list>
                    <text:list-item>
                      <text:list>
                        <text:list-item>
                          <text:p text:style-name="P1431"><text:span text:style-name="T71"><text:tab/>2. </text:span><text:span text:style-name="T505">Meet Rayne</text:span></text:p>
                          <text:list>
                            <text:list-item>
                              <text:list>
                                <text:list-item>
                                  <text:list>
                                    <text:list-item>
                                      <text:list>
                                        <text:list-item>
                                          <text:p text:style-name="P1430"><text:tab/>3. Explore Upper Mash (internal) forest</text:p>
                                        </text:list-item>
                                        <text:list-item>
                                          <text:p text:style-name="P1430"><text:soft-page-break/><text:tab/>4. Find Dawn; cut-scene with Hudgens. Receive <text:span text:style-name="T1796">Door Ke</text:span>y, <text:span text:style-name="T1796">Eerily Large B</text:span>ag</text:p>
                                        </text:list-item>
                                        <text:list-item>
                                          <text:p text:style-name="P1432"><text:span text:style-name="T71"><text:tab/>5. </text:span><text:span text:style-name="T506">Find The Circle.</text:span></text:p>
                                          <text:list>
                                            <text:list-item>
                                              <text:p text:style-name="P1433"><text:span text:style-name="T506"><text:tab/></text:span><text:span text:style-name="T71">6. Chase Cultists to the Crystal Cult Hideout</text:span></text:p>
                                            </text:list-item>
                                          </text:list>
                                        </text:list-item>
                                      </text:list>
                                    </text:list-item>
                                  </text:list>
                                </text:list-item>
                              </text:list>
                            </text:list-item>
                          </text:list>
                        </text:list-item>
                      </text:list>
                    </text:list-item>
                  </text:list>
                </text:list-item>
              </text:list>
            </text:list-item>
          </text:list>
        </text:list-item>
      </text:list>
      <text:list xml:id="list6146866120898121297" text:style-name="L30">
        <text:list-item>
          <text:list>
            <text:list-item>
              <text:list>
                <text:list-item>
                  <text:list>
                    <text:list-item>
                      <text:list>
                        <text:list-item>
                          <text:list>
                            <text:list-item>
                              <text:list>
                                <text:list-item>
                                  <text:p text:style-name="P1412"/>
                                </text:list-item>
                              </text:list>
                            </text:list-item>
                          </text:list>
                        </text:list-item>
                      </text:list>
                    </text:list-item>
                  </text:list>
                </text:list-item>
              </text:list>
            </text:list-item>
          </text:list>
        </text:list-item>
      </text:list>
      <text:list xml:id="list190150503584316" text:continue-list="list190149236901004" text:style-name="L27">
        <text:list-item>
          <text:p text:style-name="P1409"><text:span text:style-name="T1397">Key </text:span>Rooms and Items:<text:span text:style-name="T71"> </text:span><text:span text:style-name="T506">Upper Mash Entrance, Upper Mash Forest Tree, The Circle, </text:span><text:span text:style-name="T735">Crystal Cult Hideout, </text:span><text:span text:style-name="T535">Door Key, Eerily Large Bag</text:span></text:p>
        </text:list-item>
        <text:list-item>
          <text:p text:style-name="P1604">Bosses:<text:span text:style-name="T71"> </text:span><text:span text:style-name="T489">Crystal Cult Boss (D3)</text:span></text:p>
        </text:list-item>
        <text:list-item>
          <text:p text:style-name="P1519">Transit <text:span text:style-name="T1744">Locations (Optional)</text:span>:<text:span text:style-name="T71"> </text:span><text:span text:style-name="T489">Upper Mash Shoreside – Sea Serpent to the North</text:span></text:p>
        </text:list-item>
        <text:list-item>
          <text:p text:style-name="P1723"><text:span text:style-name="T38">Notes</text:span>: <text:span text:style-name="T1796">Make sure that the Hudgens storyline is consistent. If player chooses to fight him at the first meeting, he doesn't show up later. If the player chooses to “play along,” then Hudgens must be fought later.</text:span></text:p>
        </text:list-item>
      </text:list>
      <text:list xml:id="list190150312054469" text:continue-list="list190150902806301" text:style-name="L10">
        <text:list-item>
          <text:p text:style-name="P1650"/>
        </text:list-item>
        <text:list-item>
          <text:p text:style-name="P1743"/>
        </text:list-item>
        <text:list-item>
          <text:p text:style-name="P1636">1.12.1 FOREST (WEST) EXT LIBRARY OF AGES</text:p>
          <text:list>
            <text:list-item>
              <text:p text:style-name="P1651">Player should discover this town on their own. It is pretty close to the Library of Ages exit. The surrounding area is über creepy dark forest, with strange glowing plants for lights. It's eerie, with skinny trees and a haunted feeling. </text:p>
            </text:list-item>
            <text:list-item>
              <text:p text:style-name="P1651"/>
            </text:list-item>
          </text:list>
        </text:list-item>
      </text:list>
      <text:list xml:id="list4571593199212027762" text:style-name="L31">
        <text:list-item>
          <text:p text:style-name="P1744"><text:span text:style-name="T1064">C</text:span><text:span text:style-name="T1250">haracters: </text:span><text:span text:style-name="T1118"><text:s/>Rolan, Lulu</text:span></text:p>
        </text:list-item>
        <text:list-item>
          <text:p text:style-name="P1524"><text:span text:style-name="T1270">Music:</text:span><text:span text:style-name="T79"> </text:span><text:span text:style-name="T226">Forest</text:span></text:p>
        </text:list-item>
        <text:list-item>
          <text:p text:style-name="P1567">Player Goal: <text:span text:style-name="T490">Find Upper Mash</text:span><text:span text:style-name="T391"> </text:span></text:p>
        </text:list-item>
        <text:list-item>
          <text:p text:style-name="P1646"><text:span text:style-name="T1280">N</text:span><text:span text:style-name="T1299">otes: </text:span><text:span text:style-name="T226">Upper Mash should be </text:span><text:span text:style-name="T794">relatively</text:span><text:span text:style-name="T226"> easy to locate. The player should have to explore, but the forest (and maybe a signpost) should point them in the right direction.</text:span></text:p>
        </text:list-item>
      </text:list>
      <text:p text:style-name="P308"/>
      <text:list xml:id="list6197946577606087929" text:style-name="L32">
        <text:list-item>
          <text:p text:style-name="P1637">1.12.<text:span text:style-name="T1778">2</text:span> UPPER MASH</text:p>
        </text:list-item>
      </text:list>
      <text:list xml:id="list434951116674365648" text:style-name="L33">
        <text:list-item>
          <text:list>
            <text:list-item>
              <text:p text:style-name="P1652">The town is <text:span text:style-name="T1779">creepy and</text:span> other-worldly. The land is dark, houses have pointed roofs, there are strange party <text:span text:style-name="T1779">streamers</text:span> between trees. <text:span text:style-name="T1779">Sun spots shining through the tree make random, jagged pools on the ground.</text:span></text:p>
            </text:list-item>
          </text:list>
        </text:list-item>
      </text:list>
      <text:list xml:id="list190149426121813" text:continue-list="list6197946577606087929" text:style-name="L32">
        <text:list-item>
          <text:p text:style-name="P1745"><text:span text:style-name="T1064">C</text:span><text:span text:style-name="T1250">haracters:</text:span><text:span text:style-name="T1064"> </text:span><text:span text:style-name="T1119">Man, Woman (together): Standing at entrance</text:span></text:p>
        </text:list-item>
      </text:list>
      <text:list xml:id="list5188497626259642686" text:style-name="L34">
        <text:list-item>
          <text:list>
            <text:list-item>
              <text:list>
                <text:list-item>
                  <text:p text:style-name="P1618"><text:span text:style-name="T1119">Hudgens: </text:span><text:span text:style-name="T1120">Persuasive well-to-do man</text:span></text:p>
                </text:list-item>
              </text:list>
            </text:list-item>
          </text:list>
        </text:list-item>
      </text:list>
      <text:list xml:id="list190149088845236" text:continue-list="list190149426121813" text:style-name="L32">
        <text:list-item>
          <text:p text:style-name="P1525"><text:span text:style-name="T1270">Music:</text:span><text:span text:style-name="T79"> </text:span><text:span text:style-name="T226">Upper Mash</text:span></text:p>
        </text:list-item>
        <text:list-item>
          <text:p text:style-name="P1568">Player Goal: <text:span text:style-name="T499">Learn about the missing girls and explore</text:span></text:p>
        </text:list-item>
        <text:list-item>
          <text:p text:style-name="P1536"><text:span text:style-name="T1270">Story </text:span><text:span text:style-name="T1280">L</text:span><text:span text:style-name="T1270">ocations/Rooms:</text:span><text:span text:style-name="T79"> </text:span><text:span text:style-name="T232">Entrance</text:span></text:p>
        </text:list-item>
        <text:list-item>
          <text:p text:style-name="P1649"/>
        </text:list-item>
      </text:list>
      <text:list xml:id="list264505380933798908" text:style-name="L35">
        <text:list-item>
          <text:p text:style-name="P1638">1.12.<text:span text:style-name="T1778">3</text:span> <text:span text:style-name="T1791">FERIA &amp; GIL'S HOUSE (O)</text:span></text:p>
          <text:list>
            <text:list-item>
              <text:p text:style-name="P1653">Houses are nothing too special. Pale wood, broken edges, sharp angles, sharp roofs. <text:span text:style-name="T1781">Peeling dirty wallpaper. drab-colored furniture: dull pink, muddy brown, dirty ivory.</text:span></text:p>
            </text:list-item>
            <text:list-item>
              <text:p text:style-name="P1654">This house is rather small. Only a kitchen and bedroom.</text:p>
            </text:list-item>
          </text:list>
        </text:list-item>
        <text:list-item>
          <text:p text:style-name="P1746"><text:span text:style-name="T1064">C</text:span><text:span text:style-name="T1250">haracters:</text:span></text:p>
          <text:list>
            <text:list-item>
              <text:p text:style-name="P1663"><text:span text:style-name="T1064">Feria</text:span><text:span text:style-name="T1036">: Old woman</text:span></text:p>
            </text:list-item>
            <text:list-item>
              <text:p text:style-name="P1663"><text:span text:style-name="T1036">Gil: Old man</text:span><text:span text:style-name="T1121"> </text:span></text:p>
            </text:list-item>
          </text:list>
        </text:list-item>
        <text:list-item>
          <text:p text:style-name="P1384"><text:span text:style-name="T1774">Actions</text:span>:<text:span text:style-name="T71"> </text:span><text:span text:style-name="T500">Player must initiate conversations</text:span></text:p>
        </text:list-item>
        <text:list-item>
          <text:p text:style-name="P1400"><text:span text:style-name="T1672">F</text:span><text:span text:style-name="T1668">lowchart/Notes:</text:span><text:span text:style-name="T1631"> After player advances storyline, and meets Feria, Gil, et al in The Circle, the house is eternally empty...</text:span></text:p>
        </text:list-item>
      </text:list>
      <text:p text:style-name="P309"/>
      <text:list xml:id="list2195988811262139292" text:style-name="L36">
        <text:list-item>
          <text:p text:style-name="P1639">1.12.<text:span text:style-name="T1778">4</text:span> <text:span text:style-name="T1775">NPC HOUSE 1</text:span></text:p>
          <text:list>
            <text:list-item>
              <text:p text:style-name="P1655">A simple kitchen <text:span text:style-name="T1782">with a table. Upstairs is a children's room with two beds.</text:span></text:p>
            </text:list-item>
          </text:list>
        </text:list-item>
        <text:list-item>
          <text:p text:style-name="P1747"><text:span text:style-name="T1064">C</text:span><text:span text:style-name="T1250">haracters:</text:span><text:span text:style-name="T1064"> </text:span><text:span text:style-name="T1122">Brainwashed Parent 1</text:span><text:span text:style-name="T1078"> </text:span></text:p>
          <text:list>
            <text:list-item>
              <text:list>
                <text:list-item>
                  <text:p text:style-name="P1664"><text:span text:style-name="T1078">S</text:span><text:span text:style-name="T1036">ad Sibling</text:span></text:p>
                </text:list-item>
              </text:list>
            </text:list-item>
          </text:list>
        </text:list-item>
        <text:list-item>
          <text:p text:style-name="P1569">Player Goal: <text:span text:style-name="T501">Find that the people in town are brainwashed / kids are missing</text:span></text:p>
        </text:list-item>
        <text:list-item>
          <text:p text:style-name="P1537"><text:span text:style-name="T1270">Story </text:span><text:span text:style-name="T1280">L</text:span><text:span text:style-name="T1270">ocations/Rooms:</text:span><text:span text:style-name="T79"> <text:s/></text:span><text:span text:style-name="T233">Twin's bedroom</text:span></text:p>
        </text:list-item>
        <text:list-item>
          <text:p text:style-name="P1554"><text:span text:style-name="T1373">A</text:span><text:span text:style-name="T1270">ctions:</text:span><text:span text:style-name="T79"> Player must initiate conversations</text:span></text:p>
        </text:list-item>
        <text:list-item>
          <text:p text:style-name="P1385">Flowchart:<text:span text:style-name="T71"> </text:span><text:span text:style-name="T1642">After finishing the </text:span><text:span text:style-name="T1612">Crystal Cult Hideout, </text:span><text:span text:style-name="T1642">a second child is upstairs, and parent dialogue changes</text:span></text:p>
        </text:list-item>
      </text:list>
      <text:p text:style-name="P309"/>
      <text:list xml:id="list7483617705398045471" text:style-name="L37">
        <text:list-item>
          <text:p text:style-name="P1640">1.12.<text:span text:style-name="T1778">5</text:span> <text:span text:style-name="T1775">NPC HOUSE 2</text:span></text:p>
        </text:list-item>
      </text:list>
      <text:list xml:id="list89936929465310164" text:style-name="L38">
        <text:list-item>
          <text:list>
            <text:list-item>
              <text:p text:style-name="P1656">A simple kitchen <text:span text:style-name="T1782">with a table. Upstairs is a children's room with an unmade bed.</text:span></text:p>
            </text:list-item>
          </text:list>
        </text:list-item>
      </text:list>
      <text:list xml:id="list3060470274289582480" text:style-name="L39">
        <text:list-item>
          <text:p text:style-name="P1748"><text:span text:style-name="T1064">C</text:span><text:span text:style-name="T1250">haracters:</text:span><text:span text:style-name="T1064"> </text:span><text:span text:style-name="T1122">Brainwashed Parent 2</text:span><text:span text:style-name="T1078"> </text:span></text:p>
        </text:list-item>
      </text:list>
      <text:list xml:id="list5817896950930871860" text:style-name="L40">
        <text:list-item>
          <text:p text:style-name="P1570">Player Goal: <text:span text:style-name="T501">Find that the people in town are brainwashed / kids are missing</text:span></text:p>
        </text:list-item>
      </text:list>
      <text:list xml:id="list190148872480087" text:continue-list="list7483617705398045471" text:style-name="L37">
        <text:list-item>
          <text:p text:style-name="P1538"><text:span text:style-name="T1270">Story </text:span><text:span text:style-name="T1280">L</text:span><text:span text:style-name="T1270">ocations/Rooms:</text:span><text:span text:style-name="T79"> </text:span><text:span text:style-name="T233">Empty children's room</text:span></text:p>
        </text:list-item>
      </text:list>
      <text:list xml:id="list7776790859220841474" text:style-name="L41">
        <text:list-item>
          <text:p text:style-name="P1386"><text:span text:style-name="T1775">Actions:</text:span><text:span text:style-name="T501"> Player must initiate conversations</text:span><text:span text:style-name="T71"> </text:span></text:p>
        </text:list-item>
      </text:list>
      <text:list xml:id="list2557100447923879700" text:style-name="L42">
        <text:list-item>
          <text:p text:style-name="P1647"><text:soft-page-break/><text:span text:style-name="T1280">N</text:span><text:span text:style-name="T1299">otes: </text:span><text:span text:style-name="T235">After finishing the </text:span><text:span text:style-name="T796">Crystal Cult Hideout, </text:span><text:span text:style-name="T235">a child is upstairs, and parent dialogue changes.</text:span></text:p>
        </text:list-item>
      </text:list>
      <text:p text:style-name="P309"/>
      <text:list xml:id="list7267385425155595779" text:style-name="L43">
        <text:list-item>
          <text:p text:style-name="P1641">1.12.<text:span text:style-name="T1778">6</text:span> <text:span text:style-name="T1775">SQUIRMS (BAR)</text:span></text:p>
          <text:list>
            <text:list-item>
              <text:p text:style-name="P1657">This is the only important building in town. There is an old, <text:span text:style-name="T1792">dusty and broken</text:span> chandelier hanging from the ceiling, broken windows. Player gets the chance to meet Dawn's <text:span text:style-name="T1791">F</text:span>ather (not required) <text:span text:style-name="T1792">and is instructed by the strange town leader, Rayne, to explore the town's internal forest</text:span>.</text:p>
            </text:list-item>
          </text:list>
        </text:list-item>
        <text:list-item>
          <text:p text:style-name="P1749"><text:span text:style-name="T1064">C</text:span><text:span text:style-name="T1250">haracters:</text:span><text:span text:style-name="T1064"> </text:span></text:p>
          <text:list>
            <text:list-item>
              <text:p text:style-name="P1665"><text:span text:style-name="T1064">B</text:span><text:span text:style-name="T1036">ar Wench: </text:span><text:span text:style-name="T1125">girl at the bar</text:span></text:p>
            </text:list-item>
            <text:list-item>
              <text:p text:style-name="P1592">Dawn's Father: <text:span text:style-name="T1780">hanging out at a table, possibly drinking something. He should stand out so the player talks to him.</text:span></text:p>
            </text:list-item>
            <text:list-item>
              <text:p text:style-name="P1592">Rayne: <text:span text:style-name="T1780">woman at a table with a newspaper</text:span></text:p>
            </text:list-item>
          </text:list>
        </text:list-item>
        <text:list-item>
          <text:p text:style-name="P1571">Player Goal: <text:span text:style-name="T71"><text:s/></text:span><text:span text:style-name="T507">Meet Rayne and hear about the Upper Mash Forest</text:span></text:p>
        </text:list-item>
        <text:list-item>
          <text:p text:style-name="P1539"><text:span text:style-name="T1270">Story </text:span><text:span text:style-name="T1374">Items</text:span><text:span text:style-name="T1270">:</text:span><text:span text:style-name="T79"> </text:span><text:span text:style-name="T236">Drink (from bar wench)</text:span><text:span text:style-name="T79"> </text:span></text:p>
        </text:list-item>
      </text:list>
      <text:list xml:id="list4679083086966846417" text:style-name="L44">
        <text:list-item>
          <text:p text:style-name="P1387"><text:span text:style-name="T1792">Action</text:span>:<text:span text:style-name="T71"> </text:span><text:span text:style-name="T1643">Player must initiate conversation with Rayne, </text:span><text:span text:style-name="T1644">cut-scene ensues</text:span></text:p>
          <text:list>
            <text:list-item>
              <text:list>
                <text:list-item>
                  <text:p text:style-name="P1375">--Rayne tells Rolan about the Upper Mash Forest</text:p>
                </text:list-item>
              </text:list>
            </text:list-item>
          </text:list>
        </text:list-item>
      </text:list>
      <text:list xml:id="list190150169756764" text:continue-list="list7267385425155595779" text:style-name="L43">
        <text:list-item>
          <text:p text:style-name="P1377">Flowchart: After talking with Rayne, Hudgens shows up in the Upper Mash forest (see 1.12.7)</text:p>
          <text:list>
            <text:list-item>
              <text:list>
                <text:list-item>
                  <text:list>
                    <text:list-item>
                      <text:p text:style-name="P1376"/>
                    </text:list-item>
                  </text:list>
                </text:list-item>
              </text:list>
            </text:list-item>
          </text:list>
        </text:list-item>
      </text:list>
      <text:p text:style-name="P309"/>
      <text:list xml:id="list935036862254297078" text:style-name="L45">
        <text:list-item>
          <text:p text:style-name="P1642">1.12.<text:span text:style-name="T1778">7</text:span> <text:span text:style-name="T1776">UPPER MASH INTERNAL FOREST</text:span></text:p>
          <text:list>
            <text:list-item>
              <text:p text:style-name="P1658">This is the area between Upper Mash and the Crystal Cult Hideout. It is not purely like the outside world—it is still part of the town, the Upper Mash theme still plays, etc. This forest is a creepier version of the forest surrounding Upper Mash. There's no grass. The trees are dark; everything may have an almost blue/black tint. There may be enemies, but not too many. Strange yellow lights (like plants) and trees with twisty limbs are focal points. In the middle of the forest is a large pond. Next to it is a tree with limbs that reach to the ground, and appear climbable (or walkable) to a second level. There is also a<text:span text:style-name="T1778">n old</text:span> wooden door in a wall of trees (or against a hill). It is locked, until player receives “door key” from Hudgens. This will lead to The Circle.</text:p>
            </text:list-item>
            <text:list-item>
              <text:p text:style-name="P1658"/>
            </text:list-item>
          </text:list>
        </text:list-item>
        <text:list-item>
          <text:p text:style-name="P1750"><text:span text:style-name="T1064">C</text:span><text:span text:style-name="T1250">haracters:</text:span><text:span text:style-name="T1064"> </text:span><text:span text:style-name="T1123">Dawn: Young girl, hanging out in a tree reading a book</text:span></text:p>
          <text:list>
            <text:list-item>
              <text:list>
                <text:list-item>
                  <text:p text:style-name="P1666"><text:span text:style-name="T1123">H</text:span><text:span text:style-name="T1036">udgens: Pops out after player talks to Dawn</text:span><text:span text:style-name="T1078"> </text:span></text:p>
                </text:list-item>
              </text:list>
            </text:list-item>
          </text:list>
        </text:list-item>
        <text:list-item>
          <text:p text:style-name="P1572">Player Goal:<text:span text:style-name="T71"> </text:span><text:span text:style-name="T502">Learn about The Circle, </text:span><text:span text:style-name="T503">receive Key and Eerily Large Bag</text:span></text:p>
        </text:list-item>
        <text:list-item>
          <text:p text:style-name="P1540"><text:span text:style-name="T1270">Story </text:span><text:span text:style-name="T1280">L</text:span><text:span text:style-name="T1270">ocations/Rooms:</text:span><text:span text:style-name="T79"> </text:span><text:span text:style-name="T248">Dawn's </text:span><text:span text:style-name="T234">Tree</text:span></text:p>
        </text:list-item>
        <text:list-item>
          <text:p text:style-name="P1555"><text:span text:style-name="T1270">Actions:</text:span><text:span text:style-name="T79"> Once player finds the large climbable Tree and goes up, they are taken to another screen.</text:span></text:p>
          <text:list>
            <text:list-item>
              <text:list>
                <text:list-item>
                  <text:p text:style-name="P1555"><text:span text:style-name="T79">--Dawn is here, reading a book. Player </text:span><text:span text:style-name="T749">must</text:span><text:span text:style-name="T79"> talk to her (short dialogue).</text:span></text:p>
                </text:list-item>
                <text:list-item>
                  <text:p text:style-name="P1593">--When player goes back down, cut-scene is activated:</text:p>
                </text:list-item>
                <text:list-item>
                  <text:p text:style-name="P1593">--Hudgens jumps out and speaks to you. He offers to include you in their plan. Rolan has a decision: “Play along” or “fight”</text:p>
                </text:list-item>
              </text:list>
            </text:list-item>
          </text:list>
        </text:list-item>
        <text:list-item>
          <text:p text:style-name="P1388">Flowchart:<text:span text:style-name="T71"> </text:span><text:span text:style-name="T503">After player has spoken to Dawn, the cut-scene with Hudgens is made available.</text:span></text:p>
          <text:list>
            <text:list-item>
              <text:list>
                <text:list-item>
                  <text:list>
                    <text:list-item>
                      <text:p text:style-name="P1406">--If player chooses to “attack” Hudgens, he disappears from the story (is not present in The Circle)</text:p>
                    </text:list-item>
                    <text:list-item>
                      <text:p text:style-name="P1406"/>
                    </text:list-item>
                  </text:list>
                </text:list-item>
              </text:list>
            </text:list-item>
          </text:list>
        </text:list-item>
      </text:list>
      <text:list xml:id="list767306045080775604" text:style-name="L46">
        <text:list-item>
          <text:p text:style-name="P1667"><text:span text:style-name="T1601">1.12.</text:span><text:span text:style-name="T1602">9</text:span><text:span text:style-name="T1601"> </text:span><text:span text:style-name="T1602">PASSAGE TO THE CIRCLE</text:span><text:span text:style-name="T1078"> </text:span></text:p>
          <text:list>
            <text:list-item>
              <text:p text:style-name="P1661"><text:span text:style-name="T126">T</text:span><text:span text:style-name="T79">here is nothing special here, other than the exit to The Circle. </text:span></text:p>
            </text:list-item>
          </text:list>
        </text:list-item>
      </text:list>
      <text:p text:style-name="P309"/>
      <text:list xml:id="list9132545730144404365" text:style-name="L47">
        <text:list-item>
          <text:p text:style-name="P1643">1.12.<text:span text:style-name="T1778">9</text:span> <text:span text:style-name="T1777">THE CIRCLE</text:span></text:p>
        </text:list-item>
      </text:list>
      <text:p text:style-name="P307"><text:tab/><text:span text:style-name="T904">The Circle is a literal circle. Small wooden pews </text:span><text:span text:style-name="T907">around</text:span><text:span text:style-name="T904"> a camp fire. They do not encircle the entire campfire, </text:span><text:span text:style-name="T907">but</text:span><text:span text:style-name="T904"> leave a pit of space for Feria to stand out, and speak to Rolan. </text:span><text:span text:style-name="T905">Rolan pretends to </text:span><text:soft-page-break/><text:span text:style-name="T905">offer Lulu to them in exchange for joining the group, but they see through him. He is knocked out and left behind.</text:span></text:p>
      <text:p text:style-name="P307"/>
      <text:list xml:id="list190148993411615" text:continue-numbering="true" text:style-name="L47">
        <text:list-item>
          <text:p text:style-name="P1751"><text:span text:style-name="T1064">C</text:span><text:span text:style-name="T1250">haracters:</text:span><text:span text:style-name="T1064"> </text:span><text:span text:style-name="T1124">Feria, Gil, Rayne, Hudgens (if he wasn't already fought)</text:span><text:span text:style-name="T1078"> </text:span></text:p>
        </text:list-item>
        <text:list-item>
          <text:p text:style-name="P1573">Player Goal: <text:span text:style-name="T504">Begin search for Crystal Cult Hideout</text:span></text:p>
        </text:list-item>
        <text:list-item>
          <text:p text:style-name="P1541"><text:span text:style-name="T1270">Story </text:span><text:span text:style-name="T1280">L</text:span><text:span text:style-name="T1270">ocations/Rooms:</text:span><text:span text:style-name="T79"> </text:span><text:span text:style-name="T237">Secret Passage to </text:span><text:span text:style-name="T797">Crystal Cult Hideout,</text:span><text:span text:style-name="T237"> same as the passage to The Circle. It has been left ajar as the cultists ran inside…</text:span></text:p>
        </text:list-item>
        <text:list-item>
          <text:p text:style-name="P1556"><text:span text:style-name="T1270">Actions:</text:span><text:span text:style-name="T79"> Once player enters screen, cut-scene. Rolan and Lulu discuss the plan. Rolan puts Lulu in the E</text:span><text:span text:style-name="T749">erily Large Bag</text:span></text:p>
          <text:list>
            <text:list-item>
              <text:list>
                <text:list-item>
                  <text:p text:style-name="P1594">Player is free and should eventually initiate dialogue with Rayne</text:p>
                </text:list-item>
                <text:list-item>
                  <text:p text:style-name="P1594">This trigger<text:span text:style-name="T1793">s</text:span> a cut-scene with Rolan being knocked out and left behind</text:p>
                </text:list-item>
                <text:list-item>
                  <text:p text:style-name="P1594">Screen fades out as Rolan <text:span text:style-name="T1793">loses</text:span> consciousness</text:p>
                </text:list-item>
                <text:list-item>
                  <text:p text:style-name="P1594">Screen returns as Rolan slowly comes to</text:p>
                </text:list-item>
                <text:list-item>
                  <text:p text:style-name="P1556"><text:span text:style-name="T79">Player should see the open door (passage to </text:span><text:span text:style-name="T749">Crystal Cult Hideout) </text:span><text:span text:style-name="T79">and enter there</text:span></text:p>
                </text:list-item>
              </text:list>
            </text:list-item>
          </text:list>
        </text:list-item>
        <text:list-item>
          <text:p text:style-name="P1389">Flowchart:<text:span text:style-name="T71"> </text:span><text:span text:style-name="T508">Once player enters screen, cut-scene is started</text:span></text:p>
          <text:list>
            <text:list-item>
              <text:list>
                <text:list-item>
                  <text:list>
                    <text:list-item>
                      <text:p text:style-name="P1407">When player speaks with Rayne, cut-scene is started</text:p>
                    </text:list-item>
                    <text:list-item>
                      <text:p text:style-name="P1407">When Rolan is knocked out and the lights come back, the secret door is open</text:p>
                    </text:list-item>
                  </text:list>
                </text:list-item>
              </text:list>
            </text:list-item>
          </text:list>
        </text:list-item>
      </text:list>
      <text:p text:style-name="P309"/>
      <text:list xml:id="list4246251561612048023" text:style-name="L48">
        <text:list-item>
          <text:p text:style-name="P1644">1.12.1 <text:span text:style-name="T692">CRYSTAL CULT HIDEOUT </text:span><text:span text:style-name="T695">(D3) </text:span><text:span text:style-name="T1783">BOSS ROOM</text:span></text:p>
        </text:list-item>
      </text:list>
      <text:list xml:id="list8146749917497962924" text:style-name="L49">
        <text:list-item>
          <text:list>
            <text:list-item>
              <text:p text:style-name="P1659">The room is centered around 4 stone slabs, on which the girls lay. Feria begins a magic spell using the girls' energy, and Rolan must fight off the flunkies. Next, Feria's powers are at a new level. Rolan is free to untie the girls and approach/fight <text:span text:style-name="T1784">Gil &amp; </text:span>Feria. After</text:p>
            </text:list-item>
            <text:list-item>
              <text:p text:style-name="P1659"/>
            </text:list-item>
          </text:list>
        </text:list-item>
      </text:list>
      <text:list xml:id="list3369717300934819469" text:style-name="L50">
        <text:list-item>
          <text:p text:style-name="P1752"><text:span text:style-name="T1064">C</text:span><text:span text:style-name="T1250">haracters:</text:span><text:span text:style-name="T1064"> </text:span><text:span text:style-name="T1124">Feria, Gil, Rayne, Hudgens (if he wasn't already fought)</text:span><text:span text:style-name="T1078">, </text:span><text:span text:style-name="T1126">2 Girls, Dawn, Dawn's Father</text:span></text:p>
        </text:list-item>
      </text:list>
      <text:list xml:id="list190150329440634" text:continue-list="list8146749917497962924" text:style-name="L49">
        <text:list-item>
          <text:p text:style-name="P1526"><text:span text:style-name="T1270">Music:</text:span><text:span text:style-name="T79"> </text:span><text:span text:style-name="T797">Crystal Cult Hideout</text:span></text:p>
        </text:list-item>
        <text:list-item>
          <text:p text:style-name="P1574">Player Goal: <text:span text:style-name="T508">Defeat </text:span><text:span text:style-name="T509">Gil &amp; </text:span><text:span text:style-name="T508">Feria, and take the Demon Shard</text:span></text:p>
        </text:list-item>
        <text:list-item>
          <text:p text:style-name="P1542"><text:span text:style-name="T1270">Story </text:span><text:span text:style-name="T1280">L</text:span><text:span text:style-name="T1270">ocations, </text:span><text:span text:style-name="T1375">Items</text:span><text:span text:style-name="T1270">:</text:span><text:span text:style-name="T79"> </text:span><text:span text:style-name="T237">Boss Room, Demon Shard, Shard Altar</text:span></text:p>
        </text:list-item>
        <text:list-item>
          <text:p text:style-name="P1557"><text:span text:style-name="T1270">Action:</text:span><text:span text:style-name="T79"> Once </text:span><text:span text:style-name="T238">player steps into the boss area, cut-scene is started (see screenplay)</text:span></text:p>
          <text:list>
            <text:list-item>
              <text:list>
                <text:list-item>
                  <text:p text:style-name="P1595">Battle with Gil &amp; Feria's “Flunkies” is automatically initiated</text:p>
                </text:list-item>
                <text:list-item>
                  <text:p text:style-name="P1596">Immediately following victory, cut-scene of Feria zapping energy from the girls...</text:p>
                </text:list-item>
                <text:list-item>
                  <text:p text:style-name="P1595">After, player is free to approach Gil &amp; Feria, starting the boss battle</text:p>
                </text:list-item>
                <text:list-item>
                  <text:p text:style-name="P1596">Following victory, the girls stand up and have some dialogues…</text:p>
                </text:list-item>
                <text:list-item>
                  <text:p text:style-name="P1596">Dawn's Father rushes in, and demands that you leave, directing you out the back door toward the Serpant System</text:p>
                </text:list-item>
              </text:list>
            </text:list-item>
          </text:list>
        </text:list-item>
      </text:list>
      <text:list xml:id="list8934324880951576855" text:style-name="L51">
        <text:list-item>
          <text:p text:style-name="P1390">Flowchart:<text:span text:style-name="T71"> </text:span><text:span text:style-name="T510">Once p</text:span><text:span text:style-name="T1645">layer enters the Boss Room, they are locked in. Following Battle with Gil &amp; Feria, the back exit is open.</text:span></text:p>
        </text:list-item>
      </text:list>
      <text:list xml:id="list190150997586183" text:continue-list="list190150329440634" text:style-name="L49">
        <text:list-item>
          <text:p text:style-name="P1401">Bosses:<text:span text:style-name="T71"> </text:span><text:span text:style-name="T509">Gil &amp; Feria</text:span></text:p>
        </text:list-item>
      </text:list>
      <text:p text:style-name="P309"/>
      <text:list xml:id="list7815291469854214313" text:style-name="L52">
        <text:list-item>
          <text:p text:style-name="P1645">1.12.1 <text:span text:style-name="T1785">UPPER MASH SERPENT SYSTEM</text:span></text:p>
          <text:list>
            <text:list-item>
              <text:p text:style-name="P1660">There is a sign post with the image of a serpent. The long green reptile has a sort of box attached to its back, as though it were an elephant. The driver has a blue box hat and suit.</text:p>
            </text:list-item>
          </text:list>
        </text:list-item>
      </text:list>
      <text:p text:style-name="P307"/>
      <text:list xml:id="list190149873406606" text:continue-numbering="true" text:style-name="L52">
        <text:list-item>
          <text:p text:style-name="P1753"><text:span text:style-name="T1064">C</text:span><text:span text:style-name="T1250">haracters:</text:span><text:span text:style-name="T1064"> </text:span><text:span text:style-name="T1127">Serpent Driver</text:span></text:p>
        </text:list-item>
        <text:list-item>
          <text:p text:style-name="P1527"><text:span text:style-name="T1270">Music:</text:span><text:span text:style-name="T79"> </text:span><text:span text:style-name="T239">Serpent Transit</text:span></text:p>
        </text:list-item>
        <text:list-item>
          <text:p text:style-name="P1575">Player Goal: <text:span text:style-name="T511">Get to Frostfjord</text:span><text:span text:style-name="T391"> </text:span></text:p>
        </text:list-item>
        <text:list-item>
          <text:p text:style-name="P1391">Flowchart:<text:span text:style-name="T71"> </text:span><text:span text:style-name="T511">Once player steps onto Serpent, Driver has a dialogue (not the usual </text:span><text:span text:style-name="T512">Serpent System </text:span><text:span text:style-name="T511">set-up, because the player </text:span><text:span text:style-name="T736">must</text:span><text:span text:style-name="T511"> take the serpent this time. More in later chapters).</text:span></text:p>
        </text:list-item>
      </text:list>
      <text:p text:style-name="P309"/>
      <text:p text:style-name="P310"/>
      <text:list xml:id="list2773206991019946256" text:style-name="L53">
        <text:list-item>
          <text:h text:style-name="P1476" text:outline-level="1"><text:bookmark-start text:name="__RefHeading___Toc19705_74526742"/><text:span text:style-name="T399">1.</text:span><text:span text:style-name="T71">1</text:span><text:span text:style-name="T513">3</text:span><text:span text:style-name="T71"> “</text:span><text:span text:style-name="T1016">Welcome to t</text:span><text:span text:style-name="T1017">he </text:span><text:span text:style-name="T1016">g</text:span><text:span text:style-name="T1017">reat North (AKA, Hello, Aksel, you are an asshole.</text:span><text:span text:style-name="T1018">)</text:span><text:span text:style-name="T71">”</text:span><text:bookmark-end text:name="__RefHeading___Toc19705_74526742"/></text:h>
        </text:list-item>
      </text:list>
      <text:p text:style-name="P183"><text:span text:style-name="T71"><text:tab/></text:span><text:span text:style-name="T798">This chapter </text:span><text:span text:style-name="T804">is kind of </text:span><text:span text:style-name="T806">complicated</text:span><text:span text:style-name="T804">, so you</text:span><text:span text:style-name="T798"> can refer to the following </text:span><text:span text:style-name="T806">timeline summary</text:span><text:span text:style-name="T798">:</text:span></text:p>
      <text:p text:style-name="P183"><text:span text:style-name="T798"><text:tab/>* </text:span><text:span text:style-name="T807">Addition: Player is blocked by Turnsten Ostergard from entering the Pyre in a “Snorlax” type scenario. They must bring him a Drikke to get him to move.</text:span></text:p>
      <text:list xml:id="list4394309193124064885" text:style-name="L54">
        <text:list-item>
          <text:p text:style-name="P1434"><text:span text:style-name="T1260">1.1</text:span><text:span text:style-name="T1261">3</text:span><text:span text:style-name="T1260"> A </text:span><text:span text:style-name="T1262">(1.13.1-1.13.</text:span><text:span text:style-name="T1263">9</text:span><text:span text:style-name="T1262">) </text:span><text:span text:style-name="T1238">Player explores until they find the Pyre. They are attacked by people sensing the Demon Shard and forced to pass through the Pyre. </text:span><text:span text:style-name="T962">You are certain you are going to die, until Eldvar</text:span><text:span text:style-name="T961">d</text:span><text:span text:style-name="T962"> shows up.</text:span><text:span text:style-name="T963"> </text:span></text:p>
        </text:list-item>
      </text:list>
      <text:list xml:id="list4528883329406032620" text:style-name="L55">
        <text:list-item>
          <text:list>
            <text:list-item>
              <text:list>
                <text:list-item>
                  <text:list>
                    <text:list-item>
                      <text:list>
                        <text:list-item>
                          <text:p text:style-name="P1416"><text:span text:style-name="T925">1.1</text:span><text:span text:style-name="T964">3</text:span><text:span text:style-name="T925"> </text:span><text:span text:style-name="T967">B</text:span><text:span text:style-name="T925"> </text:span><text:span text:style-name="T965">(1.13.1</text:span><text:span text:style-name="T968">0</text:span><text:span text:style-name="T965">-1.13.</text:span><text:span text:style-name="T968">13</text:span><text:span text:style-name="T965">) </text:span><text:span text:style-name="T1236">Eldvard asks you to bring him 5 Snow BunBuns, and sends you off with Aksel in tow.</text:span></text:p>
                        </text:list-item>
                      </text:list>
                    </text:list-item>
                  </text:list>
                </text:list-item>
              </text:list>
            </text:list-item>
          </text:list>
        </text:list-item>
      </text:list>
      <text:list xml:id="list6414828452010408864" text:style-name="L56">
        <text:list-item>
          <text:list>
            <text:list-item>
              <text:list>
                <text:list-item>
                  <text:list>
                    <text:list-item>
                      <text:list>
                        <text:list-item>
                          <text:p text:style-name="P1417"><text:span text:style-name="T925">1.1</text:span><text:span text:style-name="T964">3</text:span><text:span text:style-name="T925"> </text:span><text:span text:style-name="T967">C</text:span><text:span text:style-name="T925"> </text:span><text:span text:style-name="T965">(1.13.1</text:span><text:span text:style-name="T968">4</text:span><text:span text:style-name="T965">-1.13.</text:span><text:span text:style-name="T968">16</text:span><text:span text:style-name="T965">) </text:span><text:span text:style-name="T1237">Eldvard chooses you and Lulu to be part of the 5 Challengers for the Talvinaria Festival Games. Player must complete the mini-game, regardless of whether they win or lose. </text:span><text:span text:style-name="T1238">The rules thus far are semi-vague so the actual designer can decide what works best for them.</text:span></text:p>
                        </text:list-item>
                      </text:list>
                    </text:list-item>
                  </text:list>
                </text:list-item>
              </text:list>
            </text:list-item>
          </text:list>
        </text:list-item>
      </text:list>
      <text:list xml:id="list3100480893674347353" text:style-name="L57">
        <text:list-item>
          <text:p text:style-name="P1373"/>
        </text:list-item>
        <text:list-item>
          <text:p text:style-name="P1714"><text:span text:style-name="T455">[ch</text:span><text:span text:style-name="T513">a</text:span><text:span text:style-name="T455">pter length – </text:span><text:span text:style-name="T537">l</text:span><text:span text:style-name="T533">ong</text:span><text:span text:style-name="T455">]</text:span></text:p>
        </text:list-item>
        <text:list-item>
          <text:p text:style-name="P1371"/>
        </text:list-item>
        <text:list-item>
          <text:p text:style-name="P1341"><text:span text:style-name="T38">Characters</text:span>: </text:p>
          <text:list>
            <text:list-item>
              <text:p text:style-name="P1364">Frostfjord EXT</text:p>
            </text:list-item>
          </text:list>
        </text:list-item>
      </text:list>
      <text:p text:style-name="P155">Northern Elitist</text:p>
      <text:p text:style-name="P155">Northern Elder</text:p>
      <text:list xml:id="list190150994659308" text:continue-numbering="true" text:style-name="L57">
        <text:list-item>
          <text:list>
            <text:list-item>
              <text:p text:style-name="P1364">Pyre</text:p>
            </text:list-item>
          </text:list>
        </text:list-item>
      </text:list>
      <text:p text:style-name="P155">NPC 1</text:p>
      <text:p text:style-name="P155">NPC 2</text:p>
      <text:p text:style-name="P155">Warriors 1-3</text:p>
      <text:p text:style-name="P155">Aksel</text:p>
      <text:p text:style-name="P155">Eldvard (enters in-scene)</text:p>
      <text:p text:style-name="P156">Royal Hunter Tier (<text:span text:style-name="T1800">appears</text:span> later, roughly 1.13.13)</text:p>
      <text:list xml:id="list190149341219469" text:continue-numbering="true" text:style-name="L57">
        <text:list-item>
          <text:list>
            <text:list-item>
              <text:p text:style-name="P1364">NPC House 1</text:p>
            </text:list-item>
          </text:list>
        </text:list-item>
      </text:list>
      <text:p text:style-name="P155">NPC 1</text:p>
      <text:list xml:id="list190150798909492" text:continue-numbering="true" text:style-name="L57">
        <text:list-item>
          <text:list>
            <text:list-item>
              <text:p text:style-name="P1364">FRØSNARIG Bar</text:p>
            </text:list-item>
          </text:list>
        </text:list-item>
      </text:list>
      <text:p text:style-name="P155">Bartender</text:p>
      <text:p text:style-name="P155">Patron 1</text:p>
      <text:p text:style-name="P155"><text:soft-page-break/>Patron 2</text:p>
      <text:p text:style-name="P155">Black Blood 1</text:p>
      <text:p text:style-name="P155">Black Blood 2</text:p>
      <text:list xml:id="list190150283752202" text:continue-numbering="true" text:style-name="L57">
        <text:list-item>
          <text:list>
            <text:list-item>
              <text:p text:style-name="P1364">Drikke </text:p>
            </text:list-item>
          </text:list>
        </text:list-item>
      </text:list>
      <text:p text:style-name="P155">Drikke Maker</text:p>
      <text:p text:style-name="P569">Turnsten Ostergaard <text:span text:style-name="T1789">III</text:span></text:p>
      <text:list xml:id="list190150505607227" text:continue-numbering="true" text:style-name="L57">
        <text:list-item>
          <text:list>
            <text:list-item>
              <text:p text:style-name="P1364">Skinder</text:p>
            </text:list-item>
          </text:list>
        </text:list-item>
      </text:list>
      <text:p text:style-name="P155">Skinder</text:p>
      <text:list xml:id="list190150030162104" text:continue-numbering="true" text:style-name="L57">
        <text:list-item>
          <text:list>
            <text:list-item>
              <text:p text:style-name="P1364">Trekking Gear Store</text:p>
            </text:list-item>
          </text:list>
        </text:list-item>
      </text:list>
      <text:p text:style-name="P155">Gearmaster</text:p>
      <text:list xml:id="list190149362356250" text:continue-numbering="true" text:style-name="L57">
        <text:list-item>
          <text:list>
            <text:list-item>
              <text:p text:style-name="P1364">Frostfjord Palace</text:p>
            </text:list-item>
          </text:list>
        </text:list-item>
      </text:list>
      <text:p text:style-name="P157">Family Head 1</text:p>
      <text:p text:style-name="P157">Family Head 2</text:p>
      <text:p text:style-name="P157">Family Head 3</text:p>
      <text:p text:style-name="P157">Aksel's Mom</text:p>
      <text:p text:style-name="P157">Eldvard</text:p>
      <text:p text:style-name="P1319">Elgfløkker (Elg keeper)</text:p>
      <text:list xml:id="list190151016601144" text:continue-numbering="true" text:style-name="L57">
        <text:list-item>
          <text:p text:style-name="P1341"><text:span text:style-name="T38">Areas</text:span>: <text:span text:style-name="T1787">Palace, Pyre</text:span></text:p>
        </text:list-item>
        <text:list-item>
          <text:p text:style-name="P1365">Buildings: <text:span text:style-name="T71">Pyre, NPC House 1, </text:span><text:span text:style-name="T536">Alchemist Cove, </text:span><text:span text:style-name="T71">Frosnarig bar, Drikke /Skinder, Trekking Gear Store, Frostfjord Palace, Elgflokker stables</text:span></text:p>
        </text:list-item>
        <text:list-item>
          <text:p text:style-name="P1348"><text:span text:style-name="T38">Music:</text:span><text:span text:style-name="T71"> </text:span><text:span text:style-name="T516">Frostfjord</text:span></text:p>
        </text:list-item>
        <text:list-item>
          <text:p text:style-name="P1411">Player Goals: </text:p>
          <text:list>
            <text:list-item>
              <text:p text:style-name="P1418"><text:span text:style-name="T518">1. </text:span><text:span text:style-name="T71">Find / Pass through the Pyre</text:span></text:p>
            </text:list-item>
            <text:list-item>
              <text:p text:style-name="P1413">2. Visit Eldvard in the Palace</text:p>
            </text:list-item>
            <text:list-item>
              <text:p text:style-name="P1413">4. Perform Errand: Finding <text:span text:style-name="T1794">BunBun Furs</text:span></text:p>
            </text:list-item>
            <text:list-item>
              <text:p text:style-name="P1413">5. <text:span text:style-name="T1798">Complete Talvinalia Mini-game</text:span></text:p>
            </text:list-item>
          </text:list>
        </text:list-item>
        <text:list-item>
          <text:p text:style-name="P1410"><text:span text:style-name="T1397">Key </text:span>Rooms and Items:<text:span text:style-name="T71"> </text:span><text:span text:style-name="T525">The Pyre, Frostfjord Palace Throne Room</text:span></text:p>
        </text:list-item>
        <text:list-item>
          <text:p text:style-name="P1605">Bosses:<text:span text:style-name="T71"> </text:span><text:span text:style-name="T517">Aksel</text:span></text:p>
        </text:list-item>
        <text:list-item>
          <text:p text:style-name="P1520">Transit <text:span text:style-name="T1744">Locations (Optional)</text:span>:<text:span text:style-name="T71"> </text:span><text:span text:style-name="T517">Sea Serpent (To/From from Upper Mash,)</text:span></text:p>
        </text:list-item>
        <text:list-item>
          <text:p text:style-name="P1724"><text:span text:style-name="T38">Notes</text:span>: <text:span text:style-name="T1797">Other areas of the North should be blocked off so the player doesn't stumble into a later town.</text:span></text:p>
        </text:list-item>
      </text:list>
      <text:list xml:id="list2373378864529310475" text:style-name="L58">
        <text:list-item>
          <text:p text:style-name="P1754"/>
        </text:list-item>
        <text:list-item>
          <text:p text:style-name="P1668"><text:span text:style-name="T1206">1.</text:span><text:span text:style-name="T1191">13.</text:span><text:span text:style-name="T1207">1 FROSTFJORD</text:span></text:p>
          <text:list>
            <text:list-item>
              <text:p text:style-name="P1500"><text:span text:style-name="T71">No one </text:span><text:span text:style-name="T537">outside of the Pyre </text:span><text:span text:style-name="T71">will talk to Rolan, right now. ONLY the </text:span><text:span text:style-name="T515">Spirit</text:span><text:span text:style-name="T71"> Alchemist in the Frostfjord Temple will say a few words, </text:span><text:span text:style-name="T537">hinting to the player that something is wrong</text:span><text:span text:style-name="T71">. Player needs to find the Pyre—folks here will speak </text:span><text:span text:style-name="T537">with</text:span><text:span text:style-name="T71"> Rolan (more in 1.13.3). </text:span><text:span text:style-name="T537">If desired, other NPC's can simply have the “...” dialogue.</text:span></text:p>
            </text:list-item>
          </text:list>
        </text:list-item>
      </text:list>
      <text:list xml:id="list5740003061231523917" text:style-name="L59">
        <text:list-item>
          <text:list>
            <text:list-item>
              <text:p text:style-name="P1507">Each house and building has one central fire pit. It may be big or small. They should all look <text:span text:style-name="T1788">almost exactly the same to imply a theme. </text:span></text:p>
            </text:list-item>
            <text:list-item>
              <text:p text:style-name="P1682"><text:span text:style-name="T1699">The palace and some areas are physically intertwined with the ice and environment (see palace picture for a really good example). The world and building interiors are rather dark with an overwhelming powerful feeling. There is beauty in the natural formations, but there are virtually no man-made ornamental objects. Structures are made primarily with smooth stones. They are so smooth it appears to almost be metal. </text:span><text:span text:style-name="T1701">(The reason is to contrast with the wood and foresty-nature of the south. The textures here are very hard). </text:span><text:span text:style-name="T1699">Homes are a perfect blend of ice and stone, and tend to have a similar eerily fantastical feel. Ice juts out, and hangs from ceilings. They have all normal city store, and one or two skinders. Nordic names with a fantasy/elegant/elvish twist. </text:span></text:p>
            </text:list-item>
          </text:list>
        </text:list-item>
      </text:list>
      <text:list xml:id="list212430024674946761" text:style-name="L60">
        <text:list-item>
          <text:list>
            <text:list-item>
              <text:p text:style-name="P1683"><text:span text:style-name="T1699">They tend to be dressed in a mixture between fantasy/medieval and arctic-wear. </text:span><text:span text:style-name="T1700">S</text:span><text:span text:style-name="T1699">ee the Wildlings (Game of Thrones). Thick, baggy, fur-hooded jackets and boots. Browns/grays.</text:span></text:p>
            </text:list-item>
          </text:list>
        </text:list-item>
      </text:list>
      <text:list xml:id="list190149944728274" text:continue-list="list2373378864529310475" text:style-name="L58">
        <text:list-item>
          <text:p text:style-name="P1498"><text:span text:style-name="T1064">C</text:span><text:span text:style-name="T1250">haracters:</text:span><text:span text:style-name="T152"> </text:span><text:span text:style-name="T1134">Northern Elitist, Northern Elder</text:span></text:p>
        </text:list-item>
        <text:list-item>
          <text:p text:style-name="P1528"><text:span text:style-name="T1270">Music:</text:span><text:span text:style-name="T79"> </text:span><text:span text:style-name="T240">Frostfjord</text:span></text:p>
        </text:list-item>
        <text:list-item>
          <text:p text:style-name="P1576">Player Goal: </text:p>
        </text:list-item>
        <text:list-item>
          <text:p text:style-name="P1543"><text:span text:style-name="T1270">Story </text:span><text:span text:style-name="T1280">L</text:span><text:span text:style-name="T1270">ocations/Rooms:</text:span><text:span text:style-name="T79"> </text:span><text:span text:style-name="T243">Alchemist Cove, NPC House, Frosnarig Bar, Skinder, Trekking Gear Store, Drikke Maker, Sauna, Palace, Pyre</text:span></text:p>
        </text:list-item>
        <text:list-item>
          <text:p text:style-name="P1715"><text:span text:style-name="T1280">N</text:span><text:span text:style-name="T1299">otes:</text:span><text:span text:style-name="T126"> </text:span><text:span text:style-name="T243">These two NPC's will not talk to Rolan until after the Pyre scene</text:span></text:p>
        </text:list-item>
      </text:list>
      <text:p text:style-name="P776"/>
      <text:list xml:id="list3662409448680735347" text:style-name="L61">
        <text:list-item>
          <text:p text:style-name="P1669"><text:span text:style-name="T1206">1.</text:span><text:span text:style-name="T1191">13.</text:span><text:span text:style-name="T1207">2 FROSTFJORD </text:span><text:span text:style-name="T1209">ALCHEMIST COVE</text:span><text:span text:style-name="T1207"> (O)</text:span></text:p>
          <text:list>
            <text:list-item>
              <text:p text:style-name="P1508">The temple is almost the same as the one in Bredon, except with ice and metal. It should also be very close to where the player enters, as they will likely want to go here first.</text:p>
            </text:list-item>
          </text:list>
        </text:list-item>
        <text:list-item>
          <text:p text:style-name="P1619"><text:span text:style-name="T1064">C</text:span><text:span text:style-name="T1250">haracters:</text:span><text:span text:style-name="T1064"> </text:span></text:p>
          <text:list>
            <text:list-item>
              <text:p text:style-name="P1684"><text:span text:style-name="T1234">Spirit</text:span><text:span text:style-name="T1224"> Alchemist: </text:span><text:span text:style-name="T1235">Looks</text:span><text:span text:style-name="T1224"> the same as Alchemist in Bredon,</text:span><text:span text:style-name="T1235"> but with a fur hood</text:span></text:p>
            </text:list-item>
          </text:list>
        </text:list-item>
        <text:list-item>
          <text:p text:style-name="P1577">Player Goal: <text:span text:style-name="T521">First hear that he's not really welcome here, and receive hint to go to the Pyre</text:span><text:span text:style-name="T391"> </text:span></text:p>
        </text:list-item>
        <text:list-item>
          <text:p text:style-name="P1590">Actions: <text:span text:style-name="T71">Player must initiate conversation, or choose to use the altar</text:span></text:p>
        </text:list-item>
        <text:list-item>
          <text:p text:style-name="P1392">Flowchart:<text:span text:style-name="T71"> </text:span><text:span text:style-name="T521">After player passes through the fire (1.13.3) Spirit Alchemist has a new dialogue</text:span></text:p>
        </text:list-item>
      </text:list>
      <text:p text:style-name="P775"/>
      <text:list xml:id="list5797679429872552456" text:style-name="L62">
        <text:list-item>
          <text:p text:style-name="P1670"><text:span text:style-name="T1206">1.</text:span><text:span text:style-name="T1191">13.</text:span><text:span text:style-name="T1207">3 PYRE </text:span><text:span text:style-name="T1217">EXT</text:span></text:p>
          <text:list>
            <text:list-item>
              <text:p text:style-name="P1607"><text:span text:style-name="T973">C</text:span><text:span text:style-name="T925">haracters:</text:span><text:span text:style-name="T989"> Turnsten Ostergaard III is passed out in the path, blocking player from entering the pyre. Player must find him a Strong Coffee at Frosnarig bar. When they return, Turnsten accepts the coffee and moves aside.</text:span></text:p>
            </text:list-item>
          </text:list>
        </text:list-item>
      </text:list>
      <text:p text:style-name="P297"/>
      <text:p text:style-name="P314"><text:span text:style-name="T1217">1.</text:span><text:span text:style-name="T1191">13.4 PYRE</text:span></text:p>
      <text:list xml:id="list190149190423938" text:continue-numbering="true" text:style-name="L62">
        <text:list-item>
          <text:list>
            <text:list-item>
              <text:p text:style-name="P1503"><text:span text:style-name="T514">T</text:span><text:span text:style-name="T71">he Pyre is a flat rectangular pit (akin to a pool) of flames. It is in an open structure that looks like a temple.</text:span></text:p>
            </text:list-item>
          </text:list>
        </text:list-item>
      </text:list>
      <text:list xml:id="list1410593035138600092" text:style-name="L63">
        <text:list-item>
          <text:p text:style-name="P1620"><text:span text:style-name="T1064">C</text:span><text:span text:style-name="T1250">haracters:</text:span><text:span text:style-name="T1064"> </text:span><text:span text:style-name="T1132">NPC 1, 2, Warriors 1-3, Aksel, Eldvard (appears in scene)</text:span></text:p>
        </text:list-item>
        <text:list-item>
          <text:p text:style-name="P1529"><text:span text:style-name="T1270">Music:</text:span><text:span text:style-name="T79"> </text:span><text:span text:style-name="T243">Eldvard's Theme</text:span></text:p>
        </text:list-item>
        <text:list-item>
          <text:p text:style-name="P1578">Player Goal: <text:span text:style-name="T522">Dispose of the shard; Meet Eldvard and Aksel</text:span></text:p>
        </text:list-item>
        <text:list-item>
          <text:p text:style-name="P1544"><text:span text:style-name="T1270">Story </text:span><text:span text:style-name="T1280">L</text:span><text:span text:style-name="T1270">ocations/Rooms:</text:span><text:span text:style-name="T79"> </text:span><text:span text:style-name="T243">the physical fire pit where people walk through.</text:span></text:p>
        </text:list-item>
        <text:list-item>
          <text:p text:style-name="P1393">Flowchart:<text:span text:style-name="T71"> </text:span></text:p>
        </text:list-item>
        <text:list-item>
          <text:p text:style-name="P1716"><text:span text:style-name="T1280">N</text:span><text:span text:style-name="T1299">otes:</text:span></text:p>
        </text:list-item>
      </text:list>
      <text:p text:style-name="P776"><text:soft-page-break/></text:p>
      <text:list xml:id="list245237683804169464" text:style-name="L64">
        <text:list-item>
          <text:p text:style-name="P1621"><text:span text:style-name="T1206">1.</text:span><text:span text:style-name="T1208">13.</text:span><text:span text:style-name="T1207">4 </text:span><text:span text:style-name="T1702">FR</text:span><text:span text:style-name="Emphasis"><text:span text:style-name="T1703">Ø</text:span></text:span><text:span text:style-name="T1702">SNARIG (BAR) (O)</text:span></text:p>
        </text:list-item>
      </text:list>
      <text:list xml:id="list5827839060490031043" text:style-name="L65">
        <text:list-item>
          <text:p text:style-name="P1499"><text:span text:style-name="T152"><text:tab/></text:span><text:span text:style-name="T242">A little bar with a courtyard cut out in the middle. Chairs circle around an open fire pit.</text:span><text:span text:style-name="T244"> Furniture is made from stone.</text:span></text:p>
        </text:list-item>
        <text:list-item>
          <text:p text:style-name="P1597"/>
        </text:list-item>
        <text:list-item>
          <text:p text:style-name="P1622"><text:span text:style-name="T1128">C</text:span><text:span text:style-name="T1250">haracters:</text:span><text:span text:style-name="T1039"> </text:span><text:span text:style-name="T1132">Bartender, Patron 1, Patron 2, Black Blood 1, Black Blood 2</text:span></text:p>
        </text:list-item>
        <text:list-item>
          <text:p text:style-name="P1579">Player Goal: <text:span text:style-name="T521">experience some good old northern racism</text:span></text:p>
        </text:list-item>
        <text:list-item>
          <text:p text:style-name="P1545"><text:span text:style-name="T1270">Story </text:span><text:span text:style-name="T1280">L</text:span><text:span text:style-name="T1270">ocations/Rooms:</text:span><text:span text:style-name="T79"> </text:span><text:span text:style-name="T241">Fire pit (outside)</text:span></text:p>
        </text:list-item>
      </text:list>
      <text:p text:style-name="P776"/>
      <text:list xml:id="list8631658466560923483" text:style-name="L66">
        <text:list-item>
          <text:p text:style-name="P1671"><text:span text:style-name="T1206">1.</text:span><text:span text:style-name="T1191">13.</text:span><text:span text:style-name="T1207">5 DRIKKE MAKER (O)</text:span></text:p>
        </text:list-item>
      </text:list>
      <text:list xml:id="list6986587176910350546" text:style-name="L67">
        <text:list-item>
          <text:list>
            <text:list-item>
              <text:p text:style-name="P1501"><text:span text:style-name="T514">T</text:span><text:span text:style-name="T71">he local brewer of traditional Drikke.</text:span></text:p>
            </text:list-item>
          </text:list>
        </text:list-item>
      </text:list>
      <text:list xml:id="list5638057673704421965" text:style-name="L68">
        <text:list-item>
          <text:p text:style-name="P1623"><text:span text:style-name="T1064">C</text:span><text:span text:style-name="T1250">haracters:</text:span><text:span text:style-name="T1064"> </text:span><text:span text:style-name="T1132">Drikke Maker</text:span><text:span text:style-name="T1078">, </text:span><text:span text:style-name="T1133">Turnsten Ostergaard </text:span><text:span text:style-name="T1143">III </text:span><text:span text:style-name="T1132">(very large man)</text:span></text:p>
        </text:list-item>
      </text:list>
      <text:list xml:id="list190150343047233" text:continue-list="list6986587176910350546" text:style-name="L67">
        <text:list-item>
          <text:p text:style-name="P1580">Player Goal: <text:span text:style-name="T521">experience some culture</text:span></text:p>
        </text:list-item>
      </text:list>
      <text:p text:style-name="P776"/>
      <text:list xml:id="list2926597021934817280" text:style-name="L69">
        <text:list-item>
          <text:p text:style-name="P1672"><text:span text:style-name="T1206">1.</text:span><text:span text:style-name="T1191">13.</text:span><text:span text:style-name="T1207">6 SKINDER (O)</text:span></text:p>
        </text:list-item>
      </text:list>
      <text:list xml:id="list891075067856373116" text:style-name="L70">
        <text:list-item>
          <text:list>
            <text:list-item>
              <text:p text:style-name="P1502"><text:span text:style-name="T71">Local maker of traditional “skind,” fur clothes. </text:span><text:span text:style-name="T520">Doubles as the armor-maker (if we have that). The building may be connected to the Trekking Gear for ease. Store is filled with furs, jackets, and maybe a stuffed bunny or two.</text:span></text:p>
            </text:list-item>
            <text:list-item>
              <text:p text:style-name="P1509"/>
            </text:list-item>
          </text:list>
        </text:list-item>
        <text:list-item>
          <text:p text:style-name="P1624"><text:span text:style-name="T1064">C</text:span><text:span text:style-name="T1250">haracters:</text:span><text:span text:style-name="T1064"> </text:span><text:span text:style-name="T1130">Skinder</text:span><text:span text:style-name="T1078"> </text:span></text:p>
        </text:list-item>
        <text:list-item>
          <text:p text:style-name="P1581">Player Goal: <text:span text:style-name="T520">Upgrade armor</text:span><text:span text:style-name="T391"> </text:span></text:p>
        </text:list-item>
        <text:list-item>
          <text:p text:style-name="P1721"><text:span text:style-name="T1299">N</text:span><text:span text:style-name="T1270">otes:</text:span><text:span text:style-name="T79"> The Skinder's store </text:span><text:span text:style-name="T749">is</text:span><text:span text:style-name="T79"> more interesting looking than the Trekking Gear store. It is a small slice of culture.</text:span></text:p>
          <text:list>
            <text:list-item>
              <text:p text:style-name="P1725">BIG NOTE FOR WEAPON AND ARMOR PURCHASE: in 1.15 the player will receive some kind of weapon or armor before fighting Aksel:</text:p>
            </text:list-item>
          </text:list>
        </text:list-item>
      </text:list>
      <text:list xml:id="list659218220797084115" text:style-name="L71">
        <text:list-item>
          <text:list>
            <text:list-item>
              <text:p text:style-name="P1729">The player should not be disappointed that they spent 1000g on new gear in town (1.13) just to get even better gear later (1.15). Instead, this may be an incredible accessory, item that levels you up, or deals with elemental damage. Conversely, the weapons store may only sell crappy gear so the player doesn't buy anything, or the costs are strangely affordable.</text:p>
            </text:list-item>
          </text:list>
        </text:list-item>
      </text:list>
      <text:p text:style-name="P776"/>
      <text:list xml:id="list7379860518510904358" text:style-name="L72">
        <text:list-item>
          <text:p text:style-name="P1673"><text:span text:style-name="T1206">1.</text:span><text:span text:style-name="T1191">13.</text:span><text:span text:style-name="T1214">7</text:span><text:span text:style-name="T1207"> TREKKING GEAR STORE </text:span><text:span text:style-name="T1210">(O)</text:span></text:p>
          <text:list>
            <text:list-item>
              <text:p text:style-name="P1504"><text:span text:style-name="T519">S</text:span><text:span text:style-name="T71">tore is rather empty, though there is a pickaxe or two mounted on the wall.</text:span></text:p>
            </text:list-item>
          </text:list>
        </text:list-item>
        <text:list-item>
          <text:p text:style-name="P1625"><text:span text:style-name="T1064">C</text:span><text:span text:style-name="T1250">haracters:</text:span><text:span text:style-name="T1064"> </text:span><text:span text:style-name="T1131">Gearmaster</text:span></text:p>
        </text:list-item>
        <text:list-item>
          <text:p text:style-name="P1582">Player Goal: <text:span text:style-name="T520">upgrade weapons</text:span><text:span text:style-name="T391"> </text:span></text:p>
        </text:list-item>
        <text:list-item>
          <text:p text:style-name="P1598"/>
        </text:list-item>
      </text:list>
      <text:list xml:id="list1598780544331682855" text:style-name="L73">
        <text:list-item>
          <text:list>
            <text:list-item>
              <text:p text:style-name="P1726">BIG NOTE FOR WEAPON AND ARMOR PURCHASE: in 1.15 the player will receive some kind of weapon or armor before fighting Aksel:</text:p>
            </text:list-item>
            <text:list-item>
              <text:p text:style-name="P1730"><text:span text:style-name="T257">The player should not be disappointed that they spent 1000g on new gear in town (1.13) just to get even better gear later (1.15). Instead, this may be an incredible accessory, item that levels you up, or deals with elemental damage. Conversely, the weapons store may only sell crappy gear so the player doesn't buy anythin</text:span><text:span text:style-name="T79">g, or the costs are strangely affordable.</text:span></text:p>
            </text:list-item>
          </text:list>
        </text:list-item>
      </text:list>
      <text:p text:style-name="P776"/>
      <text:list xml:id="list5481633887158045370" text:style-name="L74">
        <text:list-item>
          <text:p text:style-name="P1674"><text:span text:style-name="T1206">1.</text:span><text:span text:style-name="T1191">13.</text:span><text:span text:style-name="T1214">8</text:span><text:span text:style-name="T1207"> NPC HOUSE 1 (O)</text:span></text:p>
        </text:list-item>
      </text:list>
      <text:list xml:id="list8872978819558883628" text:style-name="L75">
        <text:list-item>
          <text:p text:style-name="P1626"><text:span text:style-name="T1064">C</text:span><text:span text:style-name="T1250">haracters:</text:span><text:span text:style-name="T1064"> </text:span><text:span text:style-name="T1132">NPC 1</text:span></text:p>
        </text:list-item>
        <text:list-item>
          <text:p text:style-name="P1648"><text:span text:style-name="T1299">P</text:span><text:span text:style-name="T1270">layer Goal:</text:span><text:span text:style-name="T79"> Explore</text:span></text:p>
        </text:list-item>
      </text:list>
      <text:p text:style-name="P776"/>
      <text:list xml:id="list830153690179070288" text:style-name="L76">
        <text:list-item>
          <text:p text:style-name="P1675"><text:span text:style-name="T1206">1.</text:span><text:span text:style-name="T1191">13.</text:span><text:span text:style-name="T1214">9</text:span><text:span text:style-name="T1191"> </text:span><text:span text:style-name="T1210">SAUNA (O)</text:span></text:p>
          <text:list>
            <text:list-item>
              <text:p text:style-name="P1505"><text:span text:style-name="T71">The sauna is a rather small building that is comprised of a simple stone interior (more akin to Turkish saunas than Finnish, Russian etc). Externally, it has a noticeably rounded shape. </text:span><text:soft-page-break/><text:span text:style-name="T71">(Reason for this shape: Some traditional Nordic saunas are actually teepee looking, but players shouldn't just assume this is a Native American teepee. So, we need to give them their own Northern Flair!). </text:span><text:span text:style-name="T520">The floor may have some white and blue design.</text:span></text:p>
            </text:list-item>
            <text:list-item>
              <text:p text:style-name="P1510"/>
            </text:list-item>
          </text:list>
        </text:list-item>
        <text:list-item>
          <text:p text:style-name="P1627"><text:span text:style-name="T1064">C</text:span><text:span text:style-name="T1250">haracters:</text:span><text:span text:style-name="T1064"> </text:span><text:span text:style-name="T1135">Sauna Patron</text:span></text:p>
        </text:list-item>
        <text:list-item>
          <text:p text:style-name="P1608"><text:span text:style-name="T1224">Notes:</text:span><text:span text:style-name="T1036"> We could tempt the player with the option of putting water on the stones to make the sauna warmer...However, this could just lead to Rolan getting burned and stumbling around.</text:span></text:p>
        </text:list-item>
        <text:list-item>
          <text:p text:style-name="P1635"/>
        </text:list-item>
      </text:list>
      <text:list xml:id="list4564776154714268604" text:style-name="L77">
        <text:list-item>
          <text:p text:style-name="P1676"><text:span text:style-name="T1206">1.</text:span><text:span text:style-name="T1191">13.</text:span><text:span text:style-name="T1210">10</text:span><text:span text:style-name="T1191"> </text:span><text:span text:style-name="T1211">FROSTFJORD ALCHEMIST COVE</text:span><text:span text:style-name="T1210"> (O)</text:span></text:p>
          <text:list>
            <text:list-item>
              <text:p text:style-name="P1511"/>
            </text:list-item>
          </text:list>
        </text:list-item>
        <text:list-item>
          <text:p text:style-name="P1628"><text:span text:style-name="T1064">C</text:span><text:span text:style-name="T1250">haracters:</text:span><text:span text:style-name="T1064"> </text:span><text:span text:style-name="T1132">Spirit Alchemist (new dialogue)</text:span></text:p>
        </text:list-item>
        <text:list-item>
          <text:p text:style-name="P1717"><text:span text:style-name="T1280">N</text:span><text:span text:style-name="T1299">otes:</text:span><text:span text:style-name="T126"> </text:span><text:span text:style-name="T241">This is just a note that the Alchemist has a new dialogue. Rolan is able to be healed.</text:span></text:p>
        </text:list-item>
      </text:list>
      <text:p text:style-name="P777"/>
      <text:list xml:id="list7803795332591865721" text:style-name="L78">
        <text:list-item>
          <text:p text:style-name="P1677"><text:span text:style-name="T1206">1.</text:span><text:span text:style-name="T1191">13.</text:span><text:span text:style-name="T1210">1</text:span><text:span text:style-name="T1214">1</text:span><text:span text:style-name="T1191"> </text:span><text:span text:style-name="T1212">FROSTFJORD PALACE</text:span></text:p>
          <text:list>
            <text:list-item>
              <text:p text:style-name="P1506"><text:span text:style-name="T544">T</text:span><text:span text:style-name="T71">he castle is not as large and complicated as Bredon. Most rooms are open, doorless. It is clearly more of an art piece than political center. Most action happens in the throne room, with important individuals hanging around in the surrounding open area. It's almost like it was made as an exhibition or gathering hall. There is, however, a staircase leading to a locked basement. </text:span><text:span text:style-name="T545">This basement should be placed on the opposite side of the throne room. As in, when a player exits the basement and tries to exit the palace, they should go through or near the throne room. </text:span><text:span text:style-name="T549">The largest tower is also blocked off. There is a hidden entrance the player must be able to find later. </text:span></text:p>
            </text:list-item>
            <text:list-item>
              <text:p text:style-name="P1512"/>
            </text:list-item>
          </text:list>
        </text:list-item>
      </text:list>
      <text:list xml:id="list6379474611515999789" text:style-name="L79">
        <text:list-item>
          <text:p text:style-name="P1629"><text:span text:style-name="T1064">C</text:span><text:span text:style-name="T1250">haracters:</text:span><text:span text:style-name="T1064"> </text:span><text:span text:style-name="T1136">Family Head 1, </text:span><text:span text:style-name="T245">Family Head 2, Family Head 3, Aksel's Mom, Eldvard, </text:span><text:span text:style-name="T1589">Elgfløkker (Elg keeper)</text:span></text:p>
        </text:list-item>
      </text:list>
      <text:list xml:id="list190149903288528" text:continue-list="list7803795332591865721" text:style-name="L78">
        <text:list-item>
          <text:p text:style-name="P1583">Player Goal: <text:span text:style-name="T523">Receive Errand 1 (</text:span><text:span text:style-name="T526">Bunbun fur</text:span><text:span text:style-name="T523"> retrieval)</text:span></text:p>
        </text:list-item>
        <text:list-item>
          <text:p text:style-name="P1546"><text:span text:style-name="T1270">Story </text:span><text:span text:style-name="T1280">L</text:span><text:span text:style-name="T1270">ocations/Rooms:</text:span><text:span text:style-name="T79"> </text:span><text:span text:style-name="T246">Throne Room</text:span></text:p>
        </text:list-item>
        <text:list-item>
          <text:p text:style-name="P1394">Flowchart:<text:span text:style-name="T71"> </text:span><text:span text:style-name="T537">After player speaks with Eldvard, Aksel joins the party and the “Bunbun Fur Retrieval” quest is activated</text:span></text:p>
        </text:list-item>
      </text:list>
      <text:p text:style-name="P777"/>
      <text:list xml:id="list8819303428066433249" text:style-name="L80">
        <text:list-item>
          <text:p text:style-name="P1678"><text:span text:style-name="T1206">1.</text:span><text:span text:style-name="T1191">13.</text:span><text:span text:style-name="T1210">1</text:span><text:span text:style-name="T1214">2</text:span><text:span text:style-name="T1191"> </text:span><text:span text:style-name="T1212">TUNDRA</text:span></text:p>
          <text:list>
            <text:list-item>
              <text:p text:style-name="P1513"/>
            </text:list-item>
          </text:list>
        </text:list-item>
        <text:list-item>
          <text:p text:style-name="P1630"><text:span text:style-name="T1064">C</text:span><text:span text:style-name="T1250">haracters:</text:span><text:span text:style-name="T1064"> </text:span><text:span text:style-name="T1138">Rolan, Lulu, Aksel</text:span><text:span text:style-name="T1078"> </text:span></text:p>
        </text:list-item>
        <text:list-item>
          <text:p text:style-name="P1584">Player Goal: <text:span text:style-name="T526">Retrieve 5 BunBun furs</text:span><text:span text:style-name="T391"> </text:span></text:p>
        </text:list-item>
        <text:list-item>
          <text:p text:style-name="P1395">Flowchart:<text:span text:style-name="T71"> </text:span><text:span text:style-name="T526">if player attacks a BunBun with an ordinary weapon, Aksel has a dialogue: Bunbuns must be killed only with magic, otherwise the fur is destroyed.</text:span></text:p>
          <text:list>
            <text:list-item>
              <text:list>
                <text:list-item>
                  <text:list>
                    <text:list-item>
                      <text:p text:style-name="P1402"><text:span text:style-name="T526">A</text:span><text:span text:style-name="T71">fter 5 Bun</text:span><text:span text:style-name="T527">B</text:span><text:span text:style-name="T71">un furs are retrieved, Eldvard has a new dialogue.</text:span></text:p>
                    </text:list-item>
                  </text:list>
                </text:list-item>
              </text:list>
            </text:list-item>
          </text:list>
        </text:list-item>
        <text:list-item>
          <text:p text:style-name="P1718"><text:span text:style-name="T1280">N</text:span><text:span text:style-name="T1299">otes: </text:span><text:span text:style-name="T250">Player should be locked out of Frostfjord (and the other cities) once they begin this quest </text:span><text:span text:style-name="T251">to avoid complications.</text:span></text:p>
          <text:list>
            <text:list-item>
              <text:list>
                <text:list-item>
                  <text:p text:style-name="P1722"><text:span text:style-name="T251">T</text:span><text:span text:style-name="T79">here should probably be some kind of counter that lets the player know how many furs they have retrieved.</text:span></text:p>
                </text:list-item>
                <text:list-item>
                  <text:p text:style-name="P1727">These furs could be from any enemy, really. I just thought Snow BunBuns sounded cute</text:p>
                </text:list-item>
              </text:list>
            </text:list-item>
          </text:list>
        </text:list-item>
      </text:list>
      <text:p text:style-name="P778"/>
      <text:list xml:id="list4422396348860091529" text:style-name="L81">
        <text:list-item>
          <text:p text:style-name="P1679"><text:span text:style-name="T1206">1.</text:span><text:span text:style-name="T1191">13.</text:span><text:span text:style-name="T1210">1</text:span><text:span text:style-name="T1214">3</text:span><text:span text:style-name="T1191"> </text:span><text:span text:style-name="T1213">FROSTFJORD PALACE</text:span></text:p>
          <text:list>
            <text:list-item>
              <text:p text:style-name="P1514"/>
            </text:list-item>
          </text:list>
        </text:list-item>
        <text:list-item>
          <text:p text:style-name="P1631"><text:span text:style-name="T1064">C</text:span><text:span text:style-name="T1250">haracters:</text:span><text:span text:style-name="T1064"> </text:span><text:span text:style-name="T1139">Eldvard</text:span><text:span text:style-name="T1078"> </text:span></text:p>
        </text:list-item>
        <text:list-item>
          <text:p text:style-name="P1585">Player Goal: <text:span text:style-name="T527">receive direction to come to the Pyre</text:span></text:p>
        </text:list-item>
        <text:list-item>
          <text:p text:style-name="P1547"><text:span text:style-name="T1376">Actions: </text:span><text:span text:style-name="T249">Player must initiate conversation.</text:span><text:span text:style-name="T79"> </text:span></text:p>
        </text:list-item>
        <text:list-item>
          <text:p text:style-name="P1396">Flowchart:<text:span text:style-name="T71"> </text:span><text:span text:style-name="T527">after conversation, Eldvard will be located at the Pyre, for 1.13.14</text:span></text:p>
        </text:list-item>
      </text:list>
      <text:p text:style-name="P778"><text:soft-page-break/></text:p>
      <text:list xml:id="list7934748825607152025" text:style-name="L82">
        <text:list-item>
          <text:p text:style-name="P1680"><text:span text:style-name="T1206">1.</text:span><text:span text:style-name="T1191">13.</text:span><text:span text:style-name="T1210">1</text:span><text:span text:style-name="T1214">4</text:span><text:span text:style-name="T1191"> </text:span><text:span text:style-name="T1213">FROSTFJORD </text:span><text:span text:style-name="T1216">PYRE (TALVINALIA)</text:span></text:p>
          <text:list>
            <text:list-item>
              <text:list>
                <text:list-item>
                  <text:p text:style-name="P1680"><text:span text:style-name="T1140">The Pyre is decorated now with colorful banners and blossoms to celebrate Talvinalia—colors should simply compliment the city's natural tone.</text:span><text:span text:style-name="T1213"> </text:span></text:p>
                </text:list-item>
              </text:list>
            </text:list-item>
            <text:list-item>
              <text:p text:style-name="P1685"><text:span text:style-name="T1021">P</text:span><text:span text:style-name="T989">layer is invited to partake in the kingdom's ancient festival, Talvinalia...well, they aren't really given a choice. Player must collect Darts (soft, colorful darts) from townspeople by convincing them via dialogue that they are the best challenger. Player must then use these darts to hit other challenges. There is a grace period of 2 minutes, where they can move freely and safely, followed by the “game” time of 5 or 10 minutes. However, the player always has options when talking to the NPCs. Sometimes aggression will earn you darts; sometimes being understanding will earn you darts.</text:span></text:p>
            </text:list-item>
            <text:list-item>
              <text:p text:style-name="P1599">At the end, the player with the least number of wounds/marks wins.</text:p>
            </text:list-item>
          </text:list>
        </text:list-item>
      </text:list>
      <text:list xml:id="list6720642228965515281" text:style-name="L83">
        <text:list-item>
          <text:list>
            <text:list-item>
              <text:p text:style-name="P1515"/>
            </text:list-item>
          </text:list>
        </text:list-item>
        <text:list-item>
          <text:p text:style-name="P1632"><text:span text:style-name="T1064">C</text:span><text:span text:style-name="T1250">haracters:</text:span><text:span text:style-name="T1064"> </text:span><text:span text:style-name="T1139">Eldvard, Royal Hunter Tier (walks in during scene), Turnsten Ostergard III (walks in during scene), NPC 1, 2, Warriors 1-3</text:span></text:p>
        </text:list-item>
        <text:list-item>
          <text:p text:style-name="P1530"><text:span text:style-name="T1270">Music:</text:span><text:span text:style-name="T79"> </text:span><text:span text:style-name="T249">transitions to the </text:span><text:span text:style-name="T799">Talvinalia theme</text:span></text:p>
        </text:list-item>
        <text:list-item>
          <text:p text:style-name="P1586">Player Goal: <text:span text:style-name="T527">Learn the rules of the Talvinalia Ceremony</text:span></text:p>
          <text:list>
            <text:list-item>
              <text:list>
                <text:list-item>
                  <text:list>
                    <text:list-item>
                      <text:p text:style-name="P1591"><text:span text:style-name="T527">C</text:span><text:span text:style-name="T71">ollects Darts to use later</text:span><text:span text:style-name="T391"> </text:span></text:p>
                    </text:list-item>
                  </text:list>
                </text:list-item>
              </text:list>
            </text:list-item>
          </text:list>
        </text:list-item>
        <text:list-item>
          <text:p text:style-name="P1397">Flowchart:<text:span text:style-name="T71"> </text:span><text:span text:style-name="T528">After the dialogue ends, Eldvard leads the other 4 contestants o</text:span><text:span text:style-name="T539">f</text:span><text:span text:style-name="T528">f screen, and the </text:span><text:span text:style-name="T539">1</text:span><text:span text:style-name="T528"> minute grace-period begins.</text:span></text:p>
        </text:list-item>
        <text:list-item>
          <text:p text:style-name="P1719"><text:span text:style-name="T1280">N</text:span><text:span text:style-name="T1299">otes: </text:span><text:span text:style-name="T250">If player is in battle with the Warriors 1-3 after the grace period ends, they </text:span><text:span text:style-name="T800">should</text:span><text:span text:style-name="T737"> </text:span><text:span text:style-name="T250">be attacked by another challenger as a penalty.</text:span></text:p>
        </text:list-item>
      </text:list>
      <text:p text:style-name="P778"/>
      <text:list xml:id="list4967140942003416321" text:style-name="L84">
        <text:list-item>
          <text:p text:style-name="P1681"><text:span text:style-name="T1206">1.</text:span><text:span text:style-name="T1191">13.</text:span><text:span text:style-name="T1210">1</text:span><text:span text:style-name="T1215">5</text:span><text:span text:style-name="T1191"> </text:span><text:span text:style-name="T1215">FROSTFJORD: </text:span><text:span text:style-name="T748">TALVINALIA</text:span></text:p>
        </text:list-item>
        <text:list-item>
          <text:p text:style-name="P1600"/>
        </text:list-item>
        <text:list-item>
          <text:p text:style-name="P1633"><text:span text:style-name="T1064">C</text:span><text:span text:style-name="T1250">haracters:</text:span><text:span text:style-name="T1064"> </text:span></text:p>
        </text:list-item>
      </text:list>
      <text:list xml:id="list7649316464451445365" text:style-name="L85">
        <text:list-item>
          <text:p text:style-name="P1601">Royal Hunter Tier -- External, hides on roof tops.</text:p>
        </text:list-item>
        <text:list-item>
          <text:p text:style-name="P1601">Turnsten -- Frostnarig Bar</text:p>
        </text:list-item>
        <text:list-item>
          <text:p text:style-name="P1601">Aksel -- Palace</text:p>
        </text:list-item>
        <text:list-item>
          <text:p text:style-name="P1601">Lulu -- Palace EXT</text:p>
        </text:list-item>
      </text:list>
      <text:list xml:id="list190150405266887" text:continue-list="list4967140942003416321" text:style-name="L84">
        <text:list-item>
          <text:p text:style-name="P1531"><text:span text:style-name="T1270">Music:</text:span><text:span text:style-name="T79"> </text:span><text:span text:style-name="T801">Talvinalia</text:span></text:p>
        </text:list-item>
        <text:list-item>
          <text:p text:style-name="P1587">Player Goal: <text:span text:style-name="T529">Hit the others with darts and avoid being hit</text:span><text:span text:style-name="T391"> </text:span></text:p>
        </text:list-item>
        <text:list-item>
          <text:p text:style-name="P1398">Flowchart:<text:span text:style-name="T71"> </text:span><text:span text:style-name="T529">After player hits another challenger, they have a one-liner (sometimes, perhaps every 1 in 5 hits)</text:span></text:p>
          <text:list>
            <text:list-item>
              <text:list>
                <text:list-item>
                  <text:list>
                    <text:list-item>
                      <text:p text:style-name="P1403"><text:span text:style-name="T529">A</text:span><text:span text:style-name="T71">fter time is up, a banner comes up: &lt;Time is up!&gt; and player is transported again to the Pyre for 1.13.16</text:span></text:p>
                    </text:list-item>
                  </text:list>
                </text:list-item>
              </text:list>
            </text:list-item>
          </text:list>
        </text:list-item>
        <text:list-item>
          <text:p text:style-name="P1720"><text:span text:style-name="T1280">N</text:span><text:span text:style-name="T1299">otes: </text:span><text:span text:style-name="T252">The details for this game are purposefully left overly simple/unexplained because I'm unsure what is easiest to program. It's up to you guys. </text:span><text:span text:style-name="T253">However, whoever Rolan attacks most will decide who the actual winner is. Whoever Rolan hits the most will be the winner, should Rolan lose (simply because the player may be targeting a character they feel particularly interested in, so they should be rewarded with more of that same character).</text:span></text:p>
          <text:list>
            <text:list-item>
              <text:list>
                <text:list-item>
                  <text:list>
                    <text:list-item>
                      <text:p text:style-name="P1720"><text:span text:style-name="T253">*</text:span><text:span text:style-name="T256">Note #2: Originally, the player had to do a lot more talking to NPCs to get darts...but that's just not fun. So, instead, the more darts they have, they could just be </text:span><text:span text:style-name="T805">stronger.</text:span><text:span text:style-name="T256"> The darts get reused, or replaced with a boomerang of some kind.</text:span></text:p>
                    </text:list-item>
                  </text:list>
                </text:list-item>
              </text:list>
            </text:list-item>
          </text:list>
        </text:list-item>
        <text:list-item>
          <text:p text:style-name="P1728"/>
        </text:list-item>
      </text:list>
      <text:p text:style-name="P779">1.13.16 THE PYRE (POST-TALVINALIA)</text:p>
      <text:p text:style-name="P779"/>
      <text:p text:style-name="P1161"><text:span text:style-name="T1064">C</text:span><text:span text:style-name="T1250">haracters:</text:span><text:span text:style-name="T1064"> </text:span><text:span text:style-name="T1139">Eldvard, Royal Hunter Tier, Turnsten Ostergard III, NPC 1, 2, Warriors 1-3</text:span></text:p>
      <text:p text:style-name="P826"><text:span text:style-name="T1270">Music:</text:span><text:span text:style-name="T79"> </text:span><text:span text:style-name="T802">Talvinalia</text:span></text:p>
      <text:p text:style-name="P902"><text:soft-page-break/>Player Goal: <text:span text:style-name="T530">Finish the game and ceremony</text:span><text:span text:style-name="T391"> </text:span></text:p>
      <text:p text:style-name="P977">Flowchart:<text:span text:style-name="T71"> </text:span><text:span text:style-name="T530">Dialogue starts immediately. Depending on who </text:span><text:span text:style-name="T538">the</text:span><text:span text:style-name="T530"> player attacked most, that challenger will be called on as the winner.</text:span></text:p>
      <text:p text:style-name="P1117"><text:span text:style-name="T1280">N</text:span><text:span text:style-name="T1299">otes</text:span><text:span text:style-name="T126">:</text:span></text:p>
      <text:p text:style-name="P1127"/>
      <text:h text:style-name="P1472" text:outline-level="1"><text:bookmark-start text:name="__RefHeading___Toc14836_1342120393"/>1.<text:span text:style-name="T1802">1</text:span>4 “<text:span text:style-name="T1800">Befriending Eldvard</text:span>”<text:bookmark-end text:name="__RefHeading___Toc14836_1342120393"/></text:h>
      <text:p text:style-name="P13"/>
      <text:p text:style-name="P161">CHAPTER OVERVIEW</text:p>
      <text:list xml:id="list5781995737784488506" text:style-name="L86">
        <text:list-item>
          <text:p text:style-name="P1435"><text:span text:style-name="T364"><text:tab/>A snowstorm hits, and Eldvard surprises you with an invite to go hunting. You accept, but quickly find that it is </text:span><text:span text:style-name="T546">very </text:span><text:span text:style-name="T364">dangerous. You are hounded and nearly squashed by avalanches. Eldvard brings you to a beautiful frozen lake and begins to tell you about his people and history. You ask about Aksel. Suddenly you are surrounded by unusual monsters that are very strong—</text:span><text:span text:style-name="T541">unusually strong</text:span><text:span text:style-name="T364">. </text:span><text:span text:style-name="T453">Eldvard </text:span><text:span text:style-name="T542">is dragged off by the beasts and player must work through the Northern Passage to save him</text:span><text:span text:style-name="T453">. </text:span><text:span text:style-name="T364">You </text:span><text:span text:style-name="T453">go through the dungeon,</text:span><text:span text:style-name="T364"> </text:span><text:span text:style-name="T540">and save Eldvard from Aksel….</text:span><text:span text:style-name="T542">Aksel leaves you to battle her underling, Turnsten Ostergaard III. Finally defeating him, player can </text:span><text:span text:style-name="T548">speak with Eldvadrd</text:span><text:span text:style-name="T543">. </text:span><text:span text:style-name="T548">Eldvard tells you to find the hidden entrance to the palace's largest spire and recover his treasure chest. Aksel has stolen the key and will try to get a hold of it. Player</text:span><text:span text:style-name="T543"> </text:span><text:span text:style-name="T548">brings Eldvard back to his Elg </text:span><text:span text:style-name="T543">and head</text:span><text:span text:style-name="T548">s</text:span><text:span text:style-name="T543"> to Frost</text:span><text:span text:style-name="T546">f</text:span><text:span text:style-name="T543">jord.</text:span></text:p>
        </text:list-item>
      </text:list>
      <text:p text:style-name="P30">[Chapter length: <text:span text:style-name="T1798">short</text:span>]</text:p>
      <text:p text:style-name="P13"><text:span text:style-name="T55">Characters</text:span><text:span text:style-name="T6">: Rolan, </text:span><text:span text:style-name="T11">Lulu</text:span></text:p>
      <text:p text:style-name="P13"><text:span text:style-name="T11"><text:tab/></text:span><text:span text:style-name="T16">Aksel, Eldvard, </text:span><text:span text:style-name="T17">Turnsten Ostergaard III</text:span><text:span text:style-name="T16">, </text:span><text:span text:style-name="T1604">Elgfløkker (Elg keeper)</text:span></text:p>
      <text:p text:style-name="P53"><text:span text:style-name="T38">Areas</text:span>: <text:span text:style-name="T1798">Northern Tundra,</text:span></text:p>
      <text:p text:style-name="P110">Music:<text:span text:style-name="T71"> </text:span><text:span text:style-name="T540">Tundra (and Battle music), </text:span><text:span text:style-name="T739">Northern Passage,</text:span><text:span text:style-name="T1023"> Aksel</text:span><text:span text:style-name="T1026">'s theme</text:span></text:p>
      <text:p text:style-name="P53"><text:span text:style-name="T38">Buildings/</text:span><text:span text:style-name="T52">etc</text:span>: <text:span text:style-name="T739">Northern Passage,</text:span><text:span text:style-name="T1023"> Ancestral Wall</text:span></text:p>
      <text:p text:style-name="P130">Player Goals:<text:span text:style-name="T71"> </text:span></text:p>
      <text:list xml:id="list5627495701536781364" text:style-name="L87">
        <text:list-item>
          <text:list>
            <text:list-item>
              <text:p text:style-name="P1414"><text:span text:style-name="T1798">1</text:span>. <text:span text:style-name="T1798">Find the Elgflokker</text:span></text:p>
            </text:list-item>
            <text:list-item>
              <text:p text:style-name="P1415">2. Explore the tundra with Eldvard</text:p>
            </text:list-item>
            <text:list-item>
              <text:p text:style-name="P1414"><text:span text:style-name="T1798">3. </text:span>Find the Ancestral Wall</text:p>
            </text:list-item>
            <text:list-item>
              <text:p text:style-name="P1415">4. See Eldvard carried off by animals into the <text:span text:style-name="T613">Northern Passage</text:span></text:p>
            </text:list-item>
            <text:list-item>
              <text:p text:style-name="P1414"><text:span text:style-name="T1798">5</text:span>. Save Eldvard from the <text:span text:style-name="T613">Northern Passage</text:span></text:p>
            </text:list-item>
            <text:list-item>
              <text:p text:style-name="P1419">6. Speak with Aksel and defeat Turnsten Ostergaard III</text:p>
            </text:list-item>
            <text:list-item>
              <text:p text:style-name="P1420"><text:span text:style-name="T1798">6</text:span><text:span text:style-name="T71">. Head back to Frostfjord</text:span></text:p>
            </text:list-item>
          </text:list>
        </text:list-item>
      </text:list>
      <text:p text:style-name="P565"><text:span text:style-name="T1397">Key </text:span>Rooms and Items: <text:span text:style-name="T739">Northern Passage Boss Room, </text:span><text:span text:style-name="T540">Two elg for riding</text:span></text:p>
      <text:p text:style-name="P204"><text:span text:style-name="T925">Bosses</text:span><text:span text:style-name="T989">: </text:span><text:span text:style-name="T1025">Beasts (near Ancestral Wall), </text:span><text:span text:style-name="T1024">Turnsten Ostergaard III (not necessarily full-on boss level. We will fight Aksel in the next chap</text:span><text:span text:style-name="T1027">t</text:span><text:span text:style-name="T1024">er, and she should be much harder).</text:span><text:span text:style-name="T1594"> </text:span></text:p>
      <text:list xml:id="list4629733620734304987" text:style-name="L88">
        <text:list-item>
          <text:p text:style-name="P1436"/>
        </text:list-item>
      </text:list>
      <text:p text:style-name="P334"/>
      <text:list xml:id="list190149519311870" text:continue-numbering="true" text:style-name="L88">
        <text:list-item>
          <text:p text:style-name="P1437"/>
        </text:list-item>
      </text:list>
      <text:p text:style-name="P780">1.1<text:span text:style-name="T1798">4.1 Elgfløkker</text:span></text:p>
      <text:p text:style-name="P780"><text:tab/><text:span text:style-name="T1377">This is a simple stable, just like with horses or chocobos, but with “Elg.” Elg are like small moose, and they do have long artful antlers. </text:span><text:span text:style-name="T1380">Lulu gets left behind here. She will remain here until player completes 1.14 and returns after the Northern Passage.</text:span></text:p>
      <text:p text:style-name="P780"/>
      <text:p text:style-name="P1162"><text:span text:style-name="T1064">C</text:span><text:span text:style-name="T1250">haracters:</text:span><text:span text:style-name="T1064"> </text:span><text:span text:style-name="T1141">Elgfløkker, Eldvard, 3-5 Elg</text:span><text:span text:style-name="T1078"> </text:span></text:p>
      <text:p text:style-name="P903">Player Goal:<text:span text:style-name="T71"> </text:span><text:span text:style-name="T531">Receive direction to find the Ancestral Wall</text:span></text:p>
      <text:p text:style-name="P978"><text:span text:style-name="T1795">Action</text:span>: <text:span text:style-name="T531">Player should initiate conversation</text:span></text:p>
      <text:p text:style-name="P978"><text:span text:style-name="T1795">Flowchart:</text:span><text:span text:style-name="T531"> talking to Eldvard starts cut-scene. After dialogue, they mount their Elg.</text:span></text:p>
      <text:p text:style-name="P978"><text:span text:style-name="T531"><text:tab/>Player is free to roam, but can only exit towards the mountains</text:span><text:span text:style-name="T71"> </text:span></text:p>
      <text:p text:style-name="P1116"><text:span text:style-name="T1280">N</text:span><text:span text:style-name="T1299">otes</text:span><text:span text:style-name="T126">: </text:span><text:span text:style-name="T254">After dialogue, player cannot walk back into Frostfjord </text:span><text:span text:style-name="T255">until the </text:span><text:span text:style-name="T803">Northern Passage</text:span><text:span text:style-name="T255"> is completed</text:span><text:span text:style-name="T254">. </text:span><text:span text:style-name="T255">Player</text:span><text:span text:style-name="T254"> must take the Elg and go further north.</text:span></text:p>
      <text:p text:style-name="P1128"/>
      <text:p text:style-name="P1128"/>
      <text:p text:style-name="P780">1.1<text:span text:style-name="T1798">4.2</text:span> <text:span text:style-name="T1795">ANCESTRAL WALL</text:span></text:p>
      <text:p text:style-name="P781"><text:tab/><text:span text:style-name="T1378">When the player finally gets here, they are able to explore, but there is nothing really here. There is a large icy</text:span><text:span text:style-name="T1379"> </text:span><text:span text:style-name="T1378">wall.</text:span></text:p>
      <text:p text:style-name="P780"/>
      <text:p text:style-name="P1162"><text:span text:style-name="T1064">C</text:span><text:span text:style-name="T1250">haracters:</text:span><text:span text:style-name="T1064"> </text:span><text:span text:style-name="T1142">Eldvard</text:span></text:p>
      <text:p text:style-name="P827"><text:span text:style-name="T1270">Music:</text:span><text:span text:style-name="T79"> </text:span><text:span text:style-name="T255">Whooshing wind sound</text:span></text:p>
      <text:p text:style-name="P903">Player Goal: <text:span text:style-name="T532">See Eldvard tumble into the ground, and receive direction to find an entrance to the cave system in the area</text:span></text:p>
      <text:p text:style-name="P978">Flowchart:<text:span text:style-name="T71"> </text:span><text:span text:style-name="T532">Player should dismount.</text:span></text:p>
      <text:p text:style-name="P1029"><text:tab/>When player dismounts, Eldvard follow<text:span text:style-name="T1798">s</text:span></text:p>
      <text:p text:style-name="P1029"><text:tab/>Player is free to explore</text:p>
      <text:p text:style-name="P1029"><text:tab/>Player should talk to Eldvard, who has a brief dialogue</text:p>
      <text:p text:style-name="P1029"><text:tab/>When player eventually tries to leave the screen, cut-scene:</text:p>
      <text:p text:style-name="P1029"><text:tab/>the ground quakes, the wind whistles and snow flies through the air…</text:p>
      <text:p text:style-name="P1030"><text:tab/>Eldvard stumble<text:span text:style-name="T1798">s</text:span>.</text:p>
      <text:p text:style-name="P1030"><text:tab/>The ground splits open, and Eldvard tumbles into a whole. </text:p>
      <text:p text:style-name="P1030"><text:tab/>Rolan run<text:span text:style-name="T1798">s</text:span> near the crack.</text:p>
      <text:p text:style-name="P1067"><text:span text:style-name="T1378">Story Items</text:span><text:span text:style-name="T255">: 3 Elg </text:span></text:p>
      <text:p text:style-name="P1128"/>
      <text:p text:style-name="P780">1.1<text:span text:style-name="T1798">4.3</text:span> <text:span text:style-name="T693">NORTHERN PASSAGE</text:span><text:span text:style-name="T1795"> (D4)</text:span></text:p>
      <text:p text:style-name="P780"><text:tab/><text:span text:style-name="T1378">At the end of the Northern Passage, you find Aksel and Eldvard in the boss room. A cut-scene plays before Aksel engages you in battle. After, she disappears mysteriously. Eldvard tells you she stole </text:span><text:span text:style-name="T1381">the key to his secret chest</text:span><text:span text:style-name="T1378"> and you need to get back to Frostfjord. He insists you put him on an Elg and let him find his way home.</text:span></text:p>
      <text:p text:style-name="P780"/>
      <text:p text:style-name="P1162"><text:span text:style-name="T1064">C</text:span><text:span text:style-name="T1250">haracters:</text:span><text:span text:style-name="T1064"> </text:span><text:span text:style-name="T1142">Aksel, Eldvard, </text:span><text:span text:style-name="T1144">Turnsten Ostergaard III</text:span></text:p>
      <text:p text:style-name="P827"><text:span text:style-name="T1270">Music:</text:span><text:span text:style-name="T79"> </text:span><text:span text:style-name="T803">Northern Passage</text:span></text:p>
      <text:p text:style-name="P903">Player Goal: <text:span text:style-name="T532">Defeat Aksel and learn about Eldvard's Crystal</text:span></text:p>
      <text:p text:style-name="P978">Flowchart:<text:span text:style-name="T71"> </text:span><text:span text:style-name="T532">Cut-scene starts immediately after player enters boss room</text:span><text:span text:style-name="T1632">, </text:span><text:span text:style-name="T1646">and leads to boss battle</text:span></text:p>
      <text:p text:style-name="P1060"><text:tab/>After winning, player is locked into boss room and should talk to Eldvard</text:p>
      <text:p text:style-name="P1060"><text:tab/>Rolan will put Eldvard over his shoulder, and the Back Exit is opened</text:p>
      <text:p text:style-name="P1060"><text:tab/>Player should use the dungeon's back exit to the outside.</text:p>
      <text:p text:style-name="P679"/>
      <text:p text:style-name="P528"><text:span text:style-name="T1022">1.</text:span><text:span text:style-name="T989">1</text:span><text:span text:style-name="T1023">4.5</text:span><text:span text:style-name="T989"> ANCESTRAL WALL</text:span></text:p>
      <text:p text:style-name="P1184"><text:soft-page-break/><text:span text:style-name="T1064">C</text:span><text:span text:style-name="T1250">haracters:</text:span><text:span text:style-name="T1064"> </text:span><text:span text:style-name="T1142">Eldvard</text:span><text:span text:style-name="T1078"> </text:span></text:p>
      <text:p text:style-name="P904">Player Goal: <text:span text:style-name="T532">Leave Eldvard and head for Frostfjord</text:span></text:p>
      <text:p text:style-name="P863"><text:span text:style-name="T1270">Story </text:span><text:span text:style-name="T1378">Items</text:span><text:span text:style-name="T1270">:</text:span><text:span text:style-name="T79"> </text:span><text:span text:style-name="T255">3 Elg</text:span><text:span text:style-name="T79"> </text:span></text:p>
      <text:p text:style-name="P979">Flowchart:<text:span text:style-name="T71"> </text:span><text:span text:style-name="T534">Player must tap on the Elg, which initiates Rolan laying Eldvard on it's back. Eldvard has a brief line before slowly walking off (on his Elg).</text:span></text:p>
      <text:p text:style-name="P1031"><text:tab/>Player is locked into screen and must mount his Elg.</text:p>
      <text:p text:style-name="P1031"><text:tab/>Lulu will mount at the same time.</text:p>
      <text:p text:style-name="P1060"/>
      <text:p text:style-name="P1127"/>
      <text:p text:style-name="P644"/>
      <text:h text:style-name="P1472" text:outline-level="1"><text:bookmark-start text:name="__RefHeading___Toc14838_1342120393"/>1.<text:span text:style-name="T1800">15</text:span> “<text:span text:style-name="T1799">The Culling of the North</text:span>”<text:bookmark-end text:name="__RefHeading___Toc14838_1342120393"/></text:h>
      <text:p text:style-name="P13"/>
      <text:p text:style-name="P161">CHAPTER OVERVIEW</text:p>
      <text:p text:style-name="P343"><text:span text:style-name="T540"><text:tab/>Returning to Frostfjord, y</text:span><text:span text:style-name="T364">ou find Lulu, who explains that they were under attack </text:span><text:span text:style-name="T549">and people are fleeing to the Air Temple. You hear screams and rush in to help townspeople. Player must rescue all of the trapped townspeople (4 different locations). Aksel's mother tells of the hidden equipment room in the palace. Next, player should head to the castle like Eldvard instructed. They may find the hidden key to the weapon's cellar or go straight for Aksel….though Aksel will be very hard to defeat with the equipment.</text:span></text:p>
      <text:p text:style-name="P30">[Chapter length: <text:span text:style-name="T1798">medium</text:span>]</text:p>
      <text:p text:style-name="P13"><text:span text:style-name="T55">Characters</text:span><text:span text:style-name="T6">: Rolan, </text:span><text:span text:style-name="T11">Lulu</text:span></text:p>
      <text:p text:style-name="P13"><text:span text:style-name="T11"><text:tab/></text:span><text:span text:style-name="T18">Aksel, Aksel's Mother, Tier, </text:span><text:span text:style-name="T19">Sauna Patron</text:span><text:span text:style-name="T18">, Stablegirl</text:span></text:p>
      <text:p text:style-name="P53"><text:span text:style-name="T38">Areas</text:span>: <text:span text:style-name="T1801">Frostfjord</text:span></text:p>
      <text:p text:style-name="P110">Music:<text:span text:style-name="T71"> </text:span><text:span text:style-name="T547">Culling of the North, Aksel</text:span></text:p>
      <text:p text:style-name="P53"><text:span text:style-name="T38">Buildings/</text:span><text:span text:style-name="T52">etc</text:span>: <text:span text:style-name="T1801">Sauna, Ergflokker Stables, Pyre, Frostfjord Palace, Frostfjord Palace Cellar</text:span></text:p>
      <text:p text:style-name="P130">Player Goals:<text:span text:style-name="T71"> </text:span></text:p>
      <text:p text:style-name="P158">1. Re-unite with Lulu</text:p>
      <text:p text:style-name="P158">2. Rescue the Boy and Girl</text:p>
      <text:p text:style-name="P158">3. Rescue the four trapped civilians</text:p>
      <text:p text:style-name="P158">4. Locate the secret Treasure Room in Frostfjord palace</text:p>
      <text:p text:style-name="P158">5. Defeat Aksel </text:p>
      <text:p text:style-name="P565"><text:span text:style-name="T1397">Key </text:span>Rooms and Items: <text:span text:style-name="T547">Cellar Key, </text:span><text:span text:style-name="T549">Hidden tower room</text:span></text:p>
      <text:p text:style-name="P204"><text:span text:style-name="T925">Bosses</text:span><text:span text:style-name="T989">: </text:span><text:span text:style-name="T1026">Aksel</text:span></text:p>
      <text:p text:style-name="P662"><text:span text:style-name="T1744">Transit Locations (Optional)</text:span><text:span text:style-name="T449">: </text:span><text:span text:style-name="T551">None</text:span></text:p>
      <text:p text:style-name="P1132"/>
      <text:p text:style-name="P1135"/>
      <text:p text:style-name="P1133">1.15.1 FROSTFJORD FRONT GATE</text:p>
      <text:p text:style-name="P1133"><text:tab/><text:span text:style-name="T828">Everything is on fire...Rolan will automatically dismount as he enters Frostfjord. Lulu is there. Player is locked into screen until they talk to Lulu.</text:span></text:p>
      <text:p text:style-name="P1163"><text:span text:style-name="T1064">C</text:span><text:span text:style-name="T1250">haracters:</text:span><text:span text:style-name="T1064"> </text:span><text:span text:style-name="T1145">Rolan, Lulu, Boy (O.S.)</text:span></text:p>
      <text:p text:style-name="P828"><text:span text:style-name="T1270">Music:</text:span><text:span text:style-name="T79"> </text:span><text:span text:style-name="T258">Culling of the North</text:span></text:p>
      <text:p text:style-name="P905">Player Goal: <text:span text:style-name="T545">Receive news/explanation of the fire</text:span></text:p>
      <text:p text:style-name="P980">Flowchart:<text:span text:style-name="T71"> </text:span><text:span text:style-name="T545">Rolan automatically dismounts</text:span></text:p>
      <text:p text:style-name="P1032"><text:tab/>Player should talk to Lulu</text:p>
      <text:p text:style-name="P1032"><text:tab/>In conversation, a boy will yell from off-screen, prompting the player to go save him.</text:p>
      <text:p text:style-name="P1118"><text:span text:style-name="T1280">N</text:span><text:span text:style-name="T1299">otes: </text:span><text:span text:style-name="T258">Player is locked in until they talk to Lulu</text:span></text:p>
      <text:p text:style-name="P1122"/>
      <text:p text:style-name="P1133">1.15.2 FROSTFJORD EXT</text:p>
      <text:p text:style-name="P1163"><text:span text:style-name="T1064">C</text:span><text:span text:style-name="T1250">haracters:</text:span><text:span text:style-name="T1064"> </text:span><text:span text:style-name="T1146">Boy, girl</text:span></text:p>
      <text:p text:style-name="P905">Player Goal: <text:span text:style-name="T547">Rescue boy and girl, learn that there are others trapped in town</text:span></text:p>
      <text:p text:style-name="P980">Flowchart:<text:span text:style-name="T71"> </text:span><text:span text:style-name="T547">Once player comes close enough, the beasts turn and attack</text:span></text:p>
      <text:p text:style-name="P1122"/>
      <text:p text:style-name="P1133">1.15.<text:span text:style-name="T1801">3 SAUNA</text:span></text:p>
      <text:p text:style-name="P1163"><text:span text:style-name="T1064">C</text:span><text:span text:style-name="T1250">haracters:</text:span><text:span text:style-name="T1064"> </text:span><text:span text:style-name="T1147">Sauna patron</text:span><text:span text:style-name="T1078"> </text:span></text:p>
      <text:p text:style-name="P905">Player Goal: <text:span text:style-name="T548">Rescue sauna patron</text:span><text:span text:style-name="T391"> </text:span></text:p>
      <text:p text:style-name="P980">Flowchart:<text:span text:style-name="T71"> </text:span><text:span text:style-name="T548">Once player enters the scene, monsters turn and attack</text:span></text:p>
      <text:p text:style-name="P1033"><text:tab/>after, scene follows of sauna patron thanking them and escaping--naked</text:p>
      <text:p text:style-name="P1118"><text:span text:style-name="T1280">N</text:span><text:span text:style-name="T1299">otes: </text:span><text:span text:style-name="T259">if it is too complicated trying to set this scene up around the joke that the guy is naked, this can be replaced or changed</text:span></text:p>
      <text:p text:style-name="P1122"/>
      <text:p text:style-name="P1133">1.15.<text:span text:style-name="T1801">4 DRIKKE MAKER</text:span></text:p>
      <text:p text:style-name="P1164"><text:span text:style-name="T1064">C</text:span><text:span text:style-name="T1250">haracters:</text:span><text:span text:style-name="T1064"> </text:span><text:span text:style-name="T1147">Tier</text:span></text:p>
      <text:p text:style-name="P1185"><text:span text:style-name="T1147"><text:tab/>NPCs 1-3</text:span><text:span text:style-name="T1078">: </text:span><text:span text:style-name="T1147">Hiding behind a counter, desk or in the corner</text:span></text:p>
      <text:p text:style-name="P905">Player Goal: <text:span text:style-name="T548">Rescue the trapped villagers and Tier</text:span><text:span text:style-name="T391"> </text:span></text:p>
      <text:p text:style-name="P981">Flowchart:<text:span text:style-name="T71"> <text:s/></text:span><text:span text:style-name="T548">Once player enters the scene, monsters turn and attack</text:span></text:p>
      <text:p text:style-name="P1034"><text:tab/>after, scene follows of Tier thanking Rolan and calling the villagers out</text:p>
      <text:p text:style-name="P1122"/>
      <text:p text:style-name="P1133">1.15.<text:span text:style-name="T1801">5 PYRE</text:span></text:p>
      <text:p text:style-name="P1163"><text:span text:style-name="T1064">C</text:span><text:span text:style-name="T1250">haracters:</text:span><text:span text:style-name="T1064"> </text:span><text:span text:style-name="T1147">Aksel's mom</text:span><text:span text:style-name="T1078"> </text:span></text:p>
      <text:p text:style-name="P905">Player Goal: <text:s/><text:span text:style-name="T548">Rescue Aksel's mom and learn about the Frostfjord Palace Cellter</text:span></text:p>
      <text:p text:style-name="P981">Flowchart:<text:span text:style-name="T71"> <text:s/></text:span><text:span text:style-name="T548">Once player enters the scene, monsters turn and attack</text:span></text:p>
      <text:p text:style-name="P1034"><text:tab/>after, scene follows of Aksel's mom thanking Rolan and mentioning the Cellar</text:p>
      <text:p text:style-name="P1122"/>
      <text:p text:style-name="P1107"><text:span text:style-name="T1668">1.15.</text:span><text:span text:style-name="T1673">6 FROSTFJORD PALACE</text:span></text:p>
      <text:p text:style-name="P905">Player Goal: <text:span text:style-name="T548">Recover Palace Cellar Key and proceed to the cellar</text:span></text:p>
      <text:p text:style-name="P864"><text:span text:style-name="T1270">Story </text:span><text:span text:style-name="T1280">L</text:span><text:span text:style-name="T1270">ocations/Rooms:</text:span><text:span text:style-name="T79"> </text:span><text:span text:style-name="T259">Cellar, &lt;Key location&gt;</text:span></text:p>
      <text:p text:style-name="P980">Flowchart:<text:span text:style-name="T71"> </text:span><text:span text:style-name="T548">Player must explore until they find the hidden key to the basement. This can be placed just about anywhere</text:span></text:p>
      <text:p text:style-name="P1122"/>
      <text:p text:style-name="P1107"><text:span text:style-name="T1668">1.15.</text:span><text:span text:style-name="T1674">7 FROSTFJORD PALACE CELLAR</text:span></text:p>
      <text:p text:style-name="P905">Player Goal: <text:span text:style-name="T548">Find cool gear and treasure!</text:span><text:span text:style-name="T391"> </text:span></text:p>
      <text:p text:style-name="P980">Flowchart:<text:span text:style-name="T71"> </text:span><text:span text:style-name="T548">Player is free to explore and should find all of the gear, themselves. </text:span></text:p>
      <text:p text:style-name="P1237"/>
      <text:p text:style-name="P1122"><text:soft-page-break/></text:p>
      <text:p text:style-name="P1133">1.15.<text:span text:style-name="T1802">8 FROSTFJORD SECRET TOWER</text:span></text:p>
      <text:p text:style-name="P1163"><text:span text:style-name="T1064">C</text:span><text:span text:style-name="T1250">haracters:</text:span><text:span text:style-name="T1064"> </text:span><text:span text:style-name="T1148">Aksel</text:span></text:p>
      <text:p text:style-name="P828"><text:span text:style-name="T1270">Music:</text:span><text:span text:style-name="T79"> </text:span><text:span text:style-name="T260">Aksel/Boss</text:span></text:p>
      <text:p text:style-name="P905">Player Goal: <text:span text:style-name="T550">Find the treasure and defeat Aksel</text:span><text:span text:style-name="T391"> </text:span></text:p>
      <text:p text:style-name="P980">Flowchart:<text:span text:style-name="T71"> </text:span><text:span text:style-name="T550">Once player clicks on the chest, a dialogue says that it is locked. </text:span></text:p>
      <text:p text:style-name="P1035"><text:tab/>Dialogue follows, and Aksel enters</text:p>
      <text:p text:style-name="P1035"><text:tab/>Player must defeat Aksel, who will then exit</text:p>
      <text:p text:style-name="P1035"><text:tab/>Lulu reminds that folks are evacuating to the Air Temple and you should head there</text:p>
      <text:p text:style-name="P1118"><text:span text:style-name="T1280">N</text:span><text:span text:style-name="T1299">otes: </text:span><text:span text:style-name="T261">After this scene, the town is completely empty. Aksel and her men have moved on. </text:span><text:span text:style-name="T262">The player will find only a letter…</text:span></text:p>
      <text:p text:style-name="P1130"/>
      <text:p text:style-name="P1108"><text:span text:style-name="T1668">1.15.</text:span><text:span text:style-name="T1675">9 FROSTFJORD GATE</text:span></text:p>
      <text:p text:style-name="P906">Player Goal: <text:span text:style-name="T550">Find </text:span><text:span text:style-name="T552">letter, receive direction to go west</text:span></text:p>
      <text:p text:style-name="P982">Flowchart:<text:span text:style-name="T71"> </text:span><text:span text:style-name="T1647">Once player reads the letter, western cities should be unlocked and the stage set for the next chapters.</text:span></text:p>
      <text:h text:style-name="P1473" text:outline-level="1"><text:bookmark-start text:name="__RefHeading___Toc15827_1968331577"/>1.<text:span text:style-name="T1800">16</text:span> “<text:span text:style-name="T1804">Amnesiac Smith</text:span>”<text:bookmark-end text:name="__RefHeading___Toc15827_1968331577"/></text:h>
      <text:p text:style-name="P14"/>
      <text:p text:style-name="P162">CHAPTER OVERVIEW</text:p>
      <text:p text:style-name="P344"><text:span text:style-name="T71">You </text:span><text:span text:style-name="T556">find a small town blocking your path to the Air Temple. Exploring here, you eventually find the Amnesiac Smith who enlists you to find his lost items. This culminates in the Amnesiac's Forge. It could be possible this story is NOT necessary to continue the game and the player could return later, just to add a bit of variety. </text:span><text:span text:style-name="T267">However</text:span><text:span text:style-name="T559">, the player </text:span><text:span text:style-name="T342">cannot enter the Forge</text:span><text:span text:style-name="T267"> until completing the following side-quest.</text:span></text:p>
      <text:p text:style-name="P345"><text:span text:style-name="T71">Apparently everyone here speaks in terrible English as well. </text:span><text:span text:style-name="T556">They are the only town where people are so tribal they actually speak the native language. </text:span><text:span text:style-name="T552">S</text:span><text:span text:style-name="T71">ome characters </text:span><text:span text:style-name="T562">may</text:span><text:span text:style-name="T71"> speak in an untranslated language (presumably the native Northern language). Just for fun, this will be in a REAL Nordic language (probably Norwegian) as a sort of “easter egg.” When translated, the natives will be saying really horrible, mean things. </text:span><text:span text:style-name="T556">Other, “educated” characters will speak in terrible English, reminiscent of typical Japanese/Korean Engrish.</text:span></text:p>
      <text:list xml:id="list7587892188603563283" text:style-name="L89">
        <text:list-item>
          <text:list>
            <text:list-item>
              <text:list>
                <text:list-item>
                  <text:list>
                    <text:list-item>
                      <text:list>
                        <text:list-item>
                          <text:p text:style-name="P1438"><text:span text:style-name="T1264">1.17 </text:span><text:span text:style-name="T1265">A</text:span><text:span text:style-name="T969"> One of merchants has the Amnesiac's </text:span><text:span text:style-name="T696">Necklace of Ambrosia</text:span><text:span text:style-name="T697">,</text:span><text:span text:style-name="T969"> however he </text:span><text:span text:style-name="T970">is</text:span><text:span text:style-name="T969"> charging an arm and a leg for it, due </text:span><text:span text:style-name="T970">to</text:span><text:span text:style-name="T969"> its </text:span><text:span text:style-name="T971">mysterious nature</text:span><text:span text:style-name="T969">. </text:span><text:span text:style-name="T974">The player may notice that the merchant's cart is clearly broken. An over zealous in-keeper let's you have free tools, because they think you will use their services. Player should bring the tools to the merchant, who will trade for the necklace.</text:span><text:span text:style-name="T971"> </text:span><text:span text:style-name="T975">Smith</text:span><text:span text:style-name="T971"> later explains that he constructed the necklace to hold a weak sleeping powder inside. Any </text:span><text:span text:style-name="T970">children or unarmed adults</text:span><text:span text:style-name="T971"> in the forest could use it to subdue smaller beasts.</text:span></text:p>
                        </text:list-item>
                        <text:list-item>
                          <text:p text:style-name="P1439"><text:span text:style-name="T925">1.17</text:span><text:span text:style-name="T972">B</text:span><text:span text:style-name="T925"> </text:span><text:span text:style-name="T1224">The amnesiac remembers making </text:span><text:span text:style-name="T1239">three more items laying around Nurnvard. If you ask around, you will find a woman with a mysterious old safe that she doesn't know how to open. She promises to give it to you if you return whatever may be inside. The craftsman then explains that there should be a key. </text:span><text:span text:style-name="T1240">Eventually, you'll find a mysterious necklace just as old as the safe...</text:span></text:p>
                        </text:list-item>
                        <text:list-item>
                          <text:p text:style-name="P1440"><text:span text:style-name="T925">1.17</text:span><text:span text:style-name="T972">C</text:span><text:span text:style-name="T1224"> </text:span><text:span text:style-name="T1241">A</text:span><text:span text:style-name="T1224"> grandpa refuses to give away the shoes he has been wearing for many decades, now. If you </text:span><text:span text:style-name="T1240">find</text:span><text:span text:style-name="T1224"> his wife, </text:span><text:span text:style-name="T1240">she'll come help you.</text:span><text:span text:style-name="T1224"> </text:span><text:span text:style-name="T1240">T</text:span><text:span text:style-name="T1224">he man will finally break down and explain; he has been keeping secret money hidden away in a hidden compartment in the soles. The wife gives them to you.</text:span></text:p>
                        </text:list-item>
                        <text:list-item>
                          <text:p text:style-name="P1441"><text:span text:style-name="T1259">1.17</text:span><text:span text:style-name="T1265">D</text:span><text:span text:style-name="T1259"> </text:span><text:span text:style-name="T963">Finally, </text:span><text:span text:style-name="T974">the smith</text:span><text:span text:style-name="T963"> remembers his past and tells you the location of the </text:span><text:span text:style-name="T698">Amnesiac's Forge.</text:span><text:span text:style-name="T963"> He tells you you can have whatever you find there. You deserve it!</text:span></text:p>
                        </text:list-item>
                      </text:list>
                    </text:list-item>
                  </text:list>
                </text:list-item>
              </text:list>
            </text:list-item>
          </text:list>
        </text:list-item>
      </text:list>
      <text:p text:style-name="P31">[Chapter length: <text:span text:style-name="T1807">medium</text:span>]</text:p>
      <text:p text:style-name="P14"><text:span text:style-name="T55">Characters</text:span><text:span text:style-name="T6">: Rolan, </text:span><text:span text:style-name="T11">Lulu</text:span></text:p>
      <text:p text:style-name="P54"><text:span text:style-name="T38">Areas</text:span>: <text:span text:style-name="T1803">Nurnvard</text:span></text:p>
      <text:p text:style-name="P111">Music:<text:span text:style-name="T71"> </text:span><text:span text:style-name="T553">Nurvard, </text:span><text:span text:style-name="T740">Amnesiac's Forge (D5)</text:span></text:p>
      <text:p text:style-name="P75"><text:span text:style-name="T64">Buildings/</text:span><text:span text:style-name="T52">etc</text:span><text:span text:style-name="T1749">: </text:span><text:span text:style-name="T1704">The Byutiful In, Lukshurius Kafe, </text:span><text:span text:style-name="T1705">Spa and Re-Sort, Nurnvard Sauna,</text:span><text:span text:style-name="T1706"> Skinder/</text:span><text:span text:style-name="T1707">Craftsman</text:span><text:span text:style-name="T1706">, Alkemy Cove,</text:span><text:span text:style-name="T1705"> </text:span><text:span text:style-name="T1706">Local Merchant cart, </text:span><text:span text:style-name="T1705">Amnesiac's House</text:span></text:p>
      <text:p text:style-name="P131"><text:soft-page-break/>Player Goals:<text:span text:style-name="T71"> </text:span><text:span text:style-name="T559">Help the Smith remember his past (Retrieve the Three Items); Defeat the </text:span><text:span text:style-name="T744">Amnesiac's Forge (D5)</text:span></text:p>
      <text:p text:style-name="P566"><text:span text:style-name="T1397">Key </text:span>Rooms and Items: <text:span text:style-name="T559">Merchant's Broken Wheel,</text:span><text:span text:style-name="T744"> </text:span><text:span text:style-name="T559">Hammer/Nails/Wood, Jewelry Pile, </text:span><text:span text:style-name="T560">Old Necklace</text:span><text:span text:style-name="T559">, Locked Safe,</text:span><text:span text:style-name="T744"> Necklace of Ambrosia, EternaPurse, </text:span><text:span text:style-name="T559">Piles of Clothes,</text:span><text:span text:style-name="T744"> Covert Ugly Shoe, </text:span><text:span text:style-name="T559">Rolan's Hammer</text:span></text:p>
      <text:p text:style-name="P205"><text:span text:style-name="T925">Bosses</text:span><text:span text:style-name="T989">: </text:span><text:span text:style-name="T742">Amnesiac's Forge Boss (D5)</text:span></text:p>
      <text:p text:style-name="P218"><text:span text:style-name="T925">Notes</text:span><text:span text:style-name="T989">:</text:span><text:span text:style-name="T925"> </text:span><text:span text:style-name="T989">The path should lead the player to the amnesiac almost automatically. </text:span></text:p>
      <text:p text:style-name="P298"/>
      <text:p text:style-name="P663">Transit Locations (Optional): <text:span text:style-name="T559">None</text:span></text:p>
      <text:p text:style-name="P675"/>
      <text:p text:style-name="P650"/>
      <text:p text:style-name="P650">1.16.1 NURNVARD</text:p>
      <text:p text:style-name="P650"><text:tab/><text:span text:style-name="T1270">Player can roam around as they please. There is a distinction between those who see Rolan as a tourist/buyer and those who see him as an outsider/intruder. Player should eventually find the Amnesiac Smith to continue the quest.</text:span></text:p>
      <text:p text:style-name="P645"/>
      <text:p text:style-name="P1165"><text:span text:style-name="T1064">C</text:span><text:span text:style-name="T1250">haracters:</text:span><text:span text:style-name="T1064"> </text:span></text:p>
      <text:p text:style-name="P1186"><text:span text:style-name="T1064"><text:tab/></text:span><text:span text:style-name="T1149">NPC 1, 2, Salesman</text:span></text:p>
      <text:p text:style-name="P829"><text:span text:style-name="T1270">Music:</text:span><text:span text:style-name="T79"> <text:s/></text:span><text:span text:style-name="T263">Nurnvard</text:span></text:p>
      <text:p text:style-name="P907">Player Goal: <text:span text:style-name="T555">Explore and find the Amnesiac Smith</text:span></text:p>
      <text:p text:style-name="P865"><text:span text:style-name="T1270">Story </text:span><text:span text:style-name="T1280">L</text:span><text:span text:style-name="T1270">ocations/Rooms:</text:span><text:span text:style-name="T79"> </text:span></text:p>
      <text:p text:style-name="P1123"/>
      <text:p text:style-name="P651">1.1<text:span text:style-name="T1805">6.2 THE BYUTIFUL IN</text:span></text:p>
      <text:p text:style-name="P1240"><text:span text:style-name="T1064">C</text:span><text:span text:style-name="T1250">haracters:</text:span><text:span text:style-name="T1064"> </text:span><text:span text:style-name="T1149">Innkeeper, Tourist</text:span></text:p>
      <text:p text:style-name="P1123"/>
      <text:p text:style-name="P650">1.16.<text:span text:style-name="T1805">3 LUKSHURIUS KAFE</text:span></text:p>
      <text:p text:style-name="P1165"><text:span text:style-name="T1064">C</text:span><text:span text:style-name="T1250">haracters:</text:span><text:span text:style-name="T1064"> </text:span><text:span text:style-name="T1149">Barista, Proud Grandma, Grumpy Grandm</text:span><text:span text:style-name="T1152">a</text:span><text:span text:style-name="T1078"> </text:span></text:p>
      <text:p text:style-name="P1123"/>
      <text:p text:style-name="P650">1.16.<text:span text:style-name="T1805">4 SPA AND RE-SORT</text:span></text:p>
      <text:p text:style-name="P650"><text:tab/><text:span text:style-name="T908">This includes a second area for the owner and her family's residence. There is a large safe here.</text:span></text:p>
      <text:p text:style-name="P1165"><text:span text:style-name="T1064">C</text:span><text:span text:style-name="T1250">haracters:</text:span><text:span text:style-name="T1064"> </text:span><text:span text:style-name="T1149">Spamaster, Masseuse, Singer, Poet-for-a-Penny, </text:span><text:span text:style-name="T1150">Resort owner</text:span><text:span text:style-name="T1078"> </text:span></text:p>
      <text:p text:style-name="P865"><text:span text:style-name="T1270">Story </text:span><text:span text:style-name="T1280">L</text:span><text:span text:style-name="T1270">ocations/Rooms:</text:span><text:span text:style-name="T79"> </text:span><text:span text:style-name="T268">Locked Safe, Jewelry Pile</text:span></text:p>
      <text:p text:style-name="P1123"/>
      <text:p text:style-name="P650">1.16.<text:span text:style-name="T1805">5 NURNVARD SAUNA</text:span></text:p>
      <text:p text:style-name="P1165"><text:span text:style-name="T1064">C</text:span><text:span text:style-name="T1250">haracters:</text:span><text:span text:style-name="T1064"> </text:span><text:span text:style-name="T1149">Naked guy (can be exact same as in Frostfjord)</text:span></text:p>
      <text:p text:style-name="P865"><text:span text:style-name="T1270">Story </text:span><text:span text:style-name="T1280">L</text:span><text:span text:style-name="T1270">ocations/Rooms:</text:span><text:span text:style-name="T79"> </text:span><text:span text:style-name="T269">Pile of Clothes (NOT easy to find/NOT obvious that you can touch them. This is a puzzle piece)</text:span></text:p>
      <text:p text:style-name="P1123"/>
      <text:p text:style-name="P650">1.16.<text:span text:style-name="T1805">6 SKINDER/CRAFTSMAN</text:span></text:p>
      <text:p text:style-name="P1165"><text:span text:style-name="T1064">C</text:span><text:span text:style-name="T1250">haracters:</text:span><text:span text:style-name="T1064"> </text:span><text:span text:style-name="T1149">Skinder, </text:span><text:span text:style-name="T1150">Craftsman</text:span></text:p>
      <text:p text:style-name="P1123"/>
      <text:p text:style-name="P650">1.16.<text:span text:style-name="T1805">7 ALKEMY COVE</text:span></text:p>
      <text:p text:style-name="P1165"><text:span text:style-name="T1064">C</text:span><text:span text:style-name="T1250">haracters:</text:span><text:span text:style-name="T1064"> </text:span><text:span text:style-name="T1149">Alkemist (should look different than others. He is a bit of a “fake”)</text:span></text:p>
      <text:p text:style-name="P1123"/>
      <text:p text:style-name="P650">1.16.<text:span text:style-name="T1805">8 LOCAL MERCHANT CART</text:span></text:p>
      <text:p text:style-name="P1165"><text:span text:style-name="T1064">C</text:span><text:span text:style-name="T1250">haracters:</text:span><text:span text:style-name="T1064"> </text:span><text:span text:style-name="T1149">Merchant</text:span></text:p>
      <text:p text:style-name="P865"><text:span text:style-name="T1270">Story </text:span><text:span text:style-name="T1280">L</text:span><text:span text:style-name="T1270">ocations/Rooms:</text:span><text:span text:style-name="T79"> </text:span><text:span text:style-name="T269">Broken Wheel, can be observed and also selected. Rolan will simply say “It seems to be broken”</text:span></text:p>
      <text:p text:style-name="P1061"/>
      <text:p text:style-name="P650">1.16.<text:span text:style-name="T1805">9 AMNESIAC SMITH'S HOUSE</text:span></text:p>
      <text:p text:style-name="P652"><text:tab/><text:span text:style-name="T1382">Entering the house, a dog attacks Rolan. The door locks behind him, and his sword won't do damage or is locked. Player should figure out to use the Music Box Sonic Forge. </text:span><text:span text:style-name="T909">This occurs each time the player enters the house.</text:span></text:p>
      <text:p text:style-name="P1165"><text:span text:style-name="T1064">C</text:span><text:span text:style-name="T1250">haracters:</text:span><text:span text:style-name="T1064"> </text:span><text:span text:style-name="T1149">Smith, Smith's Wife, </text:span><text:span text:style-name="T1151">Doggie</text:span></text:p>
      <text:p text:style-name="P907">Player Goal: <text:span text:style-name="T1806">Receive</text:span><text:span text:style-name="T557"> the Smith's task</text:span></text:p>
      <text:p text:style-name="P865"><text:span text:style-name="T1270">Story </text:span><text:span text:style-name="T1280">L</text:span><text:span text:style-name="T1270">ocations/Rooms:</text:span><text:span text:style-name="T79"> </text:span><text:span text:style-name="T264">Chair (smith later sits down)</text:span></text:p>
      <text:p text:style-name="P983">Flowchart:<text:span text:style-name="T71"> </text:span><text:span text:style-name="T557">Once player enter, the Smith's DOG attacks. Player is locked in and unable to use his sword/or, his sword does not damage. Player must use the Sonic Forge Music </text:span><text:soft-page-break/><text:span text:style-name="T557">Box to subdue the creature.</text:span></text:p>
      <text:p text:style-name="P1238"><text:tab/>--After speaking to the Smith and receiving quests, the following dialogues are unlocked so player can retrieve the three items.</text:p>
      <text:p text:style-name="P1123"/>
      <text:p text:style-name="P650">1.16.<text:span text:style-name="T1806">10 LOCAL MERCHANT'S CART</text:span></text:p>
      <text:p text:style-name="P1165"><text:span text:style-name="T1064">C</text:span><text:span text:style-name="T1250">haracters:</text:span><text:span text:style-name="T1064"> </text:span><text:span text:style-name="T1151">Local merchant</text:span><text:span text:style-name="T1078"> </text:span></text:p>
      <text:p text:style-name="P907">Player Goal: <text:span text:style-name="T557">Find the </text:span><text:span text:style-name="T743">Necklace of Ambrosia</text:span></text:p>
      <text:p text:style-name="P865"><text:span text:style-name="T1270">Story </text:span><text:span text:style-name="T1280">L</text:span><text:span text:style-name="T1270">ocations/Rooms:</text:span><text:span text:style-name="T79"> </text:span><text:span text:style-name="T264">Broken Cart Wheel that the player can examine</text:span></text:p>
      <text:p text:style-name="P983">Flowchart:<text:span text:style-name="T71"> </text:span><text:span text:style-name="T557">After speaking to the merchant and examining the wheel, the Craftsman's dialogue changes to 1.16.11</text:span></text:p>
      <text:p text:style-name="P1123"/>
      <text:p text:style-name="P650">1.16.<text:span text:style-name="T1806">11 SKINDER/CRAFTSMAN</text:span></text:p>
      <text:p text:style-name="P1165"><text:span text:style-name="T1064">C</text:span><text:span text:style-name="T1250">haracters:</text:span><text:span text:style-name="T1064"> </text:span><text:span text:style-name="T1151">Craftsman</text:span><text:span text:style-name="T1078"> </text:span></text:p>
      <text:p text:style-name="P907">Player Goal: <text:span text:style-name="T557">retrieve items to fix cart</text:span><text:span text:style-name="T391"> </text:span></text:p>
      <text:p text:style-name="P983">Flowchart:<text:span text:style-name="T71"> </text:span><text:span text:style-name="T557">Dialogue will immediately lead into player receiving tools</text:span></text:p>
      <text:p text:style-name="P1036"><text:tab/>--after receiving tools, player is able to fix the wheel simply by selecting it as usual</text:p>
      <text:p text:style-name="P650">1.16.<text:span text:style-name="T1806">12 LOCAL MERCHANT'S CART</text:span></text:p>
      <text:p text:style-name="P1165"><text:span text:style-name="T1064">C</text:span><text:span text:style-name="T1250">haracters:</text:span><text:span text:style-name="T1064"> </text:span><text:span text:style-name="T1078"><text:s/></text:span><text:span text:style-name="T1151">Merchant</text:span></text:p>
      <text:p text:style-name="P907">Player Goal: <text:span text:style-name="T1806">Receive</text:span><text:span text:style-name="T557"> </text:span><text:span text:style-name="T743">Necklace of Ambrosia</text:span></text:p>
      <text:p text:style-name="P983">Flowchart:<text:span text:style-name="T71"> </text:span><text:span text:style-name="T557">Selecting cart initiates an instance where player must do something to fix the broken board.</text:span></text:p>
      <text:p text:style-name="P1036"><text:tab/>--After fixing the board, Merchant's dialogue changes to continue quest</text:p>
      <text:p text:style-name="P983"><text:span text:style-name="T557"><text:tab/>--leads directly to player receiving </text:span><text:span text:style-name="T743">Necklace of Ambrosia</text:span></text:p>
      <text:p text:style-name="P1120"><text:span text:style-name="T1280">N</text:span><text:span text:style-name="T1299">otes:</text:span><text:span text:style-name="T126"> </text:span><text:span text:style-name="T264">Receiving </text:span><text:span text:style-name="T808">Necklace of Ambrosia </text:span><text:span text:style-name="T264">is item 1/3 to complete Amnesiac Smith Task</text:span></text:p>
      <text:p text:style-name="P1123"/>
      <text:p text:style-name="P1123"/>
      <text:p text:style-name="P650">1.16.<text:span text:style-name="T1806">13 SPA AND RE-SORT PRIVATE QUARTER</text:span></text:p>
      <text:p text:style-name="P1165"><text:span text:style-name="T1064">C</text:span><text:span text:style-name="T1250">haracters:</text:span><text:span text:style-name="T1064"> </text:span><text:span text:style-name="T1151">Spa owner, Spa Owner's Daughter</text:span></text:p>
      <text:p text:style-name="P907">Player Goal: <text:span text:style-name="T557">Open Safe, Retrieve </text:span><text:span text:style-name="T743">EternaPurse</text:span></text:p>
      <text:p text:style-name="P865"><text:span text:style-name="T1270">Story </text:span><text:span text:style-name="T1280">L</text:span><text:span text:style-name="T1270">ocations/Rooms:</text:span><text:span text:style-name="T79"> </text:span><text:span text:style-name="T264">Safe, Girl's Jewelry Pile</text:span></text:p>
      <text:p text:style-name="P983">Flowchart:<text:span text:style-name="T71"> </text:span><text:span text:style-name="T557">After speaking to little girl, player can select the Jewelry Pile to receive Old Necklace</text:span></text:p>
      <text:p text:style-name="P1036"><text:tab/>--After receiving Old Necklace, player can use this to open the safe</text:p>
      <text:p text:style-name="P983"><text:span text:style-name="T557"><text:tab/>--After opening the safe, player receives </text:span><text:span text:style-name="T743">EternaPurse</text:span><text:span text:style-name="T557"> immediately.</text:span></text:p>
      <text:p text:style-name="P1120"><text:span text:style-name="T1280">N</text:span><text:span text:style-name="T1299">otes: <text:s/></text:span><text:span text:style-name="T808">EternaPurse</text:span><text:span text:style-name="T264"> is item 2/3 </text:span></text:p>
      <text:p text:style-name="P1123"/>
      <text:p text:style-name="P650">1.16.<text:span text:style-name="T1806">14 NURNVARD SAUNA</text:span></text:p>
      <text:p text:style-name="P671"><text:tab/><text:span text:style-name="T1383">Hidden around a corner is the Sauna Patron/his Wife's Clothing. It is not obvious that you can observe them. Speaking to the wife hints that you should search them.</text:span></text:p>
      <text:p text:style-name="P1165"><text:span text:style-name="T1064">C</text:span><text:span text:style-name="T1250">haracters:</text:span><text:span text:style-name="T1064"> </text:span><text:span text:style-name="T1151">Sauna Patron, Sauna Patron's Wife</text:span><text:span text:style-name="T1078"> </text:span></text:p>
      <text:p text:style-name="P907">Player Goal: <text:span text:style-name="T557">Open Sauna Patron's Shoe, Receive </text:span><text:span text:style-name="T743">Covert Ugly Shoe</text:span><text:span text:style-name="T557"> </text:span></text:p>
      <text:p text:style-name="P865"><text:span text:style-name="T1270">Story </text:span><text:span text:style-name="T1280">L</text:span><text:span text:style-name="T1270">ocations/Rooms:</text:span><text:span text:style-name="T79"> </text:span><text:span text:style-name="T265">Sauna Patron/Wife's clothes. Should be able to examine different pieces (shirt, pants, shoes, ???, </text:span><text:span text:style-name="T266">wig</text:span><text:span text:style-name="T265">)</text:span></text:p>
      <text:p text:style-name="P984">Flowchart:<text:span text:style-name="T71"> </text:span><text:span text:style-name="T558">Player is able to receive a hint from the Patron and his Wife, but this is not necessary.</text:span></text:p>
      <text:p text:style-name="P1037"><text:tab/>--After examining clothes, scene immediately plays of Rolan finding a compartment in the shoe. The Wife approaches and takes the compartment's contents and leaves you with the shoe.</text:p>
      <text:p text:style-name="P1120"><text:soft-page-break/><text:span text:style-name="T1280">N</text:span><text:span text:style-name="T1299">otes: </text:span><text:span text:style-name="T808">Covert Ugly Shoe</text:span><text:span text:style-name="T264"> </text:span><text:span text:style-name="T808">i</text:span><text:span text:style-name="T264">s item 3/3</text:span></text:p>
      <text:p text:style-name="P1119"/>
      <text:p text:style-name="P653">1.16.15 AMNESIAC SMITH</text:p>
      <text:p text:style-name="P638"><text:span text:style-name="T1668"><text:tab/></text:span><text:span text:style-name="T1681">C</text:span><text:span text:style-name="T1683">haracters:</text:span><text:span text:style-name="T1681"> </text:span><text:span text:style-name="T1678">Smith, Smith's Wife, Doggie</text:span><text:span text:style-name="T1350"> </text:span></text:p>
      <text:p text:style-name="P908">Player Goal: <text:span text:style-name="T559">Return items, Return the Smith's memories, Learn about Amnesiac's Forge</text:span></text:p>
      <text:p text:style-name="P866"><text:span text:style-name="T1270">Story </text:span><text:span text:style-name="T1280">L</text:span><text:span text:style-name="T1270">ocations/Rooms:</text:span><text:span text:style-name="T79"> </text:span><text:span text:style-name="T267">Chair</text:span></text:p>
      <text:p text:style-name="P985">Flowchart:<text:span text:style-name="T71"> </text:span><text:span text:style-name="T559">Player must initiate dialogue with smith. It ends with the smith sitting down and saying he knows there is more…</text:span></text:p>
      <text:p text:style-name="P1038"><text:tab/>--Player must talk to Smith AGAIN, cueing the dog to attack. When Rolan subdues the dog, the Smith automatically talks and begins the next scene...</text:p>
      <text:p text:style-name="P657"/>
      <text:p text:style-name="P653">1.16.16 AMNESIAC SMITH'S MEMORY: AMNESIAC'S FORGE</text:p>
      <text:p text:style-name="P653"><text:tab/><text:span text:style-name="T1314">C</text:span><text:span text:style-name="T44">haracters:</text:span><text:span text:style-name="T1314"> </text:span><text:span text:style-name="T1270">Young Smith, Explorer</text:span></text:p>
      <text:p text:style-name="P830"><text:span text:style-name="T1270">Music:</text:span><text:span text:style-name="T79"> </text:span><text:span text:style-name="T270">(Amnesiac's Forge Dungeon theme?)</text:span></text:p>
      <text:p text:style-name="P985">Flowchart:<text:span text:style-name="T71"> </text:span><text:span text:style-name="T559">Scene plays of Smith exploring, cuts to...</text:span></text:p>
      <text:p text:style-name="P665"><text:span text:style-name="T95"><text:tab/></text:span><text:span text:style-name="T1280">N</text:span><text:span text:style-name="T1299">otes: </text:span><text:span text:style-name="T267">Please see Screenplay for details</text:span></text:p>
      <text:p text:style-name="P657"/>
      <text:p text:style-name="P653">1.16.17 AMNESIAC SMITH'S MEMORY: AMNESIAC'S BUSINESS STAND</text:p>
      <text:p text:style-name="P653"><text:tab/><text:span text:style-name="T1314">C</text:span><text:span text:style-name="T44">haracters:</text:span><text:span text:style-name="T1314"> </text:span><text:span text:style-name="T1270">Smith, Soldier 1, Soldier 2</text:span></text:p>
      <text:p text:style-name="P831"><text:span text:style-name="T1270">Music:</text:span><text:span text:style-name="T79"> </text:span><text:span text:style-name="T270">Eastern Theme</text:span></text:p>
      <text:p text:style-name="P985">Flowchart:<text:span text:style-name="T71"> </text:span><text:span text:style-name="T391"><text:s/></text:span><text:span text:style-name="T559">Scene of the smith being attached by soldiers</text:span></text:p>
      <text:p text:style-name="P665"><text:span text:style-name="T95"><text:tab/></text:span><text:span text:style-name="T1280">N</text:span><text:span text:style-name="T1299">otes: </text:span><text:span text:style-name="T267">Please see Screenplay for details</text:span></text:p>
      <text:p text:style-name="P657"/>
      <text:p text:style-name="P653">1.16.17 AMNESIAC SMITH'S HOUSE</text:p>
      <text:p text:style-name="P653"><text:tab/><text:span text:style-name="T1314">C</text:span><text:span text:style-name="T44">haracters:</text:span><text:span text:style-name="T1314"> </text:span><text:span text:style-name="T1270">Smith, Smith's Wife, Doggie</text:span></text:p>
      <text:p text:style-name="P830"><text:span text:style-name="T1270">Music:</text:span><text:span text:style-name="T79"> <text:s/></text:span><text:span text:style-name="T270">Nurnvard theme</text:span></text:p>
      <text:p text:style-name="P908">Player Goal: <text:span text:style-name="T561">Recieve info about the Amnesiac's Forge</text:span></text:p>
      <text:p text:style-name="P985">Flowchart:<text:span text:style-name="T71"> </text:span><text:span text:style-name="T559">Smith immediately continues to speak, revealing information about the Amnesiac's Forge. This unlocks path to the Forge/the Forge itself.</text:span></text:p>
      <text:p text:style-name="P1038"/>
      <text:p text:style-name="P639"><text:span text:style-name="T1668">1.16.1</text:span><text:span text:style-name="T1676">8</text:span><text:span text:style-name="T1668"> </text:span><text:span text:style-name="T1676">AMNESIAC'S FORGE (D5)</text:span></text:p>
      <text:p text:style-name="P986"><text:span text:style-name="T1807">Flowchart</text:span><text:span text:style-name="T559">: </text:span><text:span text:style-name="T563">When player approaches door, Lulu has a dialogue and stays outside of the dungeon, waiting. </text:span></text:p>
      <text:p text:style-name="P1041"><text:tab/>--when player exits the dungeon, Lulu is there to immediately return, no dialogue. She should return whether the player finishes the dungeon or gives up and turns around</text:p>
      <text:p text:style-name="P1039"/>
      <text:p text:style-name="P654">1.16.1<text:span text:style-name="T1808">9</text:span> <text:span text:style-name="T1808">SERPENT SYSTEM STOP</text:span></text:p>
      <text:p text:style-name="P654"><text:tab/><text:span text:style-name="T1314">C</text:span><text:span text:style-name="T44">haracters:</text:span><text:span text:style-name="T1314"> </text:span><text:span text:style-name="T1384">Serpent System Driver</text:span></text:p>
      <text:p text:style-name="P832"><text:span text:style-name="T1270">Music:</text:span><text:span text:style-name="T79"> </text:span><text:span text:style-name="T271">Serpent System</text:span></text:p>
      <text:p text:style-name="P909">Player Goal: <text:span text:style-name="T563">Head to Air Temple</text:span></text:p>
      <text:p text:style-name="P1002">Notes:<text:span text:style-name="T71"> Player should be able to go to Air Temple, or back to Upper Mash, or near Forest Town. There may be nothing to do there, but the player could have the option.</text:span></text:p>
      <text:h text:style-name="P1477" text:outline-level="1"><text:bookmark-start text:name="__RefHeading___Toc15972_2142486865"/>1.17 “Air Temple Alliance”<text:bookmark-end text:name="__RefHeading___Toc15972_2142486865"/></text:h>
      <text:p text:style-name="P1039"/>
      <text:p text:style-name="P1255"><text:span text:style-name="T267">The moment you enter, you are greeted by Northerners who thank you and tell you there is an alliance forming in the temple. You go here and hear the plans. The people discuss what to do about the west. You ask, “wasn't it the dark lord?” They say, surprisingly, no. It was undoubtedly the west. They intercepted a messenger en route back to The Block. They will be aware of the Dark Lord, but attack the west. An officer mentions the Pure Crystal, explaining its massive power but </text:span><text:span text:style-name="T79">the leaders</text:span><text:span text:style-name="T267"> shut it down. There is no time, and that will not help, now. You are told to meet up outside the western kingdom when ready, but don't take too long! Later, Rolan asks Lulu about the pure crystal. She is certain the sages have information about it. You decide to seek out an ancient seer and see what they know about your fate before leaving. You are getting nervous.</text:span></text:p>
      <text:p text:style-name="P1273"/>
      <text:p text:style-name="P1261"><text:span text:style-name="T267">T</text:span><text:span text:style-name="T79">he town is divided between “public,” and “non-public.” On the ground, the watchmen greet visitors. There is a hospital wing, reception desk, Meeting room. Player can sneak past the guards to visit the upper levels, if desired. Here they will hear about the Alchemist and dungeon.</text:span></text:p>
      <text:p text:style-name="P1257"/>
      <text:p text:style-name="P1263"><text:span text:style-name="T976">[Chapter length: </text:span><text:span text:style-name="T977">medium</text:span><text:span text:style-name="T976">]</text:span></text:p>
      <text:p text:style-name="P15"><text:span text:style-name="T55">Characters</text:span><text:span text:style-name="T6">: Rolan, </text:span><text:span text:style-name="T11">Lulu</text:span></text:p>
      <text:p text:style-name="P55"><text:span text:style-name="T38">Areas</text:span>: <text:span text:style-name="T1809">Public, Non-Public area of Air Temple, Emissary, </text:span><text:span text:style-name="T699">Poison Well Dungeon (D6)</text:span></text:p>
      <text:p text:style-name="P112">Music:<text:span text:style-name="T71"> </text:span><text:span text:style-name="T565">Air Temple, “Chase” the Temple Rats, Poison Well Dungeon, Battle against the West (thematic)</text:span></text:p>
      <text:p text:style-name="P76"><text:span text:style-name="T64">Buildings/</text:span><text:span text:style-name="T52">etc</text:span><text:span text:style-name="T1749">: Sonh Vyet Temple</text:span></text:p>
      <text:p text:style-name="P56"><text:tab/>Public, main entrance: Emissary (need new name) and connected wings: Hospital, Information Buro, Visitation room, Meeting hall</text:p>
      <text:p text:style-name="P56"><text:tab/><text:span text:style-name="T1809">Non-Public, the “Temple”: Poison Well Dungeon, Sick House, Ancients' Library, Temple Rat Hideout</text:span></text:p>
      <text:p text:style-name="P132">Player Goals:<text:span text:style-name="T71"> </text:span><text:span text:style-name="T564">Hear about the West</text:span></text:p>
      <text:p text:style-name="P159"><text:tab/><text:tab/>--receive direction to head to west to fight (later)</text:p>
      <text:p text:style-name="P567"><text:span text:style-name="T1397">Key </text:span>Rooms and Items: <text:span text:style-name="T565">Conference Room, Emissary Main Hall</text:span></text:p>
      <text:p text:style-name="P206"><text:span text:style-name="T925">Bosses</text:span><text:span text:style-name="T989">: </text:span><text:span text:style-name="T742"><text:s/></text:span><text:span text:style-name="T745">Poison Well Dungeon </text:span><text:span text:style-name="T742">(D</text:span><text:span text:style-name="T745">6</text:span><text:span text:style-name="T742">)</text:span></text:p>
      <text:p text:style-name="P219"><text:span text:style-name="T925">Notes</text:span><text:span text:style-name="T989">: </text:span><text:span text:style-name="T1028">Player can continue to the Spire immediately after the main scene with Eldvard. They can also trick the guard into moving and enter the “Temple” proper. It is entirely up to the player. This option to visit the Temple also remains for the entirety of the game.</text:span></text:p>
      <text:p text:style-name="P299"/>
      <text:p text:style-name="P664">Transit Locations (Optional): <text:span text:style-name="T565">Serpent System (comes from Frostfjord), then option to Spire opens immediately after 1.17.</text:span><text:span text:style-name="T566">3</text:span><text:span text:style-name="T565">.</text:span></text:p>
      <text:p text:style-name="P646"/>
      <text:p text:style-name="P676"/>
      <text:p text:style-name="P611">1.17.1 AIR TEMPLE EMISSARY ENTRANCE</text:p>
      <text:p text:style-name="P1166"><text:span text:style-name="T1064">C</text:span><text:span text:style-name="T1250">haracters:</text:span><text:span text:style-name="T1064"> </text:span><text:span text:style-name="T1153">Northerner NPCs 1, Husband, Wife, Child; Help Desk Assistant</text:span></text:p>
      <text:p text:style-name="P833"><text:span text:style-name="T1270">Music:</text:span><text:span text:style-name="T79"> </text:span><text:span text:style-name="T272">Air Temple Main OR Thematic, Gathering of the Armies</text:span></text:p>
      <text:p text:style-name="P910">Player Goal: <text:span text:style-name="T567">Explore</text:span><text:span text:style-name="T391">, </text:span><text:span text:style-name="T567">find the conference room</text:span></text:p>
      <text:p text:style-name="P607"/>
      <text:p text:style-name="P658"/>
      <text:p text:style-name="P605"><text:span text:style-name="T20">1.17.2. </text:span><text:span text:style-name="T21">C</text:span><text:span text:style-name="T20">ONFERENCE ROOM</text:span></text:p>
      <text:p text:style-name="P1166"><text:span text:style-name="T1064">C</text:span><text:span text:style-name="T1250">haracters:</text:span><text:span text:style-name="T1064"> </text:span><text:span text:style-name="T1153">Eldvard, Northerner NPC 1, 2, Tier, Turnsten Ostergaard III, (Frostfjord) Alchemist, Air Temple Officer</text:span></text:p>
      <text:p text:style-name="P834"><text:span text:style-name="T1270">Music:</text:span><text:span text:style-name="T79"> </text:span><text:span text:style-name="T272">Thematic, Gathering of the Armies</text:span></text:p>
      <text:p text:style-name="P910">Player Goal: <text:span text:style-name="T567">Learn about the armies, and receive instruction to go to The Block</text:span><text:span text:style-name="T391"> </text:span></text:p>
      <text:p text:style-name="P987">Flowchart:<text:span text:style-name="T71"> </text:span><text:span text:style-name="T573">S</text:span><text:span text:style-name="T567">peaking with </text:span><text:span text:style-name="T573">Air Temple Officer initiates</text:span><text:span text:style-name="T567"> a cut-scene plays relaying the story</text:span></text:p>
      <text:p text:style-name="P987"><text:span text:style-name="T1648"><text:tab/>--</text:span><text:span text:style-name="T1649">Following scene, it is set that the Alchemist will chase after player (1.17.3)</text:span></text:p>
      <text:p text:style-name="P659"/>
      <text:p text:style-name="P611">1.17.3 EMISSARY ENTRANCE</text:p>
      <text:p text:style-name="P1167"><text:span text:style-name="T1064">C</text:span><text:span text:style-name="T1250">haracters:</text:span><text:span text:style-name="T1064"> </text:span><text:span text:style-name="T1153">Northerner NPCs 1, Husband, Wife, Child; Help Desk Assistant, (Frostfjord) Alchemist</text:span></text:p>
      <text:p text:style-name="P910">Player Goal: <text:span text:style-name="T567">Talk to Alchemist, receive direction to visit Spire</text:span></text:p>
      <text:p text:style-name="P659"/>
      <text:p text:style-name="P611">1.17.4 SONH VYET ENTRANCE</text:p>
      <text:p text:style-name="P1166"><text:span text:style-name="T1064">C</text:span><text:span text:style-name="T1250">haracters:</text:span><text:span text:style-name="T1064"> </text:span><text:span text:style-name="T1153">Guard</text:span><text:span text:style-name="T1078"> </text:span></text:p>
      <text:p text:style-name="P910">Player Goal: <text:span text:style-name="T568">Learn they must distract guard, and visit the nurse</text:span></text:p>
      <text:p text:style-name="P987">Flowchart:<text:span text:style-name="T71"> </text:span><text:span text:style-name="T568">After talking to the Guard, the Hospital wing scene is made possible/</text:span><text:span text:style-name="T569">Block is activated</text:span></text:p>
      <text:p text:style-name="P666"/>
      <text:p text:style-name="P611">1.17.5 PUBLIC HOSPITAL WING</text:p>
      <text:p text:style-name="P1166"><text:span text:style-name="T1064">C</text:span><text:span text:style-name="T1250">haracters:</text:span><text:span text:style-name="T1064"> </text:span><text:span text:style-name="T1153">Nurse</text:span><text:span text:style-name="T1078"> </text:span></text:p>
      <text:p text:style-name="P1215"><text:span text:style-name="T1232">S</text:span><text:span text:style-name="T1224">ound:</text:span><text:span text:style-name="T1036"> (possibly) a clanking sound if player attempts to change the Block before speaking with guard, activating the Block</text:span></text:p>
      <text:p text:style-name="P910">Player Goal: <text:span text:style-name="T569">Set fire to the wing, distracting the guard</text:span></text:p>
      <text:p text:style-name="P867"><text:span text:style-name="T1270">Story </text:span><text:span text:style-name="T1280">L</text:span><text:span text:style-name="T1270">ocations/Rooms:</text:span><text:span text:style-name="T79"> </text:span><text:span text:style-name="T273">Block that can be transformed. Perhaps, a trash can with papers</text:span></text:p>
      <text:p text:style-name="P987">Flowchart:<text:span text:style-name="T71"> </text:span><text:span text:style-name="T569">After player talks to Guard, the Block is able to be transformed. If player tries to hit the block before it is made available, it may make a clanking sound.</text:span></text:p>
      <text:p text:style-name="P1042"><text:tab/>---after transforming block, cut-scene, guard runs in</text:p>
      <text:p text:style-name="P1042"><text:tab/>--player can enter Sony Vyet through the Entrance</text:p>
      <text:p text:style-name="P1057"/>
      <text:p text:style-name="P659"/>
      <text:p text:style-name="P611">1.17.6 SONH VYET</text:p>
      <text:p text:style-name="P623"><text:span text:style-name="T71"><text:tab/></text:span><text:span text:style-name="T1810">There is a feud between the rats and the ancients. The rats are also known for stealing from the humans (the "ill"). Player can complete errands for either/both sides and eventually be offered membership into their side. The only result is that the player may get some sort of special insignia/weapon/add-on that marks them.</text:span></text:p>
      <text:p text:style-name="P624">Pursuing the storyline of the "ills" will lead the player to the Alchemist's Poison Well Dungeon.</text:p>
      <text:p text:style-name="P606"><text:tab/><text:span text:style-name="T1811">However, for the sake of spreading the story out, the player must wait until they visit the East—more likely, they will be in the “fully open” version of the world (meaning late-game)-- in order to acquire the item the Rats and Ancients seek. After offering the item to one of them, the game can progress.</text:span></text:p>
      <text:p text:style-name="P612"/>
      <text:p text:style-name="P1166"><text:soft-page-break/><text:span text:style-name="T1064">C</text:span><text:span text:style-name="T1250">haracters:</text:span><text:span text:style-name="T1064"> </text:span><text:span text:style-name="T1154">Rolan, Lulu</text:span></text:p>
      <text:p text:style-name="P833"><text:span text:style-name="T1270">Music:</text:span><text:span text:style-name="T79"> </text:span><text:span text:style-name="T273">Sonh Explore</text:span></text:p>
      <text:p text:style-name="P867"><text:span text:style-name="T1270">Story </text:span><text:span text:style-name="T1280">L</text:span><text:span text:style-name="T1270">ocations/</text:span><text:span text:style-name="T1385">Items</text:span><text:span text:style-name="T1270">:</text:span><text:span text:style-name="T79"> </text:span><text:span text:style-name="T273">Sign near entrance reading “Sonh Vyet” and possibly other signs/labels</text:span></text:p>
      <text:p text:style-name="P867"><text:span text:style-name="T273">--</text:span><text:span text:style-name="T274">Sick House, Rat Nest, Ancients' Library, Poison Well Dungeon (locked)</text:span></text:p>
      <text:p text:style-name="P659"/>
      <text:p text:style-name="P611">1.17.7 SONH VYET SICK HOUSE</text:p>
      <text:p text:style-name="P1166"><text:span text:style-name="T1064">C</text:span><text:span text:style-name="T1250">haracters:</text:span><text:span text:style-name="T1064"> <text:s/></text:span><text:span text:style-name="T1153">Little Boy 1, 2, 3, Little Girl 1, 2, Woman, “Nurse” (is actually just another sick person, but she happens to be a nurse), Ratsker (a Temple Rat)</text:span></text:p>
      <text:p text:style-name="P910">Player Goal: <text:span text:style-name="T570">Glimpse the Temple Rat</text:span></text:p>
      <text:p text:style-name="P867"><text:span text:style-name="T1270">Story </text:span><text:span text:style-name="T1280">L</text:span><text:span text:style-name="T1270">ocations/</text:span><text:span text:style-name="T1386">Item</text:span><text:span text:style-name="T1270">:</text:span><text:span text:style-name="T79"> </text:span><text:span text:style-name="T274">Window, Temple Rat jumps through</text:span><text:span text:style-name="T79"> </text:span></text:p>
      <text:p text:style-name="P987">Flowchart:<text:span text:style-name="T71"> </text:span><text:span text:style-name="T1650">Talking to the Nurse initiates cut-scene of rat running through and exiting out window</text:span></text:p>
      <text:p text:style-name="P1062"><text:tab/>--after this scene, player can follow footsteps to The Secret Entrance of the Rat Nest</text:p>
      <text:p text:style-name="P659"/>
      <text:p text:style-name="P611">1.17.8 TEMPLE RAT<text:span text:style-name="T1810">S</text:span> NEST</text:p>
      <text:p text:style-name="P630">Scary underground haven and literal rat nest, see Skyrim Thieves Guild (in spirit)</text:p>
      <text:p text:style-name="P1166"><text:span text:style-name="T1064">C</text:span><text:span text:style-name="T1250">haracters:</text:span><text:span text:style-name="T1064"> </text:span><text:span text:style-name="T1155">Maxie, Chachi, Nibbles, Nesta, Leki</text:span><text:span text:style-name="T1078"> </text:span></text:p>
      <text:p text:style-name="P910">Player Goal: <text:span text:style-name="T570">Discover the Rats Nest</text:span></text:p>
      <text:p text:style-name="P867"><text:span text:style-name="T1270">Story </text:span><text:span text:style-name="T1280">L</text:span><text:span text:style-name="T1270">ocations/Rooms:</text:span><text:span text:style-name="T79"> </text:span><text:span text:style-name="T274">The Tunnel, a twisty tunnel-style puzzle the player must solve to reach the Rats Nest</text:span></text:p>
      <text:p text:style-name="P987">Flowchart:<text:span text:style-name="T71"> </text:span><text:span text:style-name="T570">Player must first unlock the Entrance (1.17.7)</text:span></text:p>
      <text:p text:style-name="P1043"><text:tab/>--player must maneuver The Tunnel</text:p>
      <text:p text:style-name="P987"><text:span text:style-name="T570"><text:tab/>--player must mingle until they speak with </text:span><text:span text:style-name="T572">Nesta</text:span><text:span text:style-name="T570">, who speaks about the disagreement between them and The Ancients.</text:span></text:p>
      <text:p text:style-name="P987"><text:span text:style-name="T1632"><text:tab/>---</text:span><text:span text:style-name="T1651">After speaking with Nesta, a new dialogue is unlocked for Fas in 1.17.9.</text:span></text:p>
      <text:p text:style-name="P659"/>
      <text:p text:style-name="P611">1.17.9 ANCIENTS' LIBRARY</text:p>
      <text:p text:style-name="P631">To player should walk close to the wall to see the hallway on the far side of the screen. This should hint to them to click around, and eventually find an odd candle that they can tap (or something similar). However, once inside, there are only creepy halls and empty rooms, and two locked doors (Door 1 and Door 2). Door 1 can be unlocked simply by finding a key. Door 2 requires the player to find a note three notes scattered throughout the building. These three make up the code to a safe. However, if entered incorrectly, the player (may) be attacked by a lower-level monster. Inside the safe is not a key, but a monster.</text:p>
      <text:p text:style-name="P1166"><text:span text:style-name="T1064">C</text:span><text:span text:style-name="T1250">haracters:</text:span><text:span text:style-name="T1064"> </text:span><text:span text:style-name="T1156">Briall, Fas, Bane, Arle</text:span><text:span text:style-name="T1078"> </text:span></text:p>
      <text:p text:style-name="P910">Player Goal: <text:span text:style-name="T571">Meet the Ancients</text:span></text:p>
      <text:p text:style-name="P867"><text:span text:style-name="T1270">Story </text:span><text:span text:style-name="T1280">L</text:span><text:span text:style-name="T1270">ocations/</text:span><text:span text:style-name="T1387">Items</text:span><text:span text:style-name="T1270">: </text:span><text:span text:style-name="T275">Main Floor, Candle/Unlocking Mechanism, Locked Door 1, Key 1, Locked Door 2, Notes with passcode numbers (X3),</text:span><text:span text:style-name="T79"> </text:span><text:span text:style-name="T275">Locked Safe (beyond Locked Door 1)</text:span></text:p>
      <text:p text:style-name="P987">Flowchart:<text:span text:style-name="T71"> </text:span><text:span text:style-name="T571">Player must find Candle/Unlocking Mechanism to unlock the entrance to the Ancients' Library.</text:span></text:p>
      <text:p text:style-name="P1044"><text:tab/>--Player must search and find the key to unlock Door #1</text:p>
      <text:p text:style-name="P1044"><text:tab/>--Player must find 3 Notes with numbercodes for Safe in room beyond Door #1</text:p>
      <text:p text:style-name="P1044"><text:tab/>---Player must correctly enter numbers, and fight enemy inside safe</text:p>
      <text:p text:style-name="P1044"><text:tab/>--immediate cut-scene follows with Ancients, and Door #2 is unlocked</text:p>
      <text:p text:style-name="P659"/>
      <text:p text:style-name="P605"><text:span text:style-name="T20">1.17.</text:span><text:span text:style-name="T22">10</text:span><text:span text:style-name="T20"> </text:span><text:span text:style-name="T827">POISON WELL DUNGEON (D6)</text:span><text:span text:style-name="T20"> ENTRANCE</text:span></text:p>
      <text:p text:style-name="P1166"><text:span text:style-name="T1064">C</text:span><text:span text:style-name="T1250">haracters:</text:span><text:span text:style-name="T1064"> </text:span><text:span text:style-name="T1153">Lulu, Rolan</text:span></text:p>
      <text:p text:style-name="P987"><text:soft-page-break/>Flowchart:<text:span text:style-name="T71"> </text:span><text:span text:style-name="T1651">Dungeon is locked until later in game.</text:span></text:p>
      <text:p text:style-name="P655"/>
      <text:h text:style-name="P1478" text:outline-level="1"><text:bookmark-start text:name="__RefHeading___Toc23432_699253387"/>1.1<text:span text:style-name="T1812">8</text:span> “<text:span text:style-name="T1812">First Trip to The Spire</text:span>”<text:bookmark-end text:name="__RefHeading___Toc23432_699253387"/></text:h>
      <text:p text:style-name="P1040"/>
      <text:p text:style-name="P341"><text:span text:style-name="T267">You see Sprout, but seek out the sages at the people's temple. The sages test you with a series of questions, and send you to gather 5 Laureline sprigs from around the town. </text:span><text:span text:style-name="T1388">They are hidden in odd places, and sometimes you have to ask the owner for them. You feel very strange about the whole quest, and we get the impression the sages are really cooky (though, in fact, they are giving us the run-around). </text:span><text:span text:style-name="T267">When you return they explain that these are blessed plants that represent the will of the matron. They bless you and give you the crystal.</text:span></text:p>
      <text:p text:style-name="P1258"/>
      <text:p text:style-name="P1264"><text:span text:style-name="T976">[Chapter length: </text:span><text:span text:style-name="T977">medium</text:span><text:span text:style-name="T976">]</text:span></text:p>
      <text:p text:style-name="P16"><text:span text:style-name="T55">Characters</text:span><text:span text:style-name="T6">: Rolan, </text:span><text:span text:style-name="T11">Lulu</text:span></text:p>
      <text:p text:style-name="P17"><text:span text:style-name="T23"><text:tab/></text:span><text:span text:style-name="T24">NPC Tourist 1-8, Professor Hart, Intern, </text:span><text:span text:style-name="T1218">Meredith, Roman, Liora, </text:span><text:span text:style-name="T1219">Atticus, Anias, Old Man, Old Lady, Sage </text:span><text:span text:style-name="T1220">Mother</text:span><text:span text:style-name="T1219">, Margarine, Marjarie</text:span></text:p>
      <text:p text:style-name="P57"><text:span text:style-name="T38">Areas</text:span>:<text:span text:style-name="T1813"> Spire City/The Peoples' Spire (Separated by The Peoples' Temple), Spire College</text:span></text:p>
      <text:p text:style-name="P113">Music:<text:span text:style-name="T71"> </text:span><text:span text:style-name="T574">Spire</text:span></text:p>
      <text:p text:style-name="P77"><text:span text:style-name="T64">Buildings/</text:span><text:span text:style-name="T52">etc</text:span><text:span text:style-name="T1749">: </text:span><text:span text:style-name="T1242">The Peoples' Spire: </text:span><text:span text:style-name="T1814">The Spire College, </text:span><text:span text:style-name="T1816">“Meredith's Cafe </text:span><text:span text:style-name="T1817">and Gift Shop</text:span><text:span text:style-name="T1816">,” “Spire Peace Wellness Tea Bar,” </text:span><text:span text:style-name="T1818">Graves (a place for meditation, not real dead people),</text:span><text:span text:style-name="T1815"> The People's Temple, The Spire Gate.</text:span><text:span text:style-name="T1819"> </text:span><text:span text:style-name="T1820">Spire City: </text:span><text:span text:style-name="T1817">Library of the Matron, Matron's Temple, Lots of stairways, passages and lookout points for meditating, etc.</text:span></text:p>
      <text:p text:style-name="P133">Player Goals:<text:span text:style-name="T71"> </text:span><text:span text:style-name="T574">Receive the Pure Crystal</text:span></text:p>
      <text:p text:style-name="P568"><text:span text:style-name="T1397">Key </text:span>Rooms and Items: <text:span text:style-name="T574">Pure Crystal, The Peoples' Temple,</text:span></text:p>
      <text:p text:style-name="P207"><text:span text:style-name="T925">Bosses</text:span><text:span text:style-name="T989">: </text:span><text:span text:style-name="T1029">Spire College Boss</text:span></text:p>
      <text:p text:style-name="P220"><text:span text:style-name="T925">Notes</text:span><text:span text:style-name="T989">: </text:span><text:span text:style-name="T1029">Since this is our first visit, some places may stay locked</text:span></text:p>
      <text:p text:style-name="P300"/>
      <text:p text:style-name="P335"><text:span text:style-name="T65">Transit Locations (Optional): </text:span><text:span text:style-name="T1809">Serpent System (comes from Air Temple),</text:span></text:p>
      <text:p text:style-name="P340"/>
      <text:p text:style-name="P336">1.18.1 PEOPLES' SPIRE (EXT)</text:p>
      <text:p text:style-name="P1168"><text:span text:style-name="T1064">C</text:span><text:span text:style-name="T1250">haracters:</text:span><text:span text:style-name="T1064"> </text:span><text:span text:style-name="T1157">NPC Tourist</text:span></text:p>
      <text:p text:style-name="P835"><text:span text:style-name="T1270">Music:</text:span><text:span text:style-name="T79"> </text:span><text:span text:style-name="T276">The Spire</text:span></text:p>
      <text:p text:style-name="P1124"/>
      <text:p text:style-name="P336">1.18.2 COLLEGE OF THE SPIRE</text:p>
      <text:p text:style-name="P336"><text:tab/><text:span text:style-name="T910">Doors are locked. We can only see a sort of “lobby” that is very sanitary and simple.</text:span></text:p>
      <text:p text:style-name="P1168"><text:span text:style-name="T1064">C</text:span><text:span text:style-name="T1250">haracters:</text:span><text:span text:style-name="T1064"> </text:span><text:span text:style-name="T1157">Professor Hart, Intern</text:span><text:span text:style-name="T1250"> </text:span></text:p>
      <text:p text:style-name="P868"><text:span text:style-name="T1270">Story </text:span><text:span text:style-name="T1280">L</text:span><text:span text:style-name="T1270">ocations/Rooms:</text:span><text:span text:style-name="T79"> </text:span><text:span text:style-name="T276">Locked door to labs</text:span><text:span text:style-name="T107"> </text:span></text:p>
      <text:p text:style-name="P1124"/>
      <text:p text:style-name="P336">1.18.3 MEREDITH'S CAFE AND GIFT SHOP</text:p>
      <text:p text:style-name="P1168"><text:span text:style-name="T1064">C</text:span><text:span text:style-name="T1250">haracters:</text:span><text:span text:style-name="T1064"> </text:span><text:span text:style-name="T1157">Meredith, Roman, Liora</text:span></text:p>
      <text:p text:style-name="P1124"/>
      <text:p text:style-name="P336">1.18.4 SPIRE PEACE WELLNESS TEA BAR</text:p>
      <text:p text:style-name="P1241"><text:span text:style-name="T1064">C</text:span><text:span text:style-name="T1250">haracters:</text:span><text:span text:style-name="T1064"> </text:span><text:span text:style-name="T1157">Atticus and Anias, NPC Tourist</text:span></text:p>
      <text:p text:style-name="P1124"/>
      <text:p text:style-name="P336">1.18.5 THE GRAVES</text:p>
      <text:p text:style-name="P336"><text:tab/><text:span text:style-name="T910">The graves are actually more of a garden with overlooks, benches, etc. It is intended to be a place of quiet meditation</text:span></text:p>
      <text:p text:style-name="P1168"><text:span text:style-name="T1064">C</text:span><text:span text:style-name="T1250">haracters:</text:span><text:span text:style-name="T1064"> </text:span><text:span text:style-name="T1159">NPC </text:span><text:span text:style-name="T1160">Tourist 3, 4, 5, 6</text:span></text:p>
      <text:p text:style-name="P1124"/>
      <text:p text:style-name="P336">1.18.6 THE PEOPLES' TEMPLE</text:p>
      <text:p text:style-name="P336"><text:tab/><text:span text:style-name="T910">A traditional temple that is neither too touristy nor too genuine/artistic.</text:span></text:p>
      <text:p text:style-name="P1168"><text:span text:style-name="T1064">C</text:span><text:span text:style-name="T1250">haracters:</text:span><text:span text:style-name="T1064"> </text:span><text:span text:style-name="T1159">Old Man, NPC </text:span><text:span text:style-name="T1160">Tourist 7, 8</text:span></text:p>
      <text:p text:style-name="P911">Player Goal: <text:span text:style-name="T576">Receive direction to find 5 Laureline Sprigs</text:span></text:p>
      <text:p text:style-name="P1124"/>
      <text:p text:style-name="P339"><text:span text:style-name="T1668">1.18.</text:span><text:span text:style-name="T1677">7 PEOPLES' SPIRE</text:span></text:p>
      <text:p text:style-name="P911">Player Goal: <text:span text:style-name="T575">Locate the five laureline sprigs located throughout the town</text:span></text:p>
      <text:p text:style-name="P1232"><text:span text:style-name="T1299">F</text:span><text:span text:style-name="T1270">lowchart:</text:span><text:span text:style-name="T79"> After collecting the sprigs, the Old Man has a new dialogue</text:span></text:p>
      <text:p text:style-name="P1124"/>
      <text:p text:style-name="P336">1.18.<text:span text:style-name="T1821">8 PEOPLES' TEMPLE</text:span></text:p>
      <text:p text:style-name="P1168"><text:span text:style-name="T1064">C</text:span><text:span text:style-name="T1250">haracters:</text:span><text:span text:style-name="T1064"> <text:s/></text:span><text:span text:style-name="T1158">Old man, Old Lady</text:span></text:p>
      <text:p text:style-name="P911">Player Goal: <text:span text:style-name="T575">Be taken to Head Sage</text:span><text:span text:style-name="T391"> </text:span></text:p>
      <text:p text:style-name="P988">Flowchart:<text:span text:style-name="T71"> </text:span><text:span text:style-name="T575">Speaking to the Old Man leads to a conversation where the Old Lady enters and takes player to Spire City</text:span></text:p>
      <text:p text:style-name="P1124"/>
      <text:p text:style-name="P336">1.18.<text:span text:style-name="T1821">9 SPIRE CITY</text:span></text:p>
      <text:p text:style-name="P337"><text:span text:style-name="T1821"><text:tab/></text:span><text:span text:style-name="T910">Countless overlooks, with very few actual structures. There are wells and gazebos.</text:span></text:p>
      <text:p text:style-name="P1168"><text:span text:style-name="T1064">C</text:span><text:span text:style-name="T1250">haracters:</text:span><text:span text:style-name="T1064"> </text:span><text:span text:style-name="T1158">Old Lady</text:span></text:p>
      <text:p text:style-name="P911">Player Goal: <text:span text:style-name="T575">Reach the </text:span><text:span text:style-name="T577">Sage Mother</text:span></text:p>
      <text:p text:style-name="P868"><text:span text:style-name="T1270">Story </text:span><text:span text:style-name="T1280">L</text:span><text:span text:style-name="T1270">ocations/Rooms:</text:span><text:span text:style-name="T79"> </text:span><text:span text:style-name="T277">Matron's Temple</text:span><text:span text:style-name="T107"> </text:span></text:p>
      <text:p text:style-name="P1121"><text:span text:style-name="T1280">N</text:span><text:span text:style-name="T1299">otes: </text:span><text:span text:style-name="T277">Player is not free to roam. All doors are locked and no NPCs are out. </text:span></text:p>
      <text:p text:style-name="P1124"/>
      <text:p text:style-name="P336">1.18.<text:span text:style-name="T1821">10 MATRON'S TEMPLE</text:span></text:p>
      <text:p text:style-name="P336"><text:tab/><text:span text:style-name="T910">A beautiful temple interior full of color and glory.</text:span></text:p>
      <text:p text:style-name="P1168"><text:span text:style-name="T1064">C</text:span><text:span text:style-name="T1250">haracters:</text:span><text:span text:style-name="T1064"> </text:span><text:span text:style-name="T1158">Sage </text:span><text:span text:style-name="T1161">Mother</text:span><text:span text:style-name="T1158">, Marjarie, Margaret</text:span><text:span text:style-name="T1078"> </text:span></text:p>
      <text:p text:style-name="P911">Player Goal: <text:span text:style-name="T575">Recieve direction to the Storage Room</text:span></text:p>
      <text:p text:style-name="P988">Flowchart:<text:span text:style-name="T71"> </text:span><text:span text:style-name="T575">Story progresses automatically/one long cut-scene</text:span></text:p>
      <text:p text:style-name="P1124"/>
      <text:p text:style-name="P336"><text:soft-page-break/>1.18.<text:span text:style-name="T1821">11 MATRON'S TEMPLE STORAGE ROOM</text:span></text:p>
      <text:p text:style-name="P336"><text:tab/><text:span text:style-name="T910">In the similar vein as the above temple, but slightly darker, less ornamental. Still, it is not “dusty” or “scary.” The wall is lined with crates, again, not “dusty/scary/ugly” but old.</text:span></text:p>
      <text:p text:style-name="P1168"><text:span text:style-name="T1064">C</text:span><text:span text:style-name="T1250">haracters:</text:span><text:span text:style-name="T1064"> </text:span><text:span text:style-name="T1158">Margaret, Marjarie</text:span></text:p>
      <text:p text:style-name="P911">Player Goal: <text:span text:style-name="T1821">Receive</text:span><text:span text:style-name="T575"> crystal</text:span><text:span text:style-name="T391"> </text:span></text:p>
      <text:p text:style-name="P988">Flowchart:<text:span text:style-name="T71"> </text:span><text:span text:style-name="T575">Immediately after receiving item, a short dialogue follows and the player is transported back to the Peoples' Spire</text:span></text:p>
      <text:p text:style-name="P1124"/>
      <text:p text:style-name="P1320"/>
      <text:h text:style-name="P1485" text:outline-level="1"><text:bookmark-start text:name="__RefHeading___Toc23434_699253387"/><text:span text:style-name="T1838">&lt;</text:span>1.1<text:span text:style-name="T1822">9</text:span> “<text:span text:style-name="T1822">The Demons of Eth Sin</text:span>”<text:span text:style-name="T1837">&gt;</text:span><text:bookmark-end text:name="__RefHeading___Toc23434_699253387"/></text:h>
      <text:p text:style-name="P1065"><text:span text:style-name="T1162">W</text:span><text:span text:style-name="T1036">e have been postponing the Big Bad Battle of the West for a long time. It started building ages ago—ITS TIME! Plus, it isn't really necessary at this </text:span><text:span text:style-name="T1170">point</text:span><text:span text:style-name="T1036">.</text:span></text:p>
      <text:p text:style-name="P1066"/>
      <text:p text:style-name="P342">Before you leave the temple, someone will bring word that a town nearby was attacked but not by the west or east. It seems to be demons. Rolan is not sure what to do—they need to get to the West and rendezvous with the military. Without a single warning, Lulu takes off...You follow the directions to city and snoop around for some clues. You uncover Lulu's backstory, and eventually (rather quickly) find the location of the three men. Here, you find Lulu ready to battle. You battle them, and eventually try to stop Lulu from murdering them. She kills them in front of you showing her vicious and unforgiving side. Lulu's slaying of her demons highlights Rolan's own memories. She has totally lost it.</text:p>
      <text:p text:style-name="P1274"/>
      <text:p text:style-name="P1275"><text:span text:style-name="T976">[Chapter length: </text:span><text:span text:style-name="T977">medium</text:span><text:span text:style-name="T976">]</text:span></text:p>
      <text:p text:style-name="P185"><text:span text:style-name="T55">Characters</text:span><text:span text:style-name="T6">: Rolan, </text:span><text:span text:style-name="T11">Lulu</text:span></text:p>
      <text:p text:style-name="P186"><text:span text:style-name="T38">Areas</text:span>:</text:p>
      <text:p text:style-name="P188">Music:<text:span text:style-name="T71"> </text:span></text:p>
      <text:p text:style-name="P187"><text:span text:style-name="T64">Buildings/</text:span><text:span text:style-name="T52">etc</text:span><text:span text:style-name="T1749">: </text:span></text:p>
      <text:p text:style-name="P189">Player Goals:</text:p>
      <text:p text:style-name="P570"><text:span text:style-name="T1397">Key </text:span>Rooms and Items: </text:p>
      <text:p text:style-name="P315"><text:span text:style-name="T925">Bosses</text:span><text:span text:style-name="T989">: </text:span></text:p>
      <text:p text:style-name="P316"><text:span text:style-name="T925">Notes</text:span><text:span text:style-name="T989">: </text:span></text:p>
      <text:p text:style-name="P317"/>
      <text:p text:style-name="P338"><text:span text:style-name="T65">Transit Locations (Optional):</text:span><text:span text:style-name="T49"> </text:span></text:p>
      <text:h text:style-name="P1479" text:outline-level="1"><text:bookmark-start text:name="__RefHeading___Toc20250_1456185818"/>1.<text:span text:style-name="T1844">19</text:span> “<text:span text:style-name="T1838">The Hidden King”</text:span><text:bookmark-end text:name="__RefHeading___Toc20250_1456185818"/></text:h>
      <text:list xml:id="list1044578631965169455" text:style-name="L90">
        <text:list-item>
          <text:list>
            <text:list-item>
              <text:list>
                <text:list-item>
                  <text:list>
                    <text:list-item>
                      <text:p text:style-name="P1707"><text:span text:style-name="T25">1.2</text:span><text:span text:style-name="T26">0</text:span><text:span text:style-name="T25"> A </text:span>At the rendezvous, you try to join up with the military, but are brushed aside. We learn all there is to know about the political situation and plan. You wait for <text:span text:style-name="T1839">the meeting</text:span> to end, and <text:span text:style-name="T1843">for</text:span> the messengers to leave before approaching the leaders. <text:span text:style-name="T1840">They tell you that, if you're so serious, you should get to work and find the people who ordered the attack.</text:span> </text:p>
                    </text:list-item>
                    <text:list-item>
                      <text:p text:style-name="P1696">Goal: Convince <text:span text:style-name="T1840">the alliance</text:span> to let you join</text:p>
                    </text:list-item>
                  </text:list>
                </text:list-item>
              </text:list>
            </text:list-item>
          </text:list>
        </text:list-item>
      </text:list>
      <text:list xml:id="list4304093000733558043" text:style-name="L91">
        <text:list-item>
          <text:list>
            <text:list-item>
              <text:list>
                <text:list-item>
                  <text:list>
                    <text:list-item>
                      <text:p text:style-name="P1755"/>
                    </text:list-item>
                    <text:list-item>
                      <text:p text:style-name="P1756"><text:span text:style-name="T1827">1.</text:span><text:span text:style-name="T1828">19</text:span><text:span text:style-name="T1827"> B </text:span><text:span text:style-name="T1823">You </text:span><text:span text:style-name="T1824">start by searching for the head of the military, who is said to be somewhere in town. He tells you there was no attack and asks you to leave him alone or you'll be thrown out. </text:span><text:span text:style-name="T1823">Your first clue is from Sprout, </text:span><text:span text:style-name="T1824">who is outside of the bar the military man is at. Y</text:span><text:span text:style-name="T1823">ou follow his trail of breadcrumbs around the city—learning more with each encounter. The people around Sprout will share his story, making him really likable. <text:s/></text:span><text:span text:style-name="T1825">Sprout will say his piece and immediately look frantic before running off. Someone runs after </text:span><text:span text:style-name="T1826">her</text:span><text:span text:style-name="T1825">, you can chase them but they disappear at the next screen. You must follow the people's rumors about where he likely is “preaching.”</text:span></text:p>
                    </text:list-item>
                  </text:list>
                </text:list-item>
              </text:list>
            </text:list-item>
          </text:list>
        </text:list-item>
      </text:list>
      <text:list xml:id="list190150311675336" text:continue-list="list1044578631965169455" text:style-name="L90">
        <text:list-item>
          <text:list>
            <text:list-item>
              <text:list>
                <text:list-item>
                  <text:list>
                    <text:list-item>
                      <text:list>
                        <text:list-item>
                          <text:p text:style-name="P1757">#1. The judges are keeping a secret from the people. They have no real power.</text:p>
                        </text:list-item>
                        <text:list-item>
                          <text:p text:style-name="P1757">#2. There is a secret power driving the judges, and is ruining the country.</text:p>
                        </text:list-item>
                        <text:list-item>
                          <text:p text:style-name="P1757">#3. Malekev lives!</text:p>
                        </text:list-item>
                        <text:list-item>
                          <text:p text:style-name="P1758">Goal: <text:span text:style-name="T1842">Follow Sprout and l</text:span>earn the story of Malekev</text:p>
                        </text:list-item>
                        <text:list-item>
                          <text:p text:style-name="P1759"/>
                        </text:list-item>
                        <text:list-item>
                          <text:p text:style-name="P1760"><text:span text:style-name="T25">1.</text:span><text:span text:style-name="T27">19</text:span><text:span text:style-name="T25"> </text:span><text:span text:style-name="T27">C</text:span><text:span text:style-name="T25"> </text:span>The judges agree to come meet with the military leaders and <text:span text:style-name="T1839">officially</text:span> share their story <text:span text:style-name="T1841">about Malekev and his powers.</text:span></text:p>
                        </text:list-item>
                        <text:list-item>
                          <text:p text:style-name="P1761">Goal: Understand the situation</text:p>
                        </text:list-item>
                      </text:list>
                    </text:list-item>
                  </text:list>
                </text:list-item>
              </text:list>
            </text:list-item>
          </text:list>
        </text:list-item>
      </text:list>
      <text:p text:style-name="P1259"/>
      <text:p text:style-name="P1265"><text:span text:style-name="T976">[Chapter length: </text:span><text:span text:style-name="T978">long</text:span><text:span text:style-name="T976">]</text:span></text:p>
      <text:p text:style-name="P1265"/>
      <text:p text:style-name="P18"><text:span text:style-name="T55">Characters</text:span><text:span text:style-name="T6">: Rolan, </text:span><text:span text:style-name="T11">Lulu</text:span></text:p>
      <text:p text:style-name="P58"><text:span text:style-name="T38">Areas</text:span>:</text:p>
      <text:p text:style-name="P114">Music:<text:span text:style-name="T71"> </text:span></text:p>
      <text:p text:style-name="P78"><text:span text:style-name="T64">Buildings/</text:span><text:span text:style-name="T52">etc</text:span><text:span text:style-name="T1749">: </text:span></text:p>
      <text:p text:style-name="P134">Player Goals:</text:p>
      <text:p text:style-name="P571"><text:span text:style-name="T1258">Key </text:span><text:span text:style-name="T1257">Rooms and Items:</text:span></text:p>
      <text:p text:style-name="P533"/>
      <text:p text:style-name="P586"><text:span text:style-name="T1064">1.</text:span><text:span text:style-name="T1169">19</text:span><text:span text:style-name="T1036">.1 RENDEVOUZ</text:span></text:p>
      <text:p text:style-name="P1187"><text:span text:style-name="T1064">C</text:span><text:span text:style-name="T1250">haracters:</text:span><text:span text:style-name="T1064"> </text:span><text:span text:style-name="T1163">Eldvard, Air Temple Officer, Military NPC 1-3, Eastern CPTN</text:span></text:p>
      <text:p text:style-name="P912">Player Goal: <text:span text:style-name="T1845">Receive</text:span><text:span text:style-name="T578"> order to report to The Block</text:span></text:p>
      <text:p text:style-name="P989">Flowchart:<text:span text:style-name="T71"> </text:span><text:span text:style-name="T578">After speaking to Eastern CPTN, he will move outside...</text:span></text:p>
      <text:p text:style-name="P1077"><text:span text:style-name="T1280">N</text:span><text:span text:style-name="T1299">otes: </text:span><text:span text:style-name="T278">Player is unable to enter The Block at this point</text:span></text:p>
      <text:p text:style-name="P1131"/>
      <text:p text:style-name="P683"><text:span text:style-name="T1064">1.</text:span><text:span text:style-name="T1169">19</text:span><text:span text:style-name="T1036">.2 RENDEVOUZ EXT</text:span></text:p>
      <text:p text:style-name="P1187"><text:span text:style-name="T1064">C</text:span><text:span text:style-name="T1250">haracters:</text:span><text:span text:style-name="T1064"> </text:span><text:span text:style-name="T1163">Eastern CPTN</text:span><text:span text:style-name="T1078"> </text:span></text:p>
      <text:p text:style-name="P912">Player Goal: <text:span text:style-name="T1845">Receive</text:span><text:span text:style-name="T578"> mission to find out who order the attack on Frostfjord</text:span><text:span text:style-name="T391"> </text:span></text:p>
      <text:p text:style-name="P989">Flowchart:<text:span text:style-name="T71"> </text:span><text:span text:style-name="T578">After this dialogue player is able to enter The Block</text:span></text:p>
      <text:p text:style-name="P1131"/>
      <text:p text:style-name="P683"><text:span text:style-name="T1064">1.</text:span><text:span text:style-name="T1169">19</text:span><text:span text:style-name="T1036">.3 THE BLOCK GATE</text:span></text:p>
      <text:p text:style-name="P1187"><text:span text:style-name="T1064">C</text:span><text:span text:style-name="T1250">haracters:</text:span><text:span text:style-name="T1064"> </text:span><text:span text:style-name="T1163">The Block Guard</text:span><text:span text:style-name="T1078"> </text:span></text:p>
      <text:p text:style-name="P912">Player Goal: <text:span text:style-name="T578">Enter The Block, get past guard</text:span><text:span text:style-name="T391"> </text:span></text:p>
      <text:p text:style-name="P989">Flowchart:<text:span text:style-name="T71"> </text:span><text:span text:style-name="T578">After a brief dialogue with multiple options, guard lets player into The Block</text:span></text:p>
      <text:p text:style-name="P1131"/>
      <text:p text:style-name="P683"><text:span text:style-name="T1064">1.</text:span><text:span text:style-name="T1169">19</text:span><text:span text:style-name="T1036">.4 PSA ARENA</text:span></text:p>
      <text:p text:style-name="P1187"><text:span text:style-name="T1064">C</text:span><text:span text:style-name="T1250">haracters:</text:span><text:span text:style-name="T1064"> </text:span><text:span text:style-name="T1164">Sad Block Boy, PSA Announcer, The Block NPC 1-3</text:span><text:span text:style-name="T1078"> </text:span></text:p>
      <text:p text:style-name="P912">Player Goal: <text:span text:style-name="T578">See the sentencing/hear that it is almost the town's 500</text:span><text:span text:style-name="T1846">th</text:span><text:span text:style-name="T578"> birthday</text:span></text:p>
      <text:p text:style-name="P989">Flowchart:<text:span text:style-name="T71"> </text:span><text:span text:style-name="T578">The player first encounters a scene. After that, they can return to hear a series of different comments from the announcer and eventually that tomorrow is a “big day”</text:span></text:p>
      <text:p text:style-name="P1131"/>
      <text:p text:style-name="P683"><text:span text:style-name="T1064">1.</text:span><text:span text:style-name="T1169">19</text:span><text:span text:style-name="T1036">.5 Grocery Store A</text:span></text:p>
      <text:p text:style-name="P1187"><text:span text:style-name="T1064">C</text:span><text:span text:style-name="T1250">haracters:</text:span><text:span text:style-name="T1064"> </text:span><text:span text:style-name="T1164">Store A Attendant, Old Lady</text:span></text:p>
      <text:p text:style-name="P391"/>
      <text:p text:style-name="P534"><text:span text:style-name="T1064">1.</text:span><text:span text:style-name="T1169">19</text:span><text:span text:style-name="T1036">.6 Grocery Store B</text:span></text:p>
      <text:p text:style-name="P1187"><text:span text:style-name="T1064">C</text:span><text:span text:style-name="T1250">haracters:</text:span><text:span text:style-name="T1064"> </text:span><text:span text:style-name="T1164">Store B Attendant</text:span></text:p>
      <text:p text:style-name="P1216"><text:span text:style-name="T1243">F</text:span><text:span text:style-name="T1224">lowchart:</text:span><text:span text:style-name="T1036"> If player retrieves the Grocery Store C Access Pass from the Magistrates' Office they can enter a small, locked door in store B.</text:span></text:p>
      <text:p text:style-name="P1203"/>
      <text:p text:style-name="P534"><text:span text:style-name="T1064">1.</text:span><text:span text:style-name="T1169">19</text:span><text:span text:style-name="T1036">.6 Grocery Store </text:span><text:span text:style-name="T1166">C</text:span></text:p>
      <text:p text:style-name="P1189"><text:span text:style-name="T1064">C</text:span><text:span text:style-name="T1250">haracters:</text:span><text:span text:style-name="T1064"> </text:span><text:span text:style-name="T1166">Butler 1-2, Rich Person 1-2</text:span></text:p>
      <text:p text:style-name="P948"/>
      <text:p text:style-name="P534"><text:span text:style-name="T1064">1.</text:span><text:span text:style-name="T1169">19</text:span><text:span text:style-name="T1036">.7 NPC House 1</text:span></text:p>
      <text:p text:style-name="P1187"><text:span text:style-name="T1064">C</text:span><text:span text:style-name="T1250">haracters:</text:span><text:span text:style-name="T1064"> </text:span><text:span text:style-name="T1164">Wife, Husband</text:span></text:p>
      <text:p text:style-name="P869"><text:span text:style-name="T1270">Story </text:span><text:span text:style-name="T1389">Item</text:span><text:span text:style-name="T1270">: </text:span><text:span text:style-name="T1389">P</text:span><text:span text:style-name="T278">late of biscuits</text:span><text:span text:style-name="T79"> </text:span></text:p>
      <text:p text:style-name="P989">Flowchart:<text:span text:style-name="T71"> </text:span><text:span text:style-name="T578">If player examines the plate of biscuits short scene is triggered</text:span></text:p>
      <text:p text:style-name="P1045"/>
      <text:p text:style-name="P683"><text:span text:style-name="T1064">1.</text:span><text:span text:style-name="T1169">19</text:span><text:span text:style-name="T1036">.8 </text:span><text:span text:style-name="T1165">THE BLOCK MUSEUM</text:span></text:p>
      <text:p text:style-name="P1188"><text:span text:style-name="T1064">C</text:span><text:span text:style-name="T1250">haracters:</text:span><text:span text:style-name="T1064"> </text:span><text:span text:style-name="T1166">Museum Guide 1</text:span><text:span text:style-name="T1078">, </text:span><text:span text:style-name="T1167">2</text:span></text:p>
      <text:p text:style-name="P870"><text:span text:style-name="T1270">Story </text:span><text:span text:style-name="T1280">L</text:span><text:span text:style-name="T1270">ocations/Rooms:</text:span><text:span text:style-name="T79"> </text:span><text:span text:style-name="T280">Entrance, Hall of Magistrates, Corridor of Victory</text:span></text:p>
      <text:p text:style-name="P990">Flowchart:<text:span text:style-name="T71"> </text:span><text:span text:style-name="T580">This </text:span><text:span text:style-name="T581">area </text:span><text:span text:style-name="T580">is unlocked if player retrieves the Foreign Visitor Pass from the Magistrate office</text:span></text:p>
      <text:p text:style-name="P1131"/>
      <text:p text:style-name="P683"><text:span text:style-name="T1064">1.</text:span><text:span text:style-name="T1169">19</text:span><text:span text:style-name="T1036">.</text:span><text:span text:style-name="T1165">9</text:span><text:span text:style-name="T1036"> MAGISTRATE'S OFFICE</text:span></text:p>
      <text:p text:style-name="P1187"><text:span text:style-name="T1064">C</text:span><text:span text:style-name="T1250">haracters:</text:span><text:span text:style-name="T1064"> </text:span><text:span text:style-name="T1165">Secretary</text:span></text:p>
      <text:p text:style-name="P989">Flowchart:<text:span text:style-name="T71"> </text:span><text:span text:style-name="T579">First, the secretary will stop the player from progressing. They must first follow Sprout's storyline (1.20.10-12</text:span><text:span text:style-name="T580">)</text:span></text:p>
      <text:p text:style-name="P1131"><text:soft-page-break/></text:p>
      <text:p text:style-name="P683"><text:span text:style-name="T1064">1.</text:span><text:span text:style-name="T1169">19</text:span><text:span text:style-name="T1036">.</text:span><text:span text:style-name="T1165">10 STREET CORNER 1</text:span><text:span text:style-name="T1036"> </text:span></text:p>
      <text:p text:style-name="P1187"><text:span text:style-name="T1064">C</text:span><text:span text:style-name="T1250">haracters:</text:span><text:span text:style-name="T1064"> </text:span><text:span text:style-name="T1165">Block NPC 4, Sprout</text:span><text:span text:style-name="T1078"> </text:span></text:p>
      <text:p text:style-name="P912">Player Goal:<text:span text:style-name="T71"> </text:span><text:span text:style-name="T579">Find Sprout</text:span><text:span text:style-name="T391"> </text:span></text:p>
      <text:p text:style-name="P989">Flowchart:<text:span text:style-name="T71"> </text:span><text:span text:style-name="T579">Sprout will talk automatically once player walks past. However, player must talk to him again, triggering his second dialogue. After that, Sprout runs in circles/won't talk to you. Player must exit the screen and return. They will then realize that Sprout has moved on and they must follow.</text:span></text:p>
      <text:p text:style-name="P1131"/>
      <text:p text:style-name="P683"><text:span text:style-name="T1064">1.</text:span><text:span text:style-name="T1169">19</text:span><text:span text:style-name="T1036">.</text:span><text:span text:style-name="T1165">11 STREET CORNER 2</text:span></text:p>
      <text:p text:style-name="P1188"><text:span text:style-name="T1064">C</text:span><text:span text:style-name="T1250">haracters:</text:span><text:span text:style-name="T1064"> </text:span><text:span text:style-name="T1165">Block NPC 4, Sprout</text:span><text:span text:style-name="T1078"> </text:span></text:p>
      <text:p text:style-name="P913">Player Goal:<text:span text:style-name="T71"> </text:span><text:span text:style-name="T579">Find Sprout</text:span><text:span text:style-name="T391"> </text:span></text:p>
      <text:p text:style-name="P1058">Flowchart:<text:span text:style-name="T71"> </text:span><text:span text:style-name="T579">Sprout will talk automatically once player walks past. However, player must talk to him again, triggering his second dialogue. After that, Sprout runs in circles/won't talk to you. Player must exit the screen and return. They will then realize that Sprout has moved on and they must follow.</text:span></text:p>
      <text:p text:style-name="P1063"/>
      <text:p text:style-name="P683"><text:span text:style-name="T1064">1.</text:span><text:span text:style-name="T1169">19</text:span><text:span text:style-name="T1036">.</text:span><text:span text:style-name="T1165">12 STREET CORNER 3</text:span><text:span text:style-name="T1036"> </text:span></text:p>
      <text:p text:style-name="P1188"><text:span text:style-name="T1064">C</text:span><text:span text:style-name="T1250">haracters:</text:span><text:span text:style-name="T1064"> </text:span><text:span text:style-name="T1165">Block NPC 4, Sprout</text:span><text:span text:style-name="T1078"> </text:span></text:p>
      <text:p text:style-name="P913">Player Goal:<text:span text:style-name="T71"> </text:span><text:span text:style-name="T579">Find Sprout</text:span><text:span text:style-name="T391"> </text:span></text:p>
      <text:p text:style-name="P1063">Flowchart: Sprout will talk automatically once player walks past. However, player must talk to him again, triggering his second dialogue. This time, a much longer dialogue is trigger. Sprout flashes back to when Malekev first found the Monolith. This will not allow player to enter the Magistrates' office</text:p>
      <text:p text:style-name="P1063"/>
      <text:p text:style-name="P683"><text:span text:style-name="T1064">1.</text:span><text:span text:style-name="T1169">19</text:span><text:span text:style-name="T1036">.</text:span><text:span text:style-name="T1165">13 MAGISTRATE'S OFFICE</text:span></text:p>
      <text:p text:style-name="P1187"><text:span text:style-name="T1064">C</text:span><text:span text:style-name="T1250">haracters:</text:span><text:span text:style-name="T1064"> </text:span><text:span text:style-name="T1165">Magistrate 1-3, </text:span><text:span text:style-name="T1168">Sketchy NPC, Office NPC 1-3</text:span></text:p>
      <text:p text:style-name="P912">Player Goal: <text:span text:style-name="T579">Find Magistrate 3, who is hiding</text:span></text:p>
      <text:p text:style-name="P869"><text:span text:style-name="T1270">Story </text:span><text:span text:style-name="T1280">L</text:span><text:span text:style-name="T1270">ocations/Rooms:</text:span><text:span text:style-name="T79"> </text:span><text:span text:style-name="T279">3 separate offices, </text:span></text:p>
      <text:p text:style-name="P989">Flowchart:<text:span text:style-name="T71"> </text:span><text:span text:style-name="T582">Player must locate Magistrate 3. This triggers a dialogue, and directs player to return to the Rendezvous Camp</text:span></text:p>
      <text:p text:style-name="P1131"/>
      <text:p text:style-name="P683"><text:span text:style-name="T1064">1.</text:span><text:span text:style-name="T1169">19</text:span><text:span text:style-name="T1036">.</text:span><text:span text:style-name="T1168">14 RENDEVOUZ</text:span></text:p>
      <text:p text:style-name="P1187"><text:span text:style-name="T1064">C</text:span><text:span text:style-name="T1250">haracters:</text:span><text:span text:style-name="T1064"> </text:span><text:span text:style-name="T1168">Eastern CPTN, Magistrates 1-3, Messenger</text:span></text:p>
      <text:p text:style-name="P836"><text:span text:style-name="T1270">Music:</text:span><text:span text:style-name="T79"> </text:span><text:span text:style-name="T281">Attack on The Block (triggered in scene)</text:span></text:p>
      <text:p text:style-name="P989">Flowchart:<text:span text:style-name="T71"> </text:span><text:span text:style-name="T582">Immediately after entering, cut-scene is triggered. Magistrates follow you in and discuss the plan.</text:span></text:p>
      <text:p text:style-name="P1046"><text:tab/>Messenger enters, and player is instructed to get back to The Block</text:p>
      <text:p text:style-name="P1131"/>
      <text:p text:style-name="P680"/>
      <text:h text:style-name="P1490" text:outline-level="1"><text:bookmark-start text:name="__RefHeading___Toc21974_1835656833"/>1.<text:span text:style-name="T1849">20</text:span> “<text:span text:style-name="T1850">The Block, City of Possession”</text:span><text:bookmark-end text:name="__RefHeading___Toc21974_1835656833"/></text:h>
      <text:list xml:id="list8798002940395253012" text:style-name="L92">
        <text:list-item>
          <text:list>
            <text:list-item>
              <text:list>
                <text:list-item>
                  <text:list>
                    <text:list-item>
                      <text:list>
                        <text:list-item>
                          <text:list>
                            <text:list-item>
                              <text:list>
                                <text:list-item>
                                  <text:list>
                                    <text:list-item>
                                      <text:list>
                                        <text:list-item>
                                          <text:list>
                                            <text:list-item>
                                              <text:p text:style-name="P1762"><text:span text:style-name="T1171">As you try to exit the city, </text:span><text:span text:style-name="T282">Malekev's voice booms out of nowhere. He reveals himself, and that he did not attack the north, though he will now. And he will destroy the Dark Lord, who is the true enemy.</text:span><text:span text:style-name="T1171"> </text:span><text:span text:style-name="T282">T</text:span><text:span text:style-name="T1171">he people become possessed and attack </text:span><text:span text:style-name="T283">you</text:span><text:span text:style-name="T1171">. The military alliance runs in to help. </text:span><text:span text:style-name="T284">Your job is to fight the Simulacrum. When their HP hits a certain level, they tumble, and Rolan says to “leave them be, they're normal folks...” You need to rescue as many people as possible who have not changed, and are under attack. </text:span><text:span text:style-name="T1171">After the fighting subsides, </text:span><text:span text:style-name="T284">you ask if taking out Malekev will save the people.</text:span><text:span text:style-name="T1171"> The judges tell you the location of Malekev's hidden fortress and lead you there. </text:span></text:p>
                                            </text:list-item>
                                          </text:list>
                                        </text:list-item>
                                      </text:list>
                                    </text:list-item>
                                  </text:list>
                                </text:list-item>
                              </text:list>
                            </text:list-item>
                          </text:list>
                        </text:list-item>
                      </text:list>
                    </text:list-item>
                  </text:list>
                </text:list-item>
              </text:list>
            </text:list-item>
          </text:list>
        </text:list-item>
      </text:list>
      <text:p text:style-name="P1260"/>
      <text:p text:style-name="P1266"><text:span text:style-name="T976">[Chapter length: </text:span><text:span text:style-name="T979">med</text:span><text:span text:style-name="T976">]</text:span></text:p>
      <text:p text:style-name="P1266"/>
      <text:p text:style-name="P19"><text:span text:style-name="T55">Characters</text:span><text:span text:style-name="T6">: Rolan, </text:span><text:span text:style-name="T11">Lulu</text:span></text:p>
      <text:p text:style-name="P19"><text:span text:style-name="T11"><text:tab/></text:span><text:span text:style-name="T28">Kicked NPC, Aksel, Magistrate 1, 2, 3</text:span></text:p>
      <text:p text:style-name="P59"><text:span text:style-name="T38">Areas</text:span>: <text:span text:style-name="T1850">The Block</text:span></text:p>
      <text:p text:style-name="P115">Music:<text:span text:style-name="T71"> </text:span><text:span text:style-name="T583">(Special Attack Theme)</text:span></text:p>
      <text:p text:style-name="P79"><text:span text:style-name="T64">Buildings/</text:span><text:span text:style-name="T52">etc</text:span><text:span text:style-name="T1749">: (The Block)</text:span></text:p>
      <text:p text:style-name="P190"><text:span text:style-name="T53">Player Goals: </text:span><text:span text:style-name="T343">Rescue the townspeople, confront Aksel, receive direction to go to Malekev's Lair</text:span></text:p>
      <text:p text:style-name="P139"><text:span text:style-name="T28">B</text:span><text:span text:style-name="T3">oss:</text:span><text:span text:style-name="T335"> Aksel, 3 Sets of Block “Zombies”</text:span></text:p>
      <text:p text:style-name="P587"><text:span text:style-name="T1064">1.</text:span><text:span text:style-name="T1036">20. </text:span><text:span text:style-name="T1171">THE BLOCK</text:span></text:p>
      <text:p text:style-name="P392"><text:tab/>NPCs have turned into what are basically zombies and are roaming about. Non-zombies are cornered. Player must free the cornered NPC's. The Eastern CPTN, Eldvard, etc. can be seen engaging with other zombies, but they cannot be helped or spoken to.</text:p>
      <text:p text:style-name="P1187"><text:span text:style-name="T1064">C</text:span><text:span text:style-name="T1250">haracters:</text:span><text:span text:style-name="T1064"> </text:span></text:p>
      <text:p text:style-name="P836"><text:span text:style-name="T1270">Music:</text:span><text:span text:style-name="T79"> </text:span></text:p>
      <text:p text:style-name="P912">Player Goal: </text:p>
      <text:p text:style-name="P869"><text:span text:style-name="T1270">Story </text:span><text:span text:style-name="T1280">L</text:span><text:span text:style-name="T1270">ocations/Rooms:</text:span><text:span text:style-name="T79"> </text:span></text:p>
      <text:p text:style-name="P991">Flowchart:<text:span text:style-name="T71"> </text:span><text:span text:style-name="T585">NPCs have turned into what are basically zombies and are roaming about. Non-zombies are cornered. Player must free the cornered NPC's. The Eastern CPTN, Eldvard, etc. can be seen engaging with other zombies, but they cannot be helped or spoken to. After saving one group, Rolan has a line</text:span></text:p>
      <text:p text:style-name="P1047"><text:tab/>--after saving all groups, cut-scene is triggered and Aksel enters</text:p>
      <text:p text:style-name="P1077"><text:span text:style-name="T1280">N</text:span><text:span text:style-name="T1299">otes:</text:span></text:p>
      <text:p text:style-name="P1131"/>
      <text:p text:style-name="P684"><text:span text:style-name="T1064">1.</text:span><text:span text:style-name="T1036">20. </text:span><text:span text:style-name="T1172">THE BLOCK PALACE</text:span></text:p>
      <text:p text:style-name="P393"><text:tab/>The Magistrates stand on the steps looking very frantic. They may talk to each other Rolan approaches. (EG. “Oh my,” “Ah!” “What do we do?!”</text:p>
      <text:p text:style-name="P1187"><text:span text:style-name="T1064">C</text:span><text:span text:style-name="T1250">haracters:</text:span><text:span text:style-name="T1064"> <text:s/></text:span><text:span text:style-name="T1173">Rolan, Lulu, Magistates 1-3</text:span></text:p>
      <text:p text:style-name="P912">Player Goal: <text:span text:style-name="T1851">Receive</text:span><text:span text:style-name="T586"> direction to go to Malekev's Lair (and info)</text:span></text:p>
      <text:p text:style-name="P869"><text:span text:style-name="T1270">Story </text:span><text:span text:style-name="T1280">L</text:span><text:span text:style-name="T1270">ocations/Rooms:</text:span><text:span text:style-name="T79"> </text:span><text:span text:style-name="T285">The Block Palace Steps, Secret Entrance (To Malekev's Lair, inside Palace)</text:span></text:p>
      <text:p text:style-name="P989">Flowchart:<text:span text:style-name="T71"> </text:span><text:span text:style-name="T586">After speaking to the Magistrates, The Block Palace door will unlock</text:span></text:p>
      <text:p text:style-name="P1077"><text:span text:style-name="T1280">N</text:span><text:span text:style-name="T1299">otes:</text:span><text:span text:style-name="T126"> </text:span><text:span text:style-name="T285">It's also possible that the Block Palace was already open, but the door remained locked/unfindable. It depends on what the Secret Entrance looks like.</text:span></text:p>
      <text:h text:style-name="P1491" text:outline-level="1"><text:bookmark-start text:name="__RefHeading___Toc32563_1121556530"/>1.<text:span text:style-name="T1849">21</text:span> “<text:span text:style-name="T1850">The Block, City of Possession”</text:span><text:bookmark-end text:name="__RefHeading___Toc32563_1121556530"/></text:h>
      <text:list xml:id="list4949271096486685844" text:style-name="L93">
        <text:list-item>
          <text:list>
            <text:list-item>
              <text:list>
                <text:list-item>
                  <text:list>
                    <text:list-item>
                      <text:list>
                        <text:list-item>
                          <text:list>
                            <text:list-item>
                              <text:list>
                                <text:list-item>
                                  <text:list>
                                    <text:list-item>
                                      <text:list>
                                        <text:list-item>
                                          <text:list>
                                            <text:list-item>
                                              <text:p text:style-name="P1763">You must go through the castle, and exit out back—Malekev's fortress is only accessible with the judges. This prevents players from seeing it earlier, or coming back later. </text:p>
                                            </text:list-item>
                                          </text:list>
                                        </text:list-item>
                                      </text:list>
                                    </text:list-item>
                                  </text:list>
                                  <text:list>
                                    <text:list-item>
                                      <text:p text:style-name="P1764"><text:tab/></text:p>
                                    </text:list-item>
                                    <text:list-item>
                                      <text:p text:style-name="P1765">You maneuver Malekev's Lair, and eventually confront him. The DL appears in a puff of</text:p>
                                    </text:list-item>
                                    <text:list-item>
                                      <text:p text:style-name="P1765">smoke, in pure evil magic fashion. He delivers the killing blow and Lulu betrays you. DL tells you</text:p>
                                    </text:list-item>
                                    <text:list-item>
                                      <text:p text:style-name="P1765">his plan (roughly, and indirectly). Malekev counters and says that he now understands why DL</text:p>
                                    </text:list-item>
                                    <text:list-item>
                                      <text:p text:style-name="P1767"><text:span text:style-name="T287">wants the power crystal. However, that won't be enough. </text:span><text:span text:style-name="T286">Malekev is the only bad guy who actively</text:span></text:p>
                                    </text:list-item>
                                    <text:list-item>
                                      <text:p text:style-name="P1766">wants to ruin the world, simply because he is so egotistical and thinks everyone is below him. DL</text:p>
                                    </text:list-item>
                                    <text:list-item>
                                      <text:p text:style-name="P1767"><text:span text:style-name="T287">tells you </text:span><text:span text:style-name="T284">to</text:span><text:span text:style-name="T287"> prepare for a better world, with a better ruler. Lulu and the DL exit.</text:span></text:p>
                                    </text:list-item>
                                    <text:list-item>
                                      <text:p text:style-name="P1765"/>
                                    </text:list-item>
                                  </text:list>
                                </text:list-item>
                              </text:list>
                            </text:list-item>
                          </text:list>
                        </text:list-item>
                      </text:list>
                    </text:list-item>
                  </text:list>
                </text:list-item>
              </text:list>
            </text:list-item>
          </text:list>
        </text:list-item>
      </text:list>
      <text:p text:style-name="P1330"><text:span text:style-name="T287">&lt;</text:span><text:span text:style-name="T79">length: short&gt;</text:span></text:p>
      <text:p text:style-name="P1267"/>
      <text:p text:style-name="P20"><text:span text:style-name="T55">Characters</text:span><text:span text:style-name="T6">: Rolan, </text:span><text:span text:style-name="T11">Lulu</text:span></text:p>
      <text:p text:style-name="P20"><text:span text:style-name="T11"><text:tab/></text:span><text:span text:style-name="T29">Malekev, Lord Sangrina</text:span></text:p>
      <text:p text:style-name="P60"><text:span text:style-name="T38">Areas</text:span>: <text:span text:style-name="T1852">Malekev's Lair</text:span></text:p>
      <text:p text:style-name="P80"><text:span text:style-name="T66">Music:</text:span><text:span text:style-name="T584"> </text:span><text:span text:style-name="T587">Malekev's Lair</text:span></text:p>
      <text:p text:style-name="P191"><text:span text:style-name="T53">Player Goals: </text:span><text:span text:style-name="T1221">Defeat Malekev (until his HP is low). Discover his secret…</text:span></text:p>
      <text:p text:style-name="P192"><text:span text:style-name="T1257">Boss:</text:span><text:span text:style-name="T1191"> Malekev</text:span></text:p>
      <text:p text:style-name="P37"/>
      <text:p text:style-name="P192"><text:span text:style-name="T1064">1.</text:span><text:span text:style-name="T1174">21.1 MALEKEV'S LAIR END ROOM</text:span><text:span text:style-name="T1163"> </text:span></text:p>
      <text:p text:style-name="P1187"><text:span text:style-name="T1064">C</text:span><text:span text:style-name="T1250">haracters:</text:span><text:span text:style-name="T1064"> </text:span><text:span text:style-name="T1175">Rolan, Lulu, Malekev, Lord Sangrina</text:span></text:p>
      <text:p text:style-name="P836"><text:span text:style-name="T1270">Music:</text:span><text:span text:style-name="T79"> </text:span><text:span text:style-name="T288">Malekev/ Lord Sangrina</text:span></text:p>
      <text:p text:style-name="P912">Player Goal: <text:span text:style-name="T587">Defeat Malekev, Lose Lord Sangrina</text:span></text:p>
      <text:p text:style-name="P869"><text:span text:style-name="T1270">Story </text:span><text:span text:style-name="T1280">L</text:span><text:span text:style-name="T1270">ocations/</text:span><text:span text:style-name="T1390">Items:</text:span><text:span text:style-name="T288"> Sangrina's “Vortex” to escape</text:span></text:p>
      <text:p text:style-name="P989">Flowchart:<text:span text:style-name="T71"> </text:span><text:span text:style-name="T587">After entering the room, scene is cued and Rolan fights Malekev; Lord Sangrina enters and scene continues until they exit.</text:span></text:p>
      <text:p text:style-name="P1093"><text:span text:style-name="T1299"><text:tab/>---</text:span><text:span text:style-name="T1391">this might trigger a “save game” option</text:span></text:p>
      <text:h text:style-name="P1493" text:outline-level="3"><text:bookmark-start text:name="__RefHeading___Toc32565_1121556530"/><text:span text:style-name="T38">Section 2</text:span>: <text:span text:style-name="T613">Beginning Again</text:span><text:bookmark-end text:name="__RefHeading___Toc32565_1121556530"/></text:h>
      <text:h text:style-name="P1480" text:outline-level="1"><text:bookmark-start text:name="__RefHeading___Toc32567_1121556530"/><text:span text:style-name="T1852">2.1</text:span> “Wandering Rolan (killing time and hating everyone)<text:bookmark-end text:name="__RefHeading___Toc32567_1121556530"/></text:h>
      <text:p text:style-name="P324"><text:tab/></text:p>
      <text:p text:style-name="P331"><text:span text:style-name="T1830"><text:tab/>Start with very brief montage cataloging what Rolan is up to. He's in a bar. The bartender asks what he's </text:span><text:span text:style-name="T1835">doing these days</text:span><text:span text:style-name="T1830">; they clearly know each other. Rolan says he won't be back for a while. He goes to a store, buys supplies and leaves town. He wanders through a mountain range/rural area, sets up camp and sleeps. </text:span><text:span text:style-name="T1835">We see his outdoorsy skills.</text:span><text:span text:style-name="T1830"> In the morning, he moves again. As he travels through the desert, he is attacked by a band of thieves. He is very outnumbered. It doesn't look good. <text:tab/></text:span>As he is fighting them off, in jumps a...dog? It helps you fight and then comes up to you wimpering, afterward. It has a collar, saying his name is “Parker.” He also has a note saying his owner is in trouble and trapped in the thieves' prison. </text:p>
      <text:h text:style-name="P1492" text:outline-level="1"/>
      <text:p text:style-name="P1268"><text:span text:style-name="T976">[Chapter length: </text:span><text:span text:style-name="T979">med</text:span><text:span text:style-name="T976">]</text:span></text:p>
      <text:p text:style-name="P1268"/>
      <text:p text:style-name="P21"><text:span text:style-name="T55">Characters</text:span><text:span text:style-name="T6">: Rolan</text:span></text:p>
      <text:p text:style-name="P21"><text:span text:style-name="T11"><text:tab/></text:span><text:span text:style-name="T29">Crunchy Mango Bartender (Bredon), Bandit(s), </text:span><text:span text:style-name="T30">Dog</text:span></text:p>
      <text:p text:style-name="P61"><text:span text:style-name="T38">Areas</text:span>: <text:span text:style-name="T1852">Bredon, Southern Desert</text:span></text:p>
      <text:p text:style-name="P116">Music:<text:span text:style-name="T71"> </text:span><text:span text:style-name="T587">Rolan's Theme</text:span></text:p>
      <text:p text:style-name="P81"><text:span text:style-name="T64">Buildings/</text:span><text:span text:style-name="T52">etc</text:span><text:span text:style-name="T1749">: Crunchy Mango</text:span></text:p>
      <text:p text:style-name="P135">Player Goals:</text:p>
      <text:p text:style-name="P135"/>
      <text:p text:style-name="P685"><text:span text:style-name="T1064">2.</text:span><text:span text:style-name="T1036">1.1 CRUNCHY MANGO BAR</text:span></text:p>
      <text:p text:style-name="P1190"><text:span text:style-name="T1064">C</text:span><text:span text:style-name="T1250">haracters:</text:span><text:span text:style-name="T1064"> </text:span><text:span text:style-name="T1176">Rolan, Crunch Mango Bartender</text:span></text:p>
      <text:p text:style-name="P837"><text:span text:style-name="T1270">Music:</text:span><text:span text:style-name="T79"> </text:span><text:span text:style-name="T289">Bredon</text:span></text:p>
      <text:p text:style-name="P914">Player Goal: <text:span text:style-name="T588">Learn what Rolan is doing</text:span></text:p>
      <text:p text:style-name="P992">Flowchart:<text:span text:style-name="T71"> </text:span><text:span text:style-name="T588">This is a cut-scene. </text:span><text:span text:style-name="T589">Bartender speaks to Rolan. Rolan says he is getting out of town. He exits...</text:span></text:p>
      <text:p text:style-name="P1088"/>
      <text:p text:style-name="P685"><text:span text:style-name="T1036">2.1.2 </text:span><text:span text:style-name="T1177">SOUTHERN DESERT</text:span></text:p>
      <text:p text:style-name="P1190"><text:span text:style-name="T1064">C</text:span><text:span text:style-name="T1250">haracters:</text:span><text:span text:style-name="T1064"> </text:span><text:span text:style-name="T1177">Rolan, Bandit(s)</text:span><text:span text:style-name="T1078">, </text:span><text:span text:style-name="T1177">Dog</text:span></text:p>
      <text:p text:style-name="P914">Player Goal: <text:span text:style-name="T589">meet Dog</text:span></text:p>
      <text:p text:style-name="P992">Flowchart:<text:span text:style-name="T71"> </text:span><text:span text:style-name="T589">Begins as cut-scene until player is free to fight Bandits. Cut-scene is triggered once Dog runs in...After dog runs off, player is free to follow</text:span></text:p>
      <text:p text:style-name="P1078"><text:span text:style-name="T1280">N</text:span><text:span text:style-name="T1299">otes: </text:span><text:span text:style-name="T290">Dog will lead to the Thieves' Prison</text:span></text:p>
      <text:h text:style-name="P1481" text:outline-level="1"><text:bookmark-start text:name="__RefHeading___Toc32575_1121556530"/><text:span text:style-name="T288">2.</text:span><text:span text:style-name="T291">2</text:span><text:span text:style-name="T79"> “A temporary side-kick”</text:span><text:bookmark-end text:name="__RefHeading___Toc32575_1121556530"/></text:h>
      <text:p text:style-name="P329"><text:span text:style-name="T1829"><text:tab/>They head off to </text:span><text:span text:style-name="T1832">find </text:span><text:span text:style-name="T1829">the </text:span><text:span text:style-name="T1836">Thieves' Dungeon,</text:span><text:span text:style-name="T1829"> free its prisoners, and find some loot. </text:span><text:span text:style-name="T1832">However, the dungeon is semi-hidden and you must follow the secret signs. It is said to be around the mirage desert. The buzzards fly there often, so, once you are in the desert, you have to be on the lookout for birds. Every couple minutes, one flies overhead, and you must follow it. The entrance is a small hole in the ground that opens into a sort of canyon. After, o</text:span><text:span text:style-name="T1829">ne of the prisoners shares some strange information with you: you look just like someone they met at the spire. </text:span><text:span text:style-name="T1831">Parker's owner explains that he was driven out of his home by the judges when he wouldn't pay the new foreigner taxes, and everyone talks about their town being attacked. You learn about Vordelgaard, a town that was recently attacked and decide to go there.</text:span></text:p>
      <text:p text:style-name="P1269"><text:span text:style-name="T976">[Chapter length: </text:span><text:span text:style-name="T979">med</text:span><text:span text:style-name="T976">]</text:span></text:p>
      <text:p text:style-name="P1269"/>
      <text:p text:style-name="P22"><text:span text:style-name="T55">Characters</text:span><text:span text:style-name="T6">: Rolan</text:span></text:p>
      <text:p text:style-name="P62"><text:span text:style-name="T38">Areas</text:span>: <text:span text:style-name="T1853">Thieves' Prison</text:span></text:p>
      <text:p text:style-name="P117">Music:<text:span text:style-name="T71"> </text:span><text:span text:style-name="T590">Thieves' Prison</text:span></text:p>
      <text:p text:style-name="P82"><text:span text:style-name="T64">Buildings/</text:span><text:span text:style-name="T52">etc</text:span><text:span text:style-name="T1749">: Thieves' Prison</text:span></text:p>
      <text:p text:style-name="P601"><text:span text:style-name="T1684">Player Goals:</text:span><text:span text:style-name="T1665"> </text:span><text:span text:style-name="T1667">Free Prisoners, hear about Vordelgaard (and the attacks)</text:span></text:p>
      <text:p text:style-name="P619"><text:span text:style-name="T1854">Bosses</text:span><text:span text:style-name="T592">: </text:span><text:span text:style-name="T71">Thief Boss</text:span></text:p>
      <text:p text:style-name="P1131"/>
      <text:p text:style-name="P686"><text:span text:style-name="T1064">2.</text:span><text:span text:style-name="T1036">2.1 THIEVES' PRISON (D)</text:span></text:p>
      <text:p text:style-name="P1187"><text:span text:style-name="T1064">C</text:span><text:span text:style-name="T1250">haracters:</text:span><text:span text:style-name="T1064"> </text:span><text:span text:style-name="T1178">Prisoner 1-3, Thief Boss</text:span></text:p>
      <text:p text:style-name="P836"><text:span text:style-name="T1270">Music:</text:span><text:span text:style-name="T79"> </text:span><text:span text:style-name="T291">Thieves' Prison</text:span><text:span text:style-name="T1338"> </text:span></text:p>
      <text:p text:style-name="P869"><text:span text:style-name="T1270">Story </text:span><text:span text:style-name="T1280">L</text:span><text:span text:style-name="T1270">ocations/Rooms:</text:span><text:span text:style-name="T79"> <text:s/></text:span><text:span text:style-name="T291">Prisoners are all locked in nearby cells. They can be spoken to.</text:span></text:p>
      <text:p text:style-name="P1131"/>
      <text:p text:style-name="P681">2.2.2 THIEVES' PRISON EXT</text:p>
      <text:p text:style-name="P1187"><text:span text:style-name="T1064">C</text:span><text:span text:style-name="T1250">haracters:</text:span><text:span text:style-name="T1064"> </text:span><text:span text:style-name="T1178">Prisoners 1-3</text:span></text:p>
      <text:p text:style-name="P912">Player Goal: <text:span text:style-name="T591">Learn about Vordelgaard</text:span><text:span text:style-name="T484"> </text:span></text:p>
      <text:p text:style-name="P1077"><text:span text:style-name="T1280">N</text:span><text:span text:style-name="T1299">otes: </text:span><text:span text:style-name="T291">Player must talk to all prisoners before they are able to exit the scene</text:span></text:p>
      <text:p text:style-name="P1131"/>
      <text:h text:style-name="P1482" text:outline-level="1"><text:bookmark-start text:name="__RefHeading___Toc32577_1121556530"/><text:span text:style-name="T288">2.</text:span><text:span text:style-name="T292">3</text:span><text:span text:style-name="T79"> “</text:span><text:span text:style-name="T292">Village Under Attack...By Lulu”</text:span><text:bookmark-end text:name="__RefHeading___Toc32577_1121556530"/></text:h>
      <text:p text:style-name="P330"><text:span text:style-name="T1829"><text:tab/></text:span><text:span text:style-name="T1834">You find a mostly destroyed village, yet the people go on as though nothing happened. Buildings are varying levels of destroyed.</text:span></text:p>
      <text:p text:style-name="P330"><text:span text:style-name="T1833"><text:tab/>*</text:span><text:span text:style-name="T1834">Currently, the festival Talivana is going on in Vordelgaard. This means a lot of people in the streets, vendors, flags and other out-of-the-ordinary stuff.</text:span></text:p>
      <text:p text:style-name="P325"><text:tab/>After you defeat the boss, the rebels show up. They say Lulu and the DL's army have been attacking villages, looking for information. After being ignored by Lulu, and seeing what she's done, you are absolutely fuming and ready to take up your quest. The rebels convince you to join them and fight the dark lord. It doesn't take a lot of convincing.</text:p>
      <text:p text:style-name="P1270"><text:span text:style-name="T976">[Chapter length: </text:span><text:span text:style-name="T979">med</text:span><text:span text:style-name="T976">]</text:span></text:p>
      <text:p text:style-name="P1270"/>
      <text:p text:style-name="P23"><text:span text:style-name="T55">Characters</text:span><text:span text:style-name="T6">: Rolan</text:span></text:p>
      <text:p text:style-name="P23"><text:span text:style-name="T6"><text:tab/></text:span><text:span text:style-name="T31">Serpent Driver, NPC 1-11, Valmar, School Teacher, Marianne's Friend, Reinforcements, Marcos (Rebel Leader), Rebel 1-2</text:span></text:p>
      <text:p text:style-name="P63"><text:span text:style-name="T38">Areas</text:span>: <text:span text:style-name="T1854">Vordelgaard</text:span></text:p>
      <text:p text:style-name="P118">Music:<text:span text:style-name="T71"> </text:span><text:span text:style-name="T592">Vordelgaard</text:span></text:p>
      <text:p text:style-name="P83"><text:span text:style-name="T64">Buildings/</text:span><text:span text:style-name="T52">etc</text:span><text:span text:style-name="T1749">: The Slaget, NPC House 1, 2 (Destroyed), Schoolhouse, </text:span><text:span text:style-name="T1856">Talvisaaga</text:span><text:span text:style-name="T1749"> Festival (Town Center)</text:span></text:p>
      <text:p text:style-name="P625"><text:span text:style-name="T3">Player Goals:</text:span><text:span text:style-name="T335"> </text:span><text:span text:style-name="T344">Locate Marianne's House</text:span></text:p>
      <text:p text:style-name="P613"/>
      <text:p text:style-name="P682">2.3.1 SERPENT STOP</text:p>
      <text:p text:style-name="P1187"><text:span text:style-name="T1064">C</text:span><text:span text:style-name="T1250">haracters:</text:span><text:span text:style-name="T1064"> </text:span><text:span text:style-name="T1179">Serpent Driver</text:span></text:p>
      <text:p text:style-name="P1077"><text:span text:style-name="T1280">N</text:span><text:span text:style-name="T1299">otes: </text:span><text:span text:style-name="T292">Player will take the serpent up north (most likely). The driver will have a relevant line after selecting the port up north. Note, this should only occur at this point in time. After entering Vordelgaard, it must be removed</text:span></text:p>
      <text:p text:style-name="P1099"/>
      <text:p text:style-name="P1282"><text:span text:style-name="T292">2.</text:span><text:span text:style-name="T79">3.2 VORDELGAARD EXT</text:span></text:p>
      <text:p text:style-name="P1169"><text:span text:style-name="T1064">C</text:span><text:span text:style-name="T1250">haracters:</text:span><text:span text:style-name="T1064"> </text:span><text:span text:style-name="T1179">NPC 1,2</text:span></text:p>
      <text:p text:style-name="P1204"/>
      <text:p text:style-name="P1243">2.3.3 NPC HOUSE 1</text:p>
      <text:p text:style-name="P1249"><text:span text:style-name="T1064"><text:tab/>C</text:span><text:span text:style-name="T1250">haracters:</text:span><text:span text:style-name="T1064"> </text:span><text:span text:style-name="T1036">NPC 3, 4</text:span></text:p>
      <text:p text:style-name="P1247"/>
      <text:p text:style-name="P1247">2.3.4 THE SLAGET</text:p>
      <text:p text:style-name="P1249"><text:span text:style-name="T1036"><text:tab/></text:span><text:span text:style-name="T1249">Characters:</text:span><text:span text:style-name="T1036"> NPC 5-8, Valmar (in the ring), Nameless Fighter (In the ring)</text:span></text:p>
      <text:p text:style-name="P1247"/>
      <text:p text:style-name="P1247">2.3.5 ERGFLOKKER</text:p>
      <text:p text:style-name="P1249"><text:span text:style-name="T1036"><text:tab/></text:span><text:span text:style-name="T1249">Characters:</text:span><text:span text:style-name="T1036"> None</text:span></text:p>
      <text:p text:style-name="P1249"><text:span text:style-name="T1036"><text:tab/></text:span><text:span text:style-name="T1249">Notes:</text:span><text:span text:style-name="T1036"> There are only Elg here. They may make a sound when you select/feed themselves</text:span></text:p>
      <text:p text:style-name="P1247">2.3.6 SCHOOLHOUSE</text:p>
      <text:p text:style-name="P1249"><text:span text:style-name="T1036"><text:tab/></text:span><text:span text:style-name="T1249">Characters: </text:span><text:span text:style-name="T1036">Teacher</text:span></text:p>
      <text:p text:style-name="P1247"/>
      <text:p text:style-name="P1247">2.3.7 VORDELGAARD CENTER</text:p>
      <text:p text:style-name="P1249"><text:span text:style-name="T1036"><text:tab/></text:span><text:span text:style-name="T749">Booths are set up here, like any other festival. Perhaps google “weihnachtsmarkt” for inspiration (removing the Christmas-y stuff). Any shops (supplies, weapons, etc) are set up here in booths. Their relevant salespersons are also here.</text:span></text:p>
      <text:p text:style-name="P1249"><text:span text:style-name="T1036"><text:tab/></text:span><text:span text:style-name="T1249">Characters:</text:span><text:span text:style-name="T1036"> NPC 9-11, Valmar</text:span></text:p>
      <text:p text:style-name="P1247"><text:soft-page-break/></text:p>
      <text:p text:style-name="P1335">2.3.8 MARIANNE'S HOUSE</text:p>
      <text:p text:style-name="P1335"><text:tab/>This is the location we are looking for. It should stand out against the rest. There is a letter on the desk that the player must read.</text:p>
      <text:p text:style-name="P1331"><text:span text:style-name="T1036"><text:tab/></text:span><text:span text:style-name="T1249">Characters:</text:span><text:span text:style-name="T1036"> Marianne's Friend</text:span></text:p>
      <text:p text:style-name="P1331"><text:span text:style-name="T1036"><text:tab/></text:span><text:span text:style-name="T1249">Key Items:</text:span><text:span text:style-name="T1036"> Letter on desk</text:span></text:p>
      <text:p text:style-name="P1332"><text:span text:style-name="T1036"><text:tab/></text:span><text:span text:style-name="T1224">Flowchart:</text:span><text:span text:style-name="T1036"> After reading letter, Marianne's Friend enters and speaks. She gives the idea to head East looking for the Eastern Military Camp</text:span></text:p>
      <text:p text:style-name="P1335"/>
      <text:p text:style-name="P1336">2.3.9 EASTERN MILITARY CAMP</text:p>
      <text:p text:style-name="P1333"><text:span text:style-name="T1270">Characters:</text:span><text:span text:style-name="T79"> Reinforcements, Marcos (Rebel Leader), Rebel 1, 2</text:span></text:p>
      <text:p text:style-name="P1334"><text:span text:style-name="T1270">Flowchart:</text:span><text:span text:style-name="T79"> </text:span><text:span text:style-name="T293">After coming close enough to soldiers, they will automatically attack. Defeating the first onslaught triggers REINFORCEMENTS to run in. One delivers a line and they fight…</text:span></text:p>
      <text:p text:style-name="P1334"><text:span text:style-name="T293"><text:tab/>--</text:span><text:span text:style-name="T79">After the second group is defeated the Rebels enter...Dialogue begins immediately</text:span></text:p>
      <text:h text:style-name="P1483" text:outline-level="1"><text:bookmark-start text:name="__RefHeading___Toc32579_1121556530"/><text:span text:style-name="T288">2.</text:span><text:span text:style-name="T294">4</text:span><text:span text:style-name="T79"> “</text:span><text:span text:style-name="T294">Getting To Spire City”</text:span><text:bookmark-end text:name="__RefHeading___Toc32579_1121556530"/></text:h>
      <text:p text:style-name="P326"><text:tab/><text:tab/>You explore the Spire's city, and eventually make your way to the People's Temple (the divider between the normal people and where the sages live and study). </text:p>
      <text:p text:style-name="P1234"><text:span text:style-name="T32">2.5 A </text:span>Here, an old lady takes a liking to you and gives you little tasks around the temple. After you complete them, she says she wants you to see the Sages and lets you pass freely to the upper part of the spire.</text:p>
      <text:p text:style-name="P326"><text:span text:style-name="T32"><text:tab/>2.5B </text:span><text:span text:style-name="T1392">As you explore, an old woman keeps popping up. She runs away if you approach her. In a cert</text:span><text:span text:style-name="T1834">ain place, she will approach you and apologize for giving you the fake crystal—which is a surprise to you. It's fake? You explain that you aren't really upset, as your plans were hijacked. You also feel very off-put because they gave you a fake crystal. You are interested in the PC, but not in the same way as before. Your mother drops hints that she knows you, and takes you to the temple of the Head Sage. You are surprised to find this weird old lady is, in fact, the head sage, AND your mother. After your father died, she was called to become a sage of the spire. She wanted to make the world a safer place, one where your father wouldn't have died. You respond very negatively. She officially invites you to attempt the four trials. This is a rarely given opportunity, and you are entreated not to squander it. You accept and leave angry.</text:span></text:p>
      <text:p text:style-name="P1271"><text:span text:style-name="T976">[Chapter length: </text:span><text:span text:style-name="T979">med</text:span><text:span text:style-name="T976">]</text:span></text:p>
      <text:p text:style-name="P1271"/>
      <text:p text:style-name="P24"><text:span text:style-name="T55">Characters</text:span><text:span text:style-name="T6">: Rolan</text:span></text:p>
      <text:p text:style-name="P64"><text:span text:style-name="T38">Areas</text:span>: <text:span text:style-name="T1857">Spire City</text:span></text:p>
      <text:p text:style-name="P119">Music:<text:span text:style-name="T71"> </text:span><text:span text:style-name="T593">Spire City, The Four Trials, College of The Spire Laboratory</text:span></text:p>
      <text:p text:style-name="P84"><text:span text:style-name="T64">Buildings/</text:span><text:span text:style-name="T52">etc</text:span><text:span text:style-name="T1749">: (The Peoples' Spire, The Peoples' Temple). Spire City:</text:span></text:p>
      <text:p text:style-name="P626"><text:span text:style-name="T3">Player Goals</text:span><text:span text:style-name="T335">: </text:span><text:span text:style-name="T345">Complete Four Trial</text:span></text:p>
      <text:p text:style-name="P619"><text:span text:style-name="T1854">Bosses</text:span><text:span text:style-name="T592">: </text:span><text:span text:style-name="T71">College of The Spire Laboratory Boss, Four Trials Boss</text:span></text:p>
      <text:p text:style-name="P614"/>
      <text:p text:style-name="P628"><text:span text:style-name="T71">2.4.1 C</text:span><text:span text:style-name="T594">OLLEGE OF THE SPIRE LABORATORY</text:span></text:p>
      <text:p text:style-name="P628"><text:span text:style-name="T71"><text:tab/></text:span><text:span text:style-name="T704">The doors are barred...</text:span></text:p>
      <text:p text:style-name="P628"><text:span text:style-name="T71"><text:tab/></text:span>Flowchart:<text:span text:style-name="T71"> If player selects the door they are given the option to open it. If they select “yes,” player must first force it open. <text:s/>They must first, however, find the key….</text:span></text:p>
      <text:p text:style-name="P608"/>
      <text:p text:style-name="P628"><text:span text:style-name="T71">2.4.2 </text:span><text:span text:style-name="T594">GRAVES</text:span></text:p>
      <text:p text:style-name="P608"><text:tab/>The Intern from the College of The Spire can be found here hanging about… If player looks around, they can find the key to The Spire.</text:p>
      <text:p text:style-name="P608"/>
      <text:p text:style-name="P628"><text:span text:style-name="T71">2.4.3 T</text:span><text:span text:style-name="T594">HE PEOPLES' TEMPLE</text:span></text:p>
      <text:p text:style-name="P1170"><text:span text:style-name="T1064">C</text:span><text:span text:style-name="T1250">haracters:</text:span><text:span text:style-name="T1064"> </text:span><text:span text:style-name="T1180">Sage Mother, Margaret, Marjarie</text:span><text:span text:style-name="T1078"> </text:span></text:p>
      <text:p text:style-name="P915">Player Goal: <text:span text:style-name="T593">Talk to Sage Mother</text:span><text:span text:style-name="T391"> </text:span></text:p>
      <text:p text:style-name="P993">Flowchart:<text:span text:style-name="T71"> </text:span><text:span text:style-name="T593">When player enters the temple, the Sage Mother will pop-up at a random point...She is clearly watching Rolan. When Rolan walks in her line of vision (or perhaps even in her periphery) she runs away. Player must come from behind. Talking to her starts small scene:</text:span></text:p>
      <text:p text:style-name="P1048"><text:tab/>--they talk, she calls Margaret and Marjarie to take Rolan to the Head Sage</text:p>
      <text:p text:style-name="P1292"><text:span text:style-name="T1632">2.</text:span><text:span text:style-name="T1631">4.4 </text:span><text:span text:style-name="T1653">SPIRE CITY</text:span></text:p>
      <text:p text:style-name="P1170"><text:span text:style-name="T1064">C</text:span><text:span text:style-name="T1250">haracters:</text:span><text:span text:style-name="T1064"> </text:span><text:span text:style-name="T1180">Margaret, Marjarie</text:span><text:span text:style-name="T1078">, </text:span><text:span text:style-name="T1180">Sage 1-5</text:span></text:p>
      <text:p text:style-name="P915">Player Goal: <text:span text:style-name="T593">Locate Head Sage</text:span></text:p>
      <text:p text:style-name="P993"><text:span text:style-name="T1668">Flowchart</text:span><text:span text:style-name="T1631">: </text:span><text:span text:style-name="T1652">After a few steps, Margaret and Marjarie stop and speak to Rolan. They exit, leaving </text:span><text:soft-page-break/><text:span text:style-name="T1652">player alone.</text:span></text:p>
      <text:p text:style-name="P1064"><text:tab/>--player must located the Head Sage (in the direction Marg/Marj go). They can, however, also speak to any sages wandering about.</text:p>
      <text:p text:style-name="P1003"><text:span text:style-name="T1668">Note:</text:span><text:span text:style-name="T1631"> Spire City is very open. There are only paths, open-air temple-style structure and overlooks. Sages stand at random about the area. It may be difficult to maneuver the paths, as they are almost a maze, themselves.</text:span></text:p>
      <text:p text:style-name="P1064"/>
      <text:p text:style-name="P1293"><text:span text:style-name="T1631">2.4.5 </text:span><text:span text:style-name="T1653">HEAD SAGE'S TEMPLE</text:span></text:p>
      <text:p text:style-name="P1295"><text:span text:style-name="T1631"><text:tab/></text:span><text:span text:style-name="T1668">characters: </text:span><text:span text:style-name="T1631">Head Sage</text:span></text:p>
      <text:p text:style-name="P1295"><text:span text:style-name="T1631"><text:tab/></text:span><text:span text:style-name="T1668">Flowchart:</text:span><text:span text:style-name="T1631"> speaking to the Head Sage will trigger a dialogue. The Head Sage triggers The Light (a beam in the middle of the room) and disappears into it. Player is free to follow her.</text:span></text:p>
      <text:p text:style-name="P1297"/>
      <text:p text:style-name="P1295"><text:span text:style-name="T1631">2.4.6 </text:span><text:span text:style-name="T1653">FOUR TRIALS ENTRANCE</text:span></text:p>
      <text:p text:style-name="P1295"><text:span text:style-name="T1631"><text:tab/></text:span><text:span text:style-name="T1668">Characters:</text:span><text:span text:style-name="T1631"> Head Sage</text:span></text:p>
      <text:p text:style-name="P1295"><text:span text:style-name="T1631"><text:tab/></text:span><text:span text:style-name="T1668">Flowchart:</text:span><text:span text:style-name="T1631"> Stepping through the light will trigger scene: The Head Sage talks as she leads Rolan to a door. Player is free to enter and face the Four Trials and receive the Pure Crystal.</text:span></text:p>
      <text:p text:style-name="P1297"/>
      <text:p text:style-name="P602"><text:span text:style-name="T1631">2.4.7 T</text:span><text:span text:style-name="T1653">HE PURE CRYTSALS</text:span></text:p>
      <text:p text:style-name="P609"><text:tab/>After competing the trials, Rolan finds a room much like The End of Time in Crono Trigger. The Sage Mother is here.</text:p>
      <text:p text:style-name="P602"><text:span text:style-name="T1631"><text:tab/></text:span><text:span text:style-name="T1668">Characters:</text:span><text:span text:style-name="T1631"> Sage Mother</text:span></text:p>
      <text:p text:style-name="P602"><text:span text:style-name="T1631"><text:tab/></text:span><text:span text:style-name="T1668">Flowchart:</text:span><text:span text:style-name="T1631"> Player should speak to Sage Mother. This triggers long dialogue (see script). Sage Mother exits and player is free to leave.</text:span></text:p>
      <text:p text:style-name="P602"><text:span text:style-name="T1631"><text:tab/></text:span><text:span text:style-name="T1668">Player Goal:</text:span><text:span text:style-name="T1631"> Receive Pure Crystal</text:span></text:p>
      <text:p text:style-name="P609"/>
      <text:p text:style-name="P609"/>
      <text:h text:style-name="P1484" text:outline-level="1"><text:bookmark-start text:name="__RefHeading___Toc32587_1121556530"/><text:span text:style-name="T288">2.</text:span><text:span text:style-name="T295">5</text:span><text:span text:style-name="T79"> “</text:span><text:span text:style-name="T295">Information For The Rebels</text:span><text:span text:style-name="T294">”</text:span><text:bookmark-end text:name="__RefHeading___Toc32587_1121556530"/></text:h>
      <text:p text:style-name="P327"><text:tab/>Mood: story-driven, normal, narrative, some uncertainty</text:p>
      <text:p text:style-name="P1233"><text:span text:style-name="T33">2.7 A </text:span>You take the crystal and go to the rebel base. You tell them what you learned, but don't</text:p>
      <text:p text:style-name="P1337">mention the crystal. You relay that the sages mentioned the monolith. They are grateful, and <text:span text:style-name="T1855">accept</text:span></text:p>
      <text:p text:style-name="P1338">you into the team. </text:p>
      <text:p text:style-name="P327"><text:span text:style-name="T33"><text:tab/>2.7 B </text:span><text:span text:style-name="T1244">You receive a sort of “tester” mission. </text:span><text:span text:style-name="T981">Outside the city is a small camp of soldiers who keep intercepting their messengers. Go take care of them.</text:span></text:p>
      <text:p text:style-name="P328"><text:span text:style-name="T980"><text:tab/>2.</text:span><text:span text:style-name="T925">5 C </text:span><text:span text:style-name="T1224">Thiago tells you to find the 5 Generals and take them out</text:span></text:p>
      <text:p text:style-name="P1272"><text:span text:style-name="T976">[Chapter length: </text:span><text:span text:style-name="T979">med</text:span><text:span text:style-name="T976">]</text:span></text:p>
      <text:p text:style-name="P1272"/>
      <text:p text:style-name="P25"><text:span text:style-name="T55">Characters</text:span><text:span text:style-name="T6">: Rolan</text:span></text:p>
      <text:p text:style-name="P65"><text:span text:style-name="T38">Areas</text:span>: <text:span text:style-name="T1858">Rebel Base (Rambling Juju), Eastern Military Camp</text:span></text:p>
      <text:p text:style-name="P85"><text:span text:style-name="T66">Music:</text:span><text:span text:style-name="T584"> </text:span><text:span text:style-name="T597">Rambling Juju/Rebels</text:span></text:p>
      <text:p text:style-name="P1444"><text:span text:style-name="T3">Player Goals</text:span><text:span text:style-name="T335">: </text:span><text:span text:style-name="T346">Receive Tester Mission, and mission to stop the 5 Generals</text:span><text:span text:style-name="T344"> </text:span></text:p>
      <text:p text:style-name="P1448"><text:span text:style-name="T34">B</text:span><text:span text:style-name="T3">osses:</text:span><text:span text:style-name="T335"> Aksel, Eastern Soldiers</text:span></text:p>
      <text:p text:style-name="P1442">Notes:<text:span text:style-name="T71"> Details for Rambling Juju are in 2.6</text:span></text:p>
      <text:p text:style-name="P615"/>
      <text:p text:style-name="P621"><text:span text:style-name="T292">2.</text:span><text:span text:style-name="T79">5.1 </text:span><text:span text:style-name="T298">REBEL BASE</text:span><text:span text:style-name="T296"><text:tab/></text:span></text:p>
      <text:p text:style-name="P1171"><text:span text:style-name="T1064">C</text:span><text:span text:style-name="T1250">haracters:</text:span><text:span text:style-name="T1064"> </text:span><text:span text:style-name="T1182">Rebels 1-5, Marcos, Rebel Scaredy Cat 1-2, Thiago, Thiago's Buddy 1, 2</text:span></text:p>
      <text:p text:style-name="P838"><text:span text:style-name="T1270">Music:</text:span><text:span text:style-name="T79"> </text:span><text:span text:style-name="T297">Rebels</text:span></text:p>
      <text:p text:style-name="P916">Player Goal: <text:span text:style-name="T594">Player should attack and defeat Thiago; Receive direction to locate and wipe out the Eastern Military Camp</text:span><text:span text:style-name="T391"> </text:span></text:p>
      <text:p text:style-name="P994">Flowchart:<text:span text:style-name="T71"> </text:span><text:span text:style-name="T594">When player comes close to Thiago, they can use their weapons. Speaking to the Scaredy Cats will hint to the player that they should attack.</text:span></text:p>
      <text:p text:style-name="P610"/>
      <text:p text:style-name="P622"><text:span text:style-name="T292">2.</text:span><text:span text:style-name="T79">5.</text:span><text:span text:style-name="T298">2</text:span><text:span text:style-name="T79"> </text:span><text:span text:style-name="T298">REBEL BASE (POST-QUEST)</text:span></text:p>
      <text:p text:style-name="P1172"><text:span text:style-name="T1064">C</text:span><text:span text:style-name="T1250">haracters:</text:span><text:span text:style-name="T1064"> </text:span><text:span text:style-name="T1183">Thiago</text:span></text:p>
      <text:p text:style-name="P839"><text:span text:style-name="T1270">Music:</text:span><text:span text:style-name="T79"> </text:span><text:span text:style-name="T297">Rebels</text:span></text:p>
      <text:p text:style-name="P917">Player Goal: <text:span text:style-name="T594">Receive direction to find 5 Generals</text:span></text:p>
      <text:p text:style-name="P995">Flowchart:<text:span text:style-name="T71"> </text:span><text:span text:style-name="T594">After speaking to Thiago, </text:span><text:span text:style-name="T598">Sleepin Bowman is open (2.6.1, and story can progress)</text:span></text:p>
      <text:p text:style-name="P1049"/>
      <text:p text:style-name="P1294">2.5.3 ARTSY FARTSY DISTRICT</text:p>
      <text:p text:style-name="P1296"><text:tab/><text:span text:style-name="T613">There are three different studios: The First of Many, Inspiring Jupies and The Ending Branch. Please see Cities Details.</text:span></text:p>
      <text:p text:style-name="P1321"><text:span text:style-name="T71"><text:tab/></text:span>Characters:<text:span text:style-name="T71"> (First of Many) Artist Numero Uno, Dos (Inspiring Jupies) Herr Milo, Rabbit, </text:span><text:span text:style-name="T595">Mongo</text:span><text:span text:style-name="T71"> (The Ending Branch) Ender 1, 2</text:span></text:p>
      <text:p text:style-name="P1322"><text:span text:style-name="T71"><text:tab/></text:span>Notes:<text:span text:style-name="T71"> This is just for fun. It is possible there is a side quest later to reveal that Herr Milo and Rabbit are spies</text:span></text:p>
      <text:p text:style-name="P1329"/>
      <text:p text:style-name="P1329">2.5.4 SHANTYTOWN</text:p>
      <text:p text:style-name="P1322"><text:span text:style-name="T71"><text:tab/></text:span><text:span text:style-name="T746">Folks are kind of hanging about in the street, or in the hovels that are supposed to be homes…</text:span></text:p>
      <text:p text:style-name="P1322"><text:span text:style-name="T595"><text:tab/></text:span><text:span text:style-name="T1859">Characters</text:span><text:span text:style-name="T595">: Scooter Kid 1, 2 Shantytown NPC 1-4</text:span></text:p>
      <text:p text:style-name="P1322"><text:span text:style-name="T595"><text:tab/></text:span><text:span text:style-name="T1860">Notes:</text:span><text:span text:style-name="T596"> Again, these are just for exploring, though side quests could be added later (perhaps a “robin hood” story of stealing from the Old Money district)</text:span></text:p>
      <text:p text:style-name="P1326"/>
      <text:p text:style-name="P1324">2.5.5 BLUE COLLAR DISTRICT</text:p>
      <text:p text:style-name="P1323"><text:span text:style-name="T71"><text:tab/></text:span>Characters:<text:span text:style-name="T71"> (House 1) Blue Collar Man (House 2) Blue Collar Wife (House 3) Blue Collar Kid, </text:span><text:soft-page-break/><text:span text:style-name="T71">Blue Collar Wife</text:span></text:p>
      <text:p text:style-name="P1324"><text:tab/><text:span text:style-name="T38">Locations:</text:span> NPC House 1-3, gate/walkway to Old Money District (*As ONLY the Blue Collar Workers are able to enter the Old Money District, it would make sense for them to be in some way connected)</text:p>
      <text:p text:style-name="P1327"/>
      <text:p text:style-name="P1328"/>
      <text:p text:style-name="P1325">2.5.6 <text:span text:style-name="T1861">PARTY DISTRICT</text:span></text:p>
      <text:p text:style-name="P1450"><text:span text:style-name="T700"><text:tab/></text:span><text:span text:style-name="T67">Characters:</text:span><text:span text:style-name="T1861"> (Regular Stadt) Dart Player, Pool Player 1-2 </text:span></text:p>
      <text:p text:style-name="P1450"><text:span text:style-name="T1861"><text:tab/><text:tab/><text:tab/>(The Feel Goodies) Dancer 1-4, DJ </text:span></text:p>
      <text:p text:style-name="P1450"><text:span text:style-name="T1861"><text:tab/><text:tab/><text:tab/>(Sleepin Bowman) Bartender </text:span></text:p>
      <text:p text:style-name="P1450"><text:span text:style-name="T1861"><text:tab/><text:tab/><text:tab/>(Sugar Dive) Bartender, Diver 1, Rube, Big Floyd, Colonel</text:span></text:p>
      <text:p text:style-name="P1324"><text:tab/><text:span text:style-name="T67">Notes:</text:span><text:span text:style-name="T1861"> Sleeping Bowman is currently closed up. Bartender will tell you to come back later. This lets the player know this is a story location.</text:span></text:p>
      <text:p text:style-name="P1327"/>
      <text:h text:style-name="P1486" text:outline-level="1"><text:bookmark-start text:name="__RefHeading___Toc32589_1121556530"/><text:span text:style-name="T1175">2.</text:span><text:span text:style-name="T1186">6</text:span><text:span text:style-name="T1036"> “</text:span><text:span text:style-name="T1185">The </text:span><text:span text:style-name="T1181">5 Generals </text:span><text:span text:style-name="T1185">of The East</text:span><text:span text:style-name="T1180">”</text:span><text:bookmark-end text:name="__RefHeading___Toc32589_1121556530"/></text:h>
      <text:p text:style-name="P1698"><text:span text:style-name="T925"><text:tab/></text:span><text:span text:style-name="T1268">2.9A </text:span><text:span text:style-name="T1267">Name 1</text:span><text:span text:style-name="T1269"> </text:span><text:span text:style-name="T1246">Player finds note in Sugar Dive describing Rube. Player follows Rube home</text:span></text:p>
      <text:p text:style-name="P1698"><text:span text:style-name="T925"><text:tab/></text:span><text:span text:style-name="T1256">Goal: Uncover first name hidden in bar.</text:span></text:p>
      <text:p text:style-name="P1698"><text:span text:style-name="T1266"><text:tab/>2.9B </text:span><text:span text:style-name="T1267">Name 2 </text:span><text:span text:style-name="T925">On the way back, another drunkard joins </text:span><text:span text:style-name="T982">Rube</text:span><text:span text:style-name="T925">, saying they need to “talk business.” They go to a large house in the “nice” part of town.</text:span></text:p>
      <text:p text:style-name="P1698"><text:span text:style-name="T925"><text:tab/></text:span><text:span text:style-name="T1256">Goal: Follow Rube without being spotted, and avoiding guards.</text:span><text:span text:style-name="T925"> </text:span></text:p>
      <text:p text:style-name="P1698"><text:span text:style-name="T925"><text:tab/></text:span><text:span text:style-name="T1266">2.9C </text:span><text:span text:style-name="T1267">Name 3 </text:span><text:span text:style-name="T1245"><text:s/>You search until y</text:span><text:span text:style-name="T925">ou find a safe with treasure and orders from the DL. You discover one more name from these orders. </text:span></text:p>
      <text:p text:style-name="P1698"><text:span text:style-name="T925"><text:tab/></text:span><text:span text:style-name="T1256">Goal: Find the name hidden in Rube's house.</text:span></text:p>
      <text:p text:style-name="P1698"><text:span text:style-name="T925"><text:tab/></text:span><text:span text:style-name="T1266">2.9D </text:span><text:span text:style-name="T1267">Name 4 </text:span><text:span text:style-name="T925">The two generals will discuss another general; they say he is boring, obnoxious, and a total party pooper. They also say he is probably still at the bar. </text:span></text:p>
      <text:p text:style-name="P1698"><text:span text:style-name="T925"><text:tab/></text:span><text:span text:style-name="T1256">Goal: Uncover the name of and find the 4</text:span><text:span text:style-name="T1848">th</text:span><text:span text:style-name="T1256"> general at the bar.</text:span></text:p>
      <text:p text:style-name="P1705"><text:span text:style-name="T1180"><text:tab/></text:span><text:span text:style-name="T1222">2.9E </text:span><text:span text:style-name="T1223">Name 5 </text:span><text:span text:style-name="T1189">beerstadt says he will give the fifth name if Rolan breaks in to Castle Sangrina</text:span></text:p>
      <text:p text:style-name="P535"/>
      <text:p text:style-name="P1798"/>
      <text:p text:style-name="P1356"><text:span text:style-name="T64">Characters</text:span><text:span text:style-name="T1749">: </text:span></text:p>
      <text:p text:style-name="P1356"><text:span text:style-name="T1031"><text:tab/></text:span><text:span text:style-name="T1032">Sleepin Bowman: Lounger 1, 2 Bartender</text:span></text:p>
      <text:p text:style-name="P1357"><text:span text:style-name="T1032"><text:tab/>Sugar Dive: </text:span><text:span text:style-name="T1030">Rube, Big Floyd, Colonel, </text:span><text:span text:style-name="T1031">Buck</text:span><text:span text:style-name="T1032">y, </text:span><text:span text:style-name="T1033">Bartender</text:span></text:p>
      <text:p text:style-name="P1357"><text:span text:style-name="T1033"><text:tab/>Regular Stadt: Darts Player</text:span></text:p>
      <text:p text:style-name="P1357"><text:span text:style-name="T1033"><text:tab/>The Feel Goodies: Dancer 1</text:span></text:p>
      <text:p text:style-name="P66"><text:span text:style-name="T38">Areas</text:span>: <text:span text:style-name="T1862">Party District, Old Money District</text:span></text:p>
      <text:p text:style-name="P86"><text:span text:style-name="T66">Music: </text:span><text:span text:style-name="T600">Ramblin Juju</text:span></text:p>
      <text:p text:style-name="P627"><text:span text:style-name="T3">Player Goals</text:span><text:span text:style-name="T335">: </text:span><text:span text:style-name="T347">Uncover first 4 Generals</text:span></text:p>
      <text:p text:style-name="P620"><text:span text:style-name="T1854">Bosses:</text:span><text:span text:style-name="T592"> <text:s/></text:span><text:span text:style-name="T602">N/A</text:span></text:p>
      <text:p text:style-name="P616"/>
      <text:p text:style-name="P629"><text:span text:style-name="T592">2.</text:span><text:span text:style-name="T71">6.1 SLEEPIN BOWMAN</text:span></text:p>
      <text:p text:style-name="P1173"><text:span text:style-name="T1064">C</text:span><text:span text:style-name="T1250">haracters:</text:span><text:span text:style-name="T1064"> </text:span><text:span text:style-name="T1184">Lounger 1, 2, Beerstadt, Bartender</text:span></text:p>
      <text:p text:style-name="P918">Player Goal: <text:span text:style-name="T71"><text:s/></text:span><text:span text:style-name="T599">Meet Beerstadt</text:span><text:span text:style-name="T391"> </text:span></text:p>
      <text:p text:style-name="P996">Flowchart:<text:span text:style-name="T71"> </text:span><text:span text:style-name="T599">After speaking to Lounger 1, Beerstadt enters and talks to player</text:span></text:p>
      <text:p text:style-name="P647"/>
      <text:p text:style-name="P667"><text:span text:style-name="T126">2.</text:span><text:span text:style-name="T79">6.2 SUGAR DIVE</text:span></text:p>
      <text:p text:style-name="P641"><text:span text:style-name="T1654"><text:tab/></text:span><text:span text:style-name="T1662">C</text:span><text:span text:style-name="T1682">haracters:</text:span><text:span text:style-name="T1662"> </text:span><text:span text:style-name="T1663">Beerstadt, Ruben, Colonel, Big Floyd, Bartender</text:span><text:span text:style-name="T154"> </text:span></text:p>
      <text:p text:style-name="P918">Player Goal: <text:span text:style-name="T601">Determine to follow Beerstadt around</text:span></text:p>
      <text:p text:style-name="P996">Flowchart:<text:span text:style-name="T71"> </text:span><text:span text:style-name="T601">After speaking to Beersadt, he will exit, saying he is going to the Regular Stadt</text:span></text:p>
      <text:p text:style-name="P1050"><text:tab/>--this will trigger the bartender in The Regular Stadt and the Darts player to have new dialogues (2.6.3)</text:p>
      <text:p text:style-name="P648"><text:tab/></text:p>
      <text:p text:style-name="P668"><text:span text:style-name="T126">2.</text:span><text:span text:style-name="T79">6.3 THE REGULAR STADT</text:span></text:p>
      <text:p text:style-name="P668"><text:span text:style-name="T79"><text:tab/></text:span><text:span text:style-name="T1270">Characters:</text:span><text:span text:style-name="T79"> Darts Player, Beerstadt</text:span></text:p>
      <text:p text:style-name="P668"><text:span text:style-name="T79"><text:tab/></text:span><text:span text:style-name="T1270">Player Goal:</text:span><text:span text:style-name="T79"> Defeat Darts Player, Drink Bonger</text:span></text:p>
      <text:p text:style-name="P668"><text:span text:style-name="T79"><text:tab/></text:span><text:span text:style-name="T1270">Flowchart:</text:span><text:span text:style-name="T79"> </text:span></text:p>
      <text:p text:style-name="P668"><text:span text:style-name="T79"/></text:p>
      <text:p text:style-name="P1769"><text:span text:style-name="T79">2.6.4 THE FEEL GOODIES</text:span></text:p>
      <text:p text:style-name="P1769"><text:span text:style-name="T79"><text:tab/></text:span><text:span text:style-name="T1270">Characters:</text:span><text:span text:style-name="T828"> </text:span><text:span text:style-name="T79">Beerstadt, Dancer 1</text:span></text:p>
      <text:p text:style-name="P1769"><text:span text:style-name="T79"><text:tab/></text:span><text:span text:style-name="T1270">Player Goal: </text:span><text:span text:style-name="T79">Talk to girl, trigger Beerstadt to move to next location</text:span></text:p>
      <text:p text:style-name="P1769"><text:soft-page-break/><text:span text:style-name="T79"><text:tab/></text:span><text:span text:style-name="T1270">Flowchart:</text:span><text:span text:style-name="T79"> Player must talk to Dancer 1. If they talk to Beerstadt, he will tell player to mingle. Dancer 1 will have multiple “options” in dialogue. Completing it correctly will trigger a new dialogue with Beerstadt. When player talks to Beerstadt, he will immediately go outside and continue story.</text:span></text:p>
      <text:p text:style-name="P1769"><text:span text:style-name="T79"/></text:p>
      <text:p text:style-name="P1769"><text:span text:style-name="T79">2.</text:span><text:span text:style-name="T314">6</text:span><text:span text:style-name="T79">.5 PARTY DISTRICT PARK</text:span></text:p>
      <text:p text:style-name="P1769"><text:span text:style-name="T79"><text:tab/></text:span><text:span text:style-name="T1270">Characters:</text:span><text:span text:style-name="T79"> Beerstadt</text:span></text:p>
      <text:p text:style-name="P1769"><text:span text:style-name="T79"><text:tab/></text:span><text:span text:style-name="T1270">Player Goal:</text:span><text:span text:style-name="T79"> Receive direction to hunt the generals in the Sugar Dive</text:span></text:p>
      <text:p text:style-name="P1769"><text:span text:style-name="T79"><text:tab/></text:span><text:span text:style-name="T1270">Flowchart:</text:span><text:span text:style-name="T79"> dialogue begins immediately. Again, multiple options.</text:span></text:p>
      <text:p text:style-name="P1769"><text:span text:style-name="T79"><text:tab/><text:tab/>--after this dialogue, 2.7.6 is triggered (note appears on the floor)</text:span></text:p>
      <text:p text:style-name="P1769"><text:span text:style-name="T79">2.</text:span><text:span text:style-name="T314">6</text:span><text:span text:style-name="T79">.6 SUGAR DIVE</text:span></text:p>
      <text:p text:style-name="P1769"><text:span text:style-name="T79"><text:tab/></text:span><text:span text:style-name="T1270">Characters:</text:span><text:span text:style-name="T79"> Rube</text:span></text:p>
      <text:p text:style-name="P1769"><text:span text:style-name="T79"><text:tab/></text:span><text:span text:style-name="T1270">Player Goal:</text:span><text:span text:style-name="T79"> Locate Rube and follow him home</text:span></text:p>
      <text:p text:style-name="P1769"><text:span text:style-name="T79"><text:tab/></text:span><text:span text:style-name="T1270">Flowchart:</text:span><text:span text:style-name="T79"> Player should find and select note on floor</text:span></text:p>
      <text:p text:style-name="P1769"><text:span text:style-name="T79"><text:tab/><text:tab/>--this indicates the “Rube, with an earring” is one of the generals.</text:span></text:p>
      <text:p text:style-name="P1769"><text:span text:style-name="T79"><text:tab/><text:tab/>--this triggers a new dialogue from Rube</text:span></text:p>
      <text:p text:style-name="P1769"><text:span text:style-name="T79"><text:tab/>--when player talks to Rube, new dialogue leads to cut-scene of him leaving the bar. Player should figure out to follow him</text:span></text:p>
      <text:p text:style-name="P1769"><text:span text:style-name="T79"/></text:p>
      <text:p text:style-name="P1769"><text:span text:style-name="T79">2.</text:span><text:span text:style-name="T314">6</text:span><text:span text:style-name="T79">.7 PARTY DISTRICT EXT</text:span></text:p>
      <text:p text:style-name="P1769"><text:span text:style-name="T79"><text:tab/></text:span><text:span text:style-name="T1270">Characters:</text:span><text:span text:style-name="T79"> Rube, Colonel</text:span></text:p>
      <text:p text:style-name="P1769"><text:span text:style-name="T79"><text:tab/></text:span><text:span text:style-name="T1270">Player Goal:</text:span><text:span text:style-name="T79"> follow Rube home</text:span></text:p>
      <text:p text:style-name="P1769"><text:span text:style-name="T79"><text:tab/></text:span><text:span text:style-name="T1270">Flowchart:</text:span><text:span text:style-name="T79"> player must be careful not to get too close to Rube or he will run away.</text:span></text:p>
      <text:p text:style-name="P1769"><text:span text:style-name="T79"><text:tab/><text:tab/>--after a time, Colonel runs in and joins Rube</text:span></text:p>
      <text:p text:style-name="P1769"><text:span text:style-name="T79"><text:tab/><text:tab/>--they will randomly talk (just for fun)</text:span></text:p>
      <text:p text:style-name="P1769"><text:span text:style-name="T79"/></text:p>
      <text:p text:style-name="P1769"><text:span text:style-name="T79">2.</text:span><text:span text:style-name="T314">6</text:span><text:span text:style-name="T79">.8 RUBE'S HOUSE EXT</text:span></text:p>
      <text:p text:style-name="P1769"><text:span text:style-name="T79"><text:tab/></text:span><text:span text:style-name="T1270">Characters:</text:span><text:span text:style-name="T79"> Rube, Colonel</text:span></text:p>
      <text:p text:style-name="P1769"><text:span text:style-name="T79"><text:tab/></text:span><text:span text:style-name="T1270">Player Goal:</text:span><text:span text:style-name="T79"> enter Rube's house</text:span></text:p>
      <text:p text:style-name="P1769"><text:span text:style-name="T79"><text:tab/></text:span><text:span text:style-name="T1270">Flowchart</text:span><text:span text:style-name="T79">: after Rube and Colonel enter, the door is unlocked</text:span></text:p>
      <text:p text:style-name="P1769"><text:span text:style-name="T79"/></text:p>
      <text:p text:style-name="P1769"><text:span text:style-name="T79">2.</text:span><text:span text:style-name="T314">6</text:span><text:span text:style-name="T79">.9 RUBE'S HOUSE</text:span></text:p>
      <text:p text:style-name="P1769"><text:span text:style-name="T79"><text:tab/></text:span><text:span text:style-name="T1270">Characters:</text:span><text:span text:style-name="T79"> Rube, Colonel</text:span></text:p>
      <text:p text:style-name="P1769"><text:span text:style-name="T79"><text:tab/></text:span><text:span text:style-name="T1270">Player Goal:</text:span><text:span text:style-name="T79"> find entrance to “secret room” or “air vent”, steal wallet with key, open safe</text:span></text:p>
      <text:p text:style-name="P1769"><text:span text:style-name="T79"><text:tab/></text:span><text:span text:style-name="T1270">Flowchart</text:span><text:span text:style-name="T79">: </text:span><text:span text:style-name="T300">Player must find secret entrance to a room/vent/etc that leads them to a location they can eavesdrop</text:span></text:p>
      <text:p text:style-name="P1769"><text:span text:style-name="T300"><text:tab/><text:tab/>--</text:span><text:span text:style-name="T301">when player is close enough, dialogue begins and ends with Rolan noting there is a “wallet on the table”</text:span></text:p>
      <text:p text:style-name="P1769"><text:span text:style-name="T301"><text:tab/><text:tab/>--player must devise a way to steal the wallet, and steal said wallet</text:span></text:p>
      <text:p text:style-name="P1769"><text:span text:style-name="T301"><text:tab/><text:tab/>--</text:span><text:span text:style-name="T303">dialogue also describes general 4 (Flo) who player must locate</text:span></text:p>
      <text:p text:style-name="P1769"><text:span text:style-name="T301"><text:tab/><text:tab/>--</text:span><text:span text:style-name="T302">after stealing the wallet a new dialogue is triggered</text:span></text:p>
      <text:p text:style-name="P1769"><text:span text:style-name="T301"><text:tab/><text:tab/>--in the wallet is a key that can open a safe</text:span></text:p>
      <text:p text:style-name="P1769"><text:span text:style-name="T301"><text:tab/><text:tab/>--opening the safe triggers a scene of Rolan reading a note and finding the third name: “Bucky”</text:span></text:p>
      <text:p text:style-name="P1769"><text:span text:style-name="T79"><text:tab/></text:span><text:span text:style-name="T1393">Note: </text:span><text:span text:style-name="T299">if player tries to enter room with Rube and Colonel, Rolan will stop and say </text:span><text:span text:style-name="T300">he can't</text:span></text:p>
      <text:p text:style-name="P1769"><text:span text:style-name="T300"><text:tab/><text:tab/>--</text:span><text:span text:style-name="T302">player can repeatedly eavesdrop to learn more about the situation.</text:span></text:p>
      <text:p text:style-name="P1769"><text:span text:style-name="T79"/></text:p>
      <text:p text:style-name="P1769"><text:span text:style-name="T79"/></text:p>
      <text:p text:style-name="P1776"><text:span text:style-name="T79">2.</text:span><text:span text:style-name="T314">6</text:span><text:span text:style-name="T79">.10 </text:span><text:span text:style-name="T303">SUGAR DIVE</text:span></text:p>
      <text:p text:style-name="P1770"><text:span text:style-name="T79"><text:tab/></text:span><text:span text:style-name="T1270">Characters:</text:span><text:span text:style-name="T79"> Rube, Colonel</text:span></text:p>
      <text:p text:style-name="P1770"><text:soft-page-break/><text:span text:style-name="T79"><text:tab/></text:span><text:span text:style-name="T1270">Player Goal:</text:span><text:span text:style-name="T79"> </text:span><text:span text:style-name="T303">locate general </text:span><text:span text:style-name="T304">3, 4, receive direction to go to Sangrina's Castle</text:span></text:p>
      <text:p text:style-name="P1770"><text:span text:style-name="T303"><text:tab/></text:span><text:span text:style-name="T1394">Flowchart</text:span><text:span text:style-name="T303">: the moment player enters a scene with Flo and Bucky is triggered</text:span></text:p>
      <text:p text:style-name="P1770"><text:span text:style-name="T303"><text:tab/><text:tab/>--player must find and talk to Beerstadt</text:span></text:p>
      <text:p text:style-name="P1770"><text:span text:style-name="T303"><text:tab/><text:tab/>--</text:span><text:span text:style-name="T304">Beerstadt will say Rolan should go to Sangrina's Castle</text:span></text:p>
      <text:p text:style-name="P1770"><text:span text:style-name="T304"/></text:p>
      <text:p text:style-name="P1777"><text:span text:style-name="T79">2.</text:span><text:span text:style-name="T314">6</text:span><text:span text:style-name="T79">.11 SUGAR DIVE EXT</text:span></text:p>
      <text:p text:style-name="P1777"><text:span text:style-name="T79"><text:tab/></text:span><text:span text:style-name="T1395">Characters:</text:span><text:span text:style-name="T305"> </text:span><text:span text:style-name="T79">Rebel</text:span></text:p>
      <text:p text:style-name="P1771"><text:span text:style-name="T79"><text:tab/></text:span><text:span text:style-name="T1270">Flowchart</text:span><text:span text:style-name="T79">: </text:span><text:span text:style-name="T304">when player exits, Rebel enters and has brief dialogue. He exits</text:span></text:p>
      <text:h text:style-name="P1487" text:outline-level="1"><text:span text:style-name="T1175">2.</text:span><text:span text:style-name="T1186">7</text:span><text:span text:style-name="T1036"> “</text:span><text:span text:style-name="T1186">CASTLE SANGRINA</text:span><text:span text:style-name="T1180">”</text:span></text:h>
      <text:p text:style-name="P1701">You sneak into the castle and maneuver the halls, eventually finding and releasing Sprout from the east dungeon. You hear a sound and you split up. Just before you can escape, Lulu catches you, and knocks you out. You wake up in the west dungeon. Lulu taunts and insults you as a prisoner and eventually leaves you to stew, tossing aside the amulet from Lulu's Dungeon as she leaves. After she is gone, Sprout frees you and you escape together. </text:p>
      <text:p text:style-name="P1706"><text:span text:style-name="T294"><text:tab/>Lulu may notice (after seeing Sprout's empty cell, or hearing you leave) and send a boss after you. Once free, Sprout says he will go back home and seek you out later to give you a “reward.”</text:span></text:p>
      <text:p text:style-name="P1794"><text:span text:style-name="T976"/></text:p>
      <text:p text:style-name="P1451"/>
      <text:p text:style-name="P1358"><text:span text:style-name="T64">Characters</text:span><text:span text:style-name="T1749">: </text:span></text:p>
      <text:p text:style-name="P1358"><text:span text:style-name="T1031"><text:tab/></text:span><text:span text:style-name="T1035">Spout, Lulu</text:span></text:p>
      <text:p text:style-name="P1342"><text:span text:style-name="T38">Areas</text:span>: <text:span text:style-name="T1864">Castle Sangrina</text:span></text:p>
      <text:p text:style-name="P1358"><text:span text:style-name="T66">Music: </text:span><text:span text:style-name="T600">Ramblin Juju</text:span></text:p>
      <text:p text:style-name="P1445"><text:span text:style-name="T3">Player Goals</text:span><text:span text:style-name="T335">: </text:span><text:span text:style-name="T349">Complete dungeon</text:span></text:p>
      <text:p text:style-name="P1445"><text:span text:style-name="T349"/></text:p>
      <text:p text:style-name="P1777"><text:span text:style-name="T306"/></text:p>
      <text:p text:style-name="P1778"><text:span text:style-name="T79">2.</text:span><text:span text:style-name="T314">7.1</text:span><text:span text:style-name="T79"> SANGRINA DUNGEON</text:span></text:p>
      <text:p text:style-name="P1772"><text:span text:style-name="T79"><text:tab/></text:span><text:span text:style-name="T1270">Characters:</text:span><text:span text:style-name="T79"> </text:span><text:span text:style-name="T306">Sprout</text:span></text:p>
      <text:p text:style-name="P1772"><text:span text:style-name="T79"><text:tab/></text:span><text:span text:style-name="T1270">Player Goal:</text:span><text:span text:style-name="T79"> </text:span><text:span text:style-name="T306">free Sprout, meet Lulu</text:span></text:p>
      <text:p text:style-name="P1772"><text:span text:style-name="T79"><text:tab/></text:span><text:span text:style-name="T1270">Flowchart</text:span><text:span text:style-name="T79">: </text:span><text:span text:style-name="T306">when player speaks to Sprout, “prison key” becomes usable and Rolan can unlock the door</text:span></text:p>
      <text:p text:style-name="P1772"><text:span text:style-name="T306"><text:tab/><text:tab/>--after using key to free Sprout, small dialogue follows</text:span></text:p>
      <text:p text:style-name="P1772"><text:span text:style-name="T306"><text:tab/><text:tab/>--</text:span><text:span text:style-name="T307">mid dialogue, Lulu enters</text:span></text:p>
      <text:p text:style-name="P1772"><text:span text:style-name="T307"><text:tab/><text:tab/>--sprout flees</text:span></text:p>
      <text:p text:style-name="P1772"><text:span text:style-name="T307"><text:tab/><text:tab/>--scene follows (see script)</text:span></text:p>
      <text:p text:style-name="P1772"><text:span text:style-name="T307"><text:tab/><text:tab/>--After Lulu exits, player is able to escape</text:span></text:p>
      <text:p text:style-name="P1780"><text:span text:style-name="T79"/></text:p>
      <text:h text:style-name="P1488" text:outline-level="1"><text:span text:style-name="T1175">2.</text:span><text:span text:style-name="T1187">8</text:span><text:span text:style-name="T1036"> “</text:span><text:span text:style-name="T1187">THE FIFTH NAME</text:span><text:span text:style-name="T1180">”</text:span></text:h>
      <text:p text:style-name="P1791"/>
      <text:p text:style-name="P1796"><text:span text:style-name="T976"><text:tab/></text:span><text:span text:style-name="T983">A drunken Beerstadt declares he is the fifth general. The Generals attack all at once.</text:span></text:p>
      <text:p text:style-name="P1452"/>
      <text:p text:style-name="P1359"><text:span text:style-name="T64">Characters</text:span><text:span text:style-name="T1749">: </text:span></text:p>
      <text:p text:style-name="P1359"><text:span text:style-name="T1032"><text:tab/>Sugar Dive: </text:span><text:span text:style-name="T1034">Beerstadt, </text:span><text:span text:style-name="T1030">Rube, Big Floyd, Colonel, </text:span><text:span text:style-name="T1031">Buck</text:span><text:span text:style-name="T1032">y, </text:span><text:span text:style-name="T1033">Bartender, </text:span><text:span text:style-name="T1034">Emilia</text:span></text:p>
      <text:p text:style-name="P1359"><text:span text:style-name="T64">Areas</text:span><text:span text:style-name="T1749">: Party District</text:span></text:p>
      <text:p text:style-name="P1446"><text:span text:style-name="T3">Player Goals</text:span><text:span text:style-name="T335">: </text:span><text:span text:style-name="T348">Find 5</text:span><text:span text:style-name="T1847">th</text:span><text:span text:style-name="T348"> name</text:span></text:p>
      <text:p text:style-name="P1443"><text:span text:style-name="T592">Bosses</text:span><text:span text:style-name="T292">: <text:s/></text:span><text:span text:style-name="T603">4 Generals</text:span></text:p>
      <text:p text:style-name="P1779"><text:span text:style-name="T79"/></text:p>
      <text:p text:style-name="P1779"><text:span text:style-name="T79">2.</text:span><text:span text:style-name="T314">8</text:span><text:span text:style-name="T79">.1 SUGAR DIVE</text:span></text:p>
      <text:p text:style-name="P1773"><text:span text:style-name="T79"><text:tab/></text:span><text:span text:style-name="T1270">Characters:</text:span><text:span text:style-name="T79"> </text:span><text:span text:style-name="T308">5 Generals</text:span></text:p>
      <text:p text:style-name="P1773"><text:span text:style-name="T79"><text:tab/></text:span><text:span text:style-name="T1270">Player Goal:</text:span><text:span text:style-name="T79"> </text:span><text:span text:style-name="T308">defeat generals</text:span></text:p>
      <text:p text:style-name="P1773"><text:span text:style-name="T79"><text:tab/></text:span><text:span text:style-name="T1270">Flowchart</text:span><text:span text:style-name="T79">: </text:span><text:span text:style-name="T308">player must talk to Beerstadt, triggering scene which leads to battle.</text:span></text:p>
      <text:p text:style-name="P1774"><text:span text:style-name="T308"><text:tab/><text:tab/>--immediately after battle, player is free and should talk to Beerstadt</text:span></text:p>
      <text:h text:style-name="P1488" text:outline-level="1"><text:span text:style-name="T1175">2.</text:span><text:span text:style-name="T1187">9</text:span><text:span text:style-name="T1036"> “</text:span><text:span text:style-name="T1187">CONVERSATIONS AND FRIENDSHIPS</text:span><text:span text:style-name="T1180">”</text:span></text:h>
      <text:p text:style-name="P1791"><text:tab/><text:span text:style-name="T1865">You meet Emilia and player is given the chance to learn about Rolan and his story.</text:span></text:p>
      <text:p text:style-name="P1796"><text:span text:style-name="T976"/></text:p>
      <text:p text:style-name="P1452"/>
      <text:p text:style-name="P1359"><text:span text:style-name="T64">Characters</text:span><text:span text:style-name="T1749">: </text:span></text:p>
      <text:p text:style-name="P1359"><text:span text:style-name="T1032"><text:tab/>Sugar Dive: </text:span><text:span text:style-name="T1034">Beerstadt</text:span><text:span text:style-name="T1033"> </text:span><text:span text:style-name="T1034">Emilia</text:span></text:p>
      <text:p text:style-name="P1359"><text:span text:style-name="T64">Areas</text:span><text:span text:style-name="T1749">: Sugar Dive</text:span></text:p>
      <text:p text:style-name="P1446"><text:span text:style-name="T3">Player Goals</text:span><text:span text:style-name="T335">: </text:span><text:span text:style-name="T349">Learn about Rolan</text:span></text:p>
      <text:p text:style-name="P1443"><text:span text:style-name="T603"/></text:p>
      <text:p text:style-name="P1774"><text:span text:style-name="T309"/></text:p>
      <text:p text:style-name="P1774"><text:span text:style-name="T309"/></text:p>
      <text:p text:style-name="P1781"><text:span text:style-name="T309">2.</text:span><text:span text:style-name="T314">9</text:span><text:span text:style-name="T79">.1 </text:span><text:span text:style-name="T311">SUGAR DIVE</text:span></text:p>
      <text:p text:style-name="P1774"><text:span text:style-name="T79"><text:tab/></text:span><text:span text:style-name="T1270">Characters:</text:span><text:span text:style-name="T79"> </text:span><text:span text:style-name="T309">Beerstadt, Emilia (was Emil in the past, but the end of the game becomes almost entirely male. </text:span><text:span text:style-name="T310">Thus</text:span><text:span text:style-name="T309">, Emil is now Emilia)</text:span></text:p>
      <text:p text:style-name="P1774"><text:span text:style-name="T79"><text:tab/></text:span><text:span text:style-name="T1270">Player Goal:</text:span><text:span text:style-name="T79"> </text:span><text:span text:style-name="T311">Meet Emilia</text:span></text:p>
      <text:p text:style-name="P1774"><text:span text:style-name="T79"><text:tab/></text:span><text:span text:style-name="T1270">Flowchart:</text:span><text:span text:style-name="T79"> </text:span><text:span text:style-name="T311">speaking to Beerstadt triggers conversation and Emilia enters</text:span></text:p>
      <text:p text:style-name="P1774"><text:span text:style-name="T311"><text:tab/><text:tab/>--player is given several options of “drink” or “return to rebel base” (drinking just shares more story)</text:span></text:p>
      <text:p text:style-name="P1782"><text:span text:style-name="T311"/></text:p>
      <text:h text:style-name="P1489" text:outline-level="1"><text:span text:style-name="T1175">2.</text:span><text:span text:style-name="T1188">10</text:span><text:span text:style-name="T1036"> “</text:span><text:span text:style-name="T1187">THE </text:span><text:span text:style-name="T1188">DAILY NEWS</text:span><text:span text:style-name="T1180">”</text:span></text:h>
      <text:p text:style-name="P1698"><text:span text:style-name="T925">Sprout </text:span><text:span text:style-name="T983">meets</text:span><text:span text:style-name="T925"> you </text:span><text:span text:style-name="T983">at the rebel bas</text:span><text:span text:style-name="T985">e.</text:span><text:span text:style-name="T925"> He asks if he can join. </text:span><text:span text:style-name="T984">The rebels tell you it's time to find the Monolith and get down to business, but they aren't sure where to start. First, you need more soldiers to help you. There are many healthy men and women in the south. You're first job is to go there and convince the townspeople that they should help you. You are told to find the head of the Citizen's Brigade in Bredon.</text:span></text:p>
      <text:p text:style-name="P1705"><text:span text:style-name="T1180"><text:tab/>The rebels agree to make use of Emil, Beerstadt, and Sprout. At camp, you </text:span><text:span text:style-name="T1190">can</text:span><text:span text:style-name="T1180"> have a long conversation with Emil about his past. He does not give away his identity, but tells you part of his history. You recognize the similarities between him and Aksel. The same charming demeanor with the black/white attitude. At the rebel base, Rolan is able to engage in conversation with many different characters and rebels. The more you investigate, the more you learn about the story and politics. </text:span></text:p>
      <text:p text:style-name="P1792"/>
      <text:p text:style-name="P1795"><text:span text:style-name="T976"/></text:p>
      <text:p text:style-name="P1453"/>
      <text:p text:style-name="P1360"><text:span text:style-name="T64">Characters</text:span><text:span text:style-name="T1749">: </text:span></text:p>
      <text:p text:style-name="P1360"><text:span text:style-name="T1032"><text:tab/></text:span><text:span text:style-name="T1035">(From now on: “The Big Four” for easier understanding) Alavara, Thiago, Beerstadt, Sprout</text:span></text:p>
      <text:p text:style-name="P1360"><text:span text:style-name="T1035"><text:tab/>Rebels</text:span></text:p>
      <text:p text:style-name="P1360"><text:span text:style-name="T64">Areas</text:span><text:span text:style-name="T1749">: Rebel Base</text:span></text:p>
      <text:p text:style-name="P1447"><text:span text:style-name="T3">Player Goals</text:span><text:span text:style-name="T335">: </text:span><text:span text:style-name="T349">Receive instruction to complete Final Quests (2.11-14)</text:span></text:p>
      <text:p text:style-name="P1783"><text:span text:style-name="T79"/></text:p>
      <text:p text:style-name="P1783"><text:span text:style-name="T79">2.1</text:span><text:span text:style-name="T314">0</text:span><text:span text:style-name="T79">.1 REBEL BASE</text:span></text:p>
      <text:p text:style-name="P1775"><text:span text:style-name="T79"><text:tab/></text:span><text:span text:style-name="T1270">Characters:</text:span><text:span text:style-name="T79"> </text:span><text:span text:style-name="T311">Sprout, Thiago, Beerstadt, Alavara</text:span></text:p>
      <text:p text:style-name="P1775"><text:span text:style-name="T79"><text:tab/></text:span><text:span text:style-name="T1270">Player Goal:</text:span><text:span text:style-name="T79"> </text:span><text:span text:style-name="T311">receive direction to complete Three Final Quests</text:span></text:p>
      <text:p text:style-name="P1775"><text:span text:style-name="T79"><text:tab/></text:span><text:span text:style-name="T1270">Flowchart</text:span><text:span text:style-name="T79">: </text:span><text:span text:style-name="T311">Rolan must first speak to Sprout, who will tell you where Thiago is</text:span></text:p>
      <text:p text:style-name="P1775"><text:span text:style-name="T311"><text:tab/><text:tab/>--then, the room to Thiago is opened and player can speak to Thiago</text:span></text:p>
      <text:p text:style-name="P1775"><text:span text:style-name="T311"><text:tab/><text:tab/>--Speaking to Thiago starts scene where Beerstadt and Emilia are introduced</text:span></text:p>
      <text:p text:style-name="P1775"><text:span text:style-name="T311"><text:tab/><text:tab/>--Rolan is told to Go Bredon, The Block, and The War Room (subject to change)</text:span></text:p>
      <text:p text:style-name="P1775"><text:span text:style-name="T311"/></text:p>
      <text:p text:style-name="P1789"><text:span text:style-name="T71">2.1</text:span><text:span text:style-name="T604">1</text:span><text:span text:style-name="T71"> SOUTHERN QUEST</text:span></text:p>
      <text:p text:style-name="P1783"><text:span text:style-name="T71"/></text:p>
      <text:p text:style-name="P1783"><text:span text:style-name="T71">2.1</text:span><text:span text:style-name="T604">2</text:span><text:span text:style-name="T71"> WESTERN QUEST</text:span></text:p>
      <text:p text:style-name="P1783"><text:span text:style-name="T71"/></text:p>
      <text:p text:style-name="P1783"><text:span text:style-name="T71">2.1</text:span><text:span text:style-name="T604">3</text:span><text:span text:style-name="T71"> THE WAR ROOM QUEST</text:span></text:p>
      <text:p text:style-name="P1783"><text:span text:style-name="T71"/></text:p>
      <text:p text:style-name="P1783"><text:span text:style-name="T71">2.1</text:span><text:span text:style-name="T604">4</text:span><text:span text:style-name="T71"> NIGHTMARE DUNGEON</text:span></text:p>
      <text:p text:style-name="P1787"><text:span text:style-name="T71">The following notes are original storyline for these chapters...</text:span></text:p>
      <text:p text:style-name="P1790"/>
      <text:p text:style-name="P1457">Final Quests: The South</text:p>
      <text:p text:style-name="P1699"><text:tab/>Mood: pure adventure</text:p>
      <text:p text:style-name="P1699"><text:tab/><text:span text:style-name="T1868">You speak to the Citizen's Brigade captain and he tells you they've got more than enough to worry about. They aren't going to think about helping you until they can feed their families and children back home. His wife is very sympathetic and approaches you, saying that if you clear out the </text:span><text:span text:style-name="T701">Grotto</text:span><text:span text:style-name="T984"> and get the keys to the tractor, the people will have farmland again, and not be at the mercy of those in charge. You</text:span></text:p>
      <text:p text:style-name="P1793"><text:span text:style-name="T702"><text:s/></text:span><text:span text:style-name="T984">complete the </text:span><text:span text:style-name="T702">Grotto of Plenty, </text:span><text:span text:style-name="T984">return the tractor keys, and they promise to join you in their fight. Just </text:span><text:span text:style-name="T986">go</text:span><text:span text:style-name="T984"> tell your captain. </text:span><text:span text:style-name="T986">He then says they received a message for you. It's telling you to head out West and see what the historian Marianne </text:span><text:span text:style-name="T987">found</text:span><text:span text:style-name="T986">.</text:span></text:p>
      <text:p text:style-name="P1699"><text:tab/><text:span text:style-name="T1256">Goal: Convince the people of the city you are a friend.</text:span></text:p>
      <text:p text:style-name="P1699"/>
      <text:p text:style-name="P1456"><text:bookmark-start text:name="__RefHeading__18539_729672880"/>Final Quests: The West<text:bookmark-end text:name="__RefHeading__18539_729672880"/></text:p>
      <text:p text:style-name="P1699"><text:tab/><text:span text:style-name="T1869">You go to the library, but find only a town meeting. They say Marianne no longer lives there. She fled when work of the DL came around. You ask if they will join and they say they will gladly help you; however, they have little option to raise an army with the judges in control. If you help them, they join you and send their men out to inquire about Marianne's location. You agree. They promise that, by the time you are finished, they will have Marianne's location.</text:span></text:p>
      <text:p text:style-name="P1699"><text:tab/><text:span text:style-name="T1869">Now, you</text:span> continue on the quest started by <text:span text:style-name="T1866">Parker</text:span>. Since Malekev's fall, the judges have taken over (claiming ignorance over Malekev's existence). You help a small democratic party by gathering evidence of the judges interactions with Malekev. <text:span text:style-name="T1870">It seems citizens have been disappearing off the streets with no explanation. You try to get a meeting with one of the upper clerics, but they don't talk to you. You decide to sneak into the office and snoop. One of the clerics catches you. She won't “help” you, but she gives you a tip. She tells you to pretend to be moving into the city and talk to the judges. They will have to approve you and go through your history; however, you will also see exactly what happens. One last word of advice: be careful.</text:span></text:p>
      <text:p text:style-name="P1699"><text:tab/><text:span text:style-name="T1871">In order for them not to recognize you, you must assemble a disguise.</text:span></text:p>
      <text:p text:style-name="P1699"><text:tab/><text:span text:style-name="T1871">Disguised, you meet them and they proceed to try to extort money out of you. When you refuse, they decide it's time to “turn” you, using the same potion Malekev had used on his people explaining both the past and present state). You fight them, until they cower and then in runs the Democratic Party, who carts the judges off to be judged.</text:span></text:p>
      <text:p text:style-name="P1699"><text:tab/>The people of the West pledge support to you and send backup to accompany you to the East. <text:span text:style-name="T1871">They also inform you that they have Marianne's location: it is in a small northern city. But you better hurry, because, if they know, the DL might, also.</text:span></text:p>
      <text:p text:style-name="P1702"><text:span text:style-name="T71"><text:tab/></text:span>Goal:<text:span text:style-name="T71"> Help locals prove that the judges are corrupt and throw them out.</text:span></text:p>
      <text:p text:style-name="P1699"/>
      <text:p text:style-name="P1456"><text:bookmark-start text:name="__RefHeading__35218_729672880"/><text:soft-page-break/><text:span text:style-name="T1874">F</text:span>inal Quests: The North <text:span text:style-name="T1872">THE AIR TEMPLE* </text:span><text:bookmark-end text:name="__RefHeading__35218_729672880"/></text:p>
      <text:p text:style-name="P1367"><text:tab/>*<text:span text:style-name="T1872">This needs to be moved to the Air Temple so the player can visit more new locations in the second half. Currently the western continent, Beauford and Monolith are the only new places. We have never actually properly explored the Air Temple, so that could happen here.</text:span></text:p>
      <text:p text:style-name="P1699"><text:tab/><text:span text:style-name="T1868">Rolan visits Marianne's village in the north, but it has already been looted. You fight off the remaining enemies and see them carting off prisoners, including Marianne. Rolan</text:span> half-hallucinates seeing Lulu, and completely loses his temper. It is a little unnerving. We wonder how stable Rolan is. </text:p>
      <text:p text:style-name="P1367"><text:bookmark-start text:name="__RefHeading__18541_729672880"/><text:tab/><text:span text:style-name="T38">Goal</text:span>: Save th<text:span text:style-name="T605">e people of the Air Temple</text:span><text:bookmark-end text:name="__RefHeading__18541_729672880"/></text:p>
      <text:p text:style-name="P1456"><text:bookmark-start text:name="__RefHeading__35220_729672880"/><text:span text:style-name="T925">Final Quests: The East. </text:span><text:span text:style-name="T988">WAR ROOM</text:span><text:bookmark-end text:name="__RefHeading__35220_729672880"/></text:p>
      <text:p text:style-name="P1699"><text:span text:style-name="T1224"><text:tab/></text:span><text:span text:style-name="T1247">Your primary goal is to find Marianne, </text:span><text:span text:style-name="T1248">who the rebels are rather certain ended up in the prisoners' camp</text:span><text:span text:style-name="T1247">. </text:span>You <text:span text:style-name="T1873">find the camp, and </text:span>free political prisoners that were held by the DL in a prison camp. <text:span text:style-name="T1873">First, you take Marianne to the rebels so they can discuss the next steps.</text:span> <text:span text:style-name="T1873">They tell you everything is now in place, but you need to distract the DL. He needs to move his troops back (currently he is highly fortified down there, presumably). You must distract him by getting the people to make a fuss.</text:span></text:p>
      <text:p text:style-name="P1699"><text:tab/>You take <text:span text:style-name="T1873">the prisoners</text:span> to a big Town Meeting in Lurn, and show everyone that the DL has been capturing dissenters (including locals). You are advised to take them to the Arts District, where the artists and hippies immediately join your cause and promise to parade around the others Eastern districts to garner more help. Messengers are sent to the DL telling him of the unrest and rebellion. </text:p>
      <text:p text:style-name="P1699"><text:tab/><text:span text:style-name="T68">Goal: </text:span><text:span text:style-name="T69">Free Marianne</text:span></text:p>
      <text:p text:style-name="P1699"/>
      <text:p text:style-name="P1456"><text:bookmark-start text:name="__RefHeading__18545_729672880"/><text:span text:style-name="T1874">F</text:span>inal Freedom<text:bookmark-end text:name="__RefHeading__18545_729672880"/></text:p>
      <text:p text:style-name="P1699"><text:span text:style-name="T36"><text:tab/></text:span>You enjoy your final <text:span text:style-name="T1867">moments</text:span> (exploring, doing side-quests, etc) and return to the base when finished. You prepare to leave for the final battle. <text:span text:style-name="T1867">The rebels and other characters will have a lot to share with you about the world and politics.</text:span></text:p>
      <text:p text:style-name="P1699"><text:tab/><text:span text:style-name="T68">Goal: </text:span><text:span text:style-name="T70">Do whatever you want.</text:span></text:p>
      <text:p text:style-name="P1455"><text:bookmark-start text:name="__RefHeading__18261_729672880"/>Aksel #2 <text:bookmark-end text:name="__RefHeading__18261_729672880"/></text:p>
      <text:p text:style-name="P1367"><text:s/>You hear rumor that Aksel is wandering around in the south. You can seek him out and fight him.</text:p>
      <text:p text:style-name="P1456"><text:bookmark-start text:name="__RefHeading__18547_729672880"/>The Nightmare Dungeon<text:bookmark-end text:name="__RefHeading__18547_729672880"/></text:p>
      <text:p text:style-name="P1699"><text:tab/>Mood: eerie, thematic</text:p>
      <text:p text:style-name="P1699"><text:tab/>The night before you ship out, you wake up. You can't go back to sleep, so you go for a walk. Everything is dark, and you must follow the small path through the fog toward a large, sterile building. You go through the dungeon, and wake up back in your bed. You sit up and think about what to do about Lucius. The current plan is that the rebels work together to overwhelm their enemies. You aren't so sure...</text:p>
      <text:p text:style-name="P1704"><text:span text:style-name="T71"><text:tab/>Goal: Defeat the Anger Demon</text:span></text:p>
      <text:p text:style-name="P1704"><text:span text:style-name="T71">*****************************************************</text:span></text:p>
      <text:h text:style-name="P1489" text:outline-level="1"><text:span text:style-name="T1175">2.</text:span><text:span text:style-name="T1188">15</text:span><text:span text:style-name="T1036"> “</text:span><text:span text:style-name="T1188">MOM COMES TO THE MONOLITH</text:span><text:span text:style-name="T1180">”</text:span></text:h>
      <text:p text:style-name="P1792"/>
      <text:p text:style-name="P1799"><text:span text:style-name="T37"/></text:p>
      <text:p text:style-name="P1700"><text:tab/>When you wake up and meet the others, you inform them you are no longer part of the rebel faction. You are following your own destiny. You tell them about the crystal and decide it's time to take out the DL before he becomes more powerful—your own way.</text:p>
      <text:p text:style-name="P1700"><text:tab/>As you com<text:span text:style-name="T1875">e</text:span> to the monolit<text:span text:style-name="T1876">h</text:span>, your mother and the sages approach you and state that they are here to help. You head for the monolith <text:span text:style-name="T1875">together</text:span>.</text:p>
      <text:p text:style-name="P1697"><text:span text:style-name="T37"><text:tab/></text:span>Aksel ambushes you with <text:span text:style-name="T1877">her</text:span> <text:span text:style-name="T1877">soldiers</text:span>. <text:span text:style-name="T1877">You fight Aksel. </text:span><text:s/>Your mother explains that the Monolith is enchanted to be inaccessible by humans, unless they continue to lift the barrier with their chanting. If they stop, Rolan will be trapped inside, and possibly die. Emil and the others agree to defend the sages while Rolan finishes the job.</text:p>
      <text:p text:style-name="P1795"><text:span text:style-name="T976"/></text:p>
      <text:p text:style-name="P1453"/>
      <text:p text:style-name="P1360"><text:span text:style-name="T64">Characters</text:span><text:span text:style-name="T1749">: </text:span></text:p>
      <text:p text:style-name="P1361"><text:span text:style-name="T989"><text:tab/>Big Four, Sage Mother, Marjarie, Margaret, Sages</text:span></text:p>
      <text:p text:style-name="P1360"><text:span text:style-name="T64">Areas</text:span><text:span text:style-name="T1749">: Rebel Base, Monolith</text:span></text:p>
      <text:p text:style-name="P1447"><text:span text:style-name="T349">Player Goals: Meet Sage Mother, defend army</text:span></text:p>
      <text:p text:style-name="P1449"><text:span text:style-name="T35">B</text:span><text:span text:style-name="T3">osses:</text:span><text:span text:style-name="T335"> Attackers (Aksel's soldiers, Eastern soldiers, monsters)</text:span></text:p>
      <text:p text:style-name="P1447"><text:span text:style-name="T349"/></text:p>
      <text:p text:style-name="P1783"><text:span text:style-name="T79"/></text:p>
      <text:p text:style-name="P1783"><text:span text:style-name="T79">2.1</text:span><text:span text:style-name="T314">5</text:span><text:span text:style-name="T79">.1 REBEL BASE</text:span></text:p>
      <text:p text:style-name="P1783"><text:span text:style-name="T79"><text:tab/></text:span><text:span text:style-name="T1395">Characters:</text:span><text:span text:style-name="T305"> </text:span><text:span text:style-name="T79">Alavara, Thiago, Beerstadt, Emilia (from here simply called “big four”)</text:span></text:p>
      <text:p text:style-name="P1775"><text:span text:style-name="T79"><text:tab/></text:span><text:span text:style-name="T1270">Player Goal:</text:span><text:span text:style-name="T79"> </text:span><text:span text:style-name="T311">receive direction to head to Monolith</text:span></text:p>
      <text:p text:style-name="P1775"><text:span text:style-name="T79"><text:tab/></text:span><text:span text:style-name="T1270">Flowchart</text:span><text:span text:style-name="T79">: </text:span><text:span text:style-name="T311">speaking to Thiago triggers long dialogue and leads Rolan outside where scene continues.</text:span></text:p>
      <text:p text:style-name="P1775"><text:span text:style-name="T311"/></text:p>
      <text:p text:style-name="P1775"><text:span text:style-name="T311"/></text:p>
      <text:p text:style-name="P1783"><text:span text:style-name="T79">2.1</text:span><text:span text:style-name="T314">5</text:span><text:span text:style-name="T79">.2 </text:span><text:span text:style-name="T312">REBEL BASE EXT</text:span></text:p>
      <text:p text:style-name="P1783"><text:span text:style-name="T79"><text:tab/></text:span><text:span text:style-name="T1270">Character:</text:span><text:span text:style-name="T79"> Big four, army, </text:span><text:span text:style-name="T312">Sage Mother, Margaret, Margarie, Sages</text:span></text:p>
      <text:p text:style-name="P1783"><text:span text:style-name="T79"><text:tab/></text:span><text:span text:style-name="T1270">Player Goal: </text:span><text:span text:style-name="T79">leave for Monolith</text:span></text:p>
      <text:p text:style-name="P1783"><text:span text:style-name="T79"><text:tab/></text:span><text:span text:style-name="T1270">Flowchart:</text:span><text:span text:style-name="T79"> Player is allowed to move freely</text:span></text:p>
      <text:p text:style-name="P1775"><text:span text:style-name="T311"><text:tab/><text:tab/>--speaking to any of the big four will trigger question: “Ready to go?”</text:span></text:p>
      <text:p text:style-name="P1775"><text:span text:style-name="T311"><text:tab/><text:tab/>--if yes is chosen the team takes off and player must defend the troop much like in Defend the Caravan</text:span></text:p>
      <text:p text:style-name="P1775"><text:span text:style-name="T311"><text:tab/><text:tab/>--</text:span><text:span text:style-name="T312">scene is triggered after final assault and Sages enter</text:span></text:p>
      <text:h text:style-name="P1489" text:outline-level="1"><text:span text:style-name="T1175">2.</text:span><text:span text:style-name="T1188">16</text:span><text:span text:style-name="T1036"> “</text:span><text:span text:style-name="T1187">THE </text:span><text:span text:style-name="T1188">MONOLITH</text:span><text:span text:style-name="T1180">”</text:span></text:h>
      <text:p text:style-name="P1454"><text:span text:style-name="T1180">R</text:span><text:span text:style-name="T1036">olan fights Lulu and eventually realizes she needs help. He dies and Lulu takes all of his powers. She fights Sangrina, who is now practically The Outsider.</text:span></text:p>
      <text:p text:style-name="P1795"><text:span text:style-name="T976"/></text:p>
      <text:p text:style-name="P1453"/>
      <text:p text:style-name="P1360"><text:span text:style-name="T64">Characters</text:span><text:span text:style-name="T1749">: </text:span></text:p>
      <text:p text:style-name="P1360"><text:span text:style-name="T1032"><text:tab/></text:span><text:span text:style-name="T1035">Big four</text:span></text:p>
      <text:p text:style-name="P1360"><text:span text:style-name="T1035"><text:tab/>Rebels</text:span></text:p>
      <text:p text:style-name="P1360"><text:span text:style-name="T1035"><text:tab/>Sage Mother, Margaret, Marjarie, Sages</text:span></text:p>
      <text:p text:style-name="P1360"><text:span text:style-name="T1035"><text:tab/>Aksel, Aksel's troops</text:span></text:p>
      <text:p text:style-name="P1360"><text:span text:style-name="T1035"><text:tab/>Lulu, Sangrina</text:span></text:p>
      <text:p text:style-name="P1360"><text:span text:style-name="T64">Areas</text:span><text:span text:style-name="T1749">: Monolith</text:span></text:p>
      <text:p text:style-name="P1447"><text:span text:style-name="T350">Player Goals: </text:span><text:span text:style-name="T349">Defeat Aksel</text:span></text:p>
      <text:p text:style-name="P1447"><text:span text:style-name="T349"><text:tab/><text:tab/>complete final dungeon</text:span></text:p>
      <text:p text:style-name="P1449"><text:span text:style-name="T35">B</text:span><text:span text:style-name="T3">osses:</text:span><text:span text:style-name="T335"> Lulu, Sangrina/Outsider</text:span></text:p>
      <text:p text:style-name="P1784"><text:span text:style-name="T311"/></text:p>
      <text:p text:style-name="P1784"><text:span text:style-name="T311">2.</text:span><text:span text:style-name="T79">1</text:span><text:span text:style-name="T314">6</text:span><text:span text:style-name="T79">.</text:span><text:span text:style-name="T313">1</text:span><text:span text:style-name="T79"> THE MONOLITH </text:span><text:span text:style-name="T313">EXT</text:span></text:p>
      <text:p text:style-name="P1785"><text:span text:style-name="T1396"><text:tab/>Characters:</text:span><text:span text:style-name="T313"> Aksel, Emilia</text:span></text:p>
      <text:p text:style-name="P1785"><text:span text:style-name="T313"><text:tab/></text:span><text:span text:style-name="T1396">Player Goal:</text:span><text:span text:style-name="T313"> Fight Aksel</text:span></text:p>
      <text:p text:style-name="P1785"><text:span text:style-name="T313"><text:tab/>Flowchart: As player approaches the Monolith, ground shakes. Cut-scene: Rolan pauses and Aksel comes in. Scene follows, Final Battle with Aksel ensues</text:span></text:p>
      <text:p text:style-name="P1785"><text:span text:style-name="T313"><text:tab/><text:tab/>--after battle, player is given last chance of freedom before entering the final dungeon</text:span></text:p>
      <text:p text:style-name="P1785"><text:span text:style-name="T313"/></text:p>
      <text:p text:style-name="P1784"><text:span text:style-name="T313"/></text:p>
      <text:p text:style-name="P1786"><text:span text:style-name="T313">2.</text:span><text:span text:style-name="T79">1</text:span><text:span text:style-name="T314">6</text:span><text:span text:style-name="T79">.2 THE MONOLITH</text:span></text:p>
      <text:p text:style-name="P1784"><text:span text:style-name="T79"><text:tab/></text:span><text:span text:style-name="T1396">Characters:</text:span><text:span text:style-name="T313"> Sangrina, Lulu</text:span></text:p>
      <text:p text:style-name="P1784"><text:span text:style-name="T313"><text:tab/></text:span><text:span text:style-name="T1396">Player Goal:</text:span><text:span text:style-name="T313"> Fight Lulu. Fight Sangrina.</text:span></text:p>
      <text:p text:style-name="P1784"><text:span text:style-name="T313"><text:tab/></text:span><text:span text:style-name="T1396">Flowchart:</text:span><text:span text:style-name="T313"> Entering the Final Room, cut-scene with Lulu and BATTLE WITH LULU</text:span></text:p>
      <text:p text:style-name="P1784"><text:span text:style-name="T313"><text:tab/><text:tab/>--scene continues (rolan dies, and player resumes as Lulu)</text:span></text:p>
      <text:p text:style-name="P1784"><text:span text:style-name="T313"><text:tab/><text:tab/>--player should continue to next area</text:span></text:p>
      <text:p text:style-name="P1784"><text:span text:style-name="T313"><text:tab/><text:tab/>--entering next area triggers final scene and BATTLE WITH SANGRINA</text:span></text:p>
      <text:p text:style-name="P1784"><text:span text:style-name="T313"><text:tab/><text:tab/>--see script for details</text:span></text:p>
      <text:h text:style-name="P1489" text:outline-level="1"><text:span text:style-name="T1175">2.</text:span><text:span text:style-name="T1188">17 </text:span><text:span text:style-name="T1036">“</text:span><text:span text:style-name="T1188">MOM'S DRINKING TEA”</text:span></text:h>
      <text:p text:style-name="P1792"><text:tab/><text:span text:style-name="T1877">Lulu and Rolan's Mother share a brief moment after everything is said and done. The world may not be ruined, after all.</text:span></text:p>
      <text:p text:style-name="P1795"><text:span text:style-name="T976"/></text:p>
      <text:p text:style-name="P1453"/>
      <text:p text:style-name="P1360"><text:span text:style-name="T64">Characters</text:span><text:span text:style-name="T1749">: </text:span></text:p>
      <text:p text:style-name="P1361"><text:span text:style-name="T1035">L</text:span><text:span text:style-name="T989">ulu, Sage Mother</text:span></text:p>
      <text:p text:style-name="P1360"><text:span text:style-name="T64">Areas</text:span><text:span text:style-name="T1749">: Peoples' Temple (Spire)</text:span></text:p>
      <text:p text:style-name="P1447"><text:span text:style-name="T335">Player Goals: </text:span><text:span text:style-name="T349">Final Scene</text:span></text:p>
      <text:p text:style-name="P1786"><text:span text:style-name="T79"/></text:p>
      <text:p text:style-name="P1786"><text:span text:style-name="T79">2.1</text:span><text:span text:style-name="T314">7</text:span><text:span text:style-name="T79">.1 PEOPLES' TEMPLE (SPIRE)</text:span></text:p>
      <text:p text:style-name="P1786"><text:span text:style-name="T79"><text:tab/></text:span><text:span text:style-name="T1270">Characters:</text:span><text:span text:style-name="T79"> Sage Mother, Lulu</text:span></text:p>
      <text:p text:style-name="P1785"><text:span text:style-name="T313"><text:tab/></text:span><text:span text:style-name="T1396">Player Goal:</text:span><text:span text:style-name="T313"> Final scene</text:span></text:p>
      <text:p text:style-name="P1785"><text:span text:style-name="T313"><text:tab/></text:span><text:span text:style-name="T1396">Flowchart</text:span><text:span text:style-name="T313">: final scene plays immediately</text:span></text:p>
      <text:p text:style-name="P1788"><text:span text:style-name="T1664"><text:tab/><text:tab/>--fade to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ucida Grande" svg:font-family="'Lucida Grande', Arial" style:font-pitch="variable"/>
    <style:font-face style:name="ArialMT" svg:font-family="ArialM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paragraph-properties fo:margin-top="0in" fo:margin-bottom="0in" loext:contextual-spacing="false"/>
      <style:text-properties fo:font-size="9pt" fo:language="none" fo:country="none" style:font-size-asian="9pt" style:font-name-complex="Times New Roman" style:font-family-complex="'Times New Roman'" style:font-family-generic-complex="roman" style:font-pitch-complex="variable" style:font-size-complex="9pt"/>
    </style:style>
    <style:style style:name="Heading_20_1_20_A_20_A" style:display-name="Heading 1 A A" style:family="paragraph">
      <style:paragraph-properties fo:orphans="2" fo:widows="2" fo:hyphenation-ladder-count="no-limit" fo:padding="0in" fo:border="none" style:text-autospace="ideograph-alpha" style:punctuation-wrap="hanging" style:line-break="strict" style:writing-mode="lr-tb"/>
      <style:text-properties fo:color="#000000"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_20_1_20_A" style:display-name="Heading 1 A" style:family="paragraph">
      <style:paragraph-properties fo:orphans="2" fo:widows="2" fo:hyphenation-ladder-count="no-limit" fo:padding="0in" fo:border="none" fo:keep-with-next="always" style:text-autospace="ideograph-alpha" style:punctuation-wrap="hanging" style:line-break="strict" style:writing-mode="lr-tb"/>
      <style:text-properties fo:color="#000000" style:font-name="Helvetica" fo:font-family="Helvetica, Arial" style:font-family-generic="swiss" style:font-pitch="variable" fo:font-size="18pt" fo:language="en" fo:country="US" fo:font-weight="bold" style:letter-kerning="true" style:font-name-asian="Arial Unicode MS1" style:font-family-asian="'Arial Unicode MS'" style:font-family-generic-asian="swiss" style:font-pitch-asian="variable" style:font-size-asian="18pt" style:language-asian="zh" style:country-asian="CN" style:font-weight-asian="bold" style:font-name-complex="Arial Unicode MS1" style:font-family-complex="'Arial Unicode MS'" style:font-family-generic-complex="swiss" style:font-pitch-complex="variable" style:font-size-complex="18pt" style:language-complex="ar" style:country-complex="SA" style:font-weight-complex="bold" fo:hyphenate="false" fo:hyphenation-remain-char-count="2" fo:hyphenation-push-char-count="2"/>
    </style:style>
    <style:style style:name="Body" style:family="paragraph">
      <style:paragraph-properties fo:orphans="2" fo:widows="2" fo:hyphenation-ladder-count="no-limit" fo:padding="0in" fo:border="none" style:text-autospace="ideograph-alpha" style:punctuation-wrap="hanging" style:line-break="strict" style:writing-mode="lr-tb"/>
      <style:text-properties fo:color="#000000" style:font-name="Helvetica" fo:font-family="Helvetica, Arial" style:font-family-generic="swiss" style:font-pitch="variable" fo:font-size="12pt" fo:language="nl" fo:country="NL"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Title_20_A" style:display-name="Title A" style:family="paragraph">
      <style:paragraph-properties fo:orphans="2" fo:widows="2" fo:hyphenation-ladder-count="no-limit" fo:padding="0in" fo:border="none" fo:keep-with-next="always" style:text-autospace="ideograph-alpha" style:punctuation-wrap="hanging" style:line-break="strict" style:writing-mode="lr-tb"/>
      <style:text-properties fo:color="#000000" style:font-name="Helvetica" fo:font-family="Helvetica, Arial" style:font-family-generic="swiss" style:font-pitch="variable" fo:font-size="28pt" fo:language="en" fo:country="US" fo:font-weight="bold" style:letter-kerning="true" style:font-name-asian="Helvetica" style:font-family-asian="Helvetica, Arial" style:font-family-generic-asian="swiss" style:font-pitch-asian="variable" style:font-size-asian="28pt" style:language-asian="zh" style:country-asian="CN" style:font-weight-asian="bold" style:font-name-complex="Helvetica" style:font-family-complex="Helvetica, Arial" style:font-family-generic-complex="swiss" style:font-pitch-complex="variable" style:font-size-complex="28pt" style:language-complex="ar" style:country-complex="SA" style:font-weight-complex="bold" fo:hyphenate="false" fo:hyphenation-remain-char-count="2" fo:hyphenation-push-char-count="2"/>
    </style:style>
    <style:style style:name="Free_20_Form_20_A" style:display-name="Free Form A" style:family="paragraph">
      <style:paragraph-properties fo:margin-top="0in" fo:margin-bottom="0.139in" loext:contextual-spacing="false" fo:orphans="2" fo:widows="2" fo:hyphenation-ladder-count="no-limit" fo:padding="0in" fo:border="none" style:text-autospace="ideograph-alpha" style:punctuation-wrap="hanging" style:line-break="strict" style:writing-mode="lr-tb"/>
      <style:text-properties fo:color="#000000" style:font-name="Lucida Grande" fo:font-family="'Lucida Grande', Arial" style:font-pitch="variable" fo:font-size="12pt" fo:language="en" fo:country="US"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alloon_20_Text_20_Char" style:display-name="Balloon Text Char" style:family="text">
      <style:text-properties fo:color="#000000"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Default_20_Paragraph_20_Font" style:display-name="Default Paragraph Font"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0:53:39.259000000</meta:creation-date>
    <dc:date>2015-11-28T19:01:47.922647000</dc:date>
    <meta:editing-duration>P4DT17H35M28S</meta:editing-duration>
    <meta:editing-cycles>811</meta:editing-cycles>
    <meta:generator>LibreOffice/4.4.3.2$MacOSX_X86_64 LibreOffice_project/88805f81e9fe61362df02b9941de8e38a9b5fd16</meta:generator>
    <meta:document-statistic meta:table-count="0" meta:image-count="0" meta:object-count="0" meta:page-count="129" meta:paragraph-count="2739" meta:word-count="38464" meta:character-count="228332" meta:non-whitespace-character-count="191218"/>
  </office:meta>
</office:document-meta>
</file>